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2327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22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2.3811in"/>
    </style:style>
    <style:style style:name="co7" style:family="table-column">
      <style:table-column-properties fo:break-before="auto" style:column-width="2.3492in"/>
    </style:style>
    <style:style style:name="co8" style:family="table-column">
      <style:table-column-properties fo:break-before="auto" style:column-width="1.0898in"/>
    </style:style>
    <style:style style:name="co9" style:family="table-column">
      <style:table-column-properties fo:break-before="auto" style:column-width="1.8756in"/>
    </style:style>
    <style:style style:name="co10" style:family="table-column">
      <style:table-column-properties fo:break-before="auto" style:column-width="1.2516in"/>
    </style:style>
    <style:style style:name="co11" style:family="table-column">
      <style:table-column-properties fo:break-before="auto" style:column-width="1.1008in"/>
    </style:style>
    <style:style style:name="co12" style:family="table-column">
      <style:table-column-properties fo:break-before="auto" style:column-width="1.3807in"/>
    </style:style>
    <style:style style:name="co13" style:family="table-column">
      <style:table-column-properties fo:break-before="auto" style:column-width="1.639in"/>
    </style:style>
    <style:style style:name="co14" style:family="table-column">
      <style:table-column-properties fo:break-before="auto" style:column-width="1.5528in"/>
    </style:style>
    <style:style style:name="co15" style:family="table-column">
      <style:table-column-properties fo:break-before="auto" style:column-width="2.3917in"/>
    </style:style>
    <style:style style:name="co16" style:family="table-column">
      <style:table-column-properties fo:break-before="auto" style:column-width="1.2945in"/>
    </style:style>
    <style:style style:name="co17" style:family="table-column">
      <style:table-column-properties fo:break-before="auto" style:column-width="1.2618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>
            <text:p>Gemeente</text:p>
          </table:table-cell>
          <table:table-cell office:value-type="string">
            <text:p>Totale oppervlakte</text:p>
          </table:table-cell>
          <table:table-cell office:value-type="string">
            <text:p>Verkeersterrein</text:p>
          </table:table-cell>
          <table:table-cell table:number-columns-repeated="5" office:value-type="string">
            <text:p>Bebouwd terrein</text:p>
          </table:table-cell>
          <table:table-cell office:value-type="string">
            <text:p>Semi-bebouwd terrein</text:p>
          </table:table-cell>
          <table:table-cell table:number-columns-repeated="5" office:value-type="string">
            <text:p>Recreatieterrein</text:p>
          </table:table-cell>
          <table:table-cell office:value-type="string">
            <text:p>Agrarisch terrein</text:p>
          </table:table-cell>
          <table:table-cell office:value-type="string">
            <text:p>Bos en open natuurlijk terrein</text:p>
          </table:table-cell>
          <table:table-cell office:value-type="string">
            <text:p>Binnenwater</text:p>
          </table:table-cell>
          <table:table-cell office:value-type="string">
            <text:p>Buitenwater</text:p>
          </table:table-cell>
          <table:table-cell table:number-columns-repeated="9"/>
        </table:table-row>
        <table:table-row table:style-name="ro1">
          <table:table-cell office:value-type="string">
            <text:p>Gemeente</text:p>
          </table:table-cell>
          <table:table-cell office:value-type="string">
            <text:p>Totale oppervlakte</text:p>
          </table:table-cell>
          <table:table-cell office:value-type="string">
            <text:p>Totaal verkeersterrein</text:p>
          </table:table-cell>
          <table:table-cell office:value-type="string">
            <text:p>Woonterrein</text:p>
          </table:table-cell>
          <table:table-cell office:value-type="string">
            <text:p>Terrein voor detailhandel en horeca</text:p>
          </table:table-cell>
          <table:table-cell office:value-type="string">
            <text:p>Terrein voor openbare voorzieningen</text:p>
          </table:table-cell>
          <table:table-cell office:value-type="string">
            <text:p>Terrein voor sociaal-culturele voorz.</text:p>
          </table:table-cell>
          <table:table-cell office:value-type="string">
            <text:p>Bedrijventerrein</text:p>
          </table:table-cell>
          <table:table-cell office:value-type="string">
            <text:p>Totaal semi-bebouwd terrein</text:p>
          </table:table-cell>
          <table:table-cell office:value-type="string">
            <text:p>Park en plantsoen</text:p>
          </table:table-cell>
          <table:table-cell office:value-type="string">
            <text:p>Sportterrein</text:p>
          </table:table-cell>
          <table:table-cell office:value-type="string">
            <text:p>Volkstuin</text:p>
          </table:table-cell>
          <table:table-cell office:value-type="string">
            <text:p>Dagrecreatief terrein</text:p>
          </table:table-cell>
          <table:table-cell office:value-type="string">
            <text:p>Verblijfsrecreatief terrein</text:p>
          </table:table-cell>
          <table:table-cell office:value-type="string">
            <text:p>Totaal agrarisch terrein</text:p>
          </table:table-cell>
          <table:table-cell office:value-type="string">
            <text:p>Totaal <text:s/>bos en open natuurlijk terrein</text:p>
          </table:table-cell>
          <table:table-cell office:value-type="string">
            <text:p>Totaal binnenwater</text:p>
          </table:table-cell>
          <table:table-cell office:value-type="string">
            <text:p>Totaal buitenwater</text:p>
          </table:table-cell>
          <table:table-cell office:value-type="string">
            <text:p>totaal in kolommen</text:p>
          </table:table-cell>
          <table:table-cell table:number-columns-repeated="8"/>
        </table:table-row>
        <table:table-row table:style-name="ro1">
          <table:table-cell office:value-type="string">
            <text:p>Gemeente</text:p>
          </table:table-cell>
          <table:table-cell office:value-type="string">
            <text:p>Totaal cbs</text:p>
          </table:table-cell>
          <table:table-cell office:value-type="string">
            <text:p>infrastructuur</text:p>
          </table:table-cell>
          <table:table-cell office:value-type="string">
            <text:p>wonen</text:p>
          </table:table-cell>
          <table:table-cell office:value-type="string">
            <text:p>vrije tijd</text:p>
          </table:table-cell>
          <table:table-cell office:value-type="string">
            <text:p>publiek</text:p>
          </table:table-cell>
          <table:table-cell office:value-type="string">
            <text:p>vrije tijd</text:p>
          </table:table-cell>
          <table:table-cell office:value-type="string">
            <text:p>werken</text:p>
          </table:table-cell>
          <table:table-cell office:value-type="string">
            <text:p>overig</text:p>
          </table:table-cell>
          <table:table-cell table:number-columns-repeated="5" office:value-type="string">
            <text:p>vrije tijd</text:p>
          </table:table-cell>
          <table:table-cell office:value-type="string">
            <text:p>agrarisch</text:p>
          </table:table-cell>
          <table:table-cell table:number-columns-repeated="3" office:value-type="string">
            <text:p>natuur</text:p>
          </table:table-cell>
          <table:table-cell office:value-type="string">
            <text:p>totaal in kolommen</text:p>
          </table:table-cell>
          <table:table-cell office:value-type="string">
            <text:p>infrastructuur</text:p>
          </table:table-cell>
          <table:table-cell office:value-type="string">
            <text:p>wonen</text:p>
          </table:table-cell>
          <table:table-cell office:value-type="string">
            <text:p>natuur</text:p>
          </table:table-cell>
          <table:table-cell office:value-type="string">
            <text:p>vrije tijd</text:p>
          </table:table-cell>
          <table:table-cell office:value-type="string">
            <text:p>agrarisch</text:p>
          </table:table-cell>
          <table:table-cell office:value-type="string">
            <text:p>overig</text:p>
          </table:table-cell>
          <table:table-cell office:value-type="string">
            <text:p>werken</text:p>
          </table:table-cell>
          <table:table-cell office:value-type="string">
            <text:p>totaal</text:p>
          </table:table-cell>
        </table:table-row>
        <table:table-row table:style-name="ro1">
          <table:table-cell office:value-type="string">
            <text:p>Aa en Hunze</text:p>
          </table:table-cell>
          <table:table-cell office:value-type="float" office:value="27886">
            <text:p>27886</text:p>
          </table:table-cell>
          <table:table-cell office:value-type="float" office:value="581">
            <text:p>581</text:p>
          </table:table-cell>
          <table:table-cell office:value-type="float" office:value="710">
            <text:p>7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31">
            <text:p>331</text:p>
          </table:table-cell>
          <table:table-cell office:value-type="float" office:value="19257">
            <text:p>19257</text:p>
          </table:table-cell>
          <table:table-cell office:value-type="float" office:value="6224">
            <text:p>6224</text:p>
          </table:table-cell>
          <table:table-cell office:value-type="float" office:value="252">
            <text:p>252</text:p>
          </table:table-cell>
          <table:table-cell office:value-type="string">
            <text:p><text:s/></text:p>
          </table:table-cell>
          <table:table-cell table:formula="of:=SUM([.C4:.R4])" office:value-type="float" office:value="27886">
            <text:p>27886</text:p>
          </table:table-cell>
          <table:table-cell table:formula="of:=SUMIF([.$C$3:.$R$3];[.T$3];[.$C4:.$R4])" office:value-type="float" office:value="581">
            <text:p>581</text:p>
          </table:table-cell>
          <table:table-cell table:formula="of:=SUMIF([.$C$3:.$R$3];[.U$3];[.$C4:.$R4])" office:value-type="float" office:value="710">
            <text:p>710</text:p>
          </table:table-cell>
          <table:table-cell table:formula="of:=SUMIF([.$C$3:.$R$3];[.V$3];[.$C4:.$R4])" office:value-type="float" office:value="6476">
            <text:p>6476</text:p>
          </table:table-cell>
          <table:table-cell table:formula="of:=SUMIF([.$C$3:.$R$3];[.W$3];[.$C4:.$R4])" office:value-type="float" office:value="616">
            <text:p>616</text:p>
          </table:table-cell>
          <table:table-cell table:formula="of:=SUMIF([.$C$3:.$R$3];[.X$3];[.$C4:.$R4])" office:value-type="float" office:value="19257">
            <text:p>19257</text:p>
          </table:table-cell>
          <table:table-cell table:formula="of:=SUMIF([.$C$3:.$R$3];[.Y$3];[.$C4:.$R4])" office:value-type="float" office:value="139">
            <text:p>139</text:p>
          </table:table-cell>
          <table:table-cell table:formula="of:=SUMIF([.$C$3:.$R$3];[.Z$3];[.$C4:.$R4])" office:value-type="float" office:value="99">
            <text:p>99</text:p>
          </table:table-cell>
          <table:table-cell table:formula="of:=SUM([.T4:.Z4])" office:value-type="float" office:value="27878">
            <text:p>27878</text:p>
          </table:table-cell>
        </table:table-row>
        <table:table-row table:style-name="ro1">
          <table:table-cell office:value-type="string">
            <text:p>Aalburg</text:p>
          </table:table-cell>
          <table:table-cell office:value-type="float" office:value="5313">
            <text:p>5313</text:p>
          </table:table-cell>
          <table:table-cell office:value-type="float" office:value="163">
            <text:p>16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381">
            <text:p>4381</text:p>
          </table:table-cell>
          <table:table-cell office:value-type="float" office:value="139">
            <text:p>139</text:p>
          </table:table-cell>
          <table:table-cell office:value-type="float" office:value="273">
            <text:p>273</text:p>
          </table:table-cell>
          <table:table-cell office:value-type="string">
            <text:p><text:s/></text:p>
          </table:table-cell>
          <table:table-cell table:formula="of:=SUM([.C5:.R5])" office:value-type="float" office:value="5313">
            <text:p>5313</text:p>
          </table:table-cell>
          <table:table-cell table:formula="of:=SUMIF([.$C$3:.$R$3];[.T$3];[.$C5:.$R5])" office:value-type="float" office:value="163">
            <text:p>163</text:p>
          </table:table-cell>
          <table:table-cell table:formula="of:=SUMIF([.$C$3:.$R$3];[.U$3];[.$C5:.$R5])" office:value-type="float" office:value="217">
            <text:p>217</text:p>
          </table:table-cell>
          <table:table-cell table:formula="of:=SUMIF([.$C$3:.$R$3];[.V$3];[.$C5:.$R5])" office:value-type="float" office:value="412">
            <text:p>412</text:p>
          </table:table-cell>
          <table:table-cell table:formula="of:=SUMIF([.$C$3:.$R$3];[.W$3];[.$C5:.$R5])" office:value-type="float" office:value="49">
            <text:p>49</text:p>
          </table:table-cell>
          <table:table-cell table:formula="of:=SUMIF([.$C$3:.$R$3];[.X$3];[.$C5:.$R5])" office:value-type="float" office:value="4381">
            <text:p>4381</text:p>
          </table:table-cell>
          <table:table-cell table:formula="of:=SUMIF([.$C$3:.$R$3];[.Y$3];[.$C5:.$R5])" office:value-type="float" office:value="20">
            <text:p>20</text:p>
          </table:table-cell>
          <table:table-cell table:formula="of:=SUMIF([.$C$3:.$R$3];[.Z$3];[.$C5:.$R5])" office:value-type="float" office:value="62">
            <text:p>62</text:p>
          </table:table-cell>
          <table:table-cell table:formula="of:=SUM([.T5:.Z5])" office:value-type="float" office:value="5304">
            <text:p>5304</text:p>
          </table:table-cell>
        </table:table-row>
        <table:table-row table:style-name="ro1">
          <table:table-cell office:value-type="string">
            <text:p>Aalsmeer</text:p>
          </table:table-cell>
          <table:table-cell office:value-type="float" office:value="3224">
            <text:p>3224</text:p>
          </table:table-cell>
          <table:table-cell office:value-type="float" office:value="86">
            <text:p>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142">
            <text:p>142</text:p>
          </table:table-cell>
          <table:table-cell office:value-type="float" office:value="1179">
            <text:p>1179</text:p>
          </table:table-cell>
          <table:table-cell office:value-type="string">
            <text:p><text:s/></text:p>
          </table:table-cell>
          <table:table-cell table:formula="of:=SUM([.C6:.R6])" office:value-type="float" office:value="3225">
            <text:p>3225</text:p>
          </table:table-cell>
          <table:table-cell table:formula="of:=SUMIF([.$C$3:.$R$3];[.T$3];[.$C6:.$R6])" office:value-type="float" office:value="86">
            <text:p>86</text:p>
          </table:table-cell>
          <table:table-cell table:formula="of:=SUMIF([.$C$3:.$R$3];[.U$3];[.$C6:.$R6])" office:value-type="float" office:value="411">
            <text:p>411</text:p>
          </table:table-cell>
          <table:table-cell table:formula="of:=SUMIF([.$C$3:.$R$3];[.V$3];[.$C6:.$R6])" office:value-type="float" office:value="1321">
            <text:p>1321</text:p>
          </table:table-cell>
          <table:table-cell table:formula="of:=SUMIF([.$C$3:.$R$3];[.W$3];[.$C6:.$R6])" office:value-type="float" office:value="208">
            <text:p>208</text:p>
          </table:table-cell>
          <table:table-cell table:formula="of:=SUMIF([.$C$3:.$R$3];[.X$3];[.$C6:.$R6])" office:value-type="float" office:value="940">
            <text:p>940</text:p>
          </table:table-cell>
          <table:table-cell table:formula="of:=SUMIF([.$C$3:.$R$3];[.Y$3];[.$C6:.$R6])" office:value-type="float" office:value="96">
            <text:p>96</text:p>
          </table:table-cell>
          <table:table-cell table:formula="of:=SUMIF([.$C$3:.$R$3];[.Z$3];[.$C6:.$R6])" office:value-type="float" office:value="146">
            <text:p>146</text:p>
          </table:table-cell>
          <table:table-cell table:formula="of:=SUM([.T6:.Z6])" office:value-type="float" office:value="3208">
            <text:p>3208</text:p>
          </table:table-cell>
        </table:table-row>
        <table:table-row table:style-name="ro1">
          <table:table-cell office:value-type="string">
            <text:p>Aalten</text:p>
          </table:table-cell>
          <table:table-cell office:value-type="float" office:value="9709">
            <text:p>9709</text:p>
          </table:table-cell>
          <table:table-cell office:value-type="float" office:value="309">
            <text:p>309</text:p>
          </table:table-cell>
          <table:table-cell office:value-type="float" office:value="466">
            <text:p>46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8095">
            <text:p>8095</text:p>
          </table:table-cell>
          <table:table-cell office:value-type="float" office:value="418">
            <text:p>418</text:p>
          </table:table-cell>
          <table:table-cell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SUM([.C7:.R7])" office:value-type="float" office:value="9709">
            <text:p>9709</text:p>
          </table:table-cell>
          <table:table-cell table:formula="of:=SUMIF([.$C$3:.$R$3];[.T$3];[.$C7:.$R7])" office:value-type="float" office:value="309">
            <text:p>309</text:p>
          </table:table-cell>
          <table:table-cell table:formula="of:=SUMIF([.$C$3:.$R$3];[.U$3];[.$C7:.$R7])" office:value-type="float" office:value="466">
            <text:p>466</text:p>
          </table:table-cell>
          <table:table-cell table:formula="of:=SUMIF([.$C$3:.$R$3];[.V$3];[.$C7:.$R7])" office:value-type="float" office:value="470">
            <text:p>470</text:p>
          </table:table-cell>
          <table:table-cell table:formula="of:=SUMIF([.$C$3:.$R$3];[.W$3];[.$C7:.$R7])" office:value-type="float" office:value="187">
            <text:p>187</text:p>
          </table:table-cell>
          <table:table-cell table:formula="of:=SUMIF([.$C$3:.$R$3];[.X$3];[.$C7:.$R7])" office:value-type="float" office:value="8095">
            <text:p>8095</text:p>
          </table:table-cell>
          <table:table-cell table:formula="of:=SUMIF([.$C$3:.$R$3];[.Y$3];[.$C7:.$R7])" office:value-type="float" office:value="47">
            <text:p>47</text:p>
          </table:table-cell>
          <table:table-cell table:formula="of:=SUMIF([.$C$3:.$R$3];[.Z$3];[.$C7:.$R7])" office:value-type="float" office:value="129">
            <text:p>129</text:p>
          </table:table-cell>
          <table:table-cell table:formula="of:=SUM([.T7:.Z7])" office:value-type="float" office:value="9703">
            <text:p>9703</text:p>
          </table:table-cell>
        </table:table-row>
        <table:table-row table:style-name="ro1">
          <table:table-cell office:value-type="string">
            <text:p>Abcoude</text:p>
          </table:table-cell>
          <table:table-cell office:value-type="float" office:value="3211">
            <text:p>321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24">
            <text:p>2524</text:p>
          </table:table-cell>
          <table:table-cell office:value-type="float" office:value="132">
            <text:p>132</text:p>
          </table:table-cell>
          <table:table-cell office:value-type="float" office:value="172">
            <text:p>172</text:p>
          </table:table-cell>
          <table:table-cell office:value-type="string">
            <text:p><text:s/></text:p>
          </table:table-cell>
          <table:table-cell table:formula="of:=SUM([.C8:.R8])" office:value-type="float" office:value="3211">
            <text:p>3211</text:p>
          </table:table-cell>
          <table:table-cell table:formula="of:=SUMIF([.$C$3:.$R$3];[.T$3];[.$C8:.$R8])" office:value-type="float" office:value="131">
            <text:p>131</text:p>
          </table:table-cell>
          <table:table-cell table:formula="of:=SUMIF([.$C$3:.$R$3];[.U$3];[.$C8:.$R8])" office:value-type="float" office:value="130">
            <text:p>130</text:p>
          </table:table-cell>
          <table:table-cell table:formula="of:=SUMIF([.$C$3:.$R$3];[.V$3];[.$C8:.$R8])" office:value-type="float" office:value="304">
            <text:p>304</text:p>
          </table:table-cell>
          <table:table-cell table:formula="of:=SUMIF([.$C$3:.$R$3];[.W$3];[.$C8:.$R8])" office:value-type="float" office:value="24">
            <text:p>24</text:p>
          </table:table-cell>
          <table:table-cell table:formula="of:=SUMIF([.$C$3:.$R$3];[.X$3];[.$C8:.$R8])" office:value-type="float" office:value="2524">
            <text:p>2524</text:p>
          </table:table-cell>
          <table:table-cell table:formula="of:=SUMIF([.$C$3:.$R$3];[.Y$3];[.$C8:.$R8])" office:value-type="float" office:value="69">
            <text:p>69</text:p>
          </table:table-cell>
          <table:table-cell table:formula="of:=SUMIF([.$C$3:.$R$3];[.Z$3];[.$C8:.$R8])" office:value-type="float" office:value="12">
            <text:p>12</text:p>
          </table:table-cell>
          <table:table-cell table:formula="of:=SUM([.T8:.Z8])" office:value-type="float" office:value="3194">
            <text:p>3194</text:p>
          </table:table-cell>
        </table:table-row>
        <table:table-row table:style-name="ro1">
          <table:table-cell office:value-type="string">
            <text:p>Achtkarspelen</text:p>
          </table:table-cell>
          <table:table-cell office:value-type="float" office:value="10399">
            <text:p>10399</text:p>
          </table:table-cell>
          <table:table-cell office:value-type="float" office:value="247">
            <text:p>247</text:p>
          </table:table-cell>
          <table:table-cell office:value-type="float" office:value="611">
            <text:p>6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729">
            <text:p>8729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office:value-type="string">
            <text:p><text:s/></text:p>
          </table:table-cell>
          <table:table-cell table:formula="of:=SUM([.C9:.R9])" office:value-type="float" office:value="10401">
            <text:p>10401</text:p>
          </table:table-cell>
          <table:table-cell table:formula="of:=SUMIF([.$C$3:.$R$3];[.T$3];[.$C9:.$R9])" office:value-type="float" office:value="247">
            <text:p>247</text:p>
          </table:table-cell>
          <table:table-cell table:formula="of:=SUMIF([.$C$3:.$R$3];[.U$3];[.$C9:.$R9])" office:value-type="float" office:value="611">
            <text:p>611</text:p>
          </table:table-cell>
          <table:table-cell table:formula="of:=SUMIF([.$C$3:.$R$3];[.V$3];[.$C9:.$R9])" office:value-type="float" office:value="366">
            <text:p>366</text:p>
          </table:table-cell>
          <table:table-cell table:formula="of:=SUMIF([.$C$3:.$R$3];[.W$3];[.$C9:.$R9])" office:value-type="float" office:value="142">
            <text:p>142</text:p>
          </table:table-cell>
          <table:table-cell table:formula="of:=SUMIF([.$C$3:.$R$3];[.X$3];[.$C9:.$R9])" office:value-type="float" office:value="8729">
            <text:p>8729</text:p>
          </table:table-cell>
          <table:table-cell table:formula="of:=SUMIF([.$C$3:.$R$3];[.Y$3];[.$C9:.$R9])" office:value-type="float" office:value="83">
            <text:p>83</text:p>
          </table:table-cell>
          <table:table-cell table:formula="of:=SUMIF([.$C$3:.$R$3];[.Z$3];[.$C9:.$R9])" office:value-type="float" office:value="213">
            <text:p>213</text:p>
          </table:table-cell>
          <table:table-cell table:formula="of:=SUM([.T9:.Z9])" office:value-type="float" office:value="10391">
            <text:p>10391</text:p>
          </table:table-cell>
        </table:table-row>
        <table:table-row table:style-name="ro1">
          <table:table-cell office:value-type="string">
            <text:p>Alblasserdam</text:p>
          </table:table-cell>
          <table:table-cell office:value-type="float" office:value="996">
            <text:p>996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302">
            <text:p>302</text:p>
          </table:table-cell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formula="of:=SUM([.C10:.R10])" office:value-type="float" office:value="996">
            <text:p>996</text:p>
          </table:table-cell>
          <table:table-cell table:formula="of:=SUMIF([.$C$3:.$R$3];[.T$3];[.$C10:.$R10])" office:value-type="float" office:value="62">
            <text:p>62</text:p>
          </table:table-cell>
          <table:table-cell table:formula="of:=SUMIF([.$C$3:.$R$3];[.U$3];[.$C10:.$R10])" office:value-type="float" office:value="206">
            <text:p>206</text:p>
          </table:table-cell>
          <table:table-cell table:formula="of:=SUMIF([.$C$3:.$R$3];[.V$3];[.$C10:.$R10])" office:value-type="float" office:value="136">
            <text:p>136</text:p>
          </table:table-cell>
          <table:table-cell table:formula="of:=SUMIF([.$C$3:.$R$3];[.W$3];[.$C10:.$R10])" office:value-type="float" office:value="75">
            <text:p>75</text:p>
          </table:table-cell>
          <table:table-cell table:formula="of:=SUMIF([.$C$3:.$R$3];[.X$3];[.$C10:.$R10])" office:value-type="float" office:value="302">
            <text:p>302</text:p>
          </table:table-cell>
          <table:table-cell table:formula="of:=SUMIF([.$C$3:.$R$3];[.Y$3];[.$C10:.$R10])" office:value-type="float" office:value="71">
            <text:p>71</text:p>
          </table:table-cell>
          <table:table-cell table:formula="of:=SUMIF([.$C$3:.$R$3];[.Z$3];[.$C10:.$R10])" office:value-type="float" office:value="142">
            <text:p>142</text:p>
          </table:table-cell>
          <table:table-cell table:formula="of:=SUM([.T10:.Z10])" office:value-type="float" office:value="994">
            <text:p>994</text:p>
          </table:table-cell>
        </table:table-row>
        <table:table-row table:style-name="ro1">
          <table:table-cell office:value-type="string">
            <text:p>Albrandswaard</text:p>
          </table:table-cell>
          <table:table-cell office:value-type="float" office:value="2375">
            <text:p>2375</text:p>
          </table:table-cell>
          <table:table-cell office:value-type="float" office:value="93">
            <text:p>93</text:p>
          </table:table-cell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office:value-type="float" office:value="1103">
            <text:p>1103</text:p>
          </table:table-cell>
          <table:table-cell office:value-type="float" office:value="254">
            <text:p>254</text:p>
          </table:table-cell>
          <table:table-cell office:value-type="float" office:value="188">
            <text:p>188</text:p>
          </table:table-cell>
          <table:table-cell office:value-type="string">
            <text:p><text:s/></text:p>
          </table:table-cell>
          <table:table-cell table:formula="of:=SUM([.C11:.R11])" office:value-type="float" office:value="2375">
            <text:p>2375</text:p>
          </table:table-cell>
          <table:table-cell table:formula="of:=SUMIF([.$C$3:.$R$3];[.T$3];[.$C11:.$R11])" office:value-type="float" office:value="93">
            <text:p>93</text:p>
          </table:table-cell>
          <table:table-cell table:formula="of:=SUMIF([.$C$3:.$R$3];[.U$3];[.$C11:.$R11])" office:value-type="float" office:value="295">
            <text:p>295</text:p>
          </table:table-cell>
          <table:table-cell table:formula="of:=SUMIF([.$C$3:.$R$3];[.V$3];[.$C11:.$R11])" office:value-type="float" office:value="442">
            <text:p>442</text:p>
          </table:table-cell>
          <table:table-cell table:formula="of:=SUMIF([.$C$3:.$R$3];[.W$3];[.$C11:.$R11])" office:value-type="float" office:value="174">
            <text:p>174</text:p>
          </table:table-cell>
          <table:table-cell table:formula="of:=SUMIF([.$C$3:.$R$3];[.X$3];[.$C11:.$R11])" office:value-type="float" office:value="1103">
            <text:p>1103</text:p>
          </table:table-cell>
          <table:table-cell table:formula="of:=SUMIF([.$C$3:.$R$3];[.Y$3];[.$C11:.$R11])" office:value-type="float" office:value="170">
            <text:p>170</text:p>
          </table:table-cell>
          <table:table-cell table:formula="of:=SUMIF([.$C$3:.$R$3];[.Z$3];[.$C11:.$R11])" office:value-type="float" office:value="82">
            <text:p>82</text:p>
          </table:table-cell>
          <table:table-cell table:formula="of:=SUM([.T11:.Z11])" office:value-type="float" office:value="2359">
            <text:p>2359</text:p>
          </table:table-cell>
        </table:table-row>
        <table:table-row table:style-name="ro1">
          <table:table-cell office:value-type="string">
            <text:p>Alkemade</text:p>
          </table:table-cell>
          <table:table-cell office:value-type="float" office:value="3091">
            <text:p>3091</text:p>
          </table:table-cell>
          <table:table-cell office:value-type="float" office:value="145">
            <text:p>145</text:p>
          </table:table-cell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185">
            <text:p>2185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string">
            <text:p><text:s/></text:p>
          </table:table-cell>
          <table:table-cell table:formula="of:=SUM([.C12:.R12])" office:value-type="float" office:value="3091">
            <text:p>3091</text:p>
          </table:table-cell>
          <table:table-cell table:formula="of:=SUMIF([.$C$3:.$R$3];[.T$3];[.$C12:.$R12])" office:value-type="float" office:value="145">
            <text:p>145</text:p>
          </table:table-cell>
          <table:table-cell table:formula="of:=SUMIF([.$C$3:.$R$3];[.U$3];[.$C12:.$R12])" office:value-type="float" office:value="202">
            <text:p>202</text:p>
          </table:table-cell>
          <table:table-cell table:formula="of:=SUMIF([.$C$3:.$R$3];[.V$3];[.$C12:.$R12])" office:value-type="float" office:value="418">
            <text:p>418</text:p>
          </table:table-cell>
          <table:table-cell table:formula="of:=SUMIF([.$C$3:.$R$3];[.W$3];[.$C12:.$R12])" office:value-type="float" office:value="72">
            <text:p>72</text:p>
          </table:table-cell>
          <table:table-cell table:formula="of:=SUMIF([.$C$3:.$R$3];[.X$3];[.$C12:.$R12])" office:value-type="float" office:value="2185">
            <text:p>2185</text:p>
          </table:table-cell>
          <table:table-cell table:formula="of:=SUMIF([.$C$3:.$R$3];[.Y$3];[.$C12:.$R12])" office:value-type="float" office:value="12">
            <text:p>12</text:p>
          </table:table-cell>
          <table:table-cell table:formula="of:=SUMIF([.$C$3:.$R$3];[.Z$3];[.$C12:.$R12])" office:value-type="float" office:value="53">
            <text:p>53</text:p>
          </table:table-cell>
          <table:table-cell table:formula="of:=SUM([.T12:.Z12])" office:value-type="float" office:value="3087">
            <text:p>3087</text:p>
          </table:table-cell>
        </table:table-row>
        <table:table-row table:style-name="ro1">
          <table:table-cell office:value-type="string">
            <text:p>Alkmaar</text:p>
          </table:table-cell>
          <table:table-cell office:value-type="float" office:value="3122">
            <text:p>3122</text:p>
          </table:table-cell>
          <table:table-cell office:value-type="float" office:value="205">
            <text:p>205</text:p>
          </table:table-cell>
          <table:table-cell office:value-type="float" office:value="1076">
            <text:p>1076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308">
            <text:p>308</text:p>
          </table:table-cell>
          <table:table-cell office:value-type="float" office:value="136">
            <text:p>136</text:p>
          </table:table-cell>
          <table:table-cell office:value-type="float" office:value="203">
            <text:p>203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3">
            <text:p>523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table:formula="of:=SUM([.C13:.R13])" office:value-type="float" office:value="3121">
            <text:p>3121</text:p>
          </table:table-cell>
          <table:table-cell table:formula="of:=SUMIF([.$C$3:.$R$3];[.T$3];[.$C13:.$R13])" office:value-type="float" office:value="205">
            <text:p>205</text:p>
          </table:table-cell>
          <table:table-cell table:formula="of:=SUMIF([.$C$3:.$R$3];[.U$3];[.$C13:.$R13])" office:value-type="float" office:value="1076">
            <text:p>1076</text:p>
          </table:table-cell>
          <table:table-cell table:formula="of:=SUMIF([.$C$3:.$R$3];[.V$3];[.$C13:.$R13])" office:value-type="float" office:value="215">
            <text:p>215</text:p>
          </table:table-cell>
          <table:table-cell table:formula="of:=SUMIF([.$C$3:.$R$3];[.W$3];[.$C13:.$R13])" office:value-type="float" office:value="591">
            <text:p>591</text:p>
          </table:table-cell>
          <table:table-cell table:formula="of:=SUMIF([.$C$3:.$R$3];[.X$3];[.$C13:.$R13])" office:value-type="float" office:value="523">
            <text:p>523</text:p>
          </table:table-cell>
          <table:table-cell table:formula="of:=SUMIF([.$C$3:.$R$3];[.Y$3];[.$C13:.$R13])" office:value-type="float" office:value="136">
            <text:p>136</text:p>
          </table:table-cell>
          <table:table-cell table:formula="of:=SUMIF([.$C$3:.$R$3];[.Z$3];[.$C13:.$R13])" office:value-type="float" office:value="308">
            <text:p>308</text:p>
          </table:table-cell>
          <table:table-cell table:formula="of:=SUM([.T13:.Z13])" office:value-type="float" office:value="3054">
            <text:p>3054</text:p>
          </table:table-cell>
        </table:table-row>
        <table:table-row table:style-name="ro1">
          <table:table-cell office:value-type="string">
            <text:p>Almelo</text:p>
          </table:table-cell>
          <table:table-cell office:value-type="float" office:value="6940">
            <text:p>6940</text:p>
          </table:table-cell>
          <table:table-cell office:value-type="float" office:value="416">
            <text:p>416</text:p>
          </table:table-cell>
          <table:table-cell office:value-type="float" office:value="1119">
            <text:p>1119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542">
            <text:p>542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610">
            <text:p>3610</text:p>
          </table:table-cell>
          <table:table-cell office:value-type="float" office:value="397">
            <text:p>397</text:p>
          </table:table-cell>
          <table:table-cell office:value-type="float" office:value="199">
            <text:p>199</text:p>
          </table:table-cell>
          <table:table-cell office:value-type="string">
            <text:p><text:s/></text:p>
          </table:table-cell>
          <table:table-cell table:formula="of:=SUM([.C14:.R14])" office:value-type="float" office:value="6941">
            <text:p>6941</text:p>
          </table:table-cell>
          <table:table-cell table:formula="of:=SUMIF([.$C$3:.$R$3];[.T$3];[.$C14:.$R14])" office:value-type="float" office:value="416">
            <text:p>416</text:p>
          </table:table-cell>
          <table:table-cell table:formula="of:=SUMIF([.$C$3:.$R$3];[.U$3];[.$C14:.$R14])" office:value-type="float" office:value="1119">
            <text:p>1119</text:p>
          </table:table-cell>
          <table:table-cell table:formula="of:=SUMIF([.$C$3:.$R$3];[.V$3];[.$C14:.$R14])" office:value-type="float" office:value="596">
            <text:p>596</text:p>
          </table:table-cell>
          <table:table-cell table:formula="of:=SUMIF([.$C$3:.$R$3];[.W$3];[.$C14:.$R14])" office:value-type="float" office:value="444">
            <text:p>444</text:p>
          </table:table-cell>
          <table:table-cell table:formula="of:=SUMIF([.$C$3:.$R$3];[.X$3];[.$C14:.$R14])" office:value-type="float" office:value="3610">
            <text:p>3610</text:p>
          </table:table-cell>
          <table:table-cell table:formula="of:=SUMIF([.$C$3:.$R$3];[.Y$3];[.$C14:.$R14])" office:value-type="float" office:value="186">
            <text:p>186</text:p>
          </table:table-cell>
          <table:table-cell table:formula="of:=SUMIF([.$C$3:.$R$3];[.Z$3];[.$C14:.$R14])" office:value-type="float" office:value="542">
            <text:p>542</text:p>
          </table:table-cell>
          <table:table-cell table:formula="of:=SUM([.T14:.Z14])" office:value-type="float" office:value="6913">
            <text:p>6913</text:p>
          </table:table-cell>
        </table:table-row>
        <table:table-row table:style-name="ro1">
          <table:table-cell office:value-type="string">
            <text:p>Almere</text:p>
          </table:table-cell>
          <table:table-cell office:value-type="float" office:value="24877">
            <text:p>24877</text:p>
          </table:table-cell>
          <table:table-cell office:value-type="float" office:value="695">
            <text:p>695</text:p>
          </table:table-cell>
          <table:table-cell office:value-type="float" office:value="2180">
            <text:p>2180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574">
            <text:p>574</text:p>
          </table:table-cell>
          <table:table-cell office:value-type="float" office:value="1094">
            <text:p>1094</text:p>
          </table:table-cell>
          <table:table-cell office:value-type="float" office:value="855">
            <text:p>855</text:p>
          </table:table-cell>
          <table:table-cell office:value-type="float" office:value="280">
            <text:p>280</text:p>
          </table:table-cell>
          <table:table-cell office:value-type="float" office:value="70">
            <text:p>70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3486">
            <text:p>3486</text:p>
          </table:table-cell>
          <table:table-cell office:value-type="float" office:value="3297">
            <text:p>3297</text:p>
          </table:table-cell>
          <table:table-cell office:value-type="float" office:value="11917">
            <text:p>11917</text:p>
          </table:table-cell>
          <table:table-cell office:value-type="string">
            <text:p><text:s/></text:p>
          </table:table-cell>
          <table:table-cell table:formula="of:=SUM([.C15:.R15])" office:value-type="float" office:value="24876">
            <text:p>24876</text:p>
          </table:table-cell>
          <table:table-cell table:formula="of:=SUMIF([.$C$3:.$R$3];[.T$3];[.$C15:.$R15])" office:value-type="float" office:value="695">
            <text:p>695</text:p>
          </table:table-cell>
          <table:table-cell table:formula="of:=SUMIF([.$C$3:.$R$3];[.U$3];[.$C15:.$R15])" office:value-type="float" office:value="2180">
            <text:p>2180</text:p>
          </table:table-cell>
          <table:table-cell table:formula="of:=SUMIF([.$C$3:.$R$3];[.V$3];[.$C15:.$R15])" office:value-type="float" office:value="15214">
            <text:p>15214</text:p>
          </table:table-cell>
          <table:table-cell table:formula="of:=SUMIF([.$C$3:.$R$3];[.W$3];[.$C15:.$R15])" office:value-type="float" office:value="1590">
            <text:p>1590</text:p>
          </table:table-cell>
          <table:table-cell table:formula="of:=SUMIF([.$C$3:.$R$3];[.X$3];[.$C15:.$R15])" office:value-type="float" office:value="3486">
            <text:p>3486</text:p>
          </table:table-cell>
          <table:table-cell table:formula="of:=SUMIF([.$C$3:.$R$3];[.Y$3];[.$C15:.$R15])" office:value-type="float" office:value="1094">
            <text:p>1094</text:p>
          </table:table-cell>
          <table:table-cell table:formula="of:=SUMIF([.$C$3:.$R$3];[.Z$3];[.$C15:.$R15])" office:value-type="float" office:value="574">
            <text:p>574</text:p>
          </table:table-cell>
          <table:table-cell table:formula="of:=SUM([.T15:.Z15])" office:value-type="float" office:value="24833">
            <text:p>24833</text:p>
          </table:table-cell>
        </table:table-row>
        <table:table-row table:style-name="ro1">
          <table:table-cell office:value-type="string">
            <text:p>Alphen aan den Rijn</text:p>
          </table:table-cell>
          <table:table-cell office:value-type="float" office:value="5768">
            <text:p>5768</text:p>
          </table:table-cell>
          <table:table-cell office:value-type="float" office:value="227">
            <text:p>227</text:p>
          </table:table-cell>
          <table:table-cell office:value-type="float" office:value="721">
            <text:p>7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313">
            <text:p>313</text:p>
          </table:table-cell>
          <table:table-cell office:value-type="float" office:value="135">
            <text:p>135</text:p>
          </table:table-cell>
          <table:table-cell office:value-type="float" office:value="217">
            <text:p>217</text:p>
          </table:table-cell>
          <table:table-cell office:value-type="float" office:value="142">
            <text:p>142</text:p>
          </table:table-cell>
          <table:table-cell table:number-columns-repeated="2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586">
            <text:p>3586</text:p>
          </table:table-cell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office:value-type="string">
            <text:p><text:s/></text:p>
          </table:table-cell>
          <table:table-cell table:formula="of:=SUM([.C16:.R16])" office:value-type="float" office:value="5769">
            <text:p>5769</text:p>
          </table:table-cell>
          <table:table-cell table:formula="of:=SUMIF([.$C$3:.$R$3];[.T$3];[.$C16:.$R16])" office:value-type="float" office:value="227">
            <text:p>227</text:p>
          </table:table-cell>
          <table:table-cell table:formula="of:=SUMIF([.$C$3:.$R$3];[.U$3];[.$C16:.$R16])" office:value-type="float" office:value="721">
            <text:p>721</text:p>
          </table:table-cell>
          <table:table-cell table:formula="of:=SUMIF([.$C$3:.$R$3];[.V$3];[.$C16:.$R16])" office:value-type="float" office:value="270">
            <text:p>270</text:p>
          </table:table-cell>
          <table:table-cell table:formula="of:=SUMIF([.$C$3:.$R$3];[.W$3];[.$C16:.$R16])" office:value-type="float" office:value="503">
            <text:p>503</text:p>
          </table:table-cell>
          <table:table-cell table:formula="of:=SUMIF([.$C$3:.$R$3];[.X$3];[.$C16:.$R16])" office:value-type="float" office:value="3586">
            <text:p>3586</text:p>
          </table:table-cell>
          <table:table-cell table:formula="of:=SUMIF([.$C$3:.$R$3];[.Y$3];[.$C16:.$R16])" office:value-type="float" office:value="135">
            <text:p>135</text:p>
          </table:table-cell>
          <table:table-cell table:formula="of:=SUMIF([.$C$3:.$R$3];[.Z$3];[.$C16:.$R16])" office:value-type="float" office:value="313">
            <text:p>313</text:p>
          </table:table-cell>
          <table:table-cell table:formula="of:=SUM([.T16:.Z16])" office:value-type="float" office:value="5755">
            <text:p>5755</text:p>
          </table:table-cell>
        </table:table-row>
        <table:table-row table:style-name="ro1">
          <table:table-cell office:value-type="string">
            <text:p>Alphen-Chaam</text:p>
          </table:table-cell>
          <table:table-cell office:value-type="float" office:value="9364">
            <text:p>9364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float" office:value="6675">
            <text:p>6675</text:p>
          </table:table-cell>
          <table:table-cell office:value-type="float" office:value="1978">
            <text:p>1978</text:p>
          </table:table-cell>
          <table:table-cell office:value-type="float" office:value="50">
            <text:p>50</text:p>
          </table:table-cell>
          <table:table-cell office:value-type="string">
            <text:p><text:s/></text:p>
          </table:table-cell>
          <table:table-cell table:formula="of:=SUM([.C17:.R17])" office:value-type="float" office:value="9364">
            <text:p>9364</text:p>
          </table:table-cell>
          <table:table-cell table:formula="of:=SUMIF([.$C$3:.$R$3];[.T$3];[.$C17:.$R17])" office:value-type="float" office:value="159">
            <text:p>159</text:p>
          </table:table-cell>
          <table:table-cell table:formula="of:=SUMIF([.$C$3:.$R$3];[.U$3];[.$C17:.$R17])" office:value-type="float" office:value="173">
            <text:p>173</text:p>
          </table:table-cell>
          <table:table-cell table:formula="of:=SUMIF([.$C$3:.$R$3];[.V$3];[.$C17:.$R17])" office:value-type="float" office:value="2028">
            <text:p>2028</text:p>
          </table:table-cell>
          <table:table-cell table:formula="of:=SUMIF([.$C$3:.$R$3];[.W$3];[.$C17:.$R17])" office:value-type="float" office:value="186">
            <text:p>186</text:p>
          </table:table-cell>
          <table:table-cell table:formula="of:=SUMIF([.$C$3:.$R$3];[.X$3];[.$C17:.$R17])" office:value-type="float" office:value="6675">
            <text:p>6675</text:p>
          </table:table-cell>
          <table:table-cell table:formula="of:=SUMIF([.$C$3:.$R$3];[.Y$3];[.$C17:.$R17])" office:value-type="float" office:value="8">
            <text:p>8</text:p>
          </table:table-cell>
          <table:table-cell table:formula="of:=SUMIF([.$C$3:.$R$3];[.Z$3];[.$C17:.$R17])" office:value-type="float" office:value="37">
            <text:p>37</text:p>
          </table:table-cell>
          <table:table-cell table:formula="of:=SUM([.T17:.Z17])" office:value-type="float" office:value="9266">
            <text:p>9266</text:p>
          </table:table-cell>
        </table:table-row>
        <table:table-row table:style-name="ro1">
          <table:table-cell office:value-type="string">
            <text:p>Ameland</text:p>
          </table:table-cell>
          <table:table-cell office:value-type="float" office:value="26850">
            <text:p>26850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-</text:p>
          </table:table-cell>
          <table:table-cell office:value-type="float" office:value="211">
            <text:p>211</text:p>
          </table:table-cell>
          <table:table-cell office:value-type="float" office:value="2025">
            <text:p>2025</text:p>
          </table:table-cell>
          <table:table-cell office:value-type="float" office:value="3295">
            <text:p>3295</text:p>
          </table:table-cell>
          <table:table-cell office:value-type="float" office:value="65">
            <text:p>65</text:p>
          </table:table-cell>
          <table:table-cell office:value-type="float" office:value="20902">
            <text:p>20902</text:p>
          </table:table-cell>
          <table:table-cell table:formula="of:=SUM([.C18:.R18])" office:value-type="float" office:value="26849">
            <text:p>26849</text:p>
          </table:table-cell>
          <table:table-cell table:formula="of:=SUMIF([.$C$3:.$R$3];[.T$3];[.$C18:.$R18])" office:value-type="float" office:value="113">
            <text:p>113</text:p>
          </table:table-cell>
          <table:table-cell table:formula="of:=SUMIF([.$C$3:.$R$3];[.U$3];[.$C18:.$R18])" office:value-type="float" office:value="117">
            <text:p>117</text:p>
          </table:table-cell>
          <table:table-cell table:formula="of:=SUMIF([.$C$3:.$R$3];[.V$3];[.$C18:.$R18])" office:value-type="float" office:value="24262">
            <text:p>24262</text:p>
          </table:table-cell>
          <table:table-cell table:formula="of:=SUMIF([.$C$3:.$R$3];[.W$3];[.$C18:.$R18])" office:value-type="float" office:value="277">
            <text:p>277</text:p>
          </table:table-cell>
          <table:table-cell table:formula="of:=SUMIF([.$C$3:.$R$3];[.X$3];[.$C18:.$R18])" office:value-type="float" office:value="2025">
            <text:p>2025</text:p>
          </table:table-cell>
          <table:table-cell table:formula="of:=SUMIF([.$C$3:.$R$3];[.Y$3];[.$C18:.$R18])" office:value-type="float" office:value="30">
            <text:p>30</text:p>
          </table:table-cell>
          <table:table-cell table:formula="of:=SUMIF([.$C$3:.$R$3];[.Z$3];[.$C18:.$R18])" office:value-type="float" office:value="11">
            <text:p>11</text:p>
          </table:table-cell>
          <table:table-cell table:formula="of:=SUM([.T18:.Z18])" office:value-type="float" office:value="26835">
            <text:p>26835</text:p>
          </table:table-cell>
        </table:table-row>
        <table:table-row table:style-name="ro1">
          <table:table-cell office:value-type="string">
            <text:p>Amersfoort</text:p>
          </table:table-cell>
          <table:table-cell office:value-type="float" office:value="6378">
            <text:p>6378</text:p>
          </table:table-cell>
          <table:table-cell office:value-type="float" office:value="443">
            <text:p>443</text:p>
          </table:table-cell>
          <table:table-cell office:value-type="float" office:value="1698">
            <text:p>1698</text:p>
          </table:table-cell>
          <table:table-cell office:value-type="float" office:value="74">
            <text:p>74</text:p>
          </table:table-cell>
          <table:table-cell office:value-type="float" office:value="155">
            <text:p>155</text:p>
          </table:table-cell>
          <table:table-cell office:value-type="float" office:value="213">
            <text:p>213</text:p>
          </table:table-cell>
          <table:table-cell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float" office:value="177">
            <text:p>177</text:p>
          </table:table-cell>
          <table:table-cell office:value-type="float" office:value="169">
            <text:p>16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102">
            <text:p>2102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 table:formula="of:=SUM([.C19:.R19])" office:value-type="float" office:value="6376">
            <text:p>6376</text:p>
          </table:table-cell>
          <table:table-cell table:formula="of:=SUMIF([.$C$3:.$R$3];[.T$3];[.$C19:.$R19])" office:value-type="float" office:value="443">
            <text:p>443</text:p>
          </table:table-cell>
          <table:table-cell table:formula="of:=SUMIF([.$C$3:.$R$3];[.U$3];[.$C19:.$R19])" office:value-type="float" office:value="1698">
            <text:p>1698</text:p>
          </table:table-cell>
          <table:table-cell table:formula="of:=SUMIF([.$C$3:.$R$3];[.V$3];[.$C19:.$R19])" office:value-type="float" office:value="612">
            <text:p>612</text:p>
          </table:table-cell>
          <table:table-cell table:formula="of:=SUMIF([.$C$3:.$R$3];[.W$3];[.$C19:.$R19])" office:value-type="float" office:value="681">
            <text:p>681</text:p>
          </table:table-cell>
          <table:table-cell table:formula="of:=SUMIF([.$C$3:.$R$3];[.X$3];[.$C19:.$R19])" office:value-type="float" office:value="2102">
            <text:p>2102</text:p>
          </table:table-cell>
          <table:table-cell table:formula="of:=SUMIF([.$C$3:.$R$3];[.Y$3];[.$C19:.$R19])" office:value-type="float" office:value="284">
            <text:p>284</text:p>
          </table:table-cell>
          <table:table-cell table:formula="of:=SUMIF([.$C$3:.$R$3];[.Z$3];[.$C19:.$R19])" office:value-type="float" office:value="401">
            <text:p>401</text:p>
          </table:table-cell>
          <table:table-cell table:formula="of:=SUM([.T19:.Z19])" office:value-type="float" office:value="6221">
            <text:p>6221</text:p>
          </table:table-cell>
        </table:table-row>
        <table:table-row table:style-name="ro1">
          <table:table-cell office:value-type="string">
            <text:p>Amstelveen</text:p>
          </table:table-cell>
          <table:table-cell office:value-type="float" office:value="4405">
            <text:p>4405</text:p>
          </table:table-cell>
          <table:table-cell office:value-type="float" office:value="214">
            <text:p>214</text:p>
          </table:table-cell>
          <table:table-cell office:value-type="float" office:value="936">
            <text:p>936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83">
            <text:p>183</text:p>
          </table:table-cell>
          <table:table-cell office:value-type="float" office:value="26">
            <text:p>26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1732">
            <text:p>1732</text:p>
          </table:table-cell>
          <table:table-cell office:value-type="float" office:value="410">
            <text:p>410</text:p>
          </table:table-cell>
          <table:table-cell office:value-type="float" office:value="261">
            <text:p>261</text:p>
          </table:table-cell>
          <table:table-cell office:value-type="string">
            <text:p><text:s/></text:p>
          </table:table-cell>
          <table:table-cell table:formula="of:=SUM([.C20:.R20])" office:value-type="float" office:value="4404">
            <text:p>4404</text:p>
          </table:table-cell>
          <table:table-cell table:formula="of:=SUMIF([.$C$3:.$R$3];[.T$3];[.$C20:.$R20])" office:value-type="float" office:value="214">
            <text:p>214</text:p>
          </table:table-cell>
          <table:table-cell table:formula="of:=SUMIF([.$C$3:.$R$3];[.U$3];[.$C20:.$R20])" office:value-type="float" office:value="936">
            <text:p>936</text:p>
          </table:table-cell>
          <table:table-cell table:formula="of:=SUMIF([.$C$3:.$R$3];[.V$3];[.$C20:.$R20])" office:value-type="float" office:value="671">
            <text:p>671</text:p>
          </table:table-cell>
          <table:table-cell table:formula="of:=SUMIF([.$C$3:.$R$3];[.W$3];[.$C20:.$R20])" office:value-type="float" office:value="604">
            <text:p>604</text:p>
          </table:table-cell>
          <table:table-cell table:formula="of:=SUMIF([.$C$3:.$R$3];[.X$3];[.$C20:.$R20])" office:value-type="float" office:value="1732">
            <text:p>1732</text:p>
          </table:table-cell>
          <table:table-cell table:formula="of:=SUMIF([.$C$3:.$R$3];[.Y$3];[.$C20:.$R20])" office:value-type="float" office:value="109">
            <text:p>109</text:p>
          </table:table-cell>
          <table:table-cell table:formula="of:=SUMIF([.$C$3:.$R$3];[.Z$3];[.$C20:.$R20])" office:value-type="float" office:value="119">
            <text:p>119</text:p>
          </table:table-cell>
          <table:table-cell table:formula="of:=SUM([.T20:.Z20])" office:value-type="float" office:value="4385">
            <text:p>4385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21944">
            <text:p>21944</text:p>
          </table:table-cell>
          <table:table-cell office:value-type="float" office:value="1367">
            <text:p>1367</text:p>
          </table:table-cell>
          <table:table-cell office:value-type="float" office:value="4573">
            <text:p>4573</text:p>
          </table:table-cell>
          <table:table-cell office:value-type="float" office:value="331">
            <text:p>331</text:p>
          </table:table-cell>
          <table:table-cell office:value-type="float" office:value="211">
            <text:p>211</text:p>
          </table:table-cell>
          <table:table-cell office:value-type="float" office:value="374">
            <text:p>374</text:p>
          </table:table-cell>
          <table:table-cell office:value-type="float" office:value="2386">
            <text:p>2386</text:p>
          </table:table-cell>
          <table:table-cell office:value-type="float" office:value="1512">
            <text:p>1512</text:p>
          </table:table-cell>
          <table:table-cell office:value-type="float" office:value="1343">
            <text:p>1343</text:p>
          </table:table-cell>
          <table:table-cell office:value-type="float" office:value="724">
            <text:p>724</text:p>
          </table:table-cell>
          <table:table-cell office:value-type="float" office:value="334">
            <text:p>334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2822">
            <text:p>2822</text:p>
          </table:table-cell>
          <table:table-cell office:value-type="float" office:value="463">
            <text:p>463</text:p>
          </table:table-cell>
          <table:table-cell office:value-type="float" office:value="5369">
            <text:p>5369</text:p>
          </table:table-cell>
          <table:table-cell office:value-type="string">
            <text:p><text:s/></text:p>
          </table:table-cell>
          <table:table-cell table:formula="of:=SUM([.C21:.R21])" office:value-type="float" office:value="21945">
            <text:p>21945</text:p>
          </table:table-cell>
          <table:table-cell table:formula="of:=SUMIF([.$C$3:.$R$3];[.T$3];[.$C21:.$R21])" office:value-type="float" office:value="1367">
            <text:p>1367</text:p>
          </table:table-cell>
          <table:table-cell table:formula="of:=SUMIF([.$C$3:.$R$3];[.U$3];[.$C21:.$R21])" office:value-type="float" office:value="4573">
            <text:p>4573</text:p>
          </table:table-cell>
          <table:table-cell table:formula="of:=SUMIF([.$C$3:.$R$3];[.V$3];[.$C21:.$R21])" office:value-type="float" office:value="5832">
            <text:p>5832</text:p>
          </table:table-cell>
          <table:table-cell table:formula="of:=SUMIF([.$C$3:.$R$3];[.W$3];[.$C21:.$R21])" office:value-type="float" office:value="3242">
            <text:p>3242</text:p>
          </table:table-cell>
          <table:table-cell table:formula="of:=SUMIF([.$C$3:.$R$3];[.X$3];[.$C21:.$R21])" office:value-type="float" office:value="2822">
            <text:p>2822</text:p>
          </table:table-cell>
          <table:table-cell table:formula="of:=SUMIF([.$C$3:.$R$3];[.Y$3];[.$C21:.$R21])" office:value-type="float" office:value="1512">
            <text:p>1512</text:p>
          </table:table-cell>
          <table:table-cell table:formula="of:=SUMIF([.$C$3:.$R$3];[.Z$3];[.$C21:.$R21])" office:value-type="float" office:value="2386">
            <text:p>2386</text:p>
          </table:table-cell>
          <table:table-cell table:formula="of:=SUM([.T21:.Z21])" office:value-type="float" office:value="21734">
            <text:p>21734</text:p>
          </table:table-cell>
        </table:table-row>
        <table:table-row table:style-name="ro1">
          <table:table-cell office:value-type="string">
            <text:p>Andijk</text:p>
          </table:table-cell>
          <table:table-cell office:value-type="float" office:value="4769">
            <text:p>4769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623">
            <text:p>1623</text:p>
          </table:table-cell>
          <table:table-cell office:value-type="float" office:value="40">
            <text:p>40</text:p>
          </table:table-cell>
          <table:table-cell office:value-type="float" office:value="2655">
            <text:p>2655</text:p>
          </table:table-cell>
          <table:table-cell office:value-type="string">
            <text:p><text:s/></text:p>
          </table:table-cell>
          <table:table-cell table:formula="of:=SUM([.C22:.R22])" office:value-type="float" office:value="4769">
            <text:p>4769</text:p>
          </table:table-cell>
          <table:table-cell table:formula="of:=SUMIF([.$C$3:.$R$3];[.T$3];[.$C22:.$R22])" office:value-type="float" office:value="67">
            <text:p>67</text:p>
          </table:table-cell>
          <table:table-cell table:formula="of:=SUMIF([.$C$3:.$R$3];[.U$3];[.$C22:.$R22])" office:value-type="float" office:value="122">
            <text:p>122</text:p>
          </table:table-cell>
          <table:table-cell table:formula="of:=SUMIF([.$C$3:.$R$3];[.V$3];[.$C22:.$R22])" office:value-type="float" office:value="2695">
            <text:p>2695</text:p>
          </table:table-cell>
          <table:table-cell table:formula="of:=SUMIF([.$C$3:.$R$3];[.W$3];[.$C22:.$R22])" office:value-type="float" office:value="90">
            <text:p>90</text:p>
          </table:table-cell>
          <table:table-cell table:formula="of:=SUMIF([.$C$3:.$R$3];[.X$3];[.$C22:.$R22])" office:value-type="float" office:value="1623">
            <text:p>1623</text:p>
          </table:table-cell>
          <table:table-cell table:formula="of:=SUMIF([.$C$3:.$R$3];[.Y$3];[.$C22:.$R22])" office:value-type="float" office:value="79">
            <text:p>79</text:p>
          </table:table-cell>
          <table:table-cell table:formula="of:=SUMIF([.$C$3:.$R$3];[.Z$3];[.$C22:.$R22])" office:value-type="float" office:value="38">
            <text:p>38</text:p>
          </table:table-cell>
          <table:table-cell table:formula="of:=SUM([.T22:.Z22])" office:value-type="float" office:value="4714">
            <text:p>4714</text:p>
          </table:table-cell>
        </table:table-row>
        <table:table-row table:style-name="ro1">
          <table:table-cell office:value-type="string">
            <text:p>Anna Paulowna</text:p>
          </table:table-cell>
          <table:table-cell office:value-type="float" office:value="7881">
            <text:p>7881</text:p>
          </table:table-cell>
          <table:table-cell office:value-type="float" office:value="213">
            <text:p>213</text:p>
          </table:table-cell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722">
            <text:p>6722</text:p>
          </table:table-cell>
          <table:table-cell office:value-type="float" office:value="106">
            <text:p>106</text:p>
          </table:table-cell>
          <table:table-cell office:value-type="float" office:value="293">
            <text:p>293</text:p>
          </table:table-cell>
          <table:table-cell office:value-type="float" office:value="124">
            <text:p>124</text:p>
          </table:table-cell>
          <table:table-cell table:formula="of:=SUM([.C23:.R23])" office:value-type="float" office:value="7880">
            <text:p>7880</text:p>
          </table:table-cell>
          <table:table-cell table:formula="of:=SUMIF([.$C$3:.$R$3];[.T$3];[.$C23:.$R23])" office:value-type="float" office:value="213">
            <text:p>213</text:p>
          </table:table-cell>
          <table:table-cell table:formula="of:=SUMIF([.$C$3:.$R$3];[.U$3];[.$C23:.$R23])" office:value-type="float" office:value="245">
            <text:p>245</text:p>
          </table:table-cell>
          <table:table-cell table:formula="of:=SUMIF([.$C$3:.$R$3];[.V$3];[.$C23:.$R23])" office:value-type="float" office:value="523">
            <text:p>523</text:p>
          </table:table-cell>
          <table:table-cell table:formula="of:=SUMIF([.$C$3:.$R$3];[.W$3];[.$C23:.$R23])" office:value-type="float" office:value="61">
            <text:p>61</text:p>
          </table:table-cell>
          <table:table-cell table:formula="of:=SUMIF([.$C$3:.$R$3];[.X$3];[.$C23:.$R23])" office:value-type="float" office:value="6722">
            <text:p>6722</text:p>
          </table:table-cell>
          <table:table-cell table:formula="of:=SUMIF([.$C$3:.$R$3];[.Y$3];[.$C23:.$R23])" office:value-type="float" office:value="92">
            <text:p>92</text:p>
          </table:table-cell>
          <table:table-cell table:formula="of:=SUMIF([.$C$3:.$R$3];[.Z$3];[.$C23:.$R23])" office:value-type="float" office:value="17">
            <text:p>17</text:p>
          </table:table-cell>
          <table:table-cell table:formula="of:=SUM([.T23:.Z23])" office:value-type="float" office:value="7873">
            <text:p>7873</text:p>
          </table:table-cell>
        </table:table-row>
        <table:table-row table:style-name="ro1">
          <table:table-cell office:value-type="string">
            <text:p>Apeldoorn</text:p>
          </table:table-cell>
          <table:table-cell office:value-type="float" office:value="34113">
            <text:p>34113</text:p>
          </table:table-cell>
          <table:table-cell office:value-type="float" office:value="980">
            <text:p>980</text:p>
          </table:table-cell>
          <table:table-cell office:value-type="float" office:value="2306">
            <text:p>2306</text:p>
          </table:table-cell>
          <table:table-cell office:value-type="float" office:value="119">
            <text:p>119</text:p>
          </table:table-cell>
          <table:table-cell office:value-type="float" office:value="230">
            <text:p>230</text:p>
          </table:table-cell>
          <table:table-cell office:value-type="float" office:value="316">
            <text:p>316</text:p>
          </table:table-cell>
          <table:table-cell office:value-type="float" office:value="654">
            <text:p>654</text:p>
          </table:table-cell>
          <table:table-cell office:value-type="float" office:value="275">
            <text:p>275</text:p>
          </table:table-cell>
          <table:table-cell office:value-type="float" office:value="236">
            <text:p>236</text:p>
          </table:table-cell>
          <table:table-cell office:value-type="float" office:value="287">
            <text:p>287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37">
            <text:p>437</text:p>
          </table:table-cell>
          <table:table-cell office:value-type="float" office:value="8580">
            <text:p>8580</text:p>
          </table:table-cell>
          <table:table-cell office:value-type="float" office:value="19438">
            <text:p>19438</text:p>
          </table:table-cell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table:formula="of:=SUM([.C24:.R24])" office:value-type="float" office:value="34113">
            <text:p>34113</text:p>
          </table:table-cell>
          <table:table-cell table:formula="of:=SUMIF([.$C$3:.$R$3];[.T$3];[.$C24:.$R24])" office:value-type="float" office:value="980">
            <text:p>980</text:p>
          </table:table-cell>
          <table:table-cell table:formula="of:=SUMIF([.$C$3:.$R$3];[.U$3];[.$C24:.$R24])" office:value-type="float" office:value="2306">
            <text:p>2306</text:p>
          </table:table-cell>
          <table:table-cell table:formula="of:=SUMIF([.$C$3:.$R$3];[.V$3];[.$C24:.$R24])" office:value-type="float" office:value="19562">
            <text:p>19562</text:p>
          </table:table-cell>
          <table:table-cell table:formula="of:=SUMIF([.$C$3:.$R$3];[.W$3];[.$C24:.$R24])" office:value-type="float" office:value="1526">
            <text:p>1526</text:p>
          </table:table-cell>
          <table:table-cell table:formula="of:=SUMIF([.$C$3:.$R$3];[.X$3];[.$C24:.$R24])" office:value-type="float" office:value="8580">
            <text:p>8580</text:p>
          </table:table-cell>
          <table:table-cell table:formula="of:=SUMIF([.$C$3:.$R$3];[.Y$3];[.$C24:.$R24])" office:value-type="float" office:value="275">
            <text:p>275</text:p>
          </table:table-cell>
          <table:table-cell table:formula="of:=SUMIF([.$C$3:.$R$3];[.Z$3];[.$C24:.$R24])" office:value-type="float" office:value="654">
            <text:p>654</text:p>
          </table:table-cell>
          <table:table-cell table:formula="of:=SUM([.T24:.Z24])" office:value-type="float" office:value="33883">
            <text:p>33883</text:p>
          </table:table-cell>
        </table:table-row>
        <table:table-row table:style-name="ro1">
          <table:table-cell office:value-type="string">
            <text:p>Appingedam</text:p>
          </table:table-cell>
          <table:table-cell office:value-type="float" office:value="2462">
            <text:p>2462</text:p>
          </table:table-cell>
          <table:table-cell office:value-type="float" office:value="107">
            <text:p>107</text:p>
          </table:table-cell>
          <table:table-cell office:value-type="float" office:value="224">
            <text:p>22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784">
            <text:p>1784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string">
            <text:p><text:s/></text:p>
          </table:table-cell>
          <table:table-cell table:formula="of:=SUM([.C25:.R25])" office:value-type="float" office:value="2460">
            <text:p>2460</text:p>
          </table:table-cell>
          <table:table-cell table:formula="of:=SUMIF([.$C$3:.$R$3];[.T$3];[.$C25:.$R25])" office:value-type="float" office:value="107">
            <text:p>107</text:p>
          </table:table-cell>
          <table:table-cell table:formula="of:=SUMIF([.$C$3:.$R$3];[.U$3];[.$C25:.$R25])" office:value-type="float" office:value="224">
            <text:p>224</text:p>
          </table:table-cell>
          <table:table-cell table:formula="of:=SUMIF([.$C$3:.$R$3];[.V$3];[.$C25:.$R25])" office:value-type="float" office:value="142">
            <text:p>142</text:p>
          </table:table-cell>
          <table:table-cell table:formula="of:=SUMIF([.$C$3:.$R$3];[.W$3];[.$C25:.$R25])" office:value-type="float" office:value="90">
            <text:p>90</text:p>
          </table:table-cell>
          <table:table-cell table:formula="of:=SUMIF([.$C$3:.$R$3];[.X$3];[.$C25:.$R25])" office:value-type="float" office:value="1784">
            <text:p>1784</text:p>
          </table:table-cell>
          <table:table-cell table:formula="of:=SUMIF([.$C$3:.$R$3];[.Y$3];[.$C25:.$R25])" office:value-type="float" office:value="54">
            <text:p>54</text:p>
          </table:table-cell>
          <table:table-cell table:formula="of:=SUMIF([.$C$3:.$R$3];[.Z$3];[.$C25:.$R25])" office:value-type="float" office:value="56">
            <text:p>56</text:p>
          </table:table-cell>
          <table:table-cell table:formula="of:=SUM([.T25:.Z25])" office:value-type="float" office:value="2457">
            <text:p>2457</text:p>
          </table:table-cell>
        </table:table-row>
        <table:table-row table:style-name="ro1">
          <table:table-cell office:value-type="string">
            <text:p>Arcen en Velden</text:p>
          </table:table-cell>
          <table:table-cell office:value-type="float" office:value="4154">
            <text:p>4154</text:p>
          </table:table-cell>
          <table:table-cell office:value-type="float" office:value="92">
            <text:p>92</text:p>
          </table:table-cell>
          <table:table-cell office:value-type="float" office:value="163">
            <text:p>163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2111">
            <text:p>2111</text:p>
          </table:table-cell>
          <table:table-cell office:value-type="float" office:value="1333">
            <text:p>1333</text:p>
          </table:table-cell>
          <table:table-cell office:value-type="float" office:value="217">
            <text:p>217</text:p>
          </table:table-cell>
          <table:table-cell office:value-type="string">
            <text:p><text:s/></text:p>
          </table:table-cell>
          <table:table-cell table:formula="of:=SUM([.C26:.R26])" office:value-type="float" office:value="4153">
            <text:p>4153</text:p>
          </table:table-cell>
          <table:table-cell table:formula="of:=SUMIF([.$C$3:.$R$3];[.T$3];[.$C26:.$R26])" office:value-type="float" office:value="92">
            <text:p>92</text:p>
          </table:table-cell>
          <table:table-cell table:formula="of:=SUMIF([.$C$3:.$R$3];[.U$3];[.$C26:.$R26])" office:value-type="float" office:value="163">
            <text:p>163</text:p>
          </table:table-cell>
          <table:table-cell table:formula="of:=SUMIF([.$C$3:.$R$3];[.V$3];[.$C26:.$R26])" office:value-type="float" office:value="1550">
            <text:p>1550</text:p>
          </table:table-cell>
          <table:table-cell table:formula="of:=SUMIF([.$C$3:.$R$3];[.W$3];[.$C26:.$R26])" office:value-type="float" office:value="133">
            <text:p>133</text:p>
          </table:table-cell>
          <table:table-cell table:formula="of:=SUMIF([.$C$3:.$R$3];[.X$3];[.$C26:.$R26])" office:value-type="float" office:value="2111">
            <text:p>2111</text:p>
          </table:table-cell>
          <table:table-cell table:formula="of:=SUMIF([.$C$3:.$R$3];[.Y$3];[.$C26:.$R26])" office:value-type="float" office:value="67">
            <text:p>67</text:p>
          </table:table-cell>
          <table:table-cell table:formula="of:=SUMIF([.$C$3:.$R$3];[.Z$3];[.$C26:.$R26])" office:value-type="float" office:value="29">
            <text:p>29</text:p>
          </table:table-cell>
          <table:table-cell table:formula="of:=SUM([.T26:.Z26])" office:value-type="float" office:value="4145">
            <text:p>4145</text:p>
          </table:table-cell>
        </table:table-row>
        <table:table-row table:style-name="ro1">
          <table:table-cell office:value-type="string">
            <text:p>Arnhem</text:p>
          </table:table-cell>
          <table:table-cell office:value-type="float" office:value="10153">
            <text:p>10153</text:p>
          </table:table-cell>
          <table:table-cell office:value-type="float" office:value="603">
            <text:p>603</text:p>
          </table:table-cell>
          <table:table-cell office:value-type="float" office:value="1735">
            <text:p>1735</text:p>
          </table:table-cell>
          <table:table-cell office:value-type="float" office:value="92">
            <text:p>92</text:p>
          </table:table-cell>
          <table:table-cell office:value-type="float" office:value="276">
            <text:p>276</text:p>
          </table:table-cell>
          <table:table-cell office:value-type="float" office:value="213">
            <text:p>213</text:p>
          </table:table-cell>
          <table:table-cell office:value-type="float" office:value="324">
            <text:p>324</text:p>
          </table:table-cell>
          <table:table-cell office:value-type="float" office:value="398">
            <text:p>398</text:p>
          </table:table-cell>
          <table:table-cell office:value-type="float" office:value="481">
            <text:p>481</text:p>
          </table:table-cell>
          <table:table-cell office:value-type="float" office:value="321">
            <text:p>321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1628">
            <text:p>1628</text:p>
          </table:table-cell>
          <table:table-cell office:value-type="float" office:value="3558">
            <text:p>3558</text:p>
          </table:table-cell>
          <table:table-cell office:value-type="float" office:value="358">
            <text:p>358</text:p>
          </table:table-cell>
          <table:table-cell office:value-type="string">
            <text:p><text:s/></text:p>
          </table:table-cell>
          <table:table-cell table:formula="of:=SUM([.C27:.R27])" office:value-type="float" office:value="10153">
            <text:p>10153</text:p>
          </table:table-cell>
          <table:table-cell table:formula="of:=SUMIF([.$C$3:.$R$3];[.T$3];[.$C27:.$R27])" office:value-type="float" office:value="603">
            <text:p>603</text:p>
          </table:table-cell>
          <table:table-cell table:formula="of:=SUMIF([.$C$3:.$R$3];[.U$3];[.$C27:.$R27])" office:value-type="float" office:value="1735">
            <text:p>1735</text:p>
          </table:table-cell>
          <table:table-cell table:formula="of:=SUMIF([.$C$3:.$R$3];[.V$3];[.$C27:.$R27])" office:value-type="float" office:value="3916">
            <text:p>3916</text:p>
          </table:table-cell>
          <table:table-cell table:formula="of:=SUMIF([.$C$3:.$R$3];[.W$3];[.$C27:.$R27])" office:value-type="float" office:value="1273">
            <text:p>1273</text:p>
          </table:table-cell>
          <table:table-cell table:formula="of:=SUMIF([.$C$3:.$R$3];[.X$3];[.$C27:.$R27])" office:value-type="float" office:value="1628">
            <text:p>1628</text:p>
          </table:table-cell>
          <table:table-cell table:formula="of:=SUMIF([.$C$3:.$R$3];[.Y$3];[.$C27:.$R27])" office:value-type="float" office:value="398">
            <text:p>398</text:p>
          </table:table-cell>
          <table:table-cell table:formula="of:=SUMIF([.$C$3:.$R$3];[.Z$3];[.$C27:.$R27])" office:value-type="float" office:value="324">
            <text:p>324</text:p>
          </table:table-cell>
          <table:table-cell table:formula="of:=SUM([.T27:.Z27])" office:value-type="float" office:value="9877">
            <text:p>9877</text:p>
          </table:table-cell>
        </table:table-row>
        <table:table-row table:style-name="ro1">
          <table:table-cell office:value-type="string">
            <text:p>Assen</text:p>
          </table:table-cell>
          <table:table-cell office:value-type="float" office:value="8348">
            <text:p>8348</text:p>
          </table:table-cell>
          <table:table-cell office:value-type="float" office:value="326">
            <text:p>326</text:p>
          </table:table-cell>
          <table:table-cell office:value-type="float" office:value="1142">
            <text:p>1142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 office:value-type="float" office:value="161">
            <text:p>161</text:p>
          </table:table-cell>
          <table:table-cell office:value-type="float" office:value="314">
            <text:p>314</text:p>
          </table:table-cell>
          <table:table-cell office:value-type="float" office:value="230">
            <text:p>230</text:p>
          </table:table-cell>
          <table:table-cell office:value-type="float" office:value="162">
            <text:p>162</text:p>
          </table:table-cell>
          <table:table-cell office:value-type="float" office:value="327">
            <text:p>32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945">
            <text:p>3945</text:p>
          </table:table-cell>
          <table:table-cell office:value-type="float" office:value="1271">
            <text:p>1271</text:p>
          </table:table-cell>
          <table:table-cell office:value-type="float" office:value="151">
            <text:p>151</text:p>
          </table:table-cell>
          <table:table-cell office:value-type="string">
            <text:p><text:s/></text:p>
          </table:table-cell>
          <table:table-cell table:formula="of:=SUM([.C28:.R28])" office:value-type="float" office:value="8350">
            <text:p>8350</text:p>
          </table:table-cell>
          <table:table-cell table:formula="of:=SUMIF([.$C$3:.$R$3];[.T$3];[.$C28:.$R28])" office:value-type="float" office:value="326">
            <text:p>326</text:p>
          </table:table-cell>
          <table:table-cell table:formula="of:=SUMIF([.$C$3:.$R$3];[.U$3];[.$C28:.$R28])" office:value-type="float" office:value="1142">
            <text:p>1142</text:p>
          </table:table-cell>
          <table:table-cell table:formula="of:=SUMIF([.$C$3:.$R$3];[.V$3];[.$C28:.$R28])" office:value-type="float" office:value="1422">
            <text:p>1422</text:p>
          </table:table-cell>
          <table:table-cell table:formula="of:=SUMIF([.$C$3:.$R$3];[.W$3];[.$C28:.$R28])" office:value-type="float" office:value="835">
            <text:p>835</text:p>
          </table:table-cell>
          <table:table-cell table:formula="of:=SUMIF([.$C$3:.$R$3];[.X$3];[.$C28:.$R28])" office:value-type="float" office:value="3945">
            <text:p>3945</text:p>
          </table:table-cell>
          <table:table-cell table:formula="of:=SUMIF([.$C$3:.$R$3];[.Y$3];[.$C28:.$R28])" office:value-type="float" office:value="230">
            <text:p>230</text:p>
          </table:table-cell>
          <table:table-cell table:formula="of:=SUMIF([.$C$3:.$R$3];[.Z$3];[.$C28:.$R28])" office:value-type="float" office:value="314">
            <text:p>314</text:p>
          </table:table-cell>
          <table:table-cell table:formula="of:=SUM([.T28:.Z28])" office:value-type="float" office:value="8214">
            <text:p>8214</text:p>
          </table:table-cell>
        </table:table-row>
        <table:table-row table:style-name="ro1">
          <table:table-cell office:value-type="string">
            <text:p>Asten</text:p>
          </table:table-cell>
          <table:table-cell office:value-type="float" office:value="7138">
            <text:p>7138</text:p>
          </table:table-cell>
          <table:table-cell office:value-type="float" office:value="244">
            <text:p>244</text:p>
          </table:table-cell>
          <table:table-cell office:value-type="float" office:value="294">
            <text:p>29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float" office:value="4656">
            <text:p>4656</text:p>
          </table:table-cell>
          <table:table-cell office:value-type="float" office:value="1569">
            <text:p>1569</text:p>
          </table:table-cell>
          <table:table-cell office:value-type="float" office:value="113">
            <text:p>113</text:p>
          </table:table-cell>
          <table:table-cell office:value-type="string">
            <text:p><text:s/></text:p>
          </table:table-cell>
          <table:table-cell table:formula="of:=SUM([.C29:.R29])" office:value-type="float" office:value="7137">
            <text:p>7137</text:p>
          </table:table-cell>
          <table:table-cell table:formula="of:=SUMIF([.$C$3:.$R$3];[.T$3];[.$C29:.$R29])" office:value-type="float" office:value="244">
            <text:p>244</text:p>
          </table:table-cell>
          <table:table-cell table:formula="of:=SUMIF([.$C$3:.$R$3];[.U$3];[.$C29:.$R29])" office:value-type="float" office:value="294">
            <text:p>294</text:p>
          </table:table-cell>
          <table:table-cell table:formula="of:=SUMIF([.$C$3:.$R$3];[.V$3];[.$C29:.$R29])" office:value-type="float" office:value="1682">
            <text:p>1682</text:p>
          </table:table-cell>
          <table:table-cell table:formula="of:=SUMIF([.$C$3:.$R$3];[.W$3];[.$C29:.$R29])" office:value-type="float" office:value="164">
            <text:p>164</text:p>
          </table:table-cell>
          <table:table-cell table:formula="of:=SUMIF([.$C$3:.$R$3];[.X$3];[.$C29:.$R29])" office:value-type="float" office:value="4656">
            <text:p>4656</text:p>
          </table:table-cell>
          <table:table-cell table:formula="of:=SUMIF([.$C$3:.$R$3];[.Y$3];[.$C29:.$R29])" office:value-type="float" office:value="14">
            <text:p>14</text:p>
          </table:table-cell>
          <table:table-cell table:formula="of:=SUMIF([.$C$3:.$R$3];[.Z$3];[.$C29:.$R29])" office:value-type="float" office:value="78">
            <text:p>78</text:p>
          </table:table-cell>
          <table:table-cell table:formula="of:=SUM([.T29:.Z29])" office:value-type="float" office:value="7132">
            <text:p>7132</text:p>
          </table:table-cell>
        </table:table-row>
        <table:table-row table:style-name="ro1">
          <table:table-cell office:value-type="string">
            <text:p>Baarle-Nassau</text:p>
          </table:table-cell>
          <table:table-cell office:value-type="float" office:value="7630">
            <text:p>7630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6370">
            <text:p>6370</text:p>
          </table:table-cell>
          <table:table-cell office:value-type="float" office:value="823">
            <text:p>823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formula="of:=SUM([.C30:.R30])" office:value-type="float" office:value="7630">
            <text:p>7630</text:p>
          </table:table-cell>
          <table:table-cell table:formula="of:=SUMIF([.$C$3:.$R$3];[.T$3];[.$C30:.$R30])" office:value-type="float" office:value="107">
            <text:p>107</text:p>
          </table:table-cell>
          <table:table-cell table:formula="of:=SUMIF([.$C$3:.$R$3];[.U$3];[.$C30:.$R30])" office:value-type="float" office:value="91">
            <text:p>91</text:p>
          </table:table-cell>
          <table:table-cell table:formula="of:=SUMIF([.$C$3:.$R$3];[.V$3];[.$C30:.$R30])" office:value-type="float" office:value="826">
            <text:p>826</text:p>
          </table:table-cell>
          <table:table-cell table:formula="of:=SUMIF([.$C$3:.$R$3];[.W$3];[.$C30:.$R30])" office:value-type="float" office:value="175">
            <text:p>175</text:p>
          </table:table-cell>
          <table:table-cell table:formula="of:=SUMIF([.$C$3:.$R$3];[.X$3];[.$C30:.$R30])" office:value-type="float" office:value="6370">
            <text:p>6370</text:p>
          </table:table-cell>
          <table:table-cell table:formula="of:=SUMIF([.$C$3:.$R$3];[.Y$3];[.$C30:.$R30])" office:value-type="float" office:value="7">
            <text:p>7</text:p>
          </table:table-cell>
          <table:table-cell table:formula="of:=SUMIF([.$C$3:.$R$3];[.Z$3];[.$C30:.$R30])" office:value-type="float" office:value="16">
            <text:p>16</text:p>
          </table:table-cell>
          <table:table-cell table:formula="of:=SUM([.T30:.Z30])" office:value-type="float" office:value="7592">
            <text:p>7592</text:p>
          </table:table-cell>
        </table:table-row>
        <table:table-row table:style-name="ro1">
          <table:table-cell office:value-type="string">
            <text:p>Baarn</text:p>
          </table:table-cell>
          <table:table-cell office:value-type="float" office:value="3303">
            <text:p>3303</text:p>
          </table:table-cell>
          <table:table-cell office:value-type="float" office:value="127">
            <text:p>127</text:p>
          </table:table-cell>
          <table:table-cell office:value-type="float" office:value="395">
            <text:p>395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69">
            <text:p>769</text:p>
          </table:table-cell>
          <table:table-cell office:value-type="float" office:value="1641">
            <text:p>1641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  <table:table-cell table:formula="of:=SUM([.C31:.R31])" office:value-type="float" office:value="3304">
            <text:p>3304</text:p>
          </table:table-cell>
          <table:table-cell table:formula="of:=SUMIF([.$C$3:.$R$3];[.T$3];[.$C31:.$R31])" office:value-type="float" office:value="127">
            <text:p>127</text:p>
          </table:table-cell>
          <table:table-cell table:formula="of:=SUMIF([.$C$3:.$R$3];[.U$3];[.$C31:.$R31])" office:value-type="float" office:value="395">
            <text:p>395</text:p>
          </table:table-cell>
          <table:table-cell table:formula="of:=SUMIF([.$C$3:.$R$3];[.V$3];[.$C31:.$R31])" office:value-type="float" office:value="1688">
            <text:p>1688</text:p>
          </table:table-cell>
          <table:table-cell table:formula="of:=SUMIF([.$C$3:.$R$3];[.W$3];[.$C31:.$R31])" office:value-type="float" office:value="212">
            <text:p>212</text:p>
          </table:table-cell>
          <table:table-cell table:formula="of:=SUMIF([.$C$3:.$R$3];[.X$3];[.$C31:.$R31])" office:value-type="float" office:value="769">
            <text:p>769</text:p>
          </table:table-cell>
          <table:table-cell table:formula="of:=SUMIF([.$C$3:.$R$3];[.Y$3];[.$C31:.$R31])" office:value-type="float" office:value="8">
            <text:p>8</text:p>
          </table:table-cell>
          <table:table-cell table:formula="of:=SUMIF([.$C$3:.$R$3];[.Z$3];[.$C31:.$R31])" office:value-type="float" office:value="67">
            <text:p>67</text:p>
          </table:table-cell>
          <table:table-cell table:formula="of:=SUM([.T31:.Z31])" office:value-type="float" office:value="3266">
            <text:p>3266</text:p>
          </table:table-cell>
        </table:table-row>
        <table:table-row table:style-name="ro1">
          <table:table-cell office:value-type="string">
            <text:p>Barendrecht</text:p>
          </table:table-cell>
          <table:table-cell office:value-type="float" office:value="2172">
            <text:p>2172</text:p>
          </table:table-cell>
          <table:table-cell office:value-type="float" office:value="223">
            <text:p>223</text:p>
          </table:table-cell>
          <table:table-cell office:value-type="float" office:value="591">
            <text:p>59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4">
            <text:p>214</text:p>
          </table:table-cell>
          <table:table-cell office:value-type="float" office:value="201">
            <text:p>201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434">
            <text:p>434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<text:s/></text:p>
          </table:table-cell>
          <table:table-cell table:formula="of:=SUM([.C32:.R32])" office:value-type="float" office:value="2172">
            <text:p>2172</text:p>
          </table:table-cell>
          <table:table-cell table:formula="of:=SUMIF([.$C$3:.$R$3];[.T$3];[.$C32:.$R32])" office:value-type="float" office:value="223">
            <text:p>223</text:p>
          </table:table-cell>
          <table:table-cell table:formula="of:=SUMIF([.$C$3:.$R$3];[.U$3];[.$C32:.$R32])" office:value-type="float" office:value="591">
            <text:p>591</text:p>
          </table:table-cell>
          <table:table-cell table:formula="of:=SUMIF([.$C$3:.$R$3];[.V$3];[.$C32:.$R32])" office:value-type="float" office:value="250">
            <text:p>250</text:p>
          </table:table-cell>
          <table:table-cell table:formula="of:=SUMIF([.$C$3:.$R$3];[.W$3];[.$C32:.$R32])" office:value-type="float" office:value="252">
            <text:p>252</text:p>
          </table:table-cell>
          <table:table-cell table:formula="of:=SUMIF([.$C$3:.$R$3];[.X$3];[.$C32:.$R32])" office:value-type="float" office:value="434">
            <text:p>434</text:p>
          </table:table-cell>
          <table:table-cell table:formula="of:=SUMIF([.$C$3:.$R$3];[.Y$3];[.$C32:.$R32])" office:value-type="float" office:value="201">
            <text:p>201</text:p>
          </table:table-cell>
          <table:table-cell table:formula="of:=SUMIF([.$C$3:.$R$3];[.Z$3];[.$C32:.$R32])" office:value-type="float" office:value="214">
            <text:p>214</text:p>
          </table:table-cell>
          <table:table-cell table:formula="of:=SUM([.T32:.Z32])" office:value-type="float" office:value="2165">
            <text:p>2165</text:p>
          </table:table-cell>
        </table:table-row>
        <table:table-row table:style-name="ro1">
          <table:table-cell office:value-type="string">
            <text:p>Barneveld</text:p>
          </table:table-cell>
          <table:table-cell office:value-type="float" office:value="17674">
            <text:p>17674</text:p>
          </table:table-cell>
          <table:table-cell office:value-type="float" office:value="554">
            <text:p>554</text:p>
          </table:table-cell>
          <table:table-cell office:value-type="float" office:value="661">
            <text:p>661</text:p>
          </table:table-cell>
          <table:table-cell office:value-type="float" office:value="26">
            <text:p>26</text:p>
          </table:table-cell>
          <table:table-cell office:value-type="float" office:value="223">
            <text:p>223</text:p>
          </table:table-cell>
          <table:table-cell office:value-type="float" office:value="38">
            <text:p>38</text:p>
          </table:table-cell>
          <table:table-cell office:value-type="float" office:value="310">
            <text:p>310</text:p>
          </table:table-cell>
          <table:table-cell office:value-type="float" office:value="131">
            <text:p>131</text:p>
          </table:table-cell>
          <table:table-cell office:value-type="float" office:value="21">
            <text:p>21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52">
            <text:p>352</text:p>
          </table:table-cell>
          <table:table-cell office:value-type="float" office:value="9819">
            <text:p>9819</text:p>
          </table:table-cell>
          <table:table-cell office:value-type="float" office:value="5306">
            <text:p>5306</text:p>
          </table:table-cell>
          <table:table-cell office:value-type="float" office:value="74">
            <text:p>74</text:p>
          </table:table-cell>
          <table:table-cell office:value-type="string">
            <text:p><text:s/></text:p>
          </table:table-cell>
          <table:table-cell table:formula="of:=SUM([.C33:.R33])" office:value-type="float" office:value="17676">
            <text:p>17676</text:p>
          </table:table-cell>
          <table:table-cell table:formula="of:=SUMIF([.$C$3:.$R$3];[.T$3];[.$C33:.$R33])" office:value-type="float" office:value="554">
            <text:p>554</text:p>
          </table:table-cell>
          <table:table-cell table:formula="of:=SUMIF([.$C$3:.$R$3];[.U$3];[.$C33:.$R33])" office:value-type="float" office:value="661">
            <text:p>661</text:p>
          </table:table-cell>
          <table:table-cell table:formula="of:=SUMIF([.$C$3:.$R$3];[.V$3];[.$C33:.$R33])" office:value-type="float" office:value="5380">
            <text:p>5380</text:p>
          </table:table-cell>
          <table:table-cell table:formula="of:=SUMIF([.$C$3:.$R$3];[.W$3];[.$C33:.$R33])" office:value-type="float" office:value="598">
            <text:p>598</text:p>
          </table:table-cell>
          <table:table-cell table:formula="of:=SUMIF([.$C$3:.$R$3];[.X$3];[.$C33:.$R33])" office:value-type="float" office:value="9819">
            <text:p>9819</text:p>
          </table:table-cell>
          <table:table-cell table:formula="of:=SUMIF([.$C$3:.$R$3];[.Y$3];[.$C33:.$R33])" office:value-type="float" office:value="131">
            <text:p>131</text:p>
          </table:table-cell>
          <table:table-cell table:formula="of:=SUMIF([.$C$3:.$R$3];[.Z$3];[.$C33:.$R33])" office:value-type="float" office:value="310">
            <text:p>310</text:p>
          </table:table-cell>
          <table:table-cell table:formula="of:=SUM([.T33:.Z33])" office:value-type="float" office:value="17453">
            <text:p>17453</text:p>
          </table:table-cell>
        </table:table-row>
        <table:table-row table:style-name="ro1">
          <table:table-cell office:value-type="string">
            <text:p>Bedum</text:p>
          </table:table-cell>
          <table:table-cell office:value-type="float" office:value="4496">
            <text:p>4496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22">
            <text:p>3922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SUM([.C34:.R34])" office:value-type="float" office:value="4495">
            <text:p>4495</text:p>
          </table:table-cell>
          <table:table-cell table:formula="of:=SUMIF([.$C$3:.$R$3];[.T$3];[.$C34:.$R34])" office:value-type="float" office:value="118">
            <text:p>118</text:p>
          </table:table-cell>
          <table:table-cell table:formula="of:=SUMIF([.$C$3:.$R$3];[.U$3];[.$C34:.$R34])" office:value-type="float" office:value="201">
            <text:p>201</text:p>
          </table:table-cell>
          <table:table-cell table:formula="of:=SUMIF([.$C$3:.$R$3];[.V$3];[.$C34:.$R34])" office:value-type="float" office:value="133">
            <text:p>133</text:p>
          </table:table-cell>
          <table:table-cell table:formula="of:=SUMIF([.$C$3:.$R$3];[.W$3];[.$C34:.$R34])" office:value-type="float" office:value="49">
            <text:p>49</text:p>
          </table:table-cell>
          <table:table-cell table:formula="of:=SUMIF([.$C$3:.$R$3];[.X$3];[.$C34:.$R34])" office:value-type="float" office:value="3922">
            <text:p>3922</text:p>
          </table:table-cell>
          <table:table-cell table:formula="of:=SUMIF([.$C$3:.$R$3];[.Y$3];[.$C34:.$R34])" office:value-type="float" office:value="26">
            <text:p>26</text:p>
          </table:table-cell>
          <table:table-cell table:formula="of:=SUMIF([.$C$3:.$R$3];[.Z$3];[.$C34:.$R34])" office:value-type="float" office:value="43">
            <text:p>43</text:p>
          </table:table-cell>
          <table:table-cell table:formula="of:=SUM([.T34:.Z34])" office:value-type="float" office:value="4492">
            <text:p>4492</text:p>
          </table:table-cell>
        </table:table-row>
        <table:table-row table:style-name="ro1">
          <table:table-cell office:value-type="string">
            <text:p>Beek (L.)</text:p>
          </table:table-cell>
          <table:table-cell office:value-type="float" office:value="2100">
            <text:p>2100</text:p>
          </table:table-cell>
          <table:table-cell office:value-type="float" office:value="189">
            <text:p>189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1326">
            <text:p>132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SUM([.C35:.R35])" office:value-type="float" office:value="2101">
            <text:p>2101</text:p>
          </table:table-cell>
          <table:table-cell table:formula="of:=SUMIF([.$C$3:.$R$3];[.T$3];[.$C35:.$R35])" office:value-type="float" office:value="189">
            <text:p>189</text:p>
          </table:table-cell>
          <table:table-cell table:formula="of:=SUMIF([.$C$3:.$R$3];[.U$3];[.$C35:.$R35])" office:value-type="float" office:value="334">
            <text:p>334</text:p>
          </table:table-cell>
          <table:table-cell table:formula="of:=SUMIF([.$C$3:.$R$3];[.V$3];[.$C35:.$R35])" office:value-type="float" office:value="62">
            <text:p>62</text:p>
          </table:table-cell>
          <table:table-cell table:formula="of:=SUMIF([.$C$3:.$R$3];[.W$3];[.$C35:.$R35])" office:value-type="float" office:value="61">
            <text:p>61</text:p>
          </table:table-cell>
          <table:table-cell table:formula="of:=SUMIF([.$C$3:.$R$3];[.X$3];[.$C35:.$R35])" office:value-type="float" office:value="1326">
            <text:p>1326</text:p>
          </table:table-cell>
          <table:table-cell table:formula="of:=SUMIF([.$C$3:.$R$3];[.Y$3];[.$C35:.$R35])" office:value-type="float" office:value="55">
            <text:p>55</text:p>
          </table:table-cell>
          <table:table-cell table:formula="of:=SUMIF([.$C$3:.$R$3];[.Z$3];[.$C35:.$R35])" office:value-type="float" office:value="70">
            <text:p>70</text:p>
          </table:table-cell>
          <table:table-cell table:formula="of:=SUM([.T35:.Z35])" office:value-type="float" office:value="2097">
            <text:p>2097</text:p>
          </table:table-cell>
        </table:table-row>
        <table:table-row table:style-name="ro1">
          <table:table-cell office:value-type="string">
            <text:p>Beemster</text:p>
          </table:table-cell>
          <table:table-cell office:value-type="float" office:value="7208">
            <text:p>7208</text:p>
          </table:table-cell>
          <table:table-cell office:value-type="float" office:value="284">
            <text:p>284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6504">
            <text:p>6504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string">
            <text:p><text:s/></text:p>
          </table:table-cell>
          <table:table-cell table:formula="of:=SUM([.C36:.R36])" office:value-type="float" office:value="7207">
            <text:p>7207</text:p>
          </table:table-cell>
          <table:table-cell table:formula="of:=SUMIF([.$C$3:.$R$3];[.T$3];[.$C36:.$R36])" office:value-type="float" office:value="284">
            <text:p>284</text:p>
          </table:table-cell>
          <table:table-cell table:formula="of:=SUMIF([.$C$3:.$R$3];[.U$3];[.$C36:.$R36])" office:value-type="float" office:value="115">
            <text:p>115</text:p>
          </table:table-cell>
          <table:table-cell table:formula="of:=SUMIF([.$C$3:.$R$3];[.V$3];[.$C36:.$R36])" office:value-type="float" office:value="167">
            <text:p>167</text:p>
          </table:table-cell>
          <table:table-cell table:formula="of:=SUMIF([.$C$3:.$R$3];[.W$3];[.$C36:.$R36])" office:value-type="float" office:value="61">
            <text:p>61</text:p>
          </table:table-cell>
          <table:table-cell table:formula="of:=SUMIF([.$C$3:.$R$3];[.X$3];[.$C36:.$R36])" office:value-type="float" office:value="6504">
            <text:p>6504</text:p>
          </table:table-cell>
          <table:table-cell table:formula="of:=SUMIF([.$C$3:.$R$3];[.Y$3];[.$C36:.$R36])" office:value-type="float" office:value="8">
            <text:p>8</text:p>
          </table:table-cell>
          <table:table-cell table:formula="of:=SUMIF([.$C$3:.$R$3];[.Z$3];[.$C36:.$R36])" office:value-type="float" office:value="35">
            <text:p>35</text:p>
          </table:table-cell>
          <table:table-cell table:formula="of:=SUM([.T36:.Z36])" office:value-type="float" office:value="7174">
            <text:p>7174</text:p>
          </table:table-cell>
        </table:table-row>
        <table:table-row table:style-name="ro1">
          <table:table-cell office:value-type="string">
            <text:p>Beesel</text:p>
          </table:table-cell>
          <table:table-cell office:value-type="float" office:value="2921">
            <text:p>2921</text:p>
          </table:table-cell>
          <table:table-cell office:value-type="float" office:value="98">
            <text:p>98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902">
            <text:p>1902</text:p>
          </table:table-cell>
          <table:table-cell office:value-type="float" office:value="357">
            <text:p>357</text:p>
          </table:table-cell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table:formula="of:=SUM([.C37:.R37])" office:value-type="float" office:value="2920">
            <text:p>2920</text:p>
          </table:table-cell>
          <table:table-cell table:formula="of:=SUMIF([.$C$3:.$R$3];[.T$3];[.$C37:.$R37])" office:value-type="float" office:value="98">
            <text:p>98</text:p>
          </table:table-cell>
          <table:table-cell table:formula="of:=SUMIF([.$C$3:.$R$3];[.U$3];[.$C37:.$R37])" office:value-type="float" office:value="278">
            <text:p>278</text:p>
          </table:table-cell>
          <table:table-cell table:formula="of:=SUMIF([.$C$3:.$R$3];[.V$3];[.$C37:.$R37])" office:value-type="float" office:value="461">
            <text:p>461</text:p>
          </table:table-cell>
          <table:table-cell table:formula="of:=SUMIF([.$C$3:.$R$3];[.W$3];[.$C37:.$R37])" office:value-type="float" office:value="73">
            <text:p>73</text:p>
          </table:table-cell>
          <table:table-cell table:formula="of:=SUMIF([.$C$3:.$R$3];[.X$3];[.$C37:.$R37])" office:value-type="float" office:value="1902">
            <text:p>1902</text:p>
          </table:table-cell>
          <table:table-cell table:formula="of:=SUMIF([.$C$3:.$R$3];[.Y$3];[.$C37:.$R37])" office:value-type="float" office:value="41">
            <text:p>41</text:p>
          </table:table-cell>
          <table:table-cell table:formula="of:=SUMIF([.$C$3:.$R$3];[.Z$3];[.$C37:.$R37])" office:value-type="float" office:value="67">
            <text:p>67</text:p>
          </table:table-cell>
          <table:table-cell table:formula="of:=SUM([.T37:.Z37])" office:value-type="float" office:value="2920">
            <text:p>2920</text:p>
          </table:table-cell>
        </table:table-row>
        <table:table-row table:style-name="ro1">
          <table:table-cell office:value-type="string">
            <text:p>Bellingwedde</text:p>
          </table:table-cell>
          <table:table-cell office:value-type="float" office:value="11007">
            <text:p>11007</text:p>
          </table:table-cell>
          <table:table-cell office:value-type="float" office:value="267">
            <text:p>267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-</text:p>
          </table:table-cell>
          <table:table-cell table:number-columns-repeated="2" office:value-type="float" office:value="41">
            <text:p>41</text:p>
          </table:table-cell>
          <table:table-cell office:value-type="float" office:value="9284">
            <text:p>9284</text:p>
          </table:table-cell>
          <table:table-cell office:value-type="float" office:value="820">
            <text:p>820</text:p>
          </table:table-cell>
          <table:table-cell office:value-type="float" office:value="168">
            <text:p>168</text:p>
          </table:table-cell>
          <table:table-cell office:value-type="string">
            <text:p><text:s/></text:p>
          </table:table-cell>
          <table:table-cell table:formula="of:=SUM([.C38:.R38])" office:value-type="float" office:value="11006">
            <text:p>11006</text:p>
          </table:table-cell>
          <table:table-cell table:formula="of:=SUMIF([.$C$3:.$R$3];[.T$3];[.$C38:.$R38])" office:value-type="float" office:value="267">
            <text:p>267</text:p>
          </table:table-cell>
          <table:table-cell table:formula="of:=SUMIF([.$C$3:.$R$3];[.U$3];[.$C38:.$R38])" office:value-type="float" office:value="281">
            <text:p>281</text:p>
          </table:table-cell>
          <table:table-cell table:formula="of:=SUMIF([.$C$3:.$R$3];[.V$3];[.$C38:.$R38])" office:value-type="float" office:value="988">
            <text:p>988</text:p>
          </table:table-cell>
          <table:table-cell table:formula="of:=SUMIF([.$C$3:.$R$3];[.W$3];[.$C38:.$R38])" office:value-type="float" office:value="142">
            <text:p>142</text:p>
          </table:table-cell>
          <table:table-cell table:formula="of:=SUMIF([.$C$3:.$R$3];[.X$3];[.$C38:.$R38])" office:value-type="float" office:value="9284">
            <text:p>9284</text:p>
          </table:table-cell>
          <table:table-cell table:formula="of:=SUMIF([.$C$3:.$R$3];[.Y$3];[.$C38:.$R38])" office:value-type="float" office:value="32">
            <text:p>32</text:p>
          </table:table-cell>
          <table:table-cell table:formula="of:=SUMIF([.$C$3:.$R$3];[.Z$3];[.$C38:.$R38])" office:value-type="float" office:value="11">
            <text:p>11</text:p>
          </table:table-cell>
          <table:table-cell table:formula="of:=SUM([.T38:.Z38])" office:value-type="float" office:value="11005">
            <text:p>11005</text:p>
          </table:table-cell>
        </table:table-row>
        <table:table-row table:style-name="ro1">
          <table:table-cell office:value-type="string">
            <text:p>Bennebroek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formula="of:=SUM([.C39:.R39])" office:value-type="float" office:value="179">
            <text:p>179</text:p>
          </table:table-cell>
          <table:table-cell table:formula="of:=SUMIF([.$C$3:.$R$3];[.T$3];[.$C39:.$R39])" office:value-type="float" office:value="5">
            <text:p>5</text:p>
          </table:table-cell>
          <table:table-cell table:formula="of:=SUMIF([.$C$3:.$R$3];[.U$3];[.$C39:.$R39])" office:value-type="float" office:value="90">
            <text:p>90</text:p>
          </table:table-cell>
          <table:table-cell table:formula="of:=SUMIF([.$C$3:.$R$3];[.V$3];[.$C39:.$R39])" office:value-type="float" office:value="32">
            <text:p>32</text:p>
          </table:table-cell>
          <table:table-cell table:formula="of:=SUMIF([.$C$3:.$R$3];[.W$3];[.$C39:.$R39])" office:value-type="float" office:value="44">
            <text:p>44</text:p>
          </table:table-cell>
          <table:table-cell table:formula="of:=SUMIF([.$C$3:.$R$3];[.X$3];[.$C39:.$R39])" office:value-type="float" office:value="7">
            <text:p>7</text:p>
          </table:table-cell>
          <table:table-cell table:formula="of:=SUMIF([.$C$3:.$R$3];[.Y$3];[.$C39:.$R39])" office:value-type="float" office:value="1">
            <text:p>1</text:p>
          </table:table-cell>
          <table:table-cell table:formula="of:=SUMIF([.$C$3:.$R$3];[.Z$3];[.$C39:.$R39])" office:value-type="float" office:value="0">
            <text:p>0</text:p>
          </table:table-cell>
          <table:table-cell table:formula="of:=SUM([.T39:.Z39])" office:value-type="float" office:value="179">
            <text:p>179</text:p>
          </table:table-cell>
        </table:table-row>
        <table:table-row table:style-name="ro1">
          <table:table-cell office:value-type="string">
            <text:p>Bergambacht</text:p>
          </table:table-cell>
          <table:table-cell office:value-type="float" office:value="3805">
            <text:p>3805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149">
            <text:p>3149</text:p>
          </table:table-cell>
          <table:table-cell office:value-type="float" office:value="59">
            <text:p>59</text:p>
          </table:table-cell>
          <table:table-cell office:value-type="float" office:value="294">
            <text:p>294</text:p>
          </table:table-cell>
          <table:table-cell office:value-type="string">
            <text:p><text:s/></text:p>
          </table:table-cell>
          <table:table-cell table:formula="of:=SUM([.C40:.R40])" office:value-type="float" office:value="3807">
            <text:p>3807</text:p>
          </table:table-cell>
          <table:table-cell table:formula="of:=SUMIF([.$C$3:.$R$3];[.T$3];[.$C40:.$R40])" office:value-type="float" office:value="61">
            <text:p>61</text:p>
          </table:table-cell>
          <table:table-cell table:formula="of:=SUMIF([.$C$3:.$R$3];[.U$3];[.$C40:.$R40])" office:value-type="float" office:value="122">
            <text:p>122</text:p>
          </table:table-cell>
          <table:table-cell table:formula="of:=SUMIF([.$C$3:.$R$3];[.V$3];[.$C40:.$R40])" office:value-type="float" office:value="353">
            <text:p>353</text:p>
          </table:table-cell>
          <table:table-cell table:formula="of:=SUMIF([.$C$3:.$R$3];[.W$3];[.$C40:.$R40])" office:value-type="float" office:value="46">
            <text:p>46</text:p>
          </table:table-cell>
          <table:table-cell table:formula="of:=SUMIF([.$C$3:.$R$3];[.X$3];[.$C40:.$R40])" office:value-type="float" office:value="3149">
            <text:p>3149</text:p>
          </table:table-cell>
          <table:table-cell table:formula="of:=SUMIF([.$C$3:.$R$3];[.Y$3];[.$C40:.$R40])" office:value-type="float" office:value="13">
            <text:p>13</text:p>
          </table:table-cell>
          <table:table-cell table:formula="of:=SUMIF([.$C$3:.$R$3];[.Z$3];[.$C40:.$R40])" office:value-type="float" office:value="53">
            <text:p>53</text:p>
          </table:table-cell>
          <table:table-cell table:formula="of:=SUM([.T40:.Z40])" office:value-type="float" office:value="3797">
            <text:p>3797</text:p>
          </table:table-cell>
        </table:table-row>
        <table:table-row table:style-name="ro1">
          <table:table-cell office:value-type="string">
            <text:p>Bergeijk</text:p>
          </table:table-cell>
          <table:table-cell office:value-type="float" office:value="10179">
            <text:p>10179</text:p>
          </table:table-cell>
          <table:table-cell office:value-type="float" office:value="176">
            <text:p>176</text:p>
          </table:table-cell>
          <table:table-cell office:value-type="float" office:value="477">
            <text:p>477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68">
            <text:p>168</text:p>
          </table:table-cell>
          <table:table-cell office:value-type="float" office:value="6261">
            <text:p>6261</text:p>
          </table:table-cell>
          <table:table-cell office:value-type="float" office:value="2849">
            <text:p>2849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SUM([.C41:.R41])" office:value-type="float" office:value="10179">
            <text:p>10179</text:p>
          </table:table-cell>
          <table:table-cell table:formula="of:=SUMIF([.$C$3:.$R$3];[.T$3];[.$C41:.$R41])" office:value-type="float" office:value="176">
            <text:p>176</text:p>
          </table:table-cell>
          <table:table-cell table:formula="of:=SUMIF([.$C$3:.$R$3];[.U$3];[.$C41:.$R41])" office:value-type="float" office:value="477">
            <text:p>477</text:p>
          </table:table-cell>
          <table:table-cell table:formula="of:=SUMIF([.$C$3:.$R$3];[.V$3];[.$C41:.$R41])" office:value-type="float" office:value="2904">
            <text:p>2904</text:p>
          </table:table-cell>
          <table:table-cell table:formula="of:=SUMIF([.$C$3:.$R$3];[.W$3];[.$C41:.$R41])" office:value-type="float" office:value="245">
            <text:p>245</text:p>
          </table:table-cell>
          <table:table-cell table:formula="of:=SUMIF([.$C$3:.$R$3];[.X$3];[.$C41:.$R41])" office:value-type="float" office:value="6261">
            <text:p>6261</text:p>
          </table:table-cell>
          <table:table-cell table:formula="of:=SUMIF([.$C$3:.$R$3];[.Y$3];[.$C41:.$R41])" office:value-type="float" office:value="34">
            <text:p>34</text:p>
          </table:table-cell>
          <table:table-cell table:formula="of:=SUMIF([.$C$3:.$R$3];[.Z$3];[.$C41:.$R41])" office:value-type="float" office:value="80">
            <text:p>80</text:p>
          </table:table-cell>
          <table:table-cell table:formula="of:=SUM([.T41:.Z41])" office:value-type="float" office:value="10177">
            <text:p>10177</text:p>
          </table:table-cell>
        </table:table-row>
        <table:table-row table:style-name="ro1">
          <table:table-cell office:value-type="string">
            <text:p>Bergen (L.)</text:p>
          </table:table-cell>
          <table:table-cell office:value-type="float" office:value="10942">
            <text:p>10942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5828">
            <text:p>5828</text:p>
          </table:table-cell>
          <table:table-cell office:value-type="float" office:value="3792">
            <text:p>3792</text:p>
          </table:table-cell>
          <table:table-cell office:value-type="float" office:value="469">
            <text:p>469</text:p>
          </table:table-cell>
          <table:table-cell office:value-type="string">
            <text:p><text:s/></text:p>
          </table:table-cell>
          <table:table-cell table:formula="of:=SUM([.C42:.R42])" office:value-type="float" office:value="10942">
            <text:p>10942</text:p>
          </table:table-cell>
          <table:table-cell table:formula="of:=SUMIF([.$C$3:.$R$3];[.T$3];[.$C42:.$R42])" office:value-type="float" office:value="231">
            <text:p>231</text:p>
          </table:table-cell>
          <table:table-cell table:formula="of:=SUMIF([.$C$3:.$R$3];[.U$3];[.$C42:.$R42])" office:value-type="float" office:value="247">
            <text:p>247</text:p>
          </table:table-cell>
          <table:table-cell table:formula="of:=SUMIF([.$C$3:.$R$3];[.V$3];[.$C42:.$R42])" office:value-type="float" office:value="4261">
            <text:p>4261</text:p>
          </table:table-cell>
          <table:table-cell table:formula="of:=SUMIF([.$C$3:.$R$3];[.W$3];[.$C42:.$R42])" office:value-type="float" office:value="273">
            <text:p>273</text:p>
          </table:table-cell>
          <table:table-cell table:formula="of:=SUMIF([.$C$3:.$R$3];[.X$3];[.$C42:.$R42])" office:value-type="float" office:value="5828">
            <text:p>5828</text:p>
          </table:table-cell>
          <table:table-cell table:formula="of:=SUMIF([.$C$3:.$R$3];[.Y$3];[.$C42:.$R42])" office:value-type="float" office:value="61">
            <text:p>61</text:p>
          </table:table-cell>
          <table:table-cell table:formula="of:=SUMIF([.$C$3:.$R$3];[.Z$3];[.$C42:.$R42])" office:value-type="float" office:value="38">
            <text:p>38</text:p>
          </table:table-cell>
          <table:table-cell table:formula="of:=SUM([.T42:.Z42])" office:value-type="float" office:value="10939">
            <text:p>10939</text:p>
          </table:table-cell>
        </table:table-row>
        <table:table-row table:style-name="ro1">
          <table:table-cell office:value-type="string">
            <text:p>Bergen (NH.)</text:p>
          </table:table-cell>
          <table:table-cell office:value-type="float" office:value="11983">
            <text:p>11983</text:p>
          </table:table-cell>
          <table:table-cell office:value-type="float" office:value="187">
            <text:p>187</text:p>
          </table:table-cell>
          <table:table-cell office:value-type="float" office:value="637">
            <text:p>637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 office:value-type="float" office:value="4233">
            <text:p>4233</text:p>
          </table:table-cell>
          <table:table-cell office:value-type="float" office:value="4227">
            <text:p>4227</text:p>
          </table:table-cell>
          <table:table-cell office:value-type="float" office:value="88">
            <text:p>88</text:p>
          </table:table-cell>
          <table:table-cell office:value-type="float" office:value="2184">
            <text:p>2184</text:p>
          </table:table-cell>
          <table:table-cell table:formula="of:=SUM([.C43:.R43])" office:value-type="float" office:value="11983">
            <text:p>11983</text:p>
          </table:table-cell>
          <table:table-cell table:formula="of:=SUMIF([.$C$3:.$R$3];[.T$3];[.$C43:.$R43])" office:value-type="float" office:value="187">
            <text:p>187</text:p>
          </table:table-cell>
          <table:table-cell table:formula="of:=SUMIF([.$C$3:.$R$3];[.U$3];[.$C43:.$R43])" office:value-type="float" office:value="637">
            <text:p>637</text:p>
          </table:table-cell>
          <table:table-cell table:formula="of:=SUMIF([.$C$3:.$R$3];[.V$3];[.$C43:.$R43])" office:value-type="float" office:value="6499">
            <text:p>6499</text:p>
          </table:table-cell>
          <table:table-cell table:formula="of:=SUMIF([.$C$3:.$R$3];[.W$3];[.$C43:.$R43])" office:value-type="float" office:value="347">
            <text:p>347</text:p>
          </table:table-cell>
          <table:table-cell table:formula="of:=SUMIF([.$C$3:.$R$3];[.X$3];[.$C43:.$R43])" office:value-type="float" office:value="4233">
            <text:p>4233</text:p>
          </table:table-cell>
          <table:table-cell table:formula="of:=SUMIF([.$C$3:.$R$3];[.Y$3];[.$C43:.$R43])" office:value-type="float" office:value="46">
            <text:p>46</text:p>
          </table:table-cell>
          <table:table-cell table:formula="of:=SUMIF([.$C$3:.$R$3];[.Z$3];[.$C43:.$R43])" office:value-type="float" office:value="26">
            <text:p>26</text:p>
          </table:table-cell>
          <table:table-cell table:formula="of:=SUM([.T43:.Z43])" office:value-type="float" office:value="11975">
            <text:p>11975</text:p>
          </table:table-cell>
        </table:table-row>
        <table:table-row table:style-name="ro1">
          <table:table-cell office:value-type="string">
            <text:p>Bergen op Zoom</text:p>
          </table:table-cell>
          <table:table-cell office:value-type="float" office:value="9313">
            <text:p>9313</text:p>
          </table:table-cell>
          <table:table-cell office:value-type="float" office:value="330">
            <text:p>330</text:p>
          </table:table-cell>
          <table:table-cell office:value-type="float" office:value="874">
            <text:p>87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431">
            <text:p>431</text:p>
          </table:table-cell>
          <table:table-cell office:value-type="float" office:value="399">
            <text:p>399</text:p>
          </table:table-cell>
          <table:table-cell office:value-type="float" office:value="149">
            <text:p>149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3396">
            <text:p>3396</text:p>
          </table:table-cell>
          <table:table-cell office:value-type="float" office:value="2049">
            <text:p>2049</text:p>
          </table:table-cell>
          <table:table-cell office:value-type="float" office:value="1307">
            <text:p>1307</text:p>
          </table:table-cell>
          <table:table-cell office:value-type="string">
            <text:p><text:s/></text:p>
          </table:table-cell>
          <table:table-cell table:formula="of:=SUM([.C44:.R44])" office:value-type="float" office:value="9312">
            <text:p>9312</text:p>
          </table:table-cell>
          <table:table-cell table:formula="of:=SUMIF([.$C$3:.$R$3];[.T$3];[.$C44:.$R44])" office:value-type="float" office:value="330">
            <text:p>330</text:p>
          </table:table-cell>
          <table:table-cell table:formula="of:=SUMIF([.$C$3:.$R$3];[.U$3];[.$C44:.$R44])" office:value-type="float" office:value="874">
            <text:p>874</text:p>
          </table:table-cell>
          <table:table-cell table:formula="of:=SUMIF([.$C$3:.$R$3];[.V$3];[.$C44:.$R44])" office:value-type="float" office:value="3356">
            <text:p>3356</text:p>
          </table:table-cell>
          <table:table-cell table:formula="of:=SUMIF([.$C$3:.$R$3];[.W$3];[.$C44:.$R44])" office:value-type="float" office:value="502">
            <text:p>502</text:p>
          </table:table-cell>
          <table:table-cell table:formula="of:=SUMIF([.$C$3:.$R$3];[.X$3];[.$C44:.$R44])" office:value-type="float" office:value="3396">
            <text:p>3396</text:p>
          </table:table-cell>
          <table:table-cell table:formula="of:=SUMIF([.$C$3:.$R$3];[.Y$3];[.$C44:.$R44])" office:value-type="float" office:value="399">
            <text:p>399</text:p>
          </table:table-cell>
          <table:table-cell table:formula="of:=SUMIF([.$C$3:.$R$3];[.Z$3];[.$C44:.$R44])" office:value-type="float" office:value="431">
            <text:p>431</text:p>
          </table:table-cell>
          <table:table-cell table:formula="of:=SUM([.T44:.Z44])" office:value-type="float" office:value="9288">
            <text:p>9288</text:p>
          </table:table-cell>
        </table:table-row>
        <table:table-row table:style-name="ro1">
          <table:table-cell office:value-type="string">
            <text:p>Berkelland</text:p>
          </table:table-cell>
          <table:table-cell office:value-type="float" office:value="26043">
            <text:p>26043</text:p>
          </table:table-cell>
          <table:table-cell office:value-type="float" office:value="721">
            <text:p>721</text:p>
          </table:table-cell>
          <table:table-cell office:value-type="float" office:value="729">
            <text:p>72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238">
            <text:p>238</text:p>
          </table:table-cell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21563">
            <text:p>21563</text:p>
          </table:table-cell>
          <table:table-cell office:value-type="float" office:value="1976">
            <text:p>1976</text:p>
          </table:table-cell>
          <table:table-cell office:value-type="float" office:value="184">
            <text:p>184</text:p>
          </table:table-cell>
          <table:table-cell office:value-type="string">
            <text:p><text:s/></text:p>
          </table:table-cell>
          <table:table-cell table:formula="of:=SUM([.C45:.R45])" office:value-type="float" office:value="26044">
            <text:p>26044</text:p>
          </table:table-cell>
          <table:table-cell table:formula="of:=SUMIF([.$C$3:.$R$3];[.T$3];[.$C45:.$R45])" office:value-type="float" office:value="721">
            <text:p>721</text:p>
          </table:table-cell>
          <table:table-cell table:formula="of:=SUMIF([.$C$3:.$R$3];[.U$3];[.$C45:.$R45])" office:value-type="float" office:value="729">
            <text:p>729</text:p>
          </table:table-cell>
          <table:table-cell table:formula="of:=SUMIF([.$C$3:.$R$3];[.V$3];[.$C45:.$R45])" office:value-type="float" office:value="2160">
            <text:p>2160</text:p>
          </table:table-cell>
          <table:table-cell table:formula="of:=SUMIF([.$C$3:.$R$3];[.W$3];[.$C45:.$R45])" office:value-type="float" office:value="408">
            <text:p>408</text:p>
          </table:table-cell>
          <table:table-cell table:formula="of:=SUMIF([.$C$3:.$R$3];[.X$3];[.$C45:.$R45])" office:value-type="float" office:value="21563">
            <text:p>21563</text:p>
          </table:table-cell>
          <table:table-cell table:formula="of:=SUMIF([.$C$3:.$R$3];[.Y$3];[.$C45:.$R45])" office:value-type="float" office:value="191">
            <text:p>191</text:p>
          </table:table-cell>
          <table:table-cell table:formula="of:=SUMIF([.$C$3:.$R$3];[.Z$3];[.$C45:.$R45])" office:value-type="float" office:value="238">
            <text:p>238</text:p>
          </table:table-cell>
          <table:table-cell table:formula="of:=SUM([.T45:.Z45])" office:value-type="float" office:value="26010">
            <text:p>26010</text:p>
          </table:table-cell>
        </table:table-row>
        <table:table-row table:style-name="ro1">
          <table:table-cell office:value-type="string">
            <text:p>Bernheze</text:p>
          </table:table-cell>
          <table:table-cell office:value-type="float" office:value="9038">
            <text:p>9038</text:p>
          </table:table-cell>
          <table:table-cell office:value-type="float" office:value="339">
            <text:p>339</text:p>
          </table:table-cell>
          <table:table-cell office:value-type="float" office:value="516">
            <text:p>516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6699">
            <text:p>6699</text:p>
          </table:table-cell>
          <table:table-cell office:value-type="float" office:value="1054">
            <text:p>1054</text:p>
          </table:table-cell>
          <table:table-cell office:value-type="float" office:value="65">
            <text:p>65</text:p>
          </table:table-cell>
          <table:table-cell office:value-type="string">
            <text:p><text:s/></text:p>
          </table:table-cell>
          <table:table-cell table:formula="of:=SUM([.C46:.R46])" office:value-type="float" office:value="9037">
            <text:p>9037</text:p>
          </table:table-cell>
          <table:table-cell table:formula="of:=SUMIF([.$C$3:.$R$3];[.T$3];[.$C46:.$R46])" office:value-type="float" office:value="339">
            <text:p>339</text:p>
          </table:table-cell>
          <table:table-cell table:formula="of:=SUMIF([.$C$3:.$R$3];[.U$3];[.$C46:.$R46])" office:value-type="float" office:value="516">
            <text:p>516</text:p>
          </table:table-cell>
          <table:table-cell table:formula="of:=SUMIF([.$C$3:.$R$3];[.V$3];[.$C46:.$R46])" office:value-type="float" office:value="1119">
            <text:p>1119</text:p>
          </table:table-cell>
          <table:table-cell table:formula="of:=SUMIF([.$C$3:.$R$3];[.W$3];[.$C46:.$R46])" office:value-type="float" office:value="184">
            <text:p>184</text:p>
          </table:table-cell>
          <table:table-cell table:formula="of:=SUMIF([.$C$3:.$R$3];[.X$3];[.$C46:.$R46])" office:value-type="float" office:value="6699">
            <text:p>6699</text:p>
          </table:table-cell>
          <table:table-cell table:formula="of:=SUMIF([.$C$3:.$R$3];[.Y$3];[.$C46:.$R46])" office:value-type="float" office:value="34">
            <text:p>34</text:p>
          </table:table-cell>
          <table:table-cell table:formula="of:=SUMIF([.$C$3:.$R$3];[.Z$3];[.$C46:.$R46])" office:value-type="float" office:value="98">
            <text:p>98</text:p>
          </table:table-cell>
          <table:table-cell table:formula="of:=SUM([.T46:.Z46])" office:value-type="float" office:value="8989">
            <text:p>8989</text:p>
          </table:table-cell>
        </table:table-row>
        <table:table-row table:style-name="ro1">
          <table:table-cell office:value-type="string">
            <text:p>Bernisse</text:p>
          </table:table-cell>
          <table:table-cell office:value-type="float" office:value="6859">
            <text:p>6859</text:p>
          </table:table-cell>
          <table:table-cell office:value-type="float" office:value="207">
            <text:p>207</text:p>
          </table:table-cell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5013">
            <text:p>5013</text:p>
          </table:table-cell>
          <table:table-cell office:value-type="float" office:value="83">
            <text:p>83</text:p>
          </table:table-cell>
          <table:table-cell office:value-type="float" office:value="1122">
            <text:p>1122</text:p>
          </table:table-cell>
          <table:table-cell office:value-type="string">
            <text:p><text:s/></text:p>
          </table:table-cell>
          <table:table-cell table:formula="of:=SUM([.C47:.R47])" office:value-type="float" office:value="6858">
            <text:p>6858</text:p>
          </table:table-cell>
          <table:table-cell table:formula="of:=SUMIF([.$C$3:.$R$3];[.T$3];[.$C47:.$R47])" office:value-type="float" office:value="207">
            <text:p>207</text:p>
          </table:table-cell>
          <table:table-cell table:formula="of:=SUMIF([.$C$3:.$R$3];[.U$3];[.$C47:.$R47])" office:value-type="float" office:value="171">
            <text:p>171</text:p>
          </table:table-cell>
          <table:table-cell table:formula="of:=SUMIF([.$C$3:.$R$3];[.V$3];[.$C47:.$R47])" office:value-type="float" office:value="1205">
            <text:p>1205</text:p>
          </table:table-cell>
          <table:table-cell table:formula="of:=SUMIF([.$C$3:.$R$3];[.W$3];[.$C47:.$R47])" office:value-type="float" office:value="161">
            <text:p>161</text:p>
          </table:table-cell>
          <table:table-cell table:formula="of:=SUMIF([.$C$3:.$R$3];[.X$3];[.$C47:.$R47])" office:value-type="float" office:value="5013">
            <text:p>5013</text:p>
          </table:table-cell>
          <table:table-cell table:formula="of:=SUMIF([.$C$3:.$R$3];[.Y$3];[.$C47:.$R47])" office:value-type="float" office:value="58">
            <text:p>58</text:p>
          </table:table-cell>
          <table:table-cell table:formula="of:=SUMIF([.$C$3:.$R$3];[.Z$3];[.$C47:.$R47])" office:value-type="float" office:value="40">
            <text:p>40</text:p>
          </table:table-cell>
          <table:table-cell table:formula="of:=SUM([.T47:.Z47])" office:value-type="float" office:value="6855">
            <text:p>6855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float" office:value="3512">
            <text:p>3512</text:p>
          </table:table-cell>
          <table:table-cell office:value-type="float" office:value="219">
            <text:p>219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-</text:p>
          </table:table-cell>
          <table:table-cell office:value-type="float" office:value="1566">
            <text:p>1566</text:p>
          </table:table-cell>
          <table:table-cell office:value-type="float" office:value="749">
            <text:p>749</text:p>
          </table:table-cell>
          <table:table-cell office:value-type="float" office:value="79">
            <text:p>79</text:p>
          </table:table-cell>
          <table:table-cell office:value-type="string">
            <text:p><text:s/></text:p>
          </table:table-cell>
          <table:table-cell table:formula="of:=SUM([.C48:.R48])" office:value-type="float" office:value="3511">
            <text:p>3511</text:p>
          </table:table-cell>
          <table:table-cell table:formula="of:=SUMIF([.$C$3:.$R$3];[.T$3];[.$C48:.$R48])" office:value-type="float" office:value="219">
            <text:p>219</text:p>
          </table:table-cell>
          <table:table-cell table:formula="of:=SUMIF([.$C$3:.$R$3];[.U$3];[.$C48:.$R48])" office:value-type="float" office:value="463">
            <text:p>463</text:p>
          </table:table-cell>
          <table:table-cell table:formula="of:=SUMIF([.$C$3:.$R$3];[.V$3];[.$C48:.$R48])" office:value-type="float" office:value="828">
            <text:p>828</text:p>
          </table:table-cell>
          <table:table-cell table:formula="of:=SUMIF([.$C$3:.$R$3];[.W$3];[.$C48:.$R48])" office:value-type="float" office:value="203">
            <text:p>203</text:p>
          </table:table-cell>
          <table:table-cell table:formula="of:=SUMIF([.$C$3:.$R$3];[.X$3];[.$C48:.$R48])" office:value-type="float" office:value="1566">
            <text:p>1566</text:p>
          </table:table-cell>
          <table:table-cell table:formula="of:=SUMIF([.$C$3:.$R$3];[.Y$3];[.$C48:.$R48])" office:value-type="float" office:value="23">
            <text:p>23</text:p>
          </table:table-cell>
          <table:table-cell table:formula="of:=SUMIF([.$C$3:.$R$3];[.Z$3];[.$C48:.$R48])" office:value-type="float" office:value="200">
            <text:p>200</text:p>
          </table:table-cell>
          <table:table-cell table:formula="of:=SUM([.T48:.Z48])" office:value-type="float" office:value="3502">
            <text:p>3502</text:p>
          </table:table-cell>
        </table:table-row>
        <table:table-row table:style-name="ro1">
          <table:table-cell office:value-type="string">
            <text:p>Beuningen</text:p>
          </table:table-cell>
          <table:table-cell office:value-type="float" office:value="4717">
            <text:p>4717</text:p>
          </table:table-cell>
          <table:table-cell office:value-type="float" office:value="224">
            <text:p>224</text:p>
          </table:table-cell>
          <table:table-cell office:value-type="float" office:value="415">
            <text:p>415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66">
            <text:p>166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118">
            <text:p>3118</text:p>
          </table:table-cell>
          <table:table-cell office:value-type="float" office:value="180">
            <text:p>180</text:p>
          </table:table-cell>
          <table:table-cell office:value-type="float" office:value="343">
            <text:p>343</text:p>
          </table:table-cell>
          <table:table-cell office:value-type="string">
            <text:p><text:s/></text:p>
          </table:table-cell>
          <table:table-cell table:formula="of:=SUM([.C49:.R49])" office:value-type="float" office:value="4716">
            <text:p>4716</text:p>
          </table:table-cell>
          <table:table-cell table:formula="of:=SUMIF([.$C$3:.$R$3];[.T$3];[.$C49:.$R49])" office:value-type="float" office:value="224">
            <text:p>224</text:p>
          </table:table-cell>
          <table:table-cell table:formula="of:=SUMIF([.$C$3:.$R$3];[.U$3];[.$C49:.$R49])" office:value-type="float" office:value="415">
            <text:p>415</text:p>
          </table:table-cell>
          <table:table-cell table:formula="of:=SUMIF([.$C$3:.$R$3];[.V$3];[.$C49:.$R49])" office:value-type="float" office:value="523">
            <text:p>523</text:p>
          </table:table-cell>
          <table:table-cell table:formula="of:=SUMIF([.$C$3:.$R$3];[.W$3];[.$C49:.$R49])" office:value-type="float" office:value="166">
            <text:p>166</text:p>
          </table:table-cell>
          <table:table-cell table:formula="of:=SUMIF([.$C$3:.$R$3];[.X$3];[.$C49:.$R49])" office:value-type="float" office:value="3118">
            <text:p>3118</text:p>
          </table:table-cell>
          <table:table-cell table:formula="of:=SUMIF([.$C$3:.$R$3];[.Y$3];[.$C49:.$R49])" office:value-type="float" office:value="166">
            <text:p>166</text:p>
          </table:table-cell>
          <table:table-cell table:formula="of:=SUMIF([.$C$3:.$R$3];[.Z$3];[.$C49:.$R49])" office:value-type="float" office:value="77">
            <text:p>77</text:p>
          </table:table-cell>
          <table:table-cell table:formula="of:=SUM([.T49:.Z49])" office:value-type="float" office:value="4689">
            <text:p>4689</text:p>
          </table:table-cell>
        </table:table-row>
        <table:table-row table:style-name="ro1">
          <table:table-cell office:value-type="string">
            <text:p>Beverwijk</text:p>
          </table:table-cell>
          <table:table-cell office:value-type="float" office:value="2038">
            <text:p>2038</text:p>
          </table:table-cell>
          <table:table-cell office:value-type="float" office:value="143">
            <text:p>143</text:p>
          </table:table-cell>
          <table:table-cell office:value-type="float" office:value="381">
            <text:p>381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79">
            <text:p>379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float" office:value="217">
            <text:p>21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table:formula="of:=SUM([.C50:.R50])" office:value-type="float" office:value="2038">
            <text:p>2038</text:p>
          </table:table-cell>
          <table:table-cell table:formula="of:=SUMIF([.$C$3:.$R$3];[.T$3];[.$C50:.$R50])" office:value-type="float" office:value="143">
            <text:p>143</text:p>
          </table:table-cell>
          <table:table-cell table:formula="of:=SUMIF([.$C$3:.$R$3];[.U$3];[.$C50:.$R50])" office:value-type="float" office:value="381">
            <text:p>381</text:p>
          </table:table-cell>
          <table:table-cell table:formula="of:=SUMIF([.$C$3:.$R$3];[.V$3];[.$C50:.$R50])" office:value-type="float" office:value="397">
            <text:p>397</text:p>
          </table:table-cell>
          <table:table-cell table:formula="of:=SUMIF([.$C$3:.$R$3];[.W$3];[.$C50:.$R50])" office:value-type="float" office:value="241">
            <text:p>241</text:p>
          </table:table-cell>
          <table:table-cell table:formula="of:=SUMIF([.$C$3:.$R$3];[.X$3];[.$C50:.$R50])" office:value-type="float" office:value="390">
            <text:p>390</text:p>
          </table:table-cell>
          <table:table-cell table:formula="of:=SUMIF([.$C$3:.$R$3];[.Y$3];[.$C50:.$R50])" office:value-type="float" office:value="95">
            <text:p>95</text:p>
          </table:table-cell>
          <table:table-cell table:formula="of:=SUMIF([.$C$3:.$R$3];[.Z$3];[.$C50:.$R50])" office:value-type="float" office:value="379">
            <text:p>379</text:p>
          </table:table-cell>
          <table:table-cell table:formula="of:=SUM([.T50:.Z50])" office:value-type="float" office:value="2026">
            <text:p>2026</text:p>
          </table:table-cell>
        </table:table-row>
        <table:table-row table:style-name="ro1">
          <table:table-cell office:value-type="string">
            <text:p>het Bildt</text:p>
          </table:table-cell>
          <table:table-cell office:value-type="float" office:value="11651">
            <text:p>11651</text:p>
          </table:table-cell>
          <table:table-cell office:value-type="float" office:value="165">
            <text:p>16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285">
            <text:p>8285</text:p>
          </table:table-cell>
          <table:table-cell office:value-type="float" office:value="375">
            <text:p>375</text:p>
          </table:table-cell>
          <table:table-cell office:value-type="float" office:value="66">
            <text:p>66</text:p>
          </table:table-cell>
          <table:table-cell office:value-type="float" office:value="2346">
            <text:p>2346</text:p>
          </table:table-cell>
          <table:table-cell table:formula="of:=SUM([.C51:.R51])" office:value-type="float" office:value="11652">
            <text:p>11652</text:p>
          </table:table-cell>
          <table:table-cell table:formula="of:=SUMIF([.$C$3:.$R$3];[.T$3];[.$C51:.$R51])" office:value-type="float" office:value="165">
            <text:p>165</text:p>
          </table:table-cell>
          <table:table-cell table:formula="of:=SUMIF([.$C$3:.$R$3];[.U$3];[.$C51:.$R51])" office:value-type="float" office:value="227">
            <text:p>227</text:p>
          </table:table-cell>
          <table:table-cell table:formula="of:=SUMIF([.$C$3:.$R$3];[.V$3];[.$C51:.$R51])" office:value-type="float" office:value="2787">
            <text:p>2787</text:p>
          </table:table-cell>
          <table:table-cell table:formula="of:=SUMIF([.$C$3:.$R$3];[.W$3];[.$C51:.$R51])" office:value-type="float" office:value="68">
            <text:p>68</text:p>
          </table:table-cell>
          <table:table-cell table:formula="of:=SUMIF([.$C$3:.$R$3];[.X$3];[.$C51:.$R51])" office:value-type="float" office:value="8285">
            <text:p>8285</text:p>
          </table:table-cell>
          <table:table-cell table:formula="of:=SUMIF([.$C$3:.$R$3];[.Y$3];[.$C51:.$R51])" office:value-type="float" office:value="58">
            <text:p>58</text:p>
          </table:table-cell>
          <table:table-cell table:formula="of:=SUMIF([.$C$3:.$R$3];[.Z$3];[.$C51:.$R51])" office:value-type="float" office:value="59">
            <text:p>59</text:p>
          </table:table-cell>
          <table:table-cell table:formula="of:=SUM([.T51:.Z51])" office:value-type="float" office:value="11649">
            <text:p>11649</text:p>
          </table:table-cell>
        </table:table-row>
        <table:table-row table:style-name="ro1">
          <table:table-cell office:value-type="string">
            <text:p>De Bilt</text:p>
          </table:table-cell>
          <table:table-cell office:value-type="float" office:value="6710">
            <text:p>6710</text:p>
          </table:table-cell>
          <table:table-cell office:value-type="float" office:value="200">
            <text:p>200</text:p>
          </table:table-cell>
          <table:table-cell office:value-type="float" office:value="851">
            <text:p>851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479">
            <text:p>3479</text:p>
          </table:table-cell>
          <table:table-cell office:value-type="float" office:value="1578">
            <text:p>1578</text:p>
          </table:table-cell>
          <table:table-cell office:value-type="float" office:value="83">
            <text:p>83</text:p>
          </table:table-cell>
          <table:table-cell office:value-type="string">
            <text:p><text:s/></text:p>
          </table:table-cell>
          <table:table-cell table:formula="of:=SUM([.C52:.R52])" office:value-type="float" office:value="6711">
            <text:p>6711</text:p>
          </table:table-cell>
          <table:table-cell table:formula="of:=SUMIF([.$C$3:.$R$3];[.T$3];[.$C52:.$R52])" office:value-type="float" office:value="200">
            <text:p>200</text:p>
          </table:table-cell>
          <table:table-cell table:formula="of:=SUMIF([.$C$3:.$R$3];[.U$3];[.$C52:.$R52])" office:value-type="float" office:value="851">
            <text:p>851</text:p>
          </table:table-cell>
          <table:table-cell table:formula="of:=SUMIF([.$C$3:.$R$3];[.V$3];[.$C52:.$R52])" office:value-type="float" office:value="1661">
            <text:p>1661</text:p>
          </table:table-cell>
          <table:table-cell table:formula="of:=SUMIF([.$C$3:.$R$3];[.W$3];[.$C52:.$R52])" office:value-type="float" office:value="377">
            <text:p>377</text:p>
          </table:table-cell>
          <table:table-cell table:formula="of:=SUMIF([.$C$3:.$R$3];[.X$3];[.$C52:.$R52])" office:value-type="float" office:value="3479">
            <text:p>3479</text:p>
          </table:table-cell>
          <table:table-cell table:formula="of:=SUMIF([.$C$3:.$R$3];[.Y$3];[.$C52:.$R52])" office:value-type="float" office:value="21">
            <text:p>21</text:p>
          </table:table-cell>
          <table:table-cell table:formula="of:=SUMIF([.$C$3:.$R$3];[.Z$3];[.$C52:.$R52])" office:value-type="float" office:value="56">
            <text:p>56</text:p>
          </table:table-cell>
          <table:table-cell table:formula="of:=SUM([.T52:.Z52])" office:value-type="float" office:value="6645">
            <text:p>6645</text:p>
          </table:table-cell>
        </table:table-row>
        <table:table-row table:style-name="ro1">
          <table:table-cell office:value-type="string">
            <text:p>Binnenmaas</text:p>
          </table:table-cell>
          <table:table-cell office:value-type="float" office:value="7559">
            <text:p>7559</text:p>
          </table:table-cell>
          <table:table-cell office:value-type="float" office:value="317">
            <text:p>317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469">
            <text:p>5469</text:p>
          </table:table-cell>
          <table:table-cell office:value-type="float" office:value="188">
            <text:p>188</text:p>
          </table:table-cell>
          <table:table-cell office:value-type="float" office:value="634">
            <text:p>634</text:p>
          </table:table-cell>
          <table:table-cell office:value-type="string">
            <text:p><text:s/></text:p>
          </table:table-cell>
          <table:table-cell table:formula="of:=SUM([.C53:.R53])" office:value-type="float" office:value="7559">
            <text:p>7559</text:p>
          </table:table-cell>
          <table:table-cell table:formula="of:=SUMIF([.$C$3:.$R$3];[.T$3];[.$C53:.$R53])" office:value-type="float" office:value="317">
            <text:p>317</text:p>
          </table:table-cell>
          <table:table-cell table:formula="of:=SUMIF([.$C$3:.$R$3];[.U$3];[.$C53:.$R53])" office:value-type="float" office:value="450">
            <text:p>450</text:p>
          </table:table-cell>
          <table:table-cell table:formula="of:=SUMIF([.$C$3:.$R$3];[.V$3];[.$C53:.$R53])" office:value-type="float" office:value="822">
            <text:p>822</text:p>
          </table:table-cell>
          <table:table-cell table:formula="of:=SUMIF([.$C$3:.$R$3];[.W$3];[.$C53:.$R53])" office:value-type="float" office:value="168">
            <text:p>168</text:p>
          </table:table-cell>
          <table:table-cell table:formula="of:=SUMIF([.$C$3:.$R$3];[.X$3];[.$C53:.$R53])" office:value-type="float" office:value="5469">
            <text:p>5469</text:p>
          </table:table-cell>
          <table:table-cell table:formula="of:=SUMIF([.$C$3:.$R$3];[.Y$3];[.$C53:.$R53])" office:value-type="float" office:value="85">
            <text:p>85</text:p>
          </table:table-cell>
          <table:table-cell table:formula="of:=SUMIF([.$C$3:.$R$3];[.Z$3];[.$C53:.$R53])" office:value-type="float" office:value="242">
            <text:p>242</text:p>
          </table:table-cell>
          <table:table-cell table:formula="of:=SUM([.T53:.Z53])" office:value-type="float" office:value="7553">
            <text:p>7553</text:p>
          </table:table-cell>
        </table:table-row>
        <table:table-row table:style-name="ro1">
          <table:table-cell office:value-type="string">
            <text:p>Bladel</text:p>
          </table:table-cell>
          <table:table-cell office:value-type="float" office:value="7571">
            <text:p>7571</text:p>
          </table:table-cell>
          <table:table-cell office:value-type="float" office:value="167">
            <text:p>167</text:p>
          </table:table-cell>
          <table:table-cell office:value-type="float" office:value="390">
            <text:p>39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7">
            <text:p>157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02">
            <text:p>102</text:p>
          </table:table-cell>
          <table:table-cell office:value-type="float" office:value="4357">
            <text:p>4357</text:p>
          </table:table-cell>
          <table:table-cell office:value-type="float" office:value="2175">
            <text:p>2175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  <table:table-cell table:formula="of:=SUM([.C54:.R54])" office:value-type="float" office:value="7569">
            <text:p>7569</text:p>
          </table:table-cell>
          <table:table-cell table:formula="of:=SUMIF([.$C$3:.$R$3];[.T$3];[.$C54:.$R54])" office:value-type="float" office:value="167">
            <text:p>167</text:p>
          </table:table-cell>
          <table:table-cell table:formula="of:=SUMIF([.$C$3:.$R$3];[.U$3];[.$C54:.$R54])" office:value-type="float" office:value="390">
            <text:p>390</text:p>
          </table:table-cell>
          <table:table-cell table:formula="of:=SUMIF([.$C$3:.$R$3];[.V$3];[.$C54:.$R54])" office:value-type="float" office:value="2203">
            <text:p>2203</text:p>
          </table:table-cell>
          <table:table-cell table:formula="of:=SUMIF([.$C$3:.$R$3];[.W$3];[.$C54:.$R54])" office:value-type="float" office:value="216">
            <text:p>216</text:p>
          </table:table-cell>
          <table:table-cell table:formula="of:=SUMIF([.$C$3:.$R$3];[.X$3];[.$C54:.$R54])" office:value-type="float" office:value="4357">
            <text:p>4357</text:p>
          </table:table-cell>
          <table:table-cell table:formula="of:=SUMIF([.$C$3:.$R$3];[.Y$3];[.$C54:.$R54])" office:value-type="float" office:value="64">
            <text:p>64</text:p>
          </table:table-cell>
          <table:table-cell table:formula="of:=SUMIF([.$C$3:.$R$3];[.Z$3];[.$C54:.$R54])" office:value-type="float" office:value="157">
            <text:p>157</text:p>
          </table:table-cell>
          <table:table-cell table:formula="of:=SUM([.T54:.Z54])" office:value-type="float" office:value="7554">
            <text:p>7554</text:p>
          </table:table-cell>
        </table:table-row>
        <table:table-row table:style-name="ro1">
          <table:table-cell office:value-type="string">
            <text:p>Blaricum</text:p>
          </table:table-cell>
          <table:table-cell office:value-type="float" office:value="1558">
            <text:p>1558</text:p>
          </table:table-cell>
          <table:table-cell office:value-type="float" office:value="61">
            <text:p>61</text:p>
          </table:table-cell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67">
            <text:p>267</text:p>
          </table:table-cell>
          <table:table-cell office:value-type="float" office:value="445">
            <text:p>445</text:p>
          </table:table-cell>
          <table:table-cell office:value-type="string">
            <text:p><text:s/></text:p>
          </table:table-cell>
          <table:table-cell table:formula="of:=SUM([.C55:.R55])" office:value-type="float" office:value="1558">
            <text:p>1558</text:p>
          </table:table-cell>
          <table:table-cell table:formula="of:=SUMIF([.$C$3:.$R$3];[.T$3];[.$C55:.$R55])" office:value-type="float" office:value="61">
            <text:p>61</text:p>
          </table:table-cell>
          <table:table-cell table:formula="of:=SUMIF([.$C$3:.$R$3];[.U$3];[.$C55:.$R55])" office:value-type="float" office:value="308">
            <text:p>308</text:p>
          </table:table-cell>
          <table:table-cell table:formula="of:=SUMIF([.$C$3:.$R$3];[.V$3];[.$C55:.$R55])" office:value-type="float" office:value="712">
            <text:p>712</text:p>
          </table:table-cell>
          <table:table-cell table:formula="of:=SUMIF([.$C$3:.$R$3];[.W$3];[.$C55:.$R55])" office:value-type="float" office:value="71">
            <text:p>71</text:p>
          </table:table-cell>
          <table:table-cell table:formula="of:=SUMIF([.$C$3:.$R$3];[.X$3];[.$C55:.$R55])" office:value-type="float" office:value="384">
            <text:p>384</text:p>
          </table:table-cell>
          <table:table-cell table:formula="of:=SUMIF([.$C$3:.$R$3];[.Y$3];[.$C55:.$R55])" office:value-type="float" office:value="16">
            <text:p>16</text:p>
          </table:table-cell>
          <table:table-cell table:formula="of:=SUMIF([.$C$3:.$R$3];[.Z$3];[.$C55:.$R55])" office:value-type="float" office:value="1">
            <text:p>1</text:p>
          </table:table-cell>
          <table:table-cell table:formula="of:=SUM([.T55:.Z55])" office:value-type="float" office:value="1553">
            <text:p>1553</text:p>
          </table:table-cell>
        </table:table-row>
        <table:table-row table:style-name="ro1">
          <table:table-cell office:value-type="string">
            <text:p>Bloemendaal</text:p>
          </table:table-cell>
          <table:table-cell office:value-type="float" office:value="4329">
            <text:p>4329</text:p>
          </table:table-cell>
          <table:table-cell office:value-type="float" office:value="85">
            <text:p>85</text:p>
          </table:table-cell>
          <table:table-cell office:value-type="float" office:value="489">
            <text:p>48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438">
            <text:p>438</text:p>
          </table:table-cell>
          <table:table-cell office:value-type="float" office:value="2551">
            <text:p>2551</text:p>
          </table:table-cell>
          <table:table-cell office:value-type="float" office:value="63">
            <text:p>63</text:p>
          </table:table-cell>
          <table:table-cell office:value-type="float" office:value="475">
            <text:p>475</text:p>
          </table:table-cell>
          <table:table-cell table:formula="of:=SUM([.C56:.R56])" office:value-type="float" office:value="4330">
            <text:p>4330</text:p>
          </table:table-cell>
          <table:table-cell table:formula="of:=SUMIF([.$C$3:.$R$3];[.T$3];[.$C56:.$R56])" office:value-type="float" office:value="85">
            <text:p>85</text:p>
          </table:table-cell>
          <table:table-cell table:formula="of:=SUMIF([.$C$3:.$R$3];[.U$3];[.$C56:.$R56])" office:value-type="float" office:value="489">
            <text:p>489</text:p>
          </table:table-cell>
          <table:table-cell table:formula="of:=SUMIF([.$C$3:.$R$3];[.V$3];[.$C56:.$R56])" office:value-type="float" office:value="3089">
            <text:p>3089</text:p>
          </table:table-cell>
          <table:table-cell table:formula="of:=SUMIF([.$C$3:.$R$3];[.W$3];[.$C56:.$R56])" office:value-type="float" office:value="203">
            <text:p>203</text:p>
          </table:table-cell>
          <table:table-cell table:formula="of:=SUMIF([.$C$3:.$R$3];[.X$3];[.$C56:.$R56])" office:value-type="float" office:value="438">
            <text:p>438</text:p>
          </table:table-cell>
          <table:table-cell table:formula="of:=SUMIF([.$C$3:.$R$3];[.Y$3];[.$C56:.$R56])" office:value-type="float" office:value="8">
            <text:p>8</text:p>
          </table:table-cell>
          <table:table-cell table:formula="of:=SUMIF([.$C$3:.$R$3];[.Z$3];[.$C56:.$R56])" office:value-type="float" office:value="3">
            <text:p>3</text:p>
          </table:table-cell>
          <table:table-cell table:formula="of:=SUM([.T56:.Z56])" office:value-type="float" office:value="4315">
            <text:p>4315</text:p>
          </table:table-cell>
        </table:table-row>
        <table:table-row table:style-name="ro1">
          <table:table-cell office:value-type="string">
            <text:p>Boarnsterhim</text:p>
          </table:table-cell>
          <table:table-cell office:value-type="float" office:value="16859">
            <text:p>16859</text:p>
          </table:table-cell>
          <table:table-cell office:value-type="float" office:value="405">
            <text:p>405</text:p>
          </table:table-cell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38">
            <text:p>138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13303">
            <text:p>13303</text:p>
          </table:table-cell>
          <table:table-cell office:value-type="float" office:value="605">
            <text:p>605</text:p>
          </table:table-cell>
          <table:table-cell office:value-type="float" office:value="1705">
            <text:p>1705</text:p>
          </table:table-cell>
          <table:table-cell office:value-type="string">
            <text:p><text:s/></text:p>
          </table:table-cell>
          <table:table-cell table:formula="of:=SUM([.C57:.R57])" office:value-type="float" office:value="16858">
            <text:p>16858</text:p>
          </table:table-cell>
          <table:table-cell table:formula="of:=SUMIF([.$C$3:.$R$3];[.T$3];[.$C57:.$R57])" office:value-type="float" office:value="405">
            <text:p>405</text:p>
          </table:table-cell>
          <table:table-cell table:formula="of:=SUMIF([.$C$3:.$R$3];[.U$3];[.$C57:.$R57])" office:value-type="float" office:value="352">
            <text:p>352</text:p>
          </table:table-cell>
          <table:table-cell table:formula="of:=SUMIF([.$C$3:.$R$3];[.V$3];[.$C57:.$R57])" office:value-type="float" office:value="2310">
            <text:p>2310</text:p>
          </table:table-cell>
          <table:table-cell table:formula="of:=SUMIF([.$C$3:.$R$3];[.W$3];[.$C57:.$R57])" office:value-type="float" office:value="196">
            <text:p>196</text:p>
          </table:table-cell>
          <table:table-cell table:formula="of:=SUMIF([.$C$3:.$R$3];[.X$3];[.$C57:.$R57])" office:value-type="float" office:value="13303">
            <text:p>13303</text:p>
          </table:table-cell>
          <table:table-cell table:formula="of:=SUMIF([.$C$3:.$R$3];[.Y$3];[.$C57:.$R57])" office:value-type="float" office:value="138">
            <text:p>138</text:p>
          </table:table-cell>
          <table:table-cell table:formula="of:=SUMIF([.$C$3:.$R$3];[.Z$3];[.$C57:.$R57])" office:value-type="float" office:value="145">
            <text:p>145</text:p>
          </table:table-cell>
          <table:table-cell table:formula="of:=SUM([.T57:.Z57])" office:value-type="float" office:value="16849">
            <text:p>16849</text:p>
          </table:table-cell>
        </table:table-row>
        <table:table-row table:style-name="ro1">
          <table:table-cell office:value-type="string">
            <text:p>Bodegraven</text:p>
          </table:table-cell>
          <table:table-cell office:value-type="float" office:value="3850">
            <text:p>3850</text:p>
          </table:table-cell>
          <table:table-cell office:value-type="float" office:value="172">
            <text:p>172</text:p>
          </table:table-cell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3120">
            <text:p>3120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string">
            <text:p><text:s/></text:p>
          </table:table-cell>
          <table:table-cell table:formula="of:=SUM([.C58:.R58])" office:value-type="float" office:value="3851">
            <text:p>3851</text:p>
          </table:table-cell>
          <table:table-cell table:formula="of:=SUMIF([.$C$3:.$R$3];[.T$3];[.$C58:.$R58])" office:value-type="float" office:value="172">
            <text:p>172</text:p>
          </table:table-cell>
          <table:table-cell table:formula="of:=SUMIF([.$C$3:.$R$3];[.U$3];[.$C58:.$R58])" office:value-type="float" office:value="233">
            <text:p>233</text:p>
          </table:table-cell>
          <table:table-cell table:formula="of:=SUMIF([.$C$3:.$R$3];[.V$3];[.$C58:.$R58])" office:value-type="float" office:value="121">
            <text:p>121</text:p>
          </table:table-cell>
          <table:table-cell table:formula="of:=SUMIF([.$C$3:.$R$3];[.W$3];[.$C58:.$R58])" office:value-type="float" office:value="54">
            <text:p>54</text:p>
          </table:table-cell>
          <table:table-cell table:formula="of:=SUMIF([.$C$3:.$R$3];[.X$3];[.$C58:.$R58])" office:value-type="float" office:value="3120">
            <text:p>3120</text:p>
          </table:table-cell>
          <table:table-cell table:formula="of:=SUMIF([.$C$3:.$R$3];[.Y$3];[.$C58:.$R58])" office:value-type="float" office:value="39">
            <text:p>39</text:p>
          </table:table-cell>
          <table:table-cell table:formula="of:=SUMIF([.$C$3:.$R$3];[.Z$3];[.$C58:.$R58])" office:value-type="float" office:value="101">
            <text:p>101</text:p>
          </table:table-cell>
          <table:table-cell table:formula="of:=SUM([.T58:.Z58])" office:value-type="float" office:value="3840">
            <text:p>3840</text:p>
          </table:table-cell>
        </table:table-row>
        <table:table-row table:style-name="ro1">
          <table:table-cell office:value-type="string">
            <text:p>Boekel</text:p>
          </table:table-cell>
          <table:table-cell office:value-type="float" office:value="3452">
            <text:p>3452</text:p>
          </table:table-cell>
          <table:table-cell office:value-type="float" office:value="96">
            <text:p>96</text:p>
          </table:table-cell>
          <table:table-cell office:value-type="float" office:value="162">
            <text:p>162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943">
            <text:p>2943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SUM([.C59:.R59])" office:value-type="float" office:value="3452">
            <text:p>3452</text:p>
          </table:table-cell>
          <table:table-cell table:formula="of:=SUMIF([.$C$3:.$R$3];[.T$3];[.$C59:.$R59])" office:value-type="float" office:value="96">
            <text:p>96</text:p>
          </table:table-cell>
          <table:table-cell table:formula="of:=SUMIF([.$C$3:.$R$3];[.U$3];[.$C59:.$R59])" office:value-type="float" office:value="162">
            <text:p>162</text:p>
          </table:table-cell>
          <table:table-cell table:formula="of:=SUMIF([.$C$3:.$R$3];[.V$3];[.$C59:.$R59])" office:value-type="float" office:value="138">
            <text:p>138</text:p>
          </table:table-cell>
          <table:table-cell table:formula="of:=SUMIF([.$C$3:.$R$3];[.W$3];[.$C59:.$R59])" office:value-type="float" office:value="67">
            <text:p>67</text:p>
          </table:table-cell>
          <table:table-cell table:formula="of:=SUMIF([.$C$3:.$R$3];[.X$3];[.$C59:.$R59])" office:value-type="float" office:value="2943">
            <text:p>2943</text:p>
          </table:table-cell>
          <table:table-cell table:formula="of:=SUMIF([.$C$3:.$R$3];[.Y$3];[.$C59:.$R59])" office:value-type="float" office:value="17">
            <text:p>17</text:p>
          </table:table-cell>
          <table:table-cell table:formula="of:=SUMIF([.$C$3:.$R$3];[.Z$3];[.$C59:.$R59])" office:value-type="float" office:value="29">
            <text:p>29</text:p>
          </table:table-cell>
          <table:table-cell table:formula="of:=SUM([.T59:.Z59])" office:value-type="float" office:value="3452">
            <text:p>3452</text:p>
          </table:table-cell>
        </table:table-row>
        <table:table-row table:style-name="ro1">
          <table:table-cell office:value-type="string">
            <text:p>Ten Boer</text:p>
          </table:table-cell>
          <table:table-cell office:value-type="float" office:value="4571">
            <text:p>4571</text:p>
          </table:table-cell>
          <table:table-cell office:value-type="float" office:value="103">
            <text:p>103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111">
            <text:p>4111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SUM([.C60:.R60])" office:value-type="float" office:value="4572">
            <text:p>4572</text:p>
          </table:table-cell>
          <table:table-cell table:formula="of:=SUMIF([.$C$3:.$R$3];[.T$3];[.$C60:.$R60])" office:value-type="float" office:value="103">
            <text:p>103</text:p>
          </table:table-cell>
          <table:table-cell table:formula="of:=SUMIF([.$C$3:.$R$3];[.U$3];[.$C60:.$R60])" office:value-type="float" office:value="163">
            <text:p>163</text:p>
          </table:table-cell>
          <table:table-cell table:formula="of:=SUMIF([.$C$3:.$R$3];[.V$3];[.$C60:.$R60])" office:value-type="float" office:value="90">
            <text:p>90</text:p>
          </table:table-cell>
          <table:table-cell table:formula="of:=SUMIF([.$C$3:.$R$3];[.W$3];[.$C60:.$R60])" office:value-type="float" office:value="37">
            <text:p>37</text:p>
          </table:table-cell>
          <table:table-cell table:formula="of:=SUMIF([.$C$3:.$R$3];[.X$3];[.$C60:.$R60])" office:value-type="float" office:value="4111">
            <text:p>4111</text:p>
          </table:table-cell>
          <table:table-cell table:formula="of:=SUMIF([.$C$3:.$R$3];[.Y$3];[.$C60:.$R60])" office:value-type="float" office:value="36">
            <text:p>36</text:p>
          </table:table-cell>
          <table:table-cell table:formula="of:=SUMIF([.$C$3:.$R$3];[.Z$3];[.$C60:.$R60])" office:value-type="float" office:value="19">
            <text:p>19</text:p>
          </table:table-cell>
          <table:table-cell table:formula="of:=SUM([.T60:.Z60])" office:value-type="float" office:value="4559">
            <text:p>4559</text:p>
          </table:table-cell>
        </table:table-row>
        <table:table-row table:style-name="ro1">
          <table:table-cell office:value-type="string">
            <text:p>Bolsward</text:p>
          </table:table-cell>
          <table:table-cell office:value-type="float" office:value="942">
            <text:p>942</text:p>
          </table:table-cell>
          <table:table-cell office:value-type="float" office:value="61">
            <text:p>6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-</text:p>
          </table:table-cell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SUM([.C61:.R61])" office:value-type="float" office:value="942">
            <text:p>942</text:p>
          </table:table-cell>
          <table:table-cell table:formula="of:=SUMIF([.$C$3:.$R$3];[.T$3];[.$C61:.$R61])" office:value-type="float" office:value="61">
            <text:p>61</text:p>
          </table:table-cell>
          <table:table-cell table:formula="of:=SUMIF([.$C$3:.$R$3];[.U$3];[.$C61:.$R61])" office:value-type="float" office:value="158">
            <text:p>158</text:p>
          </table:table-cell>
          <table:table-cell table:formula="of:=SUMIF([.$C$3:.$R$3];[.V$3];[.$C61:.$R61])" office:value-type="float" office:value="38">
            <text:p>38</text:p>
          </table:table-cell>
          <table:table-cell table:formula="of:=SUMIF([.$C$3:.$R$3];[.W$3];[.$C61:.$R61])" office:value-type="float" office:value="59">
            <text:p>59</text:p>
          </table:table-cell>
          <table:table-cell table:formula="of:=SUMIF([.$C$3:.$R$3];[.X$3];[.$C61:.$R61])" office:value-type="float" office:value="517">
            <text:p>517</text:p>
          </table:table-cell>
          <table:table-cell table:formula="of:=SUMIF([.$C$3:.$R$3];[.Y$3];[.$C61:.$R61])" office:value-type="float" office:value="29">
            <text:p>29</text:p>
          </table:table-cell>
          <table:table-cell table:formula="of:=SUMIF([.$C$3:.$R$3];[.Z$3];[.$C61:.$R61])" office:value-type="float" office:value="69">
            <text:p>69</text:p>
          </table:table-cell>
          <table:table-cell table:formula="of:=SUM([.T61:.Z61])" office:value-type="float" office:value="931">
            <text:p>931</text:p>
          </table:table-cell>
        </table:table-row>
        <table:table-row table:style-name="ro1">
          <table:table-cell office:value-type="string">
            <text:p>Borger-Odoorn</text:p>
          </table:table-cell>
          <table:table-cell office:value-type="float" office:value="27792">
            <text:p>27792</text:p>
          </table:table-cell>
          <table:table-cell office:value-type="float" office:value="543">
            <text:p>543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office:value-type="float" office:value="21583">
            <text:p>21583</text:p>
          </table:table-cell>
          <table:table-cell office:value-type="float" office:value="4000">
            <text:p>4000</text:p>
          </table:table-cell>
          <table:table-cell office:value-type="float" office:value="262">
            <text:p>262</text:p>
          </table:table-cell>
          <table:table-cell office:value-type="string">
            <text:p><text:s/></text:p>
          </table:table-cell>
          <table:table-cell table:formula="of:=SUM([.C62:.R62])" office:value-type="float" office:value="27793">
            <text:p>27793</text:p>
          </table:table-cell>
          <table:table-cell table:formula="of:=SUMIF([.$C$3:.$R$3];[.T$3];[.$C62:.$R62])" office:value-type="float" office:value="543">
            <text:p>543</text:p>
          </table:table-cell>
          <table:table-cell table:formula="of:=SUMIF([.$C$3:.$R$3];[.U$3];[.$C62:.$R62])" office:value-type="float" office:value="776">
            <text:p>776</text:p>
          </table:table-cell>
          <table:table-cell table:formula="of:=SUMIF([.$C$3:.$R$3];[.V$3];[.$C62:.$R62])" office:value-type="float" office:value="4262">
            <text:p>4262</text:p>
          </table:table-cell>
          <table:table-cell table:formula="of:=SUMIF([.$C$3:.$R$3];[.W$3];[.$C62:.$R62])" office:value-type="float" office:value="381">
            <text:p>381</text:p>
          </table:table-cell>
          <table:table-cell table:formula="of:=SUMIF([.$C$3:.$R$3];[.X$3];[.$C62:.$R62])" office:value-type="float" office:value="21583">
            <text:p>21583</text:p>
          </table:table-cell>
          <table:table-cell table:formula="of:=SUMIF([.$C$3:.$R$3];[.Y$3];[.$C62:.$R62])" office:value-type="float" office:value="144">
            <text:p>144</text:p>
          </table:table-cell>
          <table:table-cell table:formula="of:=SUMIF([.$C$3:.$R$3];[.Z$3];[.$C62:.$R62])" office:value-type="float" office:value="94">
            <text:p>94</text:p>
          </table:table-cell>
          <table:table-cell table:formula="of:=SUM([.T62:.Z62])" office:value-type="float" office:value="27783">
            <text:p>27783</text:p>
          </table:table-cell>
        </table:table-row>
        <table:table-row table:style-name="ro1">
          <table:table-cell office:value-type="string">
            <text:p>Borne</text:p>
          </table:table-cell>
          <table:table-cell office:value-type="float" office:value="2615">
            <text:p>2615</text:p>
          </table:table-cell>
          <table:table-cell office:value-type="float" office:value="137">
            <text:p>137</text:p>
          </table:table-cell>
          <table:table-cell office:value-type="float" office:value="350">
            <text:p>35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709">
            <text:p>170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</text:p>
          </table:table-cell>
          <table:table-cell table:formula="of:=SUM([.C63:.R63])" office:value-type="float" office:value="2614">
            <text:p>2614</text:p>
          </table:table-cell>
          <table:table-cell table:formula="of:=SUMIF([.$C$3:.$R$3];[.T$3];[.$C63:.$R63])" office:value-type="float" office:value="137">
            <text:p>137</text:p>
          </table:table-cell>
          <table:table-cell table:formula="of:=SUMIF([.$C$3:.$R$3];[.U$3];[.$C63:.$R63])" office:value-type="float" office:value="350">
            <text:p>350</text:p>
          </table:table-cell>
          <table:table-cell table:formula="of:=SUMIF([.$C$3:.$R$3];[.V$3];[.$C63:.$R63])" office:value-type="float" office:value="166">
            <text:p>166</text:p>
          </table:table-cell>
          <table:table-cell table:formula="of:=SUMIF([.$C$3:.$R$3];[.W$3];[.$C63:.$R63])" office:value-type="float" office:value="97">
            <text:p>97</text:p>
          </table:table-cell>
          <table:table-cell table:formula="of:=SUMIF([.$C$3:.$R$3];[.X$3];[.$C63:.$R63])" office:value-type="float" office:value="1709">
            <text:p>1709</text:p>
          </table:table-cell>
          <table:table-cell table:formula="of:=SUMIF([.$C$3:.$R$3];[.Y$3];[.$C63:.$R63])" office:value-type="float" office:value="110">
            <text:p>110</text:p>
          </table:table-cell>
          <table:table-cell table:formula="of:=SUMIF([.$C$3:.$R$3];[.Z$3];[.$C63:.$R63])" office:value-type="float" office:value="44">
            <text:p>44</text:p>
          </table:table-cell>
          <table:table-cell table:formula="of:=SUM([.T63:.Z63])" office:value-type="float" office:value="2613">
            <text:p>2613</text:p>
          </table:table-cell>
        </table:table-row>
        <table:table-row table:style-name="ro1">
          <table:table-cell office:value-type="string">
            <text:p>Borsele</text:p>
          </table:table-cell>
          <table:table-cell office:value-type="float" office:value="19442">
            <text:p>19442</text:p>
          </table:table-cell>
          <table:table-cell office:value-type="float" office:value="711">
            <text:p>711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436">
            <text:p>436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1834">
            <text:p>11834</text:p>
          </table:table-cell>
          <table:table-cell office:value-type="float" office:value="236">
            <text:p>236</text:p>
          </table:table-cell>
          <table:table-cell office:value-type="float" office:value="94">
            <text:p>94</text:p>
          </table:table-cell>
          <table:table-cell office:value-type="float" office:value="5179">
            <text:p>5179</text:p>
          </table:table-cell>
          <table:table-cell table:formula="of:=SUM([.C64:.R64])" office:value-type="float" office:value="19442">
            <text:p>19442</text:p>
          </table:table-cell>
          <table:table-cell table:formula="of:=SUMIF([.$C$3:.$R$3];[.T$3];[.$C64:.$R64])" office:value-type="float" office:value="711">
            <text:p>711</text:p>
          </table:table-cell>
          <table:table-cell table:formula="of:=SUMIF([.$C$3:.$R$3];[.U$3];[.$C64:.$R64])" office:value-type="float" office:value="406">
            <text:p>406</text:p>
          </table:table-cell>
          <table:table-cell table:formula="of:=SUMIF([.$C$3:.$R$3];[.V$3];[.$C64:.$R64])" office:value-type="float" office:value="5509">
            <text:p>5509</text:p>
          </table:table-cell>
          <table:table-cell table:formula="of:=SUMIF([.$C$3:.$R$3];[.W$3];[.$C64:.$R64])" office:value-type="float" office:value="117">
            <text:p>117</text:p>
          </table:table-cell>
          <table:table-cell table:formula="of:=SUMIF([.$C$3:.$R$3];[.X$3];[.$C64:.$R64])" office:value-type="float" office:value="11834">
            <text:p>11834</text:p>
          </table:table-cell>
          <table:table-cell table:formula="of:=SUMIF([.$C$3:.$R$3];[.Y$3];[.$C64:.$R64])" office:value-type="float" office:value="436">
            <text:p>436</text:p>
          </table:table-cell>
          <table:table-cell table:formula="of:=SUMIF([.$C$3:.$R$3];[.Z$3];[.$C64:.$R64])" office:value-type="float" office:value="372">
            <text:p>372</text:p>
          </table:table-cell>
          <table:table-cell table:formula="of:=SUM([.T64:.Z64])" office:value-type="float" office:value="19385">
            <text:p>19385</text:p>
          </table:table-cell>
        </table:table-row>
        <table:table-row table:style-name="ro1">
          <table:table-cell office:value-type="string">
            <text:p>Boskoop</text:p>
          </table:table-cell>
          <table:table-cell office:value-type="float" office:value="1696">
            <text:p>1696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formula="of:=SUM([.C65:.R65])" office:value-type="float" office:value="1696">
            <text:p>1696</text:p>
          </table:table-cell>
          <table:table-cell table:formula="of:=SUMIF([.$C$3:.$R$3];[.T$3];[.$C65:.$R65])" office:value-type="float" office:value="69">
            <text:p>69</text:p>
          </table:table-cell>
          <table:table-cell table:formula="of:=SUMIF([.$C$3:.$R$3];[.U$3];[.$C65:.$R65])" office:value-type="float" office:value="157">
            <text:p>157</text:p>
          </table:table-cell>
          <table:table-cell table:formula="of:=SUMIF([.$C$3:.$R$3];[.V$3];[.$C65:.$R65])" office:value-type="float" office:value="211">
            <text:p>211</text:p>
          </table:table-cell>
          <table:table-cell table:formula="of:=SUMIF([.$C$3:.$R$3];[.W$3];[.$C65:.$R65])" office:value-type="float" office:value="19">
            <text:p>19</text:p>
          </table:table-cell>
          <table:table-cell table:formula="of:=SUMIF([.$C$3:.$R$3];[.X$3];[.$C65:.$R65])" office:value-type="float" office:value="1212">
            <text:p>1212</text:p>
          </table:table-cell>
          <table:table-cell table:formula="of:=SUMIF([.$C$3:.$R$3];[.Y$3];[.$C65:.$R65])" office:value-type="float" office:value="4">
            <text:p>4</text:p>
          </table:table-cell>
          <table:table-cell table:formula="of:=SUMIF([.$C$3:.$R$3];[.Z$3];[.$C65:.$R65])" office:value-type="float" office:value="22">
            <text:p>22</text:p>
          </table:table-cell>
          <table:table-cell table:formula="of:=SUM([.T65:.Z65])" office:value-type="float" office:value="1694">
            <text:p>1694</text:p>
          </table:table-cell>
        </table:table-row>
        <table:table-row table:style-name="ro1">
          <table:table-cell office:value-type="string">
            <text:p>Boxmeer</text:p>
          </table:table-cell>
          <table:table-cell office:value-type="float" office:value="11395">
            <text:p>11395</text:p>
          </table:table-cell>
          <table:table-cell office:value-type="float" office:value="361">
            <text:p>361</text:p>
          </table:table-cell>
          <table:table-cell office:value-type="float" office:value="523">
            <text:p>52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8191">
            <text:p>8191</text:p>
          </table:table-cell>
          <table:table-cell office:value-type="float" office:value="1597">
            <text:p>1597</text:p>
          </table:table-cell>
          <table:table-cell office:value-type="float" office:value="242">
            <text:p>242</text:p>
          </table:table-cell>
          <table:table-cell office:value-type="string">
            <text:p><text:s/></text:p>
          </table:table-cell>
          <table:table-cell table:formula="of:=SUM([.C66:.R66])" office:value-type="float" office:value="11394">
            <text:p>11394</text:p>
          </table:table-cell>
          <table:table-cell table:formula="of:=SUMIF([.$C$3:.$R$3];[.T$3];[.$C66:.$R66])" office:value-type="float" office:value="361">
            <text:p>361</text:p>
          </table:table-cell>
          <table:table-cell table:formula="of:=SUMIF([.$C$3:.$R$3];[.U$3];[.$C66:.$R66])" office:value-type="float" office:value="523">
            <text:p>523</text:p>
          </table:table-cell>
          <table:table-cell table:formula="of:=SUMIF([.$C$3:.$R$3];[.V$3];[.$C66:.$R66])" office:value-type="float" office:value="1839">
            <text:p>1839</text:p>
          </table:table-cell>
          <table:table-cell table:formula="of:=SUMIF([.$C$3:.$R$3];[.W$3];[.$C66:.$R66])" office:value-type="float" office:value="208">
            <text:p>208</text:p>
          </table:table-cell>
          <table:table-cell table:formula="of:=SUMIF([.$C$3:.$R$3];[.X$3];[.$C66:.$R66])" office:value-type="float" office:value="8191">
            <text:p>8191</text:p>
          </table:table-cell>
          <table:table-cell table:formula="of:=SUMIF([.$C$3:.$R$3];[.Y$3];[.$C66:.$R66])" office:value-type="float" office:value="85">
            <text:p>85</text:p>
          </table:table-cell>
          <table:table-cell table:formula="of:=SUMIF([.$C$3:.$R$3];[.Z$3];[.$C66:.$R66])" office:value-type="float" office:value="160">
            <text:p>160</text:p>
          </table:table-cell>
          <table:table-cell table:formula="of:=SUM([.T66:.Z66])" office:value-type="float" office:value="11367">
            <text:p>11367</text:p>
          </table:table-cell>
        </table:table-row>
        <table:table-row table:style-name="ro1">
          <table:table-cell office:value-type="string">
            <text:p>Boxtel</text:p>
          </table:table-cell>
          <table:table-cell office:value-type="float" office:value="6477">
            <text:p>6477</text:p>
          </table:table-cell>
          <table:table-cell office:value-type="float" office:value="271">
            <text:p>271</text:p>
          </table:table-cell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637">
            <text:p>3637</text:p>
          </table:table-cell>
          <table:table-cell office:value-type="float" office:value="1639">
            <text:p>1639</text:p>
          </table:table-cell>
          <table:table-cell office:value-type="float" office:value="108">
            <text:p>108</text:p>
          </table:table-cell>
          <table:table-cell office:value-type="string">
            <text:p><text:s/></text:p>
          </table:table-cell>
          <table:table-cell table:formula="of:=SUM([.C67:.R67])" office:value-type="float" office:value="6478">
            <text:p>6478</text:p>
          </table:table-cell>
          <table:table-cell table:formula="of:=SUMIF([.$C$3:.$R$3];[.T$3];[.$C67:.$R67])" office:value-type="float" office:value="271">
            <text:p>271</text:p>
          </table:table-cell>
          <table:table-cell table:formula="of:=SUMIF([.$C$3:.$R$3];[.U$3];[.$C67:.$R67])" office:value-type="float" office:value="462">
            <text:p>462</text:p>
          </table:table-cell>
          <table:table-cell table:formula="of:=SUMIF([.$C$3:.$R$3];[.V$3];[.$C67:.$R67])" office:value-type="float" office:value="1747">
            <text:p>1747</text:p>
          </table:table-cell>
          <table:table-cell table:formula="of:=SUMIF([.$C$3:.$R$3];[.W$3];[.$C67:.$R67])" office:value-type="float" office:value="187">
            <text:p>187</text:p>
          </table:table-cell>
          <table:table-cell table:formula="of:=SUMIF([.$C$3:.$R$3];[.X$3];[.$C67:.$R67])" office:value-type="float" office:value="3637">
            <text:p>3637</text:p>
          </table:table-cell>
          <table:table-cell table:formula="of:=SUMIF([.$C$3:.$R$3];[.Y$3];[.$C67:.$R67])" office:value-type="float" office:value="21">
            <text:p>21</text:p>
          </table:table-cell>
          <table:table-cell table:formula="of:=SUMIF([.$C$3:.$R$3];[.Z$3];[.$C67:.$R67])" office:value-type="float" office:value="139">
            <text:p>139</text:p>
          </table:table-cell>
          <table:table-cell table:formula="of:=SUM([.T67:.Z67])" office:value-type="float" office:value="6464">
            <text:p>6464</text:p>
          </table:table-cell>
        </table:table-row>
        <table:table-row table:style-name="ro1">
          <table:table-cell office:value-type="string">
            <text:p>Breda</text:p>
          </table:table-cell>
          <table:table-cell office:value-type="float" office:value="12915">
            <text:p>12915</text:p>
          </table:table-cell>
          <table:table-cell office:value-type="float" office:value="863">
            <text:p>863</text:p>
          </table:table-cell>
          <table:table-cell office:value-type="float" office:value="2288">
            <text:p>2288</text:p>
          </table:table-cell>
          <table:table-cell office:value-type="float" office:value="102">
            <text:p>102</text:p>
          </table:table-cell>
          <table:table-cell office:value-type="float" office:value="57">
            <text:p>57</text:p>
          </table:table-cell>
          <table:table-cell office:value-type="float" office:value="191">
            <text:p>191</text:p>
          </table:table-cell>
          <table:table-cell office:value-type="float" office:value="880">
            <text:p>880</text:p>
          </table:table-cell>
          <table:table-cell office:value-type="float" office:value="343">
            <text:p>343</text:p>
          </table:table-cell>
          <table:table-cell office:value-type="float" office:value="244">
            <text:p>244</text:p>
          </table:table-cell>
          <table:table-cell office:value-type="float" office:value="237">
            <text:p>237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5941">
            <text:p>5941</text:p>
          </table:table-cell>
          <table:table-cell office:value-type="float" office:value="1429">
            <text:p>1429</text:p>
          </table:table-cell>
          <table:table-cell office:value-type="float" office:value="265">
            <text:p>265</text:p>
          </table:table-cell>
          <table:table-cell office:value-type="string">
            <text:p><text:s/></text:p>
          </table:table-cell>
          <table:table-cell table:formula="of:=SUM([.C68:.R68])" office:value-type="float" office:value="12915">
            <text:p>12915</text:p>
          </table:table-cell>
          <table:table-cell table:formula="of:=SUMIF([.$C$3:.$R$3];[.T$3];[.$C68:.$R68])" office:value-type="float" office:value="863">
            <text:p>863</text:p>
          </table:table-cell>
          <table:table-cell table:formula="of:=SUMIF([.$C$3:.$R$3];[.U$3];[.$C68:.$R68])" office:value-type="float" office:value="2288">
            <text:p>2288</text:p>
          </table:table-cell>
          <table:table-cell table:formula="of:=SUMIF([.$C$3:.$R$3];[.V$3];[.$C68:.$R68])" office:value-type="float" office:value="1694">
            <text:p>1694</text:p>
          </table:table-cell>
          <table:table-cell table:formula="of:=SUMIF([.$C$3:.$R$3];[.W$3];[.$C68:.$R68])" office:value-type="float" office:value="849">
            <text:p>849</text:p>
          </table:table-cell>
          <table:table-cell table:formula="of:=SUMIF([.$C$3:.$R$3];[.X$3];[.$C68:.$R68])" office:value-type="float" office:value="5941">
            <text:p>5941</text:p>
          </table:table-cell>
          <table:table-cell table:formula="of:=SUMIF([.$C$3:.$R$3];[.Y$3];[.$C68:.$R68])" office:value-type="float" office:value="343">
            <text:p>343</text:p>
          </table:table-cell>
          <table:table-cell table:formula="of:=SUMIF([.$C$3:.$R$3];[.Z$3];[.$C68:.$R68])" office:value-type="float" office:value="880">
            <text:p>880</text:p>
          </table:table-cell>
          <table:table-cell table:formula="of:=SUM([.T68:.Z68])" office:value-type="float" office:value="12858">
            <text:p>12858</text:p>
          </table:table-cell>
        </table:table-row>
        <table:table-row table:style-name="ro1">
          <table:table-cell office:value-type="string">
            <text:p>Breukelen</text:p>
          </table:table-cell>
          <table:table-cell office:value-type="float" office:value="4865">
            <text:p>4865</text:p>
          </table:table-cell>
          <table:table-cell office:value-type="float" office:value="223">
            <text:p>223</text:p>
          </table:table-cell>
          <table:table-cell office:value-type="float" office:value="174">
            <text:p>17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office:value-type="float" office:value="69">
            <text:p>69</text:p>
          </table:table-cell>
          <table:table-cell office:value-type="float" office:value="421">
            <text:p>421</text:p>
          </table:table-cell>
          <table:table-cell office:value-type="string">
            <text:p><text:s/></text:p>
          </table:table-cell>
          <table:table-cell table:formula="of:=SUM([.C69:.R69])" office:value-type="float" office:value="4865">
            <text:p>4865</text:p>
          </table:table-cell>
          <table:table-cell table:formula="of:=SUMIF([.$C$3:.$R$3];[.T$3];[.$C69:.$R69])" office:value-type="float" office:value="223">
            <text:p>223</text:p>
          </table:table-cell>
          <table:table-cell table:formula="of:=SUMIF([.$C$3:.$R$3];[.U$3];[.$C69:.$R69])" office:value-type="float" office:value="174">
            <text:p>174</text:p>
          </table:table-cell>
          <table:table-cell table:formula="of:=SUMIF([.$C$3:.$R$3];[.V$3];[.$C69:.$R69])" office:value-type="float" office:value="490">
            <text:p>490</text:p>
          </table:table-cell>
          <table:table-cell table:formula="of:=SUMIF([.$C$3:.$R$3];[.W$3];[.$C69:.$R69])" office:value-type="float" office:value="146">
            <text:p>146</text:p>
          </table:table-cell>
          <table:table-cell table:formula="of:=SUMIF([.$C$3:.$R$3];[.X$3];[.$C69:.$R69])" office:value-type="float" office:value="3696">
            <text:p>3696</text:p>
          </table:table-cell>
          <table:table-cell table:formula="of:=SUMIF([.$C$3:.$R$3];[.Y$3];[.$C69:.$R69])" office:value-type="float" office:value="78">
            <text:p>78</text:p>
          </table:table-cell>
          <table:table-cell table:formula="of:=SUMIF([.$C$3:.$R$3];[.Z$3];[.$C69:.$R69])" office:value-type="float" office:value="52">
            <text:p>52</text:p>
          </table:table-cell>
          <table:table-cell table:formula="of:=SUM([.T69:.Z69])" office:value-type="float" office:value="4859">
            <text:p>4859</text:p>
          </table:table-cell>
        </table:table-row>
        <table:table-row table:style-name="ro1">
          <table:table-cell office:value-type="string">
            <text:p>Brielle</text:p>
          </table:table-cell>
          <table:table-cell office:value-type="float" office:value="3112">
            <text:p>3112</text:p>
          </table:table-cell>
          <table:table-cell office:value-type="float" office:value="160">
            <text:p>160</text:p>
          </table:table-cell>
          <table:table-cell office:value-type="float" office:value="214">
            <text:p>214</text:p>
          </table:table-cell>
          <table:table-cell table:number-columns-repeated="2"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917">
            <text:p>1917</text:p>
          </table:table-cell>
          <table:table-cell office:value-type="float" office:value="56">
            <text:p>56</text:p>
          </table:table-cell>
          <table:table-cell office:value-type="float" office:value="357">
            <text:p>357</text:p>
          </table:table-cell>
          <table:table-cell office:value-type="string">
            <text:p><text:s/></text:p>
          </table:table-cell>
          <table:table-cell table:formula="of:=SUM([.C70:.R70])" office:value-type="float" office:value="3112">
            <text:p>3112</text:p>
          </table:table-cell>
          <table:table-cell table:formula="of:=SUMIF([.$C$3:.$R$3];[.T$3];[.$C70:.$R70])" office:value-type="float" office:value="160">
            <text:p>160</text:p>
          </table:table-cell>
          <table:table-cell table:formula="of:=SUMIF([.$C$3:.$R$3];[.U$3];[.$C70:.$R70])" office:value-type="float" office:value="214">
            <text:p>214</text:p>
          </table:table-cell>
          <table:table-cell table:formula="of:=SUMIF([.$C$3:.$R$3];[.V$3];[.$C70:.$R70])" office:value-type="float" office:value="413">
            <text:p>413</text:p>
          </table:table-cell>
          <table:table-cell table:formula="of:=SUMIF([.$C$3:.$R$3];[.W$3];[.$C70:.$R70])" office:value-type="float" office:value="299">
            <text:p>299</text:p>
          </table:table-cell>
          <table:table-cell table:formula="of:=SUMIF([.$C$3:.$R$3];[.X$3];[.$C70:.$R70])" office:value-type="float" office:value="1917">
            <text:p>1917</text:p>
          </table:table-cell>
          <table:table-cell table:formula="of:=SUMIF([.$C$3:.$R$3];[.Y$3];[.$C70:.$R70])" office:value-type="float" office:value="66">
            <text:p>66</text:p>
          </table:table-cell>
          <table:table-cell table:formula="of:=SUMIF([.$C$3:.$R$3];[.Z$3];[.$C70:.$R70])" office:value-type="float" office:value="43">
            <text:p>43</text:p>
          </table:table-cell>
          <table:table-cell table:formula="of:=SUM([.T70:.Z70])" office:value-type="float" office:value="3112">
            <text:p>3112</text:p>
          </table:table-cell>
        </table:table-row>
        <table:table-row table:style-name="ro1">
          <table:table-cell office:value-type="string">
            <text:p>Bronckhorst</text:p>
          </table:table-cell>
          <table:table-cell office:value-type="float" office:value="28641">
            <text:p>28641</text:p>
          </table:table-cell>
          <table:table-cell office:value-type="float" office:value="680">
            <text:p>680</text:p>
          </table:table-cell>
          <table:table-cell office:value-type="float" office:value="584">
            <text:p>58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22914">
            <text:p>22914</text:p>
          </table:table-cell>
          <table:table-cell office:value-type="float" office:value="3467">
            <text:p>3467</text:p>
          </table:table-cell>
          <table:table-cell office:value-type="float" office:value="287">
            <text:p>287</text:p>
          </table:table-cell>
          <table:table-cell office:value-type="string">
            <text:p><text:s/></text:p>
          </table:table-cell>
          <table:table-cell table:formula="of:=SUM([.C71:.R71])" office:value-type="float" office:value="28642">
            <text:p>28642</text:p>
          </table:table-cell>
          <table:table-cell table:formula="of:=SUMIF([.$C$3:.$R$3];[.T$3];[.$C71:.$R71])" office:value-type="float" office:value="680">
            <text:p>680</text:p>
          </table:table-cell>
          <table:table-cell table:formula="of:=SUMIF([.$C$3:.$R$3];[.U$3];[.$C71:.$R71])" office:value-type="float" office:value="584">
            <text:p>584</text:p>
          </table:table-cell>
          <table:table-cell table:formula="of:=SUMIF([.$C$3:.$R$3];[.V$3];[.$C71:.$R71])" office:value-type="float" office:value="3754">
            <text:p>3754</text:p>
          </table:table-cell>
          <table:table-cell table:formula="of:=SUMIF([.$C$3:.$R$3];[.W$3];[.$C71:.$R71])" office:value-type="float" office:value="417">
            <text:p>417</text:p>
          </table:table-cell>
          <table:table-cell table:formula="of:=SUMIF([.$C$3:.$R$3];[.X$3];[.$C71:.$R71])" office:value-type="float" office:value="22914">
            <text:p>22914</text:p>
          </table:table-cell>
          <table:table-cell table:formula="of:=SUMIF([.$C$3:.$R$3];[.Y$3];[.$C71:.$R71])" office:value-type="float" office:value="115">
            <text:p>115</text:p>
          </table:table-cell>
          <table:table-cell table:formula="of:=SUMIF([.$C$3:.$R$3];[.Z$3];[.$C71:.$R71])" office:value-type="float" office:value="155">
            <text:p>155</text:p>
          </table:table-cell>
          <table:table-cell table:formula="of:=SUM([.T71:.Z71])" office:value-type="float" office:value="28619">
            <text:p>28619</text:p>
          </table:table-cell>
        </table:table-row>
        <table:table-row table:style-name="ro1">
          <table:table-cell office:value-type="string">
            <text:p>Brummen</text:p>
          </table:table-cell>
          <table:table-cell office:value-type="float" office:value="8510">
            <text:p>8510</text:p>
          </table:table-cell>
          <table:table-cell office:value-type="float" office:value="221">
            <text:p>221</text:p>
          </table:table-cell>
          <table:table-cell office:value-type="float" office:value="371">
            <text:p>37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 office:value-type="float" office:value="5952">
            <text:p>5952</text:p>
          </table:table-cell>
          <table:table-cell office:value-type="float" office:value="1498">
            <text:p>1498</text:p>
          </table:table-cell>
          <table:table-cell office:value-type="float" office:value="107">
            <text:p>107</text:p>
          </table:table-cell>
          <table:table-cell office:value-type="string">
            <text:p><text:s/></text:p>
          </table:table-cell>
          <table:table-cell table:formula="of:=SUM([.C72:.R72])" office:value-type="float" office:value="8509">
            <text:p>8509</text:p>
          </table:table-cell>
          <table:table-cell table:formula="of:=SUMIF([.$C$3:.$R$3];[.T$3];[.$C72:.$R72])" office:value-type="float" office:value="221">
            <text:p>221</text:p>
          </table:table-cell>
          <table:table-cell table:formula="of:=SUMIF([.$C$3:.$R$3];[.U$3];[.$C72:.$R72])" office:value-type="float" office:value="371">
            <text:p>371</text:p>
          </table:table-cell>
          <table:table-cell table:formula="of:=SUMIF([.$C$3:.$R$3];[.V$3];[.$C72:.$R72])" office:value-type="float" office:value="1605">
            <text:p>1605</text:p>
          </table:table-cell>
          <table:table-cell table:formula="of:=SUMIF([.$C$3:.$R$3];[.W$3];[.$C72:.$R72])" office:value-type="float" office:value="197">
            <text:p>197</text:p>
          </table:table-cell>
          <table:table-cell table:formula="of:=SUMIF([.$C$3:.$R$3];[.X$3];[.$C72:.$R72])" office:value-type="float" office:value="5952">
            <text:p>5952</text:p>
          </table:table-cell>
          <table:table-cell table:formula="of:=SUMIF([.$C$3:.$R$3];[.Y$3];[.$C72:.$R72])" office:value-type="float" office:value="33">
            <text:p>33</text:p>
          </table:table-cell>
          <table:table-cell table:formula="of:=SUMIF([.$C$3:.$R$3];[.Z$3];[.$C72:.$R72])" office:value-type="float" office:value="119">
            <text:p>119</text:p>
          </table:table-cell>
          <table:table-cell table:formula="of:=SUM([.T72:.Z72])" office:value-type="float" office:value="8498">
            <text:p>8498</text:p>
          </table:table-cell>
        </table:table-row>
        <table:table-row table:style-name="ro1">
          <table:table-cell office:value-type="string">
            <text:p>Brunssum</text:p>
          </table:table-cell>
          <table:table-cell office:value-type="float" office:value="1729">
            <text:p>1729</text:p>
          </table:table-cell>
          <table:table-cell office:value-type="float" office:value="55">
            <text:p>55</text:p>
          </table:table-cell>
          <table:table-cell office:value-type="float" office:value="495">
            <text:p>49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office:value-type="float" office:value="186">
            <text:p>186</text:p>
          </table:table-cell>
          <table:table-cell office:value-type="float" office:value="377">
            <text:p>377</text:p>
          </table:table-cell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table:formula="of:=SUM([.C73:.R73])" office:value-type="float" office:value="1728">
            <text:p>1728</text:p>
          </table:table-cell>
          <table:table-cell table:formula="of:=SUMIF([.$C$3:.$R$3];[.T$3];[.$C73:.$R73])" office:value-type="float" office:value="55">
            <text:p>55</text:p>
          </table:table-cell>
          <table:table-cell table:formula="of:=SUMIF([.$C$3:.$R$3];[.U$3];[.$C73:.$R73])" office:value-type="float" office:value="495">
            <text:p>495</text:p>
          </table:table-cell>
          <table:table-cell table:formula="of:=SUMIF([.$C$3:.$R$3];[.V$3];[.$C73:.$R73])" office:value-type="float" office:value="390">
            <text:p>390</text:p>
          </table:table-cell>
          <table:table-cell table:formula="of:=SUMIF([.$C$3:.$R$3];[.W$3];[.$C73:.$R73])" office:value-type="float" office:value="238">
            <text:p>238</text:p>
          </table:table-cell>
          <table:table-cell table:formula="of:=SUMIF([.$C$3:.$R$3];[.X$3];[.$C73:.$R73])" office:value-type="float" office:value="186">
            <text:p>186</text:p>
          </table:table-cell>
          <table:table-cell table:formula="of:=SUMIF([.$C$3:.$R$3];[.Y$3];[.$C73:.$R73])" office:value-type="float" office:value="159">
            <text:p>159</text:p>
          </table:table-cell>
          <table:table-cell table:formula="of:=SUMIF([.$C$3:.$R$3];[.Z$3];[.$C73:.$R73])" office:value-type="float" office:value="139">
            <text:p>139</text:p>
          </table:table-cell>
          <table:table-cell table:formula="of:=SUM([.T73:.Z73])" office:value-type="float" office:value="1662">
            <text:p>1662</text:p>
          </table:table-cell>
        </table:table-row>
        <table:table-row table:style-name="ro1">
          <table:table-cell office:value-type="string">
            <text:p>Bunnik</text:p>
          </table:table-cell>
          <table:table-cell office:value-type="float" office:value="3757">
            <text:p>3757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2893">
            <text:p>2893</text:p>
          </table:table-cell>
          <table:table-cell office:value-type="float" office:value="192">
            <text:p>192</text:p>
          </table:table-cell>
          <table:table-cell office:value-type="float" office:value="62">
            <text:p>62</text:p>
          </table:table-cell>
          <table:table-cell office:value-type="string">
            <text:p><text:s/></text:p>
          </table:table-cell>
          <table:table-cell table:formula="of:=SUM([.C74:.R74])" office:value-type="float" office:value="3756">
            <text:p>3756</text:p>
          </table:table-cell>
          <table:table-cell table:formula="of:=SUMIF([.$C$3:.$R$3];[.T$3];[.$C74:.$R74])" office:value-type="float" office:value="140">
            <text:p>140</text:p>
          </table:table-cell>
          <table:table-cell table:formula="of:=SUMIF([.$C$3:.$R$3];[.U$3];[.$C74:.$R74])" office:value-type="float" office:value="226">
            <text:p>226</text:p>
          </table:table-cell>
          <table:table-cell table:formula="of:=SUMIF([.$C$3:.$R$3];[.V$3];[.$C74:.$R74])" office:value-type="float" office:value="254">
            <text:p>254</text:p>
          </table:table-cell>
          <table:table-cell table:formula="of:=SUMIF([.$C$3:.$R$3];[.W$3];[.$C74:.$R74])" office:value-type="float" office:value="140">
            <text:p>140</text:p>
          </table:table-cell>
          <table:table-cell table:formula="of:=SUMIF([.$C$3:.$R$3];[.X$3];[.$C74:.$R74])" office:value-type="float" office:value="2893">
            <text:p>2893</text:p>
          </table:table-cell>
          <table:table-cell table:formula="of:=SUMIF([.$C$3:.$R$3];[.Y$3];[.$C74:.$R74])" office:value-type="float" office:value="4">
            <text:p>4</text:p>
          </table:table-cell>
          <table:table-cell table:formula="of:=SUMIF([.$C$3:.$R$3];[.Z$3];[.$C74:.$R74])" office:value-type="float" office:value="66">
            <text:p>66</text:p>
          </table:table-cell>
          <table:table-cell table:formula="of:=SUM([.T74:.Z74])" office:value-type="float" office:value="3723">
            <text:p>3723</text:p>
          </table:table-cell>
        </table:table-row>
        <table:table-row table:style-name="ro1">
          <table:table-cell office:value-type="string">
            <text:p>Bunschoten</text:p>
          </table:table-cell>
          <table:table-cell office:value-type="float" office:value="3488">
            <text:p>3488</text:p>
          </table:table-cell>
          <table:table-cell office:value-type="float" office:value="76">
            <text:p>76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2491">
            <text:p>2491</text:p>
          </table:table-cell>
          <table:table-cell office:value-type="float" office:value="14">
            <text:p>14</text:p>
          </table:table-cell>
          <table:table-cell office:value-type="float" office:value="438">
            <text:p>438</text:p>
          </table:table-cell>
          <table:table-cell office:value-type="string">
            <text:p><text:s/></text:p>
          </table:table-cell>
          <table:table-cell table:formula="of:=SUM([.C75:.R75])" office:value-type="float" office:value="3487">
            <text:p>3487</text:p>
          </table:table-cell>
          <table:table-cell table:formula="of:=SUMIF([.$C$3:.$R$3];[.T$3];[.$C75:.$R75])" office:value-type="float" office:value="76">
            <text:p>76</text:p>
          </table:table-cell>
          <table:table-cell table:formula="of:=SUMIF([.$C$3:.$R$3];[.U$3];[.$C75:.$R75])" office:value-type="float" office:value="267">
            <text:p>267</text:p>
          </table:table-cell>
          <table:table-cell table:formula="of:=SUMIF([.$C$3:.$R$3];[.V$3];[.$C75:.$R75])" office:value-type="float" office:value="452">
            <text:p>452</text:p>
          </table:table-cell>
          <table:table-cell table:formula="of:=SUMIF([.$C$3:.$R$3];[.W$3];[.$C75:.$R75])" office:value-type="float" office:value="61">
            <text:p>61</text:p>
          </table:table-cell>
          <table:table-cell table:formula="of:=SUMIF([.$C$3:.$R$3];[.X$3];[.$C75:.$R75])" office:value-type="float" office:value="2491">
            <text:p>2491</text:p>
          </table:table-cell>
          <table:table-cell table:formula="of:=SUMIF([.$C$3:.$R$3];[.Y$3];[.$C75:.$R75])" office:value-type="float" office:value="14">
            <text:p>14</text:p>
          </table:table-cell>
          <table:table-cell table:formula="of:=SUMIF([.$C$3:.$R$3];[.Z$3];[.$C75:.$R75])" office:value-type="float" office:value="123">
            <text:p>123</text:p>
          </table:table-cell>
          <table:table-cell table:formula="of:=SUM([.T75:.Z75])" office:value-type="float" office:value="3484">
            <text:p>3484</text:p>
          </table:table-cell>
        </table:table-row>
        <table:table-row table:style-name="ro1">
          <table:table-cell office:value-type="string">
            <text:p>Buren</text:p>
          </table:table-cell>
          <table:table-cell office:value-type="float" office:value="14293">
            <text:p>14293</text:p>
          </table:table-cell>
          <table:table-cell office:value-type="float" office:value="497">
            <text:p>497</text:p>
          </table:table-cell>
          <table:table-cell office:value-type="float" office:value="376">
            <text:p>376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129">
            <text:p>129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1682">
            <text:p>11682</text:p>
          </table:table-cell>
          <table:table-cell office:value-type="float" office:value="261">
            <text:p>261</text:p>
          </table:table-cell>
          <table:table-cell office:value-type="float" office:value="859">
            <text:p>859</text:p>
          </table:table-cell>
          <table:table-cell office:value-type="string">
            <text:p><text:s/></text:p>
          </table:table-cell>
          <table:table-cell table:formula="of:=SUM([.C76:.R76])" office:value-type="float" office:value="14292">
            <text:p>14292</text:p>
          </table:table-cell>
          <table:table-cell table:formula="of:=SUMIF([.$C$3:.$R$3];[.T$3];[.$C76:.$R76])" office:value-type="float" office:value="497">
            <text:p>497</text:p>
          </table:table-cell>
          <table:table-cell table:formula="of:=SUMIF([.$C$3:.$R$3];[.U$3];[.$C76:.$R76])" office:value-type="float" office:value="376">
            <text:p>376</text:p>
          </table:table-cell>
          <table:table-cell table:formula="of:=SUMIF([.$C$3:.$R$3];[.V$3];[.$C76:.$R76])" office:value-type="float" office:value="1120">
            <text:p>1120</text:p>
          </table:table-cell>
          <table:table-cell table:formula="of:=SUMIF([.$C$3:.$R$3];[.W$3];[.$C76:.$R76])" office:value-type="float" office:value="398">
            <text:p>398</text:p>
          </table:table-cell>
          <table:table-cell table:formula="of:=SUMIF([.$C$3:.$R$3];[.X$3];[.$C76:.$R76])" office:value-type="float" office:value="11682">
            <text:p>11682</text:p>
          </table:table-cell>
          <table:table-cell table:formula="of:=SUMIF([.$C$3:.$R$3];[.Y$3];[.$C76:.$R76])" office:value-type="float" office:value="79">
            <text:p>79</text:p>
          </table:table-cell>
          <table:table-cell table:formula="of:=SUMIF([.$C$3:.$R$3];[.Z$3];[.$C76:.$R76])" office:value-type="float" office:value="129">
            <text:p>129</text:p>
          </table:table-cell>
          <table:table-cell table:formula="of:=SUM([.T76:.Z76])" office:value-type="float" office:value="14281">
            <text:p>14281</text:p>
          </table:table-cell>
        </table:table-row>
        <table:table-row table:style-name="ro1">
          <table:table-cell office:value-type="string">
            <text:p>Bussum</text:p>
          </table:table-cell>
          <table:table-cell office:value-type="float" office:value="811">
            <text:p>811</text:p>
          </table:table-cell>
          <table:table-cell office:value-type="float" office:value="41">
            <text:p>41</text:p>
          </table:table-cell>
          <table:table-cell office:value-type="float" office:value="460">
            <text:p>46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formula="of:=SUM([.C77:.R77])" office:value-type="float" office:value="810">
            <text:p>810</text:p>
          </table:table-cell>
          <table:table-cell table:formula="of:=SUMIF([.$C$3:.$R$3];[.T$3];[.$C77:.$R77])" office:value-type="float" office:value="41">
            <text:p>41</text:p>
          </table:table-cell>
          <table:table-cell table:formula="of:=SUMIF([.$C$3:.$R$3];[.U$3];[.$C77:.$R77])" office:value-type="float" office:value="460">
            <text:p>460</text:p>
          </table:table-cell>
          <table:table-cell table:formula="of:=SUMIF([.$C$3:.$R$3];[.V$3];[.$C77:.$R77])" office:value-type="float" office:value="109">
            <text:p>109</text:p>
          </table:table-cell>
          <table:table-cell table:formula="of:=SUMIF([.$C$3:.$R$3];[.W$3];[.$C77:.$R77])" office:value-type="float" office:value="101">
            <text:p>101</text:p>
          </table:table-cell>
          <table:table-cell table:formula="of:=SUMIF([.$C$3:.$R$3];[.X$3];[.$C77:.$R77])" office:value-type="float" office:value="40">
            <text:p>40</text:p>
          </table:table-cell>
          <table:table-cell table:formula="of:=SUMIF([.$C$3:.$R$3];[.Y$3];[.$C77:.$R77])" office:value-type="float" office:value="16">
            <text:p>16</text:p>
          </table:table-cell>
          <table:table-cell table:formula="of:=SUMIF([.$C$3:.$R$3];[.Z$3];[.$C77:.$R77])" office:value-type="float" office:value="18">
            <text:p>18</text:p>
          </table:table-cell>
          <table:table-cell table:formula="of:=SUM([.T77:.Z77])" office:value-type="float" office:value="785">
            <text:p>785</text:p>
          </table:table-cell>
        </table:table-row>
        <table:table-row table:style-name="ro1">
          <table:table-cell office:value-type="string">
            <text:p>Capelle aan den IJssel</text:p>
          </table:table-cell>
          <table:table-cell office:value-type="float" office:value="1542">
            <text:p>1542</text:p>
          </table:table-cell>
          <table:table-cell office:value-type="float" office:value="121">
            <text:p>121</text:p>
          </table:table-cell>
          <table:table-cell office:value-type="float" office:value="661">
            <text:p>66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-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formula="of:=SUM([.C78:.R78])" office:value-type="float" office:value="1543">
            <text:p>1543</text:p>
          </table:table-cell>
          <table:table-cell table:formula="of:=SUMIF([.$C$3:.$R$3];[.T$3];[.$C78:.$R78])" office:value-type="float" office:value="121">
            <text:p>121</text:p>
          </table:table-cell>
          <table:table-cell table:formula="of:=SUMIF([.$C$3:.$R$3];[.U$3];[.$C78:.$R78])" office:value-type="float" office:value="661">
            <text:p>661</text:p>
          </table:table-cell>
          <table:table-cell table:formula="of:=SUMIF([.$C$3:.$R$3];[.V$3];[.$C78:.$R78])" office:value-type="float" office:value="122">
            <text:p>122</text:p>
          </table:table-cell>
          <table:table-cell table:formula="of:=SUMIF([.$C$3:.$R$3];[.W$3];[.$C78:.$R78])" office:value-type="float" office:value="303">
            <text:p>303</text:p>
          </table:table-cell>
          <table:table-cell table:formula="of:=SUMIF([.$C$3:.$R$3];[.X$3];[.$C78:.$R78])" office:value-type="float" office:value="72">
            <text:p>72</text:p>
          </table:table-cell>
          <table:table-cell table:formula="of:=SUMIF([.$C$3:.$R$3];[.Y$3];[.$C78:.$R78])" office:value-type="float" office:value="64">
            <text:p>64</text:p>
          </table:table-cell>
          <table:table-cell table:formula="of:=SUMIF([.$C$3:.$R$3];[.Z$3];[.$C78:.$R78])" office:value-type="float" office:value="175">
            <text:p>175</text:p>
          </table:table-cell>
          <table:table-cell table:formula="of:=SUM([.T78:.Z78])" office:value-type="float" office:value="1518">
            <text:p>1518</text:p>
          </table:table-cell>
        </table:table-row>
        <table:table-row table:style-name="ro1">
          <table:table-cell office:value-type="string">
            <text:p>Castricum</text:p>
          </table:table-cell>
          <table:table-cell office:value-type="float" office:value="5992">
            <text:p>5992</text:p>
          </table:table-cell>
          <table:table-cell office:value-type="float" office:value="136">
            <text:p>136</text:p>
          </table:table-cell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349">
            <text:p>2349</text:p>
          </table:table-cell>
          <table:table-cell office:value-type="float" office:value="1579">
            <text:p>1579</text:p>
          </table:table-cell>
          <table:table-cell office:value-type="float" office:value="539">
            <text:p>539</text:p>
          </table:table-cell>
          <table:table-cell office:value-type="float" office:value="490">
            <text:p>490</text:p>
          </table:table-cell>
          <table:table-cell table:formula="of:=SUM([.C79:.R79])" office:value-type="float" office:value="5994">
            <text:p>5994</text:p>
          </table:table-cell>
          <table:table-cell table:formula="of:=SUMIF([.$C$3:.$R$3];[.T$3];[.$C79:.$R79])" office:value-type="float" office:value="136">
            <text:p>136</text:p>
          </table:table-cell>
          <table:table-cell table:formula="of:=SUMIF([.$C$3:.$R$3];[.U$3];[.$C79:.$R79])" office:value-type="float" office:value="535">
            <text:p>535</text:p>
          </table:table-cell>
          <table:table-cell table:formula="of:=SUMIF([.$C$3:.$R$3];[.V$3];[.$C79:.$R79])" office:value-type="float" office:value="2608">
            <text:p>2608</text:p>
          </table:table-cell>
          <table:table-cell table:formula="of:=SUMIF([.$C$3:.$R$3];[.W$3];[.$C79:.$R79])" office:value-type="float" office:value="307">
            <text:p>307</text:p>
          </table:table-cell>
          <table:table-cell table:formula="of:=SUMIF([.$C$3:.$R$3];[.X$3];[.$C79:.$R79])" office:value-type="float" office:value="2349">
            <text:p>2349</text:p>
          </table:table-cell>
          <table:table-cell table:formula="of:=SUMIF([.$C$3:.$R$3];[.Y$3];[.$C79:.$R79])" office:value-type="float" office:value="13">
            <text:p>13</text:p>
          </table:table-cell>
          <table:table-cell table:formula="of:=SUMIF([.$C$3:.$R$3];[.Z$3];[.$C79:.$R79])" office:value-type="float" office:value="41">
            <text:p>41</text:p>
          </table:table-cell>
          <table:table-cell table:formula="of:=SUM([.T79:.Z79])" office:value-type="float" office:value="5989">
            <text:p>5989</text:p>
          </table:table-cell>
        </table:table-row>
        <table:table-row table:style-name="ro1">
          <table:table-cell office:value-type="string">
            <text:p>Coevorden</text:p>
          </table:table-cell>
          <table:table-cell office:value-type="float" office:value="29968">
            <text:p>29968</text:p>
          </table:table-cell>
          <table:table-cell office:value-type="float" office:value="935">
            <text:p>935</text:p>
          </table:table-cell>
          <table:table-cell office:value-type="float" office:value="818">
            <text:p>818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float" office:value="23393">
            <text:p>23393</text:p>
          </table:table-cell>
          <table:table-cell office:value-type="float" office:value="3278">
            <text:p>3278</text:p>
          </table:table-cell>
          <table:table-cell office:value-type="float" office:value="315">
            <text:p>315</text:p>
          </table:table-cell>
          <table:table-cell office:value-type="string">
            <text:p><text:s/></text:p>
          </table:table-cell>
          <table:table-cell table:formula="of:=SUM([.C80:.R80])" office:value-type="float" office:value="29969">
            <text:p>29969</text:p>
          </table:table-cell>
          <table:table-cell table:formula="of:=SUMIF([.$C$3:.$R$3];[.T$3];[.$C80:.$R80])" office:value-type="float" office:value="935">
            <text:p>935</text:p>
          </table:table-cell>
          <table:table-cell table:formula="of:=SUMIF([.$C$3:.$R$3];[.U$3];[.$C80:.$R80])" office:value-type="float" office:value="818">
            <text:p>818</text:p>
          </table:table-cell>
          <table:table-cell table:formula="of:=SUMIF([.$C$3:.$R$3];[.V$3];[.$C80:.$R80])" office:value-type="float" office:value="3593">
            <text:p>3593</text:p>
          </table:table-cell>
          <table:table-cell table:formula="of:=SUMIF([.$C$3:.$R$3];[.W$3];[.$C80:.$R80])" office:value-type="float" office:value="642">
            <text:p>642</text:p>
          </table:table-cell>
          <table:table-cell table:formula="of:=SUMIF([.$C$3:.$R$3];[.X$3];[.$C80:.$R80])" office:value-type="float" office:value="23393">
            <text:p>23393</text:p>
          </table:table-cell>
          <table:table-cell table:formula="of:=SUMIF([.$C$3:.$R$3];[.Y$3];[.$C80:.$R80])" office:value-type="float" office:value="272">
            <text:p>272</text:p>
          </table:table-cell>
          <table:table-cell table:formula="of:=SUMIF([.$C$3:.$R$3];[.Z$3];[.$C80:.$R80])" office:value-type="float" office:value="257">
            <text:p>257</text:p>
          </table:table-cell>
          <table:table-cell table:formula="of:=SUM([.T80:.Z80])" office:value-type="float" office:value="29910">
            <text:p>29910</text:p>
          </table:table-cell>
        </table:table-row>
        <table:table-row table:style-name="ro1">
          <table:table-cell office:value-type="string">
            <text:p>Cranendonck</text:p>
          </table:table-cell>
          <table:table-cell office:value-type="float" office:value="7814">
            <text:p>7814</text:p>
          </table:table-cell>
          <table:table-cell office:value-type="float" office:value="235">
            <text:p>235</text:p>
          </table:table-cell>
          <table:table-cell office:value-type="float" office:value="501">
            <text:p>501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772">
            <text:p>3772</text:p>
          </table:table-cell>
          <table:table-cell office:value-type="float" office:value="2655">
            <text:p>2655</text:p>
          </table:table-cell>
          <table:table-cell office:value-type="float" office:value="160">
            <text:p>160</text:p>
          </table:table-cell>
          <table:table-cell office:value-type="string">
            <text:p><text:s/></text:p>
          </table:table-cell>
          <table:table-cell table:formula="of:=SUM([.C81:.R81])" office:value-type="float" office:value="7814">
            <text:p>7814</text:p>
          </table:table-cell>
          <table:table-cell table:formula="of:=SUMIF([.$C$3:.$R$3];[.T$3];[.$C81:.$R81])" office:value-type="float" office:value="235">
            <text:p>235</text:p>
          </table:table-cell>
          <table:table-cell table:formula="of:=SUMIF([.$C$3:.$R$3];[.U$3];[.$C81:.$R81])" office:value-type="float" office:value="501">
            <text:p>501</text:p>
          </table:table-cell>
          <table:table-cell table:formula="of:=SUMIF([.$C$3:.$R$3];[.V$3];[.$C81:.$R81])" office:value-type="float" office:value="2815">
            <text:p>2815</text:p>
          </table:table-cell>
          <table:table-cell table:formula="of:=SUMIF([.$C$3:.$R$3];[.W$3];[.$C81:.$R81])" office:value-type="float" office:value="112">
            <text:p>112</text:p>
          </table:table-cell>
          <table:table-cell table:formula="of:=SUMIF([.$C$3:.$R$3];[.X$3];[.$C81:.$R81])" office:value-type="float" office:value="3772">
            <text:p>3772</text:p>
          </table:table-cell>
          <table:table-cell table:formula="of:=SUMIF([.$C$3:.$R$3];[.Y$3];[.$C81:.$R81])" office:value-type="float" office:value="40">
            <text:p>40</text:p>
          </table:table-cell>
          <table:table-cell table:formula="of:=SUMIF([.$C$3:.$R$3];[.Z$3];[.$C81:.$R81])" office:value-type="float" office:value="242">
            <text:p>242</text:p>
          </table:table-cell>
          <table:table-cell table:formula="of:=SUM([.T81:.Z81])" office:value-type="float" office:value="7717">
            <text:p>7717</text:p>
          </table:table-cell>
        </table:table-row>
        <table:table-row table:style-name="ro1">
          <table:table-cell office:value-type="string">
            <text:p>Cromstrijen</text:p>
          </table:table-cell>
          <table:table-cell office:value-type="float" office:value="7031">
            <text:p>7031</text:p>
          </table:table-cell>
          <table:table-cell office:value-type="float" office:value="201">
            <text:p>201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720">
            <text:p>4720</text:p>
          </table:table-cell>
          <table:table-cell office:value-type="float" office:value="110">
            <text:p>110</text:p>
          </table:table-cell>
          <table:table-cell office:value-type="float" office:value="1595">
            <text:p>1595</text:p>
          </table:table-cell>
          <table:table-cell office:value-type="string">
            <text:p><text:s/></text:p>
          </table:table-cell>
          <table:table-cell table:formula="of:=SUM([.C82:.R82])" office:value-type="float" office:value="7030">
            <text:p>7030</text:p>
          </table:table-cell>
          <table:table-cell table:formula="of:=SUMIF([.$C$3:.$R$3];[.T$3];[.$C82:.$R82])" office:value-type="float" office:value="201">
            <text:p>201</text:p>
          </table:table-cell>
          <table:table-cell table:formula="of:=SUMIF([.$C$3:.$R$3];[.U$3];[.$C82:.$R82])" office:value-type="float" office:value="179">
            <text:p>179</text:p>
          </table:table-cell>
          <table:table-cell table:formula="of:=SUMIF([.$C$3:.$R$3];[.V$3];[.$C82:.$R82])" office:value-type="float" office:value="1705">
            <text:p>1705</text:p>
          </table:table-cell>
          <table:table-cell table:formula="of:=SUMIF([.$C$3:.$R$3];[.W$3];[.$C82:.$R82])" office:value-type="float" office:value="142">
            <text:p>142</text:p>
          </table:table-cell>
          <table:table-cell table:formula="of:=SUMIF([.$C$3:.$R$3];[.X$3];[.$C82:.$R82])" office:value-type="float" office:value="4720">
            <text:p>4720</text:p>
          </table:table-cell>
          <table:table-cell table:formula="of:=SUMIF([.$C$3:.$R$3];[.Y$3];[.$C82:.$R82])" office:value-type="float" office:value="12">
            <text:p>12</text:p>
          </table:table-cell>
          <table:table-cell table:formula="of:=SUMIF([.$C$3:.$R$3];[.Z$3];[.$C82:.$R82])" office:value-type="float" office:value="67">
            <text:p>67</text:p>
          </table:table-cell>
          <table:table-cell table:formula="of:=SUM([.T82:.Z82])" office:value-type="float" office:value="7026">
            <text:p>7026</text:p>
          </table:table-cell>
        </table:table-row>
        <table:table-row table:style-name="ro1">
          <table:table-cell office:value-type="string">
            <text:p>Cuijk</text:p>
          </table:table-cell>
          <table:table-cell office:value-type="float" office:value="5700">
            <text:p>5700</text:p>
          </table:table-cell>
          <table:table-cell office:value-type="float" office:value="255">
            <text:p>255</text:p>
          </table:table-cell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163">
            <text:p>163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682">
            <text:p>3682</text:p>
          </table:table-cell>
          <table:table-cell office:value-type="float" office:value="248">
            <text:p>248</text:p>
          </table:table-cell>
          <table:table-cell office:value-type="float" office:value="574">
            <text:p>574</text:p>
          </table:table-cell>
          <table:table-cell office:value-type="string">
            <text:p><text:s/></text:p>
          </table:table-cell>
          <table:table-cell table:formula="of:=SUM([.C83:.R83])" office:value-type="float" office:value="5701">
            <text:p>5701</text:p>
          </table:table-cell>
          <table:table-cell table:formula="of:=SUMIF([.$C$3:.$R$3];[.T$3];[.$C83:.$R83])" office:value-type="float" office:value="255">
            <text:p>255</text:p>
          </table:table-cell>
          <table:table-cell table:formula="of:=SUMIF([.$C$3:.$R$3];[.U$3];[.$C83:.$R83])" office:value-type="float" office:value="397">
            <text:p>397</text:p>
          </table:table-cell>
          <table:table-cell table:formula="of:=SUMIF([.$C$3:.$R$3];[.V$3];[.$C83:.$R83])" office:value-type="float" office:value="822">
            <text:p>822</text:p>
          </table:table-cell>
          <table:table-cell table:formula="of:=SUMIF([.$C$3:.$R$3];[.W$3];[.$C83:.$R83])" office:value-type="float" office:value="147">
            <text:p>147</text:p>
          </table:table-cell>
          <table:table-cell table:formula="of:=SUMIF([.$C$3:.$R$3];[.X$3];[.$C83:.$R83])" office:value-type="float" office:value="3682">
            <text:p>3682</text:p>
          </table:table-cell>
          <table:table-cell table:formula="of:=SUMIF([.$C$3:.$R$3];[.Y$3];[.$C83:.$R83])" office:value-type="float" office:value="163">
            <text:p>163</text:p>
          </table:table-cell>
          <table:table-cell table:formula="of:=SUMIF([.$C$3:.$R$3];[.Z$3];[.$C83:.$R83])" office:value-type="float" office:value="220">
            <text:p>220</text:p>
          </table:table-cell>
          <table:table-cell table:formula="of:=SUM([.T83:.Z83])" office:value-type="float" office:value="5686">
            <text:p>5686</text:p>
          </table:table-cell>
        </table:table-row>
        <table:table-row table:style-name="ro1">
          <table:table-cell office:value-type="string">
            <text:p>Culemborg</text:p>
          </table:table-cell>
          <table:table-cell office:value-type="float" office:value="3118">
            <text:p>3118</text:p>
          </table:table-cell>
          <table:table-cell office:value-type="float" office:value="126">
            <text:p>126</text:p>
          </table:table-cell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68">
            <text:p>1868</text:p>
          </table:table-cell>
          <table:table-cell office:value-type="float" office:value="212">
            <text:p>212</text:p>
          </table:table-cell>
          <table:table-cell office:value-type="float" office:value="175">
            <text:p>175</text:p>
          </table:table-cell>
          <table:table-cell office:value-type="string">
            <text:p><text:s/></text:p>
          </table:table-cell>
          <table:table-cell table:formula="of:=SUM([.C84:.R84])" office:value-type="float" office:value="3117">
            <text:p>3117</text:p>
          </table:table-cell>
          <table:table-cell table:formula="of:=SUMIF([.$C$3:.$R$3];[.T$3];[.$C84:.$R84])" office:value-type="float" office:value="126">
            <text:p>126</text:p>
          </table:table-cell>
          <table:table-cell table:formula="of:=SUMIF([.$C$3:.$R$3];[.U$3];[.$C84:.$R84])" office:value-type="float" office:value="346">
            <text:p>346</text:p>
          </table:table-cell>
          <table:table-cell table:formula="of:=SUMIF([.$C$3:.$R$3];[.V$3];[.$C84:.$R84])" office:value-type="float" office:value="387">
            <text:p>387</text:p>
          </table:table-cell>
          <table:table-cell table:formula="of:=SUMIF([.$C$3:.$R$3];[.W$3];[.$C84:.$R84])" office:value-type="float" office:value="133">
            <text:p>133</text:p>
          </table:table-cell>
          <table:table-cell table:formula="of:=SUMIF([.$C$3:.$R$3];[.X$3];[.$C84:.$R84])" office:value-type="float" office:value="1868">
            <text:p>1868</text:p>
          </table:table-cell>
          <table:table-cell table:formula="of:=SUMIF([.$C$3:.$R$3];[.Y$3];[.$C84:.$R84])" office:value-type="float" office:value="93">
            <text:p>93</text:p>
          </table:table-cell>
          <table:table-cell table:formula="of:=SUMIF([.$C$3:.$R$3];[.Z$3];[.$C84:.$R84])" office:value-type="float" office:value="152">
            <text:p>152</text:p>
          </table:table-cell>
          <table:table-cell table:formula="of:=SUM([.T84:.Z84])" office:value-type="float" office:value="3105">
            <text:p>3105</text:p>
          </table:table-cell>
        </table:table-row>
        <table:table-row table:style-name="ro1">
          <table:table-cell office:value-type="string">
            <text:p>Dalfsen</text:p>
          </table:table-cell>
          <table:table-cell office:value-type="float" office:value="16650">
            <text:p>16650</text:p>
          </table:table-cell>
          <table:table-cell office:value-type="float" office:value="506">
            <text:p>506</text:p>
          </table:table-cell>
          <table:table-cell office:value-type="float" office:value="442">
            <text:p>442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13560">
            <text:p>13560</text:p>
          </table:table-cell>
          <table:table-cell office:value-type="float" office:value="1576">
            <text:p>1576</text:p>
          </table:table-cell>
          <table:table-cell office:value-type="float" office:value="139">
            <text:p>139</text:p>
          </table:table-cell>
          <table:table-cell office:value-type="string">
            <text:p><text:s/></text:p>
          </table:table-cell>
          <table:table-cell table:formula="of:=SUM([.C85:.R85])" office:value-type="float" office:value="16650">
            <text:p>16650</text:p>
          </table:table-cell>
          <table:table-cell table:formula="of:=SUMIF([.$C$3:.$R$3];[.T$3];[.$C85:.$R85])" office:value-type="float" office:value="506">
            <text:p>506</text:p>
          </table:table-cell>
          <table:table-cell table:formula="of:=SUMIF([.$C$3:.$R$3];[.U$3];[.$C85:.$R85])" office:value-type="float" office:value="442">
            <text:p>442</text:p>
          </table:table-cell>
          <table:table-cell table:formula="of:=SUMIF([.$C$3:.$R$3];[.V$3];[.$C85:.$R85])" office:value-type="float" office:value="1715">
            <text:p>1715</text:p>
          </table:table-cell>
          <table:table-cell table:formula="of:=SUMIF([.$C$3:.$R$3];[.W$3];[.$C85:.$R85])" office:value-type="float" office:value="230">
            <text:p>230</text:p>
          </table:table-cell>
          <table:table-cell table:formula="of:=SUMIF([.$C$3:.$R$3];[.X$3];[.$C85:.$R85])" office:value-type="float" office:value="13560">
            <text:p>13560</text:p>
          </table:table-cell>
          <table:table-cell table:formula="of:=SUMIF([.$C$3:.$R$3];[.Y$3];[.$C85:.$R85])" office:value-type="float" office:value="55">
            <text:p>55</text:p>
          </table:table-cell>
          <table:table-cell table:formula="of:=SUMIF([.$C$3:.$R$3];[.Z$3];[.$C85:.$R85])" office:value-type="float" office:value="136">
            <text:p>136</text:p>
          </table:table-cell>
          <table:table-cell table:formula="of:=SUM([.T85:.Z85])" office:value-type="float" office:value="16644">
            <text:p>16644</text:p>
          </table:table-cell>
        </table:table-row>
        <table:table-row table:style-name="ro1">
          <table:table-cell office:value-type="string">
            <text:p>Dantumadeel</text:p>
          </table:table-cell>
          <table:table-cell office:value-type="float" office:value="8749">
            <text:p>8749</text:p>
          </table:table-cell>
          <table:table-cell office:value-type="float" office:value="225">
            <text:p>225</text:p>
          </table:table-cell>
          <table:table-cell office:value-type="float" office:value="411">
            <text:p>4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255">
            <text:p>7255</text:p>
          </table:table-cell>
          <table:table-cell office:value-type="float" office:value="405">
            <text:p>405</text:p>
          </table:table-cell>
          <table:table-cell office:value-type="float" office:value="212">
            <text:p>212</text:p>
          </table:table-cell>
          <table:table-cell office:value-type="string">
            <text:p><text:s/></text:p>
          </table:table-cell>
          <table:table-cell table:formula="of:=SUM([.C86:.R86])" office:value-type="float" office:value="8750">
            <text:p>8750</text:p>
          </table:table-cell>
          <table:table-cell table:formula="of:=SUMIF([.$C$3:.$R$3];[.T$3];[.$C86:.$R86])" office:value-type="float" office:value="225">
            <text:p>225</text:p>
          </table:table-cell>
          <table:table-cell table:formula="of:=SUMIF([.$C$3:.$R$3];[.U$3];[.$C86:.$R86])" office:value-type="float" office:value="411">
            <text:p>411</text:p>
          </table:table-cell>
          <table:table-cell table:formula="of:=SUMIF([.$C$3:.$R$3];[.V$3];[.$C86:.$R86])" office:value-type="float" office:value="617">
            <text:p>617</text:p>
          </table:table-cell>
          <table:table-cell table:formula="of:=SUMIF([.$C$3:.$R$3];[.W$3];[.$C86:.$R86])" office:value-type="float" office:value="125">
            <text:p>125</text:p>
          </table:table-cell>
          <table:table-cell table:formula="of:=SUMIF([.$C$3:.$R$3];[.X$3];[.$C86:.$R86])" office:value-type="float" office:value="7255">
            <text:p>7255</text:p>
          </table:table-cell>
          <table:table-cell table:formula="of:=SUMIF([.$C$3:.$R$3];[.Y$3];[.$C86:.$R86])" office:value-type="float" office:value="41">
            <text:p>41</text:p>
          </table:table-cell>
          <table:table-cell table:formula="of:=SUMIF([.$C$3:.$R$3];[.Z$3];[.$C86:.$R86])" office:value-type="float" office:value="68">
            <text:p>68</text:p>
          </table:table-cell>
          <table:table-cell table:formula="of:=SUM([.T86:.Z86])" office:value-type="float" office:value="8742">
            <text:p>8742</text:p>
          </table:table-cell>
        </table:table-row>
        <table:table-row table:style-name="ro1">
          <table:table-cell office:value-type="string">
            <text:p>Delft</text:p>
          </table:table-cell>
          <table:table-cell office:value-type="float" office:value="2408">
            <text:p>2408</text:p>
          </table:table-cell>
          <table:table-cell office:value-type="float" office:value="178">
            <text:p>178</text:p>
          </table:table-cell>
          <table:table-cell office:value-type="float" office:value="736">
            <text:p>736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161">
            <text:p>161</text:p>
          </table:table-cell>
          <table:table-cell office:value-type="float" office:value="212">
            <text:p>212</text:p>
          </table:table-cell>
          <table:table-cell office:value-type="float" office:value="112">
            <text:p>112</text:p>
          </table:table-cell>
          <table:table-cell office:value-type="float" office:value="216">
            <text:p>216</text:p>
          </table:table-cell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55">
            <text:p>255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table:formula="of:=SUM([.C87:.R87])" office:value-type="float" office:value="2406">
            <text:p>2406</text:p>
          </table:table-cell>
          <table:table-cell table:formula="of:=SUMIF([.$C$3:.$R$3];[.T$3];[.$C87:.$R87])" office:value-type="float" office:value="178">
            <text:p>178</text:p>
          </table:table-cell>
          <table:table-cell table:formula="of:=SUMIF([.$C$3:.$R$3];[.U$3];[.$C87:.$R87])" office:value-type="float" office:value="736">
            <text:p>736</text:p>
          </table:table-cell>
          <table:table-cell table:formula="of:=SUMIF([.$C$3:.$R$3];[.V$3];[.$C87:.$R87])" office:value-type="float" office:value="247">
            <text:p>247</text:p>
          </table:table-cell>
          <table:table-cell table:formula="of:=SUMIF([.$C$3:.$R$3];[.W$3];[.$C87:.$R87])" office:value-type="float" office:value="618">
            <text:p>618</text:p>
          </table:table-cell>
          <table:table-cell table:formula="of:=SUMIF([.$C$3:.$R$3];[.X$3];[.$C87:.$R87])" office:value-type="float" office:value="255">
            <text:p>255</text:p>
          </table:table-cell>
          <table:table-cell table:formula="of:=SUMIF([.$C$3:.$R$3];[.Y$3];[.$C87:.$R87])" office:value-type="float" office:value="112">
            <text:p>112</text:p>
          </table:table-cell>
          <table:table-cell table:formula="of:=SUMIF([.$C$3:.$R$3];[.Z$3];[.$C87:.$R87])" office:value-type="float" office:value="212">
            <text:p>212</text:p>
          </table:table-cell>
          <table:table-cell table:formula="of:=SUM([.T87:.Z87])" office:value-type="float" office:value="2358">
            <text:p>2358</text:p>
          </table:table-cell>
        </table:table-row>
        <table:table-row table:style-name="ro1">
          <table:table-cell office:value-type="string">
            <text:p>Delfzijl</text:p>
          </table:table-cell>
          <table:table-cell office:value-type="float" office:value="22748">
            <text:p>22748</text:p>
          </table:table-cell>
          <table:table-cell office:value-type="float" office:value="396">
            <text:p>396</text:p>
          </table:table-cell>
          <table:table-cell office:value-type="float" office:value="593">
            <text:p>593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445">
            <text:p>445</text:p>
          </table:table-cell>
          <table:table-cell office:value-type="float" office:value="472">
            <text:p>472</text:p>
          </table:table-cell>
          <table:table-cell office:value-type="float" office:value="148">
            <text:p>14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260">
            <text:p>10260</text:p>
          </table:table-cell>
          <table:table-cell office:value-type="float" office:value="782">
            <text:p>782</text:p>
          </table:table-cell>
          <table:table-cell office:value-type="float" office:value="307">
            <text:p>307</text:p>
          </table:table-cell>
          <table:table-cell office:value-type="float" office:value="9128">
            <text:p>9128</text:p>
          </table:table-cell>
          <table:table-cell table:formula="of:=SUM([.C88:.R88])" office:value-type="float" office:value="22750">
            <text:p>22750</text:p>
          </table:table-cell>
          <table:table-cell table:formula="of:=SUMIF([.$C$3:.$R$3];[.T$3];[.$C88:.$R88])" office:value-type="float" office:value="396">
            <text:p>396</text:p>
          </table:table-cell>
          <table:table-cell table:formula="of:=SUMIF([.$C$3:.$R$3];[.U$3];[.$C88:.$R88])" office:value-type="float" office:value="593">
            <text:p>593</text:p>
          </table:table-cell>
          <table:table-cell table:formula="of:=SUMIF([.$C$3:.$R$3];[.V$3];[.$C88:.$R88])" office:value-type="float" office:value="10217">
            <text:p>10217</text:p>
          </table:table-cell>
          <table:table-cell table:formula="of:=SUMIF([.$C$3:.$R$3];[.W$3];[.$C88:.$R88])" office:value-type="float" office:value="345">
            <text:p>345</text:p>
          </table:table-cell>
          <table:table-cell table:formula="of:=SUMIF([.$C$3:.$R$3];[.X$3];[.$C88:.$R88])" office:value-type="float" office:value="10260">
            <text:p>10260</text:p>
          </table:table-cell>
          <table:table-cell table:formula="of:=SUMIF([.$C$3:.$R$3];[.Y$3];[.$C88:.$R88])" office:value-type="float" office:value="472">
            <text:p>472</text:p>
          </table:table-cell>
          <table:table-cell table:formula="of:=SUMIF([.$C$3:.$R$3];[.Z$3];[.$C88:.$R88])" office:value-type="float" office:value="445">
            <text:p>445</text:p>
          </table:table-cell>
          <table:table-cell table:formula="of:=SUM([.T88:.Z88])" office:value-type="float" office:value="22728">
            <text:p>22728</text:p>
          </table:table-cell>
        </table:table-row>
        <table:table-row table:style-name="ro1">
          <table:table-cell office:value-type="string">
            <text:p>Deurne</text:p>
          </table:table-cell>
          <table:table-cell office:value-type="float" office:value="11837">
            <text:p>11837</text:p>
          </table:table-cell>
          <table:table-cell office:value-type="float" office:value="360">
            <text:p>360</text:p>
          </table:table-cell>
          <table:table-cell office:value-type="float" office:value="603">
            <text:p>60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7618">
            <text:p>7618</text:p>
          </table:table-cell>
          <table:table-cell office:value-type="float" office:value="2718">
            <text:p>2718</text:p>
          </table:table-cell>
          <table:table-cell office:value-type="float" office:value="132">
            <text:p>132</text:p>
          </table:table-cell>
          <table:table-cell office:value-type="string">
            <text:p><text:s/></text:p>
          </table:table-cell>
          <table:table-cell table:formula="of:=SUM([.C89:.R89])" office:value-type="float" office:value="11836">
            <text:p>11836</text:p>
          </table:table-cell>
          <table:table-cell table:formula="of:=SUMIF([.$C$3:.$R$3];[.T$3];[.$C89:.$R89])" office:value-type="float" office:value="360">
            <text:p>360</text:p>
          </table:table-cell>
          <table:table-cell table:formula="of:=SUMIF([.$C$3:.$R$3];[.U$3];[.$C89:.$R89])" office:value-type="float" office:value="603">
            <text:p>603</text:p>
          </table:table-cell>
          <table:table-cell table:formula="of:=SUMIF([.$C$3:.$R$3];[.V$3];[.$C89:.$R89])" office:value-type="float" office:value="2850">
            <text:p>2850</text:p>
          </table:table-cell>
          <table:table-cell table:formula="of:=SUMIF([.$C$3:.$R$3];[.W$3];[.$C89:.$R89])" office:value-type="float" office:value="179">
            <text:p>179</text:p>
          </table:table-cell>
          <table:table-cell table:formula="of:=SUMIF([.$C$3:.$R$3];[.X$3];[.$C89:.$R89])" office:value-type="float" office:value="7618">
            <text:p>7618</text:p>
          </table:table-cell>
          <table:table-cell table:formula="of:=SUMIF([.$C$3:.$R$3];[.Y$3];[.$C89:.$R89])" office:value-type="float" office:value="29">
            <text:p>29</text:p>
          </table:table-cell>
          <table:table-cell table:formula="of:=SUMIF([.$C$3:.$R$3];[.Z$3];[.$C89:.$R89])" office:value-type="float" office:value="172">
            <text:p>172</text:p>
          </table:table-cell>
          <table:table-cell table:formula="of:=SUM([.T89:.Z89])" office:value-type="float" office:value="11811">
            <text:p>11811</text:p>
          </table:table-cell>
        </table:table-row>
        <table:table-row table:style-name="ro1">
          <table:table-cell office:value-type="string">
            <text:p>Deventer</text:p>
          </table:table-cell>
          <table:table-cell office:value-type="float" office:value="13437">
            <text:p>13437</text:p>
          </table:table-cell>
          <table:table-cell office:value-type="float" office:value="472">
            <text:p>472</text:p>
          </table:table-cell>
          <table:table-cell office:value-type="float" office:value="1210">
            <text:p>1210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397">
            <text:p>397</text:p>
          </table:table-cell>
          <table:table-cell office:value-type="float" office:value="115">
            <text:p>115</text:p>
          </table:table-cell>
          <table:table-cell office:value-type="float" office:value="167">
            <text:p>167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 office:value-type="float" office:value="8733">
            <text:p>8733</text:p>
          </table:table-cell>
          <table:table-cell office:value-type="float" office:value="1562">
            <text:p>1562</text:p>
          </table:table-cell>
          <table:table-cell office:value-type="float" office:value="307">
            <text:p>307</text:p>
          </table:table-cell>
          <table:table-cell office:value-type="string">
            <text:p><text:s/></text:p>
          </table:table-cell>
          <table:table-cell table:formula="of:=SUM([.C90:.R90])" office:value-type="float" office:value="13436">
            <text:p>13436</text:p>
          </table:table-cell>
          <table:table-cell table:formula="of:=SUMIF([.$C$3:.$R$3];[.T$3];[.$C90:.$R90])" office:value-type="float" office:value="472">
            <text:p>472</text:p>
          </table:table-cell>
          <table:table-cell table:formula="of:=SUMIF([.$C$3:.$R$3];[.U$3];[.$C90:.$R90])" office:value-type="float" office:value="1210">
            <text:p>1210</text:p>
          </table:table-cell>
          <table:table-cell table:formula="of:=SUMIF([.$C$3:.$R$3];[.V$3];[.$C90:.$R90])" office:value-type="float" office:value="1869">
            <text:p>1869</text:p>
          </table:table-cell>
          <table:table-cell table:formula="of:=SUMIF([.$C$3:.$R$3];[.W$3];[.$C90:.$R90])" office:value-type="float" office:value="572">
            <text:p>572</text:p>
          </table:table-cell>
          <table:table-cell table:formula="of:=SUMIF([.$C$3:.$R$3];[.X$3];[.$C90:.$R90])" office:value-type="float" office:value="8733">
            <text:p>8733</text:p>
          </table:table-cell>
          <table:table-cell table:formula="of:=SUMIF([.$C$3:.$R$3];[.Y$3];[.$C90:.$R90])" office:value-type="float" office:value="115">
            <text:p>115</text:p>
          </table:table-cell>
          <table:table-cell table:formula="of:=SUMIF([.$C$3:.$R$3];[.Z$3];[.$C90:.$R90])" office:value-type="float" office:value="397">
            <text:p>397</text:p>
          </table:table-cell>
          <table:table-cell table:formula="of:=SUM([.T90:.Z90])" office:value-type="float" office:value="13368">
            <text:p>13368</text:p>
          </table:table-cell>
        </table:table-row>
        <table:table-row table:style-name="ro1">
          <table:table-cell office:value-type="string">
            <text:p>Diemen</text:p>
          </table:table-cell>
          <table:table-cell office:value-type="float" office:value="1403">
            <text:p>1403</text:p>
          </table:table-cell>
          <table:table-cell office:value-type="float" office:value="153">
            <text:p>153</text:p>
          </table:table-cell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15">
            <text:p>215</text:p>
          </table:table-cell>
          <table:table-cell office:value-type="float" office:value="307">
            <text:p>307</text:p>
          </table:table-cell>
          <table:table-cell office:value-type="float" office:value="205">
            <text:p>205</text:p>
          </table:table-cell>
          <table:table-cell office:value-type="string">
            <text:p><text:s/></text:p>
          </table:table-cell>
          <table:table-cell table:formula="of:=SUM([.C91:.R91])" office:value-type="float" office:value="1405">
            <text:p>1405</text:p>
          </table:table-cell>
          <table:table-cell table:formula="of:=SUMIF([.$C$3:.$R$3];[.T$3];[.$C91:.$R91])" office:value-type="float" office:value="153">
            <text:p>153</text:p>
          </table:table-cell>
          <table:table-cell table:formula="of:=SUMIF([.$C$3:.$R$3];[.U$3];[.$C91:.$R91])" office:value-type="float" office:value="216">
            <text:p>216</text:p>
          </table:table-cell>
          <table:table-cell table:formula="of:=SUMIF([.$C$3:.$R$3];[.V$3];[.$C91:.$R91])" office:value-type="float" office:value="512">
            <text:p>512</text:p>
          </table:table-cell>
          <table:table-cell table:formula="of:=SUMIF([.$C$3:.$R$3];[.W$3];[.$C91:.$R91])" office:value-type="float" office:value="119">
            <text:p>119</text:p>
          </table:table-cell>
          <table:table-cell table:formula="of:=SUMIF([.$C$3:.$R$3];[.X$3];[.$C91:.$R91])" office:value-type="float" office:value="215">
            <text:p>215</text:p>
          </table:table-cell>
          <table:table-cell table:formula="of:=SUMIF([.$C$3:.$R$3];[.Y$3];[.$C91:.$R91])" office:value-type="float" office:value="39">
            <text:p>39</text:p>
          </table:table-cell>
          <table:table-cell table:formula="of:=SUMIF([.$C$3:.$R$3];[.Z$3];[.$C91:.$R91])" office:value-type="float" office:value="94">
            <text:p>94</text:p>
          </table:table-cell>
          <table:table-cell table:formula="of:=SUM([.T91:.Z91])" office:value-type="float" office:value="1348">
            <text:p>1348</text:p>
          </table:table-cell>
        </table:table-row>
        <table:table-row table:style-name="ro1">
          <table:table-cell office:value-type="string">
            <text:p>Dinkelland</text:p>
          </table:table-cell>
          <table:table-cell office:value-type="float" office:value="17681">
            <text:p>17681</text:p>
          </table:table-cell>
          <table:table-cell office:value-type="float" office:value="418">
            <text:p>418</text:p>
          </table:table-cell>
          <table:table-cell office:value-type="float" office:value="439">
            <text:p>43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office:value-type="float" office:value="14338">
            <text:p>14338</text:p>
          </table:table-cell>
          <table:table-cell office:value-type="float" office:value="1951">
            <text:p>1951</text:p>
          </table:table-cell>
          <table:table-cell office:value-type="float" office:value="106">
            <text:p>106</text:p>
          </table:table-cell>
          <table:table-cell office:value-type="string">
            <text:p><text:s/></text:p>
          </table:table-cell>
          <table:table-cell table:formula="of:=SUM([.C92:.R92])" office:value-type="float" office:value="17681">
            <text:p>17681</text:p>
          </table:table-cell>
          <table:table-cell table:formula="of:=SUMIF([.$C$3:.$R$3];[.T$3];[.$C92:.$R92])" office:value-type="float" office:value="418">
            <text:p>418</text:p>
          </table:table-cell>
          <table:table-cell table:formula="of:=SUMIF([.$C$3:.$R$3];[.U$3];[.$C92:.$R92])" office:value-type="float" office:value="439">
            <text:p>439</text:p>
          </table:table-cell>
          <table:table-cell table:formula="of:=SUMIF([.$C$3:.$R$3];[.V$3];[.$C92:.$R92])" office:value-type="float" office:value="2057">
            <text:p>2057</text:p>
          </table:table-cell>
          <table:table-cell table:formula="of:=SUMIF([.$C$3:.$R$3];[.W$3];[.$C92:.$R92])" office:value-type="float" office:value="265">
            <text:p>265</text:p>
          </table:table-cell>
          <table:table-cell table:formula="of:=SUMIF([.$C$3:.$R$3];[.X$3];[.$C92:.$R92])" office:value-type="float" office:value="14338">
            <text:p>14338</text:p>
          </table:table-cell>
          <table:table-cell table:formula="of:=SUMIF([.$C$3:.$R$3];[.Y$3];[.$C92:.$R92])" office:value-type="float" office:value="60">
            <text:p>60</text:p>
          </table:table-cell>
          <table:table-cell table:formula="of:=SUMIF([.$C$3:.$R$3];[.Z$3];[.$C92:.$R92])" office:value-type="float" office:value="98">
            <text:p>98</text:p>
          </table:table-cell>
          <table:table-cell table:formula="of:=SUM([.T92:.Z92])" office:value-type="float" office:value="17675">
            <text:p>17675</text:p>
          </table:table-cell>
        </table:table-row>
        <table:table-row table:style-name="ro1">
          <table:table-cell office:value-type="string">
            <text:p>Dirksland</text:p>
          </table:table-cell>
          <table:table-cell office:value-type="float" office:value="7415">
            <text:p>7415</text:p>
          </table:table-cell>
          <table:table-cell office:value-type="float" office:value="190">
            <text:p>190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3922">
            <text:p>3922</text:p>
          </table:table-cell>
          <table:table-cell office:value-type="float" office:value="1089">
            <text:p>1089</text:p>
          </table:table-cell>
          <table:table-cell office:value-type="float" office:value="1877">
            <text:p>1877</text:p>
          </table:table-cell>
          <table:table-cell office:value-type="string">
            <text:p><text:s/></text:p>
          </table:table-cell>
          <table:table-cell table:formula="of:=SUM([.C93:.R93])" office:value-type="float" office:value="7414">
            <text:p>7414</text:p>
          </table:table-cell>
          <table:table-cell table:formula="of:=SUMIF([.$C$3:.$R$3];[.T$3];[.$C93:.$R93])" office:value-type="float" office:value="190">
            <text:p>190</text:p>
          </table:table-cell>
          <table:table-cell table:formula="of:=SUMIF([.$C$3:.$R$3];[.U$3];[.$C93:.$R93])" office:value-type="float" office:value="136">
            <text:p>136</text:p>
          </table:table-cell>
          <table:table-cell table:formula="of:=SUMIF([.$C$3:.$R$3];[.V$3];[.$C93:.$R93])" office:value-type="float" office:value="2966">
            <text:p>2966</text:p>
          </table:table-cell>
          <table:table-cell table:formula="of:=SUMIF([.$C$3:.$R$3];[.W$3];[.$C93:.$R93])" office:value-type="float" office:value="126">
            <text:p>126</text:p>
          </table:table-cell>
          <table:table-cell table:formula="of:=SUMIF([.$C$3:.$R$3];[.X$3];[.$C93:.$R93])" office:value-type="float" office:value="3922">
            <text:p>3922</text:p>
          </table:table-cell>
          <table:table-cell table:formula="of:=SUMIF([.$C$3:.$R$3];[.Y$3];[.$C93:.$R93])" office:value-type="float" office:value="39">
            <text:p>39</text:p>
          </table:table-cell>
          <table:table-cell table:formula="of:=SUMIF([.$C$3:.$R$3];[.Z$3];[.$C93:.$R93])" office:value-type="float" office:value="31">
            <text:p>31</text:p>
          </table:table-cell>
          <table:table-cell table:formula="of:=SUM([.T93:.Z93])" office:value-type="float" office:value="7410">
            <text:p>7410</text:p>
          </table:table-cell>
        </table:table-row>
        <table:table-row table:style-name="ro1">
          <table:table-cell office:value-type="string">
            <text:p>Doesburg</text:p>
          </table:table-cell>
          <table:table-cell office:value-type="float" office:value="1290">
            <text:p>1290</text:p>
          </table:table-cell>
          <table:table-cell office:value-type="float" office:value="62">
            <text:p>62</text:p>
          </table:table-cell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756">
            <text:p>756</text:p>
          </table:table-cell>
          <table:table-cell office:value-type="float" office:value="23">
            <text:p>23</text:p>
          </table:table-cell>
          <table:table-cell office:value-type="float" office:value="131">
            <text:p>131</text:p>
          </table:table-cell>
          <table:table-cell office:value-type="string">
            <text:p><text:s/></text:p>
          </table:table-cell>
          <table:table-cell table:formula="of:=SUM([.C94:.R94])" office:value-type="float" office:value="1289">
            <text:p>1289</text:p>
          </table:table-cell>
          <table:table-cell table:formula="of:=SUMIF([.$C$3:.$R$3];[.T$3];[.$C94:.$R94])" office:value-type="float" office:value="62">
            <text:p>62</text:p>
          </table:table-cell>
          <table:table-cell table:formula="of:=SUMIF([.$C$3:.$R$3];[.U$3];[.$C94:.$R94])" office:value-type="float" office:value="168">
            <text:p>168</text:p>
          </table:table-cell>
          <table:table-cell table:formula="of:=SUMIF([.$C$3:.$R$3];[.V$3];[.$C94:.$R94])" office:value-type="float" office:value="154">
            <text:p>154</text:p>
          </table:table-cell>
          <table:table-cell table:formula="of:=SUMIF([.$C$3:.$R$3];[.W$3];[.$C94:.$R94])" office:value-type="float" office:value="104">
            <text:p>104</text:p>
          </table:table-cell>
          <table:table-cell table:formula="of:=SUMIF([.$C$3:.$R$3];[.X$3];[.$C94:.$R94])" office:value-type="float" office:value="756">
            <text:p>756</text:p>
          </table:table-cell>
          <table:table-cell table:formula="of:=SUMIF([.$C$3:.$R$3];[.Y$3];[.$C94:.$R94])" office:value-type="float" office:value="7">
            <text:p>7</text:p>
          </table:table-cell>
          <table:table-cell table:formula="of:=SUMIF([.$C$3:.$R$3];[.Z$3];[.$C94:.$R94])" office:value-type="float" office:value="38">
            <text:p>38</text:p>
          </table:table-cell>
          <table:table-cell table:formula="of:=SUM([.T94:.Z94])" office:value-type="float" office:value="1289">
            <text:p>1289</text:p>
          </table:table-cell>
        </table:table-row>
        <table:table-row table:style-name="ro1">
          <table:table-cell office:value-type="string">
            <text:p>Doetinchem</text:p>
          </table:table-cell>
          <table:table-cell office:value-type="float" office:value="7967">
            <text:p>7967</text:p>
          </table:table-cell>
          <table:table-cell office:value-type="float" office:value="305">
            <text:p>305</text:p>
          </table:table-cell>
          <table:table-cell office:value-type="float" office:value="901">
            <text:p>901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292">
            <text:p>292</text:p>
          </table:table-cell>
          <table:table-cell office:value-type="float" office:value="145">
            <text:p>145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089">
            <text:p>5089</text:p>
          </table:table-cell>
          <table:table-cell office:value-type="float" office:value="776">
            <text:p>776</text:p>
          </table:table-cell>
          <table:table-cell office:value-type="float" office:value="60">
            <text:p>60</text:p>
          </table:table-cell>
          <table:table-cell office:value-type="string">
            <text:p><text:s/></text:p>
          </table:table-cell>
          <table:table-cell table:formula="of:=SUM([.C95:.R95])" office:value-type="float" office:value="7967">
            <text:p>7967</text:p>
          </table:table-cell>
          <table:table-cell table:formula="of:=SUMIF([.$C$3:.$R$3];[.T$3];[.$C95:.$R95])" office:value-type="float" office:value="305">
            <text:p>305</text:p>
          </table:table-cell>
          <table:table-cell table:formula="of:=SUMIF([.$C$3:.$R$3];[.U$3];[.$C95:.$R95])" office:value-type="float" office:value="901">
            <text:p>901</text:p>
          </table:table-cell>
          <table:table-cell table:formula="of:=SUMIF([.$C$3:.$R$3];[.V$3];[.$C95:.$R95])" office:value-type="float" office:value="836">
            <text:p>836</text:p>
          </table:table-cell>
          <table:table-cell table:formula="of:=SUMIF([.$C$3:.$R$3];[.W$3];[.$C95:.$R95])" office:value-type="float" office:value="370">
            <text:p>370</text:p>
          </table:table-cell>
          <table:table-cell table:formula="of:=SUMIF([.$C$3:.$R$3];[.X$3];[.$C95:.$R95])" office:value-type="float" office:value="5089">
            <text:p>5089</text:p>
          </table:table-cell>
          <table:table-cell table:formula="of:=SUMIF([.$C$3:.$R$3];[.Y$3];[.$C95:.$R95])" office:value-type="float" office:value="145">
            <text:p>145</text:p>
          </table:table-cell>
          <table:table-cell table:formula="of:=SUMIF([.$C$3:.$R$3];[.Z$3];[.$C95:.$R95])" office:value-type="float" office:value="292">
            <text:p>292</text:p>
          </table:table-cell>
          <table:table-cell table:formula="of:=SUM([.T95:.Z95])" office:value-type="float" office:value="7938">
            <text:p>7938</text:p>
          </table:table-cell>
        </table:table-row>
        <table:table-row table:style-name="ro1">
          <table:table-cell office:value-type="string">
            <text:p>Dongen</text:p>
          </table:table-cell>
          <table:table-cell office:value-type="float" office:value="2972">
            <text:p>2972</text:p>
          </table:table-cell>
          <table:table-cell office:value-type="float" office:value="85">
            <text:p>85</text:p>
          </table:table-cell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89">
            <text:p>18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42">
            <text:p>204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string">
            <text:p><text:s/></text:p>
          </table:table-cell>
          <table:table-cell table:formula="of:=SUM([.C96:.R96])" office:value-type="float" office:value="2974">
            <text:p>2974</text:p>
          </table:table-cell>
          <table:table-cell table:formula="of:=SUMIF([.$C$3:.$R$3];[.T$3];[.$C96:.$R96])" office:value-type="float" office:value="85">
            <text:p>85</text:p>
          </table:table-cell>
          <table:table-cell table:formula="of:=SUMIF([.$C$3:.$R$3];[.U$3];[.$C96:.$R96])" office:value-type="float" office:value="405">
            <text:p>405</text:p>
          </table:table-cell>
          <table:table-cell table:formula="of:=SUMIF([.$C$3:.$R$3];[.V$3];[.$C96:.$R96])" office:value-type="float" office:value="81">
            <text:p>81</text:p>
          </table:table-cell>
          <table:table-cell table:formula="of:=SUMIF([.$C$3:.$R$3];[.W$3];[.$C96:.$R96])" office:value-type="float" office:value="131">
            <text:p>131</text:p>
          </table:table-cell>
          <table:table-cell table:formula="of:=SUMIF([.$C$3:.$R$3];[.X$3];[.$C96:.$R96])" office:value-type="float" office:value="2042">
            <text:p>2042</text:p>
          </table:table-cell>
          <table:table-cell table:formula="of:=SUMIF([.$C$3:.$R$3];[.Y$3];[.$C96:.$R96])" office:value-type="float" office:value="39">
            <text:p>39</text:p>
          </table:table-cell>
          <table:table-cell table:formula="of:=SUMIF([.$C$3:.$R$3];[.Z$3];[.$C96:.$R96])" office:value-type="float" office:value="189">
            <text:p>189</text:p>
          </table:table-cell>
          <table:table-cell table:formula="of:=SUM([.T96:.Z96])" office:value-type="float" office:value="2972">
            <text:p>2972</text:p>
          </table:table-cell>
        </table:table-row>
        <table:table-row table:style-name="ro1">
          <table:table-cell office:value-type="string">
            <text:p>Dongeradeel</text:p>
          </table:table-cell>
          <table:table-cell office:value-type="float" office:value="26694">
            <text:p>26694</text:p>
          </table:table-cell>
          <table:table-cell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186">
            <text:p>186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4022">
            <text:p>14022</text:p>
          </table:table-cell>
          <table:table-cell office:value-type="float" office:value="1236">
            <text:p>1236</text:p>
          </table:table-cell>
          <table:table-cell office:value-type="float" office:value="978">
            <text:p>978</text:p>
          </table:table-cell>
          <table:table-cell office:value-type="float" office:value="8996">
            <text:p>8996</text:p>
          </table:table-cell>
          <table:table-cell table:formula="of:=SUM([.C97:.R97])" office:value-type="float" office:value="26696">
            <text:p>26696</text:p>
          </table:table-cell>
          <table:table-cell table:formula="of:=SUMIF([.$C$3:.$R$3];[.T$3];[.$C97:.$R97])" office:value-type="float" office:value="461">
            <text:p>461</text:p>
          </table:table-cell>
          <table:table-cell table:formula="of:=SUMIF([.$C$3:.$R$3];[.U$3];[.$C97:.$R97])" office:value-type="float" office:value="480">
            <text:p>480</text:p>
          </table:table-cell>
          <table:table-cell table:formula="of:=SUMIF([.$C$3:.$R$3];[.V$3];[.$C97:.$R97])" office:value-type="float" office:value="11210">
            <text:p>11210</text:p>
          </table:table-cell>
          <table:table-cell table:formula="of:=SUMIF([.$C$3:.$R$3];[.W$3];[.$C97:.$R97])" office:value-type="float" office:value="196">
            <text:p>196</text:p>
          </table:table-cell>
          <table:table-cell table:formula="of:=SUMIF([.$C$3:.$R$3];[.X$3];[.$C97:.$R97])" office:value-type="float" office:value="14022">
            <text:p>14022</text:p>
          </table:table-cell>
          <table:table-cell table:formula="of:=SUMIF([.$C$3:.$R$3];[.Y$3];[.$C97:.$R97])" office:value-type="float" office:value="186">
            <text:p>186</text:p>
          </table:table-cell>
          <table:table-cell table:formula="of:=SUMIF([.$C$3:.$R$3];[.Z$3];[.$C97:.$R97])" office:value-type="float" office:value="129">
            <text:p>129</text:p>
          </table:table-cell>
          <table:table-cell table:formula="of:=SUM([.T97:.Z97])" office:value-type="float" office:value="26684">
            <text:p>26684</text:p>
          </table:table-cell>
        </table:table-row>
        <table:table-row table:style-name="ro1">
          <table:table-cell office:value-type="string">
            <text:p>Dordrecht</text:p>
          </table:table-cell>
          <table:table-cell office:value-type="float" office:value="9945">
            <text:p>9945</text:p>
          </table:table-cell>
          <table:table-cell office:value-type="float" office:value="434">
            <text:p>434</text:p>
          </table:table-cell>
          <table:table-cell office:value-type="float" office:value="1211">
            <text:p>1211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506">
            <text:p>506</text:p>
          </table:table-cell>
          <table:table-cell office:value-type="float" office:value="336">
            <text:p>336</text:p>
          </table:table-cell>
          <table:table-cell office:value-type="float" office:value="281">
            <text:p>281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3062">
            <text:p>3062</text:p>
          </table:table-cell>
          <table:table-cell office:value-type="float" office:value="1515">
            <text:p>1515</text:p>
          </table:table-cell>
          <table:table-cell office:value-type="float" office:value="2044">
            <text:p>2044</text:p>
          </table:table-cell>
          <table:table-cell office:value-type="string">
            <text:p><text:s/></text:p>
          </table:table-cell>
          <table:table-cell table:formula="of:=SUM([.C98:.R98])" office:value-type="float" office:value="9944">
            <text:p>9944</text:p>
          </table:table-cell>
          <table:table-cell table:formula="of:=SUMIF([.$C$3:.$R$3];[.T$3];[.$C98:.$R98])" office:value-type="float" office:value="434">
            <text:p>434</text:p>
          </table:table-cell>
          <table:table-cell table:formula="of:=SUMIF([.$C$3:.$R$3];[.U$3];[.$C98:.$R98])" office:value-type="float" office:value="1211">
            <text:p>1211</text:p>
          </table:table-cell>
          <table:table-cell table:formula="of:=SUMIF([.$C$3:.$R$3];[.V$3];[.$C98:.$R98])" office:value-type="float" office:value="3559">
            <text:p>3559</text:p>
          </table:table-cell>
          <table:table-cell table:formula="of:=SUMIF([.$C$3:.$R$3];[.W$3];[.$C98:.$R98])" office:value-type="float" office:value="791">
            <text:p>791</text:p>
          </table:table-cell>
          <table:table-cell table:formula="of:=SUMIF([.$C$3:.$R$3];[.X$3];[.$C98:.$R98])" office:value-type="float" office:value="3062">
            <text:p>3062</text:p>
          </table:table-cell>
          <table:table-cell table:formula="of:=SUMIF([.$C$3:.$R$3];[.Y$3];[.$C98:.$R98])" office:value-type="float" office:value="336">
            <text:p>336</text:p>
          </table:table-cell>
          <table:table-cell table:formula="of:=SUMIF([.$C$3:.$R$3];[.Z$3];[.$C98:.$R98])" office:value-type="float" office:value="506">
            <text:p>506</text:p>
          </table:table-cell>
          <table:table-cell table:formula="of:=SUM([.T98:.Z98])" office:value-type="float" office:value="9899">
            <text:p>9899</text:p>
          </table:table-cell>
        </table:table-row>
        <table:table-row table:style-name="ro1">
          <table:table-cell office:value-type="string">
            <text:p>Drechterland</text:p>
          </table:table-cell>
          <table:table-cell office:value-type="float" office:value="8072">
            <text:p>8072</text:p>
          </table:table-cell>
          <table:table-cell office:value-type="float" office:value="174">
            <text:p>174</text:p>
          </table:table-cell>
          <table:table-cell office:value-type="float" office:value="312">
            <text:p>31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5154">
            <text:p>5154</text:p>
          </table:table-cell>
          <table:table-cell office:value-type="float" office:value="33">
            <text:p>33</text:p>
          </table:table-cell>
          <table:table-cell office:value-type="float" office:value="2162">
            <text:p>2162</text:p>
          </table:table-cell>
          <table:table-cell office:value-type="string">
            <text:p><text:s/></text:p>
          </table:table-cell>
          <table:table-cell table:formula="of:=SUM([.C99:.R99])" office:value-type="float" office:value="8073">
            <text:p>8073</text:p>
          </table:table-cell>
          <table:table-cell table:formula="of:=SUMIF([.$C$3:.$R$3];[.T$3];[.$C99:.$R99])" office:value-type="float" office:value="174">
            <text:p>174</text:p>
          </table:table-cell>
          <table:table-cell table:formula="of:=SUMIF([.$C$3:.$R$3];[.U$3];[.$C99:.$R99])" office:value-type="float" office:value="312">
            <text:p>312</text:p>
          </table:table-cell>
          <table:table-cell table:formula="of:=SUMIF([.$C$3:.$R$3];[.V$3];[.$C99:.$R99])" office:value-type="float" office:value="2195">
            <text:p>2195</text:p>
          </table:table-cell>
          <table:table-cell table:formula="of:=SUMIF([.$C$3:.$R$3];[.W$3];[.$C99:.$R99])" office:value-type="float" office:value="134">
            <text:p>134</text:p>
          </table:table-cell>
          <table:table-cell table:formula="of:=SUMIF([.$C$3:.$R$3];[.X$3];[.$C99:.$R99])" office:value-type="float" office:value="5154">
            <text:p>5154</text:p>
          </table:table-cell>
          <table:table-cell table:formula="of:=SUMIF([.$C$3:.$R$3];[.Y$3];[.$C99:.$R99])" office:value-type="float" office:value="41">
            <text:p>41</text:p>
          </table:table-cell>
          <table:table-cell table:formula="of:=SUMIF([.$C$3:.$R$3];[.Z$3];[.$C99:.$R99])" office:value-type="float" office:value="63">
            <text:p>63</text:p>
          </table:table-cell>
          <table:table-cell table:formula="of:=SUM([.T99:.Z99])" office:value-type="float" office:value="8073">
            <text:p>8073</text:p>
          </table:table-cell>
        </table:table-row>
        <table:table-row table:style-name="ro1">
          <table:table-cell office:value-type="string">
            <text:p>Drimmelen</text:p>
          </table:table-cell>
          <table:table-cell office:value-type="float" office:value="11937">
            <text:p>11937</text:p>
          </table:table-cell>
          <table:table-cell office:value-type="float" office:value="303">
            <text:p>303</text:p>
          </table:table-cell>
          <table:table-cell office:value-type="float" office:value="462">
            <text:p>462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036">
            <text:p>7036</text:p>
          </table:table-cell>
          <table:table-cell office:value-type="float" office:value="1537">
            <text:p>1537</text:p>
          </table:table-cell>
          <table:table-cell office:value-type="float" office:value="2321">
            <text:p>2321</text:p>
          </table:table-cell>
          <table:table-cell office:value-type="string">
            <text:p><text:s/></text:p>
          </table:table-cell>
          <table:table-cell table:formula="of:=SUM([.C100:.R100])" office:value-type="float" office:value="11936">
            <text:p>11936</text:p>
          </table:table-cell>
          <table:table-cell table:formula="of:=SUMIF([.$C$3:.$R$3];[.T$3];[.$C100:.$R100])" office:value-type="float" office:value="303">
            <text:p>303</text:p>
          </table:table-cell>
          <table:table-cell table:formula="of:=SUMIF([.$C$3:.$R$3];[.U$3];[.$C100:.$R100])" office:value-type="float" office:value="462">
            <text:p>462</text:p>
          </table:table-cell>
          <table:table-cell table:formula="of:=SUMIF([.$C$3:.$R$3];[.V$3];[.$C100:.$R100])" office:value-type="float" office:value="3858">
            <text:p>3858</text:p>
          </table:table-cell>
          <table:table-cell table:formula="of:=SUMIF([.$C$3:.$R$3];[.W$3];[.$C100:.$R100])" office:value-type="float" office:value="94">
            <text:p>94</text:p>
          </table:table-cell>
          <table:table-cell table:formula="of:=SUMIF([.$C$3:.$R$3];[.X$3];[.$C100:.$R100])" office:value-type="float" office:value="7036">
            <text:p>7036</text:p>
          </table:table-cell>
          <table:table-cell table:formula="of:=SUMIF([.$C$3:.$R$3];[.Y$3];[.$C100:.$R100])" office:value-type="float" office:value="86">
            <text:p>86</text:p>
          </table:table-cell>
          <table:table-cell table:formula="of:=SUMIF([.$C$3:.$R$3];[.Z$3];[.$C100:.$R100])" office:value-type="float" office:value="67">
            <text:p>67</text:p>
          </table:table-cell>
          <table:table-cell table:formula="of:=SUM([.T100:.Z100])" office:value-type="float" office:value="11906">
            <text:p>11906</text:p>
          </table:table-cell>
        </table:table-row>
        <table:table-row table:style-name="ro1">
          <table:table-cell office:value-type="string">
            <text:p>Dronten</text:p>
          </table:table-cell>
          <table:table-cell office:value-type="float" office:value="42386">
            <text:p>42386</text:p>
          </table:table-cell>
          <table:table-cell office:value-type="float" office:value="585">
            <text:p>585</text:p>
          </table:table-cell>
          <table:table-cell office:value-type="float" office:value="664">
            <text:p>664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268">
            <text:p>268</text:p>
          </table:table-cell>
          <table:table-cell office:value-type="float" office:value="480">
            <text:p>480</text:p>
          </table:table-cell>
          <table:table-cell office:value-type="float" office:value="157">
            <text:p>157</text:p>
          </table:table-cell>
          <table:table-cell office:value-type="float" office:value="294">
            <text:p>294</text:p>
          </table:table-cell>
          <table:table-cell office:value-type="float" office:value="26">
            <text:p>26</text:p>
          </table:table-cell>
          <table:table-cell office:value-type="float" office:value="309">
            <text:p>309</text:p>
          </table:table-cell>
          <table:table-cell office:value-type="float" office:value="246">
            <text:p>246</text:p>
          </table:table-cell>
          <table:table-cell office:value-type="float" office:value="26485">
            <text:p>26485</text:p>
          </table:table-cell>
          <table:table-cell office:value-type="float" office:value="3771">
            <text:p>3771</text:p>
          </table:table-cell>
          <table:table-cell office:value-type="float" office:value="9001">
            <text:p>9001</text:p>
          </table:table-cell>
          <table:table-cell office:value-type="string">
            <text:p><text:s/></text:p>
          </table:table-cell>
          <table:table-cell table:formula="of:=SUM([.C101:.R101])" office:value-type="float" office:value="42388">
            <text:p>42388</text:p>
          </table:table-cell>
          <table:table-cell table:formula="of:=SUMIF([.$C$3:.$R$3];[.T$3];[.$C101:.$R101])" office:value-type="float" office:value="585">
            <text:p>585</text:p>
          </table:table-cell>
          <table:table-cell table:formula="of:=SUMIF([.$C$3:.$R$3];[.U$3];[.$C101:.$R101])" office:value-type="float" office:value="664">
            <text:p>664</text:p>
          </table:table-cell>
          <table:table-cell table:formula="of:=SUMIF([.$C$3:.$R$3];[.V$3];[.$C101:.$R101])" office:value-type="float" office:value="12772">
            <text:p>12772</text:p>
          </table:table-cell>
          <table:table-cell table:formula="of:=SUMIF([.$C$3:.$R$3];[.W$3];[.$C101:.$R101])" office:value-type="float" office:value="1112">
            <text:p>1112</text:p>
          </table:table-cell>
          <table:table-cell table:formula="of:=SUMIF([.$C$3:.$R$3];[.X$3];[.$C101:.$R101])" office:value-type="float" office:value="26485">
            <text:p>26485</text:p>
          </table:table-cell>
          <table:table-cell table:formula="of:=SUMIF([.$C$3:.$R$3];[.Y$3];[.$C101:.$R101])" office:value-type="float" office:value="480">
            <text:p>480</text:p>
          </table:table-cell>
          <table:table-cell table:formula="of:=SUMIF([.$C$3:.$R$3];[.Z$3];[.$C101:.$R101])" office:value-type="float" office:value="268">
            <text:p>268</text:p>
          </table:table-cell>
          <table:table-cell table:formula="of:=SUM([.T101:.Z101])" office:value-type="float" office:value="42366">
            <text:p>42366</text:p>
          </table:table-cell>
        </table:table-row>
        <table:table-row table:style-name="ro1">
          <table:table-cell office:value-type="string">
            <text:p>Druten</text:p>
          </table:table-cell>
          <table:table-cell office:value-type="float" office:value="4243">
            <text:p>4243</text:p>
          </table:table-cell>
          <table:table-cell office:value-type="float" office:value="134">
            <text:p>134</text:p>
          </table:table-cell>
          <table:table-cell office:value-type="float" office:value="322">
            <text:p>32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2795">
            <text:p>2795</text:p>
          </table:table-cell>
          <table:table-cell office:value-type="float" office:value="180">
            <text:p>180</text:p>
          </table:table-cell>
          <table:table-cell office:value-type="float" office:value="472">
            <text:p>472</text:p>
          </table:table-cell>
          <table:table-cell office:value-type="string">
            <text:p><text:s/></text:p>
          </table:table-cell>
          <table:table-cell table:formula="of:=SUM([.C102:.R102])" office:value-type="float" office:value="4242">
            <text:p>4242</text:p>
          </table:table-cell>
          <table:table-cell table:formula="of:=SUMIF([.$C$3:.$R$3];[.T$3];[.$C102:.$R102])" office:value-type="float" office:value="134">
            <text:p>134</text:p>
          </table:table-cell>
          <table:table-cell table:formula="of:=SUMIF([.$C$3:.$R$3];[.U$3];[.$C102:.$R102])" office:value-type="float" office:value="322">
            <text:p>322</text:p>
          </table:table-cell>
          <table:table-cell table:formula="of:=SUMIF([.$C$3:.$R$3];[.V$3];[.$C102:.$R102])" office:value-type="float" office:value="652">
            <text:p>652</text:p>
          </table:table-cell>
          <table:table-cell table:formula="of:=SUMIF([.$C$3:.$R$3];[.W$3];[.$C102:.$R102])" office:value-type="float" office:value="104">
            <text:p>104</text:p>
          </table:table-cell>
          <table:table-cell table:formula="of:=SUMIF([.$C$3:.$R$3];[.X$3];[.$C102:.$R102])" office:value-type="float" office:value="2795">
            <text:p>2795</text:p>
          </table:table-cell>
          <table:table-cell table:formula="of:=SUMIF([.$C$3:.$R$3];[.Y$3];[.$C102:.$R102])" office:value-type="float" office:value="95">
            <text:p>95</text:p>
          </table:table-cell>
          <table:table-cell table:formula="of:=SUMIF([.$C$3:.$R$3];[.Z$3];[.$C102:.$R102])" office:value-type="float" office:value="126">
            <text:p>126</text:p>
          </table:table-cell>
          <table:table-cell table:formula="of:=SUM([.T102:.Z102])" office:value-type="float" office:value="4228">
            <text:p>4228</text:p>
          </table:table-cell>
        </table:table-row>
        <table:table-row table:style-name="ro1">
          <table:table-cell office:value-type="string">
            <text:p>Duiven</text:p>
          </table:table-cell>
          <table:table-cell office:value-type="float" office:value="3515">
            <text:p>3515</text:p>
          </table:table-cell>
          <table:table-cell office:value-type="float" office:value="158">
            <text:p>158</text:p>
          </table:table-cell>
          <table:table-cell office:value-type="float" office:value="370">
            <text:p>37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2322">
            <text:p>2322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<text:s/></text:p>
          </table:table-cell>
          <table:table-cell table:formula="of:=SUM([.C103:.R103])" office:value-type="float" office:value="3517">
            <text:p>3517</text:p>
          </table:table-cell>
          <table:table-cell table:formula="of:=SUMIF([.$C$3:.$R$3];[.T$3];[.$C103:.$R103])" office:value-type="float" office:value="158">
            <text:p>158</text:p>
          </table:table-cell>
          <table:table-cell table:formula="of:=SUMIF([.$C$3:.$R$3];[.U$3];[.$C103:.$R103])" office:value-type="float" office:value="370">
            <text:p>370</text:p>
          </table:table-cell>
          <table:table-cell table:formula="of:=SUMIF([.$C$3:.$R$3];[.V$3];[.$C103:.$R103])" office:value-type="float" office:value="156">
            <text:p>156</text:p>
          </table:table-cell>
          <table:table-cell table:formula="of:=SUMIF([.$C$3:.$R$3];[.W$3];[.$C103:.$R103])" office:value-type="float" office:value="133">
            <text:p>133</text:p>
          </table:table-cell>
          <table:table-cell table:formula="of:=SUMIF([.$C$3:.$R$3];[.X$3];[.$C103:.$R103])" office:value-type="float" office:value="2322">
            <text:p>2322</text:p>
          </table:table-cell>
          <table:table-cell table:formula="of:=SUMIF([.$C$3:.$R$3];[.Y$3];[.$C103:.$R103])" office:value-type="float" office:value="131">
            <text:p>131</text:p>
          </table:table-cell>
          <table:table-cell table:formula="of:=SUMIF([.$C$3:.$R$3];[.Z$3];[.$C103:.$R103])" office:value-type="float" office:value="220">
            <text:p>220</text:p>
          </table:table-cell>
          <table:table-cell table:formula="of:=SUM([.T103:.Z103])" office:value-type="float" office:value="3490">
            <text:p>3490</text:p>
          </table:table-cell>
        </table:table-row>
        <table:table-row table:style-name="ro1">
          <table:table-cell office:value-type="string">
            <text:p>Echt-Susteren</text:p>
          </table:table-cell>
          <table:table-cell office:value-type="float" office:value="10460">
            <text:p>10460</text:p>
          </table:table-cell>
          <table:table-cell office:value-type="float" office:value="361">
            <text:p>361</text:p>
          </table:table-cell>
          <table:table-cell office:value-type="float" office:value="751">
            <text:p>75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81">
            <text:p>181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7237">
            <text:p>7237</text:p>
          </table:table-cell>
          <table:table-cell office:value-type="float" office:value="1400">
            <text:p>1400</text:p>
          </table:table-cell>
          <table:table-cell office:value-type="float" office:value="152">
            <text:p>152</text:p>
          </table:table-cell>
          <table:table-cell office:value-type="string">
            <text:p><text:s/></text:p>
          </table:table-cell>
          <table:table-cell table:formula="of:=SUM([.C104:.R104])" office:value-type="float" office:value="10458">
            <text:p>10458</text:p>
          </table:table-cell>
          <table:table-cell table:formula="of:=SUMIF([.$C$3:.$R$3];[.T$3];[.$C104:.$R104])" office:value-type="float" office:value="361">
            <text:p>361</text:p>
          </table:table-cell>
          <table:table-cell table:formula="of:=SUMIF([.$C$3:.$R$3];[.U$3];[.$C104:.$R104])" office:value-type="float" office:value="751">
            <text:p>751</text:p>
          </table:table-cell>
          <table:table-cell table:formula="of:=SUMIF([.$C$3:.$R$3];[.V$3];[.$C104:.$R104])" office:value-type="float" office:value="1552">
            <text:p>1552</text:p>
          </table:table-cell>
          <table:table-cell table:formula="of:=SUMIF([.$C$3:.$R$3];[.W$3];[.$C104:.$R104])" office:value-type="float" office:value="230">
            <text:p>230</text:p>
          </table:table-cell>
          <table:table-cell table:formula="of:=SUMIF([.$C$3:.$R$3];[.X$3];[.$C104:.$R104])" office:value-type="float" office:value="7237">
            <text:p>7237</text:p>
          </table:table-cell>
          <table:table-cell table:formula="of:=SUMIF([.$C$3:.$R$3];[.Y$3];[.$C104:.$R104])" office:value-type="float" office:value="129">
            <text:p>129</text:p>
          </table:table-cell>
          <table:table-cell table:formula="of:=SUMIF([.$C$3:.$R$3];[.Z$3];[.$C104:.$R104])" office:value-type="float" office:value="181">
            <text:p>181</text:p>
          </table:table-cell>
          <table:table-cell table:formula="of:=SUM([.T104:.Z104])" office:value-type="float" office:value="10441">
            <text:p>10441</text:p>
          </table:table-cell>
        </table:table-row>
        <table:table-row table:style-name="ro1">
          <table:table-cell office:value-type="string">
            <text:p>Edam-Volendam</text:p>
          </table:table-cell>
          <table:table-cell office:value-type="float" office:value="2478">
            <text:p>2478</text:p>
          </table:table-cell>
          <table:table-cell office:value-type="float" office:value="59">
            <text:p>59</text:p>
          </table:table-cell>
          <table:table-cell office:value-type="float" office:value="347">
            <text:p>347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string">
            <text:p><text:s/></text:p>
          </table:table-cell>
          <table:table-cell table:formula="of:=SUM([.C105:.R105])" office:value-type="float" office:value="2479">
            <text:p>2479</text:p>
          </table:table-cell>
          <table:table-cell table:formula="of:=SUMIF([.$C$3:.$R$3];[.T$3];[.$C105:.$R105])" office:value-type="float" office:value="59">
            <text:p>59</text:p>
          </table:table-cell>
          <table:table-cell table:formula="of:=SUMIF([.$C$3:.$R$3];[.U$3];[.$C105:.$R105])" office:value-type="float" office:value="347">
            <text:p>347</text:p>
          </table:table-cell>
          <table:table-cell table:formula="of:=SUMIF([.$C$3:.$R$3];[.V$3];[.$C105:.$R105])" office:value-type="float" office:value="848">
            <text:p>848</text:p>
          </table:table-cell>
          <table:table-cell table:formula="of:=SUMIF([.$C$3:.$R$3];[.W$3];[.$C105:.$R105])" office:value-type="float" office:value="126">
            <text:p>126</text:p>
          </table:table-cell>
          <table:table-cell table:formula="of:=SUMIF([.$C$3:.$R$3];[.X$3];[.$C105:.$R105])" office:value-type="float" office:value="994">
            <text:p>994</text:p>
          </table:table-cell>
          <table:table-cell table:formula="of:=SUMIF([.$C$3:.$R$3];[.Y$3];[.$C105:.$R105])" office:value-type="float" office:value="27">
            <text:p>27</text:p>
          </table:table-cell>
          <table:table-cell table:formula="of:=SUMIF([.$C$3:.$R$3];[.Z$3];[.$C105:.$R105])" office:value-type="float" office:value="75">
            <text:p>75</text:p>
          </table:table-cell>
          <table:table-cell table:formula="of:=SUM([.T105:.Z105])" office:value-type="float" office:value="2476">
            <text:p>2476</text:p>
          </table:table-cell>
        </table:table-row>
        <table:table-row table:style-name="ro1">
          <table:table-cell office:value-type="string">
            <text:p>Ede</text:p>
          </table:table-cell>
          <table:table-cell office:value-type="float" office:value="31868">
            <text:p>31868</text:p>
          </table:table-cell>
          <table:table-cell office:value-type="float" office:value="762">
            <text:p>762</text:p>
          </table:table-cell>
          <table:table-cell office:value-type="float" office:value="1431">
            <text:p>1431</text:p>
          </table:table-cell>
          <table:table-cell office:value-type="float" office:value="48">
            <text:p>48</text:p>
          </table:table-cell>
          <table:table-cell office:value-type="float" office:value="267">
            <text:p>267</text:p>
          </table:table-cell>
          <table:table-cell office:value-type="float" office:value="131">
            <text:p>131</text:p>
          </table:table-cell>
          <table:table-cell office:value-type="float" office:value="395">
            <text:p>395</text:p>
          </table:table-cell>
          <table:table-cell office:value-type="float" office:value="203">
            <text:p>203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71">
            <text:p>371</text:p>
          </table:table-cell>
          <table:table-cell office:value-type="float" office:value="11230">
            <text:p>11230</text:p>
          </table:table-cell>
          <table:table-cell office:value-type="float" office:value="16714">
            <text:p>16714</text:p>
          </table:table-cell>
          <table:table-cell office:value-type="float" office:value="37">
            <text:p>37</text:p>
          </table:table-cell>
          <table:table-cell office:value-type="string">
            <text:p><text:s/></text:p>
          </table:table-cell>
          <table:table-cell table:formula="of:=SUM([.C106:.R106])" office:value-type="float" office:value="31867">
            <text:p>31867</text:p>
          </table:table-cell>
          <table:table-cell table:formula="of:=SUMIF([.$C$3:.$R$3];[.T$3];[.$C106:.$R106])" office:value-type="float" office:value="762">
            <text:p>762</text:p>
          </table:table-cell>
          <table:table-cell table:formula="of:=SUMIF([.$C$3:.$R$3];[.U$3];[.$C106:.$R106])" office:value-type="float" office:value="1431">
            <text:p>1431</text:p>
          </table:table-cell>
          <table:table-cell table:formula="of:=SUMIF([.$C$3:.$R$3];[.V$3];[.$C106:.$R106])" office:value-type="float" office:value="16751">
            <text:p>16751</text:p>
          </table:table-cell>
          <table:table-cell table:formula="of:=SUMIF([.$C$3:.$R$3];[.W$3];[.$C106:.$R106])" office:value-type="float" office:value="828">
            <text:p>828</text:p>
          </table:table-cell>
          <table:table-cell table:formula="of:=SUMIF([.$C$3:.$R$3];[.X$3];[.$C106:.$R106])" office:value-type="float" office:value="11230">
            <text:p>11230</text:p>
          </table:table-cell>
          <table:table-cell table:formula="of:=SUMIF([.$C$3:.$R$3];[.Y$3];[.$C106:.$R106])" office:value-type="float" office:value="203">
            <text:p>203</text:p>
          </table:table-cell>
          <table:table-cell table:formula="of:=SUMIF([.$C$3:.$R$3];[.Z$3];[.$C106:.$R106])" office:value-type="float" office:value="395">
            <text:p>395</text:p>
          </table:table-cell>
          <table:table-cell table:formula="of:=SUM([.T106:.Z106])" office:value-type="float" office:value="31600">
            <text:p>31600</text:p>
          </table:table-cell>
        </table:table-row>
        <table:table-row table:style-name="ro1">
          <table:table-cell office:value-type="string">
            <text:p>Eemnes</text:p>
          </table:table-cell>
          <table:table-cell office:value-type="float" office:value="3367">
            <text:p>3367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560">
            <text:p>2560</text:p>
          </table:table-cell>
          <table:table-cell office:value-type="float" office:value="91">
            <text:p>91</text:p>
          </table:table-cell>
          <table:table-cell office:value-type="float" office:value="265">
            <text:p>265</text:p>
          </table:table-cell>
          <table:table-cell office:value-type="string">
            <text:p><text:s/></text:p>
          </table:table-cell>
          <table:table-cell table:formula="of:=SUM([.C107:.R107])" office:value-type="float" office:value="3367">
            <text:p>3367</text:p>
          </table:table-cell>
          <table:table-cell table:formula="of:=SUMIF([.$C$3:.$R$3];[.T$3];[.$C107:.$R107])" office:value-type="float" office:value="180">
            <text:p>180</text:p>
          </table:table-cell>
          <table:table-cell table:formula="of:=SUMIF([.$C$3:.$R$3];[.U$3];[.$C107:.$R107])" office:value-type="float" office:value="150">
            <text:p>150</text:p>
          </table:table-cell>
          <table:table-cell table:formula="of:=SUMIF([.$C$3:.$R$3];[.V$3];[.$C107:.$R107])" office:value-type="float" office:value="356">
            <text:p>356</text:p>
          </table:table-cell>
          <table:table-cell table:formula="of:=SUMIF([.$C$3:.$R$3];[.W$3];[.$C107:.$R107])" office:value-type="float" office:value="87">
            <text:p>87</text:p>
          </table:table-cell>
          <table:table-cell table:formula="of:=SUMIF([.$C$3:.$R$3];[.X$3];[.$C107:.$R107])" office:value-type="float" office:value="2560">
            <text:p>2560</text:p>
          </table:table-cell>
          <table:table-cell table:formula="of:=SUMIF([.$C$3:.$R$3];[.Y$3];[.$C107:.$R107])" office:value-type="float" office:value="6">
            <text:p>6</text:p>
          </table:table-cell>
          <table:table-cell table:formula="of:=SUMIF([.$C$3:.$R$3];[.Z$3];[.$C107:.$R107])" office:value-type="float" office:value="26">
            <text:p>26</text:p>
          </table:table-cell>
          <table:table-cell table:formula="of:=SUM([.T107:.Z107])" office:value-type="float" office:value="3365">
            <text:p>3365</text:p>
          </table:table-cell>
        </table:table-row>
        <table:table-row table:style-name="ro1">
          <table:table-cell office:value-type="string">
            <text:p>Eemsmond</text:p>
          </table:table-cell>
          <table:table-cell office:value-type="float" office:value="54336">
            <text:p>54336</text:p>
          </table:table-cell>
          <table:table-cell office:value-type="float" office:value="456">
            <text:p>456</text:p>
          </table:table-cell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63">
            <text:p>163</text:p>
          </table:table-cell>
          <table:table-cell office:value-type="float" office:value="657">
            <text:p>65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5416">
            <text:p>15416</text:p>
          </table:table-cell>
          <table:table-cell office:value-type="float" office:value="1696">
            <text:p>1696</text:p>
          </table:table-cell>
          <table:table-cell office:value-type="float" office:value="141">
            <text:p>141</text:p>
          </table:table-cell>
          <table:table-cell office:value-type="float" office:value="35215">
            <text:p>35215</text:p>
          </table:table-cell>
          <table:table-cell table:formula="of:=SUM([.C108:.R108])" office:value-type="float" office:value="54337">
            <text:p>54337</text:p>
          </table:table-cell>
          <table:table-cell table:formula="of:=SUMIF([.$C$3:.$R$3];[.T$3];[.$C108:.$R108])" office:value-type="float" office:value="456">
            <text:p>456</text:p>
          </table:table-cell>
          <table:table-cell table:formula="of:=SUMIF([.$C$3:.$R$3];[.U$3];[.$C108:.$R108])" office:value-type="float" office:value="415">
            <text:p>415</text:p>
          </table:table-cell>
          <table:table-cell table:formula="of:=SUMIF([.$C$3:.$R$3];[.V$3];[.$C108:.$R108])" office:value-type="float" office:value="37052">
            <text:p>37052</text:p>
          </table:table-cell>
          <table:table-cell table:formula="of:=SUMIF([.$C$3:.$R$3];[.W$3];[.$C108:.$R108])" office:value-type="float" office:value="101">
            <text:p>101</text:p>
          </table:table-cell>
          <table:table-cell table:formula="of:=SUMIF([.$C$3:.$R$3];[.X$3];[.$C108:.$R108])" office:value-type="float" office:value="15416">
            <text:p>15416</text:p>
          </table:table-cell>
          <table:table-cell table:formula="of:=SUMIF([.$C$3:.$R$3];[.Y$3];[.$C108:.$R108])" office:value-type="float" office:value="657">
            <text:p>657</text:p>
          </table:table-cell>
          <table:table-cell table:formula="of:=SUMIF([.$C$3:.$R$3];[.Z$3];[.$C108:.$R108])" office:value-type="float" office:value="163">
            <text:p>163</text:p>
          </table:table-cell>
          <table:table-cell table:formula="of:=SUM([.T108:.Z108])" office:value-type="float" office:value="54260">
            <text:p>54260</text:p>
          </table:table-cell>
        </table:table-row>
        <table:table-row table:style-name="ro1">
          <table:table-cell office:value-type="string">
            <text:p>Eersel</text:p>
          </table:table-cell>
          <table:table-cell office:value-type="float" office:value="8328">
            <text:p>8328</text:p>
          </table:table-cell>
          <table:table-cell office:value-type="float" office:value="210">
            <text:p>210</text:p>
          </table:table-cell>
          <table:table-cell office:value-type="float" office:value="383">
            <text:p>38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5153">
            <text:p>5153</text:p>
          </table:table-cell>
          <table:table-cell office:value-type="float" office:value="2059">
            <text:p>2059</text:p>
          </table:table-cell>
          <table:table-cell office:value-type="float" office:value="86">
            <text:p>86</text:p>
          </table:table-cell>
          <table:table-cell office:value-type="string">
            <text:p><text:s/></text:p>
          </table:table-cell>
          <table:table-cell table:formula="of:=SUM([.C109:.R109])" office:value-type="float" office:value="8327">
            <text:p>8327</text:p>
          </table:table-cell>
          <table:table-cell table:formula="of:=SUMIF([.$C$3:.$R$3];[.T$3];[.$C109:.$R109])" office:value-type="float" office:value="210">
            <text:p>210</text:p>
          </table:table-cell>
          <table:table-cell table:formula="of:=SUMIF([.$C$3:.$R$3];[.U$3];[.$C109:.$R109])" office:value-type="float" office:value="383">
            <text:p>383</text:p>
          </table:table-cell>
          <table:table-cell table:formula="of:=SUMIF([.$C$3:.$R$3];[.V$3];[.$C109:.$R109])" office:value-type="float" office:value="2145">
            <text:p>2145</text:p>
          </table:table-cell>
          <table:table-cell table:formula="of:=SUMIF([.$C$3:.$R$3];[.W$3];[.$C109:.$R109])" office:value-type="float" office:value="318">
            <text:p>318</text:p>
          </table:table-cell>
          <table:table-cell table:formula="of:=SUMIF([.$C$3:.$R$3];[.X$3];[.$C109:.$R109])" office:value-type="float" office:value="5153">
            <text:p>5153</text:p>
          </table:table-cell>
          <table:table-cell table:formula="of:=SUMIF([.$C$3:.$R$3];[.Y$3];[.$C109:.$R109])" office:value-type="float" office:value="41">
            <text:p>41</text:p>
          </table:table-cell>
          <table:table-cell table:formula="of:=SUMIF([.$C$3:.$R$3];[.Z$3];[.$C109:.$R109])" office:value-type="float" office:value="71">
            <text:p>71</text:p>
          </table:table-cell>
          <table:table-cell table:formula="of:=SUM([.T109:.Z109])" office:value-type="float" office:value="8321">
            <text:p>8321</text:p>
          </table:table-cell>
        </table:table-row>
        <table:table-row table:style-name="ro1">
          <table:table-cell office:value-type="string">
            <text:p>Eijsden</text:p>
          </table:table-cell>
          <table:table-cell office:value-type="float" office:value="2076">
            <text:p>2076</text:p>
          </table:table-cell>
          <table:table-cell office:value-type="float" office:value="116">
            <text:p>116</text:p>
          </table:table-cell>
          <table:table-cell office:value-type="float" office:value="206">
            <text:p>20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439">
            <text:p>1439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 table:formula="of:=SUM([.C110:.R110])" office:value-type="float" office:value="2076">
            <text:p>2076</text:p>
          </table:table-cell>
          <table:table-cell table:formula="of:=SUMIF([.$C$3:.$R$3];[.T$3];[.$C110:.$R110])" office:value-type="float" office:value="116">
            <text:p>116</text:p>
          </table:table-cell>
          <table:table-cell table:formula="of:=SUMIF([.$C$3:.$R$3];[.U$3];[.$C110:.$R110])" office:value-type="float" office:value="206">
            <text:p>206</text:p>
          </table:table-cell>
          <table:table-cell table:formula="of:=SUMIF([.$C$3:.$R$3];[.V$3];[.$C110:.$R110])" office:value-type="float" office:value="135">
            <text:p>135</text:p>
          </table:table-cell>
          <table:table-cell table:formula="of:=SUMIF([.$C$3:.$R$3];[.W$3];[.$C110:.$R110])" office:value-type="float" office:value="89">
            <text:p>89</text:p>
          </table:table-cell>
          <table:table-cell table:formula="of:=SUMIF([.$C$3:.$R$3];[.X$3];[.$C110:.$R110])" office:value-type="float" office:value="1439">
            <text:p>1439</text:p>
          </table:table-cell>
          <table:table-cell table:formula="of:=SUMIF([.$C$3:.$R$3];[.Y$3];[.$C110:.$R110])" office:value-type="float" office:value="25">
            <text:p>25</text:p>
          </table:table-cell>
          <table:table-cell table:formula="of:=SUMIF([.$C$3:.$R$3];[.Z$3];[.$C110:.$R110])" office:value-type="float" office:value="64">
            <text:p>64</text:p>
          </table:table-cell>
          <table:table-cell table:formula="of:=SUM([.T110:.Z110])" office:value-type="float" office:value="2074">
            <text:p>2074</text:p>
          </table:table-cell>
        </table:table-row>
        <table:table-row table:style-name="ro1">
          <table:table-cell office:value-type="string">
            <text:p>Eindhoven</text:p>
          </table:table-cell>
          <table:table-cell office:value-type="float" office:value="8884">
            <text:p>8884</text:p>
          </table:table-cell>
          <table:table-cell office:value-type="float" office:value="722">
            <text:p>722</text:p>
          </table:table-cell>
          <table:table-cell office:value-type="float" office:value="2819">
            <text:p>2819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  <table:table-cell office:value-type="float" office:value="340">
            <text:p>340</text:p>
          </table:table-cell>
          <table:table-cell office:value-type="float" office:value="876">
            <text:p>876</text:p>
          </table:table-cell>
          <table:table-cell office:value-type="float" office:value="761">
            <text:p>761</text:p>
          </table:table-cell>
          <table:table-cell office:value-type="float" office:value="450">
            <text:p>450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string">
            <text:p>-</text:p>
          </table:table-cell>
          <table:table-cell office:value-type="float" office:value="1233">
            <text:p>1233</text:p>
          </table:table-cell>
          <table:table-cell office:value-type="float" office:value="940">
            <text:p>940</text:p>
          </table:table-cell>
          <table:table-cell office:value-type="float" office:value="116">
            <text:p>116</text:p>
          </table:table-cell>
          <table:table-cell office:value-type="string">
            <text:p><text:s/></text:p>
          </table:table-cell>
          <table:table-cell table:formula="of:=SUM([.C111:.R111])" office:value-type="float" office:value="8882">
            <text:p>8882</text:p>
          </table:table-cell>
          <table:table-cell table:formula="of:=SUMIF([.$C$3:.$R$3];[.T$3];[.$C111:.$R111])" office:value-type="float" office:value="722">
            <text:p>722</text:p>
          </table:table-cell>
          <table:table-cell table:formula="of:=SUMIF([.$C$3:.$R$3];[.U$3];[.$C111:.$R111])" office:value-type="float" office:value="2819">
            <text:p>2819</text:p>
          </table:table-cell>
          <table:table-cell table:formula="of:=SUMIF([.$C$3:.$R$3];[.V$3];[.$C111:.$R111])" office:value-type="float" office:value="1056">
            <text:p>1056</text:p>
          </table:table-cell>
          <table:table-cell table:formula="of:=SUMIF([.$C$3:.$R$3];[.W$3];[.$C111:.$R111])" office:value-type="float" office:value="1320">
            <text:p>1320</text:p>
          </table:table-cell>
          <table:table-cell table:formula="of:=SUMIF([.$C$3:.$R$3];[.X$3];[.$C111:.$R111])" office:value-type="float" office:value="1233">
            <text:p>1233</text:p>
          </table:table-cell>
          <table:table-cell table:formula="of:=SUMIF([.$C$3:.$R$3];[.Y$3];[.$C111:.$R111])" office:value-type="float" office:value="761">
            <text:p>761</text:p>
          </table:table-cell>
          <table:table-cell table:formula="of:=SUMIF([.$C$3:.$R$3];[.Z$3];[.$C111:.$R111])" office:value-type="float" office:value="876">
            <text:p>876</text:p>
          </table:table-cell>
          <table:table-cell table:formula="of:=SUM([.T111:.Z111])" office:value-type="float" office:value="8787">
            <text:p>8787</text:p>
          </table:table-cell>
        </table:table-row>
        <table:table-row table:style-name="ro1">
          <table:table-cell office:value-type="string">
            <text:p>Elburg</text:p>
          </table:table-cell>
          <table:table-cell office:value-type="float" office:value="6595">
            <text:p>6595</text:p>
          </table:table-cell>
          <table:table-cell office:value-type="float" office:value="178">
            <text:p>178</text:p>
          </table:table-cell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3016">
            <text:p>3016</text:p>
          </table:table-cell>
          <table:table-cell office:value-type="float" office:value="2442">
            <text:p>2442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formula="of:=SUM([.C112:.R112])" office:value-type="float" office:value="6596">
            <text:p>6596</text:p>
          </table:table-cell>
          <table:table-cell table:formula="of:=SUMIF([.$C$3:.$R$3];[.T$3];[.$C112:.$R112])" office:value-type="float" office:value="178">
            <text:p>178</text:p>
          </table:table-cell>
          <table:table-cell table:formula="of:=SUMIF([.$C$3:.$R$3];[.U$3];[.$C112:.$R112])" office:value-type="float" office:value="340">
            <text:p>340</text:p>
          </table:table-cell>
          <table:table-cell table:formula="of:=SUMIF([.$C$3:.$R$3];[.V$3];[.$C112:.$R112])" office:value-type="float" office:value="2651">
            <text:p>2651</text:p>
          </table:table-cell>
          <table:table-cell table:formula="of:=SUMIF([.$C$3:.$R$3];[.W$3];[.$C112:.$R112])" office:value-type="float" office:value="147">
            <text:p>147</text:p>
          </table:table-cell>
          <table:table-cell table:formula="of:=SUMIF([.$C$3:.$R$3];[.X$3];[.$C112:.$R112])" office:value-type="float" office:value="3016">
            <text:p>3016</text:p>
          </table:table-cell>
          <table:table-cell table:formula="of:=SUMIF([.$C$3:.$R$3];[.Y$3];[.$C112:.$R112])" office:value-type="float" office:value="15">
            <text:p>15</text:p>
          </table:table-cell>
          <table:table-cell table:formula="of:=SUMIF([.$C$3:.$R$3];[.Z$3];[.$C112:.$R112])" office:value-type="float" office:value="74">
            <text:p>74</text:p>
          </table:table-cell>
          <table:table-cell table:formula="of:=SUM([.T112:.Z112])" office:value-type="float" office:value="6421">
            <text:p>6421</text:p>
          </table:table-cell>
        </table:table-row>
        <table:table-row table:style-name="ro1">
          <table:table-cell office:value-type="string">
            <text:p>Emmen</text:p>
          </table:table-cell>
          <table:table-cell office:value-type="float" office:value="34629">
            <text:p>34629</text:p>
          </table:table-cell>
          <table:table-cell office:value-type="float" office:value="1068">
            <text:p>1068</text:p>
          </table:table-cell>
          <table:table-cell office:value-type="float" office:value="2458">
            <text:p>2458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701">
            <text:p>701</text:p>
          </table:table-cell>
          <table:table-cell office:value-type="float" office:value="781">
            <text:p>781</text:p>
          </table:table-cell>
          <table:table-cell office:value-type="float" office:value="242">
            <text:p>242</text:p>
          </table:table-cell>
          <table:table-cell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office:value-type="float" office:value="23850">
            <text:p>23850</text:p>
          </table:table-cell>
          <table:table-cell office:value-type="float" office:value="3822">
            <text:p>3822</text:p>
          </table:table-cell>
          <table:table-cell office:value-type="float" office:value="986">
            <text:p>986</text:p>
          </table:table-cell>
          <table:table-cell office:value-type="string">
            <text:p><text:s/></text:p>
          </table:table-cell>
          <table:table-cell table:formula="of:=SUM([.C113:.R113])" office:value-type="float" office:value="34630">
            <text:p>34630</text:p>
          </table:table-cell>
          <table:table-cell table:formula="of:=SUMIF([.$C$3:.$R$3];[.T$3];[.$C113:.$R113])" office:value-type="float" office:value="1068">
            <text:p>1068</text:p>
          </table:table-cell>
          <table:table-cell table:formula="of:=SUMIF([.$C$3:.$R$3];[.U$3];[.$C113:.$R113])" office:value-type="float" office:value="2458">
            <text:p>2458</text:p>
          </table:table-cell>
          <table:table-cell table:formula="of:=SUMIF([.$C$3:.$R$3];[.V$3];[.$C113:.$R113])" office:value-type="float" office:value="4808">
            <text:p>4808</text:p>
          </table:table-cell>
          <table:table-cell table:formula="of:=SUMIF([.$C$3:.$R$3];[.W$3];[.$C113:.$R113])" office:value-type="float" office:value="929">
            <text:p>929</text:p>
          </table:table-cell>
          <table:table-cell table:formula="of:=SUMIF([.$C$3:.$R$3];[.X$3];[.$C113:.$R113])" office:value-type="float" office:value="23850">
            <text:p>23850</text:p>
          </table:table-cell>
          <table:table-cell table:formula="of:=SUMIF([.$C$3:.$R$3];[.Y$3];[.$C113:.$R113])" office:value-type="float" office:value="781">
            <text:p>781</text:p>
          </table:table-cell>
          <table:table-cell table:formula="of:=SUMIF([.$C$3:.$R$3];[.Z$3];[.$C113:.$R113])" office:value-type="float" office:value="701">
            <text:p>701</text:p>
          </table:table-cell>
          <table:table-cell table:formula="of:=SUM([.T113:.Z113])" office:value-type="float" office:value="34595">
            <text:p>34595</text:p>
          </table:table-cell>
        </table:table-row>
        <table:table-row table:style-name="ro1">
          <table:table-cell office:value-type="string">
            <text:p>Enkhuizen</text:p>
          </table:table-cell>
          <table:table-cell office:value-type="float" office:value="11604">
            <text:p>11604</text:p>
          </table:table-cell>
          <table:table-cell office:value-type="float" office:value="50">
            <text:p>50</text:p>
          </table:table-cell>
          <table:table-cell office:value-type="float" office:value="213">
            <text:p>2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73">
            <text:p>673</text:p>
          </table:table-cell>
          <table:table-cell office:value-type="float" office:value="24">
            <text:p>24</text:p>
          </table:table-cell>
          <table:table-cell office:value-type="float" office:value="10364">
            <text:p>10364</text:p>
          </table:table-cell>
          <table:table-cell office:value-type="string">
            <text:p><text:s/></text:p>
          </table:table-cell>
          <table:table-cell table:formula="of:=SUM([.C114:.R114])" office:value-type="float" office:value="11605">
            <text:p>11605</text:p>
          </table:table-cell>
          <table:table-cell table:formula="of:=SUMIF([.$C$3:.$R$3];[.T$3];[.$C114:.$R114])" office:value-type="float" office:value="50">
            <text:p>50</text:p>
          </table:table-cell>
          <table:table-cell table:formula="of:=SUMIF([.$C$3:.$R$3];[.U$3];[.$C114:.$R114])" office:value-type="float" office:value="213">
            <text:p>213</text:p>
          </table:table-cell>
          <table:table-cell table:formula="of:=SUMIF([.$C$3:.$R$3];[.V$3];[.$C114:.$R114])" office:value-type="float" office:value="10388">
            <text:p>10388</text:p>
          </table:table-cell>
          <table:table-cell table:formula="of:=SUMIF([.$C$3:.$R$3];[.W$3];[.$C114:.$R114])" office:value-type="float" office:value="130">
            <text:p>130</text:p>
          </table:table-cell>
          <table:table-cell table:formula="of:=SUMIF([.$C$3:.$R$3];[.X$3];[.$C114:.$R114])" office:value-type="float" office:value="673">
            <text:p>673</text:p>
          </table:table-cell>
          <table:table-cell table:formula="of:=SUMIF([.$C$3:.$R$3];[.Y$3];[.$C114:.$R114])" office:value-type="float" office:value="37">
            <text:p>37</text:p>
          </table:table-cell>
          <table:table-cell table:formula="of:=SUMIF([.$C$3:.$R$3];[.Z$3];[.$C114:.$R114])" office:value-type="float" office:value="108">
            <text:p>108</text:p>
          </table:table-cell>
          <table:table-cell table:formula="of:=SUM([.T114:.Z114])" office:value-type="float" office:value="11599">
            <text:p>11599</text:p>
          </table:table-cell>
        </table:table-row>
        <table:table-row table:style-name="ro1">
          <table:table-cell office:value-type="string">
            <text:p>Enschede</text:p>
          </table:table-cell>
          <table:table-cell office:value-type="float" office:value="14275">
            <text:p>14275</text:p>
          </table:table-cell>
          <table:table-cell office:value-type="float" office:value="605">
            <text:p>605</text:p>
          </table:table-cell>
          <table:table-cell office:value-type="float" office:value="2039">
            <text:p>2039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186">
            <text:p>186</text:p>
          </table:table-cell>
          <table:table-cell office:value-type="float" office:value="576">
            <text:p>576</text:p>
          </table:table-cell>
          <table:table-cell office:value-type="float" office:value="371">
            <text:p>371</text:p>
          </table:table-cell>
          <table:table-cell office:value-type="float" office:value="364">
            <text:p>364</text:p>
          </table:table-cell>
          <table:table-cell office:value-type="float" office:value="359">
            <text:p>359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6992">
            <text:p>6992</text:p>
          </table:table-cell>
          <table:table-cell office:value-type="float" office:value="2339">
            <text:p>2339</text:p>
          </table:table-cell>
          <table:table-cell office:value-type="float" office:value="173">
            <text:p>173</text:p>
          </table:table-cell>
          <table:table-cell office:value-type="string">
            <text:p><text:s/></text:p>
          </table:table-cell>
          <table:table-cell table:formula="of:=SUM([.C115:.R115])" office:value-type="float" office:value="14278">
            <text:p>14278</text:p>
          </table:table-cell>
          <table:table-cell table:formula="of:=SUMIF([.$C$3:.$R$3];[.T$3];[.$C115:.$R115])" office:value-type="float" office:value="605">
            <text:p>605</text:p>
          </table:table-cell>
          <table:table-cell table:formula="of:=SUMIF([.$C$3:.$R$3];[.U$3];[.$C115:.$R115])" office:value-type="float" office:value="2039">
            <text:p>2039</text:p>
          </table:table-cell>
          <table:table-cell table:formula="of:=SUMIF([.$C$3:.$R$3];[.V$3];[.$C115:.$R115])" office:value-type="float" office:value="2512">
            <text:p>2512</text:p>
          </table:table-cell>
          <table:table-cell table:formula="of:=SUMIF([.$C$3:.$R$3];[.W$3];[.$C115:.$R115])" office:value-type="float" office:value="1127">
            <text:p>1127</text:p>
          </table:table-cell>
          <table:table-cell table:formula="of:=SUMIF([.$C$3:.$R$3];[.X$3];[.$C115:.$R115])" office:value-type="float" office:value="6992">
            <text:p>6992</text:p>
          </table:table-cell>
          <table:table-cell table:formula="of:=SUMIF([.$C$3:.$R$3];[.Y$3];[.$C115:.$R115])" office:value-type="float" office:value="371">
            <text:p>371</text:p>
          </table:table-cell>
          <table:table-cell table:formula="of:=SUMIF([.$C$3:.$R$3];[.Z$3];[.$C115:.$R115])" office:value-type="float" office:value="576">
            <text:p>576</text:p>
          </table:table-cell>
          <table:table-cell table:formula="of:=SUM([.T115:.Z115])" office:value-type="float" office:value="14222">
            <text:p>14222</text:p>
          </table:table-cell>
        </table:table-row>
        <table:table-row table:style-name="ro1">
          <table:table-cell office:value-type="string">
            <text:p>Epe</text:p>
          </table:table-cell>
          <table:table-cell office:value-type="float" office:value="15725">
            <text:p>15725</text:p>
          </table:table-cell>
          <table:table-cell office:value-type="float" office:value="306">
            <text:p>306</text:p>
          </table:table-cell>
          <table:table-cell office:value-type="float" office:value="624">
            <text:p>62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17">
            <text:p>217</text:p>
          </table:table-cell>
          <table:table-cell office:value-type="float" office:value="6993">
            <text:p>6993</text:p>
          </table:table-cell>
          <table:table-cell office:value-type="float" office:value="7129">
            <text:p>7129</text:p>
          </table:table-cell>
          <table:table-cell office:value-type="float" office:value="105">
            <text:p>105</text:p>
          </table:table-cell>
          <table:table-cell office:value-type="string">
            <text:p><text:s/></text:p>
          </table:table-cell>
          <table:table-cell table:formula="of:=SUM([.C116:.R116])" office:value-type="float" office:value="15723">
            <text:p>15723</text:p>
          </table:table-cell>
          <table:table-cell table:formula="of:=SUMIF([.$C$3:.$R$3];[.T$3];[.$C116:.$R116])" office:value-type="float" office:value="306">
            <text:p>306</text:p>
          </table:table-cell>
          <table:table-cell table:formula="of:=SUMIF([.$C$3:.$R$3];[.U$3];[.$C116:.$R116])" office:value-type="float" office:value="624">
            <text:p>624</text:p>
          </table:table-cell>
          <table:table-cell table:formula="of:=SUMIF([.$C$3:.$R$3];[.V$3];[.$C116:.$R116])" office:value-type="float" office:value="7234">
            <text:p>7234</text:p>
          </table:table-cell>
          <table:table-cell table:formula="of:=SUMIF([.$C$3:.$R$3];[.W$3];[.$C116:.$R116])" office:value-type="float" office:value="366">
            <text:p>366</text:p>
          </table:table-cell>
          <table:table-cell table:formula="of:=SUMIF([.$C$3:.$R$3];[.X$3];[.$C116:.$R116])" office:value-type="float" office:value="6993">
            <text:p>6993</text:p>
          </table:table-cell>
          <table:table-cell table:formula="of:=SUMIF([.$C$3:.$R$3];[.Y$3];[.$C116:.$R116])" office:value-type="float" office:value="40">
            <text:p>40</text:p>
          </table:table-cell>
          <table:table-cell table:formula="of:=SUMIF([.$C$3:.$R$3];[.Z$3];[.$C116:.$R116])" office:value-type="float" office:value="135">
            <text:p>135</text:p>
          </table:table-cell>
          <table:table-cell table:formula="of:=SUM([.T116:.Z116])" office:value-type="float" office:value="15698">
            <text:p>15698</text:p>
          </table:table-cell>
        </table:table-row>
        <table:table-row table:style-name="ro1">
          <table:table-cell office:value-type="string">
            <text:p>Ermelo</text:p>
          </table:table-cell>
          <table:table-cell office:value-type="float" office:value="8738">
            <text:p>8738</text:p>
          </table:table-cell>
          <table:table-cell office:value-type="float" office:value="146">
            <text:p>146</text:p>
          </table:table-cell>
          <table:table-cell office:value-type="float" office:value="439">
            <text:p>439</text:p>
          </table:table-cell>
          <table:table-cell office:value-type="float" office:value="13">
            <text:p>13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73">
            <text:p>273</text:p>
          </table:table-cell>
          <table:table-cell office:value-type="float" office:value="2064">
            <text:p>2064</text:p>
          </table:table-cell>
          <table:table-cell office:value-type="float" office:value="5135">
            <text:p>5135</text:p>
          </table:table-cell>
          <table:table-cell office:value-type="float" office:value="171">
            <text:p>171</text:p>
          </table:table-cell>
          <table:table-cell office:value-type="string">
            <text:p><text:s/></text:p>
          </table:table-cell>
          <table:table-cell table:formula="of:=SUM([.C117:.R117])" office:value-type="float" office:value="8739">
            <text:p>8739</text:p>
          </table:table-cell>
          <table:table-cell table:formula="of:=SUMIF([.$C$3:.$R$3];[.T$3];[.$C117:.$R117])" office:value-type="float" office:value="146">
            <text:p>146</text:p>
          </table:table-cell>
          <table:table-cell table:formula="of:=SUMIF([.$C$3:.$R$3];[.U$3];[.$C117:.$R117])" office:value-type="float" office:value="439">
            <text:p>439</text:p>
          </table:table-cell>
          <table:table-cell table:formula="of:=SUMIF([.$C$3:.$R$3];[.V$3];[.$C117:.$R117])" office:value-type="float" office:value="5306">
            <text:p>5306</text:p>
          </table:table-cell>
          <table:table-cell table:formula="of:=SUMIF([.$C$3:.$R$3];[.W$3];[.$C117:.$R117])" office:value-type="float" office:value="533">
            <text:p>533</text:p>
          </table:table-cell>
          <table:table-cell table:formula="of:=SUMIF([.$C$3:.$R$3];[.X$3];[.$C117:.$R117])" office:value-type="float" office:value="2064">
            <text:p>2064</text:p>
          </table:table-cell>
          <table:table-cell table:formula="of:=SUMIF([.$C$3:.$R$3];[.Y$3];[.$C117:.$R117])" office:value-type="float" office:value="49">
            <text:p>49</text:p>
          </table:table-cell>
          <table:table-cell table:formula="of:=SUMIF([.$C$3:.$R$3];[.Z$3];[.$C117:.$R117])" office:value-type="float" office:value="83">
            <text:p>83</text:p>
          </table:table-cell>
          <table:table-cell table:formula="of:=SUM([.T117:.Z117])" office:value-type="float" office:value="8620">
            <text:p>8620</text:p>
          </table:table-cell>
        </table:table-row>
        <table:table-row table:style-name="ro1">
          <table:table-cell office:value-type="string">
            <text:p>Etten-Leur</text:p>
          </table:table-cell>
          <table:table-cell office:value-type="float" office:value="5588">
            <text:p>5588</text:p>
          </table:table-cell>
          <table:table-cell office:value-type="float" office:value="227">
            <text:p>227</text:p>
          </table:table-cell>
          <table:table-cell office:value-type="float" office:value="582">
            <text:p>58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50">
            <text:p>350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33">
            <text:p>3933</text:p>
          </table:table-cell>
          <table:table-cell office:value-type="float" office:value="166">
            <text:p>166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SUM([.C118:.R118])" office:value-type="float" office:value="5587">
            <text:p>5587</text:p>
          </table:table-cell>
          <table:table-cell table:formula="of:=SUMIF([.$C$3:.$R$3];[.T$3];[.$C118:.$R118])" office:value-type="float" office:value="227">
            <text:p>227</text:p>
          </table:table-cell>
          <table:table-cell table:formula="of:=SUMIF([.$C$3:.$R$3];[.U$3];[.$C118:.$R118])" office:value-type="float" office:value="582">
            <text:p>582</text:p>
          </table:table-cell>
          <table:table-cell table:formula="of:=SUMIF([.$C$3:.$R$3];[.V$3];[.$C118:.$R118])" office:value-type="float" office:value="221">
            <text:p>221</text:p>
          </table:table-cell>
          <table:table-cell table:formula="of:=SUMIF([.$C$3:.$R$3];[.W$3];[.$C118:.$R118])" office:value-type="float" office:value="169">
            <text:p>169</text:p>
          </table:table-cell>
          <table:table-cell table:formula="of:=SUMIF([.$C$3:.$R$3];[.X$3];[.$C118:.$R118])" office:value-type="float" office:value="3933">
            <text:p>3933</text:p>
          </table:table-cell>
          <table:table-cell table:formula="of:=SUMIF([.$C$3:.$R$3];[.Y$3];[.$C118:.$R118])" office:value-type="float" office:value="100">
            <text:p>100</text:p>
          </table:table-cell>
          <table:table-cell table:formula="of:=SUMIF([.$C$3:.$R$3];[.Z$3];[.$C118:.$R118])" office:value-type="float" office:value="350">
            <text:p>350</text:p>
          </table:table-cell>
          <table:table-cell table:formula="of:=SUM([.T118:.Z118])" office:value-type="float" office:value="5582">
            <text:p>5582</text:p>
          </table:table-cell>
        </table:table-row>
        <table:table-row table:style-name="ro1">
          <table:table-cell office:value-type="string">
            <text:p>Ferwerderadiel</text:p>
          </table:table-cell>
          <table:table-cell office:value-type="float" office:value="13318">
            <text:p>13318</text:p>
          </table:table-cell>
          <table:table-cell office:value-type="float" office:value="237">
            <text:p>237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8276">
            <text:p>8276</text:p>
          </table:table-cell>
          <table:table-cell office:value-type="float" office:value="989">
            <text:p>989</text:p>
          </table:table-cell>
          <table:table-cell office:value-type="float" office:value="84">
            <text:p>84</text:p>
          </table:table-cell>
          <table:table-cell office:value-type="float" office:value="3463">
            <text:p>3463</text:p>
          </table:table-cell>
          <table:table-cell table:formula="of:=SUM([.C119:.R119])" office:value-type="float" office:value="13318">
            <text:p>13318</text:p>
          </table:table-cell>
          <table:table-cell table:formula="of:=SUMIF([.$C$3:.$R$3];[.T$3];[.$C119:.$R119])" office:value-type="float" office:value="237">
            <text:p>237</text:p>
          </table:table-cell>
          <table:table-cell table:formula="of:=SUMIF([.$C$3:.$R$3];[.U$3];[.$C119:.$R119])" office:value-type="float" office:value="173">
            <text:p>173</text:p>
          </table:table-cell>
          <table:table-cell table:formula="of:=SUMIF([.$C$3:.$R$3];[.V$3];[.$C119:.$R119])" office:value-type="float" office:value="4536">
            <text:p>4536</text:p>
          </table:table-cell>
          <table:table-cell table:formula="of:=SUMIF([.$C$3:.$R$3];[.W$3];[.$C119:.$R119])" office:value-type="float" office:value="32">
            <text:p>32</text:p>
          </table:table-cell>
          <table:table-cell table:formula="of:=SUMIF([.$C$3:.$R$3];[.X$3];[.$C119:.$R119])" office:value-type="float" office:value="8276">
            <text:p>8276</text:p>
          </table:table-cell>
          <table:table-cell table:formula="of:=SUMIF([.$C$3:.$R$3];[.Y$3];[.$C119:.$R119])" office:value-type="float" office:value="10">
            <text:p>10</text:p>
          </table:table-cell>
          <table:table-cell table:formula="of:=SUMIF([.$C$3:.$R$3];[.Z$3];[.$C119:.$R119])" office:value-type="float" office:value="51">
            <text:p>51</text:p>
          </table:table-cell>
          <table:table-cell table:formula="of:=SUM([.T119:.Z119])" office:value-type="float" office:value="13315">
            <text:p>13315</text:p>
          </table:table-cell>
        </table:table-row>
        <table:table-row table:style-name="ro1">
          <table:table-cell office:value-type="string">
            <text:p>Franekeradeel</text:p>
          </table:table-cell>
          <table:table-cell office:value-type="float" office:value="10916">
            <text:p>10916</text:p>
          </table:table-cell>
          <table:table-cell office:value-type="float" office:value="289">
            <text:p>289</text:p>
          </table:table-cell>
          <table:table-cell office:value-type="float" office:value="370">
            <text:p>37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145">
            <text:p>9145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float" office:value="490">
            <text:p>490</text:p>
          </table:table-cell>
          <table:table-cell table:formula="of:=SUM([.C120:.R120])" office:value-type="float" office:value="10918">
            <text:p>10918</text:p>
          </table:table-cell>
          <table:table-cell table:formula="of:=SUMIF([.$C$3:.$R$3];[.T$3];[.$C120:.$R120])" office:value-type="float" office:value="289">
            <text:p>289</text:p>
          </table:table-cell>
          <table:table-cell table:formula="of:=SUMIF([.$C$3:.$R$3];[.U$3];[.$C120:.$R120])" office:value-type="float" office:value="370">
            <text:p>370</text:p>
          </table:table-cell>
          <table:table-cell table:formula="of:=SUMIF([.$C$3:.$R$3];[.V$3];[.$C120:.$R120])" office:value-type="float" office:value="681">
            <text:p>681</text:p>
          </table:table-cell>
          <table:table-cell table:formula="of:=SUMIF([.$C$3:.$R$3];[.W$3];[.$C120:.$R120])" office:value-type="float" office:value="164">
            <text:p>164</text:p>
          </table:table-cell>
          <table:table-cell table:formula="of:=SUMIF([.$C$3:.$R$3];[.X$3];[.$C120:.$R120])" office:value-type="float" office:value="9145">
            <text:p>9145</text:p>
          </table:table-cell>
          <table:table-cell table:formula="of:=SUMIF([.$C$3:.$R$3];[.Y$3];[.$C120:.$R120])" office:value-type="float" office:value="113">
            <text:p>113</text:p>
          </table:table-cell>
          <table:table-cell table:formula="of:=SUMIF([.$C$3:.$R$3];[.Z$3];[.$C120:.$R120])" office:value-type="float" office:value="137">
            <text:p>137</text:p>
          </table:table-cell>
          <table:table-cell table:formula="of:=SUM([.T120:.Z120])" office:value-type="float" office:value="10899">
            <text:p>10899</text:p>
          </table:table-cell>
        </table:table-row>
        <table:table-row table:style-name="ro2">
          <table:table-cell office:value-type="string">
            <text:p>Gaasterl￢n-Sleat</text:p>
          </table:table-cell>
          <table:table-cell office:value-type="float" office:value="20929">
            <text:p>20929</text:p>
          </table:table-cell>
          <table:table-cell office:value-type="float" office:value="206">
            <text:p>206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7596">
            <text:p>7596</text:p>
          </table:table-cell>
          <table:table-cell office:value-type="float" office:value="1235">
            <text:p>1235</text:p>
          </table:table-cell>
          <table:table-cell office:value-type="float" office:value="11405">
            <text:p>11405</text:p>
          </table:table-cell>
          <table:table-cell office:value-type="string">
            <text:p><text:s/></text:p>
          </table:table-cell>
          <table:table-cell table:formula="of:=SUM([.C121:.R121])" office:value-type="float" office:value="20929">
            <text:p>20929</text:p>
          </table:table-cell>
          <table:table-cell table:formula="of:=SUMIF([.$C$3:.$R$3];[.T$3];[.$C121:.$R121])" office:value-type="float" office:value="206">
            <text:p>206</text:p>
          </table:table-cell>
          <table:table-cell table:formula="of:=SUMIF([.$C$3:.$R$3];[.U$3];[.$C121:.$R121])" office:value-type="float" office:value="201">
            <text:p>201</text:p>
          </table:table-cell>
          <table:table-cell table:formula="of:=SUMIF([.$C$3:.$R$3];[.V$3];[.$C121:.$R121])" office:value-type="float" office:value="12640">
            <text:p>12640</text:p>
          </table:table-cell>
          <table:table-cell table:formula="of:=SUMIF([.$C$3:.$R$3];[.W$3];[.$C121:.$R121])" office:value-type="float" office:value="203">
            <text:p>203</text:p>
          </table:table-cell>
          <table:table-cell table:formula="of:=SUMIF([.$C$3:.$R$3];[.X$3];[.$C121:.$R121])" office:value-type="float" office:value="7596">
            <text:p>7596</text:p>
          </table:table-cell>
          <table:table-cell table:formula="of:=SUMIF([.$C$3:.$R$3];[.Y$3];[.$C121:.$R121])" office:value-type="float" office:value="24">
            <text:p>24</text:p>
          </table:table-cell>
          <table:table-cell table:formula="of:=SUMIF([.$C$3:.$R$3];[.Z$3];[.$C121:.$R121])" office:value-type="float" office:value="57">
            <text:p>57</text:p>
          </table:table-cell>
          <table:table-cell table:formula="of:=SUM([.T121:.Z121])" office:value-type="float" office:value="20927">
            <text:p>20927</text:p>
          </table:table-cell>
        </table:table-row>
        <table:table-row table:style-name="ro1">
          <table:table-cell office:value-type="string">
            <text:p>Geertruidenberg</text:p>
          </table:table-cell>
          <table:table-cell office:value-type="float" office:value="2969">
            <text:p>2969</text:p>
          </table:table-cell>
          <table:table-cell office:value-type="float" office:value="138">
            <text:p>138</text:p>
          </table:table-cell>
          <table:table-cell office:value-type="float" office:value="322">
            <text:p>322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93">
            <text:p>1593</text:p>
          </table:table-cell>
          <table:table-cell office:value-type="float" office:value="74">
            <text:p>74</text:p>
          </table:table-cell>
          <table:table-cell office:value-type="float" office:value="305">
            <text:p>305</text:p>
          </table:table-cell>
          <table:table-cell office:value-type="string">
            <text:p><text:s/></text:p>
          </table:table-cell>
          <table:table-cell table:formula="of:=SUM([.C122:.R122])" office:value-type="float" office:value="2969">
            <text:p>2969</text:p>
          </table:table-cell>
          <table:table-cell table:formula="of:=SUMIF([.$C$3:.$R$3];[.T$3];[.$C122:.$R122])" office:value-type="float" office:value="138">
            <text:p>138</text:p>
          </table:table-cell>
          <table:table-cell table:formula="of:=SUMIF([.$C$3:.$R$3];[.U$3];[.$C122:.$R122])" office:value-type="float" office:value="322">
            <text:p>322</text:p>
          </table:table-cell>
          <table:table-cell table:formula="of:=SUMIF([.$C$3:.$R$3];[.V$3];[.$C122:.$R122])" office:value-type="float" office:value="379">
            <text:p>379</text:p>
          </table:table-cell>
          <table:table-cell table:formula="of:=SUMIF([.$C$3:.$R$3];[.W$3];[.$C122:.$R122])" office:value-type="float" office:value="132">
            <text:p>132</text:p>
          </table:table-cell>
          <table:table-cell table:formula="of:=SUMIF([.$C$3:.$R$3];[.X$3];[.$C122:.$R122])" office:value-type="float" office:value="1593">
            <text:p>1593</text:p>
          </table:table-cell>
          <table:table-cell table:formula="of:=SUMIF([.$C$3:.$R$3];[.Y$3];[.$C122:.$R122])" office:value-type="float" office:value="57">
            <text:p>57</text:p>
          </table:table-cell>
          <table:table-cell table:formula="of:=SUMIF([.$C$3:.$R$3];[.Z$3];[.$C122:.$R122])" office:value-type="float" office:value="244">
            <text:p>244</text:p>
          </table:table-cell>
          <table:table-cell table:formula="of:=SUM([.T122:.Z122])" office:value-type="float" office:value="2865">
            <text:p>2865</text:p>
          </table:table-cell>
        </table:table-row>
        <table:table-row table:style-name="ro1">
          <table:table-cell office:value-type="string">
            <text:p>Geldermalsen</text:p>
          </table:table-cell>
          <table:table-cell office:value-type="float" office:value="10167">
            <text:p>10167</text:p>
          </table:table-cell>
          <table:table-cell office:value-type="float" office:value="544">
            <text:p>544</text:p>
          </table:table-cell>
          <table:table-cell office:value-type="float" office:value="496">
            <text:p>496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9">
            <text:p>209</text:p>
          </table:table-cell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7835">
            <text:p>7835</text:p>
          </table:table-cell>
          <table:table-cell office:value-type="float" office:value="642">
            <text:p>642</text:p>
          </table:table-cell>
          <table:table-cell office:value-type="float" office:value="173">
            <text:p>173</text:p>
          </table:table-cell>
          <table:table-cell office:value-type="string">
            <text:p><text:s/></text:p>
          </table:table-cell>
          <table:table-cell table:formula="of:=SUM([.C123:.R123])" office:value-type="float" office:value="10168">
            <text:p>10168</text:p>
          </table:table-cell>
          <table:table-cell table:formula="of:=SUMIF([.$C$3:.$R$3];[.T$3];[.$C123:.$R123])" office:value-type="float" office:value="544">
            <text:p>544</text:p>
          </table:table-cell>
          <table:table-cell table:formula="of:=SUMIF([.$C$3:.$R$3];[.U$3];[.$C123:.$R123])" office:value-type="float" office:value="496">
            <text:p>496</text:p>
          </table:table-cell>
          <table:table-cell table:formula="of:=SUMIF([.$C$3:.$R$3];[.V$3];[.$C123:.$R123])" office:value-type="float" office:value="815">
            <text:p>815</text:p>
          </table:table-cell>
          <table:table-cell table:formula="of:=SUMIF([.$C$3:.$R$3];[.W$3];[.$C123:.$R123])" office:value-type="float" office:value="131">
            <text:p>131</text:p>
          </table:table-cell>
          <table:table-cell table:formula="of:=SUMIF([.$C$3:.$R$3];[.X$3];[.$C123:.$R123])" office:value-type="float" office:value="7835">
            <text:p>7835</text:p>
          </table:table-cell>
          <table:table-cell table:formula="of:=SUMIF([.$C$3:.$R$3];[.Y$3];[.$C123:.$R123])" office:value-type="float" office:value="131">
            <text:p>131</text:p>
          </table:table-cell>
          <table:table-cell table:formula="of:=SUMIF([.$C$3:.$R$3];[.Z$3];[.$C123:.$R123])" office:value-type="float" office:value="209">
            <text:p>209</text:p>
          </table:table-cell>
          <table:table-cell table:formula="of:=SUM([.T123:.Z123])" office:value-type="float" office:value="10161">
            <text:p>10161</text:p>
          </table:table-cell>
        </table:table-row>
        <table:table-row table:style-name="ro1">
          <table:table-cell office:value-type="string">
            <text:p>Geldrop-Mierlo</text:p>
          </table:table-cell>
          <table:table-cell office:value-type="float" office:value="3139">
            <text:p>3139</text:p>
          </table:table-cell>
          <table:table-cell office:value-type="float" office:value="131">
            <text:p>131</text:p>
          </table:table-cell>
          <table:table-cell office:value-type="float" office:value="665">
            <text:p>665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1079">
            <text:p>1079</text:p>
          </table:table-cell>
          <table:table-cell office:value-type="float" office:value="686">
            <text:p>686</text:p>
          </table:table-cell>
          <table:table-cell office:value-type="float" office:value="37">
            <text:p>37</text:p>
          </table:table-cell>
          <table:table-cell office:value-type="string">
            <text:p><text:s/></text:p>
          </table:table-cell>
          <table:table-cell table:formula="of:=SUM([.C124:.R124])" office:value-type="float" office:value="3139">
            <text:p>3139</text:p>
          </table:table-cell>
          <table:table-cell table:formula="of:=SUMIF([.$C$3:.$R$3];[.T$3];[.$C124:.$R124])" office:value-type="float" office:value="131">
            <text:p>131</text:p>
          </table:table-cell>
          <table:table-cell table:formula="of:=SUMIF([.$C$3:.$R$3];[.U$3];[.$C124:.$R124])" office:value-type="float" office:value="665">
            <text:p>665</text:p>
          </table:table-cell>
          <table:table-cell table:formula="of:=SUMIF([.$C$3:.$R$3];[.V$3];[.$C124:.$R124])" office:value-type="float" office:value="723">
            <text:p>723</text:p>
          </table:table-cell>
          <table:table-cell table:formula="of:=SUMIF([.$C$3:.$R$3];[.W$3];[.$C124:.$R124])" office:value-type="float" office:value="305">
            <text:p>305</text:p>
          </table:table-cell>
          <table:table-cell table:formula="of:=SUMIF([.$C$3:.$R$3];[.X$3];[.$C124:.$R124])" office:value-type="float" office:value="1079">
            <text:p>1079</text:p>
          </table:table-cell>
          <table:table-cell table:formula="of:=SUMIF([.$C$3:.$R$3];[.Y$3];[.$C124:.$R124])" office:value-type="float" office:value="65">
            <text:p>65</text:p>
          </table:table-cell>
          <table:table-cell table:formula="of:=SUMIF([.$C$3:.$R$3];[.Z$3];[.$C124:.$R124])" office:value-type="float" office:value="151">
            <text:p>151</text:p>
          </table:table-cell>
          <table:table-cell table:formula="of:=SUM([.T124:.Z124])" office:value-type="float" office:value="3119">
            <text:p>3119</text:p>
          </table:table-cell>
        </table:table-row>
        <table:table-row table:style-name="ro1">
          <table:table-cell office:value-type="string">
            <text:p>Gemert-Bakel</text:p>
          </table:table-cell>
          <table:table-cell office:value-type="float" office:value="12336">
            <text:p>12336</text:p>
          </table:table-cell>
          <table:table-cell office:value-type="float" office:value="280">
            <text:p>280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8077">
            <text:p>8077</text:p>
          </table:table-cell>
          <table:table-cell office:value-type="float" office:value="2986">
            <text:p>2986</text:p>
          </table:table-cell>
          <table:table-cell office:value-type="float" office:value="82">
            <text:p>82</text:p>
          </table:table-cell>
          <table:table-cell office:value-type="string">
            <text:p><text:s/></text:p>
          </table:table-cell>
          <table:table-cell table:formula="of:=SUM([.C125:.R125])" office:value-type="float" office:value="12337">
            <text:p>12337</text:p>
          </table:table-cell>
          <table:table-cell table:formula="of:=SUMIF([.$C$3:.$R$3];[.T$3];[.$C125:.$R125])" office:value-type="float" office:value="280">
            <text:p>280</text:p>
          </table:table-cell>
          <table:table-cell table:formula="of:=SUMIF([.$C$3:.$R$3];[.U$3];[.$C125:.$R125])" office:value-type="float" office:value="512">
            <text:p>512</text:p>
          </table:table-cell>
          <table:table-cell table:formula="of:=SUMIF([.$C$3:.$R$3];[.V$3];[.$C125:.$R125])" office:value-type="float" office:value="3068">
            <text:p>3068</text:p>
          </table:table-cell>
          <table:table-cell table:formula="of:=SUMIF([.$C$3:.$R$3];[.W$3];[.$C125:.$R125])" office:value-type="float" office:value="213">
            <text:p>213</text:p>
          </table:table-cell>
          <table:table-cell table:formula="of:=SUMIF([.$C$3:.$R$3];[.X$3];[.$C125:.$R125])" office:value-type="float" office:value="8077">
            <text:p>8077</text:p>
          </table:table-cell>
          <table:table-cell table:formula="of:=SUMIF([.$C$3:.$R$3];[.Y$3];[.$C125:.$R125])" office:value-type="float" office:value="84">
            <text:p>84</text:p>
          </table:table-cell>
          <table:table-cell table:formula="of:=SUMIF([.$C$3:.$R$3];[.Z$3];[.$C125:.$R125])" office:value-type="float" office:value="103">
            <text:p>103</text:p>
          </table:table-cell>
          <table:table-cell table:formula="of:=SUM([.T125:.Z125])" office:value-type="float" office:value="12337">
            <text:p>12337</text:p>
          </table:table-cell>
        </table:table-row>
        <table:table-row table:style-name="ro1">
          <table:table-cell office:value-type="string">
            <text:p>Gennep</text:p>
          </table:table-cell>
          <table:table-cell office:value-type="float" office:value="5040">
            <text:p>5040</text:p>
          </table:table-cell>
          <table:table-cell office:value-type="float" office:value="171">
            <text:p>171</text:p>
          </table:table-cell>
          <table:table-cell office:value-type="float" office:value="322">
            <text:p>32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3274">
            <text:p>3274</text:p>
          </table:table-cell>
          <table:table-cell office:value-type="float" office:value="519">
            <text:p>519</text:p>
          </table:table-cell>
          <table:table-cell office:value-type="float" office:value="265">
            <text:p>265</text:p>
          </table:table-cell>
          <table:table-cell office:value-type="string">
            <text:p><text:s/></text:p>
          </table:table-cell>
          <table:table-cell table:formula="of:=SUM([.C126:.R126])" office:value-type="float" office:value="5041">
            <text:p>5041</text:p>
          </table:table-cell>
          <table:table-cell table:formula="of:=SUMIF([.$C$3:.$R$3];[.T$3];[.$C126:.$R126])" office:value-type="float" office:value="171">
            <text:p>171</text:p>
          </table:table-cell>
          <table:table-cell table:formula="of:=SUMIF([.$C$3:.$R$3];[.U$3];[.$C126:.$R126])" office:value-type="float" office:value="322">
            <text:p>322</text:p>
          </table:table-cell>
          <table:table-cell table:formula="of:=SUMIF([.$C$3:.$R$3];[.V$3];[.$C126:.$R126])" office:value-type="float" office:value="784">
            <text:p>784</text:p>
          </table:table-cell>
          <table:table-cell table:formula="of:=SUMIF([.$C$3:.$R$3];[.W$3];[.$C126:.$R126])" office:value-type="float" office:value="255">
            <text:p>255</text:p>
          </table:table-cell>
          <table:table-cell table:formula="of:=SUMIF([.$C$3:.$R$3];[.X$3];[.$C126:.$R126])" office:value-type="float" office:value="3274">
            <text:p>3274</text:p>
          </table:table-cell>
          <table:table-cell table:formula="of:=SUMIF([.$C$3:.$R$3];[.Y$3];[.$C126:.$R126])" office:value-type="float" office:value="54">
            <text:p>54</text:p>
          </table:table-cell>
          <table:table-cell table:formula="of:=SUMIF([.$C$3:.$R$3];[.Z$3];[.$C126:.$R126])" office:value-type="float" office:value="150">
            <text:p>150</text:p>
          </table:table-cell>
          <table:table-cell table:formula="of:=SUM([.T126:.Z126])" office:value-type="float" office:value="5010">
            <text:p>5010</text:p>
          </table:table-cell>
        </table:table-row>
        <table:table-row table:style-name="ro1">
          <table:table-cell office:value-type="string">
            <text:p>Giessenlanden</text:p>
          </table:table-cell>
          <table:table-cell office:value-type="float" office:value="6512">
            <text:p>6512</text:p>
          </table:table-cell>
          <table:table-cell office:value-type="float" office:value="222">
            <text:p>22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716">
            <text:p>5716</text:p>
          </table:table-cell>
          <table:table-cell office:value-type="float" office:value="39">
            <text:p>39</text:p>
          </table:table-cell>
          <table:table-cell office:value-type="float" office:value="155">
            <text:p>155</text:p>
          </table:table-cell>
          <table:table-cell office:value-type="string">
            <text:p><text:s/></text:p>
          </table:table-cell>
          <table:table-cell table:formula="of:=SUM([.C127:.R127])" office:value-type="float" office:value="6510">
            <text:p>6510</text:p>
          </table:table-cell>
          <table:table-cell table:formula="of:=SUMIF([.$C$3:.$R$3];[.T$3];[.$C127:.$R127])" office:value-type="float" office:value="222">
            <text:p>222</text:p>
          </table:table-cell>
          <table:table-cell table:formula="of:=SUMIF([.$C$3:.$R$3];[.U$3];[.$C127:.$R127])" office:value-type="float" office:value="185">
            <text:p>185</text:p>
          </table:table-cell>
          <table:table-cell table:formula="of:=SUMIF([.$C$3:.$R$3];[.V$3];[.$C127:.$R127])" office:value-type="float" office:value="194">
            <text:p>194</text:p>
          </table:table-cell>
          <table:table-cell table:formula="of:=SUMIF([.$C$3:.$R$3];[.W$3];[.$C127:.$R127])" office:value-type="float" office:value="79">
            <text:p>79</text:p>
          </table:table-cell>
          <table:table-cell table:formula="of:=SUMIF([.$C$3:.$R$3];[.X$3];[.$C127:.$R127])" office:value-type="float" office:value="5716">
            <text:p>5716</text:p>
          </table:table-cell>
          <table:table-cell table:formula="of:=SUMIF([.$C$3:.$R$3];[.Y$3];[.$C127:.$R127])" office:value-type="float" office:value="25">
            <text:p>25</text:p>
          </table:table-cell>
          <table:table-cell table:formula="of:=SUMIF([.$C$3:.$R$3];[.Z$3];[.$C127:.$R127])" office:value-type="float" office:value="81">
            <text:p>81</text:p>
          </table:table-cell>
          <table:table-cell table:formula="of:=SUM([.T127:.Z127])" office:value-type="float" office:value="6502">
            <text:p>6502</text:p>
          </table:table-cell>
        </table:table-row>
        <table:table-row table:style-name="ro1">
          <table:table-cell office:value-type="string">
            <text:p>Gilze en Rijen</text:p>
          </table:table-cell>
          <table:table-cell office:value-type="float" office:value="6567">
            <text:p>6567</text:p>
          </table:table-cell>
          <table:table-cell office:value-type="float" office:value="344">
            <text:p>344</text:p>
          </table:table-cell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748">
            <text:p>3748</text:p>
          </table:table-cell>
          <table:table-cell office:value-type="float" office:value="1546">
            <text:p>1546</text:p>
          </table:table-cell>
          <table:table-cell office:value-type="float" office:value="17">
            <text:p>17</text:p>
          </table:table-cell>
          <table:table-cell office:value-type="string">
            <text:p><text:s/></text:p>
          </table:table-cell>
          <table:table-cell table:formula="of:=SUM([.C128:.R128])" office:value-type="float" office:value="6567">
            <text:p>6567</text:p>
          </table:table-cell>
          <table:table-cell table:formula="of:=SUMIF([.$C$3:.$R$3];[.T$3];[.$C128:.$R128])" office:value-type="float" office:value="344">
            <text:p>344</text:p>
          </table:table-cell>
          <table:table-cell table:formula="of:=SUMIF([.$C$3:.$R$3];[.U$3];[.$C128:.$R128])" office:value-type="float" office:value="392">
            <text:p>392</text:p>
          </table:table-cell>
          <table:table-cell table:formula="of:=SUMIF([.$C$3:.$R$3];[.V$3];[.$C128:.$R128])" office:value-type="float" office:value="1563">
            <text:p>1563</text:p>
          </table:table-cell>
          <table:table-cell table:formula="of:=SUMIF([.$C$3:.$R$3];[.W$3];[.$C128:.$R128])" office:value-type="float" office:value="245">
            <text:p>245</text:p>
          </table:table-cell>
          <table:table-cell table:formula="of:=SUMIF([.$C$3:.$R$3];[.X$3];[.$C128:.$R128])" office:value-type="float" office:value="3748">
            <text:p>3748</text:p>
          </table:table-cell>
          <table:table-cell table:formula="of:=SUMIF([.$C$3:.$R$3];[.Y$3];[.$C128:.$R128])" office:value-type="float" office:value="33">
            <text:p>33</text:p>
          </table:table-cell>
          <table:table-cell table:formula="of:=SUMIF([.$C$3:.$R$3];[.Z$3];[.$C128:.$R128])" office:value-type="float" office:value="183">
            <text:p>183</text:p>
          </table:table-cell>
          <table:table-cell table:formula="of:=SUM([.T128:.Z128])" office:value-type="float" office:value="6508">
            <text:p>6508</text:p>
          </table:table-cell>
        </table:table-row>
        <table:table-row table:style-name="ro1">
          <table:table-cell office:value-type="string">
            <text:p>Goedereede</text:p>
          </table:table-cell>
          <table:table-cell office:value-type="float" office:value="15385">
            <text:p>15385</text:p>
          </table:table-cell>
          <table:table-cell office:value-type="float" office:value="287">
            <text:p>287</text:p>
          </table:table-cell>
          <table:table-cell office:value-type="float" office:value="215">
            <text:p>215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261">
            <text:p>261</text:p>
          </table:table-cell>
          <table:table-cell office:value-type="float" office:value="3478">
            <text:p>3478</text:p>
          </table:table-cell>
          <table:table-cell office:value-type="float" office:value="2589">
            <text:p>2589</text:p>
          </table:table-cell>
          <table:table-cell office:value-type="float" office:value="3756">
            <text:p>3756</text:p>
          </table:table-cell>
          <table:table-cell office:value-type="float" office:value="4519">
            <text:p>4519</text:p>
          </table:table-cell>
          <table:table-cell table:formula="of:=SUM([.C129:.R129])" office:value-type="float" office:value="15386">
            <text:p>15386</text:p>
          </table:table-cell>
          <table:table-cell table:formula="of:=SUMIF([.$C$3:.$R$3];[.T$3];[.$C129:.$R129])" office:value-type="float" office:value="287">
            <text:p>287</text:p>
          </table:table-cell>
          <table:table-cell table:formula="of:=SUMIF([.$C$3:.$R$3];[.U$3];[.$C129:.$R129])" office:value-type="float" office:value="215">
            <text:p>215</text:p>
          </table:table-cell>
          <table:table-cell table:formula="of:=SUMIF([.$C$3:.$R$3];[.V$3];[.$C129:.$R129])" office:value-type="float" office:value="10864">
            <text:p>10864</text:p>
          </table:table-cell>
          <table:table-cell table:formula="of:=SUMIF([.$C$3:.$R$3];[.W$3];[.$C129:.$R129])" office:value-type="float" office:value="385">
            <text:p>385</text:p>
          </table:table-cell>
          <table:table-cell table:formula="of:=SUMIF([.$C$3:.$R$3];[.X$3];[.$C129:.$R129])" office:value-type="float" office:value="3478">
            <text:p>3478</text:p>
          </table:table-cell>
          <table:table-cell table:formula="of:=SUMIF([.$C$3:.$R$3];[.Y$3];[.$C129:.$R129])" office:value-type="float" office:value="94">
            <text:p>94</text:p>
          </table:table-cell>
          <table:table-cell table:formula="of:=SUMIF([.$C$3:.$R$3];[.Z$3];[.$C129:.$R129])" office:value-type="float" office:value="47">
            <text:p>47</text:p>
          </table:table-cell>
          <table:table-cell table:formula="of:=SUM([.T129:.Z129])" office:value-type="float" office:value="15370">
            <text:p>15370</text:p>
          </table:table-cell>
        </table:table-row>
        <table:table-row table:style-name="ro1">
          <table:table-cell office:value-type="string">
            <text:p>Goes</text:p>
          </table:table-cell>
          <table:table-cell office:value-type="float" office:value="10209">
            <text:p>10209</text:p>
          </table:table-cell>
          <table:table-cell office:value-type="float" office:value="494">
            <text:p>494</text:p>
          </table:table-cell>
          <table:table-cell office:value-type="float" office:value="626">
            <text:p>62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06">
            <text:p>206</text:p>
          </table:table-cell>
          <table:table-cell office:value-type="float" office:value="186">
            <text:p>186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6972">
            <text:p>6972</text:p>
          </table:table-cell>
          <table:table-cell office:value-type="float" office:value="402">
            <text:p>402</text:p>
          </table:table-cell>
          <table:table-cell office:value-type="float" office:value="602">
            <text:p>602</text:p>
          </table:table-cell>
          <table:table-cell office:value-type="float" office:value="331">
            <text:p>331</text:p>
          </table:table-cell>
          <table:table-cell table:formula="of:=SUM([.C130:.R130])" office:value-type="float" office:value="10210">
            <text:p>10210</text:p>
          </table:table-cell>
          <table:table-cell table:formula="of:=SUMIF([.$C$3:.$R$3];[.T$3];[.$C130:.$R130])" office:value-type="float" office:value="494">
            <text:p>494</text:p>
          </table:table-cell>
          <table:table-cell table:formula="of:=SUMIF([.$C$3:.$R$3];[.U$3];[.$C130:.$R130])" office:value-type="float" office:value="626">
            <text:p>626</text:p>
          </table:table-cell>
          <table:table-cell table:formula="of:=SUMIF([.$C$3:.$R$3];[.V$3];[.$C130:.$R130])" office:value-type="float" office:value="1335">
            <text:p>1335</text:p>
          </table:table-cell>
          <table:table-cell table:formula="of:=SUMIF([.$C$3:.$R$3];[.W$3];[.$C130:.$R130])" office:value-type="float" office:value="387">
            <text:p>387</text:p>
          </table:table-cell>
          <table:table-cell table:formula="of:=SUMIF([.$C$3:.$R$3];[.X$3];[.$C130:.$R130])" office:value-type="float" office:value="6972">
            <text:p>6972</text:p>
          </table:table-cell>
          <table:table-cell table:formula="of:=SUMIF([.$C$3:.$R$3];[.Y$3];[.$C130:.$R130])" office:value-type="float" office:value="186">
            <text:p>186</text:p>
          </table:table-cell>
          <table:table-cell table:formula="of:=SUMIF([.$C$3:.$R$3];[.Z$3];[.$C130:.$R130])" office:value-type="float" office:value="206">
            <text:p>206</text:p>
          </table:table-cell>
          <table:table-cell table:formula="of:=SUM([.T130:.Z130])" office:value-type="float" office:value="10206">
            <text:p>10206</text:p>
          </table:table-cell>
        </table:table-row>
        <table:table-row table:style-name="ro1">
          <table:table-cell office:value-type="string">
            <text:p>Goirle</text:p>
          </table:table-cell>
          <table:table-cell office:value-type="float" office:value="4224">
            <text:p>4224</text:p>
          </table:table-cell>
          <table:table-cell office:value-type="float" office:value="76">
            <text:p>76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47">
            <text:p>2447</text:p>
          </table:table-cell>
          <table:table-cell office:value-type="float" office:value="1060">
            <text:p>1060</text:p>
          </table:table-cell>
          <table:table-cell office:value-type="float" office:value="28">
            <text:p>28</text:p>
          </table:table-cell>
          <table:table-cell office:value-type="string">
            <text:p><text:s/></text:p>
          </table:table-cell>
          <table:table-cell table:formula="of:=SUM([.C131:.R131])" office:value-type="float" office:value="4223">
            <text:p>4223</text:p>
          </table:table-cell>
          <table:table-cell table:formula="of:=SUMIF([.$C$3:.$R$3];[.T$3];[.$C131:.$R131])" office:value-type="float" office:value="76">
            <text:p>76</text:p>
          </table:table-cell>
          <table:table-cell table:formula="of:=SUMIF([.$C$3:.$R$3];[.U$3];[.$C131:.$R131])" office:value-type="float" office:value="379">
            <text:p>379</text:p>
          </table:table-cell>
          <table:table-cell table:formula="of:=SUMIF([.$C$3:.$R$3];[.V$3];[.$C131:.$R131])" office:value-type="float" office:value="1088">
            <text:p>1088</text:p>
          </table:table-cell>
          <table:table-cell table:formula="of:=SUMIF([.$C$3:.$R$3];[.W$3];[.$C131:.$R131])" office:value-type="float" office:value="118">
            <text:p>118</text:p>
          </table:table-cell>
          <table:table-cell table:formula="of:=SUMIF([.$C$3:.$R$3];[.X$3];[.$C131:.$R131])" office:value-type="float" office:value="2447">
            <text:p>2447</text:p>
          </table:table-cell>
          <table:table-cell table:formula="of:=SUMIF([.$C$3:.$R$3];[.Y$3];[.$C131:.$R131])" office:value-type="float" office:value="22">
            <text:p>22</text:p>
          </table:table-cell>
          <table:table-cell table:formula="of:=SUMIF([.$C$3:.$R$3];[.Z$3];[.$C131:.$R131])" office:value-type="float" office:value="90">
            <text:p>90</text:p>
          </table:table-cell>
          <table:table-cell table:formula="of:=SUM([.T131:.Z131])" office:value-type="float" office:value="4220">
            <text:p>4220</text:p>
          </table:table-cell>
        </table:table-row>
        <table:table-row table:style-name="ro1">
          <table:table-cell office:value-type="string">
            <text:p>Gorinchem</text:p>
          </table:table-cell>
          <table:table-cell office:value-type="float" office:value="2199">
            <text:p>2199</text:p>
          </table:table-cell>
          <table:table-cell office:value-type="float" office:value="194">
            <text:p>194</text:p>
          </table:table-cell>
          <table:table-cell office:value-type="float" office:value="363">
            <text:p>36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19">
            <text:p>219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82">
            <text:p>782</text:p>
          </table:table-cell>
          <table:table-cell office:value-type="float" office:value="38">
            <text:p>38</text:p>
          </table:table-cell>
          <table:table-cell office:value-type="float" office:value="306">
            <text:p>306</text:p>
          </table:table-cell>
          <table:table-cell office:value-type="string">
            <text:p><text:s/></text:p>
          </table:table-cell>
          <table:table-cell table:formula="of:=SUM([.C132:.R132])" office:value-type="float" office:value="2199">
            <text:p>2199</text:p>
          </table:table-cell>
          <table:table-cell table:formula="of:=SUMIF([.$C$3:.$R$3];[.T$3];[.$C132:.$R132])" office:value-type="float" office:value="194">
            <text:p>194</text:p>
          </table:table-cell>
          <table:table-cell table:formula="of:=SUMIF([.$C$3:.$R$3];[.U$3];[.$C132:.$R132])" office:value-type="float" office:value="363">
            <text:p>363</text:p>
          </table:table-cell>
          <table:table-cell table:formula="of:=SUMIF([.$C$3:.$R$3];[.V$3];[.$C132:.$R132])" office:value-type="float" office:value="344">
            <text:p>344</text:p>
          </table:table-cell>
          <table:table-cell table:formula="of:=SUMIF([.$C$3:.$R$3];[.W$3];[.$C132:.$R132])" office:value-type="float" office:value="198">
            <text:p>198</text:p>
          </table:table-cell>
          <table:table-cell table:formula="of:=SUMIF([.$C$3:.$R$3];[.X$3];[.$C132:.$R132])" office:value-type="float" office:value="782">
            <text:p>782</text:p>
          </table:table-cell>
          <table:table-cell table:formula="of:=SUMIF([.$C$3:.$R$3];[.Y$3];[.$C132:.$R132])" office:value-type="float" office:value="96">
            <text:p>96</text:p>
          </table:table-cell>
          <table:table-cell table:formula="of:=SUMIF([.$C$3:.$R$3];[.Z$3];[.$C132:.$R132])" office:value-type="float" office:value="219">
            <text:p>219</text:p>
          </table:table-cell>
          <table:table-cell table:formula="of:=SUM([.T132:.Z132])" office:value-type="float" office:value="2196">
            <text:p>2196</text:p>
          </table:table-cell>
        </table:table-row>
        <table:table-row table:style-name="ro1">
          <table:table-cell office:value-type="string">
            <text:p>Gouda</text:p>
          </table:table-cell>
          <table:table-cell office:value-type="float" office:value="1810">
            <text:p>1810</text:p>
          </table:table-cell>
          <table:table-cell office:value-type="float" office:value="126">
            <text:p>126</text:p>
          </table:table-cell>
          <table:table-cell office:value-type="float" office:value="692">
            <text:p>69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string">
            <text:p><text:s/></text:p>
          </table:table-cell>
          <table:table-cell table:formula="of:=SUM([.C133:.R133])" office:value-type="float" office:value="1809">
            <text:p>1809</text:p>
          </table:table-cell>
          <table:table-cell table:formula="of:=SUMIF([.$C$3:.$R$3];[.T$3];[.$C133:.$R133])" office:value-type="float" office:value="126">
            <text:p>126</text:p>
          </table:table-cell>
          <table:table-cell table:formula="of:=SUMIF([.$C$3:.$R$3];[.U$3];[.$C133:.$R133])" office:value-type="float" office:value="692">
            <text:p>692</text:p>
          </table:table-cell>
          <table:table-cell table:formula="of:=SUMIF([.$C$3:.$R$3];[.V$3];[.$C133:.$R133])" office:value-type="float" office:value="142">
            <text:p>142</text:p>
          </table:table-cell>
          <table:table-cell table:formula="of:=SUMIF([.$C$3:.$R$3];[.W$3];[.$C133:.$R133])" office:value-type="float" office:value="275">
            <text:p>275</text:p>
          </table:table-cell>
          <table:table-cell table:formula="of:=SUMIF([.$C$3:.$R$3];[.X$3];[.$C133:.$R133])" office:value-type="float" office:value="353">
            <text:p>353</text:p>
          </table:table-cell>
          <table:table-cell table:formula="of:=SUMIF([.$C$3:.$R$3];[.Y$3];[.$C133:.$R133])" office:value-type="float" office:value="29">
            <text:p>29</text:p>
          </table:table-cell>
          <table:table-cell table:formula="of:=SUMIF([.$C$3:.$R$3];[.Z$3];[.$C133:.$R133])" office:value-type="float" office:value="161">
            <text:p>161</text:p>
          </table:table-cell>
          <table:table-cell table:formula="of:=SUM([.T133:.Z133])" office:value-type="float" office:value="1778">
            <text:p>1778</text:p>
          </table:table-cell>
        </table:table-row>
        <table:table-row table:style-name="ro1">
          <table:table-cell office:value-type="string">
            <text:p>Graafstroom</text:p>
          </table:table-cell>
          <table:table-cell office:value-type="float" office:value="6932">
            <text:p>6932</text:p>
          </table:table-cell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231">
            <text:p>6231</text:p>
          </table:table-cell>
          <table:table-cell office:value-type="float" office:value="111">
            <text:p>111</text:p>
          </table:table-cell>
          <table:table-cell office:value-type="float" office:value="238">
            <text:p>238</text:p>
          </table:table-cell>
          <table:table-cell office:value-type="string">
            <text:p><text:s/></text:p>
          </table:table-cell>
          <table:table-cell table:formula="of:=SUM([.C134:.R134])" office:value-type="float" office:value="6934">
            <text:p>6934</text:p>
          </table:table-cell>
          <table:table-cell table:formula="of:=SUMIF([.$C$3:.$R$3];[.T$3];[.$C134:.$R134])" office:value-type="float" office:value="160">
            <text:p>160</text:p>
          </table:table-cell>
          <table:table-cell table:formula="of:=SUMIF([.$C$3:.$R$3];[.U$3];[.$C134:.$R134])" office:value-type="float" office:value="114">
            <text:p>114</text:p>
          </table:table-cell>
          <table:table-cell table:formula="of:=SUMIF([.$C$3:.$R$3];[.V$3];[.$C134:.$R134])" office:value-type="float" office:value="349">
            <text:p>349</text:p>
          </table:table-cell>
          <table:table-cell table:formula="of:=SUMIF([.$C$3:.$R$3];[.W$3];[.$C134:.$R134])" office:value-type="float" office:value="27">
            <text:p>27</text:p>
          </table:table-cell>
          <table:table-cell table:formula="of:=SUMIF([.$C$3:.$R$3];[.X$3];[.$C134:.$R134])" office:value-type="float" office:value="6231">
            <text:p>6231</text:p>
          </table:table-cell>
          <table:table-cell table:formula="of:=SUMIF([.$C$3:.$R$3];[.Y$3];[.$C134:.$R134])" office:value-type="float" office:value="19">
            <text:p>19</text:p>
          </table:table-cell>
          <table:table-cell table:formula="of:=SUMIF([.$C$3:.$R$3];[.Z$3];[.$C134:.$R134])" office:value-type="float" office:value="32">
            <text:p>32</text:p>
          </table:table-cell>
          <table:table-cell table:formula="of:=SUM([.T134:.Z134])" office:value-type="float" office:value="6932">
            <text:p>6932</text:p>
          </table:table-cell>
        </table:table-row>
        <table:table-row table:style-name="ro1">
          <table:table-cell office:value-type="string">
            <text:p>Graft-De Rijp</text:p>
          </table:table-cell>
          <table:table-cell office:value-type="float" office:value="2175">
            <text:p>2175</text:p>
          </table:table-cell>
          <table:table-cell office:value-type="float" office:value="66">
            <text:p>66</text:p>
          </table:table-cell>
          <table:table-cell office:value-type="float" office:value="105">
            <text:p>105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08">
            <text:p>1708</text:p>
          </table:table-cell>
          <table:table-cell office:value-type="float" office:value="39">
            <text:p>39</text:p>
          </table:table-cell>
          <table:table-cell office:value-type="float" office:value="173">
            <text:p>173</text:p>
          </table:table-cell>
          <table:table-cell office:value-type="string">
            <text:p><text:s/></text:p>
          </table:table-cell>
          <table:table-cell table:formula="of:=SUM([.C135:.R135])" office:value-type="float" office:value="2175">
            <text:p>2175</text:p>
          </table:table-cell>
          <table:table-cell table:formula="of:=SUMIF([.$C$3:.$R$3];[.T$3];[.$C135:.$R135])" office:value-type="float" office:value="66">
            <text:p>66</text:p>
          </table:table-cell>
          <table:table-cell table:formula="of:=SUMIF([.$C$3:.$R$3];[.U$3];[.$C135:.$R135])" office:value-type="float" office:value="105">
            <text:p>105</text:p>
          </table:table-cell>
          <table:table-cell table:formula="of:=SUMIF([.$C$3:.$R$3];[.V$3];[.$C135:.$R135])" office:value-type="float" office:value="212">
            <text:p>212</text:p>
          </table:table-cell>
          <table:table-cell table:formula="of:=SUMIF([.$C$3:.$R$3];[.W$3];[.$C135:.$R135])" office:value-type="float" office:value="56">
            <text:p>56</text:p>
          </table:table-cell>
          <table:table-cell table:formula="of:=SUMIF([.$C$3:.$R$3];[.X$3];[.$C135:.$R135])" office:value-type="float" office:value="1708">
            <text:p>1708</text:p>
          </table:table-cell>
          <table:table-cell table:formula="of:=SUMIF([.$C$3:.$R$3];[.Y$3];[.$C135:.$R135])" office:value-type="float" office:value="7">
            <text:p>7</text:p>
          </table:table-cell>
          <table:table-cell table:formula="of:=SUMIF([.$C$3:.$R$3];[.Z$3];[.$C135:.$R135])" office:value-type="float" office:value="14">
            <text:p>14</text:p>
          </table:table-cell>
          <table:table-cell table:formula="of:=SUM([.T135:.Z135])" office:value-type="float" office:value="2168">
            <text:p>2168</text:p>
          </table:table-cell>
        </table:table-row>
        <table:table-row table:style-name="ro1">
          <table:table-cell office:value-type="string">
            <text:p>Grave</text:p>
          </table:table-cell>
          <table:table-cell office:value-type="float" office:value="2804">
            <text:p>2804</text:p>
          </table:table-cell>
          <table:table-cell office:value-type="float" office:value="78">
            <text:p>78</text:p>
          </table:table-cell>
          <table:table-cell office:value-type="float" office:value="213">
            <text:p>213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44">
            <text:p>2044</text:p>
          </table:table-cell>
          <table:table-cell office:value-type="float" office:value="217">
            <text:p>217</text:p>
          </table:table-cell>
          <table:table-cell office:value-type="float" office:value="84">
            <text:p>84</text:p>
          </table:table-cell>
          <table:table-cell office:value-type="string">
            <text:p><text:s/></text:p>
          </table:table-cell>
          <table:table-cell table:formula="of:=SUM([.C136:.R136])" office:value-type="float" office:value="2806">
            <text:p>2806</text:p>
          </table:table-cell>
          <table:table-cell table:formula="of:=SUMIF([.$C$3:.$R$3];[.T$3];[.$C136:.$R136])" office:value-type="float" office:value="78">
            <text:p>78</text:p>
          </table:table-cell>
          <table:table-cell table:formula="of:=SUMIF([.$C$3:.$R$3];[.U$3];[.$C136:.$R136])" office:value-type="float" office:value="213">
            <text:p>213</text:p>
          </table:table-cell>
          <table:table-cell table:formula="of:=SUMIF([.$C$3:.$R$3];[.V$3];[.$C136:.$R136])" office:value-type="float" office:value="301">
            <text:p>301</text:p>
          </table:table-cell>
          <table:table-cell table:formula="of:=SUMIF([.$C$3:.$R$3];[.W$3];[.$C136:.$R136])" office:value-type="float" office:value="121">
            <text:p>121</text:p>
          </table:table-cell>
          <table:table-cell table:formula="of:=SUMIF([.$C$3:.$R$3];[.X$3];[.$C136:.$R136])" office:value-type="float" office:value="2044">
            <text:p>2044</text:p>
          </table:table-cell>
          <table:table-cell table:formula="of:=SUMIF([.$C$3:.$R$3];[.Y$3];[.$C136:.$R136])" office:value-type="float" office:value="3">
            <text:p>3</text:p>
          </table:table-cell>
          <table:table-cell table:formula="of:=SUMIF([.$C$3:.$R$3];[.Z$3];[.$C136:.$R136])" office:value-type="float" office:value="21">
            <text:p>21</text:p>
          </table:table-cell>
          <table:table-cell table:formula="of:=SUM([.T136:.Z136])" office:value-type="float" office:value="2781">
            <text:p>2781</text:p>
          </table:table-cell>
        </table:table-row>
        <table:table-row table:style-name="ro1">
          <table:table-cell office:value-type="string">
            <text:p>'s-Gravenhage (gemeente)</text:p>
          </table:table-cell>
          <table:table-cell office:value-type="float" office:value="9820">
            <text:p>9820</text:p>
          </table:table-cell>
          <table:table-cell office:value-type="float" office:value="624">
            <text:p>624</text:p>
          </table:table-cell>
          <table:table-cell office:value-type="float" office:value="3517">
            <text:p>3517</text:p>
          </table:table-cell>
          <table:table-cell office:value-type="float" office:value="164">
            <text:p>164</text:p>
          </table:table-cell>
          <table:table-cell office:value-type="float" office:value="188">
            <text:p>188</text:p>
          </table:table-cell>
          <table:table-cell office:value-type="float" office:value="239">
            <text:p>239</text:p>
          </table:table-cell>
          <table:table-cell office:value-type="float" office:value="532">
            <text:p>532</text:p>
          </table:table-cell>
          <table:table-cell office:value-type="float" office:value="397">
            <text:p>397</text:p>
          </table:table-cell>
          <table:table-cell office:value-type="float" office:value="655">
            <text:p>655</text:p>
          </table:table-cell>
          <table:table-cell office:value-type="float" office:value="417">
            <text:p>417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242">
            <text:p>242</text:p>
          </table:table-cell>
          <table:table-cell office:value-type="float" office:value="980">
            <text:p>980</text:p>
          </table:table-cell>
          <table:table-cell office:value-type="float" office:value="283">
            <text:p>283</text:p>
          </table:table-cell>
          <table:table-cell office:value-type="float" office:value="1351">
            <text:p>1351</text:p>
          </table:table-cell>
          <table:table-cell table:formula="of:=SUM([.C137:.R137])" office:value-type="float" office:value="9819">
            <text:p>9819</text:p>
          </table:table-cell>
          <table:table-cell table:formula="of:=SUMIF([.$C$3:.$R$3];[.T$3];[.$C137:.$R137])" office:value-type="float" office:value="624">
            <text:p>624</text:p>
          </table:table-cell>
          <table:table-cell table:formula="of:=SUMIF([.$C$3:.$R$3];[.U$3];[.$C137:.$R137])" office:value-type="float" office:value="3517">
            <text:p>3517</text:p>
          </table:table-cell>
          <table:table-cell table:formula="of:=SUMIF([.$C$3:.$R$3];[.V$3];[.$C137:.$R137])" office:value-type="float" office:value="2614">
            <text:p>2614</text:p>
          </table:table-cell>
          <table:table-cell table:formula="of:=SUMIF([.$C$3:.$R$3];[.W$3];[.$C137:.$R137])" office:value-type="float" office:value="1705">
            <text:p>1705</text:p>
          </table:table-cell>
          <table:table-cell table:formula="of:=SUMIF([.$C$3:.$R$3];[.X$3];[.$C137:.$R137])" office:value-type="float" office:value="242">
            <text:p>242</text:p>
          </table:table-cell>
          <table:table-cell table:formula="of:=SUMIF([.$C$3:.$R$3];[.Y$3];[.$C137:.$R137])" office:value-type="float" office:value="397">
            <text:p>397</text:p>
          </table:table-cell>
          <table:table-cell table:formula="of:=SUMIF([.$C$3:.$R$3];[.Z$3];[.$C137:.$R137])" office:value-type="float" office:value="532">
            <text:p>532</text:p>
          </table:table-cell>
          <table:table-cell table:formula="of:=SUM([.T137:.Z137])" office:value-type="float" office:value="9631">
            <text:p>9631</text:p>
          </table:table-cell>
        </table:table-row>
        <table:table-row table:style-name="ro1">
          <table:table-cell office:value-type="string">
            <text:p>Groesbeek</text:p>
          </table:table-cell>
          <table:table-cell office:value-type="float" office:value="4412">
            <text:p>4412</text:p>
          </table:table-cell>
          <table:table-cell office:value-type="float" office:value="95">
            <text:p>95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199">
            <text:p>2199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SUM([.C138:.R138])" office:value-type="float" office:value="4412">
            <text:p>4412</text:p>
          </table:table-cell>
          <table:table-cell table:formula="of:=SUMIF([.$C$3:.$R$3];[.T$3];[.$C138:.$R138])" office:value-type="float" office:value="95">
            <text:p>95</text:p>
          </table:table-cell>
          <table:table-cell table:formula="of:=SUMIF([.$C$3:.$R$3];[.U$3];[.$C138:.$R138])" office:value-type="float" office:value="351">
            <text:p>351</text:p>
          </table:table-cell>
          <table:table-cell table:formula="of:=SUMIF([.$C$3:.$R$3];[.V$3];[.$C138:.$R138])" office:value-type="float" office:value="1405">
            <text:p>1405</text:p>
          </table:table-cell>
          <table:table-cell table:formula="of:=SUMIF([.$C$3:.$R$3];[.W$3];[.$C138:.$R138])" office:value-type="float" office:value="290">
            <text:p>290</text:p>
          </table:table-cell>
          <table:table-cell table:formula="of:=SUMIF([.$C$3:.$R$3];[.X$3];[.$C138:.$R138])" office:value-type="float" office:value="2199">
            <text:p>2199</text:p>
          </table:table-cell>
          <table:table-cell table:formula="of:=SUMIF([.$C$3:.$R$3];[.Y$3];[.$C138:.$R138])" office:value-type="float" office:value="33">
            <text:p>33</text:p>
          </table:table-cell>
          <table:table-cell table:formula="of:=SUMIF([.$C$3:.$R$3];[.Z$3];[.$C138:.$R138])" office:value-type="float" office:value="33">
            <text:p>33</text:p>
          </table:table-cell>
          <table:table-cell table:formula="of:=SUM([.T138:.Z138])" office:value-type="float" office:value="4406">
            <text:p>4406</text:p>
          </table:table-cell>
        </table:table-row>
        <table:table-row table:style-name="ro1">
          <table:table-cell office:value-type="string">
            <text:p>Groningen (gemeente)</text:p>
          </table:table-cell>
          <table:table-cell office:value-type="float" office:value="8369">
            <text:p>8369</text:p>
          </table:table-cell>
          <table:table-cell office:value-type="float" office:value="486">
            <text:p>486</text:p>
          </table:table-cell>
          <table:table-cell office:value-type="float" office:value="1876">
            <text:p>1876</text:p>
          </table:table-cell>
          <table:table-cell office:value-type="float" office:value="163">
            <text:p>163</text:p>
          </table:table-cell>
          <table:table-cell office:value-type="float" office:value="63">
            <text:p>63</text:p>
          </table:table-cell>
          <table:table-cell office:value-type="float" office:value="236">
            <text:p>236</text:p>
          </table:table-cell>
          <table:table-cell office:value-type="float" office:value="745">
            <text:p>745</text:p>
          </table:table-cell>
          <table:table-cell office:value-type="float" office:value="392">
            <text:p>392</text:p>
          </table:table-cell>
          <table:table-cell office:value-type="float" office:value="437">
            <text:p>437</text:p>
          </table:table-cell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815">
            <text:p>2815</text:p>
          </table:table-cell>
          <table:table-cell office:value-type="float" office:value="275">
            <text:p>275</text:p>
          </table:table-cell>
          <table:table-cell office:value-type="float" office:value="569">
            <text:p>569</text:p>
          </table:table-cell>
          <table:table-cell office:value-type="string">
            <text:p><text:s/></text:p>
          </table:table-cell>
          <table:table-cell table:formula="of:=SUM([.C139:.R139])" office:value-type="float" office:value="8369">
            <text:p>8369</text:p>
          </table:table-cell>
          <table:table-cell table:formula="of:=SUMIF([.$C$3:.$R$3];[.T$3];[.$C139:.$R139])" office:value-type="float" office:value="486">
            <text:p>486</text:p>
          </table:table-cell>
          <table:table-cell table:formula="of:=SUMIF([.$C$3:.$R$3];[.U$3];[.$C139:.$R139])" office:value-type="float" office:value="1876">
            <text:p>1876</text:p>
          </table:table-cell>
          <table:table-cell table:formula="of:=SUMIF([.$C$3:.$R$3];[.V$3];[.$C139:.$R139])" office:value-type="float" office:value="844">
            <text:p>844</text:p>
          </table:table-cell>
          <table:table-cell table:formula="of:=SUMIF([.$C$3:.$R$3];[.W$3];[.$C139:.$R139])" office:value-type="float" office:value="1148">
            <text:p>1148</text:p>
          </table:table-cell>
          <table:table-cell table:formula="of:=SUMIF([.$C$3:.$R$3];[.X$3];[.$C139:.$R139])" office:value-type="float" office:value="2815">
            <text:p>2815</text:p>
          </table:table-cell>
          <table:table-cell table:formula="of:=SUMIF([.$C$3:.$R$3];[.Y$3];[.$C139:.$R139])" office:value-type="float" office:value="392">
            <text:p>392</text:p>
          </table:table-cell>
          <table:table-cell table:formula="of:=SUMIF([.$C$3:.$R$3];[.Z$3];[.$C139:.$R139])" office:value-type="float" office:value="745">
            <text:p>745</text:p>
          </table:table-cell>
          <table:table-cell table:formula="of:=SUM([.T139:.Z139])" office:value-type="float" office:value="8306">
            <text:p>8306</text:p>
          </table:table-cell>
        </table:table-row>
        <table:table-row table:style-name="ro1">
          <table:table-cell office:value-type="string">
            <text:p>Grootegast</text:p>
          </table:table-cell>
          <table:table-cell office:value-type="float" office:value="8778">
            <text:p>8778</text:p>
          </table:table-cell>
          <table:table-cell office:value-type="float" office:value="154">
            <text:p>154</text:p>
          </table:table-cell>
          <table:table-cell office:value-type="float" office:value="246">
            <text:p>24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888">
            <text:p>7888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string">
            <text:p><text:s/></text:p>
          </table:table-cell>
          <table:table-cell table:formula="of:=SUM([.C140:.R140])" office:value-type="float" office:value="8778">
            <text:p>8778</text:p>
          </table:table-cell>
          <table:table-cell table:formula="of:=SUMIF([.$C$3:.$R$3];[.T$3];[.$C140:.$R140])" office:value-type="float" office:value="154">
            <text:p>154</text:p>
          </table:table-cell>
          <table:table-cell table:formula="of:=SUMIF([.$C$3:.$R$3];[.U$3];[.$C140:.$R140])" office:value-type="float" office:value="246">
            <text:p>246</text:p>
          </table:table-cell>
          <table:table-cell table:formula="of:=SUMIF([.$C$3:.$R$3];[.V$3];[.$C140:.$R140])" office:value-type="float" office:value="208">
            <text:p>208</text:p>
          </table:table-cell>
          <table:table-cell table:formula="of:=SUMIF([.$C$3:.$R$3];[.W$3];[.$C140:.$R140])" office:value-type="float" office:value="107">
            <text:p>107</text:p>
          </table:table-cell>
          <table:table-cell table:formula="of:=SUMIF([.$C$3:.$R$3];[.X$3];[.$C140:.$R140])" office:value-type="float" office:value="7888">
            <text:p>7888</text:p>
          </table:table-cell>
          <table:table-cell table:formula="of:=SUMIF([.$C$3:.$R$3];[.Y$3];[.$C140:.$R140])" office:value-type="float" office:value="91">
            <text:p>91</text:p>
          </table:table-cell>
          <table:table-cell table:formula="of:=SUMIF([.$C$3:.$R$3];[.Z$3];[.$C140:.$R140])" office:value-type="float" office:value="76">
            <text:p>76</text:p>
          </table:table-cell>
          <table:table-cell table:formula="of:=SUM([.T140:.Z140])" office:value-type="float" office:value="8770">
            <text:p>8770</text:p>
          </table:table-cell>
        </table:table-row>
        <table:table-row table:style-name="ro1">
          <table:table-cell office:value-type="string">
            <text:p>Gulpen-Wittem</text:p>
          </table:table-cell>
          <table:table-cell office:value-type="float" office:value="7337">
            <text:p>7337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5876">
            <text:p>5876</text:p>
          </table:table-cell>
          <table:table-cell office:value-type="float" office:value="781">
            <text:p>781</text:p>
          </table:table-cell>
          <table:table-cell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SUM([.C141:.R141])" office:value-type="float" office:value="7335">
            <text:p>7335</text:p>
          </table:table-cell>
          <table:table-cell table:formula="of:=SUMIF([.$C$3:.$R$3];[.T$3];[.$C141:.$R141])" office:value-type="float" office:value="211">
            <text:p>211</text:p>
          </table:table-cell>
          <table:table-cell table:formula="of:=SUMIF([.$C$3:.$R$3];[.U$3];[.$C141:.$R141])" office:value-type="float" office:value="235">
            <text:p>235</text:p>
          </table:table-cell>
          <table:table-cell table:formula="of:=SUMIF([.$C$3:.$R$3];[.V$3];[.$C141:.$R141])" office:value-type="float" office:value="800">
            <text:p>800</text:p>
          </table:table-cell>
          <table:table-cell table:formula="of:=SUMIF([.$C$3:.$R$3];[.W$3];[.$C141:.$R141])" office:value-type="float" office:value="194">
            <text:p>194</text:p>
          </table:table-cell>
          <table:table-cell table:formula="of:=SUMIF([.$C$3:.$R$3];[.X$3];[.$C141:.$R141])" office:value-type="float" office:value="5876">
            <text:p>5876</text:p>
          </table:table-cell>
          <table:table-cell table:formula="of:=SUMIF([.$C$3:.$R$3];[.Y$3];[.$C141:.$R141])" office:value-type="float" office:value="5">
            <text:p>5</text:p>
          </table:table-cell>
          <table:table-cell table:formula="of:=SUMIF([.$C$3:.$R$3];[.Z$3];[.$C141:.$R141])" office:value-type="float" office:value="10">
            <text:p>10</text:p>
          </table:table-cell>
          <table:table-cell table:formula="of:=SUM([.T141:.Z141])" office:value-type="float" office:value="7331">
            <text:p>7331</text:p>
          </table:table-cell>
        </table:table-row>
        <table:table-row table:style-name="ro1">
          <table:table-cell office:value-type="string">
            <text:p>Haaksbergen</text:p>
          </table:table-cell>
          <table:table-cell office:value-type="float" office:value="10548">
            <text:p>10548</text:p>
          </table:table-cell>
          <table:table-cell office:value-type="float" office:value="237">
            <text:p>237</text:p>
          </table:table-cell>
          <table:table-cell office:value-type="float" office:value="386">
            <text:p>38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7259">
            <text:p>7259</text:p>
          </table:table-cell>
          <table:table-cell office:value-type="float" office:value="2222">
            <text:p>2222</text:p>
          </table:table-cell>
          <table:table-cell office:value-type="float" office:value="61">
            <text:p>61</text:p>
          </table:table-cell>
          <table:table-cell office:value-type="string">
            <text:p><text:s/></text:p>
          </table:table-cell>
          <table:table-cell table:formula="of:=SUM([.C142:.R142])" office:value-type="float" office:value="10549">
            <text:p>10549</text:p>
          </table:table-cell>
          <table:table-cell table:formula="of:=SUMIF([.$C$3:.$R$3];[.T$3];[.$C142:.$R142])" office:value-type="float" office:value="237">
            <text:p>237</text:p>
          </table:table-cell>
          <table:table-cell table:formula="of:=SUMIF([.$C$3:.$R$3];[.U$3];[.$C142:.$R142])" office:value-type="float" office:value="386">
            <text:p>386</text:p>
          </table:table-cell>
          <table:table-cell table:formula="of:=SUMIF([.$C$3:.$R$3];[.V$3];[.$C142:.$R142])" office:value-type="float" office:value="2283">
            <text:p>2283</text:p>
          </table:table-cell>
          <table:table-cell table:formula="of:=SUMIF([.$C$3:.$R$3];[.W$3];[.$C142:.$R142])" office:value-type="float" office:value="204">
            <text:p>204</text:p>
          </table:table-cell>
          <table:table-cell table:formula="of:=SUMIF([.$C$3:.$R$3];[.X$3];[.$C142:.$R142])" office:value-type="float" office:value="7259">
            <text:p>7259</text:p>
          </table:table-cell>
          <table:table-cell table:formula="of:=SUMIF([.$C$3:.$R$3];[.Y$3];[.$C142:.$R142])" office:value-type="float" office:value="33">
            <text:p>33</text:p>
          </table:table-cell>
          <table:table-cell table:formula="of:=SUMIF([.$C$3:.$R$3];[.Z$3];[.$C142:.$R142])" office:value-type="float" office:value="141">
            <text:p>141</text:p>
          </table:table-cell>
          <table:table-cell table:formula="of:=SUM([.T142:.Z142])" office:value-type="float" office:value="10543">
            <text:p>10543</text:p>
          </table:table-cell>
        </table:table-row>
        <table:table-row table:style-name="ro1">
          <table:table-cell office:value-type="string">
            <text:p>Haaren</text:p>
          </table:table-cell>
          <table:table-cell office:value-type="float" office:value="5853">
            <text:p>5853</text:p>
          </table:table-cell>
          <table:table-cell office:value-type="float" office:value="147">
            <text:p>147</text:p>
          </table:table-cell>
          <table:table-cell office:value-type="float" office:value="258">
            <text:p>258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230">
            <text:p>4230</text:p>
          </table:table-cell>
          <table:table-cell office:value-type="float" office:value="935">
            <text:p>935</text:p>
          </table:table-cell>
          <table:table-cell office:value-type="float" office:value="85">
            <text:p>85</text:p>
          </table:table-cell>
          <table:table-cell office:value-type="string">
            <text:p><text:s/></text:p>
          </table:table-cell>
          <table:table-cell table:formula="of:=SUM([.C143:.R143])" office:value-type="float" office:value="5853">
            <text:p>5853</text:p>
          </table:table-cell>
          <table:table-cell table:formula="of:=SUMIF([.$C$3:.$R$3];[.T$3];[.$C143:.$R143])" office:value-type="float" office:value="147">
            <text:p>147</text:p>
          </table:table-cell>
          <table:table-cell table:formula="of:=SUMIF([.$C$3:.$R$3];[.U$3];[.$C143:.$R143])" office:value-type="float" office:value="258">
            <text:p>258</text:p>
          </table:table-cell>
          <table:table-cell table:formula="of:=SUMIF([.$C$3:.$R$3];[.V$3];[.$C143:.$R143])" office:value-type="float" office:value="1020">
            <text:p>1020</text:p>
          </table:table-cell>
          <table:table-cell table:formula="of:=SUMIF([.$C$3:.$R$3];[.W$3];[.$C143:.$R143])" office:value-type="float" office:value="151">
            <text:p>151</text:p>
          </table:table-cell>
          <table:table-cell table:formula="of:=SUMIF([.$C$3:.$R$3];[.X$3];[.$C143:.$R143])" office:value-type="float" office:value="4230">
            <text:p>4230</text:p>
          </table:table-cell>
          <table:table-cell table:formula="of:=SUMIF([.$C$3:.$R$3];[.Y$3];[.$C143:.$R143])" office:value-type="float" office:value="4">
            <text:p>4</text:p>
          </table:table-cell>
          <table:table-cell table:formula="of:=SUMIF([.$C$3:.$R$3];[.Z$3];[.$C143:.$R143])" office:value-type="float" office:value="33">
            <text:p>33</text:p>
          </table:table-cell>
          <table:table-cell table:formula="of:=SUM([.T143:.Z143])" office:value-type="float" office:value="5843">
            <text:p>5843</text:p>
          </table:table-cell>
        </table:table-row>
        <table:table-row table:style-name="ro1">
          <table:table-cell office:value-type="string">
            <text:p>Haarlem</text:p>
          </table:table-cell>
          <table:table-cell office:value-type="float" office:value="3212">
            <text:p>3212</text:p>
          </table:table-cell>
          <table:table-cell office:value-type="float" office:value="208">
            <text:p>208</text:p>
          </table:table-cell>
          <table:table-cell office:value-type="float" office:value="1254">
            <text:p>1254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247">
            <text:p>247</text:p>
          </table:table-cell>
          <table:table-cell office:value-type="float" office:value="65">
            <text:p>65</text:p>
          </table:table-cell>
          <table:table-cell office:value-type="float" office:value="254">
            <text:p>254</text:p>
          </table:table-cell>
          <table:table-cell office:value-type="float" office:value="149">
            <text:p>149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string">
            <text:p>-</text:p>
          </table:table-cell>
          <table:table-cell office:value-type="float" office:value="440">
            <text:p>440</text:p>
          </table:table-cell>
          <table:table-cell office:value-type="float" office:value="41">
            <text:p>41</text:p>
          </table:table-cell>
          <table:table-cell office:value-type="float" office:value="285">
            <text:p>285</text:p>
          </table:table-cell>
          <table:table-cell office:value-type="string">
            <text:p><text:s/></text:p>
          </table:table-cell>
          <table:table-cell table:formula="of:=SUM([.C144:.R144])" office:value-type="float" office:value="3208">
            <text:p>3208</text:p>
          </table:table-cell>
          <table:table-cell table:formula="of:=SUMIF([.$C$3:.$R$3];[.T$3];[.$C144:.$R144])" office:value-type="float" office:value="208">
            <text:p>208</text:p>
          </table:table-cell>
          <table:table-cell table:formula="of:=SUMIF([.$C$3:.$R$3];[.U$3];[.$C144:.$R144])" office:value-type="float" office:value="1254">
            <text:p>1254</text:p>
          </table:table-cell>
          <table:table-cell table:formula="of:=SUMIF([.$C$3:.$R$3];[.V$3];[.$C144:.$R144])" office:value-type="float" office:value="326">
            <text:p>326</text:p>
          </table:table-cell>
          <table:table-cell table:formula="of:=SUMIF([.$C$3:.$R$3];[.W$3];[.$C144:.$R144])" office:value-type="float" office:value="628">
            <text:p>628</text:p>
          </table:table-cell>
          <table:table-cell table:formula="of:=SUMIF([.$C$3:.$R$3];[.X$3];[.$C144:.$R144])" office:value-type="float" office:value="440">
            <text:p>440</text:p>
          </table:table-cell>
          <table:table-cell table:formula="of:=SUMIF([.$C$3:.$R$3];[.Y$3];[.$C144:.$R144])" office:value-type="float" office:value="65">
            <text:p>65</text:p>
          </table:table-cell>
          <table:table-cell table:formula="of:=SUMIF([.$C$3:.$R$3];[.Z$3];[.$C144:.$R144])" office:value-type="float" office:value="247">
            <text:p>247</text:p>
          </table:table-cell>
          <table:table-cell table:formula="of:=SUM([.T144:.Z144])" office:value-type="float" office:value="3168">
            <text:p>3168</text:p>
          </table:table-cell>
        </table:table-row>
        <table:table-row table:style-name="ro1">
          <table:table-cell office:value-type="string">
            <text:p>Haarlemmerliede en Spaarnwoude</text:p>
          </table:table-cell>
          <table:table-cell office:value-type="float" office:value="2108">
            <text:p>2108</text:p>
          </table:table-cell>
          <table:table-cell office:value-type="float" office:value="144">
            <text:p>14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162">
            <text:p>1162</text:p>
          </table:table-cell>
          <table:table-cell office:value-type="float" office:value="275">
            <text:p>275</text:p>
          </table:table-cell>
          <table:table-cell office:value-type="float" office:value="186">
            <text:p>186</text:p>
          </table:table-cell>
          <table:table-cell office:value-type="string">
            <text:p><text:s/></text:p>
          </table:table-cell>
          <table:table-cell table:formula="of:=SUM([.C145:.R145])" office:value-type="float" office:value="2108">
            <text:p>2108</text:p>
          </table:table-cell>
          <table:table-cell table:formula="of:=SUMIF([.$C$3:.$R$3];[.T$3];[.$C145:.$R145])" office:value-type="float" office:value="144">
            <text:p>144</text:p>
          </table:table-cell>
          <table:table-cell table:formula="of:=SUMIF([.$C$3:.$R$3];[.U$3];[.$C145:.$R145])" office:value-type="float" office:value="74">
            <text:p>74</text:p>
          </table:table-cell>
          <table:table-cell table:formula="of:=SUMIF([.$C$3:.$R$3];[.V$3];[.$C145:.$R145])" office:value-type="float" office:value="461">
            <text:p>461</text:p>
          </table:table-cell>
          <table:table-cell table:formula="of:=SUMIF([.$C$3:.$R$3];[.W$3];[.$C145:.$R145])" office:value-type="float" office:value="191">
            <text:p>191</text:p>
          </table:table-cell>
          <table:table-cell table:formula="of:=SUMIF([.$C$3:.$R$3];[.X$3];[.$C145:.$R145])" office:value-type="float" office:value="1162">
            <text:p>1162</text:p>
          </table:table-cell>
          <table:table-cell table:formula="of:=SUMIF([.$C$3:.$R$3];[.Y$3];[.$C145:.$R145])" office:value-type="float" office:value="14">
            <text:p>14</text:p>
          </table:table-cell>
          <table:table-cell table:formula="of:=SUMIF([.$C$3:.$R$3];[.Z$3];[.$C145:.$R145])" office:value-type="float" office:value="58">
            <text:p>58</text:p>
          </table:table-cell>
          <table:table-cell table:formula="of:=SUM([.T145:.Z145])" office:value-type="float" office:value="2104">
            <text:p>2104</text:p>
          </table:table-cell>
        </table:table-row>
        <table:table-row table:style-name="ro1">
          <table:table-cell office:value-type="string">
            <text:p>Haarlemmermeer</text:p>
          </table:table-cell>
          <table:table-cell office:value-type="float" office:value="18528">
            <text:p>18528</text:p>
          </table:table-cell>
          <table:table-cell office:value-type="float" office:value="1768">
            <text:p>1768</text:p>
          </table:table-cell>
          <table:table-cell office:value-type="float" office:value="1896">
            <text:p>1896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123">
            <text:p>123</text:p>
          </table:table-cell>
          <table:table-cell office:value-type="float" office:value="1024">
            <text:p>1024</text:p>
          </table:table-cell>
          <table:table-cell office:value-type="float" office:value="615">
            <text:p>615</text:p>
          </table:table-cell>
          <table:table-cell office:value-type="float" office:value="321">
            <text:p>321</text:p>
          </table:table-cell>
          <table:table-cell office:value-type="float" office:value="264">
            <text:p>264</text:p>
          </table:table-cell>
          <table:table-cell office:value-type="float" office:value="26">
            <text:p>26</text:p>
          </table:table-cell>
          <table:table-cell office:value-type="float" office:value="194">
            <text:p>194</text:p>
          </table:table-cell>
          <table:table-cell office:value-type="float" office:value="20">
            <text:p>20</text:p>
          </table:table-cell>
          <table:table-cell office:value-type="float" office:value="11333">
            <text:p>11333</text:p>
          </table:table-cell>
          <table:table-cell office:value-type="float" office:value="145">
            <text:p>145</text:p>
          </table:table-cell>
          <table:table-cell office:value-type="float" office:value="663">
            <text:p>663</text:p>
          </table:table-cell>
          <table:table-cell office:value-type="string">
            <text:p><text:s/></text:p>
          </table:table-cell>
          <table:table-cell table:formula="of:=SUM([.C146:.R146])" office:value-type="float" office:value="18530">
            <text:p>18530</text:p>
          </table:table-cell>
          <table:table-cell table:formula="of:=SUMIF([.$C$3:.$R$3];[.T$3];[.$C146:.$R146])" office:value-type="float" office:value="1768">
            <text:p>1768</text:p>
          </table:table-cell>
          <table:table-cell table:formula="of:=SUMIF([.$C$3:.$R$3];[.U$3];[.$C146:.$R146])" office:value-type="float" office:value="1896">
            <text:p>1896</text:p>
          </table:table-cell>
          <table:table-cell table:formula="of:=SUMIF([.$C$3:.$R$3];[.V$3];[.$C146:.$R146])" office:value-type="float" office:value="808">
            <text:p>808</text:p>
          </table:table-cell>
          <table:table-cell table:formula="of:=SUMIF([.$C$3:.$R$3];[.W$3];[.$C146:.$R146])" office:value-type="float" office:value="1029">
            <text:p>1029</text:p>
          </table:table-cell>
          <table:table-cell table:formula="of:=SUMIF([.$C$3:.$R$3];[.X$3];[.$C146:.$R146])" office:value-type="float" office:value="11333">
            <text:p>11333</text:p>
          </table:table-cell>
          <table:table-cell table:formula="of:=SUMIF([.$C$3:.$R$3];[.Y$3];[.$C146:.$R146])" office:value-type="float" office:value="615">
            <text:p>615</text:p>
          </table:table-cell>
          <table:table-cell table:formula="of:=SUMIF([.$C$3:.$R$3];[.Z$3];[.$C146:.$R146])" office:value-type="float" office:value="1024">
            <text:p>1024</text:p>
          </table:table-cell>
          <table:table-cell table:formula="of:=SUM([.T146:.Z146])" office:value-type="float" office:value="18473">
            <text:p>18473</text:p>
          </table:table-cell>
        </table:table-row>
        <table:table-row table:style-name="ro1">
          <table:table-cell office:value-type="string">
            <text:p>Halderberge</text:p>
          </table:table-cell>
          <table:table-cell office:value-type="float" office:value="7524">
            <text:p>7524</text:p>
          </table:table-cell>
          <table:table-cell office:value-type="float" office:value="338">
            <text:p>338</text:p>
          </table:table-cell>
          <table:table-cell office:value-type="float" office:value="458">
            <text:p>45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5879">
            <text:p>5879</text:p>
          </table:table-cell>
          <table:table-cell office:value-type="float" office:value="281">
            <text:p>281</text:p>
          </table:table-cell>
          <table:table-cell office:value-type="float" office:value="68">
            <text:p>68</text:p>
          </table:table-cell>
          <table:table-cell office:value-type="string">
            <text:p><text:s/></text:p>
          </table:table-cell>
          <table:table-cell table:formula="of:=SUM([.C147:.R147])" office:value-type="float" office:value="7523">
            <text:p>7523</text:p>
          </table:table-cell>
          <table:table-cell table:formula="of:=SUMIF([.$C$3:.$R$3];[.T$3];[.$C147:.$R147])" office:value-type="float" office:value="338">
            <text:p>338</text:p>
          </table:table-cell>
          <table:table-cell table:formula="of:=SUMIF([.$C$3:.$R$3];[.U$3];[.$C147:.$R147])" office:value-type="float" office:value="458">
            <text:p>458</text:p>
          </table:table-cell>
          <table:table-cell table:formula="of:=SUMIF([.$C$3:.$R$3];[.V$3];[.$C147:.$R147])" office:value-type="float" office:value="349">
            <text:p>349</text:p>
          </table:table-cell>
          <table:table-cell table:formula="of:=SUMIF([.$C$3:.$R$3];[.W$3];[.$C147:.$R147])" office:value-type="float" office:value="206">
            <text:p>206</text:p>
          </table:table-cell>
          <table:table-cell table:formula="of:=SUMIF([.$C$3:.$R$3];[.X$3];[.$C147:.$R147])" office:value-type="float" office:value="5879">
            <text:p>5879</text:p>
          </table:table-cell>
          <table:table-cell table:formula="of:=SUMIF([.$C$3:.$R$3];[.Y$3];[.$C147:.$R147])" office:value-type="float" office:value="98">
            <text:p>98</text:p>
          </table:table-cell>
          <table:table-cell table:formula="of:=SUMIF([.$C$3:.$R$3];[.Z$3];[.$C147:.$R147])" office:value-type="float" office:value="187">
            <text:p>187</text:p>
          </table:table-cell>
          <table:table-cell table:formula="of:=SUM([.T147:.Z147])" office:value-type="float" office:value="7515">
            <text:p>7515</text:p>
          </table:table-cell>
        </table:table-row>
        <table:table-row table:style-name="ro1">
          <table:table-cell office:value-type="string">
            <text:p>Hardenberg</text:p>
          </table:table-cell>
          <table:table-cell office:value-type="float" office:value="31724">
            <text:p>31724</text:p>
          </table:table-cell>
          <table:table-cell office:value-type="float" office:value="938">
            <text:p>938</text:p>
          </table:table-cell>
          <table:table-cell office:value-type="float" office:value="969">
            <text:p>96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 office:value-type="float" office:value="251">
            <text:p>251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95">
            <text:p>295</text:p>
          </table:table-cell>
          <table:table-cell office:value-type="float" office:value="25725">
            <text:p>25725</text:p>
          </table:table-cell>
          <table:table-cell office:value-type="float" office:value="2300">
            <text:p>2300</text:p>
          </table:table-cell>
          <table:table-cell office:value-type="float" office:value="468">
            <text:p>468</text:p>
          </table:table-cell>
          <table:table-cell office:value-type="string">
            <text:p><text:s/></text:p>
          </table:table-cell>
          <table:table-cell table:formula="of:=SUM([.C148:.R148])" office:value-type="float" office:value="31723">
            <text:p>31723</text:p>
          </table:table-cell>
          <table:table-cell table:formula="of:=SUMIF([.$C$3:.$R$3];[.T$3];[.$C148:.$R148])" office:value-type="float" office:value="938">
            <text:p>938</text:p>
          </table:table-cell>
          <table:table-cell table:formula="of:=SUMIF([.$C$3:.$R$3];[.U$3];[.$C148:.$R148])" office:value-type="float" office:value="969">
            <text:p>969</text:p>
          </table:table-cell>
          <table:table-cell table:formula="of:=SUMIF([.$C$3:.$R$3];[.V$3];[.$C148:.$R148])" office:value-type="float" office:value="2768">
            <text:p>2768</text:p>
          </table:table-cell>
          <table:table-cell table:formula="of:=SUMIF([.$C$3:.$R$3];[.W$3];[.$C148:.$R148])" office:value-type="float" office:value="684">
            <text:p>684</text:p>
          </table:table-cell>
          <table:table-cell table:formula="of:=SUMIF([.$C$3:.$R$3];[.X$3];[.$C148:.$R148])" office:value-type="float" office:value="25725">
            <text:p>25725</text:p>
          </table:table-cell>
          <table:table-cell table:formula="of:=SUMIF([.$C$3:.$R$3];[.Y$3];[.$C148:.$R148])" office:value-type="float" office:value="251">
            <text:p>251</text:p>
          </table:table-cell>
          <table:table-cell table:formula="of:=SUMIF([.$C$3:.$R$3];[.Z$3];[.$C148:.$R148])" office:value-type="float" office:value="364">
            <text:p>364</text:p>
          </table:table-cell>
          <table:table-cell table:formula="of:=SUM([.T148:.Z148])" office:value-type="float" office:value="31699">
            <text:p>31699</text:p>
          </table:table-cell>
        </table:table-row>
        <table:table-row table:style-name="ro1">
          <table:table-cell office:value-type="string">
            <text:p>Harderwijk</text:p>
          </table:table-cell>
          <table:table-cell office:value-type="float" office:value="4827">
            <text:p>4827</text:p>
          </table:table-cell>
          <table:table-cell office:value-type="float" office:value="165">
            <text:p>165</text:p>
          </table:table-cell>
          <table:table-cell office:value-type="float" office:value="581">
            <text:p>581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892">
            <text:p>892</text:p>
          </table:table-cell>
          <table:table-cell office:value-type="float" office:value="1530">
            <text:p>1530</text:p>
          </table:table-cell>
          <table:table-cell office:value-type="float" office:value="968">
            <text:p>968</text:p>
          </table:table-cell>
          <table:table-cell office:value-type="string">
            <text:p><text:s/></text:p>
          </table:table-cell>
          <table:table-cell table:formula="of:=SUM([.C149:.R149])" office:value-type="float" office:value="4828">
            <text:p>4828</text:p>
          </table:table-cell>
          <table:table-cell table:formula="of:=SUMIF([.$C$3:.$R$3];[.T$3];[.$C149:.$R149])" office:value-type="float" office:value="165">
            <text:p>165</text:p>
          </table:table-cell>
          <table:table-cell table:formula="of:=SUMIF([.$C$3:.$R$3];[.U$3];[.$C149:.$R149])" office:value-type="float" office:value="581">
            <text:p>581</text:p>
          </table:table-cell>
          <table:table-cell table:formula="of:=SUMIF([.$C$3:.$R$3];[.V$3];[.$C149:.$R149])" office:value-type="float" office:value="2498">
            <text:p>2498</text:p>
          </table:table-cell>
          <table:table-cell table:formula="of:=SUMIF([.$C$3:.$R$3];[.W$3];[.$C149:.$R149])" office:value-type="float" office:value="294">
            <text:p>294</text:p>
          </table:table-cell>
          <table:table-cell table:formula="of:=SUMIF([.$C$3:.$R$3];[.X$3];[.$C149:.$R149])" office:value-type="float" office:value="892">
            <text:p>892</text:p>
          </table:table-cell>
          <table:table-cell table:formula="of:=SUMIF([.$C$3:.$R$3];[.Y$3];[.$C149:.$R149])" office:value-type="float" office:value="132">
            <text:p>132</text:p>
          </table:table-cell>
          <table:table-cell table:formula="of:=SUMIF([.$C$3:.$R$3];[.Z$3];[.$C149:.$R149])" office:value-type="float" office:value="208">
            <text:p>208</text:p>
          </table:table-cell>
          <table:table-cell table:formula="of:=SUM([.T149:.Z149])" office:value-type="float" office:value="4770">
            <text:p>4770</text:p>
          </table:table-cell>
        </table:table-row>
        <table:table-row table:style-name="ro1">
          <table:table-cell office:value-type="string">
            <text:p>Hardinxveld-Giessendam</text:p>
          </table:table-cell>
          <table:table-cell office:value-type="float" office:value="1935">
            <text:p>1935</text:p>
          </table:table-cell>
          <table:table-cell office:value-type="float" office:value="115">
            <text:p>115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-</text:p>
          </table:table-cell>
          <table:table-cell office:value-type="float" office:value="1099">
            <text:p>1099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office:value-type="string">
            <text:p><text:s/></text:p>
          </table:table-cell>
          <table:table-cell table:formula="of:=SUM([.C150:.R150])" office:value-type="float" office:value="1936">
            <text:p>1936</text:p>
          </table:table-cell>
          <table:table-cell table:formula="of:=SUMIF([.$C$3:.$R$3];[.T$3];[.$C150:.$R150])" office:value-type="float" office:value="115">
            <text:p>115</text:p>
          </table:table-cell>
          <table:table-cell table:formula="of:=SUMIF([.$C$3:.$R$3];[.U$3];[.$C150:.$R150])" office:value-type="float" office:value="222">
            <text:p>222</text:p>
          </table:table-cell>
          <table:table-cell table:formula="of:=SUMIF([.$C$3:.$R$3];[.V$3];[.$C150:.$R150])" office:value-type="float" office:value="318">
            <text:p>318</text:p>
          </table:table-cell>
          <table:table-cell table:formula="of:=SUMIF([.$C$3:.$R$3];[.W$3];[.$C150:.$R150])" office:value-type="float" office:value="48">
            <text:p>48</text:p>
          </table:table-cell>
          <table:table-cell table:formula="of:=SUMIF([.$C$3:.$R$3];[.X$3];[.$C150:.$R150])" office:value-type="float" office:value="1099">
            <text:p>1099</text:p>
          </table:table-cell>
          <table:table-cell table:formula="of:=SUMIF([.$C$3:.$R$3];[.Y$3];[.$C150:.$R150])" office:value-type="float" office:value="21">
            <text:p>21</text:p>
          </table:table-cell>
          <table:table-cell table:formula="of:=SUMIF([.$C$3:.$R$3];[.Z$3];[.$C150:.$R150])" office:value-type="float" office:value="110">
            <text:p>110</text:p>
          </table:table-cell>
          <table:table-cell table:formula="of:=SUM([.T150:.Z150])" office:value-type="float" office:value="1933">
            <text:p>1933</text:p>
          </table:table-cell>
        </table:table-row>
        <table:table-row table:style-name="ro1">
          <table:table-cell office:value-type="string">
            <text:p>Haren</text:p>
          </table:table-cell>
          <table:table-cell office:value-type="float" office:value="5070">
            <text:p>5070</text:p>
          </table:table-cell>
          <table:table-cell office:value-type="float" office:value="151">
            <text:p>151</text:p>
          </table:table-cell>
          <table:table-cell office:value-type="float" office:value="442">
            <text:p>44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3204">
            <text:p>3204</text:p>
          </table:table-cell>
          <table:table-cell office:value-type="float" office:value="406">
            <text:p>406</text:p>
          </table:table-cell>
          <table:table-cell office:value-type="float" office:value="509">
            <text:p>509</text:p>
          </table:table-cell>
          <table:table-cell office:value-type="string">
            <text:p><text:s/></text:p>
          </table:table-cell>
          <table:table-cell table:formula="of:=SUM([.C151:.R151])" office:value-type="float" office:value="5070">
            <text:p>5070</text:p>
          </table:table-cell>
          <table:table-cell table:formula="of:=SUMIF([.$C$3:.$R$3];[.T$3];[.$C151:.$R151])" office:value-type="float" office:value="151">
            <text:p>151</text:p>
          </table:table-cell>
          <table:table-cell table:formula="of:=SUMIF([.$C$3:.$R$3];[.U$3];[.$C151:.$R151])" office:value-type="float" office:value="442">
            <text:p>442</text:p>
          </table:table-cell>
          <table:table-cell table:formula="of:=SUMIF([.$C$3:.$R$3];[.V$3];[.$C151:.$R151])" office:value-type="float" office:value="915">
            <text:p>915</text:p>
          </table:table-cell>
          <table:table-cell table:formula="of:=SUMIF([.$C$3:.$R$3];[.W$3];[.$C151:.$R151])" office:value-type="float" office:value="291">
            <text:p>291</text:p>
          </table:table-cell>
          <table:table-cell table:formula="of:=SUMIF([.$C$3:.$R$3];[.X$3];[.$C151:.$R151])" office:value-type="float" office:value="3204">
            <text:p>3204</text:p>
          </table:table-cell>
          <table:table-cell table:formula="of:=SUMIF([.$C$3:.$R$3];[.Y$3];[.$C151:.$R151])" office:value-type="float" office:value="27">
            <text:p>27</text:p>
          </table:table-cell>
          <table:table-cell table:formula="of:=SUMIF([.$C$3:.$R$3];[.Z$3];[.$C151:.$R151])" office:value-type="float" office:value="21">
            <text:p>21</text:p>
          </table:table-cell>
          <table:table-cell table:formula="of:=SUM([.T151:.Z151])" office:value-type="float" office:value="5051">
            <text:p>5051</text:p>
          </table:table-cell>
        </table:table-row>
        <table:table-row table:style-name="ro1">
          <table:table-cell office:value-type="string">
            <text:p>Harenkarspel</text:p>
          </table:table-cell>
          <table:table-cell office:value-type="float" office:value="5483">
            <text:p>5483</text:p>
          </table:table-cell>
          <table:table-cell office:value-type="float" office:value="201">
            <text:p>201</text:p>
          </table:table-cell>
          <table:table-cell office:value-type="float" office:value="265">
            <text:p>26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float" office:value="4615">
            <text:p>4615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<text:s/></text:p>
          </table:table-cell>
          <table:table-cell table:formula="of:=SUM([.C152:.R152])" office:value-type="float" office:value="5482">
            <text:p>5482</text:p>
          </table:table-cell>
          <table:table-cell table:formula="of:=SUMIF([.$C$3:.$R$3];[.T$3];[.$C152:.$R152])" office:value-type="float" office:value="201">
            <text:p>201</text:p>
          </table:table-cell>
          <table:table-cell table:formula="of:=SUMIF([.$C$3:.$R$3];[.U$3];[.$C152:.$R152])" office:value-type="float" office:value="265">
            <text:p>265</text:p>
          </table:table-cell>
          <table:table-cell table:formula="of:=SUMIF([.$C$3:.$R$3];[.V$3];[.$C152:.$R152])" office:value-type="float" office:value="100">
            <text:p>100</text:p>
          </table:table-cell>
          <table:table-cell table:formula="of:=SUMIF([.$C$3:.$R$3];[.W$3];[.$C152:.$R152])" office:value-type="float" office:value="181">
            <text:p>181</text:p>
          </table:table-cell>
          <table:table-cell table:formula="of:=SUMIF([.$C$3:.$R$3];[.X$3];[.$C152:.$R152])" office:value-type="float" office:value="4615">
            <text:p>4615</text:p>
          </table:table-cell>
          <table:table-cell table:formula="of:=SUMIF([.$C$3:.$R$3];[.Y$3];[.$C152:.$R152])" office:value-type="float" office:value="42">
            <text:p>42</text:p>
          </table:table-cell>
          <table:table-cell table:formula="of:=SUMIF([.$C$3:.$R$3];[.Z$3];[.$C152:.$R152])" office:value-type="float" office:value="58">
            <text:p>58</text:p>
          </table:table-cell>
          <table:table-cell table:formula="of:=SUM([.T152:.Z152])" office:value-type="float" office:value="5462">
            <text:p>5462</text:p>
          </table:table-cell>
        </table:table-row>
        <table:table-row table:style-name="ro1">
          <table:table-cell office:value-type="string">
            <text:p>Harlingen</text:p>
          </table:table-cell>
          <table:table-cell office:value-type="float" office:value="38767">
            <text:p>38767</text:p>
          </table:table-cell>
          <table:table-cell office:value-type="float" office:value="109">
            <text:p>109</text:p>
          </table:table-cell>
          <table:table-cell office:value-type="float" office:value="250">
            <text:p>25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699">
            <text:p>1699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36180">
            <text:p>36180</text:p>
          </table:table-cell>
          <table:table-cell table:formula="of:=SUM([.C153:.R153])" office:value-type="float" office:value="38768">
            <text:p>38768</text:p>
          </table:table-cell>
          <table:table-cell table:formula="of:=SUMIF([.$C$3:.$R$3];[.T$3];[.$C153:.$R153])" office:value-type="float" office:value="109">
            <text:p>109</text:p>
          </table:table-cell>
          <table:table-cell table:formula="of:=SUMIF([.$C$3:.$R$3];[.U$3];[.$C153:.$R153])" office:value-type="float" office:value="250">
            <text:p>250</text:p>
          </table:table-cell>
          <table:table-cell table:formula="of:=SUMIF([.$C$3:.$R$3];[.V$3];[.$C153:.$R153])" office:value-type="float" office:value="36297">
            <text:p>36297</text:p>
          </table:table-cell>
          <table:table-cell table:formula="of:=SUMIF([.$C$3:.$R$3];[.W$3];[.$C153:.$R153])" office:value-type="float" office:value="82">
            <text:p>82</text:p>
          </table:table-cell>
          <table:table-cell table:formula="of:=SUMIF([.$C$3:.$R$3];[.X$3];[.$C153:.$R153])" office:value-type="float" office:value="1699">
            <text:p>1699</text:p>
          </table:table-cell>
          <table:table-cell table:formula="of:=SUMIF([.$C$3:.$R$3];[.Y$3];[.$C153:.$R153])" office:value-type="float" office:value="135">
            <text:p>135</text:p>
          </table:table-cell>
          <table:table-cell table:formula="of:=SUMIF([.$C$3:.$R$3];[.Z$3];[.$C153:.$R153])" office:value-type="float" office:value="176">
            <text:p>176</text:p>
          </table:table-cell>
          <table:table-cell table:formula="of:=SUM([.T153:.Z153])" office:value-type="float" office:value="38748">
            <text:p>38748</text:p>
          </table:table-cell>
        </table:table-row>
        <table:table-row table:style-name="ro1">
          <table:table-cell office:value-type="string">
            <text:p>Hattem</text:p>
          </table:table-cell>
          <table:table-cell office:value-type="float" office:value="2420">
            <text:p>2420</text:p>
          </table:table-cell>
          <table:table-cell office:value-type="float" office:value="156">
            <text:p>156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1282">
            <text:p>1282</text:p>
          </table:table-cell>
          <table:table-cell office:value-type="float" office:value="446">
            <text:p>446</text:p>
          </table:table-cell>
          <table:table-cell office:value-type="float" office:value="108">
            <text:p>108</text:p>
          </table:table-cell>
          <table:table-cell office:value-type="string">
            <text:p><text:s/></text:p>
          </table:table-cell>
          <table:table-cell table:formula="of:=SUM([.C154:.R154])" office:value-type="float" office:value="2421">
            <text:p>2421</text:p>
          </table:table-cell>
          <table:table-cell table:formula="of:=SUMIF([.$C$3:.$R$3];[.T$3];[.$C154:.$R154])" office:value-type="float" office:value="156">
            <text:p>156</text:p>
          </table:table-cell>
          <table:table-cell table:formula="of:=SUMIF([.$C$3:.$R$3];[.U$3];[.$C154:.$R154])" office:value-type="float" office:value="245">
            <text:p>245</text:p>
          </table:table-cell>
          <table:table-cell table:formula="of:=SUMIF([.$C$3:.$R$3];[.V$3];[.$C154:.$R154])" office:value-type="float" office:value="554">
            <text:p>554</text:p>
          </table:table-cell>
          <table:table-cell table:formula="of:=SUMIF([.$C$3:.$R$3];[.W$3];[.$C154:.$R154])" office:value-type="float" office:value="119">
            <text:p>119</text:p>
          </table:table-cell>
          <table:table-cell table:formula="of:=SUMIF([.$C$3:.$R$3];[.X$3];[.$C154:.$R154])" office:value-type="float" office:value="1282">
            <text:p>1282</text:p>
          </table:table-cell>
          <table:table-cell table:formula="of:=SUMIF([.$C$3:.$R$3];[.Y$3];[.$C154:.$R154])" office:value-type="float" office:value="19">
            <text:p>19</text:p>
          </table:table-cell>
          <table:table-cell table:formula="of:=SUMIF([.$C$3:.$R$3];[.Z$3];[.$C154:.$R154])" office:value-type="float" office:value="39">
            <text:p>39</text:p>
          </table:table-cell>
          <table:table-cell table:formula="of:=SUM([.T154:.Z154])" office:value-type="float" office:value="2414">
            <text:p>2414</text:p>
          </table:table-cell>
        </table:table-row>
        <table:table-row table:style-name="ro1">
          <table:table-cell office:value-type="string">
            <text:p>Heemskerk</text:p>
          </table:table-cell>
          <table:table-cell office:value-type="float" office:value="3173">
            <text:p>3173</text:p>
          </table:table-cell>
          <table:table-cell office:value-type="float" office:value="97">
            <text:p>97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22">
            <text:p>1022</text:p>
          </table:table-cell>
          <table:table-cell office:value-type="float" office:value="37">
            <text:p>37</text:p>
          </table:table-cell>
          <table:table-cell office:value-type="float" office:value="404">
            <text:p>404</text:p>
          </table:table-cell>
          <table:table-cell table:formula="of:=SUM([.C155:.R155])" office:value-type="float" office:value="3173">
            <text:p>3173</text:p>
          </table:table-cell>
          <table:table-cell table:formula="of:=SUMIF([.$C$3:.$R$3];[.T$3];[.$C155:.$R155])" office:value-type="float" office:value="97">
            <text:p>97</text:p>
          </table:table-cell>
          <table:table-cell table:formula="of:=SUMIF([.$C$3:.$R$3];[.U$3];[.$C155:.$R155])" office:value-type="float" office:value="444">
            <text:p>444</text:p>
          </table:table-cell>
          <table:table-cell table:formula="of:=SUMIF([.$C$3:.$R$3];[.V$3];[.$C155:.$R155])" office:value-type="float" office:value="1463">
            <text:p>1463</text:p>
          </table:table-cell>
          <table:table-cell table:formula="of:=SUMIF([.$C$3:.$R$3];[.W$3];[.$C155:.$R155])" office:value-type="float" office:value="244">
            <text:p>244</text:p>
          </table:table-cell>
          <table:table-cell table:formula="of:=SUMIF([.$C$3:.$R$3];[.X$3];[.$C155:.$R155])" office:value-type="float" office:value="668">
            <text:p>668</text:p>
          </table:table-cell>
          <table:table-cell table:formula="of:=SUMIF([.$C$3:.$R$3];[.Y$3];[.$C155:.$R155])" office:value-type="float" office:value="86">
            <text:p>86</text:p>
          </table:table-cell>
          <table:table-cell table:formula="of:=SUMIF([.$C$3:.$R$3];[.Z$3];[.$C155:.$R155])" office:value-type="float" office:value="104">
            <text:p>104</text:p>
          </table:table-cell>
          <table:table-cell table:formula="of:=SUM([.T155:.Z155])" office:value-type="float" office:value="3106">
            <text:p>3106</text:p>
          </table:table-cell>
        </table:table-row>
        <table:table-row table:style-name="ro1">
          <table:table-cell office:value-type="string">
            <text:p>Heemstede</text:p>
          </table:table-cell>
          <table:table-cell office:value-type="float" office:value="964">
            <text:p>964</text:p>
          </table:table-cell>
          <table:table-cell office:value-type="float" office:value="50">
            <text:p>50</text:p>
          </table:table-cell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SUM([.C156:.R156])" office:value-type="float" office:value="963">
            <text:p>963</text:p>
          </table:table-cell>
          <table:table-cell table:formula="of:=SUMIF([.$C$3:.$R$3];[.T$3];[.$C156:.$R156])" office:value-type="float" office:value="50">
            <text:p>50</text:p>
          </table:table-cell>
          <table:table-cell table:formula="of:=SUMIF([.$C$3:.$R$3];[.U$3];[.$C156:.$R156])" office:value-type="float" office:value="385">
            <text:p>385</text:p>
          </table:table-cell>
          <table:table-cell table:formula="of:=SUMIF([.$C$3:.$R$3];[.V$3];[.$C156:.$R156])" office:value-type="float" office:value="181">
            <text:p>181</text:p>
          </table:table-cell>
          <table:table-cell table:formula="of:=SUMIF([.$C$3:.$R$3];[.W$3];[.$C156:.$R156])" office:value-type="float" office:value="132">
            <text:p>132</text:p>
          </table:table-cell>
          <table:table-cell table:formula="of:=SUMIF([.$C$3:.$R$3];[.X$3];[.$C156:.$R156])" office:value-type="float" office:value="155">
            <text:p>155</text:p>
          </table:table-cell>
          <table:table-cell table:formula="of:=SUMIF([.$C$3:.$R$3];[.Y$3];[.$C156:.$R156])" office:value-type="float" office:value="24">
            <text:p>24</text:p>
          </table:table-cell>
          <table:table-cell table:formula="of:=SUMIF([.$C$3:.$R$3];[.Z$3];[.$C156:.$R156])" office:value-type="float" office:value="20">
            <text:p>20</text:p>
          </table:table-cell>
          <table:table-cell table:formula="of:=SUM([.T156:.Z156])" office:value-type="float" office:value="947">
            <text:p>947</text:p>
          </table:table-cell>
        </table:table-row>
        <table:table-row table:style-name="ro1">
          <table:table-cell office:value-type="string">
            <text:p>Heerde</text:p>
          </table:table-cell>
          <table:table-cell office:value-type="float" office:value="8039">
            <text:p>8039</text:p>
          </table:table-cell>
          <table:table-cell office:value-type="float" office:value="238">
            <text:p>238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3993">
            <text:p>3993</text:p>
          </table:table-cell>
          <table:table-cell office:value-type="float" office:value="3047">
            <text:p>3047</text:p>
          </table:table-cell>
          <table:table-cell office:value-type="float" office:value="170">
            <text:p>170</text:p>
          </table:table-cell>
          <table:table-cell office:value-type="string">
            <text:p><text:s/></text:p>
          </table:table-cell>
          <table:table-cell table:formula="of:=SUM([.C157:.R157])" office:value-type="float" office:value="8041">
            <text:p>8041</text:p>
          </table:table-cell>
          <table:table-cell table:formula="of:=SUMIF([.$C$3:.$R$3];[.T$3];[.$C157:.$R157])" office:value-type="float" office:value="238">
            <text:p>238</text:p>
          </table:table-cell>
          <table:table-cell table:formula="of:=SUMIF([.$C$3:.$R$3];[.U$3];[.$C157:.$R157])" office:value-type="float" office:value="312">
            <text:p>312</text:p>
          </table:table-cell>
          <table:table-cell table:formula="of:=SUMIF([.$C$3:.$R$3];[.V$3];[.$C157:.$R157])" office:value-type="float" office:value="3217">
            <text:p>3217</text:p>
          </table:table-cell>
          <table:table-cell table:formula="of:=SUMIF([.$C$3:.$R$3];[.W$3];[.$C157:.$R157])" office:value-type="float" office:value="195">
            <text:p>195</text:p>
          </table:table-cell>
          <table:table-cell table:formula="of:=SUMIF([.$C$3:.$R$3];[.X$3];[.$C157:.$R157])" office:value-type="float" office:value="3993">
            <text:p>3993</text:p>
          </table:table-cell>
          <table:table-cell table:formula="of:=SUMIF([.$C$3:.$R$3];[.Y$3];[.$C157:.$R157])" office:value-type="float" office:value="14">
            <text:p>14</text:p>
          </table:table-cell>
          <table:table-cell table:formula="of:=SUMIF([.$C$3:.$R$3];[.Z$3];[.$C157:.$R157])" office:value-type="float" office:value="70">
            <text:p>70</text:p>
          </table:table-cell>
          <table:table-cell table:formula="of:=SUM([.T157:.Z157])" office:value-type="float" office:value="8039">
            <text:p>8039</text:p>
          </table:table-cell>
        </table:table-row>
        <table:table-row table:style-name="ro1">
          <table:table-cell office:value-type="string">
            <text:p>Heerenveen</text:p>
          </table:table-cell>
          <table:table-cell office:value-type="float" office:value="14015">
            <text:p>14015</text:p>
          </table:table-cell>
          <table:table-cell office:value-type="float" office:value="419">
            <text:p>419</text:p>
          </table:table-cell>
          <table:table-cell office:value-type="float" office:value="792">
            <text:p>79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275">
            <text:p>275</text:p>
          </table:table-cell>
          <table:table-cell office:value-type="float" office:value="236">
            <text:p>236</text:p>
          </table:table-cell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9992">
            <text:p>9992</text:p>
          </table:table-cell>
          <table:table-cell office:value-type="float" office:value="1431">
            <text:p>1431</text:p>
          </table:table-cell>
          <table:table-cell office:value-type="float" office:value="508">
            <text:p>508</text:p>
          </table:table-cell>
          <table:table-cell office:value-type="string">
            <text:p><text:s/></text:p>
          </table:table-cell>
          <table:table-cell table:formula="of:=SUM([.C158:.R158])" office:value-type="float" office:value="14014">
            <text:p>14014</text:p>
          </table:table-cell>
          <table:table-cell table:formula="of:=SUMIF([.$C$3:.$R$3];[.T$3];[.$C158:.$R158])" office:value-type="float" office:value="419">
            <text:p>419</text:p>
          </table:table-cell>
          <table:table-cell table:formula="of:=SUMIF([.$C$3:.$R$3];[.U$3];[.$C158:.$R158])" office:value-type="float" office:value="792">
            <text:p>792</text:p>
          </table:table-cell>
          <table:table-cell table:formula="of:=SUMIF([.$C$3:.$R$3];[.V$3];[.$C158:.$R158])" office:value-type="float" office:value="1939">
            <text:p>1939</text:p>
          </table:table-cell>
          <table:table-cell table:formula="of:=SUMIF([.$C$3:.$R$3];[.W$3];[.$C158:.$R158])" office:value-type="float" office:value="354">
            <text:p>354</text:p>
          </table:table-cell>
          <table:table-cell table:formula="of:=SUMIF([.$C$3:.$R$3];[.X$3];[.$C158:.$R158])" office:value-type="float" office:value="9992">
            <text:p>9992</text:p>
          </table:table-cell>
          <table:table-cell table:formula="of:=SUMIF([.$C$3:.$R$3];[.Y$3];[.$C158:.$R158])" office:value-type="float" office:value="236">
            <text:p>236</text:p>
          </table:table-cell>
          <table:table-cell table:formula="of:=SUMIF([.$C$3:.$R$3];[.Z$3];[.$C158:.$R158])" office:value-type="float" office:value="275">
            <text:p>275</text:p>
          </table:table-cell>
          <table:table-cell table:formula="of:=SUM([.T158:.Z158])" office:value-type="float" office:value="14007">
            <text:p>14007</text:p>
          </table:table-cell>
        </table:table-row>
        <table:table-row table:style-name="ro1">
          <table:table-cell office:value-type="string">
            <text:p>Heerhugowaard</text:p>
          </table:table-cell>
          <table:table-cell office:value-type="float" office:value="3997">
            <text:p>3997</text:p>
          </table:table-cell>
          <table:table-cell office:value-type="float" office:value="218">
            <text:p>218</text:p>
          </table:table-cell>
          <table:table-cell office:value-type="float" office:value="692">
            <text:p>692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227">
            <text:p>2227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string">
            <text:p><text:s/></text:p>
          </table:table-cell>
          <table:table-cell table:formula="of:=SUM([.C159:.R159])" office:value-type="float" office:value="3996">
            <text:p>3996</text:p>
          </table:table-cell>
          <table:table-cell table:formula="of:=SUMIF([.$C$3:.$R$3];[.T$3];[.$C159:.$R159])" office:value-type="float" office:value="218">
            <text:p>218</text:p>
          </table:table-cell>
          <table:table-cell table:formula="of:=SUMIF([.$C$3:.$R$3];[.U$3];[.$C159:.$R159])" office:value-type="float" office:value="692">
            <text:p>692</text:p>
          </table:table-cell>
          <table:table-cell table:formula="of:=SUMIF([.$C$3:.$R$3];[.V$3];[.$C159:.$R159])" office:value-type="float" office:value="227">
            <text:p>227</text:p>
          </table:table-cell>
          <table:table-cell table:formula="of:=SUMIF([.$C$3:.$R$3];[.W$3];[.$C159:.$R159])" office:value-type="float" office:value="214">
            <text:p>214</text:p>
          </table:table-cell>
          <table:table-cell table:formula="of:=SUMIF([.$C$3:.$R$3];[.X$3];[.$C159:.$R159])" office:value-type="float" office:value="2227">
            <text:p>2227</text:p>
          </table:table-cell>
          <table:table-cell table:formula="of:=SUMIF([.$C$3:.$R$3];[.Y$3];[.$C159:.$R159])" office:value-type="float" office:value="173">
            <text:p>173</text:p>
          </table:table-cell>
          <table:table-cell table:formula="of:=SUMIF([.$C$3:.$R$3];[.Z$3];[.$C159:.$R159])" office:value-type="float" office:value="234">
            <text:p>234</text:p>
          </table:table-cell>
          <table:table-cell table:formula="of:=SUM([.T159:.Z159])" office:value-type="float" office:value="3985">
            <text:p>3985</text:p>
          </table:table-cell>
        </table:table-row>
        <table:table-row table:style-name="ro1">
          <table:table-cell office:value-type="string">
            <text:p>Heerlen</text:p>
          </table:table-cell>
          <table:table-cell office:value-type="float" office:value="4550">
            <text:p>4550</text:p>
          </table:table-cell>
          <table:table-cell office:value-type="float" office:value="368">
            <text:p>368</text:p>
          </table:table-cell>
          <table:table-cell office:value-type="float" office:value="1421">
            <text:p>1421</text:p>
          </table:table-cell>
          <table:table-cell office:value-type="float" office:value="115">
            <text:p>115</text:p>
          </table:table-cell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87">
            <text:p>387</text:p>
          </table:table-cell>
          <table:table-cell office:value-type="float" office:value="111">
            <text:p>111</text:p>
          </table:table-cell>
          <table:table-cell table:number-columns-repeated="3" office:value-type="float" office:value="7">
            <text:p>7</text:p>
          </table:table-cell>
          <table:table-cell office:value-type="float" office:value="793">
            <text:p>793</text:p>
          </table:table-cell>
          <table:table-cell office:value-type="float" office:value="477">
            <text:p>477</text:p>
          </table:table-cell>
          <table:table-cell office:value-type="float" office:value="51">
            <text:p>51</text:p>
          </table:table-cell>
          <table:table-cell office:value-type="string">
            <text:p><text:s/></text:p>
          </table:table-cell>
          <table:table-cell table:formula="of:=SUM([.C160:.R160])" office:value-type="float" office:value="4550">
            <text:p>4550</text:p>
          </table:table-cell>
          <table:table-cell table:formula="of:=SUMIF([.$C$3:.$R$3];[.T$3];[.$C160:.$R160])" office:value-type="float" office:value="368">
            <text:p>368</text:p>
          </table:table-cell>
          <table:table-cell table:formula="of:=SUMIF([.$C$3:.$R$3];[.U$3];[.$C160:.$R160])" office:value-type="float" office:value="1421">
            <text:p>1421</text:p>
          </table:table-cell>
          <table:table-cell table:formula="of:=SUMIF([.$C$3:.$R$3];[.V$3];[.$C160:.$R160])" office:value-type="float" office:value="528">
            <text:p>528</text:p>
          </table:table-cell>
          <table:table-cell table:formula="of:=SUMIF([.$C$3:.$R$3];[.W$3];[.$C160:.$R160])" office:value-type="float" office:value="773">
            <text:p>773</text:p>
          </table:table-cell>
          <table:table-cell table:formula="of:=SUMIF([.$C$3:.$R$3];[.X$3];[.$C160:.$R160])" office:value-type="float" office:value="793">
            <text:p>793</text:p>
          </table:table-cell>
          <table:table-cell table:formula="of:=SUMIF([.$C$3:.$R$3];[.Y$3];[.$C160:.$R160])" office:value-type="float" office:value="317">
            <text:p>317</text:p>
          </table:table-cell>
          <table:table-cell table:formula="of:=SUMIF([.$C$3:.$R$3];[.Z$3];[.$C160:.$R160])" office:value-type="float" office:value="318">
            <text:p>318</text:p>
          </table:table-cell>
          <table:table-cell table:formula="of:=SUM([.T160:.Z160])" office:value-type="float" office:value="4518">
            <text:p>4518</text:p>
          </table:table-cell>
        </table:table-row>
        <table:table-row table:style-name="ro1">
          <table:table-cell office:value-type="string">
            <text:p>Heeze-Leende</text:p>
          </table:table-cell>
          <table:table-cell office:value-type="float" office:value="10512">
            <text:p>10512</text:p>
          </table:table-cell>
          <table:table-cell office:value-type="float" office:value="172">
            <text:p>172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403">
            <text:p>4403</text:p>
          </table:table-cell>
          <table:table-cell office:value-type="float" office:value="5189">
            <text:p>5189</text:p>
          </table:table-cell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table:formula="of:=SUM([.C161:.R161])" office:value-type="float" office:value="10513">
            <text:p>10513</text:p>
          </table:table-cell>
          <table:table-cell table:formula="of:=SUMIF([.$C$3:.$R$3];[.T$3];[.$C161:.$R161])" office:value-type="float" office:value="172">
            <text:p>172</text:p>
          </table:table-cell>
          <table:table-cell table:formula="of:=SUMIF([.$C$3:.$R$3];[.U$3];[.$C161:.$R161])" office:value-type="float" office:value="375">
            <text:p>375</text:p>
          </table:table-cell>
          <table:table-cell table:formula="of:=SUMIF([.$C$3:.$R$3];[.V$3];[.$C161:.$R161])" office:value-type="float" office:value="5293">
            <text:p>5293</text:p>
          </table:table-cell>
          <table:table-cell table:formula="of:=SUMIF([.$C$3:.$R$3];[.W$3];[.$C161:.$R161])" office:value-type="float" office:value="183">
            <text:p>183</text:p>
          </table:table-cell>
          <table:table-cell table:formula="of:=SUMIF([.$C$3:.$R$3];[.X$3];[.$C161:.$R161])" office:value-type="float" office:value="4403">
            <text:p>4403</text:p>
          </table:table-cell>
          <table:table-cell table:formula="of:=SUMIF([.$C$3:.$R$3];[.Y$3];[.$C161:.$R161])" office:value-type="float" office:value="40">
            <text:p>40</text:p>
          </table:table-cell>
          <table:table-cell table:formula="of:=SUMIF([.$C$3:.$R$3];[.Z$3];[.$C161:.$R161])" office:value-type="float" office:value="46">
            <text:p>46</text:p>
          </table:table-cell>
          <table:table-cell table:formula="of:=SUM([.T161:.Z161])" office:value-type="float" office:value="10512">
            <text:p>10512</text:p>
          </table:table-cell>
        </table:table-row>
        <table:table-row table:style-name="ro1">
          <table:table-cell office:value-type="string">
            <text:p>Heiloo</text:p>
          </table:table-cell>
          <table:table-cell office:value-type="float" office:value="1899">
            <text:p>1899</text:p>
          </table:table-cell>
          <table:table-cell office:value-type="float" office:value="67">
            <text:p>67</text:p>
          </table:table-cell>
          <table:table-cell office:value-type="float" office:value="405">
            <text:p>40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977">
            <text:p>977</text:p>
          </table:table-cell>
          <table:table-cell office:value-type="float" office:value="151">
            <text:p>151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formula="of:=SUM([.C162:.R162])" office:value-type="float" office:value="1897">
            <text:p>1897</text:p>
          </table:table-cell>
          <table:table-cell table:formula="of:=SUMIF([.$C$3:.$R$3];[.T$3];[.$C162:.$R162])" office:value-type="float" office:value="67">
            <text:p>67</text:p>
          </table:table-cell>
          <table:table-cell table:formula="of:=SUMIF([.$C$3:.$R$3];[.U$3];[.$C162:.$R162])" office:value-type="float" office:value="405">
            <text:p>405</text:p>
          </table:table-cell>
          <table:table-cell table:formula="of:=SUMIF([.$C$3:.$R$3];[.V$3];[.$C162:.$R162])" office:value-type="float" office:value="180">
            <text:p>180</text:p>
          </table:table-cell>
          <table:table-cell table:formula="of:=SUMIF([.$C$3:.$R$3];[.W$3];[.$C162:.$R162])" office:value-type="float" office:value="202">
            <text:p>202</text:p>
          </table:table-cell>
          <table:table-cell table:formula="of:=SUMIF([.$C$3:.$R$3];[.X$3];[.$C162:.$R162])" office:value-type="float" office:value="977">
            <text:p>977</text:p>
          </table:table-cell>
          <table:table-cell table:formula="of:=SUMIF([.$C$3:.$R$3];[.Y$3];[.$C162:.$R162])" office:value-type="float" office:value="31">
            <text:p>31</text:p>
          </table:table-cell>
          <table:table-cell table:formula="of:=SUMIF([.$C$3:.$R$3];[.Z$3];[.$C162:.$R162])" office:value-type="float" office:value="27">
            <text:p>27</text:p>
          </table:table-cell>
          <table:table-cell table:formula="of:=SUM([.T162:.Z162])" office:value-type="float" office:value="1889">
            <text:p>1889</text:p>
          </table:table-cell>
        </table:table-row>
        <table:table-row table:style-name="ro1">
          <table:table-cell office:value-type="string">
            <text:p>Helden</text:p>
          </table:table-cell>
          <table:table-cell office:value-type="float" office:value="6922">
            <text:p>6922</text:p>
          </table:table-cell>
          <table:table-cell office:value-type="float" office:value="198">
            <text:p>198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-</text:p>
          </table:table-cell>
          <table:table-cell office:value-type="float" office:value="59">
            <text:p>59</text:p>
          </table:table-cell>
          <table:table-cell office:value-type="float" office:value="4831">
            <text:p>4831</text:p>
          </table:table-cell>
          <table:table-cell office:value-type="float" office:value="1179">
            <text:p>1179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formula="of:=SUM([.C163:.R163])" office:value-type="float" office:value="6923">
            <text:p>6923</text:p>
          </table:table-cell>
          <table:table-cell table:formula="of:=SUMIF([.$C$3:.$R$3];[.T$3];[.$C163:.$R163])" office:value-type="float" office:value="198">
            <text:p>198</text:p>
          </table:table-cell>
          <table:table-cell table:formula="of:=SUMIF([.$C$3:.$R$3];[.U$3];[.$C163:.$R163])" office:value-type="float" office:value="364">
            <text:p>364</text:p>
          </table:table-cell>
          <table:table-cell table:formula="of:=SUMIF([.$C$3:.$R$3];[.V$3];[.$C163:.$R163])" office:value-type="float" office:value="1193">
            <text:p>1193</text:p>
          </table:table-cell>
          <table:table-cell table:formula="of:=SUMIF([.$C$3:.$R$3];[.W$3];[.$C163:.$R163])" office:value-type="float" office:value="158">
            <text:p>158</text:p>
          </table:table-cell>
          <table:table-cell table:formula="of:=SUMIF([.$C$3:.$R$3];[.X$3];[.$C163:.$R163])" office:value-type="float" office:value="4831">
            <text:p>4831</text:p>
          </table:table-cell>
          <table:table-cell table:formula="of:=SUMIF([.$C$3:.$R$3];[.Y$3];[.$C163:.$R163])" office:value-type="float" office:value="30">
            <text:p>30</text:p>
          </table:table-cell>
          <table:table-cell table:formula="of:=SUMIF([.$C$3:.$R$3];[.Z$3];[.$C163:.$R163])" office:value-type="float" office:value="141">
            <text:p>141</text:p>
          </table:table-cell>
          <table:table-cell table:formula="of:=SUM([.T163:.Z163])" office:value-type="float" office:value="6915">
            <text:p>6915</text:p>
          </table:table-cell>
        </table:table-row>
        <table:table-row table:style-name="ro1">
          <table:table-cell office:value-type="string">
            <text:p>Den Helder</text:p>
          </table:table-cell>
          <table:table-cell office:value-type="float" office:value="17883">
            <text:p>17883</text:p>
          </table:table-cell>
          <table:table-cell office:value-type="float" office:value="219">
            <text:p>219</text:p>
          </table:table-cell>
          <table:table-cell office:value-type="float" office:value="758">
            <text:p>758</text:p>
          </table:table-cell>
          <table:table-cell office:value-type="float" office:value="32">
            <text:p>32</text:p>
          </table:table-cell>
          <table:table-cell office:value-type="float" office:value="286">
            <text:p>286</text:p>
          </table:table-cell>
          <table:table-cell office:value-type="float" office:value="86">
            <text:p>86</text:p>
          </table:table-cell>
          <table:table-cell office:value-type="float" office:value="184">
            <text:p>184</text:p>
          </table:table-cell>
          <table:table-cell office:value-type="float" office:value="234">
            <text:p>234</text:p>
          </table:table-cell>
          <table:table-cell office:value-type="float" office:value="190">
            <text:p>190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756">
            <text:p>1756</text:p>
          </table:table-cell>
          <table:table-cell office:value-type="float" office:value="462">
            <text:p>462</text:p>
          </table:table-cell>
          <table:table-cell office:value-type="float" office:value="200">
            <text:p>200</text:p>
          </table:table-cell>
          <table:table-cell office:value-type="float" office:value="13157">
            <text:p>13157</text:p>
          </table:table-cell>
          <table:table-cell table:formula="of:=SUM([.C164:.R164])" office:value-type="float" office:value="17883">
            <text:p>17883</text:p>
          </table:table-cell>
          <table:table-cell table:formula="of:=SUMIF([.$C$3:.$R$3];[.T$3];[.$C164:.$R164])" office:value-type="float" office:value="219">
            <text:p>219</text:p>
          </table:table-cell>
          <table:table-cell table:formula="of:=SUMIF([.$C$3:.$R$3];[.U$3];[.$C164:.$R164])" office:value-type="float" office:value="758">
            <text:p>758</text:p>
          </table:table-cell>
          <table:table-cell table:formula="of:=SUMIF([.$C$3:.$R$3];[.V$3];[.$C164:.$R164])" office:value-type="float" office:value="13819">
            <text:p>13819</text:p>
          </table:table-cell>
          <table:table-cell table:formula="of:=SUMIF([.$C$3:.$R$3];[.W$3];[.$C164:.$R164])" office:value-type="float" office:value="627">
            <text:p>627</text:p>
          </table:table-cell>
          <table:table-cell table:formula="of:=SUMIF([.$C$3:.$R$3];[.X$3];[.$C164:.$R164])" office:value-type="float" office:value="1756">
            <text:p>1756</text:p>
          </table:table-cell>
          <table:table-cell table:formula="of:=SUMIF([.$C$3:.$R$3];[.Y$3];[.$C164:.$R164])" office:value-type="float" office:value="234">
            <text:p>234</text:p>
          </table:table-cell>
          <table:table-cell table:formula="of:=SUMIF([.$C$3:.$R$3];[.Z$3];[.$C164:.$R164])" office:value-type="float" office:value="184">
            <text:p>184</text:p>
          </table:table-cell>
          <table:table-cell table:formula="of:=SUM([.T164:.Z164])" office:value-type="float" office:value="17597">
            <text:p>17597</text:p>
          </table:table-cell>
        </table:table-row>
        <table:table-row table:style-name="ro1">
          <table:table-cell office:value-type="string">
            <text:p>Hellendoorn</text:p>
          </table:table-cell>
          <table:table-cell office:value-type="float" office:value="13903">
            <text:p>13903</text:p>
          </table:table-cell>
          <table:table-cell office:value-type="float" office:value="304">
            <text:p>304</text:p>
          </table:table-cell>
          <table:table-cell office:value-type="float" office:value="616">
            <text:p>61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8238">
            <text:p>8238</text:p>
          </table:table-cell>
          <table:table-cell office:value-type="float" office:value="4171">
            <text:p>4171</text:p>
          </table:table-cell>
          <table:table-cell office:value-type="float" office:value="93">
            <text:p>93</text:p>
          </table:table-cell>
          <table:table-cell office:value-type="string">
            <text:p><text:s/></text:p>
          </table:table-cell>
          <table:table-cell table:formula="of:=SUM([.C165:.R165])" office:value-type="float" office:value="13902">
            <text:p>13902</text:p>
          </table:table-cell>
          <table:table-cell table:formula="of:=SUMIF([.$C$3:.$R$3];[.T$3];[.$C165:.$R165])" office:value-type="float" office:value="304">
            <text:p>304</text:p>
          </table:table-cell>
          <table:table-cell table:formula="of:=SUMIF([.$C$3:.$R$3];[.U$3];[.$C165:.$R165])" office:value-type="float" office:value="616">
            <text:p>616</text:p>
          </table:table-cell>
          <table:table-cell table:formula="of:=SUMIF([.$C$3:.$R$3];[.V$3];[.$C165:.$R165])" office:value-type="float" office:value="4264">
            <text:p>4264</text:p>
          </table:table-cell>
          <table:table-cell table:formula="of:=SUMIF([.$C$3:.$R$3];[.W$3];[.$C165:.$R165])" office:value-type="float" office:value="267">
            <text:p>267</text:p>
          </table:table-cell>
          <table:table-cell table:formula="of:=SUMIF([.$C$3:.$R$3];[.X$3];[.$C165:.$R165])" office:value-type="float" office:value="8238">
            <text:p>8238</text:p>
          </table:table-cell>
          <table:table-cell table:formula="of:=SUMIF([.$C$3:.$R$3];[.Y$3];[.$C165:.$R165])" office:value-type="float" office:value="47">
            <text:p>47</text:p>
          </table:table-cell>
          <table:table-cell table:formula="of:=SUMIF([.$C$3:.$R$3];[.Z$3];[.$C165:.$R165])" office:value-type="float" office:value="144">
            <text:p>144</text:p>
          </table:table-cell>
          <table:table-cell table:formula="of:=SUM([.T165:.Z165])" office:value-type="float" office:value="13880">
            <text:p>13880</text:p>
          </table:table-cell>
        </table:table-row>
        <table:table-row table:style-name="ro1">
          <table:table-cell office:value-type="string">
            <text:p>Hellevoetsluis</text:p>
          </table:table-cell>
          <table:table-cell office:value-type="float" office:value="4614">
            <text:p>4614</text:p>
          </table:table-cell>
          <table:table-cell office:value-type="float" office:value="178">
            <text:p>178</text:p>
          </table:table-cell>
          <table:table-cell office:value-type="float" office:value="512">
            <text:p>51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884">
            <text:p>1884</text:p>
          </table:table-cell>
          <table:table-cell office:value-type="float" office:value="215">
            <text:p>215</text:p>
          </table:table-cell>
          <table:table-cell office:value-type="float" office:value="1351">
            <text:p>1351</text:p>
          </table:table-cell>
          <table:table-cell office:value-type="float" office:value="108">
            <text:p>108</text:p>
          </table:table-cell>
          <table:table-cell table:formula="of:=SUM([.C166:.R166])" office:value-type="float" office:value="4614">
            <text:p>4614</text:p>
          </table:table-cell>
          <table:table-cell table:formula="of:=SUMIF([.$C$3:.$R$3];[.T$3];[.$C166:.$R166])" office:value-type="float" office:value="178">
            <text:p>178</text:p>
          </table:table-cell>
          <table:table-cell table:formula="of:=SUMIF([.$C$3:.$R$3];[.U$3];[.$C166:.$R166])" office:value-type="float" office:value="512">
            <text:p>512</text:p>
          </table:table-cell>
          <table:table-cell table:formula="of:=SUMIF([.$C$3:.$R$3];[.V$3];[.$C166:.$R166])" office:value-type="float" office:value="1674">
            <text:p>1674</text:p>
          </table:table-cell>
          <table:table-cell table:formula="of:=SUMIF([.$C$3:.$R$3];[.W$3];[.$C166:.$R166])" office:value-type="float" office:value="241">
            <text:p>241</text:p>
          </table:table-cell>
          <table:table-cell table:formula="of:=SUMIF([.$C$3:.$R$3];[.X$3];[.$C166:.$R166])" office:value-type="float" office:value="1884">
            <text:p>1884</text:p>
          </table:table-cell>
          <table:table-cell table:formula="of:=SUMIF([.$C$3:.$R$3];[.Y$3];[.$C166:.$R166])" office:value-type="float" office:value="49">
            <text:p>49</text:p>
          </table:table-cell>
          <table:table-cell table:formula="of:=SUMIF([.$C$3:.$R$3];[.Z$3];[.$C166:.$R166])" office:value-type="float" office:value="66">
            <text:p>66</text:p>
          </table:table-cell>
          <table:table-cell table:formula="of:=SUM([.T166:.Z166])" office:value-type="float" office:value="4604">
            <text:p>4604</text:p>
          </table:table-cell>
        </table:table-row>
        <table:table-row table:style-name="ro1">
          <table:table-cell office:value-type="string">
            <text:p>Helmond</text:p>
          </table:table-cell>
          <table:table-cell office:value-type="float" office:value="5456">
            <text:p>5456</text:p>
          </table:table-cell>
          <table:table-cell office:value-type="float" office:value="238">
            <text:p>238</text:p>
          </table:table-cell>
          <table:table-cell office:value-type="float" office:value="1342">
            <text:p>134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570">
            <text:p>570</text:p>
          </table:table-cell>
          <table:table-cell office:value-type="float" office:value="213">
            <text:p>213</text:p>
          </table:table-cell>
          <table:table-cell office:value-type="float" office:value="176">
            <text:p>176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1577">
            <text:p>1577</text:p>
          </table:table-cell>
          <table:table-cell office:value-type="float" office:value="948">
            <text:p>948</text:p>
          </table:table-cell>
          <table:table-cell office:value-type="float" office:value="152">
            <text:p>152</text:p>
          </table:table-cell>
          <table:table-cell office:value-type="string">
            <text:p><text:s/></text:p>
          </table:table-cell>
          <table:table-cell table:formula="of:=SUM([.C167:.R167])" office:value-type="float" office:value="5457">
            <text:p>5457</text:p>
          </table:table-cell>
          <table:table-cell table:formula="of:=SUMIF([.$C$3:.$R$3];[.T$3];[.$C167:.$R167])" office:value-type="float" office:value="238">
            <text:p>238</text:p>
          </table:table-cell>
          <table:table-cell table:formula="of:=SUMIF([.$C$3:.$R$3];[.U$3];[.$C167:.$R167])" office:value-type="float" office:value="1342">
            <text:p>1342</text:p>
          </table:table-cell>
          <table:table-cell table:formula="of:=SUMIF([.$C$3:.$R$3];[.V$3];[.$C167:.$R167])" office:value-type="float" office:value="1100">
            <text:p>1100</text:p>
          </table:table-cell>
          <table:table-cell table:formula="of:=SUMIF([.$C$3:.$R$3];[.W$3];[.$C167:.$R167])" office:value-type="float" office:value="406">
            <text:p>406</text:p>
          </table:table-cell>
          <table:table-cell table:formula="of:=SUMIF([.$C$3:.$R$3];[.X$3];[.$C167:.$R167])" office:value-type="float" office:value="1577">
            <text:p>1577</text:p>
          </table:table-cell>
          <table:table-cell table:formula="of:=SUMIF([.$C$3:.$R$3];[.Y$3];[.$C167:.$R167])" office:value-type="float" office:value="213">
            <text:p>213</text:p>
          </table:table-cell>
          <table:table-cell table:formula="of:=SUMIF([.$C$3:.$R$3];[.Z$3];[.$C167:.$R167])" office:value-type="float" office:value="570">
            <text:p>570</text:p>
          </table:table-cell>
          <table:table-cell table:formula="of:=SUM([.T167:.Z167])" office:value-type="float" office:value="5446">
            <text:p>5446</text:p>
          </table:table-cell>
        </table:table-row>
        <table:table-row table:style-name="ro1">
          <table:table-cell office:value-type="string">
            <text:p>Hendrik-Ido-Ambacht</text:p>
          </table:table-cell>
          <table:table-cell office:value-type="float" office:value="1199">
            <text:p>1199</text:p>
          </table:table-cell>
          <table:table-cell office:value-type="float" office:value="77">
            <text:p>77</text:p>
          </table:table-cell>
          <table:table-cell office:value-type="float" office:value="286">
            <text:p>2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26">
            <text:p>2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98">
            <text:p>29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<text:s/></text:p>
          </table:table-cell>
          <table:table-cell table:formula="of:=SUM([.C168:.R168])" office:value-type="float" office:value="1199">
            <text:p>1199</text:p>
          </table:table-cell>
          <table:table-cell table:formula="of:=SUMIF([.$C$3:.$R$3];[.T$3];[.$C168:.$R168])" office:value-type="float" office:value="77">
            <text:p>77</text:p>
          </table:table-cell>
          <table:table-cell table:formula="of:=SUMIF([.$C$3:.$R$3];[.U$3];[.$C168:.$R168])" office:value-type="float" office:value="286">
            <text:p>286</text:p>
          </table:table-cell>
          <table:table-cell table:formula="of:=SUMIF([.$C$3:.$R$3];[.V$3];[.$C168:.$R168])" office:value-type="float" office:value="142">
            <text:p>142</text:p>
          </table:table-cell>
          <table:table-cell table:formula="of:=SUMIF([.$C$3:.$R$3];[.W$3];[.$C168:.$R168])" office:value-type="float" office:value="87">
            <text:p>87</text:p>
          </table:table-cell>
          <table:table-cell table:formula="of:=SUMIF([.$C$3:.$R$3];[.X$3];[.$C168:.$R168])" office:value-type="float" office:value="298">
            <text:p>298</text:p>
          </table:table-cell>
          <table:table-cell table:formula="of:=SUMIF([.$C$3:.$R$3];[.Y$3];[.$C168:.$R168])" office:value-type="float" office:value="226">
            <text:p>226</text:p>
          </table:table-cell>
          <table:table-cell table:formula="of:=SUMIF([.$C$3:.$R$3];[.Z$3];[.$C168:.$R168])" office:value-type="float" office:value="80">
            <text:p>80</text:p>
          </table:table-cell>
          <table:table-cell table:formula="of:=SUM([.T168:.Z168])" office:value-type="float" office:value="1196">
            <text:p>1196</text:p>
          </table:table-cell>
        </table:table-row>
        <table:table-row table:style-name="ro1">
          <table:table-cell office:value-type="string">
            <text:p>Hengelo (O.)</text:p>
          </table:table-cell>
          <table:table-cell office:value-type="float" office:value="6178">
            <text:p>6178</text:p>
          </table:table-cell>
          <table:table-cell office:value-type="float" office:value="302">
            <text:p>302</text:p>
          </table:table-cell>
          <table:table-cell office:value-type="float" office:value="1259">
            <text:p>1259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448">
            <text:p>448</text:p>
          </table:table-cell>
          <table:table-cell office:value-type="float" office:value="207">
            <text:p>207</text:p>
          </table:table-cell>
          <table:table-cell office:value-type="float" office:value="118">
            <text:p>118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624">
            <text:p>2624</text:p>
          </table:table-cell>
          <table:table-cell office:value-type="float" office:value="762">
            <text:p>762</text:p>
          </table:table-cell>
          <table:table-cell office:value-type="float" office:value="93">
            <text:p>93</text:p>
          </table:table-cell>
          <table:table-cell office:value-type="string">
            <text:p><text:s/></text:p>
          </table:table-cell>
          <table:table-cell table:formula="of:=SUM([.C169:.R169])" office:value-type="float" office:value="6178">
            <text:p>6178</text:p>
          </table:table-cell>
          <table:table-cell table:formula="of:=SUMIF([.$C$3:.$R$3];[.T$3];[.$C169:.$R169])" office:value-type="float" office:value="302">
            <text:p>302</text:p>
          </table:table-cell>
          <table:table-cell table:formula="of:=SUMIF([.$C$3:.$R$3];[.U$3];[.$C169:.$R169])" office:value-type="float" office:value="1259">
            <text:p>1259</text:p>
          </table:table-cell>
          <table:table-cell table:formula="of:=SUMIF([.$C$3:.$R$3];[.V$3];[.$C169:.$R169])" office:value-type="float" office:value="855">
            <text:p>855</text:p>
          </table:table-cell>
          <table:table-cell table:formula="of:=SUMIF([.$C$3:.$R$3];[.W$3];[.$C169:.$R169])" office:value-type="float" office:value="450">
            <text:p>450</text:p>
          </table:table-cell>
          <table:table-cell table:formula="of:=SUMIF([.$C$3:.$R$3];[.X$3];[.$C169:.$R169])" office:value-type="float" office:value="2624">
            <text:p>2624</text:p>
          </table:table-cell>
          <table:table-cell table:formula="of:=SUMIF([.$C$3:.$R$3];[.Y$3];[.$C169:.$R169])" office:value-type="float" office:value="207">
            <text:p>207</text:p>
          </table:table-cell>
          <table:table-cell table:formula="of:=SUMIF([.$C$3:.$R$3];[.Z$3];[.$C169:.$R169])" office:value-type="float" office:value="448">
            <text:p>448</text:p>
          </table:table-cell>
          <table:table-cell table:formula="of:=SUM([.T169:.Z169])" office:value-type="float" office:value="6145">
            <text:p>6145</text:p>
          </table:table-cell>
        </table:table-row>
        <table:table-row table:style-name="ro1">
          <table:table-cell office:value-type="string">
            <text:p>'s-Hertogenbosch</text:p>
          </table:table-cell>
          <table:table-cell office:value-type="float" office:value="9126">
            <text:p>9126</text:p>
          </table:table-cell>
          <table:table-cell office:value-type="float" office:value="570">
            <text:p>570</text:p>
          </table:table-cell>
          <table:table-cell office:value-type="float" office:value="1764">
            <text:p>1764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205">
            <text:p>205</text:p>
          </table:table-cell>
          <table:table-cell office:value-type="float" office:value="609">
            <text:p>609</text:p>
          </table:table-cell>
          <table:table-cell office:value-type="float" office:value="490">
            <text:p>490</text:p>
          </table:table-cell>
          <table:table-cell office:value-type="float" office:value="367">
            <text:p>367</text:p>
          </table:table-cell>
          <table:table-cell office:value-type="float" office:value="281">
            <text:p>281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468">
            <text:p>3468</text:p>
          </table:table-cell>
          <table:table-cell office:value-type="float" office:value="435">
            <text:p>435</text:p>
          </table:table-cell>
          <table:table-cell office:value-type="float" office:value="730">
            <text:p>730</text:p>
          </table:table-cell>
          <table:table-cell office:value-type="string">
            <text:p><text:s/></text:p>
          </table:table-cell>
          <table:table-cell table:formula="of:=SUM([.C170:.R170])" office:value-type="float" office:value="9125">
            <text:p>9125</text:p>
          </table:table-cell>
          <table:table-cell table:formula="of:=SUMIF([.$C$3:.$R$3];[.T$3];[.$C170:.$R170])" office:value-type="float" office:value="570">
            <text:p>570</text:p>
          </table:table-cell>
          <table:table-cell table:formula="of:=SUMIF([.$C$3:.$R$3];[.U$3];[.$C170:.$R170])" office:value-type="float" office:value="1764">
            <text:p>1764</text:p>
          </table:table-cell>
          <table:table-cell table:formula="of:=SUMIF([.$C$3:.$R$3];[.V$3];[.$C170:.$R170])" office:value-type="float" office:value="1165">
            <text:p>1165</text:p>
          </table:table-cell>
          <table:table-cell table:formula="of:=SUMIF([.$C$3:.$R$3];[.W$3];[.$C170:.$R170])" office:value-type="float" office:value="982">
            <text:p>982</text:p>
          </table:table-cell>
          <table:table-cell table:formula="of:=SUMIF([.$C$3:.$R$3];[.X$3];[.$C170:.$R170])" office:value-type="float" office:value="3468">
            <text:p>3468</text:p>
          </table:table-cell>
          <table:table-cell table:formula="of:=SUMIF([.$C$3:.$R$3];[.Y$3];[.$C170:.$R170])" office:value-type="float" office:value="490">
            <text:p>490</text:p>
          </table:table-cell>
          <table:table-cell table:formula="of:=SUMIF([.$C$3:.$R$3];[.Z$3];[.$C170:.$R170])" office:value-type="float" office:value="609">
            <text:p>609</text:p>
          </table:table-cell>
          <table:table-cell table:formula="of:=SUM([.T170:.Z170])" office:value-type="float" office:value="9048">
            <text:p>9048</text:p>
          </table:table-cell>
        </table:table-row>
        <table:table-row table:style-name="ro1">
          <table:table-cell office:value-type="string">
            <text:p>Heumen</text:p>
          </table:table-cell>
          <table:table-cell office:value-type="float" office:value="4158">
            <text:p>4158</text:p>
          </table:table-cell>
          <table:table-cell office:value-type="float" office:value="177">
            <text:p>177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2367">
            <text:p>2367</text:p>
          </table:table-cell>
          <table:table-cell office:value-type="float" office:value="983">
            <text:p>983</text:p>
          </table:table-cell>
          <table:table-cell office:value-type="float" office:value="170">
            <text:p>170</text:p>
          </table:table-cell>
          <table:table-cell office:value-type="string">
            <text:p><text:s/></text:p>
          </table:table-cell>
          <table:table-cell table:formula="of:=SUM([.C171:.R171])" office:value-type="float" office:value="4158">
            <text:p>4158</text:p>
          </table:table-cell>
          <table:table-cell table:formula="of:=SUMIF([.$C$3:.$R$3];[.T$3];[.$C171:.$R171])" office:value-type="float" office:value="177">
            <text:p>177</text:p>
          </table:table-cell>
          <table:table-cell table:formula="of:=SUMIF([.$C$3:.$R$3];[.U$3];[.$C171:.$R171])" office:value-type="float" office:value="301">
            <text:p>301</text:p>
          </table:table-cell>
          <table:table-cell table:formula="of:=SUMIF([.$C$3:.$R$3];[.V$3];[.$C171:.$R171])" office:value-type="float" office:value="1153">
            <text:p>1153</text:p>
          </table:table-cell>
          <table:table-cell table:formula="of:=SUMIF([.$C$3:.$R$3];[.W$3];[.$C171:.$R171])" office:value-type="float" office:value="83">
            <text:p>83</text:p>
          </table:table-cell>
          <table:table-cell table:formula="of:=SUMIF([.$C$3:.$R$3];[.X$3];[.$C171:.$R171])" office:value-type="float" office:value="2367">
            <text:p>2367</text:p>
          </table:table-cell>
          <table:table-cell table:formula="of:=SUMIF([.$C$3:.$R$3];[.Y$3];[.$C171:.$R171])" office:value-type="float" office:value="12">
            <text:p>12</text:p>
          </table:table-cell>
          <table:table-cell table:formula="of:=SUMIF([.$C$3:.$R$3];[.Z$3];[.$C171:.$R171])" office:value-type="float" office:value="52">
            <text:p>52</text:p>
          </table:table-cell>
          <table:table-cell table:formula="of:=SUM([.T171:.Z171])" office:value-type="float" office:value="4145">
            <text:p>4145</text:p>
          </table:table-cell>
        </table:table-row>
        <table:table-row table:style-name="ro1">
          <table:table-cell office:value-type="string">
            <text:p>Heusden</text:p>
          </table:table-cell>
          <table:table-cell office:value-type="float" office:value="8118">
            <text:p>8118</text:p>
          </table:table-cell>
          <table:table-cell office:value-type="float" office:value="284">
            <text:p>284</text:p>
          </table:table-cell>
          <table:table-cell office:value-type="float" office:value="776">
            <text:p>77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723">
            <text:p>4723</text:p>
          </table:table-cell>
          <table:table-cell office:value-type="float" office:value="1540">
            <text:p>1540</text:p>
          </table:table-cell>
          <table:table-cell office:value-type="float" office:value="233">
            <text:p>233</text:p>
          </table:table-cell>
          <table:table-cell office:value-type="string">
            <text:p><text:s/></text:p>
          </table:table-cell>
          <table:table-cell table:formula="of:=SUM([.C172:.R172])" office:value-type="float" office:value="8117">
            <text:p>8117</text:p>
          </table:table-cell>
          <table:table-cell table:formula="of:=SUMIF([.$C$3:.$R$3];[.T$3];[.$C172:.$R172])" office:value-type="float" office:value="284">
            <text:p>284</text:p>
          </table:table-cell>
          <table:table-cell table:formula="of:=SUMIF([.$C$3:.$R$3];[.U$3];[.$C172:.$R172])" office:value-type="float" office:value="776">
            <text:p>776</text:p>
          </table:table-cell>
          <table:table-cell table:formula="of:=SUMIF([.$C$3:.$R$3];[.V$3];[.$C172:.$R172])" office:value-type="float" office:value="1773">
            <text:p>1773</text:p>
          </table:table-cell>
          <table:table-cell table:formula="of:=SUMIF([.$C$3:.$R$3];[.W$3];[.$C172:.$R172])" office:value-type="float" office:value="252">
            <text:p>252</text:p>
          </table:table-cell>
          <table:table-cell table:formula="of:=SUMIF([.$C$3:.$R$3];[.X$3];[.$C172:.$R172])" office:value-type="float" office:value="4723">
            <text:p>4723</text:p>
          </table:table-cell>
          <table:table-cell table:formula="of:=SUMIF([.$C$3:.$R$3];[.Y$3];[.$C172:.$R172])" office:value-type="float" office:value="49">
            <text:p>49</text:p>
          </table:table-cell>
          <table:table-cell table:formula="of:=SUMIF([.$C$3:.$R$3];[.Z$3];[.$C172:.$R172])" office:value-type="float" office:value="245">
            <text:p>245</text:p>
          </table:table-cell>
          <table:table-cell table:formula="of:=SUM([.T172:.Z172])" office:value-type="float" office:value="8102">
            <text:p>8102</text:p>
          </table:table-cell>
        </table:table-row>
        <table:table-row table:style-name="ro1">
          <table:table-cell office:value-type="string">
            <text:p>Hillegom</text:p>
          </table:table-cell>
          <table:table-cell office:value-type="float" office:value="1348">
            <text:p>1348</text:p>
          </table:table-cell>
          <table:table-cell office:value-type="float" office:value="52">
            <text:p>52</text:p>
          </table:table-cell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-</text:p>
          </table:table-cell>
          <table:table-cell office:value-type="float" office:value="755">
            <text:p>755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SUM([.C173:.R173])" office:value-type="float" office:value="1347">
            <text:p>1347</text:p>
          </table:table-cell>
          <table:table-cell table:formula="of:=SUMIF([.$C$3:.$R$3];[.T$3];[.$C173:.$R173])" office:value-type="float" office:value="52">
            <text:p>52</text:p>
          </table:table-cell>
          <table:table-cell table:formula="of:=SUMIF([.$C$3:.$R$3];[.U$3];[.$C173:.$R173])" office:value-type="float" office:value="242">
            <text:p>242</text:p>
          </table:table-cell>
          <table:table-cell table:formula="of:=SUMIF([.$C$3:.$R$3];[.V$3];[.$C173:.$R173])" office:value-type="float" office:value="78">
            <text:p>78</text:p>
          </table:table-cell>
          <table:table-cell table:formula="of:=SUMIF([.$C$3:.$R$3];[.W$3];[.$C173:.$R173])" office:value-type="float" office:value="70">
            <text:p>70</text:p>
          </table:table-cell>
          <table:table-cell table:formula="of:=SUMIF([.$C$3:.$R$3];[.X$3];[.$C173:.$R173])" office:value-type="float" office:value="755">
            <text:p>755</text:p>
          </table:table-cell>
          <table:table-cell table:formula="of:=SUMIF([.$C$3:.$R$3];[.Y$3];[.$C173:.$R173])" office:value-type="float" office:value="14">
            <text:p>14</text:p>
          </table:table-cell>
          <table:table-cell table:formula="of:=SUMIF([.$C$3:.$R$3];[.Z$3];[.$C173:.$R173])" office:value-type="float" office:value="135">
            <text:p>135</text:p>
          </table:table-cell>
          <table:table-cell table:formula="of:=SUM([.T173:.Z173])" office:value-type="float" office:value="1346">
            <text:p>1346</text:p>
          </table:table-cell>
        </table:table-row>
        <table:table-row table:style-name="ro1">
          <table:table-cell office:value-type="string">
            <text:p>Hilvarenbeek</text:p>
          </table:table-cell>
          <table:table-cell office:value-type="float" office:value="9648">
            <text:p>9648</text:p>
          </table:table-cell>
          <table:table-cell office:value-type="float" office:value="192">
            <text:p>19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83">
            <text:p>83</text:p>
          </table:table-cell>
          <table:table-cell office:value-type="float" office:value="5846">
            <text:p>5846</text:p>
          </table:table-cell>
          <table:table-cell office:value-type="float" office:value="2724">
            <text:p>2724</text:p>
          </table:table-cell>
          <table:table-cell office:value-type="float" office:value="156">
            <text:p>156</text:p>
          </table:table-cell>
          <table:table-cell office:value-type="string">
            <text:p><text:s/></text:p>
          </table:table-cell>
          <table:table-cell table:formula="of:=SUM([.C174:.R174])" office:value-type="float" office:value="9647">
            <text:p>9647</text:p>
          </table:table-cell>
          <table:table-cell table:formula="of:=SUMIF([.$C$3:.$R$3];[.T$3];[.$C174:.$R174])" office:value-type="float" office:value="192">
            <text:p>192</text:p>
          </table:table-cell>
          <table:table-cell table:formula="of:=SUMIF([.$C$3:.$R$3];[.U$3];[.$C174:.$R174])" office:value-type="float" office:value="273">
            <text:p>273</text:p>
          </table:table-cell>
          <table:table-cell table:formula="of:=SUMIF([.$C$3:.$R$3];[.V$3];[.$C174:.$R174])" office:value-type="float" office:value="2880">
            <text:p>2880</text:p>
          </table:table-cell>
          <table:table-cell table:formula="of:=SUMIF([.$C$3:.$R$3];[.W$3];[.$C174:.$R174])" office:value-type="float" office:value="356">
            <text:p>356</text:p>
          </table:table-cell>
          <table:table-cell table:formula="of:=SUMIF([.$C$3:.$R$3];[.X$3];[.$C174:.$R174])" office:value-type="float" office:value="5846">
            <text:p>5846</text:p>
          </table:table-cell>
          <table:table-cell table:formula="of:=SUMIF([.$C$3:.$R$3];[.Y$3];[.$C174:.$R174])" office:value-type="float" office:value="28">
            <text:p>28</text:p>
          </table:table-cell>
          <table:table-cell table:formula="of:=SUMIF([.$C$3:.$R$3];[.Z$3];[.$C174:.$R174])" office:value-type="float" office:value="64">
            <text:p>64</text:p>
          </table:table-cell>
          <table:table-cell table:formula="of:=SUM([.T174:.Z174])" office:value-type="float" office:value="9639">
            <text:p>9639</text:p>
          </table:table-cell>
        </table:table-row>
        <table:table-row table:style-name="ro1">
          <table:table-cell office:value-type="string">
            <text:p>Hilversum</text:p>
          </table:table-cell>
          <table:table-cell office:value-type="float" office:value="4624">
            <text:p>4624</text:p>
          </table:table-cell>
          <table:table-cell office:value-type="float" office:value="239">
            <text:p>239</text:p>
          </table:table-cell>
          <table:table-cell office:value-type="float" office:value="1146">
            <text:p>1146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584">
            <text:p>584</text:p>
          </table:table-cell>
          <table:table-cell office:value-type="float" office:value="1941">
            <text:p>1941</text:p>
          </table:table-cell>
          <table:table-cell office:value-type="float" office:value="72">
            <text:p>72</text:p>
          </table:table-cell>
          <table:table-cell office:value-type="string">
            <text:p><text:s/></text:p>
          </table:table-cell>
          <table:table-cell table:formula="of:=SUM([.C175:.R175])" office:value-type="float" office:value="4623">
            <text:p>4623</text:p>
          </table:table-cell>
          <table:table-cell table:formula="of:=SUMIF([.$C$3:.$R$3];[.T$3];[.$C175:.$R175])" office:value-type="float" office:value="239">
            <text:p>239</text:p>
          </table:table-cell>
          <table:table-cell table:formula="of:=SUMIF([.$C$3:.$R$3];[.U$3];[.$C175:.$R175])" office:value-type="float" office:value="1146">
            <text:p>1146</text:p>
          </table:table-cell>
          <table:table-cell table:formula="of:=SUMIF([.$C$3:.$R$3];[.V$3];[.$C175:.$R175])" office:value-type="float" office:value="2013">
            <text:p>2013</text:p>
          </table:table-cell>
          <table:table-cell table:formula="of:=SUMIF([.$C$3:.$R$3];[.W$3];[.$C175:.$R175])" office:value-type="float" office:value="373">
            <text:p>373</text:p>
          </table:table-cell>
          <table:table-cell table:formula="of:=SUMIF([.$C$3:.$R$3];[.X$3];[.$C175:.$R175])" office:value-type="float" office:value="584">
            <text:p>584</text:p>
          </table:table-cell>
          <table:table-cell table:formula="of:=SUMIF([.$C$3:.$R$3];[.Y$3];[.$C175:.$R175])" office:value-type="float" office:value="58">
            <text:p>58</text:p>
          </table:table-cell>
          <table:table-cell table:formula="of:=SUMIF([.$C$3:.$R$3];[.Z$3];[.$C175:.$R175])" office:value-type="float" office:value="136">
            <text:p>136</text:p>
          </table:table-cell>
          <table:table-cell table:formula="of:=SUM([.T175:.Z175])" office:value-type="float" office:value="4549">
            <text:p>4549</text:p>
          </table:table-cell>
        </table:table-row>
        <table:table-row table:style-name="ro1">
          <table:table-cell office:value-type="string">
            <text:p>Hof van Twente</text:p>
          </table:table-cell>
          <table:table-cell office:value-type="float" office:value="21544">
            <text:p>21544</text:p>
          </table:table-cell>
          <table:table-cell office:value-type="float" office:value="644">
            <text:p>644</text:p>
          </table:table-cell>
          <table:table-cell office:value-type="float" office:value="597">
            <text:p>59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02">
            <text:p>202</text:p>
          </table:table-cell>
          <table:table-cell office:value-type="float" office:value="147">
            <text:p>147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5796">
            <text:p>15796</text:p>
          </table:table-cell>
          <table:table-cell office:value-type="float" office:value="3413">
            <text:p>3413</text:p>
          </table:table-cell>
          <table:table-cell office:value-type="float" office:value="264">
            <text:p>264</text:p>
          </table:table-cell>
          <table:table-cell office:value-type="string">
            <text:p><text:s/></text:p>
          </table:table-cell>
          <table:table-cell table:formula="of:=SUM([.C176:.R176])" office:value-type="float" office:value="21544">
            <text:p>21544</text:p>
          </table:table-cell>
          <table:table-cell table:formula="of:=SUMIF([.$C$3:.$R$3];[.T$3];[.$C176:.$R176])" office:value-type="float" office:value="644">
            <text:p>644</text:p>
          </table:table-cell>
          <table:table-cell table:formula="of:=SUMIF([.$C$3:.$R$3];[.U$3];[.$C176:.$R176])" office:value-type="float" office:value="597">
            <text:p>597</text:p>
          </table:table-cell>
          <table:table-cell table:formula="of:=SUMIF([.$C$3:.$R$3];[.V$3];[.$C176:.$R176])" office:value-type="float" office:value="3677">
            <text:p>3677</text:p>
          </table:table-cell>
          <table:table-cell table:formula="of:=SUMIF([.$C$3:.$R$3];[.W$3];[.$C176:.$R176])" office:value-type="float" office:value="450">
            <text:p>450</text:p>
          </table:table-cell>
          <table:table-cell table:formula="of:=SUMIF([.$C$3:.$R$3];[.X$3];[.$C176:.$R176])" office:value-type="float" office:value="15796">
            <text:p>15796</text:p>
          </table:table-cell>
          <table:table-cell table:formula="of:=SUMIF([.$C$3:.$R$3];[.Y$3];[.$C176:.$R176])" office:value-type="float" office:value="147">
            <text:p>147</text:p>
          </table:table-cell>
          <table:table-cell table:formula="of:=SUMIF([.$C$3:.$R$3];[.Z$3];[.$C176:.$R176])" office:value-type="float" office:value="202">
            <text:p>202</text:p>
          </table:table-cell>
          <table:table-cell table:formula="of:=SUM([.T176:.Z176])" office:value-type="float" office:value="21513">
            <text:p>21513</text:p>
          </table:table-cell>
        </table:table-row>
        <table:table-row table:style-name="ro1">
          <table:table-cell office:value-type="string">
            <text:p>Hoogeveen</text:p>
          </table:table-cell>
          <table:table-cell office:value-type="float" office:value="12922">
            <text:p>12922</text:p>
          </table:table-cell>
          <table:table-cell office:value-type="float" office:value="513">
            <text:p>513</text:p>
          </table:table-cell>
          <table:table-cell office:value-type="float" office:value="888">
            <text:p>888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387">
            <text:p>387</text:p>
          </table:table-cell>
          <table:table-cell office:value-type="float" office:value="213">
            <text:p>213</text:p>
          </table:table-cell>
          <table:table-cell office:value-type="float" office:value="110">
            <text:p>110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8964">
            <text:p>8964</text:p>
          </table:table-cell>
          <table:table-cell office:value-type="float" office:value="1291">
            <text:p>1291</text:p>
          </table:table-cell>
          <table:table-cell office:value-type="float" office:value="158">
            <text:p>158</text:p>
          </table:table-cell>
          <table:table-cell office:value-type="string">
            <text:p><text:s/></text:p>
          </table:table-cell>
          <table:table-cell table:formula="of:=SUM([.C177:.R177])" office:value-type="float" office:value="12925">
            <text:p>12925</text:p>
          </table:table-cell>
          <table:table-cell table:formula="of:=SUMIF([.$C$3:.$R$3];[.T$3];[.$C177:.$R177])" office:value-type="float" office:value="513">
            <text:p>513</text:p>
          </table:table-cell>
          <table:table-cell table:formula="of:=SUMIF([.$C$3:.$R$3];[.U$3];[.$C177:.$R177])" office:value-type="float" office:value="888">
            <text:p>888</text:p>
          </table:table-cell>
          <table:table-cell table:formula="of:=SUMIF([.$C$3:.$R$3];[.V$3];[.$C177:.$R177])" office:value-type="float" office:value="1449">
            <text:p>1449</text:p>
          </table:table-cell>
          <table:table-cell table:formula="of:=SUMIF([.$C$3:.$R$3];[.W$3];[.$C177:.$R177])" office:value-type="float" office:value="443">
            <text:p>443</text:p>
          </table:table-cell>
          <table:table-cell table:formula="of:=SUMIF([.$C$3:.$R$3];[.X$3];[.$C177:.$R177])" office:value-type="float" office:value="8964">
            <text:p>8964</text:p>
          </table:table-cell>
          <table:table-cell table:formula="of:=SUMIF([.$C$3:.$R$3];[.Y$3];[.$C177:.$R177])" office:value-type="float" office:value="213">
            <text:p>213</text:p>
          </table:table-cell>
          <table:table-cell table:formula="of:=SUMIF([.$C$3:.$R$3];[.Z$3];[.$C177:.$R177])" office:value-type="float" office:value="387">
            <text:p>387</text:p>
          </table:table-cell>
          <table:table-cell table:formula="of:=SUM([.T177:.Z177])" office:value-type="float" office:value="12857">
            <text:p>12857</text:p>
          </table:table-cell>
        </table:table-row>
        <table:table-row table:style-name="ro1">
          <table:table-cell office:value-type="string">
            <text:p>Hoogezand-Sappemeer</text:p>
          </table:table-cell>
          <table:table-cell office:value-type="float" office:value="7305">
            <text:p>7305</text:p>
          </table:table-cell>
          <table:table-cell office:value-type="float" office:value="222">
            <text:p>222</text:p>
          </table:table-cell>
          <table:table-cell office:value-type="float" office:value="656">
            <text:p>65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289">
            <text:p>289</text:p>
          </table:table-cell>
          <table:table-cell office:value-type="float" office:value="129">
            <text:p>129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4705">
            <text:p>4705</text:p>
          </table:table-cell>
          <table:table-cell office:value-type="float" office:value="320">
            <text:p>320</text:p>
          </table:table-cell>
          <table:table-cell office:value-type="float" office:value="633">
            <text:p>633</text:p>
          </table:table-cell>
          <table:table-cell office:value-type="string">
            <text:p><text:s/></text:p>
          </table:table-cell>
          <table:table-cell table:formula="of:=SUM([.C178:.R178])" office:value-type="float" office:value="7303">
            <text:p>7303</text:p>
          </table:table-cell>
          <table:table-cell table:formula="of:=SUMIF([.$C$3:.$R$3];[.T$3];[.$C178:.$R178])" office:value-type="float" office:value="222">
            <text:p>222</text:p>
          </table:table-cell>
          <table:table-cell table:formula="of:=SUMIF([.$C$3:.$R$3];[.U$3];[.$C178:.$R178])" office:value-type="float" office:value="656">
            <text:p>656</text:p>
          </table:table-cell>
          <table:table-cell table:formula="of:=SUMIF([.$C$3:.$R$3];[.V$3];[.$C178:.$R178])" office:value-type="float" office:value="953">
            <text:p>953</text:p>
          </table:table-cell>
          <table:table-cell table:formula="of:=SUMIF([.$C$3:.$R$3];[.W$3];[.$C178:.$R178])" office:value-type="float" office:value="332">
            <text:p>332</text:p>
          </table:table-cell>
          <table:table-cell table:formula="of:=SUMIF([.$C$3:.$R$3];[.X$3];[.$C178:.$R178])" office:value-type="float" office:value="4705">
            <text:p>4705</text:p>
          </table:table-cell>
          <table:table-cell table:formula="of:=SUMIF([.$C$3:.$R$3];[.Y$3];[.$C178:.$R178])" office:value-type="float" office:value="129">
            <text:p>129</text:p>
          </table:table-cell>
          <table:table-cell table:formula="of:=SUMIF([.$C$3:.$R$3];[.Z$3];[.$C178:.$R178])" office:value-type="float" office:value="289">
            <text:p>289</text:p>
          </table:table-cell>
          <table:table-cell table:formula="of:=SUM([.T178:.Z178])" office:value-type="float" office:value="7286">
            <text:p>7286</text:p>
          </table:table-cell>
        </table:table-row>
        <table:table-row table:style-name="ro1">
          <table:table-cell office:value-type="string">
            <text:p>Hoorn</text:p>
          </table:table-cell>
          <table:table-cell office:value-type="float" office:value="5326">
            <text:p>5326</text:p>
          </table:table-cell>
          <table:table-cell office:value-type="float" office:value="104">
            <text:p>104</text:p>
          </table:table-cell>
          <table:table-cell office:value-type="float" office:value="937">
            <text:p>937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office:value-type="float" office:value="288">
            <text:p>288</text:p>
          </table:table-cell>
          <table:table-cell office:value-type="float" office:value="7">
            <text:p>7</text:p>
          </table:table-cell>
          <table:table-cell office:value-type="float" office:value="3301">
            <text:p>3301</text:p>
          </table:table-cell>
          <table:table-cell office:value-type="string">
            <text:p><text:s/></text:p>
          </table:table-cell>
          <table:table-cell table:formula="of:=SUM([.C179:.R179])" office:value-type="float" office:value="5326">
            <text:p>5326</text:p>
          </table:table-cell>
          <table:table-cell table:formula="of:=SUMIF([.$C$3:.$R$3];[.T$3];[.$C179:.$R179])" office:value-type="float" office:value="104">
            <text:p>104</text:p>
          </table:table-cell>
          <table:table-cell table:formula="of:=SUMIF([.$C$3:.$R$3];[.U$3];[.$C179:.$R179])" office:value-type="float" office:value="937">
            <text:p>937</text:p>
          </table:table-cell>
          <table:table-cell table:formula="of:=SUMIF([.$C$3:.$R$3];[.V$3];[.$C179:.$R179])" office:value-type="float" office:value="3308">
            <text:p>3308</text:p>
          </table:table-cell>
          <table:table-cell table:formula="of:=SUMIF([.$C$3:.$R$3];[.W$3];[.$C179:.$R179])" office:value-type="float" office:value="371">
            <text:p>371</text:p>
          </table:table-cell>
          <table:table-cell table:formula="of:=SUMIF([.$C$3:.$R$3];[.X$3];[.$C179:.$R179])" office:value-type="float" office:value="288">
            <text:p>288</text:p>
          </table:table-cell>
          <table:table-cell table:formula="of:=SUMIF([.$C$3:.$R$3];[.Y$3];[.$C179:.$R179])" office:value-type="float" office:value="114">
            <text:p>114</text:p>
          </table:table-cell>
          <table:table-cell table:formula="of:=SUMIF([.$C$3:.$R$3];[.Z$3];[.$C179:.$R179])" office:value-type="float" office:value="188">
            <text:p>188</text:p>
          </table:table-cell>
          <table:table-cell table:formula="of:=SUM([.T179:.Z179])" office:value-type="float" office:value="5310">
            <text:p>5310</text:p>
          </table:table-cell>
        </table:table-row>
        <table:table-row table:style-name="ro1">
          <table:table-cell office:value-type="string">
            <text:p>Horst aan de Maas</text:p>
          </table:table-cell>
          <table:table-cell office:value-type="float" office:value="12255">
            <text:p>12255</text:p>
          </table:table-cell>
          <table:table-cell office:value-type="float" office:value="384">
            <text:p>384</text:p>
          </table:table-cell>
          <table:table-cell office:value-type="float" office:value="508">
            <text:p>5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63">
            <text:p>163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8465">
            <text:p>8465</text:p>
          </table:table-cell>
          <table:table-cell office:value-type="float" office:value="2123">
            <text:p>2123</text:p>
          </table:table-cell>
          <table:table-cell office:value-type="float" office:value="255">
            <text:p>255</text:p>
          </table:table-cell>
          <table:table-cell office:value-type="string">
            <text:p><text:s/></text:p>
          </table:table-cell>
          <table:table-cell table:formula="of:=SUM([.C180:.R180])" office:value-type="float" office:value="12256">
            <text:p>12256</text:p>
          </table:table-cell>
          <table:table-cell table:formula="of:=SUMIF([.$C$3:.$R$3];[.T$3];[.$C180:.$R180])" office:value-type="float" office:value="384">
            <text:p>384</text:p>
          </table:table-cell>
          <table:table-cell table:formula="of:=SUMIF([.$C$3:.$R$3];[.U$3];[.$C180:.$R180])" office:value-type="float" office:value="508">
            <text:p>508</text:p>
          </table:table-cell>
          <table:table-cell table:formula="of:=SUMIF([.$C$3:.$R$3];[.V$3];[.$C180:.$R180])" office:value-type="float" office:value="2378">
            <text:p>2378</text:p>
          </table:table-cell>
          <table:table-cell table:formula="of:=SUMIF([.$C$3:.$R$3];[.W$3];[.$C180:.$R180])" office:value-type="float" office:value="308">
            <text:p>308</text:p>
          </table:table-cell>
          <table:table-cell table:formula="of:=SUMIF([.$C$3:.$R$3];[.X$3];[.$C180:.$R180])" office:value-type="float" office:value="8465">
            <text:p>8465</text:p>
          </table:table-cell>
          <table:table-cell table:formula="of:=SUMIF([.$C$3:.$R$3];[.Y$3];[.$C180:.$R180])" office:value-type="float" office:value="43">
            <text:p>43</text:p>
          </table:table-cell>
          <table:table-cell table:formula="of:=SUMIF([.$C$3:.$R$3];[.Z$3];[.$C180:.$R180])" office:value-type="float" office:value="163">
            <text:p>163</text:p>
          </table:table-cell>
          <table:table-cell table:formula="of:=SUM([.T180:.Z180])" office:value-type="float" office:value="12249">
            <text:p>12249</text:p>
          </table:table-cell>
        </table:table-row>
        <table:table-row table:style-name="ro1">
          <table:table-cell office:value-type="string">
            <text:p>Houten</text:p>
          </table:table-cell>
          <table:table-cell office:value-type="float" office:value="5898">
            <text:p>5898</text:p>
          </table:table-cell>
          <table:table-cell office:value-type="float" office:value="232">
            <text:p>232</text:p>
          </table:table-cell>
          <table:table-cell office:value-type="float" office:value="588">
            <text:p>58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076">
            <text:p>4076</text:p>
          </table:table-cell>
          <table:table-cell office:value-type="float" office:value="90">
            <text:p>90</text:p>
          </table:table-cell>
          <table:table-cell office:value-type="float" office:value="356">
            <text:p>356</text:p>
          </table:table-cell>
          <table:table-cell office:value-type="string">
            <text:p><text:s/></text:p>
          </table:table-cell>
          <table:table-cell table:formula="of:=SUM([.C181:.R181])" office:value-type="float" office:value="5899">
            <text:p>5899</text:p>
          </table:table-cell>
          <table:table-cell table:formula="of:=SUMIF([.$C$3:.$R$3];[.T$3];[.$C181:.$R181])" office:value-type="float" office:value="232">
            <text:p>232</text:p>
          </table:table-cell>
          <table:table-cell table:formula="of:=SUMIF([.$C$3:.$R$3];[.U$3];[.$C181:.$R181])" office:value-type="float" office:value="588">
            <text:p>588</text:p>
          </table:table-cell>
          <table:table-cell table:formula="of:=SUMIF([.$C$3:.$R$3];[.V$3];[.$C181:.$R181])" office:value-type="float" office:value="446">
            <text:p>446</text:p>
          </table:table-cell>
          <table:table-cell table:formula="of:=SUMIF([.$C$3:.$R$3];[.W$3];[.$C181:.$R181])" office:value-type="float" office:value="197">
            <text:p>197</text:p>
          </table:table-cell>
          <table:table-cell table:formula="of:=SUMIF([.$C$3:.$R$3];[.X$3];[.$C181:.$R181])" office:value-type="float" office:value="4076">
            <text:p>4076</text:p>
          </table:table-cell>
          <table:table-cell table:formula="of:=SUMIF([.$C$3:.$R$3];[.Y$3];[.$C181:.$R181])" office:value-type="float" office:value="192">
            <text:p>192</text:p>
          </table:table-cell>
          <table:table-cell table:formula="of:=SUMIF([.$C$3:.$R$3];[.Z$3];[.$C181:.$R181])" office:value-type="float" office:value="140">
            <text:p>140</text:p>
          </table:table-cell>
          <table:table-cell table:formula="of:=SUM([.T181:.Z181])" office:value-type="float" office:value="5871">
            <text:p>5871</text:p>
          </table:table-cell>
        </table:table-row>
        <table:table-row table:style-name="ro1">
          <table:table-cell office:value-type="string">
            <text:p>Huizen</text:p>
          </table:table-cell>
          <table:table-cell office:value-type="float" office:value="2328">
            <text:p>2328</text:p>
          </table:table-cell>
          <table:table-cell office:value-type="float" office:value="57">
            <text:p>57</text:p>
          </table:table-cell>
          <table:table-cell office:value-type="float" office:value="659">
            <text:p>65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float" office:value="460">
            <text:p>460</text:p>
          </table:table-cell>
          <table:table-cell office:value-type="float" office:value="751">
            <text:p>751</text:p>
          </table:table-cell>
          <table:table-cell office:value-type="string">
            <text:p><text:s/></text:p>
          </table:table-cell>
          <table:table-cell table:formula="of:=SUM([.C182:.R182])" office:value-type="float" office:value="2328">
            <text:p>2328</text:p>
          </table:table-cell>
          <table:table-cell table:formula="of:=SUMIF([.$C$3:.$R$3];[.T$3];[.$C182:.$R182])" office:value-type="float" office:value="57">
            <text:p>57</text:p>
          </table:table-cell>
          <table:table-cell table:formula="of:=SUMIF([.$C$3:.$R$3];[.U$3];[.$C182:.$R182])" office:value-type="float" office:value="659">
            <text:p>659</text:p>
          </table:table-cell>
          <table:table-cell table:formula="of:=SUMIF([.$C$3:.$R$3];[.V$3];[.$C182:.$R182])" office:value-type="float" office:value="1211">
            <text:p>1211</text:p>
          </table:table-cell>
          <table:table-cell table:formula="of:=SUMIF([.$C$3:.$R$3];[.W$3];[.$C182:.$R182])" office:value-type="float" office:value="201">
            <text:p>201</text:p>
          </table:table-cell>
          <table:table-cell table:formula="of:=SUMIF([.$C$3:.$R$3];[.X$3];[.$C182:.$R182])" office:value-type="float" office:value="110">
            <text:p>110</text:p>
          </table:table-cell>
          <table:table-cell table:formula="of:=SUMIF([.$C$3:.$R$3];[.Y$3];[.$C182:.$R182])" office:value-type="float" office:value="11">
            <text:p>11</text:p>
          </table:table-cell>
          <table:table-cell table:formula="of:=SUMIF([.$C$3:.$R$3];[.Z$3];[.$C182:.$R182])" office:value-type="float" office:value="72">
            <text:p>72</text:p>
          </table:table-cell>
          <table:table-cell table:formula="of:=SUM([.T182:.Z182])" office:value-type="float" office:value="2321">
            <text:p>2321</text:p>
          </table:table-cell>
        </table:table-row>
        <table:table-row table:style-name="ro1">
          <table:table-cell office:value-type="string">
            <text:p>Hulst</text:p>
          </table:table-cell>
          <table:table-cell office:value-type="float" office:value="25109">
            <text:p>25109</text:p>
          </table:table-cell>
          <table:table-cell office:value-type="float" office:value="650">
            <text:p>650</text:p>
          </table:table-cell>
          <table:table-cell office:value-type="float" office:value="641">
            <text:p>641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5454">
            <text:p>15454</text:p>
          </table:table-cell>
          <table:table-cell office:value-type="float" office:value="2942">
            <text:p>2942</text:p>
          </table:table-cell>
          <table:table-cell office:value-type="float" office:value="237">
            <text:p>237</text:p>
          </table:table-cell>
          <table:table-cell office:value-type="float" office:value="4731">
            <text:p>4731</text:p>
          </table:table-cell>
          <table:table-cell table:formula="of:=SUM([.C183:.R183])" office:value-type="float" office:value="25109">
            <text:p>25109</text:p>
          </table:table-cell>
          <table:table-cell table:formula="of:=SUMIF([.$C$3:.$R$3];[.T$3];[.$C183:.$R183])" office:value-type="float" office:value="650">
            <text:p>650</text:p>
          </table:table-cell>
          <table:table-cell table:formula="of:=SUMIF([.$C$3:.$R$3];[.U$3];[.$C183:.$R183])" office:value-type="float" office:value="641">
            <text:p>641</text:p>
          </table:table-cell>
          <table:table-cell table:formula="of:=SUMIF([.$C$3:.$R$3];[.V$3];[.$C183:.$R183])" office:value-type="float" office:value="7910">
            <text:p>7910</text:p>
          </table:table-cell>
          <table:table-cell table:formula="of:=SUMIF([.$C$3:.$R$3];[.W$3];[.$C183:.$R183])" office:value-type="float" office:value="222">
            <text:p>222</text:p>
          </table:table-cell>
          <table:table-cell table:formula="of:=SUMIF([.$C$3:.$R$3];[.X$3];[.$C183:.$R183])" office:value-type="float" office:value="15454">
            <text:p>15454</text:p>
          </table:table-cell>
          <table:table-cell table:formula="of:=SUMIF([.$C$3:.$R$3];[.Y$3];[.$C183:.$R183])" office:value-type="float" office:value="100">
            <text:p>100</text:p>
          </table:table-cell>
          <table:table-cell table:formula="of:=SUMIF([.$C$3:.$R$3];[.Z$3];[.$C183:.$R183])" office:value-type="float" office:value="124">
            <text:p>124</text:p>
          </table:table-cell>
          <table:table-cell table:formula="of:=SUM([.T183:.Z183])" office:value-type="float" office:value="25101">
            <text:p>25101</text:p>
          </table:table-cell>
        </table:table-row>
        <table:table-row table:style-name="ro1">
          <table:table-cell office:value-type="string">
            <text:p>IJsselstein</text:p>
          </table:table-cell>
          <table:table-cell office:value-type="float" office:value="2162">
            <text:p>2162</text:p>
          </table:table-cell>
          <table:table-cell office:value-type="float" office:value="58">
            <text:p>58</text:p>
          </table:table-cell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93">
            <text:p>139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SUM([.C184:.R184])" office:value-type="float" office:value="2161">
            <text:p>2161</text:p>
          </table:table-cell>
          <table:table-cell table:formula="of:=SUMIF([.$C$3:.$R$3];[.T$3];[.$C184:.$R184])" office:value-type="float" office:value="58">
            <text:p>58</text:p>
          </table:table-cell>
          <table:table-cell table:formula="of:=SUMIF([.$C$3:.$R$3];[.U$3];[.$C184:.$R184])" office:value-type="float" office:value="420">
            <text:p>420</text:p>
          </table:table-cell>
          <table:table-cell table:formula="of:=SUMIF([.$C$3:.$R$3];[.V$3];[.$C184:.$R184])" office:value-type="float" office:value="87">
            <text:p>87</text:p>
          </table:table-cell>
          <table:table-cell table:formula="of:=SUMIF([.$C$3:.$R$3];[.W$3];[.$C184:.$R184])" office:value-type="float" office:value="85">
            <text:p>85</text:p>
          </table:table-cell>
          <table:table-cell table:formula="of:=SUMIF([.$C$3:.$R$3];[.X$3];[.$C184:.$R184])" office:value-type="float" office:value="1393">
            <text:p>1393</text:p>
          </table:table-cell>
          <table:table-cell table:formula="of:=SUMIF([.$C$3:.$R$3];[.Y$3];[.$C184:.$R184])" office:value-type="float" office:value="36">
            <text:p>36</text:p>
          </table:table-cell>
          <table:table-cell table:formula="of:=SUMIF([.$C$3:.$R$3];[.Z$3];[.$C184:.$R184])" office:value-type="float" office:value="71">
            <text:p>71</text:p>
          </table:table-cell>
          <table:table-cell table:formula="of:=SUM([.T184:.Z184])" office:value-type="float" office:value="2150">
            <text:p>2150</text:p>
          </table:table-cell>
        </table:table-row>
        <table:table-row table:style-name="ro1">
          <table:table-cell office:value-type="string">
            <text:p>Jacobswoude</text:p>
          </table:table-cell>
          <table:table-cell office:value-type="float" office:value="4137">
            <text:p>4137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76">
            <text:p>3276</text:p>
          </table:table-cell>
          <table:table-cell office:value-type="float" office:value="26">
            <text:p>26</text:p>
          </table:table-cell>
          <table:table-cell office:value-type="float" office:value="487">
            <text:p>487</text:p>
          </table:table-cell>
          <table:table-cell office:value-type="string">
            <text:p><text:s/></text:p>
          </table:table-cell>
          <table:table-cell table:formula="of:=SUM([.C185:.R185])" office:value-type="float" office:value="4138">
            <text:p>4138</text:p>
          </table:table-cell>
          <table:table-cell table:formula="of:=SUMIF([.$C$3:.$R$3];[.T$3];[.$C185:.$R185])" office:value-type="float" office:value="111">
            <text:p>111</text:p>
          </table:table-cell>
          <table:table-cell table:formula="of:=SUMIF([.$C$3:.$R$3];[.U$3];[.$C185:.$R185])" office:value-type="float" office:value="159">
            <text:p>159</text:p>
          </table:table-cell>
          <table:table-cell table:formula="of:=SUMIF([.$C$3:.$R$3];[.V$3];[.$C185:.$R185])" office:value-type="float" office:value="513">
            <text:p>513</text:p>
          </table:table-cell>
          <table:table-cell table:formula="of:=SUMIF([.$C$3:.$R$3];[.W$3];[.$C185:.$R185])" office:value-type="float" office:value="45">
            <text:p>45</text:p>
          </table:table-cell>
          <table:table-cell table:formula="of:=SUMIF([.$C$3:.$R$3];[.X$3];[.$C185:.$R185])" office:value-type="float" office:value="3276">
            <text:p>3276</text:p>
          </table:table-cell>
          <table:table-cell table:formula="of:=SUMIF([.$C$3:.$R$3];[.Y$3];[.$C185:.$R185])" office:value-type="float" office:value="6">
            <text:p>6</text:p>
          </table:table-cell>
          <table:table-cell table:formula="of:=SUMIF([.$C$3:.$R$3];[.Z$3];[.$C185:.$R185])" office:value-type="float" office:value="21">
            <text:p>21</text:p>
          </table:table-cell>
          <table:table-cell table:formula="of:=SUM([.T185:.Z185])" office:value-type="float" office:value="4131">
            <text:p>4131</text:p>
          </table:table-cell>
        </table:table-row>
        <table:table-row table:style-name="ro1">
          <table:table-cell office:value-type="string">
            <text:p>Kampen</text:p>
          </table:table-cell>
          <table:table-cell office:value-type="float" office:value="16184">
            <text:p>16184</text:p>
          </table:table-cell>
          <table:table-cell office:value-type="float" office:value="440">
            <text:p>440</text:p>
          </table:table-cell>
          <table:table-cell office:value-type="float" office:value="648">
            <text:p>64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03">
            <text:p>303</text:p>
          </table:table-cell>
          <table:table-cell office:value-type="float" office:value="222">
            <text:p>222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1650">
            <text:p>11650</text:p>
          </table:table-cell>
          <table:table-cell office:value-type="float" office:value="753">
            <text:p>753</text:p>
          </table:table-cell>
          <table:table-cell office:value-type="float" office:value="1921">
            <text:p>1921</text:p>
          </table:table-cell>
          <table:table-cell office:value-type="string">
            <text:p><text:s/></text:p>
          </table:table-cell>
          <table:table-cell table:formula="of:=SUM([.C186:.R186])" office:value-type="float" office:value="16184">
            <text:p>16184</text:p>
          </table:table-cell>
          <table:table-cell table:formula="of:=SUMIF([.$C$3:.$R$3];[.T$3];[.$C186:.$R186])" office:value-type="float" office:value="440">
            <text:p>440</text:p>
          </table:table-cell>
          <table:table-cell table:formula="of:=SUMIF([.$C$3:.$R$3];[.U$3];[.$C186:.$R186])" office:value-type="float" office:value="648">
            <text:p>648</text:p>
          </table:table-cell>
          <table:table-cell table:formula="of:=SUMIF([.$C$3:.$R$3];[.V$3];[.$C186:.$R186])" office:value-type="float" office:value="2674">
            <text:p>2674</text:p>
          </table:table-cell>
          <table:table-cell table:formula="of:=SUMIF([.$C$3:.$R$3];[.W$3];[.$C186:.$R186])" office:value-type="float" office:value="234">
            <text:p>234</text:p>
          </table:table-cell>
          <table:table-cell table:formula="of:=SUMIF([.$C$3:.$R$3];[.X$3];[.$C186:.$R186])" office:value-type="float" office:value="11650">
            <text:p>11650</text:p>
          </table:table-cell>
          <table:table-cell table:formula="of:=SUMIF([.$C$3:.$R$3];[.Y$3];[.$C186:.$R186])" office:value-type="float" office:value="222">
            <text:p>222</text:p>
          </table:table-cell>
          <table:table-cell table:formula="of:=SUMIF([.$C$3:.$R$3];[.Z$3];[.$C186:.$R186])" office:value-type="float" office:value="303">
            <text:p>303</text:p>
          </table:table-cell>
          <table:table-cell table:formula="of:=SUM([.T186:.Z186])" office:value-type="float" office:value="16171">
            <text:p>16171</text:p>
          </table:table-cell>
        </table:table-row>
        <table:table-row table:style-name="ro1">
          <table:table-cell office:value-type="string">
            <text:p>Kapelle</text:p>
          </table:table-cell>
          <table:table-cell office:value-type="float" office:value="4966">
            <text:p>4966</text:p>
          </table:table-cell>
          <table:table-cell office:value-type="float" office:value="250">
            <text:p>250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77">
            <text:p>2777</text:p>
          </table:table-cell>
          <table:table-cell office:value-type="float" office:value="198">
            <text:p>198</text:p>
          </table:table-cell>
          <table:table-cell office:value-type="float" office:value="105">
            <text:p>105</text:p>
          </table:table-cell>
          <table:table-cell office:value-type="float" office:value="1149">
            <text:p>1149</text:p>
          </table:table-cell>
          <table:table-cell table:formula="of:=SUM([.C187:.R187])" office:value-type="float" office:value="4968">
            <text:p>4968</text:p>
          </table:table-cell>
          <table:table-cell table:formula="of:=SUMIF([.$C$3:.$R$3];[.T$3];[.$C187:.$R187])" office:value-type="float" office:value="250">
            <text:p>250</text:p>
          </table:table-cell>
          <table:table-cell table:formula="of:=SUMIF([.$C$3:.$R$3];[.U$3];[.$C187:.$R187])" office:value-type="float" office:value="229">
            <text:p>229</text:p>
          </table:table-cell>
          <table:table-cell table:formula="of:=SUMIF([.$C$3:.$R$3];[.V$3];[.$C187:.$R187])" office:value-type="float" office:value="1452">
            <text:p>1452</text:p>
          </table:table-cell>
          <table:table-cell table:formula="of:=SUMIF([.$C$3:.$R$3];[.W$3];[.$C187:.$R187])" office:value-type="float" office:value="54">
            <text:p>54</text:p>
          </table:table-cell>
          <table:table-cell table:formula="of:=SUMIF([.$C$3:.$R$3];[.X$3];[.$C187:.$R187])" office:value-type="float" office:value="2777">
            <text:p>2777</text:p>
          </table:table-cell>
          <table:table-cell table:formula="of:=SUMIF([.$C$3:.$R$3];[.Y$3];[.$C187:.$R187])" office:value-type="float" office:value="101">
            <text:p>101</text:p>
          </table:table-cell>
          <table:table-cell table:formula="of:=SUMIF([.$C$3:.$R$3];[.Z$3];[.$C187:.$R187])" office:value-type="float" office:value="89">
            <text:p>89</text:p>
          </table:table-cell>
          <table:table-cell table:formula="of:=SUM([.T187:.Z187])" office:value-type="float" office:value="4952">
            <text:p>4952</text:p>
          </table:table-cell>
        </table:table-row>
        <table:table-row table:style-name="ro1">
          <table:table-cell office:value-type="string">
            <text:p>Katwijk</text:p>
          </table:table-cell>
          <table:table-cell office:value-type="float" office:value="3106">
            <text:p>3106</text:p>
          </table:table-cell>
          <table:table-cell office:value-type="float" office:value="149">
            <text:p>149</text:p>
          </table:table-cell>
          <table:table-cell office:value-type="float" office:value="563">
            <text:p>56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728">
            <text:p>728</text:p>
          </table:table-cell>
          <table:table-cell office:value-type="float" office:value="454">
            <text:p>454</text:p>
          </table:table-cell>
          <table:table-cell office:value-type="float" office:value="153">
            <text:p>153</text:p>
          </table:table-cell>
          <table:table-cell office:value-type="float" office:value="498">
            <text:p>498</text:p>
          </table:table-cell>
          <table:table-cell table:formula="of:=SUM([.C188:.R188])" office:value-type="float" office:value="3104">
            <text:p>3104</text:p>
          </table:table-cell>
          <table:table-cell table:formula="of:=SUMIF([.$C$3:.$R$3];[.T$3];[.$C188:.$R188])" office:value-type="float" office:value="149">
            <text:p>149</text:p>
          </table:table-cell>
          <table:table-cell table:formula="of:=SUMIF([.$C$3:.$R$3];[.U$3];[.$C188:.$R188])" office:value-type="float" office:value="563">
            <text:p>563</text:p>
          </table:table-cell>
          <table:table-cell table:formula="of:=SUMIF([.$C$3:.$R$3];[.V$3];[.$C188:.$R188])" office:value-type="float" office:value="1105">
            <text:p>1105</text:p>
          </table:table-cell>
          <table:table-cell table:formula="of:=SUMIF([.$C$3:.$R$3];[.W$3];[.$C188:.$R188])" office:value-type="float" office:value="229">
            <text:p>229</text:p>
          </table:table-cell>
          <table:table-cell table:formula="of:=SUMIF([.$C$3:.$R$3];[.X$3];[.$C188:.$R188])" office:value-type="float" office:value="728">
            <text:p>728</text:p>
          </table:table-cell>
          <table:table-cell table:formula="of:=SUMIF([.$C$3:.$R$3];[.Y$3];[.$C188:.$R188])" office:value-type="float" office:value="58">
            <text:p>58</text:p>
          </table:table-cell>
          <table:table-cell table:formula="of:=SUMIF([.$C$3:.$R$3];[.Z$3];[.$C188:.$R188])" office:value-type="float" office:value="227">
            <text:p>227</text:p>
          </table:table-cell>
          <table:table-cell table:formula="of:=SUM([.T188:.Z188])" office:value-type="float" office:value="3059">
            <text:p>3059</text:p>
          </table:table-cell>
        </table:table-row>
        <table:table-row table:style-name="ro1">
          <table:table-cell office:value-type="string">
            <text:p>Kerkrade</text:p>
          </table:table-cell>
          <table:table-cell office:value-type="float" office:value="2217">
            <text:p>2217</text:p>
          </table:table-cell>
          <table:table-cell office:value-type="float" office:value="142">
            <text:p>142</text:p>
          </table:table-cell>
          <table:table-cell office:value-type="float" office:value="768">
            <text:p>76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192">
            <text:p>192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-</text:p>
          </table:table-cell>
          <table:table-cell office:value-type="float" office:value="412">
            <text:p>412</text:p>
          </table:table-cell>
          <table:table-cell office:value-type="float" office:value="160">
            <text:p>160</text:p>
          </table:table-cell>
          <table:table-cell office:value-type="float" office:value="24">
            <text:p>24</text:p>
          </table:table-cell>
          <table:table-cell office:value-type="string">
            <text:p><text:s/></text:p>
          </table:table-cell>
          <table:table-cell table:formula="of:=SUM([.C189:.R189])" office:value-type="float" office:value="2217">
            <text:p>2217</text:p>
          </table:table-cell>
          <table:table-cell table:formula="of:=SUMIF([.$C$3:.$R$3];[.T$3];[.$C189:.$R189])" office:value-type="float" office:value="142">
            <text:p>142</text:p>
          </table:table-cell>
          <table:table-cell table:formula="of:=SUMIF([.$C$3:.$R$3];[.U$3];[.$C189:.$R189])" office:value-type="float" office:value="768">
            <text:p>768</text:p>
          </table:table-cell>
          <table:table-cell table:formula="of:=SUMIF([.$C$3:.$R$3];[.V$3];[.$C189:.$R189])" office:value-type="float" office:value="184">
            <text:p>184</text:p>
          </table:table-cell>
          <table:table-cell table:formula="of:=SUMIF([.$C$3:.$R$3];[.W$3];[.$C189:.$R189])" office:value-type="float" office:value="339">
            <text:p>339</text:p>
          </table:table-cell>
          <table:table-cell table:formula="of:=SUMIF([.$C$3:.$R$3];[.X$3];[.$C189:.$R189])" office:value-type="float" office:value="412">
            <text:p>412</text:p>
          </table:table-cell>
          <table:table-cell table:formula="of:=SUMIF([.$C$3:.$R$3];[.Y$3];[.$C189:.$R189])" office:value-type="float" office:value="141">
            <text:p>141</text:p>
          </table:table-cell>
          <table:table-cell table:formula="of:=SUMIF([.$C$3:.$R$3];[.Z$3];[.$C189:.$R189])" office:value-type="float" office:value="192">
            <text:p>192</text:p>
          </table:table-cell>
          <table:table-cell table:formula="of:=SUM([.T189:.Z189])" office:value-type="float" office:value="2178">
            <text:p>2178</text:p>
          </table:table-cell>
        </table:table-row>
        <table:table-row table:style-name="ro1">
          <table:table-cell office:value-type="string">
            <text:p>Kessel</text:p>
          </table:table-cell>
          <table:table-cell office:value-type="float" office:value="2211">
            <text:p>2211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-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74">
            <text:p>1574</text:p>
          </table:table-cell>
          <table:table-cell office:value-type="float" office:value="315">
            <text:p>315</text:p>
          </table:table-cell>
          <table:table-cell office:value-type="float" office:value="102">
            <text:p>102</text:p>
          </table:table-cell>
          <table:table-cell office:value-type="string">
            <text:p><text:s/></text:p>
          </table:table-cell>
          <table:table-cell table:formula="of:=SUM([.C190:.R190])" office:value-type="float" office:value="2210">
            <text:p>2210</text:p>
          </table:table-cell>
          <table:table-cell table:formula="of:=SUMIF([.$C$3:.$R$3];[.T$3];[.$C190:.$R190])" office:value-type="float" office:value="55">
            <text:p>55</text:p>
          </table:table-cell>
          <table:table-cell table:formula="of:=SUMIF([.$C$3:.$R$3];[.U$3];[.$C190:.$R190])" office:value-type="float" office:value="88">
            <text:p>88</text:p>
          </table:table-cell>
          <table:table-cell table:formula="of:=SUMIF([.$C$3:.$R$3];[.V$3];[.$C190:.$R190])" office:value-type="float" office:value="417">
            <text:p>417</text:p>
          </table:table-cell>
          <table:table-cell table:formula="of:=SUMIF([.$C$3:.$R$3];[.W$3];[.$C190:.$R190])" office:value-type="float" office:value="22">
            <text:p>22</text:p>
          </table:table-cell>
          <table:table-cell table:formula="of:=SUMIF([.$C$3:.$R$3];[.X$3];[.$C190:.$R190])" office:value-type="float" office:value="1574">
            <text:p>1574</text:p>
          </table:table-cell>
          <table:table-cell table:formula="of:=SUMIF([.$C$3:.$R$3];[.Y$3];[.$C190:.$R190])" office:value-type="float" office:value="4">
            <text:p>4</text:p>
          </table:table-cell>
          <table:table-cell table:formula="of:=SUMIF([.$C$3:.$R$3];[.Z$3];[.$C190:.$R190])" office:value-type="float" office:value="50">
            <text:p>50</text:p>
          </table:table-cell>
          <table:table-cell table:formula="of:=SUM([.T190:.Z190])" office:value-type="float" office:value="2210">
            <text:p>2210</text:p>
          </table:table-cell>
        </table:table-row>
        <table:table-row table:style-name="ro1">
          <table:table-cell office:value-type="string">
            <text:p>Koggenland</text:p>
          </table:table-cell>
          <table:table-cell office:value-type="float" office:value="8415">
            <text:p>8415</text:p>
          </table:table-cell>
          <table:table-cell office:value-type="float" office:value="312">
            <text:p>312</text:p>
          </table:table-cell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7019">
            <text:p>7019</text:p>
          </table:table-cell>
          <table:table-cell office:value-type="float" office:value="43">
            <text:p>43</text:p>
          </table:table-cell>
          <table:table-cell office:value-type="float" office:value="362">
            <text:p>362</text:p>
          </table:table-cell>
          <table:table-cell office:value-type="string">
            <text:p><text:s/></text:p>
          </table:table-cell>
          <table:table-cell table:formula="of:=SUM([.C191:.R191])" office:value-type="float" office:value="8413">
            <text:p>8413</text:p>
          </table:table-cell>
          <table:table-cell table:formula="of:=SUMIF([.$C$3:.$R$3];[.T$3];[.$C191:.$R191])" office:value-type="float" office:value="312">
            <text:p>312</text:p>
          </table:table-cell>
          <table:table-cell table:formula="of:=SUMIF([.$C$3:.$R$3];[.U$3];[.$C191:.$R191])" office:value-type="float" office:value="352">
            <text:p>352</text:p>
          </table:table-cell>
          <table:table-cell table:formula="of:=SUMIF([.$C$3:.$R$3];[.V$3];[.$C191:.$R191])" office:value-type="float" office:value="405">
            <text:p>405</text:p>
          </table:table-cell>
          <table:table-cell table:formula="of:=SUMIF([.$C$3:.$R$3];[.W$3];[.$C191:.$R191])" office:value-type="float" office:value="194">
            <text:p>194</text:p>
          </table:table-cell>
          <table:table-cell table:formula="of:=SUMIF([.$C$3:.$R$3];[.X$3];[.$C191:.$R191])" office:value-type="float" office:value="7019">
            <text:p>7019</text:p>
          </table:table-cell>
          <table:table-cell table:formula="of:=SUMIF([.$C$3:.$R$3];[.Y$3];[.$C191:.$R191])" office:value-type="float" office:value="33">
            <text:p>33</text:p>
          </table:table-cell>
          <table:table-cell table:formula="of:=SUMIF([.$C$3:.$R$3];[.Z$3];[.$C191:.$R191])" office:value-type="float" office:value="94">
            <text:p>94</text:p>
          </table:table-cell>
          <table:table-cell table:formula="of:=SUM([.T191:.Z191])" office:value-type="float" office:value="8409">
            <text:p>8409</text:p>
          </table:table-cell>
        </table:table-row>
        <table:table-row table:style-name="ro1">
          <table:table-cell office:value-type="string">
            <text:p>Kollumerland en Nieuwkruisland</text:p>
          </table:table-cell>
          <table:table-cell office:value-type="float" office:value="11633">
            <text:p>11633</text:p>
          </table:table-cell>
          <table:table-cell office:value-type="float" office:value="226">
            <text:p>226</text:p>
          </table:table-cell>
          <table:table-cell office:value-type="float" office:value="279">
            <text:p>27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8625">
            <text:p>8625</text:p>
          </table:table-cell>
          <table:table-cell office:value-type="float" office:value="1554">
            <text:p>1554</text:p>
          </table:table-cell>
          <table:table-cell office:value-type="float" office:value="658">
            <text:p>658</text:p>
          </table:table-cell>
          <table:table-cell office:value-type="string">
            <text:p><text:s/></text:p>
          </table:table-cell>
          <table:table-cell table:formula="of:=SUM([.C192:.R192])" office:value-type="float" office:value="11631">
            <text:p>11631</text:p>
          </table:table-cell>
          <table:table-cell table:formula="of:=SUMIF([.$C$3:.$R$3];[.T$3];[.$C192:.$R192])" office:value-type="float" office:value="226">
            <text:p>226</text:p>
          </table:table-cell>
          <table:table-cell table:formula="of:=SUMIF([.$C$3:.$R$3];[.U$3];[.$C192:.$R192])" office:value-type="float" office:value="279">
            <text:p>279</text:p>
          </table:table-cell>
          <table:table-cell table:formula="of:=SUMIF([.$C$3:.$R$3];[.V$3];[.$C192:.$R192])" office:value-type="float" office:value="2212">
            <text:p>2212</text:p>
          </table:table-cell>
          <table:table-cell table:formula="of:=SUMIF([.$C$3:.$R$3];[.W$3];[.$C192:.$R192])" office:value-type="float" office:value="139">
            <text:p>139</text:p>
          </table:table-cell>
          <table:table-cell table:formula="of:=SUMIF([.$C$3:.$R$3];[.X$3];[.$C192:.$R192])" office:value-type="float" office:value="8625">
            <text:p>8625</text:p>
          </table:table-cell>
          <table:table-cell table:formula="of:=SUMIF([.$C$3:.$R$3];[.Y$3];[.$C192:.$R192])" office:value-type="float" office:value="73">
            <text:p>73</text:p>
          </table:table-cell>
          <table:table-cell table:formula="of:=SUMIF([.$C$3:.$R$3];[.Z$3];[.$C192:.$R192])" office:value-type="float" office:value="45">
            <text:p>45</text:p>
          </table:table-cell>
          <table:table-cell table:formula="of:=SUM([.T192:.Z192])" office:value-type="float" office:value="11599">
            <text:p>11599</text:p>
          </table:table-cell>
        </table:table-row>
        <table:table-row table:style-name="ro1">
          <table:table-cell office:value-type="string">
            <text:p>Korendijk</text:p>
          </table:table-cell>
          <table:table-cell office:value-type="float" office:value="10048">
            <text:p>10048</text:p>
          </table:table-cell>
          <table:table-cell office:value-type="float" office:value="197">
            <text:p>197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81">
            <text:p>18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22">
            <text:p>6522</text:p>
          </table:table-cell>
          <table:table-cell office:value-type="float" office:value="601">
            <text:p>601</text:p>
          </table:table-cell>
          <table:table-cell office:value-type="float" office:value="2321">
            <text:p>2321</text:p>
          </table:table-cell>
          <table:table-cell office:value-type="string">
            <text:p><text:s/></text:p>
          </table:table-cell>
          <table:table-cell table:formula="of:=SUM([.C193:.R193])" office:value-type="float" office:value="10049">
            <text:p>10049</text:p>
          </table:table-cell>
          <table:table-cell table:formula="of:=SUMIF([.$C$3:.$R$3];[.T$3];[.$C193:.$R193])" office:value-type="float" office:value="197">
            <text:p>197</text:p>
          </table:table-cell>
          <table:table-cell table:formula="of:=SUMIF([.$C$3:.$R$3];[.U$3];[.$C193:.$R193])" office:value-type="float" office:value="154">
            <text:p>154</text:p>
          </table:table-cell>
          <table:table-cell table:formula="of:=SUMIF([.$C$3:.$R$3];[.V$3];[.$C193:.$R193])" office:value-type="float" office:value="2922">
            <text:p>2922</text:p>
          </table:table-cell>
          <table:table-cell table:formula="of:=SUMIF([.$C$3:.$R$3];[.W$3];[.$C193:.$R193])" office:value-type="float" office:value="49">
            <text:p>49</text:p>
          </table:table-cell>
          <table:table-cell table:formula="of:=SUMIF([.$C$3:.$R$3];[.X$3];[.$C193:.$R193])" office:value-type="float" office:value="6522">
            <text:p>6522</text:p>
          </table:table-cell>
          <table:table-cell table:formula="of:=SUMIF([.$C$3:.$R$3];[.Y$3];[.$C193:.$R193])" office:value-type="float" office:value="181">
            <text:p>181</text:p>
          </table:table-cell>
          <table:table-cell table:formula="of:=SUMIF([.$C$3:.$R$3];[.Z$3];[.$C193:.$R193])" office:value-type="float" office:value="24">
            <text:p>24</text:p>
          </table:table-cell>
          <table:table-cell table:formula="of:=SUM([.T193:.Z193])" office:value-type="float" office:value="10049">
            <text:p>10049</text:p>
          </table:table-cell>
        </table:table-row>
        <table:table-row table:style-name="ro1">
          <table:table-cell office:value-type="string">
            <text:p>Krimpen aan den IJssel</text:p>
          </table:table-cell>
          <table:table-cell office:value-type="float" office:value="893">
            <text:p>893</text:p>
          </table:table-cell>
          <table:table-cell office:value-type="float" office:value="29">
            <text:p>29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<text:s/></text:p>
          </table:table-cell>
          <table:table-cell table:formula="of:=SUM([.C194:.R194])" office:value-type="float" office:value="893">
            <text:p>893</text:p>
          </table:table-cell>
          <table:table-cell table:formula="of:=SUMIF([.$C$3:.$R$3];[.T$3];[.$C194:.$R194])" office:value-type="float" office:value="29">
            <text:p>29</text:p>
          </table:table-cell>
          <table:table-cell table:formula="of:=SUMIF([.$C$3:.$R$3];[.U$3];[.$C194:.$R194])" office:value-type="float" office:value="381">
            <text:p>381</text:p>
          </table:table-cell>
          <table:table-cell table:formula="of:=SUMIF([.$C$3:.$R$3];[.V$3];[.$C194:.$R194])" office:value-type="float" office:value="144">
            <text:p>144</text:p>
          </table:table-cell>
          <table:table-cell table:formula="of:=SUMIF([.$C$3:.$R$3];[.W$3];[.$C194:.$R194])" office:value-type="float" office:value="147">
            <text:p>147</text:p>
          </table:table-cell>
          <table:table-cell table:formula="of:=SUMIF([.$C$3:.$R$3];[.X$3];[.$C194:.$R194])" office:value-type="float" office:value="41">
            <text:p>41</text:p>
          </table:table-cell>
          <table:table-cell table:formula="of:=SUMIF([.$C$3:.$R$3];[.Y$3];[.$C194:.$R194])" office:value-type="float" office:value="26">
            <text:p>26</text:p>
          </table:table-cell>
          <table:table-cell table:formula="of:=SUMIF([.$C$3:.$R$3];[.Z$3];[.$C194:.$R194])" office:value-type="float" office:value="91">
            <text:p>91</text:p>
          </table:table-cell>
          <table:table-cell table:formula="of:=SUM([.T194:.Z194])" office:value-type="float" office:value="859">
            <text:p>859</text:p>
          </table:table-cell>
        </table:table-row>
        <table:table-row table:style-name="ro1">
          <table:table-cell office:value-type="string">
            <text:p>Laarbeek</text:p>
          </table:table-cell>
          <table:table-cell office:value-type="float" office:value="5617">
            <text:p>5617</text:p>
          </table:table-cell>
          <table:table-cell office:value-type="float" office:value="164">
            <text:p>164</text:p>
          </table:table-cell>
          <table:table-cell office:value-type="float" office:value="536">
            <text:p>53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571">
            <text:p>571</text:p>
          </table:table-cell>
          <table:table-cell office:value-type="float" office:value="78">
            <text:p>78</text:p>
          </table:table-cell>
          <table:table-cell office:value-type="string">
            <text:p><text:s/></text:p>
          </table:table-cell>
          <table:table-cell table:formula="of:=SUM([.C195:.R195])" office:value-type="float" office:value="5617">
            <text:p>5617</text:p>
          </table:table-cell>
          <table:table-cell table:formula="of:=SUMIF([.$C$3:.$R$3];[.T$3];[.$C195:.$R195])" office:value-type="float" office:value="164">
            <text:p>164</text:p>
          </table:table-cell>
          <table:table-cell table:formula="of:=SUMIF([.$C$3:.$R$3];[.U$3];[.$C195:.$R195])" office:value-type="float" office:value="536">
            <text:p>536</text:p>
          </table:table-cell>
          <table:table-cell table:formula="of:=SUMIF([.$C$3:.$R$3];[.V$3];[.$C195:.$R195])" office:value-type="float" office:value="649">
            <text:p>649</text:p>
          </table:table-cell>
          <table:table-cell table:formula="of:=SUMIF([.$C$3:.$R$3];[.W$3];[.$C195:.$R195])" office:value-type="float" office:value="106">
            <text:p>106</text:p>
          </table:table-cell>
          <table:table-cell table:formula="of:=SUMIF([.$C$3:.$R$3];[.X$3];[.$C195:.$R195])" office:value-type="float" office:value="3934">
            <text:p>3934</text:p>
          </table:table-cell>
          <table:table-cell table:formula="of:=SUMIF([.$C$3:.$R$3];[.Y$3];[.$C195:.$R195])" office:value-type="float" office:value="41">
            <text:p>41</text:p>
          </table:table-cell>
          <table:table-cell table:formula="of:=SUMIF([.$C$3:.$R$3];[.Z$3];[.$C195:.$R195])" office:value-type="float" office:value="144">
            <text:p>144</text:p>
          </table:table-cell>
          <table:table-cell table:formula="of:=SUM([.T195:.Z195])" office:value-type="float" office:value="5574">
            <text:p>5574</text:p>
          </table:table-cell>
        </table:table-row>
        <table:table-row table:style-name="ro1">
          <table:table-cell office:value-type="string">
            <text:p>Landerd</text:p>
          </table:table-cell>
          <table:table-cell office:value-type="float" office:value="7068">
            <text:p>7068</text:p>
          </table:table-cell>
          <table:table-cell office:value-type="float" office:value="217">
            <text:p>217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604">
            <text:p>4604</text:p>
          </table:table-cell>
          <table:table-cell office:value-type="float" office:value="1586">
            <text:p>1586</text:p>
          </table:table-cell>
          <table:table-cell office:value-type="float" office:value="33">
            <text:p>33</text:p>
          </table:table-cell>
          <table:table-cell office:value-type="string">
            <text:p><text:s/></text:p>
          </table:table-cell>
          <table:table-cell table:formula="of:=SUM([.C196:.R196])" office:value-type="float" office:value="7067">
            <text:p>7067</text:p>
          </table:table-cell>
          <table:table-cell table:formula="of:=SUMIF([.$C$3:.$R$3];[.T$3];[.$C196:.$R196])" office:value-type="float" office:value="217">
            <text:p>217</text:p>
          </table:table-cell>
          <table:table-cell table:formula="of:=SUMIF([.$C$3:.$R$3];[.U$3];[.$C196:.$R196])" office:value-type="float" office:value="251">
            <text:p>251</text:p>
          </table:table-cell>
          <table:table-cell table:formula="of:=SUMIF([.$C$3:.$R$3];[.V$3];[.$C196:.$R196])" office:value-type="float" office:value="1619">
            <text:p>1619</text:p>
          </table:table-cell>
          <table:table-cell table:formula="of:=SUMIF([.$C$3:.$R$3];[.W$3];[.$C196:.$R196])" office:value-type="float" office:value="163">
            <text:p>163</text:p>
          </table:table-cell>
          <table:table-cell table:formula="of:=SUMIF([.$C$3:.$R$3];[.X$3];[.$C196:.$R196])" office:value-type="float" office:value="4604">
            <text:p>4604</text:p>
          </table:table-cell>
          <table:table-cell table:formula="of:=SUMIF([.$C$3:.$R$3];[.Y$3];[.$C196:.$R196])" office:value-type="float" office:value="45">
            <text:p>45</text:p>
          </table:table-cell>
          <table:table-cell table:formula="of:=SUMIF([.$C$3:.$R$3];[.Z$3];[.$C196:.$R196])" office:value-type="float" office:value="75">
            <text:p>75</text:p>
          </table:table-cell>
          <table:table-cell table:formula="of:=SUM([.T196:.Z196])" office:value-type="float" office:value="6974">
            <text:p>6974</text:p>
          </table:table-cell>
        </table:table-row>
        <table:table-row table:style-name="ro1">
          <table:table-cell office:value-type="string">
            <text:p>Landgraaf</text:p>
          </table:table-cell>
          <table:table-cell office:value-type="float" office:value="2469">
            <text:p>2469</text:p>
          </table:table-cell>
          <table:table-cell office:value-type="float" office:value="99">
            <text:p>99</text:p>
          </table:table-cell>
          <table:table-cell office:value-type="float" office:value="733">
            <text:p>73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765">
            <text:p>765</text:p>
          </table:table-cell>
          <table:table-cell office:value-type="float" office:value="335">
            <text:p>335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formula="of:=SUM([.C197:.R197])" office:value-type="float" office:value="2469">
            <text:p>2469</text:p>
          </table:table-cell>
          <table:table-cell table:formula="of:=SUMIF([.$C$3:.$R$3];[.T$3];[.$C197:.$R197])" office:value-type="float" office:value="99">
            <text:p>99</text:p>
          </table:table-cell>
          <table:table-cell table:formula="of:=SUMIF([.$C$3:.$R$3];[.U$3];[.$C197:.$R197])" office:value-type="float" office:value="733">
            <text:p>733</text:p>
          </table:table-cell>
          <table:table-cell table:formula="of:=SUMIF([.$C$3:.$R$3];[.V$3];[.$C197:.$R197])" office:value-type="float" office:value="343">
            <text:p>343</text:p>
          </table:table-cell>
          <table:table-cell table:formula="of:=SUMIF([.$C$3:.$R$3];[.W$3];[.$C197:.$R197])" office:value-type="float" office:value="268">
            <text:p>268</text:p>
          </table:table-cell>
          <table:table-cell table:formula="of:=SUMIF([.$C$3:.$R$3];[.X$3];[.$C197:.$R197])" office:value-type="float" office:value="765">
            <text:p>765</text:p>
          </table:table-cell>
          <table:table-cell table:formula="of:=SUMIF([.$C$3:.$R$3];[.Y$3];[.$C197:.$R197])" office:value-type="float" office:value="137">
            <text:p>137</text:p>
          </table:table-cell>
          <table:table-cell table:formula="of:=SUMIF([.$C$3:.$R$3];[.Z$3];[.$C197:.$R197])" office:value-type="float" office:value="105">
            <text:p>105</text:p>
          </table:table-cell>
          <table:table-cell table:formula="of:=SUM([.T197:.Z197])" office:value-type="float" office:value="2450">
            <text:p>2450</text:p>
          </table:table-cell>
        </table:table-row>
        <table:table-row table:style-name="ro1">
          <table:table-cell office:value-type="string">
            <text:p>Landsmeer</text:p>
          </table:table-cell>
          <table:table-cell office:value-type="float" office:value="2649">
            <text:p>2649</text:p>
          </table:table-cell>
          <table:table-cell office:value-type="float" office:value="38">
            <text:p>38</text:p>
          </table:table-cell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445">
            <text:p>1445</text:p>
          </table:table-cell>
          <table:table-cell office:value-type="float" office:value="340">
            <text:p>340</text:p>
          </table:table-cell>
          <table:table-cell office:value-type="float" office:value="394">
            <text:p>394</text:p>
          </table:table-cell>
          <table:table-cell office:value-type="string">
            <text:p><text:s/></text:p>
          </table:table-cell>
          <table:table-cell table:formula="of:=SUM([.C198:.R198])" office:value-type="float" office:value="2649">
            <text:p>2649</text:p>
          </table:table-cell>
          <table:table-cell table:formula="of:=SUMIF([.$C$3:.$R$3];[.T$3];[.$C198:.$R198])" office:value-type="float" office:value="38">
            <text:p>38</text:p>
          </table:table-cell>
          <table:table-cell table:formula="of:=SUMIF([.$C$3:.$R$3];[.U$3];[.$C198:.$R198])" office:value-type="float" office:value="181">
            <text:p>181</text:p>
          </table:table-cell>
          <table:table-cell table:formula="of:=SUMIF([.$C$3:.$R$3];[.V$3];[.$C198:.$R198])" office:value-type="float" office:value="734">
            <text:p>734</text:p>
          </table:table-cell>
          <table:table-cell table:formula="of:=SUMIF([.$C$3:.$R$3];[.W$3];[.$C198:.$R198])" office:value-type="float" office:value="175">
            <text:p>175</text:p>
          </table:table-cell>
          <table:table-cell table:formula="of:=SUMIF([.$C$3:.$R$3];[.X$3];[.$C198:.$R198])" office:value-type="float" office:value="1445">
            <text:p>1445</text:p>
          </table:table-cell>
          <table:table-cell table:formula="of:=SUMIF([.$C$3:.$R$3];[.Y$3];[.$C198:.$R198])" office:value-type="float" office:value="65">
            <text:p>65</text:p>
          </table:table-cell>
          <table:table-cell table:formula="of:=SUMIF([.$C$3:.$R$3];[.Z$3];[.$C198:.$R198])" office:value-type="float" office:value="11">
            <text:p>11</text:p>
          </table:table-cell>
          <table:table-cell table:formula="of:=SUM([.T198:.Z198])" office:value-type="float" office:value="2649">
            <text:p>2649</text:p>
          </table:table-cell>
        </table:table-row>
        <table:table-row table:style-name="ro1">
          <table:table-cell office:value-type="string">
            <text:p>Langedijk</text:p>
          </table:table-cell>
          <table:table-cell office:value-type="float" office:value="2699">
            <text:p>2699</text:p>
          </table:table-cell>
          <table:table-cell office:value-type="float" office:value="118">
            <text:p>118</text:p>
          </table:table-cell>
          <table:table-cell office:value-type="float" office:value="535">
            <text:p>53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1257">
            <text:p>1257</text:p>
          </table:table-cell>
          <table:table-cell office:value-type="float" office:value="134">
            <text:p>134</text:p>
          </table:table-cell>
          <table:table-cell office:value-type="float" office:value="297">
            <text:p>297</text:p>
          </table:table-cell>
          <table:table-cell office:value-type="string">
            <text:p><text:s/></text:p>
          </table:table-cell>
          <table:table-cell table:formula="of:=SUM([.C199:.R199])" office:value-type="float" office:value="2700">
            <text:p>2700</text:p>
          </table:table-cell>
          <table:table-cell table:formula="of:=SUMIF([.$C$3:.$R$3];[.T$3];[.$C199:.$R199])" office:value-type="float" office:value="118">
            <text:p>118</text:p>
          </table:table-cell>
          <table:table-cell table:formula="of:=SUMIF([.$C$3:.$R$3];[.U$3];[.$C199:.$R199])" office:value-type="float" office:value="535">
            <text:p>535</text:p>
          </table:table-cell>
          <table:table-cell table:formula="of:=SUMIF([.$C$3:.$R$3];[.V$3];[.$C199:.$R199])" office:value-type="float" office:value="431">
            <text:p>431</text:p>
          </table:table-cell>
          <table:table-cell table:formula="of:=SUMIF([.$C$3:.$R$3];[.W$3];[.$C199:.$R199])" office:value-type="float" office:value="164">
            <text:p>164</text:p>
          </table:table-cell>
          <table:table-cell table:formula="of:=SUMIF([.$C$3:.$R$3];[.X$3];[.$C199:.$R199])" office:value-type="float" office:value="1257">
            <text:p>1257</text:p>
          </table:table-cell>
          <table:table-cell table:formula="of:=SUMIF([.$C$3:.$R$3];[.Y$3];[.$C199:.$R199])" office:value-type="float" office:value="106">
            <text:p>106</text:p>
          </table:table-cell>
          <table:table-cell table:formula="of:=SUMIF([.$C$3:.$R$3];[.Z$3];[.$C199:.$R199])" office:value-type="float" office:value="87">
            <text:p>87</text:p>
          </table:table-cell>
          <table:table-cell table:formula="of:=SUM([.T199:.Z199])" office:value-type="float" office:value="2698">
            <text:p>2698</text:p>
          </table:table-cell>
        </table:table-row>
        <table:table-row table:style-name="ro1">
          <table:table-cell office:value-type="string">
            <text:p>Lansingerland</text:p>
          </table:table-cell>
          <table:table-cell office:value-type="float" office:value="5639">
            <text:p>5639</text:p>
          </table:table-cell>
          <table:table-cell office:value-type="float" office:value="256">
            <text:p>256</text:p>
          </table:table-cell>
          <table:table-cell office:value-type="float" office:value="602">
            <text:p>602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40">
            <text:p>240</text:p>
          </table:table-cell>
          <table:table-cell office:value-type="float" office:value="711">
            <text:p>711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178">
            <text:p>178</text:p>
          </table:table-cell>
          <table:table-cell office:value-type="string">
            <text:p>-</text:p>
          </table:table-cell>
          <table:table-cell office:value-type="float" office:value="3093">
            <text:p>3093</text:p>
          </table:table-cell>
          <table:table-cell office:value-type="float" office:value="142">
            <text:p>142</text:p>
          </table:table-cell>
          <table:table-cell office:value-type="float" office:value="213">
            <text:p>213</text:p>
          </table:table-cell>
          <table:table-cell office:value-type="string">
            <text:p><text:s/></text:p>
          </table:table-cell>
          <table:table-cell table:formula="of:=SUM([.C200:.R200])" office:value-type="float" office:value="5639">
            <text:p>5639</text:p>
          </table:table-cell>
          <table:table-cell table:formula="of:=SUMIF([.$C$3:.$R$3];[.T$3];[.$C200:.$R200])" office:value-type="float" office:value="256">
            <text:p>256</text:p>
          </table:table-cell>
          <table:table-cell table:formula="of:=SUMIF([.$C$3:.$R$3];[.U$3];[.$C200:.$R200])" office:value-type="float" office:value="602">
            <text:p>602</text:p>
          </table:table-cell>
          <table:table-cell table:formula="of:=SUMIF([.$C$3:.$R$3];[.V$3];[.$C200:.$R200])" office:value-type="float" office:value="355">
            <text:p>355</text:p>
          </table:table-cell>
          <table:table-cell table:formula="of:=SUMIF([.$C$3:.$R$3];[.W$3];[.$C200:.$R200])" office:value-type="float" office:value="374">
            <text:p>374</text:p>
          </table:table-cell>
          <table:table-cell table:formula="of:=SUMIF([.$C$3:.$R$3];[.X$3];[.$C200:.$R200])" office:value-type="float" office:value="3093">
            <text:p>3093</text:p>
          </table:table-cell>
          <table:table-cell table:formula="of:=SUMIF([.$C$3:.$R$3];[.Y$3];[.$C200:.$R200])" office:value-type="float" office:value="711">
            <text:p>711</text:p>
          </table:table-cell>
          <table:table-cell table:formula="of:=SUMIF([.$C$3:.$R$3];[.Z$3];[.$C200:.$R200])" office:value-type="float" office:value="240">
            <text:p>240</text:p>
          </table:table-cell>
          <table:table-cell table:formula="of:=SUM([.T200:.Z200])" office:value-type="float" office:value="5631">
            <text:p>5631</text:p>
          </table:table-cell>
        </table:table-row>
        <table:table-row table:style-name="ro1">
          <table:table-cell office:value-type="string">
            <text:p>Laren (NH.)</text:p>
          </table:table-cell>
          <table:table-cell office:value-type="float" office:value="1239">
            <text:p>1239</text:p>
          </table:table-cell>
          <table:table-cell office:value-type="float" office:value="62">
            <text:p>62</text:p>
          </table:table-cell>
          <table:table-cell office:value-type="float" office:value="369">
            <text:p>36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SUM([.C201:.R201])" office:value-type="float" office:value="1239">
            <text:p>1239</text:p>
          </table:table-cell>
          <table:table-cell table:formula="of:=SUMIF([.$C$3:.$R$3];[.T$3];[.$C201:.$R201])" office:value-type="float" office:value="62">
            <text:p>62</text:p>
          </table:table-cell>
          <table:table-cell table:formula="of:=SUMIF([.$C$3:.$R$3];[.U$3];[.$C201:.$R201])" office:value-type="float" office:value="369">
            <text:p>369</text:p>
          </table:table-cell>
          <table:table-cell table:formula="of:=SUMIF([.$C$3:.$R$3];[.V$3];[.$C201:.$R201])" office:value-type="float" office:value="643">
            <text:p>643</text:p>
          </table:table-cell>
          <table:table-cell table:formula="of:=SUMIF([.$C$3:.$R$3];[.W$3];[.$C201:.$R201])" office:value-type="float" office:value="86">
            <text:p>86</text:p>
          </table:table-cell>
          <table:table-cell table:formula="of:=SUMIF([.$C$3:.$R$3];[.X$3];[.$C201:.$R201])" office:value-type="float" office:value="53">
            <text:p>53</text:p>
          </table:table-cell>
          <table:table-cell table:formula="of:=SUMIF([.$C$3:.$R$3];[.Y$3];[.$C201:.$R201])" office:value-type="float" office:value="3">
            <text:p>3</text:p>
          </table:table-cell>
          <table:table-cell table:formula="of:=SUMIF([.$C$3:.$R$3];[.Z$3];[.$C201:.$R201])" office:value-type="float" office:value="8">
            <text:p>8</text:p>
          </table:table-cell>
          <table:table-cell table:formula="of:=SUM([.T201:.Z201])" office:value-type="float" office:value="1224">
            <text:p>1224</text:p>
          </table:table-cell>
        </table:table-row>
        <table:table-row table:style-name="ro1">
          <table:table-cell office:value-type="string">
            <text:p>Leek</text:p>
          </table:table-cell>
          <table:table-cell office:value-type="float" office:value="6427">
            <text:p>6427</text:p>
          </table:table-cell>
          <table:table-cell office:value-type="float" office:value="194">
            <text:p>194</text:p>
          </table:table-cell>
          <table:table-cell office:value-type="float" office:value="399">
            <text:p>39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39">
            <text:p>139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5205">
            <text:p>5205</text:p>
          </table:table-cell>
          <table:table-cell office:value-type="float" office:value="153">
            <text:p>153</text:p>
          </table:table-cell>
          <table:table-cell office:value-type="float" office:value="95">
            <text:p>95</text:p>
          </table:table-cell>
          <table:table-cell office:value-type="string">
            <text:p><text:s/></text:p>
          </table:table-cell>
          <table:table-cell table:formula="of:=SUM([.C202:.R202])" office:value-type="float" office:value="6426">
            <text:p>6426</text:p>
          </table:table-cell>
          <table:table-cell table:formula="of:=SUMIF([.$C$3:.$R$3];[.T$3];[.$C202:.$R202])" office:value-type="float" office:value="194">
            <text:p>194</text:p>
          </table:table-cell>
          <table:table-cell table:formula="of:=SUMIF([.$C$3:.$R$3];[.U$3];[.$C202:.$R202])" office:value-type="float" office:value="399">
            <text:p>399</text:p>
          </table:table-cell>
          <table:table-cell table:formula="of:=SUMIF([.$C$3:.$R$3];[.V$3];[.$C202:.$R202])" office:value-type="float" office:value="248">
            <text:p>248</text:p>
          </table:table-cell>
          <table:table-cell table:formula="of:=SUMIF([.$C$3:.$R$3];[.W$3];[.$C202:.$R202])" office:value-type="float" office:value="151">
            <text:p>151</text:p>
          </table:table-cell>
          <table:table-cell table:formula="of:=SUMIF([.$C$3:.$R$3];[.X$3];[.$C202:.$R202])" office:value-type="float" office:value="5205">
            <text:p>5205</text:p>
          </table:table-cell>
          <table:table-cell table:formula="of:=SUMIF([.$C$3:.$R$3];[.Y$3];[.$C202:.$R202])" office:value-type="float" office:value="85">
            <text:p>85</text:p>
          </table:table-cell>
          <table:table-cell table:formula="of:=SUMIF([.$C$3:.$R$3];[.Z$3];[.$C202:.$R202])" office:value-type="float" office:value="139">
            <text:p>139</text:p>
          </table:table-cell>
          <table:table-cell table:formula="of:=SUM([.T202:.Z202])" office:value-type="float" office:value="6421">
            <text:p>6421</text:p>
          </table:table-cell>
        </table:table-row>
        <table:table-row table:style-name="ro1">
          <table:table-cell office:value-type="string">
            <text:p>Leerdam</text:p>
          </table:table-cell>
          <table:table-cell office:value-type="float" office:value="3432">
            <text:p>3432</text:p>
          </table:table-cell>
          <table:table-cell office:value-type="float" office:value="104">
            <text:p>104</text:p>
          </table:table-cell>
          <table:table-cell office:value-type="float" office:value="239">
            <text:p>239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32">
            <text:p>2732</text:p>
          </table:table-cell>
          <table:table-cell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string">
            <text:p><text:s/></text:p>
          </table:table-cell>
          <table:table-cell table:formula="of:=SUM([.C203:.R203])" office:value-type="float" office:value="3431">
            <text:p>3431</text:p>
          </table:table-cell>
          <table:table-cell table:formula="of:=SUMIF([.$C$3:.$R$3];[.T$3];[.$C203:.$R203])" office:value-type="float" office:value="104">
            <text:p>104</text:p>
          </table:table-cell>
          <table:table-cell table:formula="of:=SUMIF([.$C$3:.$R$3];[.U$3];[.$C203:.$R203])" office:value-type="float" office:value="239">
            <text:p>239</text:p>
          </table:table-cell>
          <table:table-cell table:formula="of:=SUMIF([.$C$3:.$R$3];[.V$3];[.$C203:.$R203])" office:value-type="float" office:value="199">
            <text:p>199</text:p>
          </table:table-cell>
          <table:table-cell table:formula="of:=SUMIF([.$C$3:.$R$3];[.W$3];[.$C203:.$R203])" office:value-type="float" office:value="71">
            <text:p>71</text:p>
          </table:table-cell>
          <table:table-cell table:formula="of:=SUMIF([.$C$3:.$R$3];[.X$3];[.$C203:.$R203])" office:value-type="float" office:value="2732">
            <text:p>2732</text:p>
          </table:table-cell>
          <table:table-cell table:formula="of:=SUMIF([.$C$3:.$R$3];[.Y$3];[.$C203:.$R203])" office:value-type="float" office:value="9">
            <text:p>9</text:p>
          </table:table-cell>
          <table:table-cell table:formula="of:=SUMIF([.$C$3:.$R$3];[.Z$3];[.$C203:.$R203])" office:value-type="float" office:value="70">
            <text:p>70</text:p>
          </table:table-cell>
          <table:table-cell table:formula="of:=SUM([.T203:.Z203])" office:value-type="float" office:value="3424">
            <text:p>3424</text:p>
          </table:table-cell>
        </table:table-row>
        <table:table-row table:style-name="ro1">
          <table:table-cell office:value-type="string">
            <text:p>Leeuwarden</text:p>
          </table:table-cell>
          <table:table-cell office:value-type="float" office:value="8410">
            <text:p>8410</text:p>
          </table:table-cell>
          <table:table-cell office:value-type="float" office:value="466">
            <text:p>466</text:p>
          </table:table-cell>
          <table:table-cell office:value-type="float" office:value="1148">
            <text:p>1148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145">
            <text:p>145</text:p>
          </table:table-cell>
          <table:table-cell office:value-type="float" office:value="451">
            <text:p>451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4384">
            <text:p>4384</text:p>
          </table:table-cell>
          <table:table-cell office:value-type="float" office:value="291">
            <text:p>291</text:p>
          </table:table-cell>
          <table:table-cell office:value-type="float" office:value="505">
            <text:p>505</text:p>
          </table:table-cell>
          <table:table-cell office:value-type="string">
            <text:p><text:s/></text:p>
          </table:table-cell>
          <table:table-cell table:formula="of:=SUM([.C204:.R204])" office:value-type="float" office:value="8410">
            <text:p>8410</text:p>
          </table:table-cell>
          <table:table-cell table:formula="of:=SUMIF([.$C$3:.$R$3];[.T$3];[.$C204:.$R204])" office:value-type="float" office:value="466">
            <text:p>466</text:p>
          </table:table-cell>
          <table:table-cell table:formula="of:=SUMIF([.$C$3:.$R$3];[.U$3];[.$C204:.$R204])" office:value-type="float" office:value="1148">
            <text:p>1148</text:p>
          </table:table-cell>
          <table:table-cell table:formula="of:=SUMIF([.$C$3:.$R$3];[.V$3];[.$C204:.$R204])" office:value-type="float" office:value="796">
            <text:p>796</text:p>
          </table:table-cell>
          <table:table-cell table:formula="of:=SUMIF([.$C$3:.$R$3];[.W$3];[.$C204:.$R204])" office:value-type="float" office:value="753">
            <text:p>753</text:p>
          </table:table-cell>
          <table:table-cell table:formula="of:=SUMIF([.$C$3:.$R$3];[.X$3];[.$C204:.$R204])" office:value-type="float" office:value="4384">
            <text:p>4384</text:p>
          </table:table-cell>
          <table:table-cell table:formula="of:=SUMIF([.$C$3:.$R$3];[.Y$3];[.$C204:.$R204])" office:value-type="float" office:value="320">
            <text:p>320</text:p>
          </table:table-cell>
          <table:table-cell table:formula="of:=SUMIF([.$C$3:.$R$3];[.Z$3];[.$C204:.$R204])" office:value-type="float" office:value="451">
            <text:p>451</text:p>
          </table:table-cell>
          <table:table-cell table:formula="of:=SUM([.T204:.Z204])" office:value-type="float" office:value="8318">
            <text:p>8318</text:p>
          </table:table-cell>
        </table:table-row>
        <table:table-row table:style-name="ro1">
          <table:table-cell office:value-type="string">
            <text:p>Leeuwarderadeel</text:p>
          </table:table-cell>
          <table:table-cell office:value-type="float" office:value="4138">
            <text:p>4138</text:p>
          </table:table-cell>
          <table:table-cell office:value-type="float" office:value="122">
            <text:p>122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3601">
            <text:p>3601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<text:s/></text:p>
          </table:table-cell>
          <table:table-cell table:formula="of:=SUM([.C205:.R205])" office:value-type="float" office:value="4137">
            <text:p>4137</text:p>
          </table:table-cell>
          <table:table-cell table:formula="of:=SUMIF([.$C$3:.$R$3];[.T$3];[.$C205:.$R205])" office:value-type="float" office:value="122">
            <text:p>122</text:p>
          </table:table-cell>
          <table:table-cell table:formula="of:=SUMIF([.$C$3:.$R$3];[.U$3];[.$C205:.$R205])" office:value-type="float" office:value="204">
            <text:p>204</text:p>
          </table:table-cell>
          <table:table-cell table:formula="of:=SUMIF([.$C$3:.$R$3];[.V$3];[.$C205:.$R205])" office:value-type="float" office:value="100">
            <text:p>100</text:p>
          </table:table-cell>
          <table:table-cell table:formula="of:=SUMIF([.$C$3:.$R$3];[.W$3];[.$C205:.$R205])" office:value-type="float" office:value="52">
            <text:p>52</text:p>
          </table:table-cell>
          <table:table-cell table:formula="of:=SUMIF([.$C$3:.$R$3];[.X$3];[.$C205:.$R205])" office:value-type="float" office:value="3601">
            <text:p>3601</text:p>
          </table:table-cell>
          <table:table-cell table:formula="of:=SUMIF([.$C$3:.$R$3];[.Y$3];[.$C205:.$R205])" office:value-type="float" office:value="27">
            <text:p>27</text:p>
          </table:table-cell>
          <table:table-cell table:formula="of:=SUMIF([.$C$3:.$R$3];[.Z$3];[.$C205:.$R205])" office:value-type="float" office:value="31">
            <text:p>31</text:p>
          </table:table-cell>
          <table:table-cell table:formula="of:=SUM([.T205:.Z205])" office:value-type="float" office:value="4137">
            <text:p>4137</text:p>
          </table:table-cell>
        </table:table-row>
        <table:table-row table:style-name="ro1">
          <table:table-cell office:value-type="string">
            <text:p>Leiden</text:p>
          </table:table-cell>
          <table:table-cell office:value-type="float" office:value="2316">
            <text:p>2316</text:p>
          </table:table-cell>
          <table:table-cell office:value-type="float" office:value="203">
            <text:p>203</text:p>
          </table:table-cell>
          <table:table-cell office:value-type="float" office:value="937">
            <text:p>937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string">
            <text:p><text:s/></text:p>
          </table:table-cell>
          <table:table-cell table:formula="of:=SUM([.C206:.R206])" office:value-type="float" office:value="2316">
            <text:p>2316</text:p>
          </table:table-cell>
          <table:table-cell table:formula="of:=SUMIF([.$C$3:.$R$3];[.T$3];[.$C206:.$R206])" office:value-type="float" office:value="203">
            <text:p>203</text:p>
          </table:table-cell>
          <table:table-cell table:formula="of:=SUMIF([.$C$3:.$R$3];[.U$3];[.$C206:.$R206])" office:value-type="float" office:value="937">
            <text:p>937</text:p>
          </table:table-cell>
          <table:table-cell table:formula="of:=SUMIF([.$C$3:.$R$3];[.V$3];[.$C206:.$R206])" office:value-type="float" office:value="151">
            <text:p>151</text:p>
          </table:table-cell>
          <table:table-cell table:formula="of:=SUMIF([.$C$3:.$R$3];[.W$3];[.$C206:.$R206])" office:value-type="float" office:value="534">
            <text:p>534</text:p>
          </table:table-cell>
          <table:table-cell table:formula="of:=SUMIF([.$C$3:.$R$3];[.X$3];[.$C206:.$R206])" office:value-type="float" office:value="263">
            <text:p>263</text:p>
          </table:table-cell>
          <table:table-cell table:formula="of:=SUMIF([.$C$3:.$R$3];[.Y$3];[.$C206:.$R206])" office:value-type="float" office:value="39">
            <text:p>39</text:p>
          </table:table-cell>
          <table:table-cell table:formula="of:=SUMIF([.$C$3:.$R$3];[.Z$3];[.$C206:.$R206])" office:value-type="float" office:value="162">
            <text:p>162</text:p>
          </table:table-cell>
          <table:table-cell table:formula="of:=SUM([.T206:.Z206])" office:value-type="float" office:value="2289">
            <text:p>2289</text:p>
          </table:table-cell>
        </table:table-row>
        <table:table-row table:style-name="ro1">
          <table:table-cell office:value-type="string">
            <text:p>Leiderdorp</text:p>
          </table:table-cell>
          <table:table-cell office:value-type="float" office:value="1229">
            <text:p>1229</text:p>
          </table:table-cell>
          <table:table-cell office:value-type="float" office:value="73">
            <text:p>73</text:p>
          </table:table-cell>
          <table:table-cell office:value-type="float" office:value="298">
            <text:p>29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537">
            <text:p>537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string">
            <text:p><text:s/></text:p>
          </table:table-cell>
          <table:table-cell table:formula="of:=SUM([.C207:.R207])" office:value-type="float" office:value="1229">
            <text:p>1229</text:p>
          </table:table-cell>
          <table:table-cell table:formula="of:=SUMIF([.$C$3:.$R$3];[.T$3];[.$C207:.$R207])" office:value-type="float" office:value="73">
            <text:p>73</text:p>
          </table:table-cell>
          <table:table-cell table:formula="of:=SUMIF([.$C$3:.$R$3];[.U$3];[.$C207:.$R207])" office:value-type="float" office:value="298">
            <text:p>298</text:p>
          </table:table-cell>
          <table:table-cell table:formula="of:=SUMIF([.$C$3:.$R$3];[.V$3];[.$C207:.$R207])" office:value-type="float" office:value="85">
            <text:p>85</text:p>
          </table:table-cell>
          <table:table-cell table:formula="of:=SUMIF([.$C$3:.$R$3];[.W$3];[.$C207:.$R207])" office:value-type="float" office:value="139">
            <text:p>139</text:p>
          </table:table-cell>
          <table:table-cell table:formula="of:=SUMIF([.$C$3:.$R$3];[.X$3];[.$C207:.$R207])" office:value-type="float" office:value="537">
            <text:p>537</text:p>
          </table:table-cell>
          <table:table-cell table:formula="of:=SUMIF([.$C$3:.$R$3];[.Y$3];[.$C207:.$R207])" office:value-type="float" office:value="49">
            <text:p>49</text:p>
          </table:table-cell>
          <table:table-cell table:formula="of:=SUMIF([.$C$3:.$R$3];[.Z$3];[.$C207:.$R207])" office:value-type="float" office:value="43">
            <text:p>43</text:p>
          </table:table-cell>
          <table:table-cell table:formula="of:=SUM([.T207:.Z207])" office:value-type="float" office:value="1224">
            <text:p>1224</text:p>
          </table:table-cell>
        </table:table-row>
        <table:table-row table:style-name="ro1">
          <table:table-cell office:value-type="string">
            <text:p>Leidschendam-Voorburg</text:p>
          </table:table-cell>
          <table:table-cell office:value-type="float" office:value="3568">
            <text:p>3568</text:p>
          </table:table-cell>
          <table:table-cell office:value-type="float" office:value="155">
            <text:p>155</text:p>
          </table:table-cell>
          <table:table-cell office:value-type="float" office:value="793">
            <text:p>79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738">
            <text:p>1738</text:p>
          </table:table-cell>
          <table:table-cell office:value-type="float" office:value="145">
            <text:p>145</text:p>
          </table:table-cell>
          <table:table-cell office:value-type="float" office:value="292">
            <text:p>292</text:p>
          </table:table-cell>
          <table:table-cell office:value-type="string">
            <text:p><text:s/></text:p>
          </table:table-cell>
          <table:table-cell table:formula="of:=SUM([.C208:.R208])" office:value-type="float" office:value="3569">
            <text:p>3569</text:p>
          </table:table-cell>
          <table:table-cell table:formula="of:=SUMIF([.$C$3:.$R$3];[.T$3];[.$C208:.$R208])" office:value-type="float" office:value="155">
            <text:p>155</text:p>
          </table:table-cell>
          <table:table-cell table:formula="of:=SUMIF([.$C$3:.$R$3];[.U$3];[.$C208:.$R208])" office:value-type="float" office:value="793">
            <text:p>793</text:p>
          </table:table-cell>
          <table:table-cell table:formula="of:=SUMIF([.$C$3:.$R$3];[.V$3];[.$C208:.$R208])" office:value-type="float" office:value="437">
            <text:p>437</text:p>
          </table:table-cell>
          <table:table-cell table:formula="of:=SUMIF([.$C$3:.$R$3];[.W$3];[.$C208:.$R208])" office:value-type="float" office:value="358">
            <text:p>358</text:p>
          </table:table-cell>
          <table:table-cell table:formula="of:=SUMIF([.$C$3:.$R$3];[.X$3];[.$C208:.$R208])" office:value-type="float" office:value="1738">
            <text:p>1738</text:p>
          </table:table-cell>
          <table:table-cell table:formula="of:=SUMIF([.$C$3:.$R$3];[.Y$3];[.$C208:.$R208])" office:value-type="float" office:value="28">
            <text:p>28</text:p>
          </table:table-cell>
          <table:table-cell table:formula="of:=SUMIF([.$C$3:.$R$3];[.Z$3];[.$C208:.$R208])" office:value-type="float" office:value="51">
            <text:p>51</text:p>
          </table:table-cell>
          <table:table-cell table:formula="of:=SUM([.T208:.Z208])" office:value-type="float" office:value="3560">
            <text:p>3560</text:p>
          </table:table-cell>
        </table:table-row>
        <table:table-row table:style-name="ro1">
          <table:table-cell office:value-type="string">
            <text:p>Lelystad</text:p>
          </table:table-cell>
          <table:table-cell office:value-type="float" office:value="76539">
            <text:p>76539</text:p>
          </table:table-cell>
          <table:table-cell office:value-type="float" office:value="827">
            <text:p>827</text:p>
          </table:table-cell>
          <table:table-cell office:value-type="float" office:value="1267">
            <text:p>1267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376">
            <text:p>376</text:p>
          </table:table-cell>
          <table:table-cell office:value-type="float" office:value="825">
            <text:p>825</text:p>
          </table:table-cell>
          <table:table-cell office:value-type="float" office:value="289">
            <text:p>289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272">
            <text:p>272</text:p>
          </table:table-cell>
          <table:table-cell office:value-type="float" office:value="45">
            <text:p>45</text:p>
          </table:table-cell>
          <table:table-cell office:value-type="float" office:value="11402">
            <text:p>11402</text:p>
          </table:table-cell>
          <table:table-cell office:value-type="float" office:value="7265">
            <text:p>7265</text:p>
          </table:table-cell>
          <table:table-cell office:value-type="float" office:value="53390">
            <text:p>53390</text:p>
          </table:table-cell>
          <table:table-cell office:value-type="string">
            <text:p><text:s/></text:p>
          </table:table-cell>
          <table:table-cell table:formula="of:=SUM([.C209:.R209])" office:value-type="float" office:value="76540">
            <text:p>76540</text:p>
          </table:table-cell>
          <table:table-cell table:formula="of:=SUMIF([.$C$3:.$R$3];[.T$3];[.$C209:.$R209])" office:value-type="float" office:value="827">
            <text:p>827</text:p>
          </table:table-cell>
          <table:table-cell table:formula="of:=SUMIF([.$C$3:.$R$3];[.U$3];[.$C209:.$R209])" office:value-type="float" office:value="1267">
            <text:p>1267</text:p>
          </table:table-cell>
          <table:table-cell table:formula="of:=SUMIF([.$C$3:.$R$3];[.V$3];[.$C209:.$R209])" office:value-type="float" office:value="60655">
            <text:p>60655</text:p>
          </table:table-cell>
          <table:table-cell table:formula="of:=SUMIF([.$C$3:.$R$3];[.W$3];[.$C209:.$R209])" office:value-type="float" office:value="1038">
            <text:p>1038</text:p>
          </table:table-cell>
          <table:table-cell table:formula="of:=SUMIF([.$C$3:.$R$3];[.X$3];[.$C209:.$R209])" office:value-type="float" office:value="11402">
            <text:p>11402</text:p>
          </table:table-cell>
          <table:table-cell table:formula="of:=SUMIF([.$C$3:.$R$3];[.Y$3];[.$C209:.$R209])" office:value-type="float" office:value="825">
            <text:p>825</text:p>
          </table:table-cell>
          <table:table-cell table:formula="of:=SUMIF([.$C$3:.$R$3];[.Z$3];[.$C209:.$R209])" office:value-type="float" office:value="376">
            <text:p>376</text:p>
          </table:table-cell>
          <table:table-cell table:formula="of:=SUM([.T209:.Z209])" office:value-type="float" office:value="76390">
            <text:p>76390</text:p>
          </table:table-cell>
        </table:table-row>
        <table:table-row table:style-name="ro1">
          <table:table-cell office:value-type="string">
            <text:p>Lemsterland</text:p>
          </table:table-cell>
          <table:table-cell office:value-type="float" office:value="12438">
            <text:p>12438</text:p>
          </table:table-cell>
          <table:table-cell office:value-type="float" office:value="210">
            <text:p>210</text:p>
          </table:table-cell>
          <table:table-cell office:value-type="float" office:value="236">
            <text:p>23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6637">
            <text:p>6637</text:p>
          </table:table-cell>
          <table:table-cell office:value-type="float" office:value="228">
            <text:p>228</text:p>
          </table:table-cell>
          <table:table-cell office:value-type="float" office:value="4846">
            <text:p>4846</text:p>
          </table:table-cell>
          <table:table-cell office:value-type="string">
            <text:p><text:s/></text:p>
          </table:table-cell>
          <table:table-cell table:formula="of:=SUM([.C210:.R210])" office:value-type="float" office:value="12435">
            <text:p>12435</text:p>
          </table:table-cell>
          <table:table-cell table:formula="of:=SUMIF([.$C$3:.$R$3];[.T$3];[.$C210:.$R210])" office:value-type="float" office:value="210">
            <text:p>210</text:p>
          </table:table-cell>
          <table:table-cell table:formula="of:=SUMIF([.$C$3:.$R$3];[.U$3];[.$C210:.$R210])" office:value-type="float" office:value="236">
            <text:p>236</text:p>
          </table:table-cell>
          <table:table-cell table:formula="of:=SUMIF([.$C$3:.$R$3];[.V$3];[.$C210:.$R210])" office:value-type="float" office:value="5074">
            <text:p>5074</text:p>
          </table:table-cell>
          <table:table-cell table:formula="of:=SUMIF([.$C$3:.$R$3];[.W$3];[.$C210:.$R210])" office:value-type="float" office:value="149">
            <text:p>149</text:p>
          </table:table-cell>
          <table:table-cell table:formula="of:=SUMIF([.$C$3:.$R$3];[.X$3];[.$C210:.$R210])" office:value-type="float" office:value="6637">
            <text:p>6637</text:p>
          </table:table-cell>
          <table:table-cell table:formula="of:=SUMIF([.$C$3:.$R$3];[.Y$3];[.$C210:.$R210])" office:value-type="float" office:value="41">
            <text:p>41</text:p>
          </table:table-cell>
          <table:table-cell table:formula="of:=SUMIF([.$C$3:.$R$3];[.Z$3];[.$C210:.$R210])" office:value-type="float" office:value="83">
            <text:p>83</text:p>
          </table:table-cell>
          <table:table-cell table:formula="of:=SUM([.T210:.Z210])" office:value-type="float" office:value="12430">
            <text:p>12430</text:p>
          </table:table-cell>
        </table:table-row>
        <table:table-row table:style-name="ro1">
          <table:table-cell office:value-type="string">
            <text:p>Leudal</text:p>
          </table:table-cell>
          <table:table-cell office:value-type="float" office:value="16486">
            <text:p>16486</text:p>
          </table:table-cell>
          <table:table-cell office:value-type="float" office:value="520">
            <text:p>520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195">
            <text:p>195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1569">
            <text:p>11569</text:p>
          </table:table-cell>
          <table:table-cell office:value-type="float" office:value="2759">
            <text:p>2759</text:p>
          </table:table-cell>
          <table:table-cell office:value-type="float" office:value="208">
            <text:p>208</text:p>
          </table:table-cell>
          <table:table-cell office:value-type="string">
            <text:p><text:s/></text:p>
          </table:table-cell>
          <table:table-cell table:formula="of:=SUM([.C211:.R211])" office:value-type="float" office:value="16488">
            <text:p>16488</text:p>
          </table:table-cell>
          <table:table-cell table:formula="of:=SUMIF([.$C$3:.$R$3];[.T$3];[.$C211:.$R211])" office:value-type="float" office:value="520">
            <text:p>520</text:p>
          </table:table-cell>
          <table:table-cell table:formula="of:=SUMIF([.$C$3:.$R$3];[.U$3];[.$C211:.$R211])" office:value-type="float" office:value="830">
            <text:p>830</text:p>
          </table:table-cell>
          <table:table-cell table:formula="of:=SUMIF([.$C$3:.$R$3];[.V$3];[.$C211:.$R211])" office:value-type="float" office:value="2967">
            <text:p>2967</text:p>
          </table:table-cell>
          <table:table-cell table:formula="of:=SUMIF([.$C$3:.$R$3];[.W$3];[.$C211:.$R211])" office:value-type="float" office:value="306">
            <text:p>306</text:p>
          </table:table-cell>
          <table:table-cell table:formula="of:=SUMIF([.$C$3:.$R$3];[.X$3];[.$C211:.$R211])" office:value-type="float" office:value="11569">
            <text:p>11569</text:p>
          </table:table-cell>
          <table:table-cell table:formula="of:=SUMIF([.$C$3:.$R$3];[.Y$3];[.$C211:.$R211])" office:value-type="float" office:value="46">
            <text:p>46</text:p>
          </table:table-cell>
          <table:table-cell table:formula="of:=SUMIF([.$C$3:.$R$3];[.Z$3];[.$C211:.$R211])" office:value-type="float" office:value="195">
            <text:p>195</text:p>
          </table:table-cell>
          <table:table-cell table:formula="of:=SUM([.T211:.Z211])" office:value-type="float" office:value="16433">
            <text:p>16433</text:p>
          </table:table-cell>
        </table:table-row>
        <table:table-row table:style-name="ro1">
          <table:table-cell office:value-type="string">
            <text:p>Leusden</text:p>
          </table:table-cell>
          <table:table-cell office:value-type="float" office:value="5894">
            <text:p>5894</text:p>
          </table:table-cell>
          <table:table-cell office:value-type="float" office:value="137">
            <text:p>137</text:p>
          </table:table-cell>
          <table:table-cell office:value-type="float" office:value="423">
            <text:p>42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15">
            <text:p>2915</text:p>
          </table:table-cell>
          <table:table-cell office:value-type="float" office:value="2005">
            <text:p>2005</text:p>
          </table:table-cell>
          <table:table-cell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SUM([.C212:.R212])" office:value-type="float" office:value="5894">
            <text:p>5894</text:p>
          </table:table-cell>
          <table:table-cell table:formula="of:=SUMIF([.$C$3:.$R$3];[.T$3];[.$C212:.$R212])" office:value-type="float" office:value="137">
            <text:p>137</text:p>
          </table:table-cell>
          <table:table-cell table:formula="of:=SUMIF([.$C$3:.$R$3];[.U$3];[.$C212:.$R212])" office:value-type="float" office:value="423">
            <text:p>423</text:p>
          </table:table-cell>
          <table:table-cell table:formula="of:=SUMIF([.$C$3:.$R$3];[.V$3];[.$C212:.$R212])" office:value-type="float" office:value="2032">
            <text:p>2032</text:p>
          </table:table-cell>
          <table:table-cell table:formula="of:=SUMIF([.$C$3:.$R$3];[.W$3];[.$C212:.$R212])" office:value-type="float" office:value="177">
            <text:p>177</text:p>
          </table:table-cell>
          <table:table-cell table:formula="of:=SUMIF([.$C$3:.$R$3];[.X$3];[.$C212:.$R212])" office:value-type="float" office:value="2915">
            <text:p>2915</text:p>
          </table:table-cell>
          <table:table-cell table:formula="of:=SUMIF([.$C$3:.$R$3];[.Y$3];[.$C212:.$R212])" office:value-type="float" office:value="71">
            <text:p>71</text:p>
          </table:table-cell>
          <table:table-cell table:formula="of:=SUMIF([.$C$3:.$R$3];[.Z$3];[.$C212:.$R212])" office:value-type="float" office:value="102">
            <text:p>102</text:p>
          </table:table-cell>
          <table:table-cell table:formula="of:=SUM([.T212:.Z212])" office:value-type="float" office:value="5857">
            <text:p>5857</text:p>
          </table:table-cell>
        </table:table-row>
        <table:table-row table:style-name="ro1">
          <table:table-cell office:value-type="string">
            <text:p>Liesveld</text:p>
          </table:table-cell>
          <table:table-cell office:value-type="float" office:value="4444">
            <text:p>4444</text:p>
          </table:table-cell>
          <table:table-cell office:value-type="float" office:value="106">
            <text:p>106</text:p>
          </table:table-cell>
          <table:table-cell office:value-type="float" office:value="125">
            <text:p>125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3612">
            <text:p>3612</text:p>
          </table:table-cell>
          <table:table-cell office:value-type="float" office:value="77">
            <text:p>77</text:p>
          </table:table-cell>
          <table:table-cell office:value-type="float" office:value="346">
            <text:p>346</text:p>
          </table:table-cell>
          <table:table-cell office:value-type="string">
            <text:p><text:s/></text:p>
          </table:table-cell>
          <table:table-cell table:formula="of:=SUM([.C213:.R213])" office:value-type="float" office:value="4446">
            <text:p>4446</text:p>
          </table:table-cell>
          <table:table-cell table:formula="of:=SUMIF([.$C$3:.$R$3];[.T$3];[.$C213:.$R213])" office:value-type="float" office:value="106">
            <text:p>106</text:p>
          </table:table-cell>
          <table:table-cell table:formula="of:=SUMIF([.$C$3:.$R$3];[.U$3];[.$C213:.$R213])" office:value-type="float" office:value="125">
            <text:p>125</text:p>
          </table:table-cell>
          <table:table-cell table:formula="of:=SUMIF([.$C$3:.$R$3];[.V$3];[.$C213:.$R213])" office:value-type="float" office:value="423">
            <text:p>423</text:p>
          </table:table-cell>
          <table:table-cell table:formula="of:=SUMIF([.$C$3:.$R$3];[.W$3];[.$C213:.$R213])" office:value-type="float" office:value="51">
            <text:p>51</text:p>
          </table:table-cell>
          <table:table-cell table:formula="of:=SUMIF([.$C$3:.$R$3];[.X$3];[.$C213:.$R213])" office:value-type="float" office:value="3612">
            <text:p>3612</text:p>
          </table:table-cell>
          <table:table-cell table:formula="of:=SUMIF([.$C$3:.$R$3];[.Y$3];[.$C213:.$R213])" office:value-type="float" office:value="34">
            <text:p>34</text:p>
          </table:table-cell>
          <table:table-cell table:formula="of:=SUMIF([.$C$3:.$R$3];[.Z$3];[.$C213:.$R213])" office:value-type="float" office:value="88">
            <text:p>88</text:p>
          </table:table-cell>
          <table:table-cell table:formula="of:=SUM([.T213:.Z213])" office:value-type="float" office:value="4439">
            <text:p>4439</text:p>
          </table:table-cell>
        </table:table-row>
        <table:table-row table:style-name="ro1">
          <table:table-cell office:value-type="string">
            <text:p>Lingewaal</text:p>
          </table:table-cell>
          <table:table-cell office:value-type="float" office:value="5459">
            <text:p>5459</text:p>
          </table:table-cell>
          <table:table-cell office:value-type="float" office:value="247">
            <text:p>247</text:p>
          </table:table-cell>
          <table:table-cell office:value-type="float" office:value="174">
            <text:p>174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64">
            <text:p>3964</text:p>
          </table:table-cell>
          <table:table-cell office:value-type="float" office:value="434">
            <text:p>434</text:p>
          </table:table-cell>
          <table:table-cell office:value-type="float" office:value="415">
            <text:p>415</text:p>
          </table:table-cell>
          <table:table-cell office:value-type="string">
            <text:p><text:s/></text:p>
          </table:table-cell>
          <table:table-cell table:formula="of:=SUM([.C214:.R214])" office:value-type="float" office:value="5459">
            <text:p>5459</text:p>
          </table:table-cell>
          <table:table-cell table:formula="of:=SUMIF([.$C$3:.$R$3];[.T$3];[.$C214:.$R214])" office:value-type="float" office:value="247">
            <text:p>247</text:p>
          </table:table-cell>
          <table:table-cell table:formula="of:=SUMIF([.$C$3:.$R$3];[.U$3];[.$C214:.$R214])" office:value-type="float" office:value="174">
            <text:p>174</text:p>
          </table:table-cell>
          <table:table-cell table:formula="of:=SUMIF([.$C$3:.$R$3];[.V$3];[.$C214:.$R214])" office:value-type="float" office:value="849">
            <text:p>849</text:p>
          </table:table-cell>
          <table:table-cell table:formula="of:=SUMIF([.$C$3:.$R$3];[.W$3];[.$C214:.$R214])" office:value-type="float" office:value="90">
            <text:p>90</text:p>
          </table:table-cell>
          <table:table-cell table:formula="of:=SUMIF([.$C$3:.$R$3];[.X$3];[.$C214:.$R214])" office:value-type="float" office:value="3964">
            <text:p>3964</text:p>
          </table:table-cell>
          <table:table-cell table:formula="of:=SUMIF([.$C$3:.$R$3];[.Y$3];[.$C214:.$R214])" office:value-type="float" office:value="23">
            <text:p>23</text:p>
          </table:table-cell>
          <table:table-cell table:formula="of:=SUMIF([.$C$3:.$R$3];[.Z$3];[.$C214:.$R214])" office:value-type="float" office:value="105">
            <text:p>105</text:p>
          </table:table-cell>
          <table:table-cell table:formula="of:=SUM([.T214:.Z214])" office:value-type="float" office:value="5452">
            <text:p>5452</text:p>
          </table:table-cell>
        </table:table-row>
        <table:table-row table:style-name="ro1">
          <table:table-cell office:value-type="string">
            <text:p>Lingewaard</text:p>
          </table:table-cell>
          <table:table-cell office:value-type="float" office:value="6918">
            <text:p>6918</text:p>
          </table:table-cell>
          <table:table-cell office:value-type="float" office:value="260">
            <text:p>260</text:p>
          </table:table-cell>
          <table:table-cell office:value-type="float" office:value="666">
            <text:p>66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180">
            <text:p>180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4578">
            <text:p>4578</text:p>
          </table:table-cell>
          <table:table-cell office:value-type="float" office:value="144">
            <text:p>144</text:p>
          </table:table-cell>
          <table:table-cell office:value-type="float" office:value="695">
            <text:p>695</text:p>
          </table:table-cell>
          <table:table-cell office:value-type="string">
            <text:p><text:s/></text:p>
          </table:table-cell>
          <table:table-cell table:formula="of:=SUM([.C215:.R215])" office:value-type="float" office:value="6918">
            <text:p>6918</text:p>
          </table:table-cell>
          <table:table-cell table:formula="of:=SUMIF([.$C$3:.$R$3];[.T$3];[.$C215:.$R215])" office:value-type="float" office:value="260">
            <text:p>260</text:p>
          </table:table-cell>
          <table:table-cell table:formula="of:=SUMIF([.$C$3:.$R$3];[.U$3];[.$C215:.$R215])" office:value-type="float" office:value="666">
            <text:p>666</text:p>
          </table:table-cell>
          <table:table-cell table:formula="of:=SUMIF([.$C$3:.$R$3];[.V$3];[.$C215:.$R215])" office:value-type="float" office:value="839">
            <text:p>839</text:p>
          </table:table-cell>
          <table:table-cell table:formula="of:=SUMIF([.$C$3:.$R$3];[.W$3];[.$C215:.$R215])" office:value-type="float" office:value="194">
            <text:p>194</text:p>
          </table:table-cell>
          <table:table-cell table:formula="of:=SUMIF([.$C$3:.$R$3];[.X$3];[.$C215:.$R215])" office:value-type="float" office:value="4578">
            <text:p>4578</text:p>
          </table:table-cell>
          <table:table-cell table:formula="of:=SUMIF([.$C$3:.$R$3];[.Y$3];[.$C215:.$R215])" office:value-type="float" office:value="180">
            <text:p>180</text:p>
          </table:table-cell>
          <table:table-cell table:formula="of:=SUMIF([.$C$3:.$R$3];[.Z$3];[.$C215:.$R215])" office:value-type="float" office:value="198">
            <text:p>198</text:p>
          </table:table-cell>
          <table:table-cell table:formula="of:=SUM([.T215:.Z215])" office:value-type="float" office:value="6915">
            <text:p>6915</text:p>
          </table:table-cell>
        </table:table-row>
        <table:table-row table:style-name="ro1">
          <table:table-cell office:value-type="string">
            <text:p>Lisse</text:p>
          </table:table-cell>
          <table:table-cell office:value-type="float" office:value="1611">
            <text:p>1611</text:p>
          </table:table-cell>
          <table:table-cell office:value-type="float" office:value="58">
            <text:p>58</text:p>
          </table:table-cell>
          <table:table-cell office:value-type="float" office:value="257">
            <text:p>2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string">
            <text:p>-</text:p>
          </table:table-cell>
          <table:table-cell office:value-type="float" office:value="827">
            <text:p>827</text:p>
          </table:table-cell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  <table:table-cell table:formula="of:=SUM([.C216:.R216])" office:value-type="float" office:value="1611">
            <text:p>1611</text:p>
          </table:table-cell>
          <table:table-cell table:formula="of:=SUMIF([.$C$3:.$R$3];[.T$3];[.$C216:.$R216])" office:value-type="float" office:value="58">
            <text:p>58</text:p>
          </table:table-cell>
          <table:table-cell table:formula="of:=SUMIF([.$C$3:.$R$3];[.U$3];[.$C216:.$R216])" office:value-type="float" office:value="257">
            <text:p>257</text:p>
          </table:table-cell>
          <table:table-cell table:formula="of:=SUMIF([.$C$3:.$R$3];[.V$3];[.$C216:.$R216])" office:value-type="float" office:value="187">
            <text:p>187</text:p>
          </table:table-cell>
          <table:table-cell table:formula="of:=SUMIF([.$C$3:.$R$3];[.W$3];[.$C216:.$R216])" office:value-type="float" office:value="155">
            <text:p>155</text:p>
          </table:table-cell>
          <table:table-cell table:formula="of:=SUMIF([.$C$3:.$R$3];[.X$3];[.$C216:.$R216])" office:value-type="float" office:value="827">
            <text:p>827</text:p>
          </table:table-cell>
          <table:table-cell table:formula="of:=SUMIF([.$C$3:.$R$3];[.Y$3];[.$C216:.$R216])" office:value-type="float" office:value="9">
            <text:p>9</text:p>
          </table:table-cell>
          <table:table-cell table:formula="of:=SUMIF([.$C$3:.$R$3];[.Z$3];[.$C216:.$R216])" office:value-type="float" office:value="117">
            <text:p>117</text:p>
          </table:table-cell>
          <table:table-cell table:formula="of:=SUM([.T216:.Z216])" office:value-type="float" office:value="1610">
            <text:p>1610</text:p>
          </table:table-cell>
        </table:table-row>
        <table:table-row table:style-name="ro1">
          <table:table-cell office:value-type="string">
            <text:p>Lith</text:p>
          </table:table-cell>
          <table:table-cell office:value-type="float" office:value="5551">
            <text:p>5551</text:p>
          </table:table-cell>
          <table:table-cell office:value-type="float" office:value="170">
            <text:p>170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595">
            <text:p>4595</text:p>
          </table:table-cell>
          <table:table-cell office:value-type="float" office:value="48">
            <text:p>48</text:p>
          </table:table-cell>
          <table:table-cell office:value-type="float" office:value="486">
            <text:p>486</text:p>
          </table:table-cell>
          <table:table-cell office:value-type="string">
            <text:p><text:s/></text:p>
          </table:table-cell>
          <table:table-cell table:formula="of:=SUM([.C217:.R217])" office:value-type="float" office:value="5550">
            <text:p>5550</text:p>
          </table:table-cell>
          <table:table-cell table:formula="of:=SUMIF([.$C$3:.$R$3];[.T$3];[.$C217:.$R217])" office:value-type="float" office:value="170">
            <text:p>170</text:p>
          </table:table-cell>
          <table:table-cell table:formula="of:=SUMIF([.$C$3:.$R$3];[.U$3];[.$C217:.$R217])" office:value-type="float" office:value="133">
            <text:p>133</text:p>
          </table:table-cell>
          <table:table-cell table:formula="of:=SUMIF([.$C$3:.$R$3];[.V$3];[.$C217:.$R217])" office:value-type="float" office:value="534">
            <text:p>534</text:p>
          </table:table-cell>
          <table:table-cell table:formula="of:=SUMIF([.$C$3:.$R$3];[.W$3];[.$C217:.$R217])" office:value-type="float" office:value="43">
            <text:p>43</text:p>
          </table:table-cell>
          <table:table-cell table:formula="of:=SUMIF([.$C$3:.$R$3];[.X$3];[.$C217:.$R217])" office:value-type="float" office:value="4595">
            <text:p>4595</text:p>
          </table:table-cell>
          <table:table-cell table:formula="of:=SUMIF([.$C$3:.$R$3];[.Y$3];[.$C217:.$R217])" office:value-type="float" office:value="26">
            <text:p>26</text:p>
          </table:table-cell>
          <table:table-cell table:formula="of:=SUMIF([.$C$3:.$R$3];[.Z$3];[.$C217:.$R217])" office:value-type="float" office:value="23">
            <text:p>23</text:p>
          </table:table-cell>
          <table:table-cell table:formula="of:=SUM([.T217:.Z217])" office:value-type="float" office:value="5524">
            <text:p>5524</text:p>
          </table:table-cell>
        </table:table-row>
        <table:table-row table:style-name="ro1">
          <table:table-cell office:value-type="string">
            <text:p>Littenseradiel</text:p>
          </table:table-cell>
          <table:table-cell office:value-type="float" office:value="13257">
            <text:p>13257</text:p>
          </table:table-cell>
          <table:table-cell office:value-type="float" office:value="273">
            <text:p>273</text:p>
          </table:table-cell>
          <table:table-cell office:value-type="float" office:value="217">
            <text:p>217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468">
            <text:p>12468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string">
            <text:p><text:s/></text:p>
          </table:table-cell>
          <table:table-cell table:formula="of:=SUM([.C218:.R218])" office:value-type="float" office:value="13257">
            <text:p>13257</text:p>
          </table:table-cell>
          <table:table-cell table:formula="of:=SUMIF([.$C$3:.$R$3];[.T$3];[.$C218:.$R218])" office:value-type="float" office:value="273">
            <text:p>273</text:p>
          </table:table-cell>
          <table:table-cell table:formula="of:=SUMIF([.$C$3:.$R$3];[.U$3];[.$C218:.$R218])" office:value-type="float" office:value="217">
            <text:p>217</text:p>
          </table:table-cell>
          <table:table-cell table:formula="of:=SUMIF([.$C$3:.$R$3];[.V$3];[.$C218:.$R218])" office:value-type="float" office:value="188">
            <text:p>188</text:p>
          </table:table-cell>
          <table:table-cell table:formula="of:=SUMIF([.$C$3:.$R$3];[.W$3];[.$C218:.$R218])" office:value-type="float" office:value="40">
            <text:p>40</text:p>
          </table:table-cell>
          <table:table-cell table:formula="of:=SUMIF([.$C$3:.$R$3];[.X$3];[.$C218:.$R218])" office:value-type="float" office:value="12468">
            <text:p>12468</text:p>
          </table:table-cell>
          <table:table-cell table:formula="of:=SUMIF([.$C$3:.$R$3];[.Y$3];[.$C218:.$R218])" office:value-type="float" office:value="22">
            <text:p>22</text:p>
          </table:table-cell>
          <table:table-cell table:formula="of:=SUMIF([.$C$3:.$R$3];[.Z$3];[.$C218:.$R218])" office:value-type="float" office:value="49">
            <text:p>49</text:p>
          </table:table-cell>
          <table:table-cell table:formula="of:=SUM([.T218:.Z218])" office:value-type="float" office:value="13257">
            <text:p>13257</text:p>
          </table:table-cell>
        </table:table-row>
        <table:table-row table:style-name="ro1">
          <table:table-cell office:value-type="string">
            <text:p>Lochem</text:p>
          </table:table-cell>
          <table:table-cell office:value-type="float" office:value="21602">
            <text:p>21602</text:p>
          </table:table-cell>
          <table:table-cell office:value-type="float" office:value="554">
            <text:p>554</text:p>
          </table:table-cell>
          <table:table-cell office:value-type="float" office:value="673">
            <text:p>67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5976">
            <text:p>15976</text:p>
          </table:table-cell>
          <table:table-cell office:value-type="float" office:value="3456">
            <text:p>3456</text:p>
          </table:table-cell>
          <table:table-cell office:value-type="float" office:value="275">
            <text:p>275</text:p>
          </table:table-cell>
          <table:table-cell office:value-type="string">
            <text:p><text:s/></text:p>
          </table:table-cell>
          <table:table-cell table:formula="of:=SUM([.C219:.R219])" office:value-type="float" office:value="21602">
            <text:p>21602</text:p>
          </table:table-cell>
          <table:table-cell table:formula="of:=SUMIF([.$C$3:.$R$3];[.T$3];[.$C219:.$R219])" office:value-type="float" office:value="554">
            <text:p>554</text:p>
          </table:table-cell>
          <table:table-cell table:formula="of:=SUMIF([.$C$3:.$R$3];[.U$3];[.$C219:.$R219])" office:value-type="float" office:value="673">
            <text:p>673</text:p>
          </table:table-cell>
          <table:table-cell table:formula="of:=SUMIF([.$C$3:.$R$3];[.V$3];[.$C219:.$R219])" office:value-type="float" office:value="3731">
            <text:p>3731</text:p>
          </table:table-cell>
          <table:table-cell table:formula="of:=SUMIF([.$C$3:.$R$3];[.W$3];[.$C219:.$R219])" office:value-type="float" office:value="445">
            <text:p>445</text:p>
          </table:table-cell>
          <table:table-cell table:formula="of:=SUMIF([.$C$3:.$R$3];[.X$3];[.$C219:.$R219])" office:value-type="float" office:value="15976">
            <text:p>15976</text:p>
          </table:table-cell>
          <table:table-cell table:formula="of:=SUMIF([.$C$3:.$R$3];[.Y$3];[.$C219:.$R219])" office:value-type="float" office:value="81">
            <text:p>81</text:p>
          </table:table-cell>
          <table:table-cell table:formula="of:=SUMIF([.$C$3:.$R$3];[.Z$3];[.$C219:.$R219])" office:value-type="float" office:value="127">
            <text:p>127</text:p>
          </table:table-cell>
          <table:table-cell table:formula="of:=SUM([.T219:.Z219])" office:value-type="float" office:value="21587">
            <text:p>21587</text:p>
          </table:table-cell>
        </table:table-row>
        <table:table-row table:style-name="ro1">
          <table:table-cell office:value-type="string">
            <text:p>Loenen</text:p>
          </table:table-cell>
          <table:table-cell office:value-type="float" office:value="2732">
            <text:p>2732</text:p>
          </table:table-cell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float" office:value="99">
            <text:p>99</text:p>
          </table:table-cell>
          <table:table-cell office:value-type="float" office:value="233">
            <text:p>233</text:p>
          </table:table-cell>
          <table:table-cell office:value-type="string">
            <text:p><text:s/></text:p>
          </table:table-cell>
          <table:table-cell table:formula="of:=SUM([.C220:.R220])" office:value-type="float" office:value="2733">
            <text:p>2733</text:p>
          </table:table-cell>
          <table:table-cell table:formula="of:=SUMIF([.$C$3:.$R$3];[.T$3];[.$C220:.$R220])" office:value-type="float" office:value="117">
            <text:p>117</text:p>
          </table:table-cell>
          <table:table-cell table:formula="of:=SUMIF([.$C$3:.$R$3];[.U$3];[.$C220:.$R220])" office:value-type="float" office:value="137">
            <text:p>137</text:p>
          </table:table-cell>
          <table:table-cell table:formula="of:=SUMIF([.$C$3:.$R$3];[.V$3];[.$C220:.$R220])" office:value-type="float" office:value="332">
            <text:p>332</text:p>
          </table:table-cell>
          <table:table-cell table:formula="of:=SUMIF([.$C$3:.$R$3];[.W$3];[.$C220:.$R220])" office:value-type="float" office:value="31">
            <text:p>31</text:p>
          </table:table-cell>
          <table:table-cell table:formula="of:=SUMIF([.$C$3:.$R$3];[.X$3];[.$C220:.$R220])" office:value-type="float" office:value="2010">
            <text:p>2010</text:p>
          </table:table-cell>
          <table:table-cell table:formula="of:=SUMIF([.$C$3:.$R$3];[.Y$3];[.$C220:.$R220])" office:value-type="float" office:value="69">
            <text:p>69</text:p>
          </table:table-cell>
          <table:table-cell table:formula="of:=SUMIF([.$C$3:.$R$3];[.Z$3];[.$C220:.$R220])" office:value-type="float" office:value="25">
            <text:p>25</text:p>
          </table:table-cell>
          <table:table-cell table:formula="of:=SUM([.T220:.Z220])" office:value-type="float" office:value="2721">
            <text:p>2721</text:p>
          </table:table-cell>
        </table:table-row>
        <table:table-row table:style-name="ro1">
          <table:table-cell office:value-type="string">
            <text:p>Loon op Zand</text:p>
          </table:table-cell>
          <table:table-cell office:value-type="float" office:value="5072">
            <text:p>5072</text:p>
          </table:table-cell>
          <table:table-cell office:value-type="float" office:value="122">
            <text:p>122</text:p>
          </table:table-cell>
          <table:table-cell office:value-type="float" office:value="399">
            <text:p>399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2321">
            <text:p>2321</text:p>
          </table:table-cell>
          <table:table-cell office:value-type="float" office:value="1730">
            <text:p>1730</text:p>
          </table:table-cell>
          <table:table-cell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SUM([.C221:.R221])" office:value-type="float" office:value="5072">
            <text:p>5072</text:p>
          </table:table-cell>
          <table:table-cell table:formula="of:=SUMIF([.$C$3:.$R$3];[.T$3];[.$C221:.$R221])" office:value-type="float" office:value="122">
            <text:p>122</text:p>
          </table:table-cell>
          <table:table-cell table:formula="of:=SUMIF([.$C$3:.$R$3];[.U$3];[.$C221:.$R221])" office:value-type="float" office:value="399">
            <text:p>399</text:p>
          </table:table-cell>
          <table:table-cell table:formula="of:=SUMIF([.$C$3:.$R$3];[.V$3];[.$C221:.$R221])" office:value-type="float" office:value="1787">
            <text:p>1787</text:p>
          </table:table-cell>
          <table:table-cell table:formula="of:=SUMIF([.$C$3:.$R$3];[.W$3];[.$C221:.$R221])" office:value-type="float" office:value="281">
            <text:p>281</text:p>
          </table:table-cell>
          <table:table-cell table:formula="of:=SUMIF([.$C$3:.$R$3];[.X$3];[.$C221:.$R221])" office:value-type="float" office:value="2321">
            <text:p>2321</text:p>
          </table:table-cell>
          <table:table-cell table:formula="of:=SUMIF([.$C$3:.$R$3];[.Y$3];[.$C221:.$R221])" office:value-type="float" office:value="40">
            <text:p>40</text:p>
          </table:table-cell>
          <table:table-cell table:formula="of:=SUMIF([.$C$3:.$R$3];[.Z$3];[.$C221:.$R221])" office:value-type="float" office:value="73">
            <text:p>73</text:p>
          </table:table-cell>
          <table:table-cell table:formula="of:=SUM([.T221:.Z221])" office:value-type="float" office:value="5023">
            <text:p>5023</text:p>
          </table:table-cell>
        </table:table-row>
        <table:table-row table:style-name="ro1">
          <table:table-cell office:value-type="string">
            <text:p>Lopik</text:p>
          </table:table-cell>
          <table:table-cell office:value-type="float" office:value="7892">
            <text:p>789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941">
            <text:p>6941</text:p>
          </table:table-cell>
          <table:table-cell office:value-type="float" office:value="168">
            <text:p>168</text:p>
          </table:table-cell>
          <table:table-cell office:value-type="float" office:value="318">
            <text:p>318</text:p>
          </table:table-cell>
          <table:table-cell office:value-type="string">
            <text:p><text:s/></text:p>
          </table:table-cell>
          <table:table-cell table:formula="of:=SUM([.C222:.R222])" office:value-type="float" office:value="7891">
            <text:p>7891</text:p>
          </table:table-cell>
          <table:table-cell table:formula="of:=SUMIF([.$C$3:.$R$3];[.T$3];[.$C222:.$R222])" office:value-type="float" office:value="153">
            <text:p>153</text:p>
          </table:table-cell>
          <table:table-cell table:formula="of:=SUMIF([.$C$3:.$R$3];[.U$3];[.$C222:.$R222])" office:value-type="float" office:value="153">
            <text:p>153</text:p>
          </table:table-cell>
          <table:table-cell table:formula="of:=SUMIF([.$C$3:.$R$3];[.V$3];[.$C222:.$R222])" office:value-type="float" office:value="486">
            <text:p>486</text:p>
          </table:table-cell>
          <table:table-cell table:formula="of:=SUMIF([.$C$3:.$R$3];[.W$3];[.$C222:.$R222])" office:value-type="float" office:value="57">
            <text:p>57</text:p>
          </table:table-cell>
          <table:table-cell table:formula="of:=SUMIF([.$C$3:.$R$3];[.X$3];[.$C222:.$R222])" office:value-type="float" office:value="6941">
            <text:p>6941</text:p>
          </table:table-cell>
          <table:table-cell table:formula="of:=SUMIF([.$C$3:.$R$3];[.Y$3];[.$C222:.$R222])" office:value-type="float" office:value="6">
            <text:p>6</text:p>
          </table:table-cell>
          <table:table-cell table:formula="of:=SUMIF([.$C$3:.$R$3];[.Z$3];[.$C222:.$R222])" office:value-type="float" office:value="45">
            <text:p>45</text:p>
          </table:table-cell>
          <table:table-cell table:formula="of:=SUM([.T222:.Z222])" office:value-type="float" office:value="7841">
            <text:p>7841</text:p>
          </table:table-cell>
        </table:table-row>
        <table:table-row table:style-name="ro1">
          <table:table-cell office:value-type="string">
            <text:p>Loppersum</text:p>
          </table:table-cell>
          <table:table-cell office:value-type="float" office:value="11199">
            <text:p>11199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0266">
            <text:p>10266</text:p>
          </table:table-cell>
          <table:table-cell office:value-type="float" office:value="199">
            <text:p>199</text:p>
          </table:table-cell>
          <table:table-cell office:value-type="float" office:value="95">
            <text:p>95</text:p>
          </table:table-cell>
          <table:table-cell office:value-type="string">
            <text:p><text:s/></text:p>
          </table:table-cell>
          <table:table-cell table:formula="of:=SUM([.C223:.R223])" office:value-type="float" office:value="11200">
            <text:p>11200</text:p>
          </table:table-cell>
          <table:table-cell table:formula="of:=SUMIF([.$C$3:.$R$3];[.T$3];[.$C223:.$R223])" office:value-type="float" office:value="260">
            <text:p>260</text:p>
          </table:table-cell>
          <table:table-cell table:formula="of:=SUMIF([.$C$3:.$R$3];[.U$3];[.$C223:.$R223])" office:value-type="float" office:value="256">
            <text:p>256</text:p>
          </table:table-cell>
          <table:table-cell table:formula="of:=SUMIF([.$C$3:.$R$3];[.V$3];[.$C223:.$R223])" office:value-type="float" office:value="294">
            <text:p>294</text:p>
          </table:table-cell>
          <table:table-cell table:formula="of:=SUMIF([.$C$3:.$R$3];[.W$3];[.$C223:.$R223])" office:value-type="float" office:value="57">
            <text:p>57</text:p>
          </table:table-cell>
          <table:table-cell table:formula="of:=SUMIF([.$C$3:.$R$3];[.X$3];[.$C223:.$R223])" office:value-type="float" office:value="10266">
            <text:p>10266</text:p>
          </table:table-cell>
          <table:table-cell table:formula="of:=SUMIF([.$C$3:.$R$3];[.Y$3];[.$C223:.$R223])" office:value-type="float" office:value="38">
            <text:p>38</text:p>
          </table:table-cell>
          <table:table-cell table:formula="of:=SUMIF([.$C$3:.$R$3];[.Z$3];[.$C223:.$R223])" office:value-type="float" office:value="29">
            <text:p>29</text:p>
          </table:table-cell>
          <table:table-cell table:formula="of:=SUM([.T223:.Z223])" office:value-type="float" office:value="11200">
            <text:p>11200</text:p>
          </table:table-cell>
        </table:table-row>
        <table:table-row table:style-name="ro1">
          <table:table-cell office:value-type="string">
            <text:p>Losser</text:p>
          </table:table-cell>
          <table:table-cell office:value-type="float" office:value="9964">
            <text:p>9964</text:p>
          </table:table-cell>
          <table:table-cell office:value-type="float" office:value="236">
            <text:p>236</text:p>
          </table:table-cell>
          <table:table-cell office:value-type="float" office:value="367">
            <text:p>36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 office:value-type="float" office:value="7194">
            <text:p>7194</text:p>
          </table:table-cell>
          <table:table-cell office:value-type="float" office:value="1772">
            <text:p>1772</text:p>
          </table:table-cell>
          <table:table-cell office:value-type="float" office:value="79">
            <text:p>79</text:p>
          </table:table-cell>
          <table:table-cell office:value-type="string">
            <text:p><text:s/></text:p>
          </table:table-cell>
          <table:table-cell table:formula="of:=SUM([.C224:.R224])" office:value-type="float" office:value="9963">
            <text:p>9963</text:p>
          </table:table-cell>
          <table:table-cell table:formula="of:=SUMIF([.$C$3:.$R$3];[.T$3];[.$C224:.$R224])" office:value-type="float" office:value="236">
            <text:p>236</text:p>
          </table:table-cell>
          <table:table-cell table:formula="of:=SUMIF([.$C$3:.$R$3];[.U$3];[.$C224:.$R224])" office:value-type="float" office:value="367">
            <text:p>367</text:p>
          </table:table-cell>
          <table:table-cell table:formula="of:=SUMIF([.$C$3:.$R$3];[.V$3];[.$C224:.$R224])" office:value-type="float" office:value="1851">
            <text:p>1851</text:p>
          </table:table-cell>
          <table:table-cell table:formula="of:=SUMIF([.$C$3:.$R$3];[.W$3];[.$C224:.$R224])" office:value-type="float" office:value="199">
            <text:p>199</text:p>
          </table:table-cell>
          <table:table-cell table:formula="of:=SUMIF([.$C$3:.$R$3];[.X$3];[.$C224:.$R224])" office:value-type="float" office:value="7194">
            <text:p>7194</text:p>
          </table:table-cell>
          <table:table-cell table:formula="of:=SUMIF([.$C$3:.$R$3];[.Y$3];[.$C224:.$R224])" office:value-type="float" office:value="45">
            <text:p>45</text:p>
          </table:table-cell>
          <table:table-cell table:formula="of:=SUMIF([.$C$3:.$R$3];[.Z$3];[.$C224:.$R224])" office:value-type="float" office:value="67">
            <text:p>67</text:p>
          </table:table-cell>
          <table:table-cell table:formula="of:=SUM([.T224:.Z224])" office:value-type="float" office:value="9959">
            <text:p>9959</text:p>
          </table:table-cell>
        </table:table-row>
        <table:table-row table:style-name="ro1">
          <table:table-cell office:value-type="string">
            <text:p>Maarssen</text:p>
          </table:table-cell>
          <table:table-cell office:value-type="float" office:value="3086">
            <text:p>3086</text:p>
          </table:table-cell>
          <table:table-cell office:value-type="float" office:value="160">
            <text:p>160</text:p>
          </table:table-cell>
          <table:table-cell office:value-type="float" office:value="449">
            <text:p>44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447">
            <text:p>1447</text:p>
          </table:table-cell>
          <table:table-cell office:value-type="float" office:value="300">
            <text:p>300</text:p>
          </table:table-cell>
          <table:table-cell office:value-type="float" office:value="368">
            <text:p>368</text:p>
          </table:table-cell>
          <table:table-cell office:value-type="string">
            <text:p><text:s/></text:p>
          </table:table-cell>
          <table:table-cell table:formula="of:=SUM([.C225:.R225])" office:value-type="float" office:value="3086">
            <text:p>3086</text:p>
          </table:table-cell>
          <table:table-cell table:formula="of:=SUMIF([.$C$3:.$R$3];[.T$3];[.$C225:.$R225])" office:value-type="float" office:value="160">
            <text:p>160</text:p>
          </table:table-cell>
          <table:table-cell table:formula="of:=SUMIF([.$C$3:.$R$3];[.U$3];[.$C225:.$R225])" office:value-type="float" office:value="449">
            <text:p>449</text:p>
          </table:table-cell>
          <table:table-cell table:formula="of:=SUMIF([.$C$3:.$R$3];[.V$3];[.$C225:.$R225])" office:value-type="float" office:value="668">
            <text:p>668</text:p>
          </table:table-cell>
          <table:table-cell table:formula="of:=SUMIF([.$C$3:.$R$3];[.W$3];[.$C225:.$R225])" office:value-type="float" office:value="250">
            <text:p>250</text:p>
          </table:table-cell>
          <table:table-cell table:formula="of:=SUMIF([.$C$3:.$R$3];[.X$3];[.$C225:.$R225])" office:value-type="float" office:value="1447">
            <text:p>1447</text:p>
          </table:table-cell>
          <table:table-cell table:formula="of:=SUMIF([.$C$3:.$R$3];[.Y$3];[.$C225:.$R225])" office:value-type="float" office:value="39">
            <text:p>39</text:p>
          </table:table-cell>
          <table:table-cell table:formula="of:=SUMIF([.$C$3:.$R$3];[.Z$3];[.$C225:.$R225])" office:value-type="float" office:value="68">
            <text:p>68</text:p>
          </table:table-cell>
          <table:table-cell table:formula="of:=SUM([.T225:.Z225])" office:value-type="float" office:value="3081">
            <text:p>3081</text:p>
          </table:table-cell>
        </table:table-row>
        <table:table-row table:style-name="ro1">
          <table:table-cell office:value-type="string">
            <text:p>Maasbree</text:p>
          </table:table-cell>
          <table:table-cell office:value-type="float" office:value="4993">
            <text:p>4993</text:p>
          </table:table-cell>
          <table:table-cell office:value-type="float" office:value="177">
            <text:p>177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506">
            <text:p>3506</text:p>
          </table:table-cell>
          <table:table-cell office:value-type="float" office:value="864">
            <text:p>864</text:p>
          </table:table-cell>
          <table:table-cell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SUM([.C226:.R226])" office:value-type="float" office:value="4993">
            <text:p>4993</text:p>
          </table:table-cell>
          <table:table-cell table:formula="of:=SUMIF([.$C$3:.$R$3];[.T$3];[.$C226:.$R226])" office:value-type="float" office:value="177">
            <text:p>177</text:p>
          </table:table-cell>
          <table:table-cell table:formula="of:=SUMIF([.$C$3:.$R$3];[.U$3];[.$C226:.$R226])" office:value-type="float" office:value="204">
            <text:p>204</text:p>
          </table:table-cell>
          <table:table-cell table:formula="of:=SUMIF([.$C$3:.$R$3];[.V$3];[.$C226:.$R226])" office:value-type="float" office:value="916">
            <text:p>916</text:p>
          </table:table-cell>
          <table:table-cell table:formula="of:=SUMIF([.$C$3:.$R$3];[.W$3];[.$C226:.$R226])" office:value-type="float" office:value="108">
            <text:p>108</text:p>
          </table:table-cell>
          <table:table-cell table:formula="of:=SUMIF([.$C$3:.$R$3];[.X$3];[.$C226:.$R226])" office:value-type="float" office:value="3506">
            <text:p>3506</text:p>
          </table:table-cell>
          <table:table-cell table:formula="of:=SUMIF([.$C$3:.$R$3];[.Y$3];[.$C226:.$R226])" office:value-type="float" office:value="32">
            <text:p>32</text:p>
          </table:table-cell>
          <table:table-cell table:formula="of:=SUMIF([.$C$3:.$R$3];[.Z$3];[.$C226:.$R226])" office:value-type="float" office:value="46">
            <text:p>46</text:p>
          </table:table-cell>
          <table:table-cell table:formula="of:=SUM([.T226:.Z226])" office:value-type="float" office:value="4989">
            <text:p>4989</text:p>
          </table:table-cell>
        </table:table-row>
        <table:table-row table:style-name="ro1">
          <table:table-cell office:value-type="string">
            <text:p>Maasdonk</text:p>
          </table:table-cell>
          <table:table-cell office:value-type="float" office:value="3732">
            <text:p>3732</text:p>
          </table:table-cell>
          <table:table-cell office:value-type="float" office:value="150">
            <text:p>150</text:p>
          </table:table-cell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992">
            <text:p>2992</text:p>
          </table:table-cell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table:formula="of:=SUM([.C227:.R227])" office:value-type="float" office:value="3733">
            <text:p>3733</text:p>
          </table:table-cell>
          <table:table-cell table:formula="of:=SUMIF([.$C$3:.$R$3];[.T$3];[.$C227:.$R227])" office:value-type="float" office:value="150">
            <text:p>150</text:p>
          </table:table-cell>
          <table:table-cell table:formula="of:=SUMIF([.$C$3:.$R$3];[.U$3];[.$C227:.$R227])" office:value-type="float" office:value="189">
            <text:p>189</text:p>
          </table:table-cell>
          <table:table-cell table:formula="of:=SUMIF([.$C$3:.$R$3];[.V$3];[.$C227:.$R227])" office:value-type="float" office:value="199">
            <text:p>199</text:p>
          </table:table-cell>
          <table:table-cell table:formula="of:=SUMIF([.$C$3:.$R$3];[.W$3];[.$C227:.$R227])" office:value-type="float" office:value="121">
            <text:p>121</text:p>
          </table:table-cell>
          <table:table-cell table:formula="of:=SUMIF([.$C$3:.$R$3];[.X$3];[.$C227:.$R227])" office:value-type="float" office:value="2992">
            <text:p>2992</text:p>
          </table:table-cell>
          <table:table-cell table:formula="of:=SUMIF([.$C$3:.$R$3];[.Y$3];[.$C227:.$R227])" office:value-type="float" office:value="22">
            <text:p>22</text:p>
          </table:table-cell>
          <table:table-cell table:formula="of:=SUMIF([.$C$3:.$R$3];[.Z$3];[.$C227:.$R227])" office:value-type="float" office:value="37">
            <text:p>37</text:p>
          </table:table-cell>
          <table:table-cell table:formula="of:=SUM([.T227:.Z227])" office:value-type="float" office:value="3710">
            <text:p>3710</text:p>
          </table:table-cell>
        </table:table-row>
        <table:table-row table:style-name="ro1">
          <table:table-cell office:value-type="string">
            <text:p>Maasdriel</text:p>
          </table:table-cell>
          <table:table-cell office:value-type="float" office:value="7549">
            <text:p>7549</text:p>
          </table:table-cell>
          <table:table-cell office:value-type="float" office:value="329">
            <text:p>329</text:p>
          </table:table-cell>
          <table:table-cell office:value-type="float" office:value="397">
            <text:p>397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374">
            <text:p>5374</text:p>
          </table:table-cell>
          <table:table-cell office:value-type="float" office:value="137">
            <text:p>137</text:p>
          </table:table-cell>
          <table:table-cell office:value-type="float" office:value="948">
            <text:p>948</text:p>
          </table:table-cell>
          <table:table-cell office:value-type="string">
            <text:p><text:s/></text:p>
          </table:table-cell>
          <table:table-cell table:formula="of:=SUM([.C228:.R228])" office:value-type="float" office:value="7548">
            <text:p>7548</text:p>
          </table:table-cell>
          <table:table-cell table:formula="of:=SUMIF([.$C$3:.$R$3];[.T$3];[.$C228:.$R228])" office:value-type="float" office:value="329">
            <text:p>329</text:p>
          </table:table-cell>
          <table:table-cell table:formula="of:=SUMIF([.$C$3:.$R$3];[.U$3];[.$C228:.$R228])" office:value-type="float" office:value="397">
            <text:p>397</text:p>
          </table:table-cell>
          <table:table-cell table:formula="of:=SUMIF([.$C$3:.$R$3];[.V$3];[.$C228:.$R228])" office:value-type="float" office:value="1085">
            <text:p>1085</text:p>
          </table:table-cell>
          <table:table-cell table:formula="of:=SUMIF([.$C$3:.$R$3];[.W$3];[.$C228:.$R228])" office:value-type="float" office:value="145">
            <text:p>145</text:p>
          </table:table-cell>
          <table:table-cell table:formula="of:=SUMIF([.$C$3:.$R$3];[.X$3];[.$C228:.$R228])" office:value-type="float" office:value="5374">
            <text:p>5374</text:p>
          </table:table-cell>
          <table:table-cell table:formula="of:=SUMIF([.$C$3:.$R$3];[.Y$3];[.$C228:.$R228])" office:value-type="float" office:value="38">
            <text:p>38</text:p>
          </table:table-cell>
          <table:table-cell table:formula="of:=SUMIF([.$C$3:.$R$3];[.Z$3];[.$C228:.$R228])" office:value-type="float" office:value="176">
            <text:p>176</text:p>
          </table:table-cell>
          <table:table-cell table:formula="of:=SUM([.T228:.Z228])" office:value-type="float" office:value="7544">
            <text:p>7544</text:p>
          </table:table-cell>
        </table:table-row>
        <table:table-row table:style-name="ro1">
          <table:table-cell office:value-type="string">
            <text:p>Maasgouw</text:p>
          </table:table-cell>
          <table:table-cell office:value-type="float" office:value="5802">
            <text:p>5802</text:p>
          </table:table-cell>
          <table:table-cell office:value-type="float" office:value="215">
            <text:p>215</text:p>
          </table:table-cell>
          <table:table-cell office:value-type="float" office:value="589">
            <text:p>589</text:p>
          </table:table-cell>
          <table:table-cell office:value-type="string">
            <text:p>-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string">
            <text:p>-</text:p>
          </table:table-cell>
          <table:table-cell office:value-type="float" office:value="168">
            <text:p>168</text:p>
          </table:table-cell>
          <table:table-cell office:value-type="float" office:value="92">
            <text:p>92</text:p>
          </table:table-cell>
          <table:table-cell office:value-type="float" office:value="2424">
            <text:p>2424</text:p>
          </table:table-cell>
          <table:table-cell office:value-type="float" office:value="600">
            <text:p>600</text:p>
          </table:table-cell>
          <table:table-cell office:value-type="float" office:value="1220">
            <text:p>1220</text:p>
          </table:table-cell>
          <table:table-cell office:value-type="string">
            <text:p><text:s/></text:p>
          </table:table-cell>
          <table:table-cell table:formula="of:=SUM([.C229:.R229])" office:value-type="float" office:value="5802">
            <text:p>5802</text:p>
          </table:table-cell>
          <table:table-cell table:formula="of:=SUMIF([.$C$3:.$R$3];[.T$3];[.$C229:.$R229])" office:value-type="float" office:value="215">
            <text:p>215</text:p>
          </table:table-cell>
          <table:table-cell table:formula="of:=SUMIF([.$C$3:.$R$3];[.U$3];[.$C229:.$R229])" office:value-type="float" office:value="589">
            <text:p>589</text:p>
          </table:table-cell>
          <table:table-cell table:formula="of:=SUMIF([.$C$3:.$R$3];[.V$3];[.$C229:.$R229])" office:value-type="float" office:value="1820">
            <text:p>1820</text:p>
          </table:table-cell>
          <table:table-cell table:formula="of:=SUMIF([.$C$3:.$R$3];[.W$3];[.$C229:.$R229])" office:value-type="float" office:value="381">
            <text:p>381</text:p>
          </table:table-cell>
          <table:table-cell table:formula="of:=SUMIF([.$C$3:.$R$3];[.X$3];[.$C229:.$R229])" office:value-type="float" office:value="2424">
            <text:p>2424</text:p>
          </table:table-cell>
          <table:table-cell table:formula="of:=SUMIF([.$C$3:.$R$3];[.Y$3];[.$C229:.$R229])" office:value-type="float" office:value="116">
            <text:p>116</text:p>
          </table:table-cell>
          <table:table-cell table:formula="of:=SUMIF([.$C$3:.$R$3];[.Z$3];[.$C229:.$R229])" office:value-type="float" office:value="156">
            <text:p>156</text:p>
          </table:table-cell>
          <table:table-cell table:formula="of:=SUM([.T229:.Z229])" office:value-type="float" office:value="5701">
            <text:p>5701</text:p>
          </table:table-cell>
        </table:table-row>
        <table:table-row table:style-name="ro1">
          <table:table-cell office:value-type="string">
            <text:p>Maassluis</text:p>
          </table:table-cell>
          <table:table-cell office:value-type="float" office:value="1011">
            <text:p>1011</text:p>
          </table:table-cell>
          <table:table-cell office:value-type="float" office:value="46">
            <text:p>46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227">
            <text:p>227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string">
            <text:p><text:s/></text:p>
          </table:table-cell>
          <table:table-cell table:formula="of:=SUM([.C230:.R230])" office:value-type="float" office:value="1011">
            <text:p>1011</text:p>
          </table:table-cell>
          <table:table-cell table:formula="of:=SUMIF([.$C$3:.$R$3];[.T$3];[.$C230:.$R230])" office:value-type="float" office:value="46">
            <text:p>46</text:p>
          </table:table-cell>
          <table:table-cell table:formula="of:=SUMIF([.$C$3:.$R$3];[.U$3];[.$C230:.$R230])" office:value-type="float" office:value="284">
            <text:p>284</text:p>
          </table:table-cell>
          <table:table-cell table:formula="of:=SUMIF([.$C$3:.$R$3];[.V$3];[.$C230:.$R230])" office:value-type="float" office:value="193">
            <text:p>193</text:p>
          </table:table-cell>
          <table:table-cell table:formula="of:=SUMIF([.$C$3:.$R$3];[.W$3];[.$C230:.$R230])" office:value-type="float" office:value="135">
            <text:p>135</text:p>
          </table:table-cell>
          <table:table-cell table:formula="of:=SUMIF([.$C$3:.$R$3];[.X$3];[.$C230:.$R230])" office:value-type="float" office:value="227">
            <text:p>227</text:p>
          </table:table-cell>
          <table:table-cell table:formula="of:=SUMIF([.$C$3:.$R$3];[.Y$3];[.$C230:.$R230])" office:value-type="float" office:value="44">
            <text:p>44</text:p>
          </table:table-cell>
          <table:table-cell table:formula="of:=SUMIF([.$C$3:.$R$3];[.Z$3];[.$C230:.$R230])" office:value-type="float" office:value="82">
            <text:p>82</text:p>
          </table:table-cell>
          <table:table-cell table:formula="of:=SUM([.T230:.Z230])" office:value-type="float" office:value="1011">
            <text:p>1011</text:p>
          </table:table-cell>
        </table:table-row>
        <table:table-row table:style-name="ro1">
          <table:table-cell office:value-type="string">
            <text:p>Maastricht</text:p>
          </table:table-cell>
          <table:table-cell office:value-type="float" office:value="6006">
            <text:p>6006</text:p>
          </table:table-cell>
          <table:table-cell office:value-type="float" office:value="337">
            <text:p>337</text:p>
          </table:table-cell>
          <table:table-cell office:value-type="float" office:value="1500">
            <text:p>150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178">
            <text:p>178</text:p>
          </table:table-cell>
          <table:table-cell office:value-type="float" office:value="486">
            <text:p>486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248">
            <text:p>248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2099">
            <text:p>2099</text:p>
          </table:table-cell>
          <table:table-cell office:value-type="float" office:value="240">
            <text:p>240</text:p>
          </table:table-cell>
          <table:table-cell office:value-type="float" office:value="326">
            <text:p>326</text:p>
          </table:table-cell>
          <table:table-cell office:value-type="string">
            <text:p><text:s/></text:p>
          </table:table-cell>
          <table:table-cell table:formula="of:=SUM([.C231:.R231])" office:value-type="float" office:value="6006">
            <text:p>6006</text:p>
          </table:table-cell>
          <table:table-cell table:formula="of:=SUMIF([.$C$3:.$R$3];[.T$3];[.$C231:.$R231])" office:value-type="float" office:value="337">
            <text:p>337</text:p>
          </table:table-cell>
          <table:table-cell table:formula="of:=SUMIF([.$C$3:.$R$3];[.U$3];[.$C231:.$R231])" office:value-type="float" office:value="1500">
            <text:p>1500</text:p>
          </table:table-cell>
          <table:table-cell table:formula="of:=SUMIF([.$C$3:.$R$3];[.V$3];[.$C231:.$R231])" office:value-type="float" office:value="566">
            <text:p>566</text:p>
          </table:table-cell>
          <table:table-cell table:formula="of:=SUMIF([.$C$3:.$R$3];[.W$3];[.$C231:.$R231])" office:value-type="float" office:value="757">
            <text:p>757</text:p>
          </table:table-cell>
          <table:table-cell table:formula="of:=SUMIF([.$C$3:.$R$3];[.X$3];[.$C231:.$R231])" office:value-type="float" office:value="2099">
            <text:p>2099</text:p>
          </table:table-cell>
          <table:table-cell table:formula="of:=SUMIF([.$C$3:.$R$3];[.Y$3];[.$C231:.$R231])" office:value-type="float" office:value="200">
            <text:p>200</text:p>
          </table:table-cell>
          <table:table-cell table:formula="of:=SUMIF([.$C$3:.$R$3];[.Z$3];[.$C231:.$R231])" office:value-type="float" office:value="486">
            <text:p>486</text:p>
          </table:table-cell>
          <table:table-cell table:formula="of:=SUM([.T231:.Z231])" office:value-type="float" office:value="5945">
            <text:p>5945</text:p>
          </table:table-cell>
        </table:table-row>
        <table:table-row table:style-name="ro1">
          <table:table-cell office:value-type="string">
            <text:p>Margraten</text:p>
          </table:table-cell>
          <table:table-cell office:value-type="float" office:value="5770">
            <text:p>5770</text:p>
          </table:table-cell>
          <table:table-cell office:value-type="float" office:value="149">
            <text:p>149</text:p>
          </table:table-cell>
          <table:table-cell office:value-type="float" office:value="250">
            <text:p>25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-</text:p>
          </table:table-cell>
          <table:table-cell office:value-type="float" office:value="24">
            <text:p>24</text:p>
          </table:table-cell>
          <table:table-cell office:value-type="float" office:value="4734">
            <text:p>473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SUM([.C232:.R232])" office:value-type="float" office:value="5769">
            <text:p>5769</text:p>
          </table:table-cell>
          <table:table-cell table:formula="of:=SUMIF([.$C$3:.$R$3];[.T$3];[.$C232:.$R232])" office:value-type="float" office:value="149">
            <text:p>149</text:p>
          </table:table-cell>
          <table:table-cell table:formula="of:=SUMIF([.$C$3:.$R$3];[.U$3];[.$C232:.$R232])" office:value-type="float" office:value="250">
            <text:p>250</text:p>
          </table:table-cell>
          <table:table-cell table:formula="of:=SUMIF([.$C$3:.$R$3];[.V$3];[.$C232:.$R232])" office:value-type="float" office:value="398">
            <text:p>398</text:p>
          </table:table-cell>
          <table:table-cell table:formula="of:=SUMIF([.$C$3:.$R$3];[.W$3];[.$C232:.$R232])" office:value-type="float" office:value="134">
            <text:p>134</text:p>
          </table:table-cell>
          <table:table-cell table:formula="of:=SUMIF([.$C$3:.$R$3];[.X$3];[.$C232:.$R232])" office:value-type="float" office:value="4734">
            <text:p>4734</text:p>
          </table:table-cell>
          <table:table-cell table:formula="of:=SUMIF([.$C$3:.$R$3];[.Y$3];[.$C232:.$R232])" office:value-type="float" office:value="68">
            <text:p>68</text:p>
          </table:table-cell>
          <table:table-cell table:formula="of:=SUMIF([.$C$3:.$R$3];[.Z$3];[.$C232:.$R232])" office:value-type="float" office:value="34">
            <text:p>34</text:p>
          </table:table-cell>
          <table:table-cell table:formula="of:=SUM([.T232:.Z232])" office:value-type="float" office:value="5767">
            <text:p>5767</text:p>
          </table:table-cell>
        </table:table-row>
        <table:table-row table:style-name="ro1">
          <table:table-cell office:value-type="string">
            <text:p>De Marne</text:p>
          </table:table-cell>
          <table:table-cell office:value-type="float" office:value="24031">
            <text:p>24031</text:p>
          </table:table-cell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office:value-type="float" office:value="12145">
            <text:p>12145</text:p>
          </table:table-cell>
          <table:table-cell office:value-type="float" office:value="3594">
            <text:p>3594</text:p>
          </table:table-cell>
          <table:table-cell office:value-type="float" office:value="1468">
            <text:p>1468</text:p>
          </table:table-cell>
          <table:table-cell office:value-type="float" office:value="5744">
            <text:p>5744</text:p>
          </table:table-cell>
          <table:table-cell table:formula="of:=SUM([.C233:.R233])" office:value-type="float" office:value="24031">
            <text:p>24031</text:p>
          </table:table-cell>
          <table:table-cell table:formula="of:=SUMIF([.$C$3:.$R$3];[.T$3];[.$C233:.$R233])" office:value-type="float" office:value="320">
            <text:p>320</text:p>
          </table:table-cell>
          <table:table-cell table:formula="of:=SUMIF([.$C$3:.$R$3];[.U$3];[.$C233:.$R233])" office:value-type="float" office:value="276">
            <text:p>276</text:p>
          </table:table-cell>
          <table:table-cell table:formula="of:=SUMIF([.$C$3:.$R$3];[.V$3];[.$C233:.$R233])" office:value-type="float" office:value="10806">
            <text:p>10806</text:p>
          </table:table-cell>
          <table:table-cell table:formula="of:=SUMIF([.$C$3:.$R$3];[.W$3];[.$C233:.$R233])" office:value-type="float" office:value="213">
            <text:p>213</text:p>
          </table:table-cell>
          <table:table-cell table:formula="of:=SUMIF([.$C$3:.$R$3];[.X$3];[.$C233:.$R233])" office:value-type="float" office:value="12145">
            <text:p>12145</text:p>
          </table:table-cell>
          <table:table-cell table:formula="of:=SUMIF([.$C$3:.$R$3];[.Y$3];[.$C233:.$R233])" office:value-type="float" office:value="112">
            <text:p>112</text:p>
          </table:table-cell>
          <table:table-cell table:formula="of:=SUMIF([.$C$3:.$R$3];[.Z$3];[.$C233:.$R233])" office:value-type="float" office:value="60">
            <text:p>60</text:p>
          </table:table-cell>
          <table:table-cell table:formula="of:=SUM([.T233:.Z233])" office:value-type="float" office:value="23932">
            <text:p>23932</text:p>
          </table:table-cell>
        </table:table-row>
        <table:table-row table:style-name="ro1">
          <table:table-cell office:value-type="string">
            <text:p>Marum</text:p>
          </table:table-cell>
          <table:table-cell office:value-type="float" office:value="6488">
            <text:p>6488</text:p>
          </table:table-cell>
          <table:table-cell office:value-type="float" office:value="212">
            <text:p>212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5694">
            <text:p>5694</text:p>
          </table:table-cell>
          <table:table-cell office:value-type="float" office:value="176">
            <text:p>176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formula="of:=SUM([.C234:.R234])" office:value-type="float" office:value="6488">
            <text:p>6488</text:p>
          </table:table-cell>
          <table:table-cell table:formula="of:=SUMIF([.$C$3:.$R$3];[.T$3];[.$C234:.$R234])" office:value-type="float" office:value="212">
            <text:p>212</text:p>
          </table:table-cell>
          <table:table-cell table:formula="of:=SUMIF([.$C$3:.$R$3];[.U$3];[.$C234:.$R234])" office:value-type="float" office:value="220">
            <text:p>220</text:p>
          </table:table-cell>
          <table:table-cell table:formula="of:=SUMIF([.$C$3:.$R$3];[.V$3];[.$C234:.$R234])" office:value-type="float" office:value="214">
            <text:p>214</text:p>
          </table:table-cell>
          <table:table-cell table:formula="of:=SUMIF([.$C$3:.$R$3];[.W$3];[.$C234:.$R234])" office:value-type="float" office:value="64">
            <text:p>64</text:p>
          </table:table-cell>
          <table:table-cell table:formula="of:=SUMIF([.$C$3:.$R$3];[.X$3];[.$C234:.$R234])" office:value-type="float" office:value="5694">
            <text:p>5694</text:p>
          </table:table-cell>
          <table:table-cell table:formula="of:=SUMIF([.$C$3:.$R$3];[.Y$3];[.$C234:.$R234])" office:value-type="float" office:value="23">
            <text:p>23</text:p>
          </table:table-cell>
          <table:table-cell table:formula="of:=SUMIF([.$C$3:.$R$3];[.Z$3];[.$C234:.$R234])" office:value-type="float" office:value="54">
            <text:p>54</text:p>
          </table:table-cell>
          <table:table-cell table:formula="of:=SUM([.T234:.Z234])" office:value-type="float" office:value="6481">
            <text:p>6481</text:p>
          </table:table-cell>
        </table:table-row>
        <table:table-row table:style-name="ro1">
          <table:table-cell office:value-type="string">
            <text:p>Medemblik</text:p>
          </table:table-cell>
          <table:table-cell office:value-type="float" office:value="17900">
            <text:p>17900</text:p>
          </table:table-cell>
          <table:table-cell office:value-type="float" office:value="269">
            <text:p>269</text:p>
          </table:table-cell>
          <table:table-cell office:value-type="float" office:value="428">
            <text:p>4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6682">
            <text:p>6682</text:p>
          </table:table-cell>
          <table:table-cell office:value-type="float" office:value="33">
            <text:p>33</text:p>
          </table:table-cell>
          <table:table-cell office:value-type="float" office:value="10171">
            <text:p>10171</text:p>
          </table:table-cell>
          <table:table-cell office:value-type="string">
            <text:p><text:s/></text:p>
          </table:table-cell>
          <table:table-cell table:formula="of:=SUM([.C235:.R235])" office:value-type="float" office:value="17902">
            <text:p>17902</text:p>
          </table:table-cell>
          <table:table-cell table:formula="of:=SUMIF([.$C$3:.$R$3];[.T$3];[.$C235:.$R235])" office:value-type="float" office:value="269">
            <text:p>269</text:p>
          </table:table-cell>
          <table:table-cell table:formula="of:=SUMIF([.$C$3:.$R$3];[.U$3];[.$C235:.$R235])" office:value-type="float" office:value="428">
            <text:p>428</text:p>
          </table:table-cell>
          <table:table-cell table:formula="of:=SUMIF([.$C$3:.$R$3];[.V$3];[.$C235:.$R235])" office:value-type="float" office:value="10204">
            <text:p>10204</text:p>
          </table:table-cell>
          <table:table-cell table:formula="of:=SUMIF([.$C$3:.$R$3];[.W$3];[.$C235:.$R235])" office:value-type="float" office:value="174">
            <text:p>174</text:p>
          </table:table-cell>
          <table:table-cell table:formula="of:=SUMIF([.$C$3:.$R$3];[.X$3];[.$C235:.$R235])" office:value-type="float" office:value="6682">
            <text:p>6682</text:p>
          </table:table-cell>
          <table:table-cell table:formula="of:=SUMIF([.$C$3:.$R$3];[.Y$3];[.$C235:.$R235])" office:value-type="float" office:value="53">
            <text:p>53</text:p>
          </table:table-cell>
          <table:table-cell table:formula="of:=SUMIF([.$C$3:.$R$3];[.Z$3];[.$C235:.$R235])" office:value-type="float" office:value="88">
            <text:p>88</text:p>
          </table:table-cell>
          <table:table-cell table:formula="of:=SUM([.T235:.Z235])" office:value-type="float" office:value="17898">
            <text:p>17898</text:p>
          </table:table-cell>
        </table:table-row>
        <table:table-row table:style-name="ro1">
          <table:table-cell office:value-type="string">
            <text:p>Meerlo-Wanssum</text:p>
          </table:table-cell>
          <table:table-cell office:value-type="float" office:value="3940">
            <text:p>3940</text:p>
          </table:table-cell>
          <table:table-cell office:value-type="float" office:value="86">
            <text:p>86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71">
            <text:p>2671</text:p>
          </table:table-cell>
          <table:table-cell office:value-type="float" office:value="715">
            <text:p>715</text:p>
          </table:table-cell>
          <table:table-cell office:value-type="float" office:value="99">
            <text:p>99</text:p>
          </table:table-cell>
          <table:table-cell office:value-type="string">
            <text:p><text:s/></text:p>
          </table:table-cell>
          <table:table-cell table:formula="of:=SUM([.C236:.R236])" office:value-type="float" office:value="3940">
            <text:p>3940</text:p>
          </table:table-cell>
          <table:table-cell table:formula="of:=SUMIF([.$C$3:.$R$3];[.T$3];[.$C236:.$R236])" office:value-type="float" office:value="86">
            <text:p>86</text:p>
          </table:table-cell>
          <table:table-cell table:formula="of:=SUMIF([.$C$3:.$R$3];[.U$3];[.$C236:.$R236])" office:value-type="float" office:value="156">
            <text:p>156</text:p>
          </table:table-cell>
          <table:table-cell table:formula="of:=SUMIF([.$C$3:.$R$3];[.V$3];[.$C236:.$R236])" office:value-type="float" office:value="814">
            <text:p>814</text:p>
          </table:table-cell>
          <table:table-cell table:formula="of:=SUMIF([.$C$3:.$R$3];[.W$3];[.$C236:.$R236])" office:value-type="float" office:value="117">
            <text:p>117</text:p>
          </table:table-cell>
          <table:table-cell table:formula="of:=SUMIF([.$C$3:.$R$3];[.X$3];[.$C236:.$R236])" office:value-type="float" office:value="2671">
            <text:p>2671</text:p>
          </table:table-cell>
          <table:table-cell table:formula="of:=SUMIF([.$C$3:.$R$3];[.Y$3];[.$C236:.$R236])" office:value-type="float" office:value="28">
            <text:p>28</text:p>
          </table:table-cell>
          <table:table-cell table:formula="of:=SUMIF([.$C$3:.$R$3];[.Z$3];[.$C236:.$R236])" office:value-type="float" office:value="68">
            <text:p>68</text:p>
          </table:table-cell>
          <table:table-cell table:formula="of:=SUM([.T236:.Z236])" office:value-type="float" office:value="3940">
            <text:p>3940</text:p>
          </table:table-cell>
        </table:table-row>
        <table:table-row table:style-name="ro1">
          <table:table-cell office:value-type="string">
            <text:p>Meerssen</text:p>
          </table:table-cell>
          <table:table-cell office:value-type="float" office:value="2771">
            <text:p>2771</text:p>
          </table:table-cell>
          <table:table-cell office:value-type="float" office:value="149">
            <text:p>149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 office:value-type="float" office:value="1698">
            <text:p>1698</text:p>
          </table:table-cell>
          <table:table-cell office:value-type="float" office:value="302">
            <text:p>302</text:p>
          </table:table-cell>
          <table:table-cell office:value-type="float" office:value="56">
            <text:p>56</text:p>
          </table:table-cell>
          <table:table-cell office:value-type="string">
            <text:p><text:s/></text:p>
          </table:table-cell>
          <table:table-cell table:formula="of:=SUM([.C237:.R237])" office:value-type="float" office:value="2773">
            <text:p>2773</text:p>
          </table:table-cell>
          <table:table-cell table:formula="of:=SUMIF([.$C$3:.$R$3];[.T$3];[.$C237:.$R237])" office:value-type="float" office:value="149">
            <text:p>149</text:p>
          </table:table-cell>
          <table:table-cell table:formula="of:=SUMIF([.$C$3:.$R$3];[.U$3];[.$C237:.$R237])" office:value-type="float" office:value="391">
            <text:p>391</text:p>
          </table:table-cell>
          <table:table-cell table:formula="of:=SUMIF([.$C$3:.$R$3];[.V$3];[.$C237:.$R237])" office:value-type="float" office:value="358">
            <text:p>358</text:p>
          </table:table-cell>
          <table:table-cell table:formula="of:=SUMIF([.$C$3:.$R$3];[.W$3];[.$C237:.$R237])" office:value-type="float" office:value="98">
            <text:p>98</text:p>
          </table:table-cell>
          <table:table-cell table:formula="of:=SUMIF([.$C$3:.$R$3];[.X$3];[.$C237:.$R237])" office:value-type="float" office:value="1698">
            <text:p>1698</text:p>
          </table:table-cell>
          <table:table-cell table:formula="of:=SUMIF([.$C$3:.$R$3];[.Y$3];[.$C237:.$R237])" office:value-type="float" office:value="30">
            <text:p>30</text:p>
          </table:table-cell>
          <table:table-cell table:formula="of:=SUMIF([.$C$3:.$R$3];[.Z$3];[.$C237:.$R237])" office:value-type="float" office:value="46">
            <text:p>46</text:p>
          </table:table-cell>
          <table:table-cell table:formula="of:=SUM([.T237:.Z237])" office:value-type="float" office:value="2770">
            <text:p>2770</text:p>
          </table:table-cell>
        </table:table-row>
        <table:table-row table:style-name="ro1">
          <table:table-cell office:value-type="string">
            <text:p>Meijel</text:p>
          </table:table-cell>
          <table:table-cell office:value-type="float" office:value="2004">
            <text:p>2004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533">
            <text:p>1533</text:p>
          </table:table-cell>
          <table:table-cell office:value-type="float" office:value="185">
            <text:p>185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formula="of:=SUM([.C238:.R238])" office:value-type="float" office:value="2005">
            <text:p>2005</text:p>
          </table:table-cell>
          <table:table-cell table:formula="of:=SUMIF([.$C$3:.$R$3];[.T$3];[.$C238:.$R238])" office:value-type="float" office:value="71">
            <text:p>71</text:p>
          </table:table-cell>
          <table:table-cell table:formula="of:=SUMIF([.$C$3:.$R$3];[.U$3];[.$C238:.$R238])" office:value-type="float" office:value="99">
            <text:p>99</text:p>
          </table:table-cell>
          <table:table-cell table:formula="of:=SUMIF([.$C$3:.$R$3];[.V$3];[.$C238:.$R238])" office:value-type="float" office:value="206">
            <text:p>206</text:p>
          </table:table-cell>
          <table:table-cell table:formula="of:=SUMIF([.$C$3:.$R$3];[.W$3];[.$C238:.$R238])" office:value-type="float" office:value="76">
            <text:p>76</text:p>
          </table:table-cell>
          <table:table-cell table:formula="of:=SUMIF([.$C$3:.$R$3];[.X$3];[.$C238:.$R238])" office:value-type="float" office:value="1533">
            <text:p>1533</text:p>
          </table:table-cell>
          <table:table-cell table:formula="of:=SUMIF([.$C$3:.$R$3];[.Y$3];[.$C238:.$R238])" office:value-type="float" office:value="1">
            <text:p>1</text:p>
          </table:table-cell>
          <table:table-cell table:formula="of:=SUMIF([.$C$3:.$R$3];[.Z$3];[.$C238:.$R238])" office:value-type="float" office:value="16">
            <text:p>16</text:p>
          </table:table-cell>
          <table:table-cell table:formula="of:=SUM([.T238:.Z238])" office:value-type="float" office:value="2002">
            <text:p>2002</text:p>
          </table:table-cell>
        </table:table-row>
        <table:table-row table:style-name="ro1">
          <table:table-cell office:value-type="string">
            <text:p>Menaldumadeel</text:p>
          </table:table-cell>
          <table:table-cell office:value-type="float" office:value="7003">
            <text:p>7003</text:p>
          </table:table-cell>
          <table:table-cell office:value-type="float" office:value="266">
            <text:p>266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119">
            <text:p>6119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string">
            <text:p><text:s/></text:p>
          </table:table-cell>
          <table:table-cell table:formula="of:=SUM([.C239:.R239])" office:value-type="float" office:value="7002">
            <text:p>7002</text:p>
          </table:table-cell>
          <table:table-cell table:formula="of:=SUMIF([.$C$3:.$R$3];[.T$3];[.$C239:.$R239])" office:value-type="float" office:value="266">
            <text:p>266</text:p>
          </table:table-cell>
          <table:table-cell table:formula="of:=SUMIF([.$C$3:.$R$3];[.U$3];[.$C239:.$R239])" office:value-type="float" office:value="298">
            <text:p>298</text:p>
          </table:table-cell>
          <table:table-cell table:formula="of:=SUMIF([.$C$3:.$R$3];[.V$3];[.$C239:.$R239])" office:value-type="float" office:value="132">
            <text:p>132</text:p>
          </table:table-cell>
          <table:table-cell table:formula="of:=SUMIF([.$C$3:.$R$3];[.W$3];[.$C239:.$R239])" office:value-type="float" office:value="66">
            <text:p>66</text:p>
          </table:table-cell>
          <table:table-cell table:formula="of:=SUMIF([.$C$3:.$R$3];[.X$3];[.$C239:.$R239])" office:value-type="float" office:value="6119">
            <text:p>6119</text:p>
          </table:table-cell>
          <table:table-cell table:formula="of:=SUMIF([.$C$3:.$R$3];[.Y$3];[.$C239:.$R239])" office:value-type="float" office:value="47">
            <text:p>47</text:p>
          </table:table-cell>
          <table:table-cell table:formula="of:=SUMIF([.$C$3:.$R$3];[.Z$3];[.$C239:.$R239])" office:value-type="float" office:value="73">
            <text:p>73</text:p>
          </table:table-cell>
          <table:table-cell table:formula="of:=SUM([.T239:.Z239])" office:value-type="float" office:value="7001">
            <text:p>7001</text:p>
          </table:table-cell>
        </table:table-row>
        <table:table-row table:style-name="ro1">
          <table:table-cell office:value-type="string">
            <text:p>Menterwolde</text:p>
          </table:table-cell>
          <table:table-cell office:value-type="float" office:value="8162">
            <text:p>8162</text:p>
          </table:table-cell>
          <table:table-cell office:value-type="float" office:value="271">
            <text:p>271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 office:value-type="float" office:value="208">
            <text:p>20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6727">
            <text:p>6727</text:p>
          </table:table-cell>
          <table:table-cell office:value-type="float" office:value="373">
            <text:p>373</text:p>
          </table:table-cell>
          <table:table-cell office:value-type="float" office:value="129">
            <text:p>129</text:p>
          </table:table-cell>
          <table:table-cell office:value-type="string">
            <text:p><text:s/></text:p>
          </table:table-cell>
          <table:table-cell table:formula="of:=SUM([.C240:.R240])" office:value-type="float" office:value="8162">
            <text:p>8162</text:p>
          </table:table-cell>
          <table:table-cell table:formula="of:=SUMIF([.$C$3:.$R$3];[.T$3];[.$C240:.$R240])" office:value-type="float" office:value="271">
            <text:p>271</text:p>
          </table:table-cell>
          <table:table-cell table:formula="of:=SUMIF([.$C$3:.$R$3];[.U$3];[.$C240:.$R240])" office:value-type="float" office:value="301">
            <text:p>301</text:p>
          </table:table-cell>
          <table:table-cell table:formula="of:=SUMIF([.$C$3:.$R$3];[.V$3];[.$C240:.$R240])" office:value-type="float" office:value="502">
            <text:p>502</text:p>
          </table:table-cell>
          <table:table-cell table:formula="of:=SUMIF([.$C$3:.$R$3];[.W$3];[.$C240:.$R240])" office:value-type="float" office:value="68">
            <text:p>68</text:p>
          </table:table-cell>
          <table:table-cell table:formula="of:=SUMIF([.$C$3:.$R$3];[.X$3];[.$C240:.$R240])" office:value-type="float" office:value="6727">
            <text:p>6727</text:p>
          </table:table-cell>
          <table:table-cell table:formula="of:=SUMIF([.$C$3:.$R$3];[.Y$3];[.$C240:.$R240])" office:value-type="float" office:value="208">
            <text:p>208</text:p>
          </table:table-cell>
          <table:table-cell table:formula="of:=SUMIF([.$C$3:.$R$3];[.Z$3];[.$C240:.$R240])" office:value-type="float" office:value="72">
            <text:p>72</text:p>
          </table:table-cell>
          <table:table-cell table:formula="of:=SUM([.T240:.Z240])" office:value-type="float" office:value="8149">
            <text:p>8149</text:p>
          </table:table-cell>
        </table:table-row>
        <table:table-row table:style-name="ro1">
          <table:table-cell office:value-type="string">
            <text:p>Meppel</text:p>
          </table:table-cell>
          <table:table-cell office:value-type="float" office:value="5698">
            <text:p>5698</text:p>
          </table:table-cell>
          <table:table-cell office:value-type="float" office:value="296">
            <text:p>296</text:p>
          </table:table-cell>
          <table:table-cell office:value-type="float" office:value="480">
            <text:p>48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022">
            <text:p>4022</text:p>
          </table:table-cell>
          <table:table-cell office:value-type="float" office:value="145">
            <text:p>145</text:p>
          </table:table-cell>
          <table:table-cell office:value-type="float" office:value="132">
            <text:p>132</text:p>
          </table:table-cell>
          <table:table-cell office:value-type="string">
            <text:p><text:s/></text:p>
          </table:table-cell>
          <table:table-cell table:formula="of:=SUM([.C241:.R241])" office:value-type="float" office:value="5698">
            <text:p>5698</text:p>
          </table:table-cell>
          <table:table-cell table:formula="of:=SUMIF([.$C$3:.$R$3];[.T$3];[.$C241:.$R241])" office:value-type="float" office:value="296">
            <text:p>296</text:p>
          </table:table-cell>
          <table:table-cell table:formula="of:=SUMIF([.$C$3:.$R$3];[.U$3];[.$C241:.$R241])" office:value-type="float" office:value="480">
            <text:p>480</text:p>
          </table:table-cell>
          <table:table-cell table:formula="of:=SUMIF([.$C$3:.$R$3];[.V$3];[.$C241:.$R241])" office:value-type="float" office:value="277">
            <text:p>277</text:p>
          </table:table-cell>
          <table:table-cell table:formula="of:=SUMIF([.$C$3:.$R$3];[.W$3];[.$C241:.$R241])" office:value-type="float" office:value="198">
            <text:p>198</text:p>
          </table:table-cell>
          <table:table-cell table:formula="of:=SUMIF([.$C$3:.$R$3];[.X$3];[.$C241:.$R241])" office:value-type="float" office:value="4022">
            <text:p>4022</text:p>
          </table:table-cell>
          <table:table-cell table:formula="of:=SUMIF([.$C$3:.$R$3];[.Y$3];[.$C241:.$R241])" office:value-type="float" office:value="153">
            <text:p>153</text:p>
          </table:table-cell>
          <table:table-cell table:formula="of:=SUMIF([.$C$3:.$R$3];[.Z$3];[.$C241:.$R241])" office:value-type="float" office:value="253">
            <text:p>253</text:p>
          </table:table-cell>
          <table:table-cell table:formula="of:=SUM([.T241:.Z241])" office:value-type="float" office:value="5679">
            <text:p>5679</text:p>
          </table:table-cell>
        </table:table-row>
        <table:table-row table:style-name="ro1">
          <table:table-cell office:value-type="string">
            <text:p>Middelburg (Z.)</text:p>
          </table:table-cell>
          <table:table-cell office:value-type="float" office:value="5305">
            <text:p>5305</text:p>
          </table:table-cell>
          <table:table-cell office:value-type="float" office:value="275">
            <text:p>275</text:p>
          </table:table-cell>
          <table:table-cell office:value-type="float" office:value="684">
            <text:p>684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21">
            <text:p>221</text:p>
          </table:table-cell>
          <table:table-cell office:value-type="float" office:value="241">
            <text:p>241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962">
            <text:p>2962</text:p>
          </table:table-cell>
          <table:table-cell office:value-type="float" office:value="132">
            <text:p>132</text:p>
          </table:table-cell>
          <table:table-cell office:value-type="float" office:value="450">
            <text:p>450</text:p>
          </table:table-cell>
          <table:table-cell office:value-type="string">
            <text:p><text:s/></text:p>
          </table:table-cell>
          <table:table-cell table:formula="of:=SUM([.C242:.R242])" office:value-type="float" office:value="5303">
            <text:p>5303</text:p>
          </table:table-cell>
          <table:table-cell table:formula="of:=SUMIF([.$C$3:.$R$3];[.T$3];[.$C242:.$R242])" office:value-type="float" office:value="275">
            <text:p>275</text:p>
          </table:table-cell>
          <table:table-cell table:formula="of:=SUMIF([.$C$3:.$R$3];[.U$3];[.$C242:.$R242])" office:value-type="float" office:value="684">
            <text:p>684</text:p>
          </table:table-cell>
          <table:table-cell table:formula="of:=SUMIF([.$C$3:.$R$3];[.V$3];[.$C242:.$R242])" office:value-type="float" office:value="582">
            <text:p>582</text:p>
          </table:table-cell>
          <table:table-cell table:formula="of:=SUMIF([.$C$3:.$R$3];[.W$3];[.$C242:.$R242])" office:value-type="float" office:value="328">
            <text:p>328</text:p>
          </table:table-cell>
          <table:table-cell table:formula="of:=SUMIF([.$C$3:.$R$3];[.X$3];[.$C242:.$R242])" office:value-type="float" office:value="2962">
            <text:p>2962</text:p>
          </table:table-cell>
          <table:table-cell table:formula="of:=SUMIF([.$C$3:.$R$3];[.Y$3];[.$C242:.$R242])" office:value-type="float" office:value="241">
            <text:p>241</text:p>
          </table:table-cell>
          <table:table-cell table:formula="of:=SUMIF([.$C$3:.$R$3];[.Z$3];[.$C242:.$R242])" office:value-type="float" office:value="221">
            <text:p>221</text:p>
          </table:table-cell>
          <table:table-cell table:formula="of:=SUM([.T242:.Z242])" office:value-type="float" office:value="5293">
            <text:p>5293</text:p>
          </table:table-cell>
        </table:table-row>
        <table:table-row table:style-name="ro1">
          <table:table-cell office:value-type="string">
            <text:p>Middelharnis</text:p>
          </table:table-cell>
          <table:table-cell office:value-type="float" office:value="8679">
            <text:p>8679</text:p>
          </table:table-cell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5071">
            <text:p>5071</text:p>
          </table:table-cell>
          <table:table-cell office:value-type="float" office:value="126">
            <text:p>126</text:p>
          </table:table-cell>
          <table:table-cell office:value-type="float" office:value="2608">
            <text:p>2608</text:p>
          </table:table-cell>
          <table:table-cell office:value-type="string">
            <text:p><text:s/></text:p>
          </table:table-cell>
          <table:table-cell table:formula="of:=SUM([.C243:.R243])" office:value-type="float" office:value="8678">
            <text:p>8678</text:p>
          </table:table-cell>
          <table:table-cell table:formula="of:=SUMIF([.$C$3:.$R$3];[.T$3];[.$C243:.$R243])" office:value-type="float" office:value="229">
            <text:p>229</text:p>
          </table:table-cell>
          <table:table-cell table:formula="of:=SUMIF([.$C$3:.$R$3];[.U$3];[.$C243:.$R243])" office:value-type="float" office:value="262">
            <text:p>262</text:p>
          </table:table-cell>
          <table:table-cell table:formula="of:=SUMIF([.$C$3:.$R$3];[.V$3];[.$C243:.$R243])" office:value-type="float" office:value="2734">
            <text:p>2734</text:p>
          </table:table-cell>
          <table:table-cell table:formula="of:=SUMIF([.$C$3:.$R$3];[.W$3];[.$C243:.$R243])" office:value-type="float" office:value="161">
            <text:p>161</text:p>
          </table:table-cell>
          <table:table-cell table:formula="of:=SUMIF([.$C$3:.$R$3];[.X$3];[.$C243:.$R243])" office:value-type="float" office:value="5071">
            <text:p>5071</text:p>
          </table:table-cell>
          <table:table-cell table:formula="of:=SUMIF([.$C$3:.$R$3];[.Y$3];[.$C243:.$R243])" office:value-type="float" office:value="92">
            <text:p>92</text:p>
          </table:table-cell>
          <table:table-cell table:formula="of:=SUMIF([.$C$3:.$R$3];[.Z$3];[.$C243:.$R243])" office:value-type="float" office:value="122">
            <text:p>122</text:p>
          </table:table-cell>
          <table:table-cell table:formula="of:=SUM([.T243:.Z243])" office:value-type="float" office:value="8671">
            <text:p>8671</text:p>
          </table:table-cell>
        </table:table-row>
        <table:table-row table:style-name="ro1">
          <table:table-cell office:value-type="string">
            <text:p>Midden-Delfland</text:p>
          </table:table-cell>
          <table:table-cell office:value-type="float" office:value="4938">
            <text:p>4938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86">
            <text:p>186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820">
            <text:p>3820</text:p>
          </table:table-cell>
          <table:table-cell office:value-type="float" office:value="97">
            <text:p>97</text:p>
          </table:table-cell>
          <table:table-cell office:value-type="float" office:value="203">
            <text:p>203</text:p>
          </table:table-cell>
          <table:table-cell office:value-type="string">
            <text:p><text:s/></text:p>
          </table:table-cell>
          <table:table-cell table:formula="of:=SUM([.C244:.R244])" office:value-type="float" office:value="4939">
            <text:p>4939</text:p>
          </table:table-cell>
          <table:table-cell table:formula="of:=SUMIF([.$C$3:.$R$3];[.T$3];[.$C244:.$R244])" office:value-type="float" office:value="183">
            <text:p>183</text:p>
          </table:table-cell>
          <table:table-cell table:formula="of:=SUMIF([.$C$3:.$R$3];[.U$3];[.$C244:.$R244])" office:value-type="float" office:value="186">
            <text:p>186</text:p>
          </table:table-cell>
          <table:table-cell table:formula="of:=SUMIF([.$C$3:.$R$3];[.V$3];[.$C244:.$R244])" office:value-type="float" office:value="300">
            <text:p>300</text:p>
          </table:table-cell>
          <table:table-cell table:formula="of:=SUMIF([.$C$3:.$R$3];[.W$3];[.$C244:.$R244])" office:value-type="float" office:value="190">
            <text:p>190</text:p>
          </table:table-cell>
          <table:table-cell table:formula="of:=SUMIF([.$C$3:.$R$3];[.X$3];[.$C244:.$R244])" office:value-type="float" office:value="3820">
            <text:p>3820</text:p>
          </table:table-cell>
          <table:table-cell table:formula="of:=SUMIF([.$C$3:.$R$3];[.Y$3];[.$C244:.$R244])" office:value-type="float" office:value="186">
            <text:p>186</text:p>
          </table:table-cell>
          <table:table-cell table:formula="of:=SUMIF([.$C$3:.$R$3];[.Z$3];[.$C244:.$R244])" office:value-type="float" office:value="41">
            <text:p>41</text:p>
          </table:table-cell>
          <table:table-cell table:formula="of:=SUM([.T244:.Z244])" office:value-type="float" office:value="4906">
            <text:p>4906</text:p>
          </table:table-cell>
        </table:table-row>
        <table:table-row table:style-name="ro1">
          <table:table-cell office:value-type="string">
            <text:p>Midden-Drenthe</text:p>
          </table:table-cell>
          <table:table-cell office:value-type="float" office:value="34582">
            <text:p>34582</text:p>
          </table:table-cell>
          <table:table-cell office:value-type="float" office:value="868">
            <text:p>868</text:p>
          </table:table-cell>
          <table:table-cell office:value-type="float" office:value="686">
            <text:p>686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195">
            <text:p>195</text:p>
          </table:table-cell>
          <table:table-cell office:value-type="float" office:value="326">
            <text:p>326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25674">
            <text:p>25674</text:p>
          </table:table-cell>
          <table:table-cell office:value-type="float" office:value="5834">
            <text:p>5834</text:p>
          </table:table-cell>
          <table:table-cell office:value-type="float" office:value="486">
            <text:p>486</text:p>
          </table:table-cell>
          <table:table-cell office:value-type="string">
            <text:p><text:s/></text:p>
          </table:table-cell>
          <table:table-cell table:formula="of:=SUM([.C245:.R245])" office:value-type="float" office:value="34581">
            <text:p>34581</text:p>
          </table:table-cell>
          <table:table-cell table:formula="of:=SUMIF([.$C$3:.$R$3];[.T$3];[.$C245:.$R245])" office:value-type="float" office:value="868">
            <text:p>868</text:p>
          </table:table-cell>
          <table:table-cell table:formula="of:=SUMIF([.$C$3:.$R$3];[.U$3];[.$C245:.$R245])" office:value-type="float" office:value="686">
            <text:p>686</text:p>
          </table:table-cell>
          <table:table-cell table:formula="of:=SUMIF([.$C$3:.$R$3];[.V$3];[.$C245:.$R245])" office:value-type="float" office:value="6320">
            <text:p>6320</text:p>
          </table:table-cell>
          <table:table-cell table:formula="of:=SUMIF([.$C$3:.$R$3];[.W$3];[.$C245:.$R245])" office:value-type="float" office:value="457">
            <text:p>457</text:p>
          </table:table-cell>
          <table:table-cell table:formula="of:=SUMIF([.$C$3:.$R$3];[.X$3];[.$C245:.$R245])" office:value-type="float" office:value="25674">
            <text:p>25674</text:p>
          </table:table-cell>
          <table:table-cell table:formula="of:=SUMIF([.$C$3:.$R$3];[.Y$3];[.$C245:.$R245])" office:value-type="float" office:value="326">
            <text:p>326</text:p>
          </table:table-cell>
          <table:table-cell table:formula="of:=SUMIF([.$C$3:.$R$3];[.Z$3];[.$C245:.$R245])" office:value-type="float" office:value="195">
            <text:p>195</text:p>
          </table:table-cell>
          <table:table-cell table:formula="of:=SUM([.T245:.Z245])" office:value-type="float" office:value="34526">
            <text:p>34526</text:p>
          </table:table-cell>
        </table:table-row>
        <table:table-row table:style-name="ro1">
          <table:table-cell office:value-type="string">
            <text:p>Mill en Sint Hubert</text:p>
          </table:table-cell>
          <table:table-cell office:value-type="float" office:value="5308">
            <text:p>5308</text:p>
          </table:table-cell>
          <table:table-cell office:value-type="float" office:value="130">
            <text:p>130</text:p>
          </table:table-cell>
          <table:table-cell office:value-type="float" office:value="219">
            <text:p>219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859">
            <text:p>3859</text:p>
          </table:table-cell>
          <table:table-cell office:value-type="float" office:value="834">
            <text:p>834</text:p>
          </table:table-cell>
          <table:table-cell office:value-type="float" office:value="89">
            <text:p>89</text:p>
          </table:table-cell>
          <table:table-cell office:value-type="string">
            <text:p><text:s/></text:p>
          </table:table-cell>
          <table:table-cell table:formula="of:=SUM([.C246:.R246])" office:value-type="float" office:value="5307">
            <text:p>5307</text:p>
          </table:table-cell>
          <table:table-cell table:formula="of:=SUMIF([.$C$3:.$R$3];[.T$3];[.$C246:.$R246])" office:value-type="float" office:value="130">
            <text:p>130</text:p>
          </table:table-cell>
          <table:table-cell table:formula="of:=SUMIF([.$C$3:.$R$3];[.U$3];[.$C246:.$R246])" office:value-type="float" office:value="219">
            <text:p>219</text:p>
          </table:table-cell>
          <table:table-cell table:formula="of:=SUMIF([.$C$3:.$R$3];[.V$3];[.$C246:.$R246])" office:value-type="float" office:value="923">
            <text:p>923</text:p>
          </table:table-cell>
          <table:table-cell table:formula="of:=SUMIF([.$C$3:.$R$3];[.W$3];[.$C246:.$R246])" office:value-type="float" office:value="67">
            <text:p>67</text:p>
          </table:table-cell>
          <table:table-cell table:formula="of:=SUMIF([.$C$3:.$R$3];[.X$3];[.$C246:.$R246])" office:value-type="float" office:value="3859">
            <text:p>3859</text:p>
          </table:table-cell>
          <table:table-cell table:formula="of:=SUMIF([.$C$3:.$R$3];[.Y$3];[.$C246:.$R246])" office:value-type="float" office:value="58">
            <text:p>58</text:p>
          </table:table-cell>
          <table:table-cell table:formula="of:=SUMIF([.$C$3:.$R$3];[.Z$3];[.$C246:.$R246])" office:value-type="float" office:value="44">
            <text:p>44</text:p>
          </table:table-cell>
          <table:table-cell table:formula="of:=SUM([.T246:.Z246])" office:value-type="float" office:value="5300">
            <text:p>5300</text:p>
          </table:table-cell>
        </table:table-row>
        <table:table-row table:style-name="ro1">
          <table:table-cell office:value-type="string">
            <text:p>Millingen aan de Rijn</text:p>
          </table:table-cell>
          <table:table-cell office:value-type="float" office:value="1032">
            <text:p>1032</text:p>
          </table:table-cell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-</text:p>
          </table:table-cell>
          <table:table-cell office:value-type="float" office:value="552">
            <text:p>552</text:p>
          </table:table-cell>
          <table:table-cell office:value-type="float" office:value="138">
            <text:p>138</text:p>
          </table:table-cell>
          <table:table-cell office:value-type="float" office:value="164">
            <text:p>164</text:p>
          </table:table-cell>
          <table:table-cell office:value-type="string">
            <text:p><text:s/></text:p>
          </table:table-cell>
          <table:table-cell table:formula="of:=SUM([.C247:.R247])" office:value-type="float" office:value="1032">
            <text:p>1032</text:p>
          </table:table-cell>
          <table:table-cell table:formula="of:=SUMIF([.$C$3:.$R$3];[.T$3];[.$C247:.$R247])" office:value-type="float" office:value="17">
            <text:p>17</text:p>
          </table:table-cell>
          <table:table-cell table:formula="of:=SUMIF([.$C$3:.$R$3];[.U$3];[.$C247:.$R247])" office:value-type="float" office:value="119">
            <text:p>119</text:p>
          </table:table-cell>
          <table:table-cell table:formula="of:=SUMIF([.$C$3:.$R$3];[.V$3];[.$C247:.$R247])" office:value-type="float" office:value="302">
            <text:p>302</text:p>
          </table:table-cell>
          <table:table-cell table:formula="of:=SUMIF([.$C$3:.$R$3];[.W$3];[.$C247:.$R247])" office:value-type="float" office:value="22">
            <text:p>22</text:p>
          </table:table-cell>
          <table:table-cell table:formula="of:=SUMIF([.$C$3:.$R$3];[.X$3];[.$C247:.$R247])" office:value-type="float" office:value="552">
            <text:p>552</text:p>
          </table:table-cell>
          <table:table-cell table:formula="of:=SUMIF([.$C$3:.$R$3];[.Y$3];[.$C247:.$R247])" office:value-type="float" office:value="7">
            <text:p>7</text:p>
          </table:table-cell>
          <table:table-cell table:formula="of:=SUMIF([.$C$3:.$R$3];[.Z$3];[.$C247:.$R247])" office:value-type="float" office:value="13">
            <text:p>13</text:p>
          </table:table-cell>
          <table:table-cell table:formula="of:=SUM([.T247:.Z247])" office:value-type="float" office:value="1032">
            <text:p>1032</text:p>
          </table:table-cell>
        </table:table-row>
        <table:table-row table:style-name="ro1">
          <table:table-cell office:value-type="string">
            <text:p>Moerdijk</text:p>
          </table:table-cell>
          <table:table-cell office:value-type="float" office:value="18399">
            <text:p>18399</text:p>
          </table:table-cell>
          <table:table-cell office:value-type="float" office:value="975">
            <text:p>975</text:p>
          </table:table-cell>
          <table:table-cell office:value-type="float" office:value="640">
            <text:p>640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046">
            <text:p>1046</text:p>
          </table:table-cell>
          <table:table-cell office:value-type="float" office:value="659">
            <text:p>659</text:p>
          </table:table-cell>
          <table:table-cell office:value-type="float" office:value="151">
            <text:p>15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1754">
            <text:p>11754</text:p>
          </table:table-cell>
          <table:table-cell office:value-type="float" office:value="474">
            <text:p>474</text:p>
          </table:table-cell>
          <table:table-cell office:value-type="float" office:value="2474">
            <text:p>2474</text:p>
          </table:table-cell>
          <table:table-cell office:value-type="string">
            <text:p><text:s/></text:p>
          </table:table-cell>
          <table:table-cell table:formula="of:=SUM([.C248:.R248])" office:value-type="float" office:value="18397">
            <text:p>18397</text:p>
          </table:table-cell>
          <table:table-cell table:formula="of:=SUMIF([.$C$3:.$R$3];[.T$3];[.$C248:.$R248])" office:value-type="float" office:value="975">
            <text:p>975</text:p>
          </table:table-cell>
          <table:table-cell table:formula="of:=SUMIF([.$C$3:.$R$3];[.U$3];[.$C248:.$R248])" office:value-type="float" office:value="640">
            <text:p>640</text:p>
          </table:table-cell>
          <table:table-cell table:formula="of:=SUMIF([.$C$3:.$R$3];[.V$3];[.$C248:.$R248])" office:value-type="float" office:value="2948">
            <text:p>2948</text:p>
          </table:table-cell>
          <table:table-cell table:formula="of:=SUMIF([.$C$3:.$R$3];[.W$3];[.$C248:.$R248])" office:value-type="float" office:value="309">
            <text:p>309</text:p>
          </table:table-cell>
          <table:table-cell table:formula="of:=SUMIF([.$C$3:.$R$3];[.X$3];[.$C248:.$R248])" office:value-type="float" office:value="11754">
            <text:p>11754</text:p>
          </table:table-cell>
          <table:table-cell table:formula="of:=SUMIF([.$C$3:.$R$3];[.Y$3];[.$C248:.$R248])" office:value-type="float" office:value="659">
            <text:p>659</text:p>
          </table:table-cell>
          <table:table-cell table:formula="of:=SUMIF([.$C$3:.$R$3];[.Z$3];[.$C248:.$R248])" office:value-type="float" office:value="1046">
            <text:p>1046</text:p>
          </table:table-cell>
          <table:table-cell table:formula="of:=SUM([.T248:.Z248])" office:value-type="float" office:value="18331">
            <text:p>18331</text:p>
          </table:table-cell>
        </table:table-row>
        <table:table-row table:style-name="ro1">
          <table:table-cell office:value-type="string">
            <text:p>Montferland</text:p>
          </table:table-cell>
          <table:table-cell office:value-type="float" office:value="10665">
            <text:p>10665</text:p>
          </table:table-cell>
          <table:table-cell office:value-type="float" office:value="305">
            <text:p>305</text:p>
          </table:table-cell>
          <table:table-cell office:value-type="float" office:value="565">
            <text:p>56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466">
            <text:p>7466</text:p>
          </table:table-cell>
          <table:table-cell office:value-type="float" office:value="1814">
            <text:p>1814</text:p>
          </table:table-cell>
          <table:table-cell office:value-type="float" office:value="93">
            <text:p>93</text:p>
          </table:table-cell>
          <table:table-cell office:value-type="string">
            <text:p><text:s/></text:p>
          </table:table-cell>
          <table:table-cell table:formula="of:=SUM([.C249:.R249])" office:value-type="float" office:value="10666">
            <text:p>10666</text:p>
          </table:table-cell>
          <table:table-cell table:formula="of:=SUMIF([.$C$3:.$R$3];[.T$3];[.$C249:.$R249])" office:value-type="float" office:value="305">
            <text:p>305</text:p>
          </table:table-cell>
          <table:table-cell table:formula="of:=SUMIF([.$C$3:.$R$3];[.U$3];[.$C249:.$R249])" office:value-type="float" office:value="565">
            <text:p>565</text:p>
          </table:table-cell>
          <table:table-cell table:formula="of:=SUMIF([.$C$3:.$R$3];[.V$3];[.$C249:.$R249])" office:value-type="float" office:value="1907">
            <text:p>1907</text:p>
          </table:table-cell>
          <table:table-cell table:formula="of:=SUMIF([.$C$3:.$R$3];[.W$3];[.$C249:.$R249])" office:value-type="float" office:value="183">
            <text:p>183</text:p>
          </table:table-cell>
          <table:table-cell table:formula="of:=SUMIF([.$C$3:.$R$3];[.X$3];[.$C249:.$R249])" office:value-type="float" office:value="7466">
            <text:p>7466</text:p>
          </table:table-cell>
          <table:table-cell table:formula="of:=SUMIF([.$C$3:.$R$3];[.Y$3];[.$C249:.$R249])" office:value-type="float" office:value="58">
            <text:p>58</text:p>
          </table:table-cell>
          <table:table-cell table:formula="of:=SUMIF([.$C$3:.$R$3];[.Z$3];[.$C249:.$R249])" office:value-type="float" office:value="178">
            <text:p>178</text:p>
          </table:table-cell>
          <table:table-cell table:formula="of:=SUM([.T249:.Z249])" office:value-type="float" office:value="10662">
            <text:p>10662</text:p>
          </table:table-cell>
        </table:table-row>
        <table:table-row table:style-name="ro1">
          <table:table-cell office:value-type="string">
            <text:p>Montfoort</text:p>
          </table:table-cell>
          <table:table-cell office:value-type="float" office:value="3822">
            <text:p>3822</text:p>
          </table:table-cell>
          <table:table-cell office:value-type="float" office:value="67">
            <text:p>67</text:p>
          </table:table-cell>
          <table:table-cell office:value-type="float" office:value="182">
            <text:p>182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3329">
            <text:p>3329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string">
            <text:p><text:s/></text:p>
          </table:table-cell>
          <table:table-cell table:formula="of:=SUM([.C250:.R250])" office:value-type="float" office:value="3821">
            <text:p>3821</text:p>
          </table:table-cell>
          <table:table-cell table:formula="of:=SUMIF([.$C$3:.$R$3];[.T$3];[.$C250:.$R250])" office:value-type="float" office:value="67">
            <text:p>67</text:p>
          </table:table-cell>
          <table:table-cell table:formula="of:=SUMIF([.$C$3:.$R$3];[.U$3];[.$C250:.$R250])" office:value-type="float" office:value="182">
            <text:p>182</text:p>
          </table:table-cell>
          <table:table-cell table:formula="of:=SUMIF([.$C$3:.$R$3];[.V$3];[.$C250:.$R250])" office:value-type="float" office:value="114">
            <text:p>114</text:p>
          </table:table-cell>
          <table:table-cell table:formula="of:=SUMIF([.$C$3:.$R$3];[.W$3];[.$C250:.$R250])" office:value-type="float" office:value="37">
            <text:p>37</text:p>
          </table:table-cell>
          <table:table-cell table:formula="of:=SUMIF([.$C$3:.$R$3];[.X$3];[.$C250:.$R250])" office:value-type="float" office:value="3329">
            <text:p>3329</text:p>
          </table:table-cell>
          <table:table-cell table:formula="of:=SUMIF([.$C$3:.$R$3];[.Y$3];[.$C250:.$R250])" office:value-type="float" office:value="9">
            <text:p>9</text:p>
          </table:table-cell>
          <table:table-cell table:formula="of:=SUMIF([.$C$3:.$R$3];[.Z$3];[.$C250:.$R250])" office:value-type="float" office:value="80">
            <text:p>80</text:p>
          </table:table-cell>
          <table:table-cell table:formula="of:=SUM([.T250:.Z250])" office:value-type="float" office:value="3818">
            <text:p>3818</text:p>
          </table:table-cell>
        </table:table-row>
        <table:table-row table:style-name="ro1">
          <table:table-cell office:value-type="string">
            <text:p>Mook en Middelaar</text:p>
          </table:table-cell>
          <table:table-cell office:value-type="float" office:value="1884">
            <text:p>1884</text:p>
          </table:table-cell>
          <table:table-cell office:value-type="float" office:value="57">
            <text:p>57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708">
            <text:p>708</text:p>
          </table:table-cell>
          <table:table-cell office:value-type="float" office:value="668">
            <text:p>668</text:p>
          </table:table-cell>
          <table:table-cell office:value-type="float" office:value="145">
            <text:p>145</text:p>
          </table:table-cell>
          <table:table-cell office:value-type="string">
            <text:p><text:s/></text:p>
          </table:table-cell>
          <table:table-cell table:formula="of:=SUM([.C251:.R251])" office:value-type="float" office:value="1885">
            <text:p>1885</text:p>
          </table:table-cell>
          <table:table-cell table:formula="of:=SUMIF([.$C$3:.$R$3];[.T$3];[.$C251:.$R251])" office:value-type="float" office:value="57">
            <text:p>57</text:p>
          </table:table-cell>
          <table:table-cell table:formula="of:=SUMIF([.$C$3:.$R$3];[.U$3];[.$C251:.$R251])" office:value-type="float" office:value="207">
            <text:p>207</text:p>
          </table:table-cell>
          <table:table-cell table:formula="of:=SUMIF([.$C$3:.$R$3];[.V$3];[.$C251:.$R251])" office:value-type="float" office:value="813">
            <text:p>813</text:p>
          </table:table-cell>
          <table:table-cell table:formula="of:=SUMIF([.$C$3:.$R$3];[.W$3];[.$C251:.$R251])" office:value-type="float" office:value="80">
            <text:p>80</text:p>
          </table:table-cell>
          <table:table-cell table:formula="of:=SUMIF([.$C$3:.$R$3];[.X$3];[.$C251:.$R251])" office:value-type="float" office:value="708">
            <text:p>708</text:p>
          </table:table-cell>
          <table:table-cell table:formula="of:=SUMIF([.$C$3:.$R$3];[.Y$3];[.$C251:.$R251])" office:value-type="float" office:value="1">
            <text:p>1</text:p>
          </table:table-cell>
          <table:table-cell table:formula="of:=SUMIF([.$C$3:.$R$3];[.Z$3];[.$C251:.$R251])" office:value-type="float" office:value="19">
            <text:p>19</text:p>
          </table:table-cell>
          <table:table-cell table:formula="of:=SUM([.T251:.Z251])" office:value-type="float" office:value="1885">
            <text:p>1885</text:p>
          </table:table-cell>
        </table:table-row>
        <table:table-row table:style-name="ro1">
          <table:table-cell office:value-type="string">
            <text:p>Moordrecht</text:p>
          </table:table-cell>
          <table:table-cell office:value-type="float" office:value="1273">
            <text:p>1273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2">
            <text:p>912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string">
            <text:p><text:s/></text:p>
          </table:table-cell>
          <table:table-cell table:formula="of:=SUM([.C252:.R252])" office:value-type="float" office:value="1275">
            <text:p>1275</text:p>
          </table:table-cell>
          <table:table-cell table:formula="of:=SUMIF([.$C$3:.$R$3];[.T$3];[.$C252:.$R252])" office:value-type="float" office:value="86">
            <text:p>86</text:p>
          </table:table-cell>
          <table:table-cell table:formula="of:=SUMIF([.$C$3:.$R$3];[.U$3];[.$C252:.$R252])" office:value-type="float" office:value="91">
            <text:p>91</text:p>
          </table:table-cell>
          <table:table-cell table:formula="of:=SUMIF([.$C$3:.$R$3];[.V$3];[.$C252:.$R252])" office:value-type="float" office:value="59">
            <text:p>59</text:p>
          </table:table-cell>
          <table:table-cell table:formula="of:=SUMIF([.$C$3:.$R$3];[.W$3];[.$C252:.$R252])" office:value-type="float" office:value="30">
            <text:p>30</text:p>
          </table:table-cell>
          <table:table-cell table:formula="of:=SUMIF([.$C$3:.$R$3];[.X$3];[.$C252:.$R252])" office:value-type="float" office:value="912">
            <text:p>912</text:p>
          </table:table-cell>
          <table:table-cell table:formula="of:=SUMIF([.$C$3:.$R$3];[.Y$3];[.$C252:.$R252])" office:value-type="float" office:value="60">
            <text:p>60</text:p>
          </table:table-cell>
          <table:table-cell table:formula="of:=SUMIF([.$C$3:.$R$3];[.Z$3];[.$C252:.$R252])" office:value-type="float" office:value="37">
            <text:p>37</text:p>
          </table:table-cell>
          <table:table-cell table:formula="of:=SUM([.T252:.Z252])" office:value-type="float" office:value="1275">
            <text:p>1275</text:p>
          </table:table-cell>
        </table:table-row>
        <table:table-row table:style-name="ro1">
          <table:table-cell office:value-type="string">
            <text:p>Muiden</text:p>
          </table:table-cell>
          <table:table-cell office:value-type="float" office:value="3651">
            <text:p>365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55">
            <text:p>955</text:p>
          </table:table-cell>
          <table:table-cell office:value-type="float" office:value="165">
            <text:p>165</text:p>
          </table:table-cell>
          <table:table-cell office:value-type="float" office:value="2206">
            <text:p>2206</text:p>
          </table:table-cell>
          <table:table-cell office:value-type="string">
            <text:p><text:s/></text:p>
          </table:table-cell>
          <table:table-cell table:formula="of:=SUM([.C253:.R253])" office:value-type="float" office:value="3650">
            <text:p>3650</text:p>
          </table:table-cell>
          <table:table-cell table:formula="of:=SUMIF([.$C$3:.$R$3];[.T$3];[.$C253:.$R253])" office:value-type="float" office:value="125">
            <text:p>125</text:p>
          </table:table-cell>
          <table:table-cell table:formula="of:=SUMIF([.$C$3:.$R$3];[.U$3];[.$C253:.$R253])" office:value-type="float" office:value="98">
            <text:p>98</text:p>
          </table:table-cell>
          <table:table-cell table:formula="of:=SUMIF([.$C$3:.$R$3];[.V$3];[.$C253:.$R253])" office:value-type="float" office:value="2371">
            <text:p>2371</text:p>
          </table:table-cell>
          <table:table-cell table:formula="of:=SUMIF([.$C$3:.$R$3];[.W$3];[.$C253:.$R253])" office:value-type="float" office:value="53">
            <text:p>53</text:p>
          </table:table-cell>
          <table:table-cell table:formula="of:=SUMIF([.$C$3:.$R$3];[.X$3];[.$C253:.$R253])" office:value-type="float" office:value="955">
            <text:p>955</text:p>
          </table:table-cell>
          <table:table-cell table:formula="of:=SUMIF([.$C$3:.$R$3];[.Y$3];[.$C253:.$R253])" office:value-type="float" office:value="22">
            <text:p>22</text:p>
          </table:table-cell>
          <table:table-cell table:formula="of:=SUMIF([.$C$3:.$R$3];[.Z$3];[.$C253:.$R253])" office:value-type="float" office:value="26">
            <text:p>26</text:p>
          </table:table-cell>
          <table:table-cell table:formula="of:=SUM([.T253:.Z253])" office:value-type="float" office:value="3650">
            <text:p>3650</text:p>
          </table:table-cell>
        </table:table-row>
        <table:table-row table:style-name="ro1">
          <table:table-cell office:value-type="string">
            <text:p>Naarden</text:p>
          </table:table-cell>
          <table:table-cell office:value-type="float" office:value="3289">
            <text:p>3289</text:p>
          </table:table-cell>
          <table:table-cell office:value-type="float" office:value="139">
            <text:p>139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85">
            <text:p>685</text:p>
          </table:table-cell>
          <table:table-cell office:value-type="float" office:value="707">
            <text:p>707</text:p>
          </table:table-cell>
          <table:table-cell office:value-type="float" office:value="1150">
            <text:p>1150</text:p>
          </table:table-cell>
          <table:table-cell office:value-type="string">
            <text:p><text:s/></text:p>
          </table:table-cell>
          <table:table-cell table:formula="of:=SUM([.C254:.R254])" office:value-type="float" office:value="3288">
            <text:p>3288</text:p>
          </table:table-cell>
          <table:table-cell table:formula="of:=SUMIF([.$C$3:.$R$3];[.T$3];[.$C254:.$R254])" office:value-type="float" office:value="139">
            <text:p>139</text:p>
          </table:table-cell>
          <table:table-cell table:formula="of:=SUMIF([.$C$3:.$R$3];[.U$3];[.$C254:.$R254])" office:value-type="float" office:value="310">
            <text:p>310</text:p>
          </table:table-cell>
          <table:table-cell table:formula="of:=SUMIF([.$C$3:.$R$3];[.V$3];[.$C254:.$R254])" office:value-type="float" office:value="1857">
            <text:p>1857</text:p>
          </table:table-cell>
          <table:table-cell table:formula="of:=SUMIF([.$C$3:.$R$3];[.W$3];[.$C254:.$R254])" office:value-type="float" office:value="221">
            <text:p>221</text:p>
          </table:table-cell>
          <table:table-cell table:formula="of:=SUMIF([.$C$3:.$R$3];[.X$3];[.$C254:.$R254])" office:value-type="float" office:value="685">
            <text:p>685</text:p>
          </table:table-cell>
          <table:table-cell table:formula="of:=SUMIF([.$C$3:.$R$3];[.Y$3];[.$C254:.$R254])" office:value-type="float" office:value="5">
            <text:p>5</text:p>
          </table:table-cell>
          <table:table-cell table:formula="of:=SUMIF([.$C$3:.$R$3];[.Z$3];[.$C254:.$R254])" office:value-type="float" office:value="67">
            <text:p>67</text:p>
          </table:table-cell>
          <table:table-cell table:formula="of:=SUM([.T254:.Z254])" office:value-type="float" office:value="3284">
            <text:p>3284</text:p>
          </table:table-cell>
        </table:table-row>
        <table:table-row table:style-name="ro1">
          <table:table-cell office:value-type="string">
            <text:p>Neder-Betuwe</text:p>
          </table:table-cell>
          <table:table-cell office:value-type="float" office:value="6811">
            <text:p>6811</text:p>
          </table:table-cell>
          <table:table-cell office:value-type="float" office:value="407">
            <text:p>407</text:p>
          </table:table-cell>
          <table:table-cell office:value-type="float" office:value="312">
            <text:p>3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888">
            <text:p>4888</text:p>
          </table:table-cell>
          <table:table-cell office:value-type="float" office:value="89">
            <text:p>89</text:p>
          </table:table-cell>
          <table:table-cell office:value-type="float" office:value="751">
            <text:p>751</text:p>
          </table:table-cell>
          <table:table-cell office:value-type="string">
            <text:p><text:s/></text:p>
          </table:table-cell>
          <table:table-cell table:formula="of:=SUM([.C255:.R255])" office:value-type="float" office:value="6811">
            <text:p>6811</text:p>
          </table:table-cell>
          <table:table-cell table:formula="of:=SUMIF([.$C$3:.$R$3];[.T$3];[.$C255:.$R255])" office:value-type="float" office:value="407">
            <text:p>407</text:p>
          </table:table-cell>
          <table:table-cell table:formula="of:=SUMIF([.$C$3:.$R$3];[.U$3];[.$C255:.$R255])" office:value-type="float" office:value="312">
            <text:p>312</text:p>
          </table:table-cell>
          <table:table-cell table:formula="of:=SUMIF([.$C$3:.$R$3];[.V$3];[.$C255:.$R255])" office:value-type="float" office:value="840">
            <text:p>840</text:p>
          </table:table-cell>
          <table:table-cell table:formula="of:=SUMIF([.$C$3:.$R$3];[.W$3];[.$C255:.$R255])" office:value-type="float" office:value="87">
            <text:p>87</text:p>
          </table:table-cell>
          <table:table-cell table:formula="of:=SUMIF([.$C$3:.$R$3];[.X$3];[.$C255:.$R255])" office:value-type="float" office:value="4888">
            <text:p>4888</text:p>
          </table:table-cell>
          <table:table-cell table:formula="of:=SUMIF([.$C$3:.$R$3];[.Y$3];[.$C255:.$R255])" office:value-type="float" office:value="82">
            <text:p>82</text:p>
          </table:table-cell>
          <table:table-cell table:formula="of:=SUMIF([.$C$3:.$R$3];[.Z$3];[.$C255:.$R255])" office:value-type="float" office:value="175">
            <text:p>175</text:p>
          </table:table-cell>
          <table:table-cell table:formula="of:=SUM([.T255:.Z255])" office:value-type="float" office:value="6791">
            <text:p>6791</text:p>
          </table:table-cell>
        </table:table-row>
        <table:table-row table:style-name="ro1">
          <table:table-cell office:value-type="string">
            <text:p>Nederlek</text:p>
          </table:table-cell>
          <table:table-cell office:value-type="float" office:value="3144">
            <text:p>3144</text:p>
          </table:table-cell>
          <table:table-cell office:value-type="float" office:value="66">
            <text:p>6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table:number-columns-repeated="2"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string">
            <text:p>-</text:p>
          </table:table-cell>
          <table:table-cell office:value-type="float" office:value="2094">
            <text:p>2094</text:p>
          </table:table-cell>
          <table:table-cell office:value-type="float" office:value="179">
            <text:p>179</text:p>
          </table:table-cell>
          <table:table-cell office:value-type="float" office:value="359">
            <text:p>359</text:p>
          </table:table-cell>
          <table:table-cell office:value-type="string">
            <text:p><text:s/></text:p>
          </table:table-cell>
          <table:table-cell table:formula="of:=SUM([.C256:.R256])" office:value-type="float" office:value="3146">
            <text:p>3146</text:p>
          </table:table-cell>
          <table:table-cell table:formula="of:=SUMIF([.$C$3:.$R$3];[.T$3];[.$C256:.$R256])" office:value-type="float" office:value="66">
            <text:p>66</text:p>
          </table:table-cell>
          <table:table-cell table:formula="of:=SUMIF([.$C$3:.$R$3];[.U$3];[.$C256:.$R256])" office:value-type="float" office:value="195">
            <text:p>195</text:p>
          </table:table-cell>
          <table:table-cell table:formula="of:=SUMIF([.$C$3:.$R$3];[.V$3];[.$C256:.$R256])" office:value-type="float" office:value="538">
            <text:p>538</text:p>
          </table:table-cell>
          <table:table-cell table:formula="of:=SUMIF([.$C$3:.$R$3];[.W$3];[.$C256:.$R256])" office:value-type="float" office:value="135">
            <text:p>135</text:p>
          </table:table-cell>
          <table:table-cell table:formula="of:=SUMIF([.$C$3:.$R$3];[.X$3];[.$C256:.$R256])" office:value-type="float" office:value="2094">
            <text:p>2094</text:p>
          </table:table-cell>
          <table:table-cell table:formula="of:=SUMIF([.$C$3:.$R$3];[.Y$3];[.$C256:.$R256])" office:value-type="float" office:value="55">
            <text:p>55</text:p>
          </table:table-cell>
          <table:table-cell table:formula="of:=SUMIF([.$C$3:.$R$3];[.Z$3];[.$C256:.$R256])" office:value-type="float" office:value="59">
            <text:p>59</text:p>
          </table:table-cell>
          <table:table-cell table:formula="of:=SUM([.T256:.Z256])" office:value-type="float" office:value="3142">
            <text:p>3142</text:p>
          </table:table-cell>
        </table:table-row>
        <table:table-row table:style-name="ro1">
          <table:table-cell office:value-type="string">
            <text:p>Nederweert</text:p>
          </table:table-cell>
          <table:table-cell office:value-type="float" office:value="10179">
            <text:p>10179</text:p>
          </table:table-cell>
          <table:table-cell office:value-type="float" office:value="267">
            <text:p>267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478">
            <text:p>7478</text:p>
          </table:table-cell>
          <table:table-cell office:value-type="float" office:value="1723">
            <text:p>1723</text:p>
          </table:table-cell>
          <table:table-cell office:value-type="float" office:value="156">
            <text:p>156</text:p>
          </table:table-cell>
          <table:table-cell office:value-type="string">
            <text:p><text:s/></text:p>
          </table:table-cell>
          <table:table-cell table:formula="of:=SUM([.C257:.R257])" office:value-type="float" office:value="10180">
            <text:p>10180</text:p>
          </table:table-cell>
          <table:table-cell table:formula="of:=SUMIF([.$C$3:.$R$3];[.T$3];[.$C257:.$R257])" office:value-type="float" office:value="267">
            <text:p>267</text:p>
          </table:table-cell>
          <table:table-cell table:formula="of:=SUMIF([.$C$3:.$R$3];[.U$3];[.$C257:.$R257])" office:value-type="float" office:value="292">
            <text:p>292</text:p>
          </table:table-cell>
          <table:table-cell table:formula="of:=SUMIF([.$C$3:.$R$3];[.V$3];[.$C257:.$R257])" office:value-type="float" office:value="1879">
            <text:p>1879</text:p>
          </table:table-cell>
          <table:table-cell table:formula="of:=SUMIF([.$C$3:.$R$3];[.W$3];[.$C257:.$R257])" office:value-type="float" office:value="71">
            <text:p>71</text:p>
          </table:table-cell>
          <table:table-cell table:formula="of:=SUMIF([.$C$3:.$R$3];[.X$3];[.$C257:.$R257])" office:value-type="float" office:value="7478">
            <text:p>7478</text:p>
          </table:table-cell>
          <table:table-cell table:formula="of:=SUMIF([.$C$3:.$R$3];[.Y$3];[.$C257:.$R257])" office:value-type="float" office:value="81">
            <text:p>81</text:p>
          </table:table-cell>
          <table:table-cell table:formula="of:=SUMIF([.$C$3:.$R$3];[.Z$3];[.$C257:.$R257])" office:value-type="float" office:value="97">
            <text:p>97</text:p>
          </table:table-cell>
          <table:table-cell table:formula="of:=SUM([.T257:.Z257])" office:value-type="float" office:value="10165">
            <text:p>10165</text:p>
          </table:table-cell>
        </table:table-row>
        <table:table-row table:style-name="ro1">
          <table:table-cell office:value-type="string">
            <text:p>Neerijnen</text:p>
          </table:table-cell>
          <table:table-cell office:value-type="float" office:value="7296">
            <text:p>7296</text:p>
          </table:table-cell>
          <table:table-cell office:value-type="float" office:value="246">
            <text:p>246</text:p>
          </table:table-cell>
          <table:table-cell office:value-type="float" office:value="198">
            <text:p>198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652">
            <text:p>5652</text:p>
          </table:table-cell>
          <table:table-cell office:value-type="float" office:value="275">
            <text:p>275</text:p>
          </table:table-cell>
          <table:table-cell office:value-type="float" office:value="696">
            <text:p>696</text:p>
          </table:table-cell>
          <table:table-cell office:value-type="string">
            <text:p><text:s/></text:p>
          </table:table-cell>
          <table:table-cell table:formula="of:=SUM([.C258:.R258])" office:value-type="float" office:value="7297">
            <text:p>7297</text:p>
          </table:table-cell>
          <table:table-cell table:formula="of:=SUMIF([.$C$3:.$R$3];[.T$3];[.$C258:.$R258])" office:value-type="float" office:value="246">
            <text:p>246</text:p>
          </table:table-cell>
          <table:table-cell table:formula="of:=SUMIF([.$C$3:.$R$3];[.U$3];[.$C258:.$R258])" office:value-type="float" office:value="198">
            <text:p>198</text:p>
          </table:table-cell>
          <table:table-cell table:formula="of:=SUMIF([.$C$3:.$R$3];[.V$3];[.$C258:.$R258])" office:value-type="float" office:value="971">
            <text:p>971</text:p>
          </table:table-cell>
          <table:table-cell table:formula="of:=SUMIF([.$C$3:.$R$3];[.W$3];[.$C258:.$R258])" office:value-type="float" office:value="46">
            <text:p>46</text:p>
          </table:table-cell>
          <table:table-cell table:formula="of:=SUMIF([.$C$3:.$R$3];[.X$3];[.$C258:.$R258])" office:value-type="float" office:value="5652">
            <text:p>5652</text:p>
          </table:table-cell>
          <table:table-cell table:formula="of:=SUMIF([.$C$3:.$R$3];[.Y$3];[.$C258:.$R258])" office:value-type="float" office:value="72">
            <text:p>72</text:p>
          </table:table-cell>
          <table:table-cell table:formula="of:=SUMIF([.$C$3:.$R$3];[.Z$3];[.$C258:.$R258])" office:value-type="float" office:value="107">
            <text:p>107</text:p>
          </table:table-cell>
          <table:table-cell table:formula="of:=SUM([.T258:.Z258])" office:value-type="float" office:value="7292">
            <text:p>7292</text:p>
          </table:table-cell>
        </table:table-row>
        <table:table-row table:style-name="ro1">
          <table:table-cell office:value-type="string">
            <text:p>Niedorp</text:p>
          </table:table-cell>
          <table:table-cell office:value-type="float" office:value="6299">
            <text:p>6299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493">
            <text:p>5493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string">
            <text:p><text:s/></text:p>
          </table:table-cell>
          <table:table-cell table:formula="of:=SUM([.C259:.R259])" office:value-type="float" office:value="6299">
            <text:p>6299</text:p>
          </table:table-cell>
          <table:table-cell table:formula="of:=SUMIF([.$C$3:.$R$3];[.T$3];[.$C259:.$R259])" office:value-type="float" office:value="195">
            <text:p>195</text:p>
          </table:table-cell>
          <table:table-cell table:formula="of:=SUMIF([.$C$3:.$R$3];[.U$3];[.$C259:.$R259])" office:value-type="float" office:value="253">
            <text:p>253</text:p>
          </table:table-cell>
          <table:table-cell table:formula="of:=SUMIF([.$C$3:.$R$3];[.V$3];[.$C259:.$R259])" office:value-type="float" office:value="149">
            <text:p>149</text:p>
          </table:table-cell>
          <table:table-cell table:formula="of:=SUMIF([.$C$3:.$R$3];[.W$3];[.$C259:.$R259])" office:value-type="float" office:value="74">
            <text:p>74</text:p>
          </table:table-cell>
          <table:table-cell table:formula="of:=SUMIF([.$C$3:.$R$3];[.X$3];[.$C259:.$R259])" office:value-type="float" office:value="5493">
            <text:p>5493</text:p>
          </table:table-cell>
          <table:table-cell table:formula="of:=SUMIF([.$C$3:.$R$3];[.Y$3];[.$C259:.$R259])" office:value-type="float" office:value="81">
            <text:p>81</text:p>
          </table:table-cell>
          <table:table-cell table:formula="of:=SUMIF([.$C$3:.$R$3];[.Z$3];[.$C259:.$R259])" office:value-type="float" office:value="48">
            <text:p>48</text:p>
          </table:table-cell>
          <table:table-cell table:formula="of:=SUM([.T259:.Z259])" office:value-type="float" office:value="6293">
            <text:p>6293</text:p>
          </table:table-cell>
        </table:table-row>
        <table:table-row table:style-name="ro1">
          <table:table-cell office:value-type="string">
            <text:p>Nieuwegein</text:p>
          </table:table-cell>
          <table:table-cell office:value-type="float" office:value="2568">
            <text:p>2568</text:p>
          </table:table-cell>
          <table:table-cell office:value-type="float" office:value="211">
            <text:p>211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91">
            <text:p>291</text:p>
          </table:table-cell>
          <table:table-cell office:value-type="float" office:value="42">
            <text:p>42</text:p>
          </table:table-cell>
          <table:table-cell office:value-type="float" office:value="254">
            <text:p>254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65">
            <text:p>465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string">
            <text:p><text:s/></text:p>
          </table:table-cell>
          <table:table-cell table:formula="of:=SUM([.C260:.R260])" office:value-type="float" office:value="2568">
            <text:p>2568</text:p>
          </table:table-cell>
          <table:table-cell table:formula="of:=SUMIF([.$C$3:.$R$3];[.T$3];[.$C260:.$R260])" office:value-type="float" office:value="211">
            <text:p>211</text:p>
          </table:table-cell>
          <table:table-cell table:formula="of:=SUMIF([.$C$3:.$R$3];[.U$3];[.$C260:.$R260])" office:value-type="float" office:value="742">
            <text:p>742</text:p>
          </table:table-cell>
          <table:table-cell table:formula="of:=SUMIF([.$C$3:.$R$3];[.V$3];[.$C260:.$R260])" office:value-type="float" office:value="285">
            <text:p>285</text:p>
          </table:table-cell>
          <table:table-cell table:formula="of:=SUMIF([.$C$3:.$R$3];[.W$3];[.$C260:.$R260])" office:value-type="float" office:value="468">
            <text:p>468</text:p>
          </table:table-cell>
          <table:table-cell table:formula="of:=SUMIF([.$C$3:.$R$3];[.X$3];[.$C260:.$R260])" office:value-type="float" office:value="465">
            <text:p>465</text:p>
          </table:table-cell>
          <table:table-cell table:formula="of:=SUMIF([.$C$3:.$R$3];[.Y$3];[.$C260:.$R260])" office:value-type="float" office:value="42">
            <text:p>42</text:p>
          </table:table-cell>
          <table:table-cell table:formula="of:=SUMIF([.$C$3:.$R$3];[.Z$3];[.$C260:.$R260])" office:value-type="float" office:value="291">
            <text:p>291</text:p>
          </table:table-cell>
          <table:table-cell table:formula="of:=SUM([.T260:.Z260])" office:value-type="float" office:value="2504">
            <text:p>2504</text:p>
          </table:table-cell>
        </table:table-row>
        <table:table-row table:style-name="ro1">
          <table:table-cell office:value-type="string">
            <text:p>Nieuwerkerk aan den IJssel</text:p>
          </table:table-cell>
          <table:table-cell office:value-type="float" office:value="1847">
            <text:p>1847</text:p>
          </table:table-cell>
          <table:table-cell office:value-type="float" office:value="121">
            <text:p>121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017">
            <text:p>1017</text:p>
          </table:table-cell>
          <table:table-cell office:value-type="float" office:value="84">
            <text:p>84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formula="of:=SUM([.C261:.R261])" office:value-type="float" office:value="1848">
            <text:p>1848</text:p>
          </table:table-cell>
          <table:table-cell table:formula="of:=SUMIF([.$C$3:.$R$3];[.T$3];[.$C261:.$R261])" office:value-type="float" office:value="121">
            <text:p>121</text:p>
          </table:table-cell>
          <table:table-cell table:formula="of:=SUMIF([.$C$3:.$R$3];[.U$3];[.$C261:.$R261])" office:value-type="float" office:value="259">
            <text:p>259</text:p>
          </table:table-cell>
          <table:table-cell table:formula="of:=SUMIF([.$C$3:.$R$3];[.V$3];[.$C261:.$R261])" office:value-type="float" office:value="203">
            <text:p>203</text:p>
          </table:table-cell>
          <table:table-cell table:formula="of:=SUMIF([.$C$3:.$R$3];[.W$3];[.$C261:.$R261])" office:value-type="float" office:value="136">
            <text:p>136</text:p>
          </table:table-cell>
          <table:table-cell table:formula="of:=SUMIF([.$C$3:.$R$3];[.X$3];[.$C261:.$R261])" office:value-type="float" office:value="1017">
            <text:p>1017</text:p>
          </table:table-cell>
          <table:table-cell table:formula="of:=SUMIF([.$C$3:.$R$3];[.Y$3];[.$C261:.$R261])" office:value-type="float" office:value="22">
            <text:p>22</text:p>
          </table:table-cell>
          <table:table-cell table:formula="of:=SUMIF([.$C$3:.$R$3];[.Z$3];[.$C261:.$R261])" office:value-type="float" office:value="83">
            <text:p>83</text:p>
          </table:table-cell>
          <table:table-cell table:formula="of:=SUM([.T261:.Z261])" office:value-type="float" office:value="1841">
            <text:p>1841</text:p>
          </table:table-cell>
        </table:table-row>
        <table:table-row table:style-name="ro1">
          <table:table-cell office:value-type="string">
            <text:p>Nieuwkoop</text:p>
          </table:table-cell>
          <table:table-cell office:value-type="float" office:value="9118">
            <text:p>9118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 office:value-type="float" office:value="6284">
            <text:p>6284</text:p>
          </table:table-cell>
          <table:table-cell office:value-type="float" office:value="682">
            <text:p>682</text:p>
          </table:table-cell>
          <table:table-cell office:value-type="float" office:value="1230">
            <text:p>1230</text:p>
          </table:table-cell>
          <table:table-cell office:value-type="string">
            <text:p><text:s/></text:p>
          </table:table-cell>
          <table:table-cell table:formula="of:=SUM([.C262:.R262])" office:value-type="float" office:value="9118">
            <text:p>9118</text:p>
          </table:table-cell>
          <table:table-cell table:formula="of:=SUMIF([.$C$3:.$R$3];[.T$3];[.$C262:.$R262])" office:value-type="float" office:value="190">
            <text:p>190</text:p>
          </table:table-cell>
          <table:table-cell table:formula="of:=SUMIF([.$C$3:.$R$3];[.U$3];[.$C262:.$R262])" office:value-type="float" office:value="379">
            <text:p>379</text:p>
          </table:table-cell>
          <table:table-cell table:formula="of:=SUMIF([.$C$3:.$R$3];[.V$3];[.$C262:.$R262])" office:value-type="float" office:value="1912">
            <text:p>1912</text:p>
          </table:table-cell>
          <table:table-cell table:formula="of:=SUMIF([.$C$3:.$R$3];[.W$3];[.$C262:.$R262])" office:value-type="float" office:value="198">
            <text:p>198</text:p>
          </table:table-cell>
          <table:table-cell table:formula="of:=SUMIF([.$C$3:.$R$3];[.X$3];[.$C262:.$R262])" office:value-type="float" office:value="6284">
            <text:p>6284</text:p>
          </table:table-cell>
          <table:table-cell table:formula="of:=SUMIF([.$C$3:.$R$3];[.Y$3];[.$C262:.$R262])" office:value-type="float" office:value="55">
            <text:p>55</text:p>
          </table:table-cell>
          <table:table-cell table:formula="of:=SUMIF([.$C$3:.$R$3];[.Z$3];[.$C262:.$R262])" office:value-type="float" office:value="89">
            <text:p>89</text:p>
          </table:table-cell>
          <table:table-cell table:formula="of:=SUM([.T262:.Z262])" office:value-type="float" office:value="9107">
            <text:p>9107</text:p>
          </table:table-cell>
        </table:table-row>
        <table:table-row table:style-name="ro1">
          <table:table-cell office:value-type="string">
            <text:p>Nieuw-Lekkerland</text:p>
          </table:table-cell>
          <table:table-cell office:value-type="float" office:value="1277">
            <text:p>1277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</text:p>
          </table:table-cell>
          <table:table-cell office:value-type="float" office:value="670">
            <text:p>670</text:p>
          </table:table-cell>
          <table:table-cell office:value-type="float" office:value="127">
            <text:p>127</text:p>
          </table:table-cell>
          <table:table-cell office:value-type="float" office:value="237">
            <text:p>237</text:p>
          </table:table-cell>
          <table:table-cell office:value-type="string">
            <text:p><text:s/></text:p>
          </table:table-cell>
          <table:table-cell table:formula="of:=SUM([.C263:.R263])" office:value-type="float" office:value="1278">
            <text:p>1278</text:p>
          </table:table-cell>
          <table:table-cell table:formula="of:=SUMIF([.$C$3:.$R$3];[.T$3];[.$C263:.$R263])" office:value-type="float" office:value="33">
            <text:p>33</text:p>
          </table:table-cell>
          <table:table-cell table:formula="of:=SUMIF([.$C$3:.$R$3];[.U$3];[.$C263:.$R263])" office:value-type="float" office:value="120">
            <text:p>120</text:p>
          </table:table-cell>
          <table:table-cell table:formula="of:=SUMIF([.$C$3:.$R$3];[.V$3];[.$C263:.$R263])" office:value-type="float" office:value="364">
            <text:p>364</text:p>
          </table:table-cell>
          <table:table-cell table:formula="of:=SUMIF([.$C$3:.$R$3];[.W$3];[.$C263:.$R263])" office:value-type="float" office:value="22">
            <text:p>22</text:p>
          </table:table-cell>
          <table:table-cell table:formula="of:=SUMIF([.$C$3:.$R$3];[.X$3];[.$C263:.$R263])" office:value-type="float" office:value="670">
            <text:p>670</text:p>
          </table:table-cell>
          <table:table-cell table:formula="of:=SUMIF([.$C$3:.$R$3];[.Y$3];[.$C263:.$R263])" office:value-type="float" office:value="16">
            <text:p>16</text:p>
          </table:table-cell>
          <table:table-cell table:formula="of:=SUMIF([.$C$3:.$R$3];[.Z$3];[.$C263:.$R263])" office:value-type="float" office:value="51">
            <text:p>51</text:p>
          </table:table-cell>
          <table:table-cell table:formula="of:=SUM([.T263:.Z263])" office:value-type="float" office:value="1276">
            <text:p>1276</text:p>
          </table:table-cell>
        </table:table-row>
        <table:table-row table:style-name="ro1">
          <table:table-cell office:value-type="string">
            <text:p>Nijefurd</text:p>
          </table:table-cell>
          <table:table-cell office:value-type="float" office:value="28917">
            <text:p>28917</text:p>
          </table:table-cell>
          <table:table-cell office:value-type="float" office:value="275">
            <text:p>275</text:p>
          </table:table-cell>
          <table:table-cell office:value-type="float" office:value="242">
            <text:p>24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8333">
            <text:p>8333</text:p>
          </table:table-cell>
          <table:table-cell office:value-type="float" office:value="455">
            <text:p>455</text:p>
          </table:table-cell>
          <table:table-cell office:value-type="float" office:value="19263">
            <text:p>19263</text:p>
          </table:table-cell>
          <table:table-cell office:value-type="string">
            <text:p><text:s/></text:p>
          </table:table-cell>
          <table:table-cell table:formula="of:=SUM([.C264:.R264])" office:value-type="float" office:value="28916">
            <text:p>28916</text:p>
          </table:table-cell>
          <table:table-cell table:formula="of:=SUMIF([.$C$3:.$R$3];[.T$3];[.$C264:.$R264])" office:value-type="float" office:value="275">
            <text:p>275</text:p>
          </table:table-cell>
          <table:table-cell table:formula="of:=SUMIF([.$C$3:.$R$3];[.U$3];[.$C264:.$R264])" office:value-type="float" office:value="242">
            <text:p>242</text:p>
          </table:table-cell>
          <table:table-cell table:formula="of:=SUMIF([.$C$3:.$R$3];[.V$3];[.$C264:.$R264])" office:value-type="float" office:value="19718">
            <text:p>19718</text:p>
          </table:table-cell>
          <table:table-cell table:formula="of:=SUMIF([.$C$3:.$R$3];[.W$3];[.$C264:.$R264])" office:value-type="float" office:value="203">
            <text:p>203</text:p>
          </table:table-cell>
          <table:table-cell table:formula="of:=SUMIF([.$C$3:.$R$3];[.X$3];[.$C264:.$R264])" office:value-type="float" office:value="8333">
            <text:p>8333</text:p>
          </table:table-cell>
          <table:table-cell table:formula="of:=SUMIF([.$C$3:.$R$3];[.Y$3];[.$C264:.$R264])" office:value-type="float" office:value="59">
            <text:p>59</text:p>
          </table:table-cell>
          <table:table-cell table:formula="of:=SUMIF([.$C$3:.$R$3];[.Z$3];[.$C264:.$R264])" office:value-type="float" office:value="79">
            <text:p>79</text:p>
          </table:table-cell>
          <table:table-cell table:formula="of:=SUM([.T264:.Z264])" office:value-type="float" office:value="28909">
            <text:p>28909</text:p>
          </table:table-cell>
        </table:table-row>
        <table:table-row table:style-name="ro1">
          <table:table-cell office:value-type="string">
            <text:p>Nijkerk</text:p>
          </table:table-cell>
          <table:table-cell office:value-type="float" office:value="7205">
            <text:p>7205</text:p>
          </table:table-cell>
          <table:table-cell office:value-type="float" office:value="186">
            <text:p>186</text:p>
          </table:table-cell>
          <table:table-cell office:value-type="float" office:value="572">
            <text:p>57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077">
            <text:p>5077</text:p>
          </table:table-cell>
          <table:table-cell office:value-type="float" office:value="544">
            <text:p>544</text:p>
          </table:table-cell>
          <table:table-cell office:value-type="float" office:value="260">
            <text:p>260</text:p>
          </table:table-cell>
          <table:table-cell office:value-type="string">
            <text:p><text:s/></text:p>
          </table:table-cell>
          <table:table-cell table:formula="of:=SUM([.C265:.R265])" office:value-type="float" office:value="7205">
            <text:p>7205</text:p>
          </table:table-cell>
          <table:table-cell table:formula="of:=SUMIF([.$C$3:.$R$3];[.T$3];[.$C265:.$R265])" office:value-type="float" office:value="186">
            <text:p>186</text:p>
          </table:table-cell>
          <table:table-cell table:formula="of:=SUMIF([.$C$3:.$R$3];[.U$3];[.$C265:.$R265])" office:value-type="float" office:value="572">
            <text:p>572</text:p>
          </table:table-cell>
          <table:table-cell table:formula="of:=SUMIF([.$C$3:.$R$3];[.V$3];[.$C265:.$R265])" office:value-type="float" office:value="804">
            <text:p>804</text:p>
          </table:table-cell>
          <table:table-cell table:formula="of:=SUMIF([.$C$3:.$R$3];[.W$3];[.$C265:.$R265])" office:value-type="float" office:value="175">
            <text:p>175</text:p>
          </table:table-cell>
          <table:table-cell table:formula="of:=SUMIF([.$C$3:.$R$3];[.X$3];[.$C265:.$R265])" office:value-type="float" office:value="5077">
            <text:p>5077</text:p>
          </table:table-cell>
          <table:table-cell table:formula="of:=SUMIF([.$C$3:.$R$3];[.Y$3];[.$C265:.$R265])" office:value-type="float" office:value="123">
            <text:p>123</text:p>
          </table:table-cell>
          <table:table-cell table:formula="of:=SUMIF([.$C$3:.$R$3];[.Z$3];[.$C265:.$R265])" office:value-type="float" office:value="246">
            <text:p>246</text:p>
          </table:table-cell>
          <table:table-cell table:formula="of:=SUM([.T265:.Z265])" office:value-type="float" office:value="7183">
            <text:p>7183</text:p>
          </table:table-cell>
        </table:table-row>
        <table:table-row table:style-name="ro1">
          <table:table-cell office:value-type="string">
            <text:p>Nijmegen</text:p>
          </table:table-cell>
          <table:table-cell office:value-type="float" office:value="5753">
            <text:p>5753</text:p>
          </table:table-cell>
          <table:table-cell office:value-type="float" office:value="407">
            <text:p>407</text:p>
          </table:table-cell>
          <table:table-cell office:value-type="float" office:value="1933">
            <text:p>193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451">
            <text:p>451</text:p>
          </table:table-cell>
          <table:table-cell office:value-type="float" office:value="202">
            <text:p>202</text:p>
          </table:table-cell>
          <table:table-cell office:value-type="float" office:value="361">
            <text:p>361</text:p>
          </table:table-cell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85">
            <text:p>1085</text:p>
          </table:table-cell>
          <table:table-cell office:value-type="float" office:value="231">
            <text:p>231</text:p>
          </table:table-cell>
          <table:table-cell office:value-type="float" office:value="397">
            <text:p>397</text:p>
          </table:table-cell>
          <table:table-cell office:value-type="string">
            <text:p><text:s/></text:p>
          </table:table-cell>
          <table:table-cell table:formula="of:=SUM([.C266:.R266])" office:value-type="float" office:value="5753">
            <text:p>5753</text:p>
          </table:table-cell>
          <table:table-cell table:formula="of:=SUMIF([.$C$3:.$R$3];[.T$3];[.$C266:.$R266])" office:value-type="float" office:value="407">
            <text:p>407</text:p>
          </table:table-cell>
          <table:table-cell table:formula="of:=SUMIF([.$C$3:.$R$3];[.U$3];[.$C266:.$R266])" office:value-type="float" office:value="1933">
            <text:p>1933</text:p>
          </table:table-cell>
          <table:table-cell table:formula="of:=SUMIF([.$C$3:.$R$3];[.V$3];[.$C266:.$R266])" office:value-type="float" office:value="628">
            <text:p>628</text:p>
          </table:table-cell>
          <table:table-cell table:formula="of:=SUMIF([.$C$3:.$R$3];[.W$3];[.$C266:.$R266])" office:value-type="float" office:value="967">
            <text:p>967</text:p>
          </table:table-cell>
          <table:table-cell table:formula="of:=SUMIF([.$C$3:.$R$3];[.X$3];[.$C266:.$R266])" office:value-type="float" office:value="1085">
            <text:p>1085</text:p>
          </table:table-cell>
          <table:table-cell table:formula="of:=SUMIF([.$C$3:.$R$3];[.Y$3];[.$C266:.$R266])" office:value-type="float" office:value="202">
            <text:p>202</text:p>
          </table:table-cell>
          <table:table-cell table:formula="of:=SUMIF([.$C$3:.$R$3];[.Z$3];[.$C266:.$R266])" office:value-type="float" office:value="451">
            <text:p>451</text:p>
          </table:table-cell>
          <table:table-cell table:formula="of:=SUM([.T266:.Z266])" office:value-type="float" office:value="5673">
            <text:p>5673</text:p>
          </table:table-cell>
        </table:table-row>
        <table:table-row table:style-name="ro1">
          <table:table-cell office:value-type="string">
            <text:p>Noord-Beveland</text:p>
          </table:table-cell>
          <table:table-cell office:value-type="float" office:value="12029">
            <text:p>12029</text:p>
          </table:table-cell>
          <table:table-cell office:value-type="float" office:value="399">
            <text:p>399</text:p>
          </table:table-cell>
          <table:table-cell office:value-type="float" office:value="153">
            <text:p>15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office:value-type="float" office:value="7050">
            <text:p>7050</text:p>
          </table:table-cell>
          <table:table-cell office:value-type="float" office:value="491">
            <text:p>491</text:p>
          </table:table-cell>
          <table:table-cell office:value-type="float" office:value="711">
            <text:p>711</text:p>
          </table:table-cell>
          <table:table-cell office:value-type="float" office:value="2728">
            <text:p>2728</text:p>
          </table:table-cell>
          <table:table-cell table:formula="of:=SUM([.C267:.R267])" office:value-type="float" office:value="12027">
            <text:p>12027</text:p>
          </table:table-cell>
          <table:table-cell table:formula="of:=SUMIF([.$C$3:.$R$3];[.T$3];[.$C267:.$R267])" office:value-type="float" office:value="399">
            <text:p>399</text:p>
          </table:table-cell>
          <table:table-cell table:formula="of:=SUMIF([.$C$3:.$R$3];[.U$3];[.$C267:.$R267])" office:value-type="float" office:value="153">
            <text:p>153</text:p>
          </table:table-cell>
          <table:table-cell table:formula="of:=SUMIF([.$C$3:.$R$3];[.V$3];[.$C267:.$R267])" office:value-type="float" office:value="3930">
            <text:p>3930</text:p>
          </table:table-cell>
          <table:table-cell table:formula="of:=SUMIF([.$C$3:.$R$3];[.W$3];[.$C267:.$R267])" office:value-type="float" office:value="338">
            <text:p>338</text:p>
          </table:table-cell>
          <table:table-cell table:formula="of:=SUMIF([.$C$3:.$R$3];[.X$3];[.$C267:.$R267])" office:value-type="float" office:value="7050">
            <text:p>7050</text:p>
          </table:table-cell>
          <table:table-cell table:formula="of:=SUMIF([.$C$3:.$R$3];[.Y$3];[.$C267:.$R267])" office:value-type="float" office:value="99">
            <text:p>99</text:p>
          </table:table-cell>
          <table:table-cell table:formula="of:=SUMIF([.$C$3:.$R$3];[.Z$3];[.$C267:.$R267])" office:value-type="float" office:value="55">
            <text:p>55</text:p>
          </table:table-cell>
          <table:table-cell table:formula="of:=SUM([.T267:.Z267])" office:value-type="float" office:value="12024">
            <text:p>12024</text:p>
          </table:table-cell>
        </table:table-row>
        <table:table-row table:style-name="ro1">
          <table:table-cell office:value-type="string">
            <text:p>Noordenveld</text:p>
          </table:table-cell>
          <table:table-cell office:value-type="float" office:value="20536">
            <text:p>20536</text:p>
          </table:table-cell>
          <table:table-cell office:value-type="float" office:value="338">
            <text:p>338</text:p>
          </table:table-cell>
          <table:table-cell office:value-type="float" office:value="698">
            <text:p>698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14">
            <text:p>14</text:p>
          </table:table-cell>
          <table:table-cell office:value-type="float" office:value="128">
            <text:p>12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float" office:value="14700">
            <text:p>14700</text:p>
          </table:table-cell>
          <table:table-cell office:value-type="float" office:value="3622">
            <text:p>3622</text:p>
          </table:table-cell>
          <table:table-cell office:value-type="float" office:value="434">
            <text:p>434</text:p>
          </table:table-cell>
          <table:table-cell office:value-type="string">
            <text:p><text:s/></text:p>
          </table:table-cell>
          <table:table-cell table:formula="of:=SUM([.C268:.R268])" office:value-type="float" office:value="20535">
            <text:p>20535</text:p>
          </table:table-cell>
          <table:table-cell table:formula="of:=SUMIF([.$C$3:.$R$3];[.T$3];[.$C268:.$R268])" office:value-type="float" office:value="338">
            <text:p>338</text:p>
          </table:table-cell>
          <table:table-cell table:formula="of:=SUMIF([.$C$3:.$R$3];[.U$3];[.$C268:.$R268])" office:value-type="float" office:value="698">
            <text:p>698</text:p>
          </table:table-cell>
          <table:table-cell table:formula="of:=SUMIF([.$C$3:.$R$3];[.V$3];[.$C268:.$R268])" office:value-type="float" office:value="4056">
            <text:p>4056</text:p>
          </table:table-cell>
          <table:table-cell table:formula="of:=SUMIF([.$C$3:.$R$3];[.W$3];[.$C268:.$R268])" office:value-type="float" office:value="409">
            <text:p>409</text:p>
          </table:table-cell>
          <table:table-cell table:formula="of:=SUMIF([.$C$3:.$R$3];[.X$3];[.$C268:.$R268])" office:value-type="float" office:value="14700">
            <text:p>14700</text:p>
          </table:table-cell>
          <table:table-cell table:formula="of:=SUMIF([.$C$3:.$R$3];[.Y$3];[.$C268:.$R268])" office:value-type="float" office:value="52">
            <text:p>52</text:p>
          </table:table-cell>
          <table:table-cell table:formula="of:=SUMIF([.$C$3:.$R$3];[.Z$3];[.$C268:.$R268])" office:value-type="float" office:value="128">
            <text:p>128</text:p>
          </table:table-cell>
          <table:table-cell table:formula="of:=SUM([.T268:.Z268])" office:value-type="float" office:value="20381">
            <text:p>20381</text:p>
          </table:table-cell>
        </table:table-row>
        <table:table-row table:style-name="ro1">
          <table:table-cell office:value-type="string">
            <text:p>Noordoostpolder</text:p>
          </table:table-cell>
          <table:table-cell office:value-type="float" office:value="59541">
            <text:p>59541</text:p>
          </table:table-cell>
          <table:table-cell office:value-type="float" office:value="874">
            <text:p>874</text:p>
          </table:table-cell>
          <table:table-cell office:value-type="float" office:value="756">
            <text:p>756</text:p>
          </table:table-cell>
          <table:table-cell office:value-type="float" office:value="27">
            <text:p>27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386">
            <text:p>386</text:p>
          </table:table-cell>
          <table:table-cell office:value-type="float" office:value="517">
            <text:p>517</text:p>
          </table:table-cell>
          <table:table-cell office:value-type="float" office:value="120">
            <text:p>120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40586">
            <text:p>40586</text:p>
          </table:table-cell>
          <table:table-cell office:value-type="float" office:value="2356">
            <text:p>2356</text:p>
          </table:table-cell>
          <table:table-cell office:value-type="float" office:value="13509">
            <text:p>13509</text:p>
          </table:table-cell>
          <table:table-cell office:value-type="string">
            <text:p><text:s/></text:p>
          </table:table-cell>
          <table:table-cell table:formula="of:=SUM([.C269:.R269])" office:value-type="float" office:value="59541">
            <text:p>59541</text:p>
          </table:table-cell>
          <table:table-cell table:formula="of:=SUMIF([.$C$3:.$R$3];[.T$3];[.$C269:.$R269])" office:value-type="float" office:value="874">
            <text:p>874</text:p>
          </table:table-cell>
          <table:table-cell table:formula="of:=SUMIF([.$C$3:.$R$3];[.U$3];[.$C269:.$R269])" office:value-type="float" office:value="756">
            <text:p>756</text:p>
          </table:table-cell>
          <table:table-cell table:formula="of:=SUMIF([.$C$3:.$R$3];[.V$3];[.$C269:.$R269])" office:value-type="float" office:value="15865">
            <text:p>15865</text:p>
          </table:table-cell>
          <table:table-cell table:formula="of:=SUMIF([.$C$3:.$R$3];[.W$3];[.$C269:.$R269])" office:value-type="float" office:value="443">
            <text:p>443</text:p>
          </table:table-cell>
          <table:table-cell table:formula="of:=SUMIF([.$C$3:.$R$3];[.X$3];[.$C269:.$R269])" office:value-type="float" office:value="40586">
            <text:p>40586</text:p>
          </table:table-cell>
          <table:table-cell table:formula="of:=SUMIF([.$C$3:.$R$3];[.Y$3];[.$C269:.$R269])" office:value-type="float" office:value="517">
            <text:p>517</text:p>
          </table:table-cell>
          <table:table-cell table:formula="of:=SUMIF([.$C$3:.$R$3];[.Z$3];[.$C269:.$R269])" office:value-type="float" office:value="386">
            <text:p>386</text:p>
          </table:table-cell>
          <table:table-cell table:formula="of:=SUM([.T269:.Z269])" office:value-type="float" office:value="59427">
            <text:p>59427</text:p>
          </table:table-cell>
        </table:table-row>
        <table:table-row table:style-name="ro1">
          <table:table-cell office:value-type="string">
            <text:p>Noordwijk</text:p>
          </table:table-cell>
          <table:table-cell office:value-type="float" office:value="5153">
            <text:p>5153</text:p>
          </table:table-cell>
          <table:table-cell office:value-type="float" office:value="111">
            <text:p>111</text:p>
          </table:table-cell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806">
            <text:p>806</text:p>
          </table:table-cell>
          <table:table-cell office:value-type="float" office:value="1880">
            <text:p>1880</text:p>
          </table:table-cell>
          <table:table-cell office:value-type="float" office:value="17">
            <text:p>17</text:p>
          </table:table-cell>
          <table:table-cell office:value-type="float" office:value="1589">
            <text:p>1589</text:p>
          </table:table-cell>
          <table:table-cell table:formula="of:=SUM([.C270:.R270])" office:value-type="float" office:value="5153">
            <text:p>5153</text:p>
          </table:table-cell>
          <table:table-cell table:formula="of:=SUMIF([.$C$3:.$R$3];[.T$3];[.$C270:.$R270])" office:value-type="float" office:value="111">
            <text:p>111</text:p>
          </table:table-cell>
          <table:table-cell table:formula="of:=SUMIF([.$C$3:.$R$3];[.U$3];[.$C270:.$R270])" office:value-type="float" office:value="318">
            <text:p>318</text:p>
          </table:table-cell>
          <table:table-cell table:formula="of:=SUMIF([.$C$3:.$R$3];[.V$3];[.$C270:.$R270])" office:value-type="float" office:value="3486">
            <text:p>3486</text:p>
          </table:table-cell>
          <table:table-cell table:formula="of:=SUMIF([.$C$3:.$R$3];[.W$3];[.$C270:.$R270])" office:value-type="float" office:value="326">
            <text:p>326</text:p>
          </table:table-cell>
          <table:table-cell table:formula="of:=SUMIF([.$C$3:.$R$3];[.X$3];[.$C270:.$R270])" office:value-type="float" office:value="806">
            <text:p>806</text:p>
          </table:table-cell>
          <table:table-cell table:formula="of:=SUMIF([.$C$3:.$R$3];[.Y$3];[.$C270:.$R270])" office:value-type="float" office:value="42">
            <text:p>42</text:p>
          </table:table-cell>
          <table:table-cell table:formula="of:=SUMIF([.$C$3:.$R$3];[.Z$3];[.$C270:.$R270])" office:value-type="float" office:value="61">
            <text:p>61</text:p>
          </table:table-cell>
          <table:table-cell table:formula="of:=SUM([.T270:.Z270])" office:value-type="float" office:value="5150">
            <text:p>5150</text:p>
          </table:table-cell>
        </table:table-row>
        <table:table-row table:style-name="ro1">
          <table:table-cell office:value-type="string">
            <text:p>Noordwijkerhout</text:p>
          </table:table-cell>
          <table:table-cell office:value-type="float" office:value="2340">
            <text:p>2340</text:p>
          </table:table-cell>
          <table:table-cell office:value-type="float" office:value="104">
            <text:p>104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float" office:value="1477">
            <text:p>1477</text:p>
          </table:table-cell>
          <table:table-cell office:value-type="float" office:value="180">
            <text:p>180</text:p>
          </table:table-cell>
          <table:table-cell office:value-type="float" office:value="81">
            <text:p>81</text:p>
          </table:table-cell>
          <table:table-cell office:value-type="string">
            <text:p><text:s/></text:p>
          </table:table-cell>
          <table:table-cell table:formula="of:=SUM([.C271:.R271])" office:value-type="float" office:value="2340">
            <text:p>2340</text:p>
          </table:table-cell>
          <table:table-cell table:formula="of:=SUMIF([.$C$3:.$R$3];[.T$3];[.$C271:.$R271])" office:value-type="float" office:value="104">
            <text:p>104</text:p>
          </table:table-cell>
          <table:table-cell table:formula="of:=SUMIF([.$C$3:.$R$3];[.U$3];[.$C271:.$R271])" office:value-type="float" office:value="181">
            <text:p>181</text:p>
          </table:table-cell>
          <table:table-cell table:formula="of:=SUMIF([.$C$3:.$R$3];[.V$3];[.$C271:.$R271])" office:value-type="float" office:value="261">
            <text:p>261</text:p>
          </table:table-cell>
          <table:table-cell table:formula="of:=SUMIF([.$C$3:.$R$3];[.W$3];[.$C271:.$R271])" office:value-type="float" office:value="203">
            <text:p>203</text:p>
          </table:table-cell>
          <table:table-cell table:formula="of:=SUMIF([.$C$3:.$R$3];[.X$3];[.$C271:.$R271])" office:value-type="float" office:value="1477">
            <text:p>1477</text:p>
          </table:table-cell>
          <table:table-cell table:formula="of:=SUMIF([.$C$3:.$R$3];[.Y$3];[.$C271:.$R271])" office:value-type="float" office:value="31">
            <text:p>31</text:p>
          </table:table-cell>
          <table:table-cell table:formula="of:=SUMIF([.$C$3:.$R$3];[.Z$3];[.$C271:.$R271])" office:value-type="float" office:value="79">
            <text:p>79</text:p>
          </table:table-cell>
          <table:table-cell table:formula="of:=SUM([.T271:.Z271])" office:value-type="float" office:value="2336">
            <text:p>2336</text:p>
          </table:table-cell>
        </table:table-row>
        <table:table-row table:style-name="ro1">
          <table:table-cell office:value-type="string">
            <text:p>Nuenen, Gerwen en Nederwetten</text:p>
          </table:table-cell>
          <table:table-cell office:value-type="float" office:value="3411">
            <text:p>3411</text:p>
          </table:table-cell>
          <table:table-cell office:value-type="float" office:value="125">
            <text:p>125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90">
            <text:p>1990</text:p>
          </table:table-cell>
          <table:table-cell office:value-type="float" office:value="547">
            <text:p>547</text:p>
          </table:table-cell>
          <table:table-cell office:value-type="float" office:value="22">
            <text:p>22</text:p>
          </table:table-cell>
          <table:table-cell office:value-type="string">
            <text:p><text:s/></text:p>
          </table:table-cell>
          <table:table-cell table:formula="of:=SUM([.C272:.R272])" office:value-type="float" office:value="3410">
            <text:p>3410</text:p>
          </table:table-cell>
          <table:table-cell table:formula="of:=SUMIF([.$C$3:.$R$3];[.T$3];[.$C272:.$R272])" office:value-type="float" office:value="125">
            <text:p>125</text:p>
          </table:table-cell>
          <table:table-cell table:formula="of:=SUMIF([.$C$3:.$R$3];[.U$3];[.$C272:.$R272])" office:value-type="float" office:value="464">
            <text:p>464</text:p>
          </table:table-cell>
          <table:table-cell table:formula="of:=SUMIF([.$C$3:.$R$3];[.V$3];[.$C272:.$R272])" office:value-type="float" office:value="569">
            <text:p>569</text:p>
          </table:table-cell>
          <table:table-cell table:formula="of:=SUMIF([.$C$3:.$R$3];[.W$3];[.$C272:.$R272])" office:value-type="float" office:value="143">
            <text:p>143</text:p>
          </table:table-cell>
          <table:table-cell table:formula="of:=SUMIF([.$C$3:.$R$3];[.X$3];[.$C272:.$R272])" office:value-type="float" office:value="1990">
            <text:p>1990</text:p>
          </table:table-cell>
          <table:table-cell table:formula="of:=SUMIF([.$C$3:.$R$3];[.Y$3];[.$C272:.$R272])" office:value-type="float" office:value="27">
            <text:p>27</text:p>
          </table:table-cell>
          <table:table-cell table:formula="of:=SUMIF([.$C$3:.$R$3];[.Z$3];[.$C272:.$R272])" office:value-type="float" office:value="90">
            <text:p>90</text:p>
          </table:table-cell>
          <table:table-cell table:formula="of:=SUM([.T272:.Z272])" office:value-type="float" office:value="3408">
            <text:p>3408</text:p>
          </table:table-cell>
        </table:table-row>
        <table:table-row table:style-name="ro1">
          <table:table-cell office:value-type="string">
            <text:p>Nunspeet</text:p>
          </table:table-cell>
          <table:table-cell office:value-type="float" office:value="12949">
            <text:p>12949</text:p>
          </table:table-cell>
          <table:table-cell office:value-type="float" office:value="240">
            <text:p>240</text:p>
          </table:table-cell>
          <table:table-cell office:value-type="float" office:value="435">
            <text:p>435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3080">
            <text:p>3080</text:p>
          </table:table-cell>
          <table:table-cell office:value-type="float" office:value="8482">
            <text:p>8482</text:p>
          </table:table-cell>
          <table:table-cell office:value-type="float" office:value="74">
            <text:p>74</text:p>
          </table:table-cell>
          <table:table-cell office:value-type="string">
            <text:p><text:s/></text:p>
          </table:table-cell>
          <table:table-cell table:formula="of:=SUM([.C273:.R273])" office:value-type="float" office:value="12951">
            <text:p>12951</text:p>
          </table:table-cell>
          <table:table-cell table:formula="of:=SUMIF([.$C$3:.$R$3];[.T$3];[.$C273:.$R273])" office:value-type="float" office:value="240">
            <text:p>240</text:p>
          </table:table-cell>
          <table:table-cell table:formula="of:=SUMIF([.$C$3:.$R$3];[.U$3];[.$C273:.$R273])" office:value-type="float" office:value="435">
            <text:p>435</text:p>
          </table:table-cell>
          <table:table-cell table:formula="of:=SUMIF([.$C$3:.$R$3];[.V$3];[.$C273:.$R273])" office:value-type="float" office:value="8556">
            <text:p>8556</text:p>
          </table:table-cell>
          <table:table-cell table:formula="of:=SUMIF([.$C$3:.$R$3];[.W$3];[.$C273:.$R273])" office:value-type="float" office:value="487">
            <text:p>487</text:p>
          </table:table-cell>
          <table:table-cell table:formula="of:=SUMIF([.$C$3:.$R$3];[.X$3];[.$C273:.$R273])" office:value-type="float" office:value="3080">
            <text:p>3080</text:p>
          </table:table-cell>
          <table:table-cell table:formula="of:=SUMIF([.$C$3:.$R$3];[.Y$3];[.$C273:.$R273])" office:value-type="float" office:value="24">
            <text:p>24</text:p>
          </table:table-cell>
          <table:table-cell table:formula="of:=SUMIF([.$C$3:.$R$3];[.Z$3];[.$C273:.$R273])" office:value-type="float" office:value="73">
            <text:p>73</text:p>
          </table:table-cell>
          <table:table-cell table:formula="of:=SUM([.T273:.Z273])" office:value-type="float" office:value="12895">
            <text:p>12895</text:p>
          </table:table-cell>
        </table:table-row>
        <table:table-row table:style-name="ro1">
          <table:table-cell office:value-type="string">
            <text:p>Nuth</text:p>
          </table:table-cell>
          <table:table-cell office:value-type="float" office:value="3317">
            <text:p>3317</text:p>
          </table:table-cell>
          <table:table-cell office:value-type="float" office:value="117">
            <text:p>117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2569">
            <text:p>2569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formula="of:=SUM([.C274:.R274])" office:value-type="float" office:value="3316">
            <text:p>3316</text:p>
          </table:table-cell>
          <table:table-cell table:formula="of:=SUMIF([.$C$3:.$R$3];[.T$3];[.$C274:.$R274])" office:value-type="float" office:value="117">
            <text:p>117</text:p>
          </table:table-cell>
          <table:table-cell table:formula="of:=SUMIF([.$C$3:.$R$3];[.U$3];[.$C274:.$R274])" office:value-type="float" office:value="312">
            <text:p>312</text:p>
          </table:table-cell>
          <table:table-cell table:formula="of:=SUMIF([.$C$3:.$R$3];[.V$3];[.$C274:.$R274])" office:value-type="float" office:value="140">
            <text:p>140</text:p>
          </table:table-cell>
          <table:table-cell table:formula="of:=SUMIF([.$C$3:.$R$3];[.W$3];[.$C274:.$R274])" office:value-type="float" office:value="56">
            <text:p>56</text:p>
          </table:table-cell>
          <table:table-cell table:formula="of:=SUMIF([.$C$3:.$R$3];[.X$3];[.$C274:.$R274])" office:value-type="float" office:value="2569">
            <text:p>2569</text:p>
          </table:table-cell>
          <table:table-cell table:formula="of:=SUMIF([.$C$3:.$R$3];[.Y$3];[.$C274:.$R274])" office:value-type="float" office:value="29">
            <text:p>29</text:p>
          </table:table-cell>
          <table:table-cell table:formula="of:=SUMIF([.$C$3:.$R$3];[.Z$3];[.$C274:.$R274])" office:value-type="float" office:value="93">
            <text:p>93</text:p>
          </table:table-cell>
          <table:table-cell table:formula="of:=SUM([.T274:.Z274])" office:value-type="float" office:value="3316">
            <text:p>3316</text:p>
          </table:table-cell>
        </table:table-row>
        <table:table-row table:style-name="ro1">
          <table:table-cell office:value-type="string">
            <text:p>Oegstgeest</text:p>
          </table:table-cell>
          <table:table-cell office:value-type="float" office:value="775">
            <text:p>775</text:p>
          </table:table-cell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string">
            <text:p><text:s/></text:p>
          </table:table-cell>
          <table:table-cell table:formula="of:=SUM([.C275:.R275])" office:value-type="float" office:value="776">
            <text:p>776</text:p>
          </table:table-cell>
          <table:table-cell table:formula="of:=SUMIF([.$C$3:.$R$3];[.T$3];[.$C275:.$R275])" office:value-type="float" office:value="45">
            <text:p>45</text:p>
          </table:table-cell>
          <table:table-cell table:formula="of:=SUMIF([.$C$3:.$R$3];[.U$3];[.$C275:.$R275])" office:value-type="float" office:value="286">
            <text:p>286</text:p>
          </table:table-cell>
          <table:table-cell table:formula="of:=SUMIF([.$C$3:.$R$3];[.V$3];[.$C275:.$R275])" office:value-type="float" office:value="81">
            <text:p>81</text:p>
          </table:table-cell>
          <table:table-cell table:formula="of:=SUMIF([.$C$3:.$R$3];[.W$3];[.$C275:.$R275])" office:value-type="float" office:value="143">
            <text:p>143</text:p>
          </table:table-cell>
          <table:table-cell table:formula="of:=SUMIF([.$C$3:.$R$3];[.X$3];[.$C275:.$R275])" office:value-type="float" office:value="155">
            <text:p>155</text:p>
          </table:table-cell>
          <table:table-cell table:formula="of:=SUMIF([.$C$3:.$R$3];[.Y$3];[.$C275:.$R275])" office:value-type="float" office:value="30">
            <text:p>30</text:p>
          </table:table-cell>
          <table:table-cell table:formula="of:=SUMIF([.$C$3:.$R$3];[.Z$3];[.$C275:.$R275])" office:value-type="float" office:value="34">
            <text:p>34</text:p>
          </table:table-cell>
          <table:table-cell table:formula="of:=SUM([.T275:.Z275])" office:value-type="float" office:value="774">
            <text:p>774</text:p>
          </table:table-cell>
        </table:table-row>
        <table:table-row table:style-name="ro1">
          <table:table-cell office:value-type="string">
            <text:p>Oirschot</text:p>
          </table:table-cell>
          <table:table-cell office:value-type="float" office:value="10285">
            <text:p>10285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5934">
            <text:p>5934</text:p>
          </table:table-cell>
          <table:table-cell office:value-type="float" office:value="3166">
            <text:p>3166</text:p>
          </table:table-cell>
          <table:table-cell office:value-type="float" office:value="107">
            <text:p>107</text:p>
          </table:table-cell>
          <table:table-cell office:value-type="string">
            <text:p><text:s/></text:p>
          </table:table-cell>
          <table:table-cell table:formula="of:=SUM([.C276:.R276])" office:value-type="float" office:value="10285">
            <text:p>10285</text:p>
          </table:table-cell>
          <table:table-cell table:formula="of:=SUMIF([.$C$3:.$R$3];[.T$3];[.$C276:.$R276])" office:value-type="float" office:value="261">
            <text:p>261</text:p>
          </table:table-cell>
          <table:table-cell table:formula="of:=SUMIF([.$C$3:.$R$3];[.U$3];[.$C276:.$R276])" office:value-type="float" office:value="277">
            <text:p>277</text:p>
          </table:table-cell>
          <table:table-cell table:formula="of:=SUMIF([.$C$3:.$R$3];[.V$3];[.$C276:.$R276])" office:value-type="float" office:value="3273">
            <text:p>3273</text:p>
          </table:table-cell>
          <table:table-cell table:formula="of:=SUMIF([.$C$3:.$R$3];[.W$3];[.$C276:.$R276])" office:value-type="float" office:value="164">
            <text:p>164</text:p>
          </table:table-cell>
          <table:table-cell table:formula="of:=SUMIF([.$C$3:.$R$3];[.X$3];[.$C276:.$R276])" office:value-type="float" office:value="5934">
            <text:p>5934</text:p>
          </table:table-cell>
          <table:table-cell table:formula="of:=SUMIF([.$C$3:.$R$3];[.Y$3];[.$C276:.$R276])" office:value-type="float" office:value="130">
            <text:p>130</text:p>
          </table:table-cell>
          <table:table-cell table:formula="of:=SUMIF([.$C$3:.$R$3];[.Z$3];[.$C276:.$R276])" office:value-type="float" office:value="110">
            <text:p>110</text:p>
          </table:table-cell>
          <table:table-cell table:formula="of:=SUM([.T276:.Z276])" office:value-type="float" office:value="10149">
            <text:p>10149</text:p>
          </table:table-cell>
        </table:table-row>
        <table:table-row table:style-name="ro1">
          <table:table-cell office:value-type="string">
            <text:p>Oisterwijk</text:p>
          </table:table-cell>
          <table:table-cell office:value-type="float" office:value="6511">
            <text:p>6511</text:p>
          </table:table-cell>
          <table:table-cell office:value-type="float" office:value="163">
            <text:p>163</text:p>
          </table:table-cell>
          <table:table-cell office:value-type="float" office:value="465">
            <text:p>46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700">
            <text:p>3700</text:p>
          </table:table-cell>
          <table:table-cell office:value-type="float" office:value="1688">
            <text:p>1688</text:p>
          </table:table-cell>
          <table:table-cell office:value-type="float" office:value="120">
            <text:p>120</text:p>
          </table:table-cell>
          <table:table-cell office:value-type="string">
            <text:p><text:s/></text:p>
          </table:table-cell>
          <table:table-cell table:formula="of:=SUM([.C277:.R277])" office:value-type="float" office:value="6509">
            <text:p>6509</text:p>
          </table:table-cell>
          <table:table-cell table:formula="of:=SUMIF([.$C$3:.$R$3];[.T$3];[.$C277:.$R277])" office:value-type="float" office:value="163">
            <text:p>163</text:p>
          </table:table-cell>
          <table:table-cell table:formula="of:=SUMIF([.$C$3:.$R$3];[.U$3];[.$C277:.$R277])" office:value-type="float" office:value="465">
            <text:p>465</text:p>
          </table:table-cell>
          <table:table-cell table:formula="of:=SUMIF([.$C$3:.$R$3];[.V$3];[.$C277:.$R277])" office:value-type="float" office:value="1808">
            <text:p>1808</text:p>
          </table:table-cell>
          <table:table-cell table:formula="of:=SUMIF([.$C$3:.$R$3];[.W$3];[.$C277:.$R277])" office:value-type="float" office:value="223">
            <text:p>223</text:p>
          </table:table-cell>
          <table:table-cell table:formula="of:=SUMIF([.$C$3:.$R$3];[.X$3];[.$C277:.$R277])" office:value-type="float" office:value="3700">
            <text:p>3700</text:p>
          </table:table-cell>
          <table:table-cell table:formula="of:=SUMIF([.$C$3:.$R$3];[.Y$3];[.$C277:.$R277])" office:value-type="float" office:value="15">
            <text:p>15</text:p>
          </table:table-cell>
          <table:table-cell table:formula="of:=SUMIF([.$C$3:.$R$3];[.Z$3];[.$C277:.$R277])" office:value-type="float" office:value="113">
            <text:p>113</text:p>
          </table:table-cell>
          <table:table-cell table:formula="of:=SUM([.T277:.Z277])" office:value-type="float" office:value="6487">
            <text:p>6487</text:p>
          </table:table-cell>
        </table:table-row>
        <table:table-row table:style-name="ro1">
          <table:table-cell office:value-type="string">
            <text:p>Oldebroek</text:p>
          </table:table-cell>
          <table:table-cell office:value-type="float" office:value="9885">
            <text:p>9885</text:p>
          </table:table-cell>
          <table:table-cell office:value-type="float" office:value="242">
            <text:p>242</text:p>
          </table:table-cell>
          <table:table-cell office:value-type="float" office:value="373">
            <text:p>373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5795">
            <text:p>5795</text:p>
          </table:table-cell>
          <table:table-cell office:value-type="float" office:value="3018">
            <text:p>3018</text:p>
          </table:table-cell>
          <table:table-cell office:value-type="float" office:value="110">
            <text:p>110</text:p>
          </table:table-cell>
          <table:table-cell office:value-type="string">
            <text:p><text:s/></text:p>
          </table:table-cell>
          <table:table-cell table:formula="of:=SUM([.C278:.R278])" office:value-type="float" office:value="9882">
            <text:p>9882</text:p>
          </table:table-cell>
          <table:table-cell table:formula="of:=SUMIF([.$C$3:.$R$3];[.T$3];[.$C278:.$R278])" office:value-type="float" office:value="242">
            <text:p>242</text:p>
          </table:table-cell>
          <table:table-cell table:formula="of:=SUMIF([.$C$3:.$R$3];[.U$3];[.$C278:.$R278])" office:value-type="float" office:value="373">
            <text:p>373</text:p>
          </table:table-cell>
          <table:table-cell table:formula="of:=SUMIF([.$C$3:.$R$3];[.V$3];[.$C278:.$R278])" office:value-type="float" office:value="3128">
            <text:p>3128</text:p>
          </table:table-cell>
          <table:table-cell table:formula="of:=SUMIF([.$C$3:.$R$3];[.W$3];[.$C278:.$R278])" office:value-type="float" office:value="149">
            <text:p>149</text:p>
          </table:table-cell>
          <table:table-cell table:formula="of:=SUMIF([.$C$3:.$R$3];[.X$3];[.$C278:.$R278])" office:value-type="float" office:value="5795">
            <text:p>5795</text:p>
          </table:table-cell>
          <table:table-cell table:formula="of:=SUMIF([.$C$3:.$R$3];[.Y$3];[.$C278:.$R278])" office:value-type="float" office:value="59">
            <text:p>59</text:p>
          </table:table-cell>
          <table:table-cell table:formula="of:=SUMIF([.$C$3:.$R$3];[.Z$3];[.$C278:.$R278])" office:value-type="float" office:value="65">
            <text:p>65</text:p>
          </table:table-cell>
          <table:table-cell table:formula="of:=SUM([.T278:.Z278])" office:value-type="float" office:value="9811">
            <text:p>9811</text:p>
          </table:table-cell>
        </table:table-row>
        <table:table-row table:style-name="ro1">
          <table:table-cell office:value-type="string">
            <text:p>Oldenzaal</text:p>
          </table:table-cell>
          <table:table-cell office:value-type="float" office:value="2198">
            <text:p>2198</text:p>
          </table:table-cell>
          <table:table-cell office:value-type="float" office:value="146">
            <text:p>146</text:p>
          </table:table-cell>
          <table:table-cell office:value-type="float" office:value="531">
            <text:p>53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724">
            <text:p>724</text:p>
          </table:table-cell>
          <table:table-cell office:value-type="float" office:value="223">
            <text:p>223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  <table:table-cell table:formula="of:=SUM([.C279:.R279])" office:value-type="float" office:value="2198">
            <text:p>2198</text:p>
          </table:table-cell>
          <table:table-cell table:formula="of:=SUMIF([.$C$3:.$R$3];[.T$3];[.$C279:.$R279])" office:value-type="float" office:value="146">
            <text:p>146</text:p>
          </table:table-cell>
          <table:table-cell table:formula="of:=SUMIF([.$C$3:.$R$3];[.U$3];[.$C279:.$R279])" office:value-type="float" office:value="531">
            <text:p>531</text:p>
          </table:table-cell>
          <table:table-cell table:formula="of:=SUMIF([.$C$3:.$R$3];[.V$3];[.$C279:.$R279])" office:value-type="float" office:value="263">
            <text:p>263</text:p>
          </table:table-cell>
          <table:table-cell table:formula="of:=SUMIF([.$C$3:.$R$3];[.W$3];[.$C279:.$R279])" office:value-type="float" office:value="218">
            <text:p>218</text:p>
          </table:table-cell>
          <table:table-cell table:formula="of:=SUMIF([.$C$3:.$R$3];[.X$3];[.$C279:.$R279])" office:value-type="float" office:value="724">
            <text:p>724</text:p>
          </table:table-cell>
          <table:table-cell table:formula="of:=SUMIF([.$C$3:.$R$3];[.Y$3];[.$C279:.$R279])" office:value-type="float" office:value="53">
            <text:p>53</text:p>
          </table:table-cell>
          <table:table-cell table:formula="of:=SUMIF([.$C$3:.$R$3];[.Z$3];[.$C279:.$R279])" office:value-type="float" office:value="256">
            <text:p>256</text:p>
          </table:table-cell>
          <table:table-cell table:formula="of:=SUM([.T279:.Z279])" office:value-type="float" office:value="2191">
            <text:p>2191</text:p>
          </table:table-cell>
        </table:table-row>
        <table:table-row table:style-name="ro1">
          <table:table-cell office:value-type="string">
            <text:p>Olst-Wijhe</text:p>
          </table:table-cell>
          <table:table-cell office:value-type="float" office:value="11838">
            <text:p>11838</text:p>
          </table:table-cell>
          <table:table-cell office:value-type="float" office:value="304">
            <text:p>304</text:p>
          </table:table-cell>
          <table:table-cell office:value-type="float" office:value="249">
            <text:p>24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9707">
            <text:p>9707</text:p>
          </table:table-cell>
          <table:table-cell office:value-type="float" office:value="916">
            <text:p>916</text:p>
          </table:table-cell>
          <table:table-cell office:value-type="float" office:value="427">
            <text:p>427</text:p>
          </table:table-cell>
          <table:table-cell office:value-type="string">
            <text:p><text:s/></text:p>
          </table:table-cell>
          <table:table-cell table:formula="of:=SUM([.C280:.R280])" office:value-type="float" office:value="11837">
            <text:p>11837</text:p>
          </table:table-cell>
          <table:table-cell table:formula="of:=SUMIF([.$C$3:.$R$3];[.T$3];[.$C280:.$R280])" office:value-type="float" office:value="304">
            <text:p>304</text:p>
          </table:table-cell>
          <table:table-cell table:formula="of:=SUMIF([.$C$3:.$R$3];[.U$3];[.$C280:.$R280])" office:value-type="float" office:value="249">
            <text:p>249</text:p>
          </table:table-cell>
          <table:table-cell table:formula="of:=SUMIF([.$C$3:.$R$3];[.V$3];[.$C280:.$R280])" office:value-type="float" office:value="1343">
            <text:p>1343</text:p>
          </table:table-cell>
          <table:table-cell table:formula="of:=SUMIF([.$C$3:.$R$3];[.W$3];[.$C280:.$R280])" office:value-type="float" office:value="102">
            <text:p>102</text:p>
          </table:table-cell>
          <table:table-cell table:formula="of:=SUMIF([.$C$3:.$R$3];[.X$3];[.$C280:.$R280])" office:value-type="float" office:value="9707">
            <text:p>9707</text:p>
          </table:table-cell>
          <table:table-cell table:formula="of:=SUMIF([.$C$3:.$R$3];[.Y$3];[.$C280:.$R280])" office:value-type="float" office:value="68">
            <text:p>68</text:p>
          </table:table-cell>
          <table:table-cell table:formula="of:=SUMIF([.$C$3:.$R$3];[.Z$3];[.$C280:.$R280])" office:value-type="float" office:value="60">
            <text:p>60</text:p>
          </table:table-cell>
          <table:table-cell table:formula="of:=SUM([.T280:.Z280])" office:value-type="float" office:value="11833">
            <text:p>11833</text:p>
          </table:table-cell>
        </table:table-row>
        <table:table-row table:style-name="ro1">
          <table:table-cell office:value-type="string">
            <text:p>Ommen</text:p>
          </table:table-cell>
          <table:table-cell office:value-type="float" office:value="18198">
            <text:p>18198</text:p>
          </table:table-cell>
          <table:table-cell office:value-type="float" office:value="424">
            <text:p>424</text:p>
          </table:table-cell>
          <table:table-cell office:value-type="float" office:value="290">
            <text:p>29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11449">
            <text:p>11449</text:p>
          </table:table-cell>
          <table:table-cell office:value-type="float" office:value="5083">
            <text:p>5083</text:p>
          </table:table-cell>
          <table:table-cell office:value-type="float" office:value="200">
            <text:p>200</text:p>
          </table:table-cell>
          <table:table-cell office:value-type="string">
            <text:p><text:s/></text:p>
          </table:table-cell>
          <table:table-cell table:formula="of:=SUM([.C281:.R281])" office:value-type="float" office:value="18197">
            <text:p>18197</text:p>
          </table:table-cell>
          <table:table-cell table:formula="of:=SUMIF([.$C$3:.$R$3];[.T$3];[.$C281:.$R281])" office:value-type="float" office:value="424">
            <text:p>424</text:p>
          </table:table-cell>
          <table:table-cell table:formula="of:=SUMIF([.$C$3:.$R$3];[.U$3];[.$C281:.$R281])" office:value-type="float" office:value="290">
            <text:p>290</text:p>
          </table:table-cell>
          <table:table-cell table:formula="of:=SUMIF([.$C$3:.$R$3];[.V$3];[.$C281:.$R281])" office:value-type="float" office:value="5283">
            <text:p>5283</text:p>
          </table:table-cell>
          <table:table-cell table:formula="of:=SUMIF([.$C$3:.$R$3];[.W$3];[.$C281:.$R281])" office:value-type="float" office:value="616">
            <text:p>616</text:p>
          </table:table-cell>
          <table:table-cell table:formula="of:=SUMIF([.$C$3:.$R$3];[.X$3];[.$C281:.$R281])" office:value-type="float" office:value="11449">
            <text:p>11449</text:p>
          </table:table-cell>
          <table:table-cell table:formula="of:=SUMIF([.$C$3:.$R$3];[.Y$3];[.$C281:.$R281])" office:value-type="float" office:value="39">
            <text:p>39</text:p>
          </table:table-cell>
          <table:table-cell table:formula="of:=SUMIF([.$C$3:.$R$3];[.Z$3];[.$C281:.$R281])" office:value-type="float" office:value="83">
            <text:p>83</text:p>
          </table:table-cell>
          <table:table-cell table:formula="of:=SUM([.T281:.Z281])" office:value-type="float" office:value="18184">
            <text:p>18184</text:p>
          </table:table-cell>
        </table:table-row>
        <table:table-row table:style-name="ro1">
          <table:table-cell office:value-type="string">
            <text:p>Onderbanken</text:p>
          </table:table-cell>
          <table:table-cell office:value-type="float" office:value="2124">
            <text:p>2124</text:p>
          </table:table-cell>
          <table:table-cell office:value-type="float" office:value="96">
            <text:p>96</text:p>
          </table:table-cell>
          <table:table-cell office:value-type="float" office:value="186">
            <text:p>18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1395">
            <text:p>1395</text:p>
          </table:table-cell>
          <table:table-cell office:value-type="float" office:value="391">
            <text:p>39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formula="of:=SUM([.C282:.R282])" office:value-type="float" office:value="2123">
            <text:p>2123</text:p>
          </table:table-cell>
          <table:table-cell table:formula="of:=SUMIF([.$C$3:.$R$3];[.T$3];[.$C282:.$R282])" office:value-type="float" office:value="96">
            <text:p>96</text:p>
          </table:table-cell>
          <table:table-cell table:formula="of:=SUMIF([.$C$3:.$R$3];[.U$3];[.$C282:.$R282])" office:value-type="float" office:value="186">
            <text:p>186</text:p>
          </table:table-cell>
          <table:table-cell table:formula="of:=SUMIF([.$C$3:.$R$3];[.V$3];[.$C282:.$R282])" office:value-type="float" office:value="397">
            <text:p>397</text:p>
          </table:table-cell>
          <table:table-cell table:formula="of:=SUMIF([.$C$3:.$R$3];[.W$3];[.$C282:.$R282])" office:value-type="float" office:value="34">
            <text:p>34</text:p>
          </table:table-cell>
          <table:table-cell table:formula="of:=SUMIF([.$C$3:.$R$3];[.X$3];[.$C282:.$R282])" office:value-type="float" office:value="1395">
            <text:p>1395</text:p>
          </table:table-cell>
          <table:table-cell table:formula="of:=SUMIF([.$C$3:.$R$3];[.Y$3];[.$C282:.$R282])" office:value-type="float" office:value="11">
            <text:p>11</text:p>
          </table:table-cell>
          <table:table-cell table:formula="of:=SUMIF([.$C$3:.$R$3];[.Z$3];[.$C282:.$R282])" office:value-type="float" office:value="0">
            <text:p>0</text:p>
          </table:table-cell>
          <table:table-cell table:formula="of:=SUM([.T282:.Z282])" office:value-type="float" office:value="2119">
            <text:p>2119</text:p>
          </table:table-cell>
        </table:table-row>
        <table:table-row table:style-name="ro1">
          <table:table-cell office:value-type="string">
            <text:p>Oost Gelre</text:p>
          </table:table-cell>
          <table:table-cell office:value-type="float" office:value="11019">
            <text:p>11019</text:p>
          </table:table-cell>
          <table:table-cell office:value-type="float" office:value="346">
            <text:p>346</text:p>
          </table:table-cell>
          <table:table-cell office:value-type="float" office:value="488">
            <text:p>48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05">
            <text:p>205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9072">
            <text:p>9072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SUM([.C283:.R283])" office:value-type="float" office:value="11020">
            <text:p>11020</text:p>
          </table:table-cell>
          <table:table-cell table:formula="of:=SUMIF([.$C$3:.$R$3];[.T$3];[.$C283:.$R283])" office:value-type="float" office:value="346">
            <text:p>346</text:p>
          </table:table-cell>
          <table:table-cell table:formula="of:=SUMIF([.$C$3:.$R$3];[.U$3];[.$C283:.$R283])" office:value-type="float" office:value="488">
            <text:p>488</text:p>
          </table:table-cell>
          <table:table-cell table:formula="of:=SUMIF([.$C$3:.$R$3];[.V$3];[.$C283:.$R283])" office:value-type="float" office:value="546">
            <text:p>546</text:p>
          </table:table-cell>
          <table:table-cell table:formula="of:=SUMIF([.$C$3:.$R$3];[.W$3];[.$C283:.$R283])" office:value-type="float" office:value="200">
            <text:p>200</text:p>
          </table:table-cell>
          <table:table-cell table:formula="of:=SUMIF([.$C$3:.$R$3];[.X$3];[.$C283:.$R283])" office:value-type="float" office:value="9072">
            <text:p>9072</text:p>
          </table:table-cell>
          <table:table-cell table:formula="of:=SUMIF([.$C$3:.$R$3];[.Y$3];[.$C283:.$R283])" office:value-type="float" office:value="157">
            <text:p>157</text:p>
          </table:table-cell>
          <table:table-cell table:formula="of:=SUMIF([.$C$3:.$R$3];[.Z$3];[.$C283:.$R283])" office:value-type="float" office:value="205">
            <text:p>205</text:p>
          </table:table-cell>
          <table:table-cell table:formula="of:=SUM([.T283:.Z283])" office:value-type="float" office:value="11014">
            <text:p>11014</text:p>
          </table:table-cell>
        </table:table-row>
        <table:table-row table:style-name="ro1">
          <table:table-cell office:value-type="string">
            <text:p>Oosterhout</text:p>
          </table:table-cell>
          <table:table-cell office:value-type="float" office:value="7309">
            <text:p>7309</text:p>
          </table:table-cell>
          <table:table-cell office:value-type="float" office:value="319">
            <text:p>319</text:p>
          </table:table-cell>
          <table:table-cell office:value-type="float" office:value="799">
            <text:p>79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552">
            <text:p>552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3376">
            <text:p>3376</text:p>
          </table:table-cell>
          <table:table-cell office:value-type="float" office:value="1401">
            <text:p>1401</text:p>
          </table:table-cell>
          <table:table-cell office:value-type="float" office:value="161">
            <text:p>161</text:p>
          </table:table-cell>
          <table:table-cell office:value-type="string">
            <text:p><text:s/></text:p>
          </table:table-cell>
          <table:table-cell table:formula="of:=SUM([.C284:.R284])" office:value-type="float" office:value="7311">
            <text:p>7311</text:p>
          </table:table-cell>
          <table:table-cell table:formula="of:=SUMIF([.$C$3:.$R$3];[.T$3];[.$C284:.$R284])" office:value-type="float" office:value="319">
            <text:p>319</text:p>
          </table:table-cell>
          <table:table-cell table:formula="of:=SUMIF([.$C$3:.$R$3];[.U$3];[.$C284:.$R284])" office:value-type="float" office:value="799">
            <text:p>799</text:p>
          </table:table-cell>
          <table:table-cell table:formula="of:=SUMIF([.$C$3:.$R$3];[.V$3];[.$C284:.$R284])" office:value-type="float" office:value="1562">
            <text:p>1562</text:p>
          </table:table-cell>
          <table:table-cell table:formula="of:=SUMIF([.$C$3:.$R$3];[.W$3];[.$C284:.$R284])" office:value-type="float" office:value="521">
            <text:p>521</text:p>
          </table:table-cell>
          <table:table-cell table:formula="of:=SUMIF([.$C$3:.$R$3];[.X$3];[.$C284:.$R284])" office:value-type="float" office:value="3376">
            <text:p>3376</text:p>
          </table:table-cell>
          <table:table-cell table:formula="of:=SUMIF([.$C$3:.$R$3];[.Y$3];[.$C284:.$R284])" office:value-type="float" office:value="148">
            <text:p>148</text:p>
          </table:table-cell>
          <table:table-cell table:formula="of:=SUMIF([.$C$3:.$R$3];[.Z$3];[.$C284:.$R284])" office:value-type="float" office:value="552">
            <text:p>552</text:p>
          </table:table-cell>
          <table:table-cell table:formula="of:=SUM([.T284:.Z284])" office:value-type="float" office:value="7277">
            <text:p>7277</text:p>
          </table:table-cell>
        </table:table-row>
        <table:table-row table:style-name="ro1">
          <table:table-cell office:value-type="string">
            <text:p>Oostflakkee</text:p>
          </table:table-cell>
          <table:table-cell office:value-type="float" office:value="10744">
            <text:p>10744</text:p>
          </table:table-cell>
          <table:table-cell office:value-type="float" office:value="335">
            <text:p>335</text:p>
          </table:table-cell>
          <table:table-cell office:value-type="float" office:value="158">
            <text:p>158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005">
            <text:p>6005</text:p>
          </table:table-cell>
          <table:table-cell office:value-type="float" office:value="767">
            <text:p>767</text:p>
          </table:table-cell>
          <table:table-cell office:value-type="float" office:value="3262">
            <text:p>3262</text:p>
          </table:table-cell>
          <table:table-cell office:value-type="string">
            <text:p><text:s/></text:p>
          </table:table-cell>
          <table:table-cell table:formula="of:=SUM([.C285:.R285])" office:value-type="float" office:value="10743">
            <text:p>10743</text:p>
          </table:table-cell>
          <table:table-cell table:formula="of:=SUMIF([.$C$3:.$R$3];[.T$3];[.$C285:.$R285])" office:value-type="float" office:value="335">
            <text:p>335</text:p>
          </table:table-cell>
          <table:table-cell table:formula="of:=SUMIF([.$C$3:.$R$3];[.U$3];[.$C285:.$R285])" office:value-type="float" office:value="158">
            <text:p>158</text:p>
          </table:table-cell>
          <table:table-cell table:formula="of:=SUMIF([.$C$3:.$R$3];[.V$3];[.$C285:.$R285])" office:value-type="float" office:value="4029">
            <text:p>4029</text:p>
          </table:table-cell>
          <table:table-cell table:formula="of:=SUMIF([.$C$3:.$R$3];[.W$3];[.$C285:.$R285])" office:value-type="float" office:value="70">
            <text:p>70</text:p>
          </table:table-cell>
          <table:table-cell table:formula="of:=SUMIF([.$C$3:.$R$3];[.X$3];[.$C285:.$R285])" office:value-type="float" office:value="6005">
            <text:p>6005</text:p>
          </table:table-cell>
          <table:table-cell table:formula="of:=SUMIF([.$C$3:.$R$3];[.Y$3];[.$C285:.$R285])" office:value-type="float" office:value="86">
            <text:p>86</text:p>
          </table:table-cell>
          <table:table-cell table:formula="of:=SUMIF([.$C$3:.$R$3];[.Z$3];[.$C285:.$R285])" office:value-type="float" office:value="58">
            <text:p>58</text:p>
          </table:table-cell>
          <table:table-cell table:formula="of:=SUM([.T285:.Z285])" office:value-type="float" office:value="10741">
            <text:p>10741</text:p>
          </table:table-cell>
        </table:table-row>
        <table:table-row table:style-name="ro1">
          <table:table-cell office:value-type="string">
            <text:p>Ooststellingwerf</text:p>
          </table:table-cell>
          <table:table-cell office:value-type="float" office:value="22608">
            <text:p>22608</text:p>
          </table:table-cell>
          <table:table-cell office:value-type="float" office:value="398">
            <text:p>398</text:p>
          </table:table-cell>
          <table:table-cell office:value-type="float" office:value="578">
            <text:p>578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16649">
            <text:p>16649</text:p>
          </table:table-cell>
          <table:table-cell office:value-type="float" office:value="4269">
            <text:p>4269</text:p>
          </table:table-cell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table:formula="of:=SUM([.C286:.R286])" office:value-type="float" office:value="22609">
            <text:p>22609</text:p>
          </table:table-cell>
          <table:table-cell table:formula="of:=SUMIF([.$C$3:.$R$3];[.T$3];[.$C286:.$R286])" office:value-type="float" office:value="398">
            <text:p>398</text:p>
          </table:table-cell>
          <table:table-cell table:formula="of:=SUMIF([.$C$3:.$R$3];[.U$3];[.$C286:.$R286])" office:value-type="float" office:value="578">
            <text:p>578</text:p>
          </table:table-cell>
          <table:table-cell table:formula="of:=SUMIF([.$C$3:.$R$3];[.V$3];[.$C286:.$R286])" office:value-type="float" office:value="4464">
            <text:p>4464</text:p>
          </table:table-cell>
          <table:table-cell table:formula="of:=SUMIF([.$C$3:.$R$3];[.W$3];[.$C286:.$R286])" office:value-type="float" office:value="347">
            <text:p>347</text:p>
          </table:table-cell>
          <table:table-cell table:formula="of:=SUMIF([.$C$3:.$R$3];[.X$3];[.$C286:.$R286])" office:value-type="float" office:value="16649">
            <text:p>16649</text:p>
          </table:table-cell>
          <table:table-cell table:formula="of:=SUMIF([.$C$3:.$R$3];[.Y$3];[.$C286:.$R286])" office:value-type="float" office:value="76">
            <text:p>76</text:p>
          </table:table-cell>
          <table:table-cell table:formula="of:=SUMIF([.$C$3:.$R$3];[.Z$3];[.$C286:.$R286])" office:value-type="float" office:value="91">
            <text:p>91</text:p>
          </table:table-cell>
          <table:table-cell table:formula="of:=SUM([.T286:.Z286])" office:value-type="float" office:value="22603">
            <text:p>22603</text:p>
          </table:table-cell>
        </table:table-row>
        <table:table-row table:style-name="ro1">
          <table:table-cell office:value-type="string">
            <text:p>Oostzaan</text:p>
          </table:table-cell>
          <table:table-cell office:value-type="float" office:value="1613">
            <text:p>1613</text:p>
          </table:table-cell>
          <table:table-cell office:value-type="float" office:value="63">
            <text:p>63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float" office:value="188">
            <text:p>188</text:p>
          </table:table-cell>
          <table:table-cell office:value-type="string">
            <text:p>-</text:p>
          </table:table-cell>
          <table:table-cell office:value-type="float" office:value="531">
            <text:p>531</text:p>
          </table:table-cell>
          <table:table-cell office:value-type="float" office:value="178">
            <text:p>178</text:p>
          </table:table-cell>
          <table:table-cell office:value-type="float" office:value="457">
            <text:p>457</text:p>
          </table:table-cell>
          <table:table-cell office:value-type="string">
            <text:p><text:s/></text:p>
          </table:table-cell>
          <table:table-cell table:formula="of:=SUM([.C287:.R287])" office:value-type="float" office:value="1612">
            <text:p>1612</text:p>
          </table:table-cell>
          <table:table-cell table:formula="of:=SUMIF([.$C$3:.$R$3];[.T$3];[.$C287:.$R287])" office:value-type="float" office:value="63">
            <text:p>63</text:p>
          </table:table-cell>
          <table:table-cell table:formula="of:=SUMIF([.$C$3:.$R$3];[.U$3];[.$C287:.$R287])" office:value-type="float" office:value="139">
            <text:p>139</text:p>
          </table:table-cell>
          <table:table-cell table:formula="of:=SUMIF([.$C$3:.$R$3];[.V$3];[.$C287:.$R287])" office:value-type="float" office:value="635">
            <text:p>635</text:p>
          </table:table-cell>
          <table:table-cell table:formula="of:=SUMIF([.$C$3:.$R$3];[.W$3];[.$C287:.$R287])" office:value-type="float" office:value="203">
            <text:p>203</text:p>
          </table:table-cell>
          <table:table-cell table:formula="of:=SUMIF([.$C$3:.$R$3];[.X$3];[.$C287:.$R287])" office:value-type="float" office:value="531">
            <text:p>531</text:p>
          </table:table-cell>
          <table:table-cell table:formula="of:=SUMIF([.$C$3:.$R$3];[.Y$3];[.$C287:.$R287])" office:value-type="float" office:value="11">
            <text:p>11</text:p>
          </table:table-cell>
          <table:table-cell table:formula="of:=SUMIF([.$C$3:.$R$3];[.Z$3];[.$C287:.$R287])" office:value-type="float" office:value="21">
            <text:p>21</text:p>
          </table:table-cell>
          <table:table-cell table:formula="of:=SUM([.T287:.Z287])" office:value-type="float" office:value="1603">
            <text:p>1603</text:p>
          </table:table-cell>
        </table:table-row>
        <table:table-row table:style-name="ro1">
          <table:table-cell office:value-type="string">
            <text:p>Opmeer</text:p>
          </table:table-cell>
          <table:table-cell office:value-type="float" office:value="4198">
            <text:p>4198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15">
            <text:p>15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float" office:value="3701">
            <text:p>370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formula="of:=SUM([.C288:.R288])" office:value-type="float" office:value="4199">
            <text:p>4199</text:p>
          </table:table-cell>
          <table:table-cell table:formula="of:=SUMIF([.$C$3:.$R$3];[.T$3];[.$C288:.$R288])" office:value-type="float" office:value="94">
            <text:p>94</text:p>
          </table:table-cell>
          <table:table-cell table:formula="of:=SUMIF([.$C$3:.$R$3];[.U$3];[.$C288:.$R288])" office:value-type="float" office:value="189">
            <text:p>189</text:p>
          </table:table-cell>
          <table:table-cell table:formula="of:=SUMIF([.$C$3:.$R$3];[.V$3];[.$C288:.$R288])" office:value-type="float" office:value="45">
            <text:p>45</text:p>
          </table:table-cell>
          <table:table-cell table:formula="of:=SUMIF([.$C$3:.$R$3];[.W$3];[.$C288:.$R288])" office:value-type="float" office:value="80">
            <text:p>80</text:p>
          </table:table-cell>
          <table:table-cell table:formula="of:=SUMIF([.$C$3:.$R$3];[.X$3];[.$C288:.$R288])" office:value-type="float" office:value="3701">
            <text:p>3701</text:p>
          </table:table-cell>
          <table:table-cell table:formula="of:=SUMIF([.$C$3:.$R$3];[.Y$3];[.$C288:.$R288])" office:value-type="float" office:value="23">
            <text:p>23</text:p>
          </table:table-cell>
          <table:table-cell table:formula="of:=SUMIF([.$C$3:.$R$3];[.Z$3];[.$C288:.$R288])" office:value-type="float" office:value="67">
            <text:p>67</text:p>
          </table:table-cell>
          <table:table-cell table:formula="of:=SUM([.T288:.Z288])" office:value-type="float" office:value="4199">
            <text:p>4199</text:p>
          </table:table-cell>
        </table:table-row>
        <table:table-row table:style-name="ro1">
          <table:table-cell office:value-type="string">
            <text:p>Opsterland</text:p>
          </table:table-cell>
          <table:table-cell office:value-type="float" office:value="22768">
            <text:p>22768</text:p>
          </table:table-cell>
          <table:table-cell office:value-type="float" office:value="501">
            <text:p>501</text:p>
          </table:table-cell>
          <table:table-cell office:value-type="float" office:value="556">
            <text:p>55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73">
            <text:p>173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7920">
            <text:p>17920</text:p>
          </table:table-cell>
          <table:table-cell office:value-type="float" office:value="2910">
            <text:p>2910</text:p>
          </table:table-cell>
          <table:table-cell office:value-type="float" office:value="300">
            <text:p>300</text:p>
          </table:table-cell>
          <table:table-cell office:value-type="string">
            <text:p><text:s/></text:p>
          </table:table-cell>
          <table:table-cell table:formula="of:=SUM([.C289:.R289])" office:value-type="float" office:value="22767">
            <text:p>22767</text:p>
          </table:table-cell>
          <table:table-cell table:formula="of:=SUMIF([.$C$3:.$R$3];[.T$3];[.$C289:.$R289])" office:value-type="float" office:value="501">
            <text:p>501</text:p>
          </table:table-cell>
          <table:table-cell table:formula="of:=SUMIF([.$C$3:.$R$3];[.U$3];[.$C289:.$R289])" office:value-type="float" office:value="556">
            <text:p>556</text:p>
          </table:table-cell>
          <table:table-cell table:formula="of:=SUMIF([.$C$3:.$R$3];[.V$3];[.$C289:.$R289])" office:value-type="float" office:value="3210">
            <text:p>3210</text:p>
          </table:table-cell>
          <table:table-cell table:formula="of:=SUMIF([.$C$3:.$R$3];[.W$3];[.$C289:.$R289])" office:value-type="float" office:value="283">
            <text:p>283</text:p>
          </table:table-cell>
          <table:table-cell table:formula="of:=SUMIF([.$C$3:.$R$3];[.X$3];[.$C289:.$R289])" office:value-type="float" office:value="17920">
            <text:p>17920</text:p>
          </table:table-cell>
          <table:table-cell table:formula="of:=SUMIF([.$C$3:.$R$3];[.Y$3];[.$C289:.$R289])" office:value-type="float" office:value="118">
            <text:p>118</text:p>
          </table:table-cell>
          <table:table-cell table:formula="of:=SUMIF([.$C$3:.$R$3];[.Z$3];[.$C289:.$R289])" office:value-type="float" office:value="173">
            <text:p>173</text:p>
          </table:table-cell>
          <table:table-cell table:formula="of:=SUM([.T289:.Z289])" office:value-type="float" office:value="22761">
            <text:p>22761</text:p>
          </table:table-cell>
        </table:table-row>
        <table:table-row table:style-name="ro1">
          <table:table-cell office:value-type="string">
            <text:p>Oss</text:p>
          </table:table-cell>
          <table:table-cell office:value-type="float" office:value="10442">
            <text:p>10442</text:p>
          </table:table-cell>
          <table:table-cell office:value-type="float" office:value="466">
            <text:p>466</text:p>
          </table:table-cell>
          <table:table-cell office:value-type="float" office:value="1205">
            <text:p>120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06">
            <text:p>506</text:p>
          </table:table-cell>
          <table:table-cell office:value-type="float" office:value="215">
            <text:p>215</text:p>
          </table:table-cell>
          <table:table-cell office:value-type="float" office:value="188">
            <text:p>188</text:p>
          </table:table-cell>
          <table:table-cell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6445">
            <text:p>6445</text:p>
          </table:table-cell>
          <table:table-cell office:value-type="float" office:value="817">
            <text:p>817</text:p>
          </table:table-cell>
          <table:table-cell office:value-type="float" office:value="256">
            <text:p>256</text:p>
          </table:table-cell>
          <table:table-cell office:value-type="string">
            <text:p><text:s/></text:p>
          </table:table-cell>
          <table:table-cell table:formula="of:=SUM([.C290:.R290])" office:value-type="float" office:value="10442">
            <text:p>10442</text:p>
          </table:table-cell>
          <table:table-cell table:formula="of:=SUMIF([.$C$3:.$R$3];[.T$3];[.$C290:.$R290])" office:value-type="float" office:value="466">
            <text:p>466</text:p>
          </table:table-cell>
          <table:table-cell table:formula="of:=SUMIF([.$C$3:.$R$3];[.U$3];[.$C290:.$R290])" office:value-type="float" office:value="1205">
            <text:p>1205</text:p>
          </table:table-cell>
          <table:table-cell table:formula="of:=SUMIF([.$C$3:.$R$3];[.V$3];[.$C290:.$R290])" office:value-type="float" office:value="1073">
            <text:p>1073</text:p>
          </table:table-cell>
          <table:table-cell table:formula="of:=SUMIF([.$C$3:.$R$3];[.W$3];[.$C290:.$R290])" office:value-type="float" office:value="505">
            <text:p>505</text:p>
          </table:table-cell>
          <table:table-cell table:formula="of:=SUMIF([.$C$3:.$R$3];[.X$3];[.$C290:.$R290])" office:value-type="float" office:value="6445">
            <text:p>6445</text:p>
          </table:table-cell>
          <table:table-cell table:formula="of:=SUMIF([.$C$3:.$R$3];[.Y$3];[.$C290:.$R290])" office:value-type="float" office:value="215">
            <text:p>215</text:p>
          </table:table-cell>
          <table:table-cell table:formula="of:=SUMIF([.$C$3:.$R$3];[.Z$3];[.$C290:.$R290])" office:value-type="float" office:value="506">
            <text:p>506</text:p>
          </table:table-cell>
          <table:table-cell table:formula="of:=SUM([.T290:.Z290])" office:value-type="float" office:value="10415">
            <text:p>10415</text:p>
          </table:table-cell>
        </table:table-row>
        <table:table-row table:style-name="ro1">
          <table:table-cell office:value-type="string">
            <text:p>Oud-Beijerland</text:p>
          </table:table-cell>
          <table:table-cell office:value-type="float" office:value="1961">
            <text:p>1961</text:p>
          </table:table-cell>
          <table:table-cell office:value-type="float" office:value="52">
            <text:p>52</text:p>
          </table:table-cell>
          <table:table-cell office:value-type="float" office:value="328">
            <text:p>32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<text:s/></text:p>
          </table:table-cell>
          <table:table-cell table:formula="of:=SUM([.C291:.R291])" office:value-type="float" office:value="1961">
            <text:p>1961</text:p>
          </table:table-cell>
          <table:table-cell table:formula="of:=SUMIF([.$C$3:.$R$3];[.T$3];[.$C291:.$R291])" office:value-type="float" office:value="52">
            <text:p>52</text:p>
          </table:table-cell>
          <table:table-cell table:formula="of:=SUMIF([.$C$3:.$R$3];[.U$3];[.$C291:.$R291])" office:value-type="float" office:value="328">
            <text:p>328</text:p>
          </table:table-cell>
          <table:table-cell table:formula="of:=SUMIF([.$C$3:.$R$3];[.V$3];[.$C291:.$R291])" office:value-type="float" office:value="94">
            <text:p>94</text:p>
          </table:table-cell>
          <table:table-cell table:formula="of:=SUMIF([.$C$3:.$R$3];[.W$3];[.$C291:.$R291])" office:value-type="float" office:value="111">
            <text:p>111</text:p>
          </table:table-cell>
          <table:table-cell table:formula="of:=SUMIF([.$C$3:.$R$3];[.X$3];[.$C291:.$R291])" office:value-type="float" office:value="1212">
            <text:p>1212</text:p>
          </table:table-cell>
          <table:table-cell table:formula="of:=SUMIF([.$C$3:.$R$3];[.Y$3];[.$C291:.$R291])" office:value-type="float" office:value="29">
            <text:p>29</text:p>
          </table:table-cell>
          <table:table-cell table:formula="of:=SUMIF([.$C$3:.$R$3];[.Z$3];[.$C291:.$R291])" office:value-type="float" office:value="128">
            <text:p>128</text:p>
          </table:table-cell>
          <table:table-cell table:formula="of:=SUM([.T291:.Z291])" office:value-type="float" office:value="1954">
            <text:p>1954</text:p>
          </table:table-cell>
        </table:table-row>
        <table:table-row table:style-name="ro1">
          <table:table-cell office:value-type="string">
            <text:p>Oude IJsselstreek</text:p>
          </table:table-cell>
          <table:table-cell office:value-type="float" office:value="13787">
            <text:p>13787</text:p>
          </table:table-cell>
          <table:table-cell office:value-type="float" office:value="416">
            <text:p>416</text:p>
          </table:table-cell>
          <table:table-cell office:value-type="float" office:value="710">
            <text:p>71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32">
            <text:p>232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1323">
            <text:p>11323</text:p>
          </table:table-cell>
          <table:table-cell office:value-type="float" office:value="610">
            <text:p>610</text:p>
          </table:table-cell>
          <table:table-cell office:value-type="float" office:value="154">
            <text:p>154</text:p>
          </table:table-cell>
          <table:table-cell office:value-type="string">
            <text:p><text:s/></text:p>
          </table:table-cell>
          <table:table-cell table:formula="of:=SUM([.C292:.R292])" office:value-type="float" office:value="13786">
            <text:p>13786</text:p>
          </table:table-cell>
          <table:table-cell table:formula="of:=SUMIF([.$C$3:.$R$3];[.T$3];[.$C292:.$R292])" office:value-type="float" office:value="416">
            <text:p>416</text:p>
          </table:table-cell>
          <table:table-cell table:formula="of:=SUMIF([.$C$3:.$R$3];[.U$3];[.$C292:.$R292])" office:value-type="float" office:value="710">
            <text:p>710</text:p>
          </table:table-cell>
          <table:table-cell table:formula="of:=SUMIF([.$C$3:.$R$3];[.V$3];[.$C292:.$R292])" office:value-type="float" office:value="764">
            <text:p>764</text:p>
          </table:table-cell>
          <table:table-cell table:formula="of:=SUMIF([.$C$3:.$R$3];[.W$3];[.$C292:.$R292])" office:value-type="float" office:value="214">
            <text:p>214</text:p>
          </table:table-cell>
          <table:table-cell table:formula="of:=SUMIF([.$C$3:.$R$3];[.X$3];[.$C292:.$R292])" office:value-type="float" office:value="11323">
            <text:p>11323</text:p>
          </table:table-cell>
          <table:table-cell table:formula="of:=SUMIF([.$C$3:.$R$3];[.Y$3];[.$C292:.$R292])" office:value-type="float" office:value="115">
            <text:p>115</text:p>
          </table:table-cell>
          <table:table-cell table:formula="of:=SUMIF([.$C$3:.$R$3];[.Z$3];[.$C292:.$R292])" office:value-type="float" office:value="232">
            <text:p>232</text:p>
          </table:table-cell>
          <table:table-cell table:formula="of:=SUM([.T292:.Z292])" office:value-type="float" office:value="13774">
            <text:p>13774</text:p>
          </table:table-cell>
        </table:table-row>
        <table:table-row table:style-name="ro1">
          <table:table-cell office:value-type="string">
            <text:p>Ouder-Amstel</text:p>
          </table:table-cell>
          <table:table-cell office:value-type="float" office:value="2581">
            <text:p>2581</text:p>
          </table:table-cell>
          <table:table-cell office:value-type="float" office:value="222">
            <text:p>222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-</text:p>
          </table:table-cell>
          <table:table-cell office:value-type="float" office:value="1599">
            <text:p>1599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<text:s/></text:p>
          </table:table-cell>
          <table:table-cell table:formula="of:=SUM([.C293:.R293])" office:value-type="float" office:value="2580">
            <text:p>2580</text:p>
          </table:table-cell>
          <table:table-cell table:formula="of:=SUMIF([.$C$3:.$R$3];[.T$3];[.$C293:.$R293])" office:value-type="float" office:value="222">
            <text:p>222</text:p>
          </table:table-cell>
          <table:table-cell table:formula="of:=SUMIF([.$C$3:.$R$3];[.U$3];[.$C293:.$R293])" office:value-type="float" office:value="163">
            <text:p>163</text:p>
          </table:table-cell>
          <table:table-cell table:formula="of:=SUMIF([.$C$3:.$R$3];[.V$3];[.$C293:.$R293])" office:value-type="float" office:value="196">
            <text:p>196</text:p>
          </table:table-cell>
          <table:table-cell table:formula="of:=SUMIF([.$C$3:.$R$3];[.W$3];[.$C293:.$R293])" office:value-type="float" office:value="226">
            <text:p>226</text:p>
          </table:table-cell>
          <table:table-cell table:formula="of:=SUMIF([.$C$3:.$R$3];[.X$3];[.$C293:.$R293])" office:value-type="float" office:value="1599">
            <text:p>1599</text:p>
          </table:table-cell>
          <table:table-cell table:formula="of:=SUMIF([.$C$3:.$R$3];[.Y$3];[.$C293:.$R293])" office:value-type="float" office:value="63">
            <text:p>63</text:p>
          </table:table-cell>
          <table:table-cell table:formula="of:=SUMIF([.$C$3:.$R$3];[.Z$3];[.$C293:.$R293])" office:value-type="float" office:value="111">
            <text:p>111</text:p>
          </table:table-cell>
          <table:table-cell table:formula="of:=SUM([.T293:.Z293])" office:value-type="float" office:value="2580">
            <text:p>2580</text:p>
          </table:table-cell>
        </table:table-row>
        <table:table-row table:style-name="ro1">
          <table:table-cell office:value-type="string">
            <text:p>Ouderkerk</text:p>
          </table:table-cell>
          <table:table-cell office:value-type="float" office:value="2853">
            <text:p>2853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-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2459">
            <text:p>2459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string">
            <text:p><text:s/></text:p>
          </table:table-cell>
          <table:table-cell table:formula="of:=SUM([.C294:.R294])" office:value-type="float" office:value="2855">
            <text:p>2855</text:p>
          </table:table-cell>
          <table:table-cell table:formula="of:=SUMIF([.$C$3:.$R$3];[.T$3];[.$C294:.$R294])" office:value-type="float" office:value="45">
            <text:p>45</text:p>
          </table:table-cell>
          <table:table-cell table:formula="of:=SUMIF([.$C$3:.$R$3];[.U$3];[.$C294:.$R294])" office:value-type="float" office:value="95">
            <text:p>95</text:p>
          </table:table-cell>
          <table:table-cell table:formula="of:=SUMIF([.$C$3:.$R$3];[.V$3];[.$C294:.$R294])" office:value-type="float" office:value="179">
            <text:p>179</text:p>
          </table:table-cell>
          <table:table-cell table:formula="of:=SUMIF([.$C$3:.$R$3];[.W$3];[.$C294:.$R294])" office:value-type="float" office:value="14">
            <text:p>14</text:p>
          </table:table-cell>
          <table:table-cell table:formula="of:=SUMIF([.$C$3:.$R$3];[.X$3];[.$C294:.$R294])" office:value-type="float" office:value="2459">
            <text:p>2459</text:p>
          </table:table-cell>
          <table:table-cell table:formula="of:=SUMIF([.$C$3:.$R$3];[.Y$3];[.$C294:.$R294])" office:value-type="float" office:value="13">
            <text:p>13</text:p>
          </table:table-cell>
          <table:table-cell table:formula="of:=SUMIF([.$C$3:.$R$3];[.Z$3];[.$C294:.$R294])" office:value-type="float" office:value="50">
            <text:p>50</text:p>
          </table:table-cell>
          <table:table-cell table:formula="of:=SUM([.T294:.Z294])" office:value-type="float" office:value="2855">
            <text:p>2855</text:p>
          </table:table-cell>
        </table:table-row>
        <table:table-row table:style-name="ro1">
          <table:table-cell office:value-type="string">
            <text:p>Oudewater</text:p>
          </table:table-cell>
          <table:table-cell office:value-type="float" office:value="4016">
            <text:p>4016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string">
            <text:p><text:s/></text:p>
          </table:table-cell>
          <table:table-cell table:formula="of:=SUM([.C295:.R295])" office:value-type="float" office:value="4016">
            <text:p>4016</text:p>
          </table:table-cell>
          <table:table-cell table:formula="of:=SUMIF([.$C$3:.$R$3];[.T$3];[.$C295:.$R295])" office:value-type="float" office:value="74">
            <text:p>74</text:p>
          </table:table-cell>
          <table:table-cell table:formula="of:=SUMIF([.$C$3:.$R$3];[.U$3];[.$C295:.$R295])" office:value-type="float" office:value="110">
            <text:p>110</text:p>
          </table:table-cell>
          <table:table-cell table:formula="of:=SUMIF([.$C$3:.$R$3];[.V$3];[.$C295:.$R295])" office:value-type="float" office:value="101">
            <text:p>101</text:p>
          </table:table-cell>
          <table:table-cell table:formula="of:=SUMIF([.$C$3:.$R$3];[.W$3];[.$C295:.$R295])" office:value-type="float" office:value="37">
            <text:p>37</text:p>
          </table:table-cell>
          <table:table-cell table:formula="of:=SUMIF([.$C$3:.$R$3];[.X$3];[.$C295:.$R295])" office:value-type="float" office:value="3654">
            <text:p>3654</text:p>
          </table:table-cell>
          <table:table-cell table:formula="of:=SUMIF([.$C$3:.$R$3];[.Y$3];[.$C295:.$R295])" office:value-type="float" office:value="6">
            <text:p>6</text:p>
          </table:table-cell>
          <table:table-cell table:formula="of:=SUMIF([.$C$3:.$R$3];[.Z$3];[.$C295:.$R295])" office:value-type="float" office:value="32">
            <text:p>32</text:p>
          </table:table-cell>
          <table:table-cell table:formula="of:=SUM([.T295:.Z295])" office:value-type="float" office:value="4014">
            <text:p>4014</text:p>
          </table:table-cell>
        </table:table-row>
        <table:table-row table:style-name="ro1">
          <table:table-cell office:value-type="string">
            <text:p>Overbetuwe</text:p>
          </table:table-cell>
          <table:table-cell office:value-type="float" office:value="11518">
            <text:p>11518</text:p>
          </table:table-cell>
          <table:table-cell office:value-type="float" office:value="544">
            <text:p>544</text:p>
          </table:table-cell>
          <table:table-cell office:value-type="float" office:value="692">
            <text:p>69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8691">
            <text:p>8691</text:p>
          </table:table-cell>
          <table:table-cell office:value-type="float" office:value="207">
            <text:p>207</text:p>
          </table:table-cell>
          <table:table-cell office:value-type="float" office:value="580">
            <text:p>580</text:p>
          </table:table-cell>
          <table:table-cell office:value-type="string">
            <text:p><text:s/></text:p>
          </table:table-cell>
          <table:table-cell table:formula="of:=SUM([.C296:.R296])" office:value-type="float" office:value="11518">
            <text:p>11518</text:p>
          </table:table-cell>
          <table:table-cell table:formula="of:=SUMIF([.$C$3:.$R$3];[.T$3];[.$C296:.$R296])" office:value-type="float" office:value="544">
            <text:p>544</text:p>
          </table:table-cell>
          <table:table-cell table:formula="of:=SUMIF([.$C$3:.$R$3];[.U$3];[.$C296:.$R296])" office:value-type="float" office:value="692">
            <text:p>692</text:p>
          </table:table-cell>
          <table:table-cell table:formula="of:=SUMIF([.$C$3:.$R$3];[.V$3];[.$C296:.$R296])" office:value-type="float" office:value="787">
            <text:p>787</text:p>
          </table:table-cell>
          <table:table-cell table:formula="of:=SUMIF([.$C$3:.$R$3];[.W$3];[.$C296:.$R296])" office:value-type="float" office:value="295">
            <text:p>295</text:p>
          </table:table-cell>
          <table:table-cell table:formula="of:=SUMIF([.$C$3:.$R$3];[.X$3];[.$C296:.$R296])" office:value-type="float" office:value="8691">
            <text:p>8691</text:p>
          </table:table-cell>
          <table:table-cell table:formula="of:=SUMIF([.$C$3:.$R$3];[.Y$3];[.$C296:.$R296])" office:value-type="float" office:value="255">
            <text:p>255</text:p>
          </table:table-cell>
          <table:table-cell table:formula="of:=SUMIF([.$C$3:.$R$3];[.Z$3];[.$C296:.$R296])" office:value-type="float" office:value="241">
            <text:p>241</text:p>
          </table:table-cell>
          <table:table-cell table:formula="of:=SUM([.T296:.Z296])" office:value-type="float" office:value="11505">
            <text:p>11505</text:p>
          </table:table-cell>
        </table:table-row>
        <table:table-row table:style-name="ro1">
          <table:table-cell office:value-type="string">
            <text:p>Papendrecht</text:p>
          </table:table-cell>
          <table:table-cell office:value-type="float" office:value="1077">
            <text:p>1077</text:p>
          </table:table-cell>
          <table:table-cell office:value-type="float" office:value="74">
            <text:p>74</text:p>
          </table:table-cell>
          <table:table-cell office:value-type="float" office:value="389">
            <text:p>38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141">
            <text:p>141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<text:s/></text:p>
          </table:table-cell>
          <table:table-cell table:formula="of:=SUM([.C297:.R297])" office:value-type="float" office:value="1076">
            <text:p>1076</text:p>
          </table:table-cell>
          <table:table-cell table:formula="of:=SUMIF([.$C$3:.$R$3];[.T$3];[.$C297:.$R297])" office:value-type="float" office:value="74">
            <text:p>74</text:p>
          </table:table-cell>
          <table:table-cell table:formula="of:=SUMIF([.$C$3:.$R$3];[.U$3];[.$C297:.$R297])" office:value-type="float" office:value="389">
            <text:p>389</text:p>
          </table:table-cell>
          <table:table-cell table:formula="of:=SUMIF([.$C$3:.$R$3];[.V$3];[.$C297:.$R297])" office:value-type="float" office:value="175">
            <text:p>175</text:p>
          </table:table-cell>
          <table:table-cell table:formula="of:=SUMIF([.$C$3:.$R$3];[.W$3];[.$C297:.$R297])" office:value-type="float" office:value="139">
            <text:p>139</text:p>
          </table:table-cell>
          <table:table-cell table:formula="of:=SUMIF([.$C$3:.$R$3];[.X$3];[.$C297:.$R297])" office:value-type="float" office:value="141">
            <text:p>141</text:p>
          </table:table-cell>
          <table:table-cell table:formula="of:=SUMIF([.$C$3:.$R$3];[.Y$3];[.$C297:.$R297])" office:value-type="float" office:value="57">
            <text:p>57</text:p>
          </table:table-cell>
          <table:table-cell table:formula="of:=SUMIF([.$C$3:.$R$3];[.Z$3];[.$C297:.$R297])" office:value-type="float" office:value="94">
            <text:p>94</text:p>
          </table:table-cell>
          <table:table-cell table:formula="of:=SUM([.T297:.Z297])" office:value-type="float" office:value="1069">
            <text:p>1069</text:p>
          </table:table-cell>
        </table:table-row>
        <table:table-row table:style-name="ro1">
          <table:table-cell office:value-type="string">
            <text:p>Pekela</text:p>
          </table:table-cell>
          <table:table-cell office:value-type="float" office:value="5020">
            <text:p>5020</text:p>
          </table:table-cell>
          <table:table-cell office:value-type="float" office:value="134">
            <text:p>134</text:p>
          </table:table-cell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3975">
            <text:p>3975</text:p>
          </table:table-cell>
          <table:table-cell office:value-type="float" office:value="208">
            <text:p>208</text:p>
          </table:table-cell>
          <table:table-cell office:value-type="float" office:value="110">
            <text:p>110</text:p>
          </table:table-cell>
          <table:table-cell office:value-type="string">
            <text:p><text:s/></text:p>
          </table:table-cell>
          <table:table-cell table:formula="of:=SUM([.C298:.R298])" office:value-type="float" office:value="5021">
            <text:p>5021</text:p>
          </table:table-cell>
          <table:table-cell table:formula="of:=SUMIF([.$C$3:.$R$3];[.T$3];[.$C298:.$R298])" office:value-type="float" office:value="134">
            <text:p>134</text:p>
          </table:table-cell>
          <table:table-cell table:formula="of:=SUMIF([.$C$3:.$R$3];[.U$3];[.$C298:.$R298])" office:value-type="float" office:value="324">
            <text:p>324</text:p>
          </table:table-cell>
          <table:table-cell table:formula="of:=SUMIF([.$C$3:.$R$3];[.V$3];[.$C298:.$R298])" office:value-type="float" office:value="318">
            <text:p>318</text:p>
          </table:table-cell>
          <table:table-cell table:formula="of:=SUMIF([.$C$3:.$R$3];[.W$3];[.$C298:.$R298])" office:value-type="float" office:value="95">
            <text:p>95</text:p>
          </table:table-cell>
          <table:table-cell table:formula="of:=SUMIF([.$C$3:.$R$3];[.X$3];[.$C298:.$R298])" office:value-type="float" office:value="3975">
            <text:p>3975</text:p>
          </table:table-cell>
          <table:table-cell table:formula="of:=SUMIF([.$C$3:.$R$3];[.Y$3];[.$C298:.$R298])" office:value-type="float" office:value="59">
            <text:p>59</text:p>
          </table:table-cell>
          <table:table-cell table:formula="of:=SUMIF([.$C$3:.$R$3];[.Z$3];[.$C298:.$R298])" office:value-type="float" office:value="113">
            <text:p>113</text:p>
          </table:table-cell>
          <table:table-cell table:formula="of:=SUM([.T298:.Z298])" office:value-type="float" office:value="5018">
            <text:p>5018</text:p>
          </table:table-cell>
        </table:table-row>
        <table:table-row table:style-name="ro1">
          <table:table-cell office:value-type="string">
            <text:p>Pijnacker-Nootdorp</text:p>
          </table:table-cell>
          <table:table-cell office:value-type="float" office:value="3860">
            <text:p>3860</text:p>
          </table:table-cell>
          <table:table-cell office:value-type="float" office:value="107">
            <text:p>107</text:p>
          </table:table-cell>
          <table:table-cell office:value-type="float" office:value="514">
            <text:p>5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-</text:p>
          </table:table-cell>
          <table:table-cell office:value-type="float" office:value="2258">
            <text:p>2258</text:p>
          </table:table-cell>
          <table:table-cell office:value-type="float" office:value="333">
            <text:p>333</text:p>
          </table:table-cell>
          <table:table-cell office:value-type="float" office:value="125">
            <text:p>125</text:p>
          </table:table-cell>
          <table:table-cell office:value-type="string">
            <text:p><text:s/></text:p>
          </table:table-cell>
          <table:table-cell table:formula="of:=SUM([.C299:.R299])" office:value-type="float" office:value="3862">
            <text:p>3862</text:p>
          </table:table-cell>
          <table:table-cell table:formula="of:=SUMIF([.$C$3:.$R$3];[.T$3];[.$C299:.$R299])" office:value-type="float" office:value="107">
            <text:p>107</text:p>
          </table:table-cell>
          <table:table-cell table:formula="of:=SUMIF([.$C$3:.$R$3];[.U$3];[.$C299:.$R299])" office:value-type="float" office:value="514">
            <text:p>514</text:p>
          </table:table-cell>
          <table:table-cell table:formula="of:=SUMIF([.$C$3:.$R$3];[.V$3];[.$C299:.$R299])" office:value-type="float" office:value="458">
            <text:p>458</text:p>
          </table:table-cell>
          <table:table-cell table:formula="of:=SUMIF([.$C$3:.$R$3];[.W$3];[.$C299:.$R299])" office:value-type="float" office:value="161">
            <text:p>161</text:p>
          </table:table-cell>
          <table:table-cell table:formula="of:=SUMIF([.$C$3:.$R$3];[.X$3];[.$C299:.$R299])" office:value-type="float" office:value="2258">
            <text:p>2258</text:p>
          </table:table-cell>
          <table:table-cell table:formula="of:=SUMIF([.$C$3:.$R$3];[.Y$3];[.$C299:.$R299])" office:value-type="float" office:value="240">
            <text:p>240</text:p>
          </table:table-cell>
          <table:table-cell table:formula="of:=SUMIF([.$C$3:.$R$3];[.Z$3];[.$C299:.$R299])" office:value-type="float" office:value="117">
            <text:p>117</text:p>
          </table:table-cell>
          <table:table-cell table:formula="of:=SUM([.T299:.Z299])" office:value-type="float" office:value="3855">
            <text:p>3855</text:p>
          </table:table-cell>
        </table:table-row>
        <table:table-row table:style-name="ro1">
          <table:table-cell office:value-type="string">
            <text:p>Purmerend</text:p>
          </table:table-cell>
          <table:table-cell office:value-type="float" office:value="2456">
            <text:p>2456</text:p>
          </table:table-cell>
          <table:table-cell office:value-type="float" office:value="107">
            <text:p>107</text:p>
          </table:table-cell>
          <table:table-cell office:value-type="float" office:value="882">
            <text:p>88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56">
            <text:p>156</text:p>
          </table:table-cell>
          <table:table-cell office:value-type="float" office:value="76">
            <text:p>76</text:p>
          </table:table-cell>
          <table:table-cell office:value-type="float" office:value="148">
            <text:p>148</text:p>
          </table:table-cell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79">
            <text:p>379</text:p>
          </table:table-cell>
          <table:table-cell office:value-type="float" office:value="292">
            <text:p>292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formula="of:=SUM([.C300:.R300])" office:value-type="float" office:value="2456">
            <text:p>2456</text:p>
          </table:table-cell>
          <table:table-cell table:formula="of:=SUMIF([.$C$3:.$R$3];[.T$3];[.$C300:.$R300])" office:value-type="float" office:value="107">
            <text:p>107</text:p>
          </table:table-cell>
          <table:table-cell table:formula="of:=SUMIF([.$C$3:.$R$3];[.U$3];[.$C300:.$R300])" office:value-type="float" office:value="882">
            <text:p>882</text:p>
          </table:table-cell>
          <table:table-cell table:formula="of:=SUMIF([.$C$3:.$R$3];[.V$3];[.$C300:.$R300])" office:value-type="float" office:value="411">
            <text:p>411</text:p>
          </table:table-cell>
          <table:table-cell table:formula="of:=SUMIF([.$C$3:.$R$3];[.W$3];[.$C300:.$R300])" office:value-type="float" office:value="438">
            <text:p>438</text:p>
          </table:table-cell>
          <table:table-cell table:formula="of:=SUMIF([.$C$3:.$R$3];[.X$3];[.$C300:.$R300])" office:value-type="float" office:value="379">
            <text:p>379</text:p>
          </table:table-cell>
          <table:table-cell table:formula="of:=SUMIF([.$C$3:.$R$3];[.Y$3];[.$C300:.$R300])" office:value-type="float" office:value="76">
            <text:p>76</text:p>
          </table:table-cell>
          <table:table-cell table:formula="of:=SUMIF([.$C$3:.$R$3];[.Z$3];[.$C300:.$R300])" office:value-type="float" office:value="156">
            <text:p>156</text:p>
          </table:table-cell>
          <table:table-cell table:formula="of:=SUM([.T300:.Z300])" office:value-type="float" office:value="2449">
            <text:p>2449</text:p>
          </table:table-cell>
        </table:table-row>
        <table:table-row table:style-name="ro1">
          <table:table-cell office:value-type="string">
            <text:p>Putten</text:p>
          </table:table-cell>
          <table:table-cell office:value-type="float" office:value="8745">
            <text:p>8745</text:p>
          </table:table-cell>
          <table:table-cell office:value-type="float" office:value="201">
            <text:p>201</text:p>
          </table:table-cell>
          <table:table-cell office:value-type="float" office:value="358">
            <text:p>35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float" office:value="4790">
            <text:p>4790</text:p>
          </table:table-cell>
          <table:table-cell office:value-type="float" office:value="2756">
            <text:p>2756</text:p>
          </table:table-cell>
          <table:table-cell office:value-type="float" office:value="230">
            <text:p>230</text:p>
          </table:table-cell>
          <table:table-cell office:value-type="string">
            <text:p><text:s/></text:p>
          </table:table-cell>
          <table:table-cell table:formula="of:=SUM([.C301:.R301])" office:value-type="float" office:value="8745">
            <text:p>8745</text:p>
          </table:table-cell>
          <table:table-cell table:formula="of:=SUMIF([.$C$3:.$R$3];[.T$3];[.$C301:.$R301])" office:value-type="float" office:value="201">
            <text:p>201</text:p>
          </table:table-cell>
          <table:table-cell table:formula="of:=SUMIF([.$C$3:.$R$3];[.U$3];[.$C301:.$R301])" office:value-type="float" office:value="358">
            <text:p>358</text:p>
          </table:table-cell>
          <table:table-cell table:formula="of:=SUMIF([.$C$3:.$R$3];[.V$3];[.$C301:.$R301])" office:value-type="float" office:value="2986">
            <text:p>2986</text:p>
          </table:table-cell>
          <table:table-cell table:formula="of:=SUMIF([.$C$3:.$R$3];[.W$3];[.$C301:.$R301])" office:value-type="float" office:value="280">
            <text:p>280</text:p>
          </table:table-cell>
          <table:table-cell table:formula="of:=SUMIF([.$C$3:.$R$3];[.X$3];[.$C301:.$R301])" office:value-type="float" office:value="4790">
            <text:p>4790</text:p>
          </table:table-cell>
          <table:table-cell table:formula="of:=SUMIF([.$C$3:.$R$3];[.Y$3];[.$C301:.$R301])" office:value-type="float" office:value="47">
            <text:p>47</text:p>
          </table:table-cell>
          <table:table-cell table:formula="of:=SUMIF([.$C$3:.$R$3];[.Z$3];[.$C301:.$R301])" office:value-type="float" office:value="80">
            <text:p>80</text:p>
          </table:table-cell>
          <table:table-cell table:formula="of:=SUM([.T301:.Z301])" office:value-type="float" office:value="8742">
            <text:p>8742</text:p>
          </table:table-cell>
        </table:table-row>
        <table:table-row table:style-name="ro1">
          <table:table-cell office:value-type="string">
            <text:p>Raalte</text:p>
          </table:table-cell>
          <table:table-cell office:value-type="float" office:value="17231">
            <text:p>17231</text:p>
          </table:table-cell>
          <table:table-cell office:value-type="float" office:value="455">
            <text:p>455</text:p>
          </table:table-cell>
          <table:table-cell office:value-type="float" office:value="579">
            <text:p>57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14079">
            <text:p>14079</text:p>
          </table:table-cell>
          <table:table-cell office:value-type="float" office:value="1377">
            <text:p>1377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formula="of:=SUM([.C302:.R302])" office:value-type="float" office:value="17229">
            <text:p>17229</text:p>
          </table:table-cell>
          <table:table-cell table:formula="of:=SUMIF([.$C$3:.$R$3];[.T$3];[.$C302:.$R302])" office:value-type="float" office:value="455">
            <text:p>455</text:p>
          </table:table-cell>
          <table:table-cell table:formula="of:=SUMIF([.$C$3:.$R$3];[.U$3];[.$C302:.$R302])" office:value-type="float" office:value="579">
            <text:p>579</text:p>
          </table:table-cell>
          <table:table-cell table:formula="of:=SUMIF([.$C$3:.$R$3];[.V$3];[.$C302:.$R302])" office:value-type="float" office:value="1496">
            <text:p>1496</text:p>
          </table:table-cell>
          <table:table-cell table:formula="of:=SUMIF([.$C$3:.$R$3];[.W$3];[.$C302:.$R302])" office:value-type="float" office:value="346">
            <text:p>346</text:p>
          </table:table-cell>
          <table:table-cell table:formula="of:=SUMIF([.$C$3:.$R$3];[.X$3];[.$C302:.$R302])" office:value-type="float" office:value="14079">
            <text:p>14079</text:p>
          </table:table-cell>
          <table:table-cell table:formula="of:=SUMIF([.$C$3:.$R$3];[.Y$3];[.$C302:.$R302])" office:value-type="float" office:value="55">
            <text:p>55</text:p>
          </table:table-cell>
          <table:table-cell table:formula="of:=SUMIF([.$C$3:.$R$3];[.Z$3];[.$C302:.$R302])" office:value-type="float" office:value="208">
            <text:p>208</text:p>
          </table:table-cell>
          <table:table-cell table:formula="of:=SUM([.T302:.Z302])" office:value-type="float" office:value="17218">
            <text:p>17218</text:p>
          </table:table-cell>
        </table:table-row>
        <table:table-row table:style-name="ro1">
          <table:table-cell office:value-type="string">
            <text:p>Reeuwijk</text:p>
          </table:table-cell>
          <table:table-cell office:value-type="float" office:value="5011">
            <text:p>5011</text:p>
          </table:table-cell>
          <table:table-cell office:value-type="float" office:value="118">
            <text:p>118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309">
            <text:p>3309</text:p>
          </table:table-cell>
          <table:table-cell office:value-type="float" office:value="55">
            <text:p>55</text:p>
          </table:table-cell>
          <table:table-cell office:value-type="float" office:value="1191">
            <text:p>1191</text:p>
          </table:table-cell>
          <table:table-cell office:value-type="string">
            <text:p><text:s/></text:p>
          </table:table-cell>
          <table:table-cell table:formula="of:=SUM([.C303:.R303])" office:value-type="float" office:value="5009">
            <text:p>5009</text:p>
          </table:table-cell>
          <table:table-cell table:formula="of:=SUMIF([.$C$3:.$R$3];[.T$3];[.$C303:.$R303])" office:value-type="float" office:value="118">
            <text:p>118</text:p>
          </table:table-cell>
          <table:table-cell table:formula="of:=SUMIF([.$C$3:.$R$3];[.U$3];[.$C303:.$R303])" office:value-type="float" office:value="154">
            <text:p>154</text:p>
          </table:table-cell>
          <table:table-cell table:formula="of:=SUMIF([.$C$3:.$R$3];[.V$3];[.$C303:.$R303])" office:value-type="float" office:value="1246">
            <text:p>1246</text:p>
          </table:table-cell>
          <table:table-cell table:formula="of:=SUMIF([.$C$3:.$R$3];[.W$3];[.$C303:.$R303])" office:value-type="float" office:value="135">
            <text:p>135</text:p>
          </table:table-cell>
          <table:table-cell table:formula="of:=SUMIF([.$C$3:.$R$3];[.X$3];[.$C303:.$R303])" office:value-type="float" office:value="3309">
            <text:p>3309</text:p>
          </table:table-cell>
          <table:table-cell table:formula="of:=SUMIF([.$C$3:.$R$3];[.Y$3];[.$C303:.$R303])" office:value-type="float" office:value="6">
            <text:p>6</text:p>
          </table:table-cell>
          <table:table-cell table:formula="of:=SUMIF([.$C$3:.$R$3];[.Z$3];[.$C303:.$R303])" office:value-type="float" office:value="41">
            <text:p>41</text:p>
          </table:table-cell>
          <table:table-cell table:formula="of:=SUM([.T303:.Z303])" office:value-type="float" office:value="5009">
            <text:p>5009</text:p>
          </table:table-cell>
        </table:table-row>
        <table:table-row table:style-name="ro1">
          <table:table-cell office:value-type="string">
            <text:p>Reiderland</text:p>
          </table:table-cell>
          <table:table-cell office:value-type="float" office:value="15672">
            <text:p>15672</text:p>
          </table:table-cell>
          <table:table-cell office:value-type="float" office:value="224">
            <text:p>224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83">
            <text:p>38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7819">
            <text:p>7819</text:p>
          </table:table-cell>
          <table:table-cell office:value-type="float" office:value="1103">
            <text:p>1103</text:p>
          </table:table-cell>
          <table:table-cell office:value-type="float" office:value="283">
            <text:p>283</text:p>
          </table:table-cell>
          <table:table-cell office:value-type="float" office:value="5589">
            <text:p>5589</text:p>
          </table:table-cell>
          <table:table-cell table:formula="of:=SUM([.C304:.R304])" office:value-type="float" office:value="15672">
            <text:p>15672</text:p>
          </table:table-cell>
          <table:table-cell table:formula="of:=SUMIF([.$C$3:.$R$3];[.T$3];[.$C304:.$R304])" office:value-type="float" office:value="224">
            <text:p>224</text:p>
          </table:table-cell>
          <table:table-cell table:formula="of:=SUMIF([.$C$3:.$R$3];[.U$3];[.$C304:.$R304])" office:value-type="float" office:value="179">
            <text:p>179</text:p>
          </table:table-cell>
          <table:table-cell table:formula="of:=SUMIF([.$C$3:.$R$3];[.V$3];[.$C304:.$R304])" office:value-type="float" office:value="6975">
            <text:p>6975</text:p>
          </table:table-cell>
          <table:table-cell table:formula="of:=SUMIF([.$C$3:.$R$3];[.W$3];[.$C304:.$R304])" office:value-type="float" office:value="62">
            <text:p>62</text:p>
          </table:table-cell>
          <table:table-cell table:formula="of:=SUMIF([.$C$3:.$R$3];[.X$3];[.$C304:.$R304])" office:value-type="float" office:value="7819">
            <text:p>7819</text:p>
          </table:table-cell>
          <table:table-cell table:formula="of:=SUMIF([.$C$3:.$R$3];[.Y$3];[.$C304:.$R304])" office:value-type="float" office:value="383">
            <text:p>383</text:p>
          </table:table-cell>
          <table:table-cell table:formula="of:=SUMIF([.$C$3:.$R$3];[.Z$3];[.$C304:.$R304])" office:value-type="float" office:value="21">
            <text:p>21</text:p>
          </table:table-cell>
          <table:table-cell table:formula="of:=SUM([.T304:.Z304])" office:value-type="float" office:value="15663">
            <text:p>15663</text:p>
          </table:table-cell>
        </table:table-row>
        <table:table-row table:style-name="ro1">
          <table:table-cell office:value-type="string">
            <text:p>Reimerswaal</text:p>
          </table:table-cell>
          <table:table-cell office:value-type="float" office:value="24308">
            <text:p>24308</text:p>
          </table:table-cell>
          <table:table-cell office:value-type="float" office:value="684">
            <text:p>684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373">
            <text:p>373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404">
            <text:p>7404</text:p>
          </table:table-cell>
          <table:table-cell office:value-type="float" office:value="1005">
            <text:p>1005</text:p>
          </table:table-cell>
          <table:table-cell office:value-type="float" office:value="1098">
            <text:p>1098</text:p>
          </table:table-cell>
          <table:table-cell office:value-type="float" office:value="13013">
            <text:p>13013</text:p>
          </table:table-cell>
          <table:table-cell table:formula="of:=SUM([.C305:.R305])" office:value-type="float" office:value="24309">
            <text:p>24309</text:p>
          </table:table-cell>
          <table:table-cell table:formula="of:=SUMIF([.$C$3:.$R$3];[.T$3];[.$C305:.$R305])" office:value-type="float" office:value="684">
            <text:p>684</text:p>
          </table:table-cell>
          <table:table-cell table:formula="of:=SUMIF([.$C$3:.$R$3];[.U$3];[.$C305:.$R305])" office:value-type="float" office:value="349">
            <text:p>349</text:p>
          </table:table-cell>
          <table:table-cell table:formula="of:=SUMIF([.$C$3:.$R$3];[.V$3];[.$C305:.$R305])" office:value-type="float" office:value="15116">
            <text:p>15116</text:p>
          </table:table-cell>
          <table:table-cell table:formula="of:=SUMIF([.$C$3:.$R$3];[.W$3];[.$C305:.$R305])" office:value-type="float" office:value="145">
            <text:p>145</text:p>
          </table:table-cell>
          <table:table-cell table:formula="of:=SUMIF([.$C$3:.$R$3];[.X$3];[.$C305:.$R305])" office:value-type="float" office:value="7404">
            <text:p>7404</text:p>
          </table:table-cell>
          <table:table-cell table:formula="of:=SUMIF([.$C$3:.$R$3];[.Y$3];[.$C305:.$R305])" office:value-type="float" office:value="373">
            <text:p>373</text:p>
          </table:table-cell>
          <table:table-cell table:formula="of:=SUMIF([.$C$3:.$R$3];[.Z$3];[.$C305:.$R305])" office:value-type="float" office:value="188">
            <text:p>188</text:p>
          </table:table-cell>
          <table:table-cell table:formula="of:=SUM([.T305:.Z305])" office:value-type="float" office:value="24259">
            <text:p>24259</text:p>
          </table:table-cell>
        </table:table-row>
        <table:table-row table:style-name="ro1">
          <table:table-cell office:value-type="string">
            <text:p>Renkum</text:p>
          </table:table-cell>
          <table:table-cell office:value-type="float" office:value="4712">
            <text:p>4712</text:p>
          </table:table-cell>
          <table:table-cell office:value-type="float" office:value="176">
            <text:p>176</text:p>
          </table:table-cell>
          <table:table-cell office:value-type="float" office:value="650">
            <text:p>65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557">
            <text:p>1557</text:p>
          </table:table-cell>
          <table:table-cell office:value-type="float" office:value="1759">
            <text:p>1759</text:p>
          </table:table-cell>
          <table:table-cell office:value-type="float" office:value="114">
            <text:p>114</text:p>
          </table:table-cell>
          <table:table-cell office:value-type="string">
            <text:p><text:s/></text:p>
          </table:table-cell>
          <table:table-cell table:formula="of:=SUM([.C306:.R306])" office:value-type="float" office:value="4712">
            <text:p>4712</text:p>
          </table:table-cell>
          <table:table-cell table:formula="of:=SUMIF([.$C$3:.$R$3];[.T$3];[.$C306:.$R306])" office:value-type="float" office:value="176">
            <text:p>176</text:p>
          </table:table-cell>
          <table:table-cell table:formula="of:=SUMIF([.$C$3:.$R$3];[.U$3];[.$C306:.$R306])" office:value-type="float" office:value="650">
            <text:p>650</text:p>
          </table:table-cell>
          <table:table-cell table:formula="of:=SUMIF([.$C$3:.$R$3];[.V$3];[.$C306:.$R306])" office:value-type="float" office:value="1873">
            <text:p>1873</text:p>
          </table:table-cell>
          <table:table-cell table:formula="of:=SUMIF([.$C$3:.$R$3];[.W$3];[.$C306:.$R306])" office:value-type="float" office:value="325">
            <text:p>325</text:p>
          </table:table-cell>
          <table:table-cell table:formula="of:=SUMIF([.$C$3:.$R$3];[.X$3];[.$C306:.$R306])" office:value-type="float" office:value="1557">
            <text:p>1557</text:p>
          </table:table-cell>
          <table:table-cell table:formula="of:=SUMIF([.$C$3:.$R$3];[.Y$3];[.$C306:.$R306])" office:value-type="float" office:value="37">
            <text:p>37</text:p>
          </table:table-cell>
          <table:table-cell table:formula="of:=SUMIF([.$C$3:.$R$3];[.Z$3];[.$C306:.$R306])" office:value-type="float" office:value="73">
            <text:p>73</text:p>
          </table:table-cell>
          <table:table-cell table:formula="of:=SUM([.T306:.Z306])" office:value-type="float" office:value="4691">
            <text:p>4691</text:p>
          </table:table-cell>
        </table:table-row>
        <table:table-row table:style-name="ro1">
          <table:table-cell office:value-type="string">
            <text:p>Renswoude</text:p>
          </table:table-cell>
          <table:table-cell office:value-type="float" office:value="1852">
            <text:p>1852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1540">
            <text:p>1540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string">
            <text:p><text:s/></text:p>
          </table:table-cell>
          <table:table-cell table:formula="of:=SUM([.C307:.R307])" office:value-type="float" office:value="1852">
            <text:p>1852</text:p>
          </table:table-cell>
          <table:table-cell table:formula="of:=SUMIF([.$C$3:.$R$3];[.T$3];[.$C307:.$R307])" office:value-type="float" office:value="46">
            <text:p>46</text:p>
          </table:table-cell>
          <table:table-cell table:formula="of:=SUMIF([.$C$3:.$R$3];[.U$3];[.$C307:.$R307])" office:value-type="float" office:value="59">
            <text:p>59</text:p>
          </table:table-cell>
          <table:table-cell table:formula="of:=SUMIF([.$C$3:.$R$3];[.V$3];[.$C307:.$R307])" office:value-type="float" office:value="105">
            <text:p>105</text:p>
          </table:table-cell>
          <table:table-cell table:formula="of:=SUMIF([.$C$3:.$R$3];[.W$3];[.$C307:.$R307])" office:value-type="float" office:value="42">
            <text:p>42</text:p>
          </table:table-cell>
          <table:table-cell table:formula="of:=SUMIF([.$C$3:.$R$3];[.X$3];[.$C307:.$R307])" office:value-type="float" office:value="1540">
            <text:p>1540</text:p>
          </table:table-cell>
          <table:table-cell table:formula="of:=SUMIF([.$C$3:.$R$3];[.Y$3];[.$C307:.$R307])" office:value-type="float" office:value="25">
            <text:p>25</text:p>
          </table:table-cell>
          <table:table-cell table:formula="of:=SUMIF([.$C$3:.$R$3];[.Z$3];[.$C307:.$R307])" office:value-type="float" office:value="32">
            <text:p>32</text:p>
          </table:table-cell>
          <table:table-cell table:formula="of:=SUM([.T307:.Z307])" office:value-type="float" office:value="1849">
            <text:p>1849</text:p>
          </table:table-cell>
        </table:table-row>
        <table:table-row table:style-name="ro1">
          <table:table-cell office:value-type="string">
            <text:p>Reusel-De Mierden</text:p>
          </table:table-cell>
          <table:table-cell office:value-type="float" office:value="7865">
            <text:p>7865</text:p>
          </table:table-cell>
          <table:table-cell office:value-type="float" office:value="130">
            <text:p>130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4924">
            <text:p>4924</text:p>
          </table:table-cell>
          <table:table-cell office:value-type="float" office:value="2309">
            <text:p>2309</text:p>
          </table:table-cell>
          <table:table-cell office:value-type="float" office:value="71">
            <text:p>71</text:p>
          </table:table-cell>
          <table:table-cell office:value-type="string">
            <text:p><text:s/></text:p>
          </table:table-cell>
          <table:table-cell table:formula="of:=SUM([.C308:.R308])" office:value-type="float" office:value="7866">
            <text:p>7866</text:p>
          </table:table-cell>
          <table:table-cell table:formula="of:=SUMIF([.$C$3:.$R$3];[.T$3];[.$C308:.$R308])" office:value-type="float" office:value="130">
            <text:p>130</text:p>
          </table:table-cell>
          <table:table-cell table:formula="of:=SUMIF([.$C$3:.$R$3];[.U$3];[.$C308:.$R308])" office:value-type="float" office:value="236">
            <text:p>236</text:p>
          </table:table-cell>
          <table:table-cell table:formula="of:=SUMIF([.$C$3:.$R$3];[.V$3];[.$C308:.$R308])" office:value-type="float" office:value="2380">
            <text:p>2380</text:p>
          </table:table-cell>
          <table:table-cell table:formula="of:=SUMIF([.$C$3:.$R$3];[.W$3];[.$C308:.$R308])" office:value-type="float" office:value="143">
            <text:p>143</text:p>
          </table:table-cell>
          <table:table-cell table:formula="of:=SUMIF([.$C$3:.$R$3];[.X$3];[.$C308:.$R308])" office:value-type="float" office:value="4924">
            <text:p>4924</text:p>
          </table:table-cell>
          <table:table-cell table:formula="of:=SUMIF([.$C$3:.$R$3];[.Y$3];[.$C308:.$R308])" office:value-type="float" office:value="17">
            <text:p>17</text:p>
          </table:table-cell>
          <table:table-cell table:formula="of:=SUMIF([.$C$3:.$R$3];[.Z$3];[.$C308:.$R308])" office:value-type="float" office:value="35">
            <text:p>35</text:p>
          </table:table-cell>
          <table:table-cell table:formula="of:=SUM([.T308:.Z308])" office:value-type="float" office:value="7865">
            <text:p>7865</text:p>
          </table:table-cell>
        </table:table-row>
        <table:table-row table:style-name="ro1">
          <table:table-cell office:value-type="string">
            <text:p>Rheden</text:p>
          </table:table-cell>
          <table:table-cell office:value-type="float" office:value="8439">
            <text:p>8439</text:p>
          </table:table-cell>
          <table:table-cell office:value-type="float" office:value="250">
            <text:p>250</text:p>
          </table:table-cell>
          <table:table-cell office:value-type="float" office:value="794">
            <text:p>794</text:p>
          </table:table-cell>
          <table:table-cell office:value-type="float" office:value="24">
            <text:p>24</text:p>
          </table:table-cell>
          <table:table-cell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557">
            <text:p>2557</text:p>
          </table:table-cell>
          <table:table-cell office:value-type="float" office:value="4106">
            <text:p>4106</text:p>
          </table:table-cell>
          <table:table-cell office:value-type="float" office:value="266">
            <text:p>266</text:p>
          </table:table-cell>
          <table:table-cell office:value-type="string">
            <text:p><text:s/></text:p>
          </table:table-cell>
          <table:table-cell table:formula="of:=SUM([.C309:.R309])" office:value-type="float" office:value="8440">
            <text:p>8440</text:p>
          </table:table-cell>
          <table:table-cell table:formula="of:=SUMIF([.$C$3:.$R$3];[.T$3];[.$C309:.$R309])" office:value-type="float" office:value="250">
            <text:p>250</text:p>
          </table:table-cell>
          <table:table-cell table:formula="of:=SUMIF([.$C$3:.$R$3];[.U$3];[.$C309:.$R309])" office:value-type="float" office:value="794">
            <text:p>794</text:p>
          </table:table-cell>
          <table:table-cell table:formula="of:=SUMIF([.$C$3:.$R$3];[.V$3];[.$C309:.$R309])" office:value-type="float" office:value="4372">
            <text:p>4372</text:p>
          </table:table-cell>
          <table:table-cell table:formula="of:=SUMIF([.$C$3:.$R$3];[.W$3];[.$C309:.$R309])" office:value-type="float" office:value="266">
            <text:p>266</text:p>
          </table:table-cell>
          <table:table-cell table:formula="of:=SUMIF([.$C$3:.$R$3];[.X$3];[.$C309:.$R309])" office:value-type="float" office:value="2557">
            <text:p>2557</text:p>
          </table:table-cell>
          <table:table-cell table:formula="of:=SUMIF([.$C$3:.$R$3];[.Y$3];[.$C309:.$R309])" office:value-type="float" office:value="44">
            <text:p>44</text:p>
          </table:table-cell>
          <table:table-cell table:formula="of:=SUMIF([.$C$3:.$R$3];[.Z$3];[.$C309:.$R309])" office:value-type="float" office:value="157">
            <text:p>157</text:p>
          </table:table-cell>
          <table:table-cell table:formula="of:=SUM([.T309:.Z309])" office:value-type="float" office:value="8440">
            <text:p>8440</text:p>
          </table:table-cell>
        </table:table-row>
        <table:table-row table:style-name="ro1">
          <table:table-cell office:value-type="string">
            <text:p>Rhenen</text:p>
          </table:table-cell>
          <table:table-cell office:value-type="float" office:value="4374">
            <text:p>4374</text:p>
          </table:table-cell>
          <table:table-cell office:value-type="float" office:value="107">
            <text:p>107</text:p>
          </table:table-cell>
          <table:table-cell office:value-type="float" office:value="285">
            <text:p>28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2215">
            <text:p>2215</text:p>
          </table:table-cell>
          <table:table-cell office:value-type="float" office:value="1375">
            <text:p>1375</text:p>
          </table:table-cell>
          <table:table-cell office:value-type="float" office:value="169">
            <text:p>169</text:p>
          </table:table-cell>
          <table:table-cell office:value-type="string">
            <text:p><text:s/></text:p>
          </table:table-cell>
          <table:table-cell table:formula="of:=SUM([.C310:.R310])" office:value-type="float" office:value="4373">
            <text:p>4373</text:p>
          </table:table-cell>
          <table:table-cell table:formula="of:=SUMIF([.$C$3:.$R$3];[.T$3];[.$C310:.$R310])" office:value-type="float" office:value="107">
            <text:p>107</text:p>
          </table:table-cell>
          <table:table-cell table:formula="of:=SUMIF([.$C$3:.$R$3];[.U$3];[.$C310:.$R310])" office:value-type="float" office:value="285">
            <text:p>285</text:p>
          </table:table-cell>
          <table:table-cell table:formula="of:=SUMIF([.$C$3:.$R$3];[.V$3];[.$C310:.$R310])" office:value-type="float" office:value="1544">
            <text:p>1544</text:p>
          </table:table-cell>
          <table:table-cell table:formula="of:=SUMIF([.$C$3:.$R$3];[.W$3];[.$C310:.$R310])" office:value-type="float" office:value="104">
            <text:p>104</text:p>
          </table:table-cell>
          <table:table-cell table:formula="of:=SUMIF([.$C$3:.$R$3];[.X$3];[.$C310:.$R310])" office:value-type="float" office:value="2215">
            <text:p>2215</text:p>
          </table:table-cell>
          <table:table-cell table:formula="of:=SUMIF([.$C$3:.$R$3];[.Y$3];[.$C310:.$R310])" office:value-type="float" office:value="46">
            <text:p>46</text:p>
          </table:table-cell>
          <table:table-cell table:formula="of:=SUMIF([.$C$3:.$R$3];[.Z$3];[.$C310:.$R310])" office:value-type="float" office:value="56">
            <text:p>56</text:p>
          </table:table-cell>
          <table:table-cell table:formula="of:=SUM([.T310:.Z310])" office:value-type="float" office:value="4357">
            <text:p>4357</text:p>
          </table:table-cell>
        </table:table-row>
        <table:table-row table:style-name="ro1">
          <table:table-cell office:value-type="string">
            <text:p>Ridderkerk</text:p>
          </table:table-cell>
          <table:table-cell office:value-type="float" office:value="2510">
            <text:p>2510</text:p>
          </table:table-cell>
          <table:table-cell office:value-type="float" office:value="269">
            <text:p>269</text:p>
          </table:table-cell>
          <table:table-cell office:value-type="float" office:value="573">
            <text:p>57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43">
            <text:p>43</text:p>
          </table:table-cell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office:value-type="float" office:value="939">
            <text:p>939</text:p>
          </table:table-cell>
          <table:table-cell office:value-type="float" office:value="48">
            <text:p>48</text:p>
          </table:table-cell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table:formula="of:=SUM([.C311:.R311])" office:value-type="float" office:value="2510">
            <text:p>2510</text:p>
          </table:table-cell>
          <table:table-cell table:formula="of:=SUMIF([.$C$3:.$R$3];[.T$3];[.$C311:.$R311])" office:value-type="float" office:value="269">
            <text:p>269</text:p>
          </table:table-cell>
          <table:table-cell table:formula="of:=SUMIF([.$C$3:.$R$3];[.U$3];[.$C311:.$R311])" office:value-type="float" office:value="573">
            <text:p>573</text:p>
          </table:table-cell>
          <table:table-cell table:formula="of:=SUMIF([.$C$3:.$R$3];[.V$3];[.$C311:.$R311])" office:value-type="float" office:value="185">
            <text:p>185</text:p>
          </table:table-cell>
          <table:table-cell table:formula="of:=SUMIF([.$C$3:.$R$3];[.W$3];[.$C311:.$R311])" office:value-type="float" office:value="276">
            <text:p>276</text:p>
          </table:table-cell>
          <table:table-cell table:formula="of:=SUMIF([.$C$3:.$R$3];[.X$3];[.$C311:.$R311])" office:value-type="float" office:value="939">
            <text:p>939</text:p>
          </table:table-cell>
          <table:table-cell table:formula="of:=SUMIF([.$C$3:.$R$3];[.Y$3];[.$C311:.$R311])" office:value-type="float" office:value="43">
            <text:p>43</text:p>
          </table:table-cell>
          <table:table-cell table:formula="of:=SUMIF([.$C$3:.$R$3];[.Z$3];[.$C311:.$R311])" office:value-type="float" office:value="219">
            <text:p>219</text:p>
          </table:table-cell>
          <table:table-cell table:formula="of:=SUM([.T311:.Z311])" office:value-type="float" office:value="2504">
            <text:p>2504</text:p>
          </table:table-cell>
        </table:table-row>
        <table:table-row table:style-name="ro1">
          <table:table-cell office:value-type="string">
            <text:p>Rijnwaarden</text:p>
          </table:table-cell>
          <table:table-cell office:value-type="float" office:value="4814">
            <text:p>4814</text:p>
          </table:table-cell>
          <table:table-cell office:value-type="float" office:value="107">
            <text:p>107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078">
            <text:p>3078</text:p>
          </table:table-cell>
          <table:table-cell office:value-type="float" office:value="238">
            <text:p>238</text:p>
          </table:table-cell>
          <table:table-cell office:value-type="float" office:value="828">
            <text:p>828</text:p>
          </table:table-cell>
          <table:table-cell office:value-type="string">
            <text:p><text:s/></text:p>
          </table:table-cell>
          <table:table-cell table:formula="of:=SUM([.C312:.R312])" office:value-type="float" office:value="4813">
            <text:p>4813</text:p>
          </table:table-cell>
          <table:table-cell table:formula="of:=SUMIF([.$C$3:.$R$3];[.T$3];[.$C312:.$R312])" office:value-type="float" office:value="107">
            <text:p>107</text:p>
          </table:table-cell>
          <table:table-cell table:formula="of:=SUMIF([.$C$3:.$R$3];[.U$3];[.$C312:.$R312])" office:value-type="float" office:value="190">
            <text:p>190</text:p>
          </table:table-cell>
          <table:table-cell table:formula="of:=SUMIF([.$C$3:.$R$3];[.V$3];[.$C312:.$R312])" office:value-type="float" office:value="1066">
            <text:p>1066</text:p>
          </table:table-cell>
          <table:table-cell table:formula="of:=SUMIF([.$C$3:.$R$3];[.W$3];[.$C312:.$R312])" office:value-type="float" office:value="105">
            <text:p>105</text:p>
          </table:table-cell>
          <table:table-cell table:formula="of:=SUMIF([.$C$3:.$R$3];[.X$3];[.$C312:.$R312])" office:value-type="float" office:value="3078">
            <text:p>3078</text:p>
          </table:table-cell>
          <table:table-cell table:formula="of:=SUMIF([.$C$3:.$R$3];[.Y$3];[.$C312:.$R312])" office:value-type="float" office:value="117">
            <text:p>117</text:p>
          </table:table-cell>
          <table:table-cell table:formula="of:=SUMIF([.$C$3:.$R$3];[.Z$3];[.$C312:.$R312])" office:value-type="float" office:value="150">
            <text:p>150</text:p>
          </table:table-cell>
          <table:table-cell table:formula="of:=SUM([.T312:.Z312])" office:value-type="float" office:value="4813">
            <text:p>4813</text:p>
          </table:table-cell>
        </table:table-row>
        <table:table-row table:style-name="ro1">
          <table:table-cell office:value-type="string">
            <text:p>Rijnwoude</text:p>
          </table:table-cell>
          <table:table-cell office:value-type="float" office:value="5785">
            <text:p>5785</text:p>
          </table:table-cell>
          <table:table-cell office:value-type="float" office:value="139">
            <text:p>139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963">
            <text:p>4963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string">
            <text:p><text:s/></text:p>
          </table:table-cell>
          <table:table-cell table:formula="of:=SUM([.C313:.R313])" office:value-type="float" office:value="5785">
            <text:p>5785</text:p>
          </table:table-cell>
          <table:table-cell table:formula="of:=SUMIF([.$C$3:.$R$3];[.T$3];[.$C313:.$R313])" office:value-type="float" office:value="139">
            <text:p>139</text:p>
          </table:table-cell>
          <table:table-cell table:formula="of:=SUMIF([.$C$3:.$R$3];[.U$3];[.$C313:.$R313])" office:value-type="float" office:value="226">
            <text:p>226</text:p>
          </table:table-cell>
          <table:table-cell table:formula="of:=SUMIF([.$C$3:.$R$3];[.V$3];[.$C313:.$R313])" office:value-type="float" office:value="218">
            <text:p>218</text:p>
          </table:table-cell>
          <table:table-cell table:formula="of:=SUMIF([.$C$3:.$R$3];[.W$3];[.$C313:.$R313])" office:value-type="float" office:value="66">
            <text:p>66</text:p>
          </table:table-cell>
          <table:table-cell table:formula="of:=SUMIF([.$C$3:.$R$3];[.X$3];[.$C313:.$R313])" office:value-type="float" office:value="4963">
            <text:p>4963</text:p>
          </table:table-cell>
          <table:table-cell table:formula="of:=SUMIF([.$C$3:.$R$3];[.Y$3];[.$C313:.$R313])" office:value-type="float" office:value="18">
            <text:p>18</text:p>
          </table:table-cell>
          <table:table-cell table:formula="of:=SUMIF([.$C$3:.$R$3];[.Z$3];[.$C313:.$R313])" office:value-type="float" office:value="152">
            <text:p>152</text:p>
          </table:table-cell>
          <table:table-cell table:formula="of:=SUM([.T313:.Z313])" office:value-type="float" office:value="5782">
            <text:p>5782</text:p>
          </table:table-cell>
        </table:table-row>
        <table:table-row table:style-name="ro1">
          <table:table-cell office:value-type="string">
            <text:p>Rijssen-Holten</text:p>
          </table:table-cell>
          <table:table-cell office:value-type="float" office:value="9440">
            <text:p>9440</text:p>
          </table:table-cell>
          <table:table-cell office:value-type="float" office:value="363">
            <text:p>363</text:p>
          </table:table-cell>
          <table:table-cell office:value-type="float" office:value="551">
            <text:p>55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58">
            <text:p>258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5506">
            <text:p>5506</text:p>
          </table:table-cell>
          <table:table-cell office:value-type="float" office:value="2357">
            <text:p>2357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  <table:table-cell table:formula="of:=SUM([.C314:.R314])" office:value-type="float" office:value="9440">
            <text:p>9440</text:p>
          </table:table-cell>
          <table:table-cell table:formula="of:=SUMIF([.$C$3:.$R$3];[.T$3];[.$C314:.$R314])" office:value-type="float" office:value="363">
            <text:p>363</text:p>
          </table:table-cell>
          <table:table-cell table:formula="of:=SUMIF([.$C$3:.$R$3];[.U$3];[.$C314:.$R314])" office:value-type="float" office:value="551">
            <text:p>551</text:p>
          </table:table-cell>
          <table:table-cell table:formula="of:=SUMIF([.$C$3:.$R$3];[.V$3];[.$C314:.$R314])" office:value-type="float" office:value="2382">
            <text:p>2382</text:p>
          </table:table-cell>
          <table:table-cell table:formula="of:=SUMIF([.$C$3:.$R$3];[.W$3];[.$C314:.$R314])" office:value-type="float" office:value="303">
            <text:p>303</text:p>
          </table:table-cell>
          <table:table-cell table:formula="of:=SUMIF([.$C$3:.$R$3];[.X$3];[.$C314:.$R314])" office:value-type="float" office:value="5506">
            <text:p>5506</text:p>
          </table:table-cell>
          <table:table-cell table:formula="of:=SUMIF([.$C$3:.$R$3];[.Y$3];[.$C314:.$R314])" office:value-type="float" office:value="66">
            <text:p>66</text:p>
          </table:table-cell>
          <table:table-cell table:formula="of:=SUMIF([.$C$3:.$R$3];[.Z$3];[.$C314:.$R314])" office:value-type="float" office:value="258">
            <text:p>258</text:p>
          </table:table-cell>
          <table:table-cell table:formula="of:=SUM([.T314:.Z314])" office:value-type="float" office:value="9429">
            <text:p>9429</text:p>
          </table:table-cell>
        </table:table-row>
        <table:table-row table:style-name="ro1">
          <table:table-cell office:value-type="string">
            <text:p>Rijswijk (ZH.)</text:p>
          </table:table-cell>
          <table:table-cell office:value-type="float" office:value="1448">
            <text:p>1448</text:p>
          </table:table-cell>
          <table:table-cell office:value-type="float" office:value="110">
            <text:p>110</text:p>
          </table:table-cell>
          <table:table-cell office:value-type="float" office:value="431">
            <text:p>43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49">
            <text:p>149</text:p>
          </table:table-cell>
          <table:table-cell office:value-type="float" office:value="28">
            <text:p>28</text:p>
          </table:table-cell>
          <table:table-cell office:value-type="float" office:value="235">
            <text:p>235</text:p>
          </table:table-cell>
          <table:table-cell office:value-type="float" office:value="122">
            <text:p>12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-</text:p>
          </table:table-cell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<text:s/></text:p>
          </table:table-cell>
          <table:table-cell table:formula="of:=SUM([.C315:.R315])" office:value-type="float" office:value="1450">
            <text:p>1450</text:p>
          </table:table-cell>
          <table:table-cell table:formula="of:=SUMIF([.$C$3:.$R$3];[.T$3];[.$C315:.$R315])" office:value-type="float" office:value="110">
            <text:p>110</text:p>
          </table:table-cell>
          <table:table-cell table:formula="of:=SUMIF([.$C$3:.$R$3];[.U$3];[.$C315:.$R315])" office:value-type="float" office:value="431">
            <text:p>431</text:p>
          </table:table-cell>
          <table:table-cell table:formula="of:=SUMIF([.$C$3:.$R$3];[.V$3];[.$C315:.$R315])" office:value-type="float" office:value="49">
            <text:p>49</text:p>
          </table:table-cell>
          <table:table-cell table:formula="of:=SUMIF([.$C$3:.$R$3];[.W$3];[.$C315:.$R315])" office:value-type="float" office:value="471">
            <text:p>471</text:p>
          </table:table-cell>
          <table:table-cell table:formula="of:=SUMIF([.$C$3:.$R$3];[.X$3];[.$C315:.$R315])" office:value-type="float" office:value="178">
            <text:p>178</text:p>
          </table:table-cell>
          <table:table-cell table:formula="of:=SUMIF([.$C$3:.$R$3];[.Y$3];[.$C315:.$R315])" office:value-type="float" office:value="28">
            <text:p>28</text:p>
          </table:table-cell>
          <table:table-cell table:formula="of:=SUMIF([.$C$3:.$R$3];[.Z$3];[.$C315:.$R315])" office:value-type="float" office:value="149">
            <text:p>149</text:p>
          </table:table-cell>
          <table:table-cell table:formula="of:=SUM([.T315:.Z315])" office:value-type="float" office:value="1416">
            <text:p>1416</text:p>
          </table:table-cell>
        </table:table-row>
        <table:table-row table:style-name="ro1">
          <table:table-cell office:value-type="string">
            <text:p>Roerdalen</text:p>
          </table:table-cell>
          <table:table-cell office:value-type="float" office:value="8865">
            <text:p>8865</text:p>
          </table:table-cell>
          <table:table-cell office:value-type="float" office:value="227">
            <text:p>227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4970">
            <text:p>4970</text:p>
          </table:table-cell>
          <table:table-cell office:value-type="float" office:value="2762">
            <text:p>2762</text:p>
          </table:table-cell>
          <table:table-cell office:value-type="float" office:value="54">
            <text:p>54</text:p>
          </table:table-cell>
          <table:table-cell office:value-type="string">
            <text:p><text:s/></text:p>
          </table:table-cell>
          <table:table-cell table:formula="of:=SUM([.C316:.R316])" office:value-type="float" office:value="8865">
            <text:p>8865</text:p>
          </table:table-cell>
          <table:table-cell table:formula="of:=SUMIF([.$C$3:.$R$3];[.T$3];[.$C316:.$R316])" office:value-type="float" office:value="227">
            <text:p>227</text:p>
          </table:table-cell>
          <table:table-cell table:formula="of:=SUMIF([.$C$3:.$R$3];[.U$3];[.$C316:.$R316])" office:value-type="float" office:value="500">
            <text:p>500</text:p>
          </table:table-cell>
          <table:table-cell table:formula="of:=SUMIF([.$C$3:.$R$3];[.V$3];[.$C316:.$R316])" office:value-type="float" office:value="2816">
            <text:p>2816</text:p>
          </table:table-cell>
          <table:table-cell table:formula="of:=SUMIF([.$C$3:.$R$3];[.W$3];[.$C316:.$R316])" office:value-type="float" office:value="233">
            <text:p>233</text:p>
          </table:table-cell>
          <table:table-cell table:formula="of:=SUMIF([.$C$3:.$R$3];[.X$3];[.$C316:.$R316])" office:value-type="float" office:value="4970">
            <text:p>4970</text:p>
          </table:table-cell>
          <table:table-cell table:formula="of:=SUMIF([.$C$3:.$R$3];[.Y$3];[.$C316:.$R316])" office:value-type="float" office:value="54">
            <text:p>54</text:p>
          </table:table-cell>
          <table:table-cell table:formula="of:=SUMIF([.$C$3:.$R$3];[.Z$3];[.$C316:.$R316])" office:value-type="float" office:value="65">
            <text:p>65</text:p>
          </table:table-cell>
          <table:table-cell table:formula="of:=SUM([.T316:.Z316])" office:value-type="float" office:value="8865">
            <text:p>8865</text:p>
          </table:table-cell>
        </table:table-row>
        <table:table-row table:style-name="ro1">
          <table:table-cell office:value-type="string">
            <text:p>Roermond</text:p>
          </table:table-cell>
          <table:table-cell office:value-type="float" office:value="7119">
            <text:p>7119</text:p>
          </table:table-cell>
          <table:table-cell office:value-type="float" office:value="323">
            <text:p>323</text:p>
          </table:table-cell>
          <table:table-cell office:value-type="float" office:value="893">
            <text:p>893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441">
            <text:p>441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2869">
            <text:p>2869</text:p>
          </table:table-cell>
          <table:table-cell office:value-type="float" office:value="891">
            <text:p>891</text:p>
          </table:table-cell>
          <table:table-cell office:value-type="float" office:value="1029">
            <text:p>1029</text:p>
          </table:table-cell>
          <table:table-cell office:value-type="string">
            <text:p><text:s/></text:p>
          </table:table-cell>
          <table:table-cell table:formula="of:=SUM([.C317:.R317])" office:value-type="float" office:value="7119">
            <text:p>7119</text:p>
          </table:table-cell>
          <table:table-cell table:formula="of:=SUMIF([.$C$3:.$R$3];[.T$3];[.$C317:.$R317])" office:value-type="float" office:value="323">
            <text:p>323</text:p>
          </table:table-cell>
          <table:table-cell table:formula="of:=SUMIF([.$C$3:.$R$3];[.U$3];[.$C317:.$R317])" office:value-type="float" office:value="893">
            <text:p>893</text:p>
          </table:table-cell>
          <table:table-cell table:formula="of:=SUMIF([.$C$3:.$R$3];[.V$3];[.$C317:.$R317])" office:value-type="float" office:value="1920">
            <text:p>1920</text:p>
          </table:table-cell>
          <table:table-cell table:formula="of:=SUMIF([.$C$3:.$R$3];[.W$3];[.$C317:.$R317])" office:value-type="float" office:value="485">
            <text:p>485</text:p>
          </table:table-cell>
          <table:table-cell table:formula="of:=SUMIF([.$C$3:.$R$3];[.X$3];[.$C317:.$R317])" office:value-type="float" office:value="2869">
            <text:p>2869</text:p>
          </table:table-cell>
          <table:table-cell table:formula="of:=SUMIF([.$C$3:.$R$3];[.Y$3];[.$C317:.$R317])" office:value-type="float" office:value="162">
            <text:p>162</text:p>
          </table:table-cell>
          <table:table-cell table:formula="of:=SUMIF([.$C$3:.$R$3];[.Z$3];[.$C317:.$R317])" office:value-type="float" office:value="441">
            <text:p>441</text:p>
          </table:table-cell>
          <table:table-cell table:formula="of:=SUM([.T317:.Z317])" office:value-type="float" office:value="7093">
            <text:p>7093</text:p>
          </table:table-cell>
        </table:table-row>
        <table:table-row table:style-name="ro1">
          <table:table-cell office:value-type="string">
            <text:p>De Ronde Venen</text:p>
          </table:table-cell>
          <table:table-cell office:value-type="float" office:value="8480">
            <text:p>8480</text:p>
          </table:table-cell>
          <table:table-cell office:value-type="float" office:value="235">
            <text:p>235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5731">
            <text:p>5731</text:p>
          </table:table-cell>
          <table:table-cell office:value-type="float" office:value="57">
            <text:p>57</text:p>
          </table:table-cell>
          <table:table-cell office:value-type="float" office:value="1445">
            <text:p>1445</text:p>
          </table:table-cell>
          <table:table-cell office:value-type="string">
            <text:p><text:s/></text:p>
          </table:table-cell>
          <table:table-cell table:formula="of:=SUM([.C318:.R318])" office:value-type="float" office:value="8480">
            <text:p>8480</text:p>
          </table:table-cell>
          <table:table-cell table:formula="of:=SUMIF([.$C$3:.$R$3];[.T$3];[.$C318:.$R318])" office:value-type="float" office:value="235">
            <text:p>235</text:p>
          </table:table-cell>
          <table:table-cell table:formula="of:=SUMIF([.$C$3:.$R$3];[.U$3];[.$C318:.$R318])" office:value-type="float" office:value="473">
            <text:p>473</text:p>
          </table:table-cell>
          <table:table-cell table:formula="of:=SUMIF([.$C$3:.$R$3];[.V$3];[.$C318:.$R318])" office:value-type="float" office:value="1502">
            <text:p>1502</text:p>
          </table:table-cell>
          <table:table-cell table:formula="of:=SUMIF([.$C$3:.$R$3];[.W$3];[.$C318:.$R318])" office:value-type="float" office:value="298">
            <text:p>298</text:p>
          </table:table-cell>
          <table:table-cell table:formula="of:=SUMIF([.$C$3:.$R$3];[.X$3];[.$C318:.$R318])" office:value-type="float" office:value="5731">
            <text:p>5731</text:p>
          </table:table-cell>
          <table:table-cell table:formula="of:=SUMIF([.$C$3:.$R$3];[.Y$3];[.$C318:.$R318])" office:value-type="float" office:value="47">
            <text:p>47</text:p>
          </table:table-cell>
          <table:table-cell table:formula="of:=SUMIF([.$C$3:.$R$3];[.Z$3];[.$C318:.$R318])" office:value-type="float" office:value="157">
            <text:p>157</text:p>
          </table:table-cell>
          <table:table-cell table:formula="of:=SUM([.T318:.Z318])" office:value-type="float" office:value="8443">
            <text:p>8443</text:p>
          </table:table-cell>
        </table:table-row>
        <table:table-row table:style-name="ro1">
          <table:table-cell office:value-type="string">
            <text:p>Roosendaal</text:p>
          </table:table-cell>
          <table:table-cell office:value-type="float" office:value="10721">
            <text:p>10721</text:p>
          </table:table-cell>
          <table:table-cell office:value-type="float" office:value="479">
            <text:p>479</text:p>
          </table:table-cell>
          <table:table-cell office:value-type="float" office:value="1186">
            <text:p>1186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518">
            <text:p>518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7205">
            <text:p>7205</text:p>
          </table:table-cell>
          <table:table-cell office:value-type="float" office:value="679">
            <text:p>679</text:p>
          </table:table-cell>
          <table:table-cell office:value-type="float" office:value="74">
            <text:p>74</text:p>
          </table:table-cell>
          <table:table-cell office:value-type="string">
            <text:p><text:s/></text:p>
          </table:table-cell>
          <table:table-cell table:formula="of:=SUM([.C319:.R319])" office:value-type="float" office:value="10720">
            <text:p>10720</text:p>
          </table:table-cell>
          <table:table-cell table:formula="of:=SUMIF([.$C$3:.$R$3];[.T$3];[.$C319:.$R319])" office:value-type="float" office:value="479">
            <text:p>479</text:p>
          </table:table-cell>
          <table:table-cell table:formula="of:=SUMIF([.$C$3:.$R$3];[.U$3];[.$C319:.$R319])" office:value-type="float" office:value="1186">
            <text:p>1186</text:p>
          </table:table-cell>
          <table:table-cell table:formula="of:=SUMIF([.$C$3:.$R$3];[.V$3];[.$C319:.$R319])" office:value-type="float" office:value="753">
            <text:p>753</text:p>
          </table:table-cell>
          <table:table-cell table:formula="of:=SUMIF([.$C$3:.$R$3];[.W$3];[.$C319:.$R319])" office:value-type="float" office:value="377">
            <text:p>377</text:p>
          </table:table-cell>
          <table:table-cell table:formula="of:=SUMIF([.$C$3:.$R$3];[.X$3];[.$C319:.$R319])" office:value-type="float" office:value="7205">
            <text:p>7205</text:p>
          </table:table-cell>
          <table:table-cell table:formula="of:=SUMIF([.$C$3:.$R$3];[.Y$3];[.$C319:.$R319])" office:value-type="float" office:value="150">
            <text:p>150</text:p>
          </table:table-cell>
          <table:table-cell table:formula="of:=SUMIF([.$C$3:.$R$3];[.Z$3];[.$C319:.$R319])" office:value-type="float" office:value="518">
            <text:p>518</text:p>
          </table:table-cell>
          <table:table-cell table:formula="of:=SUM([.T319:.Z319])" office:value-type="float" office:value="10668">
            <text:p>10668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31935">
            <text:p>31935</text:p>
          </table:table-cell>
          <table:table-cell office:value-type="float" office:value="2001">
            <text:p>2001</text:p>
          </table:table-cell>
          <table:table-cell office:value-type="float" office:value="4456">
            <text:p>4456</text:p>
          </table:table-cell>
          <table:table-cell office:value-type="float" office:value="432">
            <text:p>432</text:p>
          </table:table-cell>
          <table:table-cell office:value-type="float" office:value="251">
            <text:p>251</text:p>
          </table:table-cell>
          <table:table-cell office:value-type="float" office:value="319">
            <text:p>319</text:p>
          </table:table-cell>
          <table:table-cell office:value-type="float" office:value="5468">
            <text:p>5468</text:p>
          </table:table-cell>
          <table:table-cell office:value-type="float" office:value="2171">
            <text:p>2171</text:p>
          </table:table-cell>
          <table:table-cell office:value-type="float" office:value="1365">
            <text:p>1365</text:p>
          </table:table-cell>
          <table:table-cell office:value-type="float" office:value="557">
            <text:p>557</text:p>
          </table:table-cell>
          <table:table-cell office:value-type="float" office:value="257">
            <text:p>257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2245">
            <text:p>2245</text:p>
          </table:table-cell>
          <table:table-cell office:value-type="float" office:value="808">
            <text:p>808</text:p>
          </table:table-cell>
          <table:table-cell office:value-type="float" office:value="6655">
            <text:p>6655</text:p>
          </table:table-cell>
          <table:table-cell office:value-type="float" office:value="4844">
            <text:p>4844</text:p>
          </table:table-cell>
          <table:table-cell table:formula="of:=SUM([.C320:.R320])" office:value-type="float" office:value="31938">
            <text:p>31938</text:p>
          </table:table-cell>
          <table:table-cell table:formula="of:=SUMIF([.$C$3:.$R$3];[.T$3];[.$C320:.$R320])" office:value-type="float" office:value="2001">
            <text:p>2001</text:p>
          </table:table-cell>
          <table:table-cell table:formula="of:=SUMIF([.$C$3:.$R$3];[.U$3];[.$C320:.$R320])" office:value-type="float" office:value="4456">
            <text:p>4456</text:p>
          </table:table-cell>
          <table:table-cell table:formula="of:=SUMIF([.$C$3:.$R$3];[.V$3];[.$C320:.$R320])" office:value-type="float" office:value="12307">
            <text:p>12307</text:p>
          </table:table-cell>
          <table:table-cell table:formula="of:=SUMIF([.$C$3:.$R$3];[.W$3];[.$C320:.$R320])" office:value-type="float" office:value="3039">
            <text:p>3039</text:p>
          </table:table-cell>
          <table:table-cell table:formula="of:=SUMIF([.$C$3:.$R$3];[.X$3];[.$C320:.$R320])" office:value-type="float" office:value="2245">
            <text:p>2245</text:p>
          </table:table-cell>
          <table:table-cell table:formula="of:=SUMIF([.$C$3:.$R$3];[.Y$3];[.$C320:.$R320])" office:value-type="float" office:value="2171">
            <text:p>2171</text:p>
          </table:table-cell>
          <table:table-cell table:formula="of:=SUMIF([.$C$3:.$R$3];[.Z$3];[.$C320:.$R320])" office:value-type="float" office:value="5468">
            <text:p>5468</text:p>
          </table:table-cell>
          <table:table-cell table:formula="of:=SUM([.T320:.Z320])" office:value-type="float" office:value="31687">
            <text:p>31687</text:p>
          </table:table-cell>
        </table:table-row>
        <table:table-row table:style-name="ro1">
          <table:table-cell office:value-type="string">
            <text:p>Rozenburg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string">
            <text:p><text:s/></text:p>
          </table:table-cell>
          <table:table-cell table:formula="of:=SUM([.C321:.R321])" office:value-type="float" office:value="651">
            <text:p>651</text:p>
          </table:table-cell>
          <table:table-cell table:formula="of:=SUMIF([.$C$3:.$R$3];[.T$3];[.$C321:.$R321])" office:value-type="float" office:value="20">
            <text:p>20</text:p>
          </table:table-cell>
          <table:table-cell table:formula="of:=SUMIF([.$C$3:.$R$3];[.U$3];[.$C321:.$R321])" office:value-type="float" office:value="162">
            <text:p>162</text:p>
          </table:table-cell>
          <table:table-cell table:formula="of:=SUMIF([.$C$3:.$R$3];[.V$3];[.$C321:.$R321])" office:value-type="float" office:value="204">
            <text:p>204</text:p>
          </table:table-cell>
          <table:table-cell table:formula="of:=SUMIF([.$C$3:.$R$3];[.W$3];[.$C321:.$R321])" office:value-type="float" office:value="97">
            <text:p>97</text:p>
          </table:table-cell>
          <table:table-cell table:formula="of:=SUMIF([.$C$3:.$R$3];[.X$3];[.$C321:.$R321])" office:value-type="float" office:value="127">
            <text:p>127</text:p>
          </table:table-cell>
          <table:table-cell table:formula="of:=SUMIF([.$C$3:.$R$3];[.Y$3];[.$C321:.$R321])" office:value-type="float" office:value="22">
            <text:p>22</text:p>
          </table:table-cell>
          <table:table-cell table:formula="of:=SUMIF([.$C$3:.$R$3];[.Z$3];[.$C321:.$R321])" office:value-type="float" office:value="12">
            <text:p>12</text:p>
          </table:table-cell>
          <table:table-cell table:formula="of:=SUM([.T321:.Z321])" office:value-type="float" office:value="644">
            <text:p>644</text:p>
          </table:table-cell>
        </table:table-row>
        <table:table-row table:style-name="ro1">
          <table:table-cell office:value-type="string">
            <text:p>Rozendaal</text:p>
          </table:table-cell>
          <table:table-cell office:value-type="float" office:value="2795">
            <text:p>2795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2631">
            <text:p>263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formula="of:=SUM([.C322:.R322])" office:value-type="float" office:value="2795">
            <text:p>2795</text:p>
          </table:table-cell>
          <table:table-cell table:formula="of:=SUMIF([.$C$3:.$R$3];[.T$3];[.$C322:.$R322])" office:value-type="float" office:value="12">
            <text:p>12</text:p>
          </table:table-cell>
          <table:table-cell table:formula="of:=SUMIF([.$C$3:.$R$3];[.U$3];[.$C322:.$R322])" office:value-type="float" office:value="64">
            <text:p>64</text:p>
          </table:table-cell>
          <table:table-cell table:formula="of:=SUMIF([.$C$3:.$R$3];[.V$3];[.$C322:.$R322])" office:value-type="float" office:value="2633">
            <text:p>2633</text:p>
          </table:table-cell>
          <table:table-cell table:formula="of:=SUMIF([.$C$3:.$R$3];[.W$3];[.$C322:.$R322])" office:value-type="float" office:value="37">
            <text:p>37</text:p>
          </table:table-cell>
          <table:table-cell table:formula="of:=SUMIF([.$C$3:.$R$3];[.X$3];[.$C322:.$R322])" office:value-type="float" office:value="45">
            <text:p>45</text:p>
          </table:table-cell>
          <table:table-cell table:formula="of:=SUMIF([.$C$3:.$R$3];[.Y$3];[.$C322:.$R322])" office:value-type="float" office:value="4">
            <text:p>4</text:p>
          </table:table-cell>
          <table:table-cell table:formula="of:=SUMIF([.$C$3:.$R$3];[.Z$3];[.$C322:.$R322])" office:value-type="float" office:value="0">
            <text:p>0</text:p>
          </table:table-cell>
          <table:table-cell table:formula="of:=SUM([.T322:.Z322])" office:value-type="float" office:value="2795">
            <text:p>2795</text:p>
          </table:table-cell>
        </table:table-row>
        <table:table-row table:style-name="ro1">
          <table:table-cell office:value-type="string">
            <text:p>Rucphen</text:p>
          </table:table-cell>
          <table:table-cell office:value-type="float" office:value="6449">
            <text:p>6449</text:p>
          </table:table-cell>
          <table:table-cell office:value-type="float" office:value="223">
            <text:p>223</text:p>
          </table:table-cell>
          <table:table-cell office:value-type="float" office:value="439">
            <text:p>439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-</text:p>
          </table:table-cell>
          <table:table-cell office:value-type="float" office:value="30">
            <text:p>30</text:p>
          </table:table-cell>
          <table:table-cell office:value-type="float" office:value="4282">
            <text:p>4282</text:p>
          </table:table-cell>
          <table:table-cell office:value-type="float" office:value="1263">
            <text:p>1263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formula="of:=SUM([.C323:.R323])" office:value-type="float" office:value="6447">
            <text:p>6447</text:p>
          </table:table-cell>
          <table:table-cell table:formula="of:=SUMIF([.$C$3:.$R$3];[.T$3];[.$C323:.$R323])" office:value-type="float" office:value="223">
            <text:p>223</text:p>
          </table:table-cell>
          <table:table-cell table:formula="of:=SUMIF([.$C$3:.$R$3];[.U$3];[.$C323:.$R323])" office:value-type="float" office:value="439">
            <text:p>439</text:p>
          </table:table-cell>
          <table:table-cell table:formula="of:=SUMIF([.$C$3:.$R$3];[.V$3];[.$C323:.$R323])" office:value-type="float" office:value="1269">
            <text:p>1269</text:p>
          </table:table-cell>
          <table:table-cell table:formula="of:=SUMIF([.$C$3:.$R$3];[.W$3];[.$C323:.$R323])" office:value-type="float" office:value="78">
            <text:p>78</text:p>
          </table:table-cell>
          <table:table-cell table:formula="of:=SUMIF([.$C$3:.$R$3];[.X$3];[.$C323:.$R323])" office:value-type="float" office:value="4282">
            <text:p>4282</text:p>
          </table:table-cell>
          <table:table-cell table:formula="of:=SUMIF([.$C$3:.$R$3];[.Y$3];[.$C323:.$R323])" office:value-type="float" office:value="25">
            <text:p>25</text:p>
          </table:table-cell>
          <table:table-cell table:formula="of:=SUMIF([.$C$3:.$R$3];[.Z$3];[.$C323:.$R323])" office:value-type="float" office:value="85">
            <text:p>85</text:p>
          </table:table-cell>
          <table:table-cell table:formula="of:=SUM([.T323:.Z323])" office:value-type="float" office:value="6401">
            <text:p>6401</text:p>
          </table:table-cell>
        </table:table-row>
        <table:table-row table:style-name="ro1">
          <table:table-cell office:value-type="string">
            <text:p>Schagen</text:p>
          </table:table-cell>
          <table:table-cell office:value-type="float" office:value="1935">
            <text:p>1935</text:p>
          </table:table-cell>
          <table:table-cell office:value-type="float" office:value="100">
            <text:p>100</text:p>
          </table:table-cell>
          <table:table-cell office:value-type="float" office:value="298">
            <text:p>29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1235">
            <text:p>1235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table:formula="of:=SUM([.C324:.R324])" office:value-type="float" office:value="1934">
            <text:p>1934</text:p>
          </table:table-cell>
          <table:table-cell table:formula="of:=SUMIF([.$C$3:.$R$3];[.T$3];[.$C324:.$R324])" office:value-type="float" office:value="100">
            <text:p>100</text:p>
          </table:table-cell>
          <table:table-cell table:formula="of:=SUMIF([.$C$3:.$R$3];[.U$3];[.$C324:.$R324])" office:value-type="float" office:value="298">
            <text:p>298</text:p>
          </table:table-cell>
          <table:table-cell table:formula="of:=SUMIF([.$C$3:.$R$3];[.V$3];[.$C324:.$R324])" office:value-type="float" office:value="63">
            <text:p>63</text:p>
          </table:table-cell>
          <table:table-cell table:formula="of:=SUMIF([.$C$3:.$R$3];[.W$3];[.$C324:.$R324])" office:value-type="float" office:value="129">
            <text:p>129</text:p>
          </table:table-cell>
          <table:table-cell table:formula="of:=SUMIF([.$C$3:.$R$3];[.X$3];[.$C324:.$R324])" office:value-type="float" office:value="1235">
            <text:p>1235</text:p>
          </table:table-cell>
          <table:table-cell table:formula="of:=SUMIF([.$C$3:.$R$3];[.Y$3];[.$C324:.$R324])" office:value-type="float" office:value="21">
            <text:p>21</text:p>
          </table:table-cell>
          <table:table-cell table:formula="of:=SUMIF([.$C$3:.$R$3];[.Z$3];[.$C324:.$R324])" office:value-type="float" office:value="86">
            <text:p>86</text:p>
          </table:table-cell>
          <table:table-cell table:formula="of:=SUM([.T324:.Z324])" office:value-type="float" office:value="1932">
            <text:p>1932</text:p>
          </table:table-cell>
        </table:table-row>
        <table:table-row table:style-name="ro1">
          <table:table-cell office:value-type="string">
            <text:p>Scheemda</text:p>
          </table:table-cell>
          <table:table-cell office:value-type="float" office:value="11746">
            <text:p>11746</text:p>
          </table:table-cell>
          <table:table-cell office:value-type="float" office:value="318">
            <text:p>318</text:p>
          </table:table-cell>
          <table:table-cell office:value-type="float" office:value="379">
            <text:p>379</text:p>
          </table:table-cell>
          <table:table-cell table:number-columns-repeated="3"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9404">
            <text:p>9404</text:p>
          </table:table-cell>
          <table:table-cell office:value-type="float" office:value="435">
            <text:p>435</text:p>
          </table:table-cell>
          <table:table-cell office:value-type="float" office:value="824">
            <text:p>824</text:p>
          </table:table-cell>
          <table:table-cell office:value-type="string">
            <text:p><text:s/></text:p>
          </table:table-cell>
          <table:table-cell table:formula="of:=SUM([.C325:.R325])" office:value-type="float" office:value="11745">
            <text:p>11745</text:p>
          </table:table-cell>
          <table:table-cell table:formula="of:=SUMIF([.$C$3:.$R$3];[.T$3];[.$C325:.$R325])" office:value-type="float" office:value="318">
            <text:p>318</text:p>
          </table:table-cell>
          <table:table-cell table:formula="of:=SUMIF([.$C$3:.$R$3];[.U$3];[.$C325:.$R325])" office:value-type="float" office:value="379">
            <text:p>379</text:p>
          </table:table-cell>
          <table:table-cell table:formula="of:=SUMIF([.$C$3:.$R$3];[.V$3];[.$C325:.$R325])" office:value-type="float" office:value="1259">
            <text:p>1259</text:p>
          </table:table-cell>
          <table:table-cell table:formula="of:=SUMIF([.$C$3:.$R$3];[.W$3];[.$C325:.$R325])" office:value-type="float" office:value="136">
            <text:p>136</text:p>
          </table:table-cell>
          <table:table-cell table:formula="of:=SUMIF([.$C$3:.$R$3];[.X$3];[.$C325:.$R325])" office:value-type="float" office:value="9404">
            <text:p>9404</text:p>
          </table:table-cell>
          <table:table-cell table:formula="of:=SUMIF([.$C$3:.$R$3];[.Y$3];[.$C325:.$R325])" office:value-type="float" office:value="179">
            <text:p>179</text:p>
          </table:table-cell>
          <table:table-cell table:formula="of:=SUMIF([.$C$3:.$R$3];[.Z$3];[.$C325:.$R325])" office:value-type="float" office:value="64">
            <text:p>64</text:p>
          </table:table-cell>
          <table:table-cell table:formula="of:=SUM([.T325:.Z325])" office:value-type="float" office:value="11739">
            <text:p>11739</text:p>
          </table:table-cell>
        </table:table-row>
        <table:table-row table:style-name="ro1">
          <table:table-cell office:value-type="string">
            <text:p>Schermer</text:p>
          </table:table-cell>
          <table:table-cell office:value-type="float" office:value="6444">
            <text:p>6444</text:p>
          </table:table-cell>
          <table:table-cell office:value-type="float" office:value="223">
            <text:p>223</text:p>
          </table:table-cell>
          <table:table-cell office:value-type="float" office:value="83">
            <text:p>8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office:value-type="float" office:value="5686">
            <text:p>5686</text:p>
          </table:table-cell>
          <table:table-cell office:value-type="float" office:value="97">
            <text:p>97</text:p>
          </table:table-cell>
          <table:table-cell office:value-type="float" office:value="304">
            <text:p>304</text:p>
          </table:table-cell>
          <table:table-cell office:value-type="string">
            <text:p><text:s/></text:p>
          </table:table-cell>
          <table:table-cell table:formula="of:=SUM([.C326:.R326])" office:value-type="float" office:value="6441">
            <text:p>6441</text:p>
          </table:table-cell>
          <table:table-cell table:formula="of:=SUMIF([.$C$3:.$R$3];[.T$3];[.$C326:.$R326])" office:value-type="float" office:value="223">
            <text:p>223</text:p>
          </table:table-cell>
          <table:table-cell table:formula="of:=SUMIF([.$C$3:.$R$3];[.U$3];[.$C326:.$R326])" office:value-type="float" office:value="83">
            <text:p>83</text:p>
          </table:table-cell>
          <table:table-cell table:formula="of:=SUMIF([.$C$3:.$R$3];[.V$3];[.$C326:.$R326])" office:value-type="float" office:value="401">
            <text:p>401</text:p>
          </table:table-cell>
          <table:table-cell table:formula="of:=SUMIF([.$C$3:.$R$3];[.W$3];[.$C326:.$R326])" office:value-type="float" office:value="17">
            <text:p>17</text:p>
          </table:table-cell>
          <table:table-cell table:formula="of:=SUMIF([.$C$3:.$R$3];[.X$3];[.$C326:.$R326])" office:value-type="float" office:value="5686">
            <text:p>5686</text:p>
          </table:table-cell>
          <table:table-cell table:formula="of:=SUMIF([.$C$3:.$R$3];[.Y$3];[.$C326:.$R326])" office:value-type="float" office:value="11">
            <text:p>11</text:p>
          </table:table-cell>
          <table:table-cell table:formula="of:=SUMIF([.$C$3:.$R$3];[.Z$3];[.$C326:.$R326])" office:value-type="float" office:value="17">
            <text:p>17</text:p>
          </table:table-cell>
          <table:table-cell table:formula="of:=SUM([.T326:.Z326])" office:value-type="float" office:value="6438">
            <text:p>6438</text:p>
          </table:table-cell>
        </table:table-row>
        <table:table-row table:style-name="ro1">
          <table:table-cell office:value-type="string">
            <text:p>Scherpenzeel</text:p>
          </table:table-cell>
          <table:table-cell office:value-type="float" office:value="1384">
            <text:p>1384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941">
            <text:p>941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formula="of:=SUM([.C327:.R327])" office:value-type="float" office:value="1383">
            <text:p>1383</text:p>
          </table:table-cell>
          <table:table-cell table:formula="of:=SUMIF([.$C$3:.$R$3];[.T$3];[.$C327:.$R327])" office:value-type="float" office:value="29">
            <text:p>29</text:p>
          </table:table-cell>
          <table:table-cell table:formula="of:=SUMIF([.$C$3:.$R$3];[.U$3];[.$C327:.$R327])" office:value-type="float" office:value="144">
            <text:p>144</text:p>
          </table:table-cell>
          <table:table-cell table:formula="of:=SUMIF([.$C$3:.$R$3];[.V$3];[.$C327:.$R327])" office:value-type="float" office:value="167">
            <text:p>167</text:p>
          </table:table-cell>
          <table:table-cell table:formula="of:=SUMIF([.$C$3:.$R$3];[.W$3];[.$C327:.$R327])" office:value-type="float" office:value="35">
            <text:p>35</text:p>
          </table:table-cell>
          <table:table-cell table:formula="of:=SUMIF([.$C$3:.$R$3];[.X$3];[.$C327:.$R327])" office:value-type="float" office:value="941">
            <text:p>941</text:p>
          </table:table-cell>
          <table:table-cell table:formula="of:=SUMIF([.$C$3:.$R$3];[.Y$3];[.$C327:.$R327])" office:value-type="float" office:value="14">
            <text:p>14</text:p>
          </table:table-cell>
          <table:table-cell table:formula="of:=SUMIF([.$C$3:.$R$3];[.Z$3];[.$C327:.$R327])" office:value-type="float" office:value="50">
            <text:p>50</text:p>
          </table:table-cell>
          <table:table-cell table:formula="of:=SUM([.T327:.Z327])" office:value-type="float" office:value="1380">
            <text:p>1380</text:p>
          </table:table-cell>
        </table:table-row>
        <table:table-row table:style-name="ro1">
          <table:table-cell office:value-type="string">
            <text:p>Schiedam</text:p>
          </table:table-cell>
          <table:table-cell office:value-type="float" office:value="1989">
            <text:p>1989</text:p>
          </table:table-cell>
          <table:table-cell office:value-type="float" office:value="152">
            <text:p>152</text:p>
          </table:table-cell>
          <table:table-cell office:value-type="float" office:value="564">
            <text:p>56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77">
            <text:p>277</text:p>
          </table:table-cell>
          <table:table-cell office:value-type="float" office:value="155">
            <text:p>155</text:p>
          </table:table-cell>
          <table:table-cell office:value-type="float" office:value="131">
            <text:p>13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-</text:p>
          </table:table-cell>
          <table:table-cell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<text:s/></text:p>
          </table:table-cell>
          <table:table-cell table:formula="of:=SUM([.C328:.R328])" office:value-type="float" office:value="1989">
            <text:p>1989</text:p>
          </table:table-cell>
          <table:table-cell table:formula="of:=SUMIF([.$C$3:.$R$3];[.T$3];[.$C328:.$R328])" office:value-type="float" office:value="152">
            <text:p>152</text:p>
          </table:table-cell>
          <table:table-cell table:formula="of:=SUMIF([.$C$3:.$R$3];[.U$3];[.$C328:.$R328])" office:value-type="float" office:value="564">
            <text:p>564</text:p>
          </table:table-cell>
          <table:table-cell table:formula="of:=SUMIF([.$C$3:.$R$3];[.V$3];[.$C328:.$R328])" office:value-type="float" office:value="216">
            <text:p>216</text:p>
          </table:table-cell>
          <table:table-cell table:formula="of:=SUMIF([.$C$3:.$R$3];[.W$3];[.$C328:.$R328])" office:value-type="float" office:value="324">
            <text:p>324</text:p>
          </table:table-cell>
          <table:table-cell table:formula="of:=SUMIF([.$C$3:.$R$3];[.X$3];[.$C328:.$R328])" office:value-type="float" office:value="300">
            <text:p>300</text:p>
          </table:table-cell>
          <table:table-cell table:formula="of:=SUMIF([.$C$3:.$R$3];[.Y$3];[.$C328:.$R328])" office:value-type="float" office:value="155">
            <text:p>155</text:p>
          </table:table-cell>
          <table:table-cell table:formula="of:=SUMIF([.$C$3:.$R$3];[.Z$3];[.$C328:.$R328])" office:value-type="float" office:value="277">
            <text:p>277</text:p>
          </table:table-cell>
          <table:table-cell table:formula="of:=SUM([.T328:.Z328])" office:value-type="float" office:value="1988">
            <text:p>1988</text:p>
          </table:table-cell>
        </table:table-row>
        <table:table-row table:style-name="ro1">
          <table:table-cell office:value-type="string">
            <text:p>Schiermonnikoog</text:p>
          </table:table-cell>
          <table:table-cell office:value-type="float" office:value="19907">
            <text:p>19907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69">
            <text:p>69</text:p>
          </table:table-cell>
          <table:table-cell office:value-type="float" office:value="305">
            <text:p>305</text:p>
          </table:table-cell>
          <table:table-cell office:value-type="float" office:value="3956">
            <text:p>3956</text:p>
          </table:table-cell>
          <table:table-cell office:value-type="float" office:value="24">
            <text:p>24</text:p>
          </table:table-cell>
          <table:table-cell office:value-type="float" office:value="15483">
            <text:p>15483</text:p>
          </table:table-cell>
          <table:table-cell table:formula="of:=SUM([.C329:.R329])" office:value-type="float" office:value="19905">
            <text:p>19905</text:p>
          </table:table-cell>
          <table:table-cell table:formula="of:=SUMIF([.$C$3:.$R$3];[.T$3];[.$C329:.$R329])" office:value-type="float" office:value="13">
            <text:p>13</text:p>
          </table:table-cell>
          <table:table-cell table:formula="of:=SUMIF([.$C$3:.$R$3];[.U$3];[.$C329:.$R329])" office:value-type="float" office:value="36">
            <text:p>36</text:p>
          </table:table-cell>
          <table:table-cell table:formula="of:=SUMIF([.$C$3:.$R$3];[.V$3];[.$C329:.$R329])" office:value-type="float" office:value="19463">
            <text:p>19463</text:p>
          </table:table-cell>
          <table:table-cell table:formula="of:=SUMIF([.$C$3:.$R$3];[.W$3];[.$C329:.$R329])" office:value-type="float" office:value="74">
            <text:p>74</text:p>
          </table:table-cell>
          <table:table-cell table:formula="of:=SUMIF([.$C$3:.$R$3];[.X$3];[.$C329:.$R329])" office:value-type="float" office:value="305">
            <text:p>305</text:p>
          </table:table-cell>
          <table:table-cell table:formula="of:=SUMIF([.$C$3:.$R$3];[.Y$3];[.$C329:.$R329])" office:value-type="float" office:value="7">
            <text:p>7</text:p>
          </table:table-cell>
          <table:table-cell table:formula="of:=SUMIF([.$C$3:.$R$3];[.Z$3];[.$C329:.$R329])" office:value-type="float" office:value="6">
            <text:p>6</text:p>
          </table:table-cell>
          <table:table-cell table:formula="of:=SUM([.T329:.Z329])" office:value-type="float" office:value="19904">
            <text:p>19904</text:p>
          </table:table-cell>
        </table:table-row>
        <table:table-row table:style-name="ro1">
          <table:table-cell office:value-type="string">
            <text:p>Schijndel</text:p>
          </table:table-cell>
          <table:table-cell office:value-type="float" office:value="4165">
            <text:p>4165</text:p>
          </table:table-cell>
          <table:table-cell office:value-type="float" office:value="144">
            <text:p>144</text:p>
          </table:table-cell>
          <table:table-cell office:value-type="float" office:value="358">
            <text:p>35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90">
            <text:p>2790</text:p>
          </table:table-cell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formula="of:=SUM([.C330:.R330])" office:value-type="float" office:value="4165">
            <text:p>4165</text:p>
          </table:table-cell>
          <table:table-cell table:formula="of:=SUMIF([.$C$3:.$R$3];[.T$3];[.$C330:.$R330])" office:value-type="float" office:value="144">
            <text:p>144</text:p>
          </table:table-cell>
          <table:table-cell table:formula="of:=SUMIF([.$C$3:.$R$3];[.U$3];[.$C330:.$R330])" office:value-type="float" office:value="358">
            <text:p>358</text:p>
          </table:table-cell>
          <table:table-cell table:formula="of:=SUMIF([.$C$3:.$R$3];[.V$3];[.$C330:.$R330])" office:value-type="float" office:value="474">
            <text:p>474</text:p>
          </table:table-cell>
          <table:table-cell table:formula="of:=SUMIF([.$C$3:.$R$3];[.W$3];[.$C330:.$R330])" office:value-type="float" office:value="136">
            <text:p>136</text:p>
          </table:table-cell>
          <table:table-cell table:formula="of:=SUMIF([.$C$3:.$R$3];[.X$3];[.$C330:.$R330])" office:value-type="float" office:value="2790">
            <text:p>2790</text:p>
          </table:table-cell>
          <table:table-cell table:formula="of:=SUMIF([.$C$3:.$R$3];[.Y$3];[.$C330:.$R330])" office:value-type="float" office:value="75">
            <text:p>75</text:p>
          </table:table-cell>
          <table:table-cell table:formula="of:=SUMIF([.$C$3:.$R$3];[.Z$3];[.$C330:.$R330])" office:value-type="float" office:value="164">
            <text:p>164</text:p>
          </table:table-cell>
          <table:table-cell table:formula="of:=SUM([.T330:.Z330])" office:value-type="float" office:value="4141">
            <text:p>4141</text:p>
          </table:table-cell>
        </table:table-row>
        <table:table-row table:style-name="ro1">
          <table:table-cell office:value-type="string">
            <text:p>Schinnen</text:p>
          </table:table-cell>
          <table:table-cell office:value-type="float" office:value="2413">
            <text:p>2413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1688">
            <text:p>1688</text:p>
          </table:table-cell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formula="of:=SUM([.C331:.R331])" office:value-type="float" office:value="2413">
            <text:p>2413</text:p>
          </table:table-cell>
          <table:table-cell table:formula="of:=SUMIF([.$C$3:.$R$3];[.T$3];[.$C331:.$R331])" office:value-type="float" office:value="100">
            <text:p>100</text:p>
          </table:table-cell>
          <table:table-cell table:formula="of:=SUMIF([.$C$3:.$R$3];[.U$3];[.$C331:.$R331])" office:value-type="float" office:value="282">
            <text:p>282</text:p>
          </table:table-cell>
          <table:table-cell table:formula="of:=SUMIF([.$C$3:.$R$3];[.V$3];[.$C331:.$R331])" office:value-type="float" office:value="172">
            <text:p>172</text:p>
          </table:table-cell>
          <table:table-cell table:formula="of:=SUMIF([.$C$3:.$R$3];[.W$3];[.$C331:.$R331])" office:value-type="float" office:value="83">
            <text:p>83</text:p>
          </table:table-cell>
          <table:table-cell table:formula="of:=SUMIF([.$C$3:.$R$3];[.X$3];[.$C331:.$R331])" office:value-type="float" office:value="1688">
            <text:p>1688</text:p>
          </table:table-cell>
          <table:table-cell table:formula="of:=SUMIF([.$C$3:.$R$3];[.Y$3];[.$C331:.$R331])" office:value-type="float" office:value="50">
            <text:p>50</text:p>
          </table:table-cell>
          <table:table-cell table:formula="of:=SUMIF([.$C$3:.$R$3];[.Z$3];[.$C331:.$R331])" office:value-type="float" office:value="23">
            <text:p>23</text:p>
          </table:table-cell>
          <table:table-cell table:formula="of:=SUM([.T331:.Z331])" office:value-type="float" office:value="2398">
            <text:p>2398</text:p>
          </table:table-cell>
        </table:table-row>
        <table:table-row table:style-name="ro1">
          <table:table-cell office:value-type="string">
            <text:p>Schoonhoven</text:p>
          </table:table-cell>
          <table:table-cell office:value-type="float" office:value="696">
            <text:p>696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<text:s/></text:p>
          </table:table-cell>
          <table:table-cell table:formula="of:=SUM([.C332:.R332])" office:value-type="float" office:value="696">
            <text:p>696</text:p>
          </table:table-cell>
          <table:table-cell table:formula="of:=SUMIF([.$C$3:.$R$3];[.T$3];[.$C332:.$R332])" office:value-type="float" office:value="24">
            <text:p>24</text:p>
          </table:table-cell>
          <table:table-cell table:formula="of:=SUMIF([.$C$3:.$R$3];[.U$3];[.$C332:.$R332])" office:value-type="float" office:value="153">
            <text:p>153</text:p>
          </table:table-cell>
          <table:table-cell table:formula="of:=SUMIF([.$C$3:.$R$3];[.V$3];[.$C332:.$R332])" office:value-type="float" office:value="77">
            <text:p>77</text:p>
          </table:table-cell>
          <table:table-cell table:formula="of:=SUMIF([.$C$3:.$R$3];[.W$3];[.$C332:.$R332])" office:value-type="float" office:value="36">
            <text:p>36</text:p>
          </table:table-cell>
          <table:table-cell table:formula="of:=SUMIF([.$C$3:.$R$3];[.X$3];[.$C332:.$R332])" office:value-type="float" office:value="382">
            <text:p>382</text:p>
          </table:table-cell>
          <table:table-cell table:formula="of:=SUMIF([.$C$3:.$R$3];[.Y$3];[.$C332:.$R332])" office:value-type="float" office:value="3">
            <text:p>3</text:p>
          </table:table-cell>
          <table:table-cell table:formula="of:=SUMIF([.$C$3:.$R$3];[.Z$3];[.$C332:.$R332])" office:value-type="float" office:value="21">
            <text:p>21</text:p>
          </table:table-cell>
          <table:table-cell table:formula="of:=SUM([.T332:.Z332])" office:value-type="float" office:value="696">
            <text:p>696</text:p>
          </table:table-cell>
        </table:table-row>
        <table:table-row table:style-name="ro1">
          <table:table-cell office:value-type="string">
            <text:p>Schouwen-Duiveland</text:p>
          </table:table-cell>
          <table:table-cell office:value-type="float" office:value="48894">
            <text:p>48894</text:p>
          </table:table-cell>
          <table:table-cell office:value-type="float" office:value="937">
            <text:p>937</text:p>
          </table:table-cell>
          <table:table-cell office:value-type="float" office:value="797">
            <text:p>797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25">
            <text:p>125</text:p>
          </table:table-cell>
          <table:table-cell office:value-type="float" office:value="423">
            <text:p>423</text:p>
          </table:table-cell>
          <table:table-cell office:value-type="float" office:value="56">
            <text:p>56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793">
            <text:p>793</text:p>
          </table:table-cell>
          <table:table-cell office:value-type="float" office:value="15881">
            <text:p>15881</text:p>
          </table:table-cell>
          <table:table-cell office:value-type="float" office:value="3709">
            <text:p>3709</text:p>
          </table:table-cell>
          <table:table-cell office:value-type="float" office:value="7148">
            <text:p>7148</text:p>
          </table:table-cell>
          <table:table-cell office:value-type="float" office:value="18735">
            <text:p>18735</text:p>
          </table:table-cell>
          <table:table-cell table:formula="of:=SUM([.C333:.R333])" office:value-type="float" office:value="48892">
            <text:p>48892</text:p>
          </table:table-cell>
          <table:table-cell table:formula="of:=SUMIF([.$C$3:.$R$3];[.T$3];[.$C333:.$R333])" office:value-type="float" office:value="937">
            <text:p>937</text:p>
          </table:table-cell>
          <table:table-cell table:formula="of:=SUMIF([.$C$3:.$R$3];[.U$3];[.$C333:.$R333])" office:value-type="float" office:value="797">
            <text:p>797</text:p>
          </table:table-cell>
          <table:table-cell table:formula="of:=SUMIF([.$C$3:.$R$3];[.V$3];[.$C333:.$R333])" office:value-type="float" office:value="29592">
            <text:p>29592</text:p>
          </table:table-cell>
          <table:table-cell table:formula="of:=SUMIF([.$C$3:.$R$3];[.W$3];[.$C333:.$R333])" office:value-type="float" office:value="1104">
            <text:p>1104</text:p>
          </table:table-cell>
          <table:table-cell table:formula="of:=SUMIF([.$C$3:.$R$3];[.X$3];[.$C333:.$R333])" office:value-type="float" office:value="15881">
            <text:p>15881</text:p>
          </table:table-cell>
          <table:table-cell table:formula="of:=SUMIF([.$C$3:.$R$3];[.Y$3];[.$C333:.$R333])" office:value-type="float" office:value="423">
            <text:p>423</text:p>
          </table:table-cell>
          <table:table-cell table:formula="of:=SUMIF([.$C$3:.$R$3];[.Z$3];[.$C333:.$R333])" office:value-type="float" office:value="125">
            <text:p>125</text:p>
          </table:table-cell>
          <table:table-cell table:formula="of:=SUM([.T333:.Z333])" office:value-type="float" office:value="48859">
            <text:p>48859</text:p>
          </table:table-cell>
        </table:table-row>
        <table:table-row table:style-name="ro1">
          <table:table-cell office:value-type="string">
            <text:p>Sevenum</text:p>
          </table:table-cell>
          <table:table-cell office:value-type="float" office:value="4866">
            <text:p>4866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407">
            <text:p>3407</text:p>
          </table:table-cell>
          <table:table-cell office:value-type="float" office:value="944">
            <text:p>944</text:p>
          </table:table-cell>
          <table:table-cell office:value-type="float" office:value="62">
            <text:p>62</text:p>
          </table:table-cell>
          <table:table-cell office:value-type="string">
            <text:p><text:s/></text:p>
          </table:table-cell>
          <table:table-cell table:formula="of:=SUM([.C334:.R334])" office:value-type="float" office:value="4866">
            <text:p>4866</text:p>
          </table:table-cell>
          <table:table-cell table:formula="of:=SUMIF([.$C$3:.$R$3];[.T$3];[.$C334:.$R334])" office:value-type="float" office:value="109">
            <text:p>109</text:p>
          </table:table-cell>
          <table:table-cell table:formula="of:=SUMIF([.$C$3:.$R$3];[.U$3];[.$C334:.$R334])" office:value-type="float" office:value="114">
            <text:p>114</text:p>
          </table:table-cell>
          <table:table-cell table:formula="of:=SUMIF([.$C$3:.$R$3];[.V$3];[.$C334:.$R334])" office:value-type="float" office:value="1006">
            <text:p>1006</text:p>
          </table:table-cell>
          <table:table-cell table:formula="of:=SUMIF([.$C$3:.$R$3];[.W$3];[.$C334:.$R334])" office:value-type="float" office:value="174">
            <text:p>174</text:p>
          </table:table-cell>
          <table:table-cell table:formula="of:=SUMIF([.$C$3:.$R$3];[.X$3];[.$C334:.$R334])" office:value-type="float" office:value="3407">
            <text:p>3407</text:p>
          </table:table-cell>
          <table:table-cell table:formula="of:=SUMIF([.$C$3:.$R$3];[.Y$3];[.$C334:.$R334])" office:value-type="float" office:value="13">
            <text:p>13</text:p>
          </table:table-cell>
          <table:table-cell table:formula="of:=SUMIF([.$C$3:.$R$3];[.Z$3];[.$C334:.$R334])" office:value-type="float" office:value="33">
            <text:p>33</text:p>
          </table:table-cell>
          <table:table-cell table:formula="of:=SUM([.T334:.Z334])" office:value-type="float" office:value="4856">
            <text:p>4856</text:p>
          </table:table-cell>
        </table:table-row>
        <table:table-row table:style-name="ro1">
          <table:table-cell office:value-type="string">
            <text:p>Simpelveld</text:p>
          </table:table-cell>
          <table:table-cell office:value-type="float" office:value="1603">
            <text:p>1603</text:p>
          </table:table-cell>
          <table:table-cell office:value-type="float" office:value="81">
            <text:p>81</text:p>
          </table:table-cell>
          <table:table-cell office:value-type="float" office:value="218">
            <text:p>218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1199">
            <text:p>119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formula="of:=SUM([.C335:.R335])" office:value-type="float" office:value="1604">
            <text:p>1604</text:p>
          </table:table-cell>
          <table:table-cell table:formula="of:=SUMIF([.$C$3:.$R$3];[.T$3];[.$C335:.$R335])" office:value-type="float" office:value="81">
            <text:p>81</text:p>
          </table:table-cell>
          <table:table-cell table:formula="of:=SUMIF([.$C$3:.$R$3];[.U$3];[.$C335:.$R335])" office:value-type="float" office:value="218">
            <text:p>218</text:p>
          </table:table-cell>
          <table:table-cell table:formula="of:=SUMIF([.$C$3:.$R$3];[.V$3];[.$C335:.$R335])" office:value-type="float" office:value="34">
            <text:p>34</text:p>
          </table:table-cell>
          <table:table-cell table:formula="of:=SUMIF([.$C$3:.$R$3];[.W$3];[.$C335:.$R335])" office:value-type="float" office:value="54">
            <text:p>54</text:p>
          </table:table-cell>
          <table:table-cell table:formula="of:=SUMIF([.$C$3:.$R$3];[.X$3];[.$C335:.$R335])" office:value-type="float" office:value="1199">
            <text:p>1199</text:p>
          </table:table-cell>
          <table:table-cell table:formula="of:=SUMIF([.$C$3:.$R$3];[.Y$3];[.$C335:.$R335])" office:value-type="float" office:value="5">
            <text:p>5</text:p>
          </table:table-cell>
          <table:table-cell table:formula="of:=SUMIF([.$C$3:.$R$3];[.Z$3];[.$C335:.$R335])" office:value-type="float" office:value="9">
            <text:p>9</text:p>
          </table:table-cell>
          <table:table-cell table:formula="of:=SUM([.T335:.Z335])" office:value-type="float" office:value="1600">
            <text:p>1600</text:p>
          </table:table-cell>
        </table:table-row>
        <table:table-row table:style-name="ro1">
          <table:table-cell office:value-type="string">
            <text:p>Sint Anthonis</text:p>
          </table:table-cell>
          <table:table-cell office:value-type="float" office:value="9981">
            <text:p>9981</text:p>
          </table:table-cell>
          <table:table-cell office:value-type="float" office:value="231">
            <text:p>231</text:p>
          </table:table-cell>
          <table:table-cell office:value-type="float" office:value="223">
            <text:p>223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798">
            <text:p>7798</text:p>
          </table:table-cell>
          <table:table-cell office:value-type="float" office:value="1441">
            <text:p>1441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table:formula="of:=SUM([.C336:.R336])" office:value-type="float" office:value="9983">
            <text:p>9983</text:p>
          </table:table-cell>
          <table:table-cell table:formula="of:=SUMIF([.$C$3:.$R$3];[.T$3];[.$C336:.$R336])" office:value-type="float" office:value="231">
            <text:p>231</text:p>
          </table:table-cell>
          <table:table-cell table:formula="of:=SUMIF([.$C$3:.$R$3];[.U$3];[.$C336:.$R336])" office:value-type="float" office:value="223">
            <text:p>223</text:p>
          </table:table-cell>
          <table:table-cell table:formula="of:=SUMIF([.$C$3:.$R$3];[.V$3];[.$C336:.$R336])" office:value-type="float" office:value="1490">
            <text:p>1490</text:p>
          </table:table-cell>
          <table:table-cell table:formula="of:=SUMIF([.$C$3:.$R$3];[.W$3];[.$C336:.$R336])" office:value-type="float" office:value="163">
            <text:p>163</text:p>
          </table:table-cell>
          <table:table-cell table:formula="of:=SUMIF([.$C$3:.$R$3];[.X$3];[.$C336:.$R336])" office:value-type="float" office:value="7798">
            <text:p>7798</text:p>
          </table:table-cell>
          <table:table-cell table:formula="of:=SUMIF([.$C$3:.$R$3];[.Y$3];[.$C336:.$R336])" office:value-type="float" office:value="20">
            <text:p>20</text:p>
          </table:table-cell>
          <table:table-cell table:formula="of:=SUMIF([.$C$3:.$R$3];[.Z$3];[.$C336:.$R336])" office:value-type="float" office:value="27">
            <text:p>27</text:p>
          </table:table-cell>
          <table:table-cell table:formula="of:=SUM([.T336:.Z336])" office:value-type="float" office:value="9952">
            <text:p>9952</text:p>
          </table:table-cell>
        </table:table-row>
        <table:table-row table:style-name="ro1">
          <table:table-cell office:value-type="string">
            <text:p>Sint-Michielsgestel</text:p>
          </table:table-cell>
          <table:table-cell office:value-type="float" office:value="5989">
            <text:p>5989</text:p>
          </table:table-cell>
          <table:table-cell office:value-type="float" office:value="209">
            <text:p>209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518">
            <text:p>4518</text:p>
          </table:table-cell>
          <table:table-cell office:value-type="float" office:value="419">
            <text:p>419</text:p>
          </table:table-cell>
          <table:table-cell office:value-type="float" office:value="94">
            <text:p>94</text:p>
          </table:table-cell>
          <table:table-cell office:value-type="string">
            <text:p><text:s/></text:p>
          </table:table-cell>
          <table:table-cell table:formula="of:=SUM([.C337:.R337])" office:value-type="float" office:value="5988">
            <text:p>5988</text:p>
          </table:table-cell>
          <table:table-cell table:formula="of:=SUMIF([.$C$3:.$R$3];[.T$3];[.$C337:.$R337])" office:value-type="float" office:value="209">
            <text:p>209</text:p>
          </table:table-cell>
          <table:table-cell table:formula="of:=SUMIF([.$C$3:.$R$3];[.U$3];[.$C337:.$R337])" office:value-type="float" office:value="495">
            <text:p>495</text:p>
          </table:table-cell>
          <table:table-cell table:formula="of:=SUMIF([.$C$3:.$R$3];[.V$3];[.$C337:.$R337])" office:value-type="float" office:value="513">
            <text:p>513</text:p>
          </table:table-cell>
          <table:table-cell table:formula="of:=SUMIF([.$C$3:.$R$3];[.W$3];[.$C337:.$R337])" office:value-type="float" office:value="186">
            <text:p>186</text:p>
          </table:table-cell>
          <table:table-cell table:formula="of:=SUMIF([.$C$3:.$R$3];[.X$3];[.$C337:.$R337])" office:value-type="float" office:value="4518">
            <text:p>4518</text:p>
          </table:table-cell>
          <table:table-cell table:formula="of:=SUMIF([.$C$3:.$R$3];[.Y$3];[.$C337:.$R337])" office:value-type="float" office:value="23">
            <text:p>23</text:p>
          </table:table-cell>
          <table:table-cell table:formula="of:=SUMIF([.$C$3:.$R$3];[.Z$3];[.$C337:.$R337])" office:value-type="float" office:value="44">
            <text:p>44</text:p>
          </table:table-cell>
          <table:table-cell table:formula="of:=SUM([.T337:.Z337])" office:value-type="float" office:value="5988">
            <text:p>5988</text:p>
          </table:table-cell>
        </table:table-row>
        <table:table-row table:style-name="ro1">
          <table:table-cell office:value-type="string">
            <text:p>Sint-Oedenrode</text:p>
          </table:table-cell>
          <table:table-cell office:value-type="float" office:value="6495">
            <text:p>6495</text:p>
          </table:table-cell>
          <table:table-cell office:value-type="float" office:value="196">
            <text:p>196</text:p>
          </table:table-cell>
          <table:table-cell office:value-type="float" office:value="253">
            <text:p>25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116">
            <text:p>5116</text:p>
          </table:table-cell>
          <table:table-cell office:value-type="float" office:value="619">
            <text:p>619</text:p>
          </table:table-cell>
          <table:table-cell office:value-type="float" office:value="54">
            <text:p>54</text:p>
          </table:table-cell>
          <table:table-cell office:value-type="string">
            <text:p><text:s/></text:p>
          </table:table-cell>
          <table:table-cell table:formula="of:=SUM([.C338:.R338])" office:value-type="float" office:value="6495">
            <text:p>6495</text:p>
          </table:table-cell>
          <table:table-cell table:formula="of:=SUMIF([.$C$3:.$R$3];[.T$3];[.$C338:.$R338])" office:value-type="float" office:value="196">
            <text:p>196</text:p>
          </table:table-cell>
          <table:table-cell table:formula="of:=SUMIF([.$C$3:.$R$3];[.U$3];[.$C338:.$R338])" office:value-type="float" office:value="253">
            <text:p>253</text:p>
          </table:table-cell>
          <table:table-cell table:formula="of:=SUMIF([.$C$3:.$R$3];[.V$3];[.$C338:.$R338])" office:value-type="float" office:value="673">
            <text:p>673</text:p>
          </table:table-cell>
          <table:table-cell table:formula="of:=SUMIF([.$C$3:.$R$3];[.W$3];[.$C338:.$R338])" office:value-type="float" office:value="146">
            <text:p>146</text:p>
          </table:table-cell>
          <table:table-cell table:formula="of:=SUMIF([.$C$3:.$R$3];[.X$3];[.$C338:.$R338])" office:value-type="float" office:value="5116">
            <text:p>5116</text:p>
          </table:table-cell>
          <table:table-cell table:formula="of:=SUMIF([.$C$3:.$R$3];[.Y$3];[.$C338:.$R338])" office:value-type="float" office:value="20">
            <text:p>20</text:p>
          </table:table-cell>
          <table:table-cell table:formula="of:=SUMIF([.$C$3:.$R$3];[.Z$3];[.$C338:.$R338])" office:value-type="float" office:value="85">
            <text:p>85</text:p>
          </table:table-cell>
          <table:table-cell table:formula="of:=SUM([.T338:.Z338])" office:value-type="float" office:value="6489">
            <text:p>6489</text:p>
          </table:table-cell>
        </table:table-row>
        <table:table-row table:style-name="ro1">
          <table:table-cell office:value-type="string">
            <text:p>Sittard-Geleen</text:p>
          </table:table-cell>
          <table:table-cell office:value-type="float" office:value="8062">
            <text:p>8062</text:p>
          </table:table-cell>
          <table:table-cell office:value-type="float" office:value="511">
            <text:p>511</text:p>
          </table:table-cell>
          <table:table-cell office:value-type="float" office:value="1748">
            <text:p>1748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  <table:table-cell office:value-type="float" office:value="1231">
            <text:p>1231</text:p>
          </table:table-cell>
          <table:table-cell office:value-type="float" office:value="133">
            <text:p>133</text:p>
          </table:table-cell>
          <table:table-cell office:value-type="float" office:value="214">
            <text:p>214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282">
            <text:p>3282</text:p>
          </table:table-cell>
          <table:table-cell office:value-type="float" office:value="376">
            <text:p>376</text:p>
          </table:table-cell>
          <table:table-cell office:value-type="float" office:value="157">
            <text:p>157</text:p>
          </table:table-cell>
          <table:table-cell office:value-type="string">
            <text:p><text:s/></text:p>
          </table:table-cell>
          <table:table-cell table:formula="of:=SUM([.C339:.R339])" office:value-type="float" office:value="8061">
            <text:p>8061</text:p>
          </table:table-cell>
          <table:table-cell table:formula="of:=SUMIF([.$C$3:.$R$3];[.T$3];[.$C339:.$R339])" office:value-type="float" office:value="511">
            <text:p>511</text:p>
          </table:table-cell>
          <table:table-cell table:formula="of:=SUMIF([.$C$3:.$R$3];[.U$3];[.$C339:.$R339])" office:value-type="float" office:value="1748">
            <text:p>1748</text:p>
          </table:table-cell>
          <table:table-cell table:formula="of:=SUMIF([.$C$3:.$R$3];[.V$3];[.$C339:.$R339])" office:value-type="float" office:value="533">
            <text:p>533</text:p>
          </table:table-cell>
          <table:table-cell table:formula="of:=SUMIF([.$C$3:.$R$3];[.W$3];[.$C339:.$R339])" office:value-type="float" office:value="606">
            <text:p>606</text:p>
          </table:table-cell>
          <table:table-cell table:formula="of:=SUMIF([.$C$3:.$R$3];[.X$3];[.$C339:.$R339])" office:value-type="float" office:value="3282">
            <text:p>3282</text:p>
          </table:table-cell>
          <table:table-cell table:formula="of:=SUMIF([.$C$3:.$R$3];[.Y$3];[.$C339:.$R339])" office:value-type="float" office:value="133">
            <text:p>133</text:p>
          </table:table-cell>
          <table:table-cell table:formula="of:=SUMIF([.$C$3:.$R$3];[.Z$3];[.$C339:.$R339])" office:value-type="float" office:value="1231">
            <text:p>1231</text:p>
          </table:table-cell>
          <table:table-cell table:formula="of:=SUM([.T339:.Z339])" office:value-type="float" office:value="8044">
            <text:p>8044</text:p>
          </table:table-cell>
        </table:table-row>
        <table:table-row table:style-name="ro2">
          <table:table-cell office:value-type="string">
            <text:p>Skarsterl￢n</text:p>
          </table:table-cell>
          <table:table-cell office:value-type="float" office:value="21689">
            <text:p>21689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242">
            <text:p>24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15671">
            <text:p>15671</text:p>
          </table:table-cell>
          <table:table-cell office:value-type="float" office:value="933">
            <text:p>933</text:p>
          </table:table-cell>
          <table:table-cell office:value-type="float" office:value="3165">
            <text:p>3165</text:p>
          </table:table-cell>
          <table:table-cell office:value-type="string">
            <text:p><text:s/></text:p>
          </table:table-cell>
          <table:table-cell table:formula="of:=SUM([.C340:.R340])" office:value-type="float" office:value="21690">
            <text:p>21690</text:p>
          </table:table-cell>
          <table:table-cell table:formula="of:=SUMIF([.$C$3:.$R$3];[.T$3];[.$C340:.$R340])" office:value-type="float" office:value="567">
            <text:p>567</text:p>
          </table:table-cell>
          <table:table-cell table:formula="of:=SUMIF([.$C$3:.$R$3];[.U$3];[.$C340:.$R340])" office:value-type="float" office:value="535">
            <text:p>535</text:p>
          </table:table-cell>
          <table:table-cell table:formula="of:=SUMIF([.$C$3:.$R$3];[.V$3];[.$C340:.$R340])" office:value-type="float" office:value="4098">
            <text:p>4098</text:p>
          </table:table-cell>
          <table:table-cell table:formula="of:=SUMIF([.$C$3:.$R$3];[.W$3];[.$C340:.$R340])" office:value-type="float" office:value="344">
            <text:p>344</text:p>
          </table:table-cell>
          <table:table-cell table:formula="of:=SUMIF([.$C$3:.$R$3];[.X$3];[.$C340:.$R340])" office:value-type="float" office:value="15671">
            <text:p>15671</text:p>
          </table:table-cell>
          <table:table-cell table:formula="of:=SUMIF([.$C$3:.$R$3];[.Y$3];[.$C340:.$R340])" office:value-type="float" office:value="242">
            <text:p>242</text:p>
          </table:table-cell>
          <table:table-cell table:formula="of:=SUMIF([.$C$3:.$R$3];[.Z$3];[.$C340:.$R340])" office:value-type="float" office:value="210">
            <text:p>210</text:p>
          </table:table-cell>
          <table:table-cell table:formula="of:=SUM([.T340:.Z340])" office:value-type="float" office:value="21667">
            <text:p>21667</text:p>
          </table:table-cell>
        </table:table-row>
        <table:table-row table:style-name="ro1">
          <table:table-cell office:value-type="string">
            <text:p>Sliedrecht</text:p>
          </table:table-cell>
          <table:table-cell office:value-type="float" office:value="1400">
            <text:p>1400</text:p>
          </table:table-cell>
          <table:table-cell office:value-type="float" office:value="79">
            <text:p>79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-</text:p>
          </table:table-cell>
          <table:table-cell office:value-type="float" office:value="661">
            <text:p>661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string">
            <text:p><text:s/></text:p>
          </table:table-cell>
          <table:table-cell table:formula="of:=SUM([.C341:.R341])" office:value-type="float" office:value="1400">
            <text:p>1400</text:p>
          </table:table-cell>
          <table:table-cell table:formula="of:=SUMIF([.$C$3:.$R$3];[.T$3];[.$C341:.$R341])" office:value-type="float" office:value="79">
            <text:p>79</text:p>
          </table:table-cell>
          <table:table-cell table:formula="of:=SUMIF([.$C$3:.$R$3];[.U$3];[.$C341:.$R341])" office:value-type="float" office:value="262">
            <text:p>262</text:p>
          </table:table-cell>
          <table:table-cell table:formula="of:=SUMIF([.$C$3:.$R$3];[.V$3];[.$C341:.$R341])" office:value-type="float" office:value="124">
            <text:p>124</text:p>
          </table:table-cell>
          <table:table-cell table:formula="of:=SUMIF([.$C$3:.$R$3];[.W$3];[.$C341:.$R341])" office:value-type="float" office:value="95">
            <text:p>95</text:p>
          </table:table-cell>
          <table:table-cell table:formula="of:=SUMIF([.$C$3:.$R$3];[.X$3];[.$C341:.$R341])" office:value-type="float" office:value="661">
            <text:p>661</text:p>
          </table:table-cell>
          <table:table-cell table:formula="of:=SUMIF([.$C$3:.$R$3];[.Y$3];[.$C341:.$R341])" office:value-type="float" office:value="37">
            <text:p>37</text:p>
          </table:table-cell>
          <table:table-cell table:formula="of:=SUMIF([.$C$3:.$R$3];[.Z$3];[.$C341:.$R341])" office:value-type="float" office:value="138">
            <text:p>138</text:p>
          </table:table-cell>
          <table:table-cell table:formula="of:=SUM([.T341:.Z341])" office:value-type="float" office:value="1396">
            <text:p>1396</text:p>
          </table:table-cell>
        </table:table-row>
        <table:table-row table:style-name="ro1">
          <table:table-cell office:value-type="string">
            <text:p>Slochteren</text:p>
          </table:table-cell>
          <table:table-cell office:value-type="float" office:value="15884">
            <text:p>15884</text:p>
          </table:table-cell>
          <table:table-cell office:value-type="float" office:value="428">
            <text:p>428</text:p>
          </table:table-cell>
          <table:table-cell office:value-type="float" office:value="379">
            <text:p>379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2781">
            <text:p>12781</text:p>
          </table:table-cell>
          <table:table-cell office:value-type="float" office:value="1189">
            <text:p>1189</text:p>
          </table:table-cell>
          <table:table-cell office:value-type="float" office:value="785">
            <text:p>785</text:p>
          </table:table-cell>
          <table:table-cell office:value-type="string">
            <text:p><text:s/></text:p>
          </table:table-cell>
          <table:table-cell table:formula="of:=SUM([.C342:.R342])" office:value-type="float" office:value="15884">
            <text:p>15884</text:p>
          </table:table-cell>
          <table:table-cell table:formula="of:=SUMIF([.$C$3:.$R$3];[.T$3];[.$C342:.$R342])" office:value-type="float" office:value="428">
            <text:p>428</text:p>
          </table:table-cell>
          <table:table-cell table:formula="of:=SUMIF([.$C$3:.$R$3];[.U$3];[.$C342:.$R342])" office:value-type="float" office:value="379">
            <text:p>379</text:p>
          </table:table-cell>
          <table:table-cell table:formula="of:=SUMIF([.$C$3:.$R$3];[.V$3];[.$C342:.$R342])" office:value-type="float" office:value="1974">
            <text:p>1974</text:p>
          </table:table-cell>
          <table:table-cell table:formula="of:=SUMIF([.$C$3:.$R$3];[.W$3];[.$C342:.$R342])" office:value-type="float" office:value="131">
            <text:p>131</text:p>
          </table:table-cell>
          <table:table-cell table:formula="of:=SUMIF([.$C$3:.$R$3];[.X$3];[.$C342:.$R342])" office:value-type="float" office:value="12781">
            <text:p>12781</text:p>
          </table:table-cell>
          <table:table-cell table:formula="of:=SUMIF([.$C$3:.$R$3];[.Y$3];[.$C342:.$R342])" office:value-type="float" office:value="118">
            <text:p>118</text:p>
          </table:table-cell>
          <table:table-cell table:formula="of:=SUMIF([.$C$3:.$R$3];[.Z$3];[.$C342:.$R342])" office:value-type="float" office:value="68">
            <text:p>68</text:p>
          </table:table-cell>
          <table:table-cell table:formula="of:=SUM([.T342:.Z342])" office:value-type="float" office:value="15879">
            <text:p>15879</text:p>
          </table:table-cell>
        </table:table-row>
        <table:table-row table:style-name="ro1">
          <table:table-cell office:value-type="string">
            <text:p>Sluis</text:p>
          </table:table-cell>
          <table:table-cell office:value-type="float" office:value="30701">
            <text:p>30701</text:p>
          </table:table-cell>
          <table:table-cell office:value-type="float" office:value="848">
            <text:p>848</text:p>
          </table:table-cell>
          <table:table-cell office:value-type="float" office:value="580">
            <text:p>58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209">
            <text:p>209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24936">
            <text:p>24936</text:p>
          </table:table-cell>
          <table:table-cell office:value-type="float" office:value="633">
            <text:p>633</text:p>
          </table:table-cell>
          <table:table-cell office:value-type="float" office:value="324">
            <text:p>324</text:p>
          </table:table-cell>
          <table:table-cell office:value-type="float" office:value="2411">
            <text:p>2411</text:p>
          </table:table-cell>
          <table:table-cell table:formula="of:=SUM([.C343:.R343])" office:value-type="float" office:value="30702">
            <text:p>30702</text:p>
          </table:table-cell>
          <table:table-cell table:formula="of:=SUMIF([.$C$3:.$R$3];[.T$3];[.$C343:.$R343])" office:value-type="float" office:value="848">
            <text:p>848</text:p>
          </table:table-cell>
          <table:table-cell table:formula="of:=SUMIF([.$C$3:.$R$3];[.U$3];[.$C343:.$R343])" office:value-type="float" office:value="580">
            <text:p>580</text:p>
          </table:table-cell>
          <table:table-cell table:formula="of:=SUMIF([.$C$3:.$R$3];[.V$3];[.$C343:.$R343])" office:value-type="float" office:value="3368">
            <text:p>3368</text:p>
          </table:table-cell>
          <table:table-cell table:formula="of:=SUMIF([.$C$3:.$R$3];[.W$3];[.$C343:.$R343])" office:value-type="float" office:value="648">
            <text:p>648</text:p>
          </table:table-cell>
          <table:table-cell table:formula="of:=SUMIF([.$C$3:.$R$3];[.X$3];[.$C343:.$R343])" office:value-type="float" office:value="24936">
            <text:p>24936</text:p>
          </table:table-cell>
          <table:table-cell table:formula="of:=SUMIF([.$C$3:.$R$3];[.Y$3];[.$C343:.$R343])" office:value-type="float" office:value="209">
            <text:p>209</text:p>
          </table:table-cell>
          <table:table-cell table:formula="of:=SUMIF([.$C$3:.$R$3];[.Z$3];[.$C343:.$R343])" office:value-type="float" office:value="99">
            <text:p>99</text:p>
          </table:table-cell>
          <table:table-cell table:formula="of:=SUM([.T343:.Z343])" office:value-type="float" office:value="30688">
            <text:p>30688</text:p>
          </table:table-cell>
        </table:table-row>
        <table:table-row table:style-name="ro1">
          <table:table-cell office:value-type="string">
            <text:p>Smallingerland</text:p>
          </table:table-cell>
          <table:table-cell office:value-type="float" office:value="12615">
            <text:p>12615</text:p>
          </table:table-cell>
          <table:table-cell office:value-type="float" office:value="375">
            <text:p>375</text:p>
          </table:table-cell>
          <table:table-cell office:value-type="float" office:value="997">
            <text:p>99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335">
            <text:p>335</text:p>
          </table:table-cell>
          <table:table-cell office:value-type="float" office:value="222">
            <text:p>222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874">
            <text:p>8874</text:p>
          </table:table-cell>
          <table:table-cell office:value-type="float" office:value="592">
            <text:p>592</text:p>
          </table:table-cell>
          <table:table-cell office:value-type="float" office:value="794">
            <text:p>794</text:p>
          </table:table-cell>
          <table:table-cell office:value-type="string">
            <text:p><text:s/></text:p>
          </table:table-cell>
          <table:table-cell table:formula="of:=SUM([.C344:.R344])" office:value-type="float" office:value="12614">
            <text:p>12614</text:p>
          </table:table-cell>
          <table:table-cell table:formula="of:=SUMIF([.$C$3:.$R$3];[.T$3];[.$C344:.$R344])" office:value-type="float" office:value="375">
            <text:p>375</text:p>
          </table:table-cell>
          <table:table-cell table:formula="of:=SUMIF([.$C$3:.$R$3];[.U$3];[.$C344:.$R344])" office:value-type="float" office:value="997">
            <text:p>997</text:p>
          </table:table-cell>
          <table:table-cell table:formula="of:=SUMIF([.$C$3:.$R$3];[.V$3];[.$C344:.$R344])" office:value-type="float" office:value="1386">
            <text:p>1386</text:p>
          </table:table-cell>
          <table:table-cell table:formula="of:=SUMIF([.$C$3:.$R$3];[.W$3];[.$C344:.$R344])" office:value-type="float" office:value="416">
            <text:p>416</text:p>
          </table:table-cell>
          <table:table-cell table:formula="of:=SUMIF([.$C$3:.$R$3];[.X$3];[.$C344:.$R344])" office:value-type="float" office:value="8874">
            <text:p>8874</text:p>
          </table:table-cell>
          <table:table-cell table:formula="of:=SUMIF([.$C$3:.$R$3];[.Y$3];[.$C344:.$R344])" office:value-type="float" office:value="222">
            <text:p>222</text:p>
          </table:table-cell>
          <table:table-cell table:formula="of:=SUMIF([.$C$3:.$R$3];[.Z$3];[.$C344:.$R344])" office:value-type="float" office:value="335">
            <text:p>335</text:p>
          </table:table-cell>
          <table:table-cell table:formula="of:=SUM([.T344:.Z344])" office:value-type="float" office:value="12605">
            <text:p>12605</text:p>
          </table:table-cell>
        </table:table-row>
        <table:table-row table:style-name="ro1">
          <table:table-cell office:value-type="string">
            <text:p>Sneek</text:p>
          </table:table-cell>
          <table:table-cell office:value-type="float" office:value="3404">
            <text:p>3404</text:p>
          </table:table-cell>
          <table:table-cell office:value-type="float" office:value="120">
            <text:p>120</text:p>
          </table:table-cell>
          <table:table-cell office:value-type="float" office:value="519">
            <text:p>51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16">
            <text:p>216</text:p>
          </table:table-cell>
          <table:table-cell office:value-type="float" office:value="208">
            <text:p>208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24">
            <text:p>24</text:p>
          </table:table-cell>
          <table:table-cell office:value-type="float" office:value="398">
            <text:p>398</text:p>
          </table:table-cell>
          <table:table-cell office:value-type="string">
            <text:p><text:s/></text:p>
          </table:table-cell>
          <table:table-cell table:formula="of:=SUM([.C345:.R345])" office:value-type="float" office:value="3404">
            <text:p>3404</text:p>
          </table:table-cell>
          <table:table-cell table:formula="of:=SUMIF([.$C$3:.$R$3];[.T$3];[.$C345:.$R345])" office:value-type="float" office:value="120">
            <text:p>120</text:p>
          </table:table-cell>
          <table:table-cell table:formula="of:=SUMIF([.$C$3:.$R$3];[.U$3];[.$C345:.$R345])" office:value-type="float" office:value="519">
            <text:p>519</text:p>
          </table:table-cell>
          <table:table-cell table:formula="of:=SUMIF([.$C$3:.$R$3];[.V$3];[.$C345:.$R345])" office:value-type="float" office:value="422">
            <text:p>422</text:p>
          </table:table-cell>
          <table:table-cell table:formula="of:=SUMIF([.$C$3:.$R$3];[.W$3];[.$C345:.$R345])" office:value-type="float" office:value="336">
            <text:p>336</text:p>
          </table:table-cell>
          <table:table-cell table:formula="of:=SUMIF([.$C$3:.$R$3];[.X$3];[.$C345:.$R345])" office:value-type="float" office:value="1577">
            <text:p>1577</text:p>
          </table:table-cell>
          <table:table-cell table:formula="of:=SUMIF([.$C$3:.$R$3];[.Y$3];[.$C345:.$R345])" office:value-type="float" office:value="208">
            <text:p>208</text:p>
          </table:table-cell>
          <table:table-cell table:formula="of:=SUMIF([.$C$3:.$R$3];[.Z$3];[.$C345:.$R345])" office:value-type="float" office:value="216">
            <text:p>216</text:p>
          </table:table-cell>
          <table:table-cell table:formula="of:=SUM([.T345:.Z345])" office:value-type="float" office:value="3398">
            <text:p>3398</text:p>
          </table:table-cell>
        </table:table-row>
        <table:table-row table:style-name="ro1">
          <table:table-cell office:value-type="string">
            <text:p>Soest</text:p>
          </table:table-cell>
          <table:table-cell office:value-type="float" office:value="4645">
            <text:p>4645</text:p>
          </table:table-cell>
          <table:table-cell office:value-type="float" office:value="271">
            <text:p>271</text:p>
          </table:table-cell>
          <table:table-cell office:value-type="float" office:value="735">
            <text:p>735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76">
            <text:p>1276</text:p>
          </table:table-cell>
          <table:table-cell office:value-type="float" office:value="1787">
            <text:p>1787</text:p>
          </table:table-cell>
          <table:table-cell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SUM([.C346:.R346])" office:value-type="float" office:value="4646">
            <text:p>4646</text:p>
          </table:table-cell>
          <table:table-cell table:formula="of:=SUMIF([.$C$3:.$R$3];[.T$3];[.$C346:.$R346])" office:value-type="float" office:value="271">
            <text:p>271</text:p>
          </table:table-cell>
          <table:table-cell table:formula="of:=SUMIF([.$C$3:.$R$3];[.U$3];[.$C346:.$R346])" office:value-type="float" office:value="735">
            <text:p>735</text:p>
          </table:table-cell>
          <table:table-cell table:formula="of:=SUMIF([.$C$3:.$R$3];[.V$3];[.$C346:.$R346])" office:value-type="float" office:value="1806">
            <text:p>1806</text:p>
          </table:table-cell>
          <table:table-cell table:formula="of:=SUMIF([.$C$3:.$R$3];[.W$3];[.$C346:.$R346])" office:value-type="float" office:value="217">
            <text:p>217</text:p>
          </table:table-cell>
          <table:table-cell table:formula="of:=SUMIF([.$C$3:.$R$3];[.X$3];[.$C346:.$R346])" office:value-type="float" office:value="1276">
            <text:p>1276</text:p>
          </table:table-cell>
          <table:table-cell table:formula="of:=SUMIF([.$C$3:.$R$3];[.Y$3];[.$C346:.$R346])" office:value-type="float" office:value="16">
            <text:p>16</text:p>
          </table:table-cell>
          <table:table-cell table:formula="of:=SUMIF([.$C$3:.$R$3];[.Z$3];[.$C346:.$R346])" office:value-type="float" office:value="154">
            <text:p>154</text:p>
          </table:table-cell>
          <table:table-cell table:formula="of:=SUM([.T346:.Z346])" office:value-type="float" office:value="4475">
            <text:p>4475</text:p>
          </table:table-cell>
        </table:table-row>
        <table:table-row table:style-name="ro1">
          <table:table-cell office:value-type="string">
            <text:p>Someren</text:p>
          </table:table-cell>
          <table:table-cell office:value-type="float" office:value="8143">
            <text:p>8143</text:p>
          </table:table-cell>
          <table:table-cell office:value-type="float" office:value="256">
            <text:p>256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543">
            <text:p>5543</text:p>
          </table:table-cell>
          <table:table-cell office:value-type="float" office:value="1672">
            <text:p>1672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formula="of:=SUM([.C347:.R347])" office:value-type="float" office:value="8141">
            <text:p>8141</text:p>
          </table:table-cell>
          <table:table-cell table:formula="of:=SUMIF([.$C$3:.$R$3];[.T$3];[.$C347:.$R347])" office:value-type="float" office:value="256">
            <text:p>256</text:p>
          </table:table-cell>
          <table:table-cell table:formula="of:=SUMIF([.$C$3:.$R$3];[.U$3];[.$C347:.$R347])" office:value-type="float" office:value="297">
            <text:p>297</text:p>
          </table:table-cell>
          <table:table-cell table:formula="of:=SUMIF([.$C$3:.$R$3];[.V$3];[.$C347:.$R347])" office:value-type="float" office:value="1791">
            <text:p>1791</text:p>
          </table:table-cell>
          <table:table-cell table:formula="of:=SUMIF([.$C$3:.$R$3];[.W$3];[.$C347:.$R347])" office:value-type="float" office:value="94">
            <text:p>94</text:p>
          </table:table-cell>
          <table:table-cell table:formula="of:=SUMIF([.$C$3:.$R$3];[.X$3];[.$C347:.$R347])" office:value-type="float" office:value="5543">
            <text:p>5543</text:p>
          </table:table-cell>
          <table:table-cell table:formula="of:=SUMIF([.$C$3:.$R$3];[.Y$3];[.$C347:.$R347])" office:value-type="float" office:value="47">
            <text:p>47</text:p>
          </table:table-cell>
          <table:table-cell table:formula="of:=SUMIF([.$C$3:.$R$3];[.Z$3];[.$C347:.$R347])" office:value-type="float" office:value="106">
            <text:p>106</text:p>
          </table:table-cell>
          <table:table-cell table:formula="of:=SUM([.T347:.Z347])" office:value-type="float" office:value="8134">
            <text:p>8134</text:p>
          </table:table-cell>
        </table:table-row>
        <table:table-row table:style-name="ro1">
          <table:table-cell office:value-type="string">
            <text:p>Son en Breugel</text:p>
          </table:table-cell>
          <table:table-cell office:value-type="float" office:value="2649">
            <text:p>2649</text:p>
          </table:table-cell>
          <table:table-cell office:value-type="float" office:value="102">
            <text:p>102</text:p>
          </table:table-cell>
          <table:table-cell office:value-type="float" office:value="375">
            <text:p>37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256">
            <text:p>1256</text:p>
          </table:table-cell>
          <table:table-cell office:value-type="float" office:value="489">
            <text:p>489</text:p>
          </table:table-cell>
          <table:table-cell office:value-type="float" office:value="56">
            <text:p>56</text:p>
          </table:table-cell>
          <table:table-cell office:value-type="string">
            <text:p><text:s/></text:p>
          </table:table-cell>
          <table:table-cell table:formula="of:=SUM([.C348:.R348])" office:value-type="float" office:value="2652">
            <text:p>2652</text:p>
          </table:table-cell>
          <table:table-cell table:formula="of:=SUMIF([.$C$3:.$R$3];[.T$3];[.$C348:.$R348])" office:value-type="float" office:value="102">
            <text:p>102</text:p>
          </table:table-cell>
          <table:table-cell table:formula="of:=SUMIF([.$C$3:.$R$3];[.U$3];[.$C348:.$R348])" office:value-type="float" office:value="375">
            <text:p>375</text:p>
          </table:table-cell>
          <table:table-cell table:formula="of:=SUMIF([.$C$3:.$R$3];[.V$3];[.$C348:.$R348])" office:value-type="float" office:value="545">
            <text:p>545</text:p>
          </table:table-cell>
          <table:table-cell table:formula="of:=SUMIF([.$C$3:.$R$3];[.W$3];[.$C348:.$R348])" office:value-type="float" office:value="101">
            <text:p>101</text:p>
          </table:table-cell>
          <table:table-cell table:formula="of:=SUMIF([.$C$3:.$R$3];[.X$3];[.$C348:.$R348])" office:value-type="float" office:value="1256">
            <text:p>1256</text:p>
          </table:table-cell>
          <table:table-cell table:formula="of:=SUMIF([.$C$3:.$R$3];[.Y$3];[.$C348:.$R348])" office:value-type="float" office:value="37">
            <text:p>37</text:p>
          </table:table-cell>
          <table:table-cell table:formula="of:=SUMIF([.$C$3:.$R$3];[.Z$3];[.$C348:.$R348])" office:value-type="float" office:value="231">
            <text:p>231</text:p>
          </table:table-cell>
          <table:table-cell table:formula="of:=SUM([.T348:.Z348])" office:value-type="float" office:value="2647">
            <text:p>2647</text:p>
          </table:table-cell>
        </table:table-row>
        <table:table-row table:style-name="ro1">
          <table:table-cell office:value-type="string">
            <text:p>Spijkenisse</text:p>
          </table:table-cell>
          <table:table-cell office:value-type="float" office:value="3023">
            <text:p>3023</text:p>
          </table:table-cell>
          <table:table-cell office:value-type="float" office:value="118">
            <text:p>118</text:p>
          </table:table-cell>
          <table:table-cell office:value-type="float" office:value="816">
            <text:p>81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float" office:value="87">
            <text:p>87</text:p>
          </table:table-cell>
          <table:table-cell office:value-type="float" office:value="190">
            <text:p>190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22">
            <text:p>922</text:p>
          </table:table-cell>
          <table:table-cell office:value-type="float" office:value="153">
            <text:p>153</text:p>
          </table:table-cell>
          <table:table-cell office:value-type="float" office:value="414">
            <text:p>414</text:p>
          </table:table-cell>
          <table:table-cell office:value-type="string">
            <text:p><text:s/></text:p>
          </table:table-cell>
          <table:table-cell table:formula="of:=SUM([.C349:.R349])" office:value-type="float" office:value="3024">
            <text:p>3024</text:p>
          </table:table-cell>
          <table:table-cell table:formula="of:=SUMIF([.$C$3:.$R$3];[.T$3];[.$C349:.$R349])" office:value-type="float" office:value="118">
            <text:p>118</text:p>
          </table:table-cell>
          <table:table-cell table:formula="of:=SUMIF([.$C$3:.$R$3];[.U$3];[.$C349:.$R349])" office:value-type="float" office:value="816">
            <text:p>816</text:p>
          </table:table-cell>
          <table:table-cell table:formula="of:=SUMIF([.$C$3:.$R$3];[.V$3];[.$C349:.$R349])" office:value-type="float" office:value="567">
            <text:p>567</text:p>
          </table:table-cell>
          <table:table-cell table:formula="of:=SUMIF([.$C$3:.$R$3];[.W$3];[.$C349:.$R349])" office:value-type="float" office:value="328">
            <text:p>328</text:p>
          </table:table-cell>
          <table:table-cell table:formula="of:=SUMIF([.$C$3:.$R$3];[.X$3];[.$C349:.$R349])" office:value-type="float" office:value="922">
            <text:p>922</text:p>
          </table:table-cell>
          <table:table-cell table:formula="of:=SUMIF([.$C$3:.$R$3];[.Y$3];[.$C349:.$R349])" office:value-type="float" office:value="87">
            <text:p>87</text:p>
          </table:table-cell>
          <table:table-cell table:formula="of:=SUMIF([.$C$3:.$R$3];[.Z$3];[.$C349:.$R349])" office:value-type="float" office:value="145">
            <text:p>145</text:p>
          </table:table-cell>
          <table:table-cell table:formula="of:=SUM([.T349:.Z349])" office:value-type="float" office:value="2983">
            <text:p>2983</text:p>
          </table:table-cell>
        </table:table-row>
        <table:table-row table:style-name="ro1">
          <table:table-cell office:value-type="string">
            <text:p>Stadskanaal</text:p>
          </table:table-cell>
          <table:table-cell office:value-type="float" office:value="11996">
            <text:p>11996</text:p>
          </table:table-cell>
          <table:table-cell office:value-type="float" office:value="357">
            <text:p>357</text:p>
          </table:table-cell>
          <table:table-cell office:value-type="float" office:value="839">
            <text:p>839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table:number-columns-repeated="2" office:value-type="float" office:value="29">
            <text:p>29</text:p>
          </table:table-cell>
          <table:table-cell office:value-type="float" office:value="9291">
            <text:p>9291</text:p>
          </table:table-cell>
          <table:table-cell office:value-type="float" office:value="740">
            <text:p>740</text:p>
          </table:table-cell>
          <table:table-cell office:value-type="float" office:value="228">
            <text:p>228</text:p>
          </table:table-cell>
          <table:table-cell office:value-type="string">
            <text:p><text:s/></text:p>
          </table:table-cell>
          <table:table-cell table:formula="of:=SUM([.C350:.R350])" office:value-type="float" office:value="11996">
            <text:p>11996</text:p>
          </table:table-cell>
          <table:table-cell table:formula="of:=SUMIF([.$C$3:.$R$3];[.T$3];[.$C350:.$R350])" office:value-type="float" office:value="357">
            <text:p>357</text:p>
          </table:table-cell>
          <table:table-cell table:formula="of:=SUMIF([.$C$3:.$R$3];[.U$3];[.$C350:.$R350])" office:value-type="float" office:value="839">
            <text:p>839</text:p>
          </table:table-cell>
          <table:table-cell table:formula="of:=SUMIF([.$C$3:.$R$3];[.V$3];[.$C350:.$R350])" office:value-type="float" office:value="968">
            <text:p>968</text:p>
          </table:table-cell>
          <table:table-cell table:formula="of:=SUMIF([.$C$3:.$R$3];[.W$3];[.$C350:.$R350])" office:value-type="float" office:value="289">
            <text:p>289</text:p>
          </table:table-cell>
          <table:table-cell table:formula="of:=SUMIF([.$C$3:.$R$3];[.X$3];[.$C350:.$R350])" office:value-type="float" office:value="9291">
            <text:p>9291</text:p>
          </table:table-cell>
          <table:table-cell table:formula="of:=SUMIF([.$C$3:.$R$3];[.Y$3];[.$C350:.$R350])" office:value-type="float" office:value="100">
            <text:p>100</text:p>
          </table:table-cell>
          <table:table-cell table:formula="of:=SUMIF([.$C$3:.$R$3];[.Z$3];[.$C350:.$R350])" office:value-type="float" office:value="145">
            <text:p>145</text:p>
          </table:table-cell>
          <table:table-cell table:formula="of:=SUM([.T350:.Z350])" office:value-type="float" office:value="11989">
            <text:p>11989</text:p>
          </table:table-cell>
        </table:table-row>
        <table:table-row table:style-name="ro1">
          <table:table-cell office:value-type="string">
            <text:p>Staphorst</text:p>
          </table:table-cell>
          <table:table-cell office:value-type="float" office:value="13570">
            <text:p>13570</text:p>
          </table:table-cell>
          <table:table-cell office:value-type="float" office:value="439">
            <text:p>439</text:p>
          </table:table-cell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10818">
            <text:p>10818</text:p>
          </table:table-cell>
          <table:table-cell office:value-type="float" office:value="1669">
            <text:p>1669</text:p>
          </table:table-cell>
          <table:table-cell office:value-type="float" office:value="146">
            <text:p>146</text:p>
          </table:table-cell>
          <table:table-cell office:value-type="string">
            <text:p><text:s/></text:p>
          </table:table-cell>
          <table:table-cell table:formula="of:=SUM([.C351:.R351])" office:value-type="float" office:value="13569">
            <text:p>13569</text:p>
          </table:table-cell>
          <table:table-cell table:formula="of:=SUMIF([.$C$3:.$R$3];[.T$3];[.$C351:.$R351])" office:value-type="float" office:value="439">
            <text:p>439</text:p>
          </table:table-cell>
          <table:table-cell table:formula="of:=SUMIF([.$C$3:.$R$3];[.U$3];[.$C351:.$R351])" office:value-type="float" office:value="190">
            <text:p>190</text:p>
          </table:table-cell>
          <table:table-cell table:formula="of:=SUMIF([.$C$3:.$R$3];[.V$3];[.$C351:.$R351])" office:value-type="float" office:value="1815">
            <text:p>1815</text:p>
          </table:table-cell>
          <table:table-cell table:formula="of:=SUMIF([.$C$3:.$R$3];[.W$3];[.$C351:.$R351])" office:value-type="float" office:value="113">
            <text:p>113</text:p>
          </table:table-cell>
          <table:table-cell table:formula="of:=SUMIF([.$C$3:.$R$3];[.X$3];[.$C351:.$R351])" office:value-type="float" office:value="10818">
            <text:p>10818</text:p>
          </table:table-cell>
          <table:table-cell table:formula="of:=SUMIF([.$C$3:.$R$3];[.Y$3];[.$C351:.$R351])" office:value-type="float" office:value="56">
            <text:p>56</text:p>
          </table:table-cell>
          <table:table-cell table:formula="of:=SUMIF([.$C$3:.$R$3];[.Z$3];[.$C351:.$R351])" office:value-type="float" office:value="118">
            <text:p>118</text:p>
          </table:table-cell>
          <table:table-cell table:formula="of:=SUM([.T351:.Z351])" office:value-type="float" office:value="13549">
            <text:p>13549</text:p>
          </table:table-cell>
        </table:table-row>
        <table:table-row table:style-name="ro1">
          <table:table-cell office:value-type="string">
            <text:p>Stede Broec</text:p>
          </table:table-cell>
          <table:table-cell office:value-type="float" office:value="1642">
            <text:p>1642</text:p>
          </table:table-cell>
          <table:table-cell office:value-type="float" office:value="62">
            <text:p>62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<text:s/></text:p>
          </table:table-cell>
          <table:table-cell table:formula="of:=SUM([.C352:.R352])" office:value-type="float" office:value="1642">
            <text:p>1642</text:p>
          </table:table-cell>
          <table:table-cell table:formula="of:=SUMIF([.$C$3:.$R$3];[.T$3];[.$C352:.$R352])" office:value-type="float" office:value="62">
            <text:p>62</text:p>
          </table:table-cell>
          <table:table-cell table:formula="of:=SUMIF([.$C$3:.$R$3];[.U$3];[.$C352:.$R352])" office:value-type="float" office:value="360">
            <text:p>360</text:p>
          </table:table-cell>
          <table:table-cell table:formula="of:=SUMIF([.$C$3:.$R$3];[.V$3];[.$C352:.$R352])" office:value-type="float" office:value="206">
            <text:p>206</text:p>
          </table:table-cell>
          <table:table-cell table:formula="of:=SUMIF([.$C$3:.$R$3];[.W$3];[.$C352:.$R352])" office:value-type="float" office:value="173">
            <text:p>173</text:p>
          </table:table-cell>
          <table:table-cell table:formula="of:=SUMIF([.$C$3:.$R$3];[.X$3];[.$C352:.$R352])" office:value-type="float" office:value="747">
            <text:p>747</text:p>
          </table:table-cell>
          <table:table-cell table:formula="of:=SUMIF([.$C$3:.$R$3];[.Y$3];[.$C352:.$R352])" office:value-type="float" office:value="43">
            <text:p>43</text:p>
          </table:table-cell>
          <table:table-cell table:formula="of:=SUMIF([.$C$3:.$R$3];[.Z$3];[.$C352:.$R352])" office:value-type="float" office:value="50">
            <text:p>50</text:p>
          </table:table-cell>
          <table:table-cell table:formula="of:=SUM([.T352:.Z352])" office:value-type="float" office:value="1641">
            <text:p>1641</text:p>
          </table:table-cell>
        </table:table-row>
        <table:table-row table:style-name="ro1">
          <table:table-cell office:value-type="string">
            <text:p>Steenbergen</text:p>
          </table:table-cell>
          <table:table-cell office:value-type="float" office:value="15879">
            <text:p>15879</text:p>
          </table:table-cell>
          <table:table-cell office:value-type="float" office:value="408">
            <text:p>408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685">
            <text:p>12685</text:p>
          </table:table-cell>
          <table:table-cell office:value-type="float" office:value="806">
            <text:p>806</text:p>
          </table:table-cell>
          <table:table-cell office:value-type="float" office:value="1221">
            <text:p>1221</text:p>
          </table:table-cell>
          <table:table-cell office:value-type="string">
            <text:p><text:s/></text:p>
          </table:table-cell>
          <table:table-cell table:formula="of:=SUM([.C353:.R353])" office:value-type="float" office:value="15879">
            <text:p>15879</text:p>
          </table:table-cell>
          <table:table-cell table:formula="of:=SUMIF([.$C$3:.$R$3];[.T$3];[.$C353:.$R353])" office:value-type="float" office:value="408">
            <text:p>408</text:p>
          </table:table-cell>
          <table:table-cell table:formula="of:=SUMIF([.$C$3:.$R$3];[.U$3];[.$C353:.$R353])" office:value-type="float" office:value="360">
            <text:p>360</text:p>
          </table:table-cell>
          <table:table-cell table:formula="of:=SUMIF([.$C$3:.$R$3];[.V$3];[.$C353:.$R353])" office:value-type="float" office:value="2027">
            <text:p>2027</text:p>
          </table:table-cell>
          <table:table-cell table:formula="of:=SUMIF([.$C$3:.$R$3];[.W$3];[.$C353:.$R353])" office:value-type="float" office:value="103">
            <text:p>103</text:p>
          </table:table-cell>
          <table:table-cell table:formula="of:=SUMIF([.$C$3:.$R$3];[.X$3];[.$C353:.$R353])" office:value-type="float" office:value="12685">
            <text:p>12685</text:p>
          </table:table-cell>
          <table:table-cell table:formula="of:=SUMIF([.$C$3:.$R$3];[.Y$3];[.$C353:.$R353])" office:value-type="float" office:value="96">
            <text:p>96</text:p>
          </table:table-cell>
          <table:table-cell table:formula="of:=SUMIF([.$C$3:.$R$3];[.Z$3];[.$C353:.$R353])" office:value-type="float" office:value="182">
            <text:p>182</text:p>
          </table:table-cell>
          <table:table-cell table:formula="of:=SUM([.T353:.Z353])" office:value-type="float" office:value="15861">
            <text:p>15861</text:p>
          </table:table-cell>
        </table:table-row>
        <table:table-row table:style-name="ro1">
          <table:table-cell office:value-type="string">
            <text:p>Steenwijkerland</text:p>
          </table:table-cell>
          <table:table-cell office:value-type="float" office:value="32169">
            <text:p>32169</text:p>
          </table:table-cell>
          <table:table-cell office:value-type="float" office:value="710">
            <text:p>710</text:p>
          </table:table-cell>
          <table:table-cell office:value-type="float" office:value="705">
            <text:p>705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259">
            <text:p>259</text:p>
          </table:table-cell>
          <table:table-cell office:value-type="float" office:value="172">
            <text:p>172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9184">
            <text:p>19184</text:p>
          </table:table-cell>
          <table:table-cell office:value-type="float" office:value="7439">
            <text:p>7439</text:p>
          </table:table-cell>
          <table:table-cell office:value-type="float" office:value="3149">
            <text:p>3149</text:p>
          </table:table-cell>
          <table:table-cell office:value-type="string">
            <text:p><text:s/></text:p>
          </table:table-cell>
          <table:table-cell table:formula="of:=SUM([.C354:.R354])" office:value-type="float" office:value="32169">
            <text:p>32169</text:p>
          </table:table-cell>
          <table:table-cell table:formula="of:=SUMIF([.$C$3:.$R$3];[.T$3];[.$C354:.$R354])" office:value-type="float" office:value="710">
            <text:p>710</text:p>
          </table:table-cell>
          <table:table-cell table:formula="of:=SUMIF([.$C$3:.$R$3];[.U$3];[.$C354:.$R354])" office:value-type="float" office:value="705">
            <text:p>705</text:p>
          </table:table-cell>
          <table:table-cell table:formula="of:=SUMIF([.$C$3:.$R$3];[.V$3];[.$C354:.$R354])" office:value-type="float" office:value="10588">
            <text:p>10588</text:p>
          </table:table-cell>
          <table:table-cell table:formula="of:=SUMIF([.$C$3:.$R$3];[.W$3];[.$C354:.$R354])" office:value-type="float" office:value="477">
            <text:p>477</text:p>
          </table:table-cell>
          <table:table-cell table:formula="of:=SUMIF([.$C$3:.$R$3];[.X$3];[.$C354:.$R354])" office:value-type="float" office:value="19184">
            <text:p>19184</text:p>
          </table:table-cell>
          <table:table-cell table:formula="of:=SUMIF([.$C$3:.$R$3];[.Y$3];[.$C354:.$R354])" office:value-type="float" office:value="172">
            <text:p>172</text:p>
          </table:table-cell>
          <table:table-cell table:formula="of:=SUMIF([.$C$3:.$R$3];[.Z$3];[.$C354:.$R354])" office:value-type="float" office:value="259">
            <text:p>259</text:p>
          </table:table-cell>
          <table:table-cell table:formula="of:=SUM([.T354:.Z354])" office:value-type="float" office:value="32095">
            <text:p>32095</text:p>
          </table:table-cell>
        </table:table-row>
        <table:table-row table:style-name="ro1">
          <table:table-cell office:value-type="string">
            <text:p>Stein (L.)</text:p>
          </table:table-cell>
          <table:table-cell office:value-type="float" office:value="2278">
            <text:p>2278</text:p>
          </table:table-cell>
          <table:table-cell office:value-type="float" office:value="112">
            <text:p>112</text:p>
          </table:table-cell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970">
            <text:p>970</text:p>
          </table:table-cell>
          <table:table-cell office:value-type="float" office:value="110">
            <text:p>110</text:p>
          </table:table-cell>
          <table:table-cell office:value-type="float" office:value="161">
            <text:p>161</text:p>
          </table:table-cell>
          <table:table-cell office:value-type="string">
            <text:p><text:s/></text:p>
          </table:table-cell>
          <table:table-cell table:formula="of:=SUM([.C355:.R355])" office:value-type="float" office:value="2276">
            <text:p>2276</text:p>
          </table:table-cell>
          <table:table-cell table:formula="of:=SUMIF([.$C$3:.$R$3];[.T$3];[.$C355:.$R355])" office:value-type="float" office:value="112">
            <text:p>112</text:p>
          </table:table-cell>
          <table:table-cell table:formula="of:=SUMIF([.$C$3:.$R$3];[.U$3];[.$C355:.$R355])" office:value-type="float" office:value="555">
            <text:p>555</text:p>
          </table:table-cell>
          <table:table-cell table:formula="of:=SUMIF([.$C$3:.$R$3];[.V$3];[.$C355:.$R355])" office:value-type="float" office:value="271">
            <text:p>271</text:p>
          </table:table-cell>
          <table:table-cell table:formula="of:=SUMIF([.$C$3:.$R$3];[.W$3];[.$C355:.$R355])" office:value-type="float" office:value="130">
            <text:p>130</text:p>
          </table:table-cell>
          <table:table-cell table:formula="of:=SUMIF([.$C$3:.$R$3];[.X$3];[.$C355:.$R355])" office:value-type="float" office:value="970">
            <text:p>970</text:p>
          </table:table-cell>
          <table:table-cell table:formula="of:=SUMIF([.$C$3:.$R$3];[.Y$3];[.$C355:.$R355])" office:value-type="float" office:value="70">
            <text:p>70</text:p>
          </table:table-cell>
          <table:table-cell table:formula="of:=SUMIF([.$C$3:.$R$3];[.Z$3];[.$C355:.$R355])" office:value-type="float" office:value="153">
            <text:p>153</text:p>
          </table:table-cell>
          <table:table-cell table:formula="of:=SUM([.T355:.Z355])" office:value-type="float" office:value="2261">
            <text:p>2261</text:p>
          </table:table-cell>
        </table:table-row>
        <table:table-row table:style-name="ro1">
          <table:table-cell office:value-type="string">
            <text:p>Strijen</text:p>
          </table:table-cell>
          <table:table-cell office:value-type="float" office:value="5772">
            <text:p>5772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389">
            <text:p>4389</text:p>
          </table:table-cell>
          <table:table-cell office:value-type="float" office:value="195">
            <text:p>195</text:p>
          </table:table-cell>
          <table:table-cell office:value-type="float" office:value="686">
            <text:p>686</text:p>
          </table:table-cell>
          <table:table-cell office:value-type="string">
            <text:p><text:s/></text:p>
          </table:table-cell>
          <table:table-cell table:formula="of:=SUM([.C356:.R356])" office:value-type="float" office:value="5774">
            <text:p>5774</text:p>
          </table:table-cell>
          <table:table-cell table:formula="of:=SUMIF([.$C$3:.$R$3];[.T$3];[.$C356:.$R356])" office:value-type="float" office:value="150">
            <text:p>150</text:p>
          </table:table-cell>
          <table:table-cell table:formula="of:=SUMIF([.$C$3:.$R$3];[.U$3];[.$C356:.$R356])" office:value-type="float" office:value="126">
            <text:p>126</text:p>
          </table:table-cell>
          <table:table-cell table:formula="of:=SUMIF([.$C$3:.$R$3];[.V$3];[.$C356:.$R356])" office:value-type="float" office:value="881">
            <text:p>881</text:p>
          </table:table-cell>
          <table:table-cell table:formula="of:=SUMIF([.$C$3:.$R$3];[.W$3];[.$C356:.$R356])" office:value-type="float" office:value="57">
            <text:p>57</text:p>
          </table:table-cell>
          <table:table-cell table:formula="of:=SUMIF([.$C$3:.$R$3];[.X$3];[.$C356:.$R356])" office:value-type="float" office:value="4389">
            <text:p>4389</text:p>
          </table:table-cell>
          <table:table-cell table:formula="of:=SUMIF([.$C$3:.$R$3];[.Y$3];[.$C356:.$R356])" office:value-type="float" office:value="124">
            <text:p>124</text:p>
          </table:table-cell>
          <table:table-cell table:formula="of:=SUMIF([.$C$3:.$R$3];[.Z$3];[.$C356:.$R356])" office:value-type="float" office:value="43">
            <text:p>43</text:p>
          </table:table-cell>
          <table:table-cell table:formula="of:=SUM([.T356:.Z356])" office:value-type="float" office:value="5770">
            <text:p>5770</text:p>
          </table:table-cell>
        </table:table-row>
        <table:table-row table:style-name="ro1">
          <table:table-cell office:value-type="string">
            <text:p>Terneuzen</text:p>
          </table:table-cell>
          <table:table-cell office:value-type="float" office:value="31778">
            <text:p>31778</text:p>
          </table:table-cell>
          <table:table-cell office:value-type="float" office:value="1127">
            <text:p>1127</text:p>
          </table:table-cell>
          <table:table-cell office:value-type="float" office:value="1063">
            <text:p>1063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998">
            <text:p>998</text:p>
          </table:table-cell>
          <table:table-cell office:value-type="float" office:value="520">
            <text:p>520</text:p>
          </table:table-cell>
          <table:table-cell office:value-type="float" office:value="105">
            <text:p>105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9866">
            <text:p>19866</text:p>
          </table:table-cell>
          <table:table-cell office:value-type="float" office:value="1008">
            <text:p>1008</text:p>
          </table:table-cell>
          <table:table-cell office:value-type="float" office:value="1031">
            <text:p>1031</text:p>
          </table:table-cell>
          <table:table-cell office:value-type="float" office:value="5679">
            <text:p>5679</text:p>
          </table:table-cell>
          <table:table-cell table:formula="of:=SUM([.C357:.R357])" office:value-type="float" office:value="31779">
            <text:p>31779</text:p>
          </table:table-cell>
          <table:table-cell table:formula="of:=SUMIF([.$C$3:.$R$3];[.T$3];[.$C357:.$R357])" office:value-type="float" office:value="1127">
            <text:p>1127</text:p>
          </table:table-cell>
          <table:table-cell table:formula="of:=SUMIF([.$C$3:.$R$3];[.U$3];[.$C357:.$R357])" office:value-type="float" office:value="1063">
            <text:p>1063</text:p>
          </table:table-cell>
          <table:table-cell table:formula="of:=SUMIF([.$C$3:.$R$3];[.V$3];[.$C357:.$R357])" office:value-type="float" office:value="7718">
            <text:p>7718</text:p>
          </table:table-cell>
          <table:table-cell table:formula="of:=SUMIF([.$C$3:.$R$3];[.W$3];[.$C357:.$R357])" office:value-type="float" office:value="422">
            <text:p>422</text:p>
          </table:table-cell>
          <table:table-cell table:formula="of:=SUMIF([.$C$3:.$R$3];[.X$3];[.$C357:.$R357])" office:value-type="float" office:value="19866">
            <text:p>19866</text:p>
          </table:table-cell>
          <table:table-cell table:formula="of:=SUMIF([.$C$3:.$R$3];[.Y$3];[.$C357:.$R357])" office:value-type="float" office:value="520">
            <text:p>520</text:p>
          </table:table-cell>
          <table:table-cell table:formula="of:=SUMIF([.$C$3:.$R$3];[.Z$3];[.$C357:.$R357])" office:value-type="float" office:value="998">
            <text:p>998</text:p>
          </table:table-cell>
          <table:table-cell table:formula="of:=SUM([.T357:.Z357])" office:value-type="float" office:value="31714">
            <text:p>31714</text:p>
          </table:table-cell>
        </table:table-row>
        <table:table-row table:style-name="ro1">
          <table:table-cell office:value-type="string">
            <text:p>Terschelling</text:p>
          </table:table-cell>
          <table:table-cell office:value-type="float" office:value="67400">
            <text:p>67400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472">
            <text:p>1472</text:p>
          </table:table-cell>
          <table:table-cell office:value-type="float" office:value="6753">
            <text:p>6753</text:p>
          </table:table-cell>
          <table:table-cell office:value-type="float" office:value="37">
            <text:p>37</text:p>
          </table:table-cell>
          <table:table-cell office:value-type="float" office:value="58747">
            <text:p>58747</text:p>
          </table:table-cell>
          <table:table-cell table:formula="of:=SUM([.C358:.R358])" office:value-type="float" office:value="67400">
            <text:p>67400</text:p>
          </table:table-cell>
          <table:table-cell table:formula="of:=SUMIF([.$C$3:.$R$3];[.T$3];[.$C358:.$R358])" office:value-type="float" office:value="81">
            <text:p>81</text:p>
          </table:table-cell>
          <table:table-cell table:formula="of:=SUMIF([.$C$3:.$R$3];[.U$3];[.$C358:.$R358])" office:value-type="float" office:value="74">
            <text:p>74</text:p>
          </table:table-cell>
          <table:table-cell table:formula="of:=SUMIF([.$C$3:.$R$3];[.V$3];[.$C358:.$R358])" office:value-type="float" office:value="65537">
            <text:p>65537</text:p>
          </table:table-cell>
          <table:table-cell table:formula="of:=SUMIF([.$C$3:.$R$3];[.W$3];[.$C358:.$R358])" office:value-type="float" office:value="192">
            <text:p>192</text:p>
          </table:table-cell>
          <table:table-cell table:formula="of:=SUMIF([.$C$3:.$R$3];[.X$3];[.$C358:.$R358])" office:value-type="float" office:value="1472">
            <text:p>1472</text:p>
          </table:table-cell>
          <table:table-cell table:formula="of:=SUMIF([.$C$3:.$R$3];[.Y$3];[.$C358:.$R358])" office:value-type="float" office:value="25">
            <text:p>25</text:p>
          </table:table-cell>
          <table:table-cell table:formula="of:=SUMIF([.$C$3:.$R$3];[.Z$3];[.$C358:.$R358])" office:value-type="float" office:value="14">
            <text:p>14</text:p>
          </table:table-cell>
          <table:table-cell table:formula="of:=SUM([.T358:.Z358])" office:value-type="float" office:value="67395">
            <text:p>67395</text:p>
          </table:table-cell>
        </table:table-row>
        <table:table-row table:style-name="ro1">
          <table:table-cell office:value-type="string">
            <text:p>Texel</text:p>
          </table:table-cell>
          <table:table-cell office:value-type="float" office:value="46328">
            <text:p>46328</text:p>
          </table:table-cell>
          <table:table-cell office:value-type="float" office:value="368">
            <text:p>368</text:p>
          </table:table-cell>
          <table:table-cell office:value-type="float" office:value="231">
            <text:p>23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08">
            <text:p>408</text:p>
          </table:table-cell>
          <table:table-cell office:value-type="float" office:value="10159">
            <text:p>10159</text:p>
          </table:table-cell>
          <table:table-cell office:value-type="float" office:value="4656">
            <text:p>4656</text:p>
          </table:table-cell>
          <table:table-cell office:value-type="float" office:value="233">
            <text:p>233</text:p>
          </table:table-cell>
          <table:table-cell office:value-type="float" office:value="29983">
            <text:p>29983</text:p>
          </table:table-cell>
          <table:table-cell table:formula="of:=SUM([.C359:.R359])" office:value-type="float" office:value="46328">
            <text:p>46328</text:p>
          </table:table-cell>
          <table:table-cell table:formula="of:=SUMIF([.$C$3:.$R$3];[.T$3];[.$C359:.$R359])" office:value-type="float" office:value="368">
            <text:p>368</text:p>
          </table:table-cell>
          <table:table-cell table:formula="of:=SUMIF([.$C$3:.$R$3];[.U$3];[.$C359:.$R359])" office:value-type="float" office:value="231">
            <text:p>231</text:p>
          </table:table-cell>
          <table:table-cell table:formula="of:=SUMIF([.$C$3:.$R$3];[.V$3];[.$C359:.$R359])" office:value-type="float" office:value="34872">
            <text:p>34872</text:p>
          </table:table-cell>
          <table:table-cell table:formula="of:=SUMIF([.$C$3:.$R$3];[.W$3];[.$C359:.$R359])" office:value-type="float" office:value="530">
            <text:p>530</text:p>
          </table:table-cell>
          <table:table-cell table:formula="of:=SUMIF([.$C$3:.$R$3];[.X$3];[.$C359:.$R359])" office:value-type="float" office:value="10159">
            <text:p>10159</text:p>
          </table:table-cell>
          <table:table-cell table:formula="of:=SUMIF([.$C$3:.$R$3];[.Y$3];[.$C359:.$R359])" office:value-type="float" office:value="70">
            <text:p>70</text:p>
          </table:table-cell>
          <table:table-cell table:formula="of:=SUMIF([.$C$3:.$R$3];[.Z$3];[.$C359:.$R359])" office:value-type="float" office:value="65">
            <text:p>65</text:p>
          </table:table-cell>
          <table:table-cell table:formula="of:=SUM([.T359:.Z359])" office:value-type="float" office:value="46295">
            <text:p>46295</text:p>
          </table:table-cell>
        </table:table-row>
        <table:table-row table:style-name="ro1">
          <table:table-cell office:value-type="string">
            <text:p>Teylingen</text:p>
          </table:table-cell>
          <table:table-cell office:value-type="float" office:value="3363">
            <text:p>3363</text:p>
          </table:table-cell>
          <table:table-cell office:value-type="float" office:value="131">
            <text:p>131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1797">
            <text:p>1797</text:p>
          </table:table-cell>
          <table:table-cell office:value-type="float" office:value="74">
            <text:p>74</text:p>
          </table:table-cell>
          <table:table-cell office:value-type="float" office:value="501">
            <text:p>501</text:p>
          </table:table-cell>
          <table:table-cell office:value-type="string">
            <text:p><text:s/></text:p>
          </table:table-cell>
          <table:table-cell table:formula="of:=SUM([.C360:.R360])" office:value-type="float" office:value="3364">
            <text:p>3364</text:p>
          </table:table-cell>
          <table:table-cell table:formula="of:=SUMIF([.$C$3:.$R$3];[.T$3];[.$C360:.$R360])" office:value-type="float" office:value="131">
            <text:p>131</text:p>
          </table:table-cell>
          <table:table-cell table:formula="of:=SUMIF([.$C$3:.$R$3];[.U$3];[.$C360:.$R360])" office:value-type="float" office:value="437">
            <text:p>437</text:p>
          </table:table-cell>
          <table:table-cell table:formula="of:=SUMIF([.$C$3:.$R$3];[.V$3];[.$C360:.$R360])" office:value-type="float" office:value="575">
            <text:p>575</text:p>
          </table:table-cell>
          <table:table-cell table:formula="of:=SUMIF([.$C$3:.$R$3];[.W$3];[.$C360:.$R360])" office:value-type="float" office:value="228">
            <text:p>228</text:p>
          </table:table-cell>
          <table:table-cell table:formula="of:=SUMIF([.$C$3:.$R$3];[.X$3];[.$C360:.$R360])" office:value-type="float" office:value="1797">
            <text:p>1797</text:p>
          </table:table-cell>
          <table:table-cell table:formula="of:=SUMIF([.$C$3:.$R$3];[.Y$3];[.$C360:.$R360])" office:value-type="float" office:value="32">
            <text:p>32</text:p>
          </table:table-cell>
          <table:table-cell table:formula="of:=SUMIF([.$C$3:.$R$3];[.Z$3];[.$C360:.$R360])" office:value-type="float" office:value="151">
            <text:p>151</text:p>
          </table:table-cell>
          <table:table-cell table:formula="of:=SUM([.T360:.Z360])" office:value-type="float" office:value="3351">
            <text:p>3351</text:p>
          </table:table-cell>
        </table:table-row>
        <table:table-row table:style-name="ro1">
          <table:table-cell office:value-type="string">
            <text:p>Tholen</text:p>
          </table:table-cell>
          <table:table-cell office:value-type="float" office:value="25441">
            <text:p>25441</text:p>
          </table:table-cell>
          <table:table-cell office:value-type="float" office:value="618">
            <text:p>618</text:p>
          </table:table-cell>
          <table:table-cell office:value-type="float" office:value="364">
            <text:p>36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12137">
            <text:p>12137</text:p>
          </table:table-cell>
          <table:table-cell office:value-type="float" office:value="1061">
            <text:p>1061</text:p>
          </table:table-cell>
          <table:table-cell office:value-type="float" office:value="1555">
            <text:p>1555</text:p>
          </table:table-cell>
          <table:table-cell office:value-type="float" office:value="9175">
            <text:p>9175</text:p>
          </table:table-cell>
          <table:table-cell table:formula="of:=SUM([.C361:.R361])" office:value-type="float" office:value="25441">
            <text:p>25441</text:p>
          </table:table-cell>
          <table:table-cell table:formula="of:=SUMIF([.$C$3:.$R$3];[.T$3];[.$C361:.$R361])" office:value-type="float" office:value="618">
            <text:p>618</text:p>
          </table:table-cell>
          <table:table-cell table:formula="of:=SUMIF([.$C$3:.$R$3];[.U$3];[.$C361:.$R361])" office:value-type="float" office:value="364">
            <text:p>364</text:p>
          </table:table-cell>
          <table:table-cell table:formula="of:=SUMIF([.$C$3:.$R$3];[.V$3];[.$C361:.$R361])" office:value-type="float" office:value="11791">
            <text:p>11791</text:p>
          </table:table-cell>
          <table:table-cell table:formula="of:=SUMIF([.$C$3:.$R$3];[.W$3];[.$C361:.$R361])" office:value-type="float" office:value="162">
            <text:p>162</text:p>
          </table:table-cell>
          <table:table-cell table:formula="of:=SUMIF([.$C$3:.$R$3];[.X$3];[.$C361:.$R361])" office:value-type="float" office:value="12137">
            <text:p>12137</text:p>
          </table:table-cell>
          <table:table-cell table:formula="of:=SUMIF([.$C$3:.$R$3];[.Y$3];[.$C361:.$R361])" office:value-type="float" office:value="225">
            <text:p>225</text:p>
          </table:table-cell>
          <table:table-cell table:formula="of:=SUMIF([.$C$3:.$R$3];[.Z$3];[.$C361:.$R361])" office:value-type="float" office:value="132">
            <text:p>132</text:p>
          </table:table-cell>
          <table:table-cell table:formula="of:=SUM([.T361:.Z361])" office:value-type="float" office:value="25429">
            <text:p>25429</text:p>
          </table:table-cell>
        </table:table-row>
        <table:table-row table:style-name="ro1">
          <table:table-cell office:value-type="string">
            <text:p>Tiel</text:p>
          </table:table-cell>
          <table:table-cell office:value-type="float" office:value="3484">
            <text:p>3484</text:p>
          </table:table-cell>
          <table:table-cell office:value-type="float" office:value="232">
            <text:p>232</text:p>
          </table:table-cell>
          <table:table-cell office:value-type="float" office:value="556">
            <text:p>556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85">
            <text:p>285</text:p>
          </table:table-cell>
          <table:table-cell office:value-type="float" office:value="189">
            <text:p>189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1708">
            <text:p>1708</text:p>
          </table:table-cell>
          <table:table-cell office:value-type="float" office:value="18">
            <text:p>18</text:p>
          </table:table-cell>
          <table:table-cell office:value-type="float" office:value="258">
            <text:p>258</text:p>
          </table:table-cell>
          <table:table-cell office:value-type="string">
            <text:p><text:s/></text:p>
          </table:table-cell>
          <table:table-cell table:formula="of:=SUM([.C362:.R362])" office:value-type="float" office:value="3484">
            <text:p>3484</text:p>
          </table:table-cell>
          <table:table-cell table:formula="of:=SUMIF([.$C$3:.$R$3];[.T$3];[.$C362:.$R362])" office:value-type="float" office:value="232">
            <text:p>232</text:p>
          </table:table-cell>
          <table:table-cell table:formula="of:=SUMIF([.$C$3:.$R$3];[.U$3];[.$C362:.$R362])" office:value-type="float" office:value="556">
            <text:p>556</text:p>
          </table:table-cell>
          <table:table-cell table:formula="of:=SUMIF([.$C$3:.$R$3];[.V$3];[.$C362:.$R362])" office:value-type="float" office:value="276">
            <text:p>276</text:p>
          </table:table-cell>
          <table:table-cell table:formula="of:=SUMIF([.$C$3:.$R$3];[.W$3];[.$C362:.$R362])" office:value-type="float" office:value="217">
            <text:p>217</text:p>
          </table:table-cell>
          <table:table-cell table:formula="of:=SUMIF([.$C$3:.$R$3];[.X$3];[.$C362:.$R362])" office:value-type="float" office:value="1708">
            <text:p>1708</text:p>
          </table:table-cell>
          <table:table-cell table:formula="of:=SUMIF([.$C$3:.$R$3];[.Y$3];[.$C362:.$R362])" office:value-type="float" office:value="189">
            <text:p>189</text:p>
          </table:table-cell>
          <table:table-cell table:formula="of:=SUMIF([.$C$3:.$R$3];[.Z$3];[.$C362:.$R362])" office:value-type="float" office:value="285">
            <text:p>285</text:p>
          </table:table-cell>
          <table:table-cell table:formula="of:=SUM([.T362:.Z362])" office:value-type="float" office:value="3463">
            <text:p>3463</text:p>
          </table:table-cell>
        </table:table-row>
        <table:table-row table:style-name="ro1">
          <table:table-cell office:value-type="string">
            <text:p>Tilburg</text:p>
          </table:table-cell>
          <table:table-cell office:value-type="float" office:value="11915">
            <text:p>11915</text:p>
          </table:table-cell>
          <table:table-cell office:value-type="float" office:value="624">
            <text:p>624</text:p>
          </table:table-cell>
          <table:table-cell office:value-type="float" office:value="2453">
            <text:p>2453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263">
            <text:p>263</text:p>
          </table:table-cell>
          <table:table-cell office:value-type="float" office:value="998">
            <text:p>998</text:p>
          </table:table-cell>
          <table:table-cell office:value-type="float" office:value="510">
            <text:p>510</text:p>
          </table:table-cell>
          <table:table-cell office:value-type="float" office:value="349">
            <text:p>349</text:p>
          </table:table-cell>
          <table:table-cell office:value-type="float" office:value="338">
            <text:p>338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4092">
            <text:p>4092</text:p>
          </table:table-cell>
          <table:table-cell office:value-type="float" office:value="1830">
            <text:p>1830</text:p>
          </table:table-cell>
          <table:table-cell office:value-type="float" office:value="188">
            <text:p>188</text:p>
          </table:table-cell>
          <table:table-cell office:value-type="string">
            <text:p><text:s/></text:p>
          </table:table-cell>
          <table:table-cell table:formula="of:=SUM([.C363:.R363])" office:value-type="float" office:value="11913">
            <text:p>11913</text:p>
          </table:table-cell>
          <table:table-cell table:formula="of:=SUMIF([.$C$3:.$R$3];[.T$3];[.$C363:.$R363])" office:value-type="float" office:value="624">
            <text:p>624</text:p>
          </table:table-cell>
          <table:table-cell table:formula="of:=SUMIF([.$C$3:.$R$3];[.U$3];[.$C363:.$R363])" office:value-type="float" office:value="2453">
            <text:p>2453</text:p>
          </table:table-cell>
          <table:table-cell table:formula="of:=SUMIF([.$C$3:.$R$3];[.V$3];[.$C363:.$R363])" office:value-type="float" office:value="2018">
            <text:p>2018</text:p>
          </table:table-cell>
          <table:table-cell table:formula="of:=SUMIF([.$C$3:.$R$3];[.W$3];[.$C363:.$R363])" office:value-type="float" office:value="1105">
            <text:p>1105</text:p>
          </table:table-cell>
          <table:table-cell table:formula="of:=SUMIF([.$C$3:.$R$3];[.X$3];[.$C363:.$R363])" office:value-type="float" office:value="4092">
            <text:p>4092</text:p>
          </table:table-cell>
          <table:table-cell table:formula="of:=SUMIF([.$C$3:.$R$3];[.Y$3];[.$C363:.$R363])" office:value-type="float" office:value="510">
            <text:p>510</text:p>
          </table:table-cell>
          <table:table-cell table:formula="of:=SUMIF([.$C$3:.$R$3];[.Z$3];[.$C363:.$R363])" office:value-type="float" office:value="998">
            <text:p>998</text:p>
          </table:table-cell>
          <table:table-cell table:formula="of:=SUM([.T363:.Z363])" office:value-type="float" office:value="11800">
            <text:p>11800</text:p>
          </table:table-cell>
        </table:table-row>
        <table:table-row table:style-name="ro1">
          <table:table-cell office:value-type="string">
            <text:p>Tubbergen</text:p>
          </table:table-cell>
          <table:table-cell office:value-type="float" office:value="14740">
            <text:p>14740</text:p>
          </table:table-cell>
          <table:table-cell office:value-type="float" office:value="331">
            <text:p>331</text:p>
          </table:table-cell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2662">
            <text:p>12662</text:p>
          </table:table-cell>
          <table:table-cell office:value-type="float" office:value="1133">
            <text:p>1133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  <table:table-cell table:formula="of:=SUM([.C364:.R364])" office:value-type="float" office:value="14740">
            <text:p>14740</text:p>
          </table:table-cell>
          <table:table-cell table:formula="of:=SUMIF([.$C$3:.$R$3];[.T$3];[.$C364:.$R364])" office:value-type="float" office:value="331">
            <text:p>331</text:p>
          </table:table-cell>
          <table:table-cell table:formula="of:=SUMIF([.$C$3:.$R$3];[.U$3];[.$C364:.$R364])" office:value-type="float" office:value="269">
            <text:p>269</text:p>
          </table:table-cell>
          <table:table-cell table:formula="of:=SUMIF([.$C$3:.$R$3];[.V$3];[.$C364:.$R364])" office:value-type="float" office:value="1174">
            <text:p>1174</text:p>
          </table:table-cell>
          <table:table-cell table:formula="of:=SUMIF([.$C$3:.$R$3];[.W$3];[.$C364:.$R364])" office:value-type="float" office:value="147">
            <text:p>147</text:p>
          </table:table-cell>
          <table:table-cell table:formula="of:=SUMIF([.$C$3:.$R$3];[.X$3];[.$C364:.$R364])" office:value-type="float" office:value="12662">
            <text:p>12662</text:p>
          </table:table-cell>
          <table:table-cell table:formula="of:=SUMIF([.$C$3:.$R$3];[.Y$3];[.$C364:.$R364])" office:value-type="float" office:value="59">
            <text:p>59</text:p>
          </table:table-cell>
          <table:table-cell table:formula="of:=SUMIF([.$C$3:.$R$3];[.Z$3];[.$C364:.$R364])" office:value-type="float" office:value="96">
            <text:p>96</text:p>
          </table:table-cell>
          <table:table-cell table:formula="of:=SUM([.T364:.Z364])" office:value-type="float" office:value="14738">
            <text:p>14738</text:p>
          </table:table-cell>
        </table:table-row>
        <table:table-row table:style-name="ro1">
          <table:table-cell office:value-type="string">
            <text:p>Twenterand</text:p>
          </table:table-cell>
          <table:table-cell office:value-type="float" office:value="10817">
            <text:p>10817</text:p>
          </table:table-cell>
          <table:table-cell office:value-type="float" office:value="318">
            <text:p>318</text:p>
          </table:table-cell>
          <table:table-cell office:value-type="float" office:value="662">
            <text:p>66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9">
            <text:p>179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071">
            <text:p>8071</text:p>
          </table:table-cell>
          <table:table-cell office:value-type="float" office:value="1200">
            <text:p>1200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table:formula="of:=SUM([.C365:.R365])" office:value-type="float" office:value="10818">
            <text:p>10818</text:p>
          </table:table-cell>
          <table:table-cell table:formula="of:=SUMIF([.$C$3:.$R$3];[.T$3];[.$C365:.$R365])" office:value-type="float" office:value="318">
            <text:p>318</text:p>
          </table:table-cell>
          <table:table-cell table:formula="of:=SUMIF([.$C$3:.$R$3];[.U$3];[.$C365:.$R365])" office:value-type="float" office:value="662">
            <text:p>662</text:p>
          </table:table-cell>
          <table:table-cell table:formula="of:=SUMIF([.$C$3:.$R$3];[.V$3];[.$C365:.$R365])" office:value-type="float" office:value="1382">
            <text:p>1382</text:p>
          </table:table-cell>
          <table:table-cell table:formula="of:=SUMIF([.$C$3:.$R$3];[.W$3];[.$C365:.$R365])" office:value-type="float" office:value="141">
            <text:p>141</text:p>
          </table:table-cell>
          <table:table-cell table:formula="of:=SUMIF([.$C$3:.$R$3];[.X$3];[.$C365:.$R365])" office:value-type="float" office:value="8071">
            <text:p>8071</text:p>
          </table:table-cell>
          <table:table-cell table:formula="of:=SUMIF([.$C$3:.$R$3];[.Y$3];[.$C365:.$R365])" office:value-type="float" office:value="57">
            <text:p>57</text:p>
          </table:table-cell>
          <table:table-cell table:formula="of:=SUMIF([.$C$3:.$R$3];[.Z$3];[.$C365:.$R365])" office:value-type="float" office:value="179">
            <text:p>179</text:p>
          </table:table-cell>
          <table:table-cell table:formula="of:=SUM([.T365:.Z365])" office:value-type="float" office:value="10810">
            <text:p>10810</text:p>
          </table:table-cell>
        </table:table-row>
        <table:table-row table:style-name="ro1">
          <table:table-cell office:value-type="string">
            <text:p>Tynaarlo</text:p>
          </table:table-cell>
          <table:table-cell office:value-type="float" office:value="14765">
            <text:p>14765</text:p>
          </table:table-cell>
          <table:table-cell office:value-type="float" office:value="425">
            <text:p>425</text:p>
          </table:table-cell>
          <table:table-cell office:value-type="float" office:value="776">
            <text:p>77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134">
            <text:p>134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61">
            <text:p>161</text:p>
          </table:table-cell>
          <table:table-cell office:value-type="float" office:value="11203">
            <text:p>11203</text:p>
          </table:table-cell>
          <table:table-cell office:value-type="float" office:value="1258">
            <text:p>1258</text:p>
          </table:table-cell>
          <table:table-cell office:value-type="float" office:value="418">
            <text:p>418</text:p>
          </table:table-cell>
          <table:table-cell office:value-type="string">
            <text:p><text:s/></text:p>
          </table:table-cell>
          <table:table-cell table:formula="of:=SUM([.C366:.R366])" office:value-type="float" office:value="14765">
            <text:p>14765</text:p>
          </table:table-cell>
          <table:table-cell table:formula="of:=SUMIF([.$C$3:.$R$3];[.T$3];[.$C366:.$R366])" office:value-type="float" office:value="425">
            <text:p>425</text:p>
          </table:table-cell>
          <table:table-cell table:formula="of:=SUMIF([.$C$3:.$R$3];[.U$3];[.$C366:.$R366])" office:value-type="float" office:value="776">
            <text:p>776</text:p>
          </table:table-cell>
          <table:table-cell table:formula="of:=SUMIF([.$C$3:.$R$3];[.V$3];[.$C366:.$R366])" office:value-type="float" office:value="1676">
            <text:p>1676</text:p>
          </table:table-cell>
          <table:table-cell table:formula="of:=SUMIF([.$C$3:.$R$3];[.W$3];[.$C366:.$R366])" office:value-type="float" office:value="406">
            <text:p>406</text:p>
          </table:table-cell>
          <table:table-cell table:formula="of:=SUMIF([.$C$3:.$R$3];[.X$3];[.$C366:.$R366])" office:value-type="float" office:value="11203">
            <text:p>11203</text:p>
          </table:table-cell>
          <table:table-cell table:formula="of:=SUMIF([.$C$3:.$R$3];[.Y$3];[.$C366:.$R366])" office:value-type="float" office:value="87">
            <text:p>87</text:p>
          </table:table-cell>
          <table:table-cell table:formula="of:=SUMIF([.$C$3:.$R$3];[.Z$3];[.$C366:.$R366])" office:value-type="float" office:value="134">
            <text:p>134</text:p>
          </table:table-cell>
          <table:table-cell table:formula="of:=SUM([.T366:.Z366])" office:value-type="float" office:value="14707">
            <text:p>14707</text:p>
          </table:table-cell>
        </table:table-row>
        <table:table-row table:style-name="ro1">
          <table:table-cell office:value-type="string">
            <text:p>Tytsjerksteradiel</text:p>
          </table:table-cell>
          <table:table-cell office:value-type="float" office:value="16142">
            <text:p>16142</text:p>
          </table:table-cell>
          <table:table-cell office:value-type="float" office:value="375">
            <text:p>375</text:p>
          </table:table-cell>
          <table:table-cell office:value-type="float" office:value="647">
            <text:p>647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12429">
            <text:p>12429</text:p>
          </table:table-cell>
          <table:table-cell office:value-type="float" office:value="839">
            <text:p>839</text:p>
          </table:table-cell>
          <table:table-cell office:value-type="float" office:value="1195">
            <text:p>1195</text:p>
          </table:table-cell>
          <table:table-cell office:value-type="string">
            <text:p><text:s/></text:p>
          </table:table-cell>
          <table:table-cell table:formula="of:=SUM([.C367:.R367])" office:value-type="float" office:value="16141">
            <text:p>16141</text:p>
          </table:table-cell>
          <table:table-cell table:formula="of:=SUMIF([.$C$3:.$R$3];[.T$3];[.$C367:.$R367])" office:value-type="float" office:value="375">
            <text:p>375</text:p>
          </table:table-cell>
          <table:table-cell table:formula="of:=SUMIF([.$C$3:.$R$3];[.U$3];[.$C367:.$R367])" office:value-type="float" office:value="647">
            <text:p>647</text:p>
          </table:table-cell>
          <table:table-cell table:formula="of:=SUMIF([.$C$3:.$R$3];[.V$3];[.$C367:.$R367])" office:value-type="float" office:value="2034">
            <text:p>2034</text:p>
          </table:table-cell>
          <table:table-cell table:formula="of:=SUMIF([.$C$3:.$R$3];[.W$3];[.$C367:.$R367])" office:value-type="float" office:value="324">
            <text:p>324</text:p>
          </table:table-cell>
          <table:table-cell table:formula="of:=SUMIF([.$C$3:.$R$3];[.X$3];[.$C367:.$R367])" office:value-type="float" office:value="12429">
            <text:p>12429</text:p>
          </table:table-cell>
          <table:table-cell table:formula="of:=SUMIF([.$C$3:.$R$3];[.Y$3];[.$C367:.$R367])" office:value-type="float" office:value="134">
            <text:p>134</text:p>
          </table:table-cell>
          <table:table-cell table:formula="of:=SUMIF([.$C$3:.$R$3];[.Z$3];[.$C367:.$R367])" office:value-type="float" office:value="146">
            <text:p>146</text:p>
          </table:table-cell>
          <table:table-cell table:formula="of:=SUM([.T367:.Z367])" office:value-type="float" office:value="16089">
            <text:p>16089</text:p>
          </table:table-cell>
        </table:table-row>
        <table:table-row table:style-name="ro1">
          <table:table-cell office:value-type="string">
            <text:p>Ubbergen</text:p>
          </table:table-cell>
          <table:table-cell office:value-type="float" office:value="3880">
            <text:p>3880</text:p>
          </table:table-cell>
          <table:table-cell office:value-type="float" office:value="116">
            <text:p>11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2406">
            <text:p>2406</text:p>
          </table:table-cell>
          <table:table-cell office:value-type="float" office:value="519">
            <text:p>519</text:p>
          </table:table-cell>
          <table:table-cell office:value-type="float" office:value="502">
            <text:p>502</text:p>
          </table:table-cell>
          <table:table-cell office:value-type="string">
            <text:p><text:s/></text:p>
          </table:table-cell>
          <table:table-cell table:formula="of:=SUM([.C368:.R368])" office:value-type="float" office:value="3881">
            <text:p>3881</text:p>
          </table:table-cell>
          <table:table-cell table:formula="of:=SUMIF([.$C$3:.$R$3];[.T$3];[.$C368:.$R368])" office:value-type="float" office:value="116">
            <text:p>116</text:p>
          </table:table-cell>
          <table:table-cell table:formula="of:=SUMIF([.$C$3:.$R$3];[.U$3];[.$C368:.$R368])" office:value-type="float" office:value="164">
            <text:p>164</text:p>
          </table:table-cell>
          <table:table-cell table:formula="of:=SUMIF([.$C$3:.$R$3];[.V$3];[.$C368:.$R368])" office:value-type="float" office:value="1021">
            <text:p>1021</text:p>
          </table:table-cell>
          <table:table-cell table:formula="of:=SUMIF([.$C$3:.$R$3];[.W$3];[.$C368:.$R368])" office:value-type="float" office:value="76">
            <text:p>76</text:p>
          </table:table-cell>
          <table:table-cell table:formula="of:=SUMIF([.$C$3:.$R$3];[.X$3];[.$C368:.$R368])" office:value-type="float" office:value="2406">
            <text:p>2406</text:p>
          </table:table-cell>
          <table:table-cell table:formula="of:=SUMIF([.$C$3:.$R$3];[.Y$3];[.$C368:.$R368])" office:value-type="float" office:value="33">
            <text:p>33</text:p>
          </table:table-cell>
          <table:table-cell table:formula="of:=SUMIF([.$C$3:.$R$3];[.Z$3];[.$C368:.$R368])" office:value-type="float" office:value="64">
            <text:p>64</text:p>
          </table:table-cell>
          <table:table-cell table:formula="of:=SUM([.T368:.Z368])" office:value-type="float" office:value="3880">
            <text:p>3880</text:p>
          </table:table-cell>
        </table:table-row>
        <table:table-row table:style-name="ro1">
          <table:table-cell office:value-type="string">
            <text:p>Uden</text:p>
          </table:table-cell>
          <table:table-cell office:value-type="float" office:value="6759">
            <text:p>6759</text:p>
          </table:table-cell>
          <table:table-cell office:value-type="float" office:value="403">
            <text:p>403</text:p>
          </table:table-cell>
          <table:table-cell office:value-type="float" office:value="670">
            <text:p>67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47">
            <text:p>247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226">
            <text:p>4226</text:p>
          </table:table-cell>
          <table:table-cell office:value-type="float" office:value="799">
            <text:p>799</text:p>
          </table:table-cell>
          <table:table-cell office:value-type="float" office:value="48">
            <text:p>48</text:p>
          </table:table-cell>
          <table:table-cell office:value-type="string">
            <text:p><text:s/></text:p>
          </table:table-cell>
          <table:table-cell table:formula="of:=SUM([.C369:.R369])" office:value-type="float" office:value="6759">
            <text:p>6759</text:p>
          </table:table-cell>
          <table:table-cell table:formula="of:=SUMIF([.$C$3:.$R$3];[.T$3];[.$C369:.$R369])" office:value-type="float" office:value="403">
            <text:p>403</text:p>
          </table:table-cell>
          <table:table-cell table:formula="of:=SUMIF([.$C$3:.$R$3];[.U$3];[.$C369:.$R369])" office:value-type="float" office:value="670">
            <text:p>670</text:p>
          </table:table-cell>
          <table:table-cell table:formula="of:=SUMIF([.$C$3:.$R$3];[.V$3];[.$C369:.$R369])" office:value-type="float" office:value="847">
            <text:p>847</text:p>
          </table:table-cell>
          <table:table-cell table:formula="of:=SUMIF([.$C$3:.$R$3];[.W$3];[.$C369:.$R369])" office:value-type="float" office:value="254">
            <text:p>254</text:p>
          </table:table-cell>
          <table:table-cell table:formula="of:=SUMIF([.$C$3:.$R$3];[.X$3];[.$C369:.$R369])" office:value-type="float" office:value="4226">
            <text:p>4226</text:p>
          </table:table-cell>
          <table:table-cell table:formula="of:=SUMIF([.$C$3:.$R$3];[.Y$3];[.$C369:.$R369])" office:value-type="float" office:value="107">
            <text:p>107</text:p>
          </table:table-cell>
          <table:table-cell table:formula="of:=SUMIF([.$C$3:.$R$3];[.Z$3];[.$C369:.$R369])" office:value-type="float" office:value="247">
            <text:p>247</text:p>
          </table:table-cell>
          <table:table-cell table:formula="of:=SUM([.T369:.Z369])" office:value-type="float" office:value="6754">
            <text:p>6754</text:p>
          </table:table-cell>
        </table:table-row>
        <table:table-row table:style-name="ro1">
          <table:table-cell office:value-type="string">
            <text:p>Uitgeest</text:p>
          </table:table-cell>
          <table:table-cell office:value-type="float" office:value="2231">
            <text:p>2231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1487">
            <text:p>1487</text:p>
          </table:table-cell>
          <table:table-cell office:value-type="float" office:value="40">
            <text:p>40</text:p>
          </table:table-cell>
          <table:table-cell office:value-type="float" office:value="313">
            <text:p>313</text:p>
          </table:table-cell>
          <table:table-cell office:value-type="string">
            <text:p><text:s/></text:p>
          </table:table-cell>
          <table:table-cell table:formula="of:=SUM([.C370:.R370])" office:value-type="float" office:value="2230">
            <text:p>2230</text:p>
          </table:table-cell>
          <table:table-cell table:formula="of:=SUMIF([.$C$3:.$R$3];[.T$3];[.$C370:.$R370])" office:value-type="float" office:value="96">
            <text:p>96</text:p>
          </table:table-cell>
          <table:table-cell table:formula="of:=SUMIF([.$C$3:.$R$3];[.U$3];[.$C370:.$R370])" office:value-type="float" office:value="170">
            <text:p>170</text:p>
          </table:table-cell>
          <table:table-cell table:formula="of:=SUMIF([.$C$3:.$R$3];[.V$3];[.$C370:.$R370])" office:value-type="float" office:value="353">
            <text:p>353</text:p>
          </table:table-cell>
          <table:table-cell table:formula="of:=SUMIF([.$C$3:.$R$3];[.W$3];[.$C370:.$R370])" office:value-type="float" office:value="56">
            <text:p>56</text:p>
          </table:table-cell>
          <table:table-cell table:formula="of:=SUMIF([.$C$3:.$R$3];[.X$3];[.$C370:.$R370])" office:value-type="float" office:value="1487">
            <text:p>1487</text:p>
          </table:table-cell>
          <table:table-cell table:formula="of:=SUMIF([.$C$3:.$R$3];[.Y$3];[.$C370:.$R370])" office:value-type="float" office:value="15">
            <text:p>15</text:p>
          </table:table-cell>
          <table:table-cell table:formula="of:=SUMIF([.$C$3:.$R$3];[.Z$3];[.$C370:.$R370])" office:value-type="float" office:value="41">
            <text:p>41</text:p>
          </table:table-cell>
          <table:table-cell table:formula="of:=SUM([.T370:.Z370])" office:value-type="float" office:value="2218">
            <text:p>2218</text:p>
          </table:table-cell>
        </table:table-row>
        <table:table-row table:style-name="ro1">
          <table:table-cell office:value-type="string">
            <text:p>Uithoorn</text:p>
          </table:table-cell>
          <table:table-cell office:value-type="float" office:value="1949">
            <text:p>1949</text:p>
          </table:table-cell>
          <table:table-cell office:value-type="float" office:value="76">
            <text:p>76</text:p>
          </table:table-cell>
          <table:table-cell office:value-type="float" office:value="347">
            <text:p>34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1052">
            <text:p>1052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table:formula="of:=SUM([.C371:.R371])" office:value-type="float" office:value="1948">
            <text:p>1948</text:p>
          </table:table-cell>
          <table:table-cell table:formula="of:=SUMIF([.$C$3:.$R$3];[.T$3];[.$C371:.$R371])" office:value-type="float" office:value="76">
            <text:p>76</text:p>
          </table:table-cell>
          <table:table-cell table:formula="of:=SUMIF([.$C$3:.$R$3];[.U$3];[.$C371:.$R371])" office:value-type="float" office:value="347">
            <text:p>347</text:p>
          </table:table-cell>
          <table:table-cell table:formula="of:=SUMIF([.$C$3:.$R$3];[.V$3];[.$C371:.$R371])" office:value-type="float" office:value="138">
            <text:p>138</text:p>
          </table:table-cell>
          <table:table-cell table:formula="of:=SUMIF([.$C$3:.$R$3];[.W$3];[.$C371:.$R371])" office:value-type="float" office:value="104">
            <text:p>104</text:p>
          </table:table-cell>
          <table:table-cell table:formula="of:=SUMIF([.$C$3:.$R$3];[.X$3];[.$C371:.$R371])" office:value-type="float" office:value="1052">
            <text:p>1052</text:p>
          </table:table-cell>
          <table:table-cell table:formula="of:=SUMIF([.$C$3:.$R$3];[.Y$3];[.$C371:.$R371])" office:value-type="float" office:value="65">
            <text:p>65</text:p>
          </table:table-cell>
          <table:table-cell table:formula="of:=SUMIF([.$C$3:.$R$3];[.Z$3];[.$C371:.$R371])" office:value-type="float" office:value="154">
            <text:p>154</text:p>
          </table:table-cell>
          <table:table-cell table:formula="of:=SUM([.T371:.Z371])" office:value-type="float" office:value="1936">
            <text:p>1936</text:p>
          </table:table-cell>
        </table:table-row>
        <table:table-row table:style-name="ro1">
          <table:table-cell office:value-type="string">
            <text:p>Urk</text:p>
          </table:table-cell>
          <table:table-cell office:value-type="float" office:value="10990">
            <text:p>10990</text:p>
          </table:table-cell>
          <table:table-cell office:value-type="float" office:value="31">
            <text:p>31</text:p>
          </table:table-cell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440">
            <text:p>440</text:p>
          </table:table-cell>
          <table:table-cell office:value-type="float" office:value="208">
            <text:p>208</text:p>
          </table:table-cell>
          <table:table-cell office:value-type="float" office:value="9837">
            <text:p>9837</text:p>
          </table:table-cell>
          <table:table-cell office:value-type="string">
            <text:p><text:s/></text:p>
          </table:table-cell>
          <table:table-cell table:formula="of:=SUM([.C372:.R372])" office:value-type="float" office:value="10990">
            <text:p>10990</text:p>
          </table:table-cell>
          <table:table-cell table:formula="of:=SUMIF([.$C$3:.$R$3];[.T$3];[.$C372:.$R372])" office:value-type="float" office:value="31">
            <text:p>31</text:p>
          </table:table-cell>
          <table:table-cell table:formula="of:=SUMIF([.$C$3:.$R$3];[.U$3];[.$C372:.$R372])" office:value-type="float" office:value="198">
            <text:p>198</text:p>
          </table:table-cell>
          <table:table-cell table:formula="of:=SUMIF([.$C$3:.$R$3];[.V$3];[.$C372:.$R372])" office:value-type="float" office:value="10045">
            <text:p>10045</text:p>
          </table:table-cell>
          <table:table-cell table:formula="of:=SUMIF([.$C$3:.$R$3];[.W$3];[.$C372:.$R372])" office:value-type="float" office:value="92">
            <text:p>92</text:p>
          </table:table-cell>
          <table:table-cell table:formula="of:=SUMIF([.$C$3:.$R$3];[.X$3];[.$C372:.$R372])" office:value-type="float" office:value="440">
            <text:p>440</text:p>
          </table:table-cell>
          <table:table-cell table:formula="of:=SUMIF([.$C$3:.$R$3];[.Y$3];[.$C372:.$R372])" office:value-type="float" office:value="58">
            <text:p>58</text:p>
          </table:table-cell>
          <table:table-cell table:formula="of:=SUMIF([.$C$3:.$R$3];[.Z$3];[.$C372:.$R372])" office:value-type="float" office:value="123">
            <text:p>123</text:p>
          </table:table-cell>
          <table:table-cell table:formula="of:=SUM([.T372:.Z372])" office:value-type="float" office:value="10987">
            <text:p>10987</text:p>
          </table:table-cell>
        </table:table-row>
        <table:table-row table:style-name="ro1">
          <table:table-cell office:value-type="string">
            <text:p>Utrecht (gemeente)</text:p>
          </table:table-cell>
          <table:table-cell office:value-type="float" office:value="9932">
            <text:p>9932</text:p>
          </table:table-cell>
          <table:table-cell office:value-type="float" office:value="936">
            <text:p>936</text:p>
          </table:table-cell>
          <table:table-cell office:value-type="float" office:value="2400">
            <text:p>2400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  <table:table-cell office:value-type="float" office:value="317">
            <text:p>317</text:p>
          </table:table-cell>
          <table:table-cell office:value-type="float" office:value="932">
            <text:p>932</text:p>
          </table:table-cell>
          <table:table-cell office:value-type="float" office:value="688">
            <text:p>688</text:p>
          </table:table-cell>
          <table:table-cell office:value-type="float" office:value="487">
            <text:p>487</text:p>
          </table:table-cell>
          <table:table-cell office:value-type="float" office:value="429">
            <text:p>42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666">
            <text:p>2666</text:p>
          </table:table-cell>
          <table:table-cell office:value-type="float" office:value="171">
            <text:p>171</text:p>
          </table:table-cell>
          <table:table-cell office:value-type="float" office:value="487">
            <text:p>487</text:p>
          </table:table-cell>
          <table:table-cell office:value-type="string">
            <text:p><text:s/></text:p>
          </table:table-cell>
          <table:table-cell table:formula="of:=SUM([.C373:.R373])" office:value-type="float" office:value="9931">
            <text:p>9931</text:p>
          </table:table-cell>
          <table:table-cell table:formula="of:=SUMIF([.$C$3:.$R$3];[.T$3];[.$C373:.$R373])" office:value-type="float" office:value="936">
            <text:p>936</text:p>
          </table:table-cell>
          <table:table-cell table:formula="of:=SUMIF([.$C$3:.$R$3];[.U$3];[.$C373:.$R373])" office:value-type="float" office:value="2400">
            <text:p>2400</text:p>
          </table:table-cell>
          <table:table-cell table:formula="of:=SUMIF([.$C$3:.$R$3];[.V$3];[.$C373:.$R373])" office:value-type="float" office:value="658">
            <text:p>658</text:p>
          </table:table-cell>
          <table:table-cell table:formula="of:=SUMIF([.$C$3:.$R$3];[.W$3];[.$C373:.$R373])" office:value-type="float" office:value="1523">
            <text:p>1523</text:p>
          </table:table-cell>
          <table:table-cell table:formula="of:=SUMIF([.$C$3:.$R$3];[.X$3];[.$C373:.$R373])" office:value-type="float" office:value="2666">
            <text:p>2666</text:p>
          </table:table-cell>
          <table:table-cell table:formula="of:=SUMIF([.$C$3:.$R$3];[.Y$3];[.$C373:.$R373])" office:value-type="float" office:value="688">
            <text:p>688</text:p>
          </table:table-cell>
          <table:table-cell table:formula="of:=SUMIF([.$C$3:.$R$3];[.Z$3];[.$C373:.$R373])" office:value-type="float" office:value="932">
            <text:p>932</text:p>
          </table:table-cell>
          <table:table-cell table:formula="of:=SUM([.T373:.Z373])" office:value-type="float" office:value="9803">
            <text:p>9803</text:p>
          </table:table-cell>
        </table:table-row>
        <table:table-row table:style-name="ro1">
          <table:table-cell office:value-type="string">
            <text:p>Utrechtse Heuvelrug</text:p>
          </table:table-cell>
          <table:table-cell office:value-type="float" office:value="13410">
            <text:p>13410</text:p>
          </table:table-cell>
          <table:table-cell office:value-type="float" office:value="345">
            <text:p>345</text:p>
          </table:table-cell>
          <table:table-cell office:value-type="float" office:value="916">
            <text:p>916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79">
            <text:p>279</text:p>
          </table:table-cell>
          <table:table-cell office:value-type="float" office:value="4951">
            <text:p>4951</text:p>
          </table:table-cell>
          <table:table-cell office:value-type="float" office:value="6070">
            <text:p>6070</text:p>
          </table:table-cell>
          <table:table-cell office:value-type="float" office:value="194">
            <text:p>194</text:p>
          </table:table-cell>
          <table:table-cell office:value-type="string">
            <text:p><text:s/></text:p>
          </table:table-cell>
          <table:table-cell table:formula="of:=SUM([.C374:.R374])" office:value-type="float" office:value="13409">
            <text:p>13409</text:p>
          </table:table-cell>
          <table:table-cell table:formula="of:=SUMIF([.$C$3:.$R$3];[.T$3];[.$C374:.$R374])" office:value-type="float" office:value="345">
            <text:p>345</text:p>
          </table:table-cell>
          <table:table-cell table:formula="of:=SUMIF([.$C$3:.$R$3];[.U$3];[.$C374:.$R374])" office:value-type="float" office:value="916">
            <text:p>916</text:p>
          </table:table-cell>
          <table:table-cell table:formula="of:=SUMIF([.$C$3:.$R$3];[.V$3];[.$C374:.$R374])" office:value-type="float" office:value="6264">
            <text:p>6264</text:p>
          </table:table-cell>
          <table:table-cell table:formula="of:=SUMIF([.$C$3:.$R$3];[.W$3];[.$C374:.$R374])" office:value-type="float" office:value="773">
            <text:p>773</text:p>
          </table:table-cell>
          <table:table-cell table:formula="of:=SUMIF([.$C$3:.$R$3];[.X$3];[.$C374:.$R374])" office:value-type="float" office:value="4951">
            <text:p>4951</text:p>
          </table:table-cell>
          <table:table-cell table:formula="of:=SUMIF([.$C$3:.$R$3];[.Y$3];[.$C374:.$R374])" office:value-type="float" office:value="42">
            <text:p>42</text:p>
          </table:table-cell>
          <table:table-cell table:formula="of:=SUMIF([.$C$3:.$R$3];[.Z$3];[.$C374:.$R374])" office:value-type="float" office:value="57">
            <text:p>57</text:p>
          </table:table-cell>
          <table:table-cell table:formula="of:=SUM([.T374:.Z374])" office:value-type="float" office:value="13348">
            <text:p>13348</text:p>
          </table:table-cell>
        </table:table-row>
        <table:table-row table:style-name="ro1">
          <table:table-cell office:value-type="string">
            <text:p>Vaals</text:p>
          </table:table-cell>
          <table:table-cell office:value-type="float" office:value="2390">
            <text:p>2390</text:p>
          </table:table-cell>
          <table:table-cell office:value-type="float" office:value="69">
            <text:p>69</text:p>
          </table:table-cell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58">
            <text:p>1458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SUM([.C375:.R375])" office:value-type="float" office:value="2390">
            <text:p>2390</text:p>
          </table:table-cell>
          <table:table-cell table:formula="of:=SUMIF([.$C$3:.$R$3];[.T$3];[.$C375:.$R375])" office:value-type="float" office:value="69">
            <text:p>69</text:p>
          </table:table-cell>
          <table:table-cell table:formula="of:=SUMIF([.$C$3:.$R$3];[.U$3];[.$C375:.$R375])" office:value-type="float" office:value="148">
            <text:p>148</text:p>
          </table:table-cell>
          <table:table-cell table:formula="of:=SUMIF([.$C$3:.$R$3];[.V$3];[.$C375:.$R375])" office:value-type="float" office:value="588">
            <text:p>588</text:p>
          </table:table-cell>
          <table:table-cell table:formula="of:=SUMIF([.$C$3:.$R$3];[.W$3];[.$C375:.$R375])" office:value-type="float" office:value="104">
            <text:p>104</text:p>
          </table:table-cell>
          <table:table-cell table:formula="of:=SUMIF([.$C$3:.$R$3];[.X$3];[.$C375:.$R375])" office:value-type="float" office:value="1458">
            <text:p>1458</text:p>
          </table:table-cell>
          <table:table-cell table:formula="of:=SUMIF([.$C$3:.$R$3];[.Y$3];[.$C375:.$R375])" office:value-type="float" office:value="12">
            <text:p>12</text:p>
          </table:table-cell>
          <table:table-cell table:formula="of:=SUMIF([.$C$3:.$R$3];[.Z$3];[.$C375:.$R375])" office:value-type="float" office:value="11">
            <text:p>11</text:p>
          </table:table-cell>
          <table:table-cell table:formula="of:=SUM([.T375:.Z375])" office:value-type="float" office:value="2390">
            <text:p>2390</text:p>
          </table:table-cell>
        </table:table-row>
        <table:table-row table:style-name="ro1">
          <table:table-cell office:value-type="string">
            <text:p>Valkenburg aan de Geul</text:p>
          </table:table-cell>
          <table:table-cell office:value-type="float" office:value="3691">
            <text:p>3691</text:p>
          </table:table-cell>
          <table:table-cell office:value-type="float" office:value="173">
            <text:p>173</text:p>
          </table:table-cell>
          <table:table-cell office:value-type="float" office:value="294">
            <text:p>2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2491">
            <text:p>2491</text:p>
          </table:table-cell>
          <table:table-cell office:value-type="float" office:value="478">
            <text:p>478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formula="of:=SUM([.C376:.R376])" office:value-type="float" office:value="3688">
            <text:p>3688</text:p>
          </table:table-cell>
          <table:table-cell table:formula="of:=SUMIF([.$C$3:.$R$3];[.T$3];[.$C376:.$R376])" office:value-type="float" office:value="173">
            <text:p>173</text:p>
          </table:table-cell>
          <table:table-cell table:formula="of:=SUMIF([.$C$3:.$R$3];[.U$3];[.$C376:.$R376])" office:value-type="float" office:value="294">
            <text:p>294</text:p>
          </table:table-cell>
          <table:table-cell table:formula="of:=SUMIF([.$C$3:.$R$3];[.V$3];[.$C376:.$R376])" office:value-type="float" office:value="498">
            <text:p>498</text:p>
          </table:table-cell>
          <table:table-cell table:formula="of:=SUMIF([.$C$3:.$R$3];[.W$3];[.$C376:.$R376])" office:value-type="float" office:value="172">
            <text:p>172</text:p>
          </table:table-cell>
          <table:table-cell table:formula="of:=SUMIF([.$C$3:.$R$3];[.X$3];[.$C376:.$R376])" office:value-type="float" office:value="2491">
            <text:p>2491</text:p>
          </table:table-cell>
          <table:table-cell table:formula="of:=SUMIF([.$C$3:.$R$3];[.Y$3];[.$C376:.$R376])" office:value-type="float" office:value="42">
            <text:p>42</text:p>
          </table:table-cell>
          <table:table-cell table:formula="of:=SUMIF([.$C$3:.$R$3];[.Z$3];[.$C376:.$R376])" office:value-type="float" office:value="17">
            <text:p>17</text:p>
          </table:table-cell>
          <table:table-cell table:formula="of:=SUM([.T376:.Z376])" office:value-type="float" office:value="3687">
            <text:p>3687</text:p>
          </table:table-cell>
        </table:table-row>
        <table:table-row table:style-name="ro1">
          <table:table-cell office:value-type="string">
            <text:p>Valkenswaard</text:p>
          </table:table-cell>
          <table:table-cell office:value-type="float" office:value="5644">
            <text:p>5644</text:p>
          </table:table-cell>
          <table:table-cell office:value-type="float" office:value="99">
            <text:p>99</text:p>
          </table:table-cell>
          <table:table-cell office:value-type="float" office:value="580">
            <text:p>58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528">
            <text:p>2528</text:p>
          </table:table-cell>
          <table:table-cell office:value-type="float" office:value="1877">
            <text:p>1877</text:p>
          </table:table-cell>
          <table:table-cell office:value-type="float" office:value="147">
            <text:p>147</text:p>
          </table:table-cell>
          <table:table-cell office:value-type="string">
            <text:p><text:s/></text:p>
          </table:table-cell>
          <table:table-cell table:formula="of:=SUM([.C377:.R377])" office:value-type="float" office:value="5644">
            <text:p>5644</text:p>
          </table:table-cell>
          <table:table-cell table:formula="of:=SUMIF([.$C$3:.$R$3];[.T$3];[.$C377:.$R377])" office:value-type="float" office:value="99">
            <text:p>99</text:p>
          </table:table-cell>
          <table:table-cell table:formula="of:=SUMIF([.$C$3:.$R$3];[.U$3];[.$C377:.$R377])" office:value-type="float" office:value="580">
            <text:p>580</text:p>
          </table:table-cell>
          <table:table-cell table:formula="of:=SUMIF([.$C$3:.$R$3];[.V$3];[.$C377:.$R377])" office:value-type="float" office:value="2024">
            <text:p>2024</text:p>
          </table:table-cell>
          <table:table-cell table:formula="of:=SUMIF([.$C$3:.$R$3];[.W$3];[.$C377:.$R377])" office:value-type="float" office:value="232">
            <text:p>232</text:p>
          </table:table-cell>
          <table:table-cell table:formula="of:=SUMIF([.$C$3:.$R$3];[.X$3];[.$C377:.$R377])" office:value-type="float" office:value="2528">
            <text:p>2528</text:p>
          </table:table-cell>
          <table:table-cell table:formula="of:=SUMIF([.$C$3:.$R$3];[.Y$3];[.$C377:.$R377])" office:value-type="float" office:value="16">
            <text:p>16</text:p>
          </table:table-cell>
          <table:table-cell table:formula="of:=SUMIF([.$C$3:.$R$3];[.Z$3];[.$C377:.$R377])" office:value-type="float" office:value="143">
            <text:p>143</text:p>
          </table:table-cell>
          <table:table-cell table:formula="of:=SUM([.T377:.Z377])" office:value-type="float" office:value="5622">
            <text:p>5622</text:p>
          </table:table-cell>
        </table:table-row>
        <table:table-row table:style-name="ro1">
          <table:table-cell office:value-type="string">
            <text:p>Veendam</text:p>
          </table:table-cell>
          <table:table-cell office:value-type="float" office:value="7871">
            <text:p>7871</text:p>
          </table:table-cell>
          <table:table-cell office:value-type="float" office:value="265">
            <text:p>265</text:p>
          </table:table-cell>
          <table:table-cell office:value-type="float" office:value="615">
            <text:p>615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49">
            <text:p>249</text:p>
          </table:table-cell>
          <table:table-cell office:value-type="float" office:value="188">
            <text:p>188</text:p>
          </table:table-cell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-</text:p>
          </table:table-cell>
          <table:table-cell office:value-type="float" office:value="5767">
            <text:p>5767</text:p>
          </table:table-cell>
          <table:table-cell office:value-type="float" office:value="77">
            <text:p>77</text:p>
          </table:table-cell>
          <table:table-cell office:value-type="float" office:value="261">
            <text:p>261</text:p>
          </table:table-cell>
          <table:table-cell office:value-type="string">
            <text:p><text:s/></text:p>
          </table:table-cell>
          <table:table-cell table:formula="of:=SUM([.C378:.R378])" office:value-type="float" office:value="7871">
            <text:p>7871</text:p>
          </table:table-cell>
          <table:table-cell table:formula="of:=SUMIF([.$C$3:.$R$3];[.T$3];[.$C378:.$R378])" office:value-type="float" office:value="265">
            <text:p>265</text:p>
          </table:table-cell>
          <table:table-cell table:formula="of:=SUMIF([.$C$3:.$R$3];[.U$3];[.$C378:.$R378])" office:value-type="float" office:value="615">
            <text:p>615</text:p>
          </table:table-cell>
          <table:table-cell table:formula="of:=SUMIF([.$C$3:.$R$3];[.V$3];[.$C378:.$R378])" office:value-type="float" office:value="338">
            <text:p>338</text:p>
          </table:table-cell>
          <table:table-cell table:formula="of:=SUMIF([.$C$3:.$R$3];[.W$3];[.$C378:.$R378])" office:value-type="float" office:value="409">
            <text:p>409</text:p>
          </table:table-cell>
          <table:table-cell table:formula="of:=SUMIF([.$C$3:.$R$3];[.X$3];[.$C378:.$R378])" office:value-type="float" office:value="5767">
            <text:p>5767</text:p>
          </table:table-cell>
          <table:table-cell table:formula="of:=SUMIF([.$C$3:.$R$3];[.Y$3];[.$C378:.$R378])" office:value-type="float" office:value="188">
            <text:p>188</text:p>
          </table:table-cell>
          <table:table-cell table:formula="of:=SUMIF([.$C$3:.$R$3];[.Z$3];[.$C378:.$R378])" office:value-type="float" office:value="249">
            <text:p>249</text:p>
          </table:table-cell>
          <table:table-cell table:formula="of:=SUM([.T378:.Z378])" office:value-type="float" office:value="7831">
            <text:p>7831</text:p>
          </table:table-cell>
        </table:table-row>
        <table:table-row table:style-name="ro1">
          <table:table-cell office:value-type="string">
            <text:p>Veenendaal</text:p>
          </table:table-cell>
          <table:table-cell office:value-type="float" office:value="1981">
            <text:p>1981</text:p>
          </table:table-cell>
          <table:table-cell office:value-type="float" office:value="74">
            <text:p>74</text:p>
          </table:table-cell>
          <table:table-cell office:value-type="float" office:value="745">
            <text:p>74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formula="of:=SUM([.C379:.R379])" office:value-type="float" office:value="1981">
            <text:p>1981</text:p>
          </table:table-cell>
          <table:table-cell table:formula="of:=SUMIF([.$C$3:.$R$3];[.T$3];[.$C379:.$R379])" office:value-type="float" office:value="74">
            <text:p>74</text:p>
          </table:table-cell>
          <table:table-cell table:formula="of:=SUMIF([.$C$3:.$R$3];[.U$3];[.$C379:.$R379])" office:value-type="float" office:value="745">
            <text:p>745</text:p>
          </table:table-cell>
          <table:table-cell table:formula="of:=SUMIF([.$C$3:.$R$3];[.V$3];[.$C379:.$R379])" office:value-type="float" office:value="87">
            <text:p>87</text:p>
          </table:table-cell>
          <table:table-cell table:formula="of:=SUMIF([.$C$3:.$R$3];[.W$3];[.$C379:.$R379])" office:value-type="float" office:value="191">
            <text:p>191</text:p>
          </table:table-cell>
          <table:table-cell table:formula="of:=SUMIF([.$C$3:.$R$3];[.X$3];[.$C379:.$R379])" office:value-type="float" office:value="441">
            <text:p>441</text:p>
          </table:table-cell>
          <table:table-cell table:formula="of:=SUMIF([.$C$3:.$R$3];[.Y$3];[.$C379:.$R379])" office:value-type="float" office:value="115">
            <text:p>115</text:p>
          </table:table-cell>
          <table:table-cell table:formula="of:=SUMIF([.$C$3:.$R$3];[.Z$3];[.$C379:.$R379])" office:value-type="float" office:value="311">
            <text:p>311</text:p>
          </table:table-cell>
          <table:table-cell table:formula="of:=SUM([.T379:.Z379])" office:value-type="float" office:value="1964">
            <text:p>1964</text:p>
          </table:table-cell>
        </table:table-row>
        <table:table-row table:style-name="ro1">
          <table:table-cell office:value-type="string">
            <text:p>Veere</text:p>
          </table:table-cell>
          <table:table-cell office:value-type="float" office:value="20709">
            <text:p>20709</text:p>
          </table:table-cell>
          <table:table-cell office:value-type="float" office:value="445">
            <text:p>445</text:p>
          </table:table-cell>
          <table:table-cell office:value-type="float" office:value="484">
            <text:p>48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94">
            <text:p>294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05">
            <text:p>405</text:p>
          </table:table-cell>
          <table:table-cell office:value-type="float" office:value="9877">
            <text:p>9877</text:p>
          </table:table-cell>
          <table:table-cell office:value-type="float" office:value="1549">
            <text:p>1549</text:p>
          </table:table-cell>
          <table:table-cell office:value-type="float" office:value="904">
            <text:p>904</text:p>
          </table:table-cell>
          <table:table-cell office:value-type="float" office:value="6500">
            <text:p>6500</text:p>
          </table:table-cell>
          <table:table-cell table:formula="of:=SUM([.C380:.R380])" office:value-type="float" office:value="20709">
            <text:p>20709</text:p>
          </table:table-cell>
          <table:table-cell table:formula="of:=SUMIF([.$C$3:.$R$3];[.T$3];[.$C380:.$R380])" office:value-type="float" office:value="445">
            <text:p>445</text:p>
          </table:table-cell>
          <table:table-cell table:formula="of:=SUMIF([.$C$3:.$R$3];[.U$3];[.$C380:.$R380])" office:value-type="float" office:value="484">
            <text:p>484</text:p>
          </table:table-cell>
          <table:table-cell table:formula="of:=SUMIF([.$C$3:.$R$3];[.V$3];[.$C380:.$R380])" office:value-type="float" office:value="8953">
            <text:p>8953</text:p>
          </table:table-cell>
          <table:table-cell table:formula="of:=SUMIF([.$C$3:.$R$3];[.W$3];[.$C380:.$R380])" office:value-type="float" office:value="608">
            <text:p>608</text:p>
          </table:table-cell>
          <table:table-cell table:formula="of:=SUMIF([.$C$3:.$R$3];[.X$3];[.$C380:.$R380])" office:value-type="float" office:value="9877">
            <text:p>9877</text:p>
          </table:table-cell>
          <table:table-cell table:formula="of:=SUMIF([.$C$3:.$R$3];[.Y$3];[.$C380:.$R380])" office:value-type="float" office:value="294">
            <text:p>294</text:p>
          </table:table-cell>
          <table:table-cell table:formula="of:=SUMIF([.$C$3:.$R$3];[.Z$3];[.$C380:.$R380])" office:value-type="float" office:value="38">
            <text:p>38</text:p>
          </table:table-cell>
          <table:table-cell table:formula="of:=SUM([.T380:.Z380])" office:value-type="float" office:value="20699">
            <text:p>20699</text:p>
          </table:table-cell>
        </table:table-row>
        <table:table-row table:style-name="ro1">
          <table:table-cell office:value-type="string">
            <text:p>Veghel</text:p>
          </table:table-cell>
          <table:table-cell office:value-type="float" office:value="7892">
            <text:p>7892</text:p>
          </table:table-cell>
          <table:table-cell office:value-type="float" office:value="328">
            <text:p>328</text:p>
          </table:table-cell>
          <table:table-cell office:value-type="float" office:value="606">
            <text:p>60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09">
            <text:p>409</text:p>
          </table:table-cell>
          <table:table-cell office:value-type="float" office:value="188">
            <text:p>188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5575">
            <text:p>5575</text:p>
          </table:table-cell>
          <table:table-cell office:value-type="float" office:value="523">
            <text:p>523</text:p>
          </table:table-cell>
          <table:table-cell office:value-type="float" office:value="76">
            <text:p>76</text:p>
          </table:table-cell>
          <table:table-cell office:value-type="string">
            <text:p><text:s/></text:p>
          </table:table-cell>
          <table:table-cell table:formula="of:=SUM([.C381:.R381])" office:value-type="float" office:value="7890">
            <text:p>7890</text:p>
          </table:table-cell>
          <table:table-cell table:formula="of:=SUMIF([.$C$3:.$R$3];[.T$3];[.$C381:.$R381])" office:value-type="float" office:value="328">
            <text:p>328</text:p>
          </table:table-cell>
          <table:table-cell table:formula="of:=SUMIF([.$C$3:.$R$3];[.U$3];[.$C381:.$R381])" office:value-type="float" office:value="606">
            <text:p>606</text:p>
          </table:table-cell>
          <table:table-cell table:formula="of:=SUMIF([.$C$3:.$R$3];[.V$3];[.$C381:.$R381])" office:value-type="float" office:value="599">
            <text:p>599</text:p>
          </table:table-cell>
          <table:table-cell table:formula="of:=SUMIF([.$C$3:.$R$3];[.W$3];[.$C381:.$R381])" office:value-type="float" office:value="168">
            <text:p>168</text:p>
          </table:table-cell>
          <table:table-cell table:formula="of:=SUMIF([.$C$3:.$R$3];[.X$3];[.$C381:.$R381])" office:value-type="float" office:value="5575">
            <text:p>5575</text:p>
          </table:table-cell>
          <table:table-cell table:formula="of:=SUMIF([.$C$3:.$R$3];[.Y$3];[.$C381:.$R381])" office:value-type="float" office:value="188">
            <text:p>188</text:p>
          </table:table-cell>
          <table:table-cell table:formula="of:=SUMIF([.$C$3:.$R$3];[.Z$3];[.$C381:.$R381])" office:value-type="float" office:value="409">
            <text:p>409</text:p>
          </table:table-cell>
          <table:table-cell table:formula="of:=SUM([.T381:.Z381])" office:value-type="float" office:value="7873">
            <text:p>7873</text:p>
          </table:table-cell>
        </table:table-row>
        <table:table-row table:style-name="ro1">
          <table:table-cell office:value-type="string">
            <text:p>Veldhoven</text:p>
          </table:table-cell>
          <table:table-cell office:value-type="float" office:value="3192">
            <text:p>3192</text:p>
          </table:table-cell>
          <table:table-cell office:value-type="float" office:value="115">
            <text:p>115</text:p>
          </table:table-cell>
          <table:table-cell office:value-type="float" office:value="751">
            <text:p>75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float" office:value="137">
            <text:p>137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222">
            <text:p>1222</text:p>
          </table:table-cell>
          <table:table-cell office:value-type="float" office:value="465">
            <text:p>465</text:p>
          </table:table-cell>
          <table:table-cell office:value-type="float" office:value="19">
            <text:p>19</text:p>
          </table:table-cell>
          <table:table-cell office:value-type="string">
            <text:p><text:s/></text:p>
          </table:table-cell>
          <table:table-cell table:formula="of:=SUM([.C382:.R382])" office:value-type="float" office:value="3191">
            <text:p>3191</text:p>
          </table:table-cell>
          <table:table-cell table:formula="of:=SUMIF([.$C$3:.$R$3];[.T$3];[.$C382:.$R382])" office:value-type="float" office:value="115">
            <text:p>115</text:p>
          </table:table-cell>
          <table:table-cell table:formula="of:=SUMIF([.$C$3:.$R$3];[.U$3];[.$C382:.$R382])" office:value-type="float" office:value="751">
            <text:p>751</text:p>
          </table:table-cell>
          <table:table-cell table:formula="of:=SUMIF([.$C$3:.$R$3];[.V$3];[.$C382:.$R382])" office:value-type="float" office:value="484">
            <text:p>484</text:p>
          </table:table-cell>
          <table:table-cell table:formula="of:=SUMIF([.$C$3:.$R$3];[.W$3];[.$C382:.$R382])" office:value-type="float" office:value="297">
            <text:p>297</text:p>
          </table:table-cell>
          <table:table-cell table:formula="of:=SUMIF([.$C$3:.$R$3];[.X$3];[.$C382:.$R382])" office:value-type="float" office:value="1222">
            <text:p>1222</text:p>
          </table:table-cell>
          <table:table-cell table:formula="of:=SUMIF([.$C$3:.$R$3];[.Y$3];[.$C382:.$R382])" office:value-type="float" office:value="137">
            <text:p>137</text:p>
          </table:table-cell>
          <table:table-cell table:formula="of:=SUMIF([.$C$3:.$R$3];[.Z$3];[.$C382:.$R382])" office:value-type="float" office:value="177">
            <text:p>177</text:p>
          </table:table-cell>
          <table:table-cell table:formula="of:=SUM([.T382:.Z382])" office:value-type="float" office:value="3183">
            <text:p>3183</text:p>
          </table:table-cell>
        </table:table-row>
        <table:table-row table:style-name="ro1">
          <table:table-cell office:value-type="string">
            <text:p>Velsen</text:p>
          </table:table-cell>
          <table:table-cell office:value-type="float" office:value="6303">
            <text:p>6303</text:p>
          </table:table-cell>
          <table:table-cell office:value-type="float" office:value="301">
            <text:p>301</text:p>
          </table:table-cell>
          <table:table-cell office:value-type="float" office:value="702">
            <text:p>70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684">
            <text:p>684</text:p>
          </table:table-cell>
          <table:table-cell office:value-type="float" office:value="111">
            <text:p>111</text:p>
          </table:table-cell>
          <table:table-cell office:value-type="float" office:value="226">
            <text:p>226</text:p>
          </table:table-cell>
          <table:table-cell office:value-type="float" office:value="222">
            <text:p>222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422">
            <text:p>422</text:p>
          </table:table-cell>
          <table:table-cell office:value-type="float" office:value="1399">
            <text:p>1399</text:p>
          </table:table-cell>
          <table:table-cell office:value-type="float" office:value="452">
            <text:p>452</text:p>
          </table:table-cell>
          <table:table-cell office:value-type="float" office:value="1395">
            <text:p>1395</text:p>
          </table:table-cell>
          <table:table-cell table:formula="of:=SUM([.C383:.R383])" office:value-type="float" office:value="6301">
            <text:p>6301</text:p>
          </table:table-cell>
          <table:table-cell table:formula="of:=SUMIF([.$C$3:.$R$3];[.T$3];[.$C383:.$R383])" office:value-type="float" office:value="301">
            <text:p>301</text:p>
          </table:table-cell>
          <table:table-cell table:formula="of:=SUMIF([.$C$3:.$R$3];[.U$3];[.$C383:.$R383])" office:value-type="float" office:value="702">
            <text:p>702</text:p>
          </table:table-cell>
          <table:table-cell table:formula="of:=SUMIF([.$C$3:.$R$3];[.V$3];[.$C383:.$R383])" office:value-type="float" office:value="3246">
            <text:p>3246</text:p>
          </table:table-cell>
          <table:table-cell table:formula="of:=SUMIF([.$C$3:.$R$3];[.W$3];[.$C383:.$R383])" office:value-type="float" office:value="748">
            <text:p>748</text:p>
          </table:table-cell>
          <table:table-cell table:formula="of:=SUMIF([.$C$3:.$R$3];[.X$3];[.$C383:.$R383])" office:value-type="float" office:value="422">
            <text:p>422</text:p>
          </table:table-cell>
          <table:table-cell table:formula="of:=SUMIF([.$C$3:.$R$3];[.Y$3];[.$C383:.$R383])" office:value-type="float" office:value="111">
            <text:p>111</text:p>
          </table:table-cell>
          <table:table-cell table:formula="of:=SUMIF([.$C$3:.$R$3];[.Z$3];[.$C383:.$R383])" office:value-type="float" office:value="684">
            <text:p>684</text:p>
          </table:table-cell>
          <table:table-cell table:formula="of:=SUM([.T383:.Z383])" office:value-type="float" office:value="6214">
            <text:p>6214</text:p>
          </table:table-cell>
        </table:table-row>
        <table:table-row table:style-name="ro1">
          <table:table-cell office:value-type="string">
            <text:p>Venlo</text:p>
          </table:table-cell>
          <table:table-cell office:value-type="float" office:value="8641">
            <text:p>8641</text:p>
          </table:table-cell>
          <table:table-cell office:value-type="float" office:value="607">
            <text:p>607</text:p>
          </table:table-cell>
          <table:table-cell office:value-type="float" office:value="1352">
            <text:p>1352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289">
            <text:p>289</text:p>
          </table:table-cell>
          <table:table-cell office:value-type="float" office:value="197">
            <text:p>197</text:p>
          </table:table-cell>
          <table:table-cell office:value-type="float" office:value="142">
            <text:p>142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132">
            <text:p>3132</text:p>
          </table:table-cell>
          <table:table-cell office:value-type="float" office:value="1471">
            <text:p>1471</text:p>
          </table:table-cell>
          <table:table-cell office:value-type="float" office:value="179">
            <text:p>179</text:p>
          </table:table-cell>
          <table:table-cell office:value-type="string">
            <text:p><text:s/></text:p>
          </table:table-cell>
          <table:table-cell table:formula="of:=SUM([.C384:.R384])" office:value-type="float" office:value="8641">
            <text:p>8641</text:p>
          </table:table-cell>
          <table:table-cell table:formula="of:=SUMIF([.$C$3:.$R$3];[.T$3];[.$C384:.$R384])" office:value-type="float" office:value="607">
            <text:p>607</text:p>
          </table:table-cell>
          <table:table-cell table:formula="of:=SUMIF([.$C$3:.$R$3];[.U$3];[.$C384:.$R384])" office:value-type="float" office:value="1352">
            <text:p>1352</text:p>
          </table:table-cell>
          <table:table-cell table:formula="of:=SUMIF([.$C$3:.$R$3];[.V$3];[.$C384:.$R384])" office:value-type="float" office:value="1650">
            <text:p>1650</text:p>
          </table:table-cell>
          <table:table-cell table:formula="of:=SUMIF([.$C$3:.$R$3];[.W$3];[.$C384:.$R384])" office:value-type="float" office:value="605">
            <text:p>605</text:p>
          </table:table-cell>
          <table:table-cell table:formula="of:=SUMIF([.$C$3:.$R$3];[.X$3];[.$C384:.$R384])" office:value-type="float" office:value="3132">
            <text:p>3132</text:p>
          </table:table-cell>
          <table:table-cell table:formula="of:=SUMIF([.$C$3:.$R$3];[.Y$3];[.$C384:.$R384])" office:value-type="float" office:value="289">
            <text:p>289</text:p>
          </table:table-cell>
          <table:table-cell table:formula="of:=SUMIF([.$C$3:.$R$3];[.Z$3];[.$C384:.$R384])" office:value-type="float" office:value="958">
            <text:p>958</text:p>
          </table:table-cell>
          <table:table-cell table:formula="of:=SUM([.T384:.Z384])" office:value-type="float" office:value="8593">
            <text:p>8593</text:p>
          </table:table-cell>
        </table:table-row>
        <table:table-row table:style-name="ro1">
          <table:table-cell office:value-type="string">
            <text:p>Venray</text:p>
          </table:table-cell>
          <table:table-cell office:value-type="float" office:value="14636">
            <text:p>14636</text:p>
          </table:table-cell>
          <table:table-cell office:value-type="float" office:value="427">
            <text:p>427</text:p>
          </table:table-cell>
          <table:table-cell office:value-type="float" office:value="637">
            <text:p>637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office:value-type="float" office:value="86">
            <text:p>86</text:p>
          </table:table-cell>
          <table:table-cell office:value-type="float" office:value="256">
            <text:p>256</text:p>
          </table:table-cell>
          <table:table-cell office:value-type="float" office:value="167">
            <text:p>167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927">
            <text:p>9927</text:p>
          </table:table-cell>
          <table:table-cell office:value-type="float" office:value="2692">
            <text:p>2692</text:p>
          </table:table-cell>
          <table:table-cell office:value-type="float" office:value="84">
            <text:p>84</text:p>
          </table:table-cell>
          <table:table-cell office:value-type="string">
            <text:p><text:s/></text:p>
          </table:table-cell>
          <table:table-cell table:formula="of:=SUM([.C385:.R385])" office:value-type="float" office:value="14637">
            <text:p>14637</text:p>
          </table:table-cell>
          <table:table-cell table:formula="of:=SUMIF([.$C$3:.$R$3];[.T$3];[.$C385:.$R385])" office:value-type="float" office:value="427">
            <text:p>427</text:p>
          </table:table-cell>
          <table:table-cell table:formula="of:=SUMIF([.$C$3:.$R$3];[.U$3];[.$C385:.$R385])" office:value-type="float" office:value="637">
            <text:p>637</text:p>
          </table:table-cell>
          <table:table-cell table:formula="of:=SUMIF([.$C$3:.$R$3];[.V$3];[.$C385:.$R385])" office:value-type="float" office:value="2776">
            <text:p>2776</text:p>
          </table:table-cell>
          <table:table-cell table:formula="of:=SUMIF([.$C$3:.$R$3];[.W$3];[.$C385:.$R385])" office:value-type="float" office:value="237">
            <text:p>237</text:p>
          </table:table-cell>
          <table:table-cell table:formula="of:=SUMIF([.$C$3:.$R$3];[.X$3];[.$C385:.$R385])" office:value-type="float" office:value="9927">
            <text:p>9927</text:p>
          </table:table-cell>
          <table:table-cell table:formula="of:=SUMIF([.$C$3:.$R$3];[.Y$3];[.$C385:.$R385])" office:value-type="float" office:value="167">
            <text:p>167</text:p>
          </table:table-cell>
          <table:table-cell table:formula="of:=SUMIF([.$C$3:.$R$3];[.Z$3];[.$C385:.$R385])" office:value-type="float" office:value="256">
            <text:p>256</text:p>
          </table:table-cell>
          <table:table-cell table:formula="of:=SUM([.T385:.Z385])" office:value-type="float" office:value="14427">
            <text:p>14427</text:p>
          </table:table-cell>
        </table:table-row>
        <table:table-row table:style-name="ro1">
          <table:table-cell office:value-type="string">
            <text:p>Vianen</text:p>
          </table:table-cell>
          <table:table-cell office:value-type="float" office:value="4237">
            <text:p>4237</text:p>
          </table:table-cell>
          <table:table-cell office:value-type="float" office:value="227">
            <text:p>227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29">
            <text:p>2729</text:p>
          </table:table-cell>
          <table:table-cell office:value-type="float" office:value="332">
            <text:p>332</text:p>
          </table:table-cell>
          <table:table-cell office:value-type="float" office:value="291">
            <text:p>291</text:p>
          </table:table-cell>
          <table:table-cell office:value-type="string">
            <text:p><text:s/></text:p>
          </table:table-cell>
          <table:table-cell table:formula="of:=SUM([.C386:.R386])" office:value-type="float" office:value="4239">
            <text:p>4239</text:p>
          </table:table-cell>
          <table:table-cell table:formula="of:=SUMIF([.$C$3:.$R$3];[.T$3];[.$C386:.$R386])" office:value-type="float" office:value="227">
            <text:p>227</text:p>
          </table:table-cell>
          <table:table-cell table:formula="of:=SUMIF([.$C$3:.$R$3];[.U$3];[.$C386:.$R386])" office:value-type="float" office:value="266">
            <text:p>266</text:p>
          </table:table-cell>
          <table:table-cell table:formula="of:=SUMIF([.$C$3:.$R$3];[.V$3];[.$C386:.$R386])" office:value-type="float" office:value="623">
            <text:p>623</text:p>
          </table:table-cell>
          <table:table-cell table:formula="of:=SUMIF([.$C$3:.$R$3];[.W$3];[.$C386:.$R386])" office:value-type="float" office:value="71">
            <text:p>71</text:p>
          </table:table-cell>
          <table:table-cell table:formula="of:=SUMIF([.$C$3:.$R$3];[.X$3];[.$C386:.$R386])" office:value-type="float" office:value="2729">
            <text:p>2729</text:p>
          </table:table-cell>
          <table:table-cell table:formula="of:=SUMIF([.$C$3:.$R$3];[.Y$3];[.$C386:.$R386])" office:value-type="float" office:value="152">
            <text:p>152</text:p>
          </table:table-cell>
          <table:table-cell table:formula="of:=SUMIF([.$C$3:.$R$3];[.Z$3];[.$C386:.$R386])" office:value-type="float" office:value="141">
            <text:p>141</text:p>
          </table:table-cell>
          <table:table-cell table:formula="of:=SUM([.T386:.Z386])" office:value-type="float" office:value="4209">
            <text:p>4209</text:p>
          </table:table-cell>
        </table:table-row>
        <table:table-row table:style-name="ro1">
          <table:table-cell office:value-type="string">
            <text:p>Vlaardingen</text:p>
          </table:table-cell>
          <table:table-cell office:value-type="float" office:value="2671">
            <text:p>2671</text:p>
          </table:table-cell>
          <table:table-cell office:value-type="float" office:value="144">
            <text:p>144</text:p>
          </table:table-cell>
          <table:table-cell office:value-type="float" office:value="669">
            <text:p>669</text:p>
          </table:table-cell>
          <table:table-cell office:value-type="float" office:value="34">
            <text:p>34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string">
            <text:p><text:s/></text:p>
          </table:table-cell>
          <table:table-cell table:formula="of:=SUM([.C387:.R387])" office:value-type="float" office:value="2670">
            <text:p>2670</text:p>
          </table:table-cell>
          <table:table-cell table:formula="of:=SUMIF([.$C$3:.$R$3];[.T$3];[.$C387:.$R387])" office:value-type="float" office:value="144">
            <text:p>144</text:p>
          </table:table-cell>
          <table:table-cell table:formula="of:=SUMIF([.$C$3:.$R$3];[.U$3];[.$C387:.$R387])" office:value-type="float" office:value="669">
            <text:p>669</text:p>
          </table:table-cell>
          <table:table-cell table:formula="of:=SUMIF([.$C$3:.$R$3];[.V$3];[.$C387:.$R387])" office:value-type="float" office:value="607">
            <text:p>607</text:p>
          </table:table-cell>
          <table:table-cell table:formula="of:=SUMIF([.$C$3:.$R$3];[.W$3];[.$C387:.$R387])" office:value-type="float" office:value="430">
            <text:p>430</text:p>
          </table:table-cell>
          <table:table-cell table:formula="of:=SUMIF([.$C$3:.$R$3];[.X$3];[.$C387:.$R387])" office:value-type="float" office:value="514">
            <text:p>514</text:p>
          </table:table-cell>
          <table:table-cell table:formula="of:=SUMIF([.$C$3:.$R$3];[.Y$3];[.$C387:.$R387])" office:value-type="float" office:value="52">
            <text:p>52</text:p>
          </table:table-cell>
          <table:table-cell table:formula="of:=SUMIF([.$C$3:.$R$3];[.Z$3];[.$C387:.$R387])" office:value-type="float" office:value="254">
            <text:p>254</text:p>
          </table:table-cell>
          <table:table-cell table:formula="of:=SUM([.T387:.Z387])" office:value-type="float" office:value="2670">
            <text:p>2670</text:p>
          </table:table-cell>
        </table:table-row>
        <table:table-row table:style-name="ro1">
          <table:table-cell office:value-type="string">
            <text:p>Vlagtwedde</text:p>
          </table:table-cell>
          <table:table-cell office:value-type="float" office:value="17051">
            <text:p>17051</text:p>
          </table:table-cell>
          <table:table-cell office:value-type="float" office:value="339">
            <text:p>339</text:p>
          </table:table-cell>
          <table:table-cell office:value-type="float" office:value="427">
            <text:p>427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4187">
            <text:p>14187</text:p>
          </table:table-cell>
          <table:table-cell office:value-type="float" office:value="1270">
            <text:p>1270</text:p>
          </table:table-cell>
          <table:table-cell office:value-type="float" office:value="293">
            <text:p>293</text:p>
          </table:table-cell>
          <table:table-cell office:value-type="string">
            <text:p><text:s/></text:p>
          </table:table-cell>
          <table:table-cell table:formula="of:=SUM([.C388:.R388])" office:value-type="float" office:value="17051">
            <text:p>17051</text:p>
          </table:table-cell>
          <table:table-cell table:formula="of:=SUMIF([.$C$3:.$R$3];[.T$3];[.$C388:.$R388])" office:value-type="float" office:value="339">
            <text:p>339</text:p>
          </table:table-cell>
          <table:table-cell table:formula="of:=SUMIF([.$C$3:.$R$3];[.U$3];[.$C388:.$R388])" office:value-type="float" office:value="427">
            <text:p>427</text:p>
          </table:table-cell>
          <table:table-cell table:formula="of:=SUMIF([.$C$3:.$R$3];[.V$3];[.$C388:.$R388])" office:value-type="float" office:value="1563">
            <text:p>1563</text:p>
          </table:table-cell>
          <table:table-cell table:formula="of:=SUMIF([.$C$3:.$R$3];[.W$3];[.$C388:.$R388])" office:value-type="float" office:value="255">
            <text:p>255</text:p>
          </table:table-cell>
          <table:table-cell table:formula="of:=SUMIF([.$C$3:.$R$3];[.X$3];[.$C388:.$R388])" office:value-type="float" office:value="14187">
            <text:p>14187</text:p>
          </table:table-cell>
          <table:table-cell table:formula="of:=SUMIF([.$C$3:.$R$3];[.Y$3];[.$C388:.$R388])" office:value-type="float" office:value="49">
            <text:p>49</text:p>
          </table:table-cell>
          <table:table-cell table:formula="of:=SUMIF([.$C$3:.$R$3];[.Z$3];[.$C388:.$R388])" office:value-type="float" office:value="177">
            <text:p>177</text:p>
          </table:table-cell>
          <table:table-cell table:formula="of:=SUM([.T388:.Z388])" office:value-type="float" office:value="16997">
            <text:p>16997</text:p>
          </table:table-cell>
        </table:table-row>
        <table:table-row table:style-name="ro1">
          <table:table-cell office:value-type="string">
            <text:p>Vlieland</text:p>
          </table:table-cell>
          <table:table-cell office:value-type="float" office:value="31579">
            <text:p>3157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3466">
            <text:p>3466</text:p>
          </table:table-cell>
          <table:table-cell office:value-type="float" office:value="65">
            <text:p>65</text:p>
          </table:table-cell>
          <table:table-cell office:value-type="float" office:value="27901">
            <text:p>27901</text:p>
          </table:table-cell>
          <table:table-cell table:formula="of:=SUM([.C389:.R389])" office:value-type="float" office:value="31579">
            <text:p>31579</text:p>
          </table:table-cell>
          <table:table-cell table:formula="of:=SUMIF([.$C$3:.$R$3];[.T$3];[.$C389:.$R389])" office:value-type="float" office:value="16">
            <text:p>16</text:p>
          </table:table-cell>
          <table:table-cell table:formula="of:=SUMIF([.$C$3:.$R$3];[.U$3];[.$C389:.$R389])" office:value-type="float" office:value="25">
            <text:p>25</text:p>
          </table:table-cell>
          <table:table-cell table:formula="of:=SUMIF([.$C$3:.$R$3];[.V$3];[.$C389:.$R389])" office:value-type="float" office:value="31432">
            <text:p>31432</text:p>
          </table:table-cell>
          <table:table-cell table:formula="of:=SUMIF([.$C$3:.$R$3];[.W$3];[.$C389:.$R389])" office:value-type="float" office:value="73">
            <text:p>73</text:p>
          </table:table-cell>
          <table:table-cell table:formula="of:=SUMIF([.$C$3:.$R$3];[.X$3];[.$C389:.$R389])" office:value-type="float" office:value="9">
            <text:p>9</text:p>
          </table:table-cell>
          <table:table-cell table:formula="of:=SUMIF([.$C$3:.$R$3];[.Y$3];[.$C389:.$R389])" office:value-type="float" office:value="16">
            <text:p>16</text:p>
          </table:table-cell>
          <table:table-cell table:formula="of:=SUMIF([.$C$3:.$R$3];[.Z$3];[.$C389:.$R389])" office:value-type="float" office:value="5">
            <text:p>5</text:p>
          </table:table-cell>
          <table:table-cell table:formula="of:=SUM([.T389:.Z389])" office:value-type="float" office:value="31576">
            <text:p>31576</text:p>
          </table:table-cell>
        </table:table-row>
        <table:table-row table:style-name="ro1">
          <table:table-cell office:value-type="string">
            <text:p>Vlissingen</text:p>
          </table:table-cell>
          <table:table-cell office:value-type="float" office:value="34498">
            <text:p>34498</text:p>
          </table:table-cell>
          <table:table-cell office:value-type="float" office:value="238">
            <text:p>238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74">
            <text:p>574</text:p>
          </table:table-cell>
          <table:table-cell office:value-type="float" office:value="338">
            <text:p>338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231">
            <text:p>1231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30973">
            <text:p>30973</text:p>
          </table:table-cell>
          <table:table-cell table:formula="of:=SUM([.C390:.R390])" office:value-type="float" office:value="34498">
            <text:p>34498</text:p>
          </table:table-cell>
          <table:table-cell table:formula="of:=SUMIF([.$C$3:.$R$3];[.T$3];[.$C390:.$R390])" office:value-type="float" office:value="238">
            <text:p>238</text:p>
          </table:table-cell>
          <table:table-cell table:formula="of:=SUMIF([.$C$3:.$R$3];[.U$3];[.$C390:.$R390])" office:value-type="float" office:value="600">
            <text:p>600</text:p>
          </table:table-cell>
          <table:table-cell table:formula="of:=SUMIF([.$C$3:.$R$3];[.V$3];[.$C390:.$R390])" office:value-type="float" office:value="31212">
            <text:p>31212</text:p>
          </table:table-cell>
          <table:table-cell table:formula="of:=SUMIF([.$C$3:.$R$3];[.W$3];[.$C390:.$R390])" office:value-type="float" office:value="269">
            <text:p>269</text:p>
          </table:table-cell>
          <table:table-cell table:formula="of:=SUMIF([.$C$3:.$R$3];[.X$3];[.$C390:.$R390])" office:value-type="float" office:value="1231">
            <text:p>1231</text:p>
          </table:table-cell>
          <table:table-cell table:formula="of:=SUMIF([.$C$3:.$R$3];[.Y$3];[.$C390:.$R390])" office:value-type="float" office:value="338">
            <text:p>338</text:p>
          </table:table-cell>
          <table:table-cell table:formula="of:=SUMIF([.$C$3:.$R$3];[.Z$3];[.$C390:.$R390])" office:value-type="float" office:value="574">
            <text:p>574</text:p>
          </table:table-cell>
          <table:table-cell table:formula="of:=SUM([.T390:.Z390])" office:value-type="float" office:value="34462">
            <text:p>34462</text:p>
          </table:table-cell>
        </table:table-row>
        <table:table-row table:style-name="ro1">
          <table:table-cell office:value-type="string">
            <text:p>Vlist</text:p>
          </table:table-cell>
          <table:table-cell office:value-type="float" office:value="5652">
            <text:p>5652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5093">
            <text:p>5093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string">
            <text:p><text:s/></text:p>
          </table:table-cell>
          <table:table-cell table:formula="of:=SUM([.C391:.R391])" office:value-type="float" office:value="5652">
            <text:p>5652</text:p>
          </table:table-cell>
          <table:table-cell table:formula="of:=SUMIF([.$C$3:.$R$3];[.T$3];[.$C391:.$R391])" office:value-type="float" office:value="87">
            <text:p>87</text:p>
          </table:table-cell>
          <table:table-cell table:formula="of:=SUMIF([.$C$3:.$R$3];[.U$3];[.$C391:.$R391])" office:value-type="float" office:value="110">
            <text:p>110</text:p>
          </table:table-cell>
          <table:table-cell table:formula="of:=SUMIF([.$C$3:.$R$3];[.V$3];[.$C391:.$R391])" office:value-type="float" office:value="281">
            <text:p>281</text:p>
          </table:table-cell>
          <table:table-cell table:formula="of:=SUMIF([.$C$3:.$R$3];[.W$3];[.$C391:.$R391])" office:value-type="float" office:value="48">
            <text:p>48</text:p>
          </table:table-cell>
          <table:table-cell table:formula="of:=SUMIF([.$C$3:.$R$3];[.X$3];[.$C391:.$R391])" office:value-type="float" office:value="5093">
            <text:p>5093</text:p>
          </table:table-cell>
          <table:table-cell table:formula="of:=SUMIF([.$C$3:.$R$3];[.Y$3];[.$C391:.$R391])" office:value-type="float" office:value="2">
            <text:p>2</text:p>
          </table:table-cell>
          <table:table-cell table:formula="of:=SUMIF([.$C$3:.$R$3];[.Z$3];[.$C391:.$R391])" office:value-type="float" office:value="30">
            <text:p>30</text:p>
          </table:table-cell>
          <table:table-cell table:formula="of:=SUM([.T391:.Z391])" office:value-type="float" office:value="5651">
            <text:p>5651</text:p>
          </table:table-cell>
        </table:table-row>
        <table:table-row table:style-name="ro1">
          <table:table-cell office:value-type="string">
            <text:p>Voerendaal</text:p>
          </table:table-cell>
          <table:table-cell office:value-type="float" office:value="3155">
            <text:p>3155</text:p>
          </table:table-cell>
          <table:table-cell office:value-type="float" office:value="142">
            <text:p>14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558">
            <text:p>255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formula="of:=SUM([.C392:.R392])" office:value-type="float" office:value="3154">
            <text:p>3154</text:p>
          </table:table-cell>
          <table:table-cell table:formula="of:=SUMIF([.$C$3:.$R$3];[.T$3];[.$C392:.$R392])" office:value-type="float" office:value="142">
            <text:p>142</text:p>
          </table:table-cell>
          <table:table-cell table:formula="of:=SUMIF([.$C$3:.$R$3];[.U$3];[.$C392:.$R392])" office:value-type="float" office:value="252">
            <text:p>252</text:p>
          </table:table-cell>
          <table:table-cell table:formula="of:=SUMIF([.$C$3:.$R$3];[.V$3];[.$C392:.$R392])" office:value-type="float" office:value="78">
            <text:p>78</text:p>
          </table:table-cell>
          <table:table-cell table:formula="of:=SUMIF([.$C$3:.$R$3];[.W$3];[.$C392:.$R392])" office:value-type="float" office:value="104">
            <text:p>104</text:p>
          </table:table-cell>
          <table:table-cell table:formula="of:=SUMIF([.$C$3:.$R$3];[.X$3];[.$C392:.$R392])" office:value-type="float" office:value="2558">
            <text:p>2558</text:p>
          </table:table-cell>
          <table:table-cell table:formula="of:=SUMIF([.$C$3:.$R$3];[.Y$3];[.$C392:.$R392])" office:value-type="float" office:value="4">
            <text:p>4</text:p>
          </table:table-cell>
          <table:table-cell table:formula="of:=SUMIF([.$C$3:.$R$3];[.Z$3];[.$C392:.$R392])" office:value-type="float" office:value="14">
            <text:p>14</text:p>
          </table:table-cell>
          <table:table-cell table:formula="of:=SUM([.T392:.Z392])" office:value-type="float" office:value="3152">
            <text:p>3152</text:p>
          </table:table-cell>
        </table:table-row>
        <table:table-row table:style-name="ro1">
          <table:table-cell office:value-type="string">
            <text:p>Voorschoten</text:p>
          </table:table-cell>
          <table:table-cell office:value-type="float" office:value="1159">
            <text:p>1159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455">
            <text:p>455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string">
            <text:p><text:s/></text:p>
          </table:table-cell>
          <table:table-cell table:formula="of:=SUM([.C393:.R393])" office:value-type="float" office:value="1158">
            <text:p>1158</text:p>
          </table:table-cell>
          <table:table-cell table:formula="of:=SUMIF([.$C$3:.$R$3];[.T$3];[.$C393:.$R393])" office:value-type="float" office:value="45">
            <text:p>45</text:p>
          </table:table-cell>
          <table:table-cell table:formula="of:=SUMIF([.$C$3:.$R$3];[.U$3];[.$C393:.$R393])" office:value-type="float" office:value="316">
            <text:p>316</text:p>
          </table:table-cell>
          <table:table-cell table:formula="of:=SUMIF([.$C$3:.$R$3];[.V$3];[.$C393:.$R393])" office:value-type="float" office:value="111">
            <text:p>111</text:p>
          </table:table-cell>
          <table:table-cell table:formula="of:=SUMIF([.$C$3:.$R$3];[.W$3];[.$C393:.$R393])" office:value-type="float" office:value="150">
            <text:p>150</text:p>
          </table:table-cell>
          <table:table-cell table:formula="of:=SUMIF([.$C$3:.$R$3];[.X$3];[.$C393:.$R393])" office:value-type="float" office:value="455">
            <text:p>455</text:p>
          </table:table-cell>
          <table:table-cell table:formula="of:=SUMIF([.$C$3:.$R$3];[.Y$3];[.$C393:.$R393])" office:value-type="float" office:value="45">
            <text:p>45</text:p>
          </table:table-cell>
          <table:table-cell table:formula="of:=SUMIF([.$C$3:.$R$3];[.Z$3];[.$C393:.$R393])" office:value-type="float" office:value="35">
            <text:p>35</text:p>
          </table:table-cell>
          <table:table-cell table:formula="of:=SUM([.T393:.Z393])" office:value-type="float" office:value="1157">
            <text:p>1157</text:p>
          </table:table-cell>
        </table:table-row>
        <table:table-row table:style-name="ro1">
          <table:table-cell office:value-type="string">
            <text:p>Voorst</text:p>
          </table:table-cell>
          <table:table-cell office:value-type="float" office:value="12652">
            <text:p>12652</text:p>
          </table:table-cell>
          <table:table-cell office:value-type="float" office:value="362">
            <text:p>362</text:p>
          </table:table-cell>
          <table:table-cell office:value-type="float" office:value="382">
            <text:p>38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10092">
            <text:p>10092</text:p>
          </table:table-cell>
          <table:table-cell office:value-type="float" office:value="885">
            <text:p>885</text:p>
          </table:table-cell>
          <table:table-cell office:value-type="float" office:value="344">
            <text:p>344</text:p>
          </table:table-cell>
          <table:table-cell office:value-type="string">
            <text:p><text:s/></text:p>
          </table:table-cell>
          <table:table-cell table:formula="of:=SUM([.C394:.R394])" office:value-type="float" office:value="12652">
            <text:p>12652</text:p>
          </table:table-cell>
          <table:table-cell table:formula="of:=SUMIF([.$C$3:.$R$3];[.T$3];[.$C394:.$R394])" office:value-type="float" office:value="362">
            <text:p>362</text:p>
          </table:table-cell>
          <table:table-cell table:formula="of:=SUMIF([.$C$3:.$R$3];[.U$3];[.$C394:.$R394])" office:value-type="float" office:value="382">
            <text:p>382</text:p>
          </table:table-cell>
          <table:table-cell table:formula="of:=SUMIF([.$C$3:.$R$3];[.V$3];[.$C394:.$R394])" office:value-type="float" office:value="1229">
            <text:p>1229</text:p>
          </table:table-cell>
          <table:table-cell table:formula="of:=SUMIF([.$C$3:.$R$3];[.W$3];[.$C394:.$R394])" office:value-type="float" office:value="325">
            <text:p>325</text:p>
          </table:table-cell>
          <table:table-cell table:formula="of:=SUMIF([.$C$3:.$R$3];[.X$3];[.$C394:.$R394])" office:value-type="float" office:value="10092">
            <text:p>10092</text:p>
          </table:table-cell>
          <table:table-cell table:formula="of:=SUMIF([.$C$3:.$R$3];[.Y$3];[.$C394:.$R394])" office:value-type="float" office:value="126">
            <text:p>126</text:p>
          </table:table-cell>
          <table:table-cell table:formula="of:=SUMIF([.$C$3:.$R$3];[.Z$3];[.$C394:.$R394])" office:value-type="float" office:value="106">
            <text:p>106</text:p>
          </table:table-cell>
          <table:table-cell table:formula="of:=SUM([.T394:.Z394])" office:value-type="float" office:value="12622">
            <text:p>12622</text:p>
          </table:table-cell>
        </table:table-row>
        <table:table-row table:style-name="ro1">
          <table:table-cell office:value-type="string">
            <text:p>Vught</text:p>
          </table:table-cell>
          <table:table-cell office:value-type="float" office:value="3446">
            <text:p>3446</text:p>
          </table:table-cell>
          <table:table-cell office:value-type="float" office:value="160">
            <text:p>160</text:p>
          </table:table-cell>
          <table:table-cell office:value-type="float" office:value="431">
            <text:p>431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1638">
            <text:p>1638</text:p>
          </table:table-cell>
          <table:table-cell office:value-type="float" office:value="576">
            <text:p>576</text:p>
          </table:table-cell>
          <table:table-cell office:value-type="float" office:value="96">
            <text:p>96</text:p>
          </table:table-cell>
          <table:table-cell office:value-type="string">
            <text:p><text:s/></text:p>
          </table:table-cell>
          <table:table-cell table:formula="of:=SUM([.C395:.R395])" office:value-type="float" office:value="3445">
            <text:p>3445</text:p>
          </table:table-cell>
          <table:table-cell table:formula="of:=SUMIF([.$C$3:.$R$3];[.T$3];[.$C395:.$R395])" office:value-type="float" office:value="160">
            <text:p>160</text:p>
          </table:table-cell>
          <table:table-cell table:formula="of:=SUMIF([.$C$3:.$R$3];[.U$3];[.$C395:.$R395])" office:value-type="float" office:value="431">
            <text:p>431</text:p>
          </table:table-cell>
          <table:table-cell table:formula="of:=SUMIF([.$C$3:.$R$3];[.V$3];[.$C395:.$R395])" office:value-type="float" office:value="672">
            <text:p>672</text:p>
          </table:table-cell>
          <table:table-cell table:formula="of:=SUMIF([.$C$3:.$R$3];[.W$3];[.$C395:.$R395])" office:value-type="float" office:value="356">
            <text:p>356</text:p>
          </table:table-cell>
          <table:table-cell table:formula="of:=SUMIF([.$C$3:.$R$3];[.X$3];[.$C395:.$R395])" office:value-type="float" office:value="1638">
            <text:p>1638</text:p>
          </table:table-cell>
          <table:table-cell table:formula="of:=SUMIF([.$C$3:.$R$3];[.Y$3];[.$C395:.$R395])" office:value-type="float" office:value="57">
            <text:p>57</text:p>
          </table:table-cell>
          <table:table-cell table:formula="of:=SUMIF([.$C$3:.$R$3];[.Z$3];[.$C395:.$R395])" office:value-type="float" office:value="35">
            <text:p>35</text:p>
          </table:table-cell>
          <table:table-cell table:formula="of:=SUM([.T395:.Z395])" office:value-type="float" office:value="3349">
            <text:p>3349</text:p>
          </table:table-cell>
        </table:table-row>
        <table:table-row table:style-name="ro1">
          <table:table-cell office:value-type="string">
            <text:p>Waalre</text:p>
          </table:table-cell>
          <table:table-cell office:value-type="float" office:value="2271">
            <text:p>2271</text:p>
          </table:table-cell>
          <table:table-cell office:value-type="float" office:value="46">
            <text:p>46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858">
            <text:p>858</text:p>
          </table:table-cell>
          <table:table-cell office:value-type="float" office:value="834">
            <text:p>834</text:p>
          </table:table-cell>
          <table:table-cell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SUM([.C396:.R396])" office:value-type="float" office:value="2272">
            <text:p>2272</text:p>
          </table:table-cell>
          <table:table-cell table:formula="of:=SUMIF([.$C$3:.$R$3];[.T$3];[.$C396:.$R396])" office:value-type="float" office:value="46">
            <text:p>46</text:p>
          </table:table-cell>
          <table:table-cell table:formula="of:=SUMIF([.$C$3:.$R$3];[.U$3];[.$C396:.$R396])" office:value-type="float" office:value="390">
            <text:p>390</text:p>
          </table:table-cell>
          <table:table-cell table:formula="of:=SUMIF([.$C$3:.$R$3];[.V$3];[.$C396:.$R396])" office:value-type="float" office:value="861">
            <text:p>861</text:p>
          </table:table-cell>
          <table:table-cell table:formula="of:=SUMIF([.$C$3:.$R$3];[.W$3];[.$C396:.$R396])" office:value-type="float" office:value="49">
            <text:p>49</text:p>
          </table:table-cell>
          <table:table-cell table:formula="of:=SUMIF([.$C$3:.$R$3];[.X$3];[.$C396:.$R396])" office:value-type="float" office:value="858">
            <text:p>858</text:p>
          </table:table-cell>
          <table:table-cell table:formula="of:=SUMIF([.$C$3:.$R$3];[.Y$3];[.$C396:.$R396])" office:value-type="float" office:value="39">
            <text:p>39</text:p>
          </table:table-cell>
          <table:table-cell table:formula="of:=SUMIF([.$C$3:.$R$3];[.Z$3];[.$C396:.$R396])" office:value-type="float" office:value="28">
            <text:p>28</text:p>
          </table:table-cell>
          <table:table-cell table:formula="of:=SUM([.T396:.Z396])" office:value-type="float" office:value="2271">
            <text:p>2271</text:p>
          </table:table-cell>
        </table:table-row>
        <table:table-row table:style-name="ro1">
          <table:table-cell office:value-type="string">
            <text:p>Waalwijk</text:p>
          </table:table-cell>
          <table:table-cell office:value-type="float" office:value="6772">
            <text:p>6772</text:p>
          </table:table-cell>
          <table:table-cell office:value-type="float" office:value="293">
            <text:p>293</text:p>
          </table:table-cell>
          <table:table-cell office:value-type="float" office:value="810">
            <text:p>81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52">
            <text:p>452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367">
            <text:p>4367</text:p>
          </table:table-cell>
          <table:table-cell office:value-type="float" office:value="93">
            <text:p>93</text:p>
          </table:table-cell>
          <table:table-cell office:value-type="float" office:value="308">
            <text:p>308</text:p>
          </table:table-cell>
          <table:table-cell office:value-type="string">
            <text:p><text:s/></text:p>
          </table:table-cell>
          <table:table-cell table:formula="of:=SUM([.C397:.R397])" office:value-type="float" office:value="6773">
            <text:p>6773</text:p>
          </table:table-cell>
          <table:table-cell table:formula="of:=SUMIF([.$C$3:.$R$3];[.T$3];[.$C397:.$R397])" office:value-type="float" office:value="293">
            <text:p>293</text:p>
          </table:table-cell>
          <table:table-cell table:formula="of:=SUMIF([.$C$3:.$R$3];[.U$3];[.$C397:.$R397])" office:value-type="float" office:value="810">
            <text:p>810</text:p>
          </table:table-cell>
          <table:table-cell table:formula="of:=SUMIF([.$C$3:.$R$3];[.V$3];[.$C397:.$R397])" office:value-type="float" office:value="401">
            <text:p>401</text:p>
          </table:table-cell>
          <table:table-cell table:formula="of:=SUMIF([.$C$3:.$R$3];[.W$3];[.$C397:.$R397])" office:value-type="float" office:value="234">
            <text:p>234</text:p>
          </table:table-cell>
          <table:table-cell table:formula="of:=SUMIF([.$C$3:.$R$3];[.X$3];[.$C397:.$R397])" office:value-type="float" office:value="4367">
            <text:p>4367</text:p>
          </table:table-cell>
          <table:table-cell table:formula="of:=SUMIF([.$C$3:.$R$3];[.Y$3];[.$C397:.$R397])" office:value-type="float" office:value="200">
            <text:p>200</text:p>
          </table:table-cell>
          <table:table-cell table:formula="of:=SUMIF([.$C$3:.$R$3];[.Z$3];[.$C397:.$R397])" office:value-type="float" office:value="452">
            <text:p>452</text:p>
          </table:table-cell>
          <table:table-cell table:formula="of:=SUM([.T397:.Z397])" office:value-type="float" office:value="6757">
            <text:p>6757</text:p>
          </table:table-cell>
        </table:table-row>
        <table:table-row table:style-name="ro1">
          <table:table-cell office:value-type="string">
            <text:p>Waddinxveen</text:p>
          </table:table-cell>
          <table:table-cell office:value-type="float" office:value="2939">
            <text:p>2939</text:p>
          </table:table-cell>
          <table:table-cell office:value-type="float" office:value="134">
            <text:p>134</text:p>
          </table:table-cell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925">
            <text:p>1925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<text:s/></text:p>
          </table:table-cell>
          <table:table-cell table:formula="of:=SUM([.C398:.R398])" office:value-type="float" office:value="2940">
            <text:p>2940</text:p>
          </table:table-cell>
          <table:table-cell table:formula="of:=SUMIF([.$C$3:.$R$3];[.T$3];[.$C398:.$R398])" office:value-type="float" office:value="134">
            <text:p>134</text:p>
          </table:table-cell>
          <table:table-cell table:formula="of:=SUMIF([.$C$3:.$R$3];[.U$3];[.$C398:.$R398])" office:value-type="float" office:value="295">
            <text:p>295</text:p>
          </table:table-cell>
          <table:table-cell table:formula="of:=SUMIF([.$C$3:.$R$3];[.V$3];[.$C398:.$R398])" office:value-type="float" office:value="175">
            <text:p>175</text:p>
          </table:table-cell>
          <table:table-cell table:formula="of:=SUMIF([.$C$3:.$R$3];[.W$3];[.$C398:.$R398])" office:value-type="float" office:value="168">
            <text:p>168</text:p>
          </table:table-cell>
          <table:table-cell table:formula="of:=SUMIF([.$C$3:.$R$3];[.X$3];[.$C398:.$R398])" office:value-type="float" office:value="1925">
            <text:p>1925</text:p>
          </table:table-cell>
          <table:table-cell table:formula="of:=SUMIF([.$C$3:.$R$3];[.Y$3];[.$C398:.$R398])" office:value-type="float" office:value="40">
            <text:p>40</text:p>
          </table:table-cell>
          <table:table-cell table:formula="of:=SUMIF([.$C$3:.$R$3];[.Z$3];[.$C398:.$R398])" office:value-type="float" office:value="194">
            <text:p>194</text:p>
          </table:table-cell>
          <table:table-cell table:formula="of:=SUM([.T398:.Z398])" office:value-type="float" office:value="2931">
            <text:p>2931</text:p>
          </table:table-cell>
        </table:table-row>
        <table:table-row table:style-name="ro1">
          <table:table-cell office:value-type="string">
            <text:p>Wageningen</text:p>
          </table:table-cell>
          <table:table-cell office:value-type="float" office:value="3235">
            <text:p>3235</text:p>
          </table:table-cell>
          <table:table-cell office:value-type="float" office:value="89">
            <text:p>89</text:p>
          </table:table-cell>
          <table:table-cell office:value-type="float" office:value="487">
            <text:p>48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33">
            <text:p>1533</text:p>
          </table:table-cell>
          <table:table-cell office:value-type="float" office:value="529">
            <text:p>529</text:p>
          </table:table-cell>
          <table:table-cell office:value-type="float" office:value="189">
            <text:p>189</text:p>
          </table:table-cell>
          <table:table-cell office:value-type="string">
            <text:p><text:s/></text:p>
          </table:table-cell>
          <table:table-cell table:formula="of:=SUM([.C399:.R399])" office:value-type="float" office:value="3236">
            <text:p>3236</text:p>
          </table:table-cell>
          <table:table-cell table:formula="of:=SUMIF([.$C$3:.$R$3];[.T$3];[.$C399:.$R399])" office:value-type="float" office:value="89">
            <text:p>89</text:p>
          </table:table-cell>
          <table:table-cell table:formula="of:=SUMIF([.$C$3:.$R$3];[.U$3];[.$C399:.$R399])" office:value-type="float" office:value="487">
            <text:p>487</text:p>
          </table:table-cell>
          <table:table-cell table:formula="of:=SUMIF([.$C$3:.$R$3];[.V$3];[.$C399:.$R399])" office:value-type="float" office:value="718">
            <text:p>718</text:p>
          </table:table-cell>
          <table:table-cell table:formula="of:=SUMIF([.$C$3:.$R$3];[.W$3];[.$C399:.$R399])" office:value-type="float" office:value="259">
            <text:p>259</text:p>
          </table:table-cell>
          <table:table-cell table:formula="of:=SUMIF([.$C$3:.$R$3];[.X$3];[.$C399:.$R399])" office:value-type="float" office:value="1533">
            <text:p>1533</text:p>
          </table:table-cell>
          <table:table-cell table:formula="of:=SUMIF([.$C$3:.$R$3];[.Y$3];[.$C399:.$R399])" office:value-type="float" office:value="53">
            <text:p>53</text:p>
          </table:table-cell>
          <table:table-cell table:formula="of:=SUMIF([.$C$3:.$R$3];[.Z$3];[.$C399:.$R399])" office:value-type="float" office:value="73">
            <text:p>73</text:p>
          </table:table-cell>
          <table:table-cell table:formula="of:=SUM([.T399:.Z399])" office:value-type="float" office:value="3212">
            <text:p>3212</text:p>
          </table:table-cell>
        </table:table-row>
        <table:table-row table:style-name="ro1">
          <table:table-cell office:value-type="string">
            <text:p>Wassenaar</text:p>
          </table:table-cell>
          <table:table-cell office:value-type="float" office:value="6250">
            <text:p>6250</text:p>
          </table:table-cell>
          <table:table-cell office:value-type="float" office:value="126">
            <text:p>126</text:p>
          </table:table-cell>
          <table:table-cell office:value-type="float" office:value="602">
            <text:p>60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1226">
            <text:p>1226</text:p>
          </table:table-cell>
          <table:table-cell office:value-type="float" office:value="2614">
            <text:p>2614</text:p>
          </table:table-cell>
          <table:table-cell office:value-type="float" office:value="180">
            <text:p>180</text:p>
          </table:table-cell>
          <table:table-cell office:value-type="float" office:value="974">
            <text:p>974</text:p>
          </table:table-cell>
          <table:table-cell table:formula="of:=SUM([.C400:.R400])" office:value-type="float" office:value="6251">
            <text:p>6251</text:p>
          </table:table-cell>
          <table:table-cell table:formula="of:=SUMIF([.$C$3:.$R$3];[.T$3];[.$C400:.$R400])" office:value-type="float" office:value="126">
            <text:p>126</text:p>
          </table:table-cell>
          <table:table-cell table:formula="of:=SUMIF([.$C$3:.$R$3];[.U$3];[.$C400:.$R400])" office:value-type="float" office:value="602">
            <text:p>602</text:p>
          </table:table-cell>
          <table:table-cell table:formula="of:=SUMIF([.$C$3:.$R$3];[.V$3];[.$C400:.$R400])" office:value-type="float" office:value="3768">
            <text:p>3768</text:p>
          </table:table-cell>
          <table:table-cell table:formula="of:=SUMIF([.$C$3:.$R$3];[.W$3];[.$C400:.$R400])" office:value-type="float" office:value="460">
            <text:p>460</text:p>
          </table:table-cell>
          <table:table-cell table:formula="of:=SUMIF([.$C$3:.$R$3];[.X$3];[.$C400:.$R400])" office:value-type="float" office:value="1226">
            <text:p>1226</text:p>
          </table:table-cell>
          <table:table-cell table:formula="of:=SUMIF([.$C$3:.$R$3];[.Y$3];[.$C400:.$R400])" office:value-type="float" office:value="16">
            <text:p>16</text:p>
          </table:table-cell>
          <table:table-cell table:formula="of:=SUMIF([.$C$3:.$R$3];[.Z$3];[.$C400:.$R400])" office:value-type="float" office:value="21">
            <text:p>21</text:p>
          </table:table-cell>
          <table:table-cell table:formula="of:=SUM([.T400:.Z400])" office:value-type="float" office:value="6219">
            <text:p>6219</text:p>
          </table:table-cell>
        </table:table-row>
        <table:table-row table:style-name="ro1">
          <table:table-cell office:value-type="string">
            <text:p>Waterland</text:p>
          </table:table-cell>
          <table:table-cell office:value-type="float" office:value="11564">
            <text:p>11564</text:p>
          </table:table-cell>
          <table:table-cell office:value-type="float" office:value="175">
            <text:p>175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4494">
            <text:p>4494</text:p>
          </table:table-cell>
          <table:table-cell office:value-type="float" office:value="121">
            <text:p>121</text:p>
          </table:table-cell>
          <table:table-cell office:value-type="float" office:value="6353">
            <text:p>6353</text:p>
          </table:table-cell>
          <table:table-cell office:value-type="string">
            <text:p><text:s/></text:p>
          </table:table-cell>
          <table:table-cell table:formula="of:=SUM([.C401:.R401])" office:value-type="float" office:value="11562">
            <text:p>11562</text:p>
          </table:table-cell>
          <table:table-cell table:formula="of:=SUMIF([.$C$3:.$R$3];[.T$3];[.$C401:.$R401])" office:value-type="float" office:value="175">
            <text:p>175</text:p>
          </table:table-cell>
          <table:table-cell table:formula="of:=SUMIF([.$C$3:.$R$3];[.U$3];[.$C401:.$R401])" office:value-type="float" office:value="223">
            <text:p>223</text:p>
          </table:table-cell>
          <table:table-cell table:formula="of:=SUMIF([.$C$3:.$R$3];[.V$3];[.$C401:.$R401])" office:value-type="float" office:value="6474">
            <text:p>6474</text:p>
          </table:table-cell>
          <table:table-cell table:formula="of:=SUMIF([.$C$3:.$R$3];[.W$3];[.$C401:.$R401])" office:value-type="float" office:value="116">
            <text:p>116</text:p>
          </table:table-cell>
          <table:table-cell table:formula="of:=SUMIF([.$C$3:.$R$3];[.X$3];[.$C401:.$R401])" office:value-type="float" office:value="4494">
            <text:p>4494</text:p>
          </table:table-cell>
          <table:table-cell table:formula="of:=SUMIF([.$C$3:.$R$3];[.Y$3];[.$C401:.$R401])" office:value-type="float" office:value="50">
            <text:p>50</text:p>
          </table:table-cell>
          <table:table-cell table:formula="of:=SUMIF([.$C$3:.$R$3];[.Z$3];[.$C401:.$R401])" office:value-type="float" office:value="24">
            <text:p>24</text:p>
          </table:table-cell>
          <table:table-cell table:formula="of:=SUM([.T401:.Z401])" office:value-type="float" office:value="11556">
            <text:p>11556</text:p>
          </table:table-cell>
        </table:table-row>
        <table:table-row table:style-name="ro1">
          <table:table-cell office:value-type="string">
            <text:p>Weert</text:p>
          </table:table-cell>
          <table:table-cell office:value-type="float" office:value="10544">
            <text:p>10544</text:p>
          </table:table-cell>
          <table:table-cell office:value-type="float" office:value="427">
            <text:p>427</text:p>
          </table:table-cell>
          <table:table-cell office:value-type="float" office:value="846">
            <text:p>846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380">
            <text:p>380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5896">
            <text:p>5896</text:p>
          </table:table-cell>
          <table:table-cell office:value-type="float" office:value="2348">
            <text:p>2348</text:p>
          </table:table-cell>
          <table:table-cell office:value-type="float" office:value="100">
            <text:p>100</text:p>
          </table:table-cell>
          <table:table-cell office:value-type="string">
            <text:p><text:s/></text:p>
          </table:table-cell>
          <table:table-cell table:formula="of:=SUM([.C402:.R402])" office:value-type="float" office:value="10543">
            <text:p>10543</text:p>
          </table:table-cell>
          <table:table-cell table:formula="of:=SUMIF([.$C$3:.$R$3];[.T$3];[.$C402:.$R402])" office:value-type="float" office:value="427">
            <text:p>427</text:p>
          </table:table-cell>
          <table:table-cell table:formula="of:=SUMIF([.$C$3:.$R$3];[.U$3];[.$C402:.$R402])" office:value-type="float" office:value="846">
            <text:p>846</text:p>
          </table:table-cell>
          <table:table-cell table:formula="of:=SUMIF([.$C$3:.$R$3];[.V$3];[.$C402:.$R402])" office:value-type="float" office:value="2448">
            <text:p>2448</text:p>
          </table:table-cell>
          <table:table-cell table:formula="of:=SUMIF([.$C$3:.$R$3];[.W$3];[.$C402:.$R402])" office:value-type="float" office:value="367">
            <text:p>367</text:p>
          </table:table-cell>
          <table:table-cell table:formula="of:=SUMIF([.$C$3:.$R$3];[.X$3];[.$C402:.$R402])" office:value-type="float" office:value="5896">
            <text:p>5896</text:p>
          </table:table-cell>
          <table:table-cell table:formula="of:=SUMIF([.$C$3:.$R$3];[.Y$3];[.$C402:.$R402])" office:value-type="float" office:value="104">
            <text:p>104</text:p>
          </table:table-cell>
          <table:table-cell table:formula="of:=SUMIF([.$C$3:.$R$3];[.Z$3];[.$C402:.$R402])" office:value-type="float" office:value="380">
            <text:p>380</text:p>
          </table:table-cell>
          <table:table-cell table:formula="of:=SUM([.T402:.Z402])" office:value-type="float" office:value="10468">
            <text:p>10468</text:p>
          </table:table-cell>
        </table:table-row>
        <table:table-row table:style-name="ro1">
          <table:table-cell office:value-type="string">
            <text:p>Weesp</text:p>
          </table:table-cell>
          <table:table-cell office:value-type="float" office:value="2188">
            <text:p>2188</text:p>
          </table:table-cell>
          <table:table-cell office:value-type="float" office:value="112">
            <text:p>112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string">
            <text:p><text:s/></text:p>
          </table:table-cell>
          <table:table-cell table:formula="of:=SUM([.C403:.R403])" office:value-type="float" office:value="2189">
            <text:p>2189</text:p>
          </table:table-cell>
          <table:table-cell table:formula="of:=SUMIF([.$C$3:.$R$3];[.T$3];[.$C403:.$R403])" office:value-type="float" office:value="112">
            <text:p>112</text:p>
          </table:table-cell>
          <table:table-cell table:formula="of:=SUMIF([.$C$3:.$R$3];[.U$3];[.$C403:.$R403])" office:value-type="float" office:value="165">
            <text:p>165</text:p>
          </table:table-cell>
          <table:table-cell table:formula="of:=SUMIF([.$C$3:.$R$3];[.V$3];[.$C403:.$R403])" office:value-type="float" office:value="154">
            <text:p>154</text:p>
          </table:table-cell>
          <table:table-cell table:formula="of:=SUMIF([.$C$3:.$R$3];[.W$3];[.$C403:.$R403])" office:value-type="float" office:value="67">
            <text:p>67</text:p>
          </table:table-cell>
          <table:table-cell table:formula="of:=SUMIF([.$C$3:.$R$3];[.X$3];[.$C403:.$R403])" office:value-type="float" office:value="1546">
            <text:p>1546</text:p>
          </table:table-cell>
          <table:table-cell table:formula="of:=SUMIF([.$C$3:.$R$3];[.Y$3];[.$C403:.$R403])" office:value-type="float" office:value="18">
            <text:p>18</text:p>
          </table:table-cell>
          <table:table-cell table:formula="of:=SUMIF([.$C$3:.$R$3];[.Z$3];[.$C403:.$R403])" office:value-type="float" office:value="114">
            <text:p>114</text:p>
          </table:table-cell>
          <table:table-cell table:formula="of:=SUM([.T403:.Z403])" office:value-type="float" office:value="2176">
            <text:p>2176</text:p>
          </table:table-cell>
        </table:table-row>
        <table:table-row table:style-name="ro1">
          <table:table-cell office:value-type="string">
            <text:p>Werkendam</text:p>
          </table:table-cell>
          <table:table-cell office:value-type="float" office:value="12173">
            <text:p>12173</text:p>
          </table:table-cell>
          <table:table-cell office:value-type="float" office:value="362">
            <text:p>362</text:p>
          </table:table-cell>
          <table:table-cell office:value-type="float" office:value="423">
            <text:p>42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437">
            <text:p>437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649">
            <text:p>7649</text:p>
          </table:table-cell>
          <table:table-cell office:value-type="float" office:value="1214">
            <text:p>1214</text:p>
          </table:table-cell>
          <table:table-cell office:value-type="float" office:value="1718">
            <text:p>1718</text:p>
          </table:table-cell>
          <table:table-cell office:value-type="string">
            <text:p><text:s/></text:p>
          </table:table-cell>
          <table:table-cell table:formula="of:=SUM([.C404:.R404])" office:value-type="float" office:value="12174">
            <text:p>12174</text:p>
          </table:table-cell>
          <table:table-cell table:formula="of:=SUMIF([.$C$3:.$R$3];[.T$3];[.$C404:.$R404])" office:value-type="float" office:value="362">
            <text:p>362</text:p>
          </table:table-cell>
          <table:table-cell table:formula="of:=SUMIF([.$C$3:.$R$3];[.U$3];[.$C404:.$R404])" office:value-type="float" office:value="423">
            <text:p>423</text:p>
          </table:table-cell>
          <table:table-cell table:formula="of:=SUMIF([.$C$3:.$R$3];[.V$3];[.$C404:.$R404])" office:value-type="float" office:value="2932">
            <text:p>2932</text:p>
          </table:table-cell>
          <table:table-cell table:formula="of:=SUMIF([.$C$3:.$R$3];[.W$3];[.$C404:.$R404])" office:value-type="float" office:value="161">
            <text:p>161</text:p>
          </table:table-cell>
          <table:table-cell table:formula="of:=SUMIF([.$C$3:.$R$3];[.X$3];[.$C404:.$R404])" office:value-type="float" office:value="7649">
            <text:p>7649</text:p>
          </table:table-cell>
          <table:table-cell table:formula="of:=SUMIF([.$C$3:.$R$3];[.Y$3];[.$C404:.$R404])" office:value-type="float" office:value="437">
            <text:p>437</text:p>
          </table:table-cell>
          <table:table-cell table:formula="of:=SUMIF([.$C$3:.$R$3];[.Z$3];[.$C404:.$R404])" office:value-type="float" office:value="178">
            <text:p>178</text:p>
          </table:table-cell>
          <table:table-cell table:formula="of:=SUM([.T404:.Z404])" office:value-type="float" office:value="12142">
            <text:p>12142</text:p>
          </table:table-cell>
        </table:table-row>
        <table:table-row table:style-name="ro1">
          <table:table-cell office:value-type="string">
            <text:p>Wervershoof</text:p>
          </table:table-cell>
          <table:table-cell office:value-type="float" office:value="3108">
            <text:p>3108</text:p>
          </table:table-cell>
          <table:table-cell office:value-type="float" office:value="79">
            <text:p>79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759">
            <text:p>1759</text:p>
          </table:table-cell>
          <table:table-cell office:value-type="float" office:value="62">
            <text:p>62</text:p>
          </table:table-cell>
          <table:table-cell office:value-type="float" office:value="767">
            <text:p>767</text:p>
          </table:table-cell>
          <table:table-cell office:value-type="string">
            <text:p><text:s/></text:p>
          </table:table-cell>
          <table:table-cell table:formula="of:=SUM([.C405:.R405])" office:value-type="float" office:value="3107">
            <text:p>3107</text:p>
          </table:table-cell>
          <table:table-cell table:formula="of:=SUMIF([.$C$3:.$R$3];[.T$3];[.$C405:.$R405])" office:value-type="float" office:value="79">
            <text:p>79</text:p>
          </table:table-cell>
          <table:table-cell table:formula="of:=SUMIF([.$C$3:.$R$3];[.U$3];[.$C405:.$R405])" office:value-type="float" office:value="153">
            <text:p>153</text:p>
          </table:table-cell>
          <table:table-cell table:formula="of:=SUMIF([.$C$3:.$R$3];[.V$3];[.$C405:.$R405])" office:value-type="float" office:value="829">
            <text:p>829</text:p>
          </table:table-cell>
          <table:table-cell table:formula="of:=SUMIF([.$C$3:.$R$3];[.W$3];[.$C405:.$R405])" office:value-type="float" office:value="101">
            <text:p>101</text:p>
          </table:table-cell>
          <table:table-cell table:formula="of:=SUMIF([.$C$3:.$R$3];[.X$3];[.$C405:.$R405])" office:value-type="float" office:value="1759">
            <text:p>1759</text:p>
          </table:table-cell>
          <table:table-cell table:formula="of:=SUMIF([.$C$3:.$R$3];[.Y$3];[.$C405:.$R405])" office:value-type="float" office:value="54">
            <text:p>54</text:p>
          </table:table-cell>
          <table:table-cell table:formula="of:=SUMIF([.$C$3:.$R$3];[.Z$3];[.$C405:.$R405])" office:value-type="float" office:value="110">
            <text:p>110</text:p>
          </table:table-cell>
          <table:table-cell table:formula="of:=SUM([.T405:.Z405])" office:value-type="float" office:value="3085">
            <text:p>3085</text:p>
          </table:table-cell>
        </table:table-row>
        <table:table-row table:style-name="ro1">
          <table:table-cell office:value-type="string">
            <text:p>West Maas en Waal</text:p>
          </table:table-cell>
          <table:table-cell office:value-type="float" office:value="8515">
            <text:p>8515</text:p>
          </table:table-cell>
          <table:table-cell office:value-type="float" office:value="291">
            <text:p>291</text:p>
          </table:table-cell>
          <table:table-cell office:value-type="float" office:value="335">
            <text:p>335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office:value-type="float" office:value="6533">
            <text:p>6533</text:p>
          </table:table-cell>
          <table:table-cell office:value-type="float" office:value="235">
            <text:p>235</text:p>
          </table:table-cell>
          <table:table-cell office:value-type="float" office:value="777">
            <text:p>777</text:p>
          </table:table-cell>
          <table:table-cell office:value-type="string">
            <text:p><text:s/></text:p>
          </table:table-cell>
          <table:table-cell table:formula="of:=SUM([.C406:.R406])" office:value-type="float" office:value="8515">
            <text:p>8515</text:p>
          </table:table-cell>
          <table:table-cell table:formula="of:=SUMIF([.$C$3:.$R$3];[.T$3];[.$C406:.$R406])" office:value-type="float" office:value="291">
            <text:p>291</text:p>
          </table:table-cell>
          <table:table-cell table:formula="of:=SUMIF([.$C$3:.$R$3];[.U$3];[.$C406:.$R406])" office:value-type="float" office:value="335">
            <text:p>335</text:p>
          </table:table-cell>
          <table:table-cell table:formula="of:=SUMIF([.$C$3:.$R$3];[.V$3];[.$C406:.$R406])" office:value-type="float" office:value="1012">
            <text:p>1012</text:p>
          </table:table-cell>
          <table:table-cell table:formula="of:=SUMIF([.$C$3:.$R$3];[.W$3];[.$C406:.$R406])" office:value-type="float" office:value="187">
            <text:p>187</text:p>
          </table:table-cell>
          <table:table-cell table:formula="of:=SUMIF([.$C$3:.$R$3];[.X$3];[.$C406:.$R406])" office:value-type="float" office:value="6533">
            <text:p>6533</text:p>
          </table:table-cell>
          <table:table-cell table:formula="of:=SUMIF([.$C$3:.$R$3];[.Y$3];[.$C406:.$R406])" office:value-type="float" office:value="39">
            <text:p>39</text:p>
          </table:table-cell>
          <table:table-cell table:formula="of:=SUMIF([.$C$3:.$R$3];[.Z$3];[.$C406:.$R406])" office:value-type="float" office:value="115">
            <text:p>115</text:p>
          </table:table-cell>
          <table:table-cell table:formula="of:=SUM([.T406:.Z406])" office:value-type="float" office:value="8512">
            <text:p>8512</text:p>
          </table:table-cell>
        </table:table-row>
        <table:table-row table:style-name="ro1">
          <table:table-cell office:value-type="string">
            <text:p>Westerveld</text:p>
          </table:table-cell>
          <table:table-cell office:value-type="float" office:value="28275">
            <text:p>28275</text:p>
          </table:table-cell>
          <table:table-cell office:value-type="float" office:value="488">
            <text:p>488</text:p>
          </table:table-cell>
          <table:table-cell office:value-type="float" office:value="403">
            <text:p>40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62">
            <text:p>362</text:p>
          </table:table-cell>
          <table:table-cell office:value-type="float" office:value="15954">
            <text:p>15954</text:p>
          </table:table-cell>
          <table:table-cell office:value-type="float" office:value="10361">
            <text:p>10361</text:p>
          </table:table-cell>
          <table:table-cell office:value-type="float" office:value="393">
            <text:p>393</text:p>
          </table:table-cell>
          <table:table-cell office:value-type="string">
            <text:p><text:s/></text:p>
          </table:table-cell>
          <table:table-cell table:formula="of:=SUM([.C407:.R407])" office:value-type="float" office:value="28275">
            <text:p>28275</text:p>
          </table:table-cell>
          <table:table-cell table:formula="of:=SUMIF([.$C$3:.$R$3];[.T$3];[.$C407:.$R407])" office:value-type="float" office:value="488">
            <text:p>488</text:p>
          </table:table-cell>
          <table:table-cell table:formula="of:=SUMIF([.$C$3:.$R$3];[.U$3];[.$C407:.$R407])" office:value-type="float" office:value="403">
            <text:p>403</text:p>
          </table:table-cell>
          <table:table-cell table:formula="of:=SUMIF([.$C$3:.$R$3];[.V$3];[.$C407:.$R407])" office:value-type="float" office:value="10754">
            <text:p>10754</text:p>
          </table:table-cell>
          <table:table-cell table:formula="of:=SUMIF([.$C$3:.$R$3];[.W$3];[.$C407:.$R407])" office:value-type="float" office:value="563">
            <text:p>563</text:p>
          </table:table-cell>
          <table:table-cell table:formula="of:=SUMIF([.$C$3:.$R$3];[.X$3];[.$C407:.$R407])" office:value-type="float" office:value="15954">
            <text:p>15954</text:p>
          </table:table-cell>
          <table:table-cell table:formula="of:=SUMIF([.$C$3:.$R$3];[.Y$3];[.$C407:.$R407])" office:value-type="float" office:value="57">
            <text:p>57</text:p>
          </table:table-cell>
          <table:table-cell table:formula="of:=SUMIF([.$C$3:.$R$3];[.Z$3];[.$C407:.$R407])" office:value-type="float" office:value="38">
            <text:p>38</text:p>
          </table:table-cell>
          <table:table-cell table:formula="of:=SUM([.T407:.Z407])" office:value-type="float" office:value="28257">
            <text:p>28257</text:p>
          </table:table-cell>
        </table:table-row>
        <table:table-row table:style-name="ro1">
          <table:table-cell office:value-type="string">
            <text:p>Westervoort</text:p>
          </table:table-cell>
          <table:table-cell office:value-type="float" office:value="784">
            <text:p>784</text:p>
          </table:table-cell>
          <table:table-cell office:value-type="float" office:value="29">
            <text:p>29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16">
            <text:p>216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string">
            <text:p><text:s/></text:p>
          </table:table-cell>
          <table:table-cell table:formula="of:=SUM([.C408:.R408])" office:value-type="float" office:value="785">
            <text:p>785</text:p>
          </table:table-cell>
          <table:table-cell table:formula="of:=SUMIF([.$C$3:.$R$3];[.T$3];[.$C408:.$R408])" office:value-type="float" office:value="29">
            <text:p>29</text:p>
          </table:table-cell>
          <table:table-cell table:formula="of:=SUMIF([.$C$3:.$R$3];[.U$3];[.$C408:.$R408])" office:value-type="float" office:value="242">
            <text:p>242</text:p>
          </table:table-cell>
          <table:table-cell table:formula="of:=SUMIF([.$C$3:.$R$3];[.V$3];[.$C408:.$R408])" office:value-type="float" office:value="99">
            <text:p>99</text:p>
          </table:table-cell>
          <table:table-cell table:formula="of:=SUMIF([.$C$3:.$R$3];[.W$3];[.$C408:.$R408])" office:value-type="float" office:value="48">
            <text:p>48</text:p>
          </table:table-cell>
          <table:table-cell table:formula="of:=SUMIF([.$C$3:.$R$3];[.X$3];[.$C408:.$R408])" office:value-type="float" office:value="216">
            <text:p>216</text:p>
          </table:table-cell>
          <table:table-cell table:formula="of:=SUMIF([.$C$3:.$R$3];[.Y$3];[.$C408:.$R408])" office:value-type="float" office:value="116">
            <text:p>116</text:p>
          </table:table-cell>
          <table:table-cell table:formula="of:=SUMIF([.$C$3:.$R$3];[.Z$3];[.$C408:.$R408])" office:value-type="float" office:value="35">
            <text:p>35</text:p>
          </table:table-cell>
          <table:table-cell table:formula="of:=SUM([.T408:.Z408])" office:value-type="float" office:value="785">
            <text:p>785</text:p>
          </table:table-cell>
        </table:table-row>
        <table:table-row table:style-name="ro1">
          <table:table-cell office:value-type="string">
            <text:p>Westland</text:p>
          </table:table-cell>
          <table:table-cell office:value-type="float" office:value="9059">
            <text:p>9059</text:p>
          </table:table-cell>
          <table:table-cell office:value-type="float" office:value="432">
            <text:p>432</text:p>
          </table:table-cell>
          <table:table-cell office:value-type="float" office:value="979">
            <text:p>979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607">
            <text:p>607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995">
            <text:p>4995</text:p>
          </table:table-cell>
          <table:table-cell office:value-type="float" office:value="393">
            <text:p>393</text:p>
          </table:table-cell>
          <table:table-cell office:value-type="float" office:value="195">
            <text:p>195</text:p>
          </table:table-cell>
          <table:table-cell office:value-type="float" office:value="909">
            <text:p>909</text:p>
          </table:table-cell>
          <table:table-cell table:formula="of:=SUM([.C409:.R409])" office:value-type="float" office:value="9058">
            <text:p>9058</text:p>
          </table:table-cell>
          <table:table-cell table:formula="of:=SUMIF([.$C$3:.$R$3];[.T$3];[.$C409:.$R409])" office:value-type="float" office:value="432">
            <text:p>432</text:p>
          </table:table-cell>
          <table:table-cell table:formula="of:=SUMIF([.$C$3:.$R$3];[.U$3];[.$C409:.$R409])" office:value-type="float" office:value="979">
            <text:p>979</text:p>
          </table:table-cell>
          <table:table-cell table:formula="of:=SUMIF([.$C$3:.$R$3];[.V$3];[.$C409:.$R409])" office:value-type="float" office:value="1497">
            <text:p>1497</text:p>
          </table:table-cell>
          <table:table-cell table:formula="of:=SUMIF([.$C$3:.$R$3];[.W$3];[.$C409:.$R409])" office:value-type="float" office:value="334">
            <text:p>334</text:p>
          </table:table-cell>
          <table:table-cell table:formula="of:=SUMIF([.$C$3:.$R$3];[.X$3];[.$C409:.$R409])" office:value-type="float" office:value="4995">
            <text:p>4995</text:p>
          </table:table-cell>
          <table:table-cell table:formula="of:=SUMIF([.$C$3:.$R$3];[.Y$3];[.$C409:.$R409])" office:value-type="float" office:value="198">
            <text:p>198</text:p>
          </table:table-cell>
          <table:table-cell table:formula="of:=SUMIF([.$C$3:.$R$3];[.Z$3];[.$C409:.$R409])" office:value-type="float" office:value="607">
            <text:p>607</text:p>
          </table:table-cell>
          <table:table-cell table:formula="of:=SUM([.T409:.Z409])" office:value-type="float" office:value="9042">
            <text:p>9042</text:p>
          </table:table-cell>
        </table:table-row>
        <table:table-row table:style-name="ro1">
          <table:table-cell office:value-type="string">
            <text:p>Weststellingwerf</text:p>
          </table:table-cell>
          <table:table-cell office:value-type="float" office:value="22836">
            <text:p>22836</text:p>
          </table:table-cell>
          <table:table-cell office:value-type="float" office:value="537">
            <text:p>537</text:p>
          </table:table-cell>
          <table:table-cell office:value-type="float" office:value="447">
            <text:p>447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9">
            <text:p>139</text:p>
          </table:table-cell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8468">
            <text:p>18468</text:p>
          </table:table-cell>
          <table:table-cell office:value-type="float" office:value="2197">
            <text:p>2197</text:p>
          </table:table-cell>
          <table:table-cell office:value-type="float" office:value="718">
            <text:p>718</text:p>
          </table:table-cell>
          <table:table-cell office:value-type="string">
            <text:p><text:s/></text:p>
          </table:table-cell>
          <table:table-cell table:formula="of:=SUM([.C410:.R410])" office:value-type="float" office:value="22836">
            <text:p>22836</text:p>
          </table:table-cell>
          <table:table-cell table:formula="of:=SUMIF([.$C$3:.$R$3];[.T$3];[.$C410:.$R410])" office:value-type="float" office:value="537">
            <text:p>537</text:p>
          </table:table-cell>
          <table:table-cell table:formula="of:=SUMIF([.$C$3:.$R$3];[.U$3];[.$C410:.$R410])" office:value-type="float" office:value="447">
            <text:p>447</text:p>
          </table:table-cell>
          <table:table-cell table:formula="of:=SUMIF([.$C$3:.$R$3];[.V$3];[.$C410:.$R410])" office:value-type="float" office:value="2915">
            <text:p>2915</text:p>
          </table:table-cell>
          <table:table-cell table:formula="of:=SUMIF([.$C$3:.$R$3];[.W$3];[.$C410:.$R410])" office:value-type="float" office:value="213">
            <text:p>213</text:p>
          </table:table-cell>
          <table:table-cell table:formula="of:=SUMIF([.$C$3:.$R$3];[.X$3];[.$C410:.$R410])" office:value-type="float" office:value="18468">
            <text:p>18468</text:p>
          </table:table-cell>
          <table:table-cell table:formula="of:=SUMIF([.$C$3:.$R$3];[.Y$3];[.$C410:.$R410])" office:value-type="float" office:value="103">
            <text:p>103</text:p>
          </table:table-cell>
          <table:table-cell table:formula="of:=SUMIF([.$C$3:.$R$3];[.Z$3];[.$C410:.$R410])" office:value-type="float" office:value="139">
            <text:p>139</text:p>
          </table:table-cell>
          <table:table-cell table:formula="of:=SUM([.T410:.Z410])" office:value-type="float" office:value="22822">
            <text:p>22822</text:p>
          </table:table-cell>
        </table:table-row>
        <table:table-row table:style-name="ro1">
          <table:table-cell office:value-type="string">
            <text:p>Westvoorne</text:p>
          </table:table-cell>
          <table:table-cell office:value-type="float" office:value="9752">
            <text:p>9752</text:p>
          </table:table-cell>
          <table:table-cell office:value-type="float" office:value="181">
            <text:p>18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office:value-type="float" office:value="2954">
            <text:p>2954</text:p>
          </table:table-cell>
          <table:table-cell office:value-type="float" office:value="1666">
            <text:p>1666</text:p>
          </table:table-cell>
          <table:table-cell office:value-type="float" office:value="514">
            <text:p>514</text:p>
          </table:table-cell>
          <table:table-cell office:value-type="float" office:value="3914">
            <text:p>3914</text:p>
          </table:table-cell>
          <table:table-cell table:formula="of:=SUM([.C411:.R411])" office:value-type="float" office:value="9752">
            <text:p>9752</text:p>
          </table:table-cell>
          <table:table-cell table:formula="of:=SUMIF([.$C$3:.$R$3];[.T$3];[.$C411:.$R411])" office:value-type="float" office:value="181">
            <text:p>181</text:p>
          </table:table-cell>
          <table:table-cell table:formula="of:=SUMIF([.$C$3:.$R$3];[.U$3];[.$C411:.$R411])" office:value-type="float" office:value="255">
            <text:p>255</text:p>
          </table:table-cell>
          <table:table-cell table:formula="of:=SUMIF([.$C$3:.$R$3];[.V$3];[.$C411:.$R411])" office:value-type="float" office:value="6094">
            <text:p>6094</text:p>
          </table:table-cell>
          <table:table-cell table:formula="of:=SUMIF([.$C$3:.$R$3];[.W$3];[.$C411:.$R411])" office:value-type="float" office:value="207">
            <text:p>207</text:p>
          </table:table-cell>
          <table:table-cell table:formula="of:=SUMIF([.$C$3:.$R$3];[.X$3];[.$C411:.$R411])" office:value-type="float" office:value="2954">
            <text:p>2954</text:p>
          </table:table-cell>
          <table:table-cell table:formula="of:=SUMIF([.$C$3:.$R$3];[.Y$3];[.$C411:.$R411])" office:value-type="float" office:value="34">
            <text:p>34</text:p>
          </table:table-cell>
          <table:table-cell table:formula="of:=SUMIF([.$C$3:.$R$3];[.Z$3];[.$C411:.$R411])" office:value-type="float" office:value="23">
            <text:p>23</text:p>
          </table:table-cell>
          <table:table-cell table:formula="of:=SUM([.T411:.Z411])" office:value-type="float" office:value="9748">
            <text:p>9748</text:p>
          </table:table-cell>
        </table:table-row>
        <table:table-row table:style-name="ro1">
          <table:table-cell office:value-type="string">
            <text:p>Wierden</text:p>
          </table:table-cell>
          <table:table-cell office:value-type="float" office:value="9524">
            <text:p>9524</text:p>
          </table:table-cell>
          <table:table-cell office:value-type="float" office:value="353">
            <text:p>353</text:p>
          </table:table-cell>
          <table:table-cell office:value-type="float" office:value="372">
            <text:p>37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7344">
            <text:p>7344</text:p>
          </table:table-cell>
          <table:table-cell office:value-type="float" office:value="982">
            <text:p>982</text:p>
          </table:table-cell>
          <table:table-cell office:value-type="float" office:value="60">
            <text:p>60</text:p>
          </table:table-cell>
          <table:table-cell office:value-type="string">
            <text:p><text:s/></text:p>
          </table:table-cell>
          <table:table-cell table:formula="of:=SUM([.C412:.R412])" office:value-type="float" office:value="9524">
            <text:p>9524</text:p>
          </table:table-cell>
          <table:table-cell table:formula="of:=SUMIF([.$C$3:.$R$3];[.T$3];[.$C412:.$R412])" office:value-type="float" office:value="353">
            <text:p>353</text:p>
          </table:table-cell>
          <table:table-cell table:formula="of:=SUMIF([.$C$3:.$R$3];[.U$3];[.$C412:.$R412])" office:value-type="float" office:value="372">
            <text:p>372</text:p>
          </table:table-cell>
          <table:table-cell table:formula="of:=SUMIF([.$C$3:.$R$3];[.V$3];[.$C412:.$R412])" office:value-type="float" office:value="1042">
            <text:p>1042</text:p>
          </table:table-cell>
          <table:table-cell table:formula="of:=SUMIF([.$C$3:.$R$3];[.W$3];[.$C412:.$R412])" office:value-type="float" office:value="226">
            <text:p>226</text:p>
          </table:table-cell>
          <table:table-cell table:formula="of:=SUMIF([.$C$3:.$R$3];[.X$3];[.$C412:.$R412])" office:value-type="float" office:value="7344">
            <text:p>7344</text:p>
          </table:table-cell>
          <table:table-cell table:formula="of:=SUMIF([.$C$3:.$R$3];[.Y$3];[.$C412:.$R412])" office:value-type="float" office:value="91">
            <text:p>91</text:p>
          </table:table-cell>
          <table:table-cell table:formula="of:=SUMIF([.$C$3:.$R$3];[.Z$3];[.$C412:.$R412])" office:value-type="float" office:value="92">
            <text:p>92</text:p>
          </table:table-cell>
          <table:table-cell table:formula="of:=SUM([.T412:.Z412])" office:value-type="float" office:value="9520">
            <text:p>9520</text:p>
          </table:table-cell>
        </table:table-row>
        <table:table-row table:style-name="ro1">
          <table:table-cell office:value-type="string">
            <text:p>Wieringen</text:p>
          </table:table-cell>
          <table:table-cell office:value-type="float" office:value="21250">
            <text:p>21250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079">
            <text:p>2079</text:p>
          </table:table-cell>
          <table:table-cell office:value-type="float" office:value="80">
            <text:p>80</text:p>
          </table:table-cell>
          <table:table-cell office:value-type="float" office:value="826">
            <text:p>826</text:p>
          </table:table-cell>
          <table:table-cell office:value-type="float" office:value="17736">
            <text:p>17736</text:p>
          </table:table-cell>
          <table:table-cell table:formula="of:=SUM([.C413:.R413])" office:value-type="float" office:value="21252">
            <text:p>21252</text:p>
          </table:table-cell>
          <table:table-cell table:formula="of:=SUMIF([.$C$3:.$R$3];[.T$3];[.$C413:.$R413])" office:value-type="float" office:value="151">
            <text:p>151</text:p>
          </table:table-cell>
          <table:table-cell table:formula="of:=SUMIF([.$C$3:.$R$3];[.U$3];[.$C413:.$R413])" office:value-type="float" office:value="148">
            <text:p>148</text:p>
          </table:table-cell>
          <table:table-cell table:formula="of:=SUMIF([.$C$3:.$R$3];[.V$3];[.$C413:.$R413])" office:value-type="float" office:value="18642">
            <text:p>18642</text:p>
          </table:table-cell>
          <table:table-cell table:formula="of:=SUMIF([.$C$3:.$R$3];[.W$3];[.$C413:.$R413])" office:value-type="float" office:value="67">
            <text:p>67</text:p>
          </table:table-cell>
          <table:table-cell table:formula="of:=SUMIF([.$C$3:.$R$3];[.X$3];[.$C413:.$R413])" office:value-type="float" office:value="2079">
            <text:p>2079</text:p>
          </table:table-cell>
          <table:table-cell table:formula="of:=SUMIF([.$C$3:.$R$3];[.Y$3];[.$C413:.$R413])" office:value-type="float" office:value="120">
            <text:p>120</text:p>
          </table:table-cell>
          <table:table-cell table:formula="of:=SUMIF([.$C$3:.$R$3];[.Z$3];[.$C413:.$R413])" office:value-type="float" office:value="24">
            <text:p>24</text:p>
          </table:table-cell>
          <table:table-cell table:formula="of:=SUM([.T413:.Z413])" office:value-type="float" office:value="21231">
            <text:p>21231</text:p>
          </table:table-cell>
        </table:table-row>
        <table:table-row table:style-name="ro1">
          <table:table-cell office:value-type="string">
            <text:p>Wieringermeer</text:p>
          </table:table-cell>
          <table:table-cell office:value-type="float" office:value="30776">
            <text:p>30776</text:p>
          </table:table-cell>
          <table:table-cell office:value-type="float" office:value="484">
            <text:p>484</text:p>
          </table:table-cell>
          <table:table-cell office:value-type="float" office:value="221">
            <text:p>22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421">
            <text:p>17421</text:p>
          </table:table-cell>
          <table:table-cell office:value-type="float" office:value="708">
            <text:p>708</text:p>
          </table:table-cell>
          <table:table-cell office:value-type="float" office:value="11285">
            <text:p>11285</text:p>
          </table:table-cell>
          <table:table-cell office:value-type="string">
            <text:p><text:s/></text:p>
          </table:table-cell>
          <table:table-cell table:formula="of:=SUM([.C414:.R414])" office:value-type="float" office:value="30776">
            <text:p>30776</text:p>
          </table:table-cell>
          <table:table-cell table:formula="of:=SUMIF([.$C$3:.$R$3];[.T$3];[.$C414:.$R414])" office:value-type="float" office:value="484">
            <text:p>484</text:p>
          </table:table-cell>
          <table:table-cell table:formula="of:=SUMIF([.$C$3:.$R$3];[.U$3];[.$C414:.$R414])" office:value-type="float" office:value="221">
            <text:p>221</text:p>
          </table:table-cell>
          <table:table-cell table:formula="of:=SUMIF([.$C$3:.$R$3];[.V$3];[.$C414:.$R414])" office:value-type="float" office:value="11993">
            <text:p>11993</text:p>
          </table:table-cell>
          <table:table-cell table:formula="of:=SUMIF([.$C$3:.$R$3];[.W$3];[.$C414:.$R414])" office:value-type="float" office:value="106">
            <text:p>106</text:p>
          </table:table-cell>
          <table:table-cell table:formula="of:=SUMIF([.$C$3:.$R$3];[.X$3];[.$C414:.$R414])" office:value-type="float" office:value="17421">
            <text:p>17421</text:p>
          </table:table-cell>
          <table:table-cell table:formula="of:=SUMIF([.$C$3:.$R$3];[.Y$3];[.$C414:.$R414])" office:value-type="float" office:value="451">
            <text:p>451</text:p>
          </table:table-cell>
          <table:table-cell table:formula="of:=SUMIF([.$C$3:.$R$3];[.Z$3];[.$C414:.$R414])" office:value-type="float" office:value="94">
            <text:p>94</text:p>
          </table:table-cell>
          <table:table-cell table:formula="of:=SUM([.T414:.Z414])" office:value-type="float" office:value="30770">
            <text:p>30770</text:p>
          </table:table-cell>
        </table:table-row>
        <table:table-row table:style-name="ro1">
          <table:table-cell office:value-type="string">
            <text:p>Wijchen</text:p>
          </table:table-cell>
          <table:table-cell office:value-type="float" office:value="6958">
            <text:p>6958</text:p>
          </table:table-cell>
          <table:table-cell office:value-type="float" office:value="311">
            <text:p>311</text:p>
          </table:table-cell>
          <table:table-cell office:value-type="float" office:value="620">
            <text:p>62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0">
            <text:p>260</text:p>
          </table:table-cell>
          <table:table-cell office:value-type="float" office:value="182">
            <text:p>182</text:p>
          </table:table-cell>
          <table:table-cell office:value-type="float" office:value="77">
            <text:p>77</text:p>
          </table:table-cell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4437">
            <text:p>4437</text:p>
          </table:table-cell>
          <table:table-cell office:value-type="float" office:value="478">
            <text:p>478</text:p>
          </table:table-cell>
          <table:table-cell office:value-type="float" office:value="303">
            <text:p>303</text:p>
          </table:table-cell>
          <table:table-cell office:value-type="string">
            <text:p><text:s/></text:p>
          </table:table-cell>
          <table:table-cell table:formula="of:=SUM([.C415:.R415])" office:value-type="float" office:value="6958">
            <text:p>6958</text:p>
          </table:table-cell>
          <table:table-cell table:formula="of:=SUMIF([.$C$3:.$R$3];[.T$3];[.$C415:.$R415])" office:value-type="float" office:value="311">
            <text:p>311</text:p>
          </table:table-cell>
          <table:table-cell table:formula="of:=SUMIF([.$C$3:.$R$3];[.U$3];[.$C415:.$R415])" office:value-type="float" office:value="620">
            <text:p>620</text:p>
          </table:table-cell>
          <table:table-cell table:formula="of:=SUMIF([.$C$3:.$R$3];[.V$3];[.$C415:.$R415])" office:value-type="float" office:value="781">
            <text:p>781</text:p>
          </table:table-cell>
          <table:table-cell table:formula="of:=SUMIF([.$C$3:.$R$3];[.W$3];[.$C415:.$R415])" office:value-type="float" office:value="344">
            <text:p>344</text:p>
          </table:table-cell>
          <table:table-cell table:formula="of:=SUMIF([.$C$3:.$R$3];[.X$3];[.$C415:.$R415])" office:value-type="float" office:value="4437">
            <text:p>4437</text:p>
          </table:table-cell>
          <table:table-cell table:formula="of:=SUMIF([.$C$3:.$R$3];[.Y$3];[.$C415:.$R415])" office:value-type="float" office:value="182">
            <text:p>182</text:p>
          </table:table-cell>
          <table:table-cell table:formula="of:=SUMIF([.$C$3:.$R$3];[.Z$3];[.$C415:.$R415])" office:value-type="float" office:value="260">
            <text:p>260</text:p>
          </table:table-cell>
          <table:table-cell table:formula="of:=SUM([.T415:.Z415])" office:value-type="float" office:value="6935">
            <text:p>6935</text:p>
          </table:table-cell>
        </table:table-row>
        <table:table-row table:style-name="ro1">
          <table:table-cell office:value-type="string">
            <text:p>Wijdemeren</text:p>
          </table:table-cell>
          <table:table-cell office:value-type="float" office:value="7655">
            <text:p>7655</text:p>
          </table:table-cell>
          <table:table-cell office:value-type="float" office:value="132">
            <text:p>132</text:p>
          </table:table-cell>
          <table:table-cell office:value-type="float" office:value="354">
            <text:p>35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731">
            <text:p>2731</text:p>
          </table:table-cell>
          <table:table-cell office:value-type="float" office:value="1130">
            <text:p>1130</text:p>
          </table:table-cell>
          <table:table-cell office:value-type="float" office:value="2850">
            <text:p>2850</text:p>
          </table:table-cell>
          <table:table-cell office:value-type="string">
            <text:p><text:s/></text:p>
          </table:table-cell>
          <table:table-cell table:formula="of:=SUM([.C416:.R416])" office:value-type="float" office:value="7654">
            <text:p>7654</text:p>
          </table:table-cell>
          <table:table-cell table:formula="of:=SUMIF([.$C$3:.$R$3];[.T$3];[.$C416:.$R416])" office:value-type="float" office:value="132">
            <text:p>132</text:p>
          </table:table-cell>
          <table:table-cell table:formula="of:=SUMIF([.$C$3:.$R$3];[.U$3];[.$C416:.$R416])" office:value-type="float" office:value="354">
            <text:p>354</text:p>
          </table:table-cell>
          <table:table-cell table:formula="of:=SUMIF([.$C$3:.$R$3];[.V$3];[.$C416:.$R416])" office:value-type="float" office:value="3980">
            <text:p>3980</text:p>
          </table:table-cell>
          <table:table-cell table:formula="of:=SUMIF([.$C$3:.$R$3];[.W$3];[.$C416:.$R416])" office:value-type="float" office:value="335">
            <text:p>335</text:p>
          </table:table-cell>
          <table:table-cell table:formula="of:=SUMIF([.$C$3:.$R$3];[.X$3];[.$C416:.$R416])" office:value-type="float" office:value="2731">
            <text:p>2731</text:p>
          </table:table-cell>
          <table:table-cell table:formula="of:=SUMIF([.$C$3:.$R$3];[.Y$3];[.$C416:.$R416])" office:value-type="float" office:value="24">
            <text:p>24</text:p>
          </table:table-cell>
          <table:table-cell table:formula="of:=SUMIF([.$C$3:.$R$3];[.Z$3];[.$C416:.$R416])" office:value-type="float" office:value="62">
            <text:p>62</text:p>
          </table:table-cell>
          <table:table-cell table:formula="of:=SUM([.T416:.Z416])" office:value-type="float" office:value="7618">
            <text:p>7618</text:p>
          </table:table-cell>
        </table:table-row>
        <table:table-row table:style-name="ro1">
          <table:table-cell office:value-type="string">
            <text:p>Wijk bij Duurstede</text:p>
          </table:table-cell>
          <table:table-cell office:value-type="float" office:value="5030">
            <text:p>5030</text:p>
          </table:table-cell>
          <table:table-cell office:value-type="float" office:value="131">
            <text:p>131</text:p>
          </table:table-cell>
          <table:table-cell office:value-type="float" office:value="298">
            <text:p>2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706">
            <text:p>3706</text:p>
          </table:table-cell>
          <table:table-cell office:value-type="float" office:value="424">
            <text:p>424</text:p>
          </table:table-cell>
          <table:table-cell office:value-type="float" office:value="269">
            <text:p>269</text:p>
          </table:table-cell>
          <table:table-cell office:value-type="string">
            <text:p><text:s/></text:p>
          </table:table-cell>
          <table:table-cell table:formula="of:=SUM([.C417:.R417])" office:value-type="float" office:value="5031">
            <text:p>5031</text:p>
          </table:table-cell>
          <table:table-cell table:formula="of:=SUMIF([.$C$3:.$R$3];[.T$3];[.$C417:.$R417])" office:value-type="float" office:value="131">
            <text:p>131</text:p>
          </table:table-cell>
          <table:table-cell table:formula="of:=SUMIF([.$C$3:.$R$3];[.U$3];[.$C417:.$R417])" office:value-type="float" office:value="298">
            <text:p>298</text:p>
          </table:table-cell>
          <table:table-cell table:formula="of:=SUMIF([.$C$3:.$R$3];[.V$3];[.$C417:.$R417])" office:value-type="float" office:value="693">
            <text:p>693</text:p>
          </table:table-cell>
          <table:table-cell table:formula="of:=SUMIF([.$C$3:.$R$3];[.W$3];[.$C417:.$R417])" office:value-type="float" office:value="126">
            <text:p>126</text:p>
          </table:table-cell>
          <table:table-cell table:formula="of:=SUMIF([.$C$3:.$R$3];[.X$3];[.$C417:.$R417])" office:value-type="float" office:value="3706">
            <text:p>3706</text:p>
          </table:table-cell>
          <table:table-cell table:formula="of:=SUMIF([.$C$3:.$R$3];[.Y$3];[.$C417:.$R417])" office:value-type="float" office:value="26">
            <text:p>26</text:p>
          </table:table-cell>
          <table:table-cell table:formula="of:=SUMIF([.$C$3:.$R$3];[.Z$3];[.$C417:.$R417])" office:value-type="float" office:value="43">
            <text:p>43</text:p>
          </table:table-cell>
          <table:table-cell table:formula="of:=SUM([.T417:.Z417])" office:value-type="float" office:value="5023">
            <text:p>5023</text:p>
          </table:table-cell>
        </table:table-row>
        <table:table-row table:style-name="ro1">
          <table:table-cell office:value-type="string">
            <text:p>Winschoten</text:p>
          </table:table-cell>
          <table:table-cell office:value-type="float" office:value="2224">
            <text:p>2224</text:p>
          </table:table-cell>
          <table:table-cell office:value-type="float" office:value="101">
            <text:p>101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312">
            <text:p>312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63">
            <text:p>863</text:p>
          </table:table-cell>
          <table:table-cell office:value-type="float" office:value="45">
            <text:p>45</text:p>
          </table:table-cell>
          <table:table-cell office:value-type="float" office:value="168">
            <text:p>168</text:p>
          </table:table-cell>
          <table:table-cell office:value-type="string">
            <text:p><text:s/></text:p>
          </table:table-cell>
          <table:table-cell table:formula="of:=SUM([.C418:.R418])" office:value-type="float" office:value="2223">
            <text:p>2223</text:p>
          </table:table-cell>
          <table:table-cell table:formula="of:=SUMIF([.$C$3:.$R$3];[.T$3];[.$C418:.$R418])" office:value-type="float" office:value="101">
            <text:p>101</text:p>
          </table:table-cell>
          <table:table-cell table:formula="of:=SUMIF([.$C$3:.$R$3];[.U$3];[.$C418:.$R418])" office:value-type="float" office:value="355">
            <text:p>355</text:p>
          </table:table-cell>
          <table:table-cell table:formula="of:=SUMIF([.$C$3:.$R$3];[.V$3];[.$C418:.$R418])" office:value-type="float" office:value="213">
            <text:p>213</text:p>
          </table:table-cell>
          <table:table-cell table:formula="of:=SUMIF([.$C$3:.$R$3];[.W$3];[.$C418:.$R418])" office:value-type="float" office:value="197">
            <text:p>197</text:p>
          </table:table-cell>
          <table:table-cell table:formula="of:=SUMIF([.$C$3:.$R$3];[.X$3];[.$C418:.$R418])" office:value-type="float" office:value="863">
            <text:p>863</text:p>
          </table:table-cell>
          <table:table-cell table:formula="of:=SUMIF([.$C$3:.$R$3];[.Y$3];[.$C418:.$R418])" office:value-type="float" office:value="312">
            <text:p>312</text:p>
          </table:table-cell>
          <table:table-cell table:formula="of:=SUMIF([.$C$3:.$R$3];[.Z$3];[.$C418:.$R418])" office:value-type="float" office:value="176">
            <text:p>176</text:p>
          </table:table-cell>
          <table:table-cell table:formula="of:=SUM([.T418:.Z418])" office:value-type="float" office:value="2217">
            <text:p>2217</text:p>
          </table:table-cell>
        </table:table-row>
        <table:table-row table:style-name="ro1">
          <table:table-cell office:value-type="string">
            <text:p>Winsum</text:p>
          </table:table-cell>
          <table:table-cell office:value-type="float" office:value="10253">
            <text:p>10253</text:p>
          </table:table-cell>
          <table:table-cell office:value-type="float" office:value="238">
            <text:p>238</text:p>
          </table:table-cell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10">
            <text:p>9410</text:p>
          </table:table-cell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office:value-type="string">
            <text:p><text:s/></text:p>
          </table:table-cell>
          <table:table-cell table:formula="of:=SUM([.C419:.R419])" office:value-type="float" office:value="10256">
            <text:p>10256</text:p>
          </table:table-cell>
          <table:table-cell table:formula="of:=SUMIF([.$C$3:.$R$3];[.T$3];[.$C419:.$R419])" office:value-type="float" office:value="238">
            <text:p>238</text:p>
          </table:table-cell>
          <table:table-cell table:formula="of:=SUMIF([.$C$3:.$R$3];[.U$3];[.$C419:.$R419])" office:value-type="float" office:value="282">
            <text:p>282</text:p>
          </table:table-cell>
          <table:table-cell table:formula="of:=SUMIF([.$C$3:.$R$3];[.V$3];[.$C419:.$R419])" office:value-type="float" office:value="156">
            <text:p>156</text:p>
          </table:table-cell>
          <table:table-cell table:formula="of:=SUMIF([.$C$3:.$R$3];[.W$3];[.$C419:.$R419])" office:value-type="float" office:value="89">
            <text:p>89</text:p>
          </table:table-cell>
          <table:table-cell table:formula="of:=SUMIF([.$C$3:.$R$3];[.X$3];[.$C419:.$R419])" office:value-type="float" office:value="9410">
            <text:p>9410</text:p>
          </table:table-cell>
          <table:table-cell table:formula="of:=SUMIF([.$C$3:.$R$3];[.Y$3];[.$C419:.$R419])" office:value-type="float" office:value="38">
            <text:p>38</text:p>
          </table:table-cell>
          <table:table-cell table:formula="of:=SUMIF([.$C$3:.$R$3];[.Z$3];[.$C419:.$R419])" office:value-type="float" office:value="36">
            <text:p>36</text:p>
          </table:table-cell>
          <table:table-cell table:formula="of:=SUM([.T419:.Z419])" office:value-type="float" office:value="10249">
            <text:p>10249</text:p>
          </table:table-cell>
        </table:table-row>
        <table:table-row table:style-name="ro1">
          <table:table-cell office:value-type="string">
            <text:p>Winterswijk</text:p>
          </table:table-cell>
          <table:table-cell office:value-type="float" office:value="13880">
            <text:p>13880</text:p>
          </table:table-cell>
          <table:table-cell office:value-type="float" office:value="292">
            <text:p>292</text:p>
          </table:table-cell>
          <table:table-cell office:value-type="float" office:value="419">
            <text:p>41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62">
            <text:p>162</text:p>
          </table:table-cell>
          <table:table-cell office:value-type="float" office:value="10575">
            <text:p>10575</text:p>
          </table:table-cell>
          <table:table-cell office:value-type="float" office:value="1897">
            <text:p>1897</text:p>
          </table:table-cell>
          <table:table-cell office:value-type="float" office:value="65">
            <text:p>65</text:p>
          </table:table-cell>
          <table:table-cell office:value-type="string">
            <text:p><text:s/></text:p>
          </table:table-cell>
          <table:table-cell table:formula="of:=SUM([.C420:.R420])" office:value-type="float" office:value="13881">
            <text:p>13881</text:p>
          </table:table-cell>
          <table:table-cell table:formula="of:=SUMIF([.$C$3:.$R$3];[.T$3];[.$C420:.$R420])" office:value-type="float" office:value="292">
            <text:p>292</text:p>
          </table:table-cell>
          <table:table-cell table:formula="of:=SUMIF([.$C$3:.$R$3];[.U$3];[.$C420:.$R420])" office:value-type="float" office:value="419">
            <text:p>419</text:p>
          </table:table-cell>
          <table:table-cell table:formula="of:=SUMIF([.$C$3:.$R$3];[.V$3];[.$C420:.$R420])" office:value-type="float" office:value="1962">
            <text:p>1962</text:p>
          </table:table-cell>
          <table:table-cell table:formula="of:=SUMIF([.$C$3:.$R$3];[.W$3];[.$C420:.$R420])" office:value-type="float" office:value="343">
            <text:p>343</text:p>
          </table:table-cell>
          <table:table-cell table:formula="of:=SUMIF([.$C$3:.$R$3];[.X$3];[.$C420:.$R420])" office:value-type="float" office:value="10575">
            <text:p>10575</text:p>
          </table:table-cell>
          <table:table-cell table:formula="of:=SUMIF([.$C$3:.$R$3];[.Y$3];[.$C420:.$R420])" office:value-type="float" office:value="107">
            <text:p>107</text:p>
          </table:table-cell>
          <table:table-cell table:formula="of:=SUMIF([.$C$3:.$R$3];[.Z$3];[.$C420:.$R420])" office:value-type="float" office:value="155">
            <text:p>155</text:p>
          </table:table-cell>
          <table:table-cell table:formula="of:=SUM([.T420:.Z420])" office:value-type="float" office:value="13853">
            <text:p>13853</text:p>
          </table:table-cell>
        </table:table-row>
        <table:table-row table:style-name="ro1">
          <table:table-cell office:value-type="string">
            <text:p>Woensdrecht</text:p>
          </table:table-cell>
          <table:table-cell office:value-type="float" office:value="9199">
            <text:p>9199</text:p>
          </table:table-cell>
          <table:table-cell office:value-type="float" office:value="378">
            <text:p>378</text:p>
          </table:table-cell>
          <table:table-cell office:value-type="float" office:value="439">
            <text:p>439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 office:value-type="float" office:value="4219">
            <text:p>4219</text:p>
          </table:table-cell>
          <table:table-cell office:value-type="float" office:value="3625">
            <text:p>3625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formula="of:=SUM([.C421:.R421])" office:value-type="float" office:value="9198">
            <text:p>9198</text:p>
          </table:table-cell>
          <table:table-cell table:formula="of:=SUMIF([.$C$3:.$R$3];[.T$3];[.$C421:.$R421])" office:value-type="float" office:value="378">
            <text:p>378</text:p>
          </table:table-cell>
          <table:table-cell table:formula="of:=SUMIF([.$C$3:.$R$3];[.U$3];[.$C421:.$R421])" office:value-type="float" office:value="439">
            <text:p>439</text:p>
          </table:table-cell>
          <table:table-cell table:formula="of:=SUMIF([.$C$3:.$R$3];[.V$3];[.$C421:.$R421])" office:value-type="float" office:value="3661">
            <text:p>3661</text:p>
          </table:table-cell>
          <table:table-cell table:formula="of:=SUMIF([.$C$3:.$R$3];[.W$3];[.$C421:.$R421])" office:value-type="float" office:value="171">
            <text:p>171</text:p>
          </table:table-cell>
          <table:table-cell table:formula="of:=SUMIF([.$C$3:.$R$3];[.X$3];[.$C421:.$R421])" office:value-type="float" office:value="4219">
            <text:p>4219</text:p>
          </table:table-cell>
          <table:table-cell table:formula="of:=SUMIF([.$C$3:.$R$3];[.Y$3];[.$C421:.$R421])" office:value-type="float" office:value="113">
            <text:p>113</text:p>
          </table:table-cell>
          <table:table-cell table:formula="of:=SUMIF([.$C$3:.$R$3];[.Z$3];[.$C421:.$R421])" office:value-type="float" office:value="85">
            <text:p>85</text:p>
          </table:table-cell>
          <table:table-cell table:formula="of:=SUM([.T421:.Z421])" office:value-type="float" office:value="9066">
            <text:p>9066</text:p>
          </table:table-cell>
        </table:table-row>
        <table:table-row table:style-name="ro1">
          <table:table-cell office:value-type="string">
            <text:p>Woerden</text:p>
          </table:table-cell>
          <table:table-cell office:value-type="float" office:value="9289">
            <text:p>9289</text:p>
          </table:table-cell>
          <table:table-cell office:value-type="float" office:value="337">
            <text:p>337</text:p>
          </table:table-cell>
          <table:table-cell office:value-type="float" office:value="607">
            <text:p>60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45">
            <text:p>245</text:p>
          </table:table-cell>
          <table:table-cell office:value-type="float" office:value="124">
            <text:p>124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335">
            <text:p>7335</text:p>
          </table:table-cell>
          <table:table-cell office:value-type="float" office:value="62">
            <text:p>62</text:p>
          </table:table-cell>
          <table:table-cell office:value-type="float" office:value="357">
            <text:p>357</text:p>
          </table:table-cell>
          <table:table-cell office:value-type="string">
            <text:p><text:s/></text:p>
          </table:table-cell>
          <table:table-cell table:formula="of:=SUM([.C422:.R422])" office:value-type="float" office:value="9290">
            <text:p>9290</text:p>
          </table:table-cell>
          <table:table-cell table:formula="of:=SUMIF([.$C$3:.$R$3];[.T$3];[.$C422:.$R422])" office:value-type="float" office:value="337">
            <text:p>337</text:p>
          </table:table-cell>
          <table:table-cell table:formula="of:=SUMIF([.$C$3:.$R$3];[.U$3];[.$C422:.$R422])" office:value-type="float" office:value="607">
            <text:p>607</text:p>
          </table:table-cell>
          <table:table-cell table:formula="of:=SUMIF([.$C$3:.$R$3];[.V$3];[.$C422:.$R422])" office:value-type="float" office:value="419">
            <text:p>419</text:p>
          </table:table-cell>
          <table:table-cell table:formula="of:=SUMIF([.$C$3:.$R$3];[.W$3];[.$C422:.$R422])" office:value-type="float" office:value="210">
            <text:p>210</text:p>
          </table:table-cell>
          <table:table-cell table:formula="of:=SUMIF([.$C$3:.$R$3];[.X$3];[.$C422:.$R422])" office:value-type="float" office:value="7335">
            <text:p>7335</text:p>
          </table:table-cell>
          <table:table-cell table:formula="of:=SUMIF([.$C$3:.$R$3];[.Y$3];[.$C422:.$R422])" office:value-type="float" office:value="124">
            <text:p>124</text:p>
          </table:table-cell>
          <table:table-cell table:formula="of:=SUMIF([.$C$3:.$R$3];[.Z$3];[.$C422:.$R422])" office:value-type="float" office:value="245">
            <text:p>245</text:p>
          </table:table-cell>
          <table:table-cell table:formula="of:=SUM([.T422:.Z422])" office:value-type="float" office:value="9277">
            <text:p>9277</text:p>
          </table:table-cell>
        </table:table-row>
        <table:table-row table:style-name="ro1">
          <table:table-cell office:value-type="string">
            <text:p>De Wolden</text:p>
          </table:table-cell>
          <table:table-cell office:value-type="float" office:value="22635">
            <text:p>22635</text:p>
          </table:table-cell>
          <table:table-cell office:value-type="float" office:value="503">
            <text:p>503</text:p>
          </table:table-cell>
          <table:table-cell office:value-type="float" office:value="469">
            <text:p>46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122">
            <text:p>122</text:p>
          </table:table-cell>
          <table:table-cell office:value-type="float" office:value="18782">
            <text:p>18782</text:p>
          </table:table-cell>
          <table:table-cell office:value-type="float" office:value="2406">
            <text:p>2406</text:p>
          </table:table-cell>
          <table:table-cell office:value-type="float" office:value="157">
            <text:p>157</text:p>
          </table:table-cell>
          <table:table-cell office:value-type="string">
            <text:p><text:s/></text:p>
          </table:table-cell>
          <table:table-cell table:formula="of:=SUM([.C423:.R423])" office:value-type="float" office:value="22635">
            <text:p>22635</text:p>
          </table:table-cell>
          <table:table-cell table:formula="of:=SUMIF([.$C$3:.$R$3];[.T$3];[.$C423:.$R423])" office:value-type="float" office:value="503">
            <text:p>503</text:p>
          </table:table-cell>
          <table:table-cell table:formula="of:=SUMIF([.$C$3:.$R$3];[.U$3];[.$C423:.$R423])" office:value-type="float" office:value="469">
            <text:p>469</text:p>
          </table:table-cell>
          <table:table-cell table:formula="of:=SUMIF([.$C$3:.$R$3];[.V$3];[.$C423:.$R423])" office:value-type="float" office:value="2563">
            <text:p>2563</text:p>
          </table:table-cell>
          <table:table-cell table:formula="of:=SUMIF([.$C$3:.$R$3];[.W$3];[.$C423:.$R423])" office:value-type="float" office:value="223">
            <text:p>223</text:p>
          </table:table-cell>
          <table:table-cell table:formula="of:=SUMIF([.$C$3:.$R$3];[.X$3];[.$C423:.$R423])" office:value-type="float" office:value="18782">
            <text:p>18782</text:p>
          </table:table-cell>
          <table:table-cell table:formula="of:=SUMIF([.$C$3:.$R$3];[.Y$3];[.$C423:.$R423])" office:value-type="float" office:value="38">
            <text:p>38</text:p>
          </table:table-cell>
          <table:table-cell table:formula="of:=SUMIF([.$C$3:.$R$3];[.Z$3];[.$C423:.$R423])" office:value-type="float" office:value="54">
            <text:p>54</text:p>
          </table:table-cell>
          <table:table-cell table:formula="of:=SUM([.T423:.Z423])" office:value-type="float" office:value="22632">
            <text:p>22632</text:p>
          </table:table-cell>
        </table:table-row>
        <table:table-row table:style-name="ro1">
          <table:table-cell office:value-type="string">
            <text:p>Wormerland</text:p>
          </table:table-cell>
          <table:table-cell office:value-type="float" office:value="4514">
            <text:p>4514</text:p>
          </table:table-cell>
          <table:table-cell office:value-type="float" office:value="147">
            <text:p>147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3237">
            <text:p>3237</text:p>
          </table:table-cell>
          <table:table-cell office:value-type="float" office:value="51">
            <text:p>51</text:p>
          </table:table-cell>
          <table:table-cell office:value-type="float" office:value="640">
            <text:p>640</text:p>
          </table:table-cell>
          <table:table-cell office:value-type="string">
            <text:p><text:s/></text:p>
          </table:table-cell>
          <table:table-cell table:formula="of:=SUM([.C424:.R424])" office:value-type="float" office:value="4513">
            <text:p>4513</text:p>
          </table:table-cell>
          <table:table-cell table:formula="of:=SUMIF([.$C$3:.$R$3];[.T$3];[.$C424:.$R424])" office:value-type="float" office:value="147">
            <text:p>147</text:p>
          </table:table-cell>
          <table:table-cell table:formula="of:=SUMIF([.$C$3:.$R$3];[.U$3];[.$C424:.$R424])" office:value-type="float" office:value="212">
            <text:p>212</text:p>
          </table:table-cell>
          <table:table-cell table:formula="of:=SUMIF([.$C$3:.$R$3];[.V$3];[.$C424:.$R424])" office:value-type="float" office:value="691">
            <text:p>691</text:p>
          </table:table-cell>
          <table:table-cell table:formula="of:=SUMIF([.$C$3:.$R$3];[.W$3];[.$C424:.$R424])" office:value-type="float" office:value="95">
            <text:p>95</text:p>
          </table:table-cell>
          <table:table-cell table:formula="of:=SUMIF([.$C$3:.$R$3];[.X$3];[.$C424:.$R424])" office:value-type="float" office:value="3237">
            <text:p>3237</text:p>
          </table:table-cell>
          <table:table-cell table:formula="of:=SUMIF([.$C$3:.$R$3];[.Y$3];[.$C424:.$R424])" office:value-type="float" office:value="42">
            <text:p>42</text:p>
          </table:table-cell>
          <table:table-cell table:formula="of:=SUMIF([.$C$3:.$R$3];[.Z$3];[.$C424:.$R424])" office:value-type="float" office:value="67">
            <text:p>67</text:p>
          </table:table-cell>
          <table:table-cell table:formula="of:=SUM([.T424:.Z424])" office:value-type="float" office:value="4491">
            <text:p>4491</text:p>
          </table:table-cell>
        </table:table-row>
        <table:table-row table:style-name="ro1">
          <table:table-cell office:value-type="string">
            <text:p>Woudenberg</text:p>
          </table:table-cell>
          <table:table-cell office:value-type="float" office:value="3672">
            <text:p>3672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296">
            <text:p>2296</text:p>
          </table:table-cell>
          <table:table-cell office:value-type="float" office:value="902">
            <text:p>902</text:p>
          </table:table-cell>
          <table:table-cell office:value-type="float" office:value="27">
            <text:p>27</text:p>
          </table:table-cell>
          <table:table-cell office:value-type="string">
            <text:p><text:s/></text:p>
          </table:table-cell>
          <table:table-cell table:formula="of:=SUM([.C425:.R425])" office:value-type="float" office:value="3673">
            <text:p>3673</text:p>
          </table:table-cell>
          <table:table-cell table:formula="of:=SUMIF([.$C$3:.$R$3];[.T$3];[.$C425:.$R425])" office:value-type="float" office:value="105">
            <text:p>105</text:p>
          </table:table-cell>
          <table:table-cell table:formula="of:=SUMIF([.$C$3:.$R$3];[.U$3];[.$C425:.$R425])" office:value-type="float" office:value="163">
            <text:p>163</text:p>
          </table:table-cell>
          <table:table-cell table:formula="of:=SUMIF([.$C$3:.$R$3];[.V$3];[.$C425:.$R425])" office:value-type="float" office:value="929">
            <text:p>929</text:p>
          </table:table-cell>
          <table:table-cell table:formula="of:=SUMIF([.$C$3:.$R$3];[.W$3];[.$C425:.$R425])" office:value-type="float" office:value="106">
            <text:p>106</text:p>
          </table:table-cell>
          <table:table-cell table:formula="of:=SUMIF([.$C$3:.$R$3];[.X$3];[.$C425:.$R425])" office:value-type="float" office:value="2296">
            <text:p>2296</text:p>
          </table:table-cell>
          <table:table-cell table:formula="of:=SUMIF([.$C$3:.$R$3];[.Y$3];[.$C425:.$R425])" office:value-type="float" office:value="24">
            <text:p>24</text:p>
          </table:table-cell>
          <table:table-cell table:formula="of:=SUMIF([.$C$3:.$R$3];[.Z$3];[.$C425:.$R425])" office:value-type="float" office:value="45">
            <text:p>45</text:p>
          </table:table-cell>
          <table:table-cell table:formula="of:=SUM([.T425:.Z425])" office:value-type="float" office:value="3668">
            <text:p>3668</text:p>
          </table:table-cell>
        </table:table-row>
        <table:table-row table:style-name="ro1">
          <table:table-cell office:value-type="string">
            <text:p>Woudrichem</text:p>
          </table:table-cell>
          <table:table-cell office:value-type="float" office:value="5165">
            <text:p>5165</text:p>
          </table:table-cell>
          <table:table-cell office:value-type="float" office:value="153">
            <text:p>153</text:p>
          </table:table-cell>
          <table:table-cell office:value-type="float" office:value="247">
            <text:p>2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088">
            <text:p>4088</text:p>
          </table:table-cell>
          <table:table-cell office:value-type="float" office:value="149">
            <text:p>149</text:p>
          </table:table-cell>
          <table:table-cell office:value-type="float" office:value="230">
            <text:p>230</text:p>
          </table:table-cell>
          <table:table-cell office:value-type="string">
            <text:p><text:s/></text:p>
          </table:table-cell>
          <table:table-cell table:formula="of:=SUM([.C426:.R426])" office:value-type="float" office:value="5167">
            <text:p>5167</text:p>
          </table:table-cell>
          <table:table-cell table:formula="of:=SUMIF([.$C$3:.$R$3];[.T$3];[.$C426:.$R426])" office:value-type="float" office:value="153">
            <text:p>153</text:p>
          </table:table-cell>
          <table:table-cell table:formula="of:=SUMIF([.$C$3:.$R$3];[.U$3];[.$C426:.$R426])" office:value-type="float" office:value="247">
            <text:p>247</text:p>
          </table:table-cell>
          <table:table-cell table:formula="of:=SUMIF([.$C$3:.$R$3];[.V$3];[.$C426:.$R426])" office:value-type="float" office:value="379">
            <text:p>379</text:p>
          </table:table-cell>
          <table:table-cell table:formula="of:=SUMIF([.$C$3:.$R$3];[.W$3];[.$C426:.$R426])" office:value-type="float" office:value="168">
            <text:p>168</text:p>
          </table:table-cell>
          <table:table-cell table:formula="of:=SUMIF([.$C$3:.$R$3];[.X$3];[.$C426:.$R426])" office:value-type="float" office:value="4088">
            <text:p>4088</text:p>
          </table:table-cell>
          <table:table-cell table:formula="of:=SUMIF([.$C$3:.$R$3];[.Y$3];[.$C426:.$R426])" office:value-type="float" office:value="50">
            <text:p>50</text:p>
          </table:table-cell>
          <table:table-cell table:formula="of:=SUMIF([.$C$3:.$R$3];[.Z$3];[.$C426:.$R426])" office:value-type="float" office:value="78">
            <text:p>78</text:p>
          </table:table-cell>
          <table:table-cell table:formula="of:=SUM([.T426:.Z426])" office:value-type="float" office:value="5163">
            <text:p>5163</text:p>
          </table:table-cell>
        </table:table-row>
        <table:table-row table:style-name="ro1">
          <table:table-cell office:value-type="string">
            <text:p>W￻nseradiel</text:p>
          </table:table-cell>
          <table:table-cell office:value-type="float" office:value="31768">
            <text:p>31768</text:p>
          </table:table-cell>
          <table:table-cell office:value-type="float" office:value="538">
            <text:p>538</text:p>
          </table:table-cell>
          <table:table-cell office:value-type="float" office:value="216">
            <text:p>21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14131">
            <text:p>14131</text:p>
          </table:table-cell>
          <table:table-cell office:value-type="float" office:value="569">
            <text:p>569</text:p>
          </table:table-cell>
          <table:table-cell office:value-type="float" office:value="15280">
            <text:p>15280</text:p>
          </table:table-cell>
          <table:table-cell office:value-type="float" office:value="640">
            <text:p>640</text:p>
          </table:table-cell>
          <table:table-cell table:formula="of:=SUM([.C427:.R427])" office:value-type="float" office:value="31769">
            <text:p>31769</text:p>
          </table:table-cell>
          <table:table-cell table:formula="of:=SUMIF([.$C$3:.$R$3];[.T$3];[.$C427:.$R427])" office:value-type="float" office:value="538">
            <text:p>538</text:p>
          </table:table-cell>
          <table:table-cell table:formula="of:=SUMIF([.$C$3:.$R$3];[.U$3];[.$C427:.$R427])" office:value-type="float" office:value="216">
            <text:p>216</text:p>
          </table:table-cell>
          <table:table-cell table:formula="of:=SUMIF([.$C$3:.$R$3];[.V$3];[.$C427:.$R427])" office:value-type="float" office:value="16489">
            <text:p>16489</text:p>
          </table:table-cell>
          <table:table-cell table:formula="of:=SUMIF([.$C$3:.$R$3];[.W$3];[.$C427:.$R427])" office:value-type="float" office:value="119">
            <text:p>119</text:p>
          </table:table-cell>
          <table:table-cell table:formula="of:=SUMIF([.$C$3:.$R$3];[.X$3];[.$C427:.$R427])" office:value-type="float" office:value="14131">
            <text:p>14131</text:p>
          </table:table-cell>
          <table:table-cell table:formula="of:=SUMIF([.$C$3:.$R$3];[.Y$3];[.$C427:.$R427])" office:value-type="float" office:value="218">
            <text:p>218</text:p>
          </table:table-cell>
          <table:table-cell table:formula="of:=SUMIF([.$C$3:.$R$3];[.Z$3];[.$C427:.$R427])" office:value-type="float" office:value="55">
            <text:p>55</text:p>
          </table:table-cell>
          <table:table-cell table:formula="of:=SUM([.T427:.Z427])" office:value-type="float" office:value="31766">
            <text:p>31766</text:p>
          </table:table-cell>
        </table:table-row>
        <table:table-row table:style-name="ro1">
          <table:table-cell office:value-type="string">
            <text:p>Wymbritseradiel</text:p>
          </table:table-cell>
          <table:table-cell office:value-type="float" office:value="16274">
            <text:p>16274</text:p>
          </table:table-cell>
          <table:table-cell office:value-type="float" office:value="319">
            <text:p>319</text:p>
          </table:table-cell>
          <table:table-cell office:value-type="float" office:value="307">
            <text:p>30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682">
            <text:p>12682</text:p>
          </table:table-cell>
          <table:table-cell office:value-type="float" office:value="165">
            <text:p>165</text:p>
          </table:table-cell>
          <table:table-cell office:value-type="float" office:value="2474">
            <text:p>2474</text:p>
          </table:table-cell>
          <table:table-cell office:value-type="string">
            <text:p><text:s/></text:p>
          </table:table-cell>
          <table:table-cell table:formula="of:=SUM([.C428:.R428])" office:value-type="float" office:value="16274">
            <text:p>16274</text:p>
          </table:table-cell>
          <table:table-cell table:formula="of:=SUMIF([.$C$3:.$R$3];[.T$3];[.$C428:.$R428])" office:value-type="float" office:value="319">
            <text:p>319</text:p>
          </table:table-cell>
          <table:table-cell table:formula="of:=SUMIF([.$C$3:.$R$3];[.U$3];[.$C428:.$R428])" office:value-type="float" office:value="307">
            <text:p>307</text:p>
          </table:table-cell>
          <table:table-cell table:formula="of:=SUMIF([.$C$3:.$R$3];[.V$3];[.$C428:.$R428])" office:value-type="float" office:value="2639">
            <text:p>2639</text:p>
          </table:table-cell>
          <table:table-cell table:formula="of:=SUMIF([.$C$3:.$R$3];[.W$3];[.$C428:.$R428])" office:value-type="float" office:value="144">
            <text:p>144</text:p>
          </table:table-cell>
          <table:table-cell table:formula="of:=SUMIF([.$C$3:.$R$3];[.X$3];[.$C428:.$R428])" office:value-type="float" office:value="12682">
            <text:p>12682</text:p>
          </table:table-cell>
          <table:table-cell table:formula="of:=SUMIF([.$C$3:.$R$3];[.Y$3];[.$C428:.$R428])" office:value-type="float" office:value="53">
            <text:p>53</text:p>
          </table:table-cell>
          <table:table-cell table:formula="of:=SUMIF([.$C$3:.$R$3];[.Z$3];[.$C428:.$R428])" office:value-type="float" office:value="129">
            <text:p>129</text:p>
          </table:table-cell>
          <table:table-cell table:formula="of:=SUM([.T428:.Z428])" office:value-type="float" office:value="16273">
            <text:p>16273</text:p>
          </table:table-cell>
        </table:table-row>
        <table:table-row table:style-name="ro1">
          <table:table-cell office:value-type="string">
            <text:p>Zaanstad</text:p>
          </table:table-cell>
          <table:table-cell office:value-type="float" office:value="8304">
            <text:p>8304</text:p>
          </table:table-cell>
          <table:table-cell office:value-type="float" office:value="419">
            <text:p>419</text:p>
          </table:table-cell>
          <table:table-cell office:value-type="float" office:value="1475">
            <text:p>1475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594">
            <text:p>594</text:p>
          </table:table-cell>
          <table:table-cell office:value-type="float" office:value="347">
            <text:p>347</text:p>
          </table:table-cell>
          <table:table-cell office:value-type="float" office:value="187">
            <text:p>187</text:p>
          </table:table-cell>
          <table:table-cell office:value-type="float" office:value="156">
            <text:p>1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string">
            <text:p>-</text:p>
          </table:table-cell>
          <table:table-cell office:value-type="float" office:value="3471">
            <text:p>3471</text:p>
          </table:table-cell>
          <table:table-cell office:value-type="float" office:value="436">
            <text:p>436</text:p>
          </table:table-cell>
          <table:table-cell office:value-type="float" office:value="918">
            <text:p>918</text:p>
          </table:table-cell>
          <table:table-cell office:value-type="string">
            <text:p><text:s/></text:p>
          </table:table-cell>
          <table:table-cell table:formula="of:=SUM([.C429:.R429])" office:value-type="float" office:value="8303">
            <text:p>8303</text:p>
          </table:table-cell>
          <table:table-cell table:formula="of:=SUMIF([.$C$3:.$R$3];[.T$3];[.$C429:.$R429])" office:value-type="float" office:value="419">
            <text:p>419</text:p>
          </table:table-cell>
          <table:table-cell table:formula="of:=SUMIF([.$C$3:.$R$3];[.U$3];[.$C429:.$R429])" office:value-type="float" office:value="1475">
            <text:p>1475</text:p>
          </table:table-cell>
          <table:table-cell table:formula="of:=SUMIF([.$C$3:.$R$3];[.V$3];[.$C429:.$R429])" office:value-type="float" office:value="1354">
            <text:p>1354</text:p>
          </table:table-cell>
          <table:table-cell table:formula="of:=SUMIF([.$C$3:.$R$3];[.W$3];[.$C429:.$R429])" office:value-type="float" office:value="618">
            <text:p>618</text:p>
          </table:table-cell>
          <table:table-cell table:formula="of:=SUMIF([.$C$3:.$R$3];[.X$3];[.$C429:.$R429])" office:value-type="float" office:value="3471">
            <text:p>3471</text:p>
          </table:table-cell>
          <table:table-cell table:formula="of:=SUMIF([.$C$3:.$R$3];[.Y$3];[.$C429:.$R429])" office:value-type="float" office:value="347">
            <text:p>347</text:p>
          </table:table-cell>
          <table:table-cell table:formula="of:=SUMIF([.$C$3:.$R$3];[.Z$3];[.$C429:.$R429])" office:value-type="float" office:value="594">
            <text:p>594</text:p>
          </table:table-cell>
          <table:table-cell table:formula="of:=SUM([.T429:.Z429])" office:value-type="float" office:value="8278">
            <text:p>8278</text:p>
          </table:table-cell>
        </table:table-row>
        <table:table-row table:style-name="ro1">
          <table:table-cell office:value-type="string">
            <text:p>Zaltbommel</text:p>
          </table:table-cell>
          <table:table-cell office:value-type="float" office:value="8906">
            <text:p>8906</text:p>
          </table:table-cell>
          <table:table-cell office:value-type="float" office:value="360">
            <text:p>360</text:p>
          </table:table-cell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15">
            <text:p>215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6290">
            <text:p>6290</text:p>
          </table:table-cell>
          <table:table-cell office:value-type="float" office:value="357">
            <text:p>357</text:p>
          </table:table-cell>
          <table:table-cell office:value-type="float" office:value="943">
            <text:p>943</text:p>
          </table:table-cell>
          <table:table-cell office:value-type="string">
            <text:p><text:s/></text:p>
          </table:table-cell>
          <table:table-cell table:formula="of:=SUM([.C430:.R430])" office:value-type="float" office:value="8906">
            <text:p>8906</text:p>
          </table:table-cell>
          <table:table-cell table:formula="of:=SUMIF([.$C$3:.$R$3];[.T$3];[.$C430:.$R430])" office:value-type="float" office:value="360">
            <text:p>360</text:p>
          </table:table-cell>
          <table:table-cell table:formula="of:=SUMIF([.$C$3:.$R$3];[.U$3];[.$C430:.$R430])" office:value-type="float" office:value="406">
            <text:p>406</text:p>
          </table:table-cell>
          <table:table-cell table:formula="of:=SUMIF([.$C$3:.$R$3];[.V$3];[.$C430:.$R430])" office:value-type="float" office:value="1300">
            <text:p>1300</text:p>
          </table:table-cell>
          <table:table-cell table:formula="of:=SUMIF([.$C$3:.$R$3];[.W$3];[.$C430:.$R430])" office:value-type="float" office:value="191">
            <text:p>191</text:p>
          </table:table-cell>
          <table:table-cell table:formula="of:=SUMIF([.$C$3:.$R$3];[.X$3];[.$C430:.$R430])" office:value-type="float" office:value="6290">
            <text:p>6290</text:p>
          </table:table-cell>
          <table:table-cell table:formula="of:=SUMIF([.$C$3:.$R$3];[.Y$3];[.$C430:.$R430])" office:value-type="float" office:value="128">
            <text:p>128</text:p>
          </table:table-cell>
          <table:table-cell table:formula="of:=SUMIF([.$C$3:.$R$3];[.Z$3];[.$C430:.$R430])" office:value-type="float" office:value="215">
            <text:p>215</text:p>
          </table:table-cell>
          <table:table-cell table:formula="of:=SUM([.T430:.Z430])" office:value-type="float" office:value="8890">
            <text:p>8890</text:p>
          </table:table-cell>
        </table:table-row>
        <table:table-row table:style-name="ro1">
          <table:table-cell office:value-type="string">
            <text:p>Zandvoort</text:p>
          </table:table-cell>
          <table:table-cell office:value-type="float" office:value="4434">
            <text:p>4434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686">
            <text:p>2686</text:p>
          </table:table-cell>
          <table:table-cell office:value-type="float" office:value="166">
            <text:p>166</text:p>
          </table:table-cell>
          <table:table-cell office:value-type="float" office:value="1058">
            <text:p>1058</text:p>
          </table:table-cell>
          <table:table-cell table:formula="of:=SUM([.C431:.R431])" office:value-type="float" office:value="4433">
            <text:p>4433</text:p>
          </table:table-cell>
          <table:table-cell table:formula="of:=SUMIF([.$C$3:.$R$3];[.T$3];[.$C431:.$R431])" office:value-type="float" office:value="34">
            <text:p>34</text:p>
          </table:table-cell>
          <table:table-cell table:formula="of:=SUMIF([.$C$3:.$R$3];[.U$3];[.$C431:.$R431])" office:value-type="float" office:value="204">
            <text:p>204</text:p>
          </table:table-cell>
          <table:table-cell table:formula="of:=SUMIF([.$C$3:.$R$3];[.V$3];[.$C431:.$R431])" office:value-type="float" office:value="3910">
            <text:p>3910</text:p>
          </table:table-cell>
          <table:table-cell table:formula="of:=SUMIF([.$C$3:.$R$3];[.W$3];[.$C431:.$R431])" office:value-type="float" office:value="257">
            <text:p>257</text:p>
          </table:table-cell>
          <table:table-cell table:formula="of:=SUMIF([.$C$3:.$R$3];[.X$3];[.$C431:.$R431])" office:value-type="float" office:value="11">
            <text:p>11</text:p>
          </table:table-cell>
          <table:table-cell table:formula="of:=SUMIF([.$C$3:.$R$3];[.Y$3];[.$C431:.$R431])" office:value-type="float" office:value="4">
            <text:p>4</text:p>
          </table:table-cell>
          <table:table-cell table:formula="of:=SUMIF([.$C$3:.$R$3];[.Z$3];[.$C431:.$R431])" office:value-type="float" office:value="8">
            <text:p>8</text:p>
          </table:table-cell>
          <table:table-cell table:formula="of:=SUM([.T431:.Z431])" office:value-type="float" office:value="4428">
            <text:p>4428</text:p>
          </table:table-cell>
        </table:table-row>
        <table:table-row table:style-name="ro1">
          <table:table-cell office:value-type="string">
            <text:p>Zederik</text:p>
          </table:table-cell>
          <table:table-cell office:value-type="float" office:value="7649">
            <text:p>7649</text:p>
          </table:table-cell>
          <table:table-cell office:value-type="float" office:value="228">
            <text:p>228</text:p>
          </table:table-cell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44">
            <text:p>44</text:p>
          </table:table-cell>
          <table:table-cell office:value-type="float" office:value="6506">
            <text:p>6506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string">
            <text:p><text:s/></text:p>
          </table:table-cell>
          <table:table-cell table:formula="of:=SUM([.C432:.R432])" office:value-type="float" office:value="7650">
            <text:p>7650</text:p>
          </table:table-cell>
          <table:table-cell table:formula="of:=SUMIF([.$C$3:.$R$3];[.T$3];[.$C432:.$R432])" office:value-type="float" office:value="228">
            <text:p>228</text:p>
          </table:table-cell>
          <table:table-cell table:formula="of:=SUMIF([.$C$3:.$R$3];[.U$3];[.$C432:.$R432])" office:value-type="float" office:value="165">
            <text:p>165</text:p>
          </table:table-cell>
          <table:table-cell table:formula="of:=SUMIF([.$C$3:.$R$3];[.V$3];[.$C432:.$R432])" office:value-type="float" office:value="548">
            <text:p>548</text:p>
          </table:table-cell>
          <table:table-cell table:formula="of:=SUMIF([.$C$3:.$R$3];[.W$3];[.$C432:.$R432])" office:value-type="float" office:value="79">
            <text:p>79</text:p>
          </table:table-cell>
          <table:table-cell table:formula="of:=SUMIF([.$C$3:.$R$3];[.X$3];[.$C432:.$R432])" office:value-type="float" office:value="6506">
            <text:p>6506</text:p>
          </table:table-cell>
          <table:table-cell table:formula="of:=SUMIF([.$C$3:.$R$3];[.Y$3];[.$C432:.$R432])" office:value-type="float" office:value="47">
            <text:p>47</text:p>
          </table:table-cell>
          <table:table-cell table:formula="of:=SUMIF([.$C$3:.$R$3];[.Z$3];[.$C432:.$R432])" office:value-type="float" office:value="73">
            <text:p>73</text:p>
          </table:table-cell>
          <table:table-cell table:formula="of:=SUM([.T432:.Z432])" office:value-type="float" office:value="7646">
            <text:p>7646</text:p>
          </table:table-cell>
        </table:table-row>
        <table:table-row table:style-name="ro1">
          <table:table-cell office:value-type="string">
            <text:p>Zeevang</text:p>
          </table:table-cell>
          <table:table-cell office:value-type="float" office:value="5523">
            <text:p>5523</text:p>
          </table:table-cell>
          <table:table-cell office:value-type="float" office:value="155">
            <text:p>155</text:p>
          </table:table-cell>
          <table:table-cell office:value-type="float" office:value="87">
            <text:p>87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461">
            <text:p>3461</text:p>
          </table:table-cell>
          <table:table-cell office:value-type="float" office:value="37">
            <text:p>37</text:p>
          </table:table-cell>
          <table:table-cell office:value-type="float" office:value="1714">
            <text:p>1714</text:p>
          </table:table-cell>
          <table:table-cell office:value-type="string">
            <text:p><text:s/></text:p>
          </table:table-cell>
          <table:table-cell table:formula="of:=SUM([.C433:.R433])" office:value-type="float" office:value="5525">
            <text:p>5525</text:p>
          </table:table-cell>
          <table:table-cell table:formula="of:=SUMIF([.$C$3:.$R$3];[.T$3];[.$C433:.$R433])" office:value-type="float" office:value="155">
            <text:p>155</text:p>
          </table:table-cell>
          <table:table-cell table:formula="of:=SUMIF([.$C$3:.$R$3];[.U$3];[.$C433:.$R433])" office:value-type="float" office:value="87">
            <text:p>87</text:p>
          </table:table-cell>
          <table:table-cell table:formula="of:=SUMIF([.$C$3:.$R$3];[.V$3];[.$C433:.$R433])" office:value-type="float" office:value="1751">
            <text:p>1751</text:p>
          </table:table-cell>
          <table:table-cell table:formula="of:=SUMIF([.$C$3:.$R$3];[.W$3];[.$C433:.$R433])" office:value-type="float" office:value="34">
            <text:p>34</text:p>
          </table:table-cell>
          <table:table-cell table:formula="of:=SUMIF([.$C$3:.$R$3];[.X$3];[.$C433:.$R433])" office:value-type="float" office:value="3461">
            <text:p>3461</text:p>
          </table:table-cell>
          <table:table-cell table:formula="of:=SUMIF([.$C$3:.$R$3];[.Y$3];[.$C433:.$R433])" office:value-type="float" office:value="24">
            <text:p>24</text:p>
          </table:table-cell>
          <table:table-cell table:formula="of:=SUMIF([.$C$3:.$R$3];[.Z$3];[.$C433:.$R433])" office:value-type="float" office:value="8">
            <text:p>8</text:p>
          </table:table-cell>
          <table:table-cell table:formula="of:=SUM([.T433:.Z433])" office:value-type="float" office:value="5520">
            <text:p>5520</text:p>
          </table:table-cell>
        </table:table-row>
        <table:table-row table:style-name="ro1">
          <table:table-cell office:value-type="string">
            <text:p>Zeewolde</text:p>
          </table:table-cell>
          <table:table-cell office:value-type="float" office:value="26897">
            <text:p>26897</text:p>
          </table:table-cell>
          <table:table-cell office:value-type="float" office:value="377">
            <text:p>377</text:p>
          </table:table-cell>
          <table:table-cell office:value-type="float" office:value="273">
            <text:p>273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238">
            <text:p>238</text:p>
          </table:table-cell>
          <table:table-cell office:value-type="float" office:value="75">
            <text:p>75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37">
            <text:p>237</text:p>
          </table:table-cell>
          <table:table-cell office:value-type="float" office:value="17298">
            <text:p>17298</text:p>
          </table:table-cell>
          <table:table-cell office:value-type="float" office:value="5760">
            <text:p>5760</text:p>
          </table:table-cell>
          <table:table-cell office:value-type="float" office:value="2035">
            <text:p>2035</text:p>
          </table:table-cell>
          <table:table-cell office:value-type="string">
            <text:p><text:s/></text:p>
          </table:table-cell>
          <table:table-cell table:formula="of:=SUM([.C434:.R434])" office:value-type="float" office:value="26895">
            <text:p>26895</text:p>
          </table:table-cell>
          <table:table-cell table:formula="of:=SUMIF([.$C$3:.$R$3];[.T$3];[.$C434:.$R434])" office:value-type="float" office:value="377">
            <text:p>377</text:p>
          </table:table-cell>
          <table:table-cell table:formula="of:=SUMIF([.$C$3:.$R$3];[.U$3];[.$C434:.$R434])" office:value-type="float" office:value="273">
            <text:p>273</text:p>
          </table:table-cell>
          <table:table-cell table:formula="of:=SUMIF([.$C$3:.$R$3];[.V$3];[.$C434:.$R434])" office:value-type="float" office:value="7795">
            <text:p>7795</text:p>
          </table:table-cell>
          <table:table-cell table:formula="of:=SUMIF([.$C$3:.$R$3];[.W$3];[.$C434:.$R434])" office:value-type="float" office:value="713">
            <text:p>713</text:p>
          </table:table-cell>
          <table:table-cell table:formula="of:=SUMIF([.$C$3:.$R$3];[.X$3];[.$C434:.$R434])" office:value-type="float" office:value="17298">
            <text:p>17298</text:p>
          </table:table-cell>
          <table:table-cell table:formula="of:=SUMIF([.$C$3:.$R$3];[.Y$3];[.$C434:.$R434])" office:value-type="float" office:value="238">
            <text:p>238</text:p>
          </table:table-cell>
          <table:table-cell table:formula="of:=SUMIF([.$C$3:.$R$3];[.Z$3];[.$C434:.$R434])" office:value-type="float" office:value="162">
            <text:p>162</text:p>
          </table:table-cell>
          <table:table-cell table:formula="of:=SUM([.T434:.Z434])" office:value-type="float" office:value="26856">
            <text:p>26856</text:p>
          </table:table-cell>
        </table:table-row>
        <table:table-row table:style-name="ro1">
          <table:table-cell office:value-type="string">
            <text:p>Zeist</text:p>
          </table:table-cell>
          <table:table-cell office:value-type="float" office:value="4864">
            <text:p>4864</text:p>
          </table:table-cell>
          <table:table-cell office:value-type="float" office:value="212">
            <text:p>212</text:p>
          </table:table-cell>
          <table:table-cell office:value-type="float" office:value="1018">
            <text:p>101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238">
            <text:p>238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03">
            <text:p>603</text:p>
          </table:table-cell>
          <table:table-cell office:value-type="float" office:value="2167">
            <text:p>2167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formula="of:=SUM([.C435:.R435])" office:value-type="float" office:value="4865">
            <text:p>4865</text:p>
          </table:table-cell>
          <table:table-cell table:formula="of:=SUMIF([.$C$3:.$R$3];[.T$3];[.$C435:.$R435])" office:value-type="float" office:value="212">
            <text:p>212</text:p>
          </table:table-cell>
          <table:table-cell table:formula="of:=SUMIF([.$C$3:.$R$3];[.U$3];[.$C435:.$R435])" office:value-type="float" office:value="1018">
            <text:p>1018</text:p>
          </table:table-cell>
          <table:table-cell table:formula="of:=SUMIF([.$C$3:.$R$3];[.V$3];[.$C435:.$R435])" office:value-type="float" office:value="2181">
            <text:p>2181</text:p>
          </table:table-cell>
          <table:table-cell table:formula="of:=SUMIF([.$C$3:.$R$3];[.W$3];[.$C435:.$R435])" office:value-type="float" office:value="633">
            <text:p>633</text:p>
          </table:table-cell>
          <table:table-cell table:formula="of:=SUMIF([.$C$3:.$R$3];[.X$3];[.$C435:.$R435])" office:value-type="float" office:value="603">
            <text:p>603</text:p>
          </table:table-cell>
          <table:table-cell table:formula="of:=SUMIF([.$C$3:.$R$3];[.Y$3];[.$C435:.$R435])" office:value-type="float" office:value="51">
            <text:p>51</text:p>
          </table:table-cell>
          <table:table-cell table:formula="of:=SUMIF([.$C$3:.$R$3];[.Z$3];[.$C435:.$R435])" office:value-type="float" office:value="115">
            <text:p>115</text:p>
          </table:table-cell>
          <table:table-cell table:formula="of:=SUM([.T435:.Z435])" office:value-type="float" office:value="4813">
            <text:p>4813</text:p>
          </table:table-cell>
        </table:table-row>
        <table:table-row table:style-name="ro1">
          <table:table-cell office:value-type="string">
            <text:p>Zevenaar</text:p>
          </table:table-cell>
          <table:table-cell office:value-type="float" office:value="5802">
            <text:p>5802</text:p>
          </table:table-cell>
          <table:table-cell office:value-type="float" office:value="259">
            <text:p>259</text:p>
          </table:table-cell>
          <table:table-cell office:value-type="float" office:value="482">
            <text:p>482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3884">
            <text:p>3884</text:p>
          </table:table-cell>
          <table:table-cell office:value-type="float" office:value="106">
            <text:p>106</text:p>
          </table:table-cell>
          <table:table-cell office:value-type="float" office:value="472">
            <text:p>472</text:p>
          </table:table-cell>
          <table:table-cell office:value-type="string">
            <text:p><text:s/></text:p>
          </table:table-cell>
          <table:table-cell table:formula="of:=SUM([.C436:.R436])" office:value-type="float" office:value="5802">
            <text:p>5802</text:p>
          </table:table-cell>
          <table:table-cell table:formula="of:=SUMIF([.$C$3:.$R$3];[.T$3];[.$C436:.$R436])" office:value-type="float" office:value="259">
            <text:p>259</text:p>
          </table:table-cell>
          <table:table-cell table:formula="of:=SUMIF([.$C$3:.$R$3];[.U$3];[.$C436:.$R436])" office:value-type="float" office:value="482">
            <text:p>482</text:p>
          </table:table-cell>
          <table:table-cell table:formula="of:=SUMIF([.$C$3:.$R$3];[.V$3];[.$C436:.$R436])" office:value-type="float" office:value="578">
            <text:p>578</text:p>
          </table:table-cell>
          <table:table-cell table:formula="of:=SUMIF([.$C$3:.$R$3];[.W$3];[.$C436:.$R436])" office:value-type="float" office:value="359">
            <text:p>359</text:p>
          </table:table-cell>
          <table:table-cell table:formula="of:=SUMIF([.$C$3:.$R$3];[.X$3];[.$C436:.$R436])" office:value-type="float" office:value="3884">
            <text:p>3884</text:p>
          </table:table-cell>
          <table:table-cell table:formula="of:=SUMIF([.$C$3:.$R$3];[.Y$3];[.$C436:.$R436])" office:value-type="float" office:value="101">
            <text:p>101</text:p>
          </table:table-cell>
          <table:table-cell table:formula="of:=SUMIF([.$C$3:.$R$3];[.Z$3];[.$C436:.$R436])" office:value-type="float" office:value="124">
            <text:p>124</text:p>
          </table:table-cell>
          <table:table-cell table:formula="of:=SUM([.T436:.Z436])" office:value-type="float" office:value="5787">
            <text:p>5787</text:p>
          </table:table-cell>
        </table:table-row>
        <table:table-row table:style-name="ro1">
          <table:table-cell office:value-type="string">
            <text:p>Zevenhuizen-Moerkapelle</text:p>
          </table:table-cell>
          <table:table-cell office:value-type="float" office:value="3110">
            <text:p>3110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-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70">
            <text:p>257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table:formula="of:=SUM([.C437:.R437])" office:value-type="float" office:value="3111">
            <text:p>3111</text:p>
          </table:table-cell>
          <table:table-cell table:formula="of:=SUMIF([.$C$3:.$R$3];[.T$3];[.$C437:.$R437])" office:value-type="float" office:value="103">
            <text:p>103</text:p>
          </table:table-cell>
          <table:table-cell table:formula="of:=SUMIF([.$C$3:.$R$3];[.U$3];[.$C437:.$R437])" office:value-type="float" office:value="120">
            <text:p>120</text:p>
          </table:table-cell>
          <table:table-cell table:formula="of:=SUMIF([.$C$3:.$R$3];[.V$3];[.$C437:.$R437])" office:value-type="float" office:value="150">
            <text:p>150</text:p>
          </table:table-cell>
          <table:table-cell table:formula="of:=SUMIF([.$C$3:.$R$3];[.W$3];[.$C437:.$R437])" office:value-type="float" office:value="65">
            <text:p>65</text:p>
          </table:table-cell>
          <table:table-cell table:formula="of:=SUMIF([.$C$3:.$R$3];[.X$3];[.$C437:.$R437])" office:value-type="float" office:value="2570">
            <text:p>2570</text:p>
          </table:table-cell>
          <table:table-cell table:formula="of:=SUMIF([.$C$3:.$R$3];[.Y$3];[.$C437:.$R437])" office:value-type="float" office:value="46">
            <text:p>46</text:p>
          </table:table-cell>
          <table:table-cell table:formula="of:=SUMIF([.$C$3:.$R$3];[.Z$3];[.$C437:.$R437])" office:value-type="float" office:value="57">
            <text:p>57</text:p>
          </table:table-cell>
          <table:table-cell table:formula="of:=SUM([.T437:.Z437])" office:value-type="float" office:value="3111">
            <text:p>3111</text:p>
          </table:table-cell>
        </table:table-row>
        <table:table-row table:style-name="ro1">
          <table:table-cell office:value-type="string">
            <text:p>Zijpe</text:p>
          </table:table-cell>
          <table:table-cell office:value-type="float" office:value="11335">
            <text:p>11335</text:p>
          </table:table-cell>
          <table:table-cell office:value-type="float" office:value="293">
            <text:p>293</text:p>
          </table:table-cell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office:value-type="float" office:value="7510">
            <text:p>7510</text:p>
          </table:table-cell>
          <table:table-cell office:value-type="float" office:value="1050">
            <text:p>1050</text:p>
          </table:table-cell>
          <table:table-cell office:value-type="float" office:value="223">
            <text:p>223</text:p>
          </table:table-cell>
          <table:table-cell office:value-type="float" office:value="1602">
            <text:p>1602</text:p>
          </table:table-cell>
          <table:table-cell table:formula="of:=SUM([.C438:.R438])" office:value-type="float" office:value="11335">
            <text:p>11335</text:p>
          </table:table-cell>
          <table:table-cell table:formula="of:=SUMIF([.$C$3:.$R$3];[.T$3];[.$C438:.$R438])" office:value-type="float" office:value="293">
            <text:p>293</text:p>
          </table:table-cell>
          <table:table-cell table:formula="of:=SUMIF([.$C$3:.$R$3];[.U$3];[.$C438:.$R438])" office:value-type="float" office:value="204">
            <text:p>204</text:p>
          </table:table-cell>
          <table:table-cell table:formula="of:=SUMIF([.$C$3:.$R$3];[.V$3];[.$C438:.$R438])" office:value-type="float" office:value="2875">
            <text:p>2875</text:p>
          </table:table-cell>
          <table:table-cell table:formula="of:=SUMIF([.$C$3:.$R$3];[.W$3];[.$C438:.$R438])" office:value-type="float" office:value="300">
            <text:p>300</text:p>
          </table:table-cell>
          <table:table-cell table:formula="of:=SUMIF([.$C$3:.$R$3];[.X$3];[.$C438:.$R438])" office:value-type="float" office:value="7510">
            <text:p>7510</text:p>
          </table:table-cell>
          <table:table-cell table:formula="of:=SUMIF([.$C$3:.$R$3];[.Y$3];[.$C438:.$R438])" office:value-type="float" office:value="40">
            <text:p>40</text:p>
          </table:table-cell>
          <table:table-cell table:formula="of:=SUMIF([.$C$3:.$R$3];[.Z$3];[.$C438:.$R438])" office:value-type="float" office:value="39">
            <text:p>39</text:p>
          </table:table-cell>
          <table:table-cell table:formula="of:=SUM([.T438:.Z438])" office:value-type="float" office:value="11261">
            <text:p>11261</text:p>
          </table:table-cell>
        </table:table-row>
        <table:table-row table:style-name="ro1">
          <table:table-cell office:value-type="string">
            <text:p>Zoetermeer</text:p>
          </table:table-cell>
          <table:table-cell office:value-type="float" office:value="3706">
            <text:p>3706</text:p>
          </table:table-cell>
          <table:table-cell office:value-type="float" office:value="247">
            <text:p>247</text:p>
          </table:table-cell>
          <table:table-cell office:value-type="float" office:value="1175">
            <text:p>1175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08">
            <text:p>308</text:p>
          </table:table-cell>
          <table:table-cell office:value-type="float" office:value="178">
            <text:p>178</text:p>
          </table:table-cell>
          <table:table-cell office:value-type="float" office:value="374">
            <text:p>374</text:p>
          </table:table-cell>
          <table:table-cell office:value-type="float" office:value="171">
            <text:p>171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732">
            <text:p>732</text:p>
          </table:table-cell>
          <table:table-cell office:value-type="float" office:value="41">
            <text:p>41</text:p>
          </table:table-cell>
          <table:table-cell office:value-type="float" office:value="249">
            <text:p>249</text:p>
          </table:table-cell>
          <table:table-cell office:value-type="string">
            <text:p><text:s/></text:p>
          </table:table-cell>
          <table:table-cell table:formula="of:=SUM([.C439:.R439])" office:value-type="float" office:value="3704">
            <text:p>3704</text:p>
          </table:table-cell>
          <table:table-cell table:formula="of:=SUMIF([.$C$3:.$R$3];[.T$3];[.$C439:.$R439])" office:value-type="float" office:value="247">
            <text:p>247</text:p>
          </table:table-cell>
          <table:table-cell table:formula="of:=SUMIF([.$C$3:.$R$3];[.U$3];[.$C439:.$R439])" office:value-type="float" office:value="1175">
            <text:p>1175</text:p>
          </table:table-cell>
          <table:table-cell table:formula="of:=SUMIF([.$C$3:.$R$3];[.V$3];[.$C439:.$R439])" office:value-type="float" office:value="290">
            <text:p>290</text:p>
          </table:table-cell>
          <table:table-cell table:formula="of:=SUMIF([.$C$3:.$R$3];[.W$3];[.$C439:.$R439])" office:value-type="float" office:value="762">
            <text:p>762</text:p>
          </table:table-cell>
          <table:table-cell table:formula="of:=SUMIF([.$C$3:.$R$3];[.X$3];[.$C439:.$R439])" office:value-type="float" office:value="732">
            <text:p>732</text:p>
          </table:table-cell>
          <table:table-cell table:formula="of:=SUMIF([.$C$3:.$R$3];[.Y$3];[.$C439:.$R439])" office:value-type="float" office:value="178">
            <text:p>178</text:p>
          </table:table-cell>
          <table:table-cell table:formula="of:=SUMIF([.$C$3:.$R$3];[.Z$3];[.$C439:.$R439])" office:value-type="float" office:value="308">
            <text:p>308</text:p>
          </table:table-cell>
          <table:table-cell table:formula="of:=SUM([.T439:.Z439])" office:value-type="float" office:value="3692">
            <text:p>3692</text:p>
          </table:table-cell>
        </table:table-row>
        <table:table-row table:style-name="ro1">
          <table:table-cell office:value-type="string">
            <text:p>Zoeterwoude</text:p>
          </table:table-cell>
          <table:table-cell office:value-type="float" office:value="2191">
            <text:p>2191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756">
            <text:p>1756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string">
            <text:p><text:s/></text:p>
          </table:table-cell>
          <table:table-cell table:formula="of:=SUM([.C440:.R440])" office:value-type="float" office:value="2193">
            <text:p>2193</text:p>
          </table:table-cell>
          <table:table-cell table:formula="of:=SUMIF([.$C$3:.$R$3];[.T$3];[.$C440:.$R440])" office:value-type="float" office:value="61">
            <text:p>61</text:p>
          </table:table-cell>
          <table:table-cell table:formula="of:=SUMIF([.$C$3:.$R$3];[.U$3];[.$C440:.$R440])" office:value-type="float" office:value="100">
            <text:p>100</text:p>
          </table:table-cell>
          <table:table-cell table:formula="of:=SUMIF([.$C$3:.$R$3];[.V$3];[.$C440:.$R440])" office:value-type="float" office:value="85">
            <text:p>85</text:p>
          </table:table-cell>
          <table:table-cell table:formula="of:=SUMIF([.$C$3:.$R$3];[.W$3];[.$C440:.$R440])" office:value-type="float" office:value="56">
            <text:p>56</text:p>
          </table:table-cell>
          <table:table-cell table:formula="of:=SUMIF([.$C$3:.$R$3];[.X$3];[.$C440:.$R440])" office:value-type="float" office:value="1756">
            <text:p>1756</text:p>
          </table:table-cell>
          <table:table-cell table:formula="of:=SUMIF([.$C$3:.$R$3];[.Y$3];[.$C440:.$R440])" office:value-type="float" office:value="13">
            <text:p>13</text:p>
          </table:table-cell>
          <table:table-cell table:formula="of:=SUMIF([.$C$3:.$R$3];[.Z$3];[.$C440:.$R440])" office:value-type="float" office:value="120">
            <text:p>120</text:p>
          </table:table-cell>
          <table:table-cell table:formula="of:=SUM([.T440:.Z440])" office:value-type="float" office:value="2191">
            <text:p>2191</text:p>
          </table:table-cell>
        </table:table-row>
        <table:table-row table:style-name="ro1">
          <table:table-cell office:value-type="string">
            <text:p>Zuidhorn</text:p>
          </table:table-cell>
          <table:table-cell office:value-type="float" office:value="12837">
            <text:p>12837</text:p>
          </table:table-cell>
          <table:table-cell office:value-type="float" office:value="294">
            <text:p>294</text:p>
          </table:table-cell>
          <table:table-cell office:value-type="float" office:value="399">
            <text:p>39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417">
            <text:p>11417</text:p>
          </table:table-cell>
          <table:table-cell office:value-type="float" office:value="126">
            <text:p>126</text:p>
          </table:table-cell>
          <table:table-cell office:value-type="float" office:value="281">
            <text:p>281</text:p>
          </table:table-cell>
          <table:table-cell office:value-type="string">
            <text:p><text:s/></text:p>
          </table:table-cell>
          <table:table-cell table:formula="of:=SUM([.C441:.R441])" office:value-type="float" office:value="12838">
            <text:p>12838</text:p>
          </table:table-cell>
          <table:table-cell table:formula="of:=SUMIF([.$C$3:.$R$3];[.T$3];[.$C441:.$R441])" office:value-type="float" office:value="294">
            <text:p>294</text:p>
          </table:table-cell>
          <table:table-cell table:formula="of:=SUMIF([.$C$3:.$R$3];[.U$3];[.$C441:.$R441])" office:value-type="float" office:value="399">
            <text:p>399</text:p>
          </table:table-cell>
          <table:table-cell table:formula="of:=SUMIF([.$C$3:.$R$3];[.V$3];[.$C441:.$R441])" office:value-type="float" office:value="407">
            <text:p>407</text:p>
          </table:table-cell>
          <table:table-cell table:formula="of:=SUMIF([.$C$3:.$R$3];[.W$3];[.$C441:.$R441])" office:value-type="float" office:value="118">
            <text:p>118</text:p>
          </table:table-cell>
          <table:table-cell table:formula="of:=SUMIF([.$C$3:.$R$3];[.X$3];[.$C441:.$R441])" office:value-type="float" office:value="11417">
            <text:p>11417</text:p>
          </table:table-cell>
          <table:table-cell table:formula="of:=SUMIF([.$C$3:.$R$3];[.Y$3];[.$C441:.$R441])" office:value-type="float" office:value="129">
            <text:p>129</text:p>
          </table:table-cell>
          <table:table-cell table:formula="of:=SUMIF([.$C$3:.$R$3];[.Z$3];[.$C441:.$R441])" office:value-type="float" office:value="65">
            <text:p>65</text:p>
          </table:table-cell>
          <table:table-cell table:formula="of:=SUM([.T441:.Z441])" office:value-type="float" office:value="12829">
            <text:p>12829</text:p>
          </table:table-cell>
        </table:table-row>
        <table:table-row table:style-name="ro1">
          <table:table-cell office:value-type="string">
            <text:p>Zundert</text:p>
          </table:table-cell>
          <table:table-cell office:value-type="float" office:value="12075">
            <text:p>12075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 office:value-type="float" office:value="9784">
            <text:p>9784</text:p>
          </table:table-cell>
          <table:table-cell office:value-type="float" office:value="1459">
            <text:p>1459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  <table:table-cell table:formula="of:=SUM([.C442:.R442])" office:value-type="float" office:value="12075">
            <text:p>12075</text:p>
          </table:table-cell>
          <table:table-cell table:formula="of:=SUMIF([.$C$3:.$R$3];[.T$3];[.$C442:.$R442])" office:value-type="float" office:value="266">
            <text:p>266</text:p>
          </table:table-cell>
          <table:table-cell table:formula="of:=SUMIF([.$C$3:.$R$3];[.U$3];[.$C442:.$R442])" office:value-type="float" office:value="281">
            <text:p>281</text:p>
          </table:table-cell>
          <table:table-cell table:formula="of:=SUMIF([.$C$3:.$R$3];[.V$3];[.$C442:.$R442])" office:value-type="float" office:value="1498">
            <text:p>1498</text:p>
          </table:table-cell>
          <table:table-cell table:formula="of:=SUMIF([.$C$3:.$R$3];[.W$3];[.$C442:.$R442])" office:value-type="float" office:value="172">
            <text:p>172</text:p>
          </table:table-cell>
          <table:table-cell table:formula="of:=SUMIF([.$C$3:.$R$3];[.X$3];[.$C442:.$R442])" office:value-type="float" office:value="9784">
            <text:p>9784</text:p>
          </table:table-cell>
          <table:table-cell table:formula="of:=SUMIF([.$C$3:.$R$3];[.Y$3];[.$C442:.$R442])" office:value-type="float" office:value="20">
            <text:p>20</text:p>
          </table:table-cell>
          <table:table-cell table:formula="of:=SUMIF([.$C$3:.$R$3];[.Z$3];[.$C442:.$R442])" office:value-type="float" office:value="54">
            <text:p>54</text:p>
          </table:table-cell>
          <table:table-cell table:formula="of:=SUM([.T442:.Z442])" office:value-type="float" office:value="12075">
            <text:p>12075</text:p>
          </table:table-cell>
        </table:table-row>
        <table:table-row table:style-name="ro1">
          <table:table-cell office:value-type="string">
            <text:p>Zutphen</text:p>
          </table:table-cell>
          <table:table-cell office:value-type="float" office:value="4284">
            <text:p>4284</text:p>
          </table:table-cell>
          <table:table-cell office:value-type="float" office:value="184">
            <text:p>184</text:p>
          </table:table-cell>
          <table:table-cell office:value-type="float" office:value="637">
            <text:p>63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78">
            <text:p>178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16">
            <text:p>2016</text:p>
          </table:table-cell>
          <table:table-cell office:value-type="float" office:value="598">
            <text:p>598</text:p>
          </table:table-cell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table:formula="of:=SUM([.C443:.R443])" office:value-type="float" office:value="4286">
            <text:p>4286</text:p>
          </table:table-cell>
          <table:table-cell table:formula="of:=SUMIF([.$C$3:.$R$3];[.T$3];[.$C443:.$R443])" office:value-type="float" office:value="184">
            <text:p>184</text:p>
          </table:table-cell>
          <table:table-cell table:formula="of:=SUMIF([.$C$3:.$R$3];[.U$3];[.$C443:.$R443])" office:value-type="float" office:value="637">
            <text:p>637</text:p>
          </table:table-cell>
          <table:table-cell table:formula="of:=SUMIF([.$C$3:.$R$3];[.V$3];[.$C443:.$R443])" office:value-type="float" office:value="793">
            <text:p>793</text:p>
          </table:table-cell>
          <table:table-cell table:formula="of:=SUMIF([.$C$3:.$R$3];[.W$3];[.$C443:.$R443])" office:value-type="float" office:value="325">
            <text:p>325</text:p>
          </table:table-cell>
          <table:table-cell table:formula="of:=SUMIF([.$C$3:.$R$3];[.X$3];[.$C443:.$R443])" office:value-type="float" office:value="2016">
            <text:p>2016</text:p>
          </table:table-cell>
          <table:table-cell table:formula="of:=SUMIF([.$C$3:.$R$3];[.Y$3];[.$C443:.$R443])" office:value-type="float" office:value="108">
            <text:p>108</text:p>
          </table:table-cell>
          <table:table-cell table:formula="of:=SUMIF([.$C$3:.$R$3];[.Z$3];[.$C443:.$R443])" office:value-type="float" office:value="178">
            <text:p>178</text:p>
          </table:table-cell>
          <table:table-cell table:formula="of:=SUM([.T443:.Z443])" office:value-type="float" office:value="4241">
            <text:p>4241</text:p>
          </table:table-cell>
        </table:table-row>
        <table:table-row table:style-name="ro1">
          <table:table-cell office:value-type="string">
            <text:p>Zwartewaterland</text:p>
          </table:table-cell>
          <table:table-cell office:value-type="float" office:value="8791">
            <text:p>8791</text:p>
          </table:table-cell>
          <table:table-cell office:value-type="float" office:value="228">
            <text:p>228</text:p>
          </table:table-cell>
          <table:table-cell office:value-type="float" office:value="298">
            <text:p>29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898">
            <text:p>6898</text:p>
          </table:table-cell>
          <table:table-cell office:value-type="float" office:value="411">
            <text:p>411</text:p>
          </table:table-cell>
          <table:table-cell office:value-type="float" office:value="518">
            <text:p>518</text:p>
          </table:table-cell>
          <table:table-cell office:value-type="string">
            <text:p><text:s/></text:p>
          </table:table-cell>
          <table:table-cell table:formula="of:=SUM([.C444:.R444])" office:value-type="float" office:value="8792">
            <text:p>8792</text:p>
          </table:table-cell>
          <table:table-cell table:formula="of:=SUMIF([.$C$3:.$R$3];[.T$3];[.$C444:.$R444])" office:value-type="float" office:value="228">
            <text:p>228</text:p>
          </table:table-cell>
          <table:table-cell table:formula="of:=SUMIF([.$C$3:.$R$3];[.U$3];[.$C444:.$R444])" office:value-type="float" office:value="298">
            <text:p>298</text:p>
          </table:table-cell>
          <table:table-cell table:formula="of:=SUMIF([.$C$3:.$R$3];[.V$3];[.$C444:.$R444])" office:value-type="float" office:value="929">
            <text:p>929</text:p>
          </table:table-cell>
          <table:table-cell table:formula="of:=SUMIF([.$C$3:.$R$3];[.W$3];[.$C444:.$R444])" office:value-type="float" office:value="107">
            <text:p>107</text:p>
          </table:table-cell>
          <table:table-cell table:formula="of:=SUMIF([.$C$3:.$R$3];[.X$3];[.$C444:.$R444])" office:value-type="float" office:value="6898">
            <text:p>6898</text:p>
          </table:table-cell>
          <table:table-cell table:formula="of:=SUMIF([.$C$3:.$R$3];[.Y$3];[.$C444:.$R444])" office:value-type="float" office:value="28">
            <text:p>28</text:p>
          </table:table-cell>
          <table:table-cell table:formula="of:=SUMIF([.$C$3:.$R$3];[.Z$3];[.$C444:.$R444])" office:value-type="float" office:value="296">
            <text:p>296</text:p>
          </table:table-cell>
          <table:table-cell table:formula="of:=SUM([.T444:.Z444])" office:value-type="float" office:value="8784">
            <text:p>8784</text:p>
          </table:table-cell>
        </table:table-row>
        <table:table-row table:style-name="ro1">
          <table:table-cell office:value-type="string">
            <text:p>Zwijndrecht</text:p>
          </table:table-cell>
          <table:table-cell office:value-type="float" office:value="2277">
            <text:p>2277</text:p>
          </table:table-cell>
          <table:table-cell office:value-type="float" office:value="226">
            <text:p>226</text:p>
          </table:table-cell>
          <table:table-cell office:value-type="float" office:value="523">
            <text:p>5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47">
            <text:p>247</text:p>
          </table:table-cell>
          <table:table-cell office:value-type="float" office:value="142">
            <text:p>142</text:p>
          </table:table-cell>
          <table:table-cell office:value-type="float" office:value="115">
            <text:p>115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581">
            <text:p>581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string">
            <text:p><text:s/></text:p>
          </table:table-cell>
          <table:table-cell table:formula="of:=SUM([.C445:.R445])" office:value-type="float" office:value="2278">
            <text:p>2278</text:p>
          </table:table-cell>
          <table:table-cell table:formula="of:=SUMIF([.$C$3:.$R$3];[.T$3];[.$C445:.$R445])" office:value-type="float" office:value="226">
            <text:p>226</text:p>
          </table:table-cell>
          <table:table-cell table:formula="of:=SUMIF([.$C$3:.$R$3];[.U$3];[.$C445:.$R445])" office:value-type="float" office:value="523">
            <text:p>523</text:p>
          </table:table-cell>
          <table:table-cell table:formula="of:=SUMIF([.$C$3:.$R$3];[.V$3];[.$C445:.$R445])" office:value-type="float" office:value="293">
            <text:p>293</text:p>
          </table:table-cell>
          <table:table-cell table:formula="of:=SUMIF([.$C$3:.$R$3];[.W$3];[.$C445:.$R445])" office:value-type="float" office:value="248">
            <text:p>248</text:p>
          </table:table-cell>
          <table:table-cell table:formula="of:=SUMIF([.$C$3:.$R$3];[.X$3];[.$C445:.$R445])" office:value-type="float" office:value="581">
            <text:p>581</text:p>
          </table:table-cell>
          <table:table-cell table:formula="of:=SUMIF([.$C$3:.$R$3];[.Y$3];[.$C445:.$R445])" office:value-type="float" office:value="142">
            <text:p>142</text:p>
          </table:table-cell>
          <table:table-cell table:formula="of:=SUMIF([.$C$3:.$R$3];[.Z$3];[.$C445:.$R445])" office:value-type="float" office:value="247">
            <text:p>247</text:p>
          </table:table-cell>
          <table:table-cell table:formula="of:=SUM([.T445:.Z445])" office:value-type="float" office:value="2260">
            <text:p>2260</text:p>
          </table:table-cell>
        </table:table-row>
        <table:table-row table:style-name="ro1">
          <table:table-cell office:value-type="string">
            <text:p>Zwolle</text:p>
          </table:table-cell>
          <table:table-cell office:value-type="float" office:value="11928">
            <text:p>11928</text:p>
          </table:table-cell>
          <table:table-cell office:value-type="float" office:value="628">
            <text:p>628</text:p>
          </table:table-cell>
          <table:table-cell office:value-type="float" office:value="1422">
            <text:p>1422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506">
            <text:p>506</text:p>
          </table:table-cell>
          <table:table-cell office:value-type="float" office:value="356">
            <text:p>356</text:p>
          </table:table-cell>
          <table:table-cell office:value-type="float" office:value="307">
            <text:p>307</text:p>
          </table:table-cell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6788">
            <text:p>6788</text:p>
          </table:table-cell>
          <table:table-cell office:value-type="float" office:value="456">
            <text:p>456</text:p>
          </table:table-cell>
          <table:table-cell office:value-type="float" office:value="795">
            <text:p>795</text:p>
          </table:table-cell>
          <table:table-cell office:value-type="string">
            <text:p><text:s/></text:p>
          </table:table-cell>
          <table:table-cell table:formula="of:=SUM([.C446:.R446])" office:value-type="float" office:value="11928">
            <text:p>11928</text:p>
          </table:table-cell>
          <table:table-cell table:formula="of:=SUMIF([.$C$3:.$R$3];[.T$3];[.$C446:.$R446])" office:value-type="float" office:value="628">
            <text:p>628</text:p>
          </table:table-cell>
          <table:table-cell table:formula="of:=SUMIF([.$C$3:.$R$3];[.U$3];[.$C446:.$R446])" office:value-type="float" office:value="1422">
            <text:p>1422</text:p>
          </table:table-cell>
          <table:table-cell table:formula="of:=SUMIF([.$C$3:.$R$3];[.V$3];[.$C446:.$R446])" office:value-type="float" office:value="1251">
            <text:p>1251</text:p>
          </table:table-cell>
          <table:table-cell table:formula="of:=SUMIF([.$C$3:.$R$3];[.W$3];[.$C446:.$R446])" office:value-type="float" office:value="900">
            <text:p>900</text:p>
          </table:table-cell>
          <table:table-cell table:formula="of:=SUMIF([.$C$3:.$R$3];[.X$3];[.$C446:.$R446])" office:value-type="float" office:value="6788">
            <text:p>6788</text:p>
          </table:table-cell>
          <table:table-cell table:formula="of:=SUMIF([.$C$3:.$R$3];[.Y$3];[.$C446:.$R446])" office:value-type="float" office:value="356">
            <text:p>356</text:p>
          </table:table-cell>
          <table:table-cell table:formula="of:=SUMIF([.$C$3:.$R$3];[.Z$3];[.$C446:.$R446])" office:value-type="float" office:value="506">
            <text:p>506</text:p>
          </table:table-cell>
          <table:table-cell table:formula="of:=SUM([.T446:.Z446])" office:value-type="float" office:value="11851">
            <text:p>11851</text:p>
          </table:table-cell>
        </table:table-row>
      </table:table>
      <table:table table:name="bodemGebruikInCategorieen" table:style-name="ta1">
        <office:forms form:automatic-focus="false" form:apply-design-mode="false"/>
        <table:table-column table:style-name="co18" table:number-columns-repeated="9" table:default-cell-style-name="Default"/>
        <table:table-row table:style-name="ro1">
          <table:table-cell office:value-type="string">
            <text:p>Gemeente</text:p>
          </table:table-cell>
          <table:table-cell table:formula="of:=[Sheet1.T3]" office:value-type="string" office:string-value="infrastructuur">
            <text:p>infrastructuur</text:p>
          </table:table-cell>
          <table:table-cell table:formula="of:=[Sheet1.U3]" office:value-type="string" office:string-value="wonen">
            <text:p>wonen</text:p>
          </table:table-cell>
          <table:table-cell table:formula="of:=[Sheet1.V3]" office:value-type="string" office:string-value="natuur">
            <text:p>natuur</text:p>
          </table:table-cell>
          <table:table-cell table:formula="of:=[Sheet1.W3]" office:value-type="string" office:string-value="vrije tijd">
            <text:p>vrije tijd</text:p>
          </table:table-cell>
          <table:table-cell table:formula="of:=[Sheet1.X3]" office:value-type="string" office:string-value="agrarisch">
            <text:p>agrarisch</text:p>
          </table:table-cell>
          <table:table-cell table:formula="of:=[Sheet1.Y3]" office:value-type="string" office:string-value="overig">
            <text:p>overig</text:p>
          </table:table-cell>
          <table:table-cell table:formula="of:=[Sheet1.Z3]" office:value-type="string" office:string-value="werken">
            <text:p>werken</text:p>
          </table:table-cell>
          <table:table-cell table:formula="of:=[Sheet1.AA3]" office:value-type="string" office:string-value="totaal">
            <text:p>totaal</text:p>
          </table:table-cell>
        </table:table-row>
        <table:table-row table:style-name="ro1">
          <table:table-cell table:formula="of:=[Sheet1.A4]" office:value-type="string" office:string-value="Aa en Hunze">
            <text:p>Aa en Hunze</text:p>
          </table:table-cell>
          <table:table-cell table:formula="of:=[Sheet1.T4]/[Sheet1.$AA4]" office:value-type="float" office:value="0.0208408063706148">
            <text:p>0.0208408064</text:p>
          </table:table-cell>
          <table:table-cell table:formula="of:=[Sheet1.U4]/[Sheet1.$AA4]" office:value-type="float" office:value="0.0254681110553124">
            <text:p>0.0254681111</text:p>
          </table:table-cell>
          <table:table-cell table:formula="of:=[Sheet1.V4]/[Sheet1.$AA4]" office:value-type="float" office:value="0.23229786928761">
            <text:p>0.2322978693</text:p>
          </table:table-cell>
          <table:table-cell table:formula="of:=[Sheet1.W4]/[Sheet1.$AA4]" office:value-type="float" office:value="0.0220962766339049">
            <text:p>0.0220962766</text:p>
          </table:table-cell>
          <table:table-cell table:formula="of:=[Sheet1.X4]/[Sheet1.$AA4]" office:value-type="float" office:value="0.690759738862185">
            <text:p>0.6907597389</text:p>
          </table:table-cell>
          <table:table-cell table:formula="of:=[Sheet1.Y4]/[Sheet1.$AA4]" office:value-type="float" office:value="0.00498601047420905">
            <text:p>0.0049860105</text:p>
          </table:table-cell>
          <table:table-cell table:formula="of:=[Sheet1.Z4]/[Sheet1.$AA4]" office:value-type="float" office:value="0.00355118731616328">
            <text:p>0.0035511873</text:p>
          </table:table-cell>
          <table:table-cell table:formula="of:=[Sheet1.AA4]/[Sheet1.$AA4]" office:value-type="float" office:value="1">
            <text:p>1</text:p>
          </table:table-cell>
        </table:table-row>
        <table:table-row table:style-name="ro1">
          <table:table-cell table:formula="of:=[Sheet1.A5]" office:value-type="string" office:string-value="Aalburg">
            <text:p>Aalburg</text:p>
          </table:table-cell>
          <table:table-cell table:formula="of:=[Sheet1.T5]/[Sheet1.$AA5]" office:value-type="float" office:value="0.0307315233785822">
            <text:p>0.0307315234</text:p>
          </table:table-cell>
          <table:table-cell table:formula="of:=[Sheet1.U5]/[Sheet1.$AA5]" office:value-type="float" office:value="0.0409125188536953">
            <text:p>0.0409125189</text:p>
          </table:table-cell>
          <table:table-cell table:formula="of:=[Sheet1.V5]/[Sheet1.$AA5]" office:value-type="float" office:value="0.0776772247360483">
            <text:p>0.0776772247</text:p>
          </table:table-cell>
          <table:table-cell table:formula="of:=[Sheet1.W5]/[Sheet1.$AA5]" office:value-type="float" office:value="0.00923831070889894">
            <text:p>0.0092383107</text:p>
          </table:table-cell>
          <table:table-cell table:formula="of:=[Sheet1.X5]/[Sheet1.$AA5]" office:value-type="float" office:value="0.825980392156863">
            <text:p>0.8259803922</text:p>
          </table:table-cell>
          <table:table-cell table:formula="of:=[Sheet1.Y5]/[Sheet1.$AA5]" office:value-type="float" office:value="0.00377073906485671">
            <text:p>0.0037707391</text:p>
          </table:table-cell>
          <table:table-cell table:formula="of:=[Sheet1.Z5]/[Sheet1.$AA5]" office:value-type="float" office:value="0.0116892911010558">
            <text:p>0.0116892911</text:p>
          </table:table-cell>
          <table:table-cell table:formula="of:=[Sheet1.AA5]/[Sheet1.$AA5]" office:value-type="float" office:value="1">
            <text:p>1</text:p>
          </table:table-cell>
        </table:table-row>
        <table:table-row table:style-name="ro1">
          <table:table-cell table:formula="of:=[Sheet1.A6]" office:value-type="string" office:string-value="Aalsmeer">
            <text:p>Aalsmeer</text:p>
          </table:table-cell>
          <table:table-cell table:formula="of:=[Sheet1.T6]/[Sheet1.$AA6]" office:value-type="float" office:value="0.0268079800498753">
            <text:p>0.02680798</text:p>
          </table:table-cell>
          <table:table-cell table:formula="of:=[Sheet1.U6]/[Sheet1.$AA6]" office:value-type="float" office:value="0.128117206982544">
            <text:p>0.128117207</text:p>
          </table:table-cell>
          <table:table-cell table:formula="of:=[Sheet1.V6]/[Sheet1.$AA6]" office:value-type="float" office:value="0.411783042394015">
            <text:p>0.4117830424</text:p>
          </table:table-cell>
          <table:table-cell table:formula="of:=[Sheet1.W6]/[Sheet1.$AA6]" office:value-type="float" office:value="0.0648379052369077">
            <text:p>0.0648379052</text:p>
          </table:table-cell>
          <table:table-cell table:formula="of:=[Sheet1.X6]/[Sheet1.$AA6]" office:value-type="float" office:value="0.293017456359102">
            <text:p>0.2930174564</text:p>
          </table:table-cell>
          <table:table-cell table:formula="of:=[Sheet1.Y6]/[Sheet1.$AA6]" office:value-type="float" office:value="0.0299251870324189">
            <text:p>0.029925187</text:p>
          </table:table-cell>
          <table:table-cell table:formula="of:=[Sheet1.Z6]/[Sheet1.$AA6]" office:value-type="float" office:value="0.0455112219451372">
            <text:p>0.0455112219</text:p>
          </table:table-cell>
          <table:table-cell table:formula="of:=[Sheet1.AA6]/[Sheet1.$AA6]" office:value-type="float" office:value="1">
            <text:p>1</text:p>
          </table:table-cell>
        </table:table-row>
        <table:table-row table:style-name="ro1">
          <table:table-cell table:formula="of:=[Sheet1.A7]" office:value-type="string" office:string-value="Aalten">
            <text:p>Aalten</text:p>
          </table:table-cell>
          <table:table-cell table:formula="of:=[Sheet1.T7]/[Sheet1.$AA7]" office:value-type="float" office:value="0.0318458208801402">
            <text:p>0.0318458209</text:p>
          </table:table-cell>
          <table:table-cell table:formula="of:=[Sheet1.U7]/[Sheet1.$AA7]" office:value-type="float" office:value="0.0480263835927033">
            <text:p>0.0480263836</text:p>
          </table:table-cell>
          <table:table-cell table:formula="of:=[Sheet1.V7]/[Sheet1.$AA7]" office:value-type="float" office:value="0.0484386272286922">
            <text:p>0.0484386272</text:p>
          </table:table-cell>
          <table:table-cell table:formula="of:=[Sheet1.W7]/[Sheet1.$AA7]" office:value-type="float" office:value="0.0192723899824796">
            <text:p>0.01927239</text:p>
          </table:table-cell>
          <table:table-cell table:formula="of:=[Sheet1.X7]/[Sheet1.$AA7]" office:value-type="float" office:value="0.834278058332474">
            <text:p>0.8342780583</text:p>
          </table:table-cell>
          <table:table-cell table:formula="of:=[Sheet1.Y7]/[Sheet1.$AA7]" office:value-type="float" office:value="0.00484386272286922">
            <text:p>0.0048438627</text:p>
          </table:table-cell>
          <table:table-cell table:formula="of:=[Sheet1.Z7]/[Sheet1.$AA7]" office:value-type="float" office:value="0.013294857260641">
            <text:p>0.0132948573</text:p>
          </table:table-cell>
          <table:table-cell table:formula="of:=[Sheet1.AA7]/[Sheet1.$AA7]" office:value-type="float" office:value="1">
            <text:p>1</text:p>
          </table:table-cell>
        </table:table-row>
        <table:table-row table:style-name="ro1">
          <table:table-cell table:formula="of:=[Sheet1.A8]" office:value-type="string" office:string-value="Abcoude">
            <text:p>Abcoude</text:p>
          </table:table-cell>
          <table:table-cell table:formula="of:=[Sheet1.T8]/[Sheet1.$AA8]" office:value-type="float" office:value="0.041014402003757">
            <text:p>0.041014402</text:p>
          </table:table-cell>
          <table:table-cell table:formula="of:=[Sheet1.U8]/[Sheet1.$AA8]" office:value-type="float" office:value="0.0407013149655604">
            <text:p>0.040701315</text:p>
          </table:table-cell>
          <table:table-cell table:formula="of:=[Sheet1.V8]/[Sheet1.$AA8]" office:value-type="float" office:value="0.0951784596117721">
            <text:p>0.0951784596</text:p>
          </table:table-cell>
          <table:table-cell table:formula="of:=[Sheet1.W8]/[Sheet1.$AA8]" office:value-type="float" office:value="0.00751408891671885">
            <text:p>0.0075140889</text:p>
          </table:table-cell>
          <table:table-cell table:formula="of:=[Sheet1.X8]/[Sheet1.$AA8]" office:value-type="float" office:value="0.790231684408266">
            <text:p>0.7902316844</text:p>
          </table:table-cell>
          <table:table-cell table:formula="of:=[Sheet1.Y8]/[Sheet1.$AA8]" office:value-type="float" office:value="0.0216030056355667">
            <text:p>0.0216030056</text:p>
          </table:table-cell>
          <table:table-cell table:formula="of:=[Sheet1.Z8]/[Sheet1.$AA8]" office:value-type="float" office:value="0.00375704445835942">
            <text:p>0.0037570445</text:p>
          </table:table-cell>
          <table:table-cell table:formula="of:=[Sheet1.AA8]/[Sheet1.$AA8]" office:value-type="float" office:value="1">
            <text:p>1</text:p>
          </table:table-cell>
        </table:table-row>
        <table:table-row table:style-name="ro1">
          <table:table-cell table:formula="of:=[Sheet1.A9]" office:value-type="string" office:string-value="Achtkarspelen">
            <text:p>Achtkarspelen</text:p>
          </table:table-cell>
          <table:table-cell table:formula="of:=[Sheet1.T9]/[Sheet1.$AA9]" office:value-type="float" office:value="0.0237705706861707">
            <text:p>0.0237705707</text:p>
          </table:table-cell>
          <table:table-cell table:formula="of:=[Sheet1.U9]/[Sheet1.$AA9]" office:value-type="float" office:value="0.0588008853815802">
            <text:p>0.0588008854</text:p>
          </table:table-cell>
          <table:table-cell table:formula="of:=[Sheet1.V9]/[Sheet1.$AA9]" office:value-type="float" office:value="0.0352227889519777">
            <text:p>0.035222789</text:p>
          </table:table-cell>
          <table:table-cell table:formula="of:=[Sheet1.W9]/[Sheet1.$AA9]" office:value-type="float" office:value="0.0136656722163411">
            <text:p>0.0136656722</text:p>
          </table:table-cell>
          <table:table-cell table:formula="of:=[Sheet1.X9]/[Sheet1.$AA9]" office:value-type="float" office:value="0.840053892791839">
            <text:p>0.8400538928</text:p>
          </table:table-cell>
          <table:table-cell table:formula="of:=[Sheet1.Y9]/[Sheet1.$AA9]" office:value-type="float" office:value="0.00798768164757964">
            <text:p>0.0079876816</text:p>
          </table:table-cell>
          <table:table-cell table:formula="of:=[Sheet1.Z9]/[Sheet1.$AA9]" office:value-type="float" office:value="0.0204985083245116">
            <text:p>0.0204985083</text:p>
          </table:table-cell>
          <table:table-cell table:formula="of:=[Sheet1.AA9]/[Sheet1.$AA9]" office:value-type="float" office:value="1">
            <text:p>1</text:p>
          </table:table-cell>
        </table:table-row>
        <table:table-row table:style-name="ro1">
          <table:table-cell table:formula="of:=[Sheet1.A10]" office:value-type="string" office:string-value="Alblasserdam">
            <text:p>Alblasserdam</text:p>
          </table:table-cell>
          <table:table-cell table:formula="of:=[Sheet1.T10]/[Sheet1.$AA10]" office:value-type="float" office:value="0.062374245472837">
            <text:p>0.0623742455</text:p>
          </table:table-cell>
          <table:table-cell table:formula="of:=[Sheet1.U10]/[Sheet1.$AA10]" office:value-type="float" office:value="0.207243460764588">
            <text:p>0.2072434608</text:p>
          </table:table-cell>
          <table:table-cell table:formula="of:=[Sheet1.V10]/[Sheet1.$AA10]" office:value-type="float" office:value="0.13682092555332">
            <text:p>0.1368209256</text:p>
          </table:table-cell>
          <table:table-cell table:formula="of:=[Sheet1.W10]/[Sheet1.$AA10]" office:value-type="float" office:value="0.0754527162977867">
            <text:p>0.0754527163</text:p>
          </table:table-cell>
          <table:table-cell table:formula="of:=[Sheet1.X10]/[Sheet1.$AA10]" office:value-type="float" office:value="0.303822937625754">
            <text:p>0.3038229376</text:p>
          </table:table-cell>
          <table:table-cell table:formula="of:=[Sheet1.Y10]/[Sheet1.$AA10]" office:value-type="float" office:value="0.0714285714285714">
            <text:p>0.0714285714</text:p>
          </table:table-cell>
          <table:table-cell table:formula="of:=[Sheet1.Z10]/[Sheet1.$AA10]" office:value-type="float" office:value="0.142857142857143">
            <text:p>0.1428571429</text:p>
          </table:table-cell>
          <table:table-cell table:formula="of:=[Sheet1.AA10]/[Sheet1.$AA10]" office:value-type="float" office:value="1">
            <text:p>1</text:p>
          </table:table-cell>
        </table:table-row>
        <table:table-row table:style-name="ro1">
          <table:table-cell table:formula="of:=[Sheet1.A11]" office:value-type="string" office:string-value="Albrandswaard">
            <text:p>Albrandswaard</text:p>
          </table:table-cell>
          <table:table-cell table:formula="of:=[Sheet1.T11]/[Sheet1.$AA11]" office:value-type="float" office:value="0.0394234845273421">
            <text:p>0.0394234845</text:p>
          </table:table-cell>
          <table:table-cell table:formula="of:=[Sheet1.U11]/[Sheet1.$AA11]" office:value-type="float" office:value="0.125052988554472">
            <text:p>0.1250529886</text:p>
          </table:table-cell>
          <table:table-cell table:formula="of:=[Sheet1.V11]/[Sheet1.$AA11]" office:value-type="float" office:value="0.187367528613819">
            <text:p>0.1873675286</text:p>
          </table:table-cell>
          <table:table-cell table:formula="of:=[Sheet1.W11]/[Sheet1.$AA11]" office:value-type="float" office:value="0.0737600678253497">
            <text:p>0.0737600678</text:p>
          </table:table-cell>
          <table:table-cell table:formula="of:=[Sheet1.X11]/[Sheet1.$AA11]" office:value-type="float" office:value="0.467571004662993">
            <text:p>0.4675710047</text:p>
          </table:table-cell>
          <table:table-cell table:formula="of:=[Sheet1.Y11]/[Sheet1.$AA11]" office:value-type="float" office:value="0.0720644340822382">
            <text:p>0.0720644341</text:p>
          </table:table-cell>
          <table:table-cell table:formula="of:=[Sheet1.Z11]/[Sheet1.$AA11]" office:value-type="float" office:value="0.0347604917337855">
            <text:p>0.0347604917</text:p>
          </table:table-cell>
          <table:table-cell table:formula="of:=[Sheet1.AA11]/[Sheet1.$AA11]" office:value-type="float" office:value="1">
            <text:p>1</text:p>
          </table:table-cell>
        </table:table-row>
        <table:table-row table:style-name="ro1">
          <table:table-cell table:formula="of:=[Sheet1.A12]" office:value-type="string" office:string-value="Alkemade">
            <text:p>Alkemade</text:p>
          </table:table-cell>
          <table:table-cell table:formula="of:=[Sheet1.T12]/[Sheet1.$AA12]" office:value-type="float" office:value="0.046971169420149">
            <text:p>0.0469711694</text:p>
          </table:table-cell>
          <table:table-cell table:formula="of:=[Sheet1.U12]/[Sheet1.$AA12]" office:value-type="float" office:value="0.0654356980887593">
            <text:p>0.0654356981</text:p>
          </table:table-cell>
          <table:table-cell table:formula="of:=[Sheet1.V12]/[Sheet1.$AA12]" office:value-type="float" office:value="0.135406543569809">
            <text:p>0.1354065436</text:p>
          </table:table-cell>
          <table:table-cell table:formula="of:=[Sheet1.W12]/[Sheet1.$AA12]" office:value-type="float" office:value="0.0233236151603499">
            <text:p>0.0233236152</text:p>
          </table:table-cell>
          <table:table-cell table:formula="of:=[Sheet1.X12]/[Sheet1.$AA12]" office:value-type="float" office:value="0.707806932296728">
            <text:p>0.7078069323</text:p>
          </table:table-cell>
          <table:table-cell table:formula="of:=[Sheet1.Y12]/[Sheet1.$AA12]" office:value-type="float" office:value="0.00388726919339164">
            <text:p>0.0038872692</text:p>
          </table:table-cell>
          <table:table-cell table:formula="of:=[Sheet1.Z12]/[Sheet1.$AA12]" office:value-type="float" office:value="0.0171687722708131">
            <text:p>0.0171687723</text:p>
          </table:table-cell>
          <table:table-cell table:formula="of:=[Sheet1.AA12]/[Sheet1.$AA12]" office:value-type="float" office:value="1">
            <text:p>1</text:p>
          </table:table-cell>
        </table:table-row>
        <table:table-row table:style-name="ro1">
          <table:table-cell table:formula="of:=[Sheet1.A13]" office:value-type="string" office:string-value="Alkmaar">
            <text:p>Alkmaar</text:p>
          </table:table-cell>
          <table:table-cell table:formula="of:=[Sheet1.T13]/[Sheet1.$AA13]" office:value-type="float" office:value="0.0671250818598559">
            <text:p>0.0671250819</text:p>
          </table:table-cell>
          <table:table-cell table:formula="of:=[Sheet1.U13]/[Sheet1.$AA13]" office:value-type="float" office:value="0.352324819908317">
            <text:p>0.3523248199</text:p>
          </table:table-cell>
          <table:table-cell table:formula="of:=[Sheet1.V13]/[Sheet1.$AA13]" office:value-type="float" office:value="0.0703994760969221">
            <text:p>0.0703994761</text:p>
          </table:table-cell>
          <table:table-cell table:formula="of:=[Sheet1.W13]/[Sheet1.$AA13]" office:value-type="float" office:value="0.193516699410609">
            <text:p>0.1935166994</text:p>
          </table:table-cell>
          <table:table-cell table:formula="of:=[Sheet1.X13]/[Sheet1.$AA13]" office:value-type="float" office:value="0.171250818598559">
            <text:p>0.1712508186</text:p>
          </table:table-cell>
          <table:table-cell table:formula="of:=[Sheet1.Y13]/[Sheet1.$AA13]" office:value-type="float" office:value="0.0445317616240995">
            <text:p>0.0445317616</text:p>
          </table:table-cell>
          <table:table-cell table:formula="of:=[Sheet1.Z13]/[Sheet1.$AA13]" office:value-type="float" office:value="0.100851342501637">
            <text:p>0.1008513425</text:p>
          </table:table-cell>
          <table:table-cell table:formula="of:=[Sheet1.AA13]/[Sheet1.$AA13]" office:value-type="float" office:value="1">
            <text:p>1</text:p>
          </table:table-cell>
        </table:table-row>
        <table:table-row table:style-name="ro1">
          <table:table-cell table:formula="of:=[Sheet1.A14]" office:value-type="string" office:string-value="Almelo">
            <text:p>Almelo</text:p>
          </table:table-cell>
          <table:table-cell table:formula="of:=[Sheet1.T14]/[Sheet1.$AA14]" office:value-type="float" office:value="0.0601764790973528">
            <text:p>0.0601764791</text:p>
          </table:table-cell>
          <table:table-cell table:formula="of:=[Sheet1.U14]/[Sheet1.$AA14]" office:value-type="float" office:value="0.161868942571966">
            <text:p>0.1618689426</text:p>
          </table:table-cell>
          <table:table-cell table:formula="of:=[Sheet1.V14]/[Sheet1.$AA14]" office:value-type="float" office:value="0.0862143787067843">
            <text:p>0.0862143787</text:p>
          </table:table-cell>
          <table:table-cell table:formula="of:=[Sheet1.W14]/[Sheet1.$AA14]" office:value-type="float" office:value="0.0642268190365977">
            <text:p>0.064226819</text:p>
          </table:table-cell>
          <table:table-cell table:formula="of:=[Sheet1.X14]/[Sheet1.$AA14]" office:value-type="float" office:value="0.522204542166932">
            <text:p>0.5222045422</text:p>
          </table:table-cell>
          <table:table-cell table:formula="of:=[Sheet1.Y14]/[Sheet1.$AA14]" office:value-type="float" office:value="0.0269058295964126">
            <text:p>0.0269058296</text:p>
          </table:table-cell>
          <table:table-cell table:formula="of:=[Sheet1.Z14]/[Sheet1.$AA14]" office:value-type="float" office:value="0.0784030088239549">
            <text:p>0.0784030088</text:p>
          </table:table-cell>
          <table:table-cell table:formula="of:=[Sheet1.AA14]/[Sheet1.$AA14]" office:value-type="float" office:value="1">
            <text:p>1</text:p>
          </table:table-cell>
        </table:table-row>
        <table:table-row table:style-name="ro1">
          <table:table-cell table:formula="of:=[Sheet1.A15]" office:value-type="string" office:string-value="Almere">
            <text:p>Almere</text:p>
          </table:table-cell>
          <table:table-cell table:formula="of:=[Sheet1.T15]/[Sheet1.$AA15]" office:value-type="float" office:value="0.0279869528450046">
            <text:p>0.0279869528</text:p>
          </table:table-cell>
          <table:table-cell table:formula="of:=[Sheet1.U15]/[Sheet1.$AA15]" office:value-type="float" office:value="0.0877864132404462">
            <text:p>0.0877864132</text:p>
          </table:table-cell>
          <table:table-cell table:formula="of:=[Sheet1.V15]/[Sheet1.$AA15]" office:value-type="float" office:value="0.612652518825756">
            <text:p>0.6126525188</text:p>
          </table:table-cell>
          <table:table-cell table:formula="of:=[Sheet1.W15]/[Sheet1.$AA15]" office:value-type="float" office:value="0.0640277050698667">
            <text:p>0.0640277051</text:p>
          </table:table-cell>
          <table:table-cell table:formula="of:=[Sheet1.X15]/[Sheet1.$AA15]" office:value-type="float" office:value="0.140377723190915">
            <text:p>0.1403777232</text:p>
          </table:table-cell>
          <table:table-cell table:formula="of:=[Sheet1.Y15]/[Sheet1.$AA15]" office:value-type="float" office:value="0.0440542826078202">
            <text:p>0.0440542826</text:p>
          </table:table-cell>
          <table:table-cell table:formula="of:=[Sheet1.Z15]/[Sheet1.$AA15]" office:value-type="float" office:value="0.0231144042201909">
            <text:p>0.0231144042</text:p>
          </table:table-cell>
          <table:table-cell table:formula="of:=[Sheet1.AA15]/[Sheet1.$AA15]" office:value-type="float" office:value="1">
            <text:p>1</text:p>
          </table:table-cell>
        </table:table-row>
        <table:table-row table:style-name="ro1">
          <table:table-cell table:formula="of:=[Sheet1.A16]" office:value-type="string" office:string-value="Alphen aan den Rijn">
            <text:p>Alphen aan den Rijn</text:p>
          </table:table-cell>
          <table:table-cell table:formula="of:=[Sheet1.T16]/[Sheet1.$AA16]" office:value-type="float" office:value="0.0394439617723718">
            <text:p>0.0394439618</text:p>
          </table:table-cell>
          <table:table-cell table:formula="of:=[Sheet1.U16]/[Sheet1.$AA16]" office:value-type="float" office:value="0.125282363162467">
            <text:p>0.1252823632</text:p>
          </table:table-cell>
          <table:table-cell table:formula="of:=[Sheet1.V16]/[Sheet1.$AA16]" office:value-type="float" office:value="0.0469157254561251">
            <text:p>0.0469157255</text:p>
          </table:table-cell>
          <table:table-cell table:formula="of:=[Sheet1.W16]/[Sheet1.$AA16]" office:value-type="float" office:value="0.0874022589052997">
            <text:p>0.0874022589</text:p>
          </table:table-cell>
          <table:table-cell table:formula="of:=[Sheet1.X16]/[Sheet1.$AA16]" office:value-type="float" office:value="0.623110338835795">
            <text:p>0.6231103388</text:p>
          </table:table-cell>
          <table:table-cell table:formula="of:=[Sheet1.Y16]/[Sheet1.$AA16]" office:value-type="float" office:value="0.0234578627280626">
            <text:p>0.0234578627</text:p>
          </table:table-cell>
          <table:table-cell table:formula="of:=[Sheet1.Z16]/[Sheet1.$AA16]" office:value-type="float" office:value="0.0543874891398784">
            <text:p>0.0543874891</text:p>
          </table:table-cell>
          <table:table-cell table:formula="of:=[Sheet1.AA16]/[Sheet1.$AA16]" office:value-type="float" office:value="1">
            <text:p>1</text:p>
          </table:table-cell>
        </table:table-row>
        <table:table-row table:style-name="ro1">
          <table:table-cell table:formula="of:=[Sheet1.A17]" office:value-type="string" office:string-value="Alphen-Chaam">
            <text:p>Alphen-Chaam</text:p>
          </table:table-cell>
          <table:table-cell table:formula="of:=[Sheet1.T17]/[Sheet1.$AA17]" office:value-type="float" office:value="0.0171595078782646">
            <text:p>0.0171595079</text:p>
          </table:table-cell>
          <table:table-cell table:formula="of:=[Sheet1.U17]/[Sheet1.$AA17]" office:value-type="float" office:value="0.0186704079430175">
            <text:p>0.0186704079</text:p>
          </table:table-cell>
          <table:table-cell table:formula="of:=[Sheet1.V17]/[Sheet1.$AA17]" office:value-type="float" office:value="0.218864666522771">
            <text:p>0.2188646665</text:p>
          </table:table-cell>
          <table:table-cell table:formula="of:=[Sheet1.W17]/[Sheet1.$AA17]" office:value-type="float" office:value="0.0200733865745737">
            <text:p>0.0200733866</text:p>
          </table:table-cell>
          <table:table-cell table:formula="of:=[Sheet1.X17]/[Sheet1.$AA17]" office:value-type="float" office:value="0.720375566587524">
            <text:p>0.7203755666</text:p>
          </table:table-cell>
          <table:table-cell table:formula="of:=[Sheet1.Y17]/[Sheet1.$AA17]" office:value-type="float" office:value="0.000863371465573063">
            <text:p>0.0008633715</text:p>
          </table:table-cell>
          <table:table-cell table:formula="of:=[Sheet1.Z17]/[Sheet1.$AA17]" office:value-type="float" office:value="0.00399309302827542">
            <text:p>0.003993093</text:p>
          </table:table-cell>
          <table:table-cell table:formula="of:=[Sheet1.AA17]/[Sheet1.$AA17]" office:value-type="float" office:value="1">
            <text:p>1</text:p>
          </table:table-cell>
        </table:table-row>
        <table:table-row table:style-name="ro1">
          <table:table-cell table:formula="of:=[Sheet1.A18]" office:value-type="string" office:string-value="Ameland">
            <text:p>Ameland</text:p>
          </table:table-cell>
          <table:table-cell table:formula="of:=[Sheet1.T18]/[Sheet1.$AA18]" office:value-type="float" office:value="0.00421091857648593">
            <text:p>0.0042109186</text:p>
          </table:table-cell>
          <table:table-cell table:formula="of:=[Sheet1.U18]/[Sheet1.$AA18]" office:value-type="float" office:value="0.0043599776411403">
            <text:p>0.0043599776</text:p>
          </table:table-cell>
          <table:table-cell table:formula="of:=[Sheet1.V18]/[Sheet1.$AA18]" office:value-type="float" office:value="0.904117756661077">
            <text:p>0.9041177567</text:p>
          </table:table-cell>
          <table:table-cell table:formula="of:=[Sheet1.W18]/[Sheet1.$AA18]" office:value-type="float" office:value="0.0103223402273151">
            <text:p>0.0103223402</text:p>
          </table:table-cell>
          <table:table-cell table:formula="of:=[Sheet1.X18]/[Sheet1.$AA18]" office:value-type="float" office:value="0.0754611514812745">
            <text:p>0.0754611515</text:p>
          </table:table-cell>
          <table:table-cell table:formula="of:=[Sheet1.Y18]/[Sheet1.$AA18]" office:value-type="float" office:value="0.00111794298490777">
            <text:p>0.001117943</text:p>
          </table:table-cell>
          <table:table-cell table:formula="of:=[Sheet1.Z18]/[Sheet1.$AA18]" office:value-type="float" office:value="0.000409912427799516">
            <text:p>0.0004099124</text:p>
          </table:table-cell>
          <table:table-cell table:formula="of:=[Sheet1.AA18]/[Sheet1.$AA18]" office:value-type="float" office:value="1">
            <text:p>1</text:p>
          </table:table-cell>
        </table:table-row>
        <table:table-row table:style-name="ro1">
          <table:table-cell table:formula="of:=[Sheet1.A19]" office:value-type="string" office:string-value="Amersfoort">
            <text:p>Amersfoort</text:p>
          </table:table-cell>
          <table:table-cell table:formula="of:=[Sheet1.T19]/[Sheet1.$AA19]" office:value-type="float" office:value="0.0712104163317795">
            <text:p>0.0712104163</text:p>
          </table:table-cell>
          <table:table-cell table:formula="of:=[Sheet1.U19]/[Sheet1.$AA19]" office:value-type="float" office:value="0.272946471628356">
            <text:p>0.2729464716</text:p>
          </table:table-cell>
          <table:table-cell table:formula="of:=[Sheet1.V19]/[Sheet1.$AA19]" office:value-type="float" office:value="0.0983764668059798">
            <text:p>0.0983764668</text:p>
          </table:table-cell>
          <table:table-cell table:formula="of:=[Sheet1.W19]/[Sheet1.$AA19]" office:value-type="float" office:value="0.109467931200772">
            <text:p>0.1094679312</text:p>
          </table:table-cell>
          <table:table-cell table:formula="of:=[Sheet1.X19]/[Sheet1.$AA19]" office:value-type="float" office:value="0.337887799389166">
            <text:p>0.3378877994</text:p>
          </table:table-cell>
          <table:table-cell table:formula="of:=[Sheet1.Y19]/[Sheet1.$AA19]" office:value-type="float" office:value="0.04565182446552">
            <text:p>0.0456518245</text:p>
          </table:table-cell>
          <table:table-cell table:formula="of:=[Sheet1.Z19]/[Sheet1.$AA19]" office:value-type="float" office:value="0.0644590901784279">
            <text:p>0.0644590902</text:p>
          </table:table-cell>
          <table:table-cell table:formula="of:=[Sheet1.AA19]/[Sheet1.$AA19]" office:value-type="float" office:value="1">
            <text:p>1</text:p>
          </table:table-cell>
        </table:table-row>
        <table:table-row table:style-name="ro1">
          <table:table-cell table:formula="of:=[Sheet1.A20]" office:value-type="string" office:string-value="Amstelveen">
            <text:p>Amstelveen</text:p>
          </table:table-cell>
          <table:table-cell table:formula="of:=[Sheet1.T20]/[Sheet1.$AA20]" office:value-type="float" office:value="0.0488027366020525">
            <text:p>0.0488027366</text:p>
          </table:table-cell>
          <table:table-cell table:formula="of:=[Sheet1.U20]/[Sheet1.$AA20]" office:value-type="float" office:value="0.21345496009122">
            <text:p>0.2134549601</text:p>
          </table:table-cell>
          <table:table-cell table:formula="of:=[Sheet1.V20]/[Sheet1.$AA20]" office:value-type="float" office:value="0.153021664766249">
            <text:p>0.1530216648</text:p>
          </table:table-cell>
          <table:table-cell table:formula="of:=[Sheet1.W20]/[Sheet1.$AA20]" office:value-type="float" office:value="0.137742303306727">
            <text:p>0.1377423033</text:p>
          </table:table-cell>
          <table:table-cell table:formula="of:=[Sheet1.X20]/[Sheet1.$AA20]" office:value-type="float" office:value="0.394982896237172">
            <text:p>0.3949828962</text:p>
          </table:table-cell>
          <table:table-cell table:formula="of:=[Sheet1.Y20]/[Sheet1.$AA20]" office:value-type="float" office:value="0.0248574686431015">
            <text:p>0.0248574686</text:p>
          </table:table-cell>
          <table:table-cell table:formula="of:=[Sheet1.Z20]/[Sheet1.$AA20]" office:value-type="float" office:value="0.0271379703534778">
            <text:p>0.0271379704</text:p>
          </table:table-cell>
          <table:table-cell table:formula="of:=[Sheet1.AA20]/[Sheet1.$AA20]" office:value-type="float" office:value="1">
            <text:p>1</text:p>
          </table:table-cell>
        </table:table-row>
        <table:table-row table:style-name="ro1">
          <table:table-cell table:formula="of:=[Sheet1.A21]" office:value-type="string" office:string-value="Amsterdam">
            <text:p>Amsterdam</text:p>
          </table:table-cell>
          <table:table-cell table:formula="of:=[Sheet1.T21]/[Sheet1.$AA21]" office:value-type="float" office:value="0.0628968436551026">
            <text:p>0.0628968437</text:p>
          </table:table-cell>
          <table:table-cell table:formula="of:=[Sheet1.U21]/[Sheet1.$AA21]" office:value-type="float" office:value="0.210407656206865">
            <text:p>0.2104076562</text:p>
          </table:table-cell>
          <table:table-cell table:formula="of:=[Sheet1.V21]/[Sheet1.$AA21]" office:value-type="float" office:value="0.268335327137204">
            <text:p>0.2683353271</text:p>
          </table:table-cell>
          <table:table-cell table:formula="of:=[Sheet1.W21]/[Sheet1.$AA21]" office:value-type="float" office:value="0.149167203460017">
            <text:p>0.1491672035</text:p>
          </table:table-cell>
          <table:table-cell table:formula="of:=[Sheet1.X21]/[Sheet1.$AA21]" office:value-type="float" office:value="0.129842642863716">
            <text:p>0.1298426429</text:p>
          </table:table-cell>
          <table:table-cell table:formula="of:=[Sheet1.Y21]/[Sheet1.$AA21]" office:value-type="float" office:value="0.0695684181466826">
            <text:p>0.0695684181</text:p>
          </table:table-cell>
          <table:table-cell table:formula="of:=[Sheet1.Z21]/[Sheet1.$AA21]" office:value-type="float" office:value="0.109781908530413">
            <text:p>0.1097819085</text:p>
          </table:table-cell>
          <table:table-cell table:formula="of:=[Sheet1.AA21]/[Sheet1.$AA21]" office:value-type="float" office:value="1">
            <text:p>1</text:p>
          </table:table-cell>
        </table:table-row>
        <table:table-row table:style-name="ro1">
          <table:table-cell table:formula="of:=[Sheet1.A22]" office:value-type="string" office:string-value="Andijk">
            <text:p>Andijk</text:p>
          </table:table-cell>
          <table:table-cell table:formula="of:=[Sheet1.T22]/[Sheet1.$AA22]" office:value-type="float" office:value="0.0142129826050064">
            <text:p>0.0142129826</text:p>
          </table:table-cell>
          <table:table-cell table:formula="of:=[Sheet1.U22]/[Sheet1.$AA22]" office:value-type="float" office:value="0.0258803563852355">
            <text:p>0.0258803564</text:p>
          </table:table-cell>
          <table:table-cell table:formula="of:=[Sheet1.V22]/[Sheet1.$AA22]" office:value-type="float" office:value="0.571701315231226">
            <text:p>0.5717013152</text:p>
          </table:table-cell>
          <table:table-cell table:formula="of:=[Sheet1.W22]/[Sheet1.$AA22]" office:value-type="float" office:value="0.0190920661858294">
            <text:p>0.0190920662</text:p>
          </table:table-cell>
          <table:table-cell table:formula="of:=[Sheet1.X22]/[Sheet1.$AA22]" office:value-type="float" office:value="0.344293593551124">
            <text:p>0.3442935936</text:p>
          </table:table-cell>
          <table:table-cell table:formula="of:=[Sheet1.Y22]/[Sheet1.$AA22]" office:value-type="float" office:value="0.0167585914297836">
            <text:p>0.0167585914</text:p>
          </table:table-cell>
          <table:table-cell table:formula="of:=[Sheet1.Z22]/[Sheet1.$AA22]" office:value-type="float" office:value="0.00806109461179466">
            <text:p>0.0080610946</text:p>
          </table:table-cell>
          <table:table-cell table:formula="of:=[Sheet1.AA22]/[Sheet1.$AA22]" office:value-type="float" office:value="1">
            <text:p>1</text:p>
          </table:table-cell>
        </table:table-row>
        <table:table-row table:style-name="ro1">
          <table:table-cell table:formula="of:=[Sheet1.A23]" office:value-type="string" office:string-value="Anna Paulowna">
            <text:p>Anna Paulowna</text:p>
          </table:table-cell>
          <table:table-cell table:formula="of:=[Sheet1.T23]/[Sheet1.$AA23]" office:value-type="float" office:value="0.0270544900292138">
            <text:p>0.02705449</text:p>
          </table:table-cell>
          <table:table-cell table:formula="of:=[Sheet1.U23]/[Sheet1.$AA23]" office:value-type="float" office:value="0.0311190143528515">
            <text:p>0.0311190144</text:p>
          </table:table-cell>
          <table:table-cell table:formula="of:=[Sheet1.V23]/[Sheet1.$AA23]" office:value-type="float" office:value="0.0664295694144545">
            <text:p>0.0664295694</text:p>
          </table:table-cell>
          <table:table-cell table:formula="of:=[Sheet1.W23]/[Sheet1.$AA23]" office:value-type="float" office:value="0.00774799949193446">
            <text:p>0.0077479995</text:p>
          </table:table-cell>
          <table:table-cell table:formula="of:=[Sheet1.X23]/[Sheet1.$AA23]" office:value-type="float" office:value="0.853804140734155">
            <text:p>0.8538041407</text:p>
          </table:table-cell>
          <table:table-cell table:formula="of:=[Sheet1.Y23]/[Sheet1.$AA23]" office:value-type="float" office:value="0.0116855074304585">
            <text:p>0.0116855074</text:p>
          </table:table-cell>
          <table:table-cell table:formula="of:=[Sheet1.Z23]/[Sheet1.$AA23]" office:value-type="float" office:value="0.00215927854693255">
            <text:p>0.0021592785</text:p>
          </table:table-cell>
          <table:table-cell table:formula="of:=[Sheet1.AA23]/[Sheet1.$AA23]" office:value-type="float" office:value="1">
            <text:p>1</text:p>
          </table:table-cell>
        </table:table-row>
        <table:table-row table:style-name="ro1">
          <table:table-cell table:formula="of:=[Sheet1.A24]" office:value-type="string" office:string-value="Apeldoorn">
            <text:p>Apeldoorn</text:p>
          </table:table-cell>
          <table:table-cell table:formula="of:=[Sheet1.T24]/[Sheet1.$AA24]" office:value-type="float" office:value="0.0289230587610306">
            <text:p>0.0289230588</text:p>
          </table:table-cell>
          <table:table-cell table:formula="of:=[Sheet1.U24]/[Sheet1.$AA24]" office:value-type="float" office:value="0.068057728064221">
            <text:p>0.0680577281</text:p>
          </table:table-cell>
          <table:table-cell table:formula="of:=[Sheet1.V24]/[Sheet1.$AA24]" office:value-type="float" office:value="0.57733966886049">
            <text:p>0.5773396689</text:p>
          </table:table-cell>
          <table:table-cell table:formula="of:=[Sheet1.W24]/[Sheet1.$AA24]" office:value-type="float" office:value="0.0450373343564619">
            <text:p>0.0450373344</text:p>
          </table:table-cell>
          <table:table-cell table:formula="of:=[Sheet1.X24]/[Sheet1.$AA24]" office:value-type="float" office:value="0.25322433078535">
            <text:p>0.2532243308</text:p>
          </table:table-cell>
          <table:table-cell table:formula="of:=[Sheet1.Y24]/[Sheet1.$AA24]" office:value-type="float" office:value="0.00811616444824839">
            <text:p>0.0081161644</text:p>
          </table:table-cell>
          <table:table-cell table:formula="of:=[Sheet1.Z24]/[Sheet1.$AA24]" office:value-type="float" office:value="0.019301714724198">
            <text:p>0.0193017147</text:p>
          </table:table-cell>
          <table:table-cell table:formula="of:=[Sheet1.AA24]/[Sheet1.$AA24]" office:value-type="float" office:value="1">
            <text:p>1</text:p>
          </table:table-cell>
        </table:table-row>
        <table:table-row table:style-name="ro1">
          <table:table-cell table:formula="of:=[Sheet1.A25]" office:value-type="string" office:string-value="Appingedam">
            <text:p>Appingedam</text:p>
          </table:table-cell>
          <table:table-cell table:formula="of:=[Sheet1.T25]/[Sheet1.$AA25]" office:value-type="float" office:value="0.0435490435490436">
            <text:p>0.0435490435</text:p>
          </table:table-cell>
          <table:table-cell table:formula="of:=[Sheet1.U25]/[Sheet1.$AA25]" office:value-type="float" office:value="0.0911680911680912">
            <text:p>0.0911680912</text:p>
          </table:table-cell>
          <table:table-cell table:formula="of:=[Sheet1.V25]/[Sheet1.$AA25]" office:value-type="float" office:value="0.0577940577940578">
            <text:p>0.0577940578</text:p>
          </table:table-cell>
          <table:table-cell table:formula="of:=[Sheet1.W25]/[Sheet1.$AA25]" office:value-type="float" office:value="0.0366300366300366">
            <text:p>0.0366300366</text:p>
          </table:table-cell>
          <table:table-cell table:formula="of:=[Sheet1.X25]/[Sheet1.$AA25]" office:value-type="float" office:value="0.726088726088726">
            <text:p>0.7260887261</text:p>
          </table:table-cell>
          <table:table-cell table:formula="of:=[Sheet1.Y25]/[Sheet1.$AA25]" office:value-type="float" office:value="0.021978021978022">
            <text:p>0.021978022</text:p>
          </table:table-cell>
          <table:table-cell table:formula="of:=[Sheet1.Z25]/[Sheet1.$AA25]" office:value-type="float" office:value="0.0227920227920228">
            <text:p>0.0227920228</text:p>
          </table:table-cell>
          <table:table-cell table:formula="of:=[Sheet1.AA25]/[Sheet1.$AA25]" office:value-type="float" office:value="1">
            <text:p>1</text:p>
          </table:table-cell>
        </table:table-row>
        <table:table-row table:style-name="ro1">
          <table:table-cell table:formula="of:=[Sheet1.A26]" office:value-type="string" office:string-value="Arcen en Velden">
            <text:p>Arcen en Velden</text:p>
          </table:table-cell>
          <table:table-cell table:formula="of:=[Sheet1.T26]/[Sheet1.$AA26]" office:value-type="float" office:value="0.0221954161640531">
            <text:p>0.0221954162</text:p>
          </table:table-cell>
          <table:table-cell table:formula="of:=[Sheet1.U26]/[Sheet1.$AA26]" office:value-type="float" office:value="0.0393244873341375">
            <text:p>0.0393244873</text:p>
          </table:table-cell>
          <table:table-cell table:formula="of:=[Sheet1.V26]/[Sheet1.$AA26]" office:value-type="float" office:value="0.37394451145959">
            <text:p>0.3739445115</text:p>
          </table:table-cell>
          <table:table-cell table:formula="of:=[Sheet1.W26]/[Sheet1.$AA26]" office:value-type="float" office:value="0.032086851628468">
            <text:p>0.0320868516</text:p>
          </table:table-cell>
          <table:table-cell table:formula="of:=[Sheet1.X26]/[Sheet1.$AA26]" office:value-type="float" office:value="0.509288299155609">
            <text:p>0.5092882992</text:p>
          </table:table-cell>
          <table:table-cell table:formula="of:=[Sheet1.Y26]/[Sheet1.$AA26]" office:value-type="float" office:value="0.0161640530759952">
            <text:p>0.0161640531</text:p>
          </table:table-cell>
          <table:table-cell table:formula="of:=[Sheet1.Z26]/[Sheet1.$AA26]" office:value-type="float" office:value="0.00699638118214716">
            <text:p>0.0069963812</text:p>
          </table:table-cell>
          <table:table-cell table:formula="of:=[Sheet1.AA26]/[Sheet1.$AA26]" office:value-type="float" office:value="1">
            <text:p>1</text:p>
          </table:table-cell>
        </table:table-row>
        <table:table-row table:style-name="ro1">
          <table:table-cell table:formula="of:=[Sheet1.A27]" office:value-type="string" office:string-value="Arnhem">
            <text:p>Arnhem</text:p>
          </table:table-cell>
          <table:table-cell table:formula="of:=[Sheet1.T27]/[Sheet1.$AA27]" office:value-type="float" office:value="0.0610509263946542">
            <text:p>0.0610509264</text:p>
          </table:table-cell>
          <table:table-cell table:formula="of:=[Sheet1.U27]/[Sheet1.$AA27]" office:value-type="float" office:value="0.175660625696062">
            <text:p>0.1756606257</text:p>
          </table:table-cell>
          <table:table-cell table:formula="of:=[Sheet1.V27]/[Sheet1.$AA27]" office:value-type="float" office:value="0.396476662954338">
            <text:p>0.396476663</text:p>
          </table:table-cell>
          <table:table-cell table:formula="of:=[Sheet1.W27]/[Sheet1.$AA27]" office:value-type="float" office:value="0.128885289055381">
            <text:p>0.1288852891</text:p>
          </table:table-cell>
          <table:table-cell table:formula="of:=[Sheet1.X27]/[Sheet1.$AA27]" office:value-type="float" office:value="0.164827376733826">
            <text:p>0.1648273767</text:p>
          </table:table-cell>
          <table:table-cell table:formula="of:=[Sheet1.Y27]/[Sheet1.$AA27]" office:value-type="float" office:value="0.0402956363268199">
            <text:p>0.0402956363</text:p>
          </table:table-cell>
          <table:table-cell table:formula="of:=[Sheet1.Z27]/[Sheet1.$AA27]" office:value-type="float" office:value="0.0328034828389187">
            <text:p>0.0328034828</text:p>
          </table:table-cell>
          <table:table-cell table:formula="of:=[Sheet1.AA27]/[Sheet1.$AA27]" office:value-type="float" office:value="1">
            <text:p>1</text:p>
          </table:table-cell>
        </table:table-row>
        <table:table-row table:style-name="ro1">
          <table:table-cell table:formula="of:=[Sheet1.A28]" office:value-type="string" office:string-value="Assen">
            <text:p>Assen</text:p>
          </table:table-cell>
          <table:table-cell table:formula="of:=[Sheet1.T28]/[Sheet1.$AA28]" office:value-type="float" office:value="0.0396883369856343">
            <text:p>0.039688337</text:p>
          </table:table-cell>
          <table:table-cell table:formula="of:=[Sheet1.U28]/[Sheet1.$AA28]" office:value-type="float" office:value="0.139030922814707">
            <text:p>0.1390309228</text:p>
          </table:table-cell>
          <table:table-cell table:formula="of:=[Sheet1.V28]/[Sheet1.$AA28]" office:value-type="float" office:value="0.173119065010957">
            <text:p>0.173119065</text:p>
          </table:table-cell>
          <table:table-cell table:formula="of:=[Sheet1.W28]/[Sheet1.$AA28]" office:value-type="float" office:value="0.101655709763818">
            <text:p>0.1016557098</text:p>
          </table:table-cell>
          <table:table-cell table:formula="of:=[Sheet1.X28]/[Sheet1.$AA28]" office:value-type="float" office:value="0.48027757487217">
            <text:p>0.4802775749</text:p>
          </table:table-cell>
          <table:table-cell table:formula="of:=[Sheet1.Y28]/[Sheet1.$AA28]" office:value-type="float" office:value="0.0280009739469199">
            <text:p>0.0280009739</text:p>
          </table:table-cell>
          <table:table-cell table:formula="of:=[Sheet1.Z28]/[Sheet1.$AA28]" office:value-type="float" office:value="0.038227416605795">
            <text:p>0.0382274166</text:p>
          </table:table-cell>
          <table:table-cell table:formula="of:=[Sheet1.AA28]/[Sheet1.$AA28]" office:value-type="float" office:value="1">
            <text:p>1</text:p>
          </table:table-cell>
        </table:table-row>
        <table:table-row table:style-name="ro1">
          <table:table-cell table:formula="of:=[Sheet1.A29]" office:value-type="string" office:string-value="Asten">
            <text:p>Asten</text:p>
          </table:table-cell>
          <table:table-cell table:formula="of:=[Sheet1.T29]/[Sheet1.$AA29]" office:value-type="float" office:value="0.03421200224341">
            <text:p>0.0342120022</text:p>
          </table:table-cell>
          <table:table-cell table:formula="of:=[Sheet1.U29]/[Sheet1.$AA29]" office:value-type="float" office:value="0.0412226584408301">
            <text:p>0.0412226584</text:p>
          </table:table-cell>
          <table:table-cell table:formula="of:=[Sheet1.V29]/[Sheet1.$AA29]" office:value-type="float" office:value="0.235838474481211">
            <text:p>0.2358384745</text:p>
          </table:table-cell>
          <table:table-cell table:formula="of:=[Sheet1.W29]/[Sheet1.$AA29]" office:value-type="float" office:value="0.0229949523275379">
            <text:p>0.0229949523</text:p>
          </table:table-cell>
          <table:table-cell table:formula="of:=[Sheet1.X29]/[Sheet1.$AA29]" office:value-type="float" office:value="0.652832305103758">
            <text:p>0.6528323051</text:p>
          </table:table-cell>
          <table:table-cell table:formula="of:=[Sheet1.Y29]/[Sheet1.$AA29]" office:value-type="float" office:value="0.00196298373527762">
            <text:p>0.0019629837</text:p>
          </table:table-cell>
          <table:table-cell table:formula="of:=[Sheet1.Z29]/[Sheet1.$AA29]" office:value-type="float" office:value="0.0109366236679753">
            <text:p>0.0109366237</text:p>
          </table:table-cell>
          <table:table-cell table:formula="of:=[Sheet1.AA29]/[Sheet1.$AA29]" office:value-type="float" office:value="1">
            <text:p>1</text:p>
          </table:table-cell>
        </table:table-row>
        <table:table-row table:style-name="ro1">
          <table:table-cell table:formula="of:=[Sheet1.A30]" office:value-type="string" office:string-value="Baarle-Nassau">
            <text:p>Baarle-Nassau</text:p>
          </table:table-cell>
          <table:table-cell table:formula="of:=[Sheet1.T30]/[Sheet1.$AA30]" office:value-type="float" office:value="0.0140937829293994">
            <text:p>0.0140937829</text:p>
          </table:table-cell>
          <table:table-cell table:formula="of:=[Sheet1.U30]/[Sheet1.$AA30]" office:value-type="float" office:value="0.011986301369863">
            <text:p>0.0119863014</text:p>
          </table:table-cell>
          <table:table-cell table:formula="of:=[Sheet1.V30]/[Sheet1.$AA30]" office:value-type="float" office:value="0.108798735511064">
            <text:p>0.1087987355</text:p>
          </table:table-cell>
          <table:table-cell table:formula="of:=[Sheet1.W30]/[Sheet1.$AA30]" office:value-type="float" office:value="0.0230505795574289">
            <text:p>0.0230505796</text:p>
          </table:table-cell>
          <table:table-cell table:formula="of:=[Sheet1.X30]/[Sheet1.$AA30]" office:value-type="float" office:value="0.839041095890411">
            <text:p>0.8390410959</text:p>
          </table:table-cell>
          <table:table-cell table:formula="of:=[Sheet1.Y30]/[Sheet1.$AA30]" office:value-type="float" office:value="0.000922023182297155">
            <text:p>0.0009220232</text:p>
          </table:table-cell>
          <table:table-cell table:formula="of:=[Sheet1.Z30]/[Sheet1.$AA30]" office:value-type="float" office:value="0.00210748155953635">
            <text:p>0.0021074816</text:p>
          </table:table-cell>
          <table:table-cell table:formula="of:=[Sheet1.AA30]/[Sheet1.$AA30]" office:value-type="float" office:value="1">
            <text:p>1</text:p>
          </table:table-cell>
        </table:table-row>
        <table:table-row table:style-name="ro1">
          <table:table-cell table:formula="of:=[Sheet1.A31]" office:value-type="string" office:string-value="Baarn">
            <text:p>Baarn</text:p>
          </table:table-cell>
          <table:table-cell table:formula="of:=[Sheet1.T31]/[Sheet1.$AA31]" office:value-type="float" office:value="0.0388854868340478">
            <text:p>0.0388854868</text:p>
          </table:table-cell>
          <table:table-cell table:formula="of:=[Sheet1.U31]/[Sheet1.$AA31]" office:value-type="float" office:value="0.12094304960196">
            <text:p>0.1209430496</text:p>
          </table:table-cell>
          <table:table-cell table:formula="of:=[Sheet1.V31]/[Sheet1.$AA31]" office:value-type="float" office:value="0.516840171463564">
            <text:p>0.5168401715</text:p>
          </table:table-cell>
          <table:table-cell table:formula="of:=[Sheet1.W31]/[Sheet1.$AA31]" office:value-type="float" office:value="0.0649112063686467">
            <text:p>0.0649112064</text:p>
          </table:table-cell>
          <table:table-cell table:formula="of:=[Sheet1.X31]/[Sheet1.$AA31]" office:value-type="float" office:value="0.235456215554195">
            <text:p>0.2354562156</text:p>
          </table:table-cell>
          <table:table-cell table:formula="of:=[Sheet1.Y31]/[Sheet1.$AA31]" office:value-type="float" office:value="0.00244947948560931">
            <text:p>0.0024494795</text:p>
          </table:table-cell>
          <table:table-cell table:formula="of:=[Sheet1.Z31]/[Sheet1.$AA31]" office:value-type="float" office:value="0.020514390691978">
            <text:p>0.0205143907</text:p>
          </table:table-cell>
          <table:table-cell table:formula="of:=[Sheet1.AA31]/[Sheet1.$AA31]" office:value-type="float" office:value="1">
            <text:p>1</text:p>
          </table:table-cell>
        </table:table-row>
        <table:table-row table:style-name="ro1">
          <table:table-cell table:formula="of:=[Sheet1.A32]" office:value-type="string" office:string-value="Barendrecht">
            <text:p>Barendrecht</text:p>
          </table:table-cell>
          <table:table-cell table:formula="of:=[Sheet1.T32]/[Sheet1.$AA32]" office:value-type="float" office:value="0.103002309468822">
            <text:p>0.1030023095</text:p>
          </table:table-cell>
          <table:table-cell table:formula="of:=[Sheet1.U32]/[Sheet1.$AA32]" office:value-type="float" office:value="0.2729792147806">
            <text:p>0.2729792148</text:p>
          </table:table-cell>
          <table:table-cell table:formula="of:=[Sheet1.V32]/[Sheet1.$AA32]" office:value-type="float" office:value="0.115473441108545">
            <text:p>0.1154734411</text:p>
          </table:table-cell>
          <table:table-cell table:formula="of:=[Sheet1.W32]/[Sheet1.$AA32]" office:value-type="float" office:value="0.116397228637413">
            <text:p>0.1163972286</text:p>
          </table:table-cell>
          <table:table-cell table:formula="of:=[Sheet1.X32]/[Sheet1.$AA32]" office:value-type="float" office:value="0.200461893764434">
            <text:p>0.2004618938</text:p>
          </table:table-cell>
          <table:table-cell table:formula="of:=[Sheet1.Y32]/[Sheet1.$AA32]" office:value-type="float" office:value="0.0928406466512702">
            <text:p>0.0928406467</text:p>
          </table:table-cell>
          <table:table-cell table:formula="of:=[Sheet1.Z32]/[Sheet1.$AA32]" office:value-type="float" office:value="0.0988452655889146">
            <text:p>0.0988452656</text:p>
          </table:table-cell>
          <table:table-cell table:formula="of:=[Sheet1.AA32]/[Sheet1.$AA32]" office:value-type="float" office:value="1">
            <text:p>1</text:p>
          </table:table-cell>
        </table:table-row>
        <table:table-row table:style-name="ro1">
          <table:table-cell table:formula="of:=[Sheet1.A33]" office:value-type="string" office:string-value="Barneveld">
            <text:p>Barneveld</text:p>
          </table:table-cell>
          <table:table-cell table:formula="of:=[Sheet1.T33]/[Sheet1.$AA33]" office:value-type="float" office:value="0.0317423938577895">
            <text:p>0.0317423939</text:p>
          </table:table-cell>
          <table:table-cell table:formula="of:=[Sheet1.U33]/[Sheet1.$AA33]" office:value-type="float" office:value="0.0378731450180485">
            <text:p>0.037873145</text:p>
          </table:table-cell>
          <table:table-cell table:formula="of:=[Sheet1.V33]/[Sheet1.$AA33]" office:value-type="float" office:value="0.308256460207414">
            <text:p>0.3082564602</text:p>
          </table:table-cell>
          <table:table-cell table:formula="of:=[Sheet1.W33]/[Sheet1.$AA33]" office:value-type="float" office:value="0.0342634504096717">
            <text:p>0.0342634504</text:p>
          </table:table-cell>
          <table:table-cell table:formula="of:=[Sheet1.X33]/[Sheet1.$AA33]" office:value-type="float" office:value="0.562596688248439">
            <text:p>0.5625966882</text:p>
          </table:table-cell>
          <table:table-cell table:formula="of:=[Sheet1.Y33]/[Sheet1.$AA33]" office:value-type="float" office:value="0.00750587291583109">
            <text:p>0.0075058729</text:p>
          </table:table-cell>
          <table:table-cell table:formula="of:=[Sheet1.Z33]/[Sheet1.$AA33]" office:value-type="float" office:value="0.0177619893428064">
            <text:p>0.0177619893</text:p>
          </table:table-cell>
          <table:table-cell table:formula="of:=[Sheet1.AA33]/[Sheet1.$AA33]" office:value-type="float" office:value="1">
            <text:p>1</text:p>
          </table:table-cell>
        </table:table-row>
        <table:table-row table:style-name="ro1">
          <table:table-cell table:formula="of:=[Sheet1.A34]" office:value-type="string" office:string-value="Bedum">
            <text:p>Bedum</text:p>
          </table:table-cell>
          <table:table-cell table:formula="of:=[Sheet1.T34]/[Sheet1.$AA34]" office:value-type="float" office:value="0.0262689225289403">
            <text:p>0.0262689225</text:p>
          </table:table-cell>
          <table:table-cell table:formula="of:=[Sheet1.U34]/[Sheet1.$AA34]" office:value-type="float" office:value="0.0447462154942119">
            <text:p>0.0447462155</text:p>
          </table:table-cell>
          <table:table-cell table:formula="of:=[Sheet1.V34]/[Sheet1.$AA34]" office:value-type="float" office:value="0.0296081923419412">
            <text:p>0.0296081923</text:p>
          </table:table-cell>
          <table:table-cell table:formula="of:=[Sheet1.W34]/[Sheet1.$AA34]" office:value-type="float" office:value="0.0109082813891362">
            <text:p>0.0109082814</text:p>
          </table:table-cell>
          <table:table-cell table:formula="of:=[Sheet1.X34]/[Sheet1.$AA34]" office:value-type="float" office:value="0.873107747105966">
            <text:p>0.8731077471</text:p>
          </table:table-cell>
          <table:table-cell table:formula="of:=[Sheet1.Y34]/[Sheet1.$AA34]" office:value-type="float" office:value="0.00578806767586821">
            <text:p>0.0057880677</text:p>
          </table:table-cell>
          <table:table-cell table:formula="of:=[Sheet1.Z34]/[Sheet1.$AA34]" office:value-type="float" office:value="0.00957257346393589">
            <text:p>0.0095725735</text:p>
          </table:table-cell>
          <table:table-cell table:formula="of:=[Sheet1.AA34]/[Sheet1.$AA34]" office:value-type="float" office:value="1">
            <text:p>1</text:p>
          </table:table-cell>
        </table:table-row>
        <table:table-row table:style-name="ro1">
          <table:table-cell table:formula="of:=[Sheet1.A35]" office:value-type="string" office:string-value="Beek (L.)">
            <text:p>Beek (L.)</text:p>
          </table:table-cell>
          <table:table-cell table:formula="of:=[Sheet1.T35]/[Sheet1.$AA35]" office:value-type="float" office:value="0.0901287553648069">
            <text:p>0.0901287554</text:p>
          </table:table-cell>
          <table:table-cell table:formula="of:=[Sheet1.U35]/[Sheet1.$AA35]" office:value-type="float" office:value="0.159275154983309">
            <text:p>0.159275155</text:p>
          </table:table-cell>
          <table:table-cell table:formula="of:=[Sheet1.V35]/[Sheet1.$AA35]" office:value-type="float" office:value="0.0295660467334287">
            <text:p>0.0295660467</text:p>
          </table:table-cell>
          <table:table-cell table:formula="of:=[Sheet1.W35]/[Sheet1.$AA35]" office:value-type="float" office:value="0.0290891750119218">
            <text:p>0.029089175</text:p>
          </table:table-cell>
          <table:table-cell table:formula="of:=[Sheet1.X35]/[Sheet1.$AA35]" office:value-type="float" office:value="0.632331902718169">
            <text:p>0.6323319027</text:p>
          </table:table-cell>
          <table:table-cell table:formula="of:=[Sheet1.Y35]/[Sheet1.$AA35]" office:value-type="float" office:value="0.0262279446828803">
            <text:p>0.0262279447</text:p>
          </table:table-cell>
          <table:table-cell table:formula="of:=[Sheet1.Z35]/[Sheet1.$AA35]" office:value-type="float" office:value="0.033381020505484">
            <text:p>0.0333810205</text:p>
          </table:table-cell>
          <table:table-cell table:formula="of:=[Sheet1.AA35]/[Sheet1.$AA35]" office:value-type="float" office:value="1">
            <text:p>1</text:p>
          </table:table-cell>
        </table:table-row>
        <table:table-row table:style-name="ro1">
          <table:table-cell table:formula="of:=[Sheet1.A36]" office:value-type="string" office:string-value="Beemster">
            <text:p>Beemster</text:p>
          </table:table-cell>
          <table:table-cell table:formula="of:=[Sheet1.T36]/[Sheet1.$AA36]" office:value-type="float" office:value="0.0395873989406189">
            <text:p>0.0395873989</text:p>
          </table:table-cell>
          <table:table-cell table:formula="of:=[Sheet1.U36]/[Sheet1.$AA36]" office:value-type="float" office:value="0.0160301087259548">
            <text:p>0.0160301087</text:p>
          </table:table-cell>
          <table:table-cell table:formula="of:=[Sheet1.V36]/[Sheet1.$AA36]" office:value-type="float" office:value="0.0232785057150822">
            <text:p>0.0232785057</text:p>
          </table:table-cell>
          <table:table-cell table:formula="of:=[Sheet1.W36]/[Sheet1.$AA36]" office:value-type="float" office:value="0.00850292723724561">
            <text:p>0.0085029272</text:p>
          </table:table-cell>
          <table:table-cell table:formula="of:=[Sheet1.X36]/[Sheet1.$AA36]" office:value-type="float" office:value="0.906607192640089">
            <text:p>0.9066071926</text:p>
          </table:table-cell>
          <table:table-cell table:formula="of:=[Sheet1.Y36]/[Sheet1.$AA36]" office:value-type="float" office:value="0.00111513799832729">
            <text:p>0.001115138</text:p>
          </table:table-cell>
          <table:table-cell table:formula="of:=[Sheet1.Z36]/[Sheet1.$AA36]" office:value-type="float" office:value="0.00487872874268191">
            <text:p>0.0048787287</text:p>
          </table:table-cell>
          <table:table-cell table:formula="of:=[Sheet1.AA36]/[Sheet1.$AA36]" office:value-type="float" office:value="1">
            <text:p>1</text:p>
          </table:table-cell>
        </table:table-row>
        <table:table-row table:style-name="ro1">
          <table:table-cell table:formula="of:=[Sheet1.A37]" office:value-type="string" office:string-value="Beesel">
            <text:p>Beesel</text:p>
          </table:table-cell>
          <table:table-cell table:formula="of:=[Sheet1.T37]/[Sheet1.$AA37]" office:value-type="float" office:value="0.0335616438356164">
            <text:p>0.0335616438</text:p>
          </table:table-cell>
          <table:table-cell table:formula="of:=[Sheet1.U37]/[Sheet1.$AA37]" office:value-type="float" office:value="0.0952054794520548">
            <text:p>0.0952054795</text:p>
          </table:table-cell>
          <table:table-cell table:formula="of:=[Sheet1.V37]/[Sheet1.$AA37]" office:value-type="float" office:value="0.157876712328767">
            <text:p>0.1578767123</text:p>
          </table:table-cell>
          <table:table-cell table:formula="of:=[Sheet1.W37]/[Sheet1.$AA37]" office:value-type="float" office:value="0.025">
            <text:p>0.025</text:p>
          </table:table-cell>
          <table:table-cell table:formula="of:=[Sheet1.X37]/[Sheet1.$AA37]" office:value-type="float" office:value="0.651369863013699">
            <text:p>0.651369863</text:p>
          </table:table-cell>
          <table:table-cell table:formula="of:=[Sheet1.Y37]/[Sheet1.$AA37]" office:value-type="float" office:value="0.014041095890411">
            <text:p>0.0140410959</text:p>
          </table:table-cell>
          <table:table-cell table:formula="of:=[Sheet1.Z37]/[Sheet1.$AA37]" office:value-type="float" office:value="0.0229452054794521">
            <text:p>0.0229452055</text:p>
          </table:table-cell>
          <table:table-cell table:formula="of:=[Sheet1.AA37]/[Sheet1.$AA37]" office:value-type="float" office:value="1">
            <text:p>1</text:p>
          </table:table-cell>
        </table:table-row>
        <table:table-row table:style-name="ro1">
          <table:table-cell table:formula="of:=[Sheet1.A38]" office:value-type="string" office:string-value="Bellingwedde">
            <text:p>Bellingwedde</text:p>
          </table:table-cell>
          <table:table-cell table:formula="of:=[Sheet1.T38]/[Sheet1.$AA38]" office:value-type="float" office:value="0.0242616992276238">
            <text:p>0.0242616992</text:p>
          </table:table-cell>
          <table:table-cell table:formula="of:=[Sheet1.U38]/[Sheet1.$AA38]" office:value-type="float" office:value="0.0255338482507951">
            <text:p>0.0255338483</text:p>
          </table:table-cell>
          <table:table-cell table:formula="of:=[Sheet1.V38]/[Sheet1.$AA38]" office:value-type="float" office:value="0.089777373920945">
            <text:p>0.0897773739</text:p>
          </table:table-cell>
          <table:table-cell table:formula="of:=[Sheet1.W38]/[Sheet1.$AA38]" office:value-type="float" office:value="0.0129032258064516">
            <text:p>0.0129032258</text:p>
          </table:table-cell>
          <table:table-cell table:formula="of:=[Sheet1.X38]/[Sheet1.$AA38]" office:value-type="float" office:value="0.843616537937301">
            <text:p>0.8436165379</text:p>
          </table:table-cell>
          <table:table-cell table:formula="of:=[Sheet1.Y38]/[Sheet1.$AA38]" office:value-type="float" office:value="0.00290776919582008">
            <text:p>0.0029077692</text:p>
          </table:table-cell>
          <table:table-cell table:formula="of:=[Sheet1.Z38]/[Sheet1.$AA38]" office:value-type="float" office:value="0.000999545661063153">
            <text:p>0.0009995457</text:p>
          </table:table-cell>
          <table:table-cell table:formula="of:=[Sheet1.AA38]/[Sheet1.$AA38]" office:value-type="float" office:value="1">
            <text:p>1</text:p>
          </table:table-cell>
        </table:table-row>
        <table:table-row table:style-name="ro1">
          <table:table-cell table:formula="of:=[Sheet1.A39]" office:value-type="string" office:string-value="Bennebroek">
            <text:p>Bennebroek</text:p>
          </table:table-cell>
          <table:table-cell table:formula="of:=[Sheet1.T39]/[Sheet1.$AA39]" office:value-type="float" office:value="0.0279329608938547">
            <text:p>0.0279329609</text:p>
          </table:table-cell>
          <table:table-cell table:formula="of:=[Sheet1.U39]/[Sheet1.$AA39]" office:value-type="float" office:value="0.502793296089386">
            <text:p>0.5027932961</text:p>
          </table:table-cell>
          <table:table-cell table:formula="of:=[Sheet1.V39]/[Sheet1.$AA39]" office:value-type="float" office:value="0.17877094972067">
            <text:p>0.1787709497</text:p>
          </table:table-cell>
          <table:table-cell table:formula="of:=[Sheet1.W39]/[Sheet1.$AA39]" office:value-type="float" office:value="0.245810055865922">
            <text:p>0.2458100559</text:p>
          </table:table-cell>
          <table:table-cell table:formula="of:=[Sheet1.X39]/[Sheet1.$AA39]" office:value-type="float" office:value="0.0391061452513966">
            <text:p>0.0391061453</text:p>
          </table:table-cell>
          <table:table-cell table:formula="of:=[Sheet1.Y39]/[Sheet1.$AA39]" office:value-type="float" office:value="0.00558659217877095">
            <text:p>0.0055865922</text:p>
          </table:table-cell>
          <table:table-cell table:formula="of:=[Sheet1.Z39]/[Sheet1.$AA39]" office:value-type="float" office:value="0">
            <text:p>0</text:p>
          </table:table-cell>
          <table:table-cell table:formula="of:=[Sheet1.AA39]/[Sheet1.$AA39]" office:value-type="float" office:value="1">
            <text:p>1</text:p>
          </table:table-cell>
        </table:table-row>
        <table:table-row table:style-name="ro1">
          <table:table-cell table:formula="of:=[Sheet1.A40]" office:value-type="string" office:string-value="Bergambacht">
            <text:p>Bergambacht</text:p>
          </table:table-cell>
          <table:table-cell table:formula="of:=[Sheet1.T40]/[Sheet1.$AA40]" office:value-type="float" office:value="0.0160653147221491">
            <text:p>0.0160653147</text:p>
          </table:table-cell>
          <table:table-cell table:formula="of:=[Sheet1.U40]/[Sheet1.$AA40]" office:value-type="float" office:value="0.0321306294442981">
            <text:p>0.0321306294</text:p>
          </table:table-cell>
          <table:table-cell table:formula="of:=[Sheet1.V40]/[Sheet1.$AA40]" office:value-type="float" office:value="0.0929681327363708">
            <text:p>0.0929681327</text:p>
          </table:table-cell>
          <table:table-cell table:formula="of:=[Sheet1.W40]/[Sheet1.$AA40]" office:value-type="float" office:value="0.0121148274953911">
            <text:p>0.0121148275</text:p>
          </table:table-cell>
          <table:table-cell table:formula="of:=[Sheet1.X40]/[Sheet1.$AA40]" office:value-type="float" office:value="0.829338951804056">
            <text:p>0.8293389518</text:p>
          </table:table-cell>
          <table:table-cell table:formula="of:=[Sheet1.Y40]/[Sheet1.$AA40]" office:value-type="float" office:value="0.00342375559652357">
            <text:p>0.0034237556</text:p>
          </table:table-cell>
          <table:table-cell table:formula="of:=[Sheet1.Z40]/[Sheet1.$AA40]" office:value-type="float" office:value="0.0139583882012115">
            <text:p>0.0139583882</text:p>
          </table:table-cell>
          <table:table-cell table:formula="of:=[Sheet1.AA40]/[Sheet1.$AA40]" office:value-type="float" office:value="1">
            <text:p>1</text:p>
          </table:table-cell>
        </table:table-row>
        <table:table-row table:style-name="ro1">
          <table:table-cell table:formula="of:=[Sheet1.A41]" office:value-type="string" office:string-value="Bergeijk">
            <text:p>Bergeijk</text:p>
          </table:table-cell>
          <table:table-cell table:formula="of:=[Sheet1.T41]/[Sheet1.$AA41]" office:value-type="float" office:value="0.0172938980053061">
            <text:p>0.017293898</text:p>
          </table:table-cell>
          <table:table-cell table:formula="of:=[Sheet1.U41]/[Sheet1.$AA41]" office:value-type="float" office:value="0.0468703940257443">
            <text:p>0.046870394</text:p>
          </table:table-cell>
          <table:table-cell table:formula="of:=[Sheet1.V41]/[Sheet1.$AA41]" office:value-type="float" office:value="0.28534931708755">
            <text:p>0.2853493171</text:p>
          </table:table-cell>
          <table:table-cell table:formula="of:=[Sheet1.W41]/[Sheet1.$AA41]" office:value-type="float" office:value="0.024073892109659">
            <text:p>0.0240738921</text:p>
          </table:table-cell>
          <table:table-cell table:formula="of:=[Sheet1.X41]/[Sheet1.$AA41]" office:value-type="float" office:value="0.61521076938194">
            <text:p>0.6152107694</text:p>
          </table:table-cell>
          <table:table-cell table:formula="of:=[Sheet1.Y41]/[Sheet1.$AA41]" office:value-type="float" office:value="0.00334086666011595">
            <text:p>0.0033408667</text:p>
          </table:table-cell>
          <table:table-cell table:formula="of:=[Sheet1.Z41]/[Sheet1.$AA41]" office:value-type="float" office:value="0.00786086272968458">
            <text:p>0.0078608627</text:p>
          </table:table-cell>
          <table:table-cell table:formula="of:=[Sheet1.AA41]/[Sheet1.$AA41]" office:value-type="float" office:value="1">
            <text:p>1</text:p>
          </table:table-cell>
        </table:table-row>
        <table:table-row table:style-name="ro1">
          <table:table-cell table:formula="of:=[Sheet1.A42]" office:value-type="string" office:string-value="Bergen (L.)">
            <text:p>Bergen (L.)</text:p>
          </table:table-cell>
          <table:table-cell table:formula="of:=[Sheet1.T42]/[Sheet1.$AA42]" office:value-type="float" office:value="0.0211171039400311">
            <text:p>0.0211171039</text:p>
          </table:table-cell>
          <table:table-cell table:formula="of:=[Sheet1.U42]/[Sheet1.$AA42]" office:value-type="float" office:value="0.0225797604899899">
            <text:p>0.0225797605</text:p>
          </table:table-cell>
          <table:table-cell table:formula="of:=[Sheet1.V42]/[Sheet1.$AA42]" office:value-type="float" office:value="0.38952372246092">
            <text:p>0.3895237225</text:p>
          </table:table-cell>
          <table:table-cell table:formula="of:=[Sheet1.W42]/[Sheet1.$AA42]" office:value-type="float" office:value="0.0249565773836731">
            <text:p>0.0249565774</text:p>
          </table:table-cell>
          <table:table-cell table:formula="of:=[Sheet1.X42]/[Sheet1.$AA42]" office:value-type="float" office:value="0.532772648322516">
            <text:p>0.5327726483</text:p>
          </table:table-cell>
          <table:table-cell table:formula="of:=[Sheet1.Y42]/[Sheet1.$AA42]" office:value-type="float" office:value="0.00557637809671816">
            <text:p>0.0055763781</text:p>
          </table:table-cell>
          <table:table-cell table:formula="of:=[Sheet1.Z42]/[Sheet1.$AA42]" office:value-type="float" office:value="0.0034738093061523">
            <text:p>0.0034738093</text:p>
          </table:table-cell>
          <table:table-cell table:formula="of:=[Sheet1.AA42]/[Sheet1.$AA42]" office:value-type="float" office:value="1">
            <text:p>1</text:p>
          </table:table-cell>
        </table:table-row>
        <table:table-row table:style-name="ro1">
          <table:table-cell table:formula="of:=[Sheet1.A43]" office:value-type="string" office:string-value="Bergen (NH.)">
            <text:p>Bergen (NH.)</text:p>
          </table:table-cell>
          <table:table-cell table:formula="of:=[Sheet1.T43]/[Sheet1.$AA43]" office:value-type="float" office:value="0.015615866388309">
            <text:p>0.0156158664</text:p>
          </table:table-cell>
          <table:table-cell table:formula="of:=[Sheet1.U43]/[Sheet1.$AA43]" office:value-type="float" office:value="0.0531941544885177">
            <text:p>0.0531941545</text:p>
          </table:table-cell>
          <table:table-cell table:formula="of:=[Sheet1.V43]/[Sheet1.$AA43]" office:value-type="float" office:value="0.542713987473904">
            <text:p>0.5427139875</text:p>
          </table:table-cell>
          <table:table-cell table:formula="of:=[Sheet1.W43]/[Sheet1.$AA43]" office:value-type="float" office:value="0.0289770354906054">
            <text:p>0.0289770355</text:p>
          </table:table-cell>
          <table:table-cell table:formula="of:=[Sheet1.X43]/[Sheet1.$AA43]" office:value-type="float" office:value="0.35348643006263">
            <text:p>0.3534864301</text:p>
          </table:table-cell>
          <table:table-cell table:formula="of:=[Sheet1.Y43]/[Sheet1.$AA43]" office:value-type="float" office:value="0.00384133611691023">
            <text:p>0.0038413361</text:p>
          </table:table-cell>
          <table:table-cell table:formula="of:=[Sheet1.Z43]/[Sheet1.$AA43]" office:value-type="float" office:value="0.00217118997912317">
            <text:p>0.00217119</text:p>
          </table:table-cell>
          <table:table-cell table:formula="of:=[Sheet1.AA43]/[Sheet1.$AA43]" office:value-type="float" office:value="1">
            <text:p>1</text:p>
          </table:table-cell>
        </table:table-row>
        <table:table-row table:style-name="ro1">
          <table:table-cell table:formula="of:=[Sheet1.A44]" office:value-type="string" office:string-value="Bergen op Zoom">
            <text:p>Bergen op Zoom</text:p>
          </table:table-cell>
          <table:table-cell table:formula="of:=[Sheet1.T44]/[Sheet1.$AA44]" office:value-type="float" office:value="0.0355297157622739">
            <text:p>0.0355297158</text:p>
          </table:table-cell>
          <table:table-cell table:formula="of:=[Sheet1.U44]/[Sheet1.$AA44]" office:value-type="float" office:value="0.0940999138673557">
            <text:p>0.0940999139</text:p>
          </table:table-cell>
          <table:table-cell table:formula="of:=[Sheet1.V44]/[Sheet1.$AA44]" office:value-type="float" office:value="0.361326442721792">
            <text:p>0.3613264427</text:p>
          </table:table-cell>
          <table:table-cell table:formula="of:=[Sheet1.W44]/[Sheet1.$AA44]" office:value-type="float" office:value="0.0540482342807924">
            <text:p>0.0540482343</text:p>
          </table:table-cell>
          <table:table-cell table:formula="of:=[Sheet1.X44]/[Sheet1.$AA44]" office:value-type="float" office:value="0.365633074935401">
            <text:p>0.3656330749</text:p>
          </table:table-cell>
          <table:table-cell table:formula="of:=[Sheet1.Y44]/[Sheet1.$AA44]" office:value-type="float" office:value="0.0429586563307494">
            <text:p>0.0429586563</text:p>
          </table:table-cell>
          <table:table-cell table:formula="of:=[Sheet1.Z44]/[Sheet1.$AA44]" office:value-type="float" office:value="0.0464039621016365">
            <text:p>0.0464039621</text:p>
          </table:table-cell>
          <table:table-cell table:formula="of:=[Sheet1.AA44]/[Sheet1.$AA44]" office:value-type="float" office:value="1">
            <text:p>1</text:p>
          </table:table-cell>
        </table:table-row>
        <table:table-row table:style-name="ro1">
          <table:table-cell table:formula="of:=[Sheet1.A45]" office:value-type="string" office:string-value="Berkelland">
            <text:p>Berkelland</text:p>
          </table:table-cell>
          <table:table-cell table:formula="of:=[Sheet1.T45]/[Sheet1.$AA45]" office:value-type="float" office:value="0.0277201076509035">
            <text:p>0.0277201077</text:p>
          </table:table-cell>
          <table:table-cell table:formula="of:=[Sheet1.U45]/[Sheet1.$AA45]" office:value-type="float" office:value="0.0280276816608997">
            <text:p>0.0280276817</text:p>
          </table:table-cell>
          <table:table-cell table:formula="of:=[Sheet1.V45]/[Sheet1.$AA45]" office:value-type="float" office:value="0.0830449826989619">
            <text:p>0.0830449827</text:p>
          </table:table-cell>
          <table:table-cell table:formula="of:=[Sheet1.W45]/[Sheet1.$AA45]" office:value-type="float" office:value="0.0156862745098039">
            <text:p>0.0156862745</text:p>
          </table:table-cell>
          <table:table-cell table:formula="of:=[Sheet1.X45]/[Sheet1.$AA45]" office:value-type="float" office:value="0.829027297193387">
            <text:p>0.8290272972</text:p>
          </table:table-cell>
          <table:table-cell table:formula="of:=[Sheet1.Y45]/[Sheet1.$AA45]" office:value-type="float" office:value="0.00734332948865821">
            <text:p>0.0073433295</text:p>
          </table:table-cell>
          <table:table-cell table:formula="of:=[Sheet1.Z45]/[Sheet1.$AA45]" office:value-type="float" office:value="0.00915032679738562">
            <text:p>0.0091503268</text:p>
          </table:table-cell>
          <table:table-cell table:formula="of:=[Sheet1.AA45]/[Sheet1.$AA45]" office:value-type="float" office:value="1">
            <text:p>1</text:p>
          </table:table-cell>
        </table:table-row>
        <table:table-row table:style-name="ro1">
          <table:table-cell table:formula="of:=[Sheet1.A46]" office:value-type="string" office:string-value="Bernheze">
            <text:p>Bernheze</text:p>
          </table:table-cell>
          <table:table-cell table:formula="of:=[Sheet1.T46]/[Sheet1.$AA46]" office:value-type="float" office:value="0.0377127600400489">
            <text:p>0.03771276</text:p>
          </table:table-cell>
          <table:table-cell table:formula="of:=[Sheet1.U46]/[Sheet1.$AA46]" office:value-type="float" office:value="0.0574034931583046">
            <text:p>0.0574034932</text:p>
          </table:table-cell>
          <table:table-cell table:formula="of:=[Sheet1.V46]/[Sheet1.$AA46]" office:value-type="float" office:value="0.124485482256091">
            <text:p>0.1244854823</text:p>
          </table:table-cell>
          <table:table-cell table:formula="of:=[Sheet1.W46]/[Sheet1.$AA46]" office:value-type="float" office:value="0.0204694626766047">
            <text:p>0.0204694627</text:p>
          </table:table-cell>
          <table:table-cell table:formula="of:=[Sheet1.X46]/[Sheet1.$AA46]" office:value-type="float" office:value="0.745244187340082">
            <text:p>0.7452441873</text:p>
          </table:table-cell>
          <table:table-cell table:formula="of:=[Sheet1.Y46]/[Sheet1.$AA46]" office:value-type="float" office:value="0.00378240071198131">
            <text:p>0.0037824007</text:p>
          </table:table-cell>
          <table:table-cell table:formula="of:=[Sheet1.Z46]/[Sheet1.$AA46]" office:value-type="float" office:value="0.0109022138168873">
            <text:p>0.0109022138</text:p>
          </table:table-cell>
          <table:table-cell table:formula="of:=[Sheet1.AA46]/[Sheet1.$AA46]" office:value-type="float" office:value="1">
            <text:p>1</text:p>
          </table:table-cell>
        </table:table-row>
        <table:table-row table:style-name="ro1">
          <table:table-cell table:formula="of:=[Sheet1.A47]" office:value-type="string" office:string-value="Bernisse">
            <text:p>Bernisse</text:p>
          </table:table-cell>
          <table:table-cell table:formula="of:=[Sheet1.T47]/[Sheet1.$AA47]" office:value-type="float" office:value="0.0301969365426696">
            <text:p>0.0301969365</text:p>
          </table:table-cell>
          <table:table-cell table:formula="of:=[Sheet1.U47]/[Sheet1.$AA47]" office:value-type="float" office:value="0.024945295404814">
            <text:p>0.0249452954</text:p>
          </table:table-cell>
          <table:table-cell table:formula="of:=[Sheet1.V47]/[Sheet1.$AA47]" office:value-type="float" office:value="0.175784099197666">
            <text:p>0.1757840992</text:p>
          </table:table-cell>
          <table:table-cell table:formula="of:=[Sheet1.W47]/[Sheet1.$AA47]" office:value-type="float" office:value="0.0234865061998541">
            <text:p>0.0234865062</text:p>
          </table:table-cell>
          <table:table-cell table:formula="of:=[Sheet1.X47]/[Sheet1.$AA47]" office:value-type="float" office:value="0.73129102844639">
            <text:p>0.7312910284</text:p>
          </table:table-cell>
          <table:table-cell table:formula="of:=[Sheet1.Y47]/[Sheet1.$AA47]" office:value-type="float" office:value="0.00846097738876732">
            <text:p>0.0084609774</text:p>
          </table:table-cell>
          <table:table-cell table:formula="of:=[Sheet1.Z47]/[Sheet1.$AA47]" office:value-type="float" office:value="0.00583515681983953">
            <text:p>0.0058351568</text:p>
          </table:table-cell>
          <table:table-cell table:formula="of:=[Sheet1.AA47]/[Sheet1.$AA47]" office:value-type="float" office:value="1">
            <text:p>1</text:p>
          </table:table-cell>
        </table:table-row>
        <table:table-row table:style-name="ro1">
          <table:table-cell table:formula="of:=[Sheet1.A48]" office:value-type="string" office:string-value="Best">
            <text:p>Best</text:p>
          </table:table-cell>
          <table:table-cell table:formula="of:=[Sheet1.T48]/[Sheet1.$AA48]" office:value-type="float" office:value="0.0625356938892062">
            <text:p>0.0625356939</text:p>
          </table:table-cell>
          <table:table-cell table:formula="of:=[Sheet1.U48]/[Sheet1.$AA48]" office:value-type="float" office:value="0.132210165619646">
            <text:p>0.1322101656</text:p>
          </table:table-cell>
          <table:table-cell table:formula="of:=[Sheet1.V48]/[Sheet1.$AA48]" office:value-type="float" office:value="0.236436322101656">
            <text:p>0.2364363221</text:p>
          </table:table-cell>
          <table:table-cell table:formula="of:=[Sheet1.W48]/[Sheet1.$AA48]" office:value-type="float" office:value="0.0579668760708167">
            <text:p>0.0579668761</text:p>
          </table:table-cell>
          <table:table-cell table:formula="of:=[Sheet1.X48]/[Sheet1.$AA48]" office:value-type="float" office:value="0.447173043974872">
            <text:p>0.447173044</text:p>
          </table:table-cell>
          <table:table-cell table:formula="of:=[Sheet1.Y48]/[Sheet1.$AA48]" office:value-type="float" office:value="0.00656767561393489">
            <text:p>0.0065676756</text:p>
          </table:table-cell>
          <table:table-cell table:formula="of:=[Sheet1.Z48]/[Sheet1.$AA48]" office:value-type="float" office:value="0.0571102227298687">
            <text:p>0.0571102227</text:p>
          </table:table-cell>
          <table:table-cell table:formula="of:=[Sheet1.AA48]/[Sheet1.$AA48]" office:value-type="float" office:value="1">
            <text:p>1</text:p>
          </table:table-cell>
        </table:table-row>
        <table:table-row table:style-name="ro1">
          <table:table-cell table:formula="of:=[Sheet1.A49]" office:value-type="string" office:string-value="Beuningen">
            <text:p>Beuningen</text:p>
          </table:table-cell>
          <table:table-cell table:formula="of:=[Sheet1.T49]/[Sheet1.$AA49]" office:value-type="float" office:value="0.0477713798251226">
            <text:p>0.0477713798</text:p>
          </table:table-cell>
          <table:table-cell table:formula="of:=[Sheet1.U49]/[Sheet1.$AA49]" office:value-type="float" office:value="0.0885050117295799">
            <text:p>0.0885050117</text:p>
          </table:table-cell>
          <table:table-cell table:formula="of:=[Sheet1.V49]/[Sheet1.$AA49]" office:value-type="float" office:value="0.111537641288121">
            <text:p>0.1115376413</text:p>
          </table:table-cell>
          <table:table-cell table:formula="of:=[Sheet1.W49]/[Sheet1.$AA49]" office:value-type="float" office:value="0.0354020046918319">
            <text:p>0.0354020047</text:p>
          </table:table-cell>
          <table:table-cell table:formula="of:=[Sheet1.X49]/[Sheet1.$AA49]" office:value-type="float" office:value="0.664960545958627">
            <text:p>0.664960546</text:p>
          </table:table-cell>
          <table:table-cell table:formula="of:=[Sheet1.Y49]/[Sheet1.$AA49]" office:value-type="float" office:value="0.0354020046918319">
            <text:p>0.0354020047</text:p>
          </table:table-cell>
          <table:table-cell table:formula="of:=[Sheet1.Z49]/[Sheet1.$AA49]" office:value-type="float" office:value="0.0164214118148859">
            <text:p>0.0164214118</text:p>
          </table:table-cell>
          <table:table-cell table:formula="of:=[Sheet1.AA49]/[Sheet1.$AA49]" office:value-type="float" office:value="1">
            <text:p>1</text:p>
          </table:table-cell>
        </table:table-row>
        <table:table-row table:style-name="ro1">
          <table:table-cell table:formula="of:=[Sheet1.A50]" office:value-type="string" office:string-value="Beverwijk">
            <text:p>Beverwijk</text:p>
          </table:table-cell>
          <table:table-cell table:formula="of:=[Sheet1.T50]/[Sheet1.$AA50]" office:value-type="float" office:value="0.0705824284304047">
            <text:p>0.0705824284</text:p>
          </table:table-cell>
          <table:table-cell table:formula="of:=[Sheet1.U50]/[Sheet1.$AA50]" office:value-type="float" office:value="0.188055281342547">
            <text:p>0.1880552813</text:p>
          </table:table-cell>
          <table:table-cell table:formula="of:=[Sheet1.V50]/[Sheet1.$AA50]" office:value-type="float" office:value="0.195952615992103">
            <text:p>0.195952616</text:p>
          </table:table-cell>
          <table:table-cell table:formula="of:=[Sheet1.W50]/[Sheet1.$AA50]" office:value-type="float" office:value="0.118953603158934">
            <text:p>0.1189536032</text:p>
          </table:table-cell>
          <table:table-cell table:formula="of:=[Sheet1.X50]/[Sheet1.$AA50]" office:value-type="float" office:value="0.192497532082922">
            <text:p>0.1924975321</text:p>
          </table:table-cell>
          <table:table-cell table:formula="of:=[Sheet1.Y50]/[Sheet1.$AA50]" office:value-type="float" office:value="0.0468904244817374">
            <text:p>0.0468904245</text:p>
          </table:table-cell>
          <table:table-cell table:formula="of:=[Sheet1.Z50]/[Sheet1.$AA50]" office:value-type="float" office:value="0.187068114511352">
            <text:p>0.1870681145</text:p>
          </table:table-cell>
          <table:table-cell table:formula="of:=[Sheet1.AA50]/[Sheet1.$AA50]" office:value-type="float" office:value="1">
            <text:p>1</text:p>
          </table:table-cell>
        </table:table-row>
        <table:table-row table:style-name="ro1">
          <table:table-cell table:formula="of:=[Sheet1.A51]" office:value-type="string" office:string-value="het Bildt">
            <text:p>het Bildt</text:p>
          </table:table-cell>
          <table:table-cell table:formula="of:=[Sheet1.T51]/[Sheet1.$AA51]" office:value-type="float" office:value="0.0141643059490085">
            <text:p>0.0141643059</text:p>
          </table:table-cell>
          <table:table-cell table:formula="of:=[Sheet1.U51]/[Sheet1.$AA51]" office:value-type="float" office:value="0.0194866512146965">
            <text:p>0.0194866512</text:p>
          </table:table-cell>
          <table:table-cell table:formula="of:=[Sheet1.V51]/[Sheet1.$AA51]" office:value-type="float" office:value="0.239248004120525">
            <text:p>0.2392480041</text:p>
          </table:table-cell>
          <table:table-cell table:formula="of:=[Sheet1.W51]/[Sheet1.$AA51]" office:value-type="float" office:value="0.00583741093656108">
            <text:p>0.0058374109</text:p>
          </table:table-cell>
          <table:table-cell table:formula="of:=[Sheet1.X51]/[Sheet1.$AA51]" office:value-type="float" office:value="0.711219847197184">
            <text:p>0.7112198472</text:p>
          </table:table-cell>
          <table:table-cell table:formula="of:=[Sheet1.Y51]/[Sheet1.$AA51]" office:value-type="float" office:value="0.00497896815177268">
            <text:p>0.0049789682</text:p>
          </table:table-cell>
          <table:table-cell table:formula="of:=[Sheet1.Z51]/[Sheet1.$AA51]" office:value-type="float" office:value="0.00506481243025152">
            <text:p>0.0050648124</text:p>
          </table:table-cell>
          <table:table-cell table:formula="of:=[Sheet1.AA51]/[Sheet1.$AA51]" office:value-type="float" office:value="1">
            <text:p>1</text:p>
          </table:table-cell>
        </table:table-row>
        <table:table-row table:style-name="ro1">
          <table:table-cell table:formula="of:=[Sheet1.A52]" office:value-type="string" office:string-value="De Bilt">
            <text:p>De Bilt</text:p>
          </table:table-cell>
          <table:table-cell table:formula="of:=[Sheet1.T52]/[Sheet1.$AA52]" office:value-type="float" office:value="0.0300978179082017">
            <text:p>0.0300978179</text:p>
          </table:table-cell>
          <table:table-cell table:formula="of:=[Sheet1.U52]/[Sheet1.$AA52]" office:value-type="float" office:value="0.128066215199398">
            <text:p>0.1280662152</text:p>
          </table:table-cell>
          <table:table-cell table:formula="of:=[Sheet1.V52]/[Sheet1.$AA52]" office:value-type="float" office:value="0.249962377727615">
            <text:p>0.2499623777</text:p>
          </table:table-cell>
          <table:table-cell table:formula="of:=[Sheet1.W52]/[Sheet1.$AA52]" office:value-type="float" office:value="0.0567343867569601">
            <text:p>0.0567343868</text:p>
          </table:table-cell>
          <table:table-cell table:formula="of:=[Sheet1.X52]/[Sheet1.$AA52]" office:value-type="float" office:value="0.523551542513168">
            <text:p>0.5235515425</text:p>
          </table:table-cell>
          <table:table-cell table:formula="of:=[Sheet1.Y52]/[Sheet1.$AA52]" office:value-type="float" office:value="0.00316027088036117">
            <text:p>0.0031602709</text:p>
          </table:table-cell>
          <table:table-cell table:formula="of:=[Sheet1.Z52]/[Sheet1.$AA52]" office:value-type="float" office:value="0.00842738901429646">
            <text:p>0.008427389</text:p>
          </table:table-cell>
          <table:table-cell table:formula="of:=[Sheet1.AA52]/[Sheet1.$AA52]" office:value-type="float" office:value="1">
            <text:p>1</text:p>
          </table:table-cell>
        </table:table-row>
        <table:table-row table:style-name="ro1">
          <table:table-cell table:formula="of:=[Sheet1.A53]" office:value-type="string" office:string-value="Binnenmaas">
            <text:p>Binnenmaas</text:p>
          </table:table-cell>
          <table:table-cell table:formula="of:=[Sheet1.T53]/[Sheet1.$AA53]" office:value-type="float" office:value="0.0419700781146564">
            <text:p>0.0419700781</text:p>
          </table:table-cell>
          <table:table-cell table:formula="of:=[Sheet1.U53]/[Sheet1.$AA53]" office:value-type="float" office:value="0.0595789752416258">
            <text:p>0.0595789752</text:p>
          </table:table-cell>
          <table:table-cell table:formula="of:=[Sheet1.V53]/[Sheet1.$AA53]" office:value-type="float" office:value="0.108830928108037">
            <text:p>0.1088309281</text:p>
          </table:table-cell>
          <table:table-cell table:formula="of:=[Sheet1.W53]/[Sheet1.$AA53]" office:value-type="float" office:value="0.0222428174235403">
            <text:p>0.0222428174</text:p>
          </table:table-cell>
          <table:table-cell table:formula="of:=[Sheet1.X53]/[Sheet1.$AA53]" office:value-type="float" office:value="0.724083145769893">
            <text:p>0.7240831458</text:p>
          </table:table-cell>
          <table:table-cell table:formula="of:=[Sheet1.Y53]/[Sheet1.$AA53]" office:value-type="float" office:value="0.0112538064345293">
            <text:p>0.0112538064</text:p>
          </table:table-cell>
          <table:table-cell table:formula="of:=[Sheet1.Z53]/[Sheet1.$AA53]" office:value-type="float" office:value="0.0320402489077188">
            <text:p>0.0320402489</text:p>
          </table:table-cell>
          <table:table-cell table:formula="of:=[Sheet1.AA53]/[Sheet1.$AA53]" office:value-type="float" office:value="1">
            <text:p>1</text:p>
          </table:table-cell>
        </table:table-row>
        <table:table-row table:style-name="ro1">
          <table:table-cell table:formula="of:=[Sheet1.A54]" office:value-type="string" office:string-value="Bladel">
            <text:p>Bladel</text:p>
          </table:table-cell>
          <table:table-cell table:formula="of:=[Sheet1.T54]/[Sheet1.$AA54]" office:value-type="float" office:value="0.0221074927190892">
            <text:p>0.0221074927</text:p>
          </table:table-cell>
          <table:table-cell table:formula="of:=[Sheet1.U54]/[Sheet1.$AA54]" office:value-type="float" office:value="0.0516282764098491">
            <text:p>0.0516282764</text:p>
          </table:table-cell>
          <table:table-cell table:formula="of:=[Sheet1.V54]/[Sheet1.$AA54]" office:value-type="float" office:value="0.291633571617686">
            <text:p>0.2916335716</text:p>
          </table:table-cell>
          <table:table-cell table:formula="of:=[Sheet1.W54]/[Sheet1.$AA54]" office:value-type="float" office:value="0.028594122319301">
            <text:p>0.0285941223</text:p>
          </table:table-cell>
          <table:table-cell table:formula="of:=[Sheet1.X54]/[Sheet1.$AA54]" office:value-type="float" office:value="0.57678051363516">
            <text:p>0.5767805136</text:p>
          </table:table-cell>
          <table:table-cell table:formula="of:=[Sheet1.Y54]/[Sheet1.$AA54]" office:value-type="float" office:value="0.00847233253905216">
            <text:p>0.0084723325</text:p>
          </table:table-cell>
          <table:table-cell table:formula="of:=[Sheet1.Z54]/[Sheet1.$AA54]" office:value-type="float" office:value="0.0207836907598623">
            <text:p>0.0207836908</text:p>
          </table:table-cell>
          <table:table-cell table:formula="of:=[Sheet1.AA54]/[Sheet1.$AA54]" office:value-type="float" office:value="1">
            <text:p>1</text:p>
          </table:table-cell>
        </table:table-row>
        <table:table-row table:style-name="ro1">
          <table:table-cell table:formula="of:=[Sheet1.A55]" office:value-type="string" office:string-value="Blaricum">
            <text:p>Blaricum</text:p>
          </table:table-cell>
          <table:table-cell table:formula="of:=[Sheet1.T55]/[Sheet1.$AA55]" office:value-type="float" office:value="0.0392788151963941">
            <text:p>0.0392788152</text:p>
          </table:table-cell>
          <table:table-cell table:formula="of:=[Sheet1.U55]/[Sheet1.$AA55]" office:value-type="float" office:value="0.198325820991629">
            <text:p>0.198325821</text:p>
          </table:table-cell>
          <table:table-cell table:formula="of:=[Sheet1.V55]/[Sheet1.$AA55]" office:value-type="float" office:value="0.458467482292337">
            <text:p>0.4584674823</text:p>
          </table:table-cell>
          <table:table-cell table:formula="of:=[Sheet1.W55]/[Sheet1.$AA55]" office:value-type="float" office:value="0.0457179652285898">
            <text:p>0.0457179652</text:p>
          </table:table-cell>
          <table:table-cell table:formula="of:=[Sheet1.X55]/[Sheet1.$AA55]" office:value-type="float" office:value="0.247263361236317">
            <text:p>0.2472633612</text:p>
          </table:table-cell>
          <table:table-cell table:formula="of:=[Sheet1.Y55]/[Sheet1.$AA55]" office:value-type="float" office:value="0.0103026400515132">
            <text:p>0.0103026401</text:p>
          </table:table-cell>
          <table:table-cell table:formula="of:=[Sheet1.Z55]/[Sheet1.$AA55]" office:value-type="float" office:value="0.000643915003219575">
            <text:p>0.000643915</text:p>
          </table:table-cell>
          <table:table-cell table:formula="of:=[Sheet1.AA55]/[Sheet1.$AA55]" office:value-type="float" office:value="1">
            <text:p>1</text:p>
          </table:table-cell>
        </table:table-row>
        <table:table-row table:style-name="ro1">
          <table:table-cell table:formula="of:=[Sheet1.A56]" office:value-type="string" office:string-value="Bloemendaal">
            <text:p>Bloemendaal</text:p>
          </table:table-cell>
          <table:table-cell table:formula="of:=[Sheet1.T56]/[Sheet1.$AA56]" office:value-type="float" office:value="0.0196987253765933">
            <text:p>0.0196987254</text:p>
          </table:table-cell>
          <table:table-cell table:formula="of:=[Sheet1.U56]/[Sheet1.$AA56]" office:value-type="float" office:value="0.11332560834299">
            <text:p>0.1133256083</text:p>
          </table:table-cell>
          <table:table-cell table:formula="of:=[Sheet1.V56]/[Sheet1.$AA56]" office:value-type="float" office:value="0.715874855156431">
            <text:p>0.7158748552</text:p>
          </table:table-cell>
          <table:table-cell table:formula="of:=[Sheet1.W56]/[Sheet1.$AA56]" office:value-type="float" office:value="0.047045191193511">
            <text:p>0.0470451912</text:p>
          </table:table-cell>
          <table:table-cell table:formula="of:=[Sheet1.X56]/[Sheet1.$AA56]" office:value-type="float" office:value="0.101506373117034">
            <text:p>0.1015063731</text:p>
          </table:table-cell>
          <table:table-cell table:formula="of:=[Sheet1.Y56]/[Sheet1.$AA56]" office:value-type="float" office:value="0.0018539976825029">
            <text:p>0.0018539977</text:p>
          </table:table-cell>
          <table:table-cell table:formula="of:=[Sheet1.Z56]/[Sheet1.$AA56]" office:value-type="float" office:value="0.000695249130938586">
            <text:p>0.0006952491</text:p>
          </table:table-cell>
          <table:table-cell table:formula="of:=[Sheet1.AA56]/[Sheet1.$AA56]" office:value-type="float" office:value="1">
            <text:p>1</text:p>
          </table:table-cell>
        </table:table-row>
        <table:table-row table:style-name="ro1">
          <table:table-cell table:formula="of:=[Sheet1.A57]" office:value-type="string" office:string-value="Boarnsterhim">
            <text:p>Boarnsterhim</text:p>
          </table:table-cell>
          <table:table-cell table:formula="of:=[Sheet1.T57]/[Sheet1.$AA57]" office:value-type="float" office:value="0.0240370348388628">
            <text:p>0.0240370348</text:p>
          </table:table-cell>
          <table:table-cell table:formula="of:=[Sheet1.U57]/[Sheet1.$AA57]" office:value-type="float" office:value="0.0208914475636536">
            <text:p>0.0208914476</text:p>
          </table:table-cell>
          <table:table-cell table:formula="of:=[Sheet1.V57]/[Sheet1.$AA57]" office:value-type="float" office:value="0.137100124636477">
            <text:p>0.1371001246</text:p>
          </table:table-cell>
          <table:table-cell table:formula="of:=[Sheet1.W57]/[Sheet1.$AA57]" office:value-type="float" office:value="0.0116327378479435">
            <text:p>0.0116327378</text:p>
          </table:table-cell>
          <table:table-cell table:formula="of:=[Sheet1.X57]/[Sheet1.$AA57]" office:value-type="float" office:value="0.789542406077512">
            <text:p>0.7895424061</text:p>
          </table:table-cell>
          <table:table-cell table:formula="of:=[Sheet1.Y57]/[Sheet1.$AA57]" office:value-type="float" office:value="0.00819039705620512">
            <text:p>0.0081903971</text:p>
          </table:table-cell>
          <table:table-cell table:formula="of:=[Sheet1.Z57]/[Sheet1.$AA57]" office:value-type="float" office:value="0.00860585197934596">
            <text:p>0.008605852</text:p>
          </table:table-cell>
          <table:table-cell table:formula="of:=[Sheet1.AA57]/[Sheet1.$AA57]" office:value-type="float" office:value="1">
            <text:p>1</text:p>
          </table:table-cell>
        </table:table-row>
        <table:table-row table:style-name="ro1">
          <table:table-cell table:formula="of:=[Sheet1.A58]" office:value-type="string" office:string-value="Bodegraven">
            <text:p>Bodegraven</text:p>
          </table:table-cell>
          <table:table-cell table:formula="of:=[Sheet1.T58]/[Sheet1.$AA58]" office:value-type="float" office:value="0.0447916666666667">
            <text:p>0.0447916667</text:p>
          </table:table-cell>
          <table:table-cell table:formula="of:=[Sheet1.U58]/[Sheet1.$AA58]" office:value-type="float" office:value="0.0606770833333333">
            <text:p>0.0606770833</text:p>
          </table:table-cell>
          <table:table-cell table:formula="of:=[Sheet1.V58]/[Sheet1.$AA58]" office:value-type="float" office:value="0.0315104166666667">
            <text:p>0.0315104167</text:p>
          </table:table-cell>
          <table:table-cell table:formula="of:=[Sheet1.W58]/[Sheet1.$AA58]" office:value-type="float" office:value="0.0140625">
            <text:p>0.0140625</text:p>
          </table:table-cell>
          <table:table-cell table:formula="of:=[Sheet1.X58]/[Sheet1.$AA58]" office:value-type="float" office:value="0.8125">
            <text:p>0.8125</text:p>
          </table:table-cell>
          <table:table-cell table:formula="of:=[Sheet1.Y58]/[Sheet1.$AA58]" office:value-type="float" office:value="0.01015625">
            <text:p>0.01015625</text:p>
          </table:table-cell>
          <table:table-cell table:formula="of:=[Sheet1.Z58]/[Sheet1.$AA58]" office:value-type="float" office:value="0.0263020833333333">
            <text:p>0.0263020833</text:p>
          </table:table-cell>
          <table:table-cell table:formula="of:=[Sheet1.AA58]/[Sheet1.$AA58]" office:value-type="float" office:value="1">
            <text:p>1</text:p>
          </table:table-cell>
        </table:table-row>
        <table:table-row table:style-name="ro1">
          <table:table-cell table:formula="of:=[Sheet1.A59]" office:value-type="string" office:string-value="Boekel">
            <text:p>Boekel</text:p>
          </table:table-cell>
          <table:table-cell table:formula="of:=[Sheet1.T59]/[Sheet1.$AA59]" office:value-type="float" office:value="0.0278099652375435">
            <text:p>0.0278099652</text:p>
          </table:table-cell>
          <table:table-cell table:formula="of:=[Sheet1.U59]/[Sheet1.$AA59]" office:value-type="float" office:value="0.0469293163383546">
            <text:p>0.0469293163</text:p>
          </table:table-cell>
          <table:table-cell table:formula="of:=[Sheet1.V59]/[Sheet1.$AA59]" office:value-type="float" office:value="0.0399768250289687">
            <text:p>0.039976825</text:p>
          </table:table-cell>
          <table:table-cell table:formula="of:=[Sheet1.W59]/[Sheet1.$AA59]" office:value-type="float" office:value="0.0194090382387022">
            <text:p>0.0194090382</text:p>
          </table:table-cell>
          <table:table-cell table:formula="of:=[Sheet1.X59]/[Sheet1.$AA59]" office:value-type="float" office:value="0.852549246813441">
            <text:p>0.8525492468</text:p>
          </table:table-cell>
          <table:table-cell table:formula="of:=[Sheet1.Y59]/[Sheet1.$AA59]" office:value-type="float" office:value="0.00492468134414832">
            <text:p>0.0049246813</text:p>
          </table:table-cell>
          <table:table-cell table:formula="of:=[Sheet1.Z59]/[Sheet1.$AA59]" office:value-type="float" office:value="0.00840092699884125">
            <text:p>0.008400927</text:p>
          </table:table-cell>
          <table:table-cell table:formula="of:=[Sheet1.AA59]/[Sheet1.$AA59]" office:value-type="float" office:value="1">
            <text:p>1</text:p>
          </table:table-cell>
        </table:table-row>
        <table:table-row table:style-name="ro1">
          <table:table-cell table:formula="of:=[Sheet1.A60]" office:value-type="string" office:string-value="Ten Boer">
            <text:p>Ten Boer</text:p>
          </table:table-cell>
          <table:table-cell table:formula="of:=[Sheet1.T60]/[Sheet1.$AA60]" office:value-type="float" office:value="0.0225926738319807">
            <text:p>0.0225926738</text:p>
          </table:table-cell>
          <table:table-cell table:formula="of:=[Sheet1.U60]/[Sheet1.$AA60]" office:value-type="float" office:value="0.0357534547049792">
            <text:p>0.0357534547</text:p>
          </table:table-cell>
          <table:table-cell table:formula="of:=[Sheet1.V60]/[Sheet1.$AA60]" office:value-type="float" office:value="0.0197411713094977">
            <text:p>0.0197411713</text:p>
          </table:table-cell>
          <table:table-cell table:formula="of:=[Sheet1.W60]/[Sheet1.$AA60]" office:value-type="float" office:value="0.00811581487168239">
            <text:p>0.0081158149</text:p>
          </table:table-cell>
          <table:table-cell table:formula="of:=[Sheet1.X60]/[Sheet1.$AA60]" office:value-type="float" office:value="0.901732836148278">
            <text:p>0.9017328361</text:p>
          </table:table-cell>
          <table:table-cell table:formula="of:=[Sheet1.Y60]/[Sheet1.$AA60]" office:value-type="float" office:value="0.00789646852379908">
            <text:p>0.0078964685</text:p>
          </table:table-cell>
          <table:table-cell table:formula="of:=[Sheet1.Z60]/[Sheet1.$AA60]" office:value-type="float" office:value="0.00416758060978285">
            <text:p>0.0041675806</text:p>
          </table:table-cell>
          <table:table-cell table:formula="of:=[Sheet1.AA60]/[Sheet1.$AA60]" office:value-type="float" office:value="1">
            <text:p>1</text:p>
          </table:table-cell>
        </table:table-row>
        <table:table-row table:style-name="ro1">
          <table:table-cell table:formula="of:=[Sheet1.A61]" office:value-type="string" office:string-value="Bolsward">
            <text:p>Bolsward</text:p>
          </table:table-cell>
          <table:table-cell table:formula="of:=[Sheet1.T61]/[Sheet1.$AA61]" office:value-type="float" office:value="0.0655209452201934">
            <text:p>0.0655209452</text:p>
          </table:table-cell>
          <table:table-cell table:formula="of:=[Sheet1.U61]/[Sheet1.$AA61]" office:value-type="float" office:value="0.169709989258861">
            <text:p>0.1697099893</text:p>
          </table:table-cell>
          <table:table-cell table:formula="of:=[Sheet1.V61]/[Sheet1.$AA61]" office:value-type="float" office:value="0.0408163265306122">
            <text:p>0.0408163265</text:p>
          </table:table-cell>
          <table:table-cell table:formula="of:=[Sheet1.W61]/[Sheet1.$AA61]" office:value-type="float" office:value="0.0633727175080559">
            <text:p>0.0633727175</text:p>
          </table:table-cell>
          <table:table-cell table:formula="of:=[Sheet1.X61]/[Sheet1.$AA61]" office:value-type="float" office:value="0.55531686358754">
            <text:p>0.5553168636</text:p>
          </table:table-cell>
          <table:table-cell table:formula="of:=[Sheet1.Y61]/[Sheet1.$AA61]" office:value-type="float" office:value="0.0311493018259936">
            <text:p>0.0311493018</text:p>
          </table:table-cell>
          <table:table-cell table:formula="of:=[Sheet1.Z61]/[Sheet1.$AA61]" office:value-type="float" office:value="0.0741138560687433">
            <text:p>0.0741138561</text:p>
          </table:table-cell>
          <table:table-cell table:formula="of:=[Sheet1.AA61]/[Sheet1.$AA61]" office:value-type="float" office:value="1">
            <text:p>1</text:p>
          </table:table-cell>
        </table:table-row>
        <table:table-row table:style-name="ro1">
          <table:table-cell table:formula="of:=[Sheet1.A62]" office:value-type="string" office:string-value="Borger-Odoorn">
            <text:p>Borger-Odoorn</text:p>
          </table:table-cell>
          <table:table-cell table:formula="of:=[Sheet1.T62]/[Sheet1.$AA62]" office:value-type="float" office:value="0.0195443256667746">
            <text:p>0.0195443257</text:p>
          </table:table-cell>
          <table:table-cell table:formula="of:=[Sheet1.U62]/[Sheet1.$AA62]" office:value-type="float" office:value="0.0279307490191844">
            <text:p>0.027930749</text:p>
          </table:table-cell>
          <table:table-cell table:formula="of:=[Sheet1.V62]/[Sheet1.$AA62]" office:value-type="float" office:value="0.153403160205881">
            <text:p>0.1534031602</text:p>
          </table:table-cell>
          <table:table-cell table:formula="of:=[Sheet1.W62]/[Sheet1.$AA62]" office:value-type="float" office:value="0.0137134218766872">
            <text:p>0.0137134219</text:p>
          </table:table-cell>
          <table:table-cell table:formula="of:=[Sheet1.X62]/[Sheet1.$AA62]" office:value-type="float" office:value="0.776841953712702">
            <text:p>0.7768419537</text:p>
          </table:table-cell>
          <table:table-cell table:formula="of:=[Sheet1.Y62]/[Sheet1.$AA62]" office:value-type="float" office:value="0.00518302559118886">
            <text:p>0.0051830256</text:p>
          </table:table-cell>
          <table:table-cell table:formula="of:=[Sheet1.Z62]/[Sheet1.$AA62]" office:value-type="float" office:value="0.00338336392758161">
            <text:p>0.0033833639</text:p>
          </table:table-cell>
          <table:table-cell table:formula="of:=[Sheet1.AA62]/[Sheet1.$AA62]" office:value-type="float" office:value="1">
            <text:p>1</text:p>
          </table:table-cell>
        </table:table-row>
        <table:table-row table:style-name="ro1">
          <table:table-cell table:formula="of:=[Sheet1.A63]" office:value-type="string" office:string-value="Borne">
            <text:p>Borne</text:p>
          </table:table-cell>
          <table:table-cell table:formula="of:=[Sheet1.T63]/[Sheet1.$AA63]" office:value-type="float" office:value="0.0524301569077688">
            <text:p>0.0524301569</text:p>
          </table:table-cell>
          <table:table-cell table:formula="of:=[Sheet1.U63]/[Sheet1.$AA63]" office:value-type="float" office:value="0.133945656333716">
            <text:p>0.1339456563</text:p>
          </table:table-cell>
          <table:table-cell table:formula="of:=[Sheet1.V63]/[Sheet1.$AA63]" office:value-type="float" office:value="0.0635285112897053">
            <text:p>0.0635285113</text:p>
          </table:table-cell>
          <table:table-cell table:formula="of:=[Sheet1.W63]/[Sheet1.$AA63]" office:value-type="float" office:value="0.0371220818982013">
            <text:p>0.0371220819</text:p>
          </table:table-cell>
          <table:table-cell table:formula="of:=[Sheet1.X63]/[Sheet1.$AA63]" office:value-type="float" office:value="0.654037504783773">
            <text:p>0.6540375048</text:p>
          </table:table-cell>
          <table:table-cell table:formula="of:=[Sheet1.Y63]/[Sheet1.$AA63]" office:value-type="float" office:value="0.0420972062763108">
            <text:p>0.0420972063</text:p>
          </table:table-cell>
          <table:table-cell table:formula="of:=[Sheet1.Z63]/[Sheet1.$AA63]" office:value-type="float" office:value="0.0168388825105243">
            <text:p>0.0168388825</text:p>
          </table:table-cell>
          <table:table-cell table:formula="of:=[Sheet1.AA63]/[Sheet1.$AA63]" office:value-type="float" office:value="1">
            <text:p>1</text:p>
          </table:table-cell>
        </table:table-row>
        <table:table-row table:style-name="ro1">
          <table:table-cell table:formula="of:=[Sheet1.A64]" office:value-type="string" office:string-value="Borsele">
            <text:p>Borsele</text:p>
          </table:table-cell>
          <table:table-cell table:formula="of:=[Sheet1.T64]/[Sheet1.$AA64]" office:value-type="float" office:value="0.0366778436935775">
            <text:p>0.0366778437</text:p>
          </table:table-cell>
          <table:table-cell table:formula="of:=[Sheet1.U64]/[Sheet1.$AA64]" office:value-type="float" office:value="0.0209440288883157">
            <text:p>0.0209440289</text:p>
          </table:table-cell>
          <table:table-cell table:formula="of:=[Sheet1.V64]/[Sheet1.$AA64]" office:value-type="float" office:value="0.284188805777663">
            <text:p>0.2841888058</text:p>
          </table:table-cell>
          <table:table-cell table:formula="of:=[Sheet1.W64]/[Sheet1.$AA64]" office:value-type="float" office:value="0.00603559453185453">
            <text:p>0.0060355945</text:p>
          </table:table-cell>
          <table:table-cell table:formula="of:=[Sheet1.X64]/[Sheet1.$AA64]" office:value-type="float" office:value="0.610472014444158">
            <text:p>0.6104720144</text:p>
          </table:table-cell>
          <table:table-cell table:formula="of:=[Sheet1.Y64]/[Sheet1.$AA64]" office:value-type="float" office:value="0.0224916172298169">
            <text:p>0.0224916172</text:p>
          </table:table-cell>
          <table:table-cell table:formula="of:=[Sheet1.Z64]/[Sheet1.$AA64]" office:value-type="float" office:value="0.0191900954346144">
            <text:p>0.0191900954</text:p>
          </table:table-cell>
          <table:table-cell table:formula="of:=[Sheet1.AA64]/[Sheet1.$AA64]" office:value-type="float" office:value="1">
            <text:p>1</text:p>
          </table:table-cell>
        </table:table-row>
        <table:table-row table:style-name="ro1">
          <table:table-cell table:formula="of:=[Sheet1.A65]" office:value-type="string" office:string-value="Boskoop">
            <text:p>Boskoop</text:p>
          </table:table-cell>
          <table:table-cell table:formula="of:=[Sheet1.T65]/[Sheet1.$AA65]" office:value-type="float" office:value="0.0407319952774498">
            <text:p>0.0407319953</text:p>
          </table:table-cell>
          <table:table-cell table:formula="of:=[Sheet1.U65]/[Sheet1.$AA65]" office:value-type="float" office:value="0.0926800472255018">
            <text:p>0.0926800472</text:p>
          </table:table-cell>
          <table:table-cell table:formula="of:=[Sheet1.V65]/[Sheet1.$AA65]" office:value-type="float" office:value="0.124557260920897">
            <text:p>0.1245572609</text:p>
          </table:table-cell>
          <table:table-cell table:formula="of:=[Sheet1.W65]/[Sheet1.$AA65]" office:value-type="float" office:value="0.0112160566706021">
            <text:p>0.0112160567</text:p>
          </table:table-cell>
          <table:table-cell table:formula="of:=[Sheet1.X65]/[Sheet1.$AA65]" office:value-type="float" office:value="0.715466351829988">
            <text:p>0.7154663518</text:p>
          </table:table-cell>
          <table:table-cell table:formula="of:=[Sheet1.Y65]/[Sheet1.$AA65]" office:value-type="float" office:value="0.00236127508854782">
            <text:p>0.0023612751</text:p>
          </table:table-cell>
          <table:table-cell table:formula="of:=[Sheet1.Z65]/[Sheet1.$AA65]" office:value-type="float" office:value="0.012987012987013">
            <text:p>0.012987013</text:p>
          </table:table-cell>
          <table:table-cell table:formula="of:=[Sheet1.AA65]/[Sheet1.$AA65]" office:value-type="float" office:value="1">
            <text:p>1</text:p>
          </table:table-cell>
        </table:table-row>
        <table:table-row table:style-name="ro1">
          <table:table-cell table:formula="of:=[Sheet1.A66]" office:value-type="string" office:string-value="Boxmeer">
            <text:p>Boxmeer</text:p>
          </table:table-cell>
          <table:table-cell table:formula="of:=[Sheet1.T66]/[Sheet1.$AA66]" office:value-type="float" office:value="0.0317585994545614">
            <text:p>0.0317585995</text:p>
          </table:table-cell>
          <table:table-cell table:formula="of:=[Sheet1.U66]/[Sheet1.$AA66]" office:value-type="float" office:value="0.0460103809272455">
            <text:p>0.0460103809</text:p>
          </table:table-cell>
          <table:table-cell table:formula="of:=[Sheet1.V66]/[Sheet1.$AA66]" office:value-type="float" office:value="0.161784111902877">
            <text:p>0.1617841119</text:p>
          </table:table-cell>
          <table:table-cell table:formula="of:=[Sheet1.W66]/[Sheet1.$AA66]" office:value-type="float" office:value="0.0182985836192487">
            <text:p>0.0182985836</text:p>
          </table:table-cell>
          <table:table-cell table:formula="of:=[Sheet1.X66]/[Sheet1.$AA66]" office:value-type="float" office:value="0.720594703967626">
            <text:p>0.720594704</text:p>
          </table:table-cell>
          <table:table-cell table:formula="of:=[Sheet1.Y66]/[Sheet1.$AA66]" office:value-type="float" office:value="0.00747778657517375">
            <text:p>0.0074777866</text:p>
          </table:table-cell>
          <table:table-cell table:formula="of:=[Sheet1.Z66]/[Sheet1.$AA66]" office:value-type="float" office:value="0.0140758335532682">
            <text:p>0.0140758336</text:p>
          </table:table-cell>
          <table:table-cell table:formula="of:=[Sheet1.AA66]/[Sheet1.$AA66]" office:value-type="float" office:value="1">
            <text:p>1</text:p>
          </table:table-cell>
        </table:table-row>
        <table:table-row table:style-name="ro1">
          <table:table-cell table:formula="of:=[Sheet1.A67]" office:value-type="string" office:string-value="Boxtel">
            <text:p>Boxtel</text:p>
          </table:table-cell>
          <table:table-cell table:formula="of:=[Sheet1.T67]/[Sheet1.$AA67]" office:value-type="float" office:value="0.0419245049504951">
            <text:p>0.041924505</text:p>
          </table:table-cell>
          <table:table-cell table:formula="of:=[Sheet1.U67]/[Sheet1.$AA67]" office:value-type="float" office:value="0.0714727722772277">
            <text:p>0.0714727723</text:p>
          </table:table-cell>
          <table:table-cell table:formula="of:=[Sheet1.V67]/[Sheet1.$AA67]" office:value-type="float" office:value="0.270266089108911">
            <text:p>0.2702660891</text:p>
          </table:table-cell>
          <table:table-cell table:formula="of:=[Sheet1.W67]/[Sheet1.$AA67]" office:value-type="float" office:value="0.0289294554455446">
            <text:p>0.0289294554</text:p>
          </table:table-cell>
          <table:table-cell table:formula="of:=[Sheet1.X67]/[Sheet1.$AA67]" office:value-type="float" office:value="0.562654702970297">
            <text:p>0.562654703</text:p>
          </table:table-cell>
          <table:table-cell table:formula="of:=[Sheet1.Y67]/[Sheet1.$AA67]" office:value-type="float" office:value="0.00324876237623762">
            <text:p>0.0032487624</text:p>
          </table:table-cell>
          <table:table-cell table:formula="of:=[Sheet1.Z67]/[Sheet1.$AA67]" office:value-type="float" office:value="0.0215037128712871">
            <text:p>0.0215037129</text:p>
          </table:table-cell>
          <table:table-cell table:formula="of:=[Sheet1.AA67]/[Sheet1.$AA67]" office:value-type="float" office:value="1">
            <text:p>1</text:p>
          </table:table-cell>
        </table:table-row>
        <table:table-row table:style-name="ro1">
          <table:table-cell table:formula="of:=[Sheet1.A68]" office:value-type="string" office:string-value="Breda">
            <text:p>Breda</text:p>
          </table:table-cell>
          <table:table-cell table:formula="of:=[Sheet1.T68]/[Sheet1.$AA68]" office:value-type="float" office:value="0.0671177477057085">
            <text:p>0.0671177477</text:p>
          </table:table-cell>
          <table:table-cell table:formula="of:=[Sheet1.U68]/[Sheet1.$AA68]" office:value-type="float" office:value="0.177943692642713">
            <text:p>0.1779436926</text:p>
          </table:table-cell>
          <table:table-cell table:formula="of:=[Sheet1.V68]/[Sheet1.$AA68]" office:value-type="float" office:value="0.131746772437393">
            <text:p>0.1317467724</text:p>
          </table:table-cell>
          <table:table-cell table:formula="of:=[Sheet1.W68]/[Sheet1.$AA68]" office:value-type="float" office:value="0.066028931404573">
            <text:p>0.0660289314</text:p>
          </table:table-cell>
          <table:table-cell table:formula="of:=[Sheet1.X68]/[Sheet1.$AA68]" office:value-type="float" office:value="0.462046974646135">
            <text:p>0.4620469746</text:p>
          </table:table-cell>
          <table:table-cell table:formula="of:=[Sheet1.Y68]/[Sheet1.$AA68]" office:value-type="float" office:value="0.0266759993778193">
            <text:p>0.0266759994</text:p>
          </table:table-cell>
          <table:table-cell table:formula="of:=[Sheet1.Z68]/[Sheet1.$AA68]" office:value-type="float" office:value="0.0684398817856587">
            <text:p>0.0684398818</text:p>
          </table:table-cell>
          <table:table-cell table:formula="of:=[Sheet1.AA68]/[Sheet1.$AA68]" office:value-type="float" office:value="1">
            <text:p>1</text:p>
          </table:table-cell>
        </table:table-row>
        <table:table-row table:style-name="ro1">
          <table:table-cell table:formula="of:=[Sheet1.A69]" office:value-type="string" office:string-value="Breukelen">
            <text:p>Breukelen</text:p>
          </table:table-cell>
          <table:table-cell table:formula="of:=[Sheet1.T69]/[Sheet1.$AA69]" office:value-type="float" office:value="0.0458942169170611">
            <text:p>0.0458942169</text:p>
          </table:table-cell>
          <table:table-cell table:formula="of:=[Sheet1.U69]/[Sheet1.$AA69]" office:value-type="float" office:value="0.035809837415106">
            <text:p>0.0358098374</text:p>
          </table:table-cell>
          <table:table-cell table:formula="of:=[Sheet1.V69]/[Sheet1.$AA69]" office:value-type="float" office:value="0.100843795019551">
            <text:p>0.100843795</text:p>
          </table:table-cell>
          <table:table-cell table:formula="of:=[Sheet1.W69]/[Sheet1.$AA69]" office:value-type="float" office:value="0.0300473348425602">
            <text:p>0.0300473348</text:p>
          </table:table-cell>
          <table:table-cell table:formula="of:=[Sheet1.X69]/[Sheet1.$AA69]" office:value-type="float" office:value="0.760650339576044">
            <text:p>0.7606503396</text:p>
          </table:table-cell>
          <table:table-cell table:formula="of:=[Sheet1.Y69]/[Sheet1.$AA69]" office:value-type="float" office:value="0.0160526857378061">
            <text:p>0.0160526857</text:p>
          </table:table-cell>
          <table:table-cell table:formula="of:=[Sheet1.Z69]/[Sheet1.$AA69]" office:value-type="float" office:value="0.0107017904918708">
            <text:p>0.0107017905</text:p>
          </table:table-cell>
          <table:table-cell table:formula="of:=[Sheet1.AA69]/[Sheet1.$AA69]" office:value-type="float" office:value="1">
            <text:p>1</text:p>
          </table:table-cell>
        </table:table-row>
        <table:table-row table:style-name="ro1">
          <table:table-cell table:formula="of:=[Sheet1.A70]" office:value-type="string" office:string-value="Brielle">
            <text:p>Brielle</text:p>
          </table:table-cell>
          <table:table-cell table:formula="of:=[Sheet1.T70]/[Sheet1.$AA70]" office:value-type="float" office:value="0.051413881748072">
            <text:p>0.0514138817</text:p>
          </table:table-cell>
          <table:table-cell table:formula="of:=[Sheet1.U70]/[Sheet1.$AA70]" office:value-type="float" office:value="0.0687660668380463">
            <text:p>0.0687660668</text:p>
          </table:table-cell>
          <table:table-cell table:formula="of:=[Sheet1.V70]/[Sheet1.$AA70]" office:value-type="float" office:value="0.132712082262211">
            <text:p>0.1327120823</text:p>
          </table:table-cell>
          <table:table-cell table:formula="of:=[Sheet1.W70]/[Sheet1.$AA70]" office:value-type="float" office:value="0.0960796915167095">
            <text:p>0.0960796915</text:p>
          </table:table-cell>
          <table:table-cell table:formula="of:=[Sheet1.X70]/[Sheet1.$AA70]" office:value-type="float" office:value="0.616002570694087">
            <text:p>0.6160025707</text:p>
          </table:table-cell>
          <table:table-cell table:formula="of:=[Sheet1.Y70]/[Sheet1.$AA70]" office:value-type="float" office:value="0.0212082262210797">
            <text:p>0.0212082262</text:p>
          </table:table-cell>
          <table:table-cell table:formula="of:=[Sheet1.Z70]/[Sheet1.$AA70]" office:value-type="float" office:value="0.0138174807197943">
            <text:p>0.0138174807</text:p>
          </table:table-cell>
          <table:table-cell table:formula="of:=[Sheet1.AA70]/[Sheet1.$AA70]" office:value-type="float" office:value="1">
            <text:p>1</text:p>
          </table:table-cell>
        </table:table-row>
        <table:table-row table:style-name="ro1">
          <table:table-cell table:formula="of:=[Sheet1.A71]" office:value-type="string" office:string-value="Bronckhorst">
            <text:p>Bronckhorst</text:p>
          </table:table-cell>
          <table:table-cell table:formula="of:=[Sheet1.T71]/[Sheet1.$AA71]" office:value-type="float" office:value="0.0237604388692826">
            <text:p>0.0237604389</text:p>
          </table:table-cell>
          <table:table-cell table:formula="of:=[Sheet1.U71]/[Sheet1.$AA71]" office:value-type="float" office:value="0.0204060239700898">
            <text:p>0.020406024</text:p>
          </table:table-cell>
          <table:table-cell table:formula="of:=[Sheet1.V71]/[Sheet1.$AA71]" office:value-type="float" office:value="0.131171599287187">
            <text:p>0.1311715993</text:p>
          </table:table-cell>
          <table:table-cell table:formula="of:=[Sheet1.W71]/[Sheet1.$AA71]" office:value-type="float" office:value="0.0145707397183689">
            <text:p>0.0145707397</text:p>
          </table:table-cell>
          <table:table-cell table:formula="of:=[Sheet1.X71]/[Sheet1.$AA71]" office:value-type="float" office:value="0.800656906251092">
            <text:p>0.8006569063</text:p>
          </table:table-cell>
          <table:table-cell table:formula="of:=[Sheet1.Y71]/[Sheet1.$AA71]" office:value-type="float" office:value="0.00401830951465809">
            <text:p>0.0040183095</text:p>
          </table:table-cell>
          <table:table-cell table:formula="of:=[Sheet1.Z71]/[Sheet1.$AA71]" office:value-type="float" office:value="0.00541598238932178">
            <text:p>0.0054159824</text:p>
          </table:table-cell>
          <table:table-cell table:formula="of:=[Sheet1.AA71]/[Sheet1.$AA71]" office:value-type="float" office:value="1">
            <text:p>1</text:p>
          </table:table-cell>
        </table:table-row>
        <table:table-row table:style-name="ro1">
          <table:table-cell table:formula="of:=[Sheet1.A72]" office:value-type="string" office:string-value="Brummen">
            <text:p>Brummen</text:p>
          </table:table-cell>
          <table:table-cell table:formula="of:=[Sheet1.T72]/[Sheet1.$AA72]" office:value-type="float" office:value="0.026006119086844">
            <text:p>0.0260061191</text:p>
          </table:table-cell>
          <table:table-cell table:formula="of:=[Sheet1.U72]/[Sheet1.$AA72]" office:value-type="float" office:value="0.0436573311367381">
            <text:p>0.0436573311</text:p>
          </table:table-cell>
          <table:table-cell table:formula="of:=[Sheet1.V72]/[Sheet1.$AA72]" office:value-type="float" office:value="0.188867968933867">
            <text:p>0.1888679689</text:p>
          </table:table-cell>
          <table:table-cell table:formula="of:=[Sheet1.W72]/[Sheet1.$AA72]" office:value-type="float" office:value="0.0231819251588609">
            <text:p>0.0231819252</text:p>
          </table:table-cell>
          <table:table-cell table:formula="of:=[Sheet1.X72]/[Sheet1.$AA72]" office:value-type="float" office:value="0.700400094139798">
            <text:p>0.7004000941</text:p>
          </table:table-cell>
          <table:table-cell table:formula="of:=[Sheet1.Y72]/[Sheet1.$AA72]" office:value-type="float" office:value="0.0038832666509767">
            <text:p>0.0038832667</text:p>
          </table:table-cell>
          <table:table-cell table:formula="of:=[Sheet1.Z72]/[Sheet1.$AA72]" office:value-type="float" office:value="0.014003294892916">
            <text:p>0.0140032949</text:p>
          </table:table-cell>
          <table:table-cell table:formula="of:=[Sheet1.AA72]/[Sheet1.$AA72]" office:value-type="float" office:value="1">
            <text:p>1</text:p>
          </table:table-cell>
        </table:table-row>
        <table:table-row table:style-name="ro1">
          <table:table-cell table:formula="of:=[Sheet1.A73]" office:value-type="string" office:string-value="Brunssum">
            <text:p>Brunssum</text:p>
          </table:table-cell>
          <table:table-cell table:formula="of:=[Sheet1.T73]/[Sheet1.$AA73]" office:value-type="float" office:value="0.0330926594464501">
            <text:p>0.0330926594</text:p>
          </table:table-cell>
          <table:table-cell table:formula="of:=[Sheet1.U73]/[Sheet1.$AA73]" office:value-type="float" office:value="0.297833935018051">
            <text:p>0.297833935</text:p>
          </table:table-cell>
          <table:table-cell table:formula="of:=[Sheet1.V73]/[Sheet1.$AA73]" office:value-type="float" office:value="0.234657039711191">
            <text:p>0.2346570397</text:p>
          </table:table-cell>
          <table:table-cell table:formula="of:=[Sheet1.W73]/[Sheet1.$AA73]" office:value-type="float" office:value="0.143200962695548">
            <text:p>0.1432009627</text:p>
          </table:table-cell>
          <table:table-cell table:formula="of:=[Sheet1.X73]/[Sheet1.$AA73]" office:value-type="float" office:value="0.111913357400722">
            <text:p>0.1119133574</text:p>
          </table:table-cell>
          <table:table-cell table:formula="of:=[Sheet1.Y73]/[Sheet1.$AA73]" office:value-type="float" office:value="0.0956678700361011">
            <text:p>0.09566787</text:p>
          </table:table-cell>
          <table:table-cell table:formula="of:=[Sheet1.Z73]/[Sheet1.$AA73]" office:value-type="float" office:value="0.0836341756919374">
            <text:p>0.0836341757</text:p>
          </table:table-cell>
          <table:table-cell table:formula="of:=[Sheet1.AA73]/[Sheet1.$AA73]" office:value-type="float" office:value="1">
            <text:p>1</text:p>
          </table:table-cell>
        </table:table-row>
        <table:table-row table:style-name="ro1">
          <table:table-cell table:formula="of:=[Sheet1.A74]" office:value-type="string" office:string-value="Bunnik">
            <text:p>Bunnik</text:p>
          </table:table-cell>
          <table:table-cell table:formula="of:=[Sheet1.T74]/[Sheet1.$AA74]" office:value-type="float" office:value="0.037604082728982">
            <text:p>0.0376040827</text:p>
          </table:table-cell>
          <table:table-cell table:formula="of:=[Sheet1.U74]/[Sheet1.$AA74]" office:value-type="float" office:value="0.0607037335482138">
            <text:p>0.0607037335</text:p>
          </table:table-cell>
          <table:table-cell table:formula="of:=[Sheet1.V74]/[Sheet1.$AA74]" office:value-type="float" office:value="0.0682245500940102">
            <text:p>0.0682245501</text:p>
          </table:table-cell>
          <table:table-cell table:formula="of:=[Sheet1.W74]/[Sheet1.$AA74]" office:value-type="float" office:value="0.037604082728982">
            <text:p>0.0376040827</text:p>
          </table:table-cell>
          <table:table-cell table:formula="of:=[Sheet1.X74]/[Sheet1.$AA74]" office:value-type="float" office:value="0.777061509535321">
            <text:p>0.7770615095</text:p>
          </table:table-cell>
          <table:table-cell table:formula="of:=[Sheet1.Y74]/[Sheet1.$AA74]" office:value-type="float" office:value="0.0010744023636852">
            <text:p>0.0010744024</text:p>
          </table:table-cell>
          <table:table-cell table:formula="of:=[Sheet1.Z74]/[Sheet1.$AA74]" office:value-type="float" office:value="0.0177276390008058">
            <text:p>0.017727639</text:p>
          </table:table-cell>
          <table:table-cell table:formula="of:=[Sheet1.AA74]/[Sheet1.$AA74]" office:value-type="float" office:value="1">
            <text:p>1</text:p>
          </table:table-cell>
        </table:table-row>
        <table:table-row table:style-name="ro1">
          <table:table-cell table:formula="of:=[Sheet1.A75]" office:value-type="string" office:string-value="Bunschoten">
            <text:p>Bunschoten</text:p>
          </table:table-cell>
          <table:table-cell table:formula="of:=[Sheet1.T75]/[Sheet1.$AA75]" office:value-type="float" office:value="0.0218140068886338">
            <text:p>0.0218140069</text:p>
          </table:table-cell>
          <table:table-cell table:formula="of:=[Sheet1.U75]/[Sheet1.$AA75]" office:value-type="float" office:value="0.0766360505166475">
            <text:p>0.0766360505</text:p>
          </table:table-cell>
          <table:table-cell table:formula="of:=[Sheet1.V75]/[Sheet1.$AA75]" office:value-type="float" office:value="0.129735935706085">
            <text:p>0.1297359357</text:p>
          </table:table-cell>
          <table:table-cell table:formula="of:=[Sheet1.W75]/[Sheet1.$AA75]" office:value-type="float" office:value="0.0175086107921929">
            <text:p>0.0175086108</text:p>
          </table:table-cell>
          <table:table-cell table:formula="of:=[Sheet1.X75]/[Sheet1.$AA75]" office:value-type="float" office:value="0.714982778415614">
            <text:p>0.7149827784</text:p>
          </table:table-cell>
          <table:table-cell table:formula="of:=[Sheet1.Y75]/[Sheet1.$AA75]" office:value-type="float" office:value="0.00401836969001148">
            <text:p>0.0040183697</text:p>
          </table:table-cell>
          <table:table-cell table:formula="of:=[Sheet1.Z75]/[Sheet1.$AA75]" office:value-type="float" office:value="0.0353042479908152">
            <text:p>0.035304248</text:p>
          </table:table-cell>
          <table:table-cell table:formula="of:=[Sheet1.AA75]/[Sheet1.$AA75]" office:value-type="float" office:value="1">
            <text:p>1</text:p>
          </table:table-cell>
        </table:table-row>
        <table:table-row table:style-name="ro1">
          <table:table-cell table:formula="of:=[Sheet1.A76]" office:value-type="string" office:string-value="Buren">
            <text:p>Buren</text:p>
          </table:table-cell>
          <table:table-cell table:formula="of:=[Sheet1.T76]/[Sheet1.$AA76]" office:value-type="float" office:value="0.0348014844898817">
            <text:p>0.0348014845</text:p>
          </table:table-cell>
          <table:table-cell table:formula="of:=[Sheet1.U76]/[Sheet1.$AA76]" office:value-type="float" office:value="0.0263286884671942">
            <text:p>0.0263286885</text:p>
          </table:table-cell>
          <table:table-cell table:formula="of:=[Sheet1.V76]/[Sheet1.$AA76]" office:value-type="float" office:value="0.0784258805405784">
            <text:p>0.0784258805</text:p>
          </table:table-cell>
          <table:table-cell table:formula="of:=[Sheet1.W76]/[Sheet1.$AA76]" office:value-type="float" office:value="0.0278691968349555">
            <text:p>0.0278691968</text:p>
          </table:table-cell>
          <table:table-cell table:formula="of:=[Sheet1.X76]/[Sheet1.$AA76]" office:value-type="float" office:value="0.818009943281283">
            <text:p>0.8180099433</text:p>
          </table:table-cell>
          <table:table-cell table:formula="of:=[Sheet1.Y76]/[Sheet1.$AA76]" office:value-type="float" office:value="0.0055318255024158">
            <text:p>0.0055318255</text:p>
          </table:table-cell>
          <table:table-cell table:formula="of:=[Sheet1.Z76]/[Sheet1.$AA76]" office:value-type="float" office:value="0.00903298088369162">
            <text:p>0.0090329809</text:p>
          </table:table-cell>
          <table:table-cell table:formula="of:=[Sheet1.AA76]/[Sheet1.$AA76]" office:value-type="float" office:value="1">
            <text:p>1</text:p>
          </table:table-cell>
        </table:table-row>
        <table:table-row table:style-name="ro1">
          <table:table-cell table:formula="of:=[Sheet1.A77]" office:value-type="string" office:string-value="Bussum">
            <text:p>Bussum</text:p>
          </table:table-cell>
          <table:table-cell table:formula="of:=[Sheet1.T77]/[Sheet1.$AA77]" office:value-type="float" office:value="0.0522292993630573">
            <text:p>0.0522292994</text:p>
          </table:table-cell>
          <table:table-cell table:formula="of:=[Sheet1.U77]/[Sheet1.$AA77]" office:value-type="float" office:value="0.585987261146497">
            <text:p>0.5859872611</text:p>
          </table:table-cell>
          <table:table-cell table:formula="of:=[Sheet1.V77]/[Sheet1.$AA77]" office:value-type="float" office:value="0.138853503184713">
            <text:p>0.1388535032</text:p>
          </table:table-cell>
          <table:table-cell table:formula="of:=[Sheet1.W77]/[Sheet1.$AA77]" office:value-type="float" office:value="0.128662420382166">
            <text:p>0.1286624204</text:p>
          </table:table-cell>
          <table:table-cell table:formula="of:=[Sheet1.X77]/[Sheet1.$AA77]" office:value-type="float" office:value="0.0509554140127389">
            <text:p>0.050955414</text:p>
          </table:table-cell>
          <table:table-cell table:formula="of:=[Sheet1.Y77]/[Sheet1.$AA77]" office:value-type="float" office:value="0.0203821656050955">
            <text:p>0.0203821656</text:p>
          </table:table-cell>
          <table:table-cell table:formula="of:=[Sheet1.Z77]/[Sheet1.$AA77]" office:value-type="float" office:value="0.0229299363057325">
            <text:p>0.0229299363</text:p>
          </table:table-cell>
          <table:table-cell table:formula="of:=[Sheet1.AA77]/[Sheet1.$AA77]" office:value-type="float" office:value="1">
            <text:p>1</text:p>
          </table:table-cell>
        </table:table-row>
        <table:table-row table:style-name="ro1">
          <table:table-cell table:formula="of:=[Sheet1.A78]" office:value-type="string" office:string-value="Capelle aan den IJssel">
            <text:p>Capelle aan den IJssel</text:p>
          </table:table-cell>
          <table:table-cell table:formula="of:=[Sheet1.T78]/[Sheet1.$AA78]" office:value-type="float" office:value="0.0797101449275362">
            <text:p>0.0797101449</text:p>
          </table:table-cell>
          <table:table-cell table:formula="of:=[Sheet1.U78]/[Sheet1.$AA78]" office:value-type="float" office:value="0.435441370223979">
            <text:p>0.4354413702</text:p>
          </table:table-cell>
          <table:table-cell table:formula="of:=[Sheet1.V78]/[Sheet1.$AA78]" office:value-type="float" office:value="0.080368906455863">
            <text:p>0.0803689065</text:p>
          </table:table-cell>
          <table:table-cell table:formula="of:=[Sheet1.W78]/[Sheet1.$AA78]" office:value-type="float" office:value="0.199604743083004">
            <text:p>0.1996047431</text:p>
          </table:table-cell>
          <table:table-cell table:formula="of:=[Sheet1.X78]/[Sheet1.$AA78]" office:value-type="float" office:value="0.0474308300395257">
            <text:p>0.04743083</text:p>
          </table:table-cell>
          <table:table-cell table:formula="of:=[Sheet1.Y78]/[Sheet1.$AA78]" office:value-type="float" office:value="0.0421607378129117">
            <text:p>0.0421607378</text:p>
          </table:table-cell>
          <table:table-cell table:formula="of:=[Sheet1.Z78]/[Sheet1.$AA78]" office:value-type="float" office:value="0.115283267457181">
            <text:p>0.1152832675</text:p>
          </table:table-cell>
          <table:table-cell table:formula="of:=[Sheet1.AA78]/[Sheet1.$AA78]" office:value-type="float" office:value="1">
            <text:p>1</text:p>
          </table:table-cell>
        </table:table-row>
        <table:table-row table:style-name="ro1">
          <table:table-cell table:formula="of:=[Sheet1.A79]" office:value-type="string" office:string-value="Castricum">
            <text:p>Castricum</text:p>
          </table:table-cell>
          <table:table-cell table:formula="of:=[Sheet1.T79]/[Sheet1.$AA79]" office:value-type="float" office:value="0.0227082985473368">
            <text:p>0.0227082985</text:p>
          </table:table-cell>
          <table:table-cell table:formula="of:=[Sheet1.U79]/[Sheet1.$AA79]" office:value-type="float" office:value="0.0893304391384204">
            <text:p>0.0893304391</text:p>
          </table:table-cell>
          <table:table-cell table:formula="of:=[Sheet1.V79]/[Sheet1.$AA79]" office:value-type="float" office:value="0.43546501920187">
            <text:p>0.4354650192</text:p>
          </table:table-cell>
          <table:table-cell table:formula="of:=[Sheet1.W79]/[Sheet1.$AA79]" office:value-type="float" office:value="0.0512606445149441">
            <text:p>0.0512606445</text:p>
          </table:table-cell>
          <table:table-cell table:formula="of:=[Sheet1.X79]/[Sheet1.$AA79]" office:value-type="float" office:value="0.392219068291868">
            <text:p>0.3922190683</text:p>
          </table:table-cell>
          <table:table-cell table:formula="of:=[Sheet1.Y79]/[Sheet1.$AA79]" office:value-type="float" office:value="0.0021706461846719">
            <text:p>0.0021706462</text:p>
          </table:table-cell>
          <table:table-cell table:formula="of:=[Sheet1.Z79]/[Sheet1.$AA79]" office:value-type="float" office:value="0.0068458841208883">
            <text:p>0.0068458841</text:p>
          </table:table-cell>
          <table:table-cell table:formula="of:=[Sheet1.AA79]/[Sheet1.$AA79]" office:value-type="float" office:value="1">
            <text:p>1</text:p>
          </table:table-cell>
        </table:table-row>
        <table:table-row table:style-name="ro1">
          <table:table-cell table:formula="of:=[Sheet1.A80]" office:value-type="string" office:string-value="Coevorden">
            <text:p>Coevorden</text:p>
          </table:table-cell>
          <table:table-cell table:formula="of:=[Sheet1.T80]/[Sheet1.$AA80]" office:value-type="float" office:value="0.0312604480106988">
            <text:p>0.031260448</text:p>
          </table:table-cell>
          <table:table-cell table:formula="of:=[Sheet1.U80]/[Sheet1.$AA80]" office:value-type="float" office:value="0.0273487128050819">
            <text:p>0.0273487128</text:p>
          </table:table-cell>
          <table:table-cell table:formula="of:=[Sheet1.V80]/[Sheet1.$AA80]" office:value-type="float" office:value="0.120127047810097">
            <text:p>0.1201270478</text:p>
          </table:table-cell>
          <table:table-cell table:formula="of:=[Sheet1.W80]/[Sheet1.$AA80]" office:value-type="float" office:value="0.0214643931795386">
            <text:p>0.0214643932</text:p>
          </table:table-cell>
          <table:table-cell table:formula="of:=[Sheet1.X80]/[Sheet1.$AA80]" office:value-type="float" office:value="0.782113005683718">
            <text:p>0.7821130057</text:p>
          </table:table-cell>
          <table:table-cell table:formula="of:=[Sheet1.Y80]/[Sheet1.$AA80]" office:value-type="float" office:value="0.00909394851220328">
            <text:p>0.0090939485</text:p>
          </table:table-cell>
          <table:table-cell table:formula="of:=[Sheet1.Z80]/[Sheet1.$AA80]" office:value-type="float" office:value="0.00859244399866265">
            <text:p>0.008592444</text:p>
          </table:table-cell>
          <table:table-cell table:formula="of:=[Sheet1.AA80]/[Sheet1.$AA80]" office:value-type="float" office:value="1">
            <text:p>1</text:p>
          </table:table-cell>
        </table:table-row>
        <table:table-row table:style-name="ro1">
          <table:table-cell table:formula="of:=[Sheet1.A81]" office:value-type="string" office:string-value="Cranendonck">
            <text:p>Cranendonck</text:p>
          </table:table-cell>
          <table:table-cell table:formula="of:=[Sheet1.T81]/[Sheet1.$AA81]" office:value-type="float" office:value="0.0304522482830115">
            <text:p>0.0304522483</text:p>
          </table:table-cell>
          <table:table-cell table:formula="of:=[Sheet1.U81]/[Sheet1.$AA81]" office:value-type="float" office:value="0.0649216016586757">
            <text:p>0.0649216017</text:p>
          </table:table-cell>
          <table:table-cell table:formula="of:=[Sheet1.V81]/[Sheet1.$AA81]" office:value-type="float" office:value="0.364779059219904">
            <text:p>0.3647790592</text:p>
          </table:table-cell>
          <table:table-cell table:formula="of:=[Sheet1.W81]/[Sheet1.$AA81]" office:value-type="float" office:value="0.0145134119476481">
            <text:p>0.0145134119</text:p>
          </table:table-cell>
          <table:table-cell table:formula="of:=[Sheet1.X81]/[Sheet1.$AA81]" office:value-type="float" office:value="0.488790980951147">
            <text:p>0.488790981</text:p>
          </table:table-cell>
          <table:table-cell table:formula="of:=[Sheet1.Y81]/[Sheet1.$AA81]" office:value-type="float" office:value="0.0051833614098743">
            <text:p>0.0051833614</text:p>
          </table:table-cell>
          <table:table-cell table:formula="of:=[Sheet1.Z81]/[Sheet1.$AA81]" office:value-type="float" office:value="0.0313593365297395">
            <text:p>0.0313593365</text:p>
          </table:table-cell>
          <table:table-cell table:formula="of:=[Sheet1.AA81]/[Sheet1.$AA81]" office:value-type="float" office:value="1">
            <text:p>1</text:p>
          </table:table-cell>
        </table:table-row>
        <table:table-row table:style-name="ro1">
          <table:table-cell table:formula="of:=[Sheet1.A82]" office:value-type="string" office:string-value="Cromstrijen">
            <text:p>Cromstrijen</text:p>
          </table:table-cell>
          <table:table-cell table:formula="of:=[Sheet1.T82]/[Sheet1.$AA82]" office:value-type="float" office:value="0.0286080273270709">
            <text:p>0.0286080273</text:p>
          </table:table-cell>
          <table:table-cell table:formula="of:=[Sheet1.U82]/[Sheet1.$AA82]" office:value-type="float" office:value="0.0254768004554512">
            <text:p>0.0254768005</text:p>
          </table:table-cell>
          <table:table-cell table:formula="of:=[Sheet1.V82]/[Sheet1.$AA82]" office:value-type="float" office:value="0.242670082550527">
            <text:p>0.2426700826</text:p>
          </table:table-cell>
          <table:table-cell table:formula="of:=[Sheet1.W82]/[Sheet1.$AA82]" office:value-type="float" office:value="0.0202106461713635">
            <text:p>0.0202106462</text:p>
          </table:table-cell>
          <table:table-cell table:formula="of:=[Sheet1.X82]/[Sheet1.$AA82]" office:value-type="float" office:value="0.67179049245659">
            <text:p>0.6717904925</text:p>
          </table:table-cell>
          <table:table-cell table:formula="of:=[Sheet1.Y82]/[Sheet1.$AA82]" office:value-type="float" office:value="0.00170794192997438">
            <text:p>0.0017079419</text:p>
          </table:table-cell>
          <table:table-cell table:formula="of:=[Sheet1.Z82]/[Sheet1.$AA82]" office:value-type="float" office:value="0.00953600910902363">
            <text:p>0.0095360091</text:p>
          </table:table-cell>
          <table:table-cell table:formula="of:=[Sheet1.AA82]/[Sheet1.$AA82]" office:value-type="float" office:value="1">
            <text:p>1</text:p>
          </table:table-cell>
        </table:table-row>
        <table:table-row table:style-name="ro1">
          <table:table-cell table:formula="of:=[Sheet1.A83]" office:value-type="string" office:string-value="Cuijk">
            <text:p>Cuijk</text:p>
          </table:table-cell>
          <table:table-cell table:formula="of:=[Sheet1.T83]/[Sheet1.$AA83]" office:value-type="float" office:value="0.0448469926134365">
            <text:p>0.0448469926</text:p>
          </table:table-cell>
          <table:table-cell table:formula="of:=[Sheet1.U83]/[Sheet1.$AA83]" office:value-type="float" office:value="0.0698206120295463">
            <text:p>0.069820612</text:p>
          </table:table-cell>
          <table:table-cell table:formula="of:=[Sheet1.V83]/[Sheet1.$AA83]" office:value-type="float" office:value="0.144565599718607">
            <text:p>0.1445655997</text:p>
          </table:table-cell>
          <table:table-cell table:formula="of:=[Sheet1.W83]/[Sheet1.$AA83]" office:value-type="float" office:value="0.0258529722124516">
            <text:p>0.0258529722</text:p>
          </table:table-cell>
          <table:table-cell table:formula="of:=[Sheet1.X83]/[Sheet1.$AA83]" office:value-type="float" office:value="0.64755539922617">
            <text:p>0.6475553992</text:p>
          </table:table-cell>
          <table:table-cell table:formula="of:=[Sheet1.Y83]/[Sheet1.$AA83]" office:value-type="float" office:value="0.0286669011607457">
            <text:p>0.0286669012</text:p>
          </table:table-cell>
          <table:table-cell table:formula="of:=[Sheet1.Z83]/[Sheet1.$AA83]" office:value-type="float" office:value="0.0386915230390433">
            <text:p>0.038691523</text:p>
          </table:table-cell>
          <table:table-cell table:formula="of:=[Sheet1.AA83]/[Sheet1.$AA83]" office:value-type="float" office:value="1">
            <text:p>1</text:p>
          </table:table-cell>
        </table:table-row>
        <table:table-row table:style-name="ro1">
          <table:table-cell table:formula="of:=[Sheet1.A84]" office:value-type="string" office:string-value="Culemborg">
            <text:p>Culemborg</text:p>
          </table:table-cell>
          <table:table-cell table:formula="of:=[Sheet1.T84]/[Sheet1.$AA84]" office:value-type="float" office:value="0.0405797101449275">
            <text:p>0.0405797101</text:p>
          </table:table-cell>
          <table:table-cell table:formula="of:=[Sheet1.U84]/[Sheet1.$AA84]" office:value-type="float" office:value="0.111433172302738">
            <text:p>0.1114331723</text:p>
          </table:table-cell>
          <table:table-cell table:formula="of:=[Sheet1.V84]/[Sheet1.$AA84]" office:value-type="float" office:value="0.12463768115942">
            <text:p>0.1246376812</text:p>
          </table:table-cell>
          <table:table-cell table:formula="of:=[Sheet1.W84]/[Sheet1.$AA84]" office:value-type="float" office:value="0.0428341384863124">
            <text:p>0.0428341385</text:p>
          </table:table-cell>
          <table:table-cell table:formula="of:=[Sheet1.X84]/[Sheet1.$AA84]" office:value-type="float" office:value="0.601610305958132">
            <text:p>0.601610306</text:p>
          </table:table-cell>
          <table:table-cell table:formula="of:=[Sheet1.Y84]/[Sheet1.$AA84]" office:value-type="float" office:value="0.029951690821256">
            <text:p>0.0299516908</text:p>
          </table:table-cell>
          <table:table-cell table:formula="of:=[Sheet1.Z84]/[Sheet1.$AA84]" office:value-type="float" office:value="0.0489533011272142">
            <text:p>0.0489533011</text:p>
          </table:table-cell>
          <table:table-cell table:formula="of:=[Sheet1.AA84]/[Sheet1.$AA84]" office:value-type="float" office:value="1">
            <text:p>1</text:p>
          </table:table-cell>
        </table:table-row>
        <table:table-row table:style-name="ro1">
          <table:table-cell table:formula="of:=[Sheet1.A85]" office:value-type="string" office:string-value="Dalfsen">
            <text:p>Dalfsen</text:p>
          </table:table-cell>
          <table:table-cell table:formula="of:=[Sheet1.T85]/[Sheet1.$AA85]" office:value-type="float" office:value="0.0304013458303292">
            <text:p>0.0304013458</text:p>
          </table:table-cell>
          <table:table-cell table:formula="of:=[Sheet1.U85]/[Sheet1.$AA85]" office:value-type="float" office:value="0.0265561163181927">
            <text:p>0.0265561163</text:p>
          </table:table-cell>
          <table:table-cell table:formula="of:=[Sheet1.V85]/[Sheet1.$AA85]" office:value-type="float" office:value="0.103040134583033">
            <text:p>0.1030401346</text:p>
          </table:table-cell>
          <table:table-cell table:formula="of:=[Sheet1.W85]/[Sheet1.$AA85]" office:value-type="float" office:value="0.0138187935592406">
            <text:p>0.0138187936</text:p>
          </table:table-cell>
          <table:table-cell table:formula="of:=[Sheet1.X85]/[Sheet1.$AA85]" office:value-type="float" office:value="0.814708002883922">
            <text:p>0.8147080029</text:p>
          </table:table-cell>
          <table:table-cell table:formula="of:=[Sheet1.Y85]/[Sheet1.$AA85]" office:value-type="float" office:value="0.00330449411199231">
            <text:p>0.0033044941</text:p>
          </table:table-cell>
          <table:table-cell table:formula="of:=[Sheet1.Z85]/[Sheet1.$AA85]" office:value-type="float" office:value="0.00817111271329007">
            <text:p>0.0081711127</text:p>
          </table:table-cell>
          <table:table-cell table:formula="of:=[Sheet1.AA85]/[Sheet1.$AA85]" office:value-type="float" office:value="1">
            <text:p>1</text:p>
          </table:table-cell>
        </table:table-row>
        <table:table-row table:style-name="ro1">
          <table:table-cell table:formula="of:=[Sheet1.A86]" office:value-type="string" office:string-value="Dantumadeel">
            <text:p>Dantumadeel</text:p>
          </table:table-cell>
          <table:table-cell table:formula="of:=[Sheet1.T86]/[Sheet1.$AA86]" office:value-type="float" office:value="0.0257378174330817">
            <text:p>0.0257378174</text:p>
          </table:table-cell>
          <table:table-cell table:formula="of:=[Sheet1.U86]/[Sheet1.$AA86]" office:value-type="float" office:value="0.0470144131777625">
            <text:p>0.0470144132</text:p>
          </table:table-cell>
          <table:table-cell table:formula="of:=[Sheet1.V86]/[Sheet1.$AA86]" office:value-type="float" office:value="0.0705788149164951">
            <text:p>0.0705788149</text:p>
          </table:table-cell>
          <table:table-cell table:formula="of:=[Sheet1.W86]/[Sheet1.$AA86]" office:value-type="float" office:value="0.0142987874628232">
            <text:p>0.0142987875</text:p>
          </table:table-cell>
          <table:table-cell table:formula="of:=[Sheet1.X86]/[Sheet1.$AA86]" office:value-type="float" office:value="0.829901624342256">
            <text:p>0.8299016243</text:p>
          </table:table-cell>
          <table:table-cell table:formula="of:=[Sheet1.Y86]/[Sheet1.$AA86]" office:value-type="float" office:value="0.00469000228780599">
            <text:p>0.0046900023</text:p>
          </table:table-cell>
          <table:table-cell table:formula="of:=[Sheet1.Z86]/[Sheet1.$AA86]" office:value-type="float" office:value="0.00777854037977579">
            <text:p>0.0077785404</text:p>
          </table:table-cell>
          <table:table-cell table:formula="of:=[Sheet1.AA86]/[Sheet1.$AA86]" office:value-type="float" office:value="1">
            <text:p>1</text:p>
          </table:table-cell>
        </table:table-row>
        <table:table-row table:style-name="ro1">
          <table:table-cell table:formula="of:=[Sheet1.A87]" office:value-type="string" office:string-value="Delft">
            <text:p>Delft</text:p>
          </table:table-cell>
          <table:table-cell table:formula="of:=[Sheet1.T87]/[Sheet1.$AA87]" office:value-type="float" office:value="0.0754877014418999">
            <text:p>0.0754877014</text:p>
          </table:table-cell>
          <table:table-cell table:formula="of:=[Sheet1.U87]/[Sheet1.$AA87]" office:value-type="float" office:value="0.312128922815946">
            <text:p>0.3121289228</text:p>
          </table:table-cell>
          <table:table-cell table:formula="of:=[Sheet1.V87]/[Sheet1.$AA87]" office:value-type="float" office:value="0.104749787955895">
            <text:p>0.104749788</text:p>
          </table:table-cell>
          <table:table-cell table:formula="of:=[Sheet1.W87]/[Sheet1.$AA87]" office:value-type="float" office:value="0.262086513994911">
            <text:p>0.262086514</text:p>
          </table:table-cell>
          <table:table-cell table:formula="of:=[Sheet1.X87]/[Sheet1.$AA87]" office:value-type="float" office:value="0.108142493638677">
            <text:p>0.1081424936</text:p>
          </table:table-cell>
          <table:table-cell table:formula="of:=[Sheet1.Y87]/[Sheet1.$AA87]" office:value-type="float" office:value="0.0474978795589483">
            <text:p>0.0474978796</text:p>
          </table:table-cell>
          <table:table-cell table:formula="of:=[Sheet1.Z87]/[Sheet1.$AA87]" office:value-type="float" office:value="0.0899067005937235">
            <text:p>0.0899067006</text:p>
          </table:table-cell>
          <table:table-cell table:formula="of:=[Sheet1.AA87]/[Sheet1.$AA87]" office:value-type="float" office:value="1">
            <text:p>1</text:p>
          </table:table-cell>
        </table:table-row>
        <table:table-row table:style-name="ro1">
          <table:table-cell table:formula="of:=[Sheet1.A88]" office:value-type="string" office:string-value="Delfzijl">
            <text:p>Delfzijl</text:p>
          </table:table-cell>
          <table:table-cell table:formula="of:=[Sheet1.T88]/[Sheet1.$AA88]" office:value-type="float" office:value="0.0174234424498416">
            <text:p>0.0174234424</text:p>
          </table:table-cell>
          <table:table-cell table:formula="of:=[Sheet1.U88]/[Sheet1.$AA88]" office:value-type="float" office:value="0.0260911650827174">
            <text:p>0.0260911651</text:p>
          </table:table-cell>
          <table:table-cell table:formula="of:=[Sheet1.V88]/[Sheet1.$AA88]" office:value-type="float" office:value="0.449533614924322">
            <text:p>0.4495336149</text:p>
          </table:table-cell>
          <table:table-cell table:formula="of:=[Sheet1.W88]/[Sheet1.$AA88]" office:value-type="float" office:value="0.0151795142555438">
            <text:p>0.0151795143</text:p>
          </table:table-cell>
          <table:table-cell table:formula="of:=[Sheet1.X88]/[Sheet1.$AA88]" office:value-type="float" office:value="0.45142555438226">
            <text:p>0.4514255544</text:p>
          </table:table-cell>
          <table:table-cell table:formula="of:=[Sheet1.Y88]/[Sheet1.$AA88]" office:value-type="float" office:value="0.0207673354452658">
            <text:p>0.0207673354</text:p>
          </table:table-cell>
          <table:table-cell table:formula="of:=[Sheet1.Z88]/[Sheet1.$AA88]" office:value-type="float" office:value="0.0195793734600493">
            <text:p>0.0195793735</text:p>
          </table:table-cell>
          <table:table-cell table:formula="of:=[Sheet1.AA88]/[Sheet1.$AA88]" office:value-type="float" office:value="1">
            <text:p>1</text:p>
          </table:table-cell>
        </table:table-row>
        <table:table-row table:style-name="ro1">
          <table:table-cell table:formula="of:=[Sheet1.A89]" office:value-type="string" office:string-value="Deurne">
            <text:p>Deurne</text:p>
          </table:table-cell>
          <table:table-cell table:formula="of:=[Sheet1.T89]/[Sheet1.$AA89]" office:value-type="float" office:value="0.0304800609601219">
            <text:p>0.030480061</text:p>
          </table:table-cell>
          <table:table-cell table:formula="of:=[Sheet1.U89]/[Sheet1.$AA89]" office:value-type="float" office:value="0.0510541021082042">
            <text:p>0.0510541021</text:p>
          </table:table-cell>
          <table:table-cell table:formula="of:=[Sheet1.V89]/[Sheet1.$AA89]" office:value-type="float" office:value="0.241300482600965">
            <text:p>0.2413004826</text:p>
          </table:table-cell>
          <table:table-cell table:formula="of:=[Sheet1.W89]/[Sheet1.$AA89]" office:value-type="float" office:value="0.0151553636440606">
            <text:p>0.0151553636</text:p>
          </table:table-cell>
          <table:table-cell table:formula="of:=[Sheet1.X89]/[Sheet1.$AA89]" office:value-type="float" office:value="0.64499195665058">
            <text:p>0.6449919567</text:p>
          </table:table-cell>
          <table:table-cell table:formula="of:=[Sheet1.Y89]/[Sheet1.$AA89]" office:value-type="float" office:value="0.00245533824400982">
            <text:p>0.0024553382</text:p>
          </table:table-cell>
          <table:table-cell table:formula="of:=[Sheet1.Z89]/[Sheet1.$AA89]" office:value-type="float" office:value="0.0145626957920583">
            <text:p>0.0145626958</text:p>
          </table:table-cell>
          <table:table-cell table:formula="of:=[Sheet1.AA89]/[Sheet1.$AA89]" office:value-type="float" office:value="1">
            <text:p>1</text:p>
          </table:table-cell>
        </table:table-row>
        <table:table-row table:style-name="ro1">
          <table:table-cell table:formula="of:=[Sheet1.A90]" office:value-type="string" office:string-value="Deventer">
            <text:p>Deventer</text:p>
          </table:table-cell>
          <table:table-cell table:formula="of:=[Sheet1.T90]/[Sheet1.$AA90]" office:value-type="float" office:value="0.0353081986834231">
            <text:p>0.0353081987</text:p>
          </table:table-cell>
          <table:table-cell table:formula="of:=[Sheet1.U90]/[Sheet1.$AA90]" office:value-type="float" office:value="0.0905146618791143">
            <text:p>0.0905146619</text:p>
          </table:table-cell>
          <table:table-cell table:formula="of:=[Sheet1.V90]/[Sheet1.$AA90]" office:value-type="float" office:value="0.139811490125673">
            <text:p>0.1398114901</text:p>
          </table:table-cell>
          <table:table-cell table:formula="of:=[Sheet1.W90]/[Sheet1.$AA90]" office:value-type="float" office:value="0.0427887492519449">
            <text:p>0.0427887493</text:p>
          </table:table-cell>
          <table:table-cell table:formula="of:=[Sheet1.X90]/[Sheet1.$AA90]" office:value-type="float" office:value="0.653276481149013">
            <text:p>0.6532764811</text:p>
          </table:table-cell>
          <table:table-cell table:formula="of:=[Sheet1.Y90]/[Sheet1.$AA90]" office:value-type="float" office:value="0.00860263315380012">
            <text:p>0.0086026332</text:p>
          </table:table-cell>
          <table:table-cell table:formula="of:=[Sheet1.Z90]/[Sheet1.$AA90]" office:value-type="float" office:value="0.0296977857570317">
            <text:p>0.0296977858</text:p>
          </table:table-cell>
          <table:table-cell table:formula="of:=[Sheet1.AA90]/[Sheet1.$AA90]" office:value-type="float" office:value="1">
            <text:p>1</text:p>
          </table:table-cell>
        </table:table-row>
        <table:table-row table:style-name="ro1">
          <table:table-cell table:formula="of:=[Sheet1.A91]" office:value-type="string" office:string-value="Diemen">
            <text:p>Diemen</text:p>
          </table:table-cell>
          <table:table-cell table:formula="of:=[Sheet1.T91]/[Sheet1.$AA91]" office:value-type="float" office:value="0.113501483679525">
            <text:p>0.1135014837</text:p>
          </table:table-cell>
          <table:table-cell table:formula="of:=[Sheet1.U91]/[Sheet1.$AA91]" office:value-type="float" office:value="0.160237388724036">
            <text:p>0.1602373887</text:p>
          </table:table-cell>
          <table:table-cell table:formula="of:=[Sheet1.V91]/[Sheet1.$AA91]" office:value-type="float" office:value="0.379821958456973">
            <text:p>0.3798219585</text:p>
          </table:table-cell>
          <table:table-cell table:formula="of:=[Sheet1.W91]/[Sheet1.$AA91]" office:value-type="float" office:value="0.0882789317507418">
            <text:p>0.0882789318</text:p>
          </table:table-cell>
          <table:table-cell table:formula="of:=[Sheet1.X91]/[Sheet1.$AA91]" office:value-type="float" office:value="0.159495548961424">
            <text:p>0.159495549</text:p>
          </table:table-cell>
          <table:table-cell table:formula="of:=[Sheet1.Y91]/[Sheet1.$AA91]" office:value-type="float" office:value="0.0289317507418398">
            <text:p>0.0289317507</text:p>
          </table:table-cell>
          <table:table-cell table:formula="of:=[Sheet1.Z91]/[Sheet1.$AA91]" office:value-type="float" office:value="0.06973293768546">
            <text:p>0.0697329377</text:p>
          </table:table-cell>
          <table:table-cell table:formula="of:=[Sheet1.AA91]/[Sheet1.$AA91]" office:value-type="float" office:value="1">
            <text:p>1</text:p>
          </table:table-cell>
        </table:table-row>
        <table:table-row table:style-name="ro1">
          <table:table-cell table:formula="of:=[Sheet1.A92]" office:value-type="string" office:string-value="Dinkelland">
            <text:p>Dinkelland</text:p>
          </table:table-cell>
          <table:table-cell table:formula="of:=[Sheet1.T92]/[Sheet1.$AA92]" office:value-type="float" office:value="0.0236492220650636">
            <text:p>0.0236492221</text:p>
          </table:table-cell>
          <table:table-cell table:formula="of:=[Sheet1.U92]/[Sheet1.$AA92]" office:value-type="float" office:value="0.0248373408769448">
            <text:p>0.0248373409</text:p>
          </table:table-cell>
          <table:table-cell table:formula="of:=[Sheet1.V92]/[Sheet1.$AA92]" office:value-type="float" office:value="0.116379066478076">
            <text:p>0.1163790665</text:p>
          </table:table-cell>
          <table:table-cell table:formula="of:=[Sheet1.W92]/[Sheet1.$AA92]" office:value-type="float" office:value="0.014992927864215">
            <text:p>0.0149929279</text:p>
          </table:table-cell>
          <table:table-cell table:formula="of:=[Sheet1.X92]/[Sheet1.$AA92]" office:value-type="float" office:value="0.811202263083451">
            <text:p>0.8112022631</text:p>
          </table:table-cell>
          <table:table-cell table:formula="of:=[Sheet1.Y92]/[Sheet1.$AA92]" office:value-type="float" office:value="0.00339462517680339">
            <text:p>0.0033946252</text:p>
          </table:table-cell>
          <table:table-cell table:formula="of:=[Sheet1.Z92]/[Sheet1.$AA92]" office:value-type="float" office:value="0.00554455445544554">
            <text:p>0.0055445545</text:p>
          </table:table-cell>
          <table:table-cell table:formula="of:=[Sheet1.AA92]/[Sheet1.$AA92]" office:value-type="float" office:value="1">
            <text:p>1</text:p>
          </table:table-cell>
        </table:table-row>
        <table:table-row table:style-name="ro1">
          <table:table-cell table:formula="of:=[Sheet1.A93]" office:value-type="string" office:string-value="Dirksland">
            <text:p>Dirksland</text:p>
          </table:table-cell>
          <table:table-cell table:formula="of:=[Sheet1.T93]/[Sheet1.$AA93]" office:value-type="float" office:value="0.0256410256410256">
            <text:p>0.0256410256</text:p>
          </table:table-cell>
          <table:table-cell table:formula="of:=[Sheet1.U93]/[Sheet1.$AA93]" office:value-type="float" office:value="0.0183535762483131">
            <text:p>0.0183535762</text:p>
          </table:table-cell>
          <table:table-cell table:formula="of:=[Sheet1.V93]/[Sheet1.$AA93]" office:value-type="float" office:value="0.400269905533063">
            <text:p>0.4002699055</text:p>
          </table:table-cell>
          <table:table-cell table:formula="of:=[Sheet1.W93]/[Sheet1.$AA93]" office:value-type="float" office:value="0.017004048582996">
            <text:p>0.0170040486</text:p>
          </table:table-cell>
          <table:table-cell table:formula="of:=[Sheet1.X93]/[Sheet1.$AA93]" office:value-type="float" office:value="0.529284750337382">
            <text:p>0.5292847503</text:p>
          </table:table-cell>
          <table:table-cell table:formula="of:=[Sheet1.Y93]/[Sheet1.$AA93]" office:value-type="float" office:value="0.00526315789473684">
            <text:p>0.0052631579</text:p>
          </table:table-cell>
          <table:table-cell table:formula="of:=[Sheet1.Z93]/[Sheet1.$AA93]" office:value-type="float" office:value="0.00418353576248313">
            <text:p>0.0041835358</text:p>
          </table:table-cell>
          <table:table-cell table:formula="of:=[Sheet1.AA93]/[Sheet1.$AA93]" office:value-type="float" office:value="1">
            <text:p>1</text:p>
          </table:table-cell>
        </table:table-row>
        <table:table-row table:style-name="ro1">
          <table:table-cell table:formula="of:=[Sheet1.A94]" office:value-type="string" office:string-value="Doesburg">
            <text:p>Doesburg</text:p>
          </table:table-cell>
          <table:table-cell table:formula="of:=[Sheet1.T94]/[Sheet1.$AA94]" office:value-type="float" office:value="0.0480993017843289">
            <text:p>0.0480993018</text:p>
          </table:table-cell>
          <table:table-cell table:formula="of:=[Sheet1.U94]/[Sheet1.$AA94]" office:value-type="float" office:value="0.13033359193173">
            <text:p>0.1303335919</text:p>
          </table:table-cell>
          <table:table-cell table:formula="of:=[Sheet1.V94]/[Sheet1.$AA94]" office:value-type="float" office:value="0.119472459270753">
            <text:p>0.1194724593</text:p>
          </table:table-cell>
          <table:table-cell table:formula="of:=[Sheet1.W94]/[Sheet1.$AA94]" office:value-type="float" office:value="0.0806826997672614">
            <text:p>0.0806826998</text:p>
          </table:table-cell>
          <table:table-cell table:formula="of:=[Sheet1.X94]/[Sheet1.$AA94]" office:value-type="float" office:value="0.586501163692785">
            <text:p>0.5865011637</text:p>
          </table:table-cell>
          <table:table-cell table:formula="of:=[Sheet1.Y94]/[Sheet1.$AA94]" office:value-type="float" office:value="0.00543056633048875">
            <text:p>0.0054305663</text:p>
          </table:table-cell>
          <table:table-cell table:formula="of:=[Sheet1.Z94]/[Sheet1.$AA94]" office:value-type="float" office:value="0.0294802172226532">
            <text:p>0.0294802172</text:p>
          </table:table-cell>
          <table:table-cell table:formula="of:=[Sheet1.AA94]/[Sheet1.$AA94]" office:value-type="float" office:value="1">
            <text:p>1</text:p>
          </table:table-cell>
        </table:table-row>
        <table:table-row table:style-name="ro1">
          <table:table-cell table:formula="of:=[Sheet1.A95]" office:value-type="string" office:string-value="Doetinchem">
            <text:p>Doetinchem</text:p>
          </table:table-cell>
          <table:table-cell table:formula="of:=[Sheet1.T95]/[Sheet1.$AA95]" office:value-type="float" office:value="0.0384227765180146">
            <text:p>0.0384227765</text:p>
          </table:table-cell>
          <table:table-cell table:formula="of:=[Sheet1.U95]/[Sheet1.$AA95]" office:value-type="float" office:value="0.113504661123709">
            <text:p>0.1135046611</text:p>
          </table:table-cell>
          <table:table-cell table:formula="of:=[Sheet1.V95]/[Sheet1.$AA95]" office:value-type="float" office:value="0.105316200554296">
            <text:p>0.1053162006</text:p>
          </table:table-cell>
          <table:table-cell table:formula="of:=[Sheet1.W95]/[Sheet1.$AA95]" office:value-type="float" office:value="0.0466112370874276">
            <text:p>0.0466112371</text:p>
          </table:table-cell>
          <table:table-cell table:formula="of:=[Sheet1.X95]/[Sheet1.$AA95]" office:value-type="float" office:value="0.641093474426808">
            <text:p>0.6410934744</text:p>
          </table:table-cell>
          <table:table-cell table:formula="of:=[Sheet1.Y95]/[Sheet1.$AA95]" office:value-type="float" office:value="0.0182665658856135">
            <text:p>0.0182665659</text:p>
          </table:table-cell>
          <table:table-cell table:formula="of:=[Sheet1.Z95]/[Sheet1.$AA95]" office:value-type="float" office:value="0.036785084404132">
            <text:p>0.0367850844</text:p>
          </table:table-cell>
          <table:table-cell table:formula="of:=[Sheet1.AA95]/[Sheet1.$AA95]" office:value-type="float" office:value="1">
            <text:p>1</text:p>
          </table:table-cell>
        </table:table-row>
        <table:table-row table:style-name="ro1">
          <table:table-cell table:formula="of:=[Sheet1.A96]" office:value-type="string" office:string-value="Dongen">
            <text:p>Dongen</text:p>
          </table:table-cell>
          <table:table-cell table:formula="of:=[Sheet1.T96]/[Sheet1.$AA96]" office:value-type="float" office:value="0.028600269179004">
            <text:p>0.0286002692</text:p>
          </table:table-cell>
          <table:table-cell table:formula="of:=[Sheet1.U96]/[Sheet1.$AA96]" office:value-type="float" office:value="0.136271870794078">
            <text:p>0.1362718708</text:p>
          </table:table-cell>
          <table:table-cell table:formula="of:=[Sheet1.V96]/[Sheet1.$AA96]" office:value-type="float" office:value="0.0272543741588156">
            <text:p>0.0272543742</text:p>
          </table:table-cell>
          <table:table-cell table:formula="of:=[Sheet1.W96]/[Sheet1.$AA96]" office:value-type="float" office:value="0.0440780619111709">
            <text:p>0.0440780619</text:p>
          </table:table-cell>
          <table:table-cell table:formula="of:=[Sheet1.X96]/[Sheet1.$AA96]" office:value-type="float" office:value="0.687079407806191">
            <text:p>0.6870794078</text:p>
          </table:table-cell>
          <table:table-cell table:formula="of:=[Sheet1.Y96]/[Sheet1.$AA96]" office:value-type="float" office:value="0.0131224764468371">
            <text:p>0.0131224764</text:p>
          </table:table-cell>
          <table:table-cell table:formula="of:=[Sheet1.Z96]/[Sheet1.$AA96]" office:value-type="float" office:value="0.0635935397039031">
            <text:p>0.0635935397</text:p>
          </table:table-cell>
          <table:table-cell table:formula="of:=[Sheet1.AA96]/[Sheet1.$AA96]" office:value-type="float" office:value="1">
            <text:p>1</text:p>
          </table:table-cell>
        </table:table-row>
        <table:table-row table:style-name="ro1">
          <table:table-cell table:formula="of:=[Sheet1.A97]" office:value-type="string" office:string-value="Dongeradeel">
            <text:p>Dongeradeel</text:p>
          </table:table-cell>
          <table:table-cell table:formula="of:=[Sheet1.T97]/[Sheet1.$AA97]" office:value-type="float" office:value="0.0172762704242243">
            <text:p>0.0172762704</text:p>
          </table:table-cell>
          <table:table-cell table:formula="of:=[Sheet1.U97]/[Sheet1.$AA97]" office:value-type="float" office:value="0.01798830760006">
            <text:p>0.0179883076</text:p>
          </table:table-cell>
          <table:table-cell table:formula="of:=[Sheet1.V97]/[Sheet1.$AA97]" office:value-type="float" office:value="0.420101933743067">
            <text:p>0.4201019337</text:p>
          </table:table-cell>
          <table:table-cell table:formula="of:=[Sheet1.W97]/[Sheet1.$AA97]" office:value-type="float" office:value="0.00734522560335782">
            <text:p>0.0073452256</text:p>
          </table:table-cell>
          <table:table-cell table:formula="of:=[Sheet1.X97]/[Sheet1.$AA97]" office:value-type="float" office:value="0.525483435766752">
            <text:p>0.5254834358</text:p>
          </table:table-cell>
          <table:table-cell table:formula="of:=[Sheet1.Y97]/[Sheet1.$AA97]" office:value-type="float" office:value="0.00697046919502323">
            <text:p>0.0069704692</text:p>
          </table:table-cell>
          <table:table-cell table:formula="of:=[Sheet1.Z97]/[Sheet1.$AA97]" office:value-type="float" office:value="0.00483435766751611">
            <text:p>0.0048343577</text:p>
          </table:table-cell>
          <table:table-cell table:formula="of:=[Sheet1.AA97]/[Sheet1.$AA97]" office:value-type="float" office:value="1">
            <text:p>1</text:p>
          </table:table-cell>
        </table:table-row>
        <table:table-row table:style-name="ro1">
          <table:table-cell table:formula="of:=[Sheet1.A98]" office:value-type="string" office:string-value="Dordrecht">
            <text:p>Dordrecht</text:p>
          </table:table-cell>
          <table:table-cell table:formula="of:=[Sheet1.T98]/[Sheet1.$AA98]" office:value-type="float" office:value="0.0438428124052935">
            <text:p>0.0438428124</text:p>
          </table:table-cell>
          <table:table-cell table:formula="of:=[Sheet1.U98]/[Sheet1.$AA98]" office:value-type="float" office:value="0.12233558945348">
            <text:p>0.1223355895</text:p>
          </table:table-cell>
          <table:table-cell table:formula="of:=[Sheet1.V98]/[Sheet1.$AA98]" office:value-type="float" office:value="0.359531265784423">
            <text:p>0.3595312658</text:p>
          </table:table-cell>
          <table:table-cell table:formula="of:=[Sheet1.W98]/[Sheet1.$AA98]" office:value-type="float" office:value="0.0799070613193252">
            <text:p>0.0799070613</text:p>
          </table:table-cell>
          <table:table-cell table:formula="of:=[Sheet1.X98]/[Sheet1.$AA98]" office:value-type="float" office:value="0.309324174159006">
            <text:p>0.3093241742</text:p>
          </table:table-cell>
          <table:table-cell table:formula="of:=[Sheet1.Y98]/[Sheet1.$AA98]" office:value-type="float" office:value="0.033942822507324">
            <text:p>0.0339428225</text:p>
          </table:table-cell>
          <table:table-cell table:formula="of:=[Sheet1.Z98]/[Sheet1.$AA98]" office:value-type="float" office:value="0.0511162743711486">
            <text:p>0.0511162744</text:p>
          </table:table-cell>
          <table:table-cell table:formula="of:=[Sheet1.AA98]/[Sheet1.$AA98]" office:value-type="float" office:value="1">
            <text:p>1</text:p>
          </table:table-cell>
        </table:table-row>
        <table:table-row table:style-name="ro1">
          <table:table-cell table:formula="of:=[Sheet1.A99]" office:value-type="string" office:string-value="Drechterland">
            <text:p>Drechterland</text:p>
          </table:table-cell>
          <table:table-cell table:formula="of:=[Sheet1.T99]/[Sheet1.$AA99]" office:value-type="float" office:value="0.021553325901152">
            <text:p>0.0215533259</text:p>
          </table:table-cell>
          <table:table-cell table:formula="of:=[Sheet1.U99]/[Sheet1.$AA99]" office:value-type="float" office:value="0.0386473429951691">
            <text:p>0.038647343</text:p>
          </table:table-cell>
          <table:table-cell table:formula="of:=[Sheet1.V99]/[Sheet1.$AA99]" office:value-type="float" office:value="0.271893967546141">
            <text:p>0.2718939675</text:p>
          </table:table-cell>
          <table:table-cell table:formula="of:=[Sheet1.W99]/[Sheet1.$AA99]" office:value-type="float" office:value="0.0165985383376688">
            <text:p>0.0165985383</text:p>
          </table:table-cell>
          <table:table-cell table:formula="of:=[Sheet1.X99]/[Sheet1.$AA99]" office:value-type="float" office:value="0.638424377554812">
            <text:p>0.6384243776</text:p>
          </table:table-cell>
          <table:table-cell table:formula="of:=[Sheet1.Y99]/[Sheet1.$AA99]" office:value-type="float" office:value="0.0050786572525703">
            <text:p>0.0050786573</text:p>
          </table:table-cell>
          <table:table-cell table:formula="of:=[Sheet1.Z99]/[Sheet1.$AA99]" office:value-type="float" office:value="0.00780379041248607">
            <text:p>0.0078037904</text:p>
          </table:table-cell>
          <table:table-cell table:formula="of:=[Sheet1.AA99]/[Sheet1.$AA99]" office:value-type="float" office:value="1">
            <text:p>1</text:p>
          </table:table-cell>
        </table:table-row>
        <table:table-row table:style-name="ro1">
          <table:table-cell table:formula="of:=[Sheet1.A100]" office:value-type="string" office:string-value="Drimmelen">
            <text:p>Drimmelen</text:p>
          </table:table-cell>
          <table:table-cell table:formula="of:=[Sheet1.T100]/[Sheet1.$AA100]" office:value-type="float" office:value="0.0254493532672602">
            <text:p>0.0254493533</text:p>
          </table:table-cell>
          <table:table-cell table:formula="of:=[Sheet1.U100]/[Sheet1.$AA100]" office:value-type="float" office:value="0.0388039643877037">
            <text:p>0.0388039644</text:p>
          </table:table-cell>
          <table:table-cell table:formula="of:=[Sheet1.V100]/[Sheet1.$AA100]" office:value-type="float" office:value="0.324038300016798">
            <text:p>0.3240383</text:p>
          </table:table-cell>
          <table:table-cell table:formula="of:=[Sheet1.W100]/[Sheet1.$AA100]" office:value-type="float" office:value="0.00789517890139426">
            <text:p>0.0078951789</text:p>
          </table:table-cell>
          <table:table-cell table:formula="of:=[Sheet1.X100]/[Sheet1.$AA100]" office:value-type="float" office:value="0.590962539895851">
            <text:p>0.5909625399</text:p>
          </table:table-cell>
          <table:table-cell table:formula="of:=[Sheet1.Y100]/[Sheet1.$AA100]" office:value-type="float" office:value="0.00722324878212666">
            <text:p>0.0072232488</text:p>
          </table:table-cell>
          <table:table-cell table:formula="of:=[Sheet1.Z100]/[Sheet1.$AA100]" office:value-type="float" office:value="0.00562741474886612">
            <text:p>0.0056274147</text:p>
          </table:table-cell>
          <table:table-cell table:formula="of:=[Sheet1.AA100]/[Sheet1.$AA100]" office:value-type="float" office:value="1">
            <text:p>1</text:p>
          </table:table-cell>
        </table:table-row>
        <table:table-row table:style-name="ro1">
          <table:table-cell table:formula="of:=[Sheet1.A101]" office:value-type="string" office:string-value="Dronten">
            <text:p>Dronten</text:p>
          </table:table-cell>
          <table:table-cell table:formula="of:=[Sheet1.T101]/[Sheet1.$AA101]" office:value-type="float" office:value="0.0138082424585753">
            <text:p>0.0138082425</text:p>
          </table:table-cell>
          <table:table-cell table:formula="of:=[Sheet1.U101]/[Sheet1.$AA101]" office:value-type="float" office:value="0.0156729452863145">
            <text:p>0.0156729453</text:p>
          </table:table-cell>
          <table:table-cell table:formula="of:=[Sheet1.V101]/[Sheet1.$AA101]" office:value-type="float" office:value="0.301468158428929">
            <text:p>0.3014681584</text:p>
          </table:table-cell>
          <table:table-cell table:formula="of:=[Sheet1.W101]/[Sheet1.$AA101]" office:value-type="float" office:value="0.0262474625879243">
            <text:p>0.0262474626</text:p>
          </table:table-cell>
          <table:table-cell table:formula="of:=[Sheet1.X101]/[Sheet1.$AA101]" office:value-type="float" office:value="0.625147523957891">
            <text:p>0.625147524</text:p>
          </table:table-cell>
          <table:table-cell table:formula="of:=[Sheet1.Y101]/[Sheet1.$AA101]" office:value-type="float" office:value="0.0113298399660105">
            <text:p>0.01132984</text:p>
          </table:table-cell>
          <table:table-cell table:formula="of:=[Sheet1.Z101]/[Sheet1.$AA101]" office:value-type="float" office:value="0.00632582731435585">
            <text:p>0.0063258273</text:p>
          </table:table-cell>
          <table:table-cell table:formula="of:=[Sheet1.AA101]/[Sheet1.$AA101]" office:value-type="float" office:value="1">
            <text:p>1</text:p>
          </table:table-cell>
        </table:table-row>
        <table:table-row table:style-name="ro1">
          <table:table-cell table:formula="of:=[Sheet1.A102]" office:value-type="string" office:string-value="Druten">
            <text:p>Druten</text:p>
          </table:table-cell>
          <table:table-cell table:formula="of:=[Sheet1.T102]/[Sheet1.$AA102]" office:value-type="float" office:value="0.0316934720908231">
            <text:p>0.0316934721</text:p>
          </table:table-cell>
          <table:table-cell table:formula="of:=[Sheet1.U102]/[Sheet1.$AA102]" office:value-type="float" office:value="0.076158940397351">
            <text:p>0.0761589404</text:p>
          </table:table-cell>
          <table:table-cell table:formula="of:=[Sheet1.V102]/[Sheet1.$AA102]" office:value-type="float" office:value="0.154210028382214">
            <text:p>0.1542100284</text:p>
          </table:table-cell>
          <table:table-cell table:formula="of:=[Sheet1.W102]/[Sheet1.$AA102]" office:value-type="float" office:value="0.0245979186376537">
            <text:p>0.0245979186</text:p>
          </table:table-cell>
          <table:table-cell table:formula="of:=[Sheet1.X102]/[Sheet1.$AA102]" office:value-type="float" office:value="0.661069063386944">
            <text:p>0.6610690634</text:p>
          </table:table-cell>
          <table:table-cell table:formula="of:=[Sheet1.Y102]/[Sheet1.$AA102]" office:value-type="float" office:value="0.0224692526017029">
            <text:p>0.0224692526</text:p>
          </table:table-cell>
          <table:table-cell table:formula="of:=[Sheet1.Z102]/[Sheet1.$AA102]" office:value-type="float" office:value="0.0298013245033113">
            <text:p>0.0298013245</text:p>
          </table:table-cell>
          <table:table-cell table:formula="of:=[Sheet1.AA102]/[Sheet1.$AA102]" office:value-type="float" office:value="1">
            <text:p>1</text:p>
          </table:table-cell>
        </table:table-row>
        <table:table-row table:style-name="ro1">
          <table:table-cell table:formula="of:=[Sheet1.A103]" office:value-type="string" office:string-value="Duiven">
            <text:p>Duiven</text:p>
          </table:table-cell>
          <table:table-cell table:formula="of:=[Sheet1.T103]/[Sheet1.$AA103]" office:value-type="float" office:value="0.0452722063037249">
            <text:p>0.0452722063</text:p>
          </table:table-cell>
          <table:table-cell table:formula="of:=[Sheet1.U103]/[Sheet1.$AA103]" office:value-type="float" office:value="0.106017191977077">
            <text:p>0.106017192</text:p>
          </table:table-cell>
          <table:table-cell table:formula="of:=[Sheet1.V103]/[Sheet1.$AA103]" office:value-type="float" office:value="0.0446991404011461">
            <text:p>0.0446991404</text:p>
          </table:table-cell>
          <table:table-cell table:formula="of:=[Sheet1.W103]/[Sheet1.$AA103]" office:value-type="float" office:value="0.03810888252149">
            <text:p>0.0381088825</text:p>
          </table:table-cell>
          <table:table-cell table:formula="of:=[Sheet1.X103]/[Sheet1.$AA103]" office:value-type="float" office:value="0.665329512893983">
            <text:p>0.6653295129</text:p>
          </table:table-cell>
          <table:table-cell table:formula="of:=[Sheet1.Y103]/[Sheet1.$AA103]" office:value-type="float" office:value="0.0375358166189112">
            <text:p>0.0375358166</text:p>
          </table:table-cell>
          <table:table-cell table:formula="of:=[Sheet1.Z103]/[Sheet1.$AA103]" office:value-type="float" office:value="0.0630372492836676">
            <text:p>0.0630372493</text:p>
          </table:table-cell>
          <table:table-cell table:formula="of:=[Sheet1.AA103]/[Sheet1.$AA103]" office:value-type="float" office:value="1">
            <text:p>1</text:p>
          </table:table-cell>
        </table:table-row>
        <table:table-row table:style-name="ro1">
          <table:table-cell table:formula="of:=[Sheet1.A104]" office:value-type="string" office:string-value="Echt-Susteren">
            <text:p>Echt-Susteren</text:p>
          </table:table-cell>
          <table:table-cell table:formula="of:=[Sheet1.T104]/[Sheet1.$AA104]" office:value-type="float" office:value="0.0345752322574466">
            <text:p>0.0345752323</text:p>
          </table:table-cell>
          <table:table-cell table:formula="of:=[Sheet1.U104]/[Sheet1.$AA104]" office:value-type="float" office:value="0.0719279762474859">
            <text:p>0.0719279762</text:p>
          </table:table-cell>
          <table:table-cell table:formula="of:=[Sheet1.V104]/[Sheet1.$AA104]" office:value-type="float" office:value="0.148644765827028">
            <text:p>0.1486447658</text:p>
          </table:table-cell>
          <table:table-cell table:formula="of:=[Sheet1.W104]/[Sheet1.$AA104]" office:value-type="float" office:value="0.0220285413274591">
            <text:p>0.0220285413</text:p>
          </table:table-cell>
          <table:table-cell table:formula="of:=[Sheet1.X104]/[Sheet1.$AA104]" office:value-type="float" office:value="0.693132841681831">
            <text:p>0.6931328417</text:p>
          </table:table-cell>
          <table:table-cell table:formula="of:=[Sheet1.Y104]/[Sheet1.$AA104]" office:value-type="float" office:value="0.0123551383967053">
            <text:p>0.0123551384</text:p>
          </table:table-cell>
          <table:table-cell table:formula="of:=[Sheet1.Z104]/[Sheet1.$AA104]" office:value-type="float" office:value="0.0173355042620439">
            <text:p>0.0173355043</text:p>
          </table:table-cell>
          <table:table-cell table:formula="of:=[Sheet1.AA104]/[Sheet1.$AA104]" office:value-type="float" office:value="1">
            <text:p>1</text:p>
          </table:table-cell>
        </table:table-row>
        <table:table-row table:style-name="ro1">
          <table:table-cell table:formula="of:=[Sheet1.A105]" office:value-type="string" office:string-value="Edam-Volendam">
            <text:p>Edam-Volendam</text:p>
          </table:table-cell>
          <table:table-cell table:formula="of:=[Sheet1.T105]/[Sheet1.$AA105]" office:value-type="float" office:value="0.0238287560581583">
            <text:p>0.0238287561</text:p>
          </table:table-cell>
          <table:table-cell table:formula="of:=[Sheet1.U105]/[Sheet1.$AA105]" office:value-type="float" office:value="0.140145395799677">
            <text:p>0.1401453958</text:p>
          </table:table-cell>
          <table:table-cell table:formula="of:=[Sheet1.V105]/[Sheet1.$AA105]" office:value-type="float" office:value="0.34248788368336">
            <text:p>0.3424878837</text:p>
          </table:table-cell>
          <table:table-cell table:formula="of:=[Sheet1.W105]/[Sheet1.$AA105]" office:value-type="float" office:value="0.0508885298869144">
            <text:p>0.0508885299</text:p>
          </table:table-cell>
          <table:table-cell table:formula="of:=[Sheet1.X105]/[Sheet1.$AA105]" office:value-type="float" office:value="0.401453957996769">
            <text:p>0.401453958</text:p>
          </table:table-cell>
          <table:table-cell table:formula="of:=[Sheet1.Y105]/[Sheet1.$AA105]" office:value-type="float" office:value="0.0109046849757674">
            <text:p>0.010904685</text:p>
          </table:table-cell>
          <table:table-cell table:formula="of:=[Sheet1.Z105]/[Sheet1.$AA105]" office:value-type="float" office:value="0.0302907915993538">
            <text:p>0.0302907916</text:p>
          </table:table-cell>
          <table:table-cell table:formula="of:=[Sheet1.AA105]/[Sheet1.$AA105]" office:value-type="float" office:value="1">
            <text:p>1</text:p>
          </table:table-cell>
        </table:table-row>
        <table:table-row table:style-name="ro1">
          <table:table-cell table:formula="of:=[Sheet1.A106]" office:value-type="string" office:string-value="Ede">
            <text:p>Ede</text:p>
          </table:table-cell>
          <table:table-cell table:formula="of:=[Sheet1.T106]/[Sheet1.$AA106]" office:value-type="float" office:value="0.0241139240506329">
            <text:p>0.0241139241</text:p>
          </table:table-cell>
          <table:table-cell table:formula="of:=[Sheet1.U106]/[Sheet1.$AA106]" office:value-type="float" office:value="0.0452848101265823">
            <text:p>0.0452848101</text:p>
          </table:table-cell>
          <table:table-cell table:formula="of:=[Sheet1.V106]/[Sheet1.$AA106]" office:value-type="float" office:value="0.530094936708861">
            <text:p>0.5300949367</text:p>
          </table:table-cell>
          <table:table-cell table:formula="of:=[Sheet1.W106]/[Sheet1.$AA106]" office:value-type="float" office:value="0.0262025316455696">
            <text:p>0.0262025316</text:p>
          </table:table-cell>
          <table:table-cell table:formula="of:=[Sheet1.X106]/[Sheet1.$AA106]" office:value-type="float" office:value="0.355379746835443">
            <text:p>0.3553797468</text:p>
          </table:table-cell>
          <table:table-cell table:formula="of:=[Sheet1.Y106]/[Sheet1.$AA106]" office:value-type="float" office:value="0.00642405063291139">
            <text:p>0.0064240506</text:p>
          </table:table-cell>
          <table:table-cell table:formula="of:=[Sheet1.Z106]/[Sheet1.$AA106]" office:value-type="float" office:value="0.0125">
            <text:p>0.0125</text:p>
          </table:table-cell>
          <table:table-cell table:formula="of:=[Sheet1.AA106]/[Sheet1.$AA106]" office:value-type="float" office:value="1">
            <text:p>1</text:p>
          </table:table-cell>
        </table:table-row>
        <table:table-row table:style-name="ro1">
          <table:table-cell table:formula="of:=[Sheet1.A107]" office:value-type="string" office:string-value="Eemnes">
            <text:p>Eemnes</text:p>
          </table:table-cell>
          <table:table-cell table:formula="of:=[Sheet1.T107]/[Sheet1.$AA107]" office:value-type="float" office:value="0.0534918276374443">
            <text:p>0.0534918276</text:p>
          </table:table-cell>
          <table:table-cell table:formula="of:=[Sheet1.U107]/[Sheet1.$AA107]" office:value-type="float" office:value="0.0445765230312036">
            <text:p>0.044576523</text:p>
          </table:table-cell>
          <table:table-cell table:formula="of:=[Sheet1.V107]/[Sheet1.$AA107]" office:value-type="float" office:value="0.105794947994056">
            <text:p>0.105794948</text:p>
          </table:table-cell>
          <table:table-cell table:formula="of:=[Sheet1.W107]/[Sheet1.$AA107]" office:value-type="float" office:value="0.0258543833580981">
            <text:p>0.0258543834</text:p>
          </table:table-cell>
          <table:table-cell table:formula="of:=[Sheet1.X107]/[Sheet1.$AA107]" office:value-type="float" office:value="0.760772659732541">
            <text:p>0.7607726597</text:p>
          </table:table-cell>
          <table:table-cell table:formula="of:=[Sheet1.Y107]/[Sheet1.$AA107]" office:value-type="float" office:value="0.00178306092124814">
            <text:p>0.0017830609</text:p>
          </table:table-cell>
          <table:table-cell table:formula="of:=[Sheet1.Z107]/[Sheet1.$AA107]" office:value-type="float" office:value="0.00772659732540862">
            <text:p>0.0077265973</text:p>
          </table:table-cell>
          <table:table-cell table:formula="of:=[Sheet1.AA107]/[Sheet1.$AA107]" office:value-type="float" office:value="1">
            <text:p>1</text:p>
          </table:table-cell>
        </table:table-row>
        <table:table-row table:style-name="ro1">
          <table:table-cell table:formula="of:=[Sheet1.A108]" office:value-type="string" office:string-value="Eemsmond">
            <text:p>Eemsmond</text:p>
          </table:table-cell>
          <table:table-cell table:formula="of:=[Sheet1.T108]/[Sheet1.$AA108]" office:value-type="float" office:value="0.00840398083302617">
            <text:p>0.0084039808</text:p>
          </table:table-cell>
          <table:table-cell table:formula="of:=[Sheet1.U108]/[Sheet1.$AA108]" office:value-type="float" office:value="0.00764835974935496">
            <text:p>0.0076483597</text:p>
          </table:table-cell>
          <table:table-cell table:formula="of:=[Sheet1.V108]/[Sheet1.$AA108]" office:value-type="float" office:value="0.682860302248433">
            <text:p>0.6828603022</text:p>
          </table:table-cell>
          <table:table-cell table:formula="of:=[Sheet1.W108]/[Sheet1.$AA108]" office:value-type="float" office:value="0.00186140803538518">
            <text:p>0.001861408</text:p>
          </table:table-cell>
          <table:table-cell table:formula="of:=[Sheet1.X108]/[Sheet1.$AA108]" office:value-type="float" office:value="0.284113527460376">
            <text:p>0.2841135275</text:p>
          </table:table-cell>
          <table:table-cell table:formula="of:=[Sheet1.Y108]/[Sheet1.$AA108]" office:value-type="float" office:value="0.012108367121268">
            <text:p>0.0121083671</text:p>
          </table:table-cell>
          <table:table-cell table:formula="of:=[Sheet1.Z108]/[Sheet1.$AA108]" office:value-type="float" office:value="0.00300405455215628">
            <text:p>0.0030040546</text:p>
          </table:table-cell>
          <table:table-cell table:formula="of:=[Sheet1.AA108]/[Sheet1.$AA108]" office:value-type="float" office:value="1">
            <text:p>1</text:p>
          </table:table-cell>
        </table:table-row>
        <table:table-row table:style-name="ro1">
          <table:table-cell table:formula="of:=[Sheet1.A109]" office:value-type="string" office:string-value="Eersel">
            <text:p>Eersel</text:p>
          </table:table-cell>
          <table:table-cell table:formula="of:=[Sheet1.T109]/[Sheet1.$AA109]" office:value-type="float" office:value="0.0252373512798942">
            <text:p>0.0252373513</text:p>
          </table:table-cell>
          <table:table-cell table:formula="of:=[Sheet1.U109]/[Sheet1.$AA109]" office:value-type="float" office:value="0.0460281216199976">
            <text:p>0.0460281216</text:p>
          </table:table-cell>
          <table:table-cell table:formula="of:=[Sheet1.V109]/[Sheet1.$AA109]" office:value-type="float" office:value="0.257781516644634">
            <text:p>0.2577815166</text:p>
          </table:table-cell>
          <table:table-cell table:formula="of:=[Sheet1.W109]/[Sheet1.$AA109]" office:value-type="float" office:value="0.0382165605095541">
            <text:p>0.0382165605</text:p>
          </table:table-cell>
          <table:table-cell table:formula="of:=[Sheet1.X109]/[Sheet1.$AA109]" office:value-type="float" office:value="0.61927652926331">
            <text:p>0.6192765293</text:p>
          </table:table-cell>
          <table:table-cell table:formula="of:=[Sheet1.Y109]/[Sheet1.$AA109]" office:value-type="float" office:value="0.00492729239274126">
            <text:p>0.0049272924</text:p>
          </table:table-cell>
          <table:table-cell table:formula="of:=[Sheet1.Z109]/[Sheet1.$AA109]" office:value-type="float" office:value="0.00853262828986901">
            <text:p>0.0085326283</text:p>
          </table:table-cell>
          <table:table-cell table:formula="of:=[Sheet1.AA109]/[Sheet1.$AA109]" office:value-type="float" office:value="1">
            <text:p>1</text:p>
          </table:table-cell>
        </table:table-row>
        <table:table-row table:style-name="ro1">
          <table:table-cell table:formula="of:=[Sheet1.A110]" office:value-type="string" office:string-value="Eijsden">
            <text:p>Eijsden</text:p>
          </table:table-cell>
          <table:table-cell table:formula="of:=[Sheet1.T110]/[Sheet1.$AA110]" office:value-type="float" office:value="0.055930568948891">
            <text:p>0.0559305689</text:p>
          </table:table-cell>
          <table:table-cell table:formula="of:=[Sheet1.U110]/[Sheet1.$AA110]" office:value-type="float" office:value="0.0993249758919961">
            <text:p>0.0993249759</text:p>
          </table:table-cell>
          <table:table-cell table:formula="of:=[Sheet1.V110]/[Sheet1.$AA110]" office:value-type="float" office:value="0.0650916104146577">
            <text:p>0.0650916104</text:p>
          </table:table-cell>
          <table:table-cell table:formula="of:=[Sheet1.W110]/[Sheet1.$AA110]" office:value-type="float" office:value="0.0429122468659595">
            <text:p>0.0429122469</text:p>
          </table:table-cell>
          <table:table-cell table:formula="of:=[Sheet1.X110]/[Sheet1.$AA110]" office:value-type="float" office:value="0.693828351012536">
            <text:p>0.693828351</text:p>
          </table:table-cell>
          <table:table-cell table:formula="of:=[Sheet1.Y110]/[Sheet1.$AA110]" office:value-type="float" office:value="0.0120540019286403">
            <text:p>0.0120540019</text:p>
          </table:table-cell>
          <table:table-cell table:formula="of:=[Sheet1.Z110]/[Sheet1.$AA110]" office:value-type="float" office:value="0.0308582449373192">
            <text:p>0.0308582449</text:p>
          </table:table-cell>
          <table:table-cell table:formula="of:=[Sheet1.AA110]/[Sheet1.$AA110]" office:value-type="float" office:value="1">
            <text:p>1</text:p>
          </table:table-cell>
        </table:table-row>
        <table:table-row table:style-name="ro1">
          <table:table-cell table:formula="of:=[Sheet1.A111]" office:value-type="string" office:string-value="Eindhoven">
            <text:p>Eindhoven</text:p>
          </table:table-cell>
          <table:table-cell table:formula="of:=[Sheet1.T111]/[Sheet1.$AA111]" office:value-type="float" office:value="0.0821668373733925">
            <text:p>0.0821668374</text:p>
          </table:table-cell>
          <table:table-cell table:formula="of:=[Sheet1.U111]/[Sheet1.$AA111]" office:value-type="float" office:value="0.3208148401047">
            <text:p>0.3208148401</text:p>
          </table:table-cell>
          <table:table-cell table:formula="of:=[Sheet1.V111]/[Sheet1.$AA111]" office:value-type="float" office:value="0.120177534994879">
            <text:p>0.120177535</text:p>
          </table:table-cell>
          <table:table-cell table:formula="of:=[Sheet1.W111]/[Sheet1.$AA111]" office:value-type="float" office:value="0.150221918743599">
            <text:p>0.1502219187</text:p>
          </table:table-cell>
          <table:table-cell table:formula="of:=[Sheet1.X111]/[Sheet1.$AA111]" office:value-type="float" office:value="0.140320928644589">
            <text:p>0.1403209286</text:p>
          </table:table-cell>
          <table:table-cell table:formula="of:=[Sheet1.Y111]/[Sheet1.$AA111]" office:value-type="float" office:value="0.0866052122453625">
            <text:p>0.0866052122</text:p>
          </table:table-cell>
          <table:table-cell table:formula="of:=[Sheet1.Z111]/[Sheet1.$AA111]" office:value-type="float" office:value="0.099692727893479">
            <text:p>0.0996927279</text:p>
          </table:table-cell>
          <table:table-cell table:formula="of:=[Sheet1.AA111]/[Sheet1.$AA111]" office:value-type="float" office:value="1">
            <text:p>1</text:p>
          </table:table-cell>
        </table:table-row>
        <table:table-row table:style-name="ro1">
          <table:table-cell table:formula="of:=[Sheet1.A112]" office:value-type="string" office:string-value="Elburg">
            <text:p>Elburg</text:p>
          </table:table-cell>
          <table:table-cell table:formula="of:=[Sheet1.T112]/[Sheet1.$AA112]" office:value-type="float" office:value="0.0277215387011369">
            <text:p>0.0277215387</text:p>
          </table:table-cell>
          <table:table-cell table:formula="of:=[Sheet1.U112]/[Sheet1.$AA112]" office:value-type="float" office:value="0.0529512536988008">
            <text:p>0.0529512537</text:p>
          </table:table-cell>
          <table:table-cell table:formula="of:=[Sheet1.V112]/[Sheet1.$AA112]" office:value-type="float" office:value="0.412864039869179">
            <text:p>0.4128640399</text:p>
          </table:table-cell>
          <table:table-cell table:formula="of:=[Sheet1.W112]/[Sheet1.$AA112]" office:value-type="float" office:value="0.022893630275658">
            <text:p>0.0228936303</text:p>
          </table:table-cell>
          <table:table-cell table:formula="of:=[Sheet1.X112]/[Sheet1.$AA112]" office:value-type="float" office:value="0.469708768104657">
            <text:p>0.4697087681</text:p>
          </table:table-cell>
          <table:table-cell table:formula="of:=[Sheet1.Y112]/[Sheet1.$AA112]" office:value-type="float" office:value="0.00233608472200592">
            <text:p>0.0023360847</text:p>
          </table:table-cell>
          <table:table-cell table:formula="of:=[Sheet1.Z112]/[Sheet1.$AA112]" office:value-type="float" office:value="0.0115246846285625">
            <text:p>0.0115246846</text:p>
          </table:table-cell>
          <table:table-cell table:formula="of:=[Sheet1.AA112]/[Sheet1.$AA112]" office:value-type="float" office:value="1">
            <text:p>1</text:p>
          </table:table-cell>
        </table:table-row>
        <table:table-row table:style-name="ro1">
          <table:table-cell table:formula="of:=[Sheet1.A113]" office:value-type="string" office:string-value="Emmen">
            <text:p>Emmen</text:p>
          </table:table-cell>
          <table:table-cell table:formula="of:=[Sheet1.T113]/[Sheet1.$AA113]" office:value-type="float" office:value="0.0308715132244544">
            <text:p>0.0308715132</text:p>
          </table:table-cell>
          <table:table-cell table:formula="of:=[Sheet1.U113]/[Sheet1.$AA113]" office:value-type="float" office:value="0.0710507298742593">
            <text:p>0.0710507299</text:p>
          </table:table-cell>
          <table:table-cell table:formula="of:=[Sheet1.V113]/[Sheet1.$AA113]" office:value-type="float" office:value="0.138979621332563">
            <text:p>0.1389796213</text:p>
          </table:table-cell>
          <table:table-cell table:formula="of:=[Sheet1.W113]/[Sheet1.$AA113]" office:value-type="float" office:value="0.0268535915594739">
            <text:p>0.0268535916</text:p>
          </table:table-cell>
          <table:table-cell table:formula="of:=[Sheet1.X113]/[Sheet1.$AA113]" office:value-type="float" office:value="0.689405983523631">
            <text:p>0.6894059835</text:p>
          </table:table-cell>
          <table:table-cell table:formula="of:=[Sheet1.Y113]/[Sheet1.$AA113]" office:value-type="float" office:value="0.0225755166931637">
            <text:p>0.0225755167</text:p>
          </table:table-cell>
          <table:table-cell table:formula="of:=[Sheet1.Z113]/[Sheet1.$AA113]" office:value-type="float" office:value="0.0202630437924556">
            <text:p>0.0202630438</text:p>
          </table:table-cell>
          <table:table-cell table:formula="of:=[Sheet1.AA113]/[Sheet1.$AA113]" office:value-type="float" office:value="1">
            <text:p>1</text:p>
          </table:table-cell>
        </table:table-row>
        <table:table-row table:style-name="ro1">
          <table:table-cell table:formula="of:=[Sheet1.A114]" office:value-type="string" office:string-value="Enkhuizen">
            <text:p>Enkhuizen</text:p>
          </table:table-cell>
          <table:table-cell table:formula="of:=[Sheet1.T114]/[Sheet1.$AA114]" office:value-type="float" office:value="0.00431071644107251">
            <text:p>0.0043107164</text:p>
          </table:table-cell>
          <table:table-cell table:formula="of:=[Sheet1.U114]/[Sheet1.$AA114]" office:value-type="float" office:value="0.0183636520389689">
            <text:p>0.018363652</text:p>
          </table:table-cell>
          <table:table-cell table:formula="of:=[Sheet1.V114]/[Sheet1.$AA114]" office:value-type="float" office:value="0.895594447797224">
            <text:p>0.8955944478</text:p>
          </table:table-cell>
          <table:table-cell table:formula="of:=[Sheet1.W114]/[Sheet1.$AA114]" office:value-type="float" office:value="0.0112078627467885">
            <text:p>0.0112078627</text:p>
          </table:table-cell>
          <table:table-cell table:formula="of:=[Sheet1.X114]/[Sheet1.$AA114]" office:value-type="float" office:value="0.0580222432968359">
            <text:p>0.0580222433</text:p>
          </table:table-cell>
          <table:table-cell table:formula="of:=[Sheet1.Y114]/[Sheet1.$AA114]" office:value-type="float" office:value="0.00318993016639365">
            <text:p>0.0031899302</text:p>
          </table:table-cell>
          <table:table-cell table:formula="of:=[Sheet1.Z114]/[Sheet1.$AA114]" office:value-type="float" office:value="0.00931114751271661">
            <text:p>0.0093111475</text:p>
          </table:table-cell>
          <table:table-cell table:formula="of:=[Sheet1.AA114]/[Sheet1.$AA114]" office:value-type="float" office:value="1">
            <text:p>1</text:p>
          </table:table-cell>
        </table:table-row>
        <table:table-row table:style-name="ro1">
          <table:table-cell table:formula="of:=[Sheet1.A115]" office:value-type="string" office:string-value="Enschede">
            <text:p>Enschede</text:p>
          </table:table-cell>
          <table:table-cell table:formula="of:=[Sheet1.T115]/[Sheet1.$AA115]" office:value-type="float" office:value="0.0425397271832372">
            <text:p>0.0425397272</text:p>
          </table:table-cell>
          <table:table-cell table:formula="of:=[Sheet1.U115]/[Sheet1.$AA115]" office:value-type="float" office:value="0.143369427647307">
            <text:p>0.1433694276</text:p>
          </table:table-cell>
          <table:table-cell table:formula="of:=[Sheet1.V115]/[Sheet1.$AA115]" office:value-type="float" office:value="0.176627759808747">
            <text:p>0.1766277598</text:p>
          </table:table-cell>
          <table:table-cell table:formula="of:=[Sheet1.W115]/[Sheet1.$AA115]" office:value-type="float" office:value="0.0792434256785262">
            <text:p>0.0792434257</text:p>
          </table:table-cell>
          <table:table-cell table:formula="of:=[Sheet1.X115]/[Sheet1.$AA115]" office:value-type="float" office:value="0.491632681760652">
            <text:p>0.4916326818</text:p>
          </table:table-cell>
          <table:table-cell table:formula="of:=[Sheet1.Y115]/[Sheet1.$AA115]" office:value-type="float" office:value="0.0260863450991422">
            <text:p>0.0260863451</text:p>
          </table:table-cell>
          <table:table-cell table:formula="of:=[Sheet1.Z115]/[Sheet1.$AA115]" office:value-type="float" office:value="0.0405006328223879">
            <text:p>0.0405006328</text:p>
          </table:table-cell>
          <table:table-cell table:formula="of:=[Sheet1.AA115]/[Sheet1.$AA115]" office:value-type="float" office:value="1">
            <text:p>1</text:p>
          </table:table-cell>
        </table:table-row>
        <table:table-row table:style-name="ro1">
          <table:table-cell table:formula="of:=[Sheet1.A116]" office:value-type="string" office:string-value="Epe">
            <text:p>Epe</text:p>
          </table:table-cell>
          <table:table-cell table:formula="of:=[Sheet1.T116]/[Sheet1.$AA116]" office:value-type="float" office:value="0.0194929290355459">
            <text:p>0.019492929</text:p>
          </table:table-cell>
          <table:table-cell table:formula="of:=[Sheet1.U116]/[Sheet1.$AA116]" office:value-type="float" office:value="0.0397502866607211">
            <text:p>0.0397502867</text:p>
          </table:table-cell>
          <table:table-cell table:formula="of:=[Sheet1.V116]/[Sheet1.$AA116]" office:value-type="float" office:value="0.460823034781501">
            <text:p>0.4608230348</text:p>
          </table:table-cell>
          <table:table-cell table:formula="of:=[Sheet1.W116]/[Sheet1.$AA116]" office:value-type="float" office:value="0.0233150719836922">
            <text:p>0.023315072</text:p>
          </table:table-cell>
          <table:table-cell table:formula="of:=[Sheet1.X116]/[Sheet1.$AA116]" office:value-type="float" office:value="0.445470760606447">
            <text:p>0.4454707606</text:p>
          </table:table-cell>
          <table:table-cell table:formula="of:=[Sheet1.Y116]/[Sheet1.$AA116]" office:value-type="float" office:value="0.00254809529876417">
            <text:p>0.0025480953</text:p>
          </table:table-cell>
          <table:table-cell table:formula="of:=[Sheet1.Z116]/[Sheet1.$AA116]" office:value-type="float" office:value="0.00859982163332909">
            <text:p>0.0085998216</text:p>
          </table:table-cell>
          <table:table-cell table:formula="of:=[Sheet1.AA116]/[Sheet1.$AA116]" office:value-type="float" office:value="1">
            <text:p>1</text:p>
          </table:table-cell>
        </table:table-row>
        <table:table-row table:style-name="ro1">
          <table:table-cell table:formula="of:=[Sheet1.A117]" office:value-type="string" office:string-value="Ermelo">
            <text:p>Ermelo</text:p>
          </table:table-cell>
          <table:table-cell table:formula="of:=[Sheet1.T117]/[Sheet1.$AA117]" office:value-type="float" office:value="0.0169373549883991">
            <text:p>0.016937355</text:p>
          </table:table-cell>
          <table:table-cell table:formula="of:=[Sheet1.U117]/[Sheet1.$AA117]" office:value-type="float" office:value="0.0509280742459397">
            <text:p>0.0509280742</text:p>
          </table:table-cell>
          <table:table-cell table:formula="of:=[Sheet1.V117]/[Sheet1.$AA117]" office:value-type="float" office:value="0.61554524361949">
            <text:p>0.6155452436</text:p>
          </table:table-cell>
          <table:table-cell table:formula="of:=[Sheet1.W117]/[Sheet1.$AA117]" office:value-type="float" office:value="0.0618329466357309">
            <text:p>0.0618329466</text:p>
          </table:table-cell>
          <table:table-cell table:formula="of:=[Sheet1.X117]/[Sheet1.$AA117]" office:value-type="float" office:value="0.239443155452436">
            <text:p>0.2394431555</text:p>
          </table:table-cell>
          <table:table-cell table:formula="of:=[Sheet1.Y117]/[Sheet1.$AA117]" office:value-type="float" office:value="0.00568445475638051">
            <text:p>0.0056844548</text:p>
          </table:table-cell>
          <table:table-cell table:formula="of:=[Sheet1.Z117]/[Sheet1.$AA117]" office:value-type="float" office:value="0.00962877030162413">
            <text:p>0.0096287703</text:p>
          </table:table-cell>
          <table:table-cell table:formula="of:=[Sheet1.AA117]/[Sheet1.$AA117]" office:value-type="float" office:value="1">
            <text:p>1</text:p>
          </table:table-cell>
        </table:table-row>
        <table:table-row table:style-name="ro1">
          <table:table-cell table:formula="of:=[Sheet1.A118]" office:value-type="string" office:string-value="Etten-Leur">
            <text:p>Etten-Leur</text:p>
          </table:table-cell>
          <table:table-cell table:formula="of:=[Sheet1.T118]/[Sheet1.$AA118]" office:value-type="float" office:value="0.0406664278036546">
            <text:p>0.0406664278</text:p>
          </table:table-cell>
          <table:table-cell table:formula="of:=[Sheet1.U118]/[Sheet1.$AA118]" office:value-type="float" office:value="0.104263704765317">
            <text:p>0.1042637048</text:p>
          </table:table-cell>
          <table:table-cell table:formula="of:=[Sheet1.V118]/[Sheet1.$AA118]" office:value-type="float" office:value="0.039591544249373">
            <text:p>0.0395915442</text:p>
          </table:table-cell>
          <table:table-cell table:formula="of:=[Sheet1.W118]/[Sheet1.$AA118]" office:value-type="float" office:value="0.0302758867789323">
            <text:p>0.0302758868</text:p>
          </table:table-cell>
          <table:table-cell table:formula="of:=[Sheet1.X118]/[Sheet1.$AA118]" office:value-type="float" office:value="0.704586169831602">
            <text:p>0.7045861698</text:p>
          </table:table-cell>
          <table:table-cell table:formula="of:=[Sheet1.Y118]/[Sheet1.$AA118]" office:value-type="float" office:value="0.0179147259046937">
            <text:p>0.0179147259</text:p>
          </table:table-cell>
          <table:table-cell table:formula="of:=[Sheet1.Z118]/[Sheet1.$AA118]" office:value-type="float" office:value="0.0627015406664278">
            <text:p>0.0627015407</text:p>
          </table:table-cell>
          <table:table-cell table:formula="of:=[Sheet1.AA118]/[Sheet1.$AA118]" office:value-type="float" office:value="1">
            <text:p>1</text:p>
          </table:table-cell>
        </table:table-row>
        <table:table-row table:style-name="ro1">
          <table:table-cell table:formula="of:=[Sheet1.A119]" office:value-type="string" office:string-value="Ferwerderadiel">
            <text:p>Ferwerderadiel</text:p>
          </table:table-cell>
          <table:table-cell table:formula="of:=[Sheet1.T119]/[Sheet1.$AA119]" office:value-type="float" office:value="0.0177994742771311">
            <text:p>0.0177994743</text:p>
          </table:table-cell>
          <table:table-cell table:formula="of:=[Sheet1.U119]/[Sheet1.$AA119]" office:value-type="float" office:value="0.0129928651896358">
            <text:p>0.0129928652</text:p>
          </table:table-cell>
          <table:table-cell table:formula="of:=[Sheet1.V119]/[Sheet1.$AA119]" office:value-type="float" office:value="0.34066841907623">
            <text:p>0.3406684191</text:p>
          </table:table-cell>
          <table:table-cell table:formula="of:=[Sheet1.W119]/[Sheet1.$AA119]" office:value-type="float" office:value="0.00240330454374765">
            <text:p>0.0024033045</text:p>
          </table:table-cell>
          <table:table-cell table:formula="of:=[Sheet1.X119]/[Sheet1.$AA119]" office:value-type="float" office:value="0.621554637626737">
            <text:p>0.6215546376</text:p>
          </table:table-cell>
          <table:table-cell table:formula="of:=[Sheet1.Y119]/[Sheet1.$AA119]" office:value-type="float" office:value="0.000751032669921142">
            <text:p>0.0007510327</text:p>
          </table:table-cell>
          <table:table-cell table:formula="of:=[Sheet1.Z119]/[Sheet1.$AA119]" office:value-type="float" office:value="0.00383026661659782">
            <text:p>0.0038302666</text:p>
          </table:table-cell>
          <table:table-cell table:formula="of:=[Sheet1.AA119]/[Sheet1.$AA119]" office:value-type="float" office:value="1">
            <text:p>1</text:p>
          </table:table-cell>
        </table:table-row>
        <table:table-row table:style-name="ro1">
          <table:table-cell table:formula="of:=[Sheet1.A120]" office:value-type="string" office:string-value="Franekeradeel">
            <text:p>Franekeradeel</text:p>
          </table:table-cell>
          <table:table-cell table:formula="of:=[Sheet1.T120]/[Sheet1.$AA120]" office:value-type="float" office:value="0.026516194146252">
            <text:p>0.0265161941</text:p>
          </table:table-cell>
          <table:table-cell table:formula="of:=[Sheet1.U120]/[Sheet1.$AA120]" office:value-type="float" office:value="0.0339480686301496">
            <text:p>0.0339480686</text:p>
          </table:table-cell>
          <table:table-cell table:formula="of:=[Sheet1.V120]/[Sheet1.$AA120]" office:value-type="float" office:value="0.0624827965868428">
            <text:p>0.0624827966</text:p>
          </table:table-cell>
          <table:table-cell table:formula="of:=[Sheet1.W120]/[Sheet1.$AA120]" office:value-type="float" office:value="0.0150472520414717">
            <text:p>0.015047252</text:p>
          </table:table-cell>
          <table:table-cell table:formula="of:=[Sheet1.X120]/[Sheet1.$AA120]" office:value-type="float" office:value="0.839067804385723">
            <text:p>0.8390678044</text:p>
          </table:table-cell>
          <table:table-cell table:formula="of:=[Sheet1.Y120]/[Sheet1.$AA120]" office:value-type="float" office:value="0.0103679236627214">
            <text:p>0.0103679237</text:p>
          </table:table-cell>
          <table:table-cell table:formula="of:=[Sheet1.Z120]/[Sheet1.$AA120]" office:value-type="float" office:value="0.0125699605468392">
            <text:p>0.0125699605</text:p>
          </table:table-cell>
          <table:table-cell table:formula="of:=[Sheet1.AA120]/[Sheet1.$AA120]" office:value-type="float" office:value="1">
            <text:p>1</text:p>
          </table:table-cell>
        </table:table-row>
        <table:table-row table:style-name="ro2">
          <table:table-cell table:formula="of:=[Sheet1.A121]" office:value-type="string" office:string-value="Gaasterl￢n-Sleat">
            <text:p>Gaasterl￢n-Sleat</text:p>
          </table:table-cell>
          <table:table-cell table:formula="of:=[Sheet1.T121]/[Sheet1.$AA121]" office:value-type="float" office:value="0.00984374253356907">
            <text:p>0.0098437425</text:p>
          </table:table-cell>
          <table:table-cell table:formula="of:=[Sheet1.U121]/[Sheet1.$AA121]" office:value-type="float" office:value="0.00960481674391934">
            <text:p>0.0096048167</text:p>
          </table:table-cell>
          <table:table-cell table:formula="of:=[Sheet1.V121]/[Sheet1.$AA121]" office:value-type="float" office:value="0.60400439623453">
            <text:p>0.6040043962</text:p>
          </table:table-cell>
          <table:table-cell table:formula="of:=[Sheet1.W121]/[Sheet1.$AA121]" office:value-type="float" office:value="0.00970038705977923">
            <text:p>0.0097003871</text:p>
          </table:table-cell>
          <table:table-cell table:formula="of:=[Sheet1.X121]/[Sheet1.$AA121]" office:value-type="float" office:value="0.362976059635877">
            <text:p>0.3629760596</text:p>
          </table:table-cell>
          <table:table-cell table:formula="of:=[Sheet1.Y121]/[Sheet1.$AA121]" office:value-type="float" office:value="0.00114684379031873">
            <text:p>0.0011468438</text:p>
          </table:table-cell>
          <table:table-cell table:formula="of:=[Sheet1.Z121]/[Sheet1.$AA121]" office:value-type="float" office:value="0.00272375400200698">
            <text:p>0.002723754</text:p>
          </table:table-cell>
          <table:table-cell table:formula="of:=[Sheet1.AA121]/[Sheet1.$AA121]" office:value-type="float" office:value="1">
            <text:p>1</text:p>
          </table:table-cell>
        </table:table-row>
        <table:table-row table:style-name="ro1">
          <table:table-cell table:formula="of:=[Sheet1.A122]" office:value-type="string" office:string-value="Geertruidenberg">
            <text:p>Geertruidenberg</text:p>
          </table:table-cell>
          <table:table-cell table:formula="of:=[Sheet1.T122]/[Sheet1.$AA122]" office:value-type="float" office:value="0.0481675392670157">
            <text:p>0.0481675393</text:p>
          </table:table-cell>
          <table:table-cell table:formula="of:=[Sheet1.U122]/[Sheet1.$AA122]" office:value-type="float" office:value="0.11239092495637">
            <text:p>0.112390925</text:p>
          </table:table-cell>
          <table:table-cell table:formula="of:=[Sheet1.V122]/[Sheet1.$AA122]" office:value-type="float" office:value="0.132286212914485">
            <text:p>0.1322862129</text:p>
          </table:table-cell>
          <table:table-cell table:formula="of:=[Sheet1.W122]/[Sheet1.$AA122]" office:value-type="float" office:value="0.0460732984293194">
            <text:p>0.0460732984</text:p>
          </table:table-cell>
          <table:table-cell table:formula="of:=[Sheet1.X122]/[Sheet1.$AA122]" office:value-type="float" office:value="0.556020942408377">
            <text:p>0.5560209424</text:p>
          </table:table-cell>
          <table:table-cell table:formula="of:=[Sheet1.Y122]/[Sheet1.$AA122]" office:value-type="float" office:value="0.0198952879581152">
            <text:p>0.019895288</text:p>
          </table:table-cell>
          <table:table-cell table:formula="of:=[Sheet1.Z122]/[Sheet1.$AA122]" office:value-type="float" office:value="0.0851657940663176">
            <text:p>0.0851657941</text:p>
          </table:table-cell>
          <table:table-cell table:formula="of:=[Sheet1.AA122]/[Sheet1.$AA122]" office:value-type="float" office:value="1">
            <text:p>1</text:p>
          </table:table-cell>
        </table:table-row>
        <table:table-row table:style-name="ro1">
          <table:table-cell table:formula="of:=[Sheet1.A123]" office:value-type="string" office:string-value="Geldermalsen">
            <text:p>Geldermalsen</text:p>
          </table:table-cell>
          <table:table-cell table:formula="of:=[Sheet1.T123]/[Sheet1.$AA123]" office:value-type="float" office:value="0.0535380375947249">
            <text:p>0.0535380376</text:p>
          </table:table-cell>
          <table:table-cell table:formula="of:=[Sheet1.U123]/[Sheet1.$AA123]" office:value-type="float" office:value="0.0488140931010727">
            <text:p>0.0488140931</text:p>
          </table:table-cell>
          <table:table-cell table:formula="of:=[Sheet1.V123]/[Sheet1.$AA123]" office:value-type="float" office:value="0.080208640881803">
            <text:p>0.0802086409</text:p>
          </table:table-cell>
          <table:table-cell table:formula="of:=[Sheet1.W123]/[Sheet1.$AA123]" office:value-type="float" office:value="0.0128924318472591">
            <text:p>0.0128924318</text:p>
          </table:table-cell>
          <table:table-cell table:formula="of:=[Sheet1.X123]/[Sheet1.$AA123]" office:value-type="float" office:value="0.771085523078437">
            <text:p>0.7710855231</text:p>
          </table:table-cell>
          <table:table-cell table:formula="of:=[Sheet1.Y123]/[Sheet1.$AA123]" office:value-type="float" office:value="0.0128924318472591">
            <text:p>0.0128924318</text:p>
          </table:table-cell>
          <table:table-cell table:formula="of:=[Sheet1.Z123]/[Sheet1.$AA123]" office:value-type="float" office:value="0.020568841649444">
            <text:p>0.0205688416</text:p>
          </table:table-cell>
          <table:table-cell table:formula="of:=[Sheet1.AA123]/[Sheet1.$AA123]" office:value-type="float" office:value="1">
            <text:p>1</text:p>
          </table:table-cell>
        </table:table-row>
        <table:table-row table:style-name="ro1">
          <table:table-cell table:formula="of:=[Sheet1.A124]" office:value-type="string" office:string-value="Geldrop-Mierlo">
            <text:p>Geldrop-Mierlo</text:p>
          </table:table-cell>
          <table:table-cell table:formula="of:=[Sheet1.T124]/[Sheet1.$AA124]" office:value-type="float" office:value="0.0420006412311638">
            <text:p>0.0420006412</text:p>
          </table:table-cell>
          <table:table-cell table:formula="of:=[Sheet1.U124]/[Sheet1.$AA124]" office:value-type="float" office:value="0.213209361974992">
            <text:p>0.213209362</text:p>
          </table:table-cell>
          <table:table-cell table:formula="of:=[Sheet1.V124]/[Sheet1.$AA124]" office:value-type="float" office:value="0.231805065726194">
            <text:p>0.2318050657</text:p>
          </table:table-cell>
          <table:table-cell table:formula="of:=[Sheet1.W124]/[Sheet1.$AA124]" office:value-type="float" office:value="0.0977877524847708">
            <text:p>0.0977877525</text:p>
          </table:table-cell>
          <table:table-cell table:formula="of:=[Sheet1.X124]/[Sheet1.$AA124]" office:value-type="float" office:value="0.345944212888746">
            <text:p>0.3459442129</text:p>
          </table:table-cell>
          <table:table-cell table:formula="of:=[Sheet1.Y124]/[Sheet1.$AA124]" office:value-type="float" office:value="0.0208400128246233">
            <text:p>0.0208400128</text:p>
          </table:table-cell>
          <table:table-cell table:formula="of:=[Sheet1.Z124]/[Sheet1.$AA124]" office:value-type="float" office:value="0.0484129528695095">
            <text:p>0.0484129529</text:p>
          </table:table-cell>
          <table:table-cell table:formula="of:=[Sheet1.AA124]/[Sheet1.$AA124]" office:value-type="float" office:value="1">
            <text:p>1</text:p>
          </table:table-cell>
        </table:table-row>
        <table:table-row table:style-name="ro1">
          <table:table-cell table:formula="of:=[Sheet1.A125]" office:value-type="string" office:string-value="Gemert-Bakel">
            <text:p>Gemert-Bakel</text:p>
          </table:table-cell>
          <table:table-cell table:formula="of:=[Sheet1.T125]/[Sheet1.$AA125]" office:value-type="float" office:value="0.0226959552565454">
            <text:p>0.0226959553</text:p>
          </table:table-cell>
          <table:table-cell table:formula="of:=[Sheet1.U125]/[Sheet1.$AA125]" office:value-type="float" office:value="0.0415011753262544">
            <text:p>0.0415011753</text:p>
          </table:table-cell>
          <table:table-cell table:formula="of:=[Sheet1.V125]/[Sheet1.$AA125]" office:value-type="float" office:value="0.24868282402529">
            <text:p>0.248682824</text:p>
          </table:table-cell>
          <table:table-cell table:formula="of:=[Sheet1.W125]/[Sheet1.$AA125]" office:value-type="float" office:value="0.0172651373915863">
            <text:p>0.0172651374</text:p>
          </table:table-cell>
          <table:table-cell table:formula="of:=[Sheet1.X125]/[Sheet1.$AA125]" office:value-type="float" office:value="0.654697252168274">
            <text:p>0.6546972522</text:p>
          </table:table-cell>
          <table:table-cell table:formula="of:=[Sheet1.Y125]/[Sheet1.$AA125]" office:value-type="float" office:value="0.00680878657696361">
            <text:p>0.0068087866</text:p>
          </table:table-cell>
          <table:table-cell table:formula="of:=[Sheet1.Z125]/[Sheet1.$AA125]" office:value-type="float" office:value="0.00834886925508633">
            <text:p>0.0083488693</text:p>
          </table:table-cell>
          <table:table-cell table:formula="of:=[Sheet1.AA125]/[Sheet1.$AA125]" office:value-type="float" office:value="1">
            <text:p>1</text:p>
          </table:table-cell>
        </table:table-row>
        <table:table-row table:style-name="ro1">
          <table:table-cell table:formula="of:=[Sheet1.A126]" office:value-type="string" office:string-value="Gennep">
            <text:p>Gennep</text:p>
          </table:table-cell>
          <table:table-cell table:formula="of:=[Sheet1.T126]/[Sheet1.$AA126]" office:value-type="float" office:value="0.0341317365269461">
            <text:p>0.0341317365</text:p>
          </table:table-cell>
          <table:table-cell table:formula="of:=[Sheet1.U126]/[Sheet1.$AA126]" office:value-type="float" office:value="0.0642714570858283">
            <text:p>0.0642714571</text:p>
          </table:table-cell>
          <table:table-cell table:formula="of:=[Sheet1.V126]/[Sheet1.$AA126]" office:value-type="float" office:value="0.156487025948104">
            <text:p>0.1564870259</text:p>
          </table:table-cell>
          <table:table-cell table:formula="of:=[Sheet1.W126]/[Sheet1.$AA126]" office:value-type="float" office:value="0.0508982035928144">
            <text:p>0.0508982036</text:p>
          </table:table-cell>
          <table:table-cell table:formula="of:=[Sheet1.X126]/[Sheet1.$AA126]" office:value-type="float" office:value="0.653493013972056">
            <text:p>0.653493014</text:p>
          </table:table-cell>
          <table:table-cell table:formula="of:=[Sheet1.Y126]/[Sheet1.$AA126]" office:value-type="float" office:value="0.0107784431137725">
            <text:p>0.0107784431</text:p>
          </table:table-cell>
          <table:table-cell table:formula="of:=[Sheet1.Z126]/[Sheet1.$AA126]" office:value-type="float" office:value="0.029940119760479">
            <text:p>0.0299401198</text:p>
          </table:table-cell>
          <table:table-cell table:formula="of:=[Sheet1.AA126]/[Sheet1.$AA126]" office:value-type="float" office:value="1">
            <text:p>1</text:p>
          </table:table-cell>
        </table:table-row>
        <table:table-row table:style-name="ro1">
          <table:table-cell table:formula="of:=[Sheet1.A127]" office:value-type="string" office:string-value="Giessenlanden">
            <text:p>Giessenlanden</text:p>
          </table:table-cell>
          <table:table-cell table:formula="of:=[Sheet1.T127]/[Sheet1.$AA127]" office:value-type="float" office:value="0.0341433405106121">
            <text:p>0.0341433405</text:p>
          </table:table-cell>
          <table:table-cell table:formula="of:=[Sheet1.U127]/[Sheet1.$AA127]" office:value-type="float" office:value="0.0284527837588434">
            <text:p>0.0284527838</text:p>
          </table:table-cell>
          <table:table-cell table:formula="of:=[Sheet1.V127]/[Sheet1.$AA127]" office:value-type="float" office:value="0.0298369732390034">
            <text:p>0.0298369732</text:p>
          </table:table-cell>
          <table:table-cell table:formula="of:=[Sheet1.W127]/[Sheet1.$AA127]" office:value-type="float" office:value="0.0121501076591818">
            <text:p>0.0121501077</text:p>
          </table:table-cell>
          <table:table-cell table:formula="of:=[Sheet1.X127]/[Sheet1.$AA127]" office:value-type="float" office:value="0.879114118732698">
            <text:p>0.8791141187</text:p>
          </table:table-cell>
          <table:table-cell table:formula="of:=[Sheet1.Y127]/[Sheet1.$AA127]" office:value-type="float" office:value="0.00384497077822209">
            <text:p>0.0038449708</text:p>
          </table:table-cell>
          <table:table-cell table:formula="of:=[Sheet1.Z127]/[Sheet1.$AA127]" office:value-type="float" office:value="0.0124577053214396">
            <text:p>0.0124577053</text:p>
          </table:table-cell>
          <table:table-cell table:formula="of:=[Sheet1.AA127]/[Sheet1.$AA127]" office:value-type="float" office:value="1">
            <text:p>1</text:p>
          </table:table-cell>
        </table:table-row>
        <table:table-row table:style-name="ro1">
          <table:table-cell table:formula="of:=[Sheet1.A128]" office:value-type="string" office:string-value="Gilze en Rijen">
            <text:p>Gilze en Rijen</text:p>
          </table:table-cell>
          <table:table-cell table:formula="of:=[Sheet1.T128]/[Sheet1.$AA128]" office:value-type="float" office:value="0.0528580208973571">
            <text:p>0.0528580209</text:p>
          </table:table-cell>
          <table:table-cell table:formula="of:=[Sheet1.U128]/[Sheet1.$AA128]" office:value-type="float" office:value="0.0602335586969883">
            <text:p>0.0602335587</text:p>
          </table:table-cell>
          <table:table-cell table:formula="of:=[Sheet1.V128]/[Sheet1.$AA128]" office:value-type="float" office:value="0.240165949600492">
            <text:p>0.2401659496</text:p>
          </table:table-cell>
          <table:table-cell table:formula="of:=[Sheet1.W128]/[Sheet1.$AA128]" office:value-type="float" office:value="0.0376459741856177">
            <text:p>0.0376459742</text:p>
          </table:table-cell>
          <table:table-cell table:formula="of:=[Sheet1.X128]/[Sheet1.$AA128]" office:value-type="float" office:value="0.575906576521205">
            <text:p>0.5759065765</text:p>
          </table:table-cell>
          <table:table-cell table:formula="of:=[Sheet1.Y128]/[Sheet1.$AA128]" office:value-type="float" office:value="0.00507068223724647">
            <text:p>0.0050706822</text:p>
          </table:table-cell>
          <table:table-cell table:formula="of:=[Sheet1.Z128]/[Sheet1.$AA128]" office:value-type="float" office:value="0.028119237861094">
            <text:p>0.0281192379</text:p>
          </table:table-cell>
          <table:table-cell table:formula="of:=[Sheet1.AA128]/[Sheet1.$AA128]" office:value-type="float" office:value="1">
            <text:p>1</text:p>
          </table:table-cell>
        </table:table-row>
        <table:table-row table:style-name="ro1">
          <table:table-cell table:formula="of:=[Sheet1.A129]" office:value-type="string" office:string-value="Goedereede">
            <text:p>Goedereede</text:p>
          </table:table-cell>
          <table:table-cell table:formula="of:=[Sheet1.T129]/[Sheet1.$AA129]" office:value-type="float" office:value="0.018672739102147">
            <text:p>0.0186727391</text:p>
          </table:table-cell>
          <table:table-cell table:formula="of:=[Sheet1.U129]/[Sheet1.$AA129]" office:value-type="float" office:value="0.0139882888744307">
            <text:p>0.0139882889</text:p>
          </table:table-cell>
          <table:table-cell table:formula="of:=[Sheet1.V129]/[Sheet1.$AA129]" office:value-type="float" office:value="0.70683148991542">
            <text:p>0.7068314899</text:p>
          </table:table-cell>
          <table:table-cell table:formula="of:=[Sheet1.W129]/[Sheet1.$AA129]" office:value-type="float" office:value="0.0250487963565387">
            <text:p>0.0250487964</text:p>
          </table:table-cell>
          <table:table-cell table:formula="of:=[Sheet1.X129]/[Sheet1.$AA129]" office:value-type="float" office:value="0.226284970722186">
            <text:p>0.2262849707</text:p>
          </table:table-cell>
          <table:table-cell table:formula="of:=[Sheet1.Y129]/[Sheet1.$AA129]" office:value-type="float" office:value="0.00611581001951854">
            <text:p>0.00611581</text:p>
          </table:table-cell>
          <table:table-cell table:formula="of:=[Sheet1.Z129]/[Sheet1.$AA129]" office:value-type="float" office:value="0.00305790500975927">
            <text:p>0.003057905</text:p>
          </table:table-cell>
          <table:table-cell table:formula="of:=[Sheet1.AA129]/[Sheet1.$AA129]" office:value-type="float" office:value="1">
            <text:p>1</text:p>
          </table:table-cell>
        </table:table-row>
        <table:table-row table:style-name="ro1">
          <table:table-cell table:formula="of:=[Sheet1.A130]" office:value-type="string" office:string-value="Goes">
            <text:p>Goes</text:p>
          </table:table-cell>
          <table:table-cell table:formula="of:=[Sheet1.T130]/[Sheet1.$AA130]" office:value-type="float" office:value="0.0484029002547521">
            <text:p>0.0484029003</text:p>
          </table:table-cell>
          <table:table-cell table:formula="of:=[Sheet1.U130]/[Sheet1.$AA130]" office:value-type="float" office:value="0.0613364687438762">
            <text:p>0.0613364687</text:p>
          </table:table-cell>
          <table:table-cell table:formula="of:=[Sheet1.V130]/[Sheet1.$AA130]" office:value-type="float" office:value="0.130805408583186">
            <text:p>0.1308054086</text:p>
          </table:table-cell>
          <table:table-cell table:formula="of:=[Sheet1.W130]/[Sheet1.$AA130]" office:value-type="float" office:value="0.0379188712522046">
            <text:p>0.0379188713</text:p>
          </table:table-cell>
          <table:table-cell table:formula="of:=[Sheet1.X130]/[Sheet1.$AA130]" office:value-type="float" office:value="0.683127572016461">
            <text:p>0.683127572</text:p>
          </table:table-cell>
          <table:table-cell table:formula="of:=[Sheet1.Y130]/[Sheet1.$AA130]" office:value-type="float" office:value="0.0182245737801293">
            <text:p>0.0182245738</text:p>
          </table:table-cell>
          <table:table-cell table:formula="of:=[Sheet1.Z130]/[Sheet1.$AA130]" office:value-type="float" office:value="0.0201842053693906">
            <text:p>0.0201842054</text:p>
          </table:table-cell>
          <table:table-cell table:formula="of:=[Sheet1.AA130]/[Sheet1.$AA130]" office:value-type="float" office:value="1">
            <text:p>1</text:p>
          </table:table-cell>
        </table:table-row>
        <table:table-row table:style-name="ro1">
          <table:table-cell table:formula="of:=[Sheet1.A131]" office:value-type="string" office:string-value="Goirle">
            <text:p>Goirle</text:p>
          </table:table-cell>
          <table:table-cell table:formula="of:=[Sheet1.T131]/[Sheet1.$AA131]" office:value-type="float" office:value="0.0180094786729858">
            <text:p>0.0180094787</text:p>
          </table:table-cell>
          <table:table-cell table:formula="of:=[Sheet1.U131]/[Sheet1.$AA131]" office:value-type="float" office:value="0.0898104265402844">
            <text:p>0.0898104265</text:p>
          </table:table-cell>
          <table:table-cell table:formula="of:=[Sheet1.V131]/[Sheet1.$AA131]" office:value-type="float" office:value="0.25781990521327">
            <text:p>0.2578199052</text:p>
          </table:table-cell>
          <table:table-cell table:formula="of:=[Sheet1.W131]/[Sheet1.$AA131]" office:value-type="float" office:value="0.0279620853080569">
            <text:p>0.0279620853</text:p>
          </table:table-cell>
          <table:table-cell table:formula="of:=[Sheet1.X131]/[Sheet1.$AA131]" office:value-type="float" office:value="0.579857819905213">
            <text:p>0.5798578199</text:p>
          </table:table-cell>
          <table:table-cell table:formula="of:=[Sheet1.Y131]/[Sheet1.$AA131]" office:value-type="float" office:value="0.0052132701421801">
            <text:p>0.0052132701</text:p>
          </table:table-cell>
          <table:table-cell table:formula="of:=[Sheet1.Z131]/[Sheet1.$AA131]" office:value-type="float" office:value="0.0213270142180095">
            <text:p>0.0213270142</text:p>
          </table:table-cell>
          <table:table-cell table:formula="of:=[Sheet1.AA131]/[Sheet1.$AA131]" office:value-type="float" office:value="1">
            <text:p>1</text:p>
          </table:table-cell>
        </table:table-row>
        <table:table-row table:style-name="ro1">
          <table:table-cell table:formula="of:=[Sheet1.A132]" office:value-type="string" office:string-value="Gorinchem">
            <text:p>Gorinchem</text:p>
          </table:table-cell>
          <table:table-cell table:formula="of:=[Sheet1.T132]/[Sheet1.$AA132]" office:value-type="float" office:value="0.0883424408014572">
            <text:p>0.0883424408</text:p>
          </table:table-cell>
          <table:table-cell table:formula="of:=[Sheet1.U132]/[Sheet1.$AA132]" office:value-type="float" office:value="0.165300546448087">
            <text:p>0.1653005464</text:p>
          </table:table-cell>
          <table:table-cell table:formula="of:=[Sheet1.V132]/[Sheet1.$AA132]" office:value-type="float" office:value="0.156648451730419">
            <text:p>0.1566484517</text:p>
          </table:table-cell>
          <table:table-cell table:formula="of:=[Sheet1.W132]/[Sheet1.$AA132]" office:value-type="float" office:value="0.0901639344262295">
            <text:p>0.0901639344</text:p>
          </table:table-cell>
          <table:table-cell table:formula="of:=[Sheet1.X132]/[Sheet1.$AA132]" office:value-type="float" office:value="0.356102003642987">
            <text:p>0.3561020036</text:p>
          </table:table-cell>
          <table:table-cell table:formula="of:=[Sheet1.Y132]/[Sheet1.$AA132]" office:value-type="float" office:value="0.0437158469945355">
            <text:p>0.043715847</text:p>
          </table:table-cell>
          <table:table-cell table:formula="of:=[Sheet1.Z132]/[Sheet1.$AA132]" office:value-type="float" office:value="0.0997267759562842">
            <text:p>0.099726776</text:p>
          </table:table-cell>
          <table:table-cell table:formula="of:=[Sheet1.AA132]/[Sheet1.$AA132]" office:value-type="float" office:value="1">
            <text:p>1</text:p>
          </table:table-cell>
        </table:table-row>
        <table:table-row table:style-name="ro1">
          <table:table-cell table:formula="of:=[Sheet1.A133]" office:value-type="string" office:string-value="Gouda">
            <text:p>Gouda</text:p>
          </table:table-cell>
          <table:table-cell table:formula="of:=[Sheet1.T133]/[Sheet1.$AA133]" office:value-type="float" office:value="0.0708661417322835">
            <text:p>0.0708661417</text:p>
          </table:table-cell>
          <table:table-cell table:formula="of:=[Sheet1.U133]/[Sheet1.$AA133]" office:value-type="float" office:value="0.389201349831271">
            <text:p>0.3892013498</text:p>
          </table:table-cell>
          <table:table-cell table:formula="of:=[Sheet1.V133]/[Sheet1.$AA133]" office:value-type="float" office:value="0.0798650168728909">
            <text:p>0.0798650169</text:p>
          </table:table-cell>
          <table:table-cell table:formula="of:=[Sheet1.W133]/[Sheet1.$AA133]" office:value-type="float" office:value="0.15466816647919">
            <text:p>0.1546681665</text:p>
          </table:table-cell>
          <table:table-cell table:formula="of:=[Sheet1.X133]/[Sheet1.$AA133]" office:value-type="float" office:value="0.198537682789651">
            <text:p>0.1985376828</text:p>
          </table:table-cell>
          <table:table-cell table:formula="of:=[Sheet1.Y133]/[Sheet1.$AA133]" office:value-type="float" office:value="0.016310461192351">
            <text:p>0.0163104612</text:p>
          </table:table-cell>
          <table:table-cell table:formula="of:=[Sheet1.Z133]/[Sheet1.$AA133]" office:value-type="float" office:value="0.0905511811023622">
            <text:p>0.0905511811</text:p>
          </table:table-cell>
          <table:table-cell table:formula="of:=[Sheet1.AA133]/[Sheet1.$AA133]" office:value-type="float" office:value="1">
            <text:p>1</text:p>
          </table:table-cell>
        </table:table-row>
        <table:table-row table:style-name="ro1">
          <table:table-cell table:formula="of:=[Sheet1.A134]" office:value-type="string" office:string-value="Graafstroom">
            <text:p>Graafstroom</text:p>
          </table:table-cell>
          <table:table-cell table:formula="of:=[Sheet1.T134]/[Sheet1.$AA134]" office:value-type="float" office:value="0.0230813618003462">
            <text:p>0.0230813618</text:p>
          </table:table-cell>
          <table:table-cell table:formula="of:=[Sheet1.U134]/[Sheet1.$AA134]" office:value-type="float" office:value="0.0164454702827467">
            <text:p>0.0164454703</text:p>
          </table:table-cell>
          <table:table-cell table:formula="of:=[Sheet1.V134]/[Sheet1.$AA134]" office:value-type="float" office:value="0.0503462204270052">
            <text:p>0.0503462204</text:p>
          </table:table-cell>
          <table:table-cell table:formula="of:=[Sheet1.W134]/[Sheet1.$AA134]" office:value-type="float" office:value="0.00389497980380842">
            <text:p>0.0038949798</text:p>
          </table:table-cell>
          <table:table-cell table:formula="of:=[Sheet1.X134]/[Sheet1.$AA134]" office:value-type="float" office:value="0.898874783612233">
            <text:p>0.8988747836</text:p>
          </table:table-cell>
          <table:table-cell table:formula="of:=[Sheet1.Y134]/[Sheet1.$AA134]" office:value-type="float" office:value="0.00274091171379111">
            <text:p>0.0027409117</text:p>
          </table:table-cell>
          <table:table-cell table:formula="of:=[Sheet1.Z134]/[Sheet1.$AA134]" office:value-type="float" office:value="0.00461627236006924">
            <text:p>0.0046162724</text:p>
          </table:table-cell>
          <table:table-cell table:formula="of:=[Sheet1.AA134]/[Sheet1.$AA134]" office:value-type="float" office:value="1">
            <text:p>1</text:p>
          </table:table-cell>
        </table:table-row>
        <table:table-row table:style-name="ro1">
          <table:table-cell table:formula="of:=[Sheet1.A135]" office:value-type="string" office:string-value="Graft-De Rijp">
            <text:p>Graft-De Rijp</text:p>
          </table:table-cell>
          <table:table-cell table:formula="of:=[Sheet1.T135]/[Sheet1.$AA135]" office:value-type="float" office:value="0.0304428044280443">
            <text:p>0.0304428044</text:p>
          </table:table-cell>
          <table:table-cell table:formula="of:=[Sheet1.U135]/[Sheet1.$AA135]" office:value-type="float" office:value="0.0484317343173432">
            <text:p>0.0484317343</text:p>
          </table:table-cell>
          <table:table-cell table:formula="of:=[Sheet1.V135]/[Sheet1.$AA135]" office:value-type="float" office:value="0.0977859778597786">
            <text:p>0.0977859779</text:p>
          </table:table-cell>
          <table:table-cell table:formula="of:=[Sheet1.W135]/[Sheet1.$AA135]" office:value-type="float" office:value="0.025830258302583">
            <text:p>0.0258302583</text:p>
          </table:table-cell>
          <table:table-cell table:formula="of:=[Sheet1.X135]/[Sheet1.$AA135]" office:value-type="float" office:value="0.787822878228782">
            <text:p>0.7878228782</text:p>
          </table:table-cell>
          <table:table-cell table:formula="of:=[Sheet1.Y135]/[Sheet1.$AA135]" office:value-type="float" office:value="0.00322878228782288">
            <text:p>0.0032287823</text:p>
          </table:table-cell>
          <table:table-cell table:formula="of:=[Sheet1.Z135]/[Sheet1.$AA135]" office:value-type="float" office:value="0.00645756457564576">
            <text:p>0.0064575646</text:p>
          </table:table-cell>
          <table:table-cell table:formula="of:=[Sheet1.AA135]/[Sheet1.$AA135]" office:value-type="float" office:value="1">
            <text:p>1</text:p>
          </table:table-cell>
        </table:table-row>
        <table:table-row table:style-name="ro1">
          <table:table-cell table:formula="of:=[Sheet1.A136]" office:value-type="string" office:string-value="Grave">
            <text:p>Grave</text:p>
          </table:table-cell>
          <table:table-cell table:formula="of:=[Sheet1.T136]/[Sheet1.$AA136]" office:value-type="float" office:value="0.0280474649406688">
            <text:p>0.0280474649</text:p>
          </table:table-cell>
          <table:table-cell table:formula="of:=[Sheet1.U136]/[Sheet1.$AA136]" office:value-type="float" office:value="0.0765911542610572">
            <text:p>0.0765911543</text:p>
          </table:table-cell>
          <table:table-cell table:formula="of:=[Sheet1.V136]/[Sheet1.$AA136]" office:value-type="float" office:value="0.108234448040273">
            <text:p>0.108234448</text:p>
          </table:table-cell>
          <table:table-cell table:formula="of:=[Sheet1.W136]/[Sheet1.$AA136]" office:value-type="float" office:value="0.0435095289464222">
            <text:p>0.0435095289</text:p>
          </table:table-cell>
          <table:table-cell table:formula="of:=[Sheet1.X136]/[Sheet1.$AA136]" office:value-type="float" office:value="0.734987414599065">
            <text:p>0.7349874146</text:p>
          </table:table-cell>
          <table:table-cell table:formula="of:=[Sheet1.Y136]/[Sheet1.$AA136]" office:value-type="float" office:value="0.00107874865156419">
            <text:p>0.0010787487</text:p>
          </table:table-cell>
          <table:table-cell table:formula="of:=[Sheet1.Z136]/[Sheet1.$AA136]" office:value-type="float" office:value="0.0075512405609493">
            <text:p>0.0075512406</text:p>
          </table:table-cell>
          <table:table-cell table:formula="of:=[Sheet1.AA136]/[Sheet1.$AA136]" office:value-type="float" office:value="1">
            <text:p>1</text:p>
          </table:table-cell>
        </table:table-row>
        <table:table-row table:style-name="ro1">
          <table:table-cell table:formula="of:=[Sheet1.A137]" office:value-type="string" office:string-value="'s-Gravenhage (gemeente)">
            <text:p>'s-Gravenhage (gemeente)</text:p>
          </table:table-cell>
          <table:table-cell table:formula="of:=[Sheet1.T137]/[Sheet1.$AA137]" office:value-type="float" office:value="0.0647907797736476">
            <text:p>0.0647907798</text:p>
          </table:table-cell>
          <table:table-cell table:formula="of:=[Sheet1.U137]/[Sheet1.$AA137]" office:value-type="float" office:value="0.365174955871664">
            <text:p>0.3651749559</text:p>
          </table:table-cell>
          <table:table-cell table:formula="of:=[Sheet1.V137]/[Sheet1.$AA137]" office:value-type="float" office:value="0.271415221679992">
            <text:p>0.2714152217</text:p>
          </table:table-cell>
          <table:table-cell table:formula="of:=[Sheet1.W137]/[Sheet1.$AA137]" office:value-type="float" office:value="0.177032499221265">
            <text:p>0.1770324992</text:p>
          </table:table-cell>
          <table:table-cell table:formula="of:=[Sheet1.X137]/[Sheet1.$AA137]" office:value-type="float" office:value="0.0251271934378569">
            <text:p>0.0251271934</text:p>
          </table:table-cell>
          <table:table-cell table:formula="of:=[Sheet1.Y137]/[Sheet1.$AA137]" office:value-type="float" office:value="0.0412210570034264">
            <text:p>0.041221057</text:p>
          </table:table-cell>
          <table:table-cell table:formula="of:=[Sheet1.Z137]/[Sheet1.$AA137]" office:value-type="float" office:value="0.0552382930121483">
            <text:p>0.055238293</text:p>
          </table:table-cell>
          <table:table-cell table:formula="of:=[Sheet1.AA137]/[Sheet1.$AA137]" office:value-type="float" office:value="1">
            <text:p>1</text:p>
          </table:table-cell>
        </table:table-row>
        <table:table-row table:style-name="ro1">
          <table:table-cell table:formula="of:=[Sheet1.A138]" office:value-type="string" office:string-value="Groesbeek">
            <text:p>Groesbeek</text:p>
          </table:table-cell>
          <table:table-cell table:formula="of:=[Sheet1.T138]/[Sheet1.$AA138]" office:value-type="float" office:value="0.0215615070358602">
            <text:p>0.021561507</text:p>
          </table:table-cell>
          <table:table-cell table:formula="of:=[Sheet1.U138]/[Sheet1.$AA138]" office:value-type="float" office:value="0.0796640944167045">
            <text:p>0.0796640944</text:p>
          </table:table-cell>
          <table:table-cell table:formula="of:=[Sheet1.V138]/[Sheet1.$AA138]" office:value-type="float" office:value="0.318883340898774">
            <text:p>0.3188833409</text:p>
          </table:table-cell>
          <table:table-cell table:formula="of:=[Sheet1.W138]/[Sheet1.$AA138]" office:value-type="float" office:value="0.0658193372673627">
            <text:p>0.0658193373</text:p>
          </table:table-cell>
          <table:table-cell table:formula="of:=[Sheet1.X138]/[Sheet1.$AA138]" office:value-type="float" office:value="0.499092147072174">
            <text:p>0.4990921471</text:p>
          </table:table-cell>
          <table:table-cell table:formula="of:=[Sheet1.Y138]/[Sheet1.$AA138]" office:value-type="float" office:value="0.00748978665456196">
            <text:p>0.0074897867</text:p>
          </table:table-cell>
          <table:table-cell table:formula="of:=[Sheet1.Z138]/[Sheet1.$AA138]" office:value-type="float" office:value="0.00748978665456196">
            <text:p>0.0074897867</text:p>
          </table:table-cell>
          <table:table-cell table:formula="of:=[Sheet1.AA138]/[Sheet1.$AA138]" office:value-type="float" office:value="1">
            <text:p>1</text:p>
          </table:table-cell>
        </table:table-row>
        <table:table-row table:style-name="ro1">
          <table:table-cell table:formula="of:=[Sheet1.A139]" office:value-type="string" office:string-value="Groningen (gemeente)">
            <text:p>Groningen (gemeente)</text:p>
          </table:table-cell>
          <table:table-cell table:formula="of:=[Sheet1.T139]/[Sheet1.$AA139]" office:value-type="float" office:value="0.0585119190946304">
            <text:p>0.0585119191</text:p>
          </table:table-cell>
          <table:table-cell table:formula="of:=[Sheet1.U139]/[Sheet1.$AA139]" office:value-type="float" office:value="0.225860823501084">
            <text:p>0.2258608235</text:p>
          </table:table-cell>
          <table:table-cell table:formula="of:=[Sheet1.V139]/[Sheet1.$AA139]" office:value-type="float" office:value="0.101613291596436">
            <text:p>0.1016132916</text:p>
          </table:table-cell>
          <table:table-cell table:formula="of:=[Sheet1.W139]/[Sheet1.$AA139]" office:value-type="float" office:value="0.138213339754394">
            <text:p>0.1382133398</text:p>
          </table:table-cell>
          <table:table-cell table:formula="of:=[Sheet1.X139]/[Sheet1.$AA139]" office:value-type="float" office:value="0.338911630146882">
            <text:p>0.3389116301</text:p>
          </table:table-cell>
          <table:table-cell table:formula="of:=[Sheet1.Y139]/[Sheet1.$AA139]" office:value-type="float" office:value="0.0471947989405249">
            <text:p>0.0471947989</text:p>
          </table:table-cell>
          <table:table-cell table:formula="of:=[Sheet1.Z139]/[Sheet1.$AA139]" office:value-type="float" office:value="0.0896941969660486">
            <text:p>0.089694197</text:p>
          </table:table-cell>
          <table:table-cell table:formula="of:=[Sheet1.AA139]/[Sheet1.$AA139]" office:value-type="float" office:value="1">
            <text:p>1</text:p>
          </table:table-cell>
        </table:table-row>
        <table:table-row table:style-name="ro1">
          <table:table-cell table:formula="of:=[Sheet1.A140]" office:value-type="string" office:string-value="Grootegast">
            <text:p>Grootegast</text:p>
          </table:table-cell>
          <table:table-cell table:formula="of:=[Sheet1.T140]/[Sheet1.$AA140]" office:value-type="float" office:value="0.0175598631698974">
            <text:p>0.0175598632</text:p>
          </table:table-cell>
          <table:table-cell table:formula="of:=[Sheet1.U140]/[Sheet1.$AA140]" office:value-type="float" office:value="0.0280501710376283">
            <text:p>0.028050171</text:p>
          </table:table-cell>
          <table:table-cell table:formula="of:=[Sheet1.V140]/[Sheet1.$AA140]" office:value-type="float" office:value="0.0237172177879133">
            <text:p>0.0237172178</text:p>
          </table:table-cell>
          <table:table-cell table:formula="of:=[Sheet1.W140]/[Sheet1.$AA140]" office:value-type="float" office:value="0.0122006841505131">
            <text:p>0.0122006842</text:p>
          </table:table-cell>
          <table:table-cell table:formula="of:=[Sheet1.X140]/[Sheet1.$AA140]" office:value-type="float" office:value="0.899429874572406">
            <text:p>0.8994298746</text:p>
          </table:table-cell>
          <table:table-cell table:formula="of:=[Sheet1.Y140]/[Sheet1.$AA140]" office:value-type="float" office:value="0.0103762827822121">
            <text:p>0.0103762828</text:p>
          </table:table-cell>
          <table:table-cell table:formula="of:=[Sheet1.Z140]/[Sheet1.$AA140]" office:value-type="float" office:value="0.00866590649942988">
            <text:p>0.0086659065</text:p>
          </table:table-cell>
          <table:table-cell table:formula="of:=[Sheet1.AA140]/[Sheet1.$AA140]" office:value-type="float" office:value="1">
            <text:p>1</text:p>
          </table:table-cell>
        </table:table-row>
        <table:table-row table:style-name="ro1">
          <table:table-cell table:formula="of:=[Sheet1.A141]" office:value-type="string" office:string-value="Gulpen-Wittem">
            <text:p>Gulpen-Wittem</text:p>
          </table:table-cell>
          <table:table-cell table:formula="of:=[Sheet1.T141]/[Sheet1.$AA141]" office:value-type="float" office:value="0.0287818851452735">
            <text:p>0.0287818851</text:p>
          </table:table-cell>
          <table:table-cell table:formula="of:=[Sheet1.U141]/[Sheet1.$AA141]" office:value-type="float" office:value="0.0320556540717501">
            <text:p>0.0320556541</text:p>
          </table:table-cell>
          <table:table-cell table:formula="of:=[Sheet1.V141]/[Sheet1.$AA141]" office:value-type="float" office:value="0.109125630882554">
            <text:p>0.1091256309</text:p>
          </table:table-cell>
          <table:table-cell table:formula="of:=[Sheet1.W141]/[Sheet1.$AA141]" office:value-type="float" office:value="0.0264629654890192">
            <text:p>0.0264629655</text:p>
          </table:table-cell>
          <table:table-cell table:formula="of:=[Sheet1.X141]/[Sheet1.$AA141]" office:value-type="float" office:value="0.801527758832356">
            <text:p>0.8015277588</text:p>
          </table:table-cell>
          <table:table-cell table:formula="of:=[Sheet1.Y141]/[Sheet1.$AA141]" office:value-type="float" office:value="0.00068203519301596">
            <text:p>0.0006820352</text:p>
          </table:table-cell>
          <table:table-cell table:formula="of:=[Sheet1.Z141]/[Sheet1.$AA141]" office:value-type="float" office:value="0.00136407038603192">
            <text:p>0.0013640704</text:p>
          </table:table-cell>
          <table:table-cell table:formula="of:=[Sheet1.AA141]/[Sheet1.$AA141]" office:value-type="float" office:value="1">
            <text:p>1</text:p>
          </table:table-cell>
        </table:table-row>
        <table:table-row table:style-name="ro1">
          <table:table-cell table:formula="of:=[Sheet1.A142]" office:value-type="string" office:string-value="Haaksbergen">
            <text:p>Haaksbergen</text:p>
          </table:table-cell>
          <table:table-cell table:formula="of:=[Sheet1.T142]/[Sheet1.$AA142]" office:value-type="float" office:value="0.0224793701982358">
            <text:p>0.0224793702</text:p>
          </table:table-cell>
          <table:table-cell table:formula="of:=[Sheet1.U142]/[Sheet1.$AA142]" office:value-type="float" office:value="0.0366119700275064">
            <text:p>0.03661197</text:p>
          </table:table-cell>
          <table:table-cell table:formula="of:=[Sheet1.V142]/[Sheet1.$AA142]" office:value-type="float" office:value="0.216541781276676">
            <text:p>0.2165417813</text:p>
          </table:table-cell>
          <table:table-cell table:formula="of:=[Sheet1.W142]/[Sheet1.$AA142]" office:value-type="float" office:value="0.0193493313098739">
            <text:p>0.0193493313</text:p>
          </table:table-cell>
          <table:table-cell table:formula="of:=[Sheet1.X142]/[Sheet1.$AA142]" office:value-type="float" office:value="0.688513705776345">
            <text:p>0.6885137058</text:p>
          </table:table-cell>
          <table:table-cell table:formula="of:=[Sheet1.Y142]/[Sheet1.$AA142]" office:value-type="float" office:value="0.00313003888836195">
            <text:p>0.0031300389</text:p>
          </table:table-cell>
          <table:table-cell table:formula="of:=[Sheet1.Z142]/[Sheet1.$AA142]" office:value-type="float" office:value="0.013373802523001">
            <text:p>0.0133738025</text:p>
          </table:table-cell>
          <table:table-cell table:formula="of:=[Sheet1.AA142]/[Sheet1.$AA142]" office:value-type="float" office:value="1">
            <text:p>1</text:p>
          </table:table-cell>
        </table:table-row>
        <table:table-row table:style-name="ro1">
          <table:table-cell table:formula="of:=[Sheet1.A143]" office:value-type="string" office:string-value="Haaren">
            <text:p>Haaren</text:p>
          </table:table-cell>
          <table:table-cell table:formula="of:=[Sheet1.T143]/[Sheet1.$AA143]" office:value-type="float" office:value="0.0251583090877974">
            <text:p>0.0251583091</text:p>
          </table:table-cell>
          <table:table-cell table:formula="of:=[Sheet1.U143]/[Sheet1.$AA143]" office:value-type="float" office:value="0.0441553996234811">
            <text:p>0.0441553996</text:p>
          </table:table-cell>
          <table:table-cell table:formula="of:=[Sheet1.V143]/[Sheet1.$AA143]" office:value-type="float" office:value="0.174567858976553">
            <text:p>0.174567859</text:p>
          </table:table-cell>
          <table:table-cell table:formula="of:=[Sheet1.W143]/[Sheet1.$AA143]" office:value-type="float" office:value="0.0258428889269211">
            <text:p>0.0258428889</text:p>
          </table:table-cell>
          <table:table-cell table:formula="of:=[Sheet1.X143]/[Sheet1.$AA143]" office:value-type="float" office:value="0.723943179873353">
            <text:p>0.7239431799</text:p>
          </table:table-cell>
          <table:table-cell table:formula="of:=[Sheet1.Y143]/[Sheet1.$AA143]" office:value-type="float" office:value="0.000684579839123738">
            <text:p>0.0006845798</text:p>
          </table:table-cell>
          <table:table-cell table:formula="of:=[Sheet1.Z143]/[Sheet1.$AA143]" office:value-type="float" office:value="0.00564778367277084">
            <text:p>0.0056477837</text:p>
          </table:table-cell>
          <table:table-cell table:formula="of:=[Sheet1.AA143]/[Sheet1.$AA143]" office:value-type="float" office:value="1">
            <text:p>1</text:p>
          </table:table-cell>
        </table:table-row>
        <table:table-row table:style-name="ro1">
          <table:table-cell table:formula="of:=[Sheet1.A144]" office:value-type="string" office:string-value="Haarlem">
            <text:p>Haarlem</text:p>
          </table:table-cell>
          <table:table-cell table:formula="of:=[Sheet1.T144]/[Sheet1.$AA144]" office:value-type="float" office:value="0.0656565656565657">
            <text:p>0.0656565657</text:p>
          </table:table-cell>
          <table:table-cell table:formula="of:=[Sheet1.U144]/[Sheet1.$AA144]" office:value-type="float" office:value="0.395833333333333">
            <text:p>0.3958333333</text:p>
          </table:table-cell>
          <table:table-cell table:formula="of:=[Sheet1.V144]/[Sheet1.$AA144]" office:value-type="float" office:value="0.10290404040404">
            <text:p>0.1029040404</text:p>
          </table:table-cell>
          <table:table-cell table:formula="of:=[Sheet1.W144]/[Sheet1.$AA144]" office:value-type="float" office:value="0.198232323232323">
            <text:p>0.1982323232</text:p>
          </table:table-cell>
          <table:table-cell table:formula="of:=[Sheet1.X144]/[Sheet1.$AA144]" office:value-type="float" office:value="0.138888888888889">
            <text:p>0.1388888889</text:p>
          </table:table-cell>
          <table:table-cell table:formula="of:=[Sheet1.Y144]/[Sheet1.$AA144]" office:value-type="float" office:value="0.0205176767676768">
            <text:p>0.0205176768</text:p>
          </table:table-cell>
          <table:table-cell table:formula="of:=[Sheet1.Z144]/[Sheet1.$AA144]" office:value-type="float" office:value="0.0779671717171717">
            <text:p>0.0779671717</text:p>
          </table:table-cell>
          <table:table-cell table:formula="of:=[Sheet1.AA144]/[Sheet1.$AA144]" office:value-type="float" office:value="1">
            <text:p>1</text:p>
          </table:table-cell>
        </table:table-row>
        <table:table-row table:style-name="ro1">
          <table:table-cell table:formula="of:=[Sheet1.A145]" office:value-type="string" office:string-value="Haarlemmerliede en Spaarnwoude">
            <text:p>Haarlemmerliede en Spaarnwoude</text:p>
          </table:table-cell>
          <table:table-cell table:formula="of:=[Sheet1.T145]/[Sheet1.$AA145]" office:value-type="float" office:value="0.0684410646387833">
            <text:p>0.0684410646</text:p>
          </table:table-cell>
          <table:table-cell table:formula="of:=[Sheet1.U145]/[Sheet1.$AA145]" office:value-type="float" office:value="0.035171102661597">
            <text:p>0.0351711027</text:p>
          </table:table-cell>
          <table:table-cell table:formula="of:=[Sheet1.V145]/[Sheet1.$AA145]" office:value-type="float" office:value="0.219106463878327">
            <text:p>0.2191064639</text:p>
          </table:table-cell>
          <table:table-cell table:formula="of:=[Sheet1.W145]/[Sheet1.$AA145]" office:value-type="float" office:value="0.0907794676806084">
            <text:p>0.0907794677</text:p>
          </table:table-cell>
          <table:table-cell table:formula="of:=[Sheet1.X145]/[Sheet1.$AA145]" office:value-type="float" office:value="0.552281368821293">
            <text:p>0.5522813688</text:p>
          </table:table-cell>
          <table:table-cell table:formula="of:=[Sheet1.Y145]/[Sheet1.$AA145]" office:value-type="float" office:value="0.00665399239543726">
            <text:p>0.0066539924</text:p>
          </table:table-cell>
          <table:table-cell table:formula="of:=[Sheet1.Z145]/[Sheet1.$AA145]" office:value-type="float" office:value="0.0275665399239544">
            <text:p>0.0275665399</text:p>
          </table:table-cell>
          <table:table-cell table:formula="of:=[Sheet1.AA145]/[Sheet1.$AA145]" office:value-type="float" office:value="1">
            <text:p>1</text:p>
          </table:table-cell>
        </table:table-row>
        <table:table-row table:style-name="ro1">
          <table:table-cell table:formula="of:=[Sheet1.A146]" office:value-type="string" office:string-value="Haarlemmermeer">
            <text:p>Haarlemmermeer</text:p>
          </table:table-cell>
          <table:table-cell table:formula="of:=[Sheet1.T146]/[Sheet1.$AA146]" office:value-type="float" office:value="0.095707248416608">
            <text:p>0.0957072484</text:p>
          </table:table-cell>
          <table:table-cell table:formula="of:=[Sheet1.U146]/[Sheet1.$AA146]" office:value-type="float" office:value="0.102636279976181">
            <text:p>0.10263628</text:p>
          </table:table-cell>
          <table:table-cell table:formula="of:=[Sheet1.V146]/[Sheet1.$AA146]" office:value-type="float" office:value="0.0437395117198073">
            <text:p>0.0437395117</text:p>
          </table:table-cell>
          <table:table-cell table:formula="of:=[Sheet1.W146]/[Sheet1.$AA146]" office:value-type="float" office:value="0.0557029177718833">
            <text:p>0.0557029178</text:p>
          </table:table-cell>
          <table:table-cell table:formula="of:=[Sheet1.X146]/[Sheet1.$AA146]" office:value-type="float" office:value="0.613489958317545">
            <text:p>0.6134899583</text:p>
          </table:table-cell>
          <table:table-cell table:formula="of:=[Sheet1.Y146]/[Sheet1.$AA146]" office:value-type="float" office:value="0.033291831321388">
            <text:p>0.0332918313</text:p>
          </table:table-cell>
          <table:table-cell table:formula="of:=[Sheet1.Z146]/[Sheet1.$AA146]" office:value-type="float" office:value="0.0554322524765875">
            <text:p>0.0554322525</text:p>
          </table:table-cell>
          <table:table-cell table:formula="of:=[Sheet1.AA146]/[Sheet1.$AA146]" office:value-type="float" office:value="1">
            <text:p>1</text:p>
          </table:table-cell>
        </table:table-row>
        <table:table-row table:style-name="ro1">
          <table:table-cell table:formula="of:=[Sheet1.A147]" office:value-type="string" office:string-value="Halderberge">
            <text:p>Halderberge</text:p>
          </table:table-cell>
          <table:table-cell table:formula="of:=[Sheet1.T147]/[Sheet1.$AA147]" office:value-type="float" office:value="0.0449767132401863">
            <text:p>0.0449767132</text:p>
          </table:table-cell>
          <table:table-cell table:formula="of:=[Sheet1.U147]/[Sheet1.$AA147]" office:value-type="float" office:value="0.0609447771124418">
            <text:p>0.0609447771</text:p>
          </table:table-cell>
          <table:table-cell table:formula="of:=[Sheet1.V147]/[Sheet1.$AA147]" office:value-type="float" office:value="0.0464404524284764">
            <text:p>0.0464404524</text:p>
          </table:table-cell>
          <table:table-cell table:formula="of:=[Sheet1.W147]/[Sheet1.$AA147]" office:value-type="float" office:value="0.0274118429807053">
            <text:p>0.027411843</text:p>
          </table:table-cell>
          <table:table-cell table:formula="of:=[Sheet1.X147]/[Sheet1.$AA147]" office:value-type="float" office:value="0.782302062541584">
            <text:p>0.7823020625</text:p>
          </table:table-cell>
          <table:table-cell table:formula="of:=[Sheet1.Y147]/[Sheet1.$AA147]" office:value-type="float" office:value="0.0130405854956753">
            <text:p>0.0130405855</text:p>
          </table:table-cell>
          <table:table-cell table:formula="of:=[Sheet1.Z147]/[Sheet1.$AA147]" office:value-type="float" office:value="0.0248835662009315">
            <text:p>0.0248835662</text:p>
          </table:table-cell>
          <table:table-cell table:formula="of:=[Sheet1.AA147]/[Sheet1.$AA147]" office:value-type="float" office:value="1">
            <text:p>1</text:p>
          </table:table-cell>
        </table:table-row>
        <table:table-row table:style-name="ro1">
          <table:table-cell table:formula="of:=[Sheet1.A148]" office:value-type="string" office:string-value="Hardenberg">
            <text:p>Hardenberg</text:p>
          </table:table-cell>
          <table:table-cell table:formula="of:=[Sheet1.T148]/[Sheet1.$AA148]" office:value-type="float" office:value="0.0295908388277233">
            <text:p>0.0295908388</text:p>
          </table:table-cell>
          <table:table-cell table:formula="of:=[Sheet1.U148]/[Sheet1.$AA148]" office:value-type="float" office:value="0.0305687876589167">
            <text:p>0.0305687877</text:p>
          </table:table-cell>
          <table:table-cell table:formula="of:=[Sheet1.V148]/[Sheet1.$AA148]" office:value-type="float" office:value="0.0873213666046247">
            <text:p>0.0873213666</text:p>
          </table:table-cell>
          <table:table-cell table:formula="of:=[Sheet1.W148]/[Sheet1.$AA148]" office:value-type="float" office:value="0.0215779677592353">
            <text:p>0.0215779678</text:p>
          </table:table-cell>
          <table:table-cell table:formula="of:=[Sheet1.X148]/[Sheet1.$AA148]" office:value-type="float" office:value="0.811539796208082">
            <text:p>0.8115397962</text:p>
          </table:table-cell>
          <table:table-cell table:formula="of:=[Sheet1.Y148]/[Sheet1.$AA148]" office:value-type="float" office:value="0.00791823085901764">
            <text:p>0.0079182309</text:p>
          </table:table-cell>
          <table:table-cell table:formula="of:=[Sheet1.Z148]/[Sheet1.$AA148]" office:value-type="float" office:value="0.0114830120824001">
            <text:p>0.0114830121</text:p>
          </table:table-cell>
          <table:table-cell table:formula="of:=[Sheet1.AA148]/[Sheet1.$AA148]" office:value-type="float" office:value="1">
            <text:p>1</text:p>
          </table:table-cell>
        </table:table-row>
        <table:table-row table:style-name="ro1">
          <table:table-cell table:formula="of:=[Sheet1.A149]" office:value-type="string" office:string-value="Harderwijk">
            <text:p>Harderwijk</text:p>
          </table:table-cell>
          <table:table-cell table:formula="of:=[Sheet1.T149]/[Sheet1.$AA149]" office:value-type="float" office:value="0.0345911949685535">
            <text:p>0.034591195</text:p>
          </table:table-cell>
          <table:table-cell table:formula="of:=[Sheet1.U149]/[Sheet1.$AA149]" office:value-type="float" office:value="0.121802935010482">
            <text:p>0.121802935</text:p>
          </table:table-cell>
          <table:table-cell table:formula="of:=[Sheet1.V149]/[Sheet1.$AA149]" office:value-type="float" office:value="0.523689727463312">
            <text:p>0.5236897275</text:p>
          </table:table-cell>
          <table:table-cell table:formula="of:=[Sheet1.W149]/[Sheet1.$AA149]" office:value-type="float" office:value="0.0616352201257862">
            <text:p>0.0616352201</text:p>
          </table:table-cell>
          <table:table-cell table:formula="of:=[Sheet1.X149]/[Sheet1.$AA149]" office:value-type="float" office:value="0.187002096436059">
            <text:p>0.1870020964</text:p>
          </table:table-cell>
          <table:table-cell table:formula="of:=[Sheet1.Y149]/[Sheet1.$AA149]" office:value-type="float" office:value="0.0276729559748428">
            <text:p>0.027672956</text:p>
          </table:table-cell>
          <table:table-cell table:formula="of:=[Sheet1.Z149]/[Sheet1.$AA149]" office:value-type="float" office:value="0.0436058700209644">
            <text:p>0.04360587</text:p>
          </table:table-cell>
          <table:table-cell table:formula="of:=[Sheet1.AA149]/[Sheet1.$AA149]" office:value-type="float" office:value="1">
            <text:p>1</text:p>
          </table:table-cell>
        </table:table-row>
        <table:table-row table:style-name="ro1">
          <table:table-cell table:formula="of:=[Sheet1.A150]" office:value-type="string" office:string-value="Hardinxveld-Giessendam">
            <text:p>Hardinxveld-Giessendam</text:p>
          </table:table-cell>
          <table:table-cell table:formula="of:=[Sheet1.T150]/[Sheet1.$AA150]" office:value-type="float" office:value="0.0594930160372478">
            <text:p>0.059493016</text:p>
          </table:table-cell>
          <table:table-cell table:formula="of:=[Sheet1.U150]/[Sheet1.$AA150]" office:value-type="float" office:value="0.1148473874806">
            <text:p>0.1148473875</text:p>
          </table:table-cell>
          <table:table-cell table:formula="of:=[Sheet1.V150]/[Sheet1.$AA150]" office:value-type="float" office:value="0.164511122607346">
            <text:p>0.1645111226</text:p>
          </table:table-cell>
          <table:table-cell table:formula="of:=[Sheet1.W150]/[Sheet1.$AA150]" office:value-type="float" office:value="0.024831867563373">
            <text:p>0.0248318676</text:p>
          </table:table-cell>
          <table:table-cell table:formula="of:=[Sheet1.X150]/[Sheet1.$AA150]" office:value-type="float" office:value="0.568546301086394">
            <text:p>0.5685463011</text:p>
          </table:table-cell>
          <table:table-cell table:formula="of:=[Sheet1.Y150]/[Sheet1.$AA150]" office:value-type="float" office:value="0.0108639420589757">
            <text:p>0.0108639421</text:p>
          </table:table-cell>
          <table:table-cell table:formula="of:=[Sheet1.Z150]/[Sheet1.$AA150]" office:value-type="float" office:value="0.0569063631660631">
            <text:p>0.0569063632</text:p>
          </table:table-cell>
          <table:table-cell table:formula="of:=[Sheet1.AA150]/[Sheet1.$AA150]" office:value-type="float" office:value="1">
            <text:p>1</text:p>
          </table:table-cell>
        </table:table-row>
        <table:table-row table:style-name="ro1">
          <table:table-cell table:formula="of:=[Sheet1.A151]" office:value-type="string" office:string-value="Haren">
            <text:p>Haren</text:p>
          </table:table-cell>
          <table:table-cell table:formula="of:=[Sheet1.T151]/[Sheet1.$AA151]" office:value-type="float" office:value="0.0298950702831123">
            <text:p>0.0298950703</text:p>
          </table:table-cell>
          <table:table-cell table:formula="of:=[Sheet1.U151]/[Sheet1.$AA151]" office:value-type="float" office:value="0.0875074242724213">
            <text:p>0.0875074243</text:p>
          </table:table-cell>
          <table:table-cell table:formula="of:=[Sheet1.V151]/[Sheet1.$AA151]" office:value-type="float" office:value="0.181152247079786">
            <text:p>0.1811522471</text:p>
          </table:table-cell>
          <table:table-cell table:formula="of:=[Sheet1.W151]/[Sheet1.$AA151]" office:value-type="float" office:value="0.057612353989309">
            <text:p>0.057612354</text:p>
          </table:table-cell>
          <table:table-cell table:formula="of:=[Sheet1.X151]/[Sheet1.$AA151]" office:value-type="float" office:value="0.634329835676104">
            <text:p>0.6343298357</text:p>
          </table:table-cell>
          <table:table-cell table:formula="of:=[Sheet1.Y151]/[Sheet1.$AA151]" office:value-type="float" office:value="0.00534547614333795">
            <text:p>0.0053454761</text:p>
          </table:table-cell>
          <table:table-cell table:formula="of:=[Sheet1.Z151]/[Sheet1.$AA151]" office:value-type="float" office:value="0.00415759255592952">
            <text:p>0.0041575926</text:p>
          </table:table-cell>
          <table:table-cell table:formula="of:=[Sheet1.AA151]/[Sheet1.$AA151]" office:value-type="float" office:value="1">
            <text:p>1</text:p>
          </table:table-cell>
        </table:table-row>
        <table:table-row table:style-name="ro1">
          <table:table-cell table:formula="of:=[Sheet1.A152]" office:value-type="string" office:string-value="Harenkarspel">
            <text:p>Harenkarspel</text:p>
          </table:table-cell>
          <table:table-cell table:formula="of:=[Sheet1.T152]/[Sheet1.$AA152]" office:value-type="float" office:value="0.0367997070670084">
            <text:p>0.0367997071</text:p>
          </table:table-cell>
          <table:table-cell table:formula="of:=[Sheet1.U152]/[Sheet1.$AA152]" office:value-type="float" office:value="0.0485170267301355">
            <text:p>0.0485170267</text:p>
          </table:table-cell>
          <table:table-cell table:formula="of:=[Sheet1.V152]/[Sheet1.$AA152]" office:value-type="float" office:value="0.018308311973636">
            <text:p>0.018308312</text:p>
          </table:table-cell>
          <table:table-cell table:formula="of:=[Sheet1.W152]/[Sheet1.$AA152]" office:value-type="float" office:value="0.0331380446722812">
            <text:p>0.0331380447</text:p>
          </table:table-cell>
          <table:table-cell table:formula="of:=[Sheet1.X152]/[Sheet1.$AA152]" office:value-type="float" office:value="0.844928597583303">
            <text:p>0.8449285976</text:p>
          </table:table-cell>
          <table:table-cell table:formula="of:=[Sheet1.Y152]/[Sheet1.$AA152]" office:value-type="float" office:value="0.00768949102892713">
            <text:p>0.007689491</text:p>
          </table:table-cell>
          <table:table-cell table:formula="of:=[Sheet1.Z152]/[Sheet1.$AA152]" office:value-type="float" office:value="0.0106188209447089">
            <text:p>0.0106188209</text:p>
          </table:table-cell>
          <table:table-cell table:formula="of:=[Sheet1.AA152]/[Sheet1.$AA152]" office:value-type="float" office:value="1">
            <text:p>1</text:p>
          </table:table-cell>
        </table:table-row>
        <table:table-row table:style-name="ro1">
          <table:table-cell table:formula="of:=[Sheet1.A153]" office:value-type="string" office:string-value="Harlingen">
            <text:p>Harlingen</text:p>
          </table:table-cell>
          <table:table-cell table:formula="of:=[Sheet1.T153]/[Sheet1.$AA153]" office:value-type="float" office:value="0.00281304841540209">
            <text:p>0.0028130484</text:p>
          </table:table-cell>
          <table:table-cell table:formula="of:=[Sheet1.U153]/[Sheet1.$AA153]" office:value-type="float" office:value="0.00645194590688552">
            <text:p>0.0064519459</text:p>
          </table:table-cell>
          <table:table-cell table:formula="of:=[Sheet1.V153]/[Sheet1.$AA153]" office:value-type="float" office:value="0.936745122328894">
            <text:p>0.9367451223</text:p>
          </table:table-cell>
          <table:table-cell table:formula="of:=[Sheet1.W153]/[Sheet1.$AA153]" office:value-type="float" office:value="0.00211623825745845">
            <text:p>0.0021162383</text:p>
          </table:table-cell>
          <table:table-cell table:formula="of:=[Sheet1.X153]/[Sheet1.$AA153]" office:value-type="float" office:value="0.043847424383194">
            <text:p>0.0438474244</text:p>
          </table:table-cell>
          <table:table-cell table:formula="of:=[Sheet1.Y153]/[Sheet1.$AA153]" office:value-type="float" office:value="0.00348405078971818">
            <text:p>0.0034840508</text:p>
          </table:table-cell>
          <table:table-cell table:formula="of:=[Sheet1.Z153]/[Sheet1.$AA153]" office:value-type="float" office:value="0.0045421699184474">
            <text:p>0.0045421699</text:p>
          </table:table-cell>
          <table:table-cell table:formula="of:=[Sheet1.AA153]/[Sheet1.$AA153]" office:value-type="float" office:value="1">
            <text:p>1</text:p>
          </table:table-cell>
        </table:table-row>
        <table:table-row table:style-name="ro1">
          <table:table-cell table:formula="of:=[Sheet1.A154]" office:value-type="string" office:string-value="Hattem">
            <text:p>Hattem</text:p>
          </table:table-cell>
          <table:table-cell table:formula="of:=[Sheet1.T154]/[Sheet1.$AA154]" office:value-type="float" office:value="0.0646230323115162">
            <text:p>0.0646230323</text:p>
          </table:table-cell>
          <table:table-cell table:formula="of:=[Sheet1.U154]/[Sheet1.$AA154]" office:value-type="float" office:value="0.10149130074565">
            <text:p>0.1014913007</text:p>
          </table:table-cell>
          <table:table-cell table:formula="of:=[Sheet1.V154]/[Sheet1.$AA154]" office:value-type="float" office:value="0.229494614747307">
            <text:p>0.2294946147</text:p>
          </table:table-cell>
          <table:table-cell table:formula="of:=[Sheet1.W154]/[Sheet1.$AA154]" office:value-type="float" office:value="0.0492957746478873">
            <text:p>0.0492957746</text:p>
          </table:table-cell>
          <table:table-cell table:formula="of:=[Sheet1.X154]/[Sheet1.$AA154]" office:value-type="float" office:value="0.531068765534383">
            <text:p>0.5310687655</text:p>
          </table:table-cell>
          <table:table-cell table:formula="of:=[Sheet1.Y154]/[Sheet1.$AA154]" office:value-type="float" office:value="0.00787075393537697">
            <text:p>0.0078707539</text:p>
          </table:table-cell>
          <table:table-cell table:formula="of:=[Sheet1.Z154]/[Sheet1.$AA154]" office:value-type="float" office:value="0.016155758077879">
            <text:p>0.0161557581</text:p>
          </table:table-cell>
          <table:table-cell table:formula="of:=[Sheet1.AA154]/[Sheet1.$AA154]" office:value-type="float" office:value="1">
            <text:p>1</text:p>
          </table:table-cell>
        </table:table-row>
        <table:table-row table:style-name="ro1">
          <table:table-cell table:formula="of:=[Sheet1.A155]" office:value-type="string" office:string-value="Heemskerk">
            <text:p>Heemskerk</text:p>
          </table:table-cell>
          <table:table-cell table:formula="of:=[Sheet1.T155]/[Sheet1.$AA155]" office:value-type="float" office:value="0.0312298776561494">
            <text:p>0.0312298777</text:p>
          </table:table-cell>
          <table:table-cell table:formula="of:=[Sheet1.U155]/[Sheet1.$AA155]" office:value-type="float" office:value="0.142949130714746">
            <text:p>0.1429491307</text:p>
          </table:table-cell>
          <table:table-cell table:formula="of:=[Sheet1.V155]/[Sheet1.$AA155]" office:value-type="float" office:value="0.471023824855119">
            <text:p>0.4710238249</text:p>
          </table:table-cell>
          <table:table-cell table:formula="of:=[Sheet1.W155]/[Sheet1.$AA155]" office:value-type="float" office:value="0.0785576303927882">
            <text:p>0.0785576304</text:p>
          </table:table-cell>
          <table:table-cell table:formula="of:=[Sheet1.X155]/[Sheet1.$AA155]" office:value-type="float" office:value="0.215067611075338">
            <text:p>0.2150676111</text:p>
          </table:table-cell>
          <table:table-cell table:formula="of:=[Sheet1.Y155]/[Sheet1.$AA155]" office:value-type="float" office:value="0.0276883451384417">
            <text:p>0.0276883451</text:p>
          </table:table-cell>
          <table:table-cell table:formula="of:=[Sheet1.Z155]/[Sheet1.$AA155]" office:value-type="float" office:value="0.0334835801674179">
            <text:p>0.0334835802</text:p>
          </table:table-cell>
          <table:table-cell table:formula="of:=[Sheet1.AA155]/[Sheet1.$AA155]" office:value-type="float" office:value="1">
            <text:p>1</text:p>
          </table:table-cell>
        </table:table-row>
        <table:table-row table:style-name="ro1">
          <table:table-cell table:formula="of:=[Sheet1.A156]" office:value-type="string" office:string-value="Heemstede">
            <text:p>Heemstede</text:p>
          </table:table-cell>
          <table:table-cell table:formula="of:=[Sheet1.T156]/[Sheet1.$AA156]" office:value-type="float" office:value="0.0527983104540655">
            <text:p>0.0527983105</text:p>
          </table:table-cell>
          <table:table-cell table:formula="of:=[Sheet1.U156]/[Sheet1.$AA156]" office:value-type="float" office:value="0.406546990496304">
            <text:p>0.4065469905</text:p>
          </table:table-cell>
          <table:table-cell table:formula="of:=[Sheet1.V156]/[Sheet1.$AA156]" office:value-type="float" office:value="0.191129883843717">
            <text:p>0.1911298838</text:p>
          </table:table-cell>
          <table:table-cell table:formula="of:=[Sheet1.W156]/[Sheet1.$AA156]" office:value-type="float" office:value="0.139387539598733">
            <text:p>0.1393875396</text:p>
          </table:table-cell>
          <table:table-cell table:formula="of:=[Sheet1.X156]/[Sheet1.$AA156]" office:value-type="float" office:value="0.163674762407603">
            <text:p>0.1636747624</text:p>
          </table:table-cell>
          <table:table-cell table:formula="of:=[Sheet1.Y156]/[Sheet1.$AA156]" office:value-type="float" office:value="0.0253431890179514">
            <text:p>0.025343189</text:p>
          </table:table-cell>
          <table:table-cell table:formula="of:=[Sheet1.Z156]/[Sheet1.$AA156]" office:value-type="float" office:value="0.0211193241816262">
            <text:p>0.0211193242</text:p>
          </table:table-cell>
          <table:table-cell table:formula="of:=[Sheet1.AA156]/[Sheet1.$AA156]" office:value-type="float" office:value="1">
            <text:p>1</text:p>
          </table:table-cell>
        </table:table-row>
        <table:table-row table:style-name="ro1">
          <table:table-cell table:formula="of:=[Sheet1.A157]" office:value-type="string" office:string-value="Heerde">
            <text:p>Heerde</text:p>
          </table:table-cell>
          <table:table-cell table:formula="of:=[Sheet1.T157]/[Sheet1.$AA157]" office:value-type="float" office:value="0.0296056723473069">
            <text:p>0.0296056723</text:p>
          </table:table-cell>
          <table:table-cell table:formula="of:=[Sheet1.U157]/[Sheet1.$AA157]" office:value-type="float" office:value="0.0388107973628561">
            <text:p>0.0388107974</text:p>
          </table:table-cell>
          <table:table-cell table:formula="of:=[Sheet1.V157]/[Sheet1.$AA157]" office:value-type="float" office:value="0.400174151013808">
            <text:p>0.400174151</text:p>
          </table:table-cell>
          <table:table-cell table:formula="of:=[Sheet1.W157]/[Sheet1.$AA157]" office:value-type="float" office:value="0.024256748351785">
            <text:p>0.0242567484</text:p>
          </table:table-cell>
          <table:table-cell table:formula="of:=[Sheet1.X157]/[Sheet1.$AA157]" office:value-type="float" office:value="0.496703570095783">
            <text:p>0.4967035701</text:p>
          </table:table-cell>
          <table:table-cell table:formula="of:=[Sheet1.Y157]/[Sheet1.$AA157]" office:value-type="float" office:value="0.00174151013807688">
            <text:p>0.0017415101</text:p>
          </table:table-cell>
          <table:table-cell table:formula="of:=[Sheet1.Z157]/[Sheet1.$AA157]" office:value-type="float" office:value="0.00870755069038438">
            <text:p>0.0087075507</text:p>
          </table:table-cell>
          <table:table-cell table:formula="of:=[Sheet1.AA157]/[Sheet1.$AA157]" office:value-type="float" office:value="1">
            <text:p>1</text:p>
          </table:table-cell>
        </table:table-row>
        <table:table-row table:style-name="ro1">
          <table:table-cell table:formula="of:=[Sheet1.A158]" office:value-type="string" office:string-value="Heerenveen">
            <text:p>Heerenveen</text:p>
          </table:table-cell>
          <table:table-cell table:formula="of:=[Sheet1.T158]/[Sheet1.$AA158]" office:value-type="float" office:value="0.0299136146212608">
            <text:p>0.0299136146</text:p>
          </table:table-cell>
          <table:table-cell table:formula="of:=[Sheet1.U158]/[Sheet1.$AA158]" office:value-type="float" office:value="0.0565431569929321">
            <text:p>0.056543157</text:p>
          </table:table-cell>
          <table:table-cell table:formula="of:=[Sheet1.V158]/[Sheet1.$AA158]" office:value-type="float" office:value="0.138430784607696">
            <text:p>0.1384307846</text:p>
          </table:table-cell>
          <table:table-cell table:formula="of:=[Sheet1.W158]/[Sheet1.$AA158]" office:value-type="float" office:value="0.0252730777468409">
            <text:p>0.0252730777</text:p>
          </table:table-cell>
          <table:table-cell table:formula="of:=[Sheet1.X158]/[Sheet1.$AA158]" office:value-type="float" office:value="0.71335760691083">
            <text:p>0.7133576069</text:p>
          </table:table-cell>
          <table:table-cell table:formula="of:=[Sheet1.Y158]/[Sheet1.$AA158]" office:value-type="float" office:value="0.0168487184978939">
            <text:p>0.0168487185</text:p>
          </table:table-cell>
          <table:table-cell table:formula="of:=[Sheet1.Z158]/[Sheet1.$AA158]" office:value-type="float" office:value="0.0196330406225459">
            <text:p>0.0196330406</text:p>
          </table:table-cell>
          <table:table-cell table:formula="of:=[Sheet1.AA158]/[Sheet1.$AA158]" office:value-type="float" office:value="1">
            <text:p>1</text:p>
          </table:table-cell>
        </table:table-row>
        <table:table-row table:style-name="ro1">
          <table:table-cell table:formula="of:=[Sheet1.A159]" office:value-type="string" office:string-value="Heerhugowaard">
            <text:p>Heerhugowaard</text:p>
          </table:table-cell>
          <table:table-cell table:formula="of:=[Sheet1.T159]/[Sheet1.$AA159]" office:value-type="float" office:value="0.0547051442910916">
            <text:p>0.0547051443</text:p>
          </table:table-cell>
          <table:table-cell table:formula="of:=[Sheet1.U159]/[Sheet1.$AA159]" office:value-type="float" office:value="0.173651191969887">
            <text:p>0.173651192</text:p>
          </table:table-cell>
          <table:table-cell table:formula="of:=[Sheet1.V159]/[Sheet1.$AA159]" office:value-type="float" office:value="0.0569636135508156">
            <text:p>0.0569636136</text:p>
          </table:table-cell>
          <table:table-cell table:formula="of:=[Sheet1.W159]/[Sheet1.$AA159]" office:value-type="float" office:value="0.0537013801756587">
            <text:p>0.0537013802</text:p>
          </table:table-cell>
          <table:table-cell table:formula="of:=[Sheet1.X159]/[Sheet1.$AA159]" office:value-type="float" office:value="0.558845671267252">
            <text:p>0.5588456713</text:p>
          </table:table-cell>
          <table:table-cell table:formula="of:=[Sheet1.Y159]/[Sheet1.$AA159]" office:value-type="float" office:value="0.0434127979924718">
            <text:p>0.043412798</text:p>
          </table:table-cell>
          <table:table-cell table:formula="of:=[Sheet1.Z159]/[Sheet1.$AA159]" office:value-type="float" office:value="0.0587202007528231">
            <text:p>0.0587202008</text:p>
          </table:table-cell>
          <table:table-cell table:formula="of:=[Sheet1.AA159]/[Sheet1.$AA159]" office:value-type="float" office:value="1">
            <text:p>1</text:p>
          </table:table-cell>
        </table:table-row>
        <table:table-row table:style-name="ro1">
          <table:table-cell table:formula="of:=[Sheet1.A160]" office:value-type="string" office:string-value="Heerlen">
            <text:p>Heerlen</text:p>
          </table:table-cell>
          <table:table-cell table:formula="of:=[Sheet1.T160]/[Sheet1.$AA160]" office:value-type="float" office:value="0.081451969898185">
            <text:p>0.0814519699</text:p>
          </table:table-cell>
          <table:table-cell table:formula="of:=[Sheet1.U160]/[Sheet1.$AA160]" office:value-type="float" office:value="0.31451969898185">
            <text:p>0.314519699</text:p>
          </table:table-cell>
          <table:table-cell table:formula="of:=[Sheet1.V160]/[Sheet1.$AA160]" office:value-type="float" office:value="0.116865869853918">
            <text:p>0.1168658699</text:p>
          </table:table-cell>
          <table:table-cell table:formula="of:=[Sheet1.W160]/[Sheet1.$AA160]" office:value-type="float" office:value="0.171093404161133">
            <text:p>0.1710934042</text:p>
          </table:table-cell>
          <table:table-cell table:formula="of:=[Sheet1.X160]/[Sheet1.$AA160]" office:value-type="float" office:value="0.1755201416556">
            <text:p>0.1755201417</text:p>
          </table:table-cell>
          <table:table-cell table:formula="of:=[Sheet1.Y160]/[Sheet1.$AA160]" office:value-type="float" office:value="0.0701637892872953">
            <text:p>0.0701637893</text:p>
          </table:table-cell>
          <table:table-cell table:formula="of:=[Sheet1.Z160]/[Sheet1.$AA160]" office:value-type="float" office:value="0.0703851261620186">
            <text:p>0.0703851262</text:p>
          </table:table-cell>
          <table:table-cell table:formula="of:=[Sheet1.AA160]/[Sheet1.$AA160]" office:value-type="float" office:value="1">
            <text:p>1</text:p>
          </table:table-cell>
        </table:table-row>
        <table:table-row table:style-name="ro1">
          <table:table-cell table:formula="of:=[Sheet1.A161]" office:value-type="string" office:string-value="Heeze-Leende">
            <text:p>Heeze-Leende</text:p>
          </table:table-cell>
          <table:table-cell table:formula="of:=[Sheet1.T161]/[Sheet1.$AA161]" office:value-type="float" office:value="0.0163622526636225">
            <text:p>0.0163622527</text:p>
          </table:table-cell>
          <table:table-cell table:formula="of:=[Sheet1.U161]/[Sheet1.$AA161]" office:value-type="float" office:value="0.0356735159817352">
            <text:p>0.035673516</text:p>
          </table:table-cell>
          <table:table-cell table:formula="of:=[Sheet1.V161]/[Sheet1.$AA161]" office:value-type="float" office:value="0.503519786910198">
            <text:p>0.5035197869</text:p>
          </table:table-cell>
          <table:table-cell table:formula="of:=[Sheet1.W161]/[Sheet1.$AA161]" office:value-type="float" office:value="0.0174086757990868">
            <text:p>0.0174086758</text:p>
          </table:table-cell>
          <table:table-cell table:formula="of:=[Sheet1.X161]/[Sheet1.$AA161]" office:value-type="float" office:value="0.418854642313546">
            <text:p>0.4188546423</text:p>
          </table:table-cell>
          <table:table-cell table:formula="of:=[Sheet1.Y161]/[Sheet1.$AA161]" office:value-type="float" office:value="0.00380517503805175">
            <text:p>0.003805175</text:p>
          </table:table-cell>
          <table:table-cell table:formula="of:=[Sheet1.Z161]/[Sheet1.$AA161]" office:value-type="float" office:value="0.00437595129375951">
            <text:p>0.0043759513</text:p>
          </table:table-cell>
          <table:table-cell table:formula="of:=[Sheet1.AA161]/[Sheet1.$AA161]" office:value-type="float" office:value="1">
            <text:p>1</text:p>
          </table:table-cell>
        </table:table-row>
        <table:table-row table:style-name="ro1">
          <table:table-cell table:formula="of:=[Sheet1.A162]" office:value-type="string" office:string-value="Heiloo">
            <text:p>Heiloo</text:p>
          </table:table-cell>
          <table:table-cell table:formula="of:=[Sheet1.T162]/[Sheet1.$AA162]" office:value-type="float" office:value="0.0354685018528322">
            <text:p>0.0354685019</text:p>
          </table:table-cell>
          <table:table-cell table:formula="of:=[Sheet1.U162]/[Sheet1.$AA162]" office:value-type="float" office:value="0.214399152991001">
            <text:p>0.214399153</text:p>
          </table:table-cell>
          <table:table-cell table:formula="of:=[Sheet1.V162]/[Sheet1.$AA162]" office:value-type="float" office:value="0.0952885124404447">
            <text:p>0.0952885124</text:p>
          </table:table-cell>
          <table:table-cell table:formula="of:=[Sheet1.W162]/[Sheet1.$AA162]" office:value-type="float" office:value="0.106934886183166">
            <text:p>0.1069348862</text:p>
          </table:table-cell>
          <table:table-cell table:formula="of:=[Sheet1.X162]/[Sheet1.$AA162]" office:value-type="float" office:value="0.517204870301747">
            <text:p>0.5172048703</text:p>
          </table:table-cell>
          <table:table-cell table:formula="of:=[Sheet1.Y162]/[Sheet1.$AA162]" office:value-type="float" office:value="0.0164107993647433">
            <text:p>0.0164107994</text:p>
          </table:table-cell>
          <table:table-cell table:formula="of:=[Sheet1.Z162]/[Sheet1.$AA162]" office:value-type="float" office:value="0.0142932768660667">
            <text:p>0.0142932769</text:p>
          </table:table-cell>
          <table:table-cell table:formula="of:=[Sheet1.AA162]/[Sheet1.$AA162]" office:value-type="float" office:value="1">
            <text:p>1</text:p>
          </table:table-cell>
        </table:table-row>
        <table:table-row table:style-name="ro1">
          <table:table-cell table:formula="of:=[Sheet1.A163]" office:value-type="string" office:string-value="Helden">
            <text:p>Helden</text:p>
          </table:table-cell>
          <table:table-cell table:formula="of:=[Sheet1.T163]/[Sheet1.$AA163]" office:value-type="float" office:value="0.0286334056399132">
            <text:p>0.0286334056</text:p>
          </table:table-cell>
          <table:table-cell table:formula="of:=[Sheet1.U163]/[Sheet1.$AA163]" office:value-type="float" office:value="0.0526391901663051">
            <text:p>0.0526391902</text:p>
          </table:table-cell>
          <table:table-cell table:formula="of:=[Sheet1.V163]/[Sheet1.$AA163]" office:value-type="float" office:value="0.172523499638467">
            <text:p>0.1725234996</text:p>
          </table:table-cell>
          <table:table-cell table:formula="of:=[Sheet1.W163]/[Sheet1.$AA163]" office:value-type="float" office:value="0.0228488792480116">
            <text:p>0.0228488792</text:p>
          </table:table-cell>
          <table:table-cell table:formula="of:=[Sheet1.X163]/[Sheet1.$AA163]" office:value-type="float" office:value="0.698626174981923">
            <text:p>0.698626175</text:p>
          </table:table-cell>
          <table:table-cell table:formula="of:=[Sheet1.Y163]/[Sheet1.$AA163]" office:value-type="float" office:value="0.00433839479392625">
            <text:p>0.0043383948</text:p>
          </table:table-cell>
          <table:table-cell table:formula="of:=[Sheet1.Z163]/[Sheet1.$AA163]" office:value-type="float" office:value="0.0203904555314534">
            <text:p>0.0203904555</text:p>
          </table:table-cell>
          <table:table-cell table:formula="of:=[Sheet1.AA163]/[Sheet1.$AA163]" office:value-type="float" office:value="1">
            <text:p>1</text:p>
          </table:table-cell>
        </table:table-row>
        <table:table-row table:style-name="ro1">
          <table:table-cell table:formula="of:=[Sheet1.A164]" office:value-type="string" office:string-value="Den Helder">
            <text:p>Den Helder</text:p>
          </table:table-cell>
          <table:table-cell table:formula="of:=[Sheet1.T164]/[Sheet1.$AA164]" office:value-type="float" office:value="0.0124453031766778">
            <text:p>0.0124453032</text:p>
          </table:table-cell>
          <table:table-cell table:formula="of:=[Sheet1.U164]/[Sheet1.$AA164]" office:value-type="float" office:value="0.0430755242370859">
            <text:p>0.0430755242</text:p>
          </table:table-cell>
          <table:table-cell table:formula="of:=[Sheet1.V164]/[Sheet1.$AA164]" office:value-type="float" office:value="0.785304313235211">
            <text:p>0.7853043132</text:p>
          </table:table-cell>
          <table:table-cell table:formula="of:=[Sheet1.W164]/[Sheet1.$AA164]" office:value-type="float" office:value="0.0356310734784338">
            <text:p>0.0356310735</text:p>
          </table:table-cell>
          <table:table-cell table:formula="of:=[Sheet1.X164]/[Sheet1.$AA164]" office:value-type="float" office:value="0.0997897368869694">
            <text:p>0.0997897369</text:p>
          </table:table-cell>
          <table:table-cell table:formula="of:=[Sheet1.Y164]/[Sheet1.$AA164]" office:value-type="float" office:value="0.0132977212024777">
            <text:p>0.0132977212</text:p>
          </table:table-cell>
          <table:table-cell table:formula="of:=[Sheet1.Z164]/[Sheet1.$AA164]" office:value-type="float" office:value="0.0104563277831449">
            <text:p>0.0104563278</text:p>
          </table:table-cell>
          <table:table-cell table:formula="of:=[Sheet1.AA164]/[Sheet1.$AA164]" office:value-type="float" office:value="1">
            <text:p>1</text:p>
          </table:table-cell>
        </table:table-row>
        <table:table-row table:style-name="ro1">
          <table:table-cell table:formula="of:=[Sheet1.A165]" office:value-type="string" office:string-value="Hellendoorn">
            <text:p>Hellendoorn</text:p>
          </table:table-cell>
          <table:table-cell table:formula="of:=[Sheet1.T165]/[Sheet1.$AA165]" office:value-type="float" office:value="0.0219020172910663">
            <text:p>0.0219020173</text:p>
          </table:table-cell>
          <table:table-cell table:formula="of:=[Sheet1.U165]/[Sheet1.$AA165]" office:value-type="float" office:value="0.0443804034582133">
            <text:p>0.0443804035</text:p>
          </table:table-cell>
          <table:table-cell table:formula="of:=[Sheet1.V165]/[Sheet1.$AA165]" office:value-type="float" office:value="0.307204610951009">
            <text:p>0.307204611</text:p>
          </table:table-cell>
          <table:table-cell table:formula="of:=[Sheet1.W165]/[Sheet1.$AA165]" office:value-type="float" office:value="0.0192363112391931">
            <text:p>0.0192363112</text:p>
          </table:table-cell>
          <table:table-cell table:formula="of:=[Sheet1.X165]/[Sheet1.$AA165]" office:value-type="float" office:value="0.593515850144092">
            <text:p>0.5935158501</text:p>
          </table:table-cell>
          <table:table-cell table:formula="of:=[Sheet1.Y165]/[Sheet1.$AA165]" office:value-type="float" office:value="0.00338616714697406">
            <text:p>0.0033861671</text:p>
          </table:table-cell>
          <table:table-cell table:formula="of:=[Sheet1.Z165]/[Sheet1.$AA165]" office:value-type="float" office:value="0.0103746397694525">
            <text:p>0.0103746398</text:p>
          </table:table-cell>
          <table:table-cell table:formula="of:=[Sheet1.AA165]/[Sheet1.$AA165]" office:value-type="float" office:value="1">
            <text:p>1</text:p>
          </table:table-cell>
        </table:table-row>
        <table:table-row table:style-name="ro1">
          <table:table-cell table:formula="of:=[Sheet1.A166]" office:value-type="string" office:string-value="Hellevoetsluis">
            <text:p>Hellevoetsluis</text:p>
          </table:table-cell>
          <table:table-cell table:formula="of:=[Sheet1.T166]/[Sheet1.$AA166]" office:value-type="float" office:value="0.0386620330147698">
            <text:p>0.038662033</text:p>
          </table:table-cell>
          <table:table-cell table:formula="of:=[Sheet1.U166]/[Sheet1.$AA166]" office:value-type="float" office:value="0.11120764552563">
            <text:p>0.1112076455</text:p>
          </table:table-cell>
          <table:table-cell table:formula="of:=[Sheet1.V166]/[Sheet1.$AA166]" office:value-type="float" office:value="0.36359687228497">
            <text:p>0.3635968723</text:p>
          </table:table-cell>
          <table:table-cell table:formula="of:=[Sheet1.W166]/[Sheet1.$AA166]" office:value-type="float" office:value="0.0523457862728063">
            <text:p>0.0523457863</text:p>
          </table:table-cell>
          <table:table-cell table:formula="of:=[Sheet1.X166]/[Sheet1.$AA166]" office:value-type="float" office:value="0.409209383145091">
            <text:p>0.4092093831</text:p>
          </table:table-cell>
          <table:table-cell table:formula="of:=[Sheet1.Y166]/[Sheet1.$AA166]" office:value-type="float" office:value="0.010642919200695">
            <text:p>0.0106429192</text:p>
          </table:table-cell>
          <table:table-cell table:formula="of:=[Sheet1.Z166]/[Sheet1.$AA166]" office:value-type="float" office:value="0.0143353605560382">
            <text:p>0.0143353606</text:p>
          </table:table-cell>
          <table:table-cell table:formula="of:=[Sheet1.AA166]/[Sheet1.$AA166]" office:value-type="float" office:value="1">
            <text:p>1</text:p>
          </table:table-cell>
        </table:table-row>
        <table:table-row table:style-name="ro1">
          <table:table-cell table:formula="of:=[Sheet1.A167]" office:value-type="string" office:string-value="Helmond">
            <text:p>Helmond</text:p>
          </table:table-cell>
          <table:table-cell table:formula="of:=[Sheet1.T167]/[Sheet1.$AA167]" office:value-type="float" office:value="0.0437017994858612">
            <text:p>0.0437017995</text:p>
          </table:table-cell>
          <table:table-cell table:formula="of:=[Sheet1.U167]/[Sheet1.$AA167]" office:value-type="float" office:value="0.246419390378259">
            <text:p>0.2464193904</text:p>
          </table:table-cell>
          <table:table-cell table:formula="of:=[Sheet1.V167]/[Sheet1.$AA167]" office:value-type="float" office:value="0.201983106867426">
            <text:p>0.2019831069</text:p>
          </table:table-cell>
          <table:table-cell table:formula="of:=[Sheet1.W167]/[Sheet1.$AA167]" office:value-type="float" office:value="0.0745501285347044">
            <text:p>0.0745501285</text:p>
          </table:table-cell>
          <table:table-cell table:formula="of:=[Sheet1.X167]/[Sheet1.$AA167]" office:value-type="float" office:value="0.289570326845391">
            <text:p>0.2895703268</text:p>
          </table:table-cell>
          <table:table-cell table:formula="of:=[Sheet1.Y167]/[Sheet1.$AA167]" office:value-type="float" office:value="0.0391112743297833">
            <text:p>0.0391112743</text:p>
          </table:table-cell>
          <table:table-cell table:formula="of:=[Sheet1.Z167]/[Sheet1.$AA167]" office:value-type="float" office:value="0.104663973558575">
            <text:p>0.1046639736</text:p>
          </table:table-cell>
          <table:table-cell table:formula="of:=[Sheet1.AA167]/[Sheet1.$AA167]" office:value-type="float" office:value="1">
            <text:p>1</text:p>
          </table:table-cell>
        </table:table-row>
        <table:table-row table:style-name="ro1">
          <table:table-cell table:formula="of:=[Sheet1.A168]" office:value-type="string" office:string-value="Hendrik-Ido-Ambacht">
            <text:p>Hendrik-Ido-Ambacht</text:p>
          </table:table-cell>
          <table:table-cell table:formula="of:=[Sheet1.T168]/[Sheet1.$AA168]" office:value-type="float" office:value="0.06438127090301">
            <text:p>0.0643812709</text:p>
          </table:table-cell>
          <table:table-cell table:formula="of:=[Sheet1.U168]/[Sheet1.$AA168]" office:value-type="float" office:value="0.239130434782609">
            <text:p>0.2391304348</text:p>
          </table:table-cell>
          <table:table-cell table:formula="of:=[Sheet1.V168]/[Sheet1.$AA168]" office:value-type="float" office:value="0.118729096989967">
            <text:p>0.118729097</text:p>
          </table:table-cell>
          <table:table-cell table:formula="of:=[Sheet1.W168]/[Sheet1.$AA168]" office:value-type="float" office:value="0.072742474916388">
            <text:p>0.0727424749</text:p>
          </table:table-cell>
          <table:table-cell table:formula="of:=[Sheet1.X168]/[Sheet1.$AA168]" office:value-type="float" office:value="0.249163879598662">
            <text:p>0.2491638796</text:p>
          </table:table-cell>
          <table:table-cell table:formula="of:=[Sheet1.Y168]/[Sheet1.$AA168]" office:value-type="float" office:value="0.188963210702341">
            <text:p>0.1889632107</text:p>
          </table:table-cell>
          <table:table-cell table:formula="of:=[Sheet1.Z168]/[Sheet1.$AA168]" office:value-type="float" office:value="0.0668896321070234">
            <text:p>0.0668896321</text:p>
          </table:table-cell>
          <table:table-cell table:formula="of:=[Sheet1.AA168]/[Sheet1.$AA168]" office:value-type="float" office:value="1">
            <text:p>1</text:p>
          </table:table-cell>
        </table:table-row>
        <table:table-row table:style-name="ro1">
          <table:table-cell table:formula="of:=[Sheet1.A169]" office:value-type="string" office:string-value="Hengelo (O.)">
            <text:p>Hengelo (O.)</text:p>
          </table:table-cell>
          <table:table-cell table:formula="of:=[Sheet1.T169]/[Sheet1.$AA169]" office:value-type="float" office:value="0.0491456468673719">
            <text:p>0.0491456469</text:p>
          </table:table-cell>
          <table:table-cell table:formula="of:=[Sheet1.U169]/[Sheet1.$AA169]" office:value-type="float" office:value="0.204882017900732">
            <text:p>0.2048820179</text:p>
          </table:table-cell>
          <table:table-cell table:formula="of:=[Sheet1.V169]/[Sheet1.$AA169]" office:value-type="float" office:value="0.139137510170871">
            <text:p>0.1391375102</text:p>
          </table:table-cell>
          <table:table-cell table:formula="of:=[Sheet1.W169]/[Sheet1.$AA169]" office:value-type="float" office:value="0.0732302685109845">
            <text:p>0.0732302685</text:p>
          </table:table-cell>
          <table:table-cell table:formula="of:=[Sheet1.X169]/[Sheet1.$AA169]" office:value-type="float" office:value="0.427013832384052">
            <text:p>0.4270138324</text:p>
          </table:table-cell>
          <table:table-cell table:formula="of:=[Sheet1.Y169]/[Sheet1.$AA169]" office:value-type="float" office:value="0.0336859235150529">
            <text:p>0.0336859235</text:p>
          </table:table-cell>
          <table:table-cell table:formula="of:=[Sheet1.Z169]/[Sheet1.$AA169]" office:value-type="float" office:value="0.0729048006509357">
            <text:p>0.0729048007</text:p>
          </table:table-cell>
          <table:table-cell table:formula="of:=[Sheet1.AA169]/[Sheet1.$AA169]" office:value-type="float" office:value="1">
            <text:p>1</text:p>
          </table:table-cell>
        </table:table-row>
        <table:table-row table:style-name="ro1">
          <table:table-cell table:formula="of:=[Sheet1.A170]" office:value-type="string" office:string-value="'s-Hertogenbosch">
            <text:p>'s-Hertogenbosch</text:p>
          </table:table-cell>
          <table:table-cell table:formula="of:=[Sheet1.T170]/[Sheet1.$AA170]" office:value-type="float" office:value="0.0629973474801061">
            <text:p>0.0629973475</text:p>
          </table:table-cell>
          <table:table-cell table:formula="of:=[Sheet1.U170]/[Sheet1.$AA170]" office:value-type="float" office:value="0.194960212201592">
            <text:p>0.1949602122</text:p>
          </table:table-cell>
          <table:table-cell table:formula="of:=[Sheet1.V170]/[Sheet1.$AA170]" office:value-type="float" office:value="0.128757736516357">
            <text:p>0.1287577365</text:p>
          </table:table-cell>
          <table:table-cell table:formula="of:=[Sheet1.W170]/[Sheet1.$AA170]" office:value-type="float" office:value="0.108532272325376">
            <text:p>0.1085322723</text:p>
          </table:table-cell>
          <table:table-cell table:formula="of:=[Sheet1.X170]/[Sheet1.$AA170]" office:value-type="float" office:value="0.383289124668435">
            <text:p>0.3832891247</text:p>
          </table:table-cell>
          <table:table-cell table:formula="of:=[Sheet1.Y170]/[Sheet1.$AA170]" office:value-type="float" office:value="0.0541556145004421">
            <text:p>0.0541556145</text:p>
          </table:table-cell>
          <table:table-cell table:formula="of:=[Sheet1.Z170]/[Sheet1.$AA170]" office:value-type="float" office:value="0.0673076923076923">
            <text:p>0.0673076923</text:p>
          </table:table-cell>
          <table:table-cell table:formula="of:=[Sheet1.AA170]/[Sheet1.$AA170]" office:value-type="float" office:value="1">
            <text:p>1</text:p>
          </table:table-cell>
        </table:table-row>
        <table:table-row table:style-name="ro1">
          <table:table-cell table:formula="of:=[Sheet1.A171]" office:value-type="string" office:string-value="Heumen">
            <text:p>Heumen</text:p>
          </table:table-cell>
          <table:table-cell table:formula="of:=[Sheet1.T171]/[Sheet1.$AA171]" office:value-type="float" office:value="0.0427020506634499">
            <text:p>0.0427020507</text:p>
          </table:table-cell>
          <table:table-cell table:formula="of:=[Sheet1.U171]/[Sheet1.$AA171]" office:value-type="float" office:value="0.0726176115802171">
            <text:p>0.0726176116</text:p>
          </table:table-cell>
          <table:table-cell table:formula="of:=[Sheet1.V171]/[Sheet1.$AA171]" office:value-type="float" office:value="0.27816646562123">
            <text:p>0.2781664656</text:p>
          </table:table-cell>
          <table:table-cell table:formula="of:=[Sheet1.W171]/[Sheet1.$AA171]" office:value-type="float" office:value="0.0200241254523522">
            <text:p>0.0200241255</text:p>
          </table:table-cell>
          <table:table-cell table:formula="of:=[Sheet1.X171]/[Sheet1.$AA171]" office:value-type="float" office:value="0.571049457177322">
            <text:p>0.5710494572</text:p>
          </table:table-cell>
          <table:table-cell table:formula="of:=[Sheet1.Y171]/[Sheet1.$AA171]" office:value-type="float" office:value="0.00289505428226779">
            <text:p>0.0028950543</text:p>
          </table:table-cell>
          <table:table-cell table:formula="of:=[Sheet1.Z171]/[Sheet1.$AA171]" office:value-type="float" office:value="0.0125452352231604">
            <text:p>0.0125452352</text:p>
          </table:table-cell>
          <table:table-cell table:formula="of:=[Sheet1.AA171]/[Sheet1.$AA171]" office:value-type="float" office:value="1">
            <text:p>1</text:p>
          </table:table-cell>
        </table:table-row>
        <table:table-row table:style-name="ro1">
          <table:table-cell table:formula="of:=[Sheet1.A172]" office:value-type="string" office:string-value="Heusden">
            <text:p>Heusden</text:p>
          </table:table-cell>
          <table:table-cell table:formula="of:=[Sheet1.T172]/[Sheet1.$AA172]" office:value-type="float" office:value="0.0350530733152308">
            <text:p>0.0350530733</text:p>
          </table:table-cell>
          <table:table-cell table:formula="of:=[Sheet1.U172]/[Sheet1.$AA172]" office:value-type="float" office:value="0.0957788200444335">
            <text:p>0.09577882</text:p>
          </table:table-cell>
          <table:table-cell table:formula="of:=[Sheet1.V172]/[Sheet1.$AA172]" office:value-type="float" office:value="0.218834855591212">
            <text:p>0.2188348556</text:p>
          </table:table-cell>
          <table:table-cell table:formula="of:=[Sheet1.W172]/[Sheet1.$AA172]" office:value-type="float" office:value="0.0311034312515428">
            <text:p>0.0311034313</text:p>
          </table:table-cell>
          <table:table-cell table:formula="of:=[Sheet1.X172]/[Sheet1.$AA172]" office:value-type="float" office:value="0.582942483337448">
            <text:p>0.5829424833</text:p>
          </table:table-cell>
          <table:table-cell table:formula="of:=[Sheet1.Y172]/[Sheet1.$AA172]" office:value-type="float" office:value="0.00604788941002222">
            <text:p>0.0060478894</text:p>
          </table:table-cell>
          <table:table-cell table:formula="of:=[Sheet1.Z172]/[Sheet1.$AA172]" office:value-type="float" office:value="0.0302394470501111">
            <text:p>0.0302394471</text:p>
          </table:table-cell>
          <table:table-cell table:formula="of:=[Sheet1.AA172]/[Sheet1.$AA172]" office:value-type="float" office:value="1">
            <text:p>1</text:p>
          </table:table-cell>
        </table:table-row>
        <table:table-row table:style-name="ro1">
          <table:table-cell table:formula="of:=[Sheet1.A173]" office:value-type="string" office:string-value="Hillegom">
            <text:p>Hillegom</text:p>
          </table:table-cell>
          <table:table-cell table:formula="of:=[Sheet1.T173]/[Sheet1.$AA173]" office:value-type="float" office:value="0.0386329866270431">
            <text:p>0.0386329866</text:p>
          </table:table-cell>
          <table:table-cell table:formula="of:=[Sheet1.U173]/[Sheet1.$AA173]" office:value-type="float" office:value="0.179791976225854">
            <text:p>0.1797919762</text:p>
          </table:table-cell>
          <table:table-cell table:formula="of:=[Sheet1.V173]/[Sheet1.$AA173]" office:value-type="float" office:value="0.0579494799405646">
            <text:p>0.0579494799</text:p>
          </table:table-cell>
          <table:table-cell table:formula="of:=[Sheet1.W173]/[Sheet1.$AA173]" office:value-type="float" office:value="0.0520059435364042">
            <text:p>0.0520059435</text:p>
          </table:table-cell>
          <table:table-cell table:formula="of:=[Sheet1.X173]/[Sheet1.$AA173]" office:value-type="float" office:value="0.560921248142645">
            <text:p>0.5609212481</text:p>
          </table:table-cell>
          <table:table-cell table:formula="of:=[Sheet1.Y173]/[Sheet1.$AA173]" office:value-type="float" office:value="0.0104011887072808">
            <text:p>0.0104011887</text:p>
          </table:table-cell>
          <table:table-cell table:formula="of:=[Sheet1.Z173]/[Sheet1.$AA173]" office:value-type="float" office:value="0.100297176820208">
            <text:p>0.1002971768</text:p>
          </table:table-cell>
          <table:table-cell table:formula="of:=[Sheet1.AA173]/[Sheet1.$AA173]" office:value-type="float" office:value="1">
            <text:p>1</text:p>
          </table:table-cell>
        </table:table-row>
        <table:table-row table:style-name="ro1">
          <table:table-cell table:formula="of:=[Sheet1.A174]" office:value-type="string" office:string-value="Hilvarenbeek">
            <text:p>Hilvarenbeek</text:p>
          </table:table-cell>
          <table:table-cell table:formula="of:=[Sheet1.T174]/[Sheet1.$AA174]" office:value-type="float" office:value="0.0199190787426082">
            <text:p>0.0199190787</text:p>
          </table:table-cell>
          <table:table-cell table:formula="of:=[Sheet1.U174]/[Sheet1.$AA174]" office:value-type="float" office:value="0.028322440087146">
            <text:p>0.0283224401</text:p>
          </table:table-cell>
          <table:table-cell table:formula="of:=[Sheet1.V174]/[Sheet1.$AA174]" office:value-type="float" office:value="0.298786181139122">
            <text:p>0.2987861811</text:p>
          </table:table-cell>
          <table:table-cell table:formula="of:=[Sheet1.W174]/[Sheet1.$AA174]" office:value-type="float" office:value="0.0369332918352526">
            <text:p>0.0369332918</text:p>
          </table:table-cell>
          <table:table-cell table:formula="of:=[Sheet1.X174]/[Sheet1.$AA174]" office:value-type="float" office:value="0.606494449631705">
            <text:p>0.6064944496</text:p>
          </table:table-cell>
          <table:table-cell table:formula="of:=[Sheet1.Y174]/[Sheet1.$AA174]" office:value-type="float" office:value="0.00290486564996369">
            <text:p>0.0029048656</text:p>
          </table:table-cell>
          <table:table-cell table:formula="of:=[Sheet1.Z174]/[Sheet1.$AA174]" office:value-type="float" office:value="0.00663969291420272">
            <text:p>0.0066396929</text:p>
          </table:table-cell>
          <table:table-cell table:formula="of:=[Sheet1.AA174]/[Sheet1.$AA174]" office:value-type="float" office:value="1">
            <text:p>1</text:p>
          </table:table-cell>
        </table:table-row>
        <table:table-row table:style-name="ro1">
          <table:table-cell table:formula="of:=[Sheet1.A175]" office:value-type="string" office:string-value="Hilversum">
            <text:p>Hilversum</text:p>
          </table:table-cell>
          <table:table-cell table:formula="of:=[Sheet1.T175]/[Sheet1.$AA175]" office:value-type="float" office:value="0.0525390195647395">
            <text:p>0.0525390196</text:p>
          </table:table-cell>
          <table:table-cell table:formula="of:=[Sheet1.U175]/[Sheet1.$AA175]" office:value-type="float" office:value="0.251923499670257">
            <text:p>0.2519234997</text:p>
          </table:table-cell>
          <table:table-cell table:formula="of:=[Sheet1.V175]/[Sheet1.$AA175]" office:value-type="float" office:value="0.442514838426028">
            <text:p>0.4425148384</text:p>
          </table:table-cell>
          <table:table-cell table:formula="of:=[Sheet1.W175]/[Sheet1.$AA175]" office:value-type="float" office:value="0.0819960430863926">
            <text:p>0.0819960431</text:p>
          </table:table-cell>
          <table:table-cell table:formula="of:=[Sheet1.X175]/[Sheet1.$AA175]" office:value-type="float" office:value="0.128379863706309">
            <text:p>0.1283798637</text:p>
          </table:table-cell>
          <table:table-cell table:formula="of:=[Sheet1.Y175]/[Sheet1.$AA175]" office:value-type="float" office:value="0.0127500549571334">
            <text:p>0.012750055</text:p>
          </table:table-cell>
          <table:table-cell table:formula="of:=[Sheet1.Z175]/[Sheet1.$AA175]" office:value-type="float" office:value="0.0298966805891405">
            <text:p>0.0298966806</text:p>
          </table:table-cell>
          <table:table-cell table:formula="of:=[Sheet1.AA175]/[Sheet1.$AA175]" office:value-type="float" office:value="1">
            <text:p>1</text:p>
          </table:table-cell>
        </table:table-row>
        <table:table-row table:style-name="ro1">
          <table:table-cell table:formula="of:=[Sheet1.A176]" office:value-type="string" office:string-value="Hof van Twente">
            <text:p>Hof van Twente</text:p>
          </table:table-cell>
          <table:table-cell table:formula="of:=[Sheet1.T176]/[Sheet1.$AA176]" office:value-type="float" office:value="0.0299353879049877">
            <text:p>0.0299353879</text:p>
          </table:table-cell>
          <table:table-cell table:formula="of:=[Sheet1.U176]/[Sheet1.$AA176]" office:value-type="float" office:value="0.0277506623901827">
            <text:p>0.0277506624</text:p>
          </table:table-cell>
          <table:table-cell table:formula="of:=[Sheet1.V176]/[Sheet1.$AA176]" office:value-type="float" office:value="0.170919908892298">
            <text:p>0.1709199089</text:p>
          </table:table-cell>
          <table:table-cell table:formula="of:=[Sheet1.W176]/[Sheet1.$AA176]" office:value-type="float" office:value="0.0209175847162181">
            <text:p>0.0209175847</text:p>
          </table:table-cell>
          <table:table-cell table:formula="of:=[Sheet1.X176]/[Sheet1.$AA176]" office:value-type="float" office:value="0.734253707060847">
            <text:p>0.7342537071</text:p>
          </table:table-cell>
          <table:table-cell table:formula="of:=[Sheet1.Y176]/[Sheet1.$AA176]" office:value-type="float" office:value="0.00683307767396458">
            <text:p>0.0068330777</text:p>
          </table:table-cell>
          <table:table-cell table:formula="of:=[Sheet1.Z176]/[Sheet1.$AA176]" office:value-type="float" office:value="0.00938967136150235">
            <text:p>0.0093896714</text:p>
          </table:table-cell>
          <table:table-cell table:formula="of:=[Sheet1.AA176]/[Sheet1.$AA176]" office:value-type="float" office:value="1">
            <text:p>1</text:p>
          </table:table-cell>
        </table:table-row>
        <table:table-row table:style-name="ro1">
          <table:table-cell table:formula="of:=[Sheet1.A177]" office:value-type="string" office:string-value="Hoogeveen">
            <text:p>Hoogeveen</text:p>
          </table:table-cell>
          <table:table-cell table:formula="of:=[Sheet1.T177]/[Sheet1.$AA177]" office:value-type="float" office:value="0.0399004433382593">
            <text:p>0.0399004433</text:p>
          </table:table-cell>
          <table:table-cell table:formula="of:=[Sheet1.U177]/[Sheet1.$AA177]" office:value-type="float" office:value="0.0690674340826009">
            <text:p>0.0690674341</text:p>
          </table:table-cell>
          <table:table-cell table:formula="of:=[Sheet1.V177]/[Sheet1.$AA177]" office:value-type="float" office:value="0.112701252236136">
            <text:p>0.1127012522</text:p>
          </table:table-cell>
          <table:table-cell table:formula="of:=[Sheet1.W177]/[Sheet1.$AA177]" office:value-type="float" office:value="0.0344559383993155">
            <text:p>0.0344559384</text:p>
          </table:table-cell>
          <table:table-cell table:formula="of:=[Sheet1.X177]/[Sheet1.$AA177]" office:value-type="float" office:value="0.697207746752742">
            <text:p>0.6972077468</text:p>
          </table:table-cell>
          <table:table-cell table:formula="of:=[Sheet1.Y177]/[Sheet1.$AA177]" office:value-type="float" office:value="0.016566850742786">
            <text:p>0.0165668507</text:p>
          </table:table-cell>
          <table:table-cell table:formula="of:=[Sheet1.Z177]/[Sheet1.$AA177]" office:value-type="float" office:value="0.0301003344481605">
            <text:p>0.0301003344</text:p>
          </table:table-cell>
          <table:table-cell table:formula="of:=[Sheet1.AA177]/[Sheet1.$AA177]" office:value-type="float" office:value="1">
            <text:p>1</text:p>
          </table:table-cell>
        </table:table-row>
        <table:table-row table:style-name="ro1">
          <table:table-cell table:formula="of:=[Sheet1.A178]" office:value-type="string" office:string-value="Hoogezand-Sappemeer">
            <text:p>Hoogezand-Sappemeer</text:p>
          </table:table-cell>
          <table:table-cell table:formula="of:=[Sheet1.T178]/[Sheet1.$AA178]" office:value-type="float" office:value="0.0304693933571232">
            <text:p>0.0304693934</text:p>
          </table:table-cell>
          <table:table-cell table:formula="of:=[Sheet1.U178]/[Sheet1.$AA178]" office:value-type="float" office:value="0.0900356848751029">
            <text:p>0.0900356849</text:p>
          </table:table-cell>
          <table:table-cell table:formula="of:=[Sheet1.V178]/[Sheet1.$AA178]" office:value-type="float" office:value="0.130798792204227">
            <text:p>0.1307987922</text:p>
          </table:table-cell>
          <table:table-cell table:formula="of:=[Sheet1.W178]/[Sheet1.$AA178]" office:value-type="float" office:value="0.0455668405160582">
            <text:p>0.0455668405</text:p>
          </table:table-cell>
          <table:table-cell table:formula="of:=[Sheet1.X178]/[Sheet1.$AA178]" office:value-type="float" office:value="0.645758989843536">
            <text:p>0.6457589898</text:p>
          </table:table-cell>
          <table:table-cell table:formula="of:=[Sheet1.Y178]/[Sheet1.$AA178]" office:value-type="float" office:value="0.0177051880318419">
            <text:p>0.017705188</text:p>
          </table:table-cell>
          <table:table-cell table:formula="of:=[Sheet1.Z178]/[Sheet1.$AA178]" office:value-type="float" office:value="0.0396651111721109">
            <text:p>0.0396651112</text:p>
          </table:table-cell>
          <table:table-cell table:formula="of:=[Sheet1.AA178]/[Sheet1.$AA178]" office:value-type="float" office:value="1">
            <text:p>1</text:p>
          </table:table-cell>
        </table:table-row>
        <table:table-row table:style-name="ro1">
          <table:table-cell table:formula="of:=[Sheet1.A179]" office:value-type="string" office:string-value="Hoorn">
            <text:p>Hoorn</text:p>
          </table:table-cell>
          <table:table-cell table:formula="of:=[Sheet1.T179]/[Sheet1.$AA179]" office:value-type="float" office:value="0.0195856873822976">
            <text:p>0.0195856874</text:p>
          </table:table-cell>
          <table:table-cell table:formula="of:=[Sheet1.U179]/[Sheet1.$AA179]" office:value-type="float" office:value="0.176459510357815">
            <text:p>0.1764595104</text:p>
          </table:table-cell>
          <table:table-cell table:formula="of:=[Sheet1.V179]/[Sheet1.$AA179]" office:value-type="float" office:value="0.622975517890772">
            <text:p>0.6229755179</text:p>
          </table:table-cell>
          <table:table-cell table:formula="of:=[Sheet1.W179]/[Sheet1.$AA179]" office:value-type="float" office:value="0.0698681732580038">
            <text:p>0.0698681733</text:p>
          </table:table-cell>
          <table:table-cell table:formula="of:=[Sheet1.X179]/[Sheet1.$AA179]" office:value-type="float" office:value="0.0542372881355932">
            <text:p>0.0542372881</text:p>
          </table:table-cell>
          <table:table-cell table:formula="of:=[Sheet1.Y179]/[Sheet1.$AA179]" office:value-type="float" office:value="0.0214689265536723">
            <text:p>0.0214689266</text:p>
          </table:table-cell>
          <table:table-cell table:formula="of:=[Sheet1.Z179]/[Sheet1.$AA179]" office:value-type="float" office:value="0.0354048964218456">
            <text:p>0.0354048964</text:p>
          </table:table-cell>
          <table:table-cell table:formula="of:=[Sheet1.AA179]/[Sheet1.$AA179]" office:value-type="float" office:value="1">
            <text:p>1</text:p>
          </table:table-cell>
        </table:table-row>
        <table:table-row table:style-name="ro1">
          <table:table-cell table:formula="of:=[Sheet1.A180]" office:value-type="string" office:string-value="Horst aan de Maas">
            <text:p>Horst aan de Maas</text:p>
          </table:table-cell>
          <table:table-cell table:formula="of:=[Sheet1.T180]/[Sheet1.$AA180]" office:value-type="float" office:value="0.0313494979181974">
            <text:p>0.0313494979</text:p>
          </table:table-cell>
          <table:table-cell table:formula="of:=[Sheet1.U180]/[Sheet1.$AA180]" office:value-type="float" office:value="0.0414727732876153">
            <text:p>0.0414727733</text:p>
          </table:table-cell>
          <table:table-cell table:formula="of:=[Sheet1.V180]/[Sheet1.$AA180]" office:value-type="float" office:value="0.194138297003837">
            <text:p>0.194138297</text:p>
          </table:table-cell>
          <table:table-cell table:formula="of:=[Sheet1.W180]/[Sheet1.$AA180]" office:value-type="float" office:value="0.0251449097885542">
            <text:p>0.0251449098</text:p>
          </table:table-cell>
          <table:table-cell table:formula="of:=[Sheet1.X180]/[Sheet1.$AA180]" office:value-type="float" office:value="0.691076822597763">
            <text:p>0.6910768226</text:p>
          </table:table-cell>
          <table:table-cell table:formula="of:=[Sheet1.Y180]/[Sheet1.$AA180]" office:value-type="float" office:value="0.00351049065229815">
            <text:p>0.0035104907</text:p>
          </table:table-cell>
          <table:table-cell table:formula="of:=[Sheet1.Z180]/[Sheet1.$AA180]" office:value-type="float" office:value="0.0133072087517348">
            <text:p>0.0133072088</text:p>
          </table:table-cell>
          <table:table-cell table:formula="of:=[Sheet1.AA180]/[Sheet1.$AA180]" office:value-type="float" office:value="1">
            <text:p>1</text:p>
          </table:table-cell>
        </table:table-row>
        <table:table-row table:style-name="ro1">
          <table:table-cell table:formula="of:=[Sheet1.A181]" office:value-type="string" office:string-value="Houten">
            <text:p>Houten</text:p>
          </table:table-cell>
          <table:table-cell table:formula="of:=[Sheet1.T181]/[Sheet1.$AA181]" office:value-type="float" office:value="0.0395162663941407">
            <text:p>0.0395162664</text:p>
          </table:table-cell>
          <table:table-cell table:formula="of:=[Sheet1.U181]/[Sheet1.$AA181]" office:value-type="float" office:value="0.100153295861012">
            <text:p>0.1001532959</text:p>
          </table:table-cell>
          <table:table-cell table:formula="of:=[Sheet1.V181]/[Sheet1.$AA181]" office:value-type="float" office:value="0.0759666155680463">
            <text:p>0.0759666156</text:p>
          </table:table-cell>
          <table:table-cell table:formula="of:=[Sheet1.W181]/[Sheet1.$AA181]" office:value-type="float" office:value="0.0335547606881281">
            <text:p>0.0335547607</text:p>
          </table:table-cell>
          <table:table-cell table:formula="of:=[Sheet1.X181]/[Sheet1.$AA181]" office:value-type="float" office:value="0.694259921648782">
            <text:p>0.6942599216</text:p>
          </table:table-cell>
          <table:table-cell table:formula="of:=[Sheet1.Y181]/[Sheet1.$AA181]" office:value-type="float" office:value="0.0327031170158406">
            <text:p>0.032703117</text:p>
          </table:table-cell>
          <table:table-cell table:formula="of:=[Sheet1.Z181]/[Sheet1.$AA181]" office:value-type="float" office:value="0.0238460228240504">
            <text:p>0.0238460228</text:p>
          </table:table-cell>
          <table:table-cell table:formula="of:=[Sheet1.AA181]/[Sheet1.$AA181]" office:value-type="float" office:value="1">
            <text:p>1</text:p>
          </table:table-cell>
        </table:table-row>
        <table:table-row table:style-name="ro1">
          <table:table-cell table:formula="of:=[Sheet1.A182]" office:value-type="string" office:string-value="Huizen">
            <text:p>Huizen</text:p>
          </table:table-cell>
          <table:table-cell table:formula="of:=[Sheet1.T182]/[Sheet1.$AA182]" office:value-type="float" office:value="0.024558380008617">
            <text:p>0.02455838</text:p>
          </table:table-cell>
          <table:table-cell table:formula="of:=[Sheet1.U182]/[Sheet1.$AA182]" office:value-type="float" office:value="0.283929340801379">
            <text:p>0.2839293408</text:p>
          </table:table-cell>
          <table:table-cell table:formula="of:=[Sheet1.V182]/[Sheet1.$AA182]" office:value-type="float" office:value="0.521757862990091">
            <text:p>0.521757863</text:p>
          </table:table-cell>
          <table:table-cell table:formula="of:=[Sheet1.W182]/[Sheet1.$AA182]" office:value-type="float" office:value="0.0866006031882809">
            <text:p>0.0866006032</text:p>
          </table:table-cell>
          <table:table-cell table:formula="of:=[Sheet1.X182]/[Sheet1.$AA182]" office:value-type="float" office:value="0.0473933649289099">
            <text:p>0.0473933649</text:p>
          </table:table-cell>
          <table:table-cell table:formula="of:=[Sheet1.Y182]/[Sheet1.$AA182]" office:value-type="float" office:value="0.004739336492891">
            <text:p>0.0047393365</text:p>
          </table:table-cell>
          <table:table-cell table:formula="of:=[Sheet1.Z182]/[Sheet1.$AA182]" office:value-type="float" office:value="0.031021111589832">
            <text:p>0.0310211116</text:p>
          </table:table-cell>
          <table:table-cell table:formula="of:=[Sheet1.AA182]/[Sheet1.$AA182]" office:value-type="float" office:value="1">
            <text:p>1</text:p>
          </table:table-cell>
        </table:table-row>
        <table:table-row table:style-name="ro1">
          <table:table-cell table:formula="of:=[Sheet1.A183]" office:value-type="string" office:string-value="Hulst">
            <text:p>Hulst</text:p>
          </table:table-cell>
          <table:table-cell table:formula="of:=[Sheet1.T183]/[Sheet1.$AA183]" office:value-type="float" office:value="0.0258953826540775">
            <text:p>0.0258953827</text:p>
          </table:table-cell>
          <table:table-cell table:formula="of:=[Sheet1.U183]/[Sheet1.$AA183]" office:value-type="float" office:value="0.0255368312019441">
            <text:p>0.0255368312</text:p>
          </table:table-cell>
          <table:table-cell table:formula="of:=[Sheet1.V183]/[Sheet1.$AA183]" office:value-type="float" office:value="0.315126887375005">
            <text:p>0.3151268874</text:p>
          </table:table-cell>
          <table:table-cell table:formula="of:=[Sheet1.W183]/[Sheet1.$AA183]" office:value-type="float" office:value="0.0088442691526234">
            <text:p>0.0088442692</text:p>
          </table:table-cell>
          <table:table-cell table:formula="of:=[Sheet1.X183]/[Sheet1.$AA183]" office:value-type="float" office:value="0.615672682363252">
            <text:p>0.6156726824</text:p>
          </table:table-cell>
          <table:table-cell table:formula="of:=[Sheet1.Y183]/[Sheet1.$AA183]" office:value-type="float" office:value="0.00398390502370424">
            <text:p>0.003983905</text:p>
          </table:table-cell>
          <table:table-cell table:formula="of:=[Sheet1.Z183]/[Sheet1.$AA183]" office:value-type="float" office:value="0.00494004222939325">
            <text:p>0.0049400422</text:p>
          </table:table-cell>
          <table:table-cell table:formula="of:=[Sheet1.AA183]/[Sheet1.$AA183]" office:value-type="float" office:value="1">
            <text:p>1</text:p>
          </table:table-cell>
        </table:table-row>
        <table:table-row table:style-name="ro1">
          <table:table-cell table:formula="of:=[Sheet1.A184]" office:value-type="string" office:string-value="IJsselstein">
            <text:p>IJsselstein</text:p>
          </table:table-cell>
          <table:table-cell table:formula="of:=[Sheet1.T184]/[Sheet1.$AA184]" office:value-type="float" office:value="0.0269767441860465">
            <text:p>0.0269767442</text:p>
          </table:table-cell>
          <table:table-cell table:formula="of:=[Sheet1.U184]/[Sheet1.$AA184]" office:value-type="float" office:value="0.195348837209302">
            <text:p>0.1953488372</text:p>
          </table:table-cell>
          <table:table-cell table:formula="of:=[Sheet1.V184]/[Sheet1.$AA184]" office:value-type="float" office:value="0.0404651162790698">
            <text:p>0.0404651163</text:p>
          </table:table-cell>
          <table:table-cell table:formula="of:=[Sheet1.W184]/[Sheet1.$AA184]" office:value-type="float" office:value="0.0395348837209302">
            <text:p>0.0395348837</text:p>
          </table:table-cell>
          <table:table-cell table:formula="of:=[Sheet1.X184]/[Sheet1.$AA184]" office:value-type="float" office:value="0.647906976744186">
            <text:p>0.6479069767</text:p>
          </table:table-cell>
          <table:table-cell table:formula="of:=[Sheet1.Y184]/[Sheet1.$AA184]" office:value-type="float" office:value="0.0167441860465116">
            <text:p>0.016744186</text:p>
          </table:table-cell>
          <table:table-cell table:formula="of:=[Sheet1.Z184]/[Sheet1.$AA184]" office:value-type="float" office:value="0.0330232558139535">
            <text:p>0.0330232558</text:p>
          </table:table-cell>
          <table:table-cell table:formula="of:=[Sheet1.AA184]/[Sheet1.$AA184]" office:value-type="float" office:value="1">
            <text:p>1</text:p>
          </table:table-cell>
        </table:table-row>
        <table:table-row table:style-name="ro1">
          <table:table-cell table:formula="of:=[Sheet1.A185]" office:value-type="string" office:string-value="Jacobswoude">
            <text:p>Jacobswoude</text:p>
          </table:table-cell>
          <table:table-cell table:formula="of:=[Sheet1.T185]/[Sheet1.$AA185]" office:value-type="float" office:value="0.0268700072621641">
            <text:p>0.0268700073</text:p>
          </table:table-cell>
          <table:table-cell table:formula="of:=[Sheet1.U185]/[Sheet1.$AA185]" office:value-type="float" office:value="0.0384894698620189">
            <text:p>0.0384894699</text:p>
          </table:table-cell>
          <table:table-cell table:formula="of:=[Sheet1.V185]/[Sheet1.$AA185]" office:value-type="float" office:value="0.124183006535948">
            <text:p>0.1241830065</text:p>
          </table:table-cell>
          <table:table-cell table:formula="of:=[Sheet1.W185]/[Sheet1.$AA185]" office:value-type="float" office:value="0.0108932461873638">
            <text:p>0.0108932462</text:p>
          </table:table-cell>
          <table:table-cell table:formula="of:=[Sheet1.X185]/[Sheet1.$AA185]" office:value-type="float" office:value="0.793028322440087">
            <text:p>0.7930283224</text:p>
          </table:table-cell>
          <table:table-cell table:formula="of:=[Sheet1.Y185]/[Sheet1.$AA185]" office:value-type="float" office:value="0.00145243282498184">
            <text:p>0.0014524328</text:p>
          </table:table-cell>
          <table:table-cell table:formula="of:=[Sheet1.Z185]/[Sheet1.$AA185]" office:value-type="float" office:value="0.00508351488743646">
            <text:p>0.0050835149</text:p>
          </table:table-cell>
          <table:table-cell table:formula="of:=[Sheet1.AA185]/[Sheet1.$AA185]" office:value-type="float" office:value="1">
            <text:p>1</text:p>
          </table:table-cell>
        </table:table-row>
        <table:table-row table:style-name="ro1">
          <table:table-cell table:formula="of:=[Sheet1.A186]" office:value-type="string" office:string-value="Kampen">
            <text:p>Kampen</text:p>
          </table:table-cell>
          <table:table-cell table:formula="of:=[Sheet1.T186]/[Sheet1.$AA186]" office:value-type="float" office:value="0.0272092016572877">
            <text:p>0.0272092017</text:p>
          </table:table-cell>
          <table:table-cell table:formula="of:=[Sheet1.U186]/[Sheet1.$AA186]" office:value-type="float" office:value="0.0400717333498238">
            <text:p>0.0400717333</text:p>
          </table:table-cell>
          <table:table-cell table:formula="of:=[Sheet1.V186]/[Sheet1.$AA186]" office:value-type="float" office:value="0.165357739162699">
            <text:p>0.1653577392</text:p>
          </table:table-cell>
          <table:table-cell table:formula="of:=[Sheet1.W186]/[Sheet1.$AA186]" office:value-type="float" office:value="0.014470348154103">
            <text:p>0.0144703482</text:p>
          </table:table-cell>
          <table:table-cell table:formula="of:=[Sheet1.X186]/[Sheet1.$AA186]" office:value-type="float" office:value="0.720425452971369">
            <text:p>0.720425453</text:p>
          </table:table-cell>
          <table:table-cell table:formula="of:=[Sheet1.Y186]/[Sheet1.$AA186]" office:value-type="float" office:value="0.0137282790179952">
            <text:p>0.013728279</text:p>
          </table:table-cell>
          <table:table-cell table:formula="of:=[Sheet1.Z186]/[Sheet1.$AA186]" office:value-type="float" office:value="0.0187372456867231">
            <text:p>0.0187372457</text:p>
          </table:table-cell>
          <table:table-cell table:formula="of:=[Sheet1.AA186]/[Sheet1.$AA186]" office:value-type="float" office:value="1">
            <text:p>1</text:p>
          </table:table-cell>
        </table:table-row>
        <table:table-row table:style-name="ro1">
          <table:table-cell table:formula="of:=[Sheet1.A187]" office:value-type="string" office:string-value="Kapelle">
            <text:p>Kapelle</text:p>
          </table:table-cell>
          <table:table-cell table:formula="of:=[Sheet1.T187]/[Sheet1.$AA187]" office:value-type="float" office:value="0.0504846526655897">
            <text:p>0.0504846527</text:p>
          </table:table-cell>
          <table:table-cell table:formula="of:=[Sheet1.U187]/[Sheet1.$AA187]" office:value-type="float" office:value="0.0462439418416801">
            <text:p>0.0462439418</text:p>
          </table:table-cell>
          <table:table-cell table:formula="of:=[Sheet1.V187]/[Sheet1.$AA187]" office:value-type="float" office:value="0.293214862681745">
            <text:p>0.2932148627</text:p>
          </table:table-cell>
          <table:table-cell table:formula="of:=[Sheet1.W187]/[Sheet1.$AA187]" office:value-type="float" office:value="0.0109046849757674">
            <text:p>0.010904685</text:p>
          </table:table-cell>
          <table:table-cell table:formula="of:=[Sheet1.X187]/[Sheet1.$AA187]" office:value-type="float" office:value="0.56078352180937">
            <text:p>0.5607835218</text:p>
          </table:table-cell>
          <table:table-cell table:formula="of:=[Sheet1.Y187]/[Sheet1.$AA187]" office:value-type="float" office:value="0.0203957996768982">
            <text:p>0.0203957997</text:p>
          </table:table-cell>
          <table:table-cell table:formula="of:=[Sheet1.Z187]/[Sheet1.$AA187]" office:value-type="float" office:value="0.0179725363489499">
            <text:p>0.0179725363</text:p>
          </table:table-cell>
          <table:table-cell table:formula="of:=[Sheet1.AA187]/[Sheet1.$AA187]" office:value-type="float" office:value="1">
            <text:p>1</text:p>
          </table:table-cell>
        </table:table-row>
        <table:table-row table:style-name="ro1">
          <table:table-cell table:formula="of:=[Sheet1.A188]" office:value-type="string" office:string-value="Katwijk">
            <text:p>Katwijk</text:p>
          </table:table-cell>
          <table:table-cell table:formula="of:=[Sheet1.T188]/[Sheet1.$AA188]" office:value-type="float" office:value="0.0487087283425956">
            <text:p>0.0487087283</text:p>
          </table:table-cell>
          <table:table-cell table:formula="of:=[Sheet1.U188]/[Sheet1.$AA188]" office:value-type="float" office:value="0.184047074207257">
            <text:p>0.1840470742</text:p>
          </table:table-cell>
          <table:table-cell table:formula="of:=[Sheet1.V188]/[Sheet1.$AA188]" office:value-type="float" office:value="0.361229159856162">
            <text:p>0.3612291599</text:p>
          </table:table-cell>
          <table:table-cell table:formula="of:=[Sheet1.W188]/[Sheet1.$AA188]" office:value-type="float" office:value="0.0748610657077476">
            <text:p>0.0748610657</text:p>
          </table:table-cell>
          <table:table-cell table:formula="of:=[Sheet1.X188]/[Sheet1.$AA188]" office:value-type="float" office:value="0.237986270022883">
            <text:p>0.23798627</text:p>
          </table:table-cell>
          <table:table-cell table:formula="of:=[Sheet1.Y188]/[Sheet1.$AA188]" office:value-type="float" office:value="0.0189604445897352">
            <text:p>0.0189604446</text:p>
          </table:table-cell>
          <table:table-cell table:formula="of:=[Sheet1.Z188]/[Sheet1.$AA188]" office:value-type="float" office:value="0.0742072572736188">
            <text:p>0.0742072573</text:p>
          </table:table-cell>
          <table:table-cell table:formula="of:=[Sheet1.AA188]/[Sheet1.$AA188]" office:value-type="float" office:value="1">
            <text:p>1</text:p>
          </table:table-cell>
        </table:table-row>
        <table:table-row table:style-name="ro1">
          <table:table-cell table:formula="of:=[Sheet1.A189]" office:value-type="string" office:string-value="Kerkrade">
            <text:p>Kerkrade</text:p>
          </table:table-cell>
          <table:table-cell table:formula="of:=[Sheet1.T189]/[Sheet1.$AA189]" office:value-type="float" office:value="0.0651974288337925">
            <text:p>0.0651974288</text:p>
          </table:table-cell>
          <table:table-cell table:formula="of:=[Sheet1.U189]/[Sheet1.$AA189]" office:value-type="float" office:value="0.352617079889807">
            <text:p>0.3526170799</text:p>
          </table:table-cell>
          <table:table-cell table:formula="of:=[Sheet1.V189]/[Sheet1.$AA189]" office:value-type="float" office:value="0.0844811753902663">
            <text:p>0.0844811754</text:p>
          </table:table-cell>
          <table:table-cell table:formula="of:=[Sheet1.W189]/[Sheet1.$AA189]" office:value-type="float" office:value="0.15564738292011">
            <text:p>0.1556473829</text:p>
          </table:table-cell>
          <table:table-cell table:formula="of:=[Sheet1.X189]/[Sheet1.$AA189]" office:value-type="float" office:value="0.189164370982553">
            <text:p>0.189164371</text:p>
          </table:table-cell>
          <table:table-cell table:formula="of:=[Sheet1.Y189]/[Sheet1.$AA189]" office:value-type="float" office:value="0.0647382920110193">
            <text:p>0.064738292</text:p>
          </table:table-cell>
          <table:table-cell table:formula="of:=[Sheet1.Z189]/[Sheet1.$AA189]" office:value-type="float" office:value="0.0881542699724518">
            <text:p>0.08815427</text:p>
          </table:table-cell>
          <table:table-cell table:formula="of:=[Sheet1.AA189]/[Sheet1.$AA189]" office:value-type="float" office:value="1">
            <text:p>1</text:p>
          </table:table-cell>
        </table:table-row>
        <table:table-row table:style-name="ro1">
          <table:table-cell table:formula="of:=[Sheet1.A190]" office:value-type="string" office:string-value="Kessel">
            <text:p>Kessel</text:p>
          </table:table-cell>
          <table:table-cell table:formula="of:=[Sheet1.T190]/[Sheet1.$AA190]" office:value-type="float" office:value="0.0248868778280543">
            <text:p>0.0248868778</text:p>
          </table:table-cell>
          <table:table-cell table:formula="of:=[Sheet1.U190]/[Sheet1.$AA190]" office:value-type="float" office:value="0.0398190045248869">
            <text:p>0.0398190045</text:p>
          </table:table-cell>
          <table:table-cell table:formula="of:=[Sheet1.V190]/[Sheet1.$AA190]" office:value-type="float" office:value="0.18868778280543">
            <text:p>0.1886877828</text:p>
          </table:table-cell>
          <table:table-cell table:formula="of:=[Sheet1.W190]/[Sheet1.$AA190]" office:value-type="float" office:value="0.00995475113122172">
            <text:p>0.0099547511</text:p>
          </table:table-cell>
          <table:table-cell table:formula="of:=[Sheet1.X190]/[Sheet1.$AA190]" office:value-type="float" office:value="0.712217194570136">
            <text:p>0.7122171946</text:p>
          </table:table-cell>
          <table:table-cell table:formula="of:=[Sheet1.Y190]/[Sheet1.$AA190]" office:value-type="float" office:value="0.00180995475113122">
            <text:p>0.0018099548</text:p>
          </table:table-cell>
          <table:table-cell table:formula="of:=[Sheet1.Z190]/[Sheet1.$AA190]" office:value-type="float" office:value="0.0226244343891403">
            <text:p>0.0226244344</text:p>
          </table:table-cell>
          <table:table-cell table:formula="of:=[Sheet1.AA190]/[Sheet1.$AA190]" office:value-type="float" office:value="1">
            <text:p>1</text:p>
          </table:table-cell>
        </table:table-row>
        <table:table-row table:style-name="ro1">
          <table:table-cell table:formula="of:=[Sheet1.A191]" office:value-type="string" office:string-value="Koggenland">
            <text:p>Koggenland</text:p>
          </table:table-cell>
          <table:table-cell table:formula="of:=[Sheet1.T191]/[Sheet1.$AA191]" office:value-type="float" office:value="0.0371031038173386">
            <text:p>0.0371031038</text:p>
          </table:table-cell>
          <table:table-cell table:formula="of:=[Sheet1.U191]/[Sheet1.$AA191]" office:value-type="float" office:value="0.0418599119990486">
            <text:p>0.041859912</text:p>
          </table:table-cell>
          <table:table-cell table:formula="of:=[Sheet1.V191]/[Sheet1.$AA191]" office:value-type="float" office:value="0.0481626828398145">
            <text:p>0.0481626828</text:p>
          </table:table-cell>
          <table:table-cell table:formula="of:=[Sheet1.W191]/[Sheet1.$AA191]" office:value-type="float" office:value="0.0230705196812938">
            <text:p>0.0230705197</text:p>
          </table:table-cell>
          <table:table-cell table:formula="of:=[Sheet1.X191]/[Sheet1.$AA191]" office:value-type="float" office:value="0.834700915685575">
            <text:p>0.8347009157</text:p>
          </table:table-cell>
          <table:table-cell table:formula="of:=[Sheet1.Y191]/[Sheet1.$AA191]" office:value-type="float" office:value="0.00392436674991081">
            <text:p>0.0039243667</text:p>
          </table:table-cell>
          <table:table-cell table:formula="of:=[Sheet1.Z191]/[Sheet1.$AA191]" office:value-type="float" office:value="0.0111784992270187">
            <text:p>0.0111784992</text:p>
          </table:table-cell>
          <table:table-cell table:formula="of:=[Sheet1.AA191]/[Sheet1.$AA191]" office:value-type="float" office:value="1">
            <text:p>1</text:p>
          </table:table-cell>
        </table:table-row>
        <table:table-row table:style-name="ro1">
          <table:table-cell table:formula="of:=[Sheet1.A192]" office:value-type="string" office:string-value="Kollumerland en Nieuwkruisland">
            <text:p>Kollumerland en Nieuwkruisland</text:p>
          </table:table-cell>
          <table:table-cell table:formula="of:=[Sheet1.T192]/[Sheet1.$AA192]" office:value-type="float" office:value="0.0194844383136477">
            <text:p>0.0194844383</text:p>
          </table:table-cell>
          <table:table-cell table:formula="of:=[Sheet1.U192]/[Sheet1.$AA192]" office:value-type="float" office:value="0.0240537977411846">
            <text:p>0.0240537977</text:p>
          </table:table-cell>
          <table:table-cell table:formula="of:=[Sheet1.V192]/[Sheet1.$AA192]" office:value-type="float" office:value="0.190706095353048">
            <text:p>0.1907060954</text:p>
          </table:table-cell>
          <table:table-cell table:formula="of:=[Sheet1.W192]/[Sheet1.$AA192]" office:value-type="float" office:value="0.0119837917061816">
            <text:p>0.0119837917</text:p>
          </table:table-cell>
          <table:table-cell table:formula="of:=[Sheet1.X192]/[Sheet1.$AA192]" office:value-type="float" office:value="0.743598586085007">
            <text:p>0.7435985861</text:p>
          </table:table-cell>
          <table:table-cell table:formula="of:=[Sheet1.Y192]/[Sheet1.$AA192]" office:value-type="float" office:value="0.00629364600396586">
            <text:p>0.006293646</text:p>
          </table:table-cell>
          <table:table-cell table:formula="of:=[Sheet1.Z192]/[Sheet1.$AA192]" office:value-type="float" office:value="0.00387964479696526">
            <text:p>0.0038796448</text:p>
          </table:table-cell>
          <table:table-cell table:formula="of:=[Sheet1.AA192]/[Sheet1.$AA192]" office:value-type="float" office:value="1">
            <text:p>1</text:p>
          </table:table-cell>
        </table:table-row>
        <table:table-row table:style-name="ro1">
          <table:table-cell table:formula="of:=[Sheet1.A193]" office:value-type="string" office:string-value="Korendijk">
            <text:p>Korendijk</text:p>
          </table:table-cell>
          <table:table-cell table:formula="of:=[Sheet1.T193]/[Sheet1.$AA193]" office:value-type="float" office:value="0.019603940690616">
            <text:p>0.0196039407</text:p>
          </table:table-cell>
          <table:table-cell table:formula="of:=[Sheet1.U193]/[Sheet1.$AA193]" office:value-type="float" office:value="0.0153249079510399">
            <text:p>0.015324908</text:p>
          </table:table-cell>
          <table:table-cell table:formula="of:=[Sheet1.V193]/[Sheet1.$AA193]" office:value-type="float" office:value="0.290775201512588">
            <text:p>0.2907752015</text:p>
          </table:table-cell>
          <table:table-cell table:formula="of:=[Sheet1.W193]/[Sheet1.$AA193]" office:value-type="float" office:value="0.00487610707533088">
            <text:p>0.0048761071</text:p>
          </table:table-cell>
          <table:table-cell table:formula="of:=[Sheet1.X193]/[Sheet1.$AA193]" office:value-type="float" office:value="0.649019802965469">
            <text:p>0.649019803</text:p>
          </table:table-cell>
          <table:table-cell table:formula="of:=[Sheet1.Y193]/[Sheet1.$AA193]" office:value-type="float" office:value="0.0180117424619365">
            <text:p>0.0180117425</text:p>
          </table:table-cell>
          <table:table-cell table:formula="of:=[Sheet1.Z193]/[Sheet1.$AA193]" office:value-type="float" office:value="0.00238829734301921">
            <text:p>0.0023882973</text:p>
          </table:table-cell>
          <table:table-cell table:formula="of:=[Sheet1.AA193]/[Sheet1.$AA193]" office:value-type="float" office:value="1">
            <text:p>1</text:p>
          </table:table-cell>
        </table:table-row>
        <table:table-row table:style-name="ro1">
          <table:table-cell table:formula="of:=[Sheet1.A194]" office:value-type="string" office:string-value="Krimpen aan den IJssel">
            <text:p>Krimpen aan den IJssel</text:p>
          </table:table-cell>
          <table:table-cell table:formula="of:=[Sheet1.T194]/[Sheet1.$AA194]" office:value-type="float" office:value="0.0337601862630966">
            <text:p>0.0337601863</text:p>
          </table:table-cell>
          <table:table-cell table:formula="of:=[Sheet1.U194]/[Sheet1.$AA194]" office:value-type="float" office:value="0.443538998835856">
            <text:p>0.4435389988</text:p>
          </table:table-cell>
          <table:table-cell table:formula="of:=[Sheet1.V194]/[Sheet1.$AA194]" office:value-type="float" office:value="0.167636786961583">
            <text:p>0.167636787</text:p>
          </table:table-cell>
          <table:table-cell table:formula="of:=[Sheet1.W194]/[Sheet1.$AA194]" office:value-type="float" office:value="0.171129220023283">
            <text:p>0.17112922</text:p>
          </table:table-cell>
          <table:table-cell table:formula="of:=[Sheet1.X194]/[Sheet1.$AA194]" office:value-type="float" office:value="0.0477299185098952">
            <text:p>0.0477299185</text:p>
          </table:table-cell>
          <table:table-cell table:formula="of:=[Sheet1.Y194]/[Sheet1.$AA194]" office:value-type="float" office:value="0.030267753201397">
            <text:p>0.0302677532</text:p>
          </table:table-cell>
          <table:table-cell table:formula="of:=[Sheet1.Z194]/[Sheet1.$AA194]" office:value-type="float" office:value="0.105937136204889">
            <text:p>0.1059371362</text:p>
          </table:table-cell>
          <table:table-cell table:formula="of:=[Sheet1.AA194]/[Sheet1.$AA194]" office:value-type="float" office:value="1">
            <text:p>1</text:p>
          </table:table-cell>
        </table:table-row>
        <table:table-row table:style-name="ro1">
          <table:table-cell table:formula="of:=[Sheet1.A195]" office:value-type="string" office:string-value="Laarbeek">
            <text:p>Laarbeek</text:p>
          </table:table-cell>
          <table:table-cell table:formula="of:=[Sheet1.T195]/[Sheet1.$AA195]" office:value-type="float" office:value="0.0294223179045569">
            <text:p>0.0294223179</text:p>
          </table:table-cell>
          <table:table-cell table:formula="of:=[Sheet1.U195]/[Sheet1.$AA195]" office:value-type="float" office:value="0.0961607463222103">
            <text:p>0.0961607463</text:p>
          </table:table-cell>
          <table:table-cell table:formula="of:=[Sheet1.V195]/[Sheet1.$AA195]" office:value-type="float" office:value="0.11643344097596">
            <text:p>0.116433441</text:p>
          </table:table-cell>
          <table:table-cell table:formula="of:=[Sheet1.W195]/[Sheet1.$AA195]" office:value-type="float" office:value="0.0190168640114819">
            <text:p>0.019016864</text:p>
          </table:table-cell>
          <table:table-cell table:formula="of:=[Sheet1.X195]/[Sheet1.$AA195]" office:value-type="float" office:value="0.705776820954431">
            <text:p>0.705776821</text:p>
          </table:table-cell>
          <table:table-cell table:formula="of:=[Sheet1.Y195]/[Sheet1.$AA195]" office:value-type="float" office:value="0.00735557947613922">
            <text:p>0.0073555795</text:p>
          </table:table-cell>
          <table:table-cell table:formula="of:=[Sheet1.Z195]/[Sheet1.$AA195]" office:value-type="float" office:value="0.0258342303552207">
            <text:p>0.0258342304</text:p>
          </table:table-cell>
          <table:table-cell table:formula="of:=[Sheet1.AA195]/[Sheet1.$AA195]" office:value-type="float" office:value="1">
            <text:p>1</text:p>
          </table:table-cell>
        </table:table-row>
        <table:table-row table:style-name="ro1">
          <table:table-cell table:formula="of:=[Sheet1.A196]" office:value-type="string" office:string-value="Landerd">
            <text:p>Landerd</text:p>
          </table:table-cell>
          <table:table-cell table:formula="of:=[Sheet1.T196]/[Sheet1.$AA196]" office:value-type="float" office:value="0.0311155721250358">
            <text:p>0.0311155721</text:p>
          </table:table-cell>
          <table:table-cell table:formula="of:=[Sheet1.U196]/[Sheet1.$AA196]" office:value-type="float" office:value="0.0359908230570691">
            <text:p>0.0359908231</text:p>
          </table:table-cell>
          <table:table-cell table:formula="of:=[Sheet1.V196]/[Sheet1.$AA196]" office:value-type="float" office:value="0.232147978204761">
            <text:p>0.2321479782</text:p>
          </table:table-cell>
          <table:table-cell table:formula="of:=[Sheet1.W196]/[Sheet1.$AA196]" office:value-type="float" office:value="0.0233725265271007">
            <text:p>0.0233725265</text:p>
          </table:table-cell>
          <table:table-cell table:formula="of:=[Sheet1.X196]/[Sheet1.$AA196]" office:value-type="float" office:value="0.660166332090622">
            <text:p>0.6601663321</text:p>
          </table:table-cell>
          <table:table-cell table:formula="of:=[Sheet1.Y196]/[Sheet1.$AA196]" office:value-type="float" office:value="0.00645253799827932">
            <text:p>0.006452538</text:p>
          </table:table-cell>
          <table:table-cell table:formula="of:=[Sheet1.Z196]/[Sheet1.$AA196]" office:value-type="float" office:value="0.0107542299971322">
            <text:p>0.01075423</text:p>
          </table:table-cell>
          <table:table-cell table:formula="of:=[Sheet1.AA196]/[Sheet1.$AA196]" office:value-type="float" office:value="1">
            <text:p>1</text:p>
          </table:table-cell>
        </table:table-row>
        <table:table-row table:style-name="ro1">
          <table:table-cell table:formula="of:=[Sheet1.A197]" office:value-type="string" office:string-value="Landgraaf">
            <text:p>Landgraaf</text:p>
          </table:table-cell>
          <table:table-cell table:formula="of:=[Sheet1.T197]/[Sheet1.$AA197]" office:value-type="float" office:value="0.0404081632653061">
            <text:p>0.0404081633</text:p>
          </table:table-cell>
          <table:table-cell table:formula="of:=[Sheet1.U197]/[Sheet1.$AA197]" office:value-type="float" office:value="0.299183673469388">
            <text:p>0.2991836735</text:p>
          </table:table-cell>
          <table:table-cell table:formula="of:=[Sheet1.V197]/[Sheet1.$AA197]" office:value-type="float" office:value="0.14">
            <text:p>0.14</text:p>
          </table:table-cell>
          <table:table-cell table:formula="of:=[Sheet1.W197]/[Sheet1.$AA197]" office:value-type="float" office:value="0.109387755102041">
            <text:p>0.1093877551</text:p>
          </table:table-cell>
          <table:table-cell table:formula="of:=[Sheet1.X197]/[Sheet1.$AA197]" office:value-type="float" office:value="0.312244897959184">
            <text:p>0.312244898</text:p>
          </table:table-cell>
          <table:table-cell table:formula="of:=[Sheet1.Y197]/[Sheet1.$AA197]" office:value-type="float" office:value="0.0559183673469388">
            <text:p>0.0559183673</text:p>
          </table:table-cell>
          <table:table-cell table:formula="of:=[Sheet1.Z197]/[Sheet1.$AA197]" office:value-type="float" office:value="0.0428571428571429">
            <text:p>0.0428571429</text:p>
          </table:table-cell>
          <table:table-cell table:formula="of:=[Sheet1.AA197]/[Sheet1.$AA197]" office:value-type="float" office:value="1">
            <text:p>1</text:p>
          </table:table-cell>
        </table:table-row>
        <table:table-row table:style-name="ro1">
          <table:table-cell table:formula="of:=[Sheet1.A198]" office:value-type="string" office:string-value="Landsmeer">
            <text:p>Landsmeer</text:p>
          </table:table-cell>
          <table:table-cell table:formula="of:=[Sheet1.T198]/[Sheet1.$AA198]" office:value-type="float" office:value="0.0143450358625897">
            <text:p>0.0143450359</text:p>
          </table:table-cell>
          <table:table-cell table:formula="of:=[Sheet1.U198]/[Sheet1.$AA198]" office:value-type="float" office:value="0.0683276708191771">
            <text:p>0.0683276708</text:p>
          </table:table-cell>
          <table:table-cell table:formula="of:=[Sheet1.V198]/[Sheet1.$AA198]" office:value-type="float" office:value="0.277085692714232">
            <text:p>0.2770856927</text:p>
          </table:table-cell>
          <table:table-cell table:formula="of:=[Sheet1.W198]/[Sheet1.$AA198]" office:value-type="float" office:value="0.0660626651566629">
            <text:p>0.0660626652</text:p>
          </table:table-cell>
          <table:table-cell table:formula="of:=[Sheet1.X198]/[Sheet1.$AA198]" office:value-type="float" office:value="0.545488863722159">
            <text:p>0.5454888637</text:p>
          </table:table-cell>
          <table:table-cell table:formula="of:=[Sheet1.Y198]/[Sheet1.$AA198]" office:value-type="float" office:value="0.0245375613439034">
            <text:p>0.0245375613</text:p>
          </table:table-cell>
          <table:table-cell table:formula="of:=[Sheet1.Z198]/[Sheet1.$AA198]" office:value-type="float" office:value="0.00415251038127595">
            <text:p>0.0041525104</text:p>
          </table:table-cell>
          <table:table-cell table:formula="of:=[Sheet1.AA198]/[Sheet1.$AA198]" office:value-type="float" office:value="1">
            <text:p>1</text:p>
          </table:table-cell>
        </table:table-row>
        <table:table-row table:style-name="ro1">
          <table:table-cell table:formula="of:=[Sheet1.A199]" office:value-type="string" office:string-value="Langedijk">
            <text:p>Langedijk</text:p>
          </table:table-cell>
          <table:table-cell table:formula="of:=[Sheet1.T199]/[Sheet1.$AA199]" office:value-type="float" office:value="0.0437361008154188">
            <text:p>0.0437361008</text:p>
          </table:table-cell>
          <table:table-cell table:formula="of:=[Sheet1.U199]/[Sheet1.$AA199]" office:value-type="float" office:value="0.198295033358043">
            <text:p>0.1982950334</text:p>
          </table:table-cell>
          <table:table-cell table:formula="of:=[Sheet1.V199]/[Sheet1.$AA199]" office:value-type="float" office:value="0.159747961452928">
            <text:p>0.1597479615</text:p>
          </table:table-cell>
          <table:table-cell table:formula="of:=[Sheet1.W199]/[Sheet1.$AA199]" office:value-type="float" office:value="0.0607857672349889">
            <text:p>0.0607857672</text:p>
          </table:table-cell>
          <table:table-cell table:formula="of:=[Sheet1.X199]/[Sheet1.$AA199]" office:value-type="float" office:value="0.46590066716086">
            <text:p>0.4659006672</text:p>
          </table:table-cell>
          <table:table-cell table:formula="of:=[Sheet1.Y199]/[Sheet1.$AA199]" office:value-type="float" office:value="0.039288361749444">
            <text:p>0.0392883617</text:p>
          </table:table-cell>
          <table:table-cell table:formula="of:=[Sheet1.Z199]/[Sheet1.$AA199]" office:value-type="float" office:value="0.0322461082283173">
            <text:p>0.0322461082</text:p>
          </table:table-cell>
          <table:table-cell table:formula="of:=[Sheet1.AA199]/[Sheet1.$AA199]" office:value-type="float" office:value="1">
            <text:p>1</text:p>
          </table:table-cell>
        </table:table-row>
        <table:table-row table:style-name="ro1">
          <table:table-cell table:formula="of:=[Sheet1.A200]" office:value-type="string" office:string-value="Lansingerland">
            <text:p>Lansingerland</text:p>
          </table:table-cell>
          <table:table-cell table:formula="of:=[Sheet1.T200]/[Sheet1.$AA200]" office:value-type="float" office:value="0.045462617652282">
            <text:p>0.0454626177</text:p>
          </table:table-cell>
          <table:table-cell table:formula="of:=[Sheet1.U200]/[Sheet1.$AA200]" office:value-type="float" office:value="0.106908186822944">
            <text:p>0.1069081868</text:p>
          </table:table-cell>
          <table:table-cell table:formula="of:=[Sheet1.V200]/[Sheet1.$AA200]" office:value-type="float" office:value="0.0630438643225005">
            <text:p>0.0630438643</text:p>
          </table:table-cell>
          <table:table-cell table:formula="of:=[Sheet1.W200]/[Sheet1.$AA200]" office:value-type="float" office:value="0.0664180429763808">
            <text:p>0.066418043</text:p>
          </table:table-cell>
          <table:table-cell table:formula="of:=[Sheet1.X200]/[Sheet1.$AA200]" office:value-type="float" office:value="0.549280767181673">
            <text:p>0.5492807672</text:p>
          </table:table-cell>
          <table:table-cell table:formula="of:=[Sheet1.Y200]/[Sheet1.$AA200]" office:value-type="float" office:value="0.126265316995205">
            <text:p>0.126265317</text:p>
          </table:table-cell>
          <table:table-cell table:formula="of:=[Sheet1.Z200]/[Sheet1.$AA200]" office:value-type="float" office:value="0.0426212040490144">
            <text:p>0.042621204</text:p>
          </table:table-cell>
          <table:table-cell table:formula="of:=[Sheet1.AA200]/[Sheet1.$AA200]" office:value-type="float" office:value="1">
            <text:p>1</text:p>
          </table:table-cell>
        </table:table-row>
        <table:table-row table:style-name="ro1">
          <table:table-cell table:formula="of:=[Sheet1.A201]" office:value-type="string" office:string-value="Laren (NH.)">
            <text:p>Laren (NH.)</text:p>
          </table:table-cell>
          <table:table-cell table:formula="of:=[Sheet1.T201]/[Sheet1.$AA201]" office:value-type="float" office:value="0.0506535947712418">
            <text:p>0.0506535948</text:p>
          </table:table-cell>
          <table:table-cell table:formula="of:=[Sheet1.U201]/[Sheet1.$AA201]" office:value-type="float" office:value="0.301470588235294">
            <text:p>0.3014705882</text:p>
          </table:table-cell>
          <table:table-cell table:formula="of:=[Sheet1.V201]/[Sheet1.$AA201]" office:value-type="float" office:value="0.525326797385621">
            <text:p>0.5253267974</text:p>
          </table:table-cell>
          <table:table-cell table:formula="of:=[Sheet1.W201]/[Sheet1.$AA201]" office:value-type="float" office:value="0.0702614379084967">
            <text:p>0.0702614379</text:p>
          </table:table-cell>
          <table:table-cell table:formula="of:=[Sheet1.X201]/[Sheet1.$AA201]" office:value-type="float" office:value="0.0433006535947712">
            <text:p>0.0433006536</text:p>
          </table:table-cell>
          <table:table-cell table:formula="of:=[Sheet1.Y201]/[Sheet1.$AA201]" office:value-type="float" office:value="0.00245098039215686">
            <text:p>0.0024509804</text:p>
          </table:table-cell>
          <table:table-cell table:formula="of:=[Sheet1.Z201]/[Sheet1.$AA201]" office:value-type="float" office:value="0.0065359477124183">
            <text:p>0.0065359477</text:p>
          </table:table-cell>
          <table:table-cell table:formula="of:=[Sheet1.AA201]/[Sheet1.$AA201]" office:value-type="float" office:value="1">
            <text:p>1</text:p>
          </table:table-cell>
        </table:table-row>
        <table:table-row table:style-name="ro1">
          <table:table-cell table:formula="of:=[Sheet1.A202]" office:value-type="string" office:string-value="Leek">
            <text:p>Leek</text:p>
          </table:table-cell>
          <table:table-cell table:formula="of:=[Sheet1.T202]/[Sheet1.$AA202]" office:value-type="float" office:value="0.0302133624046099">
            <text:p>0.0302133624</text:p>
          </table:table-cell>
          <table:table-cell table:formula="of:=[Sheet1.U202]/[Sheet1.$AA202]" office:value-type="float" office:value="0.0621398536053574">
            <text:p>0.0621398536</text:p>
          </table:table-cell>
          <table:table-cell table:formula="of:=[Sheet1.V202]/[Sheet1.$AA202]" office:value-type="float" office:value="0.0386232674038312">
            <text:p>0.0386232674</text:p>
          </table:table-cell>
          <table:table-cell table:formula="of:=[Sheet1.W202]/[Sheet1.$AA202]" office:value-type="float" office:value="0.0235165862015262">
            <text:p>0.0235165862</text:p>
          </table:table-cell>
          <table:table-cell table:formula="of:=[Sheet1.X202]/[Sheet1.$AA202]" office:value-type="float" office:value="0.810621398536054">
            <text:p>0.8106213985</text:p>
          </table:table-cell>
          <table:table-cell table:formula="of:=[Sheet1.Y202]/[Sheet1.$AA202]" office:value-type="float" office:value="0.0132378134247002">
            <text:p>0.0132378134</text:p>
          </table:table-cell>
          <table:table-cell table:formula="of:=[Sheet1.Z202]/[Sheet1.$AA202]" office:value-type="float" office:value="0.0216477184239215">
            <text:p>0.0216477184</text:p>
          </table:table-cell>
          <table:table-cell table:formula="of:=[Sheet1.AA202]/[Sheet1.$AA202]" office:value-type="float" office:value="1">
            <text:p>1</text:p>
          </table:table-cell>
        </table:table-row>
        <table:table-row table:style-name="ro1">
          <table:table-cell table:formula="of:=[Sheet1.A203]" office:value-type="string" office:string-value="Leerdam">
            <text:p>Leerdam</text:p>
          </table:table-cell>
          <table:table-cell table:formula="of:=[Sheet1.T203]/[Sheet1.$AA203]" office:value-type="float" office:value="0.0303738317757009">
            <text:p>0.0303738318</text:p>
          </table:table-cell>
          <table:table-cell table:formula="of:=[Sheet1.U203]/[Sheet1.$AA203]" office:value-type="float" office:value="0.0698014018691589">
            <text:p>0.0698014019</text:p>
          </table:table-cell>
          <table:table-cell table:formula="of:=[Sheet1.V203]/[Sheet1.$AA203]" office:value-type="float" office:value="0.0581191588785047">
            <text:p>0.0581191589</text:p>
          </table:table-cell>
          <table:table-cell table:formula="of:=[Sheet1.W203]/[Sheet1.$AA203]" office:value-type="float" office:value="0.0207359813084112">
            <text:p>0.0207359813</text:p>
          </table:table-cell>
          <table:table-cell table:formula="of:=[Sheet1.X203]/[Sheet1.$AA203]" office:value-type="float" office:value="0.797897196261682">
            <text:p>0.7978971963</text:p>
          </table:table-cell>
          <table:table-cell table:formula="of:=[Sheet1.Y203]/[Sheet1.$AA203]" office:value-type="float" office:value="0.0026285046728972">
            <text:p>0.0026285047</text:p>
          </table:table-cell>
          <table:table-cell table:formula="of:=[Sheet1.Z203]/[Sheet1.$AA203]" office:value-type="float" office:value="0.0204439252336449">
            <text:p>0.0204439252</text:p>
          </table:table-cell>
          <table:table-cell table:formula="of:=[Sheet1.AA203]/[Sheet1.$AA203]" office:value-type="float" office:value="1">
            <text:p>1</text:p>
          </table:table-cell>
        </table:table-row>
        <table:table-row table:style-name="ro1">
          <table:table-cell table:formula="of:=[Sheet1.A204]" office:value-type="string" office:string-value="Leeuwarden">
            <text:p>Leeuwarden</text:p>
          </table:table-cell>
          <table:table-cell table:formula="of:=[Sheet1.T204]/[Sheet1.$AA204]" office:value-type="float" office:value="0.056023082471748">
            <text:p>0.0560230825</text:p>
          </table:table-cell>
          <table:table-cell table:formula="of:=[Sheet1.U204]/[Sheet1.$AA204]" office:value-type="float" office:value="0.138013945660014">
            <text:p>0.1380139457</text:p>
          </table:table-cell>
          <table:table-cell table:formula="of:=[Sheet1.V204]/[Sheet1.$AA204]" office:value-type="float" office:value="0.0956960807886511">
            <text:p>0.0956960808</text:p>
          </table:table-cell>
          <table:table-cell table:formula="of:=[Sheet1.W204]/[Sheet1.$AA204]" office:value-type="float" office:value="0.0905265688867516">
            <text:p>0.0905265689</text:p>
          </table:table-cell>
          <table:table-cell table:formula="of:=[Sheet1.X204]/[Sheet1.$AA204]" office:value-type="float" office:value="0.527049771579707">
            <text:p>0.5270497716</text:p>
          </table:table-cell>
          <table:table-cell table:formula="of:=[Sheet1.Y204]/[Sheet1.$AA204]" office:value-type="float" office:value="0.0384707862466939">
            <text:p>0.0384707862</text:p>
          </table:table-cell>
          <table:table-cell table:formula="of:=[Sheet1.Z204]/[Sheet1.$AA204]" office:value-type="float" office:value="0.0542197643664342">
            <text:p>0.0542197644</text:p>
          </table:table-cell>
          <table:table-cell table:formula="of:=[Sheet1.AA204]/[Sheet1.$AA204]" office:value-type="float" office:value="1">
            <text:p>1</text:p>
          </table:table-cell>
        </table:table-row>
        <table:table-row table:style-name="ro1">
          <table:table-cell table:formula="of:=[Sheet1.A205]" office:value-type="string" office:string-value="Leeuwarderadeel">
            <text:p>Leeuwarderadeel</text:p>
          </table:table-cell>
          <table:table-cell table:formula="of:=[Sheet1.T205]/[Sheet1.$AA205]" office:value-type="float" office:value="0.029489968576263">
            <text:p>0.0294899686</text:p>
          </table:table-cell>
          <table:table-cell table:formula="of:=[Sheet1.U205]/[Sheet1.$AA205]" office:value-type="float" office:value="0.0493110949963742">
            <text:p>0.049311095</text:p>
          </table:table-cell>
          <table:table-cell table:formula="of:=[Sheet1.V205]/[Sheet1.$AA205]" office:value-type="float" office:value="0.0241721053903795">
            <text:p>0.0241721054</text:p>
          </table:table-cell>
          <table:table-cell table:formula="of:=[Sheet1.W205]/[Sheet1.$AA205]" office:value-type="float" office:value="0.0125694948029973">
            <text:p>0.0125694948</text:p>
          </table:table-cell>
          <table:table-cell table:formula="of:=[Sheet1.X205]/[Sheet1.$AA205]" office:value-type="float" office:value="0.870437515107566">
            <text:p>0.8704375151</text:p>
          </table:table-cell>
          <table:table-cell table:formula="of:=[Sheet1.Y205]/[Sheet1.$AA205]" office:value-type="float" office:value="0.00652646845540247">
            <text:p>0.0065264685</text:p>
          </table:table-cell>
          <table:table-cell table:formula="of:=[Sheet1.Z205]/[Sheet1.$AA205]" office:value-type="float" office:value="0.00749335267101765">
            <text:p>0.0074933527</text:p>
          </table:table-cell>
          <table:table-cell table:formula="of:=[Sheet1.AA205]/[Sheet1.$AA205]" office:value-type="float" office:value="1">
            <text:p>1</text:p>
          </table:table-cell>
        </table:table-row>
        <table:table-row table:style-name="ro1">
          <table:table-cell table:formula="of:=[Sheet1.A206]" office:value-type="string" office:string-value="Leiden">
            <text:p>Leiden</text:p>
          </table:table-cell>
          <table:table-cell table:formula="of:=[Sheet1.T206]/[Sheet1.$AA206]" office:value-type="float" office:value="0.0886850152905199">
            <text:p>0.0886850153</text:p>
          </table:table-cell>
          <table:table-cell table:formula="of:=[Sheet1.U206]/[Sheet1.$AA206]" office:value-type="float" office:value="0.409349060725207">
            <text:p>0.4093490607</text:p>
          </table:table-cell>
          <table:table-cell table:formula="of:=[Sheet1.V206]/[Sheet1.$AA206]" office:value-type="float" office:value="0.0659676714722586">
            <text:p>0.0659676715</text:p>
          </table:table-cell>
          <table:table-cell table:formula="of:=[Sheet1.W206]/[Sheet1.$AA206]" office:value-type="float" office:value="0.233289646133683">
            <text:p>0.2332896461</text:p>
          </table:table-cell>
          <table:table-cell table:formula="of:=[Sheet1.X206]/[Sheet1.$AA206]" office:value-type="float" office:value="0.114897335080821">
            <text:p>0.1148973351</text:p>
          </table:table-cell>
          <table:table-cell table:formula="of:=[Sheet1.Y206]/[Sheet1.$AA206]" office:value-type="float" office:value="0.0170380078636959">
            <text:p>0.0170380079</text:p>
          </table:table-cell>
          <table:table-cell table:formula="of:=[Sheet1.Z206]/[Sheet1.$AA206]" office:value-type="float" office:value="0.0707732634338139">
            <text:p>0.0707732634</text:p>
          </table:table-cell>
          <table:table-cell table:formula="of:=[Sheet1.AA206]/[Sheet1.$AA206]" office:value-type="float" office:value="1">
            <text:p>1</text:p>
          </table:table-cell>
        </table:table-row>
        <table:table-row table:style-name="ro1">
          <table:table-cell table:formula="of:=[Sheet1.A207]" office:value-type="string" office:string-value="Leiderdorp">
            <text:p>Leiderdorp</text:p>
          </table:table-cell>
          <table:table-cell table:formula="of:=[Sheet1.T207]/[Sheet1.$AA207]" office:value-type="float" office:value="0.059640522875817">
            <text:p>0.0596405229</text:p>
          </table:table-cell>
          <table:table-cell table:formula="of:=[Sheet1.U207]/[Sheet1.$AA207]" office:value-type="float" office:value="0.243464052287582">
            <text:p>0.2434640523</text:p>
          </table:table-cell>
          <table:table-cell table:formula="of:=[Sheet1.V207]/[Sheet1.$AA207]" office:value-type="float" office:value="0.0694444444444444">
            <text:p>0.0694444444</text:p>
          </table:table-cell>
          <table:table-cell table:formula="of:=[Sheet1.W207]/[Sheet1.$AA207]" office:value-type="float" office:value="0.113562091503268">
            <text:p>0.1135620915</text:p>
          </table:table-cell>
          <table:table-cell table:formula="of:=[Sheet1.X207]/[Sheet1.$AA207]" office:value-type="float" office:value="0.438725490196078">
            <text:p>0.4387254902</text:p>
          </table:table-cell>
          <table:table-cell table:formula="of:=[Sheet1.Y207]/[Sheet1.$AA207]" office:value-type="float" office:value="0.0400326797385621">
            <text:p>0.0400326797</text:p>
          </table:table-cell>
          <table:table-cell table:formula="of:=[Sheet1.Z207]/[Sheet1.$AA207]" office:value-type="float" office:value="0.0351307189542484">
            <text:p>0.035130719</text:p>
          </table:table-cell>
          <table:table-cell table:formula="of:=[Sheet1.AA207]/[Sheet1.$AA207]" office:value-type="float" office:value="1">
            <text:p>1</text:p>
          </table:table-cell>
        </table:table-row>
        <table:table-row table:style-name="ro1">
          <table:table-cell table:formula="of:=[Sheet1.A208]" office:value-type="string" office:string-value="Leidschendam-Voorburg">
            <text:p>Leidschendam-Voorburg</text:p>
          </table:table-cell>
          <table:table-cell table:formula="of:=[Sheet1.T208]/[Sheet1.$AA208]" office:value-type="float" office:value="0.0435393258426966">
            <text:p>0.0435393258</text:p>
          </table:table-cell>
          <table:table-cell table:formula="of:=[Sheet1.U208]/[Sheet1.$AA208]" office:value-type="float" office:value="0.222752808988764">
            <text:p>0.222752809</text:p>
          </table:table-cell>
          <table:table-cell table:formula="of:=[Sheet1.V208]/[Sheet1.$AA208]" office:value-type="float" office:value="0.122752808988764">
            <text:p>0.122752809</text:p>
          </table:table-cell>
          <table:table-cell table:formula="of:=[Sheet1.W208]/[Sheet1.$AA208]" office:value-type="float" office:value="0.100561797752809">
            <text:p>0.1005617978</text:p>
          </table:table-cell>
          <table:table-cell table:formula="of:=[Sheet1.X208]/[Sheet1.$AA208]" office:value-type="float" office:value="0.488202247191011">
            <text:p>0.4882022472</text:p>
          </table:table-cell>
          <table:table-cell table:formula="of:=[Sheet1.Y208]/[Sheet1.$AA208]" office:value-type="float" office:value="0.00786516853932584">
            <text:p>0.0078651685</text:p>
          </table:table-cell>
          <table:table-cell table:formula="of:=[Sheet1.Z208]/[Sheet1.$AA208]" office:value-type="float" office:value="0.0143258426966292">
            <text:p>0.0143258427</text:p>
          </table:table-cell>
          <table:table-cell table:formula="of:=[Sheet1.AA208]/[Sheet1.$AA208]" office:value-type="float" office:value="1">
            <text:p>1</text:p>
          </table:table-cell>
        </table:table-row>
        <table:table-row table:style-name="ro1">
          <table:table-cell table:formula="of:=[Sheet1.A209]" office:value-type="string" office:string-value="Lelystad">
            <text:p>Lelystad</text:p>
          </table:table-cell>
          <table:table-cell table:formula="of:=[Sheet1.T209]/[Sheet1.$AA209]" office:value-type="float" office:value="0.0108260243487367">
            <text:p>0.0108260243</text:p>
          </table:table-cell>
          <table:table-cell table:formula="of:=[Sheet1.U209]/[Sheet1.$AA209]" office:value-type="float" office:value="0.0165859405681372">
            <text:p>0.0165859406</text:p>
          </table:table-cell>
          <table:table-cell table:formula="of:=[Sheet1.V209]/[Sheet1.$AA209]" office:value-type="float" office:value="0.794017541563032">
            <text:p>0.7940175416</text:p>
          </table:table-cell>
          <table:table-cell table:formula="of:=[Sheet1.W209]/[Sheet1.$AA209]" office:value-type="float" office:value="0.0135881659903129">
            <text:p>0.013588166</text:p>
          </table:table-cell>
          <table:table-cell table:formula="of:=[Sheet1.X209]/[Sheet1.$AA209]" office:value-type="float" office:value="0.149260374394554">
            <text:p>0.1492603744</text:p>
          </table:table-cell>
          <table:table-cell table:formula="of:=[Sheet1.Y209]/[Sheet1.$AA209]" office:value-type="float" office:value="0.0107998429113758">
            <text:p>0.0107998429</text:p>
          </table:table-cell>
          <table:table-cell table:formula="of:=[Sheet1.Z209]/[Sheet1.$AA209]" office:value-type="float" office:value="0.00492211022385129">
            <text:p>0.0049221102</text:p>
          </table:table-cell>
          <table:table-cell table:formula="of:=[Sheet1.AA209]/[Sheet1.$AA209]" office:value-type="float" office:value="1">
            <text:p>1</text:p>
          </table:table-cell>
        </table:table-row>
        <table:table-row table:style-name="ro1">
          <table:table-cell table:formula="of:=[Sheet1.A210]" office:value-type="string" office:string-value="Lemsterland">
            <text:p>Lemsterland</text:p>
          </table:table-cell>
          <table:table-cell table:formula="of:=[Sheet1.T210]/[Sheet1.$AA210]" office:value-type="float" office:value="0.0168946098149638">
            <text:p>0.0168946098</text:p>
          </table:table-cell>
          <table:table-cell table:formula="of:=[Sheet1.U210]/[Sheet1.$AA210]" office:value-type="float" office:value="0.0189863234111022">
            <text:p>0.0189863234</text:p>
          </table:table-cell>
          <table:table-cell table:formula="of:=[Sheet1.V210]/[Sheet1.$AA210]" office:value-type="float" office:value="0.408205953338697">
            <text:p>0.4082059533</text:p>
          </table:table-cell>
          <table:table-cell table:formula="of:=[Sheet1.W210]/[Sheet1.$AA210]" office:value-type="float" office:value="0.0119871279163315">
            <text:p>0.0119871279</text:p>
          </table:table-cell>
          <table:table-cell table:formula="of:=[Sheet1.X210]/[Sheet1.$AA210]" office:value-type="float" office:value="0.533950120675784">
            <text:p>0.5339501207</text:p>
          </table:table-cell>
          <table:table-cell table:formula="of:=[Sheet1.Y210]/[Sheet1.$AA210]" office:value-type="float" office:value="0.00329847144006436">
            <text:p>0.0032984714</text:p>
          </table:table-cell>
          <table:table-cell table:formula="of:=[Sheet1.Z210]/[Sheet1.$AA210]" office:value-type="float" office:value="0.00667739340305712">
            <text:p>0.0066773934</text:p>
          </table:table-cell>
          <table:table-cell table:formula="of:=[Sheet1.AA210]/[Sheet1.$AA210]" office:value-type="float" office:value="1">
            <text:p>1</text:p>
          </table:table-cell>
        </table:table-row>
        <table:table-row table:style-name="ro1">
          <table:table-cell table:formula="of:=[Sheet1.A211]" office:value-type="string" office:string-value="Leudal">
            <text:p>Leudal</text:p>
          </table:table-cell>
          <table:table-cell table:formula="of:=[Sheet1.T211]/[Sheet1.$AA211]" office:value-type="float" office:value="0.0316436438872999">
            <text:p>0.0316436439</text:p>
          </table:table-cell>
          <table:table-cell table:formula="of:=[Sheet1.U211]/[Sheet1.$AA211]" office:value-type="float" office:value="0.0505081238970365">
            <text:p>0.0505081239</text:p>
          </table:table-cell>
          <table:table-cell table:formula="of:=[Sheet1.V211]/[Sheet1.$AA211]" office:value-type="float" office:value="0.180551329641575">
            <text:p>0.1805513296</text:p>
          </table:table-cell>
          <table:table-cell table:formula="of:=[Sheet1.W211]/[Sheet1.$AA211]" office:value-type="float" office:value="0.0186210673644496">
            <text:p>0.0186210674</text:p>
          </table:table-cell>
          <table:table-cell table:formula="of:=[Sheet1.X211]/[Sheet1.$AA211]" office:value-type="float" office:value="0.704010223331102">
            <text:p>0.7040102233</text:p>
          </table:table-cell>
          <table:table-cell table:formula="of:=[Sheet1.Y211]/[Sheet1.$AA211]" office:value-type="float" office:value="0.00279924542079961">
            <text:p>0.0027992454</text:p>
          </table:table-cell>
          <table:table-cell table:formula="of:=[Sheet1.Z211]/[Sheet1.$AA211]" office:value-type="float" office:value="0.0118663664577375">
            <text:p>0.0118663665</text:p>
          </table:table-cell>
          <table:table-cell table:formula="of:=[Sheet1.AA211]/[Sheet1.$AA211]" office:value-type="float" office:value="1">
            <text:p>1</text:p>
          </table:table-cell>
        </table:table-row>
        <table:table-row table:style-name="ro1">
          <table:table-cell table:formula="of:=[Sheet1.A212]" office:value-type="string" office:string-value="Leusden">
            <text:p>Leusden</text:p>
          </table:table-cell>
          <table:table-cell table:formula="of:=[Sheet1.T212]/[Sheet1.$AA212]" office:value-type="float" office:value="0.0233908144101076">
            <text:p>0.0233908144</text:p>
          </table:table-cell>
          <table:table-cell table:formula="of:=[Sheet1.U212]/[Sheet1.$AA212]" office:value-type="float" office:value="0.0722212736896022">
            <text:p>0.0722212737</text:p>
          </table:table-cell>
          <table:table-cell table:formula="of:=[Sheet1.V212]/[Sheet1.$AA212]" office:value-type="float" office:value="0.346935291104661">
            <text:p>0.3469352911</text:p>
          </table:table-cell>
          <table:table-cell table:formula="of:=[Sheet1.W212]/[Sheet1.$AA212]" office:value-type="float" office:value="0.0302202492743725">
            <text:p>0.0302202493</text:p>
          </table:table-cell>
          <table:table-cell table:formula="of:=[Sheet1.X212]/[Sheet1.$AA212]" office:value-type="float" office:value="0.497695065733311">
            <text:p>0.4976950657</text:p>
          </table:table-cell>
          <table:table-cell table:formula="of:=[Sheet1.Y212]/[Sheet1.$AA212]" office:value-type="float" office:value="0.0121222468840703">
            <text:p>0.0121222469</text:p>
          </table:table-cell>
          <table:table-cell table:formula="of:=[Sheet1.Z212]/[Sheet1.$AA212]" office:value-type="float" office:value="0.0174150589038757">
            <text:p>0.0174150589</text:p>
          </table:table-cell>
          <table:table-cell table:formula="of:=[Sheet1.AA212]/[Sheet1.$AA212]" office:value-type="float" office:value="1">
            <text:p>1</text:p>
          </table:table-cell>
        </table:table-row>
        <table:table-row table:style-name="ro1">
          <table:table-cell table:formula="of:=[Sheet1.A213]" office:value-type="string" office:string-value="Liesveld">
            <text:p>Liesveld</text:p>
          </table:table-cell>
          <table:table-cell table:formula="of:=[Sheet1.T213]/[Sheet1.$AA213]" office:value-type="float" office:value="0.0238792520838027">
            <text:p>0.0238792521</text:p>
          </table:table-cell>
          <table:table-cell table:formula="of:=[Sheet1.U213]/[Sheet1.$AA213]" office:value-type="float" office:value="0.0281594953818428">
            <text:p>0.0281594954</text:p>
          </table:table-cell>
          <table:table-cell table:formula="of:=[Sheet1.V213]/[Sheet1.$AA213]" office:value-type="float" office:value="0.0952917323721559">
            <text:p>0.0952917324</text:p>
          </table:table-cell>
          <table:table-cell table:formula="of:=[Sheet1.W213]/[Sheet1.$AA213]" office:value-type="float" office:value="0.0114890741157918">
            <text:p>0.0114890741</text:p>
          </table:table-cell>
          <table:table-cell table:formula="of:=[Sheet1.X213]/[Sheet1.$AA213]" office:value-type="float" office:value="0.813696778553728">
            <text:p>0.8136967786</text:p>
          </table:table-cell>
          <table:table-cell table:formula="of:=[Sheet1.Y213]/[Sheet1.$AA213]" office:value-type="float" office:value="0.00765938274386123">
            <text:p>0.0076593827</text:p>
          </table:table-cell>
          <table:table-cell table:formula="of:=[Sheet1.Z213]/[Sheet1.$AA213]" office:value-type="float" office:value="0.0198242847488173">
            <text:p>0.0198242847</text:p>
          </table:table-cell>
          <table:table-cell table:formula="of:=[Sheet1.AA213]/[Sheet1.$AA213]" office:value-type="float" office:value="1">
            <text:p>1</text:p>
          </table:table-cell>
        </table:table-row>
        <table:table-row table:style-name="ro1">
          <table:table-cell table:formula="of:=[Sheet1.A214]" office:value-type="string" office:string-value="Lingewaal">
            <text:p>Lingewaal</text:p>
          </table:table-cell>
          <table:table-cell table:formula="of:=[Sheet1.T214]/[Sheet1.$AA214]" office:value-type="float" office:value="0.0453044754218635">
            <text:p>0.0453044754</text:p>
          </table:table-cell>
          <table:table-cell table:formula="of:=[Sheet1.U214]/[Sheet1.$AA214]" office:value-type="float" office:value="0.0319148936170213">
            <text:p>0.0319148936</text:p>
          </table:table-cell>
          <table:table-cell table:formula="of:=[Sheet1.V214]/[Sheet1.$AA214]" office:value-type="float" office:value="0.155722670579604">
            <text:p>0.1557226706</text:p>
          </table:table-cell>
          <table:table-cell table:formula="of:=[Sheet1.W214]/[Sheet1.$AA214]" office:value-type="float" office:value="0.016507703595011">
            <text:p>0.0165077036</text:p>
          </table:table-cell>
          <table:table-cell table:formula="of:=[Sheet1.X214]/[Sheet1.$AA214]" office:value-type="float" office:value="0.727072633895818">
            <text:p>0.7270726339</text:p>
          </table:table-cell>
          <table:table-cell table:formula="of:=[Sheet1.Y214]/[Sheet1.$AA214]" office:value-type="float" office:value="0.00421863536316948">
            <text:p>0.0042186354</text:p>
          </table:table-cell>
          <table:table-cell table:formula="of:=[Sheet1.Z214]/[Sheet1.$AA214]" office:value-type="float" office:value="0.0192589875275128">
            <text:p>0.0192589875</text:p>
          </table:table-cell>
          <table:table-cell table:formula="of:=[Sheet1.AA214]/[Sheet1.$AA214]" office:value-type="float" office:value="1">
            <text:p>1</text:p>
          </table:table-cell>
        </table:table-row>
        <table:table-row table:style-name="ro1">
          <table:table-cell table:formula="of:=[Sheet1.A215]" office:value-type="string" office:string-value="Lingewaard">
            <text:p>Lingewaard</text:p>
          </table:table-cell>
          <table:table-cell table:formula="of:=[Sheet1.T215]/[Sheet1.$AA215]" office:value-type="float" office:value="0.0375994215473608">
            <text:p>0.0375994215</text:p>
          </table:table-cell>
          <table:table-cell table:formula="of:=[Sheet1.U215]/[Sheet1.$AA215]" office:value-type="float" office:value="0.0963123644251627">
            <text:p>0.0963123644</text:p>
          </table:table-cell>
          <table:table-cell table:formula="of:=[Sheet1.V215]/[Sheet1.$AA215]" office:value-type="float" office:value="0.121330441070137">
            <text:p>0.1213304411</text:p>
          </table:table-cell>
          <table:table-cell table:formula="of:=[Sheet1.W215]/[Sheet1.$AA215]" office:value-type="float" office:value="0.0280549530007231">
            <text:p>0.028054953</text:p>
          </table:table-cell>
          <table:table-cell table:formula="of:=[Sheet1.X215]/[Sheet1.$AA215]" office:value-type="float" office:value="0.662039045553145">
            <text:p>0.6620390456</text:p>
          </table:table-cell>
          <table:table-cell table:formula="of:=[Sheet1.Y215]/[Sheet1.$AA215]" office:value-type="float" office:value="0.0260303687635575">
            <text:p>0.0260303688</text:p>
          </table:table-cell>
          <table:table-cell table:formula="of:=[Sheet1.Z215]/[Sheet1.$AA215]" office:value-type="float" office:value="0.0286334056399132">
            <text:p>0.0286334056</text:p>
          </table:table-cell>
          <table:table-cell table:formula="of:=[Sheet1.AA215]/[Sheet1.$AA215]" office:value-type="float" office:value="1">
            <text:p>1</text:p>
          </table:table-cell>
        </table:table-row>
        <table:table-row table:style-name="ro1">
          <table:table-cell table:formula="of:=[Sheet1.A216]" office:value-type="string" office:string-value="Lisse">
            <text:p>Lisse</text:p>
          </table:table-cell>
          <table:table-cell table:formula="of:=[Sheet1.T216]/[Sheet1.$AA216]" office:value-type="float" office:value="0.0360248447204969">
            <text:p>0.0360248447</text:p>
          </table:table-cell>
          <table:table-cell table:formula="of:=[Sheet1.U216]/[Sheet1.$AA216]" office:value-type="float" office:value="0.159627329192547">
            <text:p>0.1596273292</text:p>
          </table:table-cell>
          <table:table-cell table:formula="of:=[Sheet1.V216]/[Sheet1.$AA216]" office:value-type="float" office:value="0.116149068322981">
            <text:p>0.1161490683</text:p>
          </table:table-cell>
          <table:table-cell table:formula="of:=[Sheet1.W216]/[Sheet1.$AA216]" office:value-type="float" office:value="0.0962732919254658">
            <text:p>0.0962732919</text:p>
          </table:table-cell>
          <table:table-cell table:formula="of:=[Sheet1.X216]/[Sheet1.$AA216]" office:value-type="float" office:value="0.513664596273292">
            <text:p>0.5136645963</text:p>
          </table:table-cell>
          <table:table-cell table:formula="of:=[Sheet1.Y216]/[Sheet1.$AA216]" office:value-type="float" office:value="0.00559006211180124">
            <text:p>0.0055900621</text:p>
          </table:table-cell>
          <table:table-cell table:formula="of:=[Sheet1.Z216]/[Sheet1.$AA216]" office:value-type="float" office:value="0.0726708074534162">
            <text:p>0.0726708075</text:p>
          </table:table-cell>
          <table:table-cell table:formula="of:=[Sheet1.AA216]/[Sheet1.$AA216]" office:value-type="float" office:value="1">
            <text:p>1</text:p>
          </table:table-cell>
        </table:table-row>
        <table:table-row table:style-name="ro1">
          <table:table-cell table:formula="of:=[Sheet1.A217]" office:value-type="string" office:string-value="Lith">
            <text:p>Lith</text:p>
          </table:table-cell>
          <table:table-cell table:formula="of:=[Sheet1.T217]/[Sheet1.$AA217]" office:value-type="float" office:value="0.0307748008689356">
            <text:p>0.0307748009</text:p>
          </table:table-cell>
          <table:table-cell table:formula="of:=[Sheet1.U217]/[Sheet1.$AA217]" office:value-type="float" office:value="0.0240767559739319">
            <text:p>0.024076756</text:p>
          </table:table-cell>
          <table:table-cell table:formula="of:=[Sheet1.V217]/[Sheet1.$AA217]" office:value-type="float" office:value="0.0966690803765387">
            <text:p>0.0966690804</text:p>
          </table:table-cell>
          <table:table-cell table:formula="of:=[Sheet1.W217]/[Sheet1.$AA217]" office:value-type="float" office:value="0.00778421433743664">
            <text:p>0.0077842143</text:p>
          </table:table-cell>
          <table:table-cell table:formula="of:=[Sheet1.X217]/[Sheet1.$AA217]" office:value-type="float" office:value="0.831824764663288">
            <text:p>0.8318247647</text:p>
          </table:table-cell>
          <table:table-cell table:formula="of:=[Sheet1.Y217]/[Sheet1.$AA217]" office:value-type="float" office:value="0.00470673425054309">
            <text:p>0.0047067343</text:p>
          </table:table-cell>
          <table:table-cell table:formula="of:=[Sheet1.Z217]/[Sheet1.$AA217]" office:value-type="float" office:value="0.00416364952932658">
            <text:p>0.0041636495</text:p>
          </table:table-cell>
          <table:table-cell table:formula="of:=[Sheet1.AA217]/[Sheet1.$AA217]" office:value-type="float" office:value="1">
            <text:p>1</text:p>
          </table:table-cell>
        </table:table-row>
        <table:table-row table:style-name="ro1">
          <table:table-cell table:formula="of:=[Sheet1.A218]" office:value-type="string" office:string-value="Littenseradiel">
            <text:p>Littenseradiel</text:p>
          </table:table-cell>
          <table:table-cell table:formula="of:=[Sheet1.T218]/[Sheet1.$AA218]" office:value-type="float" office:value="0.0205928943199819">
            <text:p>0.0205928943</text:p>
          </table:table-cell>
          <table:table-cell table:formula="of:=[Sheet1.U218]/[Sheet1.$AA218]" office:value-type="float" office:value="0.0163687108697292">
            <text:p>0.0163687109</text:p>
          </table:table-cell>
          <table:table-cell table:formula="of:=[Sheet1.V218]/[Sheet1.$AA218]" office:value-type="float" office:value="0.0141811872972769">
            <text:p>0.0141811873</text:p>
          </table:table-cell>
          <table:table-cell table:formula="of:=[Sheet1.W218]/[Sheet1.$AA218]" office:value-type="float" office:value="0.00301727389303764">
            <text:p>0.0030172739</text:p>
          </table:table-cell>
          <table:table-cell table:formula="of:=[Sheet1.X218]/[Sheet1.$AA218]" office:value-type="float" office:value="0.940484272459833">
            <text:p>0.9404842725</text:p>
          </table:table-cell>
          <table:table-cell table:formula="of:=[Sheet1.Y218]/[Sheet1.$AA218]" office:value-type="float" office:value="0.0016595006411707">
            <text:p>0.0016595006</text:p>
          </table:table-cell>
          <table:table-cell table:formula="of:=[Sheet1.Z218]/[Sheet1.$AA218]" office:value-type="float" office:value="0.00369616051897111">
            <text:p>0.0036961605</text:p>
          </table:table-cell>
          <table:table-cell table:formula="of:=[Sheet1.AA218]/[Sheet1.$AA218]" office:value-type="float" office:value="1">
            <text:p>1</text:p>
          </table:table-cell>
        </table:table-row>
        <table:table-row table:style-name="ro1">
          <table:table-cell table:formula="of:=[Sheet1.A219]" office:value-type="string" office:string-value="Lochem">
            <text:p>Lochem</text:p>
          </table:table-cell>
          <table:table-cell table:formula="of:=[Sheet1.T219]/[Sheet1.$AA219]" office:value-type="float" office:value="0.0256635938296197">
            <text:p>0.0256635938</text:p>
          </table:table-cell>
          <table:table-cell table:formula="of:=[Sheet1.U219]/[Sheet1.$AA219]" office:value-type="float" office:value="0.0311761708435633">
            <text:p>0.0311761708</text:p>
          </table:table-cell>
          <table:table-cell table:formula="of:=[Sheet1.V219]/[Sheet1.$AA219]" office:value-type="float" office:value="0.172835502848937">
            <text:p>0.1728355028</text:p>
          </table:table-cell>
          <table:table-cell table:formula="of:=[Sheet1.W219]/[Sheet1.$AA219]" office:value-type="float" office:value="0.0206142585815537">
            <text:p>0.0206142586</text:p>
          </table:table-cell>
          <table:table-cell table:formula="of:=[Sheet1.X219]/[Sheet1.$AA219]" office:value-type="float" office:value="0.740075045166072">
            <text:p>0.7400750452</text:p>
          </table:table-cell>
          <table:table-cell table:formula="of:=[Sheet1.Y219]/[Sheet1.$AA219]" office:value-type="float" office:value="0.00375225830360865">
            <text:p>0.0037522583</text:p>
          </table:table-cell>
          <table:table-cell table:formula="of:=[Sheet1.Z219]/[Sheet1.$AA219]" office:value-type="float" office:value="0.00588317042664567">
            <text:p>0.0058831704</text:p>
          </table:table-cell>
          <table:table-cell table:formula="of:=[Sheet1.AA219]/[Sheet1.$AA219]" office:value-type="float" office:value="1">
            <text:p>1</text:p>
          </table:table-cell>
        </table:table-row>
        <table:table-row table:style-name="ro1">
          <table:table-cell table:formula="of:=[Sheet1.A220]" office:value-type="string" office:string-value="Loenen">
            <text:p>Loenen</text:p>
          </table:table-cell>
          <table:table-cell table:formula="of:=[Sheet1.T220]/[Sheet1.$AA220]" office:value-type="float" office:value="0.0429988974641676">
            <text:p>0.0429988975</text:p>
          </table:table-cell>
          <table:table-cell table:formula="of:=[Sheet1.U220]/[Sheet1.$AA220]" office:value-type="float" office:value="0.0503491363469313">
            <text:p>0.0503491363</text:p>
          </table:table-cell>
          <table:table-cell table:formula="of:=[Sheet1.V220]/[Sheet1.$AA220]" office:value-type="float" office:value="0.122013965453877">
            <text:p>0.1220139655</text:p>
          </table:table-cell>
          <table:table-cell table:formula="of:=[Sheet1.W220]/[Sheet1.$AA220]" office:value-type="float" office:value="0.0113928702682837">
            <text:p>0.0113928703</text:p>
          </table:table-cell>
          <table:table-cell table:formula="of:=[Sheet1.X220]/[Sheet1.$AA220]" office:value-type="float" office:value="0.738699007717751">
            <text:p>0.7386990077</text:p>
          </table:table-cell>
          <table:table-cell table:formula="of:=[Sheet1.Y220]/[Sheet1.$AA220]" office:value-type="float" office:value="0.0253583241455347">
            <text:p>0.0253583241</text:p>
          </table:table-cell>
          <table:table-cell table:formula="of:=[Sheet1.Z220]/[Sheet1.$AA220]" office:value-type="float" office:value="0.00918779860345461">
            <text:p>0.0091877986</text:p>
          </table:table-cell>
          <table:table-cell table:formula="of:=[Sheet1.AA220]/[Sheet1.$AA220]" office:value-type="float" office:value="1">
            <text:p>1</text:p>
          </table:table-cell>
        </table:table-row>
        <table:table-row table:style-name="ro1">
          <table:table-cell table:formula="of:=[Sheet1.A221]" office:value-type="string" office:string-value="Loon op Zand">
            <text:p>Loon op Zand</text:p>
          </table:table-cell>
          <table:table-cell table:formula="of:=[Sheet1.T221]/[Sheet1.$AA221]" office:value-type="float" office:value="0.0242882739398766">
            <text:p>0.0242882739</text:p>
          </table:table-cell>
          <table:table-cell table:formula="of:=[Sheet1.U221]/[Sheet1.$AA221]" office:value-type="float" office:value="0.0794346008361537">
            <text:p>0.0794346008</text:p>
          </table:table-cell>
          <table:table-cell table:formula="of:=[Sheet1.V221]/[Sheet1.$AA221]" office:value-type="float" office:value="0.355763487955405">
            <text:p>0.355763488</text:p>
          </table:table-cell>
          <table:table-cell table:formula="of:=[Sheet1.W221]/[Sheet1.$AA221]" office:value-type="float" office:value="0.0559426637467649">
            <text:p>0.0559426637</text:p>
          </table:table-cell>
          <table:table-cell table:formula="of:=[Sheet1.X221]/[Sheet1.$AA221]" office:value-type="float" office:value="0.462074457495521">
            <text:p>0.4620744575</text:p>
          </table:table-cell>
          <table:table-cell table:formula="of:=[Sheet1.Y221]/[Sheet1.$AA221]" office:value-type="float" office:value="0.00796336850487756">
            <text:p>0.0079633685</text:p>
          </table:table-cell>
          <table:table-cell table:formula="of:=[Sheet1.Z221]/[Sheet1.$AA221]" office:value-type="float" office:value="0.0145331475214016">
            <text:p>0.0145331475</text:p>
          </table:table-cell>
          <table:table-cell table:formula="of:=[Sheet1.AA221]/[Sheet1.$AA221]" office:value-type="float" office:value="1">
            <text:p>1</text:p>
          </table:table-cell>
        </table:table-row>
        <table:table-row table:style-name="ro1">
          <table:table-cell table:formula="of:=[Sheet1.A222]" office:value-type="string" office:string-value="Lopik">
            <text:p>Lopik</text:p>
          </table:table-cell>
          <table:table-cell table:formula="of:=[Sheet1.T222]/[Sheet1.$AA222]" office:value-type="float" office:value="0.0195128172426986">
            <text:p>0.0195128172</text:p>
          </table:table-cell>
          <table:table-cell table:formula="of:=[Sheet1.U222]/[Sheet1.$AA222]" office:value-type="float" office:value="0.0195128172426986">
            <text:p>0.0195128172</text:p>
          </table:table-cell>
          <table:table-cell table:formula="of:=[Sheet1.V222]/[Sheet1.$AA222]" office:value-type="float" office:value="0.0619818900650427">
            <text:p>0.0619818901</text:p>
          </table:table-cell>
          <table:table-cell table:formula="of:=[Sheet1.W222]/[Sheet1.$AA222]" office:value-type="float" office:value="0.00726948093355439">
            <text:p>0.0072694809</text:p>
          </table:table-cell>
          <table:table-cell table:formula="of:=[Sheet1.X222]/[Sheet1.$AA222]" office:value-type="float" office:value="0.885218722101773">
            <text:p>0.8852187221</text:p>
          </table:table-cell>
          <table:table-cell table:formula="of:=[Sheet1.Y222]/[Sheet1.$AA222]" office:value-type="float" office:value="0.000765208519321515">
            <text:p>0.0007652085</text:p>
          </table:table-cell>
          <table:table-cell table:formula="of:=[Sheet1.Z222]/[Sheet1.$AA222]" office:value-type="float" office:value="0.00573906389491136">
            <text:p>0.0057390639</text:p>
          </table:table-cell>
          <table:table-cell table:formula="of:=[Sheet1.AA222]/[Sheet1.$AA222]" office:value-type="float" office:value="1">
            <text:p>1</text:p>
          </table:table-cell>
        </table:table-row>
        <table:table-row table:style-name="ro1">
          <table:table-cell table:formula="of:=[Sheet1.A223]" office:value-type="string" office:string-value="Loppersum">
            <text:p>Loppersum</text:p>
          </table:table-cell>
          <table:table-cell table:formula="of:=[Sheet1.T223]/[Sheet1.$AA223]" office:value-type="float" office:value="0.0232142857142857">
            <text:p>0.0232142857</text:p>
          </table:table-cell>
          <table:table-cell table:formula="of:=[Sheet1.U223]/[Sheet1.$AA223]" office:value-type="float" office:value="0.0228571428571429">
            <text:p>0.0228571429</text:p>
          </table:table-cell>
          <table:table-cell table:formula="of:=[Sheet1.V223]/[Sheet1.$AA223]" office:value-type="float" office:value="0.02625">
            <text:p>0.02625</text:p>
          </table:table-cell>
          <table:table-cell table:formula="of:=[Sheet1.W223]/[Sheet1.$AA223]" office:value-type="float" office:value="0.00508928571428571">
            <text:p>0.0050892857</text:p>
          </table:table-cell>
          <table:table-cell table:formula="of:=[Sheet1.X223]/[Sheet1.$AA223]" office:value-type="float" office:value="0.916607142857143">
            <text:p>0.9166071429</text:p>
          </table:table-cell>
          <table:table-cell table:formula="of:=[Sheet1.Y223]/[Sheet1.$AA223]" office:value-type="float" office:value="0.00339285714285714">
            <text:p>0.0033928571</text:p>
          </table:table-cell>
          <table:table-cell table:formula="of:=[Sheet1.Z223]/[Sheet1.$AA223]" office:value-type="float" office:value="0.00258928571428571">
            <text:p>0.0025892857</text:p>
          </table:table-cell>
          <table:table-cell table:formula="of:=[Sheet1.AA223]/[Sheet1.$AA223]" office:value-type="float" office:value="1">
            <text:p>1</text:p>
          </table:table-cell>
        </table:table-row>
        <table:table-row table:style-name="ro1">
          <table:table-cell table:formula="of:=[Sheet1.A224]" office:value-type="string" office:string-value="Losser">
            <text:p>Losser</text:p>
          </table:table-cell>
          <table:table-cell table:formula="of:=[Sheet1.T224]/[Sheet1.$AA224]" office:value-type="float" office:value="0.0236971583492318">
            <text:p>0.0236971583</text:p>
          </table:table-cell>
          <table:table-cell table:formula="of:=[Sheet1.U224]/[Sheet1.$AA224]" office:value-type="float" office:value="0.0368510894668139">
            <text:p>0.0368510895</text:p>
          </table:table-cell>
          <table:table-cell table:formula="of:=[Sheet1.V224]/[Sheet1.$AA224]" office:value-type="float" office:value="0.185862034340797">
            <text:p>0.1858620343</text:p>
          </table:table-cell>
          <table:table-cell table:formula="of:=[Sheet1.W224]/[Sheet1.$AA224]" office:value-type="float" office:value="0.0199819258961743">
            <text:p>0.0199819259</text:p>
          </table:table-cell>
          <table:table-cell table:formula="of:=[Sheet1.X224]/[Sheet1.$AA224]" office:value-type="float" office:value="0.72236168289989">
            <text:p>0.7223616829</text:p>
          </table:table-cell>
          <table:table-cell table:formula="of:=[Sheet1.Y224]/[Sheet1.$AA224]" office:value-type="float" office:value="0.00451852595642133">
            <text:p>0.004518526</text:p>
          </table:table-cell>
          <table:table-cell table:formula="of:=[Sheet1.Z224]/[Sheet1.$AA224]" office:value-type="float" office:value="0.00672758309067175">
            <text:p>0.0067275831</text:p>
          </table:table-cell>
          <table:table-cell table:formula="of:=[Sheet1.AA224]/[Sheet1.$AA224]" office:value-type="float" office:value="1">
            <text:p>1</text:p>
          </table:table-cell>
        </table:table-row>
        <table:table-row table:style-name="ro1">
          <table:table-cell table:formula="of:=[Sheet1.A225]" office:value-type="string" office:string-value="Maarssen">
            <text:p>Maarssen</text:p>
          </table:table-cell>
          <table:table-cell table:formula="of:=[Sheet1.T225]/[Sheet1.$AA225]" office:value-type="float" office:value="0.0519311911716975">
            <text:p>0.0519311912</text:p>
          </table:table-cell>
          <table:table-cell table:formula="of:=[Sheet1.U225]/[Sheet1.$AA225]" office:value-type="float" office:value="0.145731905225576">
            <text:p>0.1457319052</text:p>
          </table:table-cell>
          <table:table-cell table:formula="of:=[Sheet1.V225]/[Sheet1.$AA225]" office:value-type="float" office:value="0.216812723141837">
            <text:p>0.2168127231</text:p>
          </table:table-cell>
          <table:table-cell table:formula="of:=[Sheet1.W225]/[Sheet1.$AA225]" office:value-type="float" office:value="0.0811424862057773">
            <text:p>0.0811424862</text:p>
          </table:table-cell>
          <table:table-cell table:formula="of:=[Sheet1.X225]/[Sheet1.$AA225]" office:value-type="float" office:value="0.469652710159039">
            <text:p>0.4696527102</text:p>
          </table:table-cell>
          <table:table-cell table:formula="of:=[Sheet1.Y225]/[Sheet1.$AA225]" office:value-type="float" office:value="0.0126582278481013">
            <text:p>0.0126582278</text:p>
          </table:table-cell>
          <table:table-cell table:formula="of:=[Sheet1.Z225]/[Sheet1.$AA225]" office:value-type="float" office:value="0.0220707562479714">
            <text:p>0.0220707562</text:p>
          </table:table-cell>
          <table:table-cell table:formula="of:=[Sheet1.AA225]/[Sheet1.$AA225]" office:value-type="float" office:value="1">
            <text:p>1</text:p>
          </table:table-cell>
        </table:table-row>
        <table:table-row table:style-name="ro1">
          <table:table-cell table:formula="of:=[Sheet1.A226]" office:value-type="string" office:string-value="Maasbree">
            <text:p>Maasbree</text:p>
          </table:table-cell>
          <table:table-cell table:formula="of:=[Sheet1.T226]/[Sheet1.$AA226]" office:value-type="float" office:value="0.0354780517137703">
            <text:p>0.0354780517</text:p>
          </table:table-cell>
          <table:table-cell table:formula="of:=[Sheet1.U226]/[Sheet1.$AA226]" office:value-type="float" office:value="0.0408899579073963">
            <text:p>0.0408899579</text:p>
          </table:table-cell>
          <table:table-cell table:formula="of:=[Sheet1.V226]/[Sheet1.$AA226]" office:value-type="float" office:value="0.183603928643015">
            <text:p>0.1836039286</text:p>
          </table:table-cell>
          <table:table-cell table:formula="of:=[Sheet1.W226]/[Sheet1.$AA226]" office:value-type="float" office:value="0.0216476247745039">
            <text:p>0.0216476248</text:p>
          </table:table-cell>
          <table:table-cell table:formula="of:=[Sheet1.X226]/[Sheet1.$AA226]" office:value-type="float" office:value="0.70274604129084">
            <text:p>0.7027460413</text:p>
          </table:table-cell>
          <table:table-cell table:formula="of:=[Sheet1.Y226]/[Sheet1.$AA226]" office:value-type="float" office:value="0.00641411104429746">
            <text:p>0.006414111</text:p>
          </table:table-cell>
          <table:table-cell table:formula="of:=[Sheet1.Z226]/[Sheet1.$AA226]" office:value-type="float" office:value="0.00922028462617759">
            <text:p>0.0092202846</text:p>
          </table:table-cell>
          <table:table-cell table:formula="of:=[Sheet1.AA226]/[Sheet1.$AA226]" office:value-type="float" office:value="1">
            <text:p>1</text:p>
          </table:table-cell>
        </table:table-row>
        <table:table-row table:style-name="ro1">
          <table:table-cell table:formula="of:=[Sheet1.A227]" office:value-type="string" office:string-value="Maasdonk">
            <text:p>Maasdonk</text:p>
          </table:table-cell>
          <table:table-cell table:formula="of:=[Sheet1.T227]/[Sheet1.$AA227]" office:value-type="float" office:value="0.0404312668463612">
            <text:p>0.0404312668</text:p>
          </table:table-cell>
          <table:table-cell table:formula="of:=[Sheet1.U227]/[Sheet1.$AA227]" office:value-type="float" office:value="0.0509433962264151">
            <text:p>0.0509433962</text:p>
          </table:table-cell>
          <table:table-cell table:formula="of:=[Sheet1.V227]/[Sheet1.$AA227]" office:value-type="float" office:value="0.0536388140161725">
            <text:p>0.053638814</text:p>
          </table:table-cell>
          <table:table-cell table:formula="of:=[Sheet1.W227]/[Sheet1.$AA227]" office:value-type="float" office:value="0.0326145552560647">
            <text:p>0.0326145553</text:p>
          </table:table-cell>
          <table:table-cell table:formula="of:=[Sheet1.X227]/[Sheet1.$AA227]" office:value-type="float" office:value="0.806469002695418">
            <text:p>0.8064690027</text:p>
          </table:table-cell>
          <table:table-cell table:formula="of:=[Sheet1.Y227]/[Sheet1.$AA227]" office:value-type="float" office:value="0.00592991913746631">
            <text:p>0.0059299191</text:p>
          </table:table-cell>
          <table:table-cell table:formula="of:=[Sheet1.Z227]/[Sheet1.$AA227]" office:value-type="float" office:value="0.00997304582210243">
            <text:p>0.0099730458</text:p>
          </table:table-cell>
          <table:table-cell table:formula="of:=[Sheet1.AA227]/[Sheet1.$AA227]" office:value-type="float" office:value="1">
            <text:p>1</text:p>
          </table:table-cell>
        </table:table-row>
        <table:table-row table:style-name="ro1">
          <table:table-cell table:formula="of:=[Sheet1.A228]" office:value-type="string" office:string-value="Maasdriel">
            <text:p>Maasdriel</text:p>
          </table:table-cell>
          <table:table-cell table:formula="of:=[Sheet1.T228]/[Sheet1.$AA228]" office:value-type="float" office:value="0.043610816542948">
            <text:p>0.0436108165</text:p>
          </table:table-cell>
          <table:table-cell table:formula="of:=[Sheet1.U228]/[Sheet1.$AA228]" office:value-type="float" office:value="0.0526246023329799">
            <text:p>0.0526246023</text:p>
          </table:table-cell>
          <table:table-cell table:formula="of:=[Sheet1.V228]/[Sheet1.$AA228]" office:value-type="float" office:value="0.143822905620361">
            <text:p>0.1438229056</text:p>
          </table:table-cell>
          <table:table-cell table:formula="of:=[Sheet1.W228]/[Sheet1.$AA228]" office:value-type="float" office:value="0.019220572640509">
            <text:p>0.0192205726</text:p>
          </table:table-cell>
          <table:table-cell table:formula="of:=[Sheet1.X228]/[Sheet1.$AA228]" office:value-type="float" office:value="0.712354188759279">
            <text:p>0.7123541888</text:p>
          </table:table-cell>
          <table:table-cell table:formula="of:=[Sheet1.Y228]/[Sheet1.$AA228]" office:value-type="float" office:value="0.00503711558854719">
            <text:p>0.0050371156</text:p>
          </table:table-cell>
          <table:table-cell table:formula="of:=[Sheet1.Z228]/[Sheet1.$AA228]" office:value-type="float" office:value="0.0233297985153765">
            <text:p>0.0233297985</text:p>
          </table:table-cell>
          <table:table-cell table:formula="of:=[Sheet1.AA228]/[Sheet1.$AA228]" office:value-type="float" office:value="1">
            <text:p>1</text:p>
          </table:table-cell>
        </table:table-row>
        <table:table-row table:style-name="ro1">
          <table:table-cell table:formula="of:=[Sheet1.A229]" office:value-type="string" office:string-value="Maasgouw">
            <text:p>Maasgouw</text:p>
          </table:table-cell>
          <table:table-cell table:formula="of:=[Sheet1.T229]/[Sheet1.$AA229]" office:value-type="float" office:value="0.0377126819856166">
            <text:p>0.037712682</text:p>
          </table:table-cell>
          <table:table-cell table:formula="of:=[Sheet1.U229]/[Sheet1.$AA229]" office:value-type="float" office:value="0.10331520785827">
            <text:p>0.1033152079</text:p>
          </table:table-cell>
          <table:table-cell table:formula="of:=[Sheet1.V229]/[Sheet1.$AA229]" office:value-type="float" office:value="0.319242238203824">
            <text:p>0.3192422382</text:p>
          </table:table-cell>
          <table:table-cell table:formula="of:=[Sheet1.W229]/[Sheet1.$AA229]" office:value-type="float" office:value="0.0668303806349763">
            <text:p>0.0668303806</text:p>
          </table:table-cell>
          <table:table-cell table:formula="of:=[Sheet1.X229]/[Sheet1.$AA229]" office:value-type="float" office:value="0.425188563409928">
            <text:p>0.4251885634</text:p>
          </table:table-cell>
          <table:table-cell table:formula="of:=[Sheet1.Y229]/[Sheet1.$AA229]" office:value-type="float" office:value="0.020347307489914">
            <text:p>0.0203473075</text:p>
          </table:table-cell>
          <table:table-cell table:formula="of:=[Sheet1.Z229]/[Sheet1.$AA229]" office:value-type="float" office:value="0.0273636204174706">
            <text:p>0.0273636204</text:p>
          </table:table-cell>
          <table:table-cell table:formula="of:=[Sheet1.AA229]/[Sheet1.$AA229]" office:value-type="float" office:value="1">
            <text:p>1</text:p>
          </table:table-cell>
        </table:table-row>
        <table:table-row table:style-name="ro1">
          <table:table-cell table:formula="of:=[Sheet1.A230]" office:value-type="string" office:string-value="Maassluis">
            <text:p>Maassluis</text:p>
          </table:table-cell>
          <table:table-cell table:formula="of:=[Sheet1.T230]/[Sheet1.$AA230]" office:value-type="float" office:value="0.0454995054401583">
            <text:p>0.0454995054</text:p>
          </table:table-cell>
          <table:table-cell table:formula="of:=[Sheet1.U230]/[Sheet1.$AA230]" office:value-type="float" office:value="0.280909990108803">
            <text:p>0.2809099901</text:p>
          </table:table-cell>
          <table:table-cell table:formula="of:=[Sheet1.V230]/[Sheet1.$AA230]" office:value-type="float" office:value="0.190900098911968">
            <text:p>0.1909000989</text:p>
          </table:table-cell>
          <table:table-cell table:formula="of:=[Sheet1.W230]/[Sheet1.$AA230]" office:value-type="float" office:value="0.13353115727003">
            <text:p>0.1335311573</text:p>
          </table:table-cell>
          <table:table-cell table:formula="of:=[Sheet1.X230]/[Sheet1.$AA230]" office:value-type="float" office:value="0.224530168150346">
            <text:p>0.2245301682</text:p>
          </table:table-cell>
          <table:table-cell table:formula="of:=[Sheet1.Y230]/[Sheet1.$AA230]" office:value-type="float" office:value="0.0435212660731949">
            <text:p>0.0435212661</text:p>
          </table:table-cell>
          <table:table-cell table:formula="of:=[Sheet1.Z230]/[Sheet1.$AA230]" office:value-type="float" office:value="0.0811078140454995">
            <text:p>0.081107814</text:p>
          </table:table-cell>
          <table:table-cell table:formula="of:=[Sheet1.AA230]/[Sheet1.$AA230]" office:value-type="float" office:value="1">
            <text:p>1</text:p>
          </table:table-cell>
        </table:table-row>
        <table:table-row table:style-name="ro1">
          <table:table-cell table:formula="of:=[Sheet1.A231]" office:value-type="string" office:string-value="Maastricht">
            <text:p>Maastricht</text:p>
          </table:table-cell>
          <table:table-cell table:formula="of:=[Sheet1.T231]/[Sheet1.$AA231]" office:value-type="float" office:value="0.056686291000841">
            <text:p>0.056686291</text:p>
          </table:table-cell>
          <table:table-cell table:formula="of:=[Sheet1.U231]/[Sheet1.$AA231]" office:value-type="float" office:value="0.252312867956266">
            <text:p>0.252312868</text:p>
          </table:table-cell>
          <table:table-cell table:formula="of:=[Sheet1.V231]/[Sheet1.$AA231]" office:value-type="float" office:value="0.095206055508831">
            <text:p>0.0952060555</text:p>
          </table:table-cell>
          <table:table-cell table:formula="of:=[Sheet1.W231]/[Sheet1.$AA231]" office:value-type="float" office:value="0.127333894028595">
            <text:p>0.127333894</text:p>
          </table:table-cell>
          <table:table-cell table:formula="of:=[Sheet1.X231]/[Sheet1.$AA231]" office:value-type="float" office:value="0.353069806560135">
            <text:p>0.3530698066</text:p>
          </table:table-cell>
          <table:table-cell table:formula="of:=[Sheet1.Y231]/[Sheet1.$AA231]" office:value-type="float" office:value="0.0336417157275021">
            <text:p>0.0336417157</text:p>
          </table:table-cell>
          <table:table-cell table:formula="of:=[Sheet1.Z231]/[Sheet1.$AA231]" office:value-type="float" office:value="0.0817493692178301">
            <text:p>0.0817493692</text:p>
          </table:table-cell>
          <table:table-cell table:formula="of:=[Sheet1.AA231]/[Sheet1.$AA231]" office:value-type="float" office:value="1">
            <text:p>1</text:p>
          </table:table-cell>
        </table:table-row>
        <table:table-row table:style-name="ro1">
          <table:table-cell table:formula="of:=[Sheet1.A232]" office:value-type="string" office:string-value="Margraten">
            <text:p>Margraten</text:p>
          </table:table-cell>
          <table:table-cell table:formula="of:=[Sheet1.T232]/[Sheet1.$AA232]" office:value-type="float" office:value="0.025836656840645">
            <text:p>0.0258366568</text:p>
          </table:table-cell>
          <table:table-cell table:formula="of:=[Sheet1.U232]/[Sheet1.$AA232]" office:value-type="float" office:value="0.0433500953702098">
            <text:p>0.0433500954</text:p>
          </table:table-cell>
          <table:table-cell table:formula="of:=[Sheet1.V232]/[Sheet1.$AA232]" office:value-type="float" office:value="0.069013351829374">
            <text:p>0.0690133518</text:p>
          </table:table-cell>
          <table:table-cell table:formula="of:=[Sheet1.W232]/[Sheet1.$AA232]" office:value-type="float" office:value="0.0232356511184325">
            <text:p>0.0232356511</text:p>
          </table:table-cell>
          <table:table-cell table:formula="of:=[Sheet1.X232]/[Sheet1.$AA232]" office:value-type="float" office:value="0.820877405930293">
            <text:p>0.8208774059</text:p>
          </table:table-cell>
          <table:table-cell table:formula="of:=[Sheet1.Y232]/[Sheet1.$AA232]" office:value-type="float" office:value="0.0117912259406971">
            <text:p>0.0117912259</text:p>
          </table:table-cell>
          <table:table-cell table:formula="of:=[Sheet1.Z232]/[Sheet1.$AA232]" office:value-type="float" office:value="0.00589561297034854">
            <text:p>0.005895613</text:p>
          </table:table-cell>
          <table:table-cell table:formula="of:=[Sheet1.AA232]/[Sheet1.$AA232]" office:value-type="float" office:value="1">
            <text:p>1</text:p>
          </table:table-cell>
        </table:table-row>
        <table:table-row table:style-name="ro1">
          <table:table-cell table:formula="of:=[Sheet1.A233]" office:value-type="string" office:string-value="De Marne">
            <text:p>De Marne</text:p>
          </table:table-cell>
          <table:table-cell table:formula="of:=[Sheet1.T233]/[Sheet1.$AA233]" office:value-type="float" office:value="0.0133712184522815">
            <text:p>0.0133712185</text:p>
          </table:table-cell>
          <table:table-cell table:formula="of:=[Sheet1.U233]/[Sheet1.$AA233]" office:value-type="float" office:value="0.0115326759150928">
            <text:p>0.0115326759</text:p>
          </table:table-cell>
          <table:table-cell table:formula="of:=[Sheet1.V233]/[Sheet1.$AA233]" office:value-type="float" office:value="0.45152933311048">
            <text:p>0.4515293331</text:p>
          </table:table-cell>
          <table:table-cell table:formula="of:=[Sheet1.W233]/[Sheet1.$AA233]" office:value-type="float" office:value="0.00890021728229985">
            <text:p>0.0089002173</text:p>
          </table:table-cell>
          <table:table-cell table:formula="of:=[Sheet1.X233]/[Sheet1.$AA233]" office:value-type="float" office:value="0.507479525321745">
            <text:p>0.5074795253</text:p>
          </table:table-cell>
          <table:table-cell table:formula="of:=[Sheet1.Y233]/[Sheet1.$AA233]" office:value-type="float" office:value="0.00467992645829851">
            <text:p>0.0046799265</text:p>
          </table:table-cell>
          <table:table-cell table:formula="of:=[Sheet1.Z233]/[Sheet1.$AA233]" office:value-type="float" office:value="0.00250710345980277">
            <text:p>0.0025071035</text:p>
          </table:table-cell>
          <table:table-cell table:formula="of:=[Sheet1.AA233]/[Sheet1.$AA233]" office:value-type="float" office:value="1">
            <text:p>1</text:p>
          </table:table-cell>
        </table:table-row>
        <table:table-row table:style-name="ro1">
          <table:table-cell table:formula="of:=[Sheet1.A234]" office:value-type="string" office:string-value="Marum">
            <text:p>Marum</text:p>
          </table:table-cell>
          <table:table-cell table:formula="of:=[Sheet1.T234]/[Sheet1.$AA234]" office:value-type="float" office:value="0.0327110013886746">
            <text:p>0.0327110014</text:p>
          </table:table-cell>
          <table:table-cell table:formula="of:=[Sheet1.U234]/[Sheet1.$AA234]" office:value-type="float" office:value="0.033945378799568">
            <text:p>0.0339453788</text:p>
          </table:table-cell>
          <table:table-cell table:formula="of:=[Sheet1.V234]/[Sheet1.$AA234]" office:value-type="float" office:value="0.0330195957413979">
            <text:p>0.0330195957</text:p>
          </table:table-cell>
          <table:table-cell table:formula="of:=[Sheet1.W234]/[Sheet1.$AA234]" office:value-type="float" office:value="0.00987501928714704">
            <text:p>0.0098750193</text:p>
          </table:table-cell>
          <table:table-cell table:formula="of:=[Sheet1.X234]/[Sheet1.$AA234]" office:value-type="float" office:value="0.878568122203364">
            <text:p>0.8785681222</text:p>
          </table:table-cell>
          <table:table-cell table:formula="of:=[Sheet1.Y234]/[Sheet1.$AA234]" office:value-type="float" office:value="0.00354883505631847">
            <text:p>0.0035488351</text:p>
          </table:table-cell>
          <table:table-cell table:formula="of:=[Sheet1.Z234]/[Sheet1.$AA234]" office:value-type="float" office:value="0.00833204752353032">
            <text:p>0.0083320475</text:p>
          </table:table-cell>
          <table:table-cell table:formula="of:=[Sheet1.AA234]/[Sheet1.$AA234]" office:value-type="float" office:value="1">
            <text:p>1</text:p>
          </table:table-cell>
        </table:table-row>
        <table:table-row table:style-name="ro1">
          <table:table-cell table:formula="of:=[Sheet1.A235]" office:value-type="string" office:string-value="Medemblik">
            <text:p>Medemblik</text:p>
          </table:table-cell>
          <table:table-cell table:formula="of:=[Sheet1.T235]/[Sheet1.$AA235]" office:value-type="float" office:value="0.0150296122471785">
            <text:p>0.0150296122</text:p>
          </table:table-cell>
          <table:table-cell table:formula="of:=[Sheet1.U235]/[Sheet1.$AA235]" office:value-type="float" office:value="0.0239132864007152">
            <text:p>0.0239132864</text:p>
          </table:table-cell>
          <table:table-cell table:formula="of:=[Sheet1.V235]/[Sheet1.$AA235]" office:value-type="float" office:value="0.570119566432004">
            <text:p>0.5701195664</text:p>
          </table:table-cell>
          <table:table-cell table:formula="of:=[Sheet1.W235]/[Sheet1.$AA235]" office:value-type="float" office:value="0.00972175662085149">
            <text:p>0.0097217566</text:p>
          </table:table-cell>
          <table:table-cell table:formula="of:=[Sheet1.X235]/[Sheet1.$AA235]" office:value-type="float" office:value="0.373337803106492">
            <text:p>0.3733378031</text:p>
          </table:table-cell>
          <table:table-cell table:formula="of:=[Sheet1.Y235]/[Sheet1.$AA235]" office:value-type="float" office:value="0.00296122471784557">
            <text:p>0.0029612247</text:p>
          </table:table-cell>
          <table:table-cell table:formula="of:=[Sheet1.Z235]/[Sheet1.$AA235]" office:value-type="float" office:value="0.0049167504749134">
            <text:p>0.0049167505</text:p>
          </table:table-cell>
          <table:table-cell table:formula="of:=[Sheet1.AA235]/[Sheet1.$AA235]" office:value-type="float" office:value="1">
            <text:p>1</text:p>
          </table:table-cell>
        </table:table-row>
        <table:table-row table:style-name="ro1">
          <table:table-cell table:formula="of:=[Sheet1.A236]" office:value-type="string" office:string-value="Meerlo-Wanssum">
            <text:p>Meerlo-Wanssum</text:p>
          </table:table-cell>
          <table:table-cell table:formula="of:=[Sheet1.T236]/[Sheet1.$AA236]" office:value-type="float" office:value="0.0218274111675127">
            <text:p>0.0218274112</text:p>
          </table:table-cell>
          <table:table-cell table:formula="of:=[Sheet1.U236]/[Sheet1.$AA236]" office:value-type="float" office:value="0.0395939086294416">
            <text:p>0.0395939086</text:p>
          </table:table-cell>
          <table:table-cell table:formula="of:=[Sheet1.V236]/[Sheet1.$AA236]" office:value-type="float" office:value="0.206598984771574">
            <text:p>0.2065989848</text:p>
          </table:table-cell>
          <table:table-cell table:formula="of:=[Sheet1.W236]/[Sheet1.$AA236]" office:value-type="float" office:value="0.0296954314720812">
            <text:p>0.0296954315</text:p>
          </table:table-cell>
          <table:table-cell table:formula="of:=[Sheet1.X236]/[Sheet1.$AA236]" office:value-type="float" office:value="0.677918781725888">
            <text:p>0.6779187817</text:p>
          </table:table-cell>
          <table:table-cell table:formula="of:=[Sheet1.Y236]/[Sheet1.$AA236]" office:value-type="float" office:value="0.00710659898477157">
            <text:p>0.007106599</text:p>
          </table:table-cell>
          <table:table-cell table:formula="of:=[Sheet1.Z236]/[Sheet1.$AA236]" office:value-type="float" office:value="0.017258883248731">
            <text:p>0.0172588832</text:p>
          </table:table-cell>
          <table:table-cell table:formula="of:=[Sheet1.AA236]/[Sheet1.$AA236]" office:value-type="float" office:value="1">
            <text:p>1</text:p>
          </table:table-cell>
        </table:table-row>
        <table:table-row table:style-name="ro1">
          <table:table-cell table:formula="of:=[Sheet1.A237]" office:value-type="string" office:string-value="Meerssen">
            <text:p>Meerssen</text:p>
          </table:table-cell>
          <table:table-cell table:formula="of:=[Sheet1.T237]/[Sheet1.$AA237]" office:value-type="float" office:value="0.0537906137184116">
            <text:p>0.0537906137</text:p>
          </table:table-cell>
          <table:table-cell table:formula="of:=[Sheet1.U237]/[Sheet1.$AA237]" office:value-type="float" office:value="0.14115523465704">
            <text:p>0.1411552347</text:p>
          </table:table-cell>
          <table:table-cell table:formula="of:=[Sheet1.V237]/[Sheet1.$AA237]" office:value-type="float" office:value="0.129241877256318">
            <text:p>0.1292418773</text:p>
          </table:table-cell>
          <table:table-cell table:formula="of:=[Sheet1.W237]/[Sheet1.$AA237]" office:value-type="float" office:value="0.0353790613718412">
            <text:p>0.0353790614</text:p>
          </table:table-cell>
          <table:table-cell table:formula="of:=[Sheet1.X237]/[Sheet1.$AA237]" office:value-type="float" office:value="0.612996389891697">
            <text:p>0.6129963899</text:p>
          </table:table-cell>
          <table:table-cell table:formula="of:=[Sheet1.Y237]/[Sheet1.$AA237]" office:value-type="float" office:value="0.0108303249097473">
            <text:p>0.0108303249</text:p>
          </table:table-cell>
          <table:table-cell table:formula="of:=[Sheet1.Z237]/[Sheet1.$AA237]" office:value-type="float" office:value="0.0166064981949458">
            <text:p>0.0166064982</text:p>
          </table:table-cell>
          <table:table-cell table:formula="of:=[Sheet1.AA237]/[Sheet1.$AA237]" office:value-type="float" office:value="1">
            <text:p>1</text:p>
          </table:table-cell>
        </table:table-row>
        <table:table-row table:style-name="ro1">
          <table:table-cell table:formula="of:=[Sheet1.A238]" office:value-type="string" office:string-value="Meijel">
            <text:p>Meijel</text:p>
          </table:table-cell>
          <table:table-cell table:formula="of:=[Sheet1.T238]/[Sheet1.$AA238]" office:value-type="float" office:value="0.0354645354645355">
            <text:p>0.0354645355</text:p>
          </table:table-cell>
          <table:table-cell table:formula="of:=[Sheet1.U238]/[Sheet1.$AA238]" office:value-type="float" office:value="0.0494505494505494">
            <text:p>0.0494505495</text:p>
          </table:table-cell>
          <table:table-cell table:formula="of:=[Sheet1.V238]/[Sheet1.$AA238]" office:value-type="float" office:value="0.102897102897103">
            <text:p>0.1028971029</text:p>
          </table:table-cell>
          <table:table-cell table:formula="of:=[Sheet1.W238]/[Sheet1.$AA238]" office:value-type="float" office:value="0.037962037962038">
            <text:p>0.037962038</text:p>
          </table:table-cell>
          <table:table-cell table:formula="of:=[Sheet1.X238]/[Sheet1.$AA238]" office:value-type="float" office:value="0.765734265734266">
            <text:p>0.7657342657</text:p>
          </table:table-cell>
          <table:table-cell table:formula="of:=[Sheet1.Y238]/[Sheet1.$AA238]" office:value-type="float" office:value="0.000499500499500499">
            <text:p>0.0004995005</text:p>
          </table:table-cell>
          <table:table-cell table:formula="of:=[Sheet1.Z238]/[Sheet1.$AA238]" office:value-type="float" office:value="0.00799200799200799">
            <text:p>0.007992008</text:p>
          </table:table-cell>
          <table:table-cell table:formula="of:=[Sheet1.AA238]/[Sheet1.$AA238]" office:value-type="float" office:value="1">
            <text:p>1</text:p>
          </table:table-cell>
        </table:table-row>
        <table:table-row table:style-name="ro1">
          <table:table-cell table:formula="of:=[Sheet1.A239]" office:value-type="string" office:string-value="Menaldumadeel">
            <text:p>Menaldumadeel</text:p>
          </table:table-cell>
          <table:table-cell table:formula="of:=[Sheet1.T239]/[Sheet1.$AA239]" office:value-type="float" office:value="0.0379945722039709">
            <text:p>0.0379945722</text:p>
          </table:table-cell>
          <table:table-cell table:formula="of:=[Sheet1.U239]/[Sheet1.$AA239]" office:value-type="float" office:value="0.0425653478074561">
            <text:p>0.0425653478</text:p>
          </table:table-cell>
          <table:table-cell table:formula="of:=[Sheet1.V239]/[Sheet1.$AA239]" office:value-type="float" office:value="0.0188544493643765">
            <text:p>0.0188544494</text:p>
          </table:table-cell>
          <table:table-cell table:formula="of:=[Sheet1.W239]/[Sheet1.$AA239]" office:value-type="float" office:value="0.00942722468218826">
            <text:p>0.0094272247</text:p>
          </table:table-cell>
          <table:table-cell table:formula="of:=[Sheet1.X239]/[Sheet1.$AA239]" office:value-type="float" office:value="0.874017997428939">
            <text:p>0.8740179974</text:p>
          </table:table-cell>
          <table:table-cell table:formula="of:=[Sheet1.Y239]/[Sheet1.$AA239]" office:value-type="float" office:value="0.00671332666761891">
            <text:p>0.0067133267</text:p>
          </table:table-cell>
          <table:table-cell table:formula="of:=[Sheet1.Z239]/[Sheet1.$AA239]" office:value-type="float" office:value="0.0104270818454507">
            <text:p>0.0104270818</text:p>
          </table:table-cell>
          <table:table-cell table:formula="of:=[Sheet1.AA239]/[Sheet1.$AA239]" office:value-type="float" office:value="1">
            <text:p>1</text:p>
          </table:table-cell>
        </table:table-row>
        <table:table-row table:style-name="ro1">
          <table:table-cell table:formula="of:=[Sheet1.A240]" office:value-type="string" office:string-value="Menterwolde">
            <text:p>Menterwolde</text:p>
          </table:table-cell>
          <table:table-cell table:formula="of:=[Sheet1.T240]/[Sheet1.$AA240]" office:value-type="float" office:value="0.0332556141857897">
            <text:p>0.0332556142</text:p>
          </table:table-cell>
          <table:table-cell table:formula="of:=[Sheet1.U240]/[Sheet1.$AA240]" office:value-type="float" office:value="0.0369370474904896">
            <text:p>0.0369370475</text:p>
          </table:table-cell>
          <table:table-cell table:formula="of:=[Sheet1.V240]/[Sheet1.$AA240]" office:value-type="float" office:value="0.0616026506319794">
            <text:p>0.0616026506</text:p>
          </table:table-cell>
          <table:table-cell table:formula="of:=[Sheet1.W240]/[Sheet1.$AA240]" office:value-type="float" office:value="0.00834458215731992">
            <text:p>0.0083445822</text:p>
          </table:table-cell>
          <table:table-cell table:formula="of:=[Sheet1.X240]/[Sheet1.$AA240]" office:value-type="float" office:value="0.825500061357222">
            <text:p>0.8255000614</text:p>
          </table:table-cell>
          <table:table-cell table:formula="of:=[Sheet1.Y240]/[Sheet1.$AA240]" office:value-type="float" office:value="0.0255246042459197">
            <text:p>0.0255246042</text:p>
          </table:table-cell>
          <table:table-cell table:formula="of:=[Sheet1.Z240]/[Sheet1.$AA240]" office:value-type="float" office:value="0.00883543993127991">
            <text:p>0.0088354399</text:p>
          </table:table-cell>
          <table:table-cell table:formula="of:=[Sheet1.AA240]/[Sheet1.$AA240]" office:value-type="float" office:value="1">
            <text:p>1</text:p>
          </table:table-cell>
        </table:table-row>
        <table:table-row table:style-name="ro1">
          <table:table-cell table:formula="of:=[Sheet1.A241]" office:value-type="string" office:string-value="Meppel">
            <text:p>Meppel</text:p>
          </table:table-cell>
          <table:table-cell table:formula="of:=[Sheet1.T241]/[Sheet1.$AA241]" office:value-type="float" office:value="0.0521218524388097">
            <text:p>0.0521218524</text:p>
          </table:table-cell>
          <table:table-cell table:formula="of:=[Sheet1.U241]/[Sheet1.$AA241]" office:value-type="float" office:value="0.0845219228737454">
            <text:p>0.0845219229</text:p>
          </table:table-cell>
          <table:table-cell table:formula="of:=[Sheet1.V241]/[Sheet1.$AA241]" office:value-type="float" office:value="0.0487761929917239">
            <text:p>0.048776193</text:p>
          </table:table-cell>
          <table:table-cell table:formula="of:=[Sheet1.W241]/[Sheet1.$AA241]" office:value-type="float" office:value="0.03486529318542">
            <text:p>0.0348652932</text:p>
          </table:table-cell>
          <table:table-cell table:formula="of:=[Sheet1.X241]/[Sheet1.$AA241]" office:value-type="float" office:value="0.708223278746258">
            <text:p>0.7082232787</text:p>
          </table:table-cell>
          <table:table-cell table:formula="of:=[Sheet1.Y241]/[Sheet1.$AA241]" office:value-type="float" office:value="0.0269413629160063">
            <text:p>0.0269413629</text:p>
          </table:table-cell>
          <table:table-cell table:formula="of:=[Sheet1.Z241]/[Sheet1.$AA241]" office:value-type="float" office:value="0.0445500968480366">
            <text:p>0.0445500968</text:p>
          </table:table-cell>
          <table:table-cell table:formula="of:=[Sheet1.AA241]/[Sheet1.$AA241]" office:value-type="float" office:value="1">
            <text:p>1</text:p>
          </table:table-cell>
        </table:table-row>
        <table:table-row table:style-name="ro1">
          <table:table-cell table:formula="of:=[Sheet1.A242]" office:value-type="string" office:string-value="Middelburg (Z.)">
            <text:p>Middelburg (Z.)</text:p>
          </table:table-cell>
          <table:table-cell table:formula="of:=[Sheet1.T242]/[Sheet1.$AA242]" office:value-type="float" office:value="0.0519554128093709">
            <text:p>0.0519554128</text:p>
          </table:table-cell>
          <table:table-cell table:formula="of:=[Sheet1.U242]/[Sheet1.$AA242]" office:value-type="float" office:value="0.129227281314944">
            <text:p>0.1292272813</text:p>
          </table:table-cell>
          <table:table-cell table:formula="of:=[Sheet1.V242]/[Sheet1.$AA242]" office:value-type="float" office:value="0.109956546382014">
            <text:p>0.1099565464</text:p>
          </table:table-cell>
          <table:table-cell table:formula="of:=[Sheet1.W242]/[Sheet1.$AA242]" office:value-type="float" office:value="0.0619686378235405">
            <text:p>0.0619686378</text:p>
          </table:table-cell>
          <table:table-cell table:formula="of:=[Sheet1.X242]/[Sheet1.$AA242]" office:value-type="float" office:value="0.559607028150387">
            <text:p>0.5596070282</text:p>
          </table:table-cell>
          <table:table-cell table:formula="of:=[Sheet1.Y242]/[Sheet1.$AA242]" office:value-type="float" office:value="0.0455318344983941">
            <text:p>0.0455318345</text:p>
          </table:table-cell>
          <table:table-cell table:formula="of:=[Sheet1.Z242]/[Sheet1.$AA242]" office:value-type="float" office:value="0.041753259021349">
            <text:p>0.041753259</text:p>
          </table:table-cell>
          <table:table-cell table:formula="of:=[Sheet1.AA242]/[Sheet1.$AA242]" office:value-type="float" office:value="1">
            <text:p>1</text:p>
          </table:table-cell>
        </table:table-row>
        <table:table-row table:style-name="ro1">
          <table:table-cell table:formula="of:=[Sheet1.A243]" office:value-type="string" office:string-value="Middelharnis">
            <text:p>Middelharnis</text:p>
          </table:table-cell>
          <table:table-cell table:formula="of:=[Sheet1.T243]/[Sheet1.$AA243]" office:value-type="float" office:value="0.0264098719870834">
            <text:p>0.026409872</text:p>
          </table:table-cell>
          <table:table-cell table:formula="of:=[Sheet1.U243]/[Sheet1.$AA243]" office:value-type="float" office:value="0.0302156614000692">
            <text:p>0.0302156614</text:p>
          </table:table-cell>
          <table:table-cell table:formula="of:=[Sheet1.V243]/[Sheet1.$AA243]" office:value-type="float" office:value="0.315303886518279">
            <text:p>0.3153038865</text:p>
          </table:table-cell>
          <table:table-cell table:formula="of:=[Sheet1.W243]/[Sheet1.$AA243]" office:value-type="float" office:value="0.0185676392572944">
            <text:p>0.0185676393</text:p>
          </table:table-cell>
          <table:table-cell table:formula="of:=[Sheet1.X243]/[Sheet1.$AA243]" office:value-type="float" office:value="0.58482297312882">
            <text:p>0.5848229731</text:p>
          </table:table-cell>
          <table:table-cell table:formula="of:=[Sheet1.Y243]/[Sheet1.$AA243]" office:value-type="float" office:value="0.0106100795755968">
            <text:p>0.0106100796</text:p>
          </table:table-cell>
          <table:table-cell table:formula="of:=[Sheet1.Z243]/[Sheet1.$AA243]" office:value-type="float" office:value="0.0140698881328566">
            <text:p>0.0140698881</text:p>
          </table:table-cell>
          <table:table-cell table:formula="of:=[Sheet1.AA243]/[Sheet1.$AA243]" office:value-type="float" office:value="1">
            <text:p>1</text:p>
          </table:table-cell>
        </table:table-row>
        <table:table-row table:style-name="ro1">
          <table:table-cell table:formula="of:=[Sheet1.A244]" office:value-type="string" office:string-value="Midden-Delfland">
            <text:p>Midden-Delfland</text:p>
          </table:table-cell>
          <table:table-cell table:formula="of:=[Sheet1.T244]/[Sheet1.$AA244]" office:value-type="float" office:value="0.0373012637586629">
            <text:p>0.0373012638</text:p>
          </table:table-cell>
          <table:table-cell table:formula="of:=[Sheet1.U244]/[Sheet1.$AA244]" office:value-type="float" office:value="0.0379127598858541">
            <text:p>0.0379127599</text:p>
          </table:table-cell>
          <table:table-cell table:formula="of:=[Sheet1.V244]/[Sheet1.$AA244]" office:value-type="float" office:value="0.0611496127191194">
            <text:p>0.0611496127</text:p>
          </table:table-cell>
          <table:table-cell table:formula="of:=[Sheet1.W244]/[Sheet1.$AA244]" office:value-type="float" office:value="0.0387280880554423">
            <text:p>0.0387280881</text:p>
          </table:table-cell>
          <table:table-cell table:formula="of:=[Sheet1.X244]/[Sheet1.$AA244]" office:value-type="float" office:value="0.778638401956788">
            <text:p>0.778638402</text:p>
          </table:table-cell>
          <table:table-cell table:formula="of:=[Sheet1.Y244]/[Sheet1.$AA244]" office:value-type="float" office:value="0.0379127598858541">
            <text:p>0.0379127599</text:p>
          </table:table-cell>
          <table:table-cell table:formula="of:=[Sheet1.Z244]/[Sheet1.$AA244]" office:value-type="float" office:value="0.00835711373827966">
            <text:p>0.0083571137</text:p>
          </table:table-cell>
          <table:table-cell table:formula="of:=[Sheet1.AA244]/[Sheet1.$AA244]" office:value-type="float" office:value="1">
            <text:p>1</text:p>
          </table:table-cell>
        </table:table-row>
        <table:table-row table:style-name="ro1">
          <table:table-cell table:formula="of:=[Sheet1.A245]" office:value-type="string" office:string-value="Midden-Drenthe">
            <text:p>Midden-Drenthe</text:p>
          </table:table-cell>
          <table:table-cell table:formula="of:=[Sheet1.T245]/[Sheet1.$AA245]" office:value-type="float" office:value="0.0251404738457974">
            <text:p>0.0251404738</text:p>
          </table:table-cell>
          <table:table-cell table:formula="of:=[Sheet1.U245]/[Sheet1.$AA245]" office:value-type="float" office:value="0.0198690841684528">
            <text:p>0.0198690842</text:p>
          </table:table-cell>
          <table:table-cell table:formula="of:=[Sheet1.V245]/[Sheet1.$AA245]" office:value-type="float" office:value="0.183050454729769">
            <text:p>0.1830504547</text:p>
          </table:table-cell>
          <table:table-cell table:formula="of:=[Sheet1.W245]/[Sheet1.$AA245]" office:value-type="float" office:value="0.0132364015524532">
            <text:p>0.0132364016</text:p>
          </table:table-cell>
          <table:table-cell table:formula="of:=[Sheet1.X245]/[Sheet1.$AA245]" office:value-type="float" office:value="0.74361350866014">
            <text:p>0.7436135087</text:p>
          </table:table-cell>
          <table:table-cell table:formula="of:=[Sheet1.Y245]/[Sheet1.$AA245]" office:value-type="float" office:value="0.00944215953194694">
            <text:p>0.0094421595</text:p>
          </table:table-cell>
          <table:table-cell table:formula="of:=[Sheet1.Z245]/[Sheet1.$AA245]" office:value-type="float" office:value="0.00564791751144065">
            <text:p>0.0056479175</text:p>
          </table:table-cell>
          <table:table-cell table:formula="of:=[Sheet1.AA245]/[Sheet1.$AA245]" office:value-type="float" office:value="1">
            <text:p>1</text:p>
          </table:table-cell>
        </table:table-row>
        <table:table-row table:style-name="ro1">
          <table:table-cell table:formula="of:=[Sheet1.A246]" office:value-type="string" office:string-value="Mill en Sint Hubert">
            <text:p>Mill en Sint Hubert</text:p>
          </table:table-cell>
          <table:table-cell table:formula="of:=[Sheet1.T246]/[Sheet1.$AA246]" office:value-type="float" office:value="0.0245283018867925">
            <text:p>0.0245283019</text:p>
          </table:table-cell>
          <table:table-cell table:formula="of:=[Sheet1.U246]/[Sheet1.$AA246]" office:value-type="float" office:value="0.0413207547169811">
            <text:p>0.0413207547</text:p>
          </table:table-cell>
          <table:table-cell table:formula="of:=[Sheet1.V246]/[Sheet1.$AA246]" office:value-type="float" office:value="0.174150943396226">
            <text:p>0.1741509434</text:p>
          </table:table-cell>
          <table:table-cell table:formula="of:=[Sheet1.W246]/[Sheet1.$AA246]" office:value-type="float" office:value="0.0126415094339623">
            <text:p>0.0126415094</text:p>
          </table:table-cell>
          <table:table-cell table:formula="of:=[Sheet1.X246]/[Sheet1.$AA246]" office:value-type="float" office:value="0.72811320754717">
            <text:p>0.7281132075</text:p>
          </table:table-cell>
          <table:table-cell table:formula="of:=[Sheet1.Y246]/[Sheet1.$AA246]" office:value-type="float" office:value="0.0109433962264151">
            <text:p>0.0109433962</text:p>
          </table:table-cell>
          <table:table-cell table:formula="of:=[Sheet1.Z246]/[Sheet1.$AA246]" office:value-type="float" office:value="0.00830188679245283">
            <text:p>0.0083018868</text:p>
          </table:table-cell>
          <table:table-cell table:formula="of:=[Sheet1.AA246]/[Sheet1.$AA246]" office:value-type="float" office:value="1">
            <text:p>1</text:p>
          </table:table-cell>
        </table:table-row>
        <table:table-row table:style-name="ro1">
          <table:table-cell table:formula="of:=[Sheet1.A247]" office:value-type="string" office:string-value="Millingen aan de Rijn">
            <text:p>Millingen aan de Rijn</text:p>
          </table:table-cell>
          <table:table-cell table:formula="of:=[Sheet1.T247]/[Sheet1.$AA247]" office:value-type="float" office:value="0.0164728682170543">
            <text:p>0.0164728682</text:p>
          </table:table-cell>
          <table:table-cell table:formula="of:=[Sheet1.U247]/[Sheet1.$AA247]" office:value-type="float" office:value="0.11531007751938">
            <text:p>0.1153100775</text:p>
          </table:table-cell>
          <table:table-cell table:formula="of:=[Sheet1.V247]/[Sheet1.$AA247]" office:value-type="float" office:value="0.292635658914729">
            <text:p>0.2926356589</text:p>
          </table:table-cell>
          <table:table-cell table:formula="of:=[Sheet1.W247]/[Sheet1.$AA247]" office:value-type="float" office:value="0.0213178294573643">
            <text:p>0.0213178295</text:p>
          </table:table-cell>
          <table:table-cell table:formula="of:=[Sheet1.X247]/[Sheet1.$AA247]" office:value-type="float" office:value="0.534883720930232">
            <text:p>0.5348837209</text:p>
          </table:table-cell>
          <table:table-cell table:formula="of:=[Sheet1.Y247]/[Sheet1.$AA247]" office:value-type="float" office:value="0.00678294573643411">
            <text:p>0.0067829457</text:p>
          </table:table-cell>
          <table:table-cell table:formula="of:=[Sheet1.Z247]/[Sheet1.$AA247]" office:value-type="float" office:value="0.0125968992248062">
            <text:p>0.0125968992</text:p>
          </table:table-cell>
          <table:table-cell table:formula="of:=[Sheet1.AA247]/[Sheet1.$AA247]" office:value-type="float" office:value="1">
            <text:p>1</text:p>
          </table:table-cell>
        </table:table-row>
        <table:table-row table:style-name="ro1">
          <table:table-cell table:formula="of:=[Sheet1.A248]" office:value-type="string" office:string-value="Moerdijk">
            <text:p>Moerdijk</text:p>
          </table:table-cell>
          <table:table-cell table:formula="of:=[Sheet1.T248]/[Sheet1.$AA248]" office:value-type="float" office:value="0.0531885876384267">
            <text:p>0.0531885876</text:p>
          </table:table-cell>
          <table:table-cell table:formula="of:=[Sheet1.U248]/[Sheet1.$AA248]" office:value-type="float" office:value="0.0349135344498391">
            <text:p>0.0349135344</text:p>
          </table:table-cell>
          <table:table-cell table:formula="of:=[Sheet1.V248]/[Sheet1.$AA248]" office:value-type="float" office:value="0.160820468059571">
            <text:p>0.1608204681</text:p>
          </table:table-cell>
          <table:table-cell table:formula="of:=[Sheet1.W248]/[Sheet1.$AA248]" office:value-type="float" office:value="0.0168566908515629">
            <text:p>0.0168566909</text:p>
          </table:table-cell>
          <table:table-cell table:formula="of:=[Sheet1.X248]/[Sheet1.$AA248]" office:value-type="float" office:value="0.641208881130326">
            <text:p>0.6412088811</text:p>
          </table:table-cell>
          <table:table-cell table:formula="of:=[Sheet1.Y248]/[Sheet1.$AA248]" office:value-type="float" office:value="0.0359500300038187">
            <text:p>0.03595003</text:p>
          </table:table-cell>
          <table:table-cell table:formula="of:=[Sheet1.Z248]/[Sheet1.$AA248]" office:value-type="float" office:value="0.0570618078664557">
            <text:p>0.0570618079</text:p>
          </table:table-cell>
          <table:table-cell table:formula="of:=[Sheet1.AA248]/[Sheet1.$AA248]" office:value-type="float" office:value="1">
            <text:p>1</text:p>
          </table:table-cell>
        </table:table-row>
        <table:table-row table:style-name="ro1">
          <table:table-cell table:formula="of:=[Sheet1.A249]" office:value-type="string" office:string-value="Montferland">
            <text:p>Montferland</text:p>
          </table:table-cell>
          <table:table-cell table:formula="of:=[Sheet1.T249]/[Sheet1.$AA249]" office:value-type="float" office:value="0.028606265241043">
            <text:p>0.0286062652</text:p>
          </table:table-cell>
          <table:table-cell table:formula="of:=[Sheet1.U249]/[Sheet1.$AA249]" office:value-type="float" office:value="0.0529919339711124">
            <text:p>0.052991934</text:p>
          </table:table-cell>
          <table:table-cell table:formula="of:=[Sheet1.V249]/[Sheet1.$AA249]" office:value-type="float" office:value="0.178859501031701">
            <text:p>0.178859501</text:p>
          </table:table-cell>
          <table:table-cell table:formula="of:=[Sheet1.W249]/[Sheet1.$AA249]" office:value-type="float" office:value="0.0171637591446258">
            <text:p>0.0171637591</text:p>
          </table:table-cell>
          <table:table-cell table:formula="of:=[Sheet1.X249]/[Sheet1.$AA249]" office:value-type="float" office:value="0.700243856687301">
            <text:p>0.7002438567</text:p>
          </table:table-cell>
          <table:table-cell table:formula="of:=[Sheet1.Y249]/[Sheet1.$AA249]" office:value-type="float" office:value="0.00543987994747702">
            <text:p>0.0054398799</text:p>
          </table:table-cell>
          <table:table-cell table:formula="of:=[Sheet1.Z249]/[Sheet1.$AA249]" office:value-type="float" office:value="0.0166948039767398">
            <text:p>0.016694804</text:p>
          </table:table-cell>
          <table:table-cell table:formula="of:=[Sheet1.AA249]/[Sheet1.$AA249]" office:value-type="float" office:value="1">
            <text:p>1</text:p>
          </table:table-cell>
        </table:table-row>
        <table:table-row table:style-name="ro1">
          <table:table-cell table:formula="of:=[Sheet1.A250]" office:value-type="string" office:string-value="Montfoort">
            <text:p>Montfoort</text:p>
          </table:table-cell>
          <table:table-cell table:formula="of:=[Sheet1.T250]/[Sheet1.$AA250]" office:value-type="float" office:value="0.0175484546883185">
            <text:p>0.0175484547</text:p>
          </table:table-cell>
          <table:table-cell table:formula="of:=[Sheet1.U250]/[Sheet1.$AA250]" office:value-type="float" office:value="0.0476689366160293">
            <text:p>0.0476689366</text:p>
          </table:table-cell>
          <table:table-cell table:formula="of:=[Sheet1.V250]/[Sheet1.$AA250]" office:value-type="float" office:value="0.0298585646935568">
            <text:p>0.0298585647</text:p>
          </table:table-cell>
          <table:table-cell table:formula="of:=[Sheet1.W250]/[Sheet1.$AA250]" office:value-type="float" office:value="0.00969093766369827">
            <text:p>0.0096909377</text:p>
          </table:table-cell>
          <table:table-cell table:formula="of:=[Sheet1.X250]/[Sheet1.$AA250]" office:value-type="float" office:value="0.87192247249869">
            <text:p>0.8719224725</text:p>
          </table:table-cell>
          <table:table-cell table:formula="of:=[Sheet1.Y250]/[Sheet1.$AA250]" office:value-type="float" office:value="0.00235725510738607">
            <text:p>0.0023572551</text:p>
          </table:table-cell>
          <table:table-cell table:formula="of:=[Sheet1.Z250]/[Sheet1.$AA250]" office:value-type="float" office:value="0.0209533787323206">
            <text:p>0.0209533787</text:p>
          </table:table-cell>
          <table:table-cell table:formula="of:=[Sheet1.AA250]/[Sheet1.$AA250]" office:value-type="float" office:value="1">
            <text:p>1</text:p>
          </table:table-cell>
        </table:table-row>
        <table:table-row table:style-name="ro1">
          <table:table-cell table:formula="of:=[Sheet1.A251]" office:value-type="string" office:string-value="Mook en Middelaar">
            <text:p>Mook en Middelaar</text:p>
          </table:table-cell>
          <table:table-cell table:formula="of:=[Sheet1.T251]/[Sheet1.$AA251]" office:value-type="float" office:value="0.0302387267904509">
            <text:p>0.0302387268</text:p>
          </table:table-cell>
          <table:table-cell table:formula="of:=[Sheet1.U251]/[Sheet1.$AA251]" office:value-type="float" office:value="0.109814323607427">
            <text:p>0.1098143236</text:p>
          </table:table-cell>
          <table:table-cell table:formula="of:=[Sheet1.V251]/[Sheet1.$AA251]" office:value-type="float" office:value="0.431299734748011">
            <text:p>0.4312997347</text:p>
          </table:table-cell>
          <table:table-cell table:formula="of:=[Sheet1.W251]/[Sheet1.$AA251]" office:value-type="float" office:value="0.0424403183023873">
            <text:p>0.0424403183</text:p>
          </table:table-cell>
          <table:table-cell table:formula="of:=[Sheet1.X251]/[Sheet1.$AA251]" office:value-type="float" office:value="0.375596816976127">
            <text:p>0.375596817</text:p>
          </table:table-cell>
          <table:table-cell table:formula="of:=[Sheet1.Y251]/[Sheet1.$AA251]" office:value-type="float" office:value="0.000530503978779841">
            <text:p>0.000530504</text:p>
          </table:table-cell>
          <table:table-cell table:formula="of:=[Sheet1.Z251]/[Sheet1.$AA251]" office:value-type="float" office:value="0.010079575596817">
            <text:p>0.0100795756</text:p>
          </table:table-cell>
          <table:table-cell table:formula="of:=[Sheet1.AA251]/[Sheet1.$AA251]" office:value-type="float" office:value="1">
            <text:p>1</text:p>
          </table:table-cell>
        </table:table-row>
        <table:table-row table:style-name="ro1">
          <table:table-cell table:formula="of:=[Sheet1.A252]" office:value-type="string" office:string-value="Moordrecht">
            <text:p>Moordrecht</text:p>
          </table:table-cell>
          <table:table-cell table:formula="of:=[Sheet1.T252]/[Sheet1.$AA252]" office:value-type="float" office:value="0.0674509803921569">
            <text:p>0.0674509804</text:p>
          </table:table-cell>
          <table:table-cell table:formula="of:=[Sheet1.U252]/[Sheet1.$AA252]" office:value-type="float" office:value="0.0713725490196078">
            <text:p>0.071372549</text:p>
          </table:table-cell>
          <table:table-cell table:formula="of:=[Sheet1.V252]/[Sheet1.$AA252]" office:value-type="float" office:value="0.0462745098039216">
            <text:p>0.0462745098</text:p>
          </table:table-cell>
          <table:table-cell table:formula="of:=[Sheet1.W252]/[Sheet1.$AA252]" office:value-type="float" office:value="0.0235294117647059">
            <text:p>0.0235294118</text:p>
          </table:table-cell>
          <table:table-cell table:formula="of:=[Sheet1.X252]/[Sheet1.$AA252]" office:value-type="float" office:value="0.715294117647059">
            <text:p>0.7152941176</text:p>
          </table:table-cell>
          <table:table-cell table:formula="of:=[Sheet1.Y252]/[Sheet1.$AA252]" office:value-type="float" office:value="0.0470588235294118">
            <text:p>0.0470588235</text:p>
          </table:table-cell>
          <table:table-cell table:formula="of:=[Sheet1.Z252]/[Sheet1.$AA252]" office:value-type="float" office:value="0.0290196078431373">
            <text:p>0.0290196078</text:p>
          </table:table-cell>
          <table:table-cell table:formula="of:=[Sheet1.AA252]/[Sheet1.$AA252]" office:value-type="float" office:value="1">
            <text:p>1</text:p>
          </table:table-cell>
        </table:table-row>
        <table:table-row table:style-name="ro1">
          <table:table-cell table:formula="of:=[Sheet1.A253]" office:value-type="string" office:string-value="Muiden">
            <text:p>Muiden</text:p>
          </table:table-cell>
          <table:table-cell table:formula="of:=[Sheet1.T253]/[Sheet1.$AA253]" office:value-type="float" office:value="0.0342465753424658">
            <text:p>0.0342465753</text:p>
          </table:table-cell>
          <table:table-cell table:formula="of:=[Sheet1.U253]/[Sheet1.$AA253]" office:value-type="float" office:value="0.0268493150684932">
            <text:p>0.0268493151</text:p>
          </table:table-cell>
          <table:table-cell table:formula="of:=[Sheet1.V253]/[Sheet1.$AA253]" office:value-type="float" office:value="0.64958904109589">
            <text:p>0.6495890411</text:p>
          </table:table-cell>
          <table:table-cell table:formula="of:=[Sheet1.W253]/[Sheet1.$AA253]" office:value-type="float" office:value="0.0145205479452055">
            <text:p>0.0145205479</text:p>
          </table:table-cell>
          <table:table-cell table:formula="of:=[Sheet1.X253]/[Sheet1.$AA253]" office:value-type="float" office:value="0.261643835616438">
            <text:p>0.2616438356</text:p>
          </table:table-cell>
          <table:table-cell table:formula="of:=[Sheet1.Y253]/[Sheet1.$AA253]" office:value-type="float" office:value="0.00602739726027397">
            <text:p>0.0060273973</text:p>
          </table:table-cell>
          <table:table-cell table:formula="of:=[Sheet1.Z253]/[Sheet1.$AA253]" office:value-type="float" office:value="0.00712328767123288">
            <text:p>0.0071232877</text:p>
          </table:table-cell>
          <table:table-cell table:formula="of:=[Sheet1.AA253]/[Sheet1.$AA253]" office:value-type="float" office:value="1">
            <text:p>1</text:p>
          </table:table-cell>
        </table:table-row>
        <table:table-row table:style-name="ro1">
          <table:table-cell table:formula="of:=[Sheet1.A254]" office:value-type="string" office:string-value="Naarden">
            <text:p>Naarden</text:p>
          </table:table-cell>
          <table:table-cell table:formula="of:=[Sheet1.T254]/[Sheet1.$AA254]" office:value-type="float" office:value="0.042326431181486">
            <text:p>0.0423264312</text:p>
          </table:table-cell>
          <table:table-cell table:formula="of:=[Sheet1.U254]/[Sheet1.$AA254]" office:value-type="float" office:value="0.0943970767356882">
            <text:p>0.0943970767</text:p>
          </table:table-cell>
          <table:table-cell table:formula="of:=[Sheet1.V254]/[Sheet1.$AA254]" office:value-type="float" office:value="0.565468940316687">
            <text:p>0.5654689403</text:p>
          </table:table-cell>
          <table:table-cell table:formula="of:=[Sheet1.W254]/[Sheet1.$AA254]" office:value-type="float" office:value="0.0672959805115713">
            <text:p>0.0672959805</text:p>
          </table:table-cell>
          <table:table-cell table:formula="of:=[Sheet1.X254]/[Sheet1.$AA254]" office:value-type="float" office:value="0.208587088915956">
            <text:p>0.2085870889</text:p>
          </table:table-cell>
          <table:table-cell table:formula="of:=[Sheet1.Y254]/[Sheet1.$AA254]" office:value-type="float" office:value="0.00152253349573691">
            <text:p>0.0015225335</text:p>
          </table:table-cell>
          <table:table-cell table:formula="of:=[Sheet1.Z254]/[Sheet1.$AA254]" office:value-type="float" office:value="0.0204019488428745">
            <text:p>0.0204019488</text:p>
          </table:table-cell>
          <table:table-cell table:formula="of:=[Sheet1.AA254]/[Sheet1.$AA254]" office:value-type="float" office:value="1">
            <text:p>1</text:p>
          </table:table-cell>
        </table:table-row>
        <table:table-row table:style-name="ro1">
          <table:table-cell table:formula="of:=[Sheet1.A255]" office:value-type="string" office:string-value="Neder-Betuwe">
            <text:p>Neder-Betuwe</text:p>
          </table:table-cell>
          <table:table-cell table:formula="of:=[Sheet1.T255]/[Sheet1.$AA255]" office:value-type="float" office:value="0.0599322632896481">
            <text:p>0.0599322633</text:p>
          </table:table-cell>
          <table:table-cell table:formula="of:=[Sheet1.U255]/[Sheet1.$AA255]" office:value-type="float" office:value="0.0459431600647916">
            <text:p>0.0459431601</text:p>
          </table:table-cell>
          <table:table-cell table:formula="of:=[Sheet1.V255]/[Sheet1.$AA255]" office:value-type="float" office:value="0.123693123251362">
            <text:p>0.1236931233</text:p>
          </table:table-cell>
          <table:table-cell table:formula="of:=[Sheet1.W255]/[Sheet1.$AA255]" office:value-type="float" office:value="0.0128110734796054">
            <text:p>0.0128110735</text:p>
          </table:table-cell>
          <table:table-cell table:formula="of:=[Sheet1.X255]/[Sheet1.$AA255]" office:value-type="float" office:value="0.719776174348402">
            <text:p>0.7197761743</text:p>
          </table:table-cell>
          <table:table-cell table:formula="of:=[Sheet1.Y255]/[Sheet1.$AA255]" office:value-type="float" office:value="0.0120748048888234">
            <text:p>0.0120748049</text:p>
          </table:table-cell>
          <table:table-cell table:formula="of:=[Sheet1.Z255]/[Sheet1.$AA255]" office:value-type="float" office:value="0.0257694006773671">
            <text:p>0.0257694007</text:p>
          </table:table-cell>
          <table:table-cell table:formula="of:=[Sheet1.AA255]/[Sheet1.$AA255]" office:value-type="float" office:value="1">
            <text:p>1</text:p>
          </table:table-cell>
        </table:table-row>
        <table:table-row table:style-name="ro1">
          <table:table-cell table:formula="of:=[Sheet1.A256]" office:value-type="string" office:string-value="Nederlek">
            <text:p>Nederlek</text:p>
          </table:table-cell>
          <table:table-cell table:formula="of:=[Sheet1.T256]/[Sheet1.$AA256]" office:value-type="float" office:value="0.0210057288351369">
            <text:p>0.0210057288</text:p>
          </table:table-cell>
          <table:table-cell table:formula="of:=[Sheet1.U256]/[Sheet1.$AA256]" office:value-type="float" office:value="0.062062380649268">
            <text:p>0.0620623806</text:p>
          </table:table-cell>
          <table:table-cell table:formula="of:=[Sheet1.V256]/[Sheet1.$AA256]" office:value-type="float" office:value="0.171228516868237">
            <text:p>0.1712285169</text:p>
          </table:table-cell>
          <table:table-cell table:formula="of:=[Sheet1.W256]/[Sheet1.$AA256]" office:value-type="float" office:value="0.0429662635264163">
            <text:p>0.0429662635</text:p>
          </table:table-cell>
          <table:table-cell table:formula="of:=[Sheet1.X256]/[Sheet1.$AA256]" office:value-type="float" office:value="0.666454487587524">
            <text:p>0.6664544876</text:p>
          </table:table-cell>
          <table:table-cell table:formula="of:=[Sheet1.Y256]/[Sheet1.$AA256]" office:value-type="float" office:value="0.0175047740292807">
            <text:p>0.017504774</text:p>
          </table:table-cell>
          <table:table-cell table:formula="of:=[Sheet1.Z256]/[Sheet1.$AA256]" office:value-type="float" office:value="0.0187778485041375">
            <text:p>0.0187778485</text:p>
          </table:table-cell>
          <table:table-cell table:formula="of:=[Sheet1.AA256]/[Sheet1.$AA256]" office:value-type="float" office:value="1">
            <text:p>1</text:p>
          </table:table-cell>
        </table:table-row>
        <table:table-row table:style-name="ro1">
          <table:table-cell table:formula="of:=[Sheet1.A257]" office:value-type="string" office:string-value="Nederweert">
            <text:p>Nederweert</text:p>
          </table:table-cell>
          <table:table-cell table:formula="of:=[Sheet1.T257]/[Sheet1.$AA257]" office:value-type="float" office:value="0.0262666010821446">
            <text:p>0.0262666011</text:p>
          </table:table-cell>
          <table:table-cell table:formula="of:=[Sheet1.U257]/[Sheet1.$AA257]" office:value-type="float" office:value="0.0287260206591244">
            <text:p>0.0287260207</text:p>
          </table:table-cell>
          <table:table-cell table:formula="of:=[Sheet1.V257]/[Sheet1.$AA257]" office:value-type="float" office:value="0.184849975405804">
            <text:p>0.1848499754</text:p>
          </table:table-cell>
          <table:table-cell table:formula="of:=[Sheet1.W257]/[Sheet1.$AA257]" office:value-type="float" office:value="0.00698475159862273">
            <text:p>0.0069847516</text:p>
          </table:table-cell>
          <table:table-cell table:formula="of:=[Sheet1.X257]/[Sheet1.$AA257]" office:value-type="float" office:value="0.735661583866208">
            <text:p>0.7356615839</text:p>
          </table:table-cell>
          <table:table-cell table:formula="of:=[Sheet1.Y257]/[Sheet1.$AA257]" office:value-type="float" office:value="0.00796851942941466">
            <text:p>0.0079685194</text:p>
          </table:table-cell>
          <table:table-cell table:formula="of:=[Sheet1.Z257]/[Sheet1.$AA257]" office:value-type="float" office:value="0.00954254795868175">
            <text:p>0.009542548</text:p>
          </table:table-cell>
          <table:table-cell table:formula="of:=[Sheet1.AA257]/[Sheet1.$AA257]" office:value-type="float" office:value="1">
            <text:p>1</text:p>
          </table:table-cell>
        </table:table-row>
        <table:table-row table:style-name="ro1">
          <table:table-cell table:formula="of:=[Sheet1.A258]" office:value-type="string" office:string-value="Neerijnen">
            <text:p>Neerijnen</text:p>
          </table:table-cell>
          <table:table-cell table:formula="of:=[Sheet1.T258]/[Sheet1.$AA258]" office:value-type="float" office:value="0.0337356006582556">
            <text:p>0.0337356007</text:p>
          </table:table-cell>
          <table:table-cell table:formula="of:=[Sheet1.U258]/[Sheet1.$AA258]" office:value-type="float" office:value="0.0271530444322545">
            <text:p>0.0271530444</text:p>
          </table:table-cell>
          <table:table-cell table:formula="of:=[Sheet1.V258]/[Sheet1.$AA258]" office:value-type="float" office:value="0.133159626988481">
            <text:p>0.133159627</text:p>
          </table:table-cell>
          <table:table-cell table:formula="of:=[Sheet1.W258]/[Sheet1.$AA258]" office:value-type="float" office:value="0.00630828304991772">
            <text:p>0.006308283</text:p>
          </table:table-cell>
          <table:table-cell table:formula="of:=[Sheet1.X258]/[Sheet1.$AA258]" office:value-type="float" office:value="0.775095995611629">
            <text:p>0.7750959956</text:p>
          </table:table-cell>
          <table:table-cell table:formula="of:=[Sheet1.Y258]/[Sheet1.$AA258]" office:value-type="float" office:value="0.00987383433900165">
            <text:p>0.0098738343</text:p>
          </table:table-cell>
          <table:table-cell table:formula="of:=[Sheet1.Z258]/[Sheet1.$AA258]" office:value-type="float" office:value="0.0146736149204608">
            <text:p>0.0146736149</text:p>
          </table:table-cell>
          <table:table-cell table:formula="of:=[Sheet1.AA258]/[Sheet1.$AA258]" office:value-type="float" office:value="1">
            <text:p>1</text:p>
          </table:table-cell>
        </table:table-row>
        <table:table-row table:style-name="ro1">
          <table:table-cell table:formula="of:=[Sheet1.A259]" office:value-type="string" office:string-value="Niedorp">
            <text:p>Niedorp</text:p>
          </table:table-cell>
          <table:table-cell table:formula="of:=[Sheet1.T259]/[Sheet1.$AA259]" office:value-type="float" office:value="0.0309868107420944">
            <text:p>0.0309868107</text:p>
          </table:table-cell>
          <table:table-cell table:formula="of:=[Sheet1.U259]/[Sheet1.$AA259]" office:value-type="float" office:value="0.0402034006038455">
            <text:p>0.0402034006</text:p>
          </table:table-cell>
          <table:table-cell table:formula="of:=[Sheet1.V259]/[Sheet1.$AA259]" office:value-type="float" office:value="0.0236771015413952">
            <text:p>0.0236771015</text:p>
          </table:table-cell>
          <table:table-cell table:formula="of:=[Sheet1.W259]/[Sheet1.$AA259]" office:value-type="float" office:value="0.0117590974098204">
            <text:p>0.0117590974</text:p>
          </table:table-cell>
          <table:table-cell table:formula="of:=[Sheet1.X259]/[Sheet1.$AA259]" office:value-type="float" office:value="0.872874622596536">
            <text:p>0.8728746226</text:p>
          </table:table-cell>
          <table:table-cell table:formula="of:=[Sheet1.Y259]/[Sheet1.$AA259]" office:value-type="float" office:value="0.0128714444621007">
            <text:p>0.0128714445</text:p>
          </table:table-cell>
          <table:table-cell table:formula="of:=[Sheet1.Z259]/[Sheet1.$AA259]" office:value-type="float" office:value="0.00762752264420785">
            <text:p>0.0076275226</text:p>
          </table:table-cell>
          <table:table-cell table:formula="of:=[Sheet1.AA259]/[Sheet1.$AA259]" office:value-type="float" office:value="1">
            <text:p>1</text:p>
          </table:table-cell>
        </table:table-row>
        <table:table-row table:style-name="ro1">
          <table:table-cell table:formula="of:=[Sheet1.A260]" office:value-type="string" office:string-value="Nieuwegein">
            <text:p>Nieuwegein</text:p>
          </table:table-cell>
          <table:table-cell table:formula="of:=[Sheet1.T260]/[Sheet1.$AA260]" office:value-type="float" office:value="0.0842651757188498">
            <text:p>0.0842651757</text:p>
          </table:table-cell>
          <table:table-cell table:formula="of:=[Sheet1.U260]/[Sheet1.$AA260]" office:value-type="float" office:value="0.296325878594249">
            <text:p>0.2963258786</text:p>
          </table:table-cell>
          <table:table-cell table:formula="of:=[Sheet1.V260]/[Sheet1.$AA260]" office:value-type="float" office:value="0.113817891373802">
            <text:p>0.1138178914</text:p>
          </table:table-cell>
          <table:table-cell table:formula="of:=[Sheet1.W260]/[Sheet1.$AA260]" office:value-type="float" office:value="0.186900958466454">
            <text:p>0.1869009585</text:p>
          </table:table-cell>
          <table:table-cell table:formula="of:=[Sheet1.X260]/[Sheet1.$AA260]" office:value-type="float" office:value="0.185702875399361">
            <text:p>0.1857028754</text:p>
          </table:table-cell>
          <table:table-cell table:formula="of:=[Sheet1.Y260]/[Sheet1.$AA260]" office:value-type="float" office:value="0.0167731629392971">
            <text:p>0.0167731629</text:p>
          </table:table-cell>
          <table:table-cell table:formula="of:=[Sheet1.Z260]/[Sheet1.$AA260]" office:value-type="float" office:value="0.116214057507987">
            <text:p>0.1162140575</text:p>
          </table:table-cell>
          <table:table-cell table:formula="of:=[Sheet1.AA260]/[Sheet1.$AA260]" office:value-type="float" office:value="1">
            <text:p>1</text:p>
          </table:table-cell>
        </table:table-row>
        <table:table-row table:style-name="ro1">
          <table:table-cell table:formula="of:=[Sheet1.A261]" office:value-type="string" office:string-value="Nieuwerkerk aan den IJssel">
            <text:p>Nieuwerkerk aan den IJssel</text:p>
          </table:table-cell>
          <table:table-cell table:formula="of:=[Sheet1.T261]/[Sheet1.$AA261]" office:value-type="float" office:value="0.0657251493753395">
            <text:p>0.0657251494</text:p>
          </table:table-cell>
          <table:table-cell table:formula="of:=[Sheet1.U261]/[Sheet1.$AA261]" office:value-type="float" office:value="0.140684410646388">
            <text:p>0.1406844106</text:p>
          </table:table-cell>
          <table:table-cell table:formula="of:=[Sheet1.V261]/[Sheet1.$AA261]" office:value-type="float" office:value="0.110266159695817">
            <text:p>0.1102661597</text:p>
          </table:table-cell>
          <table:table-cell table:formula="of:=[Sheet1.W261]/[Sheet1.$AA261]" office:value-type="float" office:value="0.0738728951656708">
            <text:p>0.0738728952</text:p>
          </table:table-cell>
          <table:table-cell table:formula="of:=[Sheet1.X261]/[Sheet1.$AA261]" office:value-type="float" office:value="0.552417164584465">
            <text:p>0.5524171646</text:p>
          </table:table-cell>
          <table:table-cell table:formula="of:=[Sheet1.Y261]/[Sheet1.$AA261]" office:value-type="float" office:value="0.0119500271591526">
            <text:p>0.0119500272</text:p>
          </table:table-cell>
          <table:table-cell table:formula="of:=[Sheet1.Z261]/[Sheet1.$AA261]" office:value-type="float" office:value="0.0450841933731668">
            <text:p>0.0450841934</text:p>
          </table:table-cell>
          <table:table-cell table:formula="of:=[Sheet1.AA261]/[Sheet1.$AA261]" office:value-type="float" office:value="1">
            <text:p>1</text:p>
          </table:table-cell>
        </table:table-row>
        <table:table-row table:style-name="ro1">
          <table:table-cell table:formula="of:=[Sheet1.A262]" office:value-type="string" office:string-value="Nieuwkoop">
            <text:p>Nieuwkoop</text:p>
          </table:table-cell>
          <table:table-cell table:formula="of:=[Sheet1.T262]/[Sheet1.$AA262]" office:value-type="float" office:value="0.0208630723619194">
            <text:p>0.0208630724</text:p>
          </table:table-cell>
          <table:table-cell table:formula="of:=[Sheet1.U262]/[Sheet1.$AA262]" office:value-type="float" office:value="0.0416163390798287">
            <text:p>0.0416163391</text:p>
          </table:table-cell>
          <table:table-cell table:formula="of:=[Sheet1.V262]/[Sheet1.$AA262]" office:value-type="float" office:value="0.209948391347315">
            <text:p>0.2099483913</text:p>
          </table:table-cell>
          <table:table-cell table:formula="of:=[Sheet1.W262]/[Sheet1.$AA262]" office:value-type="float" office:value="0.0217415175140002">
            <text:p>0.0217415175</text:p>
          </table:table-cell>
          <table:table-cell table:formula="of:=[Sheet1.X262]/[Sheet1.$AA262]" office:value-type="float" office:value="0.690018666959482">
            <text:p>0.690018667</text:p>
          </table:table-cell>
          <table:table-cell table:formula="of:=[Sheet1.Y262]/[Sheet1.$AA262]" office:value-type="float" office:value="0.00603931042055562">
            <text:p>0.0060393104</text:p>
          </table:table-cell>
          <table:table-cell table:formula="of:=[Sheet1.Z262]/[Sheet1.$AA262]" office:value-type="float" office:value="0.00977270231689909">
            <text:p>0.0097727023</text:p>
          </table:table-cell>
          <table:table-cell table:formula="of:=[Sheet1.AA262]/[Sheet1.$AA262]" office:value-type="float" office:value="1">
            <text:p>1</text:p>
          </table:table-cell>
        </table:table-row>
        <table:table-row table:style-name="ro1">
          <table:table-cell table:formula="of:=[Sheet1.A263]" office:value-type="string" office:string-value="Nieuw-Lekkerland">
            <text:p>Nieuw-Lekkerland</text:p>
          </table:table-cell>
          <table:table-cell table:formula="of:=[Sheet1.T263]/[Sheet1.$AA263]" office:value-type="float" office:value="0.0258620689655172">
            <text:p>0.025862069</text:p>
          </table:table-cell>
          <table:table-cell table:formula="of:=[Sheet1.U263]/[Sheet1.$AA263]" office:value-type="float" office:value="0.0940438871473354">
            <text:p>0.0940438871</text:p>
          </table:table-cell>
          <table:table-cell table:formula="of:=[Sheet1.V263]/[Sheet1.$AA263]" office:value-type="float" office:value="0.285266457680251">
            <text:p>0.2852664577</text:p>
          </table:table-cell>
          <table:table-cell table:formula="of:=[Sheet1.W263]/[Sheet1.$AA263]" office:value-type="float" office:value="0.0172413793103448">
            <text:p>0.0172413793</text:p>
          </table:table-cell>
          <table:table-cell table:formula="of:=[Sheet1.X263]/[Sheet1.$AA263]" office:value-type="float" office:value="0.525078369905956">
            <text:p>0.5250783699</text:p>
          </table:table-cell>
          <table:table-cell table:formula="of:=[Sheet1.Y263]/[Sheet1.$AA263]" office:value-type="float" office:value="0.0125391849529781">
            <text:p>0.012539185</text:p>
          </table:table-cell>
          <table:table-cell table:formula="of:=[Sheet1.Z263]/[Sheet1.$AA263]" office:value-type="float" office:value="0.0399686520376176">
            <text:p>0.039968652</text:p>
          </table:table-cell>
          <table:table-cell table:formula="of:=[Sheet1.AA263]/[Sheet1.$AA263]" office:value-type="float" office:value="1">
            <text:p>1</text:p>
          </table:table-cell>
        </table:table-row>
        <table:table-row table:style-name="ro1">
          <table:table-cell table:formula="of:=[Sheet1.A264]" office:value-type="string" office:string-value="Nijefurd">
            <text:p>Nijefurd</text:p>
          </table:table-cell>
          <table:table-cell table:formula="of:=[Sheet1.T264]/[Sheet1.$AA264]" office:value-type="float" office:value="0.0095126085302155">
            <text:p>0.0095126085</text:p>
          </table:table-cell>
          <table:table-cell table:formula="of:=[Sheet1.U264]/[Sheet1.$AA264]" office:value-type="float" office:value="0.00837109550658964">
            <text:p>0.0083710955</text:p>
          </table:table-cell>
          <table:table-cell table:formula="of:=[Sheet1.V264]/[Sheet1.$AA264]" office:value-type="float" office:value="0.682071327268325">
            <text:p>0.6820713273</text:p>
          </table:table-cell>
          <table:table-cell table:formula="of:=[Sheet1.W264]/[Sheet1.$AA264]" office:value-type="float" office:value="0.00702203466048635">
            <text:p>0.0070220347</text:p>
          </table:table-cell>
          <table:table-cell table:formula="of:=[Sheet1.X264]/[Sheet1.$AA264]" office:value-type="float" office:value="0.288249334117403">
            <text:p>0.2882493341</text:p>
          </table:table-cell>
          <table:table-cell table:formula="of:=[Sheet1.Y264]/[Sheet1.$AA264]" office:value-type="float" office:value="0.00204088692102805">
            <text:p>0.0020408869</text:p>
          </table:table-cell>
          <table:table-cell table:formula="of:=[Sheet1.Z264]/[Sheet1.$AA264]" office:value-type="float" office:value="0.00273271299595282">
            <text:p>0.002732713</text:p>
          </table:table-cell>
          <table:table-cell table:formula="of:=[Sheet1.AA264]/[Sheet1.$AA264]" office:value-type="float" office:value="1">
            <text:p>1</text:p>
          </table:table-cell>
        </table:table-row>
        <table:table-row table:style-name="ro1">
          <table:table-cell table:formula="of:=[Sheet1.A265]" office:value-type="string" office:string-value="Nijkerk">
            <text:p>Nijkerk</text:p>
          </table:table-cell>
          <table:table-cell table:formula="of:=[Sheet1.T265]/[Sheet1.$AA265]" office:value-type="float" office:value="0.025894473061395">
            <text:p>0.0258944731</text:p>
          </table:table-cell>
          <table:table-cell table:formula="of:=[Sheet1.U265]/[Sheet1.$AA265]" office:value-type="float" office:value="0.0796324655436447">
            <text:p>0.0796324655</text:p>
          </table:table-cell>
          <table:table-cell table:formula="of:=[Sheet1.V265]/[Sheet1.$AA265]" office:value-type="float" office:value="0.111930948071836">
            <text:p>0.1119309481</text:p>
          </table:table-cell>
          <table:table-cell table:formula="of:=[Sheet1.W265]/[Sheet1.$AA265]" office:value-type="float" office:value="0.0243630794932479">
            <text:p>0.0243630795</text:p>
          </table:table-cell>
          <table:table-cell table:formula="of:=[Sheet1.X265]/[Sheet1.$AA265]" office:value-type="float" office:value="0.706807740498399">
            <text:p>0.7068077405</text:p>
          </table:table-cell>
          <table:table-cell table:formula="of:=[Sheet1.Y265]/[Sheet1.$AA265]" office:value-type="float" office:value="0.0171237644438257">
            <text:p>0.0171237644</text:p>
          </table:table-cell>
          <table:table-cell table:formula="of:=[Sheet1.Z265]/[Sheet1.$AA265]" office:value-type="float" office:value="0.0342475288876514">
            <text:p>0.0342475289</text:p>
          </table:table-cell>
          <table:table-cell table:formula="of:=[Sheet1.AA265]/[Sheet1.$AA265]" office:value-type="float" office:value="1">
            <text:p>1</text:p>
          </table:table-cell>
        </table:table-row>
        <table:table-row table:style-name="ro1">
          <table:table-cell table:formula="of:=[Sheet1.A266]" office:value-type="string" office:string-value="Nijmegen">
            <text:p>Nijmegen</text:p>
          </table:table-cell>
          <table:table-cell table:formula="of:=[Sheet1.T266]/[Sheet1.$AA266]" office:value-type="float" office:value="0.0717433456724837">
            <text:p>0.0717433457</text:p>
          </table:table-cell>
          <table:table-cell table:formula="of:=[Sheet1.U266]/[Sheet1.$AA266]" office:value-type="float" office:value="0.34073682355015">
            <text:p>0.3407368236</text:p>
          </table:table-cell>
          <table:table-cell table:formula="of:=[Sheet1.V266]/[Sheet1.$AA266]" office:value-type="float" office:value="0.110699806099066">
            <text:p>0.1106998061</text:p>
          </table:table-cell>
          <table:table-cell table:formula="of:=[Sheet1.W266]/[Sheet1.$AA266]" office:value-type="float" office:value="0.17045654856337">
            <text:p>0.1704565486</text:p>
          </table:table-cell>
          <table:table-cell table:formula="of:=[Sheet1.X266]/[Sheet1.$AA266]" office:value-type="float" office:value="0.191256830601093">
            <text:p>0.1912568306</text:p>
          </table:table-cell>
          <table:table-cell table:formula="of:=[Sheet1.Y266]/[Sheet1.$AA266]" office:value-type="float" office:value="0.0356072624713555">
            <text:p>0.0356072625</text:p>
          </table:table-cell>
          <table:table-cell table:formula="of:=[Sheet1.Z266]/[Sheet1.$AA266]" office:value-type="float" office:value="0.0794993830424819">
            <text:p>0.079499383</text:p>
          </table:table-cell>
          <table:table-cell table:formula="of:=[Sheet1.AA266]/[Sheet1.$AA266]" office:value-type="float" office:value="1">
            <text:p>1</text:p>
          </table:table-cell>
        </table:table-row>
        <table:table-row table:style-name="ro1">
          <table:table-cell table:formula="of:=[Sheet1.A267]" office:value-type="string" office:string-value="Noord-Beveland">
            <text:p>Noord-Beveland</text:p>
          </table:table-cell>
          <table:table-cell table:formula="of:=[Sheet1.T267]/[Sheet1.$AA267]" office:value-type="float" office:value="0.0331836327345309">
            <text:p>0.0331836327</text:p>
          </table:table-cell>
          <table:table-cell table:formula="of:=[Sheet1.U267]/[Sheet1.$AA267]" office:value-type="float" office:value="0.0127245508982036">
            <text:p>0.0127245509</text:p>
          </table:table-cell>
          <table:table-cell table:formula="of:=[Sheet1.V267]/[Sheet1.$AA267]" office:value-type="float" office:value="0.326846307385229">
            <text:p>0.3268463074</text:p>
          </table:table-cell>
          <table:table-cell table:formula="of:=[Sheet1.W267]/[Sheet1.$AA267]" office:value-type="float" office:value="0.0281104457751164">
            <text:p>0.0281104458</text:p>
          </table:table-cell>
          <table:table-cell table:formula="of:=[Sheet1.X267]/[Sheet1.$AA267]" office:value-type="float" office:value="0.586327345309381">
            <text:p>0.5863273453</text:p>
          </table:table-cell>
          <table:table-cell table:formula="of:=[Sheet1.Y267]/[Sheet1.$AA267]" office:value-type="float" office:value="0.00823353293413174">
            <text:p>0.0082335329</text:p>
          </table:table-cell>
          <table:table-cell table:formula="of:=[Sheet1.Z267]/[Sheet1.$AA267]" office:value-type="float" office:value="0.00457418496340652">
            <text:p>0.004574185</text:p>
          </table:table-cell>
          <table:table-cell table:formula="of:=[Sheet1.AA267]/[Sheet1.$AA267]" office:value-type="float" office:value="1">
            <text:p>1</text:p>
          </table:table-cell>
        </table:table-row>
        <table:table-row table:style-name="ro1">
          <table:table-cell table:formula="of:=[Sheet1.A268]" office:value-type="string" office:string-value="Noordenveld">
            <text:p>Noordenveld</text:p>
          </table:table-cell>
          <table:table-cell table:formula="of:=[Sheet1.T268]/[Sheet1.$AA268]" office:value-type="float" office:value="0.0165840734016977">
            <text:p>0.0165840734</text:p>
          </table:table-cell>
          <table:table-cell table:formula="of:=[Sheet1.U268]/[Sheet1.$AA268]" office:value-type="float" office:value="0.0342475835336833">
            <text:p>0.0342475835</text:p>
          </table:table-cell>
          <table:table-cell table:formula="of:=[Sheet1.V268]/[Sheet1.$AA268]" office:value-type="float" office:value="0.199008880820372">
            <text:p>0.1990088808</text:p>
          </table:table-cell>
          <table:table-cell table:formula="of:=[Sheet1.W268]/[Sheet1.$AA268]" office:value-type="float" office:value="0.0200677101221726">
            <text:p>0.0200677101</text:p>
          </table:table-cell>
          <table:table-cell table:formula="of:=[Sheet1.X268]/[Sheet1.$AA268]" office:value-type="float" office:value="0.721259997056082">
            <text:p>0.7212599971</text:p>
          </table:table-cell>
          <table:table-cell table:formula="of:=[Sheet1.Y268]/[Sheet1.$AA268]" office:value-type="float" office:value="0.00255139590795349">
            <text:p>0.0025513959</text:p>
          </table:table-cell>
          <table:table-cell table:formula="of:=[Sheet1.Z268]/[Sheet1.$AA268]" office:value-type="float" office:value="0.00628035915803935">
            <text:p>0.0062803592</text:p>
          </table:table-cell>
          <table:table-cell table:formula="of:=[Sheet1.AA268]/[Sheet1.$AA268]" office:value-type="float" office:value="1">
            <text:p>1</text:p>
          </table:table-cell>
        </table:table-row>
        <table:table-row table:style-name="ro1">
          <table:table-cell table:formula="of:=[Sheet1.A269]" office:value-type="string" office:string-value="Noordoostpolder">
            <text:p>Noordoostpolder</text:p>
          </table:table-cell>
          <table:table-cell table:formula="of:=[Sheet1.T269]/[Sheet1.$AA269]" office:value-type="float" office:value="0.0147071196594141">
            <text:p>0.0147071197</text:p>
          </table:table-cell>
          <table:table-cell table:formula="of:=[Sheet1.U269]/[Sheet1.$AA269]" office:value-type="float" office:value="0.0127214902317129">
            <text:p>0.0127214902</text:p>
          </table:table-cell>
          <table:table-cell table:formula="of:=[Sheet1.V269]/[Sheet1.$AA269]" office:value-type="float" office:value="0.266966193817625">
            <text:p>0.2669661938</text:p>
          </table:table-cell>
          <table:table-cell table:formula="of:=[Sheet1.W269]/[Sheet1.$AA269]" office:value-type="float" office:value="0.00745452403789523">
            <text:p>0.007454524</text:p>
          </table:table-cell>
          <table:table-cell table:formula="of:=[Sheet1.X269]/[Sheet1.$AA269]" office:value-type="float" office:value="0.682955558921029">
            <text:p>0.6829555589</text:p>
          </table:table-cell>
          <table:table-cell table:formula="of:=[Sheet1.Y269]/[Sheet1.$AA269]" office:value-type="float" office:value="0.00869974927221633">
            <text:p>0.0086997493</text:p>
          </table:table-cell>
          <table:table-cell table:formula="of:=[Sheet1.Z269]/[Sheet1.$AA269]" office:value-type="float" office:value="0.00649536406010736">
            <text:p>0.0064953641</text:p>
          </table:table-cell>
          <table:table-cell table:formula="of:=[Sheet1.AA269]/[Sheet1.$AA269]" office:value-type="float" office:value="1">
            <text:p>1</text:p>
          </table:table-cell>
        </table:table-row>
        <table:table-row table:style-name="ro1">
          <table:table-cell table:formula="of:=[Sheet1.A270]" office:value-type="string" office:string-value="Noordwijk">
            <text:p>Noordwijk</text:p>
          </table:table-cell>
          <table:table-cell table:formula="of:=[Sheet1.T270]/[Sheet1.$AA270]" office:value-type="float" office:value="0.0215533980582524">
            <text:p>0.0215533981</text:p>
          </table:table-cell>
          <table:table-cell table:formula="of:=[Sheet1.U270]/[Sheet1.$AA270]" office:value-type="float" office:value="0.061747572815534">
            <text:p>0.0617475728</text:p>
          </table:table-cell>
          <table:table-cell table:formula="of:=[Sheet1.V270]/[Sheet1.$AA270]" office:value-type="float" office:value="0.676893203883495">
            <text:p>0.6768932039</text:p>
          </table:table-cell>
          <table:table-cell table:formula="of:=[Sheet1.W270]/[Sheet1.$AA270]" office:value-type="float" office:value="0.0633009708737864">
            <text:p>0.0633009709</text:p>
          </table:table-cell>
          <table:table-cell table:formula="of:=[Sheet1.X270]/[Sheet1.$AA270]" office:value-type="float" office:value="0.156504854368932">
            <text:p>0.1565048544</text:p>
          </table:table-cell>
          <table:table-cell table:formula="of:=[Sheet1.Y270]/[Sheet1.$AA270]" office:value-type="float" office:value="0.00815533980582524">
            <text:p>0.0081553398</text:p>
          </table:table-cell>
          <table:table-cell table:formula="of:=[Sheet1.Z270]/[Sheet1.$AA270]" office:value-type="float" office:value="0.0118446601941748">
            <text:p>0.0118446602</text:p>
          </table:table-cell>
          <table:table-cell table:formula="of:=[Sheet1.AA270]/[Sheet1.$AA270]" office:value-type="float" office:value="1">
            <text:p>1</text:p>
          </table:table-cell>
        </table:table-row>
        <table:table-row table:style-name="ro1">
          <table:table-cell table:formula="of:=[Sheet1.A271]" office:value-type="string" office:string-value="Noordwijkerhout">
            <text:p>Noordwijkerhout</text:p>
          </table:table-cell>
          <table:table-cell table:formula="of:=[Sheet1.T271]/[Sheet1.$AA271]" office:value-type="float" office:value="0.0445205479452055">
            <text:p>0.0445205479</text:p>
          </table:table-cell>
          <table:table-cell table:formula="of:=[Sheet1.U271]/[Sheet1.$AA271]" office:value-type="float" office:value="0.0774828767123288">
            <text:p>0.0774828767</text:p>
          </table:table-cell>
          <table:table-cell table:formula="of:=[Sheet1.V271]/[Sheet1.$AA271]" office:value-type="float" office:value="0.111729452054795">
            <text:p>0.1117294521</text:p>
          </table:table-cell>
          <table:table-cell table:formula="of:=[Sheet1.W271]/[Sheet1.$AA271]" office:value-type="float" office:value="0.0869006849315069">
            <text:p>0.0869006849</text:p>
          </table:table-cell>
          <table:table-cell table:formula="of:=[Sheet1.X271]/[Sheet1.$AA271]" office:value-type="float" office:value="0.632277397260274">
            <text:p>0.6322773973</text:p>
          </table:table-cell>
          <table:table-cell table:formula="of:=[Sheet1.Y271]/[Sheet1.$AA271]" office:value-type="float" office:value="0.0132705479452055">
            <text:p>0.0132705479</text:p>
          </table:table-cell>
          <table:table-cell table:formula="of:=[Sheet1.Z271]/[Sheet1.$AA271]" office:value-type="float" office:value="0.0338184931506849">
            <text:p>0.0338184932</text:p>
          </table:table-cell>
          <table:table-cell table:formula="of:=[Sheet1.AA271]/[Sheet1.$AA271]" office:value-type="float" office:value="1">
            <text:p>1</text:p>
          </table:table-cell>
        </table:table-row>
        <table:table-row table:style-name="ro1">
          <table:table-cell table:formula="of:=[Sheet1.A272]" office:value-type="string" office:string-value="Nuenen, Gerwen en Nederwetten">
            <text:p>Nuenen, Gerwen en Nederwetten</text:p>
          </table:table-cell>
          <table:table-cell table:formula="of:=[Sheet1.T272]/[Sheet1.$AA272]" office:value-type="float" office:value="0.0366784037558685">
            <text:p>0.0366784038</text:p>
          </table:table-cell>
          <table:table-cell table:formula="of:=[Sheet1.U272]/[Sheet1.$AA272]" office:value-type="float" office:value="0.136150234741784">
            <text:p>0.1361502347</text:p>
          </table:table-cell>
          <table:table-cell table:formula="of:=[Sheet1.V272]/[Sheet1.$AA272]" office:value-type="float" office:value="0.166960093896714">
            <text:p>0.1669600939</text:p>
          </table:table-cell>
          <table:table-cell table:formula="of:=[Sheet1.W272]/[Sheet1.$AA272]" office:value-type="float" office:value="0.0419600938967136">
            <text:p>0.0419600939</text:p>
          </table:table-cell>
          <table:table-cell table:formula="of:=[Sheet1.X272]/[Sheet1.$AA272]" office:value-type="float" office:value="0.583920187793427">
            <text:p>0.5839201878</text:p>
          </table:table-cell>
          <table:table-cell table:formula="of:=[Sheet1.Y272]/[Sheet1.$AA272]" office:value-type="float" office:value="0.00792253521126761">
            <text:p>0.0079225352</text:p>
          </table:table-cell>
          <table:table-cell table:formula="of:=[Sheet1.Z272]/[Sheet1.$AA272]" office:value-type="float" office:value="0.0264084507042253">
            <text:p>0.0264084507</text:p>
          </table:table-cell>
          <table:table-cell table:formula="of:=[Sheet1.AA272]/[Sheet1.$AA272]" office:value-type="float" office:value="1">
            <text:p>1</text:p>
          </table:table-cell>
        </table:table-row>
        <table:table-row table:style-name="ro1">
          <table:table-cell table:formula="of:=[Sheet1.A273]" office:value-type="string" office:string-value="Nunspeet">
            <text:p>Nunspeet</text:p>
          </table:table-cell>
          <table:table-cell table:formula="of:=[Sheet1.T273]/[Sheet1.$AA273]" office:value-type="float" office:value="0.0186118650639783">
            <text:p>0.0186118651</text:p>
          </table:table-cell>
          <table:table-cell table:formula="of:=[Sheet1.U273]/[Sheet1.$AA273]" office:value-type="float" office:value="0.0337340054284606">
            <text:p>0.0337340054</text:p>
          </table:table-cell>
          <table:table-cell table:formula="of:=[Sheet1.V273]/[Sheet1.$AA273]" office:value-type="float" office:value="0.663512989530826">
            <text:p>0.6635129895</text:p>
          </table:table-cell>
          <table:table-cell table:formula="of:=[Sheet1.W273]/[Sheet1.$AA273]" office:value-type="float" office:value="0.0377665761923226">
            <text:p>0.0377665762</text:p>
          </table:table-cell>
          <table:table-cell table:formula="of:=[Sheet1.X273]/[Sheet1.$AA273]" office:value-type="float" office:value="0.238852268321055">
            <text:p>0.2388522683</text:p>
          </table:table-cell>
          <table:table-cell table:formula="of:=[Sheet1.Y273]/[Sheet1.$AA273]" office:value-type="float" office:value="0.00186118650639783">
            <text:p>0.0018611865</text:p>
          </table:table-cell>
          <table:table-cell table:formula="of:=[Sheet1.Z273]/[Sheet1.$AA273]" office:value-type="float" office:value="0.00566110895696006">
            <text:p>0.005661109</text:p>
          </table:table-cell>
          <table:table-cell table:formula="of:=[Sheet1.AA273]/[Sheet1.$AA273]" office:value-type="float" office:value="1">
            <text:p>1</text:p>
          </table:table-cell>
        </table:table-row>
        <table:table-row table:style-name="ro1">
          <table:table-cell table:formula="of:=[Sheet1.A274]" office:value-type="string" office:string-value="Nuth">
            <text:p>Nuth</text:p>
          </table:table-cell>
          <table:table-cell table:formula="of:=[Sheet1.T274]/[Sheet1.$AA274]" office:value-type="float" office:value="0.0352834740651387">
            <text:p>0.0352834741</text:p>
          </table:table-cell>
          <table:table-cell table:formula="of:=[Sheet1.U274]/[Sheet1.$AA274]" office:value-type="float" office:value="0.0940892641737032">
            <text:p>0.0940892642</text:p>
          </table:table-cell>
          <table:table-cell table:formula="of:=[Sheet1.V274]/[Sheet1.$AA274]" office:value-type="float" office:value="0.0422195416164053">
            <text:p>0.0422195416</text:p>
          </table:table-cell>
          <table:table-cell table:formula="of:=[Sheet1.W274]/[Sheet1.$AA274]" office:value-type="float" office:value="0.0168878166465621">
            <text:p>0.0168878166</text:p>
          </table:table-cell>
          <table:table-cell table:formula="of:=[Sheet1.X274]/[Sheet1.$AA274]" office:value-type="float" office:value="0.774728588661037">
            <text:p>0.7747285887</text:p>
          </table:table-cell>
          <table:table-cell table:formula="of:=[Sheet1.Y274]/[Sheet1.$AA274]" office:value-type="float" office:value="0.00874547647768396">
            <text:p>0.0087454765</text:p>
          </table:table-cell>
          <table:table-cell table:formula="of:=[Sheet1.Z274]/[Sheet1.$AA274]" office:value-type="float" office:value="0.0280458383594692">
            <text:p>0.0280458384</text:p>
          </table:table-cell>
          <table:table-cell table:formula="of:=[Sheet1.AA274]/[Sheet1.$AA274]" office:value-type="float" office:value="1">
            <text:p>1</text:p>
          </table:table-cell>
        </table:table-row>
        <table:table-row table:style-name="ro1">
          <table:table-cell table:formula="of:=[Sheet1.A275]" office:value-type="string" office:string-value="Oegstgeest">
            <text:p>Oegstgeest</text:p>
          </table:table-cell>
          <table:table-cell table:formula="of:=[Sheet1.T275]/[Sheet1.$AA275]" office:value-type="float" office:value="0.0581395348837209">
            <text:p>0.0581395349</text:p>
          </table:table-cell>
          <table:table-cell table:formula="of:=[Sheet1.U275]/[Sheet1.$AA275]" office:value-type="float" office:value="0.369509043927649">
            <text:p>0.3695090439</text:p>
          </table:table-cell>
          <table:table-cell table:formula="of:=[Sheet1.V275]/[Sheet1.$AA275]" office:value-type="float" office:value="0.104651162790698">
            <text:p>0.1046511628</text:p>
          </table:table-cell>
          <table:table-cell table:formula="of:=[Sheet1.W275]/[Sheet1.$AA275]" office:value-type="float" office:value="0.184754521963824">
            <text:p>0.184754522</text:p>
          </table:table-cell>
          <table:table-cell table:formula="of:=[Sheet1.X275]/[Sheet1.$AA275]" office:value-type="float" office:value="0.200258397932817">
            <text:p>0.2002583979</text:p>
          </table:table-cell>
          <table:table-cell table:formula="of:=[Sheet1.Y275]/[Sheet1.$AA275]" office:value-type="float" office:value="0.0387596899224806">
            <text:p>0.0387596899</text:p>
          </table:table-cell>
          <table:table-cell table:formula="of:=[Sheet1.Z275]/[Sheet1.$AA275]" office:value-type="float" office:value="0.0439276485788114">
            <text:p>0.0439276486</text:p>
          </table:table-cell>
          <table:table-cell table:formula="of:=[Sheet1.AA275]/[Sheet1.$AA275]" office:value-type="float" office:value="1">
            <text:p>1</text:p>
          </table:table-cell>
        </table:table-row>
        <table:table-row table:style-name="ro1">
          <table:table-cell table:formula="of:=[Sheet1.A276]" office:value-type="string" office:string-value="Oirschot">
            <text:p>Oirschot</text:p>
          </table:table-cell>
          <table:table-cell table:formula="of:=[Sheet1.T276]/[Sheet1.$AA276]" office:value-type="float" office:value="0.025716819391073">
            <text:p>0.0257168194</text:p>
          </table:table-cell>
          <table:table-cell table:formula="of:=[Sheet1.U276]/[Sheet1.$AA276]" office:value-type="float" office:value="0.0272933293920583">
            <text:p>0.0272933294</text:p>
          </table:table-cell>
          <table:table-cell table:formula="of:=[Sheet1.V276]/[Sheet1.$AA276]" office:value-type="float" office:value="0.322494827076559">
            <text:p>0.3224948271</text:p>
          </table:table-cell>
          <table:table-cell table:formula="of:=[Sheet1.W276]/[Sheet1.$AA276]" office:value-type="float" office:value="0.0161592275100995">
            <text:p>0.0161592275</text:p>
          </table:table-cell>
          <table:table-cell table:formula="of:=[Sheet1.X276]/[Sheet1.$AA276]" office:value-type="float" office:value="0.58468814661543">
            <text:p>0.5846881466</text:p>
          </table:table-cell>
          <table:table-cell table:formula="of:=[Sheet1.Y276]/[Sheet1.$AA276]" office:value-type="float" office:value="0.0128091437580057">
            <text:p>0.0128091438</text:p>
          </table:table-cell>
          <table:table-cell table:formula="of:=[Sheet1.Z276]/[Sheet1.$AA276]" office:value-type="float" office:value="0.0108385062567741">
            <text:p>0.0108385063</text:p>
          </table:table-cell>
          <table:table-cell table:formula="of:=[Sheet1.AA276]/[Sheet1.$AA276]" office:value-type="float" office:value="1">
            <text:p>1</text:p>
          </table:table-cell>
        </table:table-row>
        <table:table-row table:style-name="ro1">
          <table:table-cell table:formula="of:=[Sheet1.A277]" office:value-type="string" office:string-value="Oisterwijk">
            <text:p>Oisterwijk</text:p>
          </table:table-cell>
          <table:table-cell table:formula="of:=[Sheet1.T277]/[Sheet1.$AA277]" office:value-type="float" office:value="0.0251271774317866">
            <text:p>0.0251271774</text:p>
          </table:table-cell>
          <table:table-cell table:formula="of:=[Sheet1.U277]/[Sheet1.$AA277]" office:value-type="float" office:value="0.0716818251888392">
            <text:p>0.0716818252</text:p>
          </table:table-cell>
          <table:table-cell table:formula="of:=[Sheet1.V277]/[Sheet1.$AA277]" office:value-type="float" office:value="0.278711268691229">
            <text:p>0.2787112687</text:p>
          </table:table-cell>
          <table:table-cell table:formula="of:=[Sheet1.W277]/[Sheet1.$AA277]" office:value-type="float" office:value="0.0343764451980885">
            <text:p>0.0343764452</text:p>
          </table:table-cell>
          <table:table-cell table:formula="of:=[Sheet1.X277]/[Sheet1.$AA277]" office:value-type="float" office:value="0.57037151225528">
            <text:p>0.5703715123</text:p>
          </table:table-cell>
          <table:table-cell table:formula="of:=[Sheet1.Y277]/[Sheet1.$AA277]" office:value-type="float" office:value="0.00231231694157546">
            <text:p>0.0023123169</text:p>
          </table:table-cell>
          <table:table-cell table:formula="of:=[Sheet1.Z277]/[Sheet1.$AA277]" office:value-type="float" office:value="0.0174194542932018">
            <text:p>0.0174194543</text:p>
          </table:table-cell>
          <table:table-cell table:formula="of:=[Sheet1.AA277]/[Sheet1.$AA277]" office:value-type="float" office:value="1">
            <text:p>1</text:p>
          </table:table-cell>
        </table:table-row>
        <table:table-row table:style-name="ro1">
          <table:table-cell table:formula="of:=[Sheet1.A278]" office:value-type="string" office:string-value="Oldebroek">
            <text:p>Oldebroek</text:p>
          </table:table-cell>
          <table:table-cell table:formula="of:=[Sheet1.T278]/[Sheet1.$AA278]" office:value-type="float" office:value="0.0246661910100907">
            <text:p>0.024666191</text:p>
          </table:table-cell>
          <table:table-cell table:formula="of:=[Sheet1.U278]/[Sheet1.$AA278]" office:value-type="float" office:value="0.0380185506064621">
            <text:p>0.0380185506</text:p>
          </table:table-cell>
          <table:table-cell table:formula="of:=[Sheet1.V278]/[Sheet1.$AA278]" office:value-type="float" office:value="0.318825807766792">
            <text:p>0.3188258078</text:p>
          </table:table-cell>
          <table:table-cell table:formula="of:=[Sheet1.W278]/[Sheet1.$AA278]" office:value-type="float" office:value="0.0151870349607583">
            <text:p>0.015187035</text:p>
          </table:table-cell>
          <table:table-cell table:formula="of:=[Sheet1.X278]/[Sheet1.$AA278]" office:value-type="float" office:value="0.590663540923453">
            <text:p>0.5906635409</text:p>
          </table:table-cell>
          <table:table-cell table:formula="of:=[Sheet1.Y278]/[Sheet1.$AA278]" office:value-type="float" office:value="0.00601365813882377">
            <text:p>0.0060136581</text:p>
          </table:table-cell>
          <table:table-cell table:formula="of:=[Sheet1.Z278]/[Sheet1.$AA278]" office:value-type="float" office:value="0.00662521659361941">
            <text:p>0.0066252166</text:p>
          </table:table-cell>
          <table:table-cell table:formula="of:=[Sheet1.AA278]/[Sheet1.$AA278]" office:value-type="float" office:value="1">
            <text:p>1</text:p>
          </table:table-cell>
        </table:table-row>
        <table:table-row table:style-name="ro1">
          <table:table-cell table:formula="of:=[Sheet1.A279]" office:value-type="string" office:string-value="Oldenzaal">
            <text:p>Oldenzaal</text:p>
          </table:table-cell>
          <table:table-cell table:formula="of:=[Sheet1.T279]/[Sheet1.$AA279]" office:value-type="float" office:value="0.0666362391602008">
            <text:p>0.0666362392</text:p>
          </table:table-cell>
          <table:table-cell table:formula="of:=[Sheet1.U279]/[Sheet1.$AA279]" office:value-type="float" office:value="0.242355089000456">
            <text:p>0.242355089</text:p>
          </table:table-cell>
          <table:table-cell table:formula="of:=[Sheet1.V279]/[Sheet1.$AA279]" office:value-type="float" office:value="0.120036513007759">
            <text:p>0.120036513</text:p>
          </table:table-cell>
          <table:table-cell table:formula="of:=[Sheet1.W279]/[Sheet1.$AA279]" office:value-type="float" office:value="0.0994979461433136">
            <text:p>0.0994979461</text:p>
          </table:table-cell>
          <table:table-cell table:formula="of:=[Sheet1.X279]/[Sheet1.$AA279]" office:value-type="float" office:value="0.330442720219078">
            <text:p>0.3304427202</text:p>
          </table:table-cell>
          <table:table-cell table:formula="of:=[Sheet1.Y279]/[Sheet1.$AA279]" office:value-type="float" office:value="0.0241898676403469">
            <text:p>0.0241898676</text:p>
          </table:table-cell>
          <table:table-cell table:formula="of:=[Sheet1.Z279]/[Sheet1.$AA279]" office:value-type="float" office:value="0.116841624828845">
            <text:p>0.1168416248</text:p>
          </table:table-cell>
          <table:table-cell table:formula="of:=[Sheet1.AA279]/[Sheet1.$AA279]" office:value-type="float" office:value="1">
            <text:p>1</text:p>
          </table:table-cell>
        </table:table-row>
        <table:table-row table:style-name="ro1">
          <table:table-cell table:formula="of:=[Sheet1.A280]" office:value-type="string" office:string-value="Olst-Wijhe">
            <text:p>Olst-Wijhe</text:p>
          </table:table-cell>
          <table:table-cell table:formula="of:=[Sheet1.T280]/[Sheet1.$AA280]" office:value-type="float" office:value="0.0256908645313952">
            <text:p>0.0256908645</text:p>
          </table:table-cell>
          <table:table-cell table:formula="of:=[Sheet1.U280]/[Sheet1.$AA280]" office:value-type="float" office:value="0.0210428462773599">
            <text:p>0.0210428463</text:p>
          </table:table-cell>
          <table:table-cell table:formula="of:=[Sheet1.V280]/[Sheet1.$AA280]" office:value-type="float" office:value="0.113496154821263">
            <text:p>0.1134961548</text:p>
          </table:table-cell>
          <table:table-cell table:formula="of:=[Sheet1.W280]/[Sheet1.$AA280]" office:value-type="float" office:value="0.00861996112566551">
            <text:p>0.0086199611</text:p>
          </table:table-cell>
          <table:table-cell table:formula="of:=[Sheet1.X280]/[Sheet1.$AA280]" office:value-type="float" office:value="0.820332967125835">
            <text:p>0.8203329671</text:p>
          </table:table-cell>
          <table:table-cell table:formula="of:=[Sheet1.Y280]/[Sheet1.$AA280]" office:value-type="float" office:value="0.00574664075044367">
            <text:p>0.0057466408</text:p>
          </table:table-cell>
          <table:table-cell table:formula="of:=[Sheet1.Z280]/[Sheet1.$AA280]" office:value-type="float" office:value="0.00507056536803854">
            <text:p>0.0050705654</text:p>
          </table:table-cell>
          <table:table-cell table:formula="of:=[Sheet1.AA280]/[Sheet1.$AA280]" office:value-type="float" office:value="1">
            <text:p>1</text:p>
          </table:table-cell>
        </table:table-row>
        <table:table-row table:style-name="ro1">
          <table:table-cell table:formula="of:=[Sheet1.A281]" office:value-type="string" office:string-value="Ommen">
            <text:p>Ommen</text:p>
          </table:table-cell>
          <table:table-cell table:formula="of:=[Sheet1.T281]/[Sheet1.$AA281]" office:value-type="float" office:value="0.0233172019357677">
            <text:p>0.0233172019</text:p>
          </table:table-cell>
          <table:table-cell table:formula="of:=[Sheet1.U281]/[Sheet1.$AA281]" office:value-type="float" office:value="0.0159480862296524">
            <text:p>0.0159480862</text:p>
          </table:table-cell>
          <table:table-cell table:formula="of:=[Sheet1.V281]/[Sheet1.$AA281]" office:value-type="float" office:value="0.290530136383634">
            <text:p>0.2905301364</text:p>
          </table:table-cell>
          <table:table-cell table:formula="of:=[Sheet1.W281]/[Sheet1.$AA281]" office:value-type="float" office:value="0.0338759348878135">
            <text:p>0.0338759349</text:p>
          </table:table-cell>
          <table:table-cell table:formula="of:=[Sheet1.X281]/[Sheet1.$AA281]" office:value-type="float" office:value="0.62961944566652">
            <text:p>0.6296194457</text:p>
          </table:table-cell>
          <table:table-cell table:formula="of:=[Sheet1.Y281]/[Sheet1.$AA281]" office:value-type="float" office:value="0.00214474263088429">
            <text:p>0.0021447426</text:p>
          </table:table-cell>
          <table:table-cell table:formula="of:=[Sheet1.Z281]/[Sheet1.$AA281]" office:value-type="float" office:value="0.00456445226572811">
            <text:p>0.0045644523</text:p>
          </table:table-cell>
          <table:table-cell table:formula="of:=[Sheet1.AA281]/[Sheet1.$AA281]" office:value-type="float" office:value="1">
            <text:p>1</text:p>
          </table:table-cell>
        </table:table-row>
        <table:table-row table:style-name="ro1">
          <table:table-cell table:formula="of:=[Sheet1.A282]" office:value-type="string" office:string-value="Onderbanken">
            <text:p>Onderbanken</text:p>
          </table:table-cell>
          <table:table-cell table:formula="of:=[Sheet1.T282]/[Sheet1.$AA282]" office:value-type="float" office:value="0.0453043888626711">
            <text:p>0.0453043889</text:p>
          </table:table-cell>
          <table:table-cell table:formula="of:=[Sheet1.U282]/[Sheet1.$AA282]" office:value-type="float" office:value="0.0877772534214252">
            <text:p>0.0877772534</text:p>
          </table:table-cell>
          <table:table-cell table:formula="of:=[Sheet1.V282]/[Sheet1.$AA282]" office:value-type="float" office:value="0.187352524775838">
            <text:p>0.1873525248</text:p>
          </table:table-cell>
          <table:table-cell table:formula="of:=[Sheet1.W282]/[Sheet1.$AA282]" office:value-type="float" office:value="0.0160453043888627">
            <text:p>0.0160453044</text:p>
          </table:table-cell>
          <table:table-cell table:formula="of:=[Sheet1.X282]/[Sheet1.$AA282]" office:value-type="float" office:value="0.658329400660689">
            <text:p>0.6583294007</text:p>
          </table:table-cell>
          <table:table-cell table:formula="of:=[Sheet1.Y282]/[Sheet1.$AA282]" office:value-type="float" office:value="0.00519112789051439">
            <text:p>0.0051911279</text:p>
          </table:table-cell>
          <table:table-cell table:formula="of:=[Sheet1.Z282]/[Sheet1.$AA282]" office:value-type="float" office:value="0">
            <text:p>0</text:p>
          </table:table-cell>
          <table:table-cell table:formula="of:=[Sheet1.AA282]/[Sheet1.$AA282]" office:value-type="float" office:value="1">
            <text:p>1</text:p>
          </table:table-cell>
        </table:table-row>
        <table:table-row table:style-name="ro1">
          <table:table-cell table:formula="of:=[Sheet1.A283]" office:value-type="string" office:string-value="Oost Gelre">
            <text:p>Oost Gelre</text:p>
          </table:table-cell>
          <table:table-cell table:formula="of:=[Sheet1.T283]/[Sheet1.$AA283]" office:value-type="float" office:value="0.0314145632830942">
            <text:p>0.0314145633</text:p>
          </table:table-cell>
          <table:table-cell table:formula="of:=[Sheet1.U283]/[Sheet1.$AA283]" office:value-type="float" office:value="0.0443072453241329">
            <text:p>0.0443072453</text:p>
          </table:table-cell>
          <table:table-cell table:formula="of:=[Sheet1.V283]/[Sheet1.$AA283]" office:value-type="float" office:value="0.0495732703831487">
            <text:p>0.0495732704</text:p>
          </table:table-cell>
          <table:table-cell table:formula="of:=[Sheet1.W283]/[Sheet1.$AA283]" office:value-type="float" office:value="0.0181587071000545">
            <text:p>0.0181587071</text:p>
          </table:table-cell>
          <table:table-cell table:formula="of:=[Sheet1.X283]/[Sheet1.$AA283]" office:value-type="float" office:value="0.823678954058471">
            <text:p>0.8236789541</text:p>
          </table:table-cell>
          <table:table-cell table:formula="of:=[Sheet1.Y283]/[Sheet1.$AA283]" office:value-type="float" office:value="0.0142545850735428">
            <text:p>0.0142545851</text:p>
          </table:table-cell>
          <table:table-cell table:formula="of:=[Sheet1.Z283]/[Sheet1.$AA283]" office:value-type="float" office:value="0.0186126747775558">
            <text:p>0.0186126748</text:p>
          </table:table-cell>
          <table:table-cell table:formula="of:=[Sheet1.AA283]/[Sheet1.$AA283]" office:value-type="float" office:value="1">
            <text:p>1</text:p>
          </table:table-cell>
        </table:table-row>
        <table:table-row table:style-name="ro1">
          <table:table-cell table:formula="of:=[Sheet1.A284]" office:value-type="string" office:string-value="Oosterhout">
            <text:p>Oosterhout</text:p>
          </table:table-cell>
          <table:table-cell table:formula="of:=[Sheet1.T284]/[Sheet1.$AA284]" office:value-type="float" office:value="0.0438367459117768">
            <text:p>0.0438367459</text:p>
          </table:table-cell>
          <table:table-cell table:formula="of:=[Sheet1.U284]/[Sheet1.$AA284]" office:value-type="float" office:value="0.109797993678714">
            <text:p>0.1097979937</text:p>
          </table:table-cell>
          <table:table-cell table:formula="of:=[Sheet1.V284]/[Sheet1.$AA284]" office:value-type="float" office:value="0.214648893774907">
            <text:p>0.2146488938</text:p>
          </table:table-cell>
          <table:table-cell table:formula="of:=[Sheet1.W284]/[Sheet1.$AA284]" office:value-type="float" office:value="0.0715954376803628">
            <text:p>0.0715954377</text:p>
          </table:table-cell>
          <table:table-cell table:formula="of:=[Sheet1.X284]/[Sheet1.$AA284]" office:value-type="float" office:value="0.463927442627456">
            <text:p>0.4639274426</text:p>
          </table:table-cell>
          <table:table-cell table:formula="of:=[Sheet1.Y284]/[Sheet1.$AA284]" office:value-type="float" office:value="0.0203380513948056">
            <text:p>0.0203380514</text:p>
          </table:table-cell>
          <table:table-cell table:formula="of:=[Sheet1.Z284]/[Sheet1.$AA284]" office:value-type="float" office:value="0.0758554349319775">
            <text:p>0.0758554349</text:p>
          </table:table-cell>
          <table:table-cell table:formula="of:=[Sheet1.AA284]/[Sheet1.$AA284]" office:value-type="float" office:value="1">
            <text:p>1</text:p>
          </table:table-cell>
        </table:table-row>
        <table:table-row table:style-name="ro1">
          <table:table-cell table:formula="of:=[Sheet1.A285]" office:value-type="string" office:string-value="Oostflakkee">
            <text:p>Oostflakkee</text:p>
          </table:table-cell>
          <table:table-cell table:formula="of:=[Sheet1.T285]/[Sheet1.$AA285]" office:value-type="float" office:value="0.0311889023368401">
            <text:p>0.0311889023</text:p>
          </table:table-cell>
          <table:table-cell table:formula="of:=[Sheet1.U285]/[Sheet1.$AA285]" office:value-type="float" office:value="0.0147099897588679">
            <text:p>0.0147099898</text:p>
          </table:table-cell>
          <table:table-cell table:formula="of:=[Sheet1.V285]/[Sheet1.$AA285]" office:value-type="float" office:value="0.375104738851131">
            <text:p>0.3751047389</text:p>
          </table:table-cell>
          <table:table-cell table:formula="of:=[Sheet1.W285]/[Sheet1.$AA285]" office:value-type="float" office:value="0.00651708407038451">
            <text:p>0.0065170841</text:p>
          </table:table-cell>
          <table:table-cell table:formula="of:=[Sheet1.X285]/[Sheet1.$AA285]" office:value-type="float" office:value="0.559072712037985">
            <text:p>0.559072712</text:p>
          </table:table-cell>
          <table:table-cell table:formula="of:=[Sheet1.Y285]/[Sheet1.$AA285]" office:value-type="float" office:value="0.00800670328647239">
            <text:p>0.0080067033</text:p>
          </table:table-cell>
          <table:table-cell table:formula="of:=[Sheet1.Z285]/[Sheet1.$AA285]" office:value-type="float" office:value="0.00539986965831859">
            <text:p>0.0053998697</text:p>
          </table:table-cell>
          <table:table-cell table:formula="of:=[Sheet1.AA285]/[Sheet1.$AA285]" office:value-type="float" office:value="1">
            <text:p>1</text:p>
          </table:table-cell>
        </table:table-row>
        <table:table-row table:style-name="ro1">
          <table:table-cell table:formula="of:=[Sheet1.A286]" office:value-type="string" office:string-value="Ooststellingwerf">
            <text:p>Ooststellingwerf</text:p>
          </table:table-cell>
          <table:table-cell table:formula="of:=[Sheet1.T286]/[Sheet1.$AA286]" office:value-type="float" office:value="0.0176082820864487">
            <text:p>0.0176082821</text:p>
          </table:table-cell>
          <table:table-cell table:formula="of:=[Sheet1.U286]/[Sheet1.$AA286]" office:value-type="float" office:value="0.0255718267486617">
            <text:p>0.0255718267</text:p>
          </table:table-cell>
          <table:table-cell table:formula="of:=[Sheet1.V286]/[Sheet1.$AA286]" office:value-type="float" office:value="0.197495907622882">
            <text:p>0.1974959076</text:p>
          </table:table-cell>
          <table:table-cell table:formula="of:=[Sheet1.W286]/[Sheet1.$AA286]" office:value-type="float" office:value="0.015351944432155">
            <text:p>0.0153519444</text:p>
          </table:table-cell>
          <table:table-cell table:formula="of:=[Sheet1.X286]/[Sheet1.$AA286]" office:value-type="float" office:value="0.736583639339911">
            <text:p>0.7365836393</text:p>
          </table:table-cell>
          <table:table-cell table:formula="of:=[Sheet1.Y286]/[Sheet1.$AA286]" office:value-type="float" office:value="0.00336238552404548">
            <text:p>0.0033623855</text:p>
          </table:table-cell>
          <table:table-cell table:formula="of:=[Sheet1.Z286]/[Sheet1.$AA286]" office:value-type="float" office:value="0.00402601424589656">
            <text:p>0.0040260142</text:p>
          </table:table-cell>
          <table:table-cell table:formula="of:=[Sheet1.AA286]/[Sheet1.$AA286]" office:value-type="float" office:value="1">
            <text:p>1</text:p>
          </table:table-cell>
        </table:table-row>
        <table:table-row table:style-name="ro1">
          <table:table-cell table:formula="of:=[Sheet1.A287]" office:value-type="string" office:string-value="Oostzaan">
            <text:p>Oostzaan</text:p>
          </table:table-cell>
          <table:table-cell table:formula="of:=[Sheet1.T287]/[Sheet1.$AA287]" office:value-type="float" office:value="0.0393013100436681">
            <text:p>0.03930131</text:p>
          </table:table-cell>
          <table:table-cell table:formula="of:=[Sheet1.U287]/[Sheet1.$AA287]" office:value-type="float" office:value="0.0867124142233313">
            <text:p>0.0867124142</text:p>
          </table:table-cell>
          <table:table-cell table:formula="of:=[Sheet1.V287]/[Sheet1.$AA287]" office:value-type="float" office:value="0.396132252027449">
            <text:p>0.396132252</text:p>
          </table:table-cell>
          <table:table-cell table:formula="of:=[Sheet1.W287]/[Sheet1.$AA287]" office:value-type="float" office:value="0.126637554585153">
            <text:p>0.1266375546</text:p>
          </table:table-cell>
          <table:table-cell table:formula="of:=[Sheet1.X287]/[Sheet1.$AA287]" office:value-type="float" office:value="0.331253898939488">
            <text:p>0.3312538989</text:p>
          </table:table-cell>
          <table:table-cell table:formula="of:=[Sheet1.Y287]/[Sheet1.$AA287]" office:value-type="float" office:value="0.00686213349968809">
            <text:p>0.0068621335</text:p>
          </table:table-cell>
          <table:table-cell table:formula="of:=[Sheet1.Z287]/[Sheet1.$AA287]" office:value-type="float" office:value="0.0131004366812227">
            <text:p>0.0131004367</text:p>
          </table:table-cell>
          <table:table-cell table:formula="of:=[Sheet1.AA287]/[Sheet1.$AA287]" office:value-type="float" office:value="1">
            <text:p>1</text:p>
          </table:table-cell>
        </table:table-row>
        <table:table-row table:style-name="ro1">
          <table:table-cell table:formula="of:=[Sheet1.A288]" office:value-type="string" office:string-value="Opmeer">
            <text:p>Opmeer</text:p>
          </table:table-cell>
          <table:table-cell table:formula="of:=[Sheet1.T288]/[Sheet1.$AA288]" office:value-type="float" office:value="0.0223862824482019">
            <text:p>0.0223862824</text:p>
          </table:table-cell>
          <table:table-cell table:formula="of:=[Sheet1.U288]/[Sheet1.$AA288]" office:value-type="float" office:value="0.0450107168373422">
            <text:p>0.0450107168</text:p>
          </table:table-cell>
          <table:table-cell table:formula="of:=[Sheet1.V288]/[Sheet1.$AA288]" office:value-type="float" office:value="0.0107168373422243">
            <text:p>0.0107168373</text:p>
          </table:table-cell>
          <table:table-cell table:formula="of:=[Sheet1.W288]/[Sheet1.$AA288]" office:value-type="float" office:value="0.0190521552750655">
            <text:p>0.0190521553</text:p>
          </table:table-cell>
          <table:table-cell table:formula="of:=[Sheet1.X288]/[Sheet1.$AA288]" office:value-type="float" office:value="0.881400333412717">
            <text:p>0.8814003334</text:p>
          </table:table-cell>
          <table:table-cell table:formula="of:=[Sheet1.Y288]/[Sheet1.$AA288]" office:value-type="float" office:value="0.00547749464158133">
            <text:p>0.0054774946</text:p>
          </table:table-cell>
          <table:table-cell table:formula="of:=[Sheet1.Z288]/[Sheet1.$AA288]" office:value-type="float" office:value="0.0159561800428674">
            <text:p>0.01595618</text:p>
          </table:table-cell>
          <table:table-cell table:formula="of:=[Sheet1.AA288]/[Sheet1.$AA288]" office:value-type="float" office:value="1">
            <text:p>1</text:p>
          </table:table-cell>
        </table:table-row>
        <table:table-row table:style-name="ro1">
          <table:table-cell table:formula="of:=[Sheet1.A289]" office:value-type="string" office:string-value="Opsterland">
            <text:p>Opsterland</text:p>
          </table:table-cell>
          <table:table-cell table:formula="of:=[Sheet1.T289]/[Sheet1.$AA289]" office:value-type="float" office:value="0.022011335178595">
            <text:p>0.0220113352</text:p>
          </table:table-cell>
          <table:table-cell table:formula="of:=[Sheet1.U289]/[Sheet1.$AA289]" office:value-type="float" office:value="0.0244277492201573">
            <text:p>0.0244277492</text:p>
          </table:table-cell>
          <table:table-cell table:formula="of:=[Sheet1.V289]/[Sheet1.$AA289]" office:value-type="float" office:value="0.141030710425728">
            <text:p>0.1410307104</text:p>
          </table:table-cell>
          <table:table-cell table:formula="of:=[Sheet1.W289]/[Sheet1.$AA289]" office:value-type="float" office:value="0.012433548613857">
            <text:p>0.0124335486</text:p>
          </table:table-cell>
          <table:table-cell table:formula="of:=[Sheet1.X289]/[Sheet1.$AA289]" office:value-type="float" office:value="0.78731162954176">
            <text:p>0.7873116295</text:p>
          </table:table-cell>
          <table:table-cell table:formula="of:=[Sheet1.Y289]/[Sheet1.$AA289]" office:value-type="float" office:value="0.00518430648917007">
            <text:p>0.0051843065</text:p>
          </table:table-cell>
          <table:table-cell table:formula="of:=[Sheet1.Z289]/[Sheet1.$AA289]" office:value-type="float" office:value="0.00760072053073239">
            <text:p>0.0076007205</text:p>
          </table:table-cell>
          <table:table-cell table:formula="of:=[Sheet1.AA289]/[Sheet1.$AA289]" office:value-type="float" office:value="1">
            <text:p>1</text:p>
          </table:table-cell>
        </table:table-row>
        <table:table-row table:style-name="ro1">
          <table:table-cell table:formula="of:=[Sheet1.A290]" office:value-type="string" office:string-value="Oss">
            <text:p>Oss</text:p>
          </table:table-cell>
          <table:table-cell table:formula="of:=[Sheet1.T290]/[Sheet1.$AA290]" office:value-type="float" office:value="0.0447431589054249">
            <text:p>0.0447431589</text:p>
          </table:table-cell>
          <table:table-cell table:formula="of:=[Sheet1.U290]/[Sheet1.$AA290]" office:value-type="float" office:value="0.115698511761882">
            <text:p>0.1156985118</text:p>
          </table:table-cell>
          <table:table-cell table:formula="of:=[Sheet1.V290]/[Sheet1.$AA290]" office:value-type="float" office:value="0.103024483917427">
            <text:p>0.1030244839</text:p>
          </table:table-cell>
          <table:table-cell table:formula="of:=[Sheet1.W290]/[Sheet1.$AA290]" office:value-type="float" office:value="0.0484877580412866">
            <text:p>0.048487758</text:p>
          </table:table-cell>
          <table:table-cell table:formula="of:=[Sheet1.X290]/[Sheet1.$AA290]" office:value-type="float" office:value="0.618819011041767">
            <text:p>0.618819011</text:p>
          </table:table-cell>
          <table:table-cell table:formula="of:=[Sheet1.Y290]/[Sheet1.$AA290]" office:value-type="float" office:value="0.0206433029284686">
            <text:p>0.0206433029</text:p>
          </table:table-cell>
          <table:table-cell table:formula="of:=[Sheet1.Z290]/[Sheet1.$AA290]" office:value-type="float" office:value="0.0485837734037446">
            <text:p>0.0485837734</text:p>
          </table:table-cell>
          <table:table-cell table:formula="of:=[Sheet1.AA290]/[Sheet1.$AA290]" office:value-type="float" office:value="1">
            <text:p>1</text:p>
          </table:table-cell>
        </table:table-row>
        <table:table-row table:style-name="ro1">
          <table:table-cell table:formula="of:=[Sheet1.A291]" office:value-type="string" office:string-value="Oud-Beijerland">
            <text:p>Oud-Beijerland</text:p>
          </table:table-cell>
          <table:table-cell table:formula="of:=[Sheet1.T291]/[Sheet1.$AA291]" office:value-type="float" office:value="0.0266120777891505">
            <text:p>0.0266120778</text:p>
          </table:table-cell>
          <table:table-cell table:formula="of:=[Sheet1.U291]/[Sheet1.$AA291]" office:value-type="float" office:value="0.167860798362334">
            <text:p>0.1678607984</text:p>
          </table:table-cell>
          <table:table-cell table:formula="of:=[Sheet1.V291]/[Sheet1.$AA291]" office:value-type="float" office:value="0.0481064483111566">
            <text:p>0.0481064483</text:p>
          </table:table-cell>
          <table:table-cell table:formula="of:=[Sheet1.W291]/[Sheet1.$AA291]" office:value-type="float" office:value="0.0568065506653019">
            <text:p>0.0568065507</text:p>
          </table:table-cell>
          <table:table-cell table:formula="of:=[Sheet1.X291]/[Sheet1.$AA291]" office:value-type="float" office:value="0.620266120777891">
            <text:p>0.6202661208</text:p>
          </table:table-cell>
          <table:table-cell table:formula="of:=[Sheet1.Y291]/[Sheet1.$AA291]" office:value-type="float" office:value="0.0148413510747185">
            <text:p>0.0148413511</text:p>
          </table:table-cell>
          <table:table-cell table:formula="of:=[Sheet1.Z291]/[Sheet1.$AA291]" office:value-type="float" office:value="0.0655066530194473">
            <text:p>0.065506653</text:p>
          </table:table-cell>
          <table:table-cell table:formula="of:=[Sheet1.AA291]/[Sheet1.$AA291]" office:value-type="float" office:value="1">
            <text:p>1</text:p>
          </table:table-cell>
        </table:table-row>
        <table:table-row table:style-name="ro1">
          <table:table-cell table:formula="of:=[Sheet1.A292]" office:value-type="string" office:string-value="Oude IJsselstreek">
            <text:p>Oude IJsselstreek</text:p>
          </table:table-cell>
          <table:table-cell table:formula="of:=[Sheet1.T292]/[Sheet1.$AA292]" office:value-type="float" office:value="0.0302018295339045">
            <text:p>0.0302018295</text:p>
          </table:table-cell>
          <table:table-cell table:formula="of:=[Sheet1.U292]/[Sheet1.$AA292]" office:value-type="float" office:value="0.0515463917525773">
            <text:p>0.0515463918</text:p>
          </table:table-cell>
          <table:table-cell table:formula="of:=[Sheet1.V292]/[Sheet1.$AA292]" office:value-type="float" office:value="0.0554668215478438">
            <text:p>0.0554668215</text:p>
          </table:table-cell>
          <table:table-cell table:formula="of:=[Sheet1.W292]/[Sheet1.$AA292]" office:value-type="float" office:value="0.0155365180775374">
            <text:p>0.0155365181</text:p>
          </table:table-cell>
          <table:table-cell table:formula="of:=[Sheet1.X292]/[Sheet1.$AA292]" office:value-type="float" office:value="0.822056047625962">
            <text:p>0.8220560476</text:p>
          </table:table-cell>
          <table:table-cell table:formula="of:=[Sheet1.Y292]/[Sheet1.$AA292]" office:value-type="float" office:value="0.00834906345288224">
            <text:p>0.0083490635</text:p>
          </table:table-cell>
          <table:table-cell table:formula="of:=[Sheet1.Z292]/[Sheet1.$AA292]" office:value-type="float" office:value="0.0168433280092929">
            <text:p>0.016843328</text:p>
          </table:table-cell>
          <table:table-cell table:formula="of:=[Sheet1.AA292]/[Sheet1.$AA292]" office:value-type="float" office:value="1">
            <text:p>1</text:p>
          </table:table-cell>
        </table:table-row>
        <table:table-row table:style-name="ro1">
          <table:table-cell table:formula="of:=[Sheet1.A293]" office:value-type="string" office:string-value="Ouder-Amstel">
            <text:p>Ouder-Amstel</text:p>
          </table:table-cell>
          <table:table-cell table:formula="of:=[Sheet1.T293]/[Sheet1.$AA293]" office:value-type="float" office:value="0.086046511627907">
            <text:p>0.0860465116</text:p>
          </table:table-cell>
          <table:table-cell table:formula="of:=[Sheet1.U293]/[Sheet1.$AA293]" office:value-type="float" office:value="0.0631782945736434">
            <text:p>0.0631782946</text:p>
          </table:table-cell>
          <table:table-cell table:formula="of:=[Sheet1.V293]/[Sheet1.$AA293]" office:value-type="float" office:value="0.075968992248062">
            <text:p>0.0759689922</text:p>
          </table:table-cell>
          <table:table-cell table:formula="of:=[Sheet1.W293]/[Sheet1.$AA293]" office:value-type="float" office:value="0.0875968992248062">
            <text:p>0.0875968992</text:p>
          </table:table-cell>
          <table:table-cell table:formula="of:=[Sheet1.X293]/[Sheet1.$AA293]" office:value-type="float" office:value="0.619767441860465">
            <text:p>0.6197674419</text:p>
          </table:table-cell>
          <table:table-cell table:formula="of:=[Sheet1.Y293]/[Sheet1.$AA293]" office:value-type="float" office:value="0.0244186046511628">
            <text:p>0.0244186047</text:p>
          </table:table-cell>
          <table:table-cell table:formula="of:=[Sheet1.Z293]/[Sheet1.$AA293]" office:value-type="float" office:value="0.0430232558139535">
            <text:p>0.0430232558</text:p>
          </table:table-cell>
          <table:table-cell table:formula="of:=[Sheet1.AA293]/[Sheet1.$AA293]" office:value-type="float" office:value="1">
            <text:p>1</text:p>
          </table:table-cell>
        </table:table-row>
        <table:table-row table:style-name="ro1">
          <table:table-cell table:formula="of:=[Sheet1.A294]" office:value-type="string" office:string-value="Ouderkerk">
            <text:p>Ouderkerk</text:p>
          </table:table-cell>
          <table:table-cell table:formula="of:=[Sheet1.T294]/[Sheet1.$AA294]" office:value-type="float" office:value="0.0157618213660245">
            <text:p>0.0157618214</text:p>
          </table:table-cell>
          <table:table-cell table:formula="of:=[Sheet1.U294]/[Sheet1.$AA294]" office:value-type="float" office:value="0.0332749562171629">
            <text:p>0.0332749562</text:p>
          </table:table-cell>
          <table:table-cell table:formula="of:=[Sheet1.V294]/[Sheet1.$AA294]" office:value-type="float" office:value="0.0626970227670753">
            <text:p>0.0626970228</text:p>
          </table:table-cell>
          <table:table-cell table:formula="of:=[Sheet1.W294]/[Sheet1.$AA294]" office:value-type="float" office:value="0.00490367775831874">
            <text:p>0.0049036778</text:p>
          </table:table-cell>
          <table:table-cell table:formula="of:=[Sheet1.X294]/[Sheet1.$AA294]" office:value-type="float" office:value="0.861295971978984">
            <text:p>0.861295972</text:p>
          </table:table-cell>
          <table:table-cell table:formula="of:=[Sheet1.Y294]/[Sheet1.$AA294]" office:value-type="float" office:value="0.00455341506129597">
            <text:p>0.0045534151</text:p>
          </table:table-cell>
          <table:table-cell table:formula="of:=[Sheet1.Z294]/[Sheet1.$AA294]" office:value-type="float" office:value="0.0175131348511384">
            <text:p>0.0175131349</text:p>
          </table:table-cell>
          <table:table-cell table:formula="of:=[Sheet1.AA294]/[Sheet1.$AA294]" office:value-type="float" office:value="1">
            <text:p>1</text:p>
          </table:table-cell>
        </table:table-row>
        <table:table-row table:style-name="ro1">
          <table:table-cell table:formula="of:=[Sheet1.A295]" office:value-type="string" office:string-value="Oudewater">
            <text:p>Oudewater</text:p>
          </table:table-cell>
          <table:table-cell table:formula="of:=[Sheet1.T295]/[Sheet1.$AA295]" office:value-type="float" office:value="0.018435475834579">
            <text:p>0.0184354758</text:p>
          </table:table-cell>
          <table:table-cell table:formula="of:=[Sheet1.U295]/[Sheet1.$AA295]" office:value-type="float" office:value="0.0274040857000498">
            <text:p>0.0274040857</text:p>
          </table:table-cell>
          <table:table-cell table:formula="of:=[Sheet1.V295]/[Sheet1.$AA295]" office:value-type="float" office:value="0.0251619332336821">
            <text:p>0.0251619332</text:p>
          </table:table-cell>
          <table:table-cell table:formula="of:=[Sheet1.W295]/[Sheet1.$AA295]" office:value-type="float" office:value="0.00921773791728949">
            <text:p>0.0092177379</text:p>
          </table:table-cell>
          <table:table-cell table:formula="of:=[Sheet1.X295]/[Sheet1.$AA295]" office:value-type="float" office:value="0.910313901345291">
            <text:p>0.9103139013</text:p>
          </table:table-cell>
          <table:table-cell table:formula="of:=[Sheet1.Y295]/[Sheet1.$AA295]" office:value-type="float" office:value="0.00149476831091181">
            <text:p>0.0014947683</text:p>
          </table:table-cell>
          <table:table-cell table:formula="of:=[Sheet1.Z295]/[Sheet1.$AA295]" office:value-type="float" office:value="0.00797209765819631">
            <text:p>0.0079720977</text:p>
          </table:table-cell>
          <table:table-cell table:formula="of:=[Sheet1.AA295]/[Sheet1.$AA295]" office:value-type="float" office:value="1">
            <text:p>1</text:p>
          </table:table-cell>
        </table:table-row>
        <table:table-row table:style-name="ro1">
          <table:table-cell table:formula="of:=[Sheet1.A296]" office:value-type="string" office:string-value="Overbetuwe">
            <text:p>Overbetuwe</text:p>
          </table:table-cell>
          <table:table-cell table:formula="of:=[Sheet1.T296]/[Sheet1.$AA296]" office:value-type="float" office:value="0.047283789656671">
            <text:p>0.0472837897</text:p>
          </table:table-cell>
          <table:table-cell table:formula="of:=[Sheet1.U296]/[Sheet1.$AA296]" office:value-type="float" office:value="0.0601477618426771">
            <text:p>0.0601477618</text:p>
          </table:table-cell>
          <table:table-cell table:formula="of:=[Sheet1.V296]/[Sheet1.$AA296]" office:value-type="float" office:value="0.0684050412863972">
            <text:p>0.0684050413</text:p>
          </table:table-cell>
          <table:table-cell table:formula="of:=[Sheet1.W296]/[Sheet1.$AA296]" office:value-type="float" office:value="0.0256410256410256">
            <text:p>0.0256410256</text:p>
          </table:table-cell>
          <table:table-cell table:formula="of:=[Sheet1.X296]/[Sheet1.$AA296]" office:value-type="float" office:value="0.755410691003911">
            <text:p>0.755410691</text:p>
          </table:table-cell>
          <table:table-cell table:formula="of:=[Sheet1.Y296]/[Sheet1.$AA296]" office:value-type="float" office:value="0.0221642764015645">
            <text:p>0.0221642764</text:p>
          </table:table-cell>
          <table:table-cell table:formula="of:=[Sheet1.Z296]/[Sheet1.$AA296]" office:value-type="float" office:value="0.0209474141677531">
            <text:p>0.0209474142</text:p>
          </table:table-cell>
          <table:table-cell table:formula="of:=[Sheet1.AA296]/[Sheet1.$AA296]" office:value-type="float" office:value="1">
            <text:p>1</text:p>
          </table:table-cell>
        </table:table-row>
        <table:table-row table:style-name="ro1">
          <table:table-cell table:formula="of:=[Sheet1.A297]" office:value-type="string" office:string-value="Papendrecht">
            <text:p>Papendrecht</text:p>
          </table:table-cell>
          <table:table-cell table:formula="of:=[Sheet1.T297]/[Sheet1.$AA297]" office:value-type="float" office:value="0.0692235734331151">
            <text:p>0.0692235734</text:p>
          </table:table-cell>
          <table:table-cell table:formula="of:=[Sheet1.U297]/[Sheet1.$AA297]" office:value-type="float" office:value="0.363891487371375">
            <text:p>0.3638914874</text:p>
          </table:table-cell>
          <table:table-cell table:formula="of:=[Sheet1.V297]/[Sheet1.$AA297]" office:value-type="float" office:value="0.163704396632367">
            <text:p>0.1637043966</text:p>
          </table:table-cell>
          <table:table-cell table:formula="of:=[Sheet1.W297]/[Sheet1.$AA297]" office:value-type="float" office:value="0.130028063610851">
            <text:p>0.1300280636</text:p>
          </table:table-cell>
          <table:table-cell table:formula="of:=[Sheet1.X297]/[Sheet1.$AA297]" office:value-type="float" office:value="0.131898971000935">
            <text:p>0.131898971</text:p>
          </table:table-cell>
          <table:table-cell table:formula="of:=[Sheet1.Y297]/[Sheet1.$AA297]" office:value-type="float" office:value="0.0533208606173994">
            <text:p>0.0533208606</text:p>
          </table:table-cell>
          <table:table-cell table:formula="of:=[Sheet1.Z297]/[Sheet1.$AA297]" office:value-type="float" office:value="0.087932647333957">
            <text:p>0.0879326473</text:p>
          </table:table-cell>
          <table:table-cell table:formula="of:=[Sheet1.AA297]/[Sheet1.$AA297]" office:value-type="float" office:value="1">
            <text:p>1</text:p>
          </table:table-cell>
        </table:table-row>
        <table:table-row table:style-name="ro1">
          <table:table-cell table:formula="of:=[Sheet1.A298]" office:value-type="string" office:string-value="Pekela">
            <text:p>Pekela</text:p>
          </table:table-cell>
          <table:table-cell table:formula="of:=[Sheet1.T298]/[Sheet1.$AA298]" office:value-type="float" office:value="0.0267038660821044">
            <text:p>0.0267038661</text:p>
          </table:table-cell>
          <table:table-cell table:formula="of:=[Sheet1.U298]/[Sheet1.$AA298]" office:value-type="float" office:value="0.0645675567955361">
            <text:p>0.0645675568</text:p>
          </table:table-cell>
          <table:table-cell table:formula="of:=[Sheet1.V298]/[Sheet1.$AA298]" office:value-type="float" office:value="0.0633718612993224">
            <text:p>0.0633718613</text:p>
          </table:table-cell>
          <table:table-cell table:formula="of:=[Sheet1.W298]/[Sheet1.$AA298]" office:value-type="float" office:value="0.0189318453567158">
            <text:p>0.0189318454</text:p>
          </table:table-cell>
          <table:table-cell table:formula="of:=[Sheet1.X298]/[Sheet1.$AA298]" office:value-type="float" office:value="0.79214826624153">
            <text:p>0.7921482662</text:p>
          </table:table-cell>
          <table:table-cell table:formula="of:=[Sheet1.Y298]/[Sheet1.$AA298]" office:value-type="float" office:value="0.011757672379434">
            <text:p>0.0117576724</text:p>
          </table:table-cell>
          <table:table-cell table:formula="of:=[Sheet1.Z298]/[Sheet1.$AA298]" office:value-type="float" office:value="0.0225189318453567">
            <text:p>0.0225189318</text:p>
          </table:table-cell>
          <table:table-cell table:formula="of:=[Sheet1.AA298]/[Sheet1.$AA298]" office:value-type="float" office:value="1">
            <text:p>1</text:p>
          </table:table-cell>
        </table:table-row>
        <table:table-row table:style-name="ro1">
          <table:table-cell table:formula="of:=[Sheet1.A299]" office:value-type="string" office:string-value="Pijnacker-Nootdorp">
            <text:p>Pijnacker-Nootdorp</text:p>
          </table:table-cell>
          <table:table-cell table:formula="of:=[Sheet1.T299]/[Sheet1.$AA299]" office:value-type="float" office:value="0.0277561608300908">
            <text:p>0.0277561608</text:p>
          </table:table-cell>
          <table:table-cell table:formula="of:=[Sheet1.U299]/[Sheet1.$AA299]" office:value-type="float" office:value="0.133333333333333">
            <text:p>0.1333333333</text:p>
          </table:table-cell>
          <table:table-cell table:formula="of:=[Sheet1.V299]/[Sheet1.$AA299]" office:value-type="float" office:value="0.118806744487678">
            <text:p>0.1188067445</text:p>
          </table:table-cell>
          <table:table-cell table:formula="of:=[Sheet1.W299]/[Sheet1.$AA299]" office:value-type="float" office:value="0.0417639429312581">
            <text:p>0.0417639429</text:p>
          </table:table-cell>
          <table:table-cell table:formula="of:=[Sheet1.X299]/[Sheet1.$AA299]" office:value-type="float" office:value="0.585732814526589">
            <text:p>0.5857328145</text:p>
          </table:table-cell>
          <table:table-cell table:formula="of:=[Sheet1.Y299]/[Sheet1.$AA299]" office:value-type="float" office:value="0.0622568093385214">
            <text:p>0.0622568093</text:p>
          </table:table-cell>
          <table:table-cell table:formula="of:=[Sheet1.Z299]/[Sheet1.$AA299]" office:value-type="float" office:value="0.0303501945525292">
            <text:p>0.0303501946</text:p>
          </table:table-cell>
          <table:table-cell table:formula="of:=[Sheet1.AA299]/[Sheet1.$AA299]" office:value-type="float" office:value="1">
            <text:p>1</text:p>
          </table:table-cell>
        </table:table-row>
        <table:table-row table:style-name="ro1">
          <table:table-cell table:formula="of:=[Sheet1.A300]" office:value-type="string" office:string-value="Purmerend">
            <text:p>Purmerend</text:p>
          </table:table-cell>
          <table:table-cell table:formula="of:=[Sheet1.T300]/[Sheet1.$AA300]" office:value-type="float" office:value="0.0436913025724786">
            <text:p>0.0436913026</text:p>
          </table:table-cell>
          <table:table-cell table:formula="of:=[Sheet1.U300]/[Sheet1.$AA300]" office:value-type="float" office:value="0.36014699877501">
            <text:p>0.3601469988</text:p>
          </table:table-cell>
          <table:table-cell table:formula="of:=[Sheet1.V300]/[Sheet1.$AA300]" office:value-type="float" office:value="0.167823601469988">
            <text:p>0.1678236015</text:p>
          </table:table-cell>
          <table:table-cell table:formula="of:=[Sheet1.W300]/[Sheet1.$AA300]" office:value-type="float" office:value="0.178848509595753">
            <text:p>0.1788485096</text:p>
          </table:table-cell>
          <table:table-cell table:formula="of:=[Sheet1.X300]/[Sheet1.$AA300]" office:value-type="float" office:value="0.154757043691303">
            <text:p>0.1547570437</text:p>
          </table:table-cell>
          <table:table-cell table:formula="of:=[Sheet1.Y300]/[Sheet1.$AA300]" office:value-type="float" office:value="0.0310330747243773">
            <text:p>0.0310330747</text:p>
          </table:table-cell>
          <table:table-cell table:formula="of:=[Sheet1.Z300]/[Sheet1.$AA300]" office:value-type="float" office:value="0.0636994691710903">
            <text:p>0.0636994692</text:p>
          </table:table-cell>
          <table:table-cell table:formula="of:=[Sheet1.AA300]/[Sheet1.$AA300]" office:value-type="float" office:value="1">
            <text:p>1</text:p>
          </table:table-cell>
        </table:table-row>
        <table:table-row table:style-name="ro1">
          <table:table-cell table:formula="of:=[Sheet1.A301]" office:value-type="string" office:string-value="Putten">
            <text:p>Putten</text:p>
          </table:table-cell>
          <table:table-cell table:formula="of:=[Sheet1.T301]/[Sheet1.$AA301]" office:value-type="float" office:value="0.0229924502402196">
            <text:p>0.0229924502</text:p>
          </table:table-cell>
          <table:table-cell table:formula="of:=[Sheet1.U301]/[Sheet1.$AA301]" office:value-type="float" office:value="0.0409517272935255">
            <text:p>0.0409517273</text:p>
          </table:table-cell>
          <table:table-cell table:formula="of:=[Sheet1.V301]/[Sheet1.$AA301]" office:value-type="float" office:value="0.341569434911919">
            <text:p>0.3415694349</text:p>
          </table:table-cell>
          <table:table-cell table:formula="of:=[Sheet1.W301]/[Sheet1.$AA301]" office:value-type="float" office:value="0.0320292839167239">
            <text:p>0.0320292839</text:p>
          </table:table-cell>
          <table:table-cell table:formula="of:=[Sheet1.X301]/[Sheet1.$AA301]" office:value-type="float" office:value="0.547929535575383">
            <text:p>0.5479295356</text:p>
          </table:table-cell>
          <table:table-cell table:formula="of:=[Sheet1.Y301]/[Sheet1.$AA301]" office:value-type="float" office:value="0.00537634408602151">
            <text:p>0.0053763441</text:p>
          </table:table-cell>
          <table:table-cell table:formula="of:=[Sheet1.Z301]/[Sheet1.$AA301]" office:value-type="float" office:value="0.00915122397620682">
            <text:p>0.009151224</text:p>
          </table:table-cell>
          <table:table-cell table:formula="of:=[Sheet1.AA301]/[Sheet1.$AA301]" office:value-type="float" office:value="1">
            <text:p>1</text:p>
          </table:table-cell>
        </table:table-row>
        <table:table-row table:style-name="ro1">
          <table:table-cell table:formula="of:=[Sheet1.A302]" office:value-type="string" office:string-value="Raalte">
            <text:p>Raalte</text:p>
          </table:table-cell>
          <table:table-cell table:formula="of:=[Sheet1.T302]/[Sheet1.$AA302]" office:value-type="float" office:value="0.0264258334301313">
            <text:p>0.0264258334</text:p>
          </table:table-cell>
          <table:table-cell table:formula="of:=[Sheet1.U302]/[Sheet1.$AA302]" office:value-type="float" office:value="0.0336275990242769">
            <text:p>0.033627599</text:p>
          </table:table-cell>
          <table:table-cell table:formula="of:=[Sheet1.V302]/[Sheet1.$AA302]" office:value-type="float" office:value="0.0868858171680799">
            <text:p>0.0868858172</text:p>
          </table:table-cell>
          <table:table-cell table:formula="of:=[Sheet1.W302]/[Sheet1.$AA302]" office:value-type="float" office:value="0.0200952491578581">
            <text:p>0.0200952492</text:p>
          </table:table-cell>
          <table:table-cell table:formula="of:=[Sheet1.X302]/[Sheet1.$AA302]" office:value-type="float" office:value="0.81769078870949">
            <text:p>0.8176907887</text:p>
          </table:table-cell>
          <table:table-cell table:formula="of:=[Sheet1.Y302]/[Sheet1.$AA302]" office:value-type="float" office:value="0.00319433151353235">
            <text:p>0.0031943315</text:p>
          </table:table-cell>
          <table:table-cell table:formula="of:=[Sheet1.Z302]/[Sheet1.$AA302]" office:value-type="float" office:value="0.0120803809966314">
            <text:p>0.012080381</text:p>
          </table:table-cell>
          <table:table-cell table:formula="of:=[Sheet1.AA302]/[Sheet1.$AA302]" office:value-type="float" office:value="1">
            <text:p>1</text:p>
          </table:table-cell>
        </table:table-row>
        <table:table-row table:style-name="ro1">
          <table:table-cell table:formula="of:=[Sheet1.A303]" office:value-type="string" office:string-value="Reeuwijk">
            <text:p>Reeuwijk</text:p>
          </table:table-cell>
          <table:table-cell table:formula="of:=[Sheet1.T303]/[Sheet1.$AA303]" office:value-type="float" office:value="0.0235575963266121">
            <text:p>0.0235575963</text:p>
          </table:table-cell>
          <table:table-cell table:formula="of:=[Sheet1.U303]/[Sheet1.$AA303]" office:value-type="float" office:value="0.0307446596126971">
            <text:p>0.0307446596</text:p>
          </table:table-cell>
          <table:table-cell table:formula="of:=[Sheet1.V303]/[Sheet1.$AA303]" office:value-type="float" office:value="0.248752245957277">
            <text:p>0.248752246</text:p>
          </table:table-cell>
          <table:table-cell table:formula="of:=[Sheet1.W303]/[Sheet1.$AA303]" office:value-type="float" office:value="0.0269514873228189">
            <text:p>0.0269514873</text:p>
          </table:table-cell>
          <table:table-cell table:formula="of:=[Sheet1.X303]/[Sheet1.$AA303]" office:value-type="float" office:value="0.660610900379317">
            <text:p>0.6606109004</text:p>
          </table:table-cell>
          <table:table-cell table:formula="of:=[Sheet1.Y303]/[Sheet1.$AA303]" office:value-type="float" office:value="0.00119784388101417">
            <text:p>0.0011978439</text:p>
          </table:table-cell>
          <table:table-cell table:formula="of:=[Sheet1.Z303]/[Sheet1.$AA303]" office:value-type="float" office:value="0.00818526652026353">
            <text:p>0.0081852665</text:p>
          </table:table-cell>
          <table:table-cell table:formula="of:=[Sheet1.AA303]/[Sheet1.$AA303]" office:value-type="float" office:value="1">
            <text:p>1</text:p>
          </table:table-cell>
        </table:table-row>
        <table:table-row table:style-name="ro1">
          <table:table-cell table:formula="of:=[Sheet1.A304]" office:value-type="string" office:string-value="Reiderland">
            <text:p>Reiderland</text:p>
          </table:table-cell>
          <table:table-cell table:formula="of:=[Sheet1.T304]/[Sheet1.$AA304]" office:value-type="float" office:value="0.0143012194343357">
            <text:p>0.0143012194</text:p>
          </table:table-cell>
          <table:table-cell table:formula="of:=[Sheet1.U304]/[Sheet1.$AA304]" office:value-type="float" office:value="0.011428206601545">
            <text:p>0.0114282066</text:p>
          </table:table-cell>
          <table:table-cell table:formula="of:=[Sheet1.V304]/[Sheet1.$AA304]" office:value-type="float" office:value="0.445316989082551">
            <text:p>0.4453169891</text:p>
          </table:table-cell>
          <table:table-cell table:formula="of:=[Sheet1.W304]/[Sheet1.$AA304]" office:value-type="float" office:value="0.00395837323628934">
            <text:p>0.0039583732</text:p>
          </table:table-cell>
          <table:table-cell table:formula="of:=[Sheet1.X304]/[Sheet1.$AA304]" office:value-type="float" office:value="0.49920194087978">
            <text:p>0.4992019409</text:p>
          </table:table-cell>
          <table:table-cell table:formula="of:=[Sheet1.Y304]/[Sheet1.$AA304]" office:value-type="float" office:value="0.0244525314435293">
            <text:p>0.0244525314</text:p>
          </table:table-cell>
          <table:table-cell table:formula="of:=[Sheet1.Z304]/[Sheet1.$AA304]" office:value-type="float" office:value="0.00134073932196897">
            <text:p>0.0013407393</text:p>
          </table:table-cell>
          <table:table-cell table:formula="of:=[Sheet1.AA304]/[Sheet1.$AA304]" office:value-type="float" office:value="1">
            <text:p>1</text:p>
          </table:table-cell>
        </table:table-row>
        <table:table-row table:style-name="ro1">
          <table:table-cell table:formula="of:=[Sheet1.A305]" office:value-type="string" office:string-value="Reimerswaal">
            <text:p>Reimerswaal</text:p>
          </table:table-cell>
          <table:table-cell table:formula="of:=[Sheet1.T305]/[Sheet1.$AA305]" office:value-type="float" office:value="0.0281957211756461">
            <text:p>0.0281957212</text:p>
          </table:table-cell>
          <table:table-cell table:formula="of:=[Sheet1.U305]/[Sheet1.$AA305]" office:value-type="float" office:value="0.014386413289913">
            <text:p>0.0143864133</text:p>
          </table:table-cell>
          <table:table-cell table:formula="of:=[Sheet1.V305]/[Sheet1.$AA305]" office:value-type="float" office:value="0.623108949255946">
            <text:p>0.6231089493</text:p>
          </table:table-cell>
          <table:table-cell table:formula="of:=[Sheet1.W305]/[Sheet1.$AA305]" office:value-type="float" office:value="0.00597716311472031">
            <text:p>0.0059771631</text:p>
          </table:table-cell>
          <table:table-cell table:formula="of:=[Sheet1.X305]/[Sheet1.$AA305]" office:value-type="float" office:value="0.305206315181994">
            <text:p>0.3052063152</text:p>
          </table:table-cell>
          <table:table-cell table:formula="of:=[Sheet1.Y305]/[Sheet1.$AA305]" office:value-type="float" office:value="0.0153757368399357">
            <text:p>0.0153757368</text:p>
          </table:table-cell>
          <table:table-cell table:formula="of:=[Sheet1.Z305]/[Sheet1.$AA305]" office:value-type="float" office:value="0.00774970114184426">
            <text:p>0.0077497011</text:p>
          </table:table-cell>
          <table:table-cell table:formula="of:=[Sheet1.AA305]/[Sheet1.$AA305]" office:value-type="float" office:value="1">
            <text:p>1</text:p>
          </table:table-cell>
        </table:table-row>
        <table:table-row table:style-name="ro1">
          <table:table-cell table:formula="of:=[Sheet1.A306]" office:value-type="string" office:string-value="Renkum">
            <text:p>Renkum</text:p>
          </table:table-cell>
          <table:table-cell table:formula="of:=[Sheet1.T306]/[Sheet1.$AA306]" office:value-type="float" office:value="0.037518652739288">
            <text:p>0.0375186527</text:p>
          </table:table-cell>
          <table:table-cell table:formula="of:=[Sheet1.U306]/[Sheet1.$AA306]" office:value-type="float" office:value="0.138563206139416">
            <text:p>0.1385632061</text:p>
          </table:table-cell>
          <table:table-cell table:formula="of:=[Sheet1.V306]/[Sheet1.$AA306]" office:value-type="float" office:value="0.399275207844809">
            <text:p>0.3992752078</text:p>
          </table:table-cell>
          <table:table-cell table:formula="of:=[Sheet1.W306]/[Sheet1.$AA306]" office:value-type="float" office:value="0.0692816030697079">
            <text:p>0.0692816031</text:p>
          </table:table-cell>
          <table:table-cell table:formula="of:=[Sheet1.X306]/[Sheet1.$AA306]" office:value-type="float" office:value="0.331912172244724">
            <text:p>0.3319121722</text:p>
          </table:table-cell>
          <table:table-cell table:formula="of:=[Sheet1.Y306]/[Sheet1.$AA306]" office:value-type="float" office:value="0.00788744404178214">
            <text:p>0.007887444</text:p>
          </table:table-cell>
          <table:table-cell table:formula="of:=[Sheet1.Z306]/[Sheet1.$AA306]" office:value-type="float" office:value="0.0155617139202729">
            <text:p>0.0155617139</text:p>
          </table:table-cell>
          <table:table-cell table:formula="of:=[Sheet1.AA306]/[Sheet1.$AA306]" office:value-type="float" office:value="1">
            <text:p>1</text:p>
          </table:table-cell>
        </table:table-row>
        <table:table-row table:style-name="ro1">
          <table:table-cell table:formula="of:=[Sheet1.A307]" office:value-type="string" office:string-value="Renswoude">
            <text:p>Renswoude</text:p>
          </table:table-cell>
          <table:table-cell table:formula="of:=[Sheet1.T307]/[Sheet1.$AA307]" office:value-type="float" office:value="0.0248783126014062">
            <text:p>0.0248783126</text:p>
          </table:table-cell>
          <table:table-cell table:formula="of:=[Sheet1.U307]/[Sheet1.$AA307]" office:value-type="float" office:value="0.0319091400757166">
            <text:p>0.0319091401</text:p>
          </table:table-cell>
          <table:table-cell table:formula="of:=[Sheet1.V307]/[Sheet1.$AA307]" office:value-type="float" office:value="0.0567874526771228">
            <text:p>0.0567874527</text:p>
          </table:table-cell>
          <table:table-cell table:formula="of:=[Sheet1.W307]/[Sheet1.$AA307]" office:value-type="float" office:value="0.0227149810708491">
            <text:p>0.0227149811</text:p>
          </table:table-cell>
          <table:table-cell table:formula="of:=[Sheet1.X307]/[Sheet1.$AA307]" office:value-type="float" office:value="0.832882639264467">
            <text:p>0.8328826393</text:p>
          </table:table-cell>
          <table:table-cell table:formula="of:=[Sheet1.Y307]/[Sheet1.$AA307]" office:value-type="float" office:value="0.0135208220659816">
            <text:p>0.0135208221</text:p>
          </table:table-cell>
          <table:table-cell table:formula="of:=[Sheet1.Z307]/[Sheet1.$AA307]" office:value-type="float" office:value="0.0173066522444565">
            <text:p>0.0173066522</text:p>
          </table:table-cell>
          <table:table-cell table:formula="of:=[Sheet1.AA307]/[Sheet1.$AA307]" office:value-type="float" office:value="1">
            <text:p>1</text:p>
          </table:table-cell>
        </table:table-row>
        <table:table-row table:style-name="ro1">
          <table:table-cell table:formula="of:=[Sheet1.A308]" office:value-type="string" office:string-value="Reusel-De Mierden">
            <text:p>Reusel-De Mierden</text:p>
          </table:table-cell>
          <table:table-cell table:formula="of:=[Sheet1.T308]/[Sheet1.$AA308]" office:value-type="float" office:value="0.0165289256198347">
            <text:p>0.0165289256</text:p>
          </table:table-cell>
          <table:table-cell table:formula="of:=[Sheet1.U308]/[Sheet1.$AA308]" office:value-type="float" office:value="0.0300063572790846">
            <text:p>0.0300063573</text:p>
          </table:table-cell>
          <table:table-cell table:formula="of:=[Sheet1.V308]/[Sheet1.$AA308]" office:value-type="float" office:value="0.302606484424666">
            <text:p>0.3026064844</text:p>
          </table:table-cell>
          <table:table-cell table:formula="of:=[Sheet1.W308]/[Sheet1.$AA308]" office:value-type="float" office:value="0.0181818181818182">
            <text:p>0.0181818182</text:p>
          </table:table-cell>
          <table:table-cell table:formula="of:=[Sheet1.X308]/[Sheet1.$AA308]" office:value-type="float" office:value="0.626064844246662">
            <text:p>0.6260648442</text:p>
          </table:table-cell>
          <table:table-cell table:formula="of:=[Sheet1.Y308]/[Sheet1.$AA308]" office:value-type="float" office:value="0.00216147488874762">
            <text:p>0.0021614749</text:p>
          </table:table-cell>
          <table:table-cell table:formula="of:=[Sheet1.Z308]/[Sheet1.$AA308]" office:value-type="float" office:value="0.00445009535918627">
            <text:p>0.0044500954</text:p>
          </table:table-cell>
          <table:table-cell table:formula="of:=[Sheet1.AA308]/[Sheet1.$AA308]" office:value-type="float" office:value="1">
            <text:p>1</text:p>
          </table:table-cell>
        </table:table-row>
        <table:table-row table:style-name="ro1">
          <table:table-cell table:formula="of:=[Sheet1.A309]" office:value-type="string" office:string-value="Rheden">
            <text:p>Rheden</text:p>
          </table:table-cell>
          <table:table-cell table:formula="of:=[Sheet1.T309]/[Sheet1.$AA309]" office:value-type="float" office:value="0.0296208530805687">
            <text:p>0.0296208531</text:p>
          </table:table-cell>
          <table:table-cell table:formula="of:=[Sheet1.U309]/[Sheet1.$AA309]" office:value-type="float" office:value="0.0940758293838863">
            <text:p>0.0940758294</text:p>
          </table:table-cell>
          <table:table-cell table:formula="of:=[Sheet1.V309]/[Sheet1.$AA309]" office:value-type="float" office:value="0.518009478672986">
            <text:p>0.5180094787</text:p>
          </table:table-cell>
          <table:table-cell table:formula="of:=[Sheet1.W309]/[Sheet1.$AA309]" office:value-type="float" office:value="0.0315165876777251">
            <text:p>0.0315165877</text:p>
          </table:table-cell>
          <table:table-cell table:formula="of:=[Sheet1.X309]/[Sheet1.$AA309]" office:value-type="float" office:value="0.302962085308057">
            <text:p>0.3029620853</text:p>
          </table:table-cell>
          <table:table-cell table:formula="of:=[Sheet1.Y309]/[Sheet1.$AA309]" office:value-type="float" office:value="0.0052132701421801">
            <text:p>0.0052132701</text:p>
          </table:table-cell>
          <table:table-cell table:formula="of:=[Sheet1.Z309]/[Sheet1.$AA309]" office:value-type="float" office:value="0.0186018957345972">
            <text:p>0.0186018957</text:p>
          </table:table-cell>
          <table:table-cell table:formula="of:=[Sheet1.AA309]/[Sheet1.$AA309]" office:value-type="float" office:value="1">
            <text:p>1</text:p>
          </table:table-cell>
        </table:table-row>
        <table:table-row table:style-name="ro1">
          <table:table-cell table:formula="of:=[Sheet1.A310]" office:value-type="string" office:string-value="Rhenen">
            <text:p>Rhenen</text:p>
          </table:table-cell>
          <table:table-cell table:formula="of:=[Sheet1.T310]/[Sheet1.$AA310]" office:value-type="float" office:value="0.0245581822354831">
            <text:p>0.0245581822</text:p>
          </table:table-cell>
          <table:table-cell table:formula="of:=[Sheet1.U310]/[Sheet1.$AA310]" office:value-type="float" office:value="0.0654119807206794">
            <text:p>0.0654119807</text:p>
          </table:table-cell>
          <table:table-cell table:formula="of:=[Sheet1.V310]/[Sheet1.$AA310]" office:value-type="float" office:value="0.354372274500803">
            <text:p>0.3543722745</text:p>
          </table:table-cell>
          <table:table-cell table:formula="of:=[Sheet1.W310]/[Sheet1.$AA310]" office:value-type="float" office:value="0.0238696350700023">
            <text:p>0.0238696351</text:p>
          </table:table-cell>
          <table:table-cell table:formula="of:=[Sheet1.X310]/[Sheet1.$AA310]" office:value-type="float" office:value="0.508377323846684">
            <text:p>0.5083773238</text:p>
          </table:table-cell>
          <table:table-cell table:formula="of:=[Sheet1.Y310]/[Sheet1.$AA310]" office:value-type="float" office:value="0.0105577232040395">
            <text:p>0.0105577232</text:p>
          </table:table-cell>
          <table:table-cell table:formula="of:=[Sheet1.Z310]/[Sheet1.$AA310]" office:value-type="float" office:value="0.0128528804223089">
            <text:p>0.0128528804</text:p>
          </table:table-cell>
          <table:table-cell table:formula="of:=[Sheet1.AA310]/[Sheet1.$AA310]" office:value-type="float" office:value="1">
            <text:p>1</text:p>
          </table:table-cell>
        </table:table-row>
        <table:table-row table:style-name="ro1">
          <table:table-cell table:formula="of:=[Sheet1.A311]" office:value-type="string" office:string-value="Ridderkerk">
            <text:p>Ridderkerk</text:p>
          </table:table-cell>
          <table:table-cell table:formula="of:=[Sheet1.T311]/[Sheet1.$AA311]" office:value-type="float" office:value="0.107428115015974">
            <text:p>0.107428115</text:p>
          </table:table-cell>
          <table:table-cell table:formula="of:=[Sheet1.U311]/[Sheet1.$AA311]" office:value-type="float" office:value="0.228833865814696">
            <text:p>0.2288338658</text:p>
          </table:table-cell>
          <table:table-cell table:formula="of:=[Sheet1.V311]/[Sheet1.$AA311]" office:value-type="float" office:value="0.0738817891373802">
            <text:p>0.0738817891</text:p>
          </table:table-cell>
          <table:table-cell table:formula="of:=[Sheet1.W311]/[Sheet1.$AA311]" office:value-type="float" office:value="0.110223642172524">
            <text:p>0.1102236422</text:p>
          </table:table-cell>
          <table:table-cell table:formula="of:=[Sheet1.X311]/[Sheet1.$AA311]" office:value-type="float" office:value="0.375">
            <text:p>0.375</text:p>
          </table:table-cell>
          <table:table-cell table:formula="of:=[Sheet1.Y311]/[Sheet1.$AA311]" office:value-type="float" office:value="0.0171725239616613">
            <text:p>0.017172524</text:p>
          </table:table-cell>
          <table:table-cell table:formula="of:=[Sheet1.Z311]/[Sheet1.$AA311]" office:value-type="float" office:value="0.0874600638977636">
            <text:p>0.0874600639</text:p>
          </table:table-cell>
          <table:table-cell table:formula="of:=[Sheet1.AA311]/[Sheet1.$AA311]" office:value-type="float" office:value="1">
            <text:p>1</text:p>
          </table:table-cell>
        </table:table-row>
        <table:table-row table:style-name="ro1">
          <table:table-cell table:formula="of:=[Sheet1.A312]" office:value-type="string" office:string-value="Rijnwaarden">
            <text:p>Rijnwaarden</text:p>
          </table:table-cell>
          <table:table-cell table:formula="of:=[Sheet1.T312]/[Sheet1.$AA312]" office:value-type="float" office:value="0.0222314564720548">
            <text:p>0.0222314565</text:p>
          </table:table-cell>
          <table:table-cell table:formula="of:=[Sheet1.U312]/[Sheet1.$AA312]" office:value-type="float" office:value="0.0394764180344899">
            <text:p>0.039476418</text:p>
          </table:table-cell>
          <table:table-cell table:formula="of:=[Sheet1.V312]/[Sheet1.$AA312]" office:value-type="float" office:value="0.221483482235612">
            <text:p>0.2214834822</text:p>
          </table:table-cell>
          <table:table-cell table:formula="of:=[Sheet1.W312]/[Sheet1.$AA312]" office:value-type="float" office:value="0.0218159152295865">
            <text:p>0.0218159152</text:p>
          </table:table-cell>
          <table:table-cell table:formula="of:=[Sheet1.X312]/[Sheet1.$AA312]" office:value-type="float" office:value="0.639517972158737">
            <text:p>0.6395179722</text:p>
          </table:table-cell>
          <table:table-cell table:formula="of:=[Sheet1.Y312]/[Sheet1.$AA312]" office:value-type="float" office:value="0.0243091626843964">
            <text:p>0.0243091627</text:p>
          </table:table-cell>
          <table:table-cell table:formula="of:=[Sheet1.Z312]/[Sheet1.$AA312]" office:value-type="float" office:value="0.0311655931851236">
            <text:p>0.0311655932</text:p>
          </table:table-cell>
          <table:table-cell table:formula="of:=[Sheet1.AA312]/[Sheet1.$AA312]" office:value-type="float" office:value="1">
            <text:p>1</text:p>
          </table:table-cell>
        </table:table-row>
        <table:table-row table:style-name="ro1">
          <table:table-cell table:formula="of:=[Sheet1.A313]" office:value-type="string" office:string-value="Rijnwoude">
            <text:p>Rijnwoude</text:p>
          </table:table-cell>
          <table:table-cell table:formula="of:=[Sheet1.T313]/[Sheet1.$AA313]" office:value-type="float" office:value="0.024040124524386">
            <text:p>0.0240401245</text:p>
          </table:table-cell>
          <table:table-cell table:formula="of:=[Sheet1.U313]/[Sheet1.$AA313]" office:value-type="float" office:value="0.0390868211691456">
            <text:p>0.0390868212</text:p>
          </table:table-cell>
          <table:table-cell table:formula="of:=[Sheet1.V313]/[Sheet1.$AA313]" office:value-type="float" office:value="0.0377032168799723">
            <text:p>0.0377032169</text:p>
          </table:table-cell>
          <table:table-cell table:formula="of:=[Sheet1.W313]/[Sheet1.$AA313]" office:value-type="float" office:value="0.0114147353856797">
            <text:p>0.0114147354</text:p>
          </table:table-cell>
          <table:table-cell table:formula="of:=[Sheet1.X313]/[Sheet1.$AA313]" office:value-type="float" office:value="0.858353510895884">
            <text:p>0.8583535109</text:p>
          </table:table-cell>
          <table:table-cell table:formula="of:=[Sheet1.Y313]/[Sheet1.$AA313]" office:value-type="float" office:value="0.00311310965063992">
            <text:p>0.0031131097</text:p>
          </table:table-cell>
          <table:table-cell table:formula="of:=[Sheet1.Z313]/[Sheet1.$AA313]" office:value-type="float" office:value="0.0262884814942926">
            <text:p>0.0262884815</text:p>
          </table:table-cell>
          <table:table-cell table:formula="of:=[Sheet1.AA313]/[Sheet1.$AA313]" office:value-type="float" office:value="1">
            <text:p>1</text:p>
          </table:table-cell>
        </table:table-row>
        <table:table-row table:style-name="ro1">
          <table:table-cell table:formula="of:=[Sheet1.A314]" office:value-type="string" office:string-value="Rijssen-Holten">
            <text:p>Rijssen-Holten</text:p>
          </table:table-cell>
          <table:table-cell table:formula="of:=[Sheet1.T314]/[Sheet1.$AA314]" office:value-type="float" office:value="0.0384982500795418">
            <text:p>0.0384982501</text:p>
          </table:table-cell>
          <table:table-cell table:formula="of:=[Sheet1.U314]/[Sheet1.$AA314]" office:value-type="float" office:value="0.0584367377240428">
            <text:p>0.0584367377</text:p>
          </table:table-cell>
          <table:table-cell table:formula="of:=[Sheet1.V314]/[Sheet1.$AA314]" office:value-type="float" office:value="0.252624880687241">
            <text:p>0.2526248807</text:p>
          </table:table-cell>
          <table:table-cell table:formula="of:=[Sheet1.W314]/[Sheet1.$AA314]" office:value-type="float" office:value="0.0321349029589564">
            <text:p>0.032134903</text:p>
          </table:table-cell>
          <table:table-cell table:formula="of:=[Sheet1.X314]/[Sheet1.$AA314]" office:value-type="float" office:value="0.583943154099056">
            <text:p>0.5839431541</text:p>
          </table:table-cell>
          <table:table-cell table:formula="of:=[Sheet1.Y314]/[Sheet1.$AA314]" office:value-type="float" office:value="0.00699968183264397">
            <text:p>0.0069996818</text:p>
          </table:table-cell>
          <table:table-cell table:formula="of:=[Sheet1.Z314]/[Sheet1.$AA314]" office:value-type="float" office:value="0.0273623926185173">
            <text:p>0.0273623926</text:p>
          </table:table-cell>
          <table:table-cell table:formula="of:=[Sheet1.AA314]/[Sheet1.$AA314]" office:value-type="float" office:value="1">
            <text:p>1</text:p>
          </table:table-cell>
        </table:table-row>
        <table:table-row table:style-name="ro1">
          <table:table-cell table:formula="of:=[Sheet1.A315]" office:value-type="string" office:string-value="Rijswijk (ZH.)">
            <text:p>Rijswijk (ZH.)</text:p>
          </table:table-cell>
          <table:table-cell table:formula="of:=[Sheet1.T315]/[Sheet1.$AA315]" office:value-type="float" office:value="0.077683615819209">
            <text:p>0.0776836158</text:p>
          </table:table-cell>
          <table:table-cell table:formula="of:=[Sheet1.U315]/[Sheet1.$AA315]" office:value-type="float" office:value="0.304378531073446">
            <text:p>0.3043785311</text:p>
          </table:table-cell>
          <table:table-cell table:formula="of:=[Sheet1.V315]/[Sheet1.$AA315]" office:value-type="float" office:value="0.0346045197740113">
            <text:p>0.0346045198</text:p>
          </table:table-cell>
          <table:table-cell table:formula="of:=[Sheet1.W315]/[Sheet1.$AA315]" office:value-type="float" office:value="0.332627118644068">
            <text:p>0.3326271186</text:p>
          </table:table-cell>
          <table:table-cell table:formula="of:=[Sheet1.X315]/[Sheet1.$AA315]" office:value-type="float" office:value="0.125706214689266">
            <text:p>0.1257062147</text:p>
          </table:table-cell>
          <table:table-cell table:formula="of:=[Sheet1.Y315]/[Sheet1.$AA315]" office:value-type="float" office:value="0.019774011299435">
            <text:p>0.0197740113</text:p>
          </table:table-cell>
          <table:table-cell table:formula="of:=[Sheet1.Z315]/[Sheet1.$AA315]" office:value-type="float" office:value="0.105225988700565">
            <text:p>0.1052259887</text:p>
          </table:table-cell>
          <table:table-cell table:formula="of:=[Sheet1.AA315]/[Sheet1.$AA315]" office:value-type="float" office:value="1">
            <text:p>1</text:p>
          </table:table-cell>
        </table:table-row>
        <table:table-row table:style-name="ro1">
          <table:table-cell table:formula="of:=[Sheet1.A316]" office:value-type="string" office:string-value="Roerdalen">
            <text:p>Roerdalen</text:p>
          </table:table-cell>
          <table:table-cell table:formula="of:=[Sheet1.T316]/[Sheet1.$AA316]" office:value-type="float" office:value="0.0256063169768754">
            <text:p>0.025606317</text:p>
          </table:table-cell>
          <table:table-cell table:formula="of:=[Sheet1.U316]/[Sheet1.$AA316]" office:value-type="float" office:value="0.0564015792442188">
            <text:p>0.0564015792</text:p>
          </table:table-cell>
          <table:table-cell table:formula="of:=[Sheet1.V316]/[Sheet1.$AA316]" office:value-type="float" office:value="0.31765369430344">
            <text:p>0.3176536943</text:p>
          </table:table-cell>
          <table:table-cell table:formula="of:=[Sheet1.W316]/[Sheet1.$AA316]" office:value-type="float" office:value="0.026283135927806">
            <text:p>0.0262831359</text:p>
          </table:table-cell>
          <table:table-cell table:formula="of:=[Sheet1.X316]/[Sheet1.$AA316]" office:value-type="float" office:value="0.560631697687535">
            <text:p>0.5606316977</text:p>
          </table:table-cell>
          <table:table-cell table:formula="of:=[Sheet1.Y316]/[Sheet1.$AA316]" office:value-type="float" office:value="0.00609137055837563">
            <text:p>0.0060913706</text:p>
          </table:table-cell>
          <table:table-cell table:formula="of:=[Sheet1.Z316]/[Sheet1.$AA316]" office:value-type="float" office:value="0.00733220530174845">
            <text:p>0.0073322053</text:p>
          </table:table-cell>
          <table:table-cell table:formula="of:=[Sheet1.AA316]/[Sheet1.$AA316]" office:value-type="float" office:value="1">
            <text:p>1</text:p>
          </table:table-cell>
        </table:table-row>
        <table:table-row table:style-name="ro1">
          <table:table-cell table:formula="of:=[Sheet1.A317]" office:value-type="string" office:string-value="Roermond">
            <text:p>Roermond</text:p>
          </table:table-cell>
          <table:table-cell table:formula="of:=[Sheet1.T317]/[Sheet1.$AA317]" office:value-type="float" office:value="0.0455378542224729">
            <text:p>0.0455378542</text:p>
          </table:table-cell>
          <table:table-cell table:formula="of:=[Sheet1.U317]/[Sheet1.$AA317]" office:value-type="float" office:value="0.125898773438601">
            <text:p>0.1258987734</text:p>
          </table:table-cell>
          <table:table-cell table:formula="of:=[Sheet1.V317]/[Sheet1.$AA317]" office:value-type="float" office:value="0.270689412096433">
            <text:p>0.2706894121</text:p>
          </table:table-cell>
          <table:table-cell table:formula="of:=[Sheet1.W317]/[Sheet1.$AA317]" office:value-type="float" office:value="0.0683772733681094">
            <text:p>0.0683772734</text:p>
          </table:table-cell>
          <table:table-cell table:formula="of:=[Sheet1.X317]/[Sheet1.$AA317]" office:value-type="float" office:value="0.404483293387847">
            <text:p>0.4044832934</text:p>
          </table:table-cell>
          <table:table-cell table:formula="of:=[Sheet1.Y317]/[Sheet1.$AA317]" office:value-type="float" office:value="0.0228394191456365">
            <text:p>0.0228394191</text:p>
          </table:table-cell>
          <table:table-cell table:formula="of:=[Sheet1.Z317]/[Sheet1.$AA317]" office:value-type="float" office:value="0.0621739743408995">
            <text:p>0.0621739743</text:p>
          </table:table-cell>
          <table:table-cell table:formula="of:=[Sheet1.AA317]/[Sheet1.$AA317]" office:value-type="float" office:value="1">
            <text:p>1</text:p>
          </table:table-cell>
        </table:table-row>
        <table:table-row table:style-name="ro1">
          <table:table-cell table:formula="of:=[Sheet1.A318]" office:value-type="string" office:string-value="De Ronde Venen">
            <text:p>De Ronde Venen</text:p>
          </table:table-cell>
          <table:table-cell table:formula="of:=[Sheet1.T318]/[Sheet1.$AA318]" office:value-type="float" office:value="0.027833708397489">
            <text:p>0.0278337084</text:p>
          </table:table-cell>
          <table:table-cell table:formula="of:=[Sheet1.U318]/[Sheet1.$AA318]" office:value-type="float" office:value="0.0560227407319673">
            <text:p>0.0560227407</text:p>
          </table:table-cell>
          <table:table-cell table:formula="of:=[Sheet1.V318]/[Sheet1.$AA318]" office:value-type="float" office:value="0.17789885111927">
            <text:p>0.1778988511</text:p>
          </table:table-cell>
          <table:table-cell table:formula="of:=[Sheet1.W318]/[Sheet1.$AA318]" office:value-type="float" office:value="0.0352955110742627">
            <text:p>0.0352955111</text:p>
          </table:table-cell>
          <table:table-cell table:formula="of:=[Sheet1.X318]/[Sheet1.$AA318]" office:value-type="float" office:value="0.678787160961743">
            <text:p>0.678787161</text:p>
          </table:table-cell>
          <table:table-cell table:formula="of:=[Sheet1.Y318]/[Sheet1.$AA318]" office:value-type="float" office:value="0.00556674167949781">
            <text:p>0.0055667417</text:p>
          </table:table-cell>
          <table:table-cell table:formula="of:=[Sheet1.Z318]/[Sheet1.$AA318]" office:value-type="float" office:value="0.0185952860357693">
            <text:p>0.018595286</text:p>
          </table:table-cell>
          <table:table-cell table:formula="of:=[Sheet1.AA318]/[Sheet1.$AA318]" office:value-type="float" office:value="1">
            <text:p>1</text:p>
          </table:table-cell>
        </table:table-row>
        <table:table-row table:style-name="ro1">
          <table:table-cell table:formula="of:=[Sheet1.A319]" office:value-type="string" office:string-value="Roosendaal">
            <text:p>Roosendaal</text:p>
          </table:table-cell>
          <table:table-cell table:formula="of:=[Sheet1.T319]/[Sheet1.$AA319]" office:value-type="float" office:value="0.0449006374203225">
            <text:p>0.0449006374</text:p>
          </table:table-cell>
          <table:table-cell table:formula="of:=[Sheet1.U319]/[Sheet1.$AA319]" office:value-type="float" office:value="0.111173603299588">
            <text:p>0.1111736033</text:p>
          </table:table-cell>
          <table:table-cell table:formula="of:=[Sheet1.V319]/[Sheet1.$AA319]" office:value-type="float" office:value="0.0705849268841395">
            <text:p>0.0705849269</text:p>
          </table:table-cell>
          <table:table-cell table:formula="of:=[Sheet1.W319]/[Sheet1.$AA319]" office:value-type="float" office:value="0.0353393325834271">
            <text:p>0.0353393326</text:p>
          </table:table-cell>
          <table:table-cell table:formula="of:=[Sheet1.X319]/[Sheet1.$AA319]" office:value-type="float" office:value="0.67538432695913">
            <text:p>0.675384327</text:p>
          </table:table-cell>
          <table:table-cell table:formula="of:=[Sheet1.Y319]/[Sheet1.$AA319]" office:value-type="float" office:value="0.0140607424071991">
            <text:p>0.0140607424</text:p>
          </table:table-cell>
          <table:table-cell table:formula="of:=[Sheet1.Z319]/[Sheet1.$AA319]" office:value-type="float" office:value="0.0485564304461942">
            <text:p>0.0485564304</text:p>
          </table:table-cell>
          <table:table-cell table:formula="of:=[Sheet1.AA319]/[Sheet1.$AA319]" office:value-type="float" office:value="1">
            <text:p>1</text:p>
          </table:table-cell>
        </table:table-row>
        <table:table-row table:style-name="ro1">
          <table:table-cell table:formula="of:=[Sheet1.A320]" office:value-type="string" office:string-value="Rotterdam">
            <text:p>Rotterdam</text:p>
          </table:table-cell>
          <table:table-cell table:formula="of:=[Sheet1.T320]/[Sheet1.$AA320]" office:value-type="float" office:value="0.0631489254268312">
            <text:p>0.0631489254</text:p>
          </table:table-cell>
          <table:table-cell table:formula="of:=[Sheet1.U320]/[Sheet1.$AA320]" office:value-type="float" office:value="0.140625493104428">
            <text:p>0.1406254931</text:p>
          </table:table-cell>
          <table:table-cell table:formula="of:=[Sheet1.V320]/[Sheet1.$AA320]" office:value-type="float" office:value="0.388392716255878">
            <text:p>0.3883927163</text:p>
          </table:table-cell>
          <table:table-cell table:formula="of:=[Sheet1.W320]/[Sheet1.$AA320]" office:value-type="float" office:value="0.0959068387666867">
            <text:p>0.0959068388</text:p>
          </table:table-cell>
          <table:table-cell table:formula="of:=[Sheet1.X320]/[Sheet1.$AA320]" office:value-type="float" office:value="0.0708492441695332">
            <text:p>0.0708492442</text:p>
          </table:table-cell>
          <table:table-cell table:formula="of:=[Sheet1.Y320]/[Sheet1.$AA320]" office:value-type="float" office:value="0.0685139016000253">
            <text:p>0.0685139016</text:p>
          </table:table-cell>
          <table:table-cell table:formula="of:=[Sheet1.Z320]/[Sheet1.$AA320]" office:value-type="float" office:value="0.172562880676618">
            <text:p>0.1725628807</text:p>
          </table:table-cell>
          <table:table-cell table:formula="of:=[Sheet1.AA320]/[Sheet1.$AA320]" office:value-type="float" office:value="1">
            <text:p>1</text:p>
          </table:table-cell>
        </table:table-row>
        <table:table-row table:style-name="ro1">
          <table:table-cell table:formula="of:=[Sheet1.A321]" office:value-type="string" office:string-value="Rozenburg">
            <text:p>Rozenburg</text:p>
          </table:table-cell>
          <table:table-cell table:formula="of:=[Sheet1.T321]/[Sheet1.$AA321]" office:value-type="float" office:value="0.031055900621118">
            <text:p>0.0310559006</text:p>
          </table:table-cell>
          <table:table-cell table:formula="of:=[Sheet1.U321]/[Sheet1.$AA321]" office:value-type="float" office:value="0.251552795031056">
            <text:p>0.251552795</text:p>
          </table:table-cell>
          <table:table-cell table:formula="of:=[Sheet1.V321]/[Sheet1.$AA321]" office:value-type="float" office:value="0.316770186335404">
            <text:p>0.3167701863</text:p>
          </table:table-cell>
          <table:table-cell table:formula="of:=[Sheet1.W321]/[Sheet1.$AA321]" office:value-type="float" office:value="0.150621118012422">
            <text:p>0.150621118</text:p>
          </table:table-cell>
          <table:table-cell table:formula="of:=[Sheet1.X321]/[Sheet1.$AA321]" office:value-type="float" office:value="0.197204968944099">
            <text:p>0.1972049689</text:p>
          </table:table-cell>
          <table:table-cell table:formula="of:=[Sheet1.Y321]/[Sheet1.$AA321]" office:value-type="float" office:value="0.0341614906832298">
            <text:p>0.0341614907</text:p>
          </table:table-cell>
          <table:table-cell table:formula="of:=[Sheet1.Z321]/[Sheet1.$AA321]" office:value-type="float" office:value="0.0186335403726708">
            <text:p>0.0186335404</text:p>
          </table:table-cell>
          <table:table-cell table:formula="of:=[Sheet1.AA321]/[Sheet1.$AA321]" office:value-type="float" office:value="1">
            <text:p>1</text:p>
          </table:table-cell>
        </table:table-row>
        <table:table-row table:style-name="ro1">
          <table:table-cell table:formula="of:=[Sheet1.A322]" office:value-type="string" office:string-value="Rozendaal">
            <text:p>Rozendaal</text:p>
          </table:table-cell>
          <table:table-cell table:formula="of:=[Sheet1.T322]/[Sheet1.$AA322]" office:value-type="float" office:value="0.00429338103756708">
            <text:p>0.004293381</text:p>
          </table:table-cell>
          <table:table-cell table:formula="of:=[Sheet1.U322]/[Sheet1.$AA322]" office:value-type="float" office:value="0.0228980322003578">
            <text:p>0.0228980322</text:p>
          </table:table-cell>
          <table:table-cell table:formula="of:=[Sheet1.V322]/[Sheet1.$AA322]" office:value-type="float" office:value="0.942039355992844">
            <text:p>0.942039356</text:p>
          </table:table-cell>
          <table:table-cell table:formula="of:=[Sheet1.W322]/[Sheet1.$AA322]" office:value-type="float" office:value="0.0132379248658318">
            <text:p>0.0132379249</text:p>
          </table:table-cell>
          <table:table-cell table:formula="of:=[Sheet1.X322]/[Sheet1.$AA322]" office:value-type="float" office:value="0.0161001788908766">
            <text:p>0.0161001789</text:p>
          </table:table-cell>
          <table:table-cell table:formula="of:=[Sheet1.Y322]/[Sheet1.$AA322]" office:value-type="float" office:value="0.00143112701252236">
            <text:p>0.001431127</text:p>
          </table:table-cell>
          <table:table-cell table:formula="of:=[Sheet1.Z322]/[Sheet1.$AA322]" office:value-type="float" office:value="0">
            <text:p>0</text:p>
          </table:table-cell>
          <table:table-cell table:formula="of:=[Sheet1.AA322]/[Sheet1.$AA322]" office:value-type="float" office:value="1">
            <text:p>1</text:p>
          </table:table-cell>
        </table:table-row>
        <table:table-row table:style-name="ro1">
          <table:table-cell table:formula="of:=[Sheet1.A323]" office:value-type="string" office:string-value="Rucphen">
            <text:p>Rucphen</text:p>
          </table:table-cell>
          <table:table-cell table:formula="of:=[Sheet1.T323]/[Sheet1.$AA323]" office:value-type="float" office:value="0.0348383065146071">
            <text:p>0.0348383065</text:p>
          </table:table-cell>
          <table:table-cell table:formula="of:=[Sheet1.U323]/[Sheet1.$AA323]" office:value-type="float" office:value="0.068583033900953">
            <text:p>0.0685830339</text:p>
          </table:table-cell>
          <table:table-cell table:formula="of:=[Sheet1.V323]/[Sheet1.$AA323]" office:value-type="float" office:value="0.198250273394782">
            <text:p>0.1982502734</text:p>
          </table:table-cell>
          <table:table-cell table:formula="of:=[Sheet1.W323]/[Sheet1.$AA323]" office:value-type="float" office:value="0.0121855960006249">
            <text:p>0.012185596</text:p>
          </table:table-cell>
          <table:table-cell table:formula="of:=[Sheet1.X323]/[Sheet1.$AA323]" office:value-type="float" office:value="0.668957975316357">
            <text:p>0.6689579753</text:p>
          </table:table-cell>
          <table:table-cell table:formula="of:=[Sheet1.Y323]/[Sheet1.$AA323]" office:value-type="float" office:value="0.00390563974379003">
            <text:p>0.0039056397</text:p>
          </table:table-cell>
          <table:table-cell table:formula="of:=[Sheet1.Z323]/[Sheet1.$AA323]" office:value-type="float" office:value="0.0132791751288861">
            <text:p>0.0132791751</text:p>
          </table:table-cell>
          <table:table-cell table:formula="of:=[Sheet1.AA323]/[Sheet1.$AA323]" office:value-type="float" office:value="1">
            <text:p>1</text:p>
          </table:table-cell>
        </table:table-row>
        <table:table-row table:style-name="ro1">
          <table:table-cell table:formula="of:=[Sheet1.A324]" office:value-type="string" office:string-value="Schagen">
            <text:p>Schagen</text:p>
          </table:table-cell>
          <table:table-cell table:formula="of:=[Sheet1.T324]/[Sheet1.$AA324]" office:value-type="float" office:value="0.05175983436853">
            <text:p>0.0517598344</text:p>
          </table:table-cell>
          <table:table-cell table:formula="of:=[Sheet1.U324]/[Sheet1.$AA324]" office:value-type="float" office:value="0.154244306418219">
            <text:p>0.1542443064</text:p>
          </table:table-cell>
          <table:table-cell table:formula="of:=[Sheet1.V324]/[Sheet1.$AA324]" office:value-type="float" office:value="0.0326086956521739">
            <text:p>0.0326086957</text:p>
          </table:table-cell>
          <table:table-cell table:formula="of:=[Sheet1.W324]/[Sheet1.$AA324]" office:value-type="float" office:value="0.0667701863354037">
            <text:p>0.0667701863</text:p>
          </table:table-cell>
          <table:table-cell table:formula="of:=[Sheet1.X324]/[Sheet1.$AA324]" office:value-type="float" office:value="0.639233954451346">
            <text:p>0.6392339545</text:p>
          </table:table-cell>
          <table:table-cell table:formula="of:=[Sheet1.Y324]/[Sheet1.$AA324]" office:value-type="float" office:value="0.0108695652173913">
            <text:p>0.0108695652</text:p>
          </table:table-cell>
          <table:table-cell table:formula="of:=[Sheet1.Z324]/[Sheet1.$AA324]" office:value-type="float" office:value="0.0445134575569358">
            <text:p>0.0445134576</text:p>
          </table:table-cell>
          <table:table-cell table:formula="of:=[Sheet1.AA324]/[Sheet1.$AA324]" office:value-type="float" office:value="1">
            <text:p>1</text:p>
          </table:table-cell>
        </table:table-row>
        <table:table-row table:style-name="ro1">
          <table:table-cell table:formula="of:=[Sheet1.A325]" office:value-type="string" office:string-value="Scheemda">
            <text:p>Scheemda</text:p>
          </table:table-cell>
          <table:table-cell table:formula="of:=[Sheet1.T325]/[Sheet1.$AA325]" office:value-type="float" office:value="0.0270891898798876">
            <text:p>0.0270891899</text:p>
          </table:table-cell>
          <table:table-cell table:formula="of:=[Sheet1.U325]/[Sheet1.$AA325]" office:value-type="float" office:value="0.0322855439134509">
            <text:p>0.0322855439</text:p>
          </table:table-cell>
          <table:table-cell table:formula="of:=[Sheet1.V325]/[Sheet1.$AA325]" office:value-type="float" office:value="0.107249339807479">
            <text:p>0.1072493398</text:p>
          </table:table-cell>
          <table:table-cell table:formula="of:=[Sheet1.W325]/[Sheet1.$AA325]" office:value-type="float" office:value="0.0115853139108953">
            <text:p>0.0115853139</text:p>
          </table:table-cell>
          <table:table-cell table:formula="of:=[Sheet1.X325]/[Sheet1.$AA325]" office:value-type="float" office:value="0.801090382485731">
            <text:p>0.8010903825</text:p>
          </table:table-cell>
          <table:table-cell table:formula="of:=[Sheet1.Y325]/[Sheet1.$AA325]" office:value-type="float" office:value="0.015248317573899">
            <text:p>0.0152483176</text:p>
          </table:table-cell>
          <table:table-cell table:formula="of:=[Sheet1.Z325]/[Sheet1.$AA325]" office:value-type="float" office:value="0.00545191242865661">
            <text:p>0.0054519124</text:p>
          </table:table-cell>
          <table:table-cell table:formula="of:=[Sheet1.AA325]/[Sheet1.$AA325]" office:value-type="float" office:value="1">
            <text:p>1</text:p>
          </table:table-cell>
        </table:table-row>
        <table:table-row table:style-name="ro1">
          <table:table-cell table:formula="of:=[Sheet1.A326]" office:value-type="string" office:string-value="Schermer">
            <text:p>Schermer</text:p>
          </table:table-cell>
          <table:table-cell table:formula="of:=[Sheet1.T326]/[Sheet1.$AA326]" office:value-type="float" office:value="0.0346380863622243">
            <text:p>0.0346380864</text:p>
          </table:table-cell>
          <table:table-cell table:formula="of:=[Sheet1.U326]/[Sheet1.$AA326]" office:value-type="float" office:value="0.012892202547375">
            <text:p>0.0128922025</text:p>
          </table:table-cell>
          <table:table-cell table:formula="of:=[Sheet1.V326]/[Sheet1.$AA326]" office:value-type="float" office:value="0.0622864243553899">
            <text:p>0.0622864244</text:p>
          </table:table-cell>
          <table:table-cell table:formula="of:=[Sheet1.W326]/[Sheet1.$AA326]" office:value-type="float" office:value="0.00264057160608885">
            <text:p>0.0026405716</text:p>
          </table:table-cell>
          <table:table-cell table:formula="of:=[Sheet1.X326]/[Sheet1.$AA326]" office:value-type="float" office:value="0.883193538365952">
            <text:p>0.8831935384</text:p>
          </table:table-cell>
          <table:table-cell table:formula="of:=[Sheet1.Y326]/[Sheet1.$AA326]" office:value-type="float" office:value="0.00170860515688102">
            <text:p>0.0017086052</text:p>
          </table:table-cell>
          <table:table-cell table:formula="of:=[Sheet1.Z326]/[Sheet1.$AA326]" office:value-type="float" office:value="0.00264057160608885">
            <text:p>0.0026405716</text:p>
          </table:table-cell>
          <table:table-cell table:formula="of:=[Sheet1.AA326]/[Sheet1.$AA326]" office:value-type="float" office:value="1">
            <text:p>1</text:p>
          </table:table-cell>
        </table:table-row>
        <table:table-row table:style-name="ro1">
          <table:table-cell table:formula="of:=[Sheet1.A327]" office:value-type="string" office:string-value="Scherpenzeel">
            <text:p>Scherpenzeel</text:p>
          </table:table-cell>
          <table:table-cell table:formula="of:=[Sheet1.T327]/[Sheet1.$AA327]" office:value-type="float" office:value="0.0210144927536232">
            <text:p>0.0210144928</text:p>
          </table:table-cell>
          <table:table-cell table:formula="of:=[Sheet1.U327]/[Sheet1.$AA327]" office:value-type="float" office:value="0.104347826086957">
            <text:p>0.1043478261</text:p>
          </table:table-cell>
          <table:table-cell table:formula="of:=[Sheet1.V327]/[Sheet1.$AA327]" office:value-type="float" office:value="0.121014492753623">
            <text:p>0.1210144928</text:p>
          </table:table-cell>
          <table:table-cell table:formula="of:=[Sheet1.W327]/[Sheet1.$AA327]" office:value-type="float" office:value="0.0253623188405797">
            <text:p>0.0253623188</text:p>
          </table:table-cell>
          <table:table-cell table:formula="of:=[Sheet1.X327]/[Sheet1.$AA327]" office:value-type="float" office:value="0.681884057971014">
            <text:p>0.681884058</text:p>
          </table:table-cell>
          <table:table-cell table:formula="of:=[Sheet1.Y327]/[Sheet1.$AA327]" office:value-type="float" office:value="0.0101449275362319">
            <text:p>0.0101449275</text:p>
          </table:table-cell>
          <table:table-cell table:formula="of:=[Sheet1.Z327]/[Sheet1.$AA327]" office:value-type="float" office:value="0.036231884057971">
            <text:p>0.0362318841</text:p>
          </table:table-cell>
          <table:table-cell table:formula="of:=[Sheet1.AA327]/[Sheet1.$AA327]" office:value-type="float" office:value="1">
            <text:p>1</text:p>
          </table:table-cell>
        </table:table-row>
        <table:table-row table:style-name="ro1">
          <table:table-cell table:formula="of:=[Sheet1.A328]" office:value-type="string" office:string-value="Schiedam">
            <text:p>Schiedam</text:p>
          </table:table-cell>
          <table:table-cell table:formula="of:=[Sheet1.T328]/[Sheet1.$AA328]" office:value-type="float" office:value="0.0764587525150905">
            <text:p>0.0764587525</text:p>
          </table:table-cell>
          <table:table-cell table:formula="of:=[Sheet1.U328]/[Sheet1.$AA328]" office:value-type="float" office:value="0.283702213279678">
            <text:p>0.2837022133</text:p>
          </table:table-cell>
          <table:table-cell table:formula="of:=[Sheet1.V328]/[Sheet1.$AA328]" office:value-type="float" office:value="0.108651911468813">
            <text:p>0.1086519115</text:p>
          </table:table-cell>
          <table:table-cell table:formula="of:=[Sheet1.W328]/[Sheet1.$AA328]" office:value-type="float" office:value="0.162977867203219">
            <text:p>0.1629778672</text:p>
          </table:table-cell>
          <table:table-cell table:formula="of:=[Sheet1.X328]/[Sheet1.$AA328]" office:value-type="float" office:value="0.150905432595573">
            <text:p>0.1509054326</text:p>
          </table:table-cell>
          <table:table-cell table:formula="of:=[Sheet1.Y328]/[Sheet1.$AA328]" office:value-type="float" office:value="0.0779678068410463">
            <text:p>0.0779678068</text:p>
          </table:table-cell>
          <table:table-cell table:formula="of:=[Sheet1.Z328]/[Sheet1.$AA328]" office:value-type="float" office:value="0.139336016096579">
            <text:p>0.1393360161</text:p>
          </table:table-cell>
          <table:table-cell table:formula="of:=[Sheet1.AA328]/[Sheet1.$AA328]" office:value-type="float" office:value="1">
            <text:p>1</text:p>
          </table:table-cell>
        </table:table-row>
        <table:table-row table:style-name="ro1">
          <table:table-cell table:formula="of:=[Sheet1.A329]" office:value-type="string" office:string-value="Schiermonnikoog">
            <text:p>Schiermonnikoog</text:p>
          </table:table-cell>
          <table:table-cell table:formula="of:=[Sheet1.T329]/[Sheet1.$AA329]" office:value-type="float" office:value="0.000653135048231511">
            <text:p>0.000653135</text:p>
          </table:table-cell>
          <table:table-cell table:formula="of:=[Sheet1.U329]/[Sheet1.$AA329]" office:value-type="float" office:value="0.00180868167202572">
            <text:p>0.0018086817</text:p>
          </table:table-cell>
          <table:table-cell table:formula="of:=[Sheet1.V329]/[Sheet1.$AA329]" office:value-type="float" office:value="0.977843649517685">
            <text:p>0.9778436495</text:p>
          </table:table-cell>
          <table:table-cell table:formula="of:=[Sheet1.W329]/[Sheet1.$AA329]" office:value-type="float" office:value="0.00371784565916399">
            <text:p>0.0037178457</text:p>
          </table:table-cell>
          <table:table-cell table:formula="of:=[Sheet1.X329]/[Sheet1.$AA329]" office:value-type="float" office:value="0.0153235530546624">
            <text:p>0.0153235531</text:p>
          </table:table-cell>
          <table:table-cell table:formula="of:=[Sheet1.Y329]/[Sheet1.$AA329]" office:value-type="float" office:value="0.000351688102893891">
            <text:p>0.0003516881</text:p>
          </table:table-cell>
          <table:table-cell table:formula="of:=[Sheet1.Z329]/[Sheet1.$AA329]" office:value-type="float" office:value="0.000301446945337621">
            <text:p>0.0003014469</text:p>
          </table:table-cell>
          <table:table-cell table:formula="of:=[Sheet1.AA329]/[Sheet1.$AA329]" office:value-type="float" office:value="1">
            <text:p>1</text:p>
          </table:table-cell>
        </table:table-row>
        <table:table-row table:style-name="ro1">
          <table:table-cell table:formula="of:=[Sheet1.A330]" office:value-type="string" office:string-value="Schijndel">
            <text:p>Schijndel</text:p>
          </table:table-cell>
          <table:table-cell table:formula="of:=[Sheet1.T330]/[Sheet1.$AA330]" office:value-type="float" office:value="0.0347742091282299">
            <text:p>0.0347742091</text:p>
          </table:table-cell>
          <table:table-cell table:formula="of:=[Sheet1.U330]/[Sheet1.$AA330]" office:value-type="float" office:value="0.0864525476937938">
            <text:p>0.0864525477</text:p>
          </table:table-cell>
          <table:table-cell table:formula="of:=[Sheet1.V330]/[Sheet1.$AA330]" office:value-type="float" office:value="0.11446510504709">
            <text:p>0.114465105</text:p>
          </table:table-cell>
          <table:table-cell table:formula="of:=[Sheet1.W330]/[Sheet1.$AA330]" office:value-type="float" office:value="0.032842308621106">
            <text:p>0.0328423086</text:p>
          </table:table-cell>
          <table:table-cell table:formula="of:=[Sheet1.X330]/[Sheet1.$AA330]" office:value-type="float" office:value="0.673750301859454">
            <text:p>0.6737503019</text:p>
          </table:table-cell>
          <table:table-cell table:formula="of:=[Sheet1.Y330]/[Sheet1.$AA330]" office:value-type="float" office:value="0.0181115672542864">
            <text:p>0.0181115673</text:p>
          </table:table-cell>
          <table:table-cell table:formula="of:=[Sheet1.Z330]/[Sheet1.$AA330]" office:value-type="float" office:value="0.0396039603960396">
            <text:p>0.0396039604</text:p>
          </table:table-cell>
          <table:table-cell table:formula="of:=[Sheet1.AA330]/[Sheet1.$AA330]" office:value-type="float" office:value="1">
            <text:p>1</text:p>
          </table:table-cell>
        </table:table-row>
        <table:table-row table:style-name="ro1">
          <table:table-cell table:formula="of:=[Sheet1.A331]" office:value-type="string" office:string-value="Schinnen">
            <text:p>Schinnen</text:p>
          </table:table-cell>
          <table:table-cell table:formula="of:=[Sheet1.T331]/[Sheet1.$AA331]" office:value-type="float" office:value="0.0417014178482068">
            <text:p>0.0417014178</text:p>
          </table:table-cell>
          <table:table-cell table:formula="of:=[Sheet1.U331]/[Sheet1.$AA331]" office:value-type="float" office:value="0.117597998331943">
            <text:p>0.1175979983</text:p>
          </table:table-cell>
          <table:table-cell table:formula="of:=[Sheet1.V331]/[Sheet1.$AA331]" office:value-type="float" office:value="0.0717264386989158">
            <text:p>0.0717264387</text:p>
          </table:table-cell>
          <table:table-cell table:formula="of:=[Sheet1.W331]/[Sheet1.$AA331]" office:value-type="float" office:value="0.0346121768140117">
            <text:p>0.0346121768</text:p>
          </table:table-cell>
          <table:table-cell table:formula="of:=[Sheet1.X331]/[Sheet1.$AA331]" office:value-type="float" office:value="0.703919933277731">
            <text:p>0.7039199333</text:p>
          </table:table-cell>
          <table:table-cell table:formula="of:=[Sheet1.Y331]/[Sheet1.$AA331]" office:value-type="float" office:value="0.0208507089241034">
            <text:p>0.0208507089</text:p>
          </table:table-cell>
          <table:table-cell table:formula="of:=[Sheet1.Z331]/[Sheet1.$AA331]" office:value-type="float" office:value="0.00959132610508757">
            <text:p>0.0095913261</text:p>
          </table:table-cell>
          <table:table-cell table:formula="of:=[Sheet1.AA331]/[Sheet1.$AA331]" office:value-type="float" office:value="1">
            <text:p>1</text:p>
          </table:table-cell>
        </table:table-row>
        <table:table-row table:style-name="ro1">
          <table:table-cell table:formula="of:=[Sheet1.A332]" office:value-type="string" office:string-value="Schoonhoven">
            <text:p>Schoonhoven</text:p>
          </table:table-cell>
          <table:table-cell table:formula="of:=[Sheet1.T332]/[Sheet1.$AA332]" office:value-type="float" office:value="0.0344827586206897">
            <text:p>0.0344827586</text:p>
          </table:table-cell>
          <table:table-cell table:formula="of:=[Sheet1.U332]/[Sheet1.$AA332]" office:value-type="float" office:value="0.219827586206897">
            <text:p>0.2198275862</text:p>
          </table:table-cell>
          <table:table-cell table:formula="of:=[Sheet1.V332]/[Sheet1.$AA332]" office:value-type="float" office:value="0.110632183908046">
            <text:p>0.1106321839</text:p>
          </table:table-cell>
          <table:table-cell table:formula="of:=[Sheet1.W332]/[Sheet1.$AA332]" office:value-type="float" office:value="0.0517241379310345">
            <text:p>0.0517241379</text:p>
          </table:table-cell>
          <table:table-cell table:formula="of:=[Sheet1.X332]/[Sheet1.$AA332]" office:value-type="float" office:value="0.548850574712644">
            <text:p>0.5488505747</text:p>
          </table:table-cell>
          <table:table-cell table:formula="of:=[Sheet1.Y332]/[Sheet1.$AA332]" office:value-type="float" office:value="0.00431034482758621">
            <text:p>0.0043103448</text:p>
          </table:table-cell>
          <table:table-cell table:formula="of:=[Sheet1.Z332]/[Sheet1.$AA332]" office:value-type="float" office:value="0.0301724137931034">
            <text:p>0.0301724138</text:p>
          </table:table-cell>
          <table:table-cell table:formula="of:=[Sheet1.AA332]/[Sheet1.$AA332]" office:value-type="float" office:value="1">
            <text:p>1</text:p>
          </table:table-cell>
        </table:table-row>
        <table:table-row table:style-name="ro1">
          <table:table-cell table:formula="of:=[Sheet1.A333]" office:value-type="string" office:string-value="Schouwen-Duiveland">
            <text:p>Schouwen-Duiveland</text:p>
          </table:table-cell>
          <table:table-cell table:formula="of:=[Sheet1.T333]/[Sheet1.$AA333]" office:value-type="float" office:value="0.0191776335987229">
            <text:p>0.0191776336</text:p>
          </table:table-cell>
          <table:table-cell table:formula="of:=[Sheet1.U333]/[Sheet1.$AA333]" office:value-type="float" office:value="0.0163122454409628">
            <text:p>0.0163122454</text:p>
          </table:table-cell>
          <table:table-cell table:formula="of:=[Sheet1.V333]/[Sheet1.$AA333]" office:value-type="float" office:value="0.605661188317403">
            <text:p>0.6056611883</text:p>
          </table:table-cell>
          <table:table-cell table:formula="of:=[Sheet1.W333]/[Sheet1.$AA333]" office:value-type="float" office:value="0.0225956323297652">
            <text:p>0.0225956323</text:p>
          </table:table-cell>
          <table:table-cell table:formula="of:=[Sheet1.X333]/[Sheet1.$AA333]" office:value-type="float" office:value="0.325037352381342">
            <text:p>0.3250373524</text:p>
          </table:table-cell>
          <table:table-cell table:formula="of:=[Sheet1.Y333]/[Sheet1.$AA333]" office:value-type="float" office:value="0.0086575656480894">
            <text:p>0.0086575656</text:p>
          </table:table-cell>
          <table:table-cell table:formula="of:=[Sheet1.Z333]/[Sheet1.$AA333]" office:value-type="float" office:value="0.00255838228371436">
            <text:p>0.0025583823</text:p>
          </table:table-cell>
          <table:table-cell table:formula="of:=[Sheet1.AA333]/[Sheet1.$AA333]" office:value-type="float" office:value="1">
            <text:p>1</text:p>
          </table:table-cell>
        </table:table-row>
        <table:table-row table:style-name="ro1">
          <table:table-cell table:formula="of:=[Sheet1.A334]" office:value-type="string" office:string-value="Sevenum">
            <text:p>Sevenum</text:p>
          </table:table-cell>
          <table:table-cell table:formula="of:=[Sheet1.T334]/[Sheet1.$AA334]" office:value-type="float" office:value="0.0224464579901153">
            <text:p>0.022446458</text:p>
          </table:table-cell>
          <table:table-cell table:formula="of:=[Sheet1.U334]/[Sheet1.$AA334]" office:value-type="float" office:value="0.0234761120263591">
            <text:p>0.023476112</text:p>
          </table:table-cell>
          <table:table-cell table:formula="of:=[Sheet1.V334]/[Sheet1.$AA334]" office:value-type="float" office:value="0.207166392092257">
            <text:p>0.2071663921</text:p>
          </table:table-cell>
          <table:table-cell table:formula="of:=[Sheet1.W334]/[Sheet1.$AA334]" office:value-type="float" office:value="0.035831960461285">
            <text:p>0.0358319605</text:p>
          </table:table-cell>
          <table:table-cell table:formula="of:=[Sheet1.X334]/[Sheet1.$AA334]" office:value-type="float" office:value="0.70160626029654">
            <text:p>0.7016062603</text:p>
          </table:table-cell>
          <table:table-cell table:formula="of:=[Sheet1.Y334]/[Sheet1.$AA334]" office:value-type="float" office:value="0.00267710049423394">
            <text:p>0.0026771005</text:p>
          </table:table-cell>
          <table:table-cell table:formula="of:=[Sheet1.Z334]/[Sheet1.$AA334]" office:value-type="float" office:value="0.00679571663920923">
            <text:p>0.0067957166</text:p>
          </table:table-cell>
          <table:table-cell table:formula="of:=[Sheet1.AA334]/[Sheet1.$AA334]" office:value-type="float" office:value="1">
            <text:p>1</text:p>
          </table:table-cell>
        </table:table-row>
        <table:table-row table:style-name="ro1">
          <table:table-cell table:formula="of:=[Sheet1.A335]" office:value-type="string" office:string-value="Simpelveld">
            <text:p>Simpelveld</text:p>
          </table:table-cell>
          <table:table-cell table:formula="of:=[Sheet1.T335]/[Sheet1.$AA335]" office:value-type="float" office:value="0.050625">
            <text:p>0.050625</text:p>
          </table:table-cell>
          <table:table-cell table:formula="of:=[Sheet1.U335]/[Sheet1.$AA335]" office:value-type="float" office:value="0.13625">
            <text:p>0.13625</text:p>
          </table:table-cell>
          <table:table-cell table:formula="of:=[Sheet1.V335]/[Sheet1.$AA335]" office:value-type="float" office:value="0.02125">
            <text:p>0.02125</text:p>
          </table:table-cell>
          <table:table-cell table:formula="of:=[Sheet1.W335]/[Sheet1.$AA335]" office:value-type="float" office:value="0.03375">
            <text:p>0.03375</text:p>
          </table:table-cell>
          <table:table-cell table:formula="of:=[Sheet1.X335]/[Sheet1.$AA335]" office:value-type="float" office:value="0.749375">
            <text:p>0.749375</text:p>
          </table:table-cell>
          <table:table-cell table:formula="of:=[Sheet1.Y335]/[Sheet1.$AA335]" office:value-type="float" office:value="0.003125">
            <text:p>0.003125</text:p>
          </table:table-cell>
          <table:table-cell table:formula="of:=[Sheet1.Z335]/[Sheet1.$AA335]" office:value-type="float" office:value="0.005625">
            <text:p>0.005625</text:p>
          </table:table-cell>
          <table:table-cell table:formula="of:=[Sheet1.AA335]/[Sheet1.$AA335]" office:value-type="float" office:value="1">
            <text:p>1</text:p>
          </table:table-cell>
        </table:table-row>
        <table:table-row table:style-name="ro1">
          <table:table-cell table:formula="of:=[Sheet1.A336]" office:value-type="string" office:string-value="Sint Anthonis">
            <text:p>Sint Anthonis</text:p>
          </table:table-cell>
          <table:table-cell table:formula="of:=[Sheet1.T336]/[Sheet1.$AA336]" office:value-type="float" office:value="0.0232114147909968">
            <text:p>0.0232114148</text:p>
          </table:table-cell>
          <table:table-cell table:formula="of:=[Sheet1.U336]/[Sheet1.$AA336]" office:value-type="float" office:value="0.0224075562700965">
            <text:p>0.0224075563</text:p>
          </table:table-cell>
          <table:table-cell table:formula="of:=[Sheet1.V336]/[Sheet1.$AA336]" office:value-type="float" office:value="0.149718649517685">
            <text:p>0.1497186495</text:p>
          </table:table-cell>
          <table:table-cell table:formula="of:=[Sheet1.W336]/[Sheet1.$AA336]" office:value-type="float" office:value="0.0163786173633441">
            <text:p>0.0163786174</text:p>
          </table:table-cell>
          <table:table-cell table:formula="of:=[Sheet1.X336]/[Sheet1.$AA336]" office:value-type="float" office:value="0.783561093247588">
            <text:p>0.7835610932</text:p>
          </table:table-cell>
          <table:table-cell table:formula="of:=[Sheet1.Y336]/[Sheet1.$AA336]" office:value-type="float" office:value="0.0020096463022508">
            <text:p>0.0020096463</text:p>
          </table:table-cell>
          <table:table-cell table:formula="of:=[Sheet1.Z336]/[Sheet1.$AA336]" office:value-type="float" office:value="0.00271302250803859">
            <text:p>0.0027130225</text:p>
          </table:table-cell>
          <table:table-cell table:formula="of:=[Sheet1.AA336]/[Sheet1.$AA336]" office:value-type="float" office:value="1">
            <text:p>1</text:p>
          </table:table-cell>
        </table:table-row>
        <table:table-row table:style-name="ro1">
          <table:table-cell table:formula="of:=[Sheet1.A337]" office:value-type="string" office:string-value="Sint-Michielsgestel">
            <text:p>Sint-Michielsgestel</text:p>
          </table:table-cell>
          <table:table-cell table:formula="of:=[Sheet1.T337]/[Sheet1.$AA337]" office:value-type="float" office:value="0.0349031396125584">
            <text:p>0.0349031396</text:p>
          </table:table-cell>
          <table:table-cell table:formula="of:=[Sheet1.U337]/[Sheet1.$AA337]" office:value-type="float" office:value="0.0826653306613227">
            <text:p>0.0826653307</text:p>
          </table:table-cell>
          <table:table-cell table:formula="of:=[Sheet1.V337]/[Sheet1.$AA337]" office:value-type="float" office:value="0.0856713426853707">
            <text:p>0.0856713427</text:p>
          </table:table-cell>
          <table:table-cell table:formula="of:=[Sheet1.W337]/[Sheet1.$AA337]" office:value-type="float" office:value="0.031062124248497">
            <text:p>0.0310621242</text:p>
          </table:table-cell>
          <table:table-cell table:formula="of:=[Sheet1.X337]/[Sheet1.$AA337]" office:value-type="float" office:value="0.754509018036072">
            <text:p>0.754509018</text:p>
          </table:table-cell>
          <table:table-cell table:formula="of:=[Sheet1.Y337]/[Sheet1.$AA337]" office:value-type="float" office:value="0.00384101536406146">
            <text:p>0.0038410154</text:p>
          </table:table-cell>
          <table:table-cell table:formula="of:=[Sheet1.Z337]/[Sheet1.$AA337]" office:value-type="float" office:value="0.00734802939211757">
            <text:p>0.0073480294</text:p>
          </table:table-cell>
          <table:table-cell table:formula="of:=[Sheet1.AA337]/[Sheet1.$AA337]" office:value-type="float" office:value="1">
            <text:p>1</text:p>
          </table:table-cell>
        </table:table-row>
        <table:table-row table:style-name="ro1">
          <table:table-cell table:formula="of:=[Sheet1.A338]" office:value-type="string" office:string-value="Sint-Oedenrode">
            <text:p>Sint-Oedenrode</text:p>
          </table:table-cell>
          <table:table-cell table:formula="of:=[Sheet1.T338]/[Sheet1.$AA338]" office:value-type="float" office:value="0.0302049622437972">
            <text:p>0.0302049622</text:p>
          </table:table-cell>
          <table:table-cell table:formula="of:=[Sheet1.U338]/[Sheet1.$AA338]" office:value-type="float" office:value="0.0389890584065341">
            <text:p>0.0389890584</text:p>
          </table:table-cell>
          <table:table-cell table:formula="of:=[Sheet1.V338]/[Sheet1.$AA338]" office:value-type="float" office:value="0.103713977500385">
            <text:p>0.1037139775</text:p>
          </table:table-cell>
          <table:table-cell table:formula="of:=[Sheet1.W338]/[Sheet1.$AA338]" office:value-type="float" office:value="0.0224996147326244">
            <text:p>0.0224996147</text:p>
          </table:table-cell>
          <table:table-cell table:formula="of:=[Sheet1.X338]/[Sheet1.$AA338]" office:value-type="float" office:value="0.788411157343196">
            <text:p>0.7884111573</text:p>
          </table:table-cell>
          <table:table-cell table:formula="of:=[Sheet1.Y338]/[Sheet1.$AA338]" office:value-type="float" office:value="0.0030821390044691">
            <text:p>0.003082139</text:p>
          </table:table-cell>
          <table:table-cell table:formula="of:=[Sheet1.Z338]/[Sheet1.$AA338]" office:value-type="float" office:value="0.0130990907689937">
            <text:p>0.0130990908</text:p>
          </table:table-cell>
          <table:table-cell table:formula="of:=[Sheet1.AA338]/[Sheet1.$AA338]" office:value-type="float" office:value="1">
            <text:p>1</text:p>
          </table:table-cell>
        </table:table-row>
        <table:table-row table:style-name="ro1">
          <table:table-cell table:formula="of:=[Sheet1.A339]" office:value-type="string" office:string-value="Sittard-Geleen">
            <text:p>Sittard-Geleen</text:p>
          </table:table-cell>
          <table:table-cell table:formula="of:=[Sheet1.T339]/[Sheet1.$AA339]" office:value-type="float" office:value="0.0635256091496768">
            <text:p>0.0635256091</text:p>
          </table:table-cell>
          <table:table-cell table:formula="of:=[Sheet1.U339]/[Sheet1.$AA339]" office:value-type="float" office:value="0.21730482347091">
            <text:p>0.2173048235</text:p>
          </table:table-cell>
          <table:table-cell table:formula="of:=[Sheet1.V339]/[Sheet1.$AA339]" office:value-type="float" office:value="0.0662605668821482">
            <text:p>0.0662605669</text:p>
          </table:table-cell>
          <table:table-cell table:formula="of:=[Sheet1.W339]/[Sheet1.$AA339]" office:value-type="float" office:value="0.0753356539035306">
            <text:p>0.0753356539</text:p>
          </table:table-cell>
          <table:table-cell table:formula="of:=[Sheet1.X339]/[Sheet1.$AA339]" office:value-type="float" office:value="0.408005967180507">
            <text:p>0.4080059672</text:p>
          </table:table-cell>
          <table:table-cell table:formula="of:=[Sheet1.Y339]/[Sheet1.$AA339]" office:value-type="float" office:value="0.0165340626553953">
            <text:p>0.0165340627</text:p>
          </table:table-cell>
          <table:table-cell table:formula="of:=[Sheet1.Z339]/[Sheet1.$AA339]" office:value-type="float" office:value="0.153033316757832">
            <text:p>0.1530333168</text:p>
          </table:table-cell>
          <table:table-cell table:formula="of:=[Sheet1.AA339]/[Sheet1.$AA339]" office:value-type="float" office:value="1">
            <text:p>1</text:p>
          </table:table-cell>
        </table:table-row>
        <table:table-row table:style-name="ro2">
          <table:table-cell table:formula="of:=[Sheet1.A340]" office:value-type="string" office:string-value="Skarsterl￢n">
            <text:p>Skarsterl￢n</text:p>
          </table:table-cell>
          <table:table-cell table:formula="of:=[Sheet1.T340]/[Sheet1.$AA340]" office:value-type="float" office:value="0.0261688281718743">
            <text:p>0.0261688282</text:p>
          </table:table-cell>
          <table:table-cell table:formula="of:=[Sheet1.U340]/[Sheet1.$AA340]" office:value-type="float" office:value="0.0246919278164951">
            <text:p>0.0246919278</text:p>
          </table:table-cell>
          <table:table-cell table:formula="of:=[Sheet1.V340]/[Sheet1.$AA340]" office:value-type="float" office:value="0.189135551760742">
            <text:p>0.1891355518</text:p>
          </table:table-cell>
          <table:table-cell table:formula="of:=[Sheet1.W340]/[Sheet1.$AA340]" office:value-type="float" office:value="0.0158766788203258">
            <text:p>0.0158766788</text:p>
          </table:table-cell>
          <table:table-cell table:formula="of:=[Sheet1.X340]/[Sheet1.$AA340]" office:value-type="float" office:value="0.723265795910832">
            <text:p>0.7232657959</text:p>
          </table:table-cell>
          <table:table-cell table:formula="of:=[Sheet1.Y340]/[Sheet1.$AA340]" office:value-type="float" office:value="0.0111690589375548">
            <text:p>0.0111690589</text:p>
          </table:table-cell>
          <table:table-cell table:formula="of:=[Sheet1.Z340]/[Sheet1.$AA340]" office:value-type="float" office:value="0.00969215858217566">
            <text:p>0.0096921586</text:p>
          </table:table-cell>
          <table:table-cell table:formula="of:=[Sheet1.AA340]/[Sheet1.$AA340]" office:value-type="float" office:value="1">
            <text:p>1</text:p>
          </table:table-cell>
        </table:table-row>
        <table:table-row table:style-name="ro1">
          <table:table-cell table:formula="of:=[Sheet1.A341]" office:value-type="string" office:string-value="Sliedrecht">
            <text:p>Sliedrecht</text:p>
          </table:table-cell>
          <table:table-cell table:formula="of:=[Sheet1.T341]/[Sheet1.$AA341]" office:value-type="float" office:value="0.0565902578796562">
            <text:p>0.0565902579</text:p>
          </table:table-cell>
          <table:table-cell table:formula="of:=[Sheet1.U341]/[Sheet1.$AA341]" office:value-type="float" office:value="0.187679083094556">
            <text:p>0.1876790831</text:p>
          </table:table-cell>
          <table:table-cell table:formula="of:=[Sheet1.V341]/[Sheet1.$AA341]" office:value-type="float" office:value="0.0888252148997135">
            <text:p>0.0888252149</text:p>
          </table:table-cell>
          <table:table-cell table:formula="of:=[Sheet1.W341]/[Sheet1.$AA341]" office:value-type="float" office:value="0.0680515759312321">
            <text:p>0.0680515759</text:p>
          </table:table-cell>
          <table:table-cell table:formula="of:=[Sheet1.X341]/[Sheet1.$AA341]" office:value-type="float" office:value="0.473495702005731">
            <text:p>0.473495702</text:p>
          </table:table-cell>
          <table:table-cell table:formula="of:=[Sheet1.Y341]/[Sheet1.$AA341]" office:value-type="float" office:value="0.0265042979942693">
            <text:p>0.026504298</text:p>
          </table:table-cell>
          <table:table-cell table:formula="of:=[Sheet1.Z341]/[Sheet1.$AA341]" office:value-type="float" office:value="0.0988538681948424">
            <text:p>0.0988538682</text:p>
          </table:table-cell>
          <table:table-cell table:formula="of:=[Sheet1.AA341]/[Sheet1.$AA341]" office:value-type="float" office:value="1">
            <text:p>1</text:p>
          </table:table-cell>
        </table:table-row>
        <table:table-row table:style-name="ro1">
          <table:table-cell table:formula="of:=[Sheet1.A342]" office:value-type="string" office:string-value="Slochteren">
            <text:p>Slochteren</text:p>
          </table:table-cell>
          <table:table-cell table:formula="of:=[Sheet1.T342]/[Sheet1.$AA342]" office:value-type="float" office:value="0.0269538384029221">
            <text:p>0.0269538384</text:p>
          </table:table-cell>
          <table:table-cell table:formula="of:=[Sheet1.U342]/[Sheet1.$AA342]" office:value-type="float" office:value="0.0238680017633352">
            <text:p>0.0238680018</text:p>
          </table:table-cell>
          <table:table-cell table:formula="of:=[Sheet1.V342]/[Sheet1.$AA342]" office:value-type="float" office:value="0.124315133194786">
            <text:p>0.1243151332</text:p>
          </table:table-cell>
          <table:table-cell table:formula="of:=[Sheet1.W342]/[Sheet1.$AA342]" office:value-type="float" office:value="0.00824988979154859">
            <text:p>0.0082498898</text:p>
          </table:table-cell>
          <table:table-cell table:formula="of:=[Sheet1.X342]/[Sheet1.$AA342]" office:value-type="float" office:value="0.804899552868569">
            <text:p>0.8048995529</text:p>
          </table:table-cell>
          <table:table-cell table:formula="of:=[Sheet1.Y342]/[Sheet1.$AA342]" office:value-type="float" office:value="0.0074311984381888">
            <text:p>0.0074311984</text:p>
          </table:table-cell>
          <table:table-cell table:formula="of:=[Sheet1.Z342]/[Sheet1.$AA342]" office:value-type="float" office:value="0.00428238554065117">
            <text:p>0.0042823855</text:p>
          </table:table-cell>
          <table:table-cell table:formula="of:=[Sheet1.AA342]/[Sheet1.$AA342]" office:value-type="float" office:value="1">
            <text:p>1</text:p>
          </table:table-cell>
        </table:table-row>
        <table:table-row table:style-name="ro1">
          <table:table-cell table:formula="of:=[Sheet1.A343]" office:value-type="string" office:string-value="Sluis">
            <text:p>Sluis</text:p>
          </table:table-cell>
          <table:table-cell table:formula="of:=[Sheet1.T343]/[Sheet1.$AA343]" office:value-type="float" office:value="0.0276329509906152">
            <text:p>0.027632951</text:p>
          </table:table-cell>
          <table:table-cell table:formula="of:=[Sheet1.U343]/[Sheet1.$AA343]" office:value-type="float" office:value="0.0188998957247132">
            <text:p>0.0188998957</text:p>
          </table:table-cell>
          <table:table-cell table:formula="of:=[Sheet1.V343]/[Sheet1.$AA343]" office:value-type="float" office:value="0.109749739311783">
            <text:p>0.1097497393</text:p>
          </table:table-cell>
          <table:table-cell table:formula="of:=[Sheet1.W343]/[Sheet1.$AA343]" office:value-type="float" office:value="0.0211157455683003">
            <text:p>0.0211157456</text:p>
          </table:table-cell>
          <table:table-cell table:formula="of:=[Sheet1.X343]/[Sheet1.$AA343]" office:value-type="float" office:value="0.812565172054223">
            <text:p>0.8125651721</text:p>
          </table:table-cell>
          <table:table-cell table:formula="of:=[Sheet1.Y343]/[Sheet1.$AA343]" office:value-type="float" office:value="0.00681047966631908">
            <text:p>0.0068104797</text:p>
          </table:table-cell>
          <table:table-cell table:formula="of:=[Sheet1.Z343]/[Sheet1.$AA343]" office:value-type="float" office:value="0.00322601668404588">
            <text:p>0.0032260167</text:p>
          </table:table-cell>
          <table:table-cell table:formula="of:=[Sheet1.AA343]/[Sheet1.$AA343]" office:value-type="float" office:value="1">
            <text:p>1</text:p>
          </table:table-cell>
        </table:table-row>
        <table:table-row table:style-name="ro1">
          <table:table-cell table:formula="of:=[Sheet1.A344]" office:value-type="string" office:string-value="Smallingerland">
            <text:p>Smallingerland</text:p>
          </table:table-cell>
          <table:table-cell table:formula="of:=[Sheet1.T344]/[Sheet1.$AA344]" office:value-type="float" office:value="0.0297500991669972">
            <text:p>0.0297500992</text:p>
          </table:table-cell>
          <table:table-cell table:formula="of:=[Sheet1.U344]/[Sheet1.$AA344]" office:value-type="float" office:value="0.0790955969853233">
            <text:p>0.079095597</text:p>
          </table:table-cell>
          <table:table-cell table:formula="of:=[Sheet1.V344]/[Sheet1.$AA344]" office:value-type="float" office:value="0.109956366521222">
            <text:p>0.1099563665</text:p>
          </table:table-cell>
          <table:table-cell table:formula="of:=[Sheet1.W344]/[Sheet1.$AA344]" office:value-type="float" office:value="0.0330027766759223">
            <text:p>0.0330027767</text:p>
          </table:table-cell>
          <table:table-cell table:formula="of:=[Sheet1.X344]/[Sheet1.$AA344]" office:value-type="float" office:value="0.704006346687822">
            <text:p>0.7040063467</text:p>
          </table:table-cell>
          <table:table-cell table:formula="of:=[Sheet1.Y344]/[Sheet1.$AA344]" office:value-type="float" office:value="0.0176120587068624">
            <text:p>0.0176120587</text:p>
          </table:table-cell>
          <table:table-cell table:formula="of:=[Sheet1.Z344]/[Sheet1.$AA344]" office:value-type="float" office:value="0.0265767552558508">
            <text:p>0.0265767553</text:p>
          </table:table-cell>
          <table:table-cell table:formula="of:=[Sheet1.AA344]/[Sheet1.$AA344]" office:value-type="float" office:value="1">
            <text:p>1</text:p>
          </table:table-cell>
        </table:table-row>
        <table:table-row table:style-name="ro1">
          <table:table-cell table:formula="of:=[Sheet1.A345]" office:value-type="string" office:string-value="Sneek">
            <text:p>Sneek</text:p>
          </table:table-cell>
          <table:table-cell table:formula="of:=[Sheet1.T345]/[Sheet1.$AA345]" office:value-type="float" office:value="0.0353148911124191">
            <text:p>0.0353148911</text:p>
          </table:table-cell>
          <table:table-cell table:formula="of:=[Sheet1.U345]/[Sheet1.$AA345]" office:value-type="float" office:value="0.152736904061212">
            <text:p>0.1527369041</text:p>
          </table:table-cell>
          <table:table-cell table:formula="of:=[Sheet1.V345]/[Sheet1.$AA345]" office:value-type="float" office:value="0.124190700412007">
            <text:p>0.1241907004</text:p>
          </table:table-cell>
          <table:table-cell table:formula="of:=[Sheet1.W345]/[Sheet1.$AA345]" office:value-type="float" office:value="0.0988816951147734">
            <text:p>0.0988816951</text:p>
          </table:table-cell>
          <table:table-cell table:formula="of:=[Sheet1.X345]/[Sheet1.$AA345]" office:value-type="float" office:value="0.464096527369041">
            <text:p>0.4640965274</text:p>
          </table:table-cell>
          <table:table-cell table:formula="of:=[Sheet1.Y345]/[Sheet1.$AA345]" office:value-type="float" office:value="0.0612124779281931">
            <text:p>0.0612124779</text:p>
          </table:table-cell>
          <table:table-cell table:formula="of:=[Sheet1.Z345]/[Sheet1.$AA345]" office:value-type="float" office:value="0.0635668040023543">
            <text:p>0.063566804</text:p>
          </table:table-cell>
          <table:table-cell table:formula="of:=[Sheet1.AA345]/[Sheet1.$AA345]" office:value-type="float" office:value="1">
            <text:p>1</text:p>
          </table:table-cell>
        </table:table-row>
        <table:table-row table:style-name="ro1">
          <table:table-cell table:formula="of:=[Sheet1.A346]" office:value-type="string" office:string-value="Soest">
            <text:p>Soest</text:p>
          </table:table-cell>
          <table:table-cell table:formula="of:=[Sheet1.T346]/[Sheet1.$AA346]" office:value-type="float" office:value="0.0605586592178771">
            <text:p>0.0605586592</text:p>
          </table:table-cell>
          <table:table-cell table:formula="of:=[Sheet1.U346]/[Sheet1.$AA346]" office:value-type="float" office:value="0.164245810055866">
            <text:p>0.1642458101</text:p>
          </table:table-cell>
          <table:table-cell table:formula="of:=[Sheet1.V346]/[Sheet1.$AA346]" office:value-type="float" office:value="0.403575418994413">
            <text:p>0.403575419</text:p>
          </table:table-cell>
          <table:table-cell table:formula="of:=[Sheet1.W346]/[Sheet1.$AA346]" office:value-type="float" office:value="0.0484916201117319">
            <text:p>0.0484916201</text:p>
          </table:table-cell>
          <table:table-cell table:formula="of:=[Sheet1.X346]/[Sheet1.$AA346]" office:value-type="float" office:value="0.285139664804469">
            <text:p>0.2851396648</text:p>
          </table:table-cell>
          <table:table-cell table:formula="of:=[Sheet1.Y346]/[Sheet1.$AA346]" office:value-type="float" office:value="0.00357541899441341">
            <text:p>0.003575419</text:p>
          </table:table-cell>
          <table:table-cell table:formula="of:=[Sheet1.Z346]/[Sheet1.$AA346]" office:value-type="float" office:value="0.034413407821229">
            <text:p>0.0344134078</text:p>
          </table:table-cell>
          <table:table-cell table:formula="of:=[Sheet1.AA346]/[Sheet1.$AA346]" office:value-type="float" office:value="1">
            <text:p>1</text:p>
          </table:table-cell>
        </table:table-row>
        <table:table-row table:style-name="ro1">
          <table:table-cell table:formula="of:=[Sheet1.A347]" office:value-type="string" office:string-value="Someren">
            <text:p>Someren</text:p>
          </table:table-cell>
          <table:table-cell table:formula="of:=[Sheet1.T347]/[Sheet1.$AA347]" office:value-type="float" office:value="0.0314728300958938">
            <text:p>0.0314728301</text:p>
          </table:table-cell>
          <table:table-cell table:formula="of:=[Sheet1.U347]/[Sheet1.$AA347]" office:value-type="float" office:value="0.0365134005409393">
            <text:p>0.0365134005</text:p>
          </table:table-cell>
          <table:table-cell table:formula="of:=[Sheet1.V347]/[Sheet1.$AA347]" office:value-type="float" office:value="0.220186869928694">
            <text:p>0.2201868699</text:p>
          </table:table-cell>
          <table:table-cell table:formula="of:=[Sheet1.W347]/[Sheet1.$AA347]" office:value-type="float" office:value="0.011556429800836">
            <text:p>0.0115564298</text:p>
          </table:table-cell>
          <table:table-cell table:formula="of:=[Sheet1.X347]/[Sheet1.$AA347]" office:value-type="float" office:value="0.681460536021638">
            <text:p>0.681460536</text:p>
          </table:table-cell>
          <table:table-cell table:formula="of:=[Sheet1.Y347]/[Sheet1.$AA347]" office:value-type="float" office:value="0.005778214900418">
            <text:p>0.0057782149</text:p>
          </table:table-cell>
          <table:table-cell table:formula="of:=[Sheet1.Z347]/[Sheet1.$AA347]" office:value-type="float" office:value="0.013031718711581">
            <text:p>0.0130317187</text:p>
          </table:table-cell>
          <table:table-cell table:formula="of:=[Sheet1.AA347]/[Sheet1.$AA347]" office:value-type="float" office:value="1">
            <text:p>1</text:p>
          </table:table-cell>
        </table:table-row>
        <table:table-row table:style-name="ro1">
          <table:table-cell table:formula="of:=[Sheet1.A348]" office:value-type="string" office:string-value="Son en Breugel">
            <text:p>Son en Breugel</text:p>
          </table:table-cell>
          <table:table-cell table:formula="of:=[Sheet1.T348]/[Sheet1.$AA348]" office:value-type="float" office:value="0.0385341896486589">
            <text:p>0.0385341896</text:p>
          </table:table-cell>
          <table:table-cell table:formula="of:=[Sheet1.U348]/[Sheet1.$AA348]" office:value-type="float" office:value="0.141669814884775">
            <text:p>0.1416698149</text:p>
          </table:table-cell>
          <table:table-cell table:formula="of:=[Sheet1.V348]/[Sheet1.$AA348]" office:value-type="float" office:value="0.205893464299207">
            <text:p>0.2058934643</text:p>
          </table:table-cell>
          <table:table-cell table:formula="of:=[Sheet1.W348]/[Sheet1.$AA348]" office:value-type="float" office:value="0.0381564034756328">
            <text:p>0.0381564035</text:p>
          </table:table-cell>
          <table:table-cell table:formula="of:=[Sheet1.X348]/[Sheet1.$AA348]" office:value-type="float" office:value="0.47449943332074">
            <text:p>0.4744994333</text:p>
          </table:table-cell>
          <table:table-cell table:formula="of:=[Sheet1.Y348]/[Sheet1.$AA348]" office:value-type="float" office:value="0.0139780884019645">
            <text:p>0.0139780884</text:p>
          </table:table-cell>
          <table:table-cell table:formula="of:=[Sheet1.Z348]/[Sheet1.$AA348]" office:value-type="float" office:value="0.0872686059690215">
            <text:p>0.087268606</text:p>
          </table:table-cell>
          <table:table-cell table:formula="of:=[Sheet1.AA348]/[Sheet1.$AA348]" office:value-type="float" office:value="1">
            <text:p>1</text:p>
          </table:table-cell>
        </table:table-row>
        <table:table-row table:style-name="ro1">
          <table:table-cell table:formula="of:=[Sheet1.A349]" office:value-type="string" office:string-value="Spijkenisse">
            <text:p>Spijkenisse</text:p>
          </table:table-cell>
          <table:table-cell table:formula="of:=[Sheet1.T349]/[Sheet1.$AA349]" office:value-type="float" office:value="0.0395574924572578">
            <text:p>0.0395574925</text:p>
          </table:table-cell>
          <table:table-cell table:formula="of:=[Sheet1.U349]/[Sheet1.$AA349]" office:value-type="float" office:value="0.273550117331545">
            <text:p>0.2735501173</text:p>
          </table:table-cell>
          <table:table-cell table:formula="of:=[Sheet1.V349]/[Sheet1.$AA349]" office:value-type="float" office:value="0.190077103586993">
            <text:p>0.1900771036</text:p>
          </table:table-cell>
          <table:table-cell table:formula="of:=[Sheet1.W349]/[Sheet1.$AA349]" office:value-type="float" office:value="0.1099564197117">
            <text:p>0.1099564197</text:p>
          </table:table-cell>
          <table:table-cell table:formula="of:=[Sheet1.X349]/[Sheet1.$AA349]" office:value-type="float" office:value="0.309084813945692">
            <text:p>0.3090848139</text:p>
          </table:table-cell>
          <table:table-cell table:formula="of:=[Sheet1.Y349]/[Sheet1.$AA349]" office:value-type="float" office:value="0.0291652698625545">
            <text:p>0.0291652699</text:p>
          </table:table-cell>
          <table:table-cell table:formula="of:=[Sheet1.Z349]/[Sheet1.$AA349]" office:value-type="float" office:value="0.0486087831042575">
            <text:p>0.0486087831</text:p>
          </table:table-cell>
          <table:table-cell table:formula="of:=[Sheet1.AA349]/[Sheet1.$AA349]" office:value-type="float" office:value="1">
            <text:p>1</text:p>
          </table:table-cell>
        </table:table-row>
        <table:table-row table:style-name="ro1">
          <table:table-cell table:formula="of:=[Sheet1.A350]" office:value-type="string" office:string-value="Stadskanaal">
            <text:p>Stadskanaal</text:p>
          </table:table-cell>
          <table:table-cell table:formula="of:=[Sheet1.T350]/[Sheet1.$AA350]" office:value-type="float" office:value="0.0297772958545333">
            <text:p>0.0297772959</text:p>
          </table:table-cell>
          <table:table-cell table:formula="of:=[Sheet1.U350]/[Sheet1.$AA350]" office:value-type="float" office:value="0.0699808157477688">
            <text:p>0.0699808157</text:p>
          </table:table-cell>
          <table:table-cell table:formula="of:=[Sheet1.V350]/[Sheet1.$AA350]" office:value-type="float" office:value="0.0807406789557094">
            <text:p>0.080740679</text:p>
          </table:table-cell>
          <table:table-cell table:formula="of:=[Sheet1.W350]/[Sheet1.$AA350]" office:value-type="float" office:value="0.0241054299774794">
            <text:p>0.02410543</text:p>
          </table:table-cell>
          <table:table-cell table:formula="of:=[Sheet1.X350]/[Sheet1.$AA350]" office:value-type="float" office:value="0.774960380348653">
            <text:p>0.7749603803</text:p>
          </table:table-cell>
          <table:table-cell table:formula="of:=[Sheet1.Y350]/[Sheet1.$AA350]" office:value-type="float" office:value="0.00834097923096171">
            <text:p>0.0083409792</text:p>
          </table:table-cell>
          <table:table-cell table:formula="of:=[Sheet1.Z350]/[Sheet1.$AA350]" office:value-type="float" office:value="0.0120944198848945">
            <text:p>0.0120944199</text:p>
          </table:table-cell>
          <table:table-cell table:formula="of:=[Sheet1.AA350]/[Sheet1.$AA350]" office:value-type="float" office:value="1">
            <text:p>1</text:p>
          </table:table-cell>
        </table:table-row>
        <table:table-row table:style-name="ro1">
          <table:table-cell table:formula="of:=[Sheet1.A351]" office:value-type="string" office:string-value="Staphorst">
            <text:p>Staphorst</text:p>
          </table:table-cell>
          <table:table-cell table:formula="of:=[Sheet1.T351]/[Sheet1.$AA351]" office:value-type="float" office:value="0.0324009151966935">
            <text:p>0.0324009152</text:p>
          </table:table-cell>
          <table:table-cell table:formula="of:=[Sheet1.U351]/[Sheet1.$AA351]" office:value-type="float" office:value="0.0140231751420769">
            <text:p>0.0140231751</text:p>
          </table:table-cell>
          <table:table-cell table:formula="of:=[Sheet1.V351]/[Sheet1.$AA351]" office:value-type="float" office:value="0.133958225699314">
            <text:p>0.1339582257</text:p>
          </table:table-cell>
          <table:table-cell table:formula="of:=[Sheet1.W351]/[Sheet1.$AA351]" office:value-type="float" office:value="0.00834009890028785">
            <text:p>0.0083400989</text:p>
          </table:table-cell>
          <table:table-cell table:formula="of:=[Sheet1.X351]/[Sheet1.$AA351]" office:value-type="float" office:value="0.798435308878884">
            <text:p>0.7984353089</text:p>
          </table:table-cell>
          <table:table-cell table:formula="of:=[Sheet1.Y351]/[Sheet1.$AA351]" office:value-type="float" office:value="0.00413314635766477">
            <text:p>0.0041331464</text:p>
          </table:table-cell>
          <table:table-cell table:formula="of:=[Sheet1.Z351]/[Sheet1.$AA351]" office:value-type="float" office:value="0.00870912982507934">
            <text:p>0.0087091298</text:p>
          </table:table-cell>
          <table:table-cell table:formula="of:=[Sheet1.AA351]/[Sheet1.$AA351]" office:value-type="float" office:value="1">
            <text:p>1</text:p>
          </table:table-cell>
        </table:table-row>
        <table:table-row table:style-name="ro1">
          <table:table-cell table:formula="of:=[Sheet1.A352]" office:value-type="string" office:string-value="Stede Broec">
            <text:p>Stede Broec</text:p>
          </table:table-cell>
          <table:table-cell table:formula="of:=[Sheet1.T352]/[Sheet1.$AA352]" office:value-type="float" office:value="0.0377818403412553">
            <text:p>0.0377818403</text:p>
          </table:table-cell>
          <table:table-cell table:formula="of:=[Sheet1.U352]/[Sheet1.$AA352]" office:value-type="float" office:value="0.219378427787934">
            <text:p>0.2193784278</text:p>
          </table:table-cell>
          <table:table-cell table:formula="of:=[Sheet1.V352]/[Sheet1.$AA352]" office:value-type="float" office:value="0.125533211456429">
            <text:p>0.1255332115</text:p>
          </table:table-cell>
          <table:table-cell table:formula="of:=[Sheet1.W352]/[Sheet1.$AA352]" office:value-type="float" office:value="0.105423522242535">
            <text:p>0.1054235222</text:p>
          </table:table-cell>
          <table:table-cell table:formula="of:=[Sheet1.X352]/[Sheet1.$AA352]" office:value-type="float" office:value="0.455210237659963">
            <text:p>0.4552102377</text:p>
          </table:table-cell>
          <table:table-cell table:formula="of:=[Sheet1.Y352]/[Sheet1.$AA352]" office:value-type="float" office:value="0.0262035344302255">
            <text:p>0.0262035344</text:p>
          </table:table-cell>
          <table:table-cell table:formula="of:=[Sheet1.Z352]/[Sheet1.$AA352]" office:value-type="float" office:value="0.0304692260816575">
            <text:p>0.0304692261</text:p>
          </table:table-cell>
          <table:table-cell table:formula="of:=[Sheet1.AA352]/[Sheet1.$AA352]" office:value-type="float" office:value="1">
            <text:p>1</text:p>
          </table:table-cell>
        </table:table-row>
        <table:table-row table:style-name="ro1">
          <table:table-cell table:formula="of:=[Sheet1.A353]" office:value-type="string" office:string-value="Steenbergen">
            <text:p>Steenbergen</text:p>
          </table:table-cell>
          <table:table-cell table:formula="of:=[Sheet1.T353]/[Sheet1.$AA353]" office:value-type="float" office:value="0.0257234726688103">
            <text:p>0.0257234727</text:p>
          </table:table-cell>
          <table:table-cell table:formula="of:=[Sheet1.U353]/[Sheet1.$AA353]" office:value-type="float" office:value="0.0226971817665973">
            <text:p>0.0226971818</text:p>
          </table:table-cell>
          <table:table-cell table:formula="of:=[Sheet1.V353]/[Sheet1.$AA353]" office:value-type="float" office:value="0.127797742891369">
            <text:p>0.1277977429</text:p>
          </table:table-cell>
          <table:table-cell table:formula="of:=[Sheet1.W353]/[Sheet1.$AA353]" office:value-type="float" office:value="0.00649391589433201">
            <text:p>0.0064939159</text:p>
          </table:table-cell>
          <table:table-cell table:formula="of:=[Sheet1.X353]/[Sheet1.$AA353]" office:value-type="float" office:value="0.799760418636908">
            <text:p>0.7997604186</text:p>
          </table:table-cell>
          <table:table-cell table:formula="of:=[Sheet1.Y353]/[Sheet1.$AA353]" office:value-type="float" office:value="0.00605258180442595">
            <text:p>0.0060525818</text:p>
          </table:table-cell>
          <table:table-cell table:formula="of:=[Sheet1.Z353]/[Sheet1.$AA353]" office:value-type="float" office:value="0.0114746863375575">
            <text:p>0.0114746863</text:p>
          </table:table-cell>
          <table:table-cell table:formula="of:=[Sheet1.AA353]/[Sheet1.$AA353]" office:value-type="float" office:value="1">
            <text:p>1</text:p>
          </table:table-cell>
        </table:table-row>
        <table:table-row table:style-name="ro1">
          <table:table-cell table:formula="of:=[Sheet1.A354]" office:value-type="string" office:string-value="Steenwijkerland">
            <text:p>Steenwijkerland</text:p>
          </table:table-cell>
          <table:table-cell table:formula="of:=[Sheet1.T354]/[Sheet1.$AA354]" office:value-type="float" office:value="0.0221218258295685">
            <text:p>0.0221218258</text:p>
          </table:table-cell>
          <table:table-cell table:formula="of:=[Sheet1.U354]/[Sheet1.$AA354]" office:value-type="float" office:value="0.0219660383237264">
            <text:p>0.0219660383</text:p>
          </table:table-cell>
          <table:table-cell table:formula="of:=[Sheet1.V354]/[Sheet1.$AA354]" office:value-type="float" office:value="0.329895622371086">
            <text:p>0.3298956224</text:p>
          </table:table-cell>
          <table:table-cell table:formula="of:=[Sheet1.W354]/[Sheet1.$AA354]" office:value-type="float" office:value="0.0148621280573298">
            <text:p>0.0148621281</text:p>
          </table:table-cell>
          <table:table-cell table:formula="of:=[Sheet1.X354]/[Sheet1.$AA354]" office:value-type="float" office:value="0.597725502414706">
            <text:p>0.5977255024</text:p>
          </table:table-cell>
          <table:table-cell table:formula="of:=[Sheet1.Y354]/[Sheet1.$AA354]" office:value-type="float" office:value="0.00535909020096588">
            <text:p>0.0053590902</text:p>
          </table:table-cell>
          <table:table-cell table:formula="of:=[Sheet1.Z354]/[Sheet1.$AA354]" office:value-type="float" office:value="0.00806979280261723">
            <text:p>0.0080697928</text:p>
          </table:table-cell>
          <table:table-cell table:formula="of:=[Sheet1.AA354]/[Sheet1.$AA354]" office:value-type="float" office:value="1">
            <text:p>1</text:p>
          </table:table-cell>
        </table:table-row>
        <table:table-row table:style-name="ro1">
          <table:table-cell table:formula="of:=[Sheet1.A355]" office:value-type="string" office:string-value="Stein (L.)">
            <text:p>Stein (L.)</text:p>
          </table:table-cell>
          <table:table-cell table:formula="of:=[Sheet1.T355]/[Sheet1.$AA355]" office:value-type="float" office:value="0.0495356037151703">
            <text:p>0.0495356037</text:p>
          </table:table-cell>
          <table:table-cell table:formula="of:=[Sheet1.U355]/[Sheet1.$AA355]" office:value-type="float" office:value="0.24546660769571">
            <text:p>0.2454666077</text:p>
          </table:table-cell>
          <table:table-cell table:formula="of:=[Sheet1.V355]/[Sheet1.$AA355]" office:value-type="float" office:value="0.119858469703671">
            <text:p>0.1198584697</text:p>
          </table:table-cell>
          <table:table-cell table:formula="of:=[Sheet1.W355]/[Sheet1.$AA355]" office:value-type="float" office:value="0.0574966828836798">
            <text:p>0.0574966829</text:p>
          </table:table-cell>
          <table:table-cell table:formula="of:=[Sheet1.X355]/[Sheet1.$AA355]" office:value-type="float" office:value="0.429013710747457">
            <text:p>0.4290137107</text:p>
          </table:table-cell>
          <table:table-cell table:formula="of:=[Sheet1.Y355]/[Sheet1.$AA355]" office:value-type="float" office:value="0.0309597523219814">
            <text:p>0.0309597523</text:p>
          </table:table-cell>
          <table:table-cell table:formula="of:=[Sheet1.Z355]/[Sheet1.$AA355]" office:value-type="float" office:value="0.0676691729323308">
            <text:p>0.0676691729</text:p>
          </table:table-cell>
          <table:table-cell table:formula="of:=[Sheet1.AA355]/[Sheet1.$AA355]" office:value-type="float" office:value="1">
            <text:p>1</text:p>
          </table:table-cell>
        </table:table-row>
        <table:table-row table:style-name="ro1">
          <table:table-cell table:formula="of:=[Sheet1.A356]" office:value-type="string" office:string-value="Strijen">
            <text:p>Strijen</text:p>
          </table:table-cell>
          <table:table-cell table:formula="of:=[Sheet1.T356]/[Sheet1.$AA356]" office:value-type="float" office:value="0.0259965337954939">
            <text:p>0.0259965338</text:p>
          </table:table-cell>
          <table:table-cell table:formula="of:=[Sheet1.U356]/[Sheet1.$AA356]" office:value-type="float" office:value="0.0218370883882149">
            <text:p>0.0218370884</text:p>
          </table:table-cell>
          <table:table-cell table:formula="of:=[Sheet1.V356]/[Sheet1.$AA356]" office:value-type="float" office:value="0.152686308492201">
            <text:p>0.1526863085</text:p>
          </table:table-cell>
          <table:table-cell table:formula="of:=[Sheet1.W356]/[Sheet1.$AA356]" office:value-type="float" office:value="0.00987868284228769">
            <text:p>0.0098786828</text:p>
          </table:table-cell>
          <table:table-cell table:formula="of:=[Sheet1.X356]/[Sheet1.$AA356]" office:value-type="float" office:value="0.760658578856152">
            <text:p>0.7606585789</text:p>
          </table:table-cell>
          <table:table-cell table:formula="of:=[Sheet1.Y356]/[Sheet1.$AA356]" office:value-type="float" office:value="0.0214904679376083">
            <text:p>0.0214904679</text:p>
          </table:table-cell>
          <table:table-cell table:formula="of:=[Sheet1.Z356]/[Sheet1.$AA356]" office:value-type="float" office:value="0.00745233968804159">
            <text:p>0.0074523397</text:p>
          </table:table-cell>
          <table:table-cell table:formula="of:=[Sheet1.AA356]/[Sheet1.$AA356]" office:value-type="float" office:value="1">
            <text:p>1</text:p>
          </table:table-cell>
        </table:table-row>
        <table:table-row table:style-name="ro1">
          <table:table-cell table:formula="of:=[Sheet1.A357]" office:value-type="string" office:string-value="Terneuzen">
            <text:p>Terneuzen</text:p>
          </table:table-cell>
          <table:table-cell table:formula="of:=[Sheet1.T357]/[Sheet1.$AA357]" office:value-type="float" office:value="0.035536356183389">
            <text:p>0.0355363562</text:p>
          </table:table-cell>
          <table:table-cell table:formula="of:=[Sheet1.U357]/[Sheet1.$AA357]" office:value-type="float" office:value="0.0335183199848647">
            <text:p>0.03351832</text:p>
          </table:table-cell>
          <table:table-cell table:formula="of:=[Sheet1.V357]/[Sheet1.$AA357]" office:value-type="float" office:value="0.243362552815791">
            <text:p>0.2433625528</text:p>
          </table:table-cell>
          <table:table-cell table:formula="of:=[Sheet1.W357]/[Sheet1.$AA357]" office:value-type="float" office:value="0.0133064261840197">
            <text:p>0.0133064262</text:p>
          </table:table-cell>
          <table:table-cell table:formula="of:=[Sheet1.X357]/[Sheet1.$AA357]" office:value-type="float" office:value="0.626411048748187">
            <text:p>0.6264110487</text:p>
          </table:table-cell>
          <table:table-cell table:formula="of:=[Sheet1.Y357]/[Sheet1.$AA357]" office:value-type="float" office:value="0.01639654411301">
            <text:p>0.0163965441</text:p>
          </table:table-cell>
          <table:table-cell table:formula="of:=[Sheet1.Z357]/[Sheet1.$AA357]" office:value-type="float" office:value="0.0314687519707385">
            <text:p>0.031468752</text:p>
          </table:table-cell>
          <table:table-cell table:formula="of:=[Sheet1.AA357]/[Sheet1.$AA357]" office:value-type="float" office:value="1">
            <text:p>1</text:p>
          </table:table-cell>
        </table:table-row>
        <table:table-row table:style-name="ro1">
          <table:table-cell table:formula="of:=[Sheet1.A358]" office:value-type="string" office:string-value="Terschelling">
            <text:p>Terschelling</text:p>
          </table:table-cell>
          <table:table-cell table:formula="of:=[Sheet1.T358]/[Sheet1.$AA358]" office:value-type="float" office:value="0.00120186957489428">
            <text:p>0.0012018696</text:p>
          </table:table-cell>
          <table:table-cell table:formula="of:=[Sheet1.U358]/[Sheet1.$AA358]" office:value-type="float" office:value="0.00109800430298984">
            <text:p>0.0010980043</text:p>
          </table:table-cell>
          <table:table-cell table:formula="of:=[Sheet1.V358]/[Sheet1.$AA358]" office:value-type="float" office:value="0.972431189257363">
            <text:p>0.9724311893</text:p>
          </table:table-cell>
          <table:table-cell table:formula="of:=[Sheet1.W358]/[Sheet1.$AA358]" office:value-type="float" office:value="0.00284887602937903">
            <text:p>0.002848876</text:p>
          </table:table-cell>
          <table:table-cell table:formula="of:=[Sheet1.X358]/[Sheet1.$AA358]" office:value-type="float" office:value="0.0218413828919059">
            <text:p>0.0218413829</text:p>
          </table:table-cell>
          <table:table-cell table:formula="of:=[Sheet1.Y358]/[Sheet1.$AA358]" office:value-type="float" office:value="0.000370947399658728">
            <text:p>0.0003709474</text:p>
          </table:table-cell>
          <table:table-cell table:formula="of:=[Sheet1.Z358]/[Sheet1.$AA358]" office:value-type="float" office:value="0.000207730543808888">
            <text:p>0.0002077305</text:p>
          </table:table-cell>
          <table:table-cell table:formula="of:=[Sheet1.AA358]/[Sheet1.$AA358]" office:value-type="float" office:value="1">
            <text:p>1</text:p>
          </table:table-cell>
        </table:table-row>
        <table:table-row table:style-name="ro1">
          <table:table-cell table:formula="of:=[Sheet1.A359]" office:value-type="string" office:string-value="Texel">
            <text:p>Texel</text:p>
          </table:table-cell>
          <table:table-cell table:formula="of:=[Sheet1.T359]/[Sheet1.$AA359]" office:value-type="float" office:value="0.00794902257263203">
            <text:p>0.0079490226</text:p>
          </table:table-cell>
          <table:table-cell table:formula="of:=[Sheet1.U359]/[Sheet1.$AA359]" office:value-type="float" office:value="0.00498973971271196">
            <text:p>0.0049897397</text:p>
          </table:table-cell>
          <table:table-cell table:formula="of:=[Sheet1.V359]/[Sheet1.$AA359]" office:value-type="float" office:value="0.753256291176153">
            <text:p>0.7532562912</text:p>
          </table:table-cell>
          <table:table-cell table:formula="of:=[Sheet1.W359]/[Sheet1.$AA359]" office:value-type="float" office:value="0.0114483205529755">
            <text:p>0.0114483206</text:p>
          </table:table-cell>
          <table:table-cell table:formula="of:=[Sheet1.X359]/[Sheet1.$AA359]" office:value-type="float" office:value="0.219440544335241">
            <text:p>0.2194405443</text:p>
          </table:table-cell>
          <table:table-cell table:formula="of:=[Sheet1.Y359]/[Sheet1.$AA359]" office:value-type="float" office:value="0.00151204233718544">
            <text:p>0.0015120423</text:p>
          </table:table-cell>
          <table:table-cell table:formula="of:=[Sheet1.Z359]/[Sheet1.$AA359]" office:value-type="float" office:value="0.00140403931310077">
            <text:p>0.0014040393</text:p>
          </table:table-cell>
          <table:table-cell table:formula="of:=[Sheet1.AA359]/[Sheet1.$AA359]" office:value-type="float" office:value="1">
            <text:p>1</text:p>
          </table:table-cell>
        </table:table-row>
        <table:table-row table:style-name="ro1">
          <table:table-cell table:formula="of:=[Sheet1.A360]" office:value-type="string" office:string-value="Teylingen">
            <text:p>Teylingen</text:p>
          </table:table-cell>
          <table:table-cell table:formula="of:=[Sheet1.T360]/[Sheet1.$AA360]" office:value-type="float" office:value="0.03909280811698">
            <text:p>0.0390928081</text:p>
          </table:table-cell>
          <table:table-cell table:formula="of:=[Sheet1.U360]/[Sheet1.$AA360]" office:value-type="float" office:value="0.130408833184124">
            <text:p>0.1304088332</text:p>
          </table:table-cell>
          <table:table-cell table:formula="of:=[Sheet1.V360]/[Sheet1.$AA360]" office:value-type="float" office:value="0.171590569979111">
            <text:p>0.17159057</text:p>
          </table:table-cell>
          <table:table-cell table:formula="of:=[Sheet1.W360]/[Sheet1.$AA360]" office:value-type="float" office:value="0.0680393912264996">
            <text:p>0.0680393912</text:p>
          </table:table-cell>
          <table:table-cell table:formula="of:=[Sheet1.X360]/[Sheet1.$AA360]" office:value-type="float" office:value="0.536257833482543">
            <text:p>0.5362578335</text:p>
          </table:table-cell>
          <table:table-cell table:formula="of:=[Sheet1.Y360]/[Sheet1.$AA360]" office:value-type="float" office:value="0.00954938824231573">
            <text:p>0.0095493882</text:p>
          </table:table-cell>
          <table:table-cell table:formula="of:=[Sheet1.Z360]/[Sheet1.$AA360]" office:value-type="float" office:value="0.0450611757684273">
            <text:p>0.0450611758</text:p>
          </table:table-cell>
          <table:table-cell table:formula="of:=[Sheet1.AA360]/[Sheet1.$AA360]" office:value-type="float" office:value="1">
            <text:p>1</text:p>
          </table:table-cell>
        </table:table-row>
        <table:table-row table:style-name="ro1">
          <table:table-cell table:formula="of:=[Sheet1.A361]" office:value-type="string" office:string-value="Tholen">
            <text:p>Tholen</text:p>
          </table:table-cell>
          <table:table-cell table:formula="of:=[Sheet1.T361]/[Sheet1.$AA361]" office:value-type="float" office:value="0.0243029611860474">
            <text:p>0.0243029612</text:p>
          </table:table-cell>
          <table:table-cell table:formula="of:=[Sheet1.U361]/[Sheet1.$AA361]" office:value-type="float" office:value="0.0143143654882221">
            <text:p>0.0143143655</text:p>
          </table:table-cell>
          <table:table-cell table:formula="of:=[Sheet1.V361]/[Sheet1.$AA361]" office:value-type="float" office:value="0.463683196350623">
            <text:p>0.4636831964</text:p>
          </table:table-cell>
          <table:table-cell table:formula="of:=[Sheet1.W361]/[Sheet1.$AA361]" office:value-type="float" office:value="0.00637067914585709">
            <text:p>0.0063706791</text:p>
          </table:table-cell>
          <table:table-cell table:formula="of:=[Sheet1.X361]/[Sheet1.$AA361]" office:value-type="float" office:value="0.477289708600417">
            <text:p>0.4772897086</text:p>
          </table:table-cell>
          <table:table-cell table:formula="of:=[Sheet1.Y361]/[Sheet1.$AA361]" office:value-type="float" office:value="0.00884816548035707">
            <text:p>0.0088481655</text:p>
          </table:table-cell>
          <table:table-cell table:formula="of:=[Sheet1.Z361]/[Sheet1.$AA361]" office:value-type="float" office:value="0.00519092374847615">
            <text:p>0.0051909237</text:p>
          </table:table-cell>
          <table:table-cell table:formula="of:=[Sheet1.AA361]/[Sheet1.$AA361]" office:value-type="float" office:value="1">
            <text:p>1</text:p>
          </table:table-cell>
        </table:table-row>
        <table:table-row table:style-name="ro1">
          <table:table-cell table:formula="of:=[Sheet1.A362]" office:value-type="string" office:string-value="Tiel">
            <text:p>Tiel</text:p>
          </table:table-cell>
          <table:table-cell table:formula="of:=[Sheet1.T362]/[Sheet1.$AA362]" office:value-type="float" office:value="0.0669939358937338">
            <text:p>0.0669939359</text:p>
          </table:table-cell>
          <table:table-cell table:formula="of:=[Sheet1.U362]/[Sheet1.$AA362]" office:value-type="float" office:value="0.160554432572914">
            <text:p>0.1605544326</text:p>
          </table:table-cell>
          <table:table-cell table:formula="of:=[Sheet1.V362]/[Sheet1.$AA362]" office:value-type="float" office:value="0.0796996823563384">
            <text:p>0.0796996824</text:p>
          </table:table-cell>
          <table:table-cell table:formula="of:=[Sheet1.W362]/[Sheet1.$AA362]" office:value-type="float" office:value="0.0626624314178458">
            <text:p>0.0626624314</text:p>
          </table:table-cell>
          <table:table-cell table:formula="of:=[Sheet1.X362]/[Sheet1.$AA362]" office:value-type="float" office:value="0.493213976321109">
            <text:p>0.4932139763</text:p>
          </table:table-cell>
          <table:table-cell table:formula="of:=[Sheet1.Y362]/[Sheet1.$AA362]" office:value-type="float" office:value="0.0545769563961883">
            <text:p>0.0545769564</text:p>
          </table:table-cell>
          <table:table-cell table:formula="of:=[Sheet1.Z362]/[Sheet1.$AA362]" office:value-type="float" office:value="0.0822985850418712">
            <text:p>0.082298585</text:p>
          </table:table-cell>
          <table:table-cell table:formula="of:=[Sheet1.AA362]/[Sheet1.$AA362]" office:value-type="float" office:value="1">
            <text:p>1</text:p>
          </table:table-cell>
        </table:table-row>
        <table:table-row table:style-name="ro1">
          <table:table-cell table:formula="of:=[Sheet1.A363]" office:value-type="string" office:string-value="Tilburg">
            <text:p>Tilburg</text:p>
          </table:table-cell>
          <table:table-cell table:formula="of:=[Sheet1.T363]/[Sheet1.$AA363]" office:value-type="float" office:value="0.0528813559322034">
            <text:p>0.0528813559</text:p>
          </table:table-cell>
          <table:table-cell table:formula="of:=[Sheet1.U363]/[Sheet1.$AA363]" office:value-type="float" office:value="0.207881355932203">
            <text:p>0.2078813559</text:p>
          </table:table-cell>
          <table:table-cell table:formula="of:=[Sheet1.V363]/[Sheet1.$AA363]" office:value-type="float" office:value="0.171016949152542">
            <text:p>0.1710169492</text:p>
          </table:table-cell>
          <table:table-cell table:formula="of:=[Sheet1.W363]/[Sheet1.$AA363]" office:value-type="float" office:value="0.0936440677966102">
            <text:p>0.0936440678</text:p>
          </table:table-cell>
          <table:table-cell table:formula="of:=[Sheet1.X363]/[Sheet1.$AA363]" office:value-type="float" office:value="0.346779661016949">
            <text:p>0.346779661</text:p>
          </table:table-cell>
          <table:table-cell table:formula="of:=[Sheet1.Y363]/[Sheet1.$AA363]" office:value-type="float" office:value="0.0432203389830509">
            <text:p>0.043220339</text:p>
          </table:table-cell>
          <table:table-cell table:formula="of:=[Sheet1.Z363]/[Sheet1.$AA363]" office:value-type="float" office:value="0.0845762711864407">
            <text:p>0.0845762712</text:p>
          </table:table-cell>
          <table:table-cell table:formula="of:=[Sheet1.AA363]/[Sheet1.$AA363]" office:value-type="float" office:value="1">
            <text:p>1</text:p>
          </table:table-cell>
        </table:table-row>
        <table:table-row table:style-name="ro1">
          <table:table-cell table:formula="of:=[Sheet1.A364]" office:value-type="string" office:string-value="Tubbergen">
            <text:p>Tubbergen</text:p>
          </table:table-cell>
          <table:table-cell table:formula="of:=[Sheet1.T364]/[Sheet1.$AA364]" office:value-type="float" office:value="0.0224589496539558">
            <text:p>0.0224589497</text:p>
          </table:table-cell>
          <table:table-cell table:formula="of:=[Sheet1.U364]/[Sheet1.$AA364]" office:value-type="float" office:value="0.0182521373320668">
            <text:p>0.0182521373</text:p>
          </table:table-cell>
          <table:table-cell table:formula="of:=[Sheet1.V364]/[Sheet1.$AA364]" office:value-type="float" office:value="0.0796580268693174">
            <text:p>0.0796580269</text:p>
          </table:table-cell>
          <table:table-cell table:formula="of:=[Sheet1.W364]/[Sheet1.$AA364]" office:value-type="float" office:value="0.00997421631157552">
            <text:p>0.0099742163</text:p>
          </table:table-cell>
          <table:table-cell table:formula="of:=[Sheet1.X364]/[Sheet1.$AA364]" office:value-type="float" office:value="0.859139639028362">
            <text:p>0.859139639</text:p>
          </table:table-cell>
          <table:table-cell table:formula="of:=[Sheet1.Y364]/[Sheet1.$AA364]" office:value-type="float" office:value="0.00400325688695888">
            <text:p>0.0040032569</text:p>
          </table:table-cell>
          <table:table-cell table:formula="of:=[Sheet1.Z364]/[Sheet1.$AA364]" office:value-type="float" office:value="0.0065137739177636">
            <text:p>0.0065137739</text:p>
          </table:table-cell>
          <table:table-cell table:formula="of:=[Sheet1.AA364]/[Sheet1.$AA364]" office:value-type="float" office:value="1">
            <text:p>1</text:p>
          </table:table-cell>
        </table:table-row>
        <table:table-row table:style-name="ro1">
          <table:table-cell table:formula="of:=[Sheet1.A365]" office:value-type="string" office:string-value="Twenterand">
            <text:p>Twenterand</text:p>
          </table:table-cell>
          <table:table-cell table:formula="of:=[Sheet1.T365]/[Sheet1.$AA365]" office:value-type="float" office:value="0.0294172062904718">
            <text:p>0.0294172063</text:p>
          </table:table-cell>
          <table:table-cell table:formula="of:=[Sheet1.U365]/[Sheet1.$AA365]" office:value-type="float" office:value="0.0612395929694727">
            <text:p>0.061239593</text:p>
          </table:table-cell>
          <table:table-cell table:formula="of:=[Sheet1.V365]/[Sheet1.$AA365]" office:value-type="float" office:value="0.127844588344126">
            <text:p>0.1278445883</text:p>
          </table:table-cell>
          <table:table-cell table:formula="of:=[Sheet1.W365]/[Sheet1.$AA365]" office:value-type="float" office:value="0.0130434782608696">
            <text:p>0.0130434783</text:p>
          </table:table-cell>
          <table:table-cell table:formula="of:=[Sheet1.X365]/[Sheet1.$AA365]" office:value-type="float" office:value="0.746623496762257">
            <text:p>0.7466234968</text:p>
          </table:table-cell>
          <table:table-cell table:formula="of:=[Sheet1.Y365]/[Sheet1.$AA365]" office:value-type="float" office:value="0.00527289546716004">
            <text:p>0.0052728955</text:p>
          </table:table-cell>
          <table:table-cell table:formula="of:=[Sheet1.Z365]/[Sheet1.$AA365]" office:value-type="float" office:value="0.0165587419056429">
            <text:p>0.0165587419</text:p>
          </table:table-cell>
          <table:table-cell table:formula="of:=[Sheet1.AA365]/[Sheet1.$AA365]" office:value-type="float" office:value="1">
            <text:p>1</text:p>
          </table:table-cell>
        </table:table-row>
        <table:table-row table:style-name="ro1">
          <table:table-cell table:formula="of:=[Sheet1.A366]" office:value-type="string" office:string-value="Tynaarlo">
            <text:p>Tynaarlo</text:p>
          </table:table-cell>
          <table:table-cell table:formula="of:=[Sheet1.T366]/[Sheet1.$AA366]" office:value-type="float" office:value="0.0288978037669137">
            <text:p>0.0288978038</text:p>
          </table:table-cell>
          <table:table-cell table:formula="of:=[Sheet1.U366]/[Sheet1.$AA366]" office:value-type="float" office:value="0.0527639899367648">
            <text:p>0.0527639899</text:p>
          </table:table-cell>
          <table:table-cell table:formula="of:=[Sheet1.V366]/[Sheet1.$AA366]" office:value-type="float" office:value="0.113959339090229">
            <text:p>0.1139593391</text:p>
          </table:table-cell>
          <table:table-cell table:formula="of:=[Sheet1.W366]/[Sheet1.$AA366]" office:value-type="float" office:value="0.0276059019514517">
            <text:p>0.027605902</text:p>
          </table:table-cell>
          <table:table-cell table:formula="of:=[Sheet1.X366]/[Sheet1.$AA366]" office:value-type="float" office:value="0.761746107295845">
            <text:p>0.7617461073</text:p>
          </table:table-cell>
          <table:table-cell table:formula="of:=[Sheet1.Y366]/[Sheet1.$AA366]" office:value-type="float" office:value="0.00591555041816822">
            <text:p>0.0059155504</text:p>
          </table:table-cell>
          <table:table-cell table:formula="of:=[Sheet1.Z366]/[Sheet1.$AA366]" office:value-type="float" office:value="0.00911130754062691">
            <text:p>0.0091113075</text:p>
          </table:table-cell>
          <table:table-cell table:formula="of:=[Sheet1.AA366]/[Sheet1.$AA366]" office:value-type="float" office:value="1">
            <text:p>1</text:p>
          </table:table-cell>
        </table:table-row>
        <table:table-row table:style-name="ro1">
          <table:table-cell table:formula="of:=[Sheet1.A367]" office:value-type="string" office:string-value="Tytsjerksteradiel">
            <text:p>Tytsjerksteradiel</text:p>
          </table:table-cell>
          <table:table-cell table:formula="of:=[Sheet1.T367]/[Sheet1.$AA367]" office:value-type="float" office:value="0.0233078500839083">
            <text:p>0.0233078501</text:p>
          </table:table-cell>
          <table:table-cell table:formula="of:=[Sheet1.U367]/[Sheet1.$AA367]" office:value-type="float" office:value="0.0402138106781031">
            <text:p>0.0402138107</text:p>
          </table:table-cell>
          <table:table-cell table:formula="of:=[Sheet1.V367]/[Sheet1.$AA367]" office:value-type="float" office:value="0.126421778855118">
            <text:p>0.1264217789</text:p>
          </table:table-cell>
          <table:table-cell table:formula="of:=[Sheet1.W367]/[Sheet1.$AA367]" office:value-type="float" office:value="0.0201379824724967">
            <text:p>0.0201379825</text:p>
          </table:table-cell>
          <table:table-cell table:formula="of:=[Sheet1.X367]/[Sheet1.$AA367]" office:value-type="float" office:value="0.772515383181055">
            <text:p>0.7725153832</text:p>
          </table:table-cell>
          <table:table-cell table:formula="of:=[Sheet1.Y367]/[Sheet1.$AA367]" office:value-type="float" office:value="0.00832867176331655">
            <text:p>0.0083286718</text:p>
          </table:table-cell>
          <table:table-cell table:formula="of:=[Sheet1.Z367]/[Sheet1.$AA367]" office:value-type="float" office:value="0.00907452296600162">
            <text:p>0.009074523</text:p>
          </table:table-cell>
          <table:table-cell table:formula="of:=[Sheet1.AA367]/[Sheet1.$AA367]" office:value-type="float" office:value="1">
            <text:p>1</text:p>
          </table:table-cell>
        </table:table-row>
        <table:table-row table:style-name="ro1">
          <table:table-cell table:formula="of:=[Sheet1.A368]" office:value-type="string" office:string-value="Ubbergen">
            <text:p>Ubbergen</text:p>
          </table:table-cell>
          <table:table-cell table:formula="of:=[Sheet1.T368]/[Sheet1.$AA368]" office:value-type="float" office:value="0.0298969072164948">
            <text:p>0.0298969072</text:p>
          </table:table-cell>
          <table:table-cell table:formula="of:=[Sheet1.U368]/[Sheet1.$AA368]" office:value-type="float" office:value="0.0422680412371134">
            <text:p>0.0422680412</text:p>
          </table:table-cell>
          <table:table-cell table:formula="of:=[Sheet1.V368]/[Sheet1.$AA368]" office:value-type="float" office:value="0.263144329896907">
            <text:p>0.2631443299</text:p>
          </table:table-cell>
          <table:table-cell table:formula="of:=[Sheet1.W368]/[Sheet1.$AA368]" office:value-type="float" office:value="0.0195876288659794">
            <text:p>0.0195876289</text:p>
          </table:table-cell>
          <table:table-cell table:formula="of:=[Sheet1.X368]/[Sheet1.$AA368]" office:value-type="float" office:value="0.620103092783505">
            <text:p>0.6201030928</text:p>
          </table:table-cell>
          <table:table-cell table:formula="of:=[Sheet1.Y368]/[Sheet1.$AA368]" office:value-type="float" office:value="0.00850515463917526">
            <text:p>0.0085051546</text:p>
          </table:table-cell>
          <table:table-cell table:formula="of:=[Sheet1.Z368]/[Sheet1.$AA368]" office:value-type="float" office:value="0.0164948453608247">
            <text:p>0.0164948454</text:p>
          </table:table-cell>
          <table:table-cell table:formula="of:=[Sheet1.AA368]/[Sheet1.$AA368]" office:value-type="float" office:value="1">
            <text:p>1</text:p>
          </table:table-cell>
        </table:table-row>
        <table:table-row table:style-name="ro1">
          <table:table-cell table:formula="of:=[Sheet1.A369]" office:value-type="string" office:string-value="Uden">
            <text:p>Uden</text:p>
          </table:table-cell>
          <table:table-cell table:formula="of:=[Sheet1.T369]/[Sheet1.$AA369]" office:value-type="float" office:value="0.0596683446846313">
            <text:p>0.0596683447</text:p>
          </table:table-cell>
          <table:table-cell table:formula="of:=[Sheet1.U369]/[Sheet1.$AA369]" office:value-type="float" office:value="0.0992004737933077">
            <text:p>0.0992004738</text:p>
          </table:table-cell>
          <table:table-cell table:formula="of:=[Sheet1.V369]/[Sheet1.$AA369]" office:value-type="float" office:value="0.125407166123779">
            <text:p>0.1254071661</text:p>
          </table:table-cell>
          <table:table-cell table:formula="of:=[Sheet1.W369]/[Sheet1.$AA369]" office:value-type="float" office:value="0.0376073437962689">
            <text:p>0.0376073438</text:p>
          </table:table-cell>
          <table:table-cell table:formula="of:=[Sheet1.X369]/[Sheet1.$AA369]" office:value-type="float" office:value="0.625703286941072">
            <text:p>0.6257032869</text:p>
          </table:table-cell>
          <table:table-cell table:formula="of:=[Sheet1.Y369]/[Sheet1.$AA369]" office:value-type="float" office:value="0.0158424637251999">
            <text:p>0.0158424637</text:p>
          </table:table-cell>
          <table:table-cell table:formula="of:=[Sheet1.Z369]/[Sheet1.$AA369]" office:value-type="float" office:value="0.0365709209357418">
            <text:p>0.0365709209</text:p>
          </table:table-cell>
          <table:table-cell table:formula="of:=[Sheet1.AA369]/[Sheet1.$AA369]" office:value-type="float" office:value="1">
            <text:p>1</text:p>
          </table:table-cell>
        </table:table-row>
        <table:table-row table:style-name="ro1">
          <table:table-cell table:formula="of:=[Sheet1.A370]" office:value-type="string" office:string-value="Uitgeest">
            <text:p>Uitgeest</text:p>
          </table:table-cell>
          <table:table-cell table:formula="of:=[Sheet1.T370]/[Sheet1.$AA370]" office:value-type="float" office:value="0.0432822362488729">
            <text:p>0.0432822362</text:p>
          </table:table-cell>
          <table:table-cell table:formula="of:=[Sheet1.U370]/[Sheet1.$AA370]" office:value-type="float" office:value="0.0766456266907124">
            <text:p>0.0766456267</text:p>
          </table:table-cell>
          <table:table-cell table:formula="of:=[Sheet1.V370]/[Sheet1.$AA370]" office:value-type="float" office:value="0.159152389540126">
            <text:p>0.1591523895</text:p>
          </table:table-cell>
          <table:table-cell table:formula="of:=[Sheet1.W370]/[Sheet1.$AA370]" office:value-type="float" office:value="0.0252479711451758">
            <text:p>0.0252479711</text:p>
          </table:table-cell>
          <table:table-cell table:formula="of:=[Sheet1.X370]/[Sheet1.$AA370]" office:value-type="float" office:value="0.670423805229937">
            <text:p>0.6704238052</text:p>
          </table:table-cell>
          <table:table-cell table:formula="of:=[Sheet1.Y370]/[Sheet1.$AA370]" office:value-type="float" office:value="0.00676284941388638">
            <text:p>0.0067628494</text:p>
          </table:table-cell>
          <table:table-cell table:formula="of:=[Sheet1.Z370]/[Sheet1.$AA370]" office:value-type="float" office:value="0.0184851217312894">
            <text:p>0.0184851217</text:p>
          </table:table-cell>
          <table:table-cell table:formula="of:=[Sheet1.AA370]/[Sheet1.$AA370]" office:value-type="float" office:value="1">
            <text:p>1</text:p>
          </table:table-cell>
        </table:table-row>
        <table:table-row table:style-name="ro1">
          <table:table-cell table:formula="of:=[Sheet1.A371]" office:value-type="string" office:string-value="Uithoorn">
            <text:p>Uithoorn</text:p>
          </table:table-cell>
          <table:table-cell table:formula="of:=[Sheet1.T371]/[Sheet1.$AA371]" office:value-type="float" office:value="0.0392561983471074">
            <text:p>0.0392561983</text:p>
          </table:table-cell>
          <table:table-cell table:formula="of:=[Sheet1.U371]/[Sheet1.$AA371]" office:value-type="float" office:value="0.179235537190083">
            <text:p>0.1792355372</text:p>
          </table:table-cell>
          <table:table-cell table:formula="of:=[Sheet1.V371]/[Sheet1.$AA371]" office:value-type="float" office:value="0.0712809917355372">
            <text:p>0.0712809917</text:p>
          </table:table-cell>
          <table:table-cell table:formula="of:=[Sheet1.W371]/[Sheet1.$AA371]" office:value-type="float" office:value="0.0537190082644628">
            <text:p>0.0537190083</text:p>
          </table:table-cell>
          <table:table-cell table:formula="of:=[Sheet1.X371]/[Sheet1.$AA371]" office:value-type="float" office:value="0.543388429752066">
            <text:p>0.5433884298</text:p>
          </table:table-cell>
          <table:table-cell table:formula="of:=[Sheet1.Y371]/[Sheet1.$AA371]" office:value-type="float" office:value="0.0335743801652893">
            <text:p>0.0335743802</text:p>
          </table:table-cell>
          <table:table-cell table:formula="of:=[Sheet1.Z371]/[Sheet1.$AA371]" office:value-type="float" office:value="0.0795454545454545">
            <text:p>0.0795454545</text:p>
          </table:table-cell>
          <table:table-cell table:formula="of:=[Sheet1.AA371]/[Sheet1.$AA371]" office:value-type="float" office:value="1">
            <text:p>1</text:p>
          </table:table-cell>
        </table:table-row>
        <table:table-row table:style-name="ro1">
          <table:table-cell table:formula="of:=[Sheet1.A372]" office:value-type="string" office:string-value="Urk">
            <text:p>Urk</text:p>
          </table:table-cell>
          <table:table-cell table:formula="of:=[Sheet1.T372]/[Sheet1.$AA372]" office:value-type="float" office:value="0.00282151633748976">
            <text:p>0.0028215163</text:p>
          </table:table-cell>
          <table:table-cell table:formula="of:=[Sheet1.U372]/[Sheet1.$AA372]" office:value-type="float" office:value="0.0180212978975152">
            <text:p>0.0180212979</text:p>
          </table:table-cell>
          <table:table-cell table:formula="of:=[Sheet1.V372]/[Sheet1.$AA372]" office:value-type="float" office:value="0.91426231000273">
            <text:p>0.91426231</text:p>
          </table:table-cell>
          <table:table-cell table:formula="of:=[Sheet1.W372]/[Sheet1.$AA372]" office:value-type="float" office:value="0.00837353235642123">
            <text:p>0.0083735324</text:p>
          </table:table-cell>
          <table:table-cell table:formula="of:=[Sheet1.X372]/[Sheet1.$AA372]" office:value-type="float" office:value="0.040047328661145">
            <text:p>0.0400473287</text:p>
          </table:table-cell>
          <table:table-cell table:formula="of:=[Sheet1.Y372]/[Sheet1.$AA372]" office:value-type="float" office:value="0.00527896605078729">
            <text:p>0.0052789661</text:p>
          </table:table-cell>
          <table:table-cell table:formula="of:=[Sheet1.Z372]/[Sheet1.$AA372]" office:value-type="float" office:value="0.011195048693911">
            <text:p>0.0111950487</text:p>
          </table:table-cell>
          <table:table-cell table:formula="of:=[Sheet1.AA372]/[Sheet1.$AA372]" office:value-type="float" office:value="1">
            <text:p>1</text:p>
          </table:table-cell>
        </table:table-row>
        <table:table-row table:style-name="ro1">
          <table:table-cell table:formula="of:=[Sheet1.A373]" office:value-type="string" office:string-value="Utrecht (gemeente)">
            <text:p>Utrecht (gemeente)</text:p>
          </table:table-cell>
          <table:table-cell table:formula="of:=[Sheet1.T373]/[Sheet1.$AA373]" office:value-type="float" office:value="0.0954809752116699">
            <text:p>0.0954809752</text:p>
          </table:table-cell>
          <table:table-cell table:formula="of:=[Sheet1.U373]/[Sheet1.$AA373]" office:value-type="float" office:value="0.244823013363256">
            <text:p>0.2448230134</text:p>
          </table:table-cell>
          <table:table-cell table:formula="of:=[Sheet1.V373]/[Sheet1.$AA373]" office:value-type="float" office:value="0.0671223094970927">
            <text:p>0.0671223095</text:p>
          </table:table-cell>
          <table:table-cell table:formula="of:=[Sheet1.W373]/[Sheet1.$AA373]" office:value-type="float" office:value="0.155360603896766">
            <text:p>0.1553606039</text:p>
          </table:table-cell>
          <table:table-cell table:formula="of:=[Sheet1.X373]/[Sheet1.$AA373]" office:value-type="float" office:value="0.271957564011017">
            <text:p>0.271957564</text:p>
          </table:table-cell>
          <table:table-cell table:formula="of:=[Sheet1.Y373]/[Sheet1.$AA373]" office:value-type="float" office:value="0.0701825971641334">
            <text:p>0.0701825972</text:p>
          </table:table-cell>
          <table:table-cell table:formula="of:=[Sheet1.Z373]/[Sheet1.$AA373]" office:value-type="float" office:value="0.0950729368560645">
            <text:p>0.0950729369</text:p>
          </table:table-cell>
          <table:table-cell table:formula="of:=[Sheet1.AA373]/[Sheet1.$AA373]" office:value-type="float" office:value="1">
            <text:p>1</text:p>
          </table:table-cell>
        </table:table-row>
        <table:table-row table:style-name="ro1">
          <table:table-cell table:formula="of:=[Sheet1.A374]" office:value-type="string" office:string-value="Utrechtse Heuvelrug">
            <text:p>Utrechtse Heuvelrug</text:p>
          </table:table-cell>
          <table:table-cell table:formula="of:=[Sheet1.T374]/[Sheet1.$AA374]" office:value-type="float" office:value="0.0258465687743482">
            <text:p>0.0258465688</text:p>
          </table:table-cell>
          <table:table-cell table:formula="of:=[Sheet1.U374]/[Sheet1.$AA374]" office:value-type="float" office:value="0.0686245130356608">
            <text:p>0.068624513</text:p>
          </table:table-cell>
          <table:table-cell table:formula="of:=[Sheet1.V374]/[Sheet1.$AA374]" office:value-type="float" office:value="0.469283787833383">
            <text:p>0.4692837878</text:p>
          </table:table-cell>
          <table:table-cell table:formula="of:=[Sheet1.W374]/[Sheet1.$AA374]" office:value-type="float" office:value="0.0579112975726701">
            <text:p>0.0579112976</text:p>
          </table:table-cell>
          <table:table-cell table:formula="of:=[Sheet1.X374]/[Sheet1.$AA374]" office:value-type="float" office:value="0.370916991309559">
            <text:p>0.3709169913</text:p>
          </table:table-cell>
          <table:table-cell table:formula="of:=[Sheet1.Y374]/[Sheet1.$AA374]" office:value-type="float" office:value="0.00314653880731196">
            <text:p>0.0031465388</text:p>
          </table:table-cell>
          <table:table-cell table:formula="of:=[Sheet1.Z374]/[Sheet1.$AA374]" office:value-type="float" office:value="0.00427030266706623">
            <text:p>0.0042703027</text:p>
          </table:table-cell>
          <table:table-cell table:formula="of:=[Sheet1.AA374]/[Sheet1.$AA374]" office:value-type="float" office:value="1">
            <text:p>1</text:p>
          </table:table-cell>
        </table:table-row>
        <table:table-row table:style-name="ro1">
          <table:table-cell table:formula="of:=[Sheet1.A375]" office:value-type="string" office:string-value="Vaals">
            <text:p>Vaals</text:p>
          </table:table-cell>
          <table:table-cell table:formula="of:=[Sheet1.T375]/[Sheet1.$AA375]" office:value-type="float" office:value="0.0288702928870293">
            <text:p>0.0288702929</text:p>
          </table:table-cell>
          <table:table-cell table:formula="of:=[Sheet1.U375]/[Sheet1.$AA375]" office:value-type="float" office:value="0.0619246861924686">
            <text:p>0.0619246862</text:p>
          </table:table-cell>
          <table:table-cell table:formula="of:=[Sheet1.V375]/[Sheet1.$AA375]" office:value-type="float" office:value="0.24602510460251">
            <text:p>0.2460251046</text:p>
          </table:table-cell>
          <table:table-cell table:formula="of:=[Sheet1.W375]/[Sheet1.$AA375]" office:value-type="float" office:value="0.0435146443514644">
            <text:p>0.0435146444</text:p>
          </table:table-cell>
          <table:table-cell table:formula="of:=[Sheet1.X375]/[Sheet1.$AA375]" office:value-type="float" office:value="0.610041841004184">
            <text:p>0.610041841</text:p>
          </table:table-cell>
          <table:table-cell table:formula="of:=[Sheet1.Y375]/[Sheet1.$AA375]" office:value-type="float" office:value="0.00502092050209205">
            <text:p>0.0050209205</text:p>
          </table:table-cell>
          <table:table-cell table:formula="of:=[Sheet1.Z375]/[Sheet1.$AA375]" office:value-type="float" office:value="0.00460251046025105">
            <text:p>0.0046025105</text:p>
          </table:table-cell>
          <table:table-cell table:formula="of:=[Sheet1.AA375]/[Sheet1.$AA375]" office:value-type="float" office:value="1">
            <text:p>1</text:p>
          </table:table-cell>
        </table:table-row>
        <table:table-row table:style-name="ro1">
          <table:table-cell table:formula="of:=[Sheet1.A376]" office:value-type="string" office:string-value="Valkenburg aan de Geul">
            <text:p>Valkenburg aan de Geul</text:p>
          </table:table-cell>
          <table:table-cell table:formula="of:=[Sheet1.T376]/[Sheet1.$AA376]" office:value-type="float" office:value="0.0469216164903716">
            <text:p>0.0469216165</text:p>
          </table:table-cell>
          <table:table-cell table:formula="of:=[Sheet1.U376]/[Sheet1.$AA376]" office:value-type="float" office:value="0.0797396257119609">
            <text:p>0.0797396257</text:p>
          </table:table-cell>
          <table:table-cell table:formula="of:=[Sheet1.V376]/[Sheet1.$AA376]" office:value-type="float" office:value="0.13506916192026">
            <text:p>0.1350691619</text:p>
          </table:table-cell>
          <table:table-cell table:formula="of:=[Sheet1.W376]/[Sheet1.$AA376]" office:value-type="float" office:value="0.0466503932736642">
            <text:p>0.0466503933</text:p>
          </table:table-cell>
          <table:table-cell table:formula="of:=[Sheet1.X376]/[Sheet1.$AA376]" office:value-type="float" office:value="0.675617032818009">
            <text:p>0.6756170328</text:p>
          </table:table-cell>
          <table:table-cell table:formula="of:=[Sheet1.Y376]/[Sheet1.$AA376]" office:value-type="float" office:value="0.0113913751017087">
            <text:p>0.0113913751</text:p>
          </table:table-cell>
          <table:table-cell table:formula="of:=[Sheet1.Z376]/[Sheet1.$AA376]" office:value-type="float" office:value="0.00461079468402495">
            <text:p>0.0046107947</text:p>
          </table:table-cell>
          <table:table-cell table:formula="of:=[Sheet1.AA376]/[Sheet1.$AA376]" office:value-type="float" office:value="1">
            <text:p>1</text:p>
          </table:table-cell>
        </table:table-row>
        <table:table-row table:style-name="ro1">
          <table:table-cell table:formula="of:=[Sheet1.A377]" office:value-type="string" office:string-value="Valkenswaard">
            <text:p>Valkenswaard</text:p>
          </table:table-cell>
          <table:table-cell table:formula="of:=[Sheet1.T377]/[Sheet1.$AA377]" office:value-type="float" office:value="0.0176093916755603">
            <text:p>0.0176093917</text:p>
          </table:table-cell>
          <table:table-cell table:formula="of:=[Sheet1.U377]/[Sheet1.$AA377]" office:value-type="float" office:value="0.103166133048737">
            <text:p>0.103166133</text:p>
          </table:table-cell>
          <table:table-cell table:formula="of:=[Sheet1.V377]/[Sheet1.$AA377]" office:value-type="float" office:value="0.360014229811455">
            <text:p>0.3600142298</text:p>
          </table:table-cell>
          <table:table-cell table:formula="of:=[Sheet1.W377]/[Sheet1.$AA377]" office:value-type="float" office:value="0.0412664532194948">
            <text:p>0.0412664532</text:p>
          </table:table-cell>
          <table:table-cell table:formula="of:=[Sheet1.X377]/[Sheet1.$AA377]" office:value-type="float" office:value="0.449662041977944">
            <text:p>0.449662042</text:p>
          </table:table-cell>
          <table:table-cell table:formula="of:=[Sheet1.Y377]/[Sheet1.$AA377]" office:value-type="float" office:value="0.00284596229099964">
            <text:p>0.0028459623</text:p>
          </table:table-cell>
          <table:table-cell table:formula="of:=[Sheet1.Z377]/[Sheet1.$AA377]" office:value-type="float" office:value="0.0254357879758093">
            <text:p>0.025435788</text:p>
          </table:table-cell>
          <table:table-cell table:formula="of:=[Sheet1.AA377]/[Sheet1.$AA377]" office:value-type="float" office:value="1">
            <text:p>1</text:p>
          </table:table-cell>
        </table:table-row>
        <table:table-row table:style-name="ro1">
          <table:table-cell table:formula="of:=[Sheet1.A378]" office:value-type="string" office:string-value="Veendam">
            <text:p>Veendam</text:p>
          </table:table-cell>
          <table:table-cell table:formula="of:=[Sheet1.T378]/[Sheet1.$AA378]" office:value-type="float" office:value="0.0338398671944835">
            <text:p>0.0338398672</text:p>
          </table:table-cell>
          <table:table-cell table:formula="of:=[Sheet1.U378]/[Sheet1.$AA378]" office:value-type="float" office:value="0.0785340314136126">
            <text:p>0.0785340314</text:p>
          </table:table-cell>
          <table:table-cell table:formula="of:=[Sheet1.V378]/[Sheet1.$AA378]" office:value-type="float" office:value="0.0431617928744732">
            <text:p>0.0431617929</text:p>
          </table:table-cell>
          <table:table-cell table:formula="of:=[Sheet1.W378]/[Sheet1.$AA378]" office:value-type="float" office:value="0.0522283233303537">
            <text:p>0.0522283233</text:p>
          </table:table-cell>
          <table:table-cell table:formula="of:=[Sheet1.X378]/[Sheet1.$AA378]" office:value-type="float" office:value="0.736432128719193">
            <text:p>0.7364321287</text:p>
          </table:table-cell>
          <table:table-cell table:formula="of:=[Sheet1.Y378]/[Sheet1.$AA378]" office:value-type="float" office:value="0.0240071510662751">
            <text:p>0.0240071511</text:p>
          </table:table-cell>
          <table:table-cell table:formula="of:=[Sheet1.Z378]/[Sheet1.$AA378]" office:value-type="float" office:value="0.031796705401609">
            <text:p>0.0317967054</text:p>
          </table:table-cell>
          <table:table-cell table:formula="of:=[Sheet1.AA378]/[Sheet1.$AA378]" office:value-type="float" office:value="1">
            <text:p>1</text:p>
          </table:table-cell>
        </table:table-row>
        <table:table-row table:style-name="ro1">
          <table:table-cell table:formula="of:=[Sheet1.A379]" office:value-type="string" office:string-value="Veenendaal">
            <text:p>Veenendaal</text:p>
          </table:table-cell>
          <table:table-cell table:formula="of:=[Sheet1.T379]/[Sheet1.$AA379]" office:value-type="float" office:value="0.0376782077393075">
            <text:p>0.0376782077</text:p>
          </table:table-cell>
          <table:table-cell table:formula="of:=[Sheet1.U379]/[Sheet1.$AA379]" office:value-type="float" office:value="0.379327902240326">
            <text:p>0.3793279022</text:p>
          </table:table-cell>
          <table:table-cell table:formula="of:=[Sheet1.V379]/[Sheet1.$AA379]" office:value-type="float" office:value="0.0442973523421589">
            <text:p>0.0442973523</text:p>
          </table:table-cell>
          <table:table-cell table:formula="of:=[Sheet1.W379]/[Sheet1.$AA379]" office:value-type="float" office:value="0.0972505091649695">
            <text:p>0.0972505092</text:p>
          </table:table-cell>
          <table:table-cell table:formula="of:=[Sheet1.X379]/[Sheet1.$AA379]" office:value-type="float" office:value="0.224541751527495">
            <text:p>0.2245417515</text:p>
          </table:table-cell>
          <table:table-cell table:formula="of:=[Sheet1.Y379]/[Sheet1.$AA379]" office:value-type="float" office:value="0.0585539714867617">
            <text:p>0.0585539715</text:p>
          </table:table-cell>
          <table:table-cell table:formula="of:=[Sheet1.Z379]/[Sheet1.$AA379]" office:value-type="float" office:value="0.158350305498982">
            <text:p>0.1583503055</text:p>
          </table:table-cell>
          <table:table-cell table:formula="of:=[Sheet1.AA379]/[Sheet1.$AA379]" office:value-type="float" office:value="1">
            <text:p>1</text:p>
          </table:table-cell>
        </table:table-row>
        <table:table-row table:style-name="ro1">
          <table:table-cell table:formula="of:=[Sheet1.A380]" office:value-type="string" office:string-value="Veere">
            <text:p>Veere</text:p>
          </table:table-cell>
          <table:table-cell table:formula="of:=[Sheet1.T380]/[Sheet1.$AA380]" office:value-type="float" office:value="0.0214986231218899">
            <text:p>0.0214986231</text:p>
          </table:table-cell>
          <table:table-cell table:formula="of:=[Sheet1.U380]/[Sheet1.$AA380]" office:value-type="float" office:value="0.0233827721145949">
            <text:p>0.0233827721</text:p>
          </table:table-cell>
          <table:table-cell table:formula="of:=[Sheet1.V380]/[Sheet1.$AA380]" office:value-type="float" office:value="0.432532972607372">
            <text:p>0.4325329726</text:p>
          </table:table-cell>
          <table:table-cell table:formula="of:=[Sheet1.W380]/[Sheet1.$AA380]" office:value-type="float" office:value="0.029373399681144">
            <text:p>0.0293733997</text:p>
          </table:table-cell>
          <table:table-cell table:formula="of:=[Sheet1.X380]/[Sheet1.$AA380]" office:value-type="float" office:value="0.47717281028069">
            <text:p>0.4771728103</text:p>
          </table:table-cell>
          <table:table-cell table:formula="of:=[Sheet1.Y380]/[Sheet1.$AA380]" office:value-type="float" office:value="0.0142035847142374">
            <text:p>0.0142035847</text:p>
          </table:table-cell>
          <table:table-cell table:formula="of:=[Sheet1.Z380]/[Sheet1.$AA380]" office:value-type="float" office:value="0.0018358374800715">
            <text:p>0.0018358375</text:p>
          </table:table-cell>
          <table:table-cell table:formula="of:=[Sheet1.AA380]/[Sheet1.$AA380]" office:value-type="float" office:value="1">
            <text:p>1</text:p>
          </table:table-cell>
        </table:table-row>
        <table:table-row table:style-name="ro1">
          <table:table-cell table:formula="of:=[Sheet1.A381]" office:value-type="string" office:string-value="Veghel">
            <text:p>Veghel</text:p>
          </table:table-cell>
          <table:table-cell table:formula="of:=[Sheet1.T381]/[Sheet1.$AA381]" office:value-type="float" office:value="0.0416613743172869">
            <text:p>0.0416613743</text:p>
          </table:table-cell>
          <table:table-cell table:formula="of:=[Sheet1.U381]/[Sheet1.$AA381]" office:value-type="float" office:value="0.0769719293788899">
            <text:p>0.0769719294</text:p>
          </table:table-cell>
          <table:table-cell table:formula="of:=[Sheet1.V381]/[Sheet1.$AA381]" office:value-type="float" office:value="0.0760828146830941">
            <text:p>0.0760828147</text:p>
          </table:table-cell>
          <table:table-cell table:formula="of:=[Sheet1.W381]/[Sheet1.$AA381]" office:value-type="float" office:value="0.0213387526990982">
            <text:p>0.0213387527</text:p>
          </table:table-cell>
          <table:table-cell table:formula="of:=[Sheet1.X381]/[Sheet1.$AA381]" office:value-type="float" office:value="0.708116347008764">
            <text:p>0.708116347</text:p>
          </table:table-cell>
          <table:table-cell table:formula="of:=[Sheet1.Y381]/[Sheet1.$AA381]" office:value-type="float" office:value="0.0238790804013718">
            <text:p>0.0238790804</text:p>
          </table:table-cell>
          <table:table-cell table:formula="of:=[Sheet1.Z381]/[Sheet1.$AA381]" office:value-type="float" office:value="0.051949701511495">
            <text:p>0.0519497015</text:p>
          </table:table-cell>
          <table:table-cell table:formula="of:=[Sheet1.AA381]/[Sheet1.$AA381]" office:value-type="float" office:value="1">
            <text:p>1</text:p>
          </table:table-cell>
        </table:table-row>
        <table:table-row table:style-name="ro1">
          <table:table-cell table:formula="of:=[Sheet1.A382]" office:value-type="string" office:string-value="Veldhoven">
            <text:p>Veldhoven</text:p>
          </table:table-cell>
          <table:table-cell table:formula="of:=[Sheet1.T382]/[Sheet1.$AA382]" office:value-type="float" office:value="0.0361294376374489">
            <text:p>0.0361294376</text:p>
          </table:table-cell>
          <table:table-cell table:formula="of:=[Sheet1.U382]/[Sheet1.$AA382]" office:value-type="float" office:value="0.235940936223688">
            <text:p>0.2359409362</text:p>
          </table:table-cell>
          <table:table-cell table:formula="of:=[Sheet1.V382]/[Sheet1.$AA382]" office:value-type="float" office:value="0.15205780710022">
            <text:p>0.1520578071</text:p>
          </table:table-cell>
          <table:table-cell table:formula="of:=[Sheet1.W382]/[Sheet1.$AA382]" office:value-type="float" office:value="0.0933081998114986">
            <text:p>0.0933081998</text:p>
          </table:table-cell>
          <table:table-cell table:formula="of:=[Sheet1.X382]/[Sheet1.$AA382]" office:value-type="float" office:value="0.383914546025762">
            <text:p>0.383914546</text:p>
          </table:table-cell>
          <table:table-cell table:formula="of:=[Sheet1.Y382]/[Sheet1.$AA382]" office:value-type="float" office:value="0.0430411561420044">
            <text:p>0.0430411561</text:p>
          </table:table-cell>
          <table:table-cell table:formula="of:=[Sheet1.Z382]/[Sheet1.$AA382]" office:value-type="float" office:value="0.0556079170593779">
            <text:p>0.0556079171</text:p>
          </table:table-cell>
          <table:table-cell table:formula="of:=[Sheet1.AA382]/[Sheet1.$AA382]" office:value-type="float" office:value="1">
            <text:p>1</text:p>
          </table:table-cell>
        </table:table-row>
        <table:table-row table:style-name="ro1">
          <table:table-cell table:formula="of:=[Sheet1.A383]" office:value-type="string" office:string-value="Velsen">
            <text:p>Velsen</text:p>
          </table:table-cell>
          <table:table-cell table:formula="of:=[Sheet1.T383]/[Sheet1.$AA383]" office:value-type="float" office:value="0.0484390086900547">
            <text:p>0.0484390087</text:p>
          </table:table-cell>
          <table:table-cell table:formula="of:=[Sheet1.U383]/[Sheet1.$AA383]" office:value-type="float" office:value="0.112970711297071">
            <text:p>0.1129707113</text:p>
          </table:table-cell>
          <table:table-cell table:formula="of:=[Sheet1.V383]/[Sheet1.$AA383]" office:value-type="float" office:value="0.522368844544577">
            <text:p>0.5223688445</text:p>
          </table:table-cell>
          <table:table-cell table:formula="of:=[Sheet1.W383]/[Sheet1.$AA383]" office:value-type="float" office:value="0.120373350498874">
            <text:p>0.1203733505</text:p>
          </table:table-cell>
          <table:table-cell table:formula="of:=[Sheet1.X383]/[Sheet1.$AA383]" office:value-type="float" office:value="0.0679111683295784">
            <text:p>0.0679111683</text:p>
          </table:table-cell>
          <table:table-cell table:formula="of:=[Sheet1.Y383]/[Sheet1.$AA383]" office:value-type="float" office:value="0.0178628902478275">
            <text:p>0.0178628902</text:p>
          </table:table-cell>
          <table:table-cell table:formula="of:=[Sheet1.Z383]/[Sheet1.$AA383]" office:value-type="float" office:value="0.110074026392018">
            <text:p>0.1100740264</text:p>
          </table:table-cell>
          <table:table-cell table:formula="of:=[Sheet1.AA383]/[Sheet1.$AA383]" office:value-type="float" office:value="1">
            <text:p>1</text:p>
          </table:table-cell>
        </table:table-row>
        <table:table-row table:style-name="ro1">
          <table:table-cell table:formula="of:=[Sheet1.A384]" office:value-type="string" office:string-value="Venlo">
            <text:p>Venlo</text:p>
          </table:table-cell>
          <table:table-cell table:formula="of:=[Sheet1.T384]/[Sheet1.$AA384]" office:value-type="float" office:value="0.0706388921214942">
            <text:p>0.0706388921</text:p>
          </table:table-cell>
          <table:table-cell table:formula="of:=[Sheet1.U384]/[Sheet1.$AA384]" office:value-type="float" office:value="0.157337367624811">
            <text:p>0.1573373676</text:p>
          </table:table-cell>
          <table:table-cell table:formula="of:=[Sheet1.V384]/[Sheet1.$AA384]" office:value-type="float" office:value="0.192016757826138">
            <text:p>0.1920167578</text:p>
          </table:table-cell>
          <table:table-cell table:formula="of:=[Sheet1.W384]/[Sheet1.$AA384]" office:value-type="float" office:value="0.0704061445362504">
            <text:p>0.0704061445</text:p>
          </table:table-cell>
          <table:table-cell table:formula="of:=[Sheet1.X384]/[Sheet1.$AA384]" office:value-type="float" office:value="0.364482718491796">
            <text:p>0.3644827185</text:p>
          </table:table-cell>
          <table:table-cell table:formula="of:=[Sheet1.Y384]/[Sheet1.$AA384]" office:value-type="float" office:value="0.0336320260677295">
            <text:p>0.0336320261</text:p>
          </table:table-cell>
          <table:table-cell table:formula="of:=[Sheet1.Z384]/[Sheet1.$AA384]" office:value-type="float" office:value="0.111486093331782">
            <text:p>0.1114860933</text:p>
          </table:table-cell>
          <table:table-cell table:formula="of:=[Sheet1.AA384]/[Sheet1.$AA384]" office:value-type="float" office:value="1">
            <text:p>1</text:p>
          </table:table-cell>
        </table:table-row>
        <table:table-row table:style-name="ro1">
          <table:table-cell table:formula="of:=[Sheet1.A385]" office:value-type="string" office:string-value="Venray">
            <text:p>Venray</text:p>
          </table:table-cell>
          <table:table-cell table:formula="of:=[Sheet1.T385]/[Sheet1.$AA385]" office:value-type="float" office:value="0.029597282872392">
            <text:p>0.0295972829</text:p>
          </table:table-cell>
          <table:table-cell table:formula="of:=[Sheet1.U385]/[Sheet1.$AA385]" office:value-type="float" office:value="0.0441533236293062">
            <text:p>0.0441533236</text:p>
          </table:table-cell>
          <table:table-cell table:formula="of:=[Sheet1.V385]/[Sheet1.$AA385]" office:value-type="float" office:value="0.192416995910446">
            <text:p>0.1924169959</text:p>
          </table:table-cell>
          <table:table-cell table:formula="of:=[Sheet1.W385]/[Sheet1.$AA385]" office:value-type="float" office:value="0.0164275317113745">
            <text:p>0.0164275317</text:p>
          </table:table-cell>
          <table:table-cell table:formula="of:=[Sheet1.X385]/[Sheet1.$AA385]" office:value-type="float" office:value="0.688084840923269">
            <text:p>0.6880848409</text:p>
          </table:table-cell>
          <table:table-cell table:formula="of:=[Sheet1.Y385]/[Sheet1.$AA385]" office:value-type="float" office:value="0.0115755181257365">
            <text:p>0.0115755181</text:p>
          </table:table-cell>
          <table:table-cell table:formula="of:=[Sheet1.Z385]/[Sheet1.$AA385]" office:value-type="float" office:value="0.0177445068274763">
            <text:p>0.0177445068</text:p>
          </table:table-cell>
          <table:table-cell table:formula="of:=[Sheet1.AA385]/[Sheet1.$AA385]" office:value-type="float" office:value="1">
            <text:p>1</text:p>
          </table:table-cell>
        </table:table-row>
        <table:table-row table:style-name="ro1">
          <table:table-cell table:formula="of:=[Sheet1.A386]" office:value-type="string" office:string-value="Vianen">
            <text:p>Vianen</text:p>
          </table:table-cell>
          <table:table-cell table:formula="of:=[Sheet1.T386]/[Sheet1.$AA386]" office:value-type="float" office:value="0.0539320503682585">
            <text:p>0.0539320504</text:p>
          </table:table-cell>
          <table:table-cell table:formula="of:=[Sheet1.U386]/[Sheet1.$AA386]" office:value-type="float" office:value="0.0631979092421003">
            <text:p>0.0631979092</text:p>
          </table:table-cell>
          <table:table-cell table:formula="of:=[Sheet1.V386]/[Sheet1.$AA386]" office:value-type="float" office:value="0.148016155856498">
            <text:p>0.1480161559</text:p>
          </table:table-cell>
          <table:table-cell table:formula="of:=[Sheet1.W386]/[Sheet1.$AA386]" office:value-type="float" office:value="0.0168686148728914">
            <text:p>0.0168686149</text:p>
          </table:table-cell>
          <table:table-cell table:formula="of:=[Sheet1.X386]/[Sheet1.$AA386]" office:value-type="float" office:value="0.648372535043953">
            <text:p>0.648372535</text:p>
          </table:table-cell>
          <table:table-cell table:formula="of:=[Sheet1.Y386]/[Sheet1.$AA386]" office:value-type="float" office:value="0.0361130909954859">
            <text:p>0.036113091</text:p>
          </table:table-cell>
          <table:table-cell table:formula="of:=[Sheet1.Z386]/[Sheet1.$AA386]" office:value-type="float" office:value="0.0334996436208125">
            <text:p>0.0334996436</text:p>
          </table:table-cell>
          <table:table-cell table:formula="of:=[Sheet1.AA386]/[Sheet1.$AA386]" office:value-type="float" office:value="1">
            <text:p>1</text:p>
          </table:table-cell>
        </table:table-row>
        <table:table-row table:style-name="ro1">
          <table:table-cell table:formula="of:=[Sheet1.A387]" office:value-type="string" office:string-value="Vlaardingen">
            <text:p>Vlaardingen</text:p>
          </table:table-cell>
          <table:table-cell table:formula="of:=[Sheet1.T387]/[Sheet1.$AA387]" office:value-type="float" office:value="0.0539325842696629">
            <text:p>0.0539325843</text:p>
          </table:table-cell>
          <table:table-cell table:formula="of:=[Sheet1.U387]/[Sheet1.$AA387]" office:value-type="float" office:value="0.250561797752809">
            <text:p>0.2505617978</text:p>
          </table:table-cell>
          <table:table-cell table:formula="of:=[Sheet1.V387]/[Sheet1.$AA387]" office:value-type="float" office:value="0.227340823970037">
            <text:p>0.227340824</text:p>
          </table:table-cell>
          <table:table-cell table:formula="of:=[Sheet1.W387]/[Sheet1.$AA387]" office:value-type="float" office:value="0.161048689138577">
            <text:p>0.1610486891</text:p>
          </table:table-cell>
          <table:table-cell table:formula="of:=[Sheet1.X387]/[Sheet1.$AA387]" office:value-type="float" office:value="0.19250936329588">
            <text:p>0.1925093633</text:p>
          </table:table-cell>
          <table:table-cell table:formula="of:=[Sheet1.Y387]/[Sheet1.$AA387]" office:value-type="float" office:value="0.0194756554307116">
            <text:p>0.0194756554</text:p>
          </table:table-cell>
          <table:table-cell table:formula="of:=[Sheet1.Z387]/[Sheet1.$AA387]" office:value-type="float" office:value="0.0951310861423221">
            <text:p>0.0951310861</text:p>
          </table:table-cell>
          <table:table-cell table:formula="of:=[Sheet1.AA387]/[Sheet1.$AA387]" office:value-type="float" office:value="1">
            <text:p>1</text:p>
          </table:table-cell>
        </table:table-row>
        <table:table-row table:style-name="ro1">
          <table:table-cell table:formula="of:=[Sheet1.A388]" office:value-type="string" office:string-value="Vlagtwedde">
            <text:p>Vlagtwedde</text:p>
          </table:table-cell>
          <table:table-cell table:formula="of:=[Sheet1.T388]/[Sheet1.$AA388]" office:value-type="float" office:value="0.0199446961228452">
            <text:p>0.0199446961</text:p>
          </table:table-cell>
          <table:table-cell table:formula="of:=[Sheet1.U388]/[Sheet1.$AA388]" office:value-type="float" office:value="0.0251220803671236">
            <text:p>0.0251220804</text:p>
          </table:table-cell>
          <table:table-cell table:formula="of:=[Sheet1.V388]/[Sheet1.$AA388]" office:value-type="float" office:value="0.0919574042478084">
            <text:p>0.0919574042</text:p>
          </table:table-cell>
          <table:table-cell table:formula="of:=[Sheet1.W388]/[Sheet1.$AA388]" office:value-type="float" office:value="0.015002647526034">
            <text:p>0.0150026475</text:p>
          </table:table-cell>
          <table:table-cell table:formula="of:=[Sheet1.X388]/[Sheet1.$AA388]" office:value-type="float" office:value="0.834676707654292">
            <text:p>0.8346767077</text:p>
          </table:table-cell>
          <table:table-cell table:formula="of:=[Sheet1.Y388]/[Sheet1.$AA388]" office:value-type="float" office:value="0.0028828616814732">
            <text:p>0.0028828617</text:p>
          </table:table-cell>
          <table:table-cell table:formula="of:=[Sheet1.Z388]/[Sheet1.$AA388]" office:value-type="float" office:value="0.0104136024004236">
            <text:p>0.0104136024</text:p>
          </table:table-cell>
          <table:table-cell table:formula="of:=[Sheet1.AA388]/[Sheet1.$AA388]" office:value-type="float" office:value="1">
            <text:p>1</text:p>
          </table:table-cell>
        </table:table-row>
        <table:table-row table:style-name="ro1">
          <table:table-cell table:formula="of:=[Sheet1.A389]" office:value-type="string" office:string-value="Vlieland">
            <text:p>Vlieland</text:p>
          </table:table-cell>
          <table:table-cell table:formula="of:=[Sheet1.T389]/[Sheet1.$AA389]" office:value-type="float" office:value="0.000506713959969597">
            <text:p>0.000506714</text:p>
          </table:table-cell>
          <table:table-cell table:formula="of:=[Sheet1.U389]/[Sheet1.$AA389]" office:value-type="float" office:value="0.000791740562452496">
            <text:p>0.0007917406</text:p>
          </table:table-cell>
          <table:table-cell table:formula="of:=[Sheet1.V389]/[Sheet1.$AA389]" office:value-type="float" office:value="0.995439574360274">
            <text:p>0.9954395744</text:p>
          </table:table-cell>
          <table:table-cell table:formula="of:=[Sheet1.W389]/[Sheet1.$AA389]" office:value-type="float" office:value="0.00231188244236129">
            <text:p>0.0023118824</text:p>
          </table:table-cell>
          <table:table-cell table:formula="of:=[Sheet1.X389]/[Sheet1.$AA389]" office:value-type="float" office:value="0.000285026602482898">
            <text:p>0.0002850266</text:p>
          </table:table-cell>
          <table:table-cell table:formula="of:=[Sheet1.Y389]/[Sheet1.$AA389]" office:value-type="float" office:value="0.000506713959969597">
            <text:p>0.000506714</text:p>
          </table:table-cell>
          <table:table-cell table:formula="of:=[Sheet1.Z389]/[Sheet1.$AA389]" office:value-type="float" office:value="0.000158348112490499">
            <text:p>0.0001583481</text:p>
          </table:table-cell>
          <table:table-cell table:formula="of:=[Sheet1.AA389]/[Sheet1.$AA389]" office:value-type="float" office:value="1">
            <text:p>1</text:p>
          </table:table-cell>
        </table:table-row>
        <table:table-row table:style-name="ro1">
          <table:table-cell table:formula="of:=[Sheet1.A390]" office:value-type="string" office:string-value="Vlissingen">
            <text:p>Vlissingen</text:p>
          </table:table-cell>
          <table:table-cell table:formula="of:=[Sheet1.T390]/[Sheet1.$AA390]" office:value-type="float" office:value="0.00690615750681911">
            <text:p>0.0069061575</text:p>
          </table:table-cell>
          <table:table-cell table:formula="of:=[Sheet1.U390]/[Sheet1.$AA390]" office:value-type="float" office:value="0.017410481109628">
            <text:p>0.0174104811</text:p>
          </table:table-cell>
          <table:table-cell table:formula="of:=[Sheet1.V390]/[Sheet1.$AA390]" office:value-type="float" office:value="0.905693227322848">
            <text:p>0.9056932273</text:p>
          </table:table-cell>
          <table:table-cell table:formula="of:=[Sheet1.W390]/[Sheet1.$AA390]" office:value-type="float" office:value="0.00780569903081655">
            <text:p>0.007805699</text:p>
          </table:table-cell>
          <table:table-cell table:formula="of:=[Sheet1.X390]/[Sheet1.$AA390]" office:value-type="float" office:value="0.0357205037432534">
            <text:p>0.0357205037</text:p>
          </table:table-cell>
          <table:table-cell table:formula="of:=[Sheet1.Y390]/[Sheet1.$AA390]" office:value-type="float" office:value="0.00980790435842377">
            <text:p>0.0098079044</text:p>
          </table:table-cell>
          <table:table-cell table:formula="of:=[Sheet1.Z390]/[Sheet1.$AA390]" office:value-type="float" office:value="0.0166560269282108">
            <text:p>0.0166560269</text:p>
          </table:table-cell>
          <table:table-cell table:formula="of:=[Sheet1.AA390]/[Sheet1.$AA390]" office:value-type="float" office:value="1">
            <text:p>1</text:p>
          </table:table-cell>
        </table:table-row>
        <table:table-row table:style-name="ro1">
          <table:table-cell table:formula="of:=[Sheet1.A391]" office:value-type="string" office:string-value="Vlist">
            <text:p>Vlist</text:p>
          </table:table-cell>
          <table:table-cell table:formula="of:=[Sheet1.T391]/[Sheet1.$AA391]" office:value-type="float" office:value="0.015395505220315">
            <text:p>0.0153955052</text:p>
          </table:table-cell>
          <table:table-cell table:formula="of:=[Sheet1.U391]/[Sheet1.$AA391]" office:value-type="float" office:value="0.0194655813130419">
            <text:p>0.0194655813</text:p>
          </table:table-cell>
          <table:table-cell table:formula="of:=[Sheet1.V391]/[Sheet1.$AA391]" office:value-type="float" office:value="0.0497257122633162">
            <text:p>0.0497257123</text:p>
          </table:table-cell>
          <table:table-cell table:formula="of:=[Sheet1.W391]/[Sheet1.$AA391]" office:value-type="float" office:value="0.00849407184569103">
            <text:p>0.0084940718</text:p>
          </table:table-cell>
          <table:table-cell table:formula="of:=[Sheet1.X391]/[Sheet1.$AA391]" office:value-type="float" office:value="0.901256414793842">
            <text:p>0.9012564148</text:p>
          </table:table-cell>
          <table:table-cell table:formula="of:=[Sheet1.Y391]/[Sheet1.$AA391]" office:value-type="float" office:value="0.000353919660237126">
            <text:p>0.0003539197</text:p>
          </table:table-cell>
          <table:table-cell table:formula="of:=[Sheet1.Z391]/[Sheet1.$AA391]" office:value-type="float" office:value="0.00530879490355689">
            <text:p>0.0053087949</text:p>
          </table:table-cell>
          <table:table-cell table:formula="of:=[Sheet1.AA391]/[Sheet1.$AA391]" office:value-type="float" office:value="1">
            <text:p>1</text:p>
          </table:table-cell>
        </table:table-row>
        <table:table-row table:style-name="ro1">
          <table:table-cell table:formula="of:=[Sheet1.A392]" office:value-type="string" office:string-value="Voerendaal">
            <text:p>Voerendaal</text:p>
          </table:table-cell>
          <table:table-cell table:formula="of:=[Sheet1.T392]/[Sheet1.$AA392]" office:value-type="float" office:value="0.0450507614213198">
            <text:p>0.0450507614</text:p>
          </table:table-cell>
          <table:table-cell table:formula="of:=[Sheet1.U392]/[Sheet1.$AA392]" office:value-type="float" office:value="0.0799492385786802">
            <text:p>0.0799492386</text:p>
          </table:table-cell>
          <table:table-cell table:formula="of:=[Sheet1.V392]/[Sheet1.$AA392]" office:value-type="float" office:value="0.024746192893401">
            <text:p>0.0247461929</text:p>
          </table:table-cell>
          <table:table-cell table:formula="of:=[Sheet1.W392]/[Sheet1.$AA392]" office:value-type="float" office:value="0.032994923857868">
            <text:p>0.0329949239</text:p>
          </table:table-cell>
          <table:table-cell table:formula="of:=[Sheet1.X392]/[Sheet1.$AA392]" office:value-type="float" office:value="0.811548223350254">
            <text:p>0.8115482234</text:p>
          </table:table-cell>
          <table:table-cell table:formula="of:=[Sheet1.Y392]/[Sheet1.$AA392]" office:value-type="float" office:value="0.00126903553299492">
            <text:p>0.0012690355</text:p>
          </table:table-cell>
          <table:table-cell table:formula="of:=[Sheet1.Z392]/[Sheet1.$AA392]" office:value-type="float" office:value="0.00444162436548223">
            <text:p>0.0044416244</text:p>
          </table:table-cell>
          <table:table-cell table:formula="of:=[Sheet1.AA392]/[Sheet1.$AA392]" office:value-type="float" office:value="1">
            <text:p>1</text:p>
          </table:table-cell>
        </table:table-row>
        <table:table-row table:style-name="ro1">
          <table:table-cell table:formula="of:=[Sheet1.A393]" office:value-type="string" office:string-value="Voorschoten">
            <text:p>Voorschoten</text:p>
          </table:table-cell>
          <table:table-cell table:formula="of:=[Sheet1.T393]/[Sheet1.$AA393]" office:value-type="float" office:value="0.0388936905790838">
            <text:p>0.0388936906</text:p>
          </table:table-cell>
          <table:table-cell table:formula="of:=[Sheet1.U393]/[Sheet1.$AA393]" office:value-type="float" office:value="0.273120138288678">
            <text:p>0.2731201383</text:p>
          </table:table-cell>
          <table:table-cell table:formula="of:=[Sheet1.V393]/[Sheet1.$AA393]" office:value-type="float" office:value="0.0959377700950735">
            <text:p>0.0959377701</text:p>
          </table:table-cell>
          <table:table-cell table:formula="of:=[Sheet1.W393]/[Sheet1.$AA393]" office:value-type="float" office:value="0.129645635263613">
            <text:p>0.1296456353</text:p>
          </table:table-cell>
          <table:table-cell table:formula="of:=[Sheet1.X393]/[Sheet1.$AA393]" office:value-type="float" office:value="0.393258426966292">
            <text:p>0.393258427</text:p>
          </table:table-cell>
          <table:table-cell table:formula="of:=[Sheet1.Y393]/[Sheet1.$AA393]" office:value-type="float" office:value="0.0388936905790838">
            <text:p>0.0388936906</text:p>
          </table:table-cell>
          <table:table-cell table:formula="of:=[Sheet1.Z393]/[Sheet1.$AA393]" office:value-type="float" office:value="0.0302506482281763">
            <text:p>0.0302506482</text:p>
          </table:table-cell>
          <table:table-cell table:formula="of:=[Sheet1.AA393]/[Sheet1.$AA393]" office:value-type="float" office:value="1">
            <text:p>1</text:p>
          </table:table-cell>
        </table:table-row>
        <table:table-row table:style-name="ro1">
          <table:table-cell table:formula="of:=[Sheet1.A394]" office:value-type="string" office:string-value="Voorst">
            <text:p>Voorst</text:p>
          </table:table-cell>
          <table:table-cell table:formula="of:=[Sheet1.T394]/[Sheet1.$AA394]" office:value-type="float" office:value="0.0286800823958168">
            <text:p>0.0286800824</text:p>
          </table:table-cell>
          <table:table-cell table:formula="of:=[Sheet1.U394]/[Sheet1.$AA394]" office:value-type="float" office:value="0.0302646173348122">
            <text:p>0.0302646173</text:p>
          </table:table-cell>
          <table:table-cell table:formula="of:=[Sheet1.V394]/[Sheet1.$AA394]" office:value-type="float" office:value="0.0973696720012676">
            <text:p>0.097369672</text:p>
          </table:table-cell>
          <table:table-cell table:formula="of:=[Sheet1.W394]/[Sheet1.$AA394]" office:value-type="float" office:value="0.0257486927586753">
            <text:p>0.0257486928</text:p>
          </table:table-cell>
          <table:table-cell table:formula="of:=[Sheet1.X394]/[Sheet1.$AA394]" office:value-type="float" office:value="0.799556330217081">
            <text:p>0.7995563302</text:p>
          </table:table-cell>
          <table:table-cell table:formula="of:=[Sheet1.Y394]/[Sheet1.$AA394]" office:value-type="float" office:value="0.00998257011567105">
            <text:p>0.0099825701</text:p>
          </table:table-cell>
          <table:table-cell table:formula="of:=[Sheet1.Z394]/[Sheet1.$AA394]" office:value-type="float" office:value="0.00839803517667565">
            <text:p>0.0083980352</text:p>
          </table:table-cell>
          <table:table-cell table:formula="of:=[Sheet1.AA394]/[Sheet1.$AA394]" office:value-type="float" office:value="1">
            <text:p>1</text:p>
          </table:table-cell>
        </table:table-row>
        <table:table-row table:style-name="ro1">
          <table:table-cell table:formula="of:=[Sheet1.A395]" office:value-type="string" office:string-value="Vught">
            <text:p>Vught</text:p>
          </table:table-cell>
          <table:table-cell table:formula="of:=[Sheet1.T395]/[Sheet1.$AA395]" office:value-type="float" office:value="0.0477754553598089">
            <text:p>0.0477754554</text:p>
          </table:table-cell>
          <table:table-cell table:formula="of:=[Sheet1.U395]/[Sheet1.$AA395]" office:value-type="float" office:value="0.128695132875485">
            <text:p>0.1286951329</text:p>
          </table:table-cell>
          <table:table-cell table:formula="of:=[Sheet1.V395]/[Sheet1.$AA395]" office:value-type="float" office:value="0.200656912511197">
            <text:p>0.2006569125</text:p>
          </table:table-cell>
          <table:table-cell table:formula="of:=[Sheet1.W395]/[Sheet1.$AA395]" office:value-type="float" office:value="0.106300388175575">
            <text:p>0.1063003882</text:p>
          </table:table-cell>
          <table:table-cell table:formula="of:=[Sheet1.X395]/[Sheet1.$AA395]" office:value-type="float" office:value="0.489101224246044">
            <text:p>0.4891012242</text:p>
          </table:table-cell>
          <table:table-cell table:formula="of:=[Sheet1.Y395]/[Sheet1.$AA395]" office:value-type="float" office:value="0.0170200059719319">
            <text:p>0.017020006</text:p>
          </table:table-cell>
          <table:table-cell table:formula="of:=[Sheet1.Z395]/[Sheet1.$AA395]" office:value-type="float" office:value="0.0104508808599582">
            <text:p>0.0104508809</text:p>
          </table:table-cell>
          <table:table-cell table:formula="of:=[Sheet1.AA395]/[Sheet1.$AA395]" office:value-type="float" office:value="1">
            <text:p>1</text:p>
          </table:table-cell>
        </table:table-row>
        <table:table-row table:style-name="ro1">
          <table:table-cell table:formula="of:=[Sheet1.A396]" office:value-type="string" office:string-value="Waalre">
            <text:p>Waalre</text:p>
          </table:table-cell>
          <table:table-cell table:formula="of:=[Sheet1.T396]/[Sheet1.$AA396]" office:value-type="float" office:value="0.0202553940995156">
            <text:p>0.0202553941</text:p>
          </table:table-cell>
          <table:table-cell table:formula="of:=[Sheet1.U396]/[Sheet1.$AA396]" office:value-type="float" office:value="0.171730515191546">
            <text:p>0.1717305152</text:p>
          </table:table-cell>
          <table:table-cell table:formula="of:=[Sheet1.V396]/[Sheet1.$AA396]" office:value-type="float" office:value="0.379128137384412">
            <text:p>0.3791281374</text:p>
          </table:table-cell>
          <table:table-cell table:formula="of:=[Sheet1.W396]/[Sheet1.$AA396]" office:value-type="float" office:value="0.0215763980625275">
            <text:p>0.0215763981</text:p>
          </table:table-cell>
          <table:table-cell table:formula="of:=[Sheet1.X396]/[Sheet1.$AA396]" office:value-type="float" office:value="0.3778071334214">
            <text:p>0.3778071334</text:p>
          </table:table-cell>
          <table:table-cell table:formula="of:=[Sheet1.Y396]/[Sheet1.$AA396]" office:value-type="float" office:value="0.0171730515191546">
            <text:p>0.0171730515</text:p>
          </table:table-cell>
          <table:table-cell table:formula="of:=[Sheet1.Z396]/[Sheet1.$AA396]" office:value-type="float" office:value="0.0123293703214443">
            <text:p>0.0123293703</text:p>
          </table:table-cell>
          <table:table-cell table:formula="of:=[Sheet1.AA396]/[Sheet1.$AA396]" office:value-type="float" office:value="1">
            <text:p>1</text:p>
          </table:table-cell>
        </table:table-row>
        <table:table-row table:style-name="ro1">
          <table:table-cell table:formula="of:=[Sheet1.A397]" office:value-type="string" office:string-value="Waalwijk">
            <text:p>Waalwijk</text:p>
          </table:table-cell>
          <table:table-cell table:formula="of:=[Sheet1.T397]/[Sheet1.$AA397]" office:value-type="float" office:value="0.0433624389521977">
            <text:p>0.043362439</text:p>
          </table:table-cell>
          <table:table-cell table:formula="of:=[Sheet1.U397]/[Sheet1.$AA397]" office:value-type="float" office:value="0.119875684475359">
            <text:p>0.1198756845</text:p>
          </table:table-cell>
          <table:table-cell table:formula="of:=[Sheet1.V397]/[Sheet1.$AA397]" office:value-type="float" office:value="0.0593458635489122">
            <text:p>0.0593458635</text:p>
          </table:table-cell>
          <table:table-cell table:formula="of:=[Sheet1.W397]/[Sheet1.$AA397]" office:value-type="float" office:value="0.0346307532928815">
            <text:p>0.0346307533</text:p>
          </table:table-cell>
          <table:table-cell table:formula="of:=[Sheet1.X397]/[Sheet1.$AA397]" office:value-type="float" office:value="0.646292733461595">
            <text:p>0.6462927335</text:p>
          </table:table-cell>
          <table:table-cell table:formula="of:=[Sheet1.Y397]/[Sheet1.$AA397]" office:value-type="float" office:value="0.0295989344383602">
            <text:p>0.0295989344</text:p>
          </table:table-cell>
          <table:table-cell table:formula="of:=[Sheet1.Z397]/[Sheet1.$AA397]" office:value-type="float" office:value="0.0668935918306941">
            <text:p>0.0668935918</text:p>
          </table:table-cell>
          <table:table-cell table:formula="of:=[Sheet1.AA397]/[Sheet1.$AA397]" office:value-type="float" office:value="1">
            <text:p>1</text:p>
          </table:table-cell>
        </table:table-row>
        <table:table-row table:style-name="ro1">
          <table:table-cell table:formula="of:=[Sheet1.A398]" office:value-type="string" office:string-value="Waddinxveen">
            <text:p>Waddinxveen</text:p>
          </table:table-cell>
          <table:table-cell table:formula="of:=[Sheet1.T398]/[Sheet1.$AA398]" office:value-type="float" office:value="0.0457181849198226">
            <text:p>0.0457181849</text:p>
          </table:table-cell>
          <table:table-cell table:formula="of:=[Sheet1.U398]/[Sheet1.$AA398]" office:value-type="float" office:value="0.100648242920505">
            <text:p>0.1006482429</text:p>
          </table:table-cell>
          <table:table-cell table:formula="of:=[Sheet1.V398]/[Sheet1.$AA398]" office:value-type="float" office:value="0.0597065847833504">
            <text:p>0.0597065848</text:p>
          </table:table-cell>
          <table:table-cell table:formula="of:=[Sheet1.W398]/[Sheet1.$AA398]" office:value-type="float" office:value="0.0573183213920164">
            <text:p>0.0573183214</text:p>
          </table:table-cell>
          <table:table-cell table:formula="of:=[Sheet1.X398]/[Sheet1.$AA398]" office:value-type="float" office:value="0.656772432616854">
            <text:p>0.6567724326</text:p>
          </table:table-cell>
          <table:table-cell table:formula="of:=[Sheet1.Y398]/[Sheet1.$AA398]" office:value-type="float" office:value="0.0136472193790515">
            <text:p>0.0136472194</text:p>
          </table:table-cell>
          <table:table-cell table:formula="of:=[Sheet1.Z398]/[Sheet1.$AA398]" office:value-type="float" office:value="0.0661890139883999">
            <text:p>0.066189014</text:p>
          </table:table-cell>
          <table:table-cell table:formula="of:=[Sheet1.AA398]/[Sheet1.$AA398]" office:value-type="float" office:value="1">
            <text:p>1</text:p>
          </table:table-cell>
        </table:table-row>
        <table:table-row table:style-name="ro1">
          <table:table-cell table:formula="of:=[Sheet1.A399]" office:value-type="string" office:string-value="Wageningen">
            <text:p>Wageningen</text:p>
          </table:table-cell>
          <table:table-cell table:formula="of:=[Sheet1.T399]/[Sheet1.$AA399]" office:value-type="float" office:value="0.0277085927770859">
            <text:p>0.0277085928</text:p>
          </table:table-cell>
          <table:table-cell table:formula="of:=[Sheet1.U399]/[Sheet1.$AA399]" office:value-type="float" office:value="0.151618929016189">
            <text:p>0.151618929</text:p>
          </table:table-cell>
          <table:table-cell table:formula="of:=[Sheet1.V399]/[Sheet1.$AA399]" office:value-type="float" office:value="0.223536737235367">
            <text:p>0.2235367372</text:p>
          </table:table-cell>
          <table:table-cell table:formula="of:=[Sheet1.W399]/[Sheet1.$AA399]" office:value-type="float" office:value="0.0806351183063512">
            <text:p>0.0806351183</text:p>
          </table:table-cell>
          <table:table-cell table:formula="of:=[Sheet1.X399]/[Sheet1.$AA399]" office:value-type="float" office:value="0.477272727272727">
            <text:p>0.4772727273</text:p>
          </table:table-cell>
          <table:table-cell table:formula="of:=[Sheet1.Y399]/[Sheet1.$AA399]" office:value-type="float" office:value="0.0165006226650062">
            <text:p>0.0165006227</text:p>
          </table:table-cell>
          <table:table-cell table:formula="of:=[Sheet1.Z399]/[Sheet1.$AA399]" office:value-type="float" office:value="0.0227272727272727">
            <text:p>0.0227272727</text:p>
          </table:table-cell>
          <table:table-cell table:formula="of:=[Sheet1.AA399]/[Sheet1.$AA399]" office:value-type="float" office:value="1">
            <text:p>1</text:p>
          </table:table-cell>
        </table:table-row>
        <table:table-row table:style-name="ro1">
          <table:table-cell table:formula="of:=[Sheet1.A400]" office:value-type="string" office:string-value="Wassenaar">
            <text:p>Wassenaar</text:p>
          </table:table-cell>
          <table:table-cell table:formula="of:=[Sheet1.T400]/[Sheet1.$AA400]" office:value-type="float" office:value="0.020260492040521">
            <text:p>0.020260492</text:p>
          </table:table-cell>
          <table:table-cell table:formula="of:=[Sheet1.U400]/[Sheet1.$AA400]" office:value-type="float" office:value="0.0968001286380447">
            <text:p>0.0968001286</text:p>
          </table:table-cell>
          <table:table-cell table:formula="of:=[Sheet1.V400]/[Sheet1.$AA400]" office:value-type="float" office:value="0.605885190545104">
            <text:p>0.6058851905</text:p>
          </table:table-cell>
          <table:table-cell table:formula="of:=[Sheet1.W400]/[Sheet1.$AA400]" office:value-type="float" office:value="0.0739668757034893">
            <text:p>0.0739668757</text:p>
          </table:table-cell>
          <table:table-cell table:formula="of:=[Sheet1.X400]/[Sheet1.$AA400]" office:value-type="float" office:value="0.197137803505387">
            <text:p>0.1971378035</text:p>
          </table:table-cell>
          <table:table-cell table:formula="of:=[Sheet1.Y400]/[Sheet1.$AA400]" office:value-type="float" office:value="0.00257276089403441">
            <text:p>0.0025727609</text:p>
          </table:table-cell>
          <table:table-cell table:formula="of:=[Sheet1.Z400]/[Sheet1.$AA400]" office:value-type="float" office:value="0.00337674867342016">
            <text:p>0.0033767487</text:p>
          </table:table-cell>
          <table:table-cell table:formula="of:=[Sheet1.AA400]/[Sheet1.$AA400]" office:value-type="float" office:value="1">
            <text:p>1</text:p>
          </table:table-cell>
        </table:table-row>
        <table:table-row table:style-name="ro1">
          <table:table-cell table:formula="of:=[Sheet1.A401]" office:value-type="string" office:string-value="Waterland">
            <text:p>Waterland</text:p>
          </table:table-cell>
          <table:table-cell table:formula="of:=[Sheet1.T401]/[Sheet1.$AA401]" office:value-type="float" office:value="0.0151436483212184">
            <text:p>0.0151436483</text:p>
          </table:table-cell>
          <table:table-cell table:formula="of:=[Sheet1.U401]/[Sheet1.$AA401]" office:value-type="float" office:value="0.0192973347178955">
            <text:p>0.0192973347</text:p>
          </table:table-cell>
          <table:table-cell table:formula="of:=[Sheet1.V401]/[Sheet1.$AA401]" office:value-type="float" office:value="0.560228452751817">
            <text:p>0.5602284528</text:p>
          </table:table-cell>
          <table:table-cell table:formula="of:=[Sheet1.W401]/[Sheet1.$AA401]" office:value-type="float" office:value="0.0100380754586362">
            <text:p>0.0100380755</text:p>
          </table:table-cell>
          <table:table-cell table:formula="of:=[Sheet1.X401]/[Sheet1.$AA401]" office:value-type="float" office:value="0.388888888888889">
            <text:p>0.3888888889</text:p>
          </table:table-cell>
          <table:table-cell table:formula="of:=[Sheet1.Y401]/[Sheet1.$AA401]" office:value-type="float" office:value="0.00432675666320526">
            <text:p>0.0043267567</text:p>
          </table:table-cell>
          <table:table-cell table:formula="of:=[Sheet1.Z401]/[Sheet1.$AA401]" office:value-type="float" office:value="0.00207684319833853">
            <text:p>0.0020768432</text:p>
          </table:table-cell>
          <table:table-cell table:formula="of:=[Sheet1.AA401]/[Sheet1.$AA401]" office:value-type="float" office:value="1">
            <text:p>1</text:p>
          </table:table-cell>
        </table:table-row>
        <table:table-row table:style-name="ro1">
          <table:table-cell table:formula="of:=[Sheet1.A402]" office:value-type="string" office:string-value="Weert">
            <text:p>Weert</text:p>
          </table:table-cell>
          <table:table-cell table:formula="of:=[Sheet1.T402]/[Sheet1.$AA402]" office:value-type="float" office:value="0.0407909820405044">
            <text:p>0.040790982</text:p>
          </table:table-cell>
          <table:table-cell table:formula="of:=[Sheet1.U402]/[Sheet1.$AA402]" office:value-type="float" office:value="0.080817730225449">
            <text:p>0.0808177302</text:p>
          </table:table-cell>
          <table:table-cell table:formula="of:=[Sheet1.V402]/[Sheet1.$AA402]" office:value-type="float" office:value="0.233855559801299">
            <text:p>0.2338555598</text:p>
          </table:table-cell>
          <table:table-cell table:formula="of:=[Sheet1.W402]/[Sheet1.$AA402]" office:value-type="float" office:value="0.0350592281238059">
            <text:p>0.0350592281</text:p>
          </table:table-cell>
          <table:table-cell table:formula="of:=[Sheet1.X402]/[Sheet1.$AA402]" office:value-type="float" office:value="0.563240351547574">
            <text:p>0.5632403515</text:p>
          </table:table-cell>
          <table:table-cell table:formula="of:=[Sheet1.Y402]/[Sheet1.$AA402]" office:value-type="float" office:value="0.00993504012227742">
            <text:p>0.0099350401</text:p>
          </table:table-cell>
          <table:table-cell table:formula="of:=[Sheet1.Z402]/[Sheet1.$AA402]" office:value-type="float" office:value="0.0363011081390906">
            <text:p>0.0363011081</text:p>
          </table:table-cell>
          <table:table-cell table:formula="of:=[Sheet1.AA402]/[Sheet1.$AA402]" office:value-type="float" office:value="1">
            <text:p>1</text:p>
          </table:table-cell>
        </table:table-row>
        <table:table-row table:style-name="ro1">
          <table:table-cell table:formula="of:=[Sheet1.A403]" office:value-type="string" office:string-value="Weesp">
            <text:p>Weesp</text:p>
          </table:table-cell>
          <table:table-cell table:formula="of:=[Sheet1.T403]/[Sheet1.$AA403]" office:value-type="float" office:value="0.0514705882352941">
            <text:p>0.0514705882</text:p>
          </table:table-cell>
          <table:table-cell table:formula="of:=[Sheet1.U403]/[Sheet1.$AA403]" office:value-type="float" office:value="0.0758272058823529">
            <text:p>0.0758272059</text:p>
          </table:table-cell>
          <table:table-cell table:formula="of:=[Sheet1.V403]/[Sheet1.$AA403]" office:value-type="float" office:value="0.0707720588235294">
            <text:p>0.0707720588</text:p>
          </table:table-cell>
          <table:table-cell table:formula="of:=[Sheet1.W403]/[Sheet1.$AA403]" office:value-type="float" office:value="0.0307904411764706">
            <text:p>0.0307904412</text:p>
          </table:table-cell>
          <table:table-cell table:formula="of:=[Sheet1.X403]/[Sheet1.$AA403]" office:value-type="float" office:value="0.710477941176471">
            <text:p>0.7104779412</text:p>
          </table:table-cell>
          <table:table-cell table:formula="of:=[Sheet1.Y403]/[Sheet1.$AA403]" office:value-type="float" office:value="0.00827205882352941">
            <text:p>0.0082720588</text:p>
          </table:table-cell>
          <table:table-cell table:formula="of:=[Sheet1.Z403]/[Sheet1.$AA403]" office:value-type="float" office:value="0.0523897058823529">
            <text:p>0.0523897059</text:p>
          </table:table-cell>
          <table:table-cell table:formula="of:=[Sheet1.AA403]/[Sheet1.$AA403]" office:value-type="float" office:value="1">
            <text:p>1</text:p>
          </table:table-cell>
        </table:table-row>
        <table:table-row table:style-name="ro1">
          <table:table-cell table:formula="of:=[Sheet1.A404]" office:value-type="string" office:string-value="Werkendam">
            <text:p>Werkendam</text:p>
          </table:table-cell>
          <table:table-cell table:formula="of:=[Sheet1.T404]/[Sheet1.$AA404]" office:value-type="float" office:value="0.0298138692142975">
            <text:p>0.0298138692</text:p>
          </table:table-cell>
          <table:table-cell table:formula="of:=[Sheet1.U404]/[Sheet1.$AA404]" office:value-type="float" office:value="0.0348377532531708">
            <text:p>0.0348377533</text:p>
          </table:table-cell>
          <table:table-cell table:formula="of:=[Sheet1.V404]/[Sheet1.$AA404]" office:value-type="float" office:value="0.241475868884862">
            <text:p>0.2414758689</text:p>
          </table:table-cell>
          <table:table-cell table:formula="of:=[Sheet1.W404]/[Sheet1.$AA404]" office:value-type="float" office:value="0.0132597595124362">
            <text:p>0.0132597595</text:p>
          </table:table-cell>
          <table:table-cell table:formula="of:=[Sheet1.X404]/[Sheet1.$AA404]" office:value-type="float" office:value="0.629962114972822">
            <text:p>0.629962115</text:p>
          </table:table-cell>
          <table:table-cell table:formula="of:=[Sheet1.Y404]/[Sheet1.$AA404]" office:value-type="float" office:value="0.0359907758194696">
            <text:p>0.0359907758</text:p>
          </table:table-cell>
          <table:table-cell table:formula="of:=[Sheet1.Z404]/[Sheet1.$AA404]" office:value-type="float" office:value="0.0146598583429419">
            <text:p>0.0146598583</text:p>
          </table:table-cell>
          <table:table-cell table:formula="of:=[Sheet1.AA404]/[Sheet1.$AA404]" office:value-type="float" office:value="1">
            <text:p>1</text:p>
          </table:table-cell>
        </table:table-row>
        <table:table-row table:style-name="ro1">
          <table:table-cell table:formula="of:=[Sheet1.A405]" office:value-type="string" office:string-value="Wervershoof">
            <text:p>Wervershoof</text:p>
          </table:table-cell>
          <table:table-cell table:formula="of:=[Sheet1.T405]/[Sheet1.$AA405]" office:value-type="float" office:value="0.0256077795786062">
            <text:p>0.0256077796</text:p>
          </table:table-cell>
          <table:table-cell table:formula="of:=[Sheet1.U405]/[Sheet1.$AA405]" office:value-type="float" office:value="0.0495948136142626">
            <text:p>0.0495948136</text:p>
          </table:table-cell>
          <table:table-cell table:formula="of:=[Sheet1.V405]/[Sheet1.$AA405]" office:value-type="float" office:value="0.26871961102107">
            <text:p>0.268719611</text:p>
          </table:table-cell>
          <table:table-cell table:formula="of:=[Sheet1.W405]/[Sheet1.$AA405]" office:value-type="float" office:value="0.0327390599675851">
            <text:p>0.03273906</text:p>
          </table:table-cell>
          <table:table-cell table:formula="of:=[Sheet1.X405]/[Sheet1.$AA405]" office:value-type="float" office:value="0.570178282009724">
            <text:p>0.570178282</text:p>
          </table:table-cell>
          <table:table-cell table:formula="of:=[Sheet1.Y405]/[Sheet1.$AA405]" office:value-type="float" office:value="0.0175040518638574">
            <text:p>0.0175040519</text:p>
          </table:table-cell>
          <table:table-cell table:formula="of:=[Sheet1.Z405]/[Sheet1.$AA405]" office:value-type="float" office:value="0.0356564019448947">
            <text:p>0.0356564019</text:p>
          </table:table-cell>
          <table:table-cell table:formula="of:=[Sheet1.AA405]/[Sheet1.$AA405]" office:value-type="float" office:value="1">
            <text:p>1</text:p>
          </table:table-cell>
        </table:table-row>
        <table:table-row table:style-name="ro1">
          <table:table-cell table:formula="of:=[Sheet1.A406]" office:value-type="string" office:string-value="West Maas en Waal">
            <text:p>West Maas en Waal</text:p>
          </table:table-cell>
          <table:table-cell table:formula="of:=[Sheet1.T406]/[Sheet1.$AA406]" office:value-type="float" office:value="0.034187030075188">
            <text:p>0.0341870301</text:p>
          </table:table-cell>
          <table:table-cell table:formula="of:=[Sheet1.U406]/[Sheet1.$AA406]" office:value-type="float" office:value="0.0393562030075188">
            <text:p>0.039356203</text:p>
          </table:table-cell>
          <table:table-cell table:formula="of:=[Sheet1.V406]/[Sheet1.$AA406]" office:value-type="float" office:value="0.118890977443609">
            <text:p>0.1188909774</text:p>
          </table:table-cell>
          <table:table-cell table:formula="of:=[Sheet1.W406]/[Sheet1.$AA406]" office:value-type="float" office:value="0.021968984962406">
            <text:p>0.021968985</text:p>
          </table:table-cell>
          <table:table-cell table:formula="of:=[Sheet1.X406]/[Sheet1.$AA406]" office:value-type="float" office:value="0.76750469924812">
            <text:p>0.7675046992</text:p>
          </table:table-cell>
          <table:table-cell table:formula="of:=[Sheet1.Y406]/[Sheet1.$AA406]" office:value-type="float" office:value="0.00458176691729323">
            <text:p>0.0045817669</text:p>
          </table:table-cell>
          <table:table-cell table:formula="of:=[Sheet1.Z406]/[Sheet1.$AA406]" office:value-type="float" office:value="0.0135103383458647">
            <text:p>0.0135103383</text:p>
          </table:table-cell>
          <table:table-cell table:formula="of:=[Sheet1.AA406]/[Sheet1.$AA406]" office:value-type="float" office:value="1">
            <text:p>1</text:p>
          </table:table-cell>
        </table:table-row>
        <table:table-row table:style-name="ro1">
          <table:table-cell table:formula="of:=[Sheet1.A407]" office:value-type="string" office:string-value="Westerveld">
            <text:p>Westerveld</text:p>
          </table:table-cell>
          <table:table-cell table:formula="of:=[Sheet1.T407]/[Sheet1.$AA407]" office:value-type="float" office:value="0.0172700569770322">
            <text:p>0.017270057</text:p>
          </table:table-cell>
          <table:table-cell table:formula="of:=[Sheet1.U407]/[Sheet1.$AA407]" office:value-type="float" office:value="0.014261952790459">
            <text:p>0.0142619528</text:p>
          </table:table-cell>
          <table:table-cell table:formula="of:=[Sheet1.V407]/[Sheet1.$AA407]" office:value-type="float" office:value="0.380578263793042">
            <text:p>0.3805782638</text:p>
          </table:table-cell>
          <table:table-cell table:formula="of:=[Sheet1.W407]/[Sheet1.$AA407]" office:value-type="float" office:value="0.0199242665534204">
            <text:p>0.0199242666</text:p>
          </table:table-cell>
          <table:table-cell table:formula="of:=[Sheet1.X407]/[Sheet1.$AA407]" office:value-type="float" office:value="0.564603461089288">
            <text:p>0.5646034611</text:p>
          </table:table-cell>
          <table:table-cell table:formula="of:=[Sheet1.Y407]/[Sheet1.$AA407]" office:value-type="float" office:value="0.002017199278055">
            <text:p>0.0020171993</text:p>
          </table:table-cell>
          <table:table-cell table:formula="of:=[Sheet1.Z407]/[Sheet1.$AA407]" office:value-type="float" office:value="0.00134479951870333">
            <text:p>0.0013447995</text:p>
          </table:table-cell>
          <table:table-cell table:formula="of:=[Sheet1.AA407]/[Sheet1.$AA407]" office:value-type="float" office:value="1">
            <text:p>1</text:p>
          </table:table-cell>
        </table:table-row>
        <table:table-row table:style-name="ro1">
          <table:table-cell table:formula="of:=[Sheet1.A408]" office:value-type="string" office:string-value="Westervoort">
            <text:p>Westervoort</text:p>
          </table:table-cell>
          <table:table-cell table:formula="of:=[Sheet1.T408]/[Sheet1.$AA408]" office:value-type="float" office:value="0.0369426751592357">
            <text:p>0.0369426752</text:p>
          </table:table-cell>
          <table:table-cell table:formula="of:=[Sheet1.U408]/[Sheet1.$AA408]" office:value-type="float" office:value="0.30828025477707">
            <text:p>0.3082802548</text:p>
          </table:table-cell>
          <table:table-cell table:formula="of:=[Sheet1.V408]/[Sheet1.$AA408]" office:value-type="float" office:value="0.126114649681529">
            <text:p>0.1261146497</text:p>
          </table:table-cell>
          <table:table-cell table:formula="of:=[Sheet1.W408]/[Sheet1.$AA408]" office:value-type="float" office:value="0.0611464968152866">
            <text:p>0.0611464968</text:p>
          </table:table-cell>
          <table:table-cell table:formula="of:=[Sheet1.X408]/[Sheet1.$AA408]" office:value-type="float" office:value="0.27515923566879">
            <text:p>0.2751592357</text:p>
          </table:table-cell>
          <table:table-cell table:formula="of:=[Sheet1.Y408]/[Sheet1.$AA408]" office:value-type="float" office:value="0.147770700636943">
            <text:p>0.1477707006</text:p>
          </table:table-cell>
          <table:table-cell table:formula="of:=[Sheet1.Z408]/[Sheet1.$AA408]" office:value-type="float" office:value="0.0445859872611465">
            <text:p>0.0445859873</text:p>
          </table:table-cell>
          <table:table-cell table:formula="of:=[Sheet1.AA408]/[Sheet1.$AA408]" office:value-type="float" office:value="1">
            <text:p>1</text:p>
          </table:table-cell>
        </table:table-row>
        <table:table-row table:style-name="ro1">
          <table:table-cell table:formula="of:=[Sheet1.A409]" office:value-type="string" office:string-value="Westland">
            <text:p>Westland</text:p>
          </table:table-cell>
          <table:table-cell table:formula="of:=[Sheet1.T409]/[Sheet1.$AA409]" office:value-type="float" office:value="0.0477770404777704">
            <text:p>0.0477770405</text:p>
          </table:table-cell>
          <table:table-cell table:formula="of:=[Sheet1.U409]/[Sheet1.$AA409]" office:value-type="float" office:value="0.108272506082725">
            <text:p>0.1082725061</text:p>
          </table:table-cell>
          <table:table-cell table:formula="of:=[Sheet1.V409]/[Sheet1.$AA409]" office:value-type="float" office:value="0.165560716655607">
            <text:p>0.1655607167</text:p>
          </table:table-cell>
          <table:table-cell table:formula="of:=[Sheet1.W409]/[Sheet1.$AA409]" office:value-type="float" office:value="0.0369387303693873">
            <text:p>0.0369387304</text:p>
          </table:table-cell>
          <table:table-cell table:formula="of:=[Sheet1.X409]/[Sheet1.$AA409]" office:value-type="float" office:value="0.55242203052422">
            <text:p>0.5524220305</text:p>
          </table:table-cell>
          <table:table-cell table:formula="of:=[Sheet1.Y409]/[Sheet1.$AA409]" office:value-type="float" office:value="0.0218978102189781">
            <text:p>0.0218978102</text:p>
          </table:table-cell>
          <table:table-cell table:formula="of:=[Sheet1.Z409]/[Sheet1.$AA409]" office:value-type="float" office:value="0.0671311656713117">
            <text:p>0.0671311657</text:p>
          </table:table-cell>
          <table:table-cell table:formula="of:=[Sheet1.AA409]/[Sheet1.$AA409]" office:value-type="float" office:value="1">
            <text:p>1</text:p>
          </table:table-cell>
        </table:table-row>
        <table:table-row table:style-name="ro1">
          <table:table-cell table:formula="of:=[Sheet1.A410]" office:value-type="string" office:string-value="Weststellingwerf">
            <text:p>Weststellingwerf</text:p>
          </table:table-cell>
          <table:table-cell table:formula="of:=[Sheet1.T410]/[Sheet1.$AA410]" office:value-type="float" office:value="0.0235299272631671">
            <text:p>0.0235299273</text:p>
          </table:table-cell>
          <table:table-cell table:formula="of:=[Sheet1.U410]/[Sheet1.$AA410]" office:value-type="float" office:value="0.0195863640347034">
            <text:p>0.019586364</text:p>
          </table:table-cell>
          <table:table-cell table:formula="of:=[Sheet1.V410]/[Sheet1.$AA410]" office:value-type="float" office:value="0.127727631233021">
            <text:p>0.1277276312</text:p>
          </table:table-cell>
          <table:table-cell table:formula="of:=[Sheet1.W410]/[Sheet1.$AA410]" office:value-type="float" office:value="0.00933309964069757">
            <text:p>0.0093330996</text:p>
          </table:table-cell>
          <table:table-cell table:formula="of:=[Sheet1.X410]/[Sheet1.$AA410]" office:value-type="float" office:value="0.809219174480764">
            <text:p>0.8092191745</text:p>
          </table:table-cell>
          <table:table-cell table:formula="of:=[Sheet1.Y410]/[Sheet1.$AA410]" office:value-type="float" office:value="0.00451318902813075">
            <text:p>0.004513189</text:p>
          </table:table-cell>
          <table:table-cell table:formula="of:=[Sheet1.Z410]/[Sheet1.$AA410]" office:value-type="float" office:value="0.00609061431951626">
            <text:p>0.0060906143</text:p>
          </table:table-cell>
          <table:table-cell table:formula="of:=[Sheet1.AA410]/[Sheet1.$AA410]" office:value-type="float" office:value="1">
            <text:p>1</text:p>
          </table:table-cell>
        </table:table-row>
        <table:table-row table:style-name="ro1">
          <table:table-cell table:formula="of:=[Sheet1.A411]" office:value-type="string" office:string-value="Westvoorne">
            <text:p>Westvoorne</text:p>
          </table:table-cell>
          <table:table-cell table:formula="of:=[Sheet1.T411]/[Sheet1.$AA411]" office:value-type="float" office:value="0.0185679113664341">
            <text:p>0.0185679114</text:p>
          </table:table-cell>
          <table:table-cell table:formula="of:=[Sheet1.U411]/[Sheet1.$AA411]" office:value-type="float" office:value="0.0261592121460812">
            <text:p>0.0261592121</text:p>
          </table:table-cell>
          <table:table-cell table:formula="of:=[Sheet1.V411]/[Sheet1.$AA411]" office:value-type="float" office:value="0.625153877718506">
            <text:p>0.6251538777</text:p>
          </table:table-cell>
          <table:table-cell table:formula="of:=[Sheet1.W411]/[Sheet1.$AA411]" office:value-type="float" office:value="0.0212351251538777">
            <text:p>0.0212351252</text:p>
          </table:table-cell>
          <table:table-cell table:formula="of:=[Sheet1.X411]/[Sheet1.$AA411]" office:value-type="float" office:value="0.303036520311859">
            <text:p>0.3030365203</text:p>
          </table:table-cell>
          <table:table-cell table:formula="of:=[Sheet1.Y411]/[Sheet1.$AA411]" office:value-type="float" office:value="0.00348789495281083">
            <text:p>0.003487895</text:p>
          </table:table-cell>
          <table:table-cell table:formula="of:=[Sheet1.Z411]/[Sheet1.$AA411]" office:value-type="float" office:value="0.00235945835043086">
            <text:p>0.0023594584</text:p>
          </table:table-cell>
          <table:table-cell table:formula="of:=[Sheet1.AA411]/[Sheet1.$AA411]" office:value-type="float" office:value="1">
            <text:p>1</text:p>
          </table:table-cell>
        </table:table-row>
        <table:table-row table:style-name="ro1">
          <table:table-cell table:formula="of:=[Sheet1.A412]" office:value-type="string" office:string-value="Wierden">
            <text:p>Wierden</text:p>
          </table:table-cell>
          <table:table-cell table:formula="of:=[Sheet1.T412]/[Sheet1.$AA412]" office:value-type="float" office:value="0.0370798319327731">
            <text:p>0.0370798319</text:p>
          </table:table-cell>
          <table:table-cell table:formula="of:=[Sheet1.U412]/[Sheet1.$AA412]" office:value-type="float" office:value="0.0390756302521008">
            <text:p>0.0390756303</text:p>
          </table:table-cell>
          <table:table-cell table:formula="of:=[Sheet1.V412]/[Sheet1.$AA412]" office:value-type="float" office:value="0.109453781512605">
            <text:p>0.1094537815</text:p>
          </table:table-cell>
          <table:table-cell table:formula="of:=[Sheet1.W412]/[Sheet1.$AA412]" office:value-type="float" office:value="0.0237394957983193">
            <text:p>0.0237394958</text:p>
          </table:table-cell>
          <table:table-cell table:formula="of:=[Sheet1.X412]/[Sheet1.$AA412]" office:value-type="float" office:value="0.771428571428571">
            <text:p>0.7714285714</text:p>
          </table:table-cell>
          <table:table-cell table:formula="of:=[Sheet1.Y412]/[Sheet1.$AA412]" office:value-type="float" office:value="0.00955882352941176">
            <text:p>0.0095588235</text:p>
          </table:table-cell>
          <table:table-cell table:formula="of:=[Sheet1.Z412]/[Sheet1.$AA412]" office:value-type="float" office:value="0.00966386554621849">
            <text:p>0.0096638655</text:p>
          </table:table-cell>
          <table:table-cell table:formula="of:=[Sheet1.AA412]/[Sheet1.$AA412]" office:value-type="float" office:value="1">
            <text:p>1</text:p>
          </table:table-cell>
        </table:table-row>
        <table:table-row table:style-name="ro1">
          <table:table-cell table:formula="of:=[Sheet1.A413]" office:value-type="string" office:string-value="Wieringen">
            <text:p>Wieringen</text:p>
          </table:table-cell>
          <table:table-cell table:formula="of:=[Sheet1.T413]/[Sheet1.$AA413]" office:value-type="float" office:value="0.00711224153360652">
            <text:p>0.0071122415</text:p>
          </table:table-cell>
          <table:table-cell table:formula="of:=[Sheet1.U413]/[Sheet1.$AA413]" office:value-type="float" office:value="0.00697093872168056">
            <text:p>0.0069709387</text:p>
          </table:table-cell>
          <table:table-cell table:formula="of:=[Sheet1.V413]/[Sheet1.$AA413]" office:value-type="float" office:value="0.878055673307899">
            <text:p>0.8780556733</text:p>
          </table:table-cell>
          <table:table-cell table:formula="of:=[Sheet1.W413]/[Sheet1.$AA413]" office:value-type="float" office:value="0.00315576279967971">
            <text:p>0.0031557628</text:p>
          </table:table-cell>
          <table:table-cell table:formula="of:=[Sheet1.X413]/[Sheet1.$AA413]" office:value-type="float" office:value="0.0979228486646884">
            <text:p>0.0979228487</text:p>
          </table:table-cell>
          <table:table-cell table:formula="of:=[Sheet1.Y413]/[Sheet1.$AA413]" office:value-type="float" office:value="0.00565211247703829">
            <text:p>0.0056521125</text:p>
          </table:table-cell>
          <table:table-cell table:formula="of:=[Sheet1.Z413]/[Sheet1.$AA413]" office:value-type="float" office:value="0.00113042249540766">
            <text:p>0.0011304225</text:p>
          </table:table-cell>
          <table:table-cell table:formula="of:=[Sheet1.AA413]/[Sheet1.$AA413]" office:value-type="float" office:value="1">
            <text:p>1</text:p>
          </table:table-cell>
        </table:table-row>
        <table:table-row table:style-name="ro1">
          <table:table-cell table:formula="of:=[Sheet1.A414]" office:value-type="string" office:string-value="Wieringermeer">
            <text:p>Wieringermeer</text:p>
          </table:table-cell>
          <table:table-cell table:formula="of:=[Sheet1.T414]/[Sheet1.$AA414]" office:value-type="float" office:value="0.015729606759831">
            <text:p>0.0157296068</text:p>
          </table:table-cell>
          <table:table-cell table:formula="of:=[Sheet1.U414]/[Sheet1.$AA414]" office:value-type="float" office:value="0.00718232044198895">
            <text:p>0.0071823204</text:p>
          </table:table-cell>
          <table:table-cell table:formula="of:=[Sheet1.V414]/[Sheet1.$AA414]" office:value-type="float" office:value="0.389762755931102">
            <text:p>0.3897627559</text:p>
          </table:table-cell>
          <table:table-cell table:formula="of:=[Sheet1.W414]/[Sheet1.$AA414]" office:value-type="float" office:value="0.00344491387715307">
            <text:p>0.0034449139</text:p>
          </table:table-cell>
          <table:table-cell table:formula="of:=[Sheet1.X414]/[Sheet1.$AA414]" office:value-type="float" office:value="0.566168345791355">
            <text:p>0.5661683458</text:p>
          </table:table-cell>
          <table:table-cell table:formula="of:=[Sheet1.Y414]/[Sheet1.$AA414]" office:value-type="float" office:value="0.0146571335716607">
            <text:p>0.0146571336</text:p>
          </table:table-cell>
          <table:table-cell table:formula="of:=[Sheet1.Z414]/[Sheet1.$AA414]" office:value-type="float" office:value="0.00305492362690933">
            <text:p>0.0030549236</text:p>
          </table:table-cell>
          <table:table-cell table:formula="of:=[Sheet1.AA414]/[Sheet1.$AA414]" office:value-type="float" office:value="1">
            <text:p>1</text:p>
          </table:table-cell>
        </table:table-row>
        <table:table-row table:style-name="ro1">
          <table:table-cell table:formula="of:=[Sheet1.A415]" office:value-type="string" office:string-value="Wijchen">
            <text:p>Wijchen</text:p>
          </table:table-cell>
          <table:table-cell table:formula="of:=[Sheet1.T415]/[Sheet1.$AA415]" office:value-type="float" office:value="0.044844989185292">
            <text:p>0.0448449892</text:p>
          </table:table-cell>
          <table:table-cell table:formula="of:=[Sheet1.U415]/[Sheet1.$AA415]" office:value-type="float" office:value="0.0894015861571737">
            <text:p>0.0894015862</text:p>
          </table:table-cell>
          <table:table-cell table:formula="of:=[Sheet1.V415]/[Sheet1.$AA415]" office:value-type="float" office:value="0.112617159336698">
            <text:p>0.1126171593</text:p>
          </table:table-cell>
          <table:table-cell table:formula="of:=[Sheet1.W415]/[Sheet1.$AA415]" office:value-type="float" office:value="0.0496034607065609">
            <text:p>0.0496034607</text:p>
          </table:table-cell>
          <table:table-cell table:formula="of:=[Sheet1.X415]/[Sheet1.$AA415]" office:value-type="float" office:value="0.639798125450613">
            <text:p>0.6397981255</text:p>
          </table:table-cell>
          <table:table-cell table:formula="of:=[Sheet1.Y415]/[Sheet1.$AA415]" office:value-type="float" office:value="0.0262436914203316">
            <text:p>0.0262436914</text:p>
          </table:table-cell>
          <table:table-cell table:formula="of:=[Sheet1.Z415]/[Sheet1.$AA415]" office:value-type="float" office:value="0.0374909877433309">
            <text:p>0.0374909877</text:p>
          </table:table-cell>
          <table:table-cell table:formula="of:=[Sheet1.AA415]/[Sheet1.$AA415]" office:value-type="float" office:value="1">
            <text:p>1</text:p>
          </table:table-cell>
        </table:table-row>
        <table:table-row table:style-name="ro1">
          <table:table-cell table:formula="of:=[Sheet1.A416]" office:value-type="string" office:string-value="Wijdemeren">
            <text:p>Wijdemeren</text:p>
          </table:table-cell>
          <table:table-cell table:formula="of:=[Sheet1.T416]/[Sheet1.$AA416]" office:value-type="float" office:value="0.0173273825150958">
            <text:p>0.0173273825</text:p>
          </table:table-cell>
          <table:table-cell table:formula="of:=[Sheet1.U416]/[Sheet1.$AA416]" office:value-type="float" office:value="0.0464688894723024">
            <text:p>0.0464688895</text:p>
          </table:table-cell>
          <table:table-cell table:formula="of:=[Sheet1.V416]/[Sheet1.$AA416]" office:value-type="float" office:value="0.522446836440011">
            <text:p>0.5224468364</text:p>
          </table:table-cell>
          <table:table-cell table:formula="of:=[Sheet1.W416]/[Sheet1.$AA416]" office:value-type="float" office:value="0.0439747965345235">
            <text:p>0.0439747965</text:p>
          </table:table-cell>
          <table:table-cell table:formula="of:=[Sheet1.X416]/[Sheet1.$AA416]" office:value-type="float" office:value="0.358493042793384">
            <text:p>0.3584930428</text:p>
          </table:table-cell>
          <table:table-cell table:formula="of:=[Sheet1.Y416]/[Sheet1.$AA416]" office:value-type="float" office:value="0.00315043318456288">
            <text:p>0.0031504332</text:p>
          </table:table-cell>
          <table:table-cell table:formula="of:=[Sheet1.Z416]/[Sheet1.$AA416]" office:value-type="float" office:value="0.00813861906012077">
            <text:p>0.0081386191</text:p>
          </table:table-cell>
          <table:table-cell table:formula="of:=[Sheet1.AA416]/[Sheet1.$AA416]" office:value-type="float" office:value="1">
            <text:p>1</text:p>
          </table:table-cell>
        </table:table-row>
        <table:table-row table:style-name="ro1">
          <table:table-cell table:formula="of:=[Sheet1.A417]" office:value-type="string" office:string-value="Wijk bij Duurstede">
            <text:p>Wijk bij Duurstede</text:p>
          </table:table-cell>
          <table:table-cell table:formula="of:=[Sheet1.T417]/[Sheet1.$AA417]" office:value-type="float" office:value="0.026080031853474">
            <text:p>0.0260800319</text:p>
          </table:table-cell>
          <table:table-cell table:formula="of:=[Sheet1.U417]/[Sheet1.$AA417]" office:value-type="float" office:value="0.0593270953613378">
            <text:p>0.0593270954</text:p>
          </table:table-cell>
          <table:table-cell table:formula="of:=[Sheet1.V417]/[Sheet1.$AA417]" office:value-type="float" office:value="0.137965359347004">
            <text:p>0.1379653593</text:p>
          </table:table-cell>
          <table:table-cell table:formula="of:=[Sheet1.W417]/[Sheet1.$AA417]" office:value-type="float" office:value="0.0250846107903643">
            <text:p>0.0250846108</text:p>
          </table:table-cell>
          <table:table-cell table:formula="of:=[Sheet1.X417]/[Sheet1.$AA417]" office:value-type="float" office:value="0.737806091976906">
            <text:p>0.737806092</text:p>
          </table:table-cell>
          <table:table-cell table:formula="of:=[Sheet1.Y417]/[Sheet1.$AA417]" office:value-type="float" office:value="0.00517618952817042">
            <text:p>0.0051761895</text:p>
          </table:table-cell>
          <table:table-cell table:formula="of:=[Sheet1.Z417]/[Sheet1.$AA417]" office:value-type="float" office:value="0.00856062114274338">
            <text:p>0.0085606211</text:p>
          </table:table-cell>
          <table:table-cell table:formula="of:=[Sheet1.AA417]/[Sheet1.$AA417]" office:value-type="float" office:value="1">
            <text:p>1</text:p>
          </table:table-cell>
        </table:table-row>
        <table:table-row table:style-name="ro1">
          <table:table-cell table:formula="of:=[Sheet1.A418]" office:value-type="string" office:string-value="Winschoten">
            <text:p>Winschoten</text:p>
          </table:table-cell>
          <table:table-cell table:formula="of:=[Sheet1.T418]/[Sheet1.$AA418]" office:value-type="float" office:value="0.0455570590888588">
            <text:p>0.0455570591</text:p>
          </table:table-cell>
          <table:table-cell table:formula="of:=[Sheet1.U418]/[Sheet1.$AA418]" office:value-type="float" office:value="0.160126296797474">
            <text:p>0.1601262968</text:p>
          </table:table-cell>
          <table:table-cell table:formula="of:=[Sheet1.V418]/[Sheet1.$AA418]" office:value-type="float" office:value="0.0960757780784844">
            <text:p>0.0960757781</text:p>
          </table:table-cell>
          <table:table-cell table:formula="of:=[Sheet1.W418]/[Sheet1.$AA418]" office:value-type="float" office:value="0.0888588182228236">
            <text:p>0.0888588182</text:p>
          </table:table-cell>
          <table:table-cell table:formula="of:=[Sheet1.X418]/[Sheet1.$AA418]" office:value-type="float" office:value="0.389264772214705">
            <text:p>0.3892647722</text:p>
          </table:table-cell>
          <table:table-cell table:formula="of:=[Sheet1.Y418]/[Sheet1.$AA418]" office:value-type="float" office:value="0.140730717185386">
            <text:p>0.1407307172</text:p>
          </table:table-cell>
          <table:table-cell table:formula="of:=[Sheet1.Z418]/[Sheet1.$AA418]" office:value-type="float" office:value="0.0793865584122688">
            <text:p>0.0793865584</text:p>
          </table:table-cell>
          <table:table-cell table:formula="of:=[Sheet1.AA418]/[Sheet1.$AA418]" office:value-type="float" office:value="1">
            <text:p>1</text:p>
          </table:table-cell>
        </table:table-row>
        <table:table-row table:style-name="ro1">
          <table:table-cell table:formula="of:=[Sheet1.A419]" office:value-type="string" office:string-value="Winsum">
            <text:p>Winsum</text:p>
          </table:table-cell>
          <table:table-cell table:formula="of:=[Sheet1.T419]/[Sheet1.$AA419]" office:value-type="float" office:value="0.0232217777344131">
            <text:p>0.0232217777</text:p>
          </table:table-cell>
          <table:table-cell table:formula="of:=[Sheet1.U419]/[Sheet1.$AA419]" office:value-type="float" office:value="0.0275148795004391">
            <text:p>0.0275148795</text:p>
          </table:table-cell>
          <table:table-cell table:formula="of:=[Sheet1.V419]/[Sheet1.$AA419]" office:value-type="float" office:value="0.0152209971704557">
            <text:p>0.0152209972</text:p>
          </table:table-cell>
          <table:table-cell table:formula="of:=[Sheet1.W419]/[Sheet1.$AA419]" office:value-type="float" office:value="0.00868377402673432">
            <text:p>0.008683774</text:p>
          </table:table-cell>
          <table:table-cell table:formula="of:=[Sheet1.X419]/[Sheet1.$AA419]" office:value-type="float" office:value="0.91813835496146">
            <text:p>0.918138355</text:p>
          </table:table-cell>
          <table:table-cell table:formula="of:=[Sheet1.Y419]/[Sheet1.$AA419]" office:value-type="float" office:value="0.00370767879793151">
            <text:p>0.0037076788</text:p>
          </table:table-cell>
          <table:table-cell table:formula="of:=[Sheet1.Z419]/[Sheet1.$AA419]" office:value-type="float" office:value="0.00351253780856669">
            <text:p>0.0035125378</text:p>
          </table:table-cell>
          <table:table-cell table:formula="of:=[Sheet1.AA419]/[Sheet1.$AA419]" office:value-type="float" office:value="1">
            <text:p>1</text:p>
          </table:table-cell>
        </table:table-row>
        <table:table-row table:style-name="ro1">
          <table:table-cell table:formula="of:=[Sheet1.A420]" office:value-type="string" office:string-value="Winterswijk">
            <text:p>Winterswijk</text:p>
          </table:table-cell>
          <table:table-cell table:formula="of:=[Sheet1.T420]/[Sheet1.$AA420]" office:value-type="float" office:value="0.0210784667581029">
            <text:p>0.0210784668</text:p>
          </table:table-cell>
          <table:table-cell table:formula="of:=[Sheet1.U420]/[Sheet1.$AA420]" office:value-type="float" office:value="0.0302461560672778">
            <text:p>0.0302461561</text:p>
          </table:table-cell>
          <table:table-cell table:formula="of:=[Sheet1.V420]/[Sheet1.$AA420]" office:value-type="float" office:value="0.141629971847253">
            <text:p>0.1416299718</text:p>
          </table:table-cell>
          <table:table-cell table:formula="of:=[Sheet1.W420]/[Sheet1.$AA420]" office:value-type="float" office:value="0.0247599797877716">
            <text:p>0.0247599798</text:p>
          </table:table-cell>
          <table:table-cell table:formula="of:=[Sheet1.X420]/[Sheet1.$AA420]" office:value-type="float" office:value="0.763372554681297">
            <text:p>0.7633725547</text:p>
          </table:table-cell>
          <table:table-cell table:formula="of:=[Sheet1.Y420]/[Sheet1.$AA420]" office:value-type="float" office:value="0.00772395870930484">
            <text:p>0.0077239587</text:p>
          </table:table-cell>
          <table:table-cell table:formula="of:=[Sheet1.Z420]/[Sheet1.$AA420]" office:value-type="float" office:value="0.011188912148993">
            <text:p>0.0111889121</text:p>
          </table:table-cell>
          <table:table-cell table:formula="of:=[Sheet1.AA420]/[Sheet1.$AA420]" office:value-type="float" office:value="1">
            <text:p>1</text:p>
          </table:table-cell>
        </table:table-row>
        <table:table-row table:style-name="ro1">
          <table:table-cell table:formula="of:=[Sheet1.A421]" office:value-type="string" office:string-value="Woensdrecht">
            <text:p>Woensdrecht</text:p>
          </table:table-cell>
          <table:table-cell table:formula="of:=[Sheet1.T421]/[Sheet1.$AA421]" office:value-type="float" office:value="0.0416942422236929">
            <text:p>0.0416942422</text:p>
          </table:table-cell>
          <table:table-cell table:formula="of:=[Sheet1.U421]/[Sheet1.$AA421]" office:value-type="float" office:value="0.0484226781380984">
            <text:p>0.0484226781</text:p>
          </table:table-cell>
          <table:table-cell table:formula="of:=[Sheet1.V421]/[Sheet1.$AA421]" office:value-type="float" office:value="0.403816457092433">
            <text:p>0.4038164571</text:p>
          </table:table-cell>
          <table:table-cell table:formula="of:=[Sheet1.W421]/[Sheet1.$AA421]" office:value-type="float" office:value="0.0188616810059563">
            <text:p>0.018861681</text:p>
          </table:table-cell>
          <table:table-cell table:formula="of:=[Sheet1.X421]/[Sheet1.$AA421]" office:value-type="float" office:value="0.465365100375028">
            <text:p>0.4653651004</text:p>
          </table:table-cell>
          <table:table-cell table:formula="of:=[Sheet1.Y421]/[Sheet1.$AA421]" office:value-type="float" office:value="0.0124641517758659">
            <text:p>0.0124641518</text:p>
          </table:table-cell>
          <table:table-cell table:formula="of:=[Sheet1.Z421]/[Sheet1.$AA421]" office:value-type="float" office:value="0.00937568938892566">
            <text:p>0.0093756894</text:p>
          </table:table-cell>
          <table:table-cell table:formula="of:=[Sheet1.AA421]/[Sheet1.$AA421]" office:value-type="float" office:value="1">
            <text:p>1</text:p>
          </table:table-cell>
        </table:table-row>
        <table:table-row table:style-name="ro1">
          <table:table-cell table:formula="of:=[Sheet1.A422]" office:value-type="string" office:string-value="Woerden">
            <text:p>Woerden</text:p>
          </table:table-cell>
          <table:table-cell table:formula="of:=[Sheet1.T422]/[Sheet1.$AA422]" office:value-type="float" office:value="0.0363263986202436">
            <text:p>0.0363263986</text:p>
          </table:table-cell>
          <table:table-cell table:formula="of:=[Sheet1.U422]/[Sheet1.$AA422]" office:value-type="float" office:value="0.0654306349035248">
            <text:p>0.0654306349</text:p>
          </table:table-cell>
          <table:table-cell table:formula="of:=[Sheet1.V422]/[Sheet1.$AA422]" office:value-type="float" office:value="0.0451654629729438">
            <text:p>0.045165463</text:p>
          </table:table-cell>
          <table:table-cell table:formula="of:=[Sheet1.W422]/[Sheet1.$AA422]" office:value-type="float" office:value="0.0226366282203298">
            <text:p>0.0226366282</text:p>
          </table:table-cell>
          <table:table-cell table:formula="of:=[Sheet1.X422]/[Sheet1.$AA422]" office:value-type="float" office:value="0.790665085695807">
            <text:p>0.7906650857</text:p>
          </table:table-cell>
          <table:table-cell table:formula="of:=[Sheet1.Y422]/[Sheet1.$AA422]" office:value-type="float" office:value="0.0133663899967662">
            <text:p>0.01336639</text:p>
          </table:table-cell>
          <table:table-cell table:formula="of:=[Sheet1.Z422]/[Sheet1.$AA422]" office:value-type="float" office:value="0.0264093995903848">
            <text:p>0.0264093996</text:p>
          </table:table-cell>
          <table:table-cell table:formula="of:=[Sheet1.AA422]/[Sheet1.$AA422]" office:value-type="float" office:value="1">
            <text:p>1</text:p>
          </table:table-cell>
        </table:table-row>
        <table:table-row table:style-name="ro1">
          <table:table-cell table:formula="of:=[Sheet1.A423]" office:value-type="string" office:string-value="De Wolden">
            <text:p>De Wolden</text:p>
          </table:table-cell>
          <table:table-cell table:formula="of:=[Sheet1.T423]/[Sheet1.$AA423]" office:value-type="float" office:value="0.022225167903853">
            <text:p>0.0222251679</text:p>
          </table:table-cell>
          <table:table-cell table:formula="of:=[Sheet1.U423]/[Sheet1.$AA423]" office:value-type="float" office:value="0.020722870272181">
            <text:p>0.0207228703</text:p>
          </table:table-cell>
          <table:table-cell table:formula="of:=[Sheet1.V423]/[Sheet1.$AA423]" office:value-type="float" office:value="0.11324673029339">
            <text:p>0.1132467303</text:p>
          </table:table-cell>
          <table:table-cell table:formula="of:=[Sheet1.W423]/[Sheet1.$AA423]" office:value-type="float" office:value="0.00985330505478968">
            <text:p>0.0098533051</text:p>
          </table:table-cell>
          <table:table-cell table:formula="of:=[Sheet1.X423]/[Sheet1.$AA423]" office:value-type="float" office:value="0.82988688582538">
            <text:p>0.8298868858</text:p>
          </table:table-cell>
          <table:table-cell table:formula="of:=[Sheet1.Y423]/[Sheet1.$AA423]" office:value-type="float" office:value="0.00167903852951573">
            <text:p>0.0016790385</text:p>
          </table:table-cell>
          <table:table-cell table:formula="of:=[Sheet1.Z423]/[Sheet1.$AA423]" office:value-type="float" office:value="0.00238600212089077">
            <text:p>0.0023860021</text:p>
          </table:table-cell>
          <table:table-cell table:formula="of:=[Sheet1.AA423]/[Sheet1.$AA423]" office:value-type="float" office:value="1">
            <text:p>1</text:p>
          </table:table-cell>
        </table:table-row>
        <table:table-row table:style-name="ro1">
          <table:table-cell table:formula="of:=[Sheet1.A424]" office:value-type="string" office:string-value="Wormerland">
            <text:p>Wormerland</text:p>
          </table:table-cell>
          <table:table-cell table:formula="of:=[Sheet1.T424]/[Sheet1.$AA424]" office:value-type="float" office:value="0.0327321309285237">
            <text:p>0.0327321309</text:p>
          </table:table-cell>
          <table:table-cell table:formula="of:=[Sheet1.U424]/[Sheet1.$AA424]" office:value-type="float" office:value="0.047205522155422">
            <text:p>0.0472055222</text:p>
          </table:table-cell>
          <table:table-cell table:formula="of:=[Sheet1.V424]/[Sheet1.$AA424]" office:value-type="float" office:value="0.153863282119795">
            <text:p>0.1538632821</text:p>
          </table:table-cell>
          <table:table-cell table:formula="of:=[Sheet1.W424]/[Sheet1.$AA424]" office:value-type="float" office:value="0.0211534179470051">
            <text:p>0.0211534179</text:p>
          </table:table-cell>
          <table:table-cell table:formula="of:=[Sheet1.X424]/[Sheet1.$AA424]" office:value-type="float" office:value="0.720774883099532">
            <text:p>0.7207748831</text:p>
          </table:table-cell>
          <table:table-cell table:formula="of:=[Sheet1.Y424]/[Sheet1.$AA424]" office:value-type="float" office:value="0.00935203740814963">
            <text:p>0.0093520374</text:p>
          </table:table-cell>
          <table:table-cell table:formula="of:=[Sheet1.Z424]/[Sheet1.$AA424]" office:value-type="float" office:value="0.014918726341572">
            <text:p>0.0149187263</text:p>
          </table:table-cell>
          <table:table-cell table:formula="of:=[Sheet1.AA424]/[Sheet1.$AA424]" office:value-type="float" office:value="1">
            <text:p>1</text:p>
          </table:table-cell>
        </table:table-row>
        <table:table-row table:style-name="ro1">
          <table:table-cell table:formula="of:=[Sheet1.A425]" office:value-type="string" office:string-value="Woudenberg">
            <text:p>Woudenberg</text:p>
          </table:table-cell>
          <table:table-cell table:formula="of:=[Sheet1.T425]/[Sheet1.$AA425]" office:value-type="float" office:value="0.0286259541984733">
            <text:p>0.0286259542</text:p>
          </table:table-cell>
          <table:table-cell table:formula="of:=[Sheet1.U425]/[Sheet1.$AA425]" office:value-type="float" office:value="0.0444383860414395">
            <text:p>0.044438386</text:p>
          </table:table-cell>
          <table:table-cell table:formula="of:=[Sheet1.V425]/[Sheet1.$AA425]" office:value-type="float" office:value="0.253271537622683">
            <text:p>0.2532715376</text:p>
          </table:table-cell>
          <table:table-cell table:formula="of:=[Sheet1.W425]/[Sheet1.$AA425]" office:value-type="float" office:value="0.0288985823336968">
            <text:p>0.0288985823</text:p>
          </table:table-cell>
          <table:table-cell table:formula="of:=[Sheet1.X425]/[Sheet1.$AA425]" office:value-type="float" office:value="0.625954198473282">
            <text:p>0.6259541985</text:p>
          </table:table-cell>
          <table:table-cell table:formula="of:=[Sheet1.Y425]/[Sheet1.$AA425]" office:value-type="float" office:value="0.00654307524536532">
            <text:p>0.0065430752</text:p>
          </table:table-cell>
          <table:table-cell table:formula="of:=[Sheet1.Z425]/[Sheet1.$AA425]" office:value-type="float" office:value="0.01226826608506">
            <text:p>0.0122682661</text:p>
          </table:table-cell>
          <table:table-cell table:formula="of:=[Sheet1.AA425]/[Sheet1.$AA425]" office:value-type="float" office:value="1">
            <text:p>1</text:p>
          </table:table-cell>
        </table:table-row>
        <table:table-row table:style-name="ro1">
          <table:table-cell table:formula="of:=[Sheet1.A426]" office:value-type="string" office:string-value="Woudrichem">
            <text:p>Woudrichem</text:p>
          </table:table-cell>
          <table:table-cell table:formula="of:=[Sheet1.T426]/[Sheet1.$AA426]" office:value-type="float" office:value="0.0296339337594422">
            <text:p>0.0296339338</text:p>
          </table:table-cell>
          <table:table-cell table:formula="of:=[Sheet1.U426]/[Sheet1.$AA426]" office:value-type="float" office:value="0.0478404028665505">
            <text:p>0.0478404029</text:p>
          </table:table-cell>
          <table:table-cell table:formula="of:=[Sheet1.V426]/[Sheet1.$AA426]" office:value-type="float" office:value="0.073406933953128">
            <text:p>0.073406934</text:p>
          </table:table-cell>
          <table:table-cell table:formula="of:=[Sheet1.W426]/[Sheet1.$AA426]" office:value-type="float" office:value="0.0325392213829169">
            <text:p>0.0325392214</text:p>
          </table:table-cell>
          <table:table-cell table:formula="of:=[Sheet1.X426]/[Sheet1.$AA426]" office:value-type="float" office:value="0.791787720317645">
            <text:p>0.7917877203</text:p>
          </table:table-cell>
          <table:table-cell table:formula="of:=[Sheet1.Y426]/[Sheet1.$AA426]" office:value-type="float" office:value="0.00968429207824908">
            <text:p>0.0096842921</text:p>
          </table:table-cell>
          <table:table-cell table:formula="of:=[Sheet1.Z426]/[Sheet1.$AA426]" office:value-type="float" office:value="0.0151074956420686">
            <text:p>0.0151074956</text:p>
          </table:table-cell>
          <table:table-cell table:formula="of:=[Sheet1.AA426]/[Sheet1.$AA426]" office:value-type="float" office:value="1">
            <text:p>1</text:p>
          </table:table-cell>
        </table:table-row>
        <table:table-row table:style-name="ro1">
          <table:table-cell table:formula="of:=[Sheet1.A427]" office:value-type="string" office:string-value="W￻nseradiel">
            <text:p>W￻nseradiel</text:p>
          </table:table-cell>
          <table:table-cell table:formula="of:=[Sheet1.T427]/[Sheet1.$AA427]" office:value-type="float" office:value="0.0169363470377133">
            <text:p>0.016936347</text:p>
          </table:table-cell>
          <table:table-cell table:formula="of:=[Sheet1.U427]/[Sheet1.$AA427]" office:value-type="float" office:value="0.0067997229742492">
            <text:p>0.006799723</text:p>
          </table:table-cell>
          <table:table-cell table:formula="of:=[Sheet1.V427]/[Sheet1.$AA427]" office:value-type="float" office:value="0.519077000566644">
            <text:p>0.5190770006</text:p>
          </table:table-cell>
          <table:table-cell table:formula="of:=[Sheet1.W427]/[Sheet1.$AA427]" office:value-type="float" office:value="0.00374614367562803">
            <text:p>0.0037461437</text:p>
          </table:table-cell>
          <table:table-cell table:formula="of:=[Sheet1.X427]/[Sheet1.$AA427]" office:value-type="float" office:value="0.44484669143109">
            <text:p>0.4448466914</text:p>
          </table:table-cell>
          <table:table-cell table:formula="of:=[Sheet1.Y427]/[Sheet1.$AA427]" office:value-type="float" office:value="0.00686268337215891">
            <text:p>0.0068626834</text:p>
          </table:table-cell>
          <table:table-cell table:formula="of:=[Sheet1.Z427]/[Sheet1.$AA427]" office:value-type="float" office:value="0.00173141094251716">
            <text:p>0.0017314109</text:p>
          </table:table-cell>
          <table:table-cell table:formula="of:=[Sheet1.AA427]/[Sheet1.$AA427]" office:value-type="float" office:value="1">
            <text:p>1</text:p>
          </table:table-cell>
        </table:table-row>
        <table:table-row table:style-name="ro1">
          <table:table-cell table:formula="of:=[Sheet1.A428]" office:value-type="string" office:string-value="Wymbritseradiel">
            <text:p>Wymbritseradiel</text:p>
          </table:table-cell>
          <table:table-cell table:formula="of:=[Sheet1.T428]/[Sheet1.$AA428]" office:value-type="float" office:value="0.0196030234130154">
            <text:p>0.0196030234</text:p>
          </table:table-cell>
          <table:table-cell table:formula="of:=[Sheet1.U428]/[Sheet1.$AA428]" office:value-type="float" office:value="0.0188656056043753">
            <text:p>0.0188656056</text:p>
          </table:table-cell>
          <table:table-cell table:formula="of:=[Sheet1.V428]/[Sheet1.$AA428]" office:value-type="float" office:value="0.162170466416764">
            <text:p>0.1621704664</text:p>
          </table:table-cell>
          <table:table-cell table:formula="of:=[Sheet1.W428]/[Sheet1.$AA428]" office:value-type="float" office:value="0.00884901370368094">
            <text:p>0.0088490137</text:p>
          </table:table-cell>
          <table:table-cell table:formula="of:=[Sheet1.X428]/[Sheet1.$AA428]" office:value-type="float" office:value="0.779327720764456">
            <text:p>0.7793277208</text:p>
          </table:table-cell>
          <table:table-cell table:formula="of:=[Sheet1.Y428]/[Sheet1.$AA428]" office:value-type="float" office:value="0.00325692865482701">
            <text:p>0.0032569287</text:p>
          </table:table-cell>
          <table:table-cell table:formula="of:=[Sheet1.Z428]/[Sheet1.$AA428]" office:value-type="float" office:value="0.00792724144288085">
            <text:p>0.0079272414</text:p>
          </table:table-cell>
          <table:table-cell table:formula="of:=[Sheet1.AA428]/[Sheet1.$AA428]" office:value-type="float" office:value="1">
            <text:p>1</text:p>
          </table:table-cell>
        </table:table-row>
        <table:table-row table:style-name="ro1">
          <table:table-cell table:formula="of:=[Sheet1.A429]" office:value-type="string" office:string-value="Zaanstad">
            <text:p>Zaanstad</text:p>
          </table:table-cell>
          <table:table-cell table:formula="of:=[Sheet1.T429]/[Sheet1.$AA429]" office:value-type="float" office:value="0.0506160908431988">
            <text:p>0.0506160908</text:p>
          </table:table-cell>
          <table:table-cell table:formula="of:=[Sheet1.U429]/[Sheet1.$AA429]" office:value-type="float" office:value="0.178183136023194">
            <text:p>0.178183136</text:p>
          </table:table-cell>
          <table:table-cell table:formula="of:=[Sheet1.V429]/[Sheet1.$AA429]" office:value-type="float" office:value="0.163566078762986">
            <text:p>0.1635660788</text:p>
          </table:table-cell>
          <table:table-cell table:formula="of:=[Sheet1.W429]/[Sheet1.$AA429]" office:value-type="float" office:value="0.0746557139405654">
            <text:p>0.0746557139</text:p>
          </table:table-cell>
          <table:table-cell table:formula="of:=[Sheet1.X429]/[Sheet1.$AA429]" office:value-type="float" office:value="0.419304179753564">
            <text:p>0.4193041798</text:p>
          </table:table-cell>
          <table:table-cell table:formula="of:=[Sheet1.Y429]/[Sheet1.$AA429]" office:value-type="float" office:value="0.0419183377627446">
            <text:p>0.0419183378</text:p>
          </table:table-cell>
          <table:table-cell table:formula="of:=[Sheet1.Z429]/[Sheet1.$AA429]" office:value-type="float" office:value="0.0717564629137473">
            <text:p>0.0717564629</text:p>
          </table:table-cell>
          <table:table-cell table:formula="of:=[Sheet1.AA429]/[Sheet1.$AA429]" office:value-type="float" office:value="1">
            <text:p>1</text:p>
          </table:table-cell>
        </table:table-row>
        <table:table-row table:style-name="ro1">
          <table:table-cell table:formula="of:=[Sheet1.A430]" office:value-type="string" office:string-value="Zaltbommel">
            <text:p>Zaltbommel</text:p>
          </table:table-cell>
          <table:table-cell table:formula="of:=[Sheet1.T430]/[Sheet1.$AA430]" office:value-type="float" office:value="0.0404949381327334">
            <text:p>0.0404949381</text:p>
          </table:table-cell>
          <table:table-cell table:formula="of:=[Sheet1.U430]/[Sheet1.$AA430]" office:value-type="float" office:value="0.0456692913385827">
            <text:p>0.0456692913</text:p>
          </table:table-cell>
          <table:table-cell table:formula="of:=[Sheet1.V430]/[Sheet1.$AA430]" office:value-type="float" office:value="0.146231721034871">
            <text:p>0.146231721</text:p>
          </table:table-cell>
          <table:table-cell table:formula="of:=[Sheet1.W430]/[Sheet1.$AA430]" office:value-type="float" office:value="0.0214848143982002">
            <text:p>0.0214848144</text:p>
          </table:table-cell>
          <table:table-cell table:formula="of:=[Sheet1.X430]/[Sheet1.$AA430]" office:value-type="float" office:value="0.707536557930259">
            <text:p>0.7075365579</text:p>
          </table:table-cell>
          <table:table-cell table:formula="of:=[Sheet1.Y430]/[Sheet1.$AA430]" office:value-type="float" office:value="0.0143982002249719">
            <text:p>0.0143982002</text:p>
          </table:table-cell>
          <table:table-cell table:formula="of:=[Sheet1.Z430]/[Sheet1.$AA430]" office:value-type="float" office:value="0.0241844769403824">
            <text:p>0.0241844769</text:p>
          </table:table-cell>
          <table:table-cell table:formula="of:=[Sheet1.AA430]/[Sheet1.$AA430]" office:value-type="float" office:value="1">
            <text:p>1</text:p>
          </table:table-cell>
        </table:table-row>
        <table:table-row table:style-name="ro1">
          <table:table-cell table:formula="of:=[Sheet1.A431]" office:value-type="string" office:string-value="Zandvoort">
            <text:p>Zandvoort</text:p>
          </table:table-cell>
          <table:table-cell table:formula="of:=[Sheet1.T431]/[Sheet1.$AA431]" office:value-type="float" office:value="0.00767841011743451">
            <text:p>0.0076784101</text:p>
          </table:table-cell>
          <table:table-cell table:formula="of:=[Sheet1.U431]/[Sheet1.$AA431]" office:value-type="float" office:value="0.046070460704607">
            <text:p>0.0460704607</text:p>
          </table:table-cell>
          <table:table-cell table:formula="of:=[Sheet1.V431]/[Sheet1.$AA431]" office:value-type="float" office:value="0.883017163504968">
            <text:p>0.8830171635</text:p>
          </table:table-cell>
          <table:table-cell table:formula="of:=[Sheet1.W431]/[Sheet1.$AA431]" office:value-type="float" office:value="0.0580397470641373">
            <text:p>0.0580397471</text:p>
          </table:table-cell>
          <table:table-cell table:formula="of:=[Sheet1.X431]/[Sheet1.$AA431]" office:value-type="float" office:value="0.00248419150858175">
            <text:p>0.0024841915</text:p>
          </table:table-cell>
          <table:table-cell table:formula="of:=[Sheet1.Y431]/[Sheet1.$AA431]" office:value-type="float" office:value="0.000903342366757001">
            <text:p>0.0009033424</text:p>
          </table:table-cell>
          <table:table-cell table:formula="of:=[Sheet1.Z431]/[Sheet1.$AA431]" office:value-type="float" office:value="0.001806684733514">
            <text:p>0.0018066847</text:p>
          </table:table-cell>
          <table:table-cell table:formula="of:=[Sheet1.AA431]/[Sheet1.$AA431]" office:value-type="float" office:value="1">
            <text:p>1</text:p>
          </table:table-cell>
        </table:table-row>
        <table:table-row table:style-name="ro1">
          <table:table-cell table:formula="of:=[Sheet1.A432]" office:value-type="string" office:string-value="Zederik">
            <text:p>Zederik</text:p>
          </table:table-cell>
          <table:table-cell table:formula="of:=[Sheet1.T432]/[Sheet1.$AA432]" office:value-type="float" office:value="0.029819513471096">
            <text:p>0.0298195135</text:p>
          </table:table-cell>
          <table:table-cell table:formula="of:=[Sheet1.U432]/[Sheet1.$AA432]" office:value-type="float" office:value="0.0215799110646089">
            <text:p>0.0215799111</text:p>
          </table:table-cell>
          <table:table-cell table:formula="of:=[Sheet1.V432]/[Sheet1.$AA432]" office:value-type="float" office:value="0.0716714622024588">
            <text:p>0.0716714622</text:p>
          </table:table-cell>
          <table:table-cell table:formula="of:=[Sheet1.W432]/[Sheet1.$AA432]" office:value-type="float" office:value="0.0103321998430552">
            <text:p>0.0103321998</text:p>
          </table:table-cell>
          <table:table-cell table:formula="of:=[Sheet1.X432]/[Sheet1.$AA432]" office:value-type="float" office:value="0.85090243264452">
            <text:p>0.8509024326</text:p>
          </table:table-cell>
          <table:table-cell table:formula="of:=[Sheet1.Y432]/[Sheet1.$AA432]" office:value-type="float" office:value="0.00614700496991891">
            <text:p>0.006147005</text:p>
          </table:table-cell>
          <table:table-cell table:formula="of:=[Sheet1.Z432]/[Sheet1.$AA432]" office:value-type="float" office:value="0.00954747580434214">
            <text:p>0.0095474758</text:p>
          </table:table-cell>
          <table:table-cell table:formula="of:=[Sheet1.AA432]/[Sheet1.$AA432]" office:value-type="float" office:value="1">
            <text:p>1</text:p>
          </table:table-cell>
        </table:table-row>
        <table:table-row table:style-name="ro1">
          <table:table-cell table:formula="of:=[Sheet1.A433]" office:value-type="string" office:string-value="Zeevang">
            <text:p>Zeevang</text:p>
          </table:table-cell>
          <table:table-cell table:formula="of:=[Sheet1.T433]/[Sheet1.$AA433]" office:value-type="float" office:value="0.0280797101449275">
            <text:p>0.0280797101</text:p>
          </table:table-cell>
          <table:table-cell table:formula="of:=[Sheet1.U433]/[Sheet1.$AA433]" office:value-type="float" office:value="0.0157608695652174">
            <text:p>0.0157608696</text:p>
          </table:table-cell>
          <table:table-cell table:formula="of:=[Sheet1.V433]/[Sheet1.$AA433]" office:value-type="float" office:value="0.317210144927536">
            <text:p>0.3172101449</text:p>
          </table:table-cell>
          <table:table-cell table:formula="of:=[Sheet1.W433]/[Sheet1.$AA433]" office:value-type="float" office:value="0.00615942028985507">
            <text:p>0.0061594203</text:p>
          </table:table-cell>
          <table:table-cell table:formula="of:=[Sheet1.X433]/[Sheet1.$AA433]" office:value-type="float" office:value="0.626992753623188">
            <text:p>0.6269927536</text:p>
          </table:table-cell>
          <table:table-cell table:formula="of:=[Sheet1.Y433]/[Sheet1.$AA433]" office:value-type="float" office:value="0.00434782608695652">
            <text:p>0.0043478261</text:p>
          </table:table-cell>
          <table:table-cell table:formula="of:=[Sheet1.Z433]/[Sheet1.$AA433]" office:value-type="float" office:value="0.00144927536231884">
            <text:p>0.0014492754</text:p>
          </table:table-cell>
          <table:table-cell table:formula="of:=[Sheet1.AA433]/[Sheet1.$AA433]" office:value-type="float" office:value="1">
            <text:p>1</text:p>
          </table:table-cell>
        </table:table-row>
        <table:table-row table:style-name="ro1">
          <table:table-cell table:formula="of:=[Sheet1.A434]" office:value-type="string" office:string-value="Zeewolde">
            <text:p>Zeewolde</text:p>
          </table:table-cell>
          <table:table-cell table:formula="of:=[Sheet1.T434]/[Sheet1.$AA434]" office:value-type="float" office:value="0.0140378313970807">
            <text:p>0.0140378314</text:p>
          </table:table-cell>
          <table:table-cell table:formula="of:=[Sheet1.U434]/[Sheet1.$AA434]" office:value-type="float" office:value="0.0101653261840929">
            <text:p>0.0101653262</text:p>
          </table:table-cell>
          <table:table-cell table:formula="of:=[Sheet1.V434]/[Sheet1.$AA434]" office:value-type="float" office:value="0.290251712838844">
            <text:p>0.2902517128</text:p>
          </table:table-cell>
          <table:table-cell table:formula="of:=[Sheet1.W434]/[Sheet1.$AA434]" office:value-type="float" office:value="0.0265490020851951">
            <text:p>0.0265490021</text:p>
          </table:table-cell>
          <table:table-cell table:formula="of:=[Sheet1.X434]/[Sheet1.$AA434]" office:value-type="float" office:value="0.644101876675603">
            <text:p>0.6441018767</text:p>
          </table:table-cell>
          <table:table-cell table:formula="of:=[Sheet1.Y434]/[Sheet1.$AA434]" office:value-type="float" office:value="0.00886207923741436">
            <text:p>0.0088620792</text:p>
          </table:table-cell>
          <table:table-cell table:formula="of:=[Sheet1.Z434]/[Sheet1.$AA434]" office:value-type="float" office:value="0.00603217158176944">
            <text:p>0.0060321716</text:p>
          </table:table-cell>
          <table:table-cell table:formula="of:=[Sheet1.AA434]/[Sheet1.$AA434]" office:value-type="float" office:value="1">
            <text:p>1</text:p>
          </table:table-cell>
        </table:table-row>
        <table:table-row table:style-name="ro1">
          <table:table-cell table:formula="of:=[Sheet1.A435]" office:value-type="string" office:string-value="Zeist">
            <text:p>Zeist</text:p>
          </table:table-cell>
          <table:table-cell table:formula="of:=[Sheet1.T435]/[Sheet1.$AA435]" office:value-type="float" office:value="0.0440473717016414">
            <text:p>0.0440473717</text:p>
          </table:table-cell>
          <table:table-cell table:formula="of:=[Sheet1.U435]/[Sheet1.$AA435]" office:value-type="float" office:value="0.211510492416372">
            <text:p>0.2115104924</text:p>
          </table:table-cell>
          <table:table-cell table:formula="of:=[Sheet1.V435]/[Sheet1.$AA435]" office:value-type="float" office:value="0.453147724911698">
            <text:p>0.4531477249</text:p>
          </table:table-cell>
          <table:table-cell table:formula="of:=[Sheet1.W435]/[Sheet1.$AA435]" office:value-type="float" office:value="0.131518803241222">
            <text:p>0.1315188032</text:p>
          </table:table-cell>
          <table:table-cell table:formula="of:=[Sheet1.X435]/[Sheet1.$AA435]" office:value-type="float" office:value="0.125285684604197">
            <text:p>0.1252856846</text:p>
          </table:table-cell>
          <table:table-cell table:formula="of:=[Sheet1.Y435]/[Sheet1.$AA435]" office:value-type="float" office:value="0.010596301682942">
            <text:p>0.0105963017</text:p>
          </table:table-cell>
          <table:table-cell table:formula="of:=[Sheet1.Z435]/[Sheet1.$AA435]" office:value-type="float" office:value="0.0238936214419281">
            <text:p>0.0238936214</text:p>
          </table:table-cell>
          <table:table-cell table:formula="of:=[Sheet1.AA435]/[Sheet1.$AA435]" office:value-type="float" office:value="1">
            <text:p>1</text:p>
          </table:table-cell>
        </table:table-row>
        <table:table-row table:style-name="ro1">
          <table:table-cell table:formula="of:=[Sheet1.A436]" office:value-type="string" office:string-value="Zevenaar">
            <text:p>Zevenaar</text:p>
          </table:table-cell>
          <table:table-cell table:formula="of:=[Sheet1.T436]/[Sheet1.$AA436]" office:value-type="float" office:value="0.0447554864351132">
            <text:p>0.0447554864</text:p>
          </table:table-cell>
          <table:table-cell table:formula="of:=[Sheet1.U436]/[Sheet1.$AA436]" office:value-type="float" office:value="0.0832901330568516">
            <text:p>0.0832901331</text:p>
          </table:table-cell>
          <table:table-cell table:formula="of:=[Sheet1.V436]/[Sheet1.$AA436]" office:value-type="float" office:value="0.099879039225851">
            <text:p>0.0998790392</text:p>
          </table:table-cell>
          <table:table-cell table:formula="of:=[Sheet1.W436]/[Sheet1.$AA436]" office:value-type="float" office:value="0.062035597027821">
            <text:p>0.062035597</text:p>
          </table:table-cell>
          <table:table-cell table:formula="of:=[Sheet1.X436]/[Sheet1.$AA436]" office:value-type="float" office:value="0.671159495420771">
            <text:p>0.6711594954</text:p>
          </table:table-cell>
          <table:table-cell table:formula="of:=[Sheet1.Y436]/[Sheet1.$AA436]" office:value-type="float" office:value="0.0174529116986349">
            <text:p>0.0174529117</text:p>
          </table:table-cell>
          <table:table-cell table:formula="of:=[Sheet1.Z436]/[Sheet1.$AA436]" office:value-type="float" office:value="0.0214273371349577">
            <text:p>0.0214273371</text:p>
          </table:table-cell>
          <table:table-cell table:formula="of:=[Sheet1.AA436]/[Sheet1.$AA436]" office:value-type="float" office:value="1">
            <text:p>1</text:p>
          </table:table-cell>
        </table:table-row>
        <table:table-row table:style-name="ro1">
          <table:table-cell table:formula="of:=[Sheet1.A437]" office:value-type="string" office:string-value="Zevenhuizen-Moerkapelle">
            <text:p>Zevenhuizen-Moerkapelle</text:p>
          </table:table-cell>
          <table:table-cell table:formula="of:=[Sheet1.T437]/[Sheet1.$AA437]" office:value-type="float" office:value="0.033108325297332">
            <text:p>0.0331083253</text:p>
          </table:table-cell>
          <table:table-cell table:formula="of:=[Sheet1.U437]/[Sheet1.$AA437]" office:value-type="float" office:value="0.038572806171649">
            <text:p>0.0385728062</text:p>
          </table:table-cell>
          <table:table-cell table:formula="of:=[Sheet1.V437]/[Sheet1.$AA437]" office:value-type="float" office:value="0.0482160077145612">
            <text:p>0.0482160077</text:p>
          </table:table-cell>
          <table:table-cell table:formula="of:=[Sheet1.W437]/[Sheet1.$AA437]" office:value-type="float" office:value="0.0208936033429765">
            <text:p>0.0208936033</text:p>
          </table:table-cell>
          <table:table-cell table:formula="of:=[Sheet1.X437]/[Sheet1.$AA437]" office:value-type="float" office:value="0.826100932176149">
            <text:p>0.8261009322</text:p>
          </table:table-cell>
          <table:table-cell table:formula="of:=[Sheet1.Y437]/[Sheet1.$AA437]" office:value-type="float" office:value="0.0147862423657988">
            <text:p>0.0147862424</text:p>
          </table:table-cell>
          <table:table-cell table:formula="of:=[Sheet1.Z437]/[Sheet1.$AA437]" office:value-type="float" office:value="0.0183220829315333">
            <text:p>0.0183220829</text:p>
          </table:table-cell>
          <table:table-cell table:formula="of:=[Sheet1.AA437]/[Sheet1.$AA437]" office:value-type="float" office:value="1">
            <text:p>1</text:p>
          </table:table-cell>
        </table:table-row>
        <table:table-row table:style-name="ro1">
          <table:table-cell table:formula="of:=[Sheet1.A438]" office:value-type="string" office:string-value="Zijpe">
            <text:p>Zijpe</text:p>
          </table:table-cell>
          <table:table-cell table:formula="of:=[Sheet1.T438]/[Sheet1.$AA438]" office:value-type="float" office:value="0.0260190036408845">
            <text:p>0.0260190036</text:p>
          </table:table-cell>
          <table:table-cell table:formula="of:=[Sheet1.U438]/[Sheet1.$AA438]" office:value-type="float" office:value="0.0181156202823906">
            <text:p>0.0181156203</text:p>
          </table:table-cell>
          <table:table-cell table:formula="of:=[Sheet1.V438]/[Sheet1.$AA438]" office:value-type="float" office:value="0.255305923097416">
            <text:p>0.2553059231</text:p>
          </table:table-cell>
          <table:table-cell table:formula="of:=[Sheet1.W438]/[Sheet1.$AA438]" office:value-type="float" office:value="0.026640618062339">
            <text:p>0.0266406181</text:p>
          </table:table-cell>
          <table:table-cell table:formula="of:=[Sheet1.X438]/[Sheet1.$AA438]" office:value-type="float" office:value="0.666903472160554">
            <text:p>0.6669034722</text:p>
          </table:table-cell>
          <table:table-cell table:formula="of:=[Sheet1.Y438]/[Sheet1.$AA438]" office:value-type="float" office:value="0.00355208240831187">
            <text:p>0.0035520824</text:p>
          </table:table-cell>
          <table:table-cell table:formula="of:=[Sheet1.Z438]/[Sheet1.$AA438]" office:value-type="float" office:value="0.00346328034810408">
            <text:p>0.0034632803</text:p>
          </table:table-cell>
          <table:table-cell table:formula="of:=[Sheet1.AA438]/[Sheet1.$AA438]" office:value-type="float" office:value="1">
            <text:p>1</text:p>
          </table:table-cell>
        </table:table-row>
        <table:table-row table:style-name="ro1">
          <table:table-cell table:formula="of:=[Sheet1.A439]" office:value-type="string" office:string-value="Zoetermeer">
            <text:p>Zoetermeer</text:p>
          </table:table-cell>
          <table:table-cell table:formula="of:=[Sheet1.T439]/[Sheet1.$AA439]" office:value-type="float" office:value="0.0669014084507042">
            <text:p>0.0669014085</text:p>
          </table:table-cell>
          <table:table-cell table:formula="of:=[Sheet1.U439]/[Sheet1.$AA439]" office:value-type="float" office:value="0.318255687973998">
            <text:p>0.318255688</text:p>
          </table:table-cell>
          <table:table-cell table:formula="of:=[Sheet1.V439]/[Sheet1.$AA439]" office:value-type="float" office:value="0.0785482123510293">
            <text:p>0.0785482124</text:p>
          </table:table-cell>
          <table:table-cell table:formula="of:=[Sheet1.W439]/[Sheet1.$AA439]" office:value-type="float" office:value="0.206392199349946">
            <text:p>0.2063921993</text:p>
          </table:table-cell>
          <table:table-cell table:formula="of:=[Sheet1.X439]/[Sheet1.$AA439]" office:value-type="float" office:value="0.198266522210184">
            <text:p>0.1982665222</text:p>
          </table:table-cell>
          <table:table-cell table:formula="of:=[Sheet1.Y439]/[Sheet1.$AA439]" office:value-type="float" office:value="0.0482123510292524">
            <text:p>0.048212351</text:p>
          </table:table-cell>
          <table:table-cell table:formula="of:=[Sheet1.Z439]/[Sheet1.$AA439]" office:value-type="float" office:value="0.0834236186348863">
            <text:p>0.0834236186</text:p>
          </table:table-cell>
          <table:table-cell table:formula="of:=[Sheet1.AA439]/[Sheet1.$AA439]" office:value-type="float" office:value="1">
            <text:p>1</text:p>
          </table:table-cell>
        </table:table-row>
        <table:table-row table:style-name="ro1">
          <table:table-cell table:formula="of:=[Sheet1.A440]" office:value-type="string" office:string-value="Zoeterwoude">
            <text:p>Zoeterwoude</text:p>
          </table:table-cell>
          <table:table-cell table:formula="of:=[Sheet1.T440]/[Sheet1.$AA440]" office:value-type="float" office:value="0.0278411684162483">
            <text:p>0.0278411684</text:p>
          </table:table-cell>
          <table:table-cell table:formula="of:=[Sheet1.U440]/[Sheet1.$AA440]" office:value-type="float" office:value="0.0456412596987677">
            <text:p>0.0456412597</text:p>
          </table:table-cell>
          <table:table-cell table:formula="of:=[Sheet1.V440]/[Sheet1.$AA440]" office:value-type="float" office:value="0.0387950707439525">
            <text:p>0.0387950707</text:p>
          </table:table-cell>
          <table:table-cell table:formula="of:=[Sheet1.W440]/[Sheet1.$AA440]" office:value-type="float" office:value="0.0255591054313099">
            <text:p>0.0255591054</text:p>
          </table:table-cell>
          <table:table-cell table:formula="of:=[Sheet1.X440]/[Sheet1.$AA440]" office:value-type="float" office:value="0.80146052031036">
            <text:p>0.8014605203</text:p>
          </table:table-cell>
          <table:table-cell table:formula="of:=[Sheet1.Y440]/[Sheet1.$AA440]" office:value-type="float" office:value="0.0059333637608398">
            <text:p>0.0059333638</text:p>
          </table:table-cell>
          <table:table-cell table:formula="of:=[Sheet1.Z440]/[Sheet1.$AA440]" office:value-type="float" office:value="0.0547695116385212">
            <text:p>0.0547695116</text:p>
          </table:table-cell>
          <table:table-cell table:formula="of:=[Sheet1.AA440]/[Sheet1.$AA440]" office:value-type="float" office:value="1">
            <text:p>1</text:p>
          </table:table-cell>
        </table:table-row>
        <table:table-row table:style-name="ro1">
          <table:table-cell table:formula="of:=[Sheet1.A441]" office:value-type="string" office:string-value="Zuidhorn">
            <text:p>Zuidhorn</text:p>
          </table:table-cell>
          <table:table-cell table:formula="of:=[Sheet1.T441]/[Sheet1.$AA441]" office:value-type="float" office:value="0.0229168290591628">
            <text:p>0.0229168291</text:p>
          </table:table-cell>
          <table:table-cell table:formula="of:=[Sheet1.U441]/[Sheet1.$AA441]" office:value-type="float" office:value="0.0311014108660067">
            <text:p>0.0311014109</text:p>
          </table:table-cell>
          <table:table-cell table:formula="of:=[Sheet1.V441]/[Sheet1.$AA441]" office:value-type="float" office:value="0.03172499805129">
            <text:p>0.0317249981</text:p>
          </table:table-cell>
          <table:table-cell table:formula="of:=[Sheet1.W441]/[Sheet1.$AA441]" office:value-type="float" office:value="0.0091979109829293">
            <text:p>0.009197911</text:p>
          </table:table-cell>
          <table:table-cell table:formula="of:=[Sheet1.X441]/[Sheet1.$AA441]" office:value-type="float" office:value="0.88993686179749">
            <text:p>0.8899368618</text:p>
          </table:table-cell>
          <table:table-cell table:formula="of:=[Sheet1.Y441]/[Sheet1.$AA441]" office:value-type="float" office:value="0.0100553433626939">
            <text:p>0.0100553434</text:p>
          </table:table-cell>
          <table:table-cell table:formula="of:=[Sheet1.Z441]/[Sheet1.$AA441]" office:value-type="float" office:value="0.00506664588042716">
            <text:p>0.0050666459</text:p>
          </table:table-cell>
          <table:table-cell table:formula="of:=[Sheet1.AA441]/[Sheet1.$AA441]" office:value-type="float" office:value="1">
            <text:p>1</text:p>
          </table:table-cell>
        </table:table-row>
        <table:table-row table:style-name="ro1">
          <table:table-cell table:formula="of:=[Sheet1.A442]" office:value-type="string" office:string-value="Zundert">
            <text:p>Zundert</text:p>
          </table:table-cell>
          <table:table-cell table:formula="of:=[Sheet1.T442]/[Sheet1.$AA442]" office:value-type="float" office:value="0.0220289855072464">
            <text:p>0.0220289855</text:p>
          </table:table-cell>
          <table:table-cell table:formula="of:=[Sheet1.U442]/[Sheet1.$AA442]" office:value-type="float" office:value="0.0232712215320911">
            <text:p>0.0232712215</text:p>
          </table:table-cell>
          <table:table-cell table:formula="of:=[Sheet1.V442]/[Sheet1.$AA442]" office:value-type="float" office:value="0.124057971014493">
            <text:p>0.124057971</text:p>
          </table:table-cell>
          <table:table-cell table:formula="of:=[Sheet1.W442]/[Sheet1.$AA442]" office:value-type="float" office:value="0.0142443064182195">
            <text:p>0.0142443064</text:p>
          </table:table-cell>
          <table:table-cell table:formula="of:=[Sheet1.X442]/[Sheet1.$AA442]" office:value-type="float" office:value="0.810269151138716">
            <text:p>0.8102691511</text:p>
          </table:table-cell>
          <table:table-cell table:formula="of:=[Sheet1.Y442]/[Sheet1.$AA442]" office:value-type="float" office:value="0.00165631469979296">
            <text:p>0.0016563147</text:p>
          </table:table-cell>
          <table:table-cell table:formula="of:=[Sheet1.Z442]/[Sheet1.$AA442]" office:value-type="float" office:value="0.00447204968944099">
            <text:p>0.0044720497</text:p>
          </table:table-cell>
          <table:table-cell table:formula="of:=[Sheet1.AA442]/[Sheet1.$AA442]" office:value-type="float" office:value="1">
            <text:p>1</text:p>
          </table:table-cell>
        </table:table-row>
        <table:table-row table:style-name="ro1">
          <table:table-cell table:formula="of:=[Sheet1.A443]" office:value-type="string" office:string-value="Zutphen">
            <text:p>Zutphen</text:p>
          </table:table-cell>
          <table:table-cell table:formula="of:=[Sheet1.T443]/[Sheet1.$AA443]" office:value-type="float" office:value="0.0433859938693704">
            <text:p>0.0433859939</text:p>
          </table:table-cell>
          <table:table-cell table:formula="of:=[Sheet1.U443]/[Sheet1.$AA443]" office:value-type="float" office:value="0.150200424428201">
            <text:p>0.1502004244</text:p>
          </table:table-cell>
          <table:table-cell table:formula="of:=[Sheet1.V443]/[Sheet1.$AA443]" office:value-type="float" office:value="0.186984201839189">
            <text:p>0.1869842018</text:p>
          </table:table-cell>
          <table:table-cell table:formula="of:=[Sheet1.W443]/[Sheet1.$AA443]" office:value-type="float" office:value="0.076632869606225">
            <text:p>0.0766328696</text:p>
          </table:table-cell>
          <table:table-cell table:formula="of:=[Sheet1.X443]/[Sheet1.$AA443]" office:value-type="float" office:value="0.475359585003537">
            <text:p>0.475359585</text:p>
          </table:table-cell>
          <table:table-cell table:formula="of:=[Sheet1.Y443]/[Sheet1.$AA443]" office:value-type="float" office:value="0.0254656920537609">
            <text:p>0.0254656921</text:p>
          </table:table-cell>
          <table:table-cell table:formula="of:=[Sheet1.Z443]/[Sheet1.$AA443]" office:value-type="float" office:value="0.041971233199717">
            <text:p>0.0419712332</text:p>
          </table:table-cell>
          <table:table-cell table:formula="of:=[Sheet1.AA443]/[Sheet1.$AA443]" office:value-type="float" office:value="1">
            <text:p>1</text:p>
          </table:table-cell>
        </table:table-row>
        <table:table-row table:style-name="ro1">
          <table:table-cell table:formula="of:=[Sheet1.A444]" office:value-type="string" office:string-value="Zwartewaterland">
            <text:p>Zwartewaterland</text:p>
          </table:table-cell>
          <table:table-cell table:formula="of:=[Sheet1.T444]/[Sheet1.$AA444]" office:value-type="float" office:value="0.0259562841530055">
            <text:p>0.0259562842</text:p>
          </table:table-cell>
          <table:table-cell table:formula="of:=[Sheet1.U444]/[Sheet1.$AA444]" office:value-type="float" office:value="0.0339253187613843">
            <text:p>0.0339253188</text:p>
          </table:table-cell>
          <table:table-cell table:formula="of:=[Sheet1.V444]/[Sheet1.$AA444]" office:value-type="float" office:value="0.105760473588342">
            <text:p>0.1057604736</text:p>
          </table:table-cell>
          <table:table-cell table:formula="of:=[Sheet1.W444]/[Sheet1.$AA444]" office:value-type="float" office:value="0.0121812386156648">
            <text:p>0.0121812386</text:p>
          </table:table-cell>
          <table:table-cell table:formula="of:=[Sheet1.X444]/[Sheet1.$AA444]" office:value-type="float" office:value="0.785291438979964">
            <text:p>0.785291439</text:p>
          </table:table-cell>
          <table:table-cell table:formula="of:=[Sheet1.Y444]/[Sheet1.$AA444]" office:value-type="float" office:value="0.00318761384335155">
            <text:p>0.0031876138</text:p>
          </table:table-cell>
          <table:table-cell table:formula="of:=[Sheet1.Z444]/[Sheet1.$AA444]" office:value-type="float" office:value="0.0336976320582878">
            <text:p>0.0336976321</text:p>
          </table:table-cell>
          <table:table-cell table:formula="of:=[Sheet1.AA444]/[Sheet1.$AA444]" office:value-type="float" office:value="1">
            <text:p>1</text:p>
          </table:table-cell>
        </table:table-row>
        <table:table-row table:style-name="ro1">
          <table:table-cell table:formula="of:=[Sheet1.A445]" office:value-type="string" office:string-value="Zwijndrecht">
            <text:p>Zwijndrecht</text:p>
          </table:table-cell>
          <table:table-cell table:formula="of:=[Sheet1.T445]/[Sheet1.$AA445]" office:value-type="float" office:value="0.1">
            <text:p>0.1</text:p>
          </table:table-cell>
          <table:table-cell table:formula="of:=[Sheet1.U445]/[Sheet1.$AA445]" office:value-type="float" office:value="0.23141592920354">
            <text:p>0.2314159292</text:p>
          </table:table-cell>
          <table:table-cell table:formula="of:=[Sheet1.V445]/[Sheet1.$AA445]" office:value-type="float" office:value="0.129646017699115">
            <text:p>0.1296460177</text:p>
          </table:table-cell>
          <table:table-cell table:formula="of:=[Sheet1.W445]/[Sheet1.$AA445]" office:value-type="float" office:value="0.109734513274336">
            <text:p>0.1097345133</text:p>
          </table:table-cell>
          <table:table-cell table:formula="of:=[Sheet1.X445]/[Sheet1.$AA445]" office:value-type="float" office:value="0.257079646017699">
            <text:p>0.257079646</text:p>
          </table:table-cell>
          <table:table-cell table:formula="of:=[Sheet1.Y445]/[Sheet1.$AA445]" office:value-type="float" office:value="0.0628318584070797">
            <text:p>0.0628318584</text:p>
          </table:table-cell>
          <table:table-cell table:formula="of:=[Sheet1.Z445]/[Sheet1.$AA445]" office:value-type="float" office:value="0.10929203539823">
            <text:p>0.1092920354</text:p>
          </table:table-cell>
          <table:table-cell table:formula="of:=[Sheet1.AA445]/[Sheet1.$AA445]" office:value-type="float" office:value="1">
            <text:p>1</text:p>
          </table:table-cell>
        </table:table-row>
        <table:table-row table:style-name="ro1">
          <table:table-cell table:formula="of:=[Sheet1.A446]" office:value-type="string" office:string-value="Zwolle">
            <text:p>Zwolle</text:p>
          </table:table-cell>
          <table:table-cell table:formula="of:=[Sheet1.T446]/[Sheet1.$AA446]" office:value-type="float" office:value="0.0529913087503164">
            <text:p>0.0529913088</text:p>
          </table:table-cell>
          <table:table-cell table:formula="of:=[Sheet1.U446]/[Sheet1.$AA446]" office:value-type="float" office:value="0.119989874272213">
            <text:p>0.1199898743</text:p>
          </table:table-cell>
          <table:table-cell table:formula="of:=[Sheet1.V446]/[Sheet1.$AA446]" office:value-type="float" office:value="0.105560712176188">
            <text:p>0.1055607122</text:p>
          </table:table-cell>
          <table:table-cell table:formula="of:=[Sheet1.W446]/[Sheet1.$AA446]" office:value-type="float" office:value="0.075942958400135">
            <text:p>0.0759429584</text:p>
          </table:table-cell>
          <table:table-cell table:formula="of:=[Sheet1.X446]/[Sheet1.$AA446]" office:value-type="float" office:value="0.572778668466796">
            <text:p>0.5727786685</text:p>
          </table:table-cell>
          <table:table-cell table:formula="of:=[Sheet1.Y446]/[Sheet1.$AA446]" office:value-type="float" office:value="0.0300396591004978">
            <text:p>0.0300396591</text:p>
          </table:table-cell>
          <table:table-cell table:formula="of:=[Sheet1.Z446]/[Sheet1.$AA446]" office:value-type="float" office:value="0.0426968188338537">
            <text:p>0.0426968188</text:p>
          </table:table-cell>
          <table:table-cell table:formula="of:=[Sheet1.AA446]/[Sheet1.$AA446]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02/11/2012</text:date>, <text:time>13:1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11T13:15:50</dc:date>
    <dc:creator>Jaap-Andre Hoop</dc:creator>
    <meta:generator>LibreOffice/3.4$Linux LibreOffice_project/340m1$Build-402</meta:generator>
    <meta:editing-duration>PT46M29S</meta:editing-duration>
    <meta:editing-cycles>2</meta:editing-cycles>
    <meta:document-statistic meta:table-count="2" meta:cell-count="16465" meta:object-count="0"/>
  </office:meta>
</office:document-meta>
</file>